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8.832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9.594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9.804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8.414cm"/>
    </style:style>
    <style:style style:name="co12" style:family="table-column">
      <style:table-column-properties fo:break-before="auto" style:column-width="2.214cm"/>
    </style:style>
    <style:style style:name="co13" style:family="table-column">
      <style:table-column-properties fo:break-before="auto" style:column-width="0.878cm"/>
    </style:style>
    <style:style style:name="co14" style:family="table-column">
      <style:table-column-properties fo:break-before="auto" style:column-width="21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>
      <style:text-properties style:text-line-through-style="none" style:text-line-through-type="none" fo:font-weight="bold" style:font-weight-asian="bold" style:font-weight-complex="bold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ext-properties style:text-line-through-style="none" style:text-line-through-type="none" style:text-underline-style="none"/>
    </style:style>
    <style:style style:name="ce4" style:family="table-cell" style:parent-style-name="Default">
      <style:text-properties style:text-line-through-style="none" style:text-line-through-type="none"/>
    </style:style>
    <style:style style:name="ce5" style:family="table-cell" style:parent-style-name="Default" style:data-style-name="N73"/>
    <style:style style:name="ce6" style:family="table-cell" style:parent-style-name="Default" style:data-style-name="N73">
      <style:text-properties fo:font-weight="bold" style:font-weight-asian="bold" style:font-weight-complex="bold"/>
    </style:style>
    <style:style style:name="ce7" style:family="table-cell" style:parent-style-name="Default" style:data-style-name="N73">
      <style:text-properties style:text-line-through-style="solid" style:text-line-through-type="single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 style:data-style-name="N99">
      <style:text-properties fo:font-weight="bold" style:font-weight-asian="bold" style:font-weight-complex="bold"/>
    </style:style>
    <style:style style:name="ce11" style:family="table-cell" style:parent-style-name="Default" style:data-style-name="N99">
      <style:text-properties style:text-line-through-style="solid" style:text-line-through-type="singl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number-columns-repeated="16379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API CALL</text:p>
          </table:table-cell>
          <table:table-cell table:style-name="ce1" office:value-type="string" calcext:value-type="string">
            <text:p>DB</text:p>
          </table:table-cell>
          <table:table-cell table:style-name="ce1" table:number-columns-repeated="16379"/>
        </table:table-row>
        <table:table-row table:style-name="ro1">
          <table:table-cell table:style-name="ce2" office:value-type="float" office:value="686740547" calcext:value-type="float">
            <text:p>686740547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matthewdowney/exchange-core</text:p>
          </table:table-cell>
          <table:table-cell table:style-name="ce2" office:value-type="string" calcext:value-type="string">
            <text:p>2023-09-03T19:35:1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84384054" calcext:value-type="float">
            <text:p>68438405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leowongkh/exchange-core</text:p>
          </table:table-cell>
          <table:table-cell table:style-name="ce2" office:value-type="string" calcext:value-type="string">
            <text:p>2023-08-29T02:57:38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83552507" calcext:value-type="float">
            <text:p>683552507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x4rMa/exchange-core</text:p>
          </table:table-cell>
          <table:table-cell table:style-name="ce2" office:value-type="string" calcext:value-type="string">
            <text:p>2023-08-27T00:01:05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82847678" calcext:value-type="float">
            <text:p>682847678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moranhuishoulzr/exchange-core</text:p>
          </table:table-cell>
          <table:table-cell table:style-name="ce2" office:value-type="string" calcext:value-type="string">
            <text:p>2023-08-25T02:40:06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81441711" calcext:value-type="float">
            <text:p>681441711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goolulu/exchange-core</text:p>
          </table:table-cell>
          <table:table-cell table:style-name="ce2" office:value-type="string" calcext:value-type="string">
            <text:p>2023-08-22T02:59:29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79666346" calcext:value-type="float">
            <text:p>679666346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luishsr/exchange-core</text:p>
          </table:table-cell>
          <table:table-cell table:style-name="ce2" office:value-type="string" calcext:value-type="string">
            <text:p>2023-08-17T10:51:24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79073925" calcext:value-type="float">
            <text:p>679073925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Aiqerd/exchange-core</text:p>
          </table:table-cell>
          <table:table-cell table:style-name="ce2" office:value-type="string" calcext:value-type="string">
            <text:p>2023-08-16T03:36:46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75520733" calcext:value-type="float">
            <text:p>675520733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Sotatek-TinHa/exchange-core</text:p>
          </table:table-cell>
          <table:table-cell table:style-name="ce2" office:value-type="string" calcext:value-type="string">
            <text:p>2023-08-07T05:46:36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70422368" calcext:value-type="float">
            <text:p>670422368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delpotro96/exchange-core</text:p>
          </table:table-cell>
          <table:table-cell table:style-name="ce2" office:value-type="string" calcext:value-type="string">
            <text:p>2023-07-25T02:55:16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69735258" calcext:value-type="float">
            <text:p>669735258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yang-lv-87/exchange-core</text:p>
          </table:table-cell>
          <table:table-cell table:style-name="ce2" office:value-type="string" calcext:value-type="string">
            <text:p>2023-07-23T08:59:42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66762923" calcext:value-type="float">
            <text:p>666762923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noumanalisyed/exchange-core</text:p>
          </table:table-cell>
          <table:table-cell table:style-name="ce2" office:value-type="string" calcext:value-type="string">
            <text:p>2023-07-15T13:49:42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60713229" calcext:value-type="float">
            <text:p>660713229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afedyanin/exchange-core</text:p>
          </table:table-cell>
          <table:table-cell table:style-name="ce2" office:value-type="string" calcext:value-type="string">
            <text:p>2023-06-30T16:48:41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60418694" calcext:value-type="float">
            <text:p>66041869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songweian/exchange-core</text:p>
          </table:table-cell>
          <table:table-cell table:style-name="ce2" office:value-type="string" calcext:value-type="string">
            <text:p>2023-06-30T01:10:1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58965624" calcext:value-type="float">
            <text:p>65896562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masoodafar-web/exchange-core</text:p>
          </table:table-cell>
          <table:table-cell table:style-name="ce2" office:value-type="string" calcext:value-type="string">
            <text:p>2023-06-26T21:49:0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54719664" calcext:value-type="float">
            <text:p>65471966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agrawalshubham665/exchange-core</text:p>
          </table:table-cell>
          <table:table-cell table:style-name="ce2" office:value-type="string" calcext:value-type="string">
            <text:p>2023-06-16T19:26:51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54199913" calcext:value-type="float">
            <text:p>654199913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manh-vv/exchange-core</text:p>
          </table:table-cell>
          <table:table-cell table:style-name="ce2" office:value-type="string" calcext:value-type="string">
            <text:p>2023-06-15T15:39:3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54028866" calcext:value-type="float">
            <text:p>654028866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tangopen/exchange-core</text:p>
          </table:table-cell>
          <table:table-cell table:style-name="ce2" office:value-type="string" calcext:value-type="string">
            <text:p>2023-06-15T08:39:42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53050941" calcext:value-type="float">
            <text:p>653050941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lugavin/exchange-core</text:p>
          </table:table-cell>
          <table:table-cell table:style-name="ce2" office:value-type="string" calcext:value-type="string">
            <text:p>2023-06-13T10:07:09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52078225" calcext:value-type="float">
            <text:p>652078225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bitmerex/exchange-core</text:p>
          </table:table-cell>
          <table:table-cell table:style-name="ce2" office:value-type="string" calcext:value-type="string">
            <text:p>2023-06-11T02:39:05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9557310" calcext:value-type="float">
            <text:p>649557310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javalibrary/exchange-core</text:p>
          </table:table-cell>
          <table:table-cell table:style-name="ce2" office:value-type="string" calcext:value-type="string">
            <text:p>2023-06-05T06:24:56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9455922" calcext:value-type="float">
            <text:p>649455922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cyberbeam524/exchange-core</text:p>
          </table:table-cell>
          <table:table-cell table:style-name="ce2" office:value-type="string" calcext:value-type="string">
            <text:p>2023-06-04T22:21:48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6880702" calcext:value-type="float">
            <text:p>646880702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dave5595/exchange-core</text:p>
          </table:table-cell>
          <table:table-cell table:style-name="ce2" office:value-type="string" calcext:value-type="string">
            <text:p>2023-05-29T14:49:24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6770094" calcext:value-type="float">
            <text:p>64677009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RoxasYXC/exchange-core</text:p>
          </table:table-cell>
          <table:table-cell table:style-name="ce2" office:value-type="string" calcext:value-type="string">
            <text:p>2023-05-29T09:53:05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6181051" calcext:value-type="float">
            <text:p>646181051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FrankSD/exchange-core</text:p>
          </table:table-cell>
          <table:table-cell table:style-name="ce2" office:value-type="string" calcext:value-type="string">
            <text:p>2023-05-27T14:47:3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5430783" calcext:value-type="float">
            <text:p>645430783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xrayw/exchange-core</text:p>
          </table:table-cell>
          <table:table-cell table:style-name="ce2" office:value-type="string" calcext:value-type="string">
            <text:p>2023-05-25T16:25:32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3058529" calcext:value-type="float">
            <text:p>643058529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cauta/exchange-core</text:p>
          </table:table-cell>
          <table:table-cell table:style-name="ce2" office:value-type="string" calcext:value-type="string">
            <text:p>2023-05-20T01:45:12Z</text:p>
          </table:table-cell>
          <table:table-cell table:style-name="Default"/>
          <table:table-cell table:number-columns-repeated="2"/>
          <table:table-cell table:formula="of:=705-46" office:value-type="float" office:value="659" calcext:value-type="float">
            <text:p>659</text:p>
          </table:table-cell>
          <table:table-cell table:number-columns-repeated="16376"/>
        </table:table-row>
        <table:table-row table:style-name="ro1">
          <table:table-cell table:style-name="ce2" office:value-type="float" office:value="642828984" calcext:value-type="float">
            <text:p>64282898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heconmano/exchange-core</text:p>
          </table:table-cell>
          <table:table-cell table:style-name="ce2" office:value-type="string" calcext:value-type="string">
            <text:p>2023-05-19T12:45:16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2668294" calcext:value-type="float">
            <text:p>64266829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conslibYlucbe/exchange-core</text:p>
          </table:table-cell>
          <table:table-cell table:style-name="ce2" office:value-type="string" calcext:value-type="string">
            <text:p>2023-05-19T04:52:11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2577959" calcext:value-type="float">
            <text:p>642577959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sufftaAinre/exchange-core</text:p>
          </table:table-cell>
          <table:table-cell table:style-name="ce2" office:value-type="string" calcext:value-type="string">
            <text:p>2023-05-18T22:24:48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1322759" calcext:value-type="float">
            <text:p>641322759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Tonnfu22/exchange-core</text:p>
          </table:table-cell>
          <table:table-cell table:style-name="ce2" office:value-type="string" calcext:value-type="string">
            <text:p>2023-05-16T08:32:12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1297895" calcext:value-type="float">
            <text:p>641297895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locmxse60602/exchange-core</text:p>
          </table:table-cell>
          <table:table-cell table:style-name="ce2" office:value-type="string" calcext:value-type="string">
            <text:p>2023-05-16T07:26:22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41274101" calcext:value-type="float">
            <text:p>641274101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usa2046/exchange-core</text:p>
          </table:table-cell>
          <table:table-cell table:style-name="ce2" office:value-type="string" calcext:value-type="string">
            <text:p>2023-05-16T06:21:1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37635132" calcext:value-type="float">
            <text:p>637635132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ghlian/exchange-core</text:p>
          </table:table-cell>
          <table:table-cell table:style-name="ce2" office:value-type="string" calcext:value-type="string">
            <text:p>2023-05-08T04:59:13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36288344" calcext:value-type="float">
            <text:p>63628834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ipygopher/exchange-core</text:p>
          </table:table-cell>
          <table:table-cell table:style-name="ce2" office:value-type="string" calcext:value-type="string">
            <text:p>2023-05-04T14:08:4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34659507" calcext:value-type="float">
            <text:p>634659507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sseokk/exchange-core</text:p>
          </table:table-cell>
          <table:table-cell table:style-name="ce2" office:value-type="string" calcext:value-type="string">
            <text:p>2023-04-30T20:46:23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33232232" calcext:value-type="float">
            <text:p>633232232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yk0817/exchange-core</text:p>
          </table:table-cell>
          <table:table-cell table:style-name="ce2" office:value-type="string" calcext:value-type="string">
            <text:p>2023-04-27T04:06:38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27761913" calcext:value-type="float">
            <text:p>627761913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ducgiangglobaltech/exchange-core</text:p>
          </table:table-cell>
          <table:table-cell table:style-name="ce2" office:value-type="string" calcext:value-type="string">
            <text:p>2023-04-14T06:32:49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27750094" calcext:value-type="float">
            <text:p>627750094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suichangyin/exchange-core</text:p>
          </table:table-cell>
          <table:table-cell table:style-name="ce2" office:value-type="string" calcext:value-type="string">
            <text:p>2023-04-14T05:54:38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24255722" calcext:value-type="float">
            <text:p>624255722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lossmaster/exchange-core</text:p>
          </table:table-cell>
          <table:table-cell table:style-name="ce2" office:value-type="string" calcext:value-type="string">
            <text:p>2023-04-06T04:27:0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20884642" calcext:value-type="float">
            <text:p>620884642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kuangtu/exchange-core</text:p>
          </table:table-cell>
          <table:table-cell table:style-name="ce2" office:value-type="string" calcext:value-type="string">
            <text:p>2023-03-29T15:00:22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19482583" calcext:value-type="float">
            <text:p>619482583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shichangzhao/exchange-core</text:p>
          </table:table-cell>
          <table:table-cell table:style-name="ce2" office:value-type="string" calcext:value-type="string">
            <text:p>2023-03-27T08:24:37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19458171" calcext:value-type="float">
            <text:p>619458171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victor-komlev/exchange-core</text:p>
          </table:table-cell>
          <table:table-cell table:style-name="ce2" office:value-type="string" calcext:value-type="string">
            <text:p>2023-03-27T07:21:51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17342336" calcext:value-type="float">
            <text:p>617342336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RuoYuChern/exchange-core</text:p>
          </table:table-cell>
          <table:table-cell table:style-name="ce2" office:value-type="string" calcext:value-type="string">
            <text:p>2023-03-22T07:32:09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17273396" calcext:value-type="float">
            <text:p>617273396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wutenglan/exchange-core</text:p>
          </table:table-cell>
          <table:table-cell table:style-name="ce2" office:value-type="string" calcext:value-type="string">
            <text:p>2023-03-22T03:17:43Z</text:p>
          </table:table-cell>
          <table:table-cell table:style-name="ce4" table:number-columns-repeated="16380"/>
        </table:table-row>
        <table:table-row table:style-name="ro1">
          <table:table-cell table:style-name="ce2" office:value-type="float" office:value="615924118" calcext:value-type="float">
            <text:p>615924118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alemr/exchange-core</text:p>
          </table:table-cell>
          <table:table-cell table:style-name="ce2" office:value-type="string" calcext:value-type="string">
            <text:p>2023-03-19T04:28:00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2" office:value-type="float" office:value="613837303" calcext:value-type="float">
            <text:p>613837303</text:p>
          </table:table-cell>
          <table:table-cell table:style-name="ce2" office:value-type="string" calcext:value-type="string">
            <text:p>exchange-core</text:p>
          </table:table-cell>
          <table:table-cell table:style-name="ce2" office:value-type="string" calcext:value-type="string">
            <text:p>m4rcingsxr/exchange-core</text:p>
          </table:table-cell>
          <table:table-cell table:style-name="ce2" office:value-type="string" calcext:value-type="string">
            <text:p>2023-03-14T11:21:39Z</text:p>
          </table:table-cell>
          <table:table-cell table:style-name="Default"/>
          <table:table-cell table:number-columns-repeated="16379"/>
        </table:table-row>
        <table:table-row table:style-name="ro1">
          <table:table-cell table:style-name="ce3" office:value-type="float" office:value="612052965" calcext:value-type="float">
            <text:p>612052965</text:p>
          </table:table-cell>
          <table:table-cell table:style-name="ce3" office:value-type="string" calcext:value-type="string">
            <text:p>exchange-core</text:p>
          </table:table-cell>
          <table:table-cell table:style-name="ce3" office:value-type="string" calcext:value-type="string">
            <text:p>suhasghodke/exchange-core</text:p>
          </table:table-cell>
          <table:table-cell table:style-name="ce3" office:value-type="string" calcext:value-type="string">
            <text:p>2023-03-10T05:03:22Z</text:p>
          </table:table-cell>
          <table:table-cell office:value-type="date" office:date-value="2023-03-10T05:03:22" calcext:value-type="date">
            <text:p>2023-03-10 05:03:22</text:p>
          </table:table-cell>
          <table:table-cell table:number-columns-repeated="16379"/>
        </table:table-row>
        <table:table-row table:style-name="ro1">
          <table:table-cell office:value-type="float" office:value="611186169" calcext:value-type="float">
            <text:p>6111861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iethoangqe/exchange-core</text:p>
          </table:table-cell>
          <table:table-cell office:value-type="string" calcext:value-type="string">
            <text:p>2023-03-08T09:52:24Z</text:p>
          </table:table-cell>
          <table:table-cell office:value-type="date" office:date-value="2023-03-08T09:52:24" calcext:value-type="date">
            <text:p>2023-03-08 09:52:24</text:p>
          </table:table-cell>
          <table:table-cell table:number-columns-repeated="16379"/>
        </table:table-row>
        <table:table-row table:style-name="ro1">
          <table:table-cell office:value-type="float" office:value="608704788" calcext:value-type="float">
            <text:p>6087047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uanlv14/exchange-core</text:p>
          </table:table-cell>
          <table:table-cell office:value-type="string" calcext:value-type="string">
            <text:p>2023-03-02T15:12:38Z</text:p>
          </table:table-cell>
          <table:table-cell office:value-type="date" office:date-value="2023-03-02T15:12:38" calcext:value-type="date">
            <text:p>2023-03-02 15:12:38</text:p>
          </table:table-cell>
          <table:table-cell table:number-columns-repeated="16379"/>
        </table:table-row>
        <table:table-row table:style-name="ro1">
          <table:table-cell office:value-type="float" office:value="608119011" calcext:value-type="float">
            <text:p>6081190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chine-creek/exchange-core</text:p>
          </table:table-cell>
          <table:table-cell office:value-type="string" calcext:value-type="string">
            <text:p>2023-03-01T11:07:41Z</text:p>
          </table:table-cell>
          <table:table-cell office:value-type="date" office:date-value="2023-03-01T11:07:41" calcext:value-type="date">
            <text:p>2023-03-01 11:07:41</text:p>
          </table:table-cell>
          <table:table-cell table:number-columns-repeated="16379"/>
        </table:table-row>
        <table:table-row table:style-name="ro1">
          <table:table-cell office:value-type="float" office:value="607138958" calcext:value-type="float">
            <text:p>6071389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ungdt138/exchange-core</text:p>
          </table:table-cell>
          <table:table-cell office:value-type="string" calcext:value-type="string">
            <text:p>2023-02-27T11:53:22Z</text:p>
          </table:table-cell>
          <table:table-cell office:value-type="date" office:date-value="2023-02-27T11:53:22" calcext:value-type="date">
            <text:p>2023-02-27 11:53:22</text:p>
          </table:table-cell>
          <table:table-cell table:number-columns-repeated="16379"/>
        </table:table-row>
        <table:table-row table:style-name="ro1">
          <table:table-cell office:value-type="float" office:value="605598687" calcext:value-type="float">
            <text:p>60559868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c0Vu/exchange-core</text:p>
          </table:table-cell>
          <table:table-cell office:value-type="string" calcext:value-type="string">
            <text:p>2023-02-23T13:57:34Z</text:p>
          </table:table-cell>
          <table:table-cell office:value-type="date" office:date-value="2023-02-23T13:57:34" calcext:value-type="date">
            <text:p>2023-02-23 13:57:34</text:p>
          </table:table-cell>
          <table:table-cell table:number-columns-repeated="16379"/>
        </table:table-row>
        <table:table-row table:style-name="ro1">
          <table:table-cell office:value-type="float" office:value="601895606" calcext:value-type="float">
            <text:p>6018956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uantHao/exchange-core</text:p>
          </table:table-cell>
          <table:table-cell office:value-type="string" calcext:value-type="string">
            <text:p>2023-02-15T03:43:54Z</text:p>
          </table:table-cell>
          <table:table-cell office:value-type="date" office:date-value="2023-02-15T03:43:54" calcext:value-type="date">
            <text:p>2023-02-15 03:43:54</text:p>
          </table:table-cell>
          <table:table-cell table:number-columns-repeated="16379"/>
        </table:table-row>
        <table:table-row table:style-name="ro1">
          <table:table-cell office:value-type="float" office:value="601024173" calcext:value-type="float">
            <text:p>60102417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illzhuang/exchange-core</text:p>
          </table:table-cell>
          <table:table-cell office:value-type="string" calcext:value-type="string">
            <text:p>2023-02-13T07:50:13Z</text:p>
          </table:table-cell>
          <table:table-cell office:value-type="date" office:date-value="2023-02-13T07:50:13" calcext:value-type="date">
            <text:p>2023-02-13 07:50:13</text:p>
          </table:table-cell>
          <table:table-cell table:number-columns-repeated="16379"/>
        </table:table-row>
        <table:table-row table:style-name="ro1">
          <table:table-cell office:value-type="float" office:value="600565269" calcext:value-type="float">
            <text:p>6005652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abyh11/exchange-core</text:p>
          </table:table-cell>
          <table:table-cell office:value-type="string" calcext:value-type="string">
            <text:p>2023-02-11T22:00:20Z</text:p>
          </table:table-cell>
          <table:table-cell office:value-type="date" office:date-value="2023-02-11T22:00:20" calcext:value-type="date">
            <text:p>2023-02-11 22:00:20</text:p>
          </table:table-cell>
          <table:table-cell table:number-columns-repeated="16379"/>
        </table:table-row>
        <table:table-row table:style-name="ro1">
          <table:table-cell office:value-type="float" office:value="600266457" calcext:value-type="float">
            <text:p>6002664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8funtik8/exchange-core</text:p>
          </table:table-cell>
          <table:table-cell office:value-type="string" calcext:value-type="string">
            <text:p>2023-02-11T00:55:17Z</text:p>
          </table:table-cell>
          <table:table-cell office:value-type="date" office:date-value="2023-02-11T00:55:17" calcext:value-type="date">
            <text:p>2023-02-11 00:55:17</text:p>
          </table:table-cell>
          <table:table-cell table:number-columns-repeated="16379"/>
        </table:table-row>
        <table:table-row table:style-name="ro1">
          <table:table-cell office:value-type="float" office:value="599081784" calcext:value-type="float">
            <text:p>5990817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angzheng47166/exchange-core</text:p>
          </table:table-cell>
          <table:table-cell office:value-type="string" calcext:value-type="string">
            <text:p>2023-02-08T12:18:28Z</text:p>
          </table:table-cell>
          <table:table-cell office:value-type="date" office:date-value="2023-02-08T12:18:28" calcext:value-type="date">
            <text:p>2023-02-08 12:18:28</text:p>
          </table:table-cell>
          <table:table-cell table:number-columns-repeated="16379"/>
        </table:table-row>
        <table:table-row table:style-name="ro1">
          <table:table-cell office:value-type="float" office:value="598706524" calcext:value-type="float">
            <text:p>59870652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5l1v3r1/exchange-core</text:p>
          </table:table-cell>
          <table:table-cell office:value-type="string" calcext:value-type="string">
            <text:p>2023-02-07T16:46:35Z</text:p>
          </table:table-cell>
          <table:table-cell office:value-type="date" office:date-value="2023-02-07T16:46:35" calcext:value-type="date">
            <text:p>2023-02-07 16:46:35</text:p>
          </table:table-cell>
          <table:table-cell table:number-columns-repeated="16379"/>
        </table:table-row>
        <table:table-row table:style-name="ro1">
          <table:table-cell office:value-type="float" office:value="598553465" calcext:value-type="float">
            <text:p>5985534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ante690/exchange-core</text:p>
          </table:table-cell>
          <table:table-cell office:value-type="string" calcext:value-type="string">
            <text:p>2023-02-07T10:54:33Z</text:p>
          </table:table-cell>
          <table:table-cell office:value-type="date" office:date-value="2023-02-07T10:54:33" calcext:value-type="date">
            <text:p>2023-02-07 10:54:33</text:p>
          </table:table-cell>
          <table:table-cell table:number-columns-repeated="16379"/>
        </table:table-row>
        <table:table-row table:style-name="ro1">
          <table:table-cell office:value-type="float" office:value="597529051" calcext:value-type="float">
            <text:p>59752905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jkhaoyun/exchange-core</text:p>
          </table:table-cell>
          <table:table-cell office:value-type="string" calcext:value-type="string">
            <text:p>2023-02-04T20:31:15Z</text:p>
          </table:table-cell>
          <table:table-cell office:value-type="date" office:date-value="2023-02-04T20:31:15" calcext:value-type="date">
            <text:p>2023-02-04 20:31:15</text:p>
          </table:table-cell>
          <table:table-cell table:number-columns-repeated="16379"/>
        </table:table-row>
        <table:table-row table:style-name="ro1">
          <table:table-cell office:value-type="float" office:value="595403533" calcext:value-type="float">
            <text:p>5954035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erman-x/exchange-core</text:p>
          </table:table-cell>
          <table:table-cell office:value-type="string" calcext:value-type="string">
            <text:p>2023-01-31T02:06:53Z</text:p>
          </table:table-cell>
          <table:table-cell office:value-type="date" office:date-value="2023-01-31T02:06:53" calcext:value-type="date">
            <text:p>2023-01-31 02:06:53</text:p>
          </table:table-cell>
          <table:table-cell table:number-columns-repeated="16379"/>
        </table:table-row>
        <table:table-row table:style-name="ro1">
          <table:table-cell office:value-type="float" office:value="593703596" calcext:value-type="float">
            <text:p>5937035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jayjha902/exchange-core</text:p>
          </table:table-cell>
          <table:table-cell office:value-type="string" calcext:value-type="string">
            <text:p>2023-01-26T16:48:49Z</text:p>
          </table:table-cell>
          <table:table-cell office:value-type="date" office:date-value="2023-01-26T16:48:49" calcext:value-type="date">
            <text:p>2023-01-26 16:48:49</text:p>
          </table:table-cell>
          <table:table-cell table:number-columns-repeated="16379"/>
        </table:table-row>
        <table:table-row table:style-name="ro1">
          <table:table-cell office:value-type="float" office:value="591583183" calcext:value-type="float">
            <text:p>59158318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prasse/exchange-core</text:p>
          </table:table-cell>
          <table:table-cell office:value-type="string" calcext:value-type="string">
            <text:p>2023-01-21T07:00:10Z</text:p>
          </table:table-cell>
          <table:table-cell office:value-type="date" office:date-value="2023-01-21T07:00:10" calcext:value-type="date">
            <text:p>2023-01-21 07:00:10</text:p>
          </table:table-cell>
          <table:table-cell table:number-columns-repeated="16379"/>
        </table:table-row>
        <table:table-row table:style-name="ro1">
          <table:table-cell office:value-type="float" office:value="587566809" calcext:value-type="float">
            <text:p>58756680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ehieuhust/exchange-core</text:p>
          </table:table-cell>
          <table:table-cell office:value-type="string" calcext:value-type="string">
            <text:p>2023-01-11T03:36:58Z</text:p>
          </table:table-cell>
          <table:table-cell office:value-type="date" office:date-value="2023-01-11T03:36:58" calcext:value-type="date">
            <text:p>2023-01-11 03:36:58</text:p>
          </table:table-cell>
          <table:table-cell table:number-columns-repeated="16379"/>
        </table:table-row>
        <table:table-row table:style-name="ro1">
          <table:table-cell office:value-type="float" office:value="587111977" calcext:value-type="float">
            <text:p>58711197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henGit1763113879QQ/exchange-core</text:p>
          </table:table-cell>
          <table:table-cell office:value-type="string" calcext:value-type="string">
            <text:p>2023-01-10T01:32:20Z</text:p>
          </table:table-cell>
          <table:table-cell office:value-type="date" office:date-value="2023-01-10T01:32:20" calcext:value-type="date">
            <text:p>2023-01-10 01:32:20</text:p>
          </table:table-cell>
          <table:table-cell table:number-columns-repeated="16379"/>
        </table:table-row>
        <table:table-row table:style-name="ro1">
          <table:table-cell office:value-type="float" office:value="586840401" calcext:value-type="float">
            <text:p>5868404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amesyang1986/exchange-core</text:p>
          </table:table-cell>
          <table:table-cell office:value-type="string" calcext:value-type="string">
            <text:p>2023-01-09T11:01:57Z</text:p>
          </table:table-cell>
          <table:table-cell office:value-type="date" office:date-value="2023-01-09T11:01:57" calcext:value-type="date">
            <text:p>2023-01-09 11:01:57</text:p>
          </table:table-cell>
          <table:table-cell table:number-columns-repeated="16379"/>
        </table:table-row>
        <table:table-row table:style-name="ro1">
          <table:table-cell office:value-type="float" office:value="583985185" calcext:value-type="float">
            <text:p>58398518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itthikrai60/exchange-core</text:p>
          </table:table-cell>
          <table:table-cell office:value-type="string" calcext:value-type="string">
            <text:p>2022-12-31T19:12:59Z</text:p>
          </table:table-cell>
          <table:table-cell office:value-type="date" office:date-value="2022-12-31T19:12:59" calcext:value-type="date">
            <text:p>2022-12-31 19:12:59</text:p>
          </table:table-cell>
          <table:table-cell table:number-columns-repeated="16379"/>
        </table:table-row>
        <table:table-row table:style-name="ro1">
          <table:table-cell office:value-type="float" office:value="582208712" calcext:value-type="float">
            <text:p>58220871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oryagrand/exchange-core</text:p>
          </table:table-cell>
          <table:table-cell office:value-type="string" calcext:value-type="string">
            <text:p>2022-12-26T04:55:02Z</text:p>
          </table:table-cell>
          <table:table-cell office:value-type="date" office:date-value="2022-12-26T04:55:02" calcext:value-type="date">
            <text:p>2022-12-26 04:55:02</text:p>
          </table:table-cell>
          <table:table-cell table:number-columns-repeated="16379"/>
        </table:table-row>
        <table:table-row table:style-name="ro1">
          <table:table-cell office:value-type="float" office:value="582168637" calcext:value-type="float">
            <text:p>5821686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henguang/exchange-core</text:p>
          </table:table-cell>
          <table:table-cell office:value-type="string" calcext:value-type="string">
            <text:p>2022-12-26T00:31:30Z</text:p>
          </table:table-cell>
          <table:table-cell office:value-type="date" office:date-value="2022-12-26T00:31:30" calcext:value-type="date">
            <text:p>2022-12-26 00:31:30</text:p>
          </table:table-cell>
          <table:table-cell table:number-columns-repeated="16379"/>
        </table:table-row>
        <table:table-row table:style-name="ro1">
          <table:table-cell office:value-type="float" office:value="580575330" calcext:value-type="float">
            <text:p>58057533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mrul/exchange-core</text:p>
          </table:table-cell>
          <table:table-cell office:value-type="string" calcext:value-type="string">
            <text:p>2022-12-20T22:38:58Z</text:p>
          </table:table-cell>
          <table:table-cell office:value-type="date" office:date-value="2022-12-20T22:38:58" calcext:value-type="date">
            <text:p>2022-12-20 22:38:58</text:p>
          </table:table-cell>
          <table:table-cell table:number-columns-repeated="16379"/>
        </table:table-row>
        <table:table-row table:style-name="ro1">
          <table:table-cell office:value-type="float" office:value="579930208" calcext:value-type="float">
            <text:p>57993020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otatek-SinhVu/exchange-core</text:p>
          </table:table-cell>
          <table:table-cell office:value-type="string" calcext:value-type="string">
            <text:p>2022-12-19T09:48:30Z</text:p>
          </table:table-cell>
          <table:table-cell office:value-type="date" office:date-value="2022-12-19T09:48:30" calcext:value-type="date">
            <text:p>2022-12-19 09:48:30</text:p>
          </table:table-cell>
          <table:table-cell table:number-columns-repeated="16379"/>
        </table:table-row>
        <table:table-row table:style-name="ro1">
          <table:table-cell office:value-type="float" office:value="578862101" calcext:value-type="float">
            <text:p>5788621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akFong/exchange-core</text:p>
          </table:table-cell>
          <table:table-cell office:value-type="string" calcext:value-type="string">
            <text:p>2022-12-16T03:51:46Z</text:p>
          </table:table-cell>
          <table:table-cell office:value-type="date" office:date-value="2022-12-16T03:51:46" calcext:value-type="date">
            <text:p>2022-12-16 03:51:46</text:p>
          </table:table-cell>
          <table:table-cell table:number-columns-repeated="16379"/>
        </table:table-row>
        <table:table-row table:style-name="ro1">
          <table:table-cell office:value-type="float" office:value="578430108" calcext:value-type="float">
            <text:p>57843010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angguang3/exchange-core</text:p>
          </table:table-cell>
          <table:table-cell office:value-type="string" calcext:value-type="string">
            <text:p>2022-12-15T03:11:54Z</text:p>
          </table:table-cell>
          <table:table-cell office:value-type="date" office:date-value="2022-12-15T03:11:54" calcext:value-type="date">
            <text:p>2022-12-15 03:11:54</text:p>
          </table:table-cell>
          <table:table-cell table:number-columns-repeated="16379"/>
        </table:table-row>
        <table:table-row table:style-name="ro1">
          <table:table-cell office:value-type="float" office:value="577641662" calcext:value-type="float">
            <text:p>5776416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iconnectdev/exchange-core</text:p>
          </table:table-cell>
          <table:table-cell office:value-type="string" calcext:value-type="string">
            <text:p>2022-12-13T07:39:01Z</text:p>
          </table:table-cell>
          <table:table-cell office:value-type="date" office:date-value="2022-12-13T07:39:01" calcext:value-type="date">
            <text:p>2022-12-13 07:39:01</text:p>
          </table:table-cell>
          <table:table-cell table:number-columns-repeated="16379"/>
        </table:table-row>
        <table:table-row table:style-name="ro1">
          <table:table-cell office:value-type="float" office:value="577503057" calcext:value-type="float">
            <text:p>5775030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dawgtech/exchange-core</text:p>
          </table:table-cell>
          <table:table-cell office:value-type="string" calcext:value-type="string">
            <text:p>2022-12-12T22:05:25Z</text:p>
          </table:table-cell>
          <table:table-cell office:value-type="date" office:date-value="2022-12-12T22:05:25" calcext:value-type="date">
            <text:p>2022-12-12 22:05:25</text:p>
          </table:table-cell>
          <table:table-cell table:number-columns-repeated="16379"/>
        </table:table-row>
        <table:table-row table:style-name="ro1">
          <table:table-cell office:value-type="float" office:value="576226501" calcext:value-type="float">
            <text:p>5762265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eelement/exchange-core</text:p>
          </table:table-cell>
          <table:table-cell office:value-type="string" calcext:value-type="string">
            <text:p>2022-12-09T10:04:48Z</text:p>
          </table:table-cell>
          <table:table-cell office:value-type="date" office:date-value="2022-12-09T10:04:48" calcext:value-type="date">
            <text:p>2022-12-09 10:04:48</text:p>
          </table:table-cell>
          <table:table-cell table:number-columns-repeated="16379"/>
        </table:table-row>
        <table:table-row table:style-name="ro1">
          <table:table-cell office:value-type="float" office:value="575659480" calcext:value-type="float">
            <text:p>57565948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eyondscl/exchange-core</text:p>
          </table:table-cell>
          <table:table-cell office:value-type="string" calcext:value-type="string">
            <text:p>2022-12-08T02:26:49Z</text:p>
          </table:table-cell>
          <table:table-cell office:value-type="date" office:date-value="2022-12-08T02:26:49" calcext:value-type="date">
            <text:p>2022-12-08 02:26:49</text:p>
          </table:table-cell>
          <table:table-cell table:number-columns-repeated="16379"/>
        </table:table-row>
        <table:table-row table:style-name="ro1">
          <table:table-cell office:value-type="float" office:value="575586637" calcext:value-type="float">
            <text:p>5755866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ctable/exchange-core</text:p>
          </table:table-cell>
          <table:table-cell office:value-type="string" calcext:value-type="string">
            <text:p>2022-12-07T21:09:06Z</text:p>
          </table:table-cell>
          <table:table-cell office:value-type="date" office:date-value="2022-12-07T21:09:06" calcext:value-type="date">
            <text:p>2022-12-07 21:09:06</text:p>
          </table:table-cell>
          <table:table-cell table:number-columns-repeated="16379"/>
        </table:table-row>
        <table:table-row table:style-name="ro1">
          <table:table-cell office:value-type="float" office:value="574511421" calcext:value-type="float">
            <text:p>57451142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andakishoremutyala/exchange-core</text:p>
          </table:table-cell>
          <table:table-cell office:value-type="string" calcext:value-type="string">
            <text:p>2022-12-05T13:26:55Z</text:p>
          </table:table-cell>
          <table:table-cell office:value-type="date" office:date-value="2022-12-05T13:26:55" calcext:value-type="date">
            <text:p>2022-12-05 13:26:55</text:p>
          </table:table-cell>
          <table:table-cell table:number-columns-repeated="16379"/>
        </table:table-row>
        <table:table-row table:style-name="ro1">
          <table:table-cell office:value-type="float" office:value="573248612" calcext:value-type="float">
            <text:p>57324861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lephant-giraffe/exchange-core</text:p>
          </table:table-cell>
          <table:table-cell office:value-type="string" calcext:value-type="string">
            <text:p>2022-12-02T02:37:09Z</text:p>
          </table:table-cell>
          <table:table-cell office:value-type="date" office:date-value="2022-12-02T02:37:09" calcext:value-type="date">
            <text:p>2022-12-02 02:37:09</text:p>
          </table:table-cell>
          <table:table-cell table:number-columns-repeated="16379"/>
        </table:table-row>
        <table:table-row table:style-name="ro1">
          <table:table-cell office:value-type="float" office:value="572533946" calcext:value-type="float">
            <text:p>57253394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aranmandakh/exchange-core</text:p>
          </table:table-cell>
          <table:table-cell office:value-type="string" calcext:value-type="string">
            <text:p>2022-11-30T13:35:28Z</text:p>
          </table:table-cell>
          <table:table-cell office:value-type="date" office:date-value="2022-11-30T13:35:28" calcext:value-type="date">
            <text:p>2022-11-30 13:35:28</text:p>
          </table:table-cell>
          <table:table-cell table:number-columns-repeated="16379"/>
        </table:table-row>
        <table:table-row table:style-name="ro1">
          <table:table-cell office:value-type="float" office:value="570459606" calcext:value-type="float">
            <text:p>5704596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jhan/exchange-core</text:p>
          </table:table-cell>
          <table:table-cell office:value-type="string" calcext:value-type="string">
            <text:p>2022-11-25T08:43:38Z</text:p>
          </table:table-cell>
          <table:table-cell office:value-type="date" office:date-value="2022-11-25T08:43:38" calcext:value-type="date">
            <text:p>2022-11-25 08:43:38</text:p>
          </table:table-cell>
          <table:table-cell table:number-columns-repeated="16379"/>
        </table:table-row>
        <table:table-row table:style-name="ro1">
          <table:table-cell office:value-type="float" office:value="568974134" calcext:value-type="float">
            <text:p>56897413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cps960740/exchange-core</text:p>
          </table:table-cell>
          <table:table-cell office:value-type="string" calcext:value-type="string">
            <text:p>2022-11-21T20:11:47Z</text:p>
          </table:table-cell>
          <table:table-cell office:value-type="date" office:date-value="2022-11-21T20:11:47" calcext:value-type="date">
            <text:p>2022-11-21 20:11:47</text:p>
          </table:table-cell>
          <table:table-cell table:number-columns-repeated="16379"/>
        </table:table-row>
        <table:table-row table:style-name="ro1">
          <table:table-cell office:value-type="float" office:value="568662691" calcext:value-type="float">
            <text:p>5686626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pril-sea/exchange-core</text:p>
          </table:table-cell>
          <table:table-cell office:value-type="string" calcext:value-type="string">
            <text:p>2022-11-21T06:19:09Z</text:p>
          </table:table-cell>
          <table:table-cell office:value-type="date" office:date-value="2022-11-21T06:19:09" calcext:value-type="date">
            <text:p>2022-11-21 06:19:09</text:p>
          </table:table-cell>
          <table:table-cell table:number-columns-repeated="16379"/>
        </table:table-row>
        <table:table-row table:style-name="ro1">
          <table:table-cell office:value-type="float" office:value="568662533" calcext:value-type="float">
            <text:p>5686625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mphuc0503/exchange-core</text:p>
          </table:table-cell>
          <table:table-cell office:value-type="string" calcext:value-type="string">
            <text:p>2022-11-21T06:18:34Z</text:p>
          </table:table-cell>
          <table:table-cell office:value-type="date" office:date-value="2022-11-21T06:18:34" calcext:value-type="date">
            <text:p>2022-11-21 06:18:34</text:p>
          </table:table-cell>
          <table:table-cell table:number-columns-repeated="16379"/>
        </table:table-row>
        <table:table-row table:style-name="ro1">
          <table:table-cell office:value-type="float" office:value="568092875" calcext:value-type="float">
            <text:p>5680928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angdaohan/exchange-core</text:p>
          </table:table-cell>
          <table:table-cell office:value-type="string" calcext:value-type="string">
            <text:p>2022-11-19T12:34:13Z</text:p>
          </table:table-cell>
          <table:table-cell office:value-type="date" office:date-value="2022-11-19T12:34:13" calcext:value-type="date">
            <text:p>2022-11-19 12:34:13</text:p>
          </table:table-cell>
          <table:table-cell table:number-columns-repeated="16379"/>
        </table:table-row>
        <table:table-row table:style-name="ro1">
          <table:table-cell office:value-type="float" office:value="567215443" calcext:value-type="float">
            <text:p>5672154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pisen/exchange-core</text:p>
          </table:table-cell>
          <table:table-cell office:value-type="string" calcext:value-type="string">
            <text:p>2022-11-17T10:16:41Z</text:p>
          </table:table-cell>
          <table:table-cell office:value-type="date" office:date-value="2022-11-17T10:16:41" calcext:value-type="date">
            <text:p>2022-11-17 10:16:41</text:p>
          </table:table-cell>
          <table:table-cell table:number-columns-repeated="16379"/>
        </table:table-row>
        <table:table-row table:style-name="ro1">
          <table:table-cell office:value-type="float" office:value="564137549" calcext:value-type="float">
            <text:p>5641375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runlodhi-personal/exchange-core</text:p>
          </table:table-cell>
          <table:table-cell office:value-type="string" calcext:value-type="string">
            <text:p>2022-11-10T04:09:33Z</text:p>
          </table:table-cell>
          <table:table-cell office:value-type="date" office:date-value="2022-11-10T04:09:33" calcext:value-type="date">
            <text:p>2022-11-10 04:09:33</text:p>
          </table:table-cell>
          <table:table-cell table:number-columns-repeated="16379"/>
        </table:table-row>
        <table:table-row table:style-name="ro1">
          <table:table-cell office:value-type="float" office:value="562902826" calcext:value-type="float">
            <text:p>56290282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gtm-migrator/exchange-core</text:p>
          </table:table-cell>
          <table:table-cell office:value-type="string" calcext:value-type="string">
            <text:p>2022-11-07T13:55:16Z</text:p>
          </table:table-cell>
          <table:table-cell office:value-type="date" office:date-value="2022-11-07T13:55:16" calcext:value-type="date">
            <text:p>2022-11-07 13:55:16</text:p>
          </table:table-cell>
          <table:table-cell table:number-columns-repeated="16379"/>
        </table:table-row>
        <table:table-row table:style-name="ro1">
          <table:table-cell office:value-type="float" office:value="560773148" calcext:value-type="float">
            <text:p>5607731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reelyhank/exchange-core</text:p>
          </table:table-cell>
          <table:table-cell office:value-type="string" calcext:value-type="string">
            <text:p>2022-11-02T08:30:02Z</text:p>
          </table:table-cell>
          <table:table-cell office:value-type="date" office:date-value="2022-11-02T08:30:02" calcext:value-type="date">
            <text:p>2022-11-02 08:30:02</text:p>
          </table:table-cell>
          <table:table-cell table:number-columns-repeated="16379"/>
        </table:table-row>
        <table:table-row table:style-name="ro1">
          <table:table-cell office:value-type="float" office:value="555374506" calcext:value-type="float">
            <text:p>5553745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ilm/exchange-core</text:p>
          </table:table-cell>
          <table:table-cell office:value-type="string" calcext:value-type="string">
            <text:p>2022-10-21T13:04:19Z</text:p>
          </table:table-cell>
          <table:table-cell office:value-type="date" office:date-value="2022-10-21T13:04:19" calcext:value-type="date">
            <text:p>2022-10-21 13:04:19</text:p>
          </table:table-cell>
          <table:table-cell table:number-columns-repeated="16379"/>
        </table:table-row>
        <table:table-row table:style-name="ro1">
          <table:table-cell office:value-type="float" office:value="554594619" calcext:value-type="float">
            <text:p>55459461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nrainbing/exchange-core</text:p>
          </table:table-cell>
          <table:table-cell office:value-type="string" calcext:value-type="string">
            <text:p>2022-10-20T04:09:34Z</text:p>
          </table:table-cell>
          <table:table-cell office:value-type="date" office:date-value="2022-10-20T04:09:34" calcext:value-type="date">
            <text:p>2022-10-20 04:09:34</text:p>
          </table:table-cell>
          <table:table-cell table:number-columns-repeated="16379"/>
        </table:table-row>
        <table:table-row table:style-name="ro1">
          <table:table-cell office:value-type="float" office:value="554524235" calcext:value-type="float">
            <text:p>5545242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inam-kim/exchange-core</text:p>
          </table:table-cell>
          <table:table-cell office:value-type="string" calcext:value-type="string">
            <text:p>2022-10-20T00:35:21Z</text:p>
          </table:table-cell>
          <table:table-cell office:value-type="date" office:date-value="2022-10-20T00:35:21" calcext:value-type="date">
            <text:p>2022-10-20 00:35:21</text:p>
          </table:table-cell>
          <table:table-cell table:number-columns-repeated="16379"/>
        </table:table-row>
        <table:table-row table:style-name="ro1">
          <table:table-cell office:value-type="float" office:value="554235876" calcext:value-type="float">
            <text:p>55423587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gotradevn/exchange-core</text:p>
          </table:table-cell>
          <table:table-cell office:value-type="string" calcext:value-type="string">
            <text:p>2022-10-19T13:27:45Z</text:p>
          </table:table-cell>
          <table:table-cell office:value-type="date" office:date-value="2022-10-19T13:27:45" calcext:value-type="date">
            <text:p>2022-10-19 13:27:45</text:p>
          </table:table-cell>
          <table:table-cell table:number-columns-repeated="16379"/>
        </table:table-row>
        <table:table-row table:style-name="ro1">
          <table:table-cell office:value-type="float" office:value="553193265" calcext:value-type="float">
            <text:p>5531932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aynesid/exchange-core</text:p>
          </table:table-cell>
          <table:table-cell office:value-type="string" calcext:value-type="string">
            <text:p>2022-10-17T21:33:29Z</text:p>
          </table:table-cell>
          <table:table-cell office:value-type="date" office:date-value="2022-10-17T21:33:29" calcext:value-type="date">
            <text:p>2022-10-17 21:33:29</text:p>
          </table:table-cell>
          <table:table-cell table:number-columns-repeated="16379"/>
        </table:table-row>
        <table:table-row table:style-name="ro1">
          <table:table-cell office:value-type="float" office:value="551944067" calcext:value-type="float">
            <text:p>55194406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hishami/exchange-core</text:p>
          </table:table-cell>
          <table:table-cell office:value-type="string" calcext:value-type="string">
            <text:p>2022-10-15T13:00:06Z</text:p>
          </table:table-cell>
          <table:table-cell office:value-type="date" office:date-value="2022-10-15T13:00:06" calcext:value-type="date">
            <text:p>2022-10-15 13:00:06</text:p>
          </table:table-cell>
          <table:table-cell table:number-columns-repeated="16379"/>
        </table:table-row>
        <table:table-row table:style-name="ro1">
          <table:table-cell office:value-type="float" office:value="551521391" calcext:value-type="float">
            <text:p>5515213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junlonglive/exchange-core</text:p>
          </table:table-cell>
          <table:table-cell office:value-type="string" calcext:value-type="string">
            <text:p>2022-10-14T14:58:41Z</text:p>
          </table:table-cell>
          <table:table-cell office:value-type="date" office:date-value="2022-10-14T14:58:41" calcext:value-type="date">
            <text:p>2022-10-14 14:58:41</text:p>
          </table:table-cell>
          <table:table-cell table:number-columns-repeated="16379"/>
        </table:table-row>
        <table:table-row table:style-name="ro1">
          <table:table-cell office:value-type="float" office:value="550914829" calcext:value-type="float">
            <text:p>55091482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erg-Maximchuk/exchange-core</text:p>
          </table:table-cell>
          <table:table-cell office:value-type="string" calcext:value-type="string">
            <text:p>2022-10-13T14:30:44Z</text:p>
          </table:table-cell>
          <table:table-cell office:value-type="date" office:date-value="2022-10-13T14:30:44" calcext:value-type="date">
            <text:p>2022-10-13 14:30:44</text:p>
          </table:table-cell>
          <table:table-cell table:number-columns-repeated="16379"/>
        </table:table-row>
        <table:table-row table:style-name="ro1">
          <table:table-cell office:value-type="float" office:value="550666138" calcext:value-type="float">
            <text:p>5506661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einoah/exchange-core</text:p>
          </table:table-cell>
          <table:table-cell office:value-type="string" calcext:value-type="string">
            <text:p>2022-10-13T06:07:20Z</text:p>
          </table:table-cell>
          <table:table-cell office:value-type="date" office:date-value="2022-10-13T06:07:20" calcext:value-type="date">
            <text:p>2022-10-13 06:07:20</text:p>
          </table:table-cell>
          <table:table-cell table:number-columns-repeated="16379"/>
        </table:table-row>
        <table:table-row table:style-name="ro1">
          <table:table-cell office:value-type="float" office:value="546215028" calcext:value-type="float">
            <text:p>54621502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waisAmmag/exchange-core</text:p>
          </table:table-cell>
          <table:table-cell office:value-type="string" calcext:value-type="string">
            <text:p>2022-10-05T18:17:15Z</text:p>
          </table:table-cell>
          <table:table-cell office:value-type="date" office:date-value="2022-10-05T18:17:15" calcext:value-type="date">
            <text:p>2022-10-05 18:17:15</text:p>
          </table:table-cell>
          <table:table-cell table:number-columns-repeated="16379"/>
        </table:table-row>
        <table:table-row table:style-name="ro1">
          <table:table-cell office:value-type="float" office:value="546043615" calcext:value-type="float">
            <text:p>5460436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zl133/exchange-core</text:p>
          </table:table-cell>
          <table:table-cell office:value-type="string" calcext:value-type="string">
            <text:p>2022-10-05T12:29:36Z</text:p>
          </table:table-cell>
          <table:table-cell office:value-type="date" office:date-value="2022-10-05T12:29:36" calcext:value-type="date">
            <text:p>2022-10-05 12:29:36</text:p>
          </table:table-cell>
          <table:table-cell table:number-columns-repeated="16379"/>
        </table:table-row>
        <table:table-row table:style-name="ro1">
          <table:table-cell office:value-type="float" office:value="542773538" calcext:value-type="float">
            <text:p>5427735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asberry/exchange-core</text:p>
          </table:table-cell>
          <table:table-cell office:value-type="string" calcext:value-type="string">
            <text:p>2022-09-28T20:07:27Z</text:p>
          </table:table-cell>
          <table:table-cell office:value-type="date" office:date-value="2022-09-28T20:07:27" calcext:value-type="date">
            <text:p>2022-09-28 20:07:27</text:p>
          </table:table-cell>
          <table:table-cell table:number-columns-repeated="16379"/>
        </table:table-row>
        <table:table-row table:style-name="ro1">
          <table:table-cell office:value-type="float" office:value="542480835" calcext:value-type="float">
            <text:p>5424808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agLin/exchange-core</text:p>
          </table:table-cell>
          <table:table-cell office:value-type="string" calcext:value-type="string">
            <text:p>2022-09-28T08:18:09Z</text:p>
          </table:table-cell>
          <table:table-cell office:value-type="date" office:date-value="2022-09-28T08:18:09" calcext:value-type="date">
            <text:p>2022-09-28 08:18:09</text:p>
          </table:table-cell>
          <table:table-cell table:number-columns-repeated="16379"/>
        </table:table-row>
        <table:table-row table:style-name="ro1">
          <table:table-cell office:value-type="float" office:value="540842401" calcext:value-type="float">
            <text:p>5408424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yxyz/exchange-core</text:p>
          </table:table-cell>
          <table:table-cell office:value-type="string" calcext:value-type="string">
            <text:p>2022-09-24T13:42:13Z</text:p>
          </table:table-cell>
          <table:table-cell office:value-type="date" office:date-value="2022-09-24T13:42:13" calcext:value-type="date">
            <text:p>2022-09-24 13:42:13</text:p>
          </table:table-cell>
          <table:table-cell table:number-columns-repeated="16379"/>
        </table:table-row>
        <table:table-row table:style-name="ro1">
          <table:table-cell office:value-type="float" office:value="540087107" calcext:value-type="float">
            <text:p>5400871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xhorn/exchange-core</text:p>
          </table:table-cell>
          <table:table-cell office:value-type="string" calcext:value-type="string">
            <text:p>2022-09-22T17:09:59Z</text:p>
          </table:table-cell>
          <table:table-cell office:value-type="date" office:date-value="2022-09-22T17:09:59" calcext:value-type="date">
            <text:p>2022-09-22 17:09:59</text:p>
          </table:table-cell>
          <table:table-cell table:number-columns-repeated="16379"/>
        </table:table-row>
        <table:table-row table:style-name="ro1">
          <table:table-cell office:value-type="float" office:value="540001828" calcext:value-type="float">
            <text:p>54000182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icqchen/exchange-core</text:p>
          </table:table-cell>
          <table:table-cell office:value-type="string" calcext:value-type="string">
            <text:p>2022-09-22T13:42:56Z</text:p>
          </table:table-cell>
          <table:table-cell office:value-type="date" office:date-value="2022-09-22T13:42:56" calcext:value-type="date">
            <text:p>2022-09-22 13:42:56</text:p>
          </table:table-cell>
          <table:table-cell table:number-columns-repeated="16379"/>
        </table:table-row>
        <table:table-row table:style-name="ro1">
          <table:table-cell office:value-type="float" office:value="539827244" calcext:value-type="float">
            <text:p>53982724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lStringll/exchange-core</text:p>
          </table:table-cell>
          <table:table-cell office:value-type="string" calcext:value-type="string">
            <text:p>2022-09-22T06:15:25Z</text:p>
          </table:table-cell>
          <table:table-cell office:value-type="date" office:date-value="2022-09-22T06:15:25" calcext:value-type="date">
            <text:p>2022-09-22 06:15:25</text:p>
          </table:table-cell>
          <table:table-cell table:number-columns-repeated="16379"/>
        </table:table-row>
        <table:table-row table:style-name="ro1">
          <table:table-cell office:value-type="float" office:value="538609707" calcext:value-type="float">
            <text:p>5386097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ebclinic017/exchange-core</text:p>
          </table:table-cell>
          <table:table-cell office:value-type="string" calcext:value-type="string">
            <text:p>2022-09-19T17:06:29Z</text:p>
          </table:table-cell>
          <table:table-cell office:value-type="date" office:date-value="2022-09-19T17:06:29" calcext:value-type="date">
            <text:p>2022-09-19 17:06:29</text:p>
          </table:table-cell>
          <table:table-cell table:number-columns-repeated="16379"/>
        </table:table-row>
        <table:table-row table:style-name="ro1">
          <table:table-cell office:value-type="float" office:value="538415587" calcext:value-type="float">
            <text:p>53841558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eneralzzd/exchange-core</text:p>
          </table:table-cell>
          <table:table-cell office:value-type="string" calcext:value-type="string">
            <text:p>2022-09-19T08:59:08Z</text:p>
          </table:table-cell>
          <table:table-cell office:value-type="date" office:date-value="2022-09-19T08:59:08" calcext:value-type="date">
            <text:p>2022-09-19 08:59:08</text:p>
          </table:table-cell>
          <table:table-cell table:number-columns-repeated="16379"/>
        </table:table-row>
        <table:table-row table:style-name="ro1">
          <table:table-cell office:value-type="float" office:value="536897955" calcext:value-type="float">
            <text:p>53689795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on-108/exchange-core</text:p>
          </table:table-cell>
          <table:table-cell office:value-type="string" calcext:value-type="string">
            <text:p>2022-09-15T06:44:25Z</text:p>
          </table:table-cell>
          <table:table-cell office:value-type="date" office:date-value="2022-09-15T06:44:25" calcext:value-type="date">
            <text:p>2022-09-15 06:44:25</text:p>
          </table:table-cell>
          <table:table-cell table:number-columns-repeated="16379"/>
        </table:table-row>
        <table:table-row table:style-name="ro1">
          <table:table-cell office:value-type="float" office:value="534737098" calcext:value-type="float">
            <text:p>5347370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saturn/exchange-core</text:p>
          </table:table-cell>
          <table:table-cell office:value-type="string" calcext:value-type="string">
            <text:p>2022-09-09T17:15:16Z</text:p>
          </table:table-cell>
          <table:table-cell office:value-type="date" office:date-value="2022-09-09T17:15:16" calcext:value-type="date">
            <text:p>2022-09-09 17:15:16</text:p>
          </table:table-cell>
          <table:table-cell table:number-columns-repeated="16379"/>
        </table:table-row>
        <table:table-row table:style-name="ro1">
          <table:table-cell office:value-type="float" office:value="534638816" calcext:value-type="float">
            <text:p>53463881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uca-simonetti/exchange-core</text:p>
          </table:table-cell>
          <table:table-cell office:value-type="string" calcext:value-type="string">
            <text:p>2022-09-09T12:45:16Z</text:p>
          </table:table-cell>
          <table:table-cell office:value-type="date" office:date-value="2022-09-09T12:45:16" calcext:value-type="date">
            <text:p>2022-09-09 12:45:16</text:p>
          </table:table-cell>
          <table:table-cell table:number-columns-repeated="16379"/>
        </table:table-row>
        <table:table-row table:style-name="ro1">
          <table:table-cell office:value-type="float" office:value="531769017" calcext:value-type="float">
            <text:p>53176901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wen9811/exchange-core</text:p>
          </table:table-cell>
          <table:table-cell office:value-type="string" calcext:value-type="string">
            <text:p>2022-09-02T03:31:41Z</text:p>
          </table:table-cell>
          <table:table-cell office:value-type="date" office:date-value="2022-09-02T03:31:41" calcext:value-type="date">
            <text:p>2022-09-02 03:31:41</text:p>
          </table:table-cell>
          <table:table-cell table:number-columns-repeated="16379"/>
        </table:table-row>
        <table:table-row table:style-name="ro1">
          <table:table-cell office:value-type="float" office:value="531331523" calcext:value-type="float">
            <text:p>53133152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dre-fxcm/exchange-core</text:p>
          </table:table-cell>
          <table:table-cell office:value-type="string" calcext:value-type="string">
            <text:p>2022-09-01T02:18:43Z</text:p>
          </table:table-cell>
          <table:table-cell office:value-type="date" office:date-value="2022-09-01T02:18:43" calcext:value-type="date">
            <text:p>2022-09-01 02:18:43</text:p>
          </table:table-cell>
          <table:table-cell table:number-columns-repeated="16379"/>
        </table:table-row>
        <table:table-row table:style-name="ro1">
          <table:table-cell office:value-type="float" office:value="529150701" calcext:value-type="float">
            <text:p>5291507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XueWWL/exchange-core</text:p>
          </table:table-cell>
          <table:table-cell office:value-type="string" calcext:value-type="string">
            <text:p>2022-08-26T06:59:13Z</text:p>
          </table:table-cell>
          <table:table-cell office:value-type="date" office:date-value="2022-08-26T06:59:13" calcext:value-type="date">
            <text:p>2022-08-26 06:59:13</text:p>
          </table:table-cell>
          <table:table-cell table:number-columns-repeated="16379"/>
        </table:table-row>
        <table:table-row table:style-name="ro1">
          <table:table-cell office:value-type="float" office:value="529118274" calcext:value-type="float">
            <text:p>52911827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ong0711/exchange-core</text:p>
          </table:table-cell>
          <table:table-cell office:value-type="string" calcext:value-type="string">
            <text:p>2022-08-26T04:50:15Z</text:p>
          </table:table-cell>
          <table:table-cell office:value-type="date" office:date-value="2022-08-26T04:50:15" calcext:value-type="date">
            <text:p>2022-08-26 04:50:15</text:p>
          </table:table-cell>
          <table:table-cell table:number-columns-repeated="16379"/>
        </table:table-row>
        <table:table-row table:style-name="ro1">
          <table:table-cell office:value-type="float" office:value="527810493" calcext:value-type="float">
            <text:p>52781049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illieMarx/exchange-core</text:p>
          </table:table-cell>
          <table:table-cell office:value-type="string" calcext:value-type="string">
            <text:p>2022-08-23T02:54:49Z</text:p>
          </table:table-cell>
          <table:table-cell office:value-type="date" office:date-value="2022-08-23T02:54:49" calcext:value-type="date">
            <text:p>2022-08-23 02:54:49</text:p>
          </table:table-cell>
          <table:table-cell table:number-columns-repeated="16379"/>
        </table:table-row>
        <table:table-row table:style-name="ro1">
          <table:table-cell office:value-type="float" office:value="527729232" calcext:value-type="float">
            <text:p>5277292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FWHISPERER/exchange-core</text:p>
          </table:table-cell>
          <table:table-cell office:value-type="string" calcext:value-type="string">
            <text:p>2022-08-22T20:54:32Z</text:p>
          </table:table-cell>
          <table:table-cell office:value-type="date" office:date-value="2022-08-22T20:54:32" calcext:value-type="date">
            <text:p>2022-08-22 20:54:32</text:p>
          </table:table-cell>
          <table:table-cell table:number-columns-repeated="16379"/>
        </table:table-row>
        <table:table-row table:style-name="ro1">
          <table:table-cell office:value-type="float" office:value="527454643" calcext:value-type="float">
            <text:p>5274546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pertus-dev/exchange-core</text:p>
          </table:table-cell>
          <table:table-cell office:value-type="string" calcext:value-type="string">
            <text:p>2022-08-22T07:20:31Z</text:p>
          </table:table-cell>
          <table:table-cell office:value-type="date" office:date-value="2022-08-22T07:20:31" calcext:value-type="date">
            <text:p>2022-08-22 07:20:31</text:p>
          </table:table-cell>
          <table:table-cell table:number-columns-repeated="16379"/>
        </table:table-row>
        <table:table-row table:style-name="ro1">
          <table:table-cell office:value-type="float" office:value="526936543" calcext:value-type="float">
            <text:p>5269365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blozhou/exchange-core</text:p>
          </table:table-cell>
          <table:table-cell office:value-type="string" calcext:value-type="string">
            <text:p>2022-08-20T13:37:13Z</text:p>
          </table:table-cell>
          <table:table-cell office:value-type="date" office:date-value="2022-08-20T13:37:13" calcext:value-type="date">
            <text:p>2022-08-20 13:37:13</text:p>
          </table:table-cell>
          <table:table-cell table:number-columns-repeated="16379"/>
        </table:table-row>
        <table:table-row table:style-name="ro1">
          <table:table-cell office:value-type="float" office:value="525683592" calcext:value-type="float">
            <text:p>5256835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ea-conch/exchange-core</text:p>
          </table:table-cell>
          <table:table-cell office:value-type="string" calcext:value-type="string">
            <text:p>2022-08-17T07:25:10Z</text:p>
          </table:table-cell>
          <table:table-cell office:value-type="date" office:date-value="2022-08-17T07:25:10" calcext:value-type="date">
            <text:p>2022-08-17 07:25:10</text:p>
          </table:table-cell>
          <table:table-cell table:number-columns-repeated="16379"/>
        </table:table-row>
        <table:table-row table:style-name="ro1">
          <table:table-cell office:value-type="float" office:value="525621007" calcext:value-type="float">
            <text:p>5256210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1036225283/exchange-core</text:p>
          </table:table-cell>
          <table:table-cell office:value-type="string" calcext:value-type="string">
            <text:p>2022-08-17T03:09:48Z</text:p>
          </table:table-cell>
          <table:table-cell office:value-type="date" office:date-value="2022-08-17T03:09:48" calcext:value-type="date">
            <text:p>2022-08-17 03:09:48</text:p>
          </table:table-cell>
          <table:table-cell table:number-columns-repeated="16379"/>
        </table:table-row>
        <table:table-row table:style-name="ro1">
          <table:table-cell office:value-type="float" office:value="525203582" calcext:value-type="float">
            <text:p>52520358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ominhtrius/exchange-core</text:p>
          </table:table-cell>
          <table:table-cell office:value-type="string" calcext:value-type="string">
            <text:p>2022-08-16T02:22:13Z</text:p>
          </table:table-cell>
          <table:table-cell office:value-type="date" office:date-value="2022-08-16T02:22:13" calcext:value-type="date">
            <text:p>2022-08-16 02:22:13</text:p>
          </table:table-cell>
          <table:table-cell table:number-columns-repeated="16379"/>
        </table:table-row>
        <table:table-row table:style-name="ro1">
          <table:table-cell office:value-type="float" office:value="523530665" calcext:value-type="float">
            <text:p>5235306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omcc/exchange-core</text:p>
          </table:table-cell>
          <table:table-cell office:value-type="string" calcext:value-type="string">
            <text:p>2022-08-10T23:56:58Z</text:p>
          </table:table-cell>
          <table:table-cell office:value-type="date" office:date-value="2022-08-10T23:56:58" calcext:value-type="date">
            <text:p>2022-08-10 23:56:58</text:p>
          </table:table-cell>
          <table:table-cell table:number-columns-repeated="16379"/>
        </table:table-row>
        <table:table-row table:style-name="ro1">
          <table:table-cell office:value-type="float" office:value="523297215" calcext:value-type="float">
            <text:p>5232972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Blen/exchange-core</text:p>
          </table:table-cell>
          <table:table-cell office:value-type="string" calcext:value-type="string">
            <text:p>2022-08-10T10:22:42Z</text:p>
          </table:table-cell>
          <table:table-cell office:value-type="date" office:date-value="2022-08-10T10:22:42" calcext:value-type="date">
            <text:p>2022-08-10 10:22:42</text:p>
          </table:table-cell>
          <table:table-cell table:number-columns-repeated="16379"/>
        </table:table-row>
        <table:table-row table:style-name="ro1">
          <table:table-cell office:value-type="float" office:value="522857661" calcext:value-type="float">
            <text:p>52285766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mkcy9/exchange-core</text:p>
          </table:table-cell>
          <table:table-cell office:value-type="string" calcext:value-type="string">
            <text:p>2022-08-09T08:04:43Z</text:p>
          </table:table-cell>
          <table:table-cell office:value-type="date" office:date-value="2022-08-09T08:04:43" calcext:value-type="date">
            <text:p>2022-08-09 08:04:43</text:p>
          </table:table-cell>
          <table:table-cell table:number-columns-repeated="16379"/>
        </table:table-row>
        <table:table-row table:style-name="ro1">
          <table:table-cell office:value-type="float" office:value="521618037" calcext:value-type="float">
            <text:p>5216180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uRu92/exchange-core</text:p>
          </table:table-cell>
          <table:table-cell office:value-type="string" calcext:value-type="string">
            <text:p>2022-08-05T11:48:23Z</text:p>
          </table:table-cell>
          <table:table-cell office:value-type="date" office:date-value="2022-08-05T11:48:23" calcext:value-type="date">
            <text:p>2022-08-05 11:48:23</text:p>
          </table:table-cell>
          <table:table-cell table:number-columns-repeated="16379"/>
        </table:table-row>
        <table:table-row table:style-name="ro1">
          <table:table-cell office:value-type="float" office:value="521163471" calcext:value-type="float">
            <text:p>5211634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intecy/exchange-core</text:p>
          </table:table-cell>
          <table:table-cell office:value-type="string" calcext:value-type="string">
            <text:p>2022-08-04T07:16:23Z</text:p>
          </table:table-cell>
          <table:table-cell office:value-type="date" office:date-value="2022-08-04T07:16:23" calcext:value-type="date">
            <text:p>2022-08-04 07:16:23</text:p>
          </table:table-cell>
          <table:table-cell table:number-columns-repeated="16379"/>
        </table:table-row>
        <table:table-row table:style-name="ro1">
          <table:table-cell office:value-type="float" office:value="520447385" calcext:value-type="float">
            <text:p>52044738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hanhtungptit1224/exchange-core</text:p>
          </table:table-cell>
          <table:table-cell office:value-type="string" calcext:value-type="string">
            <text:p>2022-08-02T10:14:17Z</text:p>
          </table:table-cell>
          <table:table-cell office:value-type="date" office:date-value="2022-08-02T10:14:17" calcext:value-type="date">
            <text:p>2022-08-02 10:14:17</text:p>
          </table:table-cell>
          <table:table-cell table:number-columns-repeated="16379"/>
        </table:table-row>
        <table:table-row table:style-name="ro1">
          <table:table-cell office:value-type="float" office:value="520014384" calcext:value-type="float">
            <text:p>5200143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orucioclea/exchange-core</text:p>
          </table:table-cell>
          <table:table-cell office:value-type="string" calcext:value-type="string">
            <text:p>2022-08-01T07:48:42Z</text:p>
          </table:table-cell>
          <table:table-cell office:value-type="date" office:date-value="2022-08-01T07:48:42" calcext:value-type="date">
            <text:p>2022-08-01 07:48:42</text:p>
          </table:table-cell>
          <table:table-cell table:number-columns-repeated="16379"/>
        </table:table-row>
        <table:table-row table:style-name="ro1">
          <table:table-cell office:value-type="float" office:value="518757078" calcext:value-type="float">
            <text:p>51875707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enyachen/exchange-core</text:p>
          </table:table-cell>
          <table:table-cell office:value-type="string" calcext:value-type="string">
            <text:p>2022-07-28T08:08:04Z</text:p>
          </table:table-cell>
          <table:table-cell office:value-type="date" office:date-value="2022-07-28T08:08:04" calcext:value-type="date">
            <text:p>2022-07-28 08:08:04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date" office:date-value="2022-07-25T20:21:36" calcext:value-type="date">
            <text:p>2022-07-25 20:21:36</text:p>
          </table:table-cell>
          <table:table-cell table:number-columns-repeated="16379"/>
        </table:table-row>
        <table:table-row table:style-name="ro1">
          <table:table-cell office:value-type="float" office:value="516052712" calcext:value-type="float">
            <text:p>51605271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astwei/exchange-core</text:p>
          </table:table-cell>
          <table:table-cell office:value-type="string" calcext:value-type="string">
            <text:p>2022-07-20T16:17:14Z</text:p>
          </table:table-cell>
          <table:table-cell office:value-type="date" office:date-value="2022-07-20T16:17:14" calcext:value-type="date">
            <text:p>2022-07-20 16:17:14</text:p>
          </table:table-cell>
          <table:table-cell table:number-columns-repeated="16379"/>
        </table:table-row>
        <table:table-row table:style-name="ro1">
          <table:table-cell office:value-type="float" office:value="515677445" calcext:value-type="float">
            <text:p>51567744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nzzot/exchange-core</text:p>
          </table:table-cell>
          <table:table-cell office:value-type="string" calcext:value-type="string">
            <text:p>2022-07-19T17:16:59Z</text:p>
          </table:table-cell>
          <table:table-cell office:value-type="date" office:date-value="2022-07-19T17:16:59" calcext:value-type="date">
            <text:p>2022-07-19 17:16:59</text:p>
          </table:table-cell>
          <table:table-cell table:number-columns-repeated="16379"/>
        </table:table-row>
        <table:table-row table:style-name="ro1">
          <table:table-cell office:value-type="float" office:value="515500504" calcext:value-type="float">
            <text:p>51550050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dingDock/exchange-core</text:p>
          </table:table-cell>
          <table:table-cell office:value-type="string" calcext:value-type="string">
            <text:p>2022-07-19T08:32:32Z</text:p>
          </table:table-cell>
          <table:table-cell office:value-type="date" office:date-value="2022-07-19T08:32:32" calcext:value-type="date">
            <text:p>2022-07-19 08:32:32</text:p>
          </table:table-cell>
          <table:table-cell table:number-columns-repeated="16379"/>
        </table:table-row>
        <table:table-row table:style-name="ro1">
          <table:table-cell office:value-type="float" office:value="515421605" calcext:value-type="float">
            <text:p>51542160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uguanghua/exchange-core</text:p>
          </table:table-cell>
          <table:table-cell office:value-type="string" calcext:value-type="string">
            <text:p>2022-07-19T03:30:42Z</text:p>
          </table:table-cell>
          <table:table-cell office:value-type="date" office:date-value="2022-07-19T03:30:42" calcext:value-type="date">
            <text:p>2022-07-19 03:30:42</text:p>
          </table:table-cell>
          <table:table-cell table:number-columns-repeated="16379"/>
        </table:table-row>
        <table:table-row table:style-name="ro1">
          <table:table-cell office:value-type="float" office:value="514416018" calcext:value-type="float">
            <text:p>514416018</text:p>
          </table:table-cell>
          <table:table-cell office:value-type="string" calcext:value-type="string">
            <text:p>exchange-core-hft</text:p>
          </table:table-cell>
          <table:table-cell office:value-type="string" calcext:value-type="string">
            <text:p>marmibv/exchange-core-hft</text:p>
          </table:table-cell>
          <table:table-cell office:value-type="string" calcext:value-type="string">
            <text:p>2022-07-15T22:02:45Z</text:p>
          </table:table-cell>
          <table:table-cell office:value-type="date" office:date-value="2022-07-15T22:02:45" calcext:value-type="date">
            <text:p>2022-07-15 22:02:45</text:p>
          </table:table-cell>
          <table:table-cell table:number-columns-repeated="16379"/>
        </table:table-row>
        <table:table-row table:style-name="ro1">
          <table:table-cell office:value-type="float" office:value="514097223" calcext:value-type="float">
            <text:p>51409722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raderjack/exchange-core</text:p>
          </table:table-cell>
          <table:table-cell office:value-type="string" calcext:value-type="string">
            <text:p>2022-07-15T01:33:53Z</text:p>
          </table:table-cell>
          <table:table-cell office:value-type="date" office:date-value="2022-07-15T01:33:53" calcext:value-type="date">
            <text:p>2022-07-15 01:33:53</text:p>
          </table:table-cell>
          <table:table-cell table:number-columns-repeated="16379"/>
        </table:table-row>
        <table:table-row table:style-name="ro1">
          <table:table-cell office:value-type="float" office:value="511597058" calcext:value-type="float">
            <text:p>5115970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iralayipouya/exchange-core</text:p>
          </table:table-cell>
          <table:table-cell office:value-type="string" calcext:value-type="string">
            <text:p>2022-07-07T16:18:19Z</text:p>
          </table:table-cell>
          <table:table-cell office:value-type="date" office:date-value="2022-07-07T16:18:19" calcext:value-type="date">
            <text:p>2022-07-07 16:18:19</text:p>
          </table:table-cell>
          <table:table-cell table:number-columns-repeated="16379"/>
        </table:table-row>
        <table:table-row table:style-name="ro1">
          <table:table-cell office:value-type="float" office:value="507818289" calcext:value-type="float">
            <text:p>5078182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anpishu6300/exchange-core</text:p>
          </table:table-cell>
          <table:table-cell office:value-type="string" calcext:value-type="string">
            <text:p>2022-06-27T08:06:45Z</text:p>
          </table:table-cell>
          <table:table-cell office:value-type="date" office:date-value="2022-06-27T08:06:45" calcext:value-type="date">
            <text:p>2022-06-27 08:06:4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date" office:date-value="2022-06-26T17:21:07" calcext:value-type="date">
            <text:p>2022-06-26 17:21:07</text:p>
          </table:table-cell>
          <table:table-cell table:number-columns-repeated="16379"/>
        </table:table-row>
        <table:table-row table:style-name="ro1">
          <table:table-cell office:value-type="float" office:value="506934437" calcext:value-type="float">
            <text:p>5069344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onykwok1992/exchange-core</text:p>
          </table:table-cell>
          <table:table-cell office:value-type="string" calcext:value-type="string">
            <text:p>2022-06-24T08:25:29Z</text:p>
          </table:table-cell>
          <table:table-cell office:value-type="date" office:date-value="2022-06-24T08:25:29" calcext:value-type="date">
            <text:p>2022-06-24 08:25:29</text:p>
          </table:table-cell>
          <table:table-cell table:number-columns-repeated="16379"/>
        </table:table-row>
        <table:table-row table:style-name="ro1">
          <table:table-cell office:value-type="float" office:value="504884258" calcext:value-type="float">
            <text:p>5048842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hiyang-cao/exchange-core</text:p>
          </table:table-cell>
          <table:table-cell office:value-type="string" calcext:value-type="string">
            <text:p>2022-06-18T15:44:21Z</text:p>
          </table:table-cell>
          <table:table-cell office:value-type="date" office:date-value="2022-06-18T15:44:21" calcext:value-type="date">
            <text:p>2022-06-18 15:44:21</text:p>
          </table:table-cell>
          <table:table-cell table:number-columns-repeated="16379"/>
        </table:table-row>
        <table:table-row table:style-name="ro1">
          <table:table-cell office:value-type="float" office:value="504676457" calcext:value-type="float">
            <text:p>5046764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regGGregGreG/exchange-core</text:p>
          </table:table-cell>
          <table:table-cell office:value-type="string" calcext:value-type="string">
            <text:p>2022-06-17T21:29:10Z</text:p>
          </table:table-cell>
          <table:table-cell office:value-type="date" office:date-value="2022-06-17T21:29:10" calcext:value-type="date">
            <text:p>2022-06-17 21:29:10</text:p>
          </table:table-cell>
          <table:table-cell table:number-columns-repeated="16379"/>
        </table:table-row>
        <table:table-row table:style-name="ro1">
          <table:table-cell office:value-type="float" office:value="504178736" calcext:value-type="float">
            <text:p>50417873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pencerbug/exchange-core</text:p>
          </table:table-cell>
          <table:table-cell office:value-type="string" calcext:value-type="string">
            <text:p>2022-06-16T14:03:20Z</text:p>
          </table:table-cell>
          <table:table-cell office:value-type="date" office:date-value="2022-06-16T14:03:20" calcext:value-type="date">
            <text:p>2022-06-16 14:03:20</text:p>
          </table:table-cell>
          <table:table-cell table:number-columns-repeated="16379"/>
        </table:table-row>
        <table:table-row table:style-name="ro1">
          <table:table-cell office:value-type="float" office:value="501891039" calcext:value-type="float">
            <text:p>50189103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ugglezxx/exchange-core</text:p>
          </table:table-cell>
          <table:table-cell office:value-type="string" calcext:value-type="string">
            <text:p>2022-06-10T03:47:55Z</text:p>
          </table:table-cell>
          <table:table-cell office:value-type="date" office:date-value="2022-06-10T03:47:55" calcext:value-type="date">
            <text:p>2022-06-10 03:47:55</text:p>
          </table:table-cell>
          <table:table-cell table:number-columns-repeated="16379"/>
        </table:table-row>
        <table:table-row table:style-name="ro1">
          <table:table-cell office:value-type="float" office:value="501096188" calcext:value-type="float">
            <text:p>5010961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ienpsm/exchange-core</text:p>
          </table:table-cell>
          <table:table-cell office:value-type="string" calcext:value-type="string">
            <text:p>2022-06-08T04:13:16Z</text:p>
          </table:table-cell>
          <table:table-cell office:value-type="date" office:date-value="2022-06-08T04:13:16" calcext:value-type="date">
            <text:p>2022-06-08 04:13:16</text:p>
          </table:table-cell>
          <table:table-cell table:number-columns-repeated="16379"/>
        </table:table-row>
        <table:table-row table:style-name="ro1">
          <table:table-cell office:value-type="float" office:value="500568898" calcext:value-type="float">
            <text:p>5005688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andhya0423/exchange-core</text:p>
          </table:table-cell>
          <table:table-cell office:value-type="string" calcext:value-type="string">
            <text:p>2022-06-06T19:34:26Z</text:p>
          </table:table-cell>
          <table:table-cell office:value-type="date" office:date-value="2022-06-06T19:34:26" calcext:value-type="date">
            <text:p>2022-06-06 19:34:26</text:p>
          </table:table-cell>
          <table:table-cell table:number-columns-repeated="16379"/>
        </table:table-row>
        <table:table-row table:style-name="ro1">
          <table:table-cell office:value-type="float" office:value="499808975" calcext:value-type="float">
            <text:p>4998089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stanula/exchange-core</text:p>
          </table:table-cell>
          <table:table-cell office:value-type="string" calcext:value-type="string">
            <text:p>2022-06-04T11:40:04Z</text:p>
          </table:table-cell>
          <table:table-cell office:value-type="date" office:date-value="2022-06-04T11:40:04" calcext:value-type="date">
            <text:p>2022-06-04 11:40:04</text:p>
          </table:table-cell>
          <table:table-cell table:number-columns-repeated="16379"/>
        </table:table-row>
        <table:table-row table:style-name="ro1">
          <table:table-cell office:value-type="float" office:value="497607498" calcext:value-type="float">
            <text:p>4976074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star-app/exchange-core</text:p>
          </table:table-cell>
          <table:table-cell office:value-type="string" calcext:value-type="string">
            <text:p>2022-05-29T14:01:13Z</text:p>
          </table:table-cell>
          <table:table-cell office:value-type="date" office:date-value="2022-05-29T14:01:13" calcext:value-type="date">
            <text:p>2022-05-29 14:01:13</text:p>
          </table:table-cell>
          <table:table-cell table:number-columns-repeated="16379"/>
        </table:table-row>
        <table:table-row table:style-name="ro1">
          <table:table-cell office:value-type="float" office:value="497257324" calcext:value-type="float">
            <text:p>49725732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hsanelahi748/exchange-core</text:p>
          </table:table-cell>
          <table:table-cell office:value-type="string" calcext:value-type="string">
            <text:p>2022-05-28T08:21:01Z</text:p>
          </table:table-cell>
          <table:table-cell office:value-type="date" office:date-value="2022-05-28T08:21:01" calcext:value-type="date">
            <text:p>2022-05-28 08:21:01</text:p>
          </table:table-cell>
          <table:table-cell table:number-columns-repeated="16379"/>
        </table:table-row>
        <table:table-row table:style-name="ro1">
          <table:table-cell office:value-type="float" office:value="495315684" calcext:value-type="float">
            <text:p>4953156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enkhoon/exchange-core</text:p>
          </table:table-cell>
          <table:table-cell office:value-type="string" calcext:value-type="string">
            <text:p>2022-05-23T08:10:54Z</text:p>
          </table:table-cell>
          <table:table-cell office:value-type="date" office:date-value="2022-05-23T08:10:54" calcext:value-type="date">
            <text:p>2022-05-23 08:10:54</text:p>
          </table:table-cell>
          <table:table-cell table:number-columns-repeated="16379"/>
        </table:table-row>
        <table:table-row table:style-name="ro1">
          <table:table-cell office:value-type="float" office:value="495274162" calcext:value-type="float">
            <text:p>4952741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almanbao/exchange-core</text:p>
          </table:table-cell>
          <table:table-cell office:value-type="string" calcext:value-type="string">
            <text:p>2022-05-23T05:46:52Z</text:p>
          </table:table-cell>
          <table:table-cell office:value-type="date" office:date-value="2022-05-23T05:46:52" calcext:value-type="date">
            <text:p>2022-05-23 05:46:52</text:p>
          </table:table-cell>
          <table:table-cell table:number-columns-repeated="16379"/>
        </table:table-row>
        <table:table-row table:style-name="ro1">
          <table:table-cell office:value-type="float" office:value="495184974" calcext:value-type="float">
            <text:p>49518497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iaHaobo/exchange-core</text:p>
          </table:table-cell>
          <table:table-cell office:value-type="string" calcext:value-type="string">
            <text:p>2022-05-22T21:47:40Z</text:p>
          </table:table-cell>
          <table:table-cell office:value-type="date" office:date-value="2022-05-22T21:47:40" calcext:value-type="date">
            <text:p>2022-05-22 21:47:40</text:p>
          </table:table-cell>
          <table:table-cell table:number-columns-repeated="16379"/>
        </table:table-row>
        <table:table-row table:style-name="ro1">
          <table:table-cell office:value-type="float" office:value="495116362" calcext:value-type="float">
            <text:p>4951163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spspspsp/exchange-core</text:p>
          </table:table-cell>
          <table:table-cell office:value-type="string" calcext:value-type="string">
            <text:p>2022-05-22T16:35:00Z</text:p>
          </table:table-cell>
          <table:table-cell office:value-type="date" office:date-value="2022-05-22T16:35:00" calcext:value-type="date">
            <text:p>2022-05-22 16:35:00</text:p>
          </table:table-cell>
          <table:table-cell table:number-columns-repeated="16379"/>
        </table:table-row>
        <table:table-row table:style-name="ro1">
          <table:table-cell office:value-type="float" office:value="494552044" calcext:value-type="float">
            <text:p>49455204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esley-yang/exchange-core</text:p>
          </table:table-cell>
          <table:table-cell office:value-type="string" calcext:value-type="string">
            <text:p>2022-05-20T17:26:33Z</text:p>
          </table:table-cell>
          <table:table-cell office:value-type="date" office:date-value="2022-05-20T17:26:33" calcext:value-type="date">
            <text:p>2022-05-20 17:26:33</text:p>
          </table:table-cell>
          <table:table-cell table:number-columns-repeated="16379"/>
        </table:table-row>
        <table:table-row table:style-name="ro1">
          <table:table-cell office:value-type="float" office:value="494228001" calcext:value-type="float">
            <text:p>4942280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driaanjoubert/exchange-core</text:p>
          </table:table-cell>
          <table:table-cell office:value-type="string" calcext:value-type="string">
            <text:p>2022-05-19T21:00:30Z</text:p>
          </table:table-cell>
          <table:table-cell office:value-type="date" office:date-value="2022-05-19T21:00:30" calcext:value-type="date">
            <text:p>2022-05-19 21:00:30</text:p>
          </table:table-cell>
          <table:table-cell table:number-columns-repeated="16379"/>
        </table:table-row>
        <table:table-row table:style-name="ro1">
          <table:table-cell office:value-type="float" office:value="493949398" calcext:value-type="float">
            <text:p>4939493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harleslei01/exchange-core</text:p>
          </table:table-cell>
          <table:table-cell office:value-type="string" calcext:value-type="string">
            <text:p>2022-05-19T06:34:41Z</text:p>
          </table:table-cell>
          <table:table-cell office:value-type="date" office:date-value="2022-05-19T06:34:41" calcext:value-type="date">
            <text:p>2022-05-19 06:34:41</text:p>
          </table:table-cell>
          <table:table-cell table:number-columns-repeated="16379"/>
        </table:table-row>
        <table:table-row table:style-name="ro1">
          <table:table-cell office:value-type="float" office:value="491403482" calcext:value-type="float">
            <text:p>49140348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ahidalvandi/exchange-core</text:p>
          </table:table-cell>
          <table:table-cell office:value-type="string" calcext:value-type="string">
            <text:p>2022-05-12T07:11:13Z</text:p>
          </table:table-cell>
          <table:table-cell office:value-type="date" office:date-value="2022-05-12T07:11:13" calcext:value-type="date">
            <text:p>2022-05-12 07:11:13</text:p>
          </table:table-cell>
          <table:table-cell table:number-columns-repeated="16379"/>
        </table:table-row>
        <table:table-row table:style-name="ro1">
          <table:table-cell office:value-type="float" office:value="490754961" calcext:value-type="float">
            <text:p>49075496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amcqueary/exchange-core</text:p>
          </table:table-cell>
          <table:table-cell office:value-type="string" calcext:value-type="string">
            <text:p>2022-05-10T15:23:32Z</text:p>
          </table:table-cell>
          <table:table-cell office:value-type="date" office:date-value="2022-05-10T15:23:32" calcext:value-type="date">
            <text:p>2022-05-10 15:23:32</text:p>
          </table:table-cell>
          <table:table-cell table:number-columns-repeated="16379"/>
        </table:table-row>
        <table:table-row table:style-name="ro1">
          <table:table-cell office:value-type="float" office:value="487402748" calcext:value-type="float">
            <text:p>4874027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hsanhaghpanah/exchange-core</text:p>
          </table:table-cell>
          <table:table-cell office:value-type="string" calcext:value-type="string">
            <text:p>2022-04-30T23:26:49Z</text:p>
          </table:table-cell>
          <table:table-cell office:value-type="date" office:date-value="2022-04-30T23:26:49" calcext:value-type="date">
            <text:p>2022-04-30 23:26:49</text:p>
          </table:table-cell>
          <table:table-cell table:number-columns-repeated="16379"/>
        </table:table-row>
        <table:table-row table:style-name="ro1">
          <table:table-cell office:value-type="float" office:value="487220866" calcext:value-type="float">
            <text:p>48722086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ajattyagiin/exchange-core</text:p>
          </table:table-cell>
          <table:table-cell office:value-type="string" calcext:value-type="string">
            <text:p>2022-04-30T08:16:22Z</text:p>
          </table:table-cell>
          <table:table-cell office:value-type="date" office:date-value="2022-04-30T08:16:22" calcext:value-type="date">
            <text:p>2022-04-30 08:16:22</text:p>
          </table:table-cell>
          <table:table-cell table:number-columns-repeated="16379"/>
        </table:table-row>
        <table:table-row table:style-name="ro1">
          <table:table-cell office:value-type="float" office:value="484806054" calcext:value-type="float">
            <text:p>48480605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anchuanbing/exchange-core</text:p>
          </table:table-cell>
          <table:table-cell office:value-type="string" calcext:value-type="string">
            <text:p>2022-04-23T16:57:32Z</text:p>
          </table:table-cell>
          <table:table-cell office:value-type="date" office:date-value="2022-04-23T16:57:32" calcext:value-type="date">
            <text:p>2022-04-23 16:57:32</text:p>
          </table:table-cell>
          <table:table-cell table:number-columns-repeated="16379"/>
        </table:table-row>
        <table:table-row table:style-name="ro1">
          <table:table-cell office:value-type="float" office:value="484725327" calcext:value-type="float">
            <text:p>4847253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ct/exchange-core</text:p>
          </table:table-cell>
          <table:table-cell office:value-type="string" calcext:value-type="string">
            <text:p>2022-04-23T11:14:51Z</text:p>
          </table:table-cell>
          <table:table-cell office:value-type="date" office:date-value="2022-04-23T11:14:51" calcext:value-type="date">
            <text:p>2022-04-23 11:14:51</text:p>
          </table:table-cell>
          <table:table-cell table:number-columns-repeated="16379"/>
        </table:table-row>
        <table:table-row table:style-name="ro1">
          <table:table-cell office:value-type="float" office:value="484549834" calcext:value-type="float">
            <text:p>48454983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ubi022/exchange-core</text:p>
          </table:table-cell>
          <table:table-cell office:value-type="string" calcext:value-type="string">
            <text:p>2022-04-22T19:31:17Z</text:p>
          </table:table-cell>
          <table:table-cell office:value-type="date" office:date-value="2022-04-22T19:31:17" calcext:value-type="date">
            <text:p>2022-04-22 19:31:17</text:p>
          </table:table-cell>
          <table:table-cell table:number-columns-repeated="16379"/>
        </table:table-row>
        <table:table-row table:style-name="ro1">
          <table:table-cell office:value-type="float" office:value="483900025" calcext:value-type="float">
            <text:p>48390002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inext/exchange-core</text:p>
          </table:table-cell>
          <table:table-cell office:value-type="string" calcext:value-type="string">
            <text:p>2022-04-21T04:02:41Z</text:p>
          </table:table-cell>
          <table:table-cell office:value-type="date" office:date-value="2022-04-21T04:02:41" calcext:value-type="date">
            <text:p>2022-04-21 04:02:41</text:p>
          </table:table-cell>
          <table:table-cell table:number-columns-repeated="16379"/>
        </table:table-row>
        <table:table-row table:style-name="ro1">
          <table:table-cell office:value-type="float" office:value="481453445" calcext:value-type="float">
            <text:p>48145344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uochenjersey/exchange-core</text:p>
          </table:table-cell>
          <table:table-cell office:value-type="string" calcext:value-type="string">
            <text:p>2022-04-14T03:30:04Z</text:p>
          </table:table-cell>
          <table:table-cell office:value-type="date" office:date-value="2022-04-14T03:30:04" calcext:value-type="date">
            <text:p>2022-04-14 03:30:04</text:p>
          </table:table-cell>
          <table:table-cell table:number-columns-repeated="16379"/>
        </table:table-row>
        <table:table-row table:style-name="ro1">
          <table:table-cell office:value-type="float" office:value="479667969" calcext:value-type="float">
            <text:p>4796679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lackPeter13/exchange-core</text:p>
          </table:table-cell>
          <table:table-cell office:value-type="string" calcext:value-type="string">
            <text:p>2022-04-09T08:40:46Z</text:p>
          </table:table-cell>
          <table:table-cell office:value-type="date" office:date-value="2022-04-10T16:08:36" calcext:value-type="date">
            <text:p>2022-04-10 16:08:36</text:p>
          </table:table-cell>
          <table:table-cell table:number-columns-repeated="16379"/>
        </table:table-row>
        <table:table-row table:style-name="ro1">
          <table:table-cell office:value-type="float" office:value="479649276" calcext:value-type="float">
            <text:p>47964927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erwinChina/exchange-core</text:p>
          </table:table-cell>
          <table:table-cell office:value-type="string" calcext:value-type="string">
            <text:p>2022-04-09T07:14:10Z</text:p>
          </table:table-cell>
          <table:table-cell office:value-type="date" office:date-value="2022-04-09T08:40:46" calcext:value-type="date">
            <text:p>2022-04-09 08:40:46</text:p>
          </table:table-cell>
          <table:table-cell table:number-columns-repeated="16379"/>
        </table:table-row>
        <table:table-row table:style-name="ro1">
          <table:table-cell office:value-type="float" office:value="479365775" calcext:value-type="float">
            <text:p>4793657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ettychen/exchange-core</text:p>
          </table:table-cell>
          <table:table-cell office:value-type="string" calcext:value-type="string">
            <text:p>2022-04-08T11:36:39Z</text:p>
          </table:table-cell>
          <table:table-cell office:value-type="date" office:date-value="2022-04-09T07:14:10" calcext:value-type="date">
            <text:p>2022-04-09 07:14:10</text:p>
          </table:table-cell>
          <table:table-cell table:number-columns-repeated="16379"/>
        </table:table-row>
        <table:table-row table:style-name="ro1">
          <table:table-cell office:value-type="float" office:value="476620062" calcext:value-type="float">
            <text:p>4766200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anford2020/exchange-core</text:p>
          </table:table-cell>
          <table:table-cell office:value-type="string" calcext:value-type="string">
            <text:p>2022-04-01T07:35:09Z</text:p>
          </table:table-cell>
          <table:table-cell office:value-type="date" office:date-value="2022-04-08T11:36:39" calcext:value-type="date">
            <text:p>2022-04-08 11:36:39</text:p>
          </table:table-cell>
          <table:table-cell table:number-columns-repeated="16379"/>
        </table:table-row>
        <table:table-row table:style-name="ro1">
          <table:table-cell office:value-type="float" office:value="475938324" calcext:value-type="float">
            <text:p>47593832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aonq-me/exchange-core</text:p>
          </table:table-cell>
          <table:table-cell office:value-type="string" calcext:value-type="string">
            <text:p>2022-03-30T15:22:34Z</text:p>
          </table:table-cell>
          <table:table-cell office:value-type="date" office:date-value="2022-04-01T07:35:09" calcext:value-type="date">
            <text:p>2022-04-01 07:35:09</text:p>
          </table:table-cell>
          <table:table-cell table:number-columns-repeated="16379"/>
        </table:table-row>
        <table:table-row table:style-name="ro1">
          <table:table-cell office:value-type="float" office:value="474684666" calcext:value-type="float">
            <text:p>47468466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deCombiner/exchange-core</text:p>
          </table:table-cell>
          <table:table-cell office:value-type="string" calcext:value-type="string">
            <text:p>2022-03-27T15:51:44Z</text:p>
          </table:table-cell>
          <table:table-cell office:value-type="date" office:date-value="2022-03-30T15:22:34" calcext:value-type="date">
            <text:p>2022-03-30 15:22:34</text:p>
          </table:table-cell>
          <table:table-cell table:number-columns-repeated="16379"/>
        </table:table-row>
        <table:table-row table:style-name="ro1">
          <table:table-cell office:value-type="float" office:value="474326030" calcext:value-type="float">
            <text:p>47432603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bahmani/exchange-core</text:p>
          </table:table-cell>
          <table:table-cell office:value-type="string" calcext:value-type="string">
            <text:p>2022-03-26T11:24:16Z</text:p>
          </table:table-cell>
          <table:table-cell office:value-type="date" office:date-value="2022-03-27T15:51:44" calcext:value-type="date">
            <text:p>2022-03-27 15:51:44</text:p>
          </table:table-cell>
          <table:table-cell table:number-columns-repeated="16379"/>
        </table:table-row>
        <table:table-row table:style-name="ro1">
          <table:table-cell office:value-type="float" office:value="474250599" calcext:value-type="float">
            <text:p>47425059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ngkimbs/exchange-core</text:p>
          </table:table-cell>
          <table:table-cell office:value-type="string" calcext:value-type="string">
            <text:p>2022-03-26T05:24:00Z</text:p>
          </table:table-cell>
          <table:table-cell office:value-type="date" office:date-value="2022-03-26T11:24:16" calcext:value-type="date">
            <text:p>2022-03-26 11:24:16</text:p>
          </table:table-cell>
          <table:table-cell table:number-columns-repeated="16379"/>
        </table:table-row>
        <table:table-row table:style-name="ro1">
          <table:table-cell office:value-type="float" office:value="473862791" calcext:value-type="float">
            <text:p>4738627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d-exchange/exchange-core</text:p>
          </table:table-cell>
          <table:table-cell office:value-type="string" calcext:value-type="string">
            <text:p>2022-03-25T04:01:57Z</text:p>
          </table:table-cell>
          <table:table-cell office:value-type="date" office:date-value="2022-03-26T05:24:00" calcext:value-type="date">
            <text:p>2022-03-26 05:24:00</text:p>
          </table:table-cell>
          <table:table-cell table:number-columns-repeated="16379"/>
        </table:table-row>
        <table:table-row table:style-name="ro1">
          <table:table-cell office:value-type="float" office:value="473395765" calcext:value-type="float">
            <text:p>473395765</text:p>
          </table:table-cell>
          <table:table-cell office:value-type="string" calcext:value-type="string">
            <text:p>exchange-core-1</text:p>
          </table:table-cell>
          <table:table-cell office:value-type="string" calcext:value-type="string">
            <text:p>vs1210/exchange-core-1</text:p>
          </table:table-cell>
          <table:table-cell office:value-type="string" calcext:value-type="string">
            <text:p>2022-03-23T23:51:16Z</text:p>
          </table:table-cell>
          <table:table-cell office:value-type="date" office:date-value="2022-03-25T04:01:57" calcext:value-type="date">
            <text:p>2022-03-25 04:01:57</text:p>
          </table:table-cell>
          <table:table-cell table:number-columns-repeated="16379"/>
        </table:table-row>
        <table:table-row table:style-name="ro1">
          <table:table-cell office:value-type="float" office:value="472631810" calcext:value-type="float">
            <text:p>47263181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iji87432/exchange-core</text:p>
          </table:table-cell>
          <table:table-cell office:value-type="string" calcext:value-type="string">
            <text:p>2022-03-22T05:52:24Z</text:p>
          </table:table-cell>
          <table:table-cell office:value-type="date" office:date-value="2022-03-23T23:51:16" calcext:value-type="date">
            <text:p>2022-03-23 23:51:16</text:p>
          </table:table-cell>
          <table:table-cell table:number-columns-repeated="16379"/>
        </table:table-row>
        <table:table-row table:style-name="ro1">
          <table:table-cell office:value-type="float" office:value="471993764" calcext:value-type="float">
            <text:p>47199376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lcryptopump/exchange-core</text:p>
          </table:table-cell>
          <table:table-cell office:value-type="string" calcext:value-type="string">
            <text:p>2022-03-20T13:49:25Z</text:p>
          </table:table-cell>
          <table:table-cell office:value-type="date" office:date-value="2022-03-22T05:52:24" calcext:value-type="date">
            <text:p>2022-03-22 05:52:24</text:p>
          </table:table-cell>
          <table:table-cell table:number-columns-repeated="16379"/>
        </table:table-row>
        <table:table-row table:style-name="ro1">
          <table:table-cell office:value-type="float" office:value="470548111" calcext:value-type="float">
            <text:p>4705481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ndazhi/exchange-core</text:p>
          </table:table-cell>
          <table:table-cell office:value-type="string" calcext:value-type="string">
            <text:p>2022-03-16T11:10:56Z</text:p>
          </table:table-cell>
          <table:table-cell office:value-type="date" office:date-value="2022-03-20T13:49:25" calcext:value-type="date">
            <text:p>2022-03-20 13:49:25</text:p>
          </table:table-cell>
          <table:table-cell table:number-columns-repeated="16379"/>
        </table:table-row>
        <table:table-row table:style-name="ro1">
          <table:table-cell office:value-type="float" office:value="470465178" calcext:value-type="float">
            <text:p>47046517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opeyer1/exchange-core</text:p>
          </table:table-cell>
          <table:table-cell office:value-type="string" calcext:value-type="string">
            <text:p>2022-03-16T06:49:13Z</text:p>
          </table:table-cell>
          <table:table-cell office:value-type="date" office:date-value="2022-03-16T11:10:56" calcext:value-type="date">
            <text:p>2022-03-16 11:10:56</text:p>
          </table:table-cell>
          <table:table-cell table:number-columns-repeated="16379"/>
        </table:table-row>
        <table:table-row table:style-name="ro1">
          <table:table-cell office:value-type="float" office:value="469726442" calcext:value-type="float">
            <text:p>4697264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dmer/exchange-core</text:p>
          </table:table-cell>
          <table:table-cell office:value-type="string" calcext:value-type="string">
            <text:p>2022-03-14T12:36:56Z</text:p>
          </table:table-cell>
          <table:table-cell office:value-type="date" office:date-value="2022-03-16T06:49:13" calcext:value-type="date">
            <text:p>2022-03-16 06:49:13</text:p>
          </table:table-cell>
          <table:table-cell table:number-columns-repeated="16379"/>
        </table:table-row>
        <table:table-row table:style-name="ro1">
          <table:table-cell office:value-type="float" office:value="468633268" calcext:value-type="float">
            <text:p>46863326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appysammy/exchange-core</text:p>
          </table:table-cell>
          <table:table-cell office:value-type="string" calcext:value-type="string">
            <text:p>2022-03-11T06:20:20Z</text:p>
          </table:table-cell>
          <table:table-cell office:value-type="date" office:date-value="2022-03-14T12:36:56" calcext:value-type="date">
            <text:p>2022-03-14 12:36:56</text:p>
          </table:table-cell>
          <table:table-cell table:number-columns-repeated="16379"/>
        </table:table-row>
        <table:table-row table:style-name="ro1">
          <table:table-cell office:value-type="float" office:value="468542265" calcext:value-type="float">
            <text:p>4685422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arrorek0xd/exchange-core</text:p>
          </table:table-cell>
          <table:table-cell office:value-type="string" calcext:value-type="string">
            <text:p>2022-03-10T23:25:22Z</text:p>
          </table:table-cell>
          <table:table-cell office:value-type="date" office:date-value="2022-03-11T06:20:20" calcext:value-type="date">
            <text:p>2022-03-11 06:20:20</text:p>
          </table:table-cell>
          <table:table-cell table:number-columns-repeated="16379"/>
        </table:table-row>
        <table:table-row table:style-name="ro1">
          <table:table-cell office:value-type="float" office:value="467810487" calcext:value-type="float">
            <text:p>46781048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oycejade0810/exchange-core</text:p>
          </table:table-cell>
          <table:table-cell office:value-type="string" calcext:value-type="string">
            <text:p>2022-03-09T06:49:38Z</text:p>
          </table:table-cell>
          <table:table-cell office:value-type="date" office:date-value="2022-03-10T23:25:22" calcext:value-type="date">
            <text:p>2022-03-10 23:25:22</text:p>
          </table:table-cell>
          <table:table-cell table:number-columns-repeated="16379"/>
        </table:table-row>
        <table:table-row table:style-name="ro1">
          <table:table-cell office:value-type="float" office:value="467148215" calcext:value-type="float">
            <text:p>4671482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illy-Artifice/exchange-core</text:p>
          </table:table-cell>
          <table:table-cell office:value-type="string" calcext:value-type="string">
            <text:p>2022-03-07T15:20:46Z</text:p>
          </table:table-cell>
          <table:table-cell office:value-type="date" office:date-value="2022-03-09T06:49:38" calcext:value-type="date">
            <text:p>2022-03-09 06:49:38</text:p>
          </table:table-cell>
          <table:table-cell table:number-columns-repeated="16379"/>
        </table:table-row>
        <table:table-row table:style-name="ro1">
          <table:table-cell office:value-type="float" office:value="466384066" calcext:value-type="float">
            <text:p>46638406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yzBits/exchange-core</text:p>
          </table:table-cell>
          <table:table-cell office:value-type="string" calcext:value-type="string">
            <text:p>2022-03-05T07:36:15Z</text:p>
          </table:table-cell>
          <table:table-cell office:value-type="date" office:date-value="2022-03-07T15:20:46" calcext:value-type="date">
            <text:p>2022-03-07 15:20:46</text:p>
          </table:table-cell>
          <table:table-cell table:number-columns-repeated="16379"/>
        </table:table-row>
        <table:table-row table:style-name="ro1">
          <table:table-cell office:value-type="float" office:value="466363220" calcext:value-type="float">
            <text:p>46636322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liew/exchange-core</text:p>
          </table:table-cell>
          <table:table-cell office:value-type="string" calcext:value-type="string">
            <text:p>2022-03-05T05:51:22Z</text:p>
          </table:table-cell>
          <table:table-cell office:value-type="date" office:date-value="2022-03-05T07:36:15" calcext:value-type="date">
            <text:p>2022-03-05 07:36:15</text:p>
          </table:table-cell>
          <table:table-cell table:number-columns-repeated="16379"/>
        </table:table-row>
        <table:table-row table:style-name="ro1">
          <table:table-cell office:value-type="float" office:value="464710090" calcext:value-type="float">
            <text:p>46471009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yex-net/exchange-core</text:p>
          </table:table-cell>
          <table:table-cell office:value-type="string" calcext:value-type="string">
            <text:p>2022-03-01T02:02:34Z</text:p>
          </table:table-cell>
          <table:table-cell office:value-type="date" office:date-value="2022-03-05T05:51:22" calcext:value-type="date">
            <text:p>2022-03-05 05:51:22</text:p>
          </table:table-cell>
          <table:table-cell table:number-columns-repeated="16379"/>
        </table:table-row>
        <table:table-row table:style-name="ro1">
          <table:table-cell office:value-type="float" office:value="462573516" calcext:value-type="float">
            <text:p>46257351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niquewk/exchange-core</text:p>
          </table:table-cell>
          <table:table-cell office:value-type="string" calcext:value-type="string">
            <text:p>2022-02-23T03:56:17Z</text:p>
          </table:table-cell>
          <table:table-cell office:value-type="date" office:date-value="2022-03-01T02:02:34" calcext:value-type="date">
            <text:p>2022-03-01 02:02:34</text:p>
          </table:table-cell>
          <table:table-cell table:number-columns-repeated="16379"/>
        </table:table-row>
        <table:table-row table:style-name="ro1">
          <table:table-cell office:value-type="float" office:value="462310227" calcext:value-type="float">
            <text:p>4623102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liyaha/exchange-core</text:p>
          </table:table-cell>
          <table:table-cell office:value-type="string" calcext:value-type="string">
            <text:p>2022-02-22T13:29:18Z</text:p>
          </table:table-cell>
          <table:table-cell office:value-type="date" office:date-value="2022-02-23T03:56:17" calcext:value-type="date">
            <text:p>2022-02-23 03:56:17</text:p>
          </table:table-cell>
          <table:table-cell table:number-columns-repeated="16379"/>
        </table:table-row>
        <table:table-row table:style-name="ro1">
          <table:table-cell office:value-type="float" office:value="461770342" calcext:value-type="float">
            <text:p>4617703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ionggit/exchange-core</text:p>
          </table:table-cell>
          <table:table-cell office:value-type="string" calcext:value-type="string">
            <text:p>2022-02-21T08:32:08Z</text:p>
          </table:table-cell>
          <table:table-cell office:value-type="date" office:date-value="2022-02-22T13:29:18" calcext:value-type="date">
            <text:p>2022-02-22 13:29:18</text:p>
          </table:table-cell>
          <table:table-cell table:number-columns-repeated="16379"/>
        </table:table-row>
        <table:table-row table:style-name="ro1">
          <table:table-cell office:value-type="float" office:value="461757006" calcext:value-type="float">
            <text:p>4617570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-sen/exchange-core</text:p>
          </table:table-cell>
          <table:table-cell office:value-type="string" calcext:value-type="string">
            <text:p>2022-02-21T07:52:38Z</text:p>
          </table:table-cell>
          <table:table-cell office:value-type="date" office:date-value="2022-02-21T08:32:08" calcext:value-type="date">
            <text:p>2022-02-21 08:32:08</text:p>
          </table:table-cell>
          <table:table-cell table:number-columns-repeated="16379"/>
        </table:table-row>
        <table:table-row table:style-name="ro1">
          <table:table-cell office:value-type="float" office:value="461523147" calcext:value-type="float">
            <text:p>46152314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aizalabdrahman/exchange-core</text:p>
          </table:table-cell>
          <table:table-cell office:value-type="string" calcext:value-type="string">
            <text:p>2022-02-20T15:05:11Z</text:p>
          </table:table-cell>
          <table:table-cell office:value-type="date" office:date-value="2022-02-21T07:52:38" calcext:value-type="date">
            <text:p>2022-02-21 07:52:38</text:p>
          </table:table-cell>
          <table:table-cell table:number-columns-repeated="16379"/>
        </table:table-row>
        <table:table-row table:style-name="ro1">
          <table:table-cell office:value-type="float" office:value="460298810" calcext:value-type="float">
            <text:p>46029881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incentail/exchange-core</text:p>
          </table:table-cell>
          <table:table-cell office:value-type="string" calcext:value-type="string">
            <text:p>2022-02-17T05:48:29Z</text:p>
          </table:table-cell>
          <table:table-cell office:value-type="date" office:date-value="2022-02-20T15:05:11" calcext:value-type="date">
            <text:p>2022-02-20 15:05:11</text:p>
          </table:table-cell>
          <table:table-cell table:number-columns-repeated="16379"/>
        </table:table-row>
        <table:table-row table:style-name="ro1">
          <table:table-cell office:value-type="float" office:value="457608435" calcext:value-type="float">
            <text:p>4576084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z9874308/exchange-core</text:p>
          </table:table-cell>
          <table:table-cell office:value-type="string" calcext:value-type="string">
            <text:p>2022-02-10T02:55:19Z</text:p>
          </table:table-cell>
          <table:table-cell office:value-type="date" office:date-value="2022-02-17T05:48:29" calcext:value-type="date">
            <text:p>2022-02-17 05:48:29</text:p>
          </table:table-cell>
          <table:table-cell table:number-columns-repeated="16379"/>
        </table:table-row>
        <table:table-row table:style-name="ro1">
          <table:table-cell office:value-type="float" office:value="457158892" calcext:value-type="float">
            <text:p>4571588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yningabcd/exchange-core</text:p>
          </table:table-cell>
          <table:table-cell office:value-type="string" calcext:value-type="string">
            <text:p>2022-02-09T01:00:32Z</text:p>
          </table:table-cell>
          <table:table-cell office:value-type="date" office:date-value="2022-02-10T02:55:19" calcext:value-type="date">
            <text:p>2022-02-10 02:55:19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date" office:date-value="2022-02-09T01:00:32" calcext:value-type="date">
            <text:p>2022-02-09 01:00:32</text:p>
          </table:table-cell>
          <table:table-cell table:number-columns-repeated="16379"/>
        </table:table-row>
        <table:table-row table:style-name="ro1">
          <table:table-cell office:value-type="float" office:value="456987192" calcext:value-type="float">
            <text:p>4569871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iyangge/exchange-core</text:p>
          </table:table-cell>
          <table:table-cell office:value-type="string" calcext:value-type="string">
            <text:p>2022-02-08T15:20:23Z</text:p>
          </table:table-cell>
          <table:table-cell office:value-type="date" office:date-value="2022-02-08T15:20:23" calcext:value-type="date">
            <text:p>2022-02-08 15:20:23</text:p>
          </table:table-cell>
          <table:table-cell table:number-columns-repeated="16379"/>
        </table:table-row>
        <table:table-row table:style-name="ro1">
          <table:table-cell office:value-type="float" office:value="456739706" calcext:value-type="float">
            <text:p>4567397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unkhuush/exchange-core</text:p>
          </table:table-cell>
          <table:table-cell office:value-type="string" calcext:value-type="string">
            <text:p>2022-02-08T01:26:21Z</text:p>
          </table:table-cell>
          <table:table-cell office:value-type="date" office:date-value="2022-02-08T01:26:21" calcext:value-type="date">
            <text:p>2022-02-08 01:26:21</text:p>
          </table:table-cell>
          <table:table-cell table:number-columns-repeated="16379"/>
        </table:table-row>
        <table:table-row table:style-name="ro1">
          <table:table-cell office:value-type="float" office:value="456634179" calcext:value-type="float">
            <text:p>45663417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nilthamban/exchange-core</text:p>
          </table:table-cell>
          <table:table-cell office:value-type="string" calcext:value-type="string">
            <text:p>2022-02-07T18:48:13Z</text:p>
          </table:table-cell>
          <table:table-cell office:value-type="date" office:date-value="2022-02-07T18:48:13" calcext:value-type="date">
            <text:p>2022-02-07 18:48:13</text:p>
          </table:table-cell>
          <table:table-cell table:number-columns-repeated="16379"/>
        </table:table-row>
        <table:table-row table:style-name="ro1">
          <table:table-cell office:value-type="float" office:value="456478398" calcext:value-type="float">
            <text:p>4564783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mirzaei/exchange-core</text:p>
          </table:table-cell>
          <table:table-cell office:value-type="string" calcext:value-type="string">
            <text:p>2022-02-07T11:32:36Z</text:p>
          </table:table-cell>
          <table:table-cell office:value-type="date" office:date-value="2022-02-07T11:32:36" calcext:value-type="date">
            <text:p>2022-02-07 11:32:36</text:p>
          </table:table-cell>
          <table:table-cell table:number-columns-repeated="16379"/>
        </table:table-row>
        <table:table-row table:style-name="ro1">
          <table:table-cell office:value-type="float" office:value="455222369" calcext:value-type="float">
            <text:p>4552223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iaoqing0729/exchange-core</text:p>
          </table:table-cell>
          <table:table-cell office:value-type="string" calcext:value-type="string">
            <text:p>2022-02-03T15:38:06Z</text:p>
          </table:table-cell>
          <table:table-cell office:value-type="date" office:date-value="2022-02-03T15:38:06" calcext:value-type="date">
            <text:p>2022-02-03 15:38:06</text:p>
          </table:table-cell>
          <table:table-cell table:number-columns-repeated="16379"/>
        </table:table-row>
        <table:table-row table:style-name="ro1">
          <table:table-cell office:value-type="float" office:value="455136170" calcext:value-type="float">
            <text:p>45513617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p666/exchange-core</text:p>
          </table:table-cell>
          <table:table-cell office:value-type="string" calcext:value-type="string">
            <text:p>2022-02-03T11:20:03Z</text:p>
          </table:table-cell>
          <table:table-cell office:value-type="date" office:date-value="2022-02-03T11:20:03" calcext:value-type="date">
            <text:p>2022-02-03 11:20:03</text:p>
          </table:table-cell>
          <table:table-cell table:number-columns-repeated="16379"/>
        </table:table-row>
        <table:table-row table:style-name="ro1">
          <table:table-cell office:value-type="float" office:value="455131942" calcext:value-type="float">
            <text:p>4551319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runpatelcognnox/exchange-core</text:p>
          </table:table-cell>
          <table:table-cell office:value-type="string" calcext:value-type="string">
            <text:p>2022-02-03T11:05:42Z</text:p>
          </table:table-cell>
          <table:table-cell office:value-type="date" office:date-value="2022-02-03T11:05:42" calcext:value-type="date">
            <text:p>2022-02-03 11:05:42</text:p>
          </table:table-cell>
          <table:table-cell table:number-columns-repeated="16379"/>
        </table:table-row>
        <table:table-row table:style-name="ro1">
          <table:table-cell office:value-type="float" office:value="453392989" calcext:value-type="float">
            <text:p>4533929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redbannikov/exchange-core</text:p>
          </table:table-cell>
          <table:table-cell office:value-type="string" calcext:value-type="string">
            <text:p>2022-01-29T12:36:33Z</text:p>
          </table:table-cell>
          <table:table-cell office:value-type="date" office:date-value="2022-01-29T12:36:33" calcext:value-type="date">
            <text:p>2022-01-29 12:36:33</text:p>
          </table:table-cell>
          <table:table-cell table:number-columns-repeated="16379"/>
        </table:table-row>
        <table:table-row table:style-name="ro1">
          <table:table-cell office:value-type="float" office:value="451875377" calcext:value-type="float">
            <text:p>45187537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aecom/exchange-core</text:p>
          </table:table-cell>
          <table:table-cell office:value-type="string" calcext:value-type="string">
            <text:p>2022-01-25T12:50:25Z</text:p>
          </table:table-cell>
          <table:table-cell office:value-type="date" office:date-value="2022-01-25T12:50:25" calcext:value-type="date">
            <text:p>2022-01-25 12:50:25</text:p>
          </table:table-cell>
          <table:table-cell table:number-columns-repeated="16379"/>
        </table:table-row>
        <table:table-row table:style-name="ro1">
          <table:table-cell office:value-type="float" office:value="450190635" calcext:value-type="float">
            <text:p>4501906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jh5650/exchange-core</text:p>
          </table:table-cell>
          <table:table-cell office:value-type="string" calcext:value-type="string">
            <text:p>2022-01-20T17:19:53Z</text:p>
          </table:table-cell>
          <table:table-cell office:value-type="date" office:date-value="2022-01-20T17:19:53" calcext:value-type="date">
            <text:p>2022-01-20 17:19:53</text:p>
          </table:table-cell>
          <table:table-cell table:number-columns-repeated="16379"/>
        </table:table-row>
        <table:table-row table:style-name="ro1">
          <table:table-cell office:value-type="float" office:value="449697003" calcext:value-type="float">
            <text:p>44969700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ojtabye/exchange-core</text:p>
          </table:table-cell>
          <table:table-cell office:value-type="string" calcext:value-type="string">
            <text:p>2022-01-19T13:11:44Z</text:p>
          </table:table-cell>
          <table:table-cell office:value-type="date" office:date-value="2022-01-19T13:11:44" calcext:value-type="date">
            <text:p>2022-01-19 13:11:44</text:p>
          </table:table-cell>
          <table:table-cell table:number-columns-repeated="16379"/>
        </table:table-row>
        <table:table-row table:style-name="ro1">
          <table:table-cell office:value-type="float" office:value="449582670" calcext:value-type="float">
            <text:p>44958267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kbenny/exchange-core</text:p>
          </table:table-cell>
          <table:table-cell office:value-type="string" calcext:value-type="string">
            <text:p>2022-01-19T07:00:59Z</text:p>
          </table:table-cell>
          <table:table-cell office:value-type="date" office:date-value="2022-01-19T07:00:59" calcext:value-type="date">
            <text:p>2022-01-19 07:00:59</text:p>
          </table:table-cell>
          <table:table-cell table:number-columns-repeated="16379"/>
        </table:table-row>
        <table:table-row table:style-name="ro1">
          <table:table-cell office:value-type="float" office:value="448619338" calcext:value-type="float">
            <text:p>4486193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itbeen/exchange-core</text:p>
          </table:table-cell>
          <table:table-cell office:value-type="string" calcext:value-type="string">
            <text:p>2022-01-16T17:07:46Z</text:p>
          </table:table-cell>
          <table:table-cell office:value-type="date" office:date-value="2022-01-16T17:07:46" calcext:value-type="date">
            <text:p>2022-01-16 17:07:46</text:p>
          </table:table-cell>
          <table:table-cell table:number-columns-repeated="16379"/>
        </table:table-row>
        <table:table-row table:style-name="ro1">
          <table:table-cell office:value-type="float" office:value="448205232" calcext:value-type="float">
            <text:p>4482052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atown/exchange-core</text:p>
          </table:table-cell>
          <table:table-cell office:value-type="string" calcext:value-type="string">
            <text:p>2022-01-15T06:59:18Z</text:p>
          </table:table-cell>
          <table:table-cell office:value-type="date" office:date-value="2022-01-15T06:59:18" calcext:value-type="date">
            <text:p>2022-01-15 06:59:18</text:p>
          </table:table-cell>
          <table:table-cell table:number-columns-repeated="16379"/>
        </table:table-row>
        <table:table-row table:style-name="ro1">
          <table:table-cell office:value-type="float" office:value="448024245" calcext:value-type="float">
            <text:p>44802424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droiduser14919/exchange-core</text:p>
          </table:table-cell>
          <table:table-cell office:value-type="string" calcext:value-type="string">
            <text:p>2022-01-14T15:57:34Z</text:p>
          </table:table-cell>
          <table:table-cell office:value-type="date" office:date-value="2022-01-14T15:57:34" calcext:value-type="date">
            <text:p>2022-01-14 15:57:34</text:p>
          </table:table-cell>
          <table:table-cell table:number-columns-repeated="16379"/>
        </table:table-row>
        <table:table-row table:style-name="ro1">
          <table:table-cell office:value-type="float" office:value="447620311" calcext:value-type="float">
            <text:p>4476203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guotju/exchange-core</text:p>
          </table:table-cell>
          <table:table-cell office:value-type="string" calcext:value-type="string">
            <text:p>2022-01-13T14:00:01Z</text:p>
          </table:table-cell>
          <table:table-cell office:value-type="date" office:date-value="2022-01-13T14:00:01" calcext:value-type="date">
            <text:p>2022-01-13 14:00:01</text:p>
          </table:table-cell>
          <table:table-cell table:number-columns-repeated="16379"/>
        </table:table-row>
        <table:table-row table:style-name="ro1">
          <table:table-cell office:value-type="float" office:value="447058500" calcext:value-type="float">
            <text:p>4470585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owerpook/exchange-core</text:p>
          </table:table-cell>
          <table:table-cell office:value-type="string" calcext:value-type="string">
            <text:p>2022-01-12T03:04:56Z</text:p>
          </table:table-cell>
          <table:table-cell office:value-type="date" office:date-value="2022-01-12T03:04:56" calcext:value-type="date">
            <text:p>2022-01-12 03:04:56</text:p>
          </table:table-cell>
          <table:table-cell table:number-columns-repeated="16379"/>
        </table:table-row>
        <table:table-row table:style-name="ro1">
          <table:table-cell office:value-type="float" office:value="445311870" calcext:value-type="float">
            <text:p>44531187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abrane/exchange-core</text:p>
          </table:table-cell>
          <table:table-cell office:value-type="string" calcext:value-type="string">
            <text:p>2022-01-06T21:11:57Z</text:p>
          </table:table-cell>
          <table:table-cell office:value-type="date" office:date-value="2022-01-06T21:11:57" calcext:value-type="date">
            <text:p>2022-01-06 21:11:57</text:p>
          </table:table-cell>
          <table:table-cell table:number-columns-repeated="16379"/>
        </table:table-row>
        <table:table-row table:style-name="ro1">
          <table:table-cell office:value-type="float" office:value="444721652" calcext:value-type="float">
            <text:p>44472165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kid/exchange-core</text:p>
          </table:table-cell>
          <table:table-cell office:value-type="string" calcext:value-type="string">
            <text:p>2022-01-05T08:22:15Z</text:p>
          </table:table-cell>
          <table:table-cell office:value-type="date" office:date-value="2022-01-05T08:22:15" calcext:value-type="date">
            <text:p>2022-01-05 08:22:15</text:p>
          </table:table-cell>
          <table:table-cell table:number-columns-repeated="16379"/>
        </table:table-row>
        <table:table-row table:style-name="ro1">
          <table:table-cell office:value-type="float" office:value="443464690" calcext:value-type="float">
            <text:p>44346469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ietvukhac/exchange-core</text:p>
          </table:table-cell>
          <table:table-cell office:value-type="string" calcext:value-type="string">
            <text:p>2022-01-01T03:34:10Z</text:p>
          </table:table-cell>
          <table:table-cell office:value-type="date" office:date-value="2022-01-01T03:34:10" calcext:value-type="date">
            <text:p>2022-01-01 03:34:10</text:p>
          </table:table-cell>
          <table:table-cell table:number-columns-repeated="16379"/>
        </table:table-row>
        <table:table-row table:style-name="ro1">
          <table:table-cell office:value-type="float" office:value="443411874" calcext:value-type="float">
            <text:p>44341187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p70/exchange-core</text:p>
          </table:table-cell>
          <table:table-cell office:value-type="string" calcext:value-type="string">
            <text:p>2021-12-31T19:17:49Z</text:p>
          </table:table-cell>
          <table:table-cell office:value-type="date" office:date-value="2021-12-31T19:17:49" calcext:value-type="date">
            <text:p>2021-12-31 19:17:49</text:p>
          </table:table-cell>
          <table:table-cell table:number-columns-repeated="16379"/>
        </table:table-row>
        <table:table-row table:style-name="ro1">
          <table:table-cell office:value-type="float" office:value="442647908" calcext:value-type="float">
            <text:p>44264790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eozhang37/exchange-core</text:p>
          </table:table-cell>
          <table:table-cell office:value-type="string" calcext:value-type="string">
            <text:p>2021-12-29T03:20:55Z</text:p>
          </table:table-cell>
          <table:table-cell office:value-type="date" office:date-value="2021-12-29T03:20:55" calcext:value-type="date">
            <text:p>2021-12-29 03:20:55</text:p>
          </table:table-cell>
          <table:table-cell table:number-columns-repeated="16379"/>
        </table:table-row>
        <table:table-row table:style-name="ro1">
          <table:table-cell office:value-type="float" office:value="441803418" calcext:value-type="float">
            <text:p>4418034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udychen93/exchange-core</text:p>
          </table:table-cell>
          <table:table-cell office:value-type="string" calcext:value-type="string">
            <text:p>2021-12-26T03:45:33Z</text:p>
          </table:table-cell>
          <table:table-cell office:value-type="date" office:date-value="2021-12-26T03:45:33" calcext:value-type="date">
            <text:p>2021-12-26 03:45:33</text:p>
          </table:table-cell>
          <table:table-cell table:number-columns-repeated="16379"/>
        </table:table-row>
        <table:table-row table:style-name="ro1">
          <table:table-cell office:value-type="float" office:value="441375022" calcext:value-type="float">
            <text:p>44137502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verfittingStudyRoom/exchange-core</text:p>
          </table:table-cell>
          <table:table-cell office:value-type="string" calcext:value-type="string">
            <text:p>2021-12-24T05:30:01Z</text:p>
          </table:table-cell>
          <table:table-cell office:value-type="date" office:date-value="2021-12-24T05:30:01" calcext:value-type="date">
            <text:p>2021-12-24 05:30:01</text:p>
          </table:table-cell>
          <table:table-cell table:number-columns-repeated="16379"/>
        </table:table-row>
        <table:table-row table:style-name="ro1">
          <table:table-cell office:value-type="float" office:value="440141691" calcext:value-type="float">
            <text:p>4401416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imonYang-CS/exchange-core</text:p>
          </table:table-cell>
          <table:table-cell office:value-type="string" calcext:value-type="string">
            <text:p>2021-12-20T11:13:27Z</text:p>
          </table:table-cell>
          <table:table-cell office:value-type="date" office:date-value="2021-12-20T11:13:27" calcext:value-type="date">
            <text:p>2021-12-20 11:13:27</text:p>
          </table:table-cell>
          <table:table-cell table:number-columns-repeated="16379"/>
        </table:table-row>
        <table:table-row table:style-name="ro1">
          <table:table-cell office:value-type="float" office:value="440066662" calcext:value-type="float">
            <text:p>4400666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ust/exchange-core</text:p>
          </table:table-cell>
          <table:table-cell office:value-type="string" calcext:value-type="string">
            <text:p>2021-12-20T06:34:21Z</text:p>
          </table:table-cell>
          <table:table-cell office:value-type="date" office:date-value="2021-12-20T06:34:21" calcext:value-type="date">
            <text:p>2021-12-20 06:34:21</text:p>
          </table:table-cell>
          <table:table-cell table:number-columns-repeated="16379"/>
        </table:table-row>
        <table:table-row table:style-name="ro1">
          <table:table-cell office:value-type="float" office:value="438549084" calcext:value-type="float">
            <text:p>4385490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ustanhnt/exchange-core</text:p>
          </table:table-cell>
          <table:table-cell office:value-type="string" calcext:value-type="string">
            <text:p>2021-12-15T08:18:46Z</text:p>
          </table:table-cell>
          <table:table-cell office:value-type="date" office:date-value="2021-12-15T08:18:46" calcext:value-type="date">
            <text:p>2021-12-15 08:18:46</text:p>
          </table:table-cell>
          <table:table-cell table:number-columns-repeated="16379"/>
        </table:table-row>
        <table:table-row table:style-name="ro1">
          <table:table-cell office:value-type="float" office:value="437492343" calcext:value-type="float">
            <text:p>4374923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seblog/exchange-core</text:p>
          </table:table-cell>
          <table:table-cell office:value-type="string" calcext:value-type="string">
            <text:p>2021-12-12T08:33:14Z</text:p>
          </table:table-cell>
          <table:table-cell office:value-type="date" office:date-value="2021-12-12T08:33:14" calcext:value-type="date">
            <text:p>2021-12-12 08:33:14</text:p>
          </table:table-cell>
          <table:table-cell table:number-columns-repeated="16379"/>
        </table:table-row>
        <table:table-row table:style-name="ro1">
          <table:table-cell office:value-type="float" office:value="437347666" calcext:value-type="float">
            <text:p>43734766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nagl/exchange-core</text:p>
          </table:table-cell>
          <table:table-cell office:value-type="string" calcext:value-type="string">
            <text:p>2021-12-11T17:34:39Z</text:p>
          </table:table-cell>
          <table:table-cell office:value-type="date" office:date-value="2021-12-11T17:34:39" calcext:value-type="date">
            <text:p>2021-12-11 17:34:39</text:p>
          </table:table-cell>
          <table:table-cell table:number-columns-repeated="16379"/>
        </table:table-row>
        <table:table-row table:style-name="ro1">
          <table:table-cell office:value-type="float" office:value="436613627" calcext:value-type="float">
            <text:p>4366136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nmeplz/exchange-core</text:p>
          </table:table-cell>
          <table:table-cell office:value-type="string" calcext:value-type="string">
            <text:p>2021-12-09T12:45:22Z</text:p>
          </table:table-cell>
          <table:table-cell office:value-type="date" office:date-value="2021-12-09T12:45:22" calcext:value-type="date">
            <text:p>2021-12-09 12:45:22</text:p>
          </table:table-cell>
          <table:table-cell table:number-columns-repeated="16379"/>
        </table:table-row>
        <table:table-row table:style-name="ro1">
          <table:table-cell office:value-type="float" office:value="436400775" calcext:value-type="float">
            <text:p>4364007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nknownStudiosLLC/exchange-core</text:p>
          </table:table-cell>
          <table:table-cell office:value-type="string" calcext:value-type="string">
            <text:p>2021-12-08T21:44:48Z</text:p>
          </table:table-cell>
          <table:table-cell office:value-type="date" office:date-value="2021-12-08T21:44:48" calcext:value-type="date">
            <text:p>2021-12-08 21:44:48</text:p>
          </table:table-cell>
          <table:table-cell table:number-columns-repeated="16379"/>
        </table:table-row>
        <table:table-row table:style-name="ro1">
          <table:table-cell office:value-type="float" office:value="436306753" calcext:value-type="float">
            <text:p>43630675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ah-ramindu-deshapriya/exchange-core</text:p>
          </table:table-cell>
          <table:table-cell office:value-type="string" calcext:value-type="string">
            <text:p>2021-12-08T15:58:41Z</text:p>
          </table:table-cell>
          <table:table-cell office:value-type="date" office:date-value="2021-12-08T15:58:41" calcext:value-type="date">
            <text:p>2021-12-08 15:58:41</text:p>
          </table:table-cell>
          <table:table-cell table:number-columns-repeated="16379"/>
        </table:table-row>
        <table:table-row table:style-name="ro1">
          <table:table-cell office:value-type="float" office:value="435007284" calcext:value-type="float">
            <text:p>4350072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javadhpour/exchange-core</text:p>
          </table:table-cell>
          <table:table-cell office:value-type="string" calcext:value-type="string">
            <text:p>2021-12-04T20:56:13Z</text:p>
          </table:table-cell>
          <table:table-cell office:value-type="date" office:date-value="2021-12-04T20:56:13" calcext:value-type="date">
            <text:p>2021-12-04 20:56:13</text:p>
          </table:table-cell>
          <table:table-cell table:number-columns-repeated="16379"/>
        </table:table-row>
        <table:table-row table:style-name="ro1">
          <table:table-cell office:value-type="float" office:value="433002258" calcext:value-type="float">
            <text:p>4330022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deMangler/exchange-core</text:p>
          </table:table-cell>
          <table:table-cell office:value-type="string" calcext:value-type="string">
            <text:p>2021-11-29T10:41:38Z</text:p>
          </table:table-cell>
          <table:table-cell office:value-type="date" office:date-value="2021-11-29T10:41:38" calcext:value-type="date">
            <text:p>2021-11-29 10:41:38</text:p>
          </table:table-cell>
          <table:table-cell table:number-columns-repeated="16379"/>
        </table:table-row>
        <table:table-row table:style-name="ro1">
          <table:table-cell office:value-type="float" office:value="432868934" calcext:value-type="float">
            <text:p>43286893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xes-co/exchange-core</text:p>
          </table:table-cell>
          <table:table-cell office:value-type="string" calcext:value-type="string">
            <text:p>2021-11-29T01:26:31Z</text:p>
          </table:table-cell>
          <table:table-cell office:value-type="date" office:date-value="2021-11-29T01:26:31" calcext:value-type="date">
            <text:p>2021-11-29 01:26:31</text:p>
          </table:table-cell>
          <table:table-cell table:number-columns-repeated="16379"/>
        </table:table-row>
        <table:table-row table:style-name="ro1">
          <table:table-cell office:value-type="float" office:value="432730685" calcext:value-type="float">
            <text:p>43273068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annycwso/exchange-core</text:p>
          </table:table-cell>
          <table:table-cell office:value-type="string" calcext:value-type="string">
            <text:p>2021-11-28T14:11:31Z</text:p>
          </table:table-cell>
          <table:table-cell office:value-type="date" office:date-value="2021-11-28T14:11:31" calcext:value-type="date">
            <text:p>2021-11-28 14:11:31</text:p>
          </table:table-cell>
          <table:table-cell table:number-columns-repeated="16379"/>
        </table:table-row>
        <table:table-row table:style-name="ro1">
          <table:table-cell office:value-type="float" office:value="432606313" calcext:value-type="float">
            <text:p>43260631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hrvo-Trading-Systems/exchange-core</text:p>
          </table:table-cell>
          <table:table-cell office:value-type="string" calcext:value-type="string">
            <text:p>2021-11-28T03:07:06Z</text:p>
          </table:table-cell>
          <table:table-cell office:value-type="date" office:date-value="2021-11-28T03:07:06" calcext:value-type="date">
            <text:p>2021-11-28 03:07:06</text:p>
          </table:table-cell>
          <table:table-cell table:number-columns-repeated="16379"/>
        </table:table-row>
        <table:table-row table:style-name="ro1">
          <table:table-cell office:value-type="float" office:value="431474416" calcext:value-type="float">
            <text:p>431474416</text:p>
          </table:table-cell>
          <table:table-cell office:value-type="string" calcext:value-type="string">
            <text:p>exchange-core-1</text:p>
          </table:table-cell>
          <table:table-cell office:value-type="string" calcext:value-type="string">
            <text:p>saeedghahremannejad/exchange-core-1</text:p>
          </table:table-cell>
          <table:table-cell office:value-type="string" calcext:value-type="string">
            <text:p>2021-11-24T12:24:36Z</text:p>
          </table:table-cell>
          <table:table-cell office:value-type="date" office:date-value="2021-11-24T12:24:36" calcext:value-type="date">
            <text:p>2021-11-24 12:24:36</text:p>
          </table:table-cell>
          <table:table-cell table:number-columns-repeated="16379"/>
        </table:table-row>
        <table:table-row table:style-name="ro1">
          <table:table-cell office:value-type="float" office:value="431345598" calcext:value-type="float">
            <text:p>4313455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axqueiroz/exchange-core</text:p>
          </table:table-cell>
          <table:table-cell office:value-type="string" calcext:value-type="string">
            <text:p>2021-11-24T04:25:42Z</text:p>
          </table:table-cell>
          <table:table-cell office:value-type="date" office:date-value="2021-11-24T04:25:42" calcext:value-type="date">
            <text:p>2021-11-24 04:25:42</text:p>
          </table:table-cell>
          <table:table-cell table:number-columns-repeated="16379"/>
        </table:table-row>
        <table:table-row table:style-name="ro1">
          <table:table-cell office:value-type="float" office:value="430150949" calcext:value-type="float">
            <text:p>4301509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delirium/exchange-core</text:p>
          </table:table-cell>
          <table:table-cell office:value-type="string" calcext:value-type="string">
            <text:p>2021-11-20T16:19:57Z</text:p>
          </table:table-cell>
          <table:table-cell office:value-type="date" office:date-value="2021-11-20T16:19:57" calcext:value-type="date">
            <text:p>2021-11-20 16:19:57</text:p>
          </table:table-cell>
          <table:table-cell table:number-columns-repeated="16379"/>
        </table:table-row>
        <table:table-row table:style-name="ro1">
          <table:table-cell office:value-type="float" office:value="429685631" calcext:value-type="float">
            <text:p>4296856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fiyansys/exchange-core</text:p>
          </table:table-cell>
          <table:table-cell office:value-type="string" calcext:value-type="string">
            <text:p>2021-11-19T05:56:15Z</text:p>
          </table:table-cell>
          <table:table-cell office:value-type="date" office:date-value="2021-11-19T05:56:15" calcext:value-type="date">
            <text:p>2021-11-19 05:56:15</text:p>
          </table:table-cell>
          <table:table-cell table:number-columns-repeated="16379"/>
        </table:table-row>
        <table:table-row table:style-name="ro1">
          <table:table-cell office:value-type="float" office:value="429318827" calcext:value-type="float">
            <text:p>4293188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xbcj/exchange-core</text:p>
          </table:table-cell>
          <table:table-cell office:value-type="string" calcext:value-type="string">
            <text:p>2021-11-18T06:19:53Z</text:p>
          </table:table-cell>
          <table:table-cell office:value-type="date" office:date-value="2021-11-18T06:19:53" calcext:value-type="date">
            <text:p>2021-11-18 06:19:53</text:p>
          </table:table-cell>
          <table:table-cell table:number-columns-repeated="16379"/>
        </table:table-row>
        <table:table-row table:style-name="ro1">
          <table:table-cell office:value-type="float" office:value="428984960" calcext:value-type="float">
            <text:p>42898496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uoPeter/exchange-core</text:p>
          </table:table-cell>
          <table:table-cell office:value-type="string" calcext:value-type="string">
            <text:p>2021-11-17T09:34:50Z</text:p>
          </table:table-cell>
          <table:table-cell office:value-type="date" office:date-value="2021-11-17T09:34:50" calcext:value-type="date">
            <text:p>2021-11-17 09:34:50</text:p>
          </table:table-cell>
          <table:table-cell table:number-columns-repeated="16379"/>
        </table:table-row>
        <table:table-row table:style-name="ro1">
          <table:table-cell office:value-type="float" office:value="428970941" calcext:value-type="float">
            <text:p>42897094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ecvfg/exchange-core</text:p>
          </table:table-cell>
          <table:table-cell office:value-type="string" calcext:value-type="string">
            <text:p>2021-11-17T08:49:40Z</text:p>
          </table:table-cell>
          <table:table-cell office:value-type="date" office:date-value="2021-11-17T08:49:40" calcext:value-type="date">
            <text:p>2021-11-17 08:49:40</text:p>
          </table:table-cell>
          <table:table-cell table:number-columns-repeated="16379"/>
        </table:table-row>
        <table:table-row table:style-name="ro1">
          <table:table-cell office:value-type="float" office:value="428950525" calcext:value-type="float">
            <text:p>42895052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usongying/exchange-core</text:p>
          </table:table-cell>
          <table:table-cell office:value-type="string" calcext:value-type="string">
            <text:p>2021-11-17T07:36:52Z</text:p>
          </table:table-cell>
          <table:table-cell office:value-type="date" office:date-value="2021-11-17T07:36:52" calcext:value-type="date">
            <text:p>2021-11-17 07:36:52</text:p>
          </table:table-cell>
          <table:table-cell table:number-columns-repeated="16379"/>
        </table:table-row>
        <table:table-row table:style-name="ro1">
          <table:table-cell office:value-type="float" office:value="428902495" calcext:value-type="float">
            <text:p>42890249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eveloperabhi01/exchange-core</text:p>
          </table:table-cell>
          <table:table-cell office:value-type="string" calcext:value-type="string">
            <text:p>2021-11-17T04:02:08Z</text:p>
          </table:table-cell>
          <table:table-cell office:value-type="date" office:date-value="2021-11-17T04:02:08" calcext:value-type="date">
            <text:p>2021-11-17 04:02:08</text:p>
          </table:table-cell>
          <table:table-cell table:number-columns-repeated="16379"/>
        </table:table-row>
        <table:table-row table:style-name="ro1">
          <table:table-cell office:value-type="float" office:value="428677264" calcext:value-type="float">
            <text:p>42867726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upesh-wrx/exchange-core</text:p>
          </table:table-cell>
          <table:table-cell office:value-type="string" calcext:value-type="string">
            <text:p>2021-11-16T13:59:13Z</text:p>
          </table:table-cell>
          <table:table-cell office:value-type="date" office:date-value="2021-11-16T13:59:13" calcext:value-type="date">
            <text:p>2021-11-16 13:59:13</text:p>
          </table:table-cell>
          <table:table-cell table:number-columns-repeated="16379"/>
        </table:table-row>
        <table:table-row table:style-name="ro1">
          <table:table-cell office:value-type="float" office:value="428145430" calcext:value-type="float">
            <text:p>42814543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uoyaogui/exchange-core</text:p>
          </table:table-cell>
          <table:table-cell office:value-type="string" calcext:value-type="string">
            <text:p>2021-11-15T06:18:53Z</text:p>
          </table:table-cell>
          <table:table-cell office:value-type="date" office:date-value="2021-11-15T06:18:53" calcext:value-type="date">
            <text:p>2021-11-15 06:18:53</text:p>
          </table:table-cell>
          <table:table-cell table:number-columns-repeated="16379"/>
        </table:table-row>
        <table:table-row table:style-name="ro1">
          <table:table-cell office:value-type="float" office:value="424800205" calcext:value-type="float">
            <text:p>42480020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rs-ma/exchange-core</text:p>
          </table:table-cell>
          <table:table-cell office:value-type="string" calcext:value-type="string">
            <text:p>2021-11-05T02:08:22Z</text:p>
          </table:table-cell>
          <table:table-cell office:value-type="date" office:date-value="2021-11-05T02:08:22" calcext:value-type="date">
            <text:p>2021-11-05 02:08:22</text:p>
          </table:table-cell>
          <table:table-cell table:number-columns-repeated="16379"/>
        </table:table-row>
        <table:table-row table:style-name="ro1">
          <table:table-cell office:value-type="float" office:value="424301541" calcext:value-type="float">
            <text:p>42430154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inicheddar/exchange-core</text:p>
          </table:table-cell>
          <table:table-cell office:value-type="string" calcext:value-type="string">
            <text:p>2021-11-03T16:32:08Z</text:p>
          </table:table-cell>
          <table:table-cell office:value-type="date" office:date-value="2021-11-03T16:32:08" calcext:value-type="date">
            <text:p>2021-11-03 16:32:08</text:p>
          </table:table-cell>
          <table:table-cell table:number-columns-repeated="16379"/>
        </table:table-row>
        <table:table-row table:style-name="ro1">
          <table:table-cell office:value-type="float" office:value="422152418" calcext:value-type="float">
            <text:p>4221524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791837060/exchange-core</text:p>
          </table:table-cell>
          <table:table-cell office:value-type="string" calcext:value-type="string">
            <text:p>2021-10-28T10:00:39Z</text:p>
          </table:table-cell>
          <table:table-cell office:value-type="date" office:date-value="2021-10-28T10:00:39" calcext:value-type="date">
            <text:p>2021-10-28 10:00:39</text:p>
          </table:table-cell>
          <table:table-cell table:number-columns-repeated="16379"/>
        </table:table-row>
        <table:table-row table:style-name="ro1">
          <table:table-cell office:value-type="float" office:value="420440300" calcext:value-type="float">
            <text:p>4204403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utalisk999/exchange-core</text:p>
          </table:table-cell>
          <table:table-cell office:value-type="string" calcext:value-type="string">
            <text:p>2021-10-23T14:49:03Z</text:p>
          </table:table-cell>
          <table:table-cell office:value-type="date" office:date-value="2021-10-23T14:49:03" calcext:value-type="date">
            <text:p>2021-10-23 14:49:03</text:p>
          </table:table-cell>
          <table:table-cell table:number-columns-repeated="16379"/>
        </table:table-row>
        <table:table-row table:style-name="ro1">
          <table:table-cell office:value-type="float" office:value="419964181" calcext:value-type="float">
            <text:p>41996418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ambv2/exchange-core</text:p>
          </table:table-cell>
          <table:table-cell office:value-type="string" calcext:value-type="string">
            <text:p>2021-10-22T04:22:07Z</text:p>
          </table:table-cell>
          <table:table-cell office:value-type="date" office:date-value="2021-10-22T04:22:07" calcext:value-type="date">
            <text:p>2021-10-22 04:22:07</text:p>
          </table:table-cell>
          <table:table-cell table:number-columns-repeated="16379"/>
        </table:table-row>
        <table:table-row table:style-name="ro1">
          <table:table-cell office:value-type="float" office:value="419963275" calcext:value-type="float">
            <text:p>4199632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thlona64/exchange-core</text:p>
          </table:table-cell>
          <table:table-cell office:value-type="string" calcext:value-type="string">
            <text:p>2021-10-22T04:17:01Z</text:p>
          </table:table-cell>
          <table:table-cell office:value-type="date" office:date-value="2021-10-22T04:17:01" calcext:value-type="date">
            <text:p>2021-10-22 04:17:01</text:p>
          </table:table-cell>
          <table:table-cell table:number-columns-repeated="16379"/>
        </table:table-row>
        <table:table-row table:style-name="ro1">
          <table:table-cell office:value-type="float" office:value="419659603" calcext:value-type="float">
            <text:p>41965960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huarui/exchange-core</text:p>
          </table:table-cell>
          <table:table-cell office:value-type="string" calcext:value-type="string">
            <text:p>2021-10-21T09:25:36Z</text:p>
          </table:table-cell>
          <table:table-cell office:value-type="date" office:date-value="2021-10-21T09:25:36" calcext:value-type="date">
            <text:p>2021-10-21 09:25:36</text:p>
          </table:table-cell>
          <table:table-cell table:number-columns-repeated="16379"/>
        </table:table-row>
        <table:table-row table:style-name="ro1">
          <table:table-cell office:value-type="float" office:value="419555596" calcext:value-type="float">
            <text:p>4195555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xfidc/exchange-core</text:p>
          </table:table-cell>
          <table:table-cell office:value-type="string" calcext:value-type="string">
            <text:p>2021-10-21T02:29:32Z</text:p>
          </table:table-cell>
          <table:table-cell office:value-type="date" office:date-value="2021-10-21T02:29:32" calcext:value-type="date">
            <text:p>2021-10-21 02:29:32</text:p>
          </table:table-cell>
          <table:table-cell table:number-columns-repeated="16379"/>
        </table:table-row>
        <table:table-row table:style-name="ro1">
          <table:table-cell office:value-type="float" office:value="418835343" calcext:value-type="float">
            <text:p>4188353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iangli112358/exchange-core</text:p>
          </table:table-cell>
          <table:table-cell office:value-type="string" calcext:value-type="string">
            <text:p>2021-10-19T08:25:36Z</text:p>
          </table:table-cell>
          <table:table-cell office:value-type="date" office:date-value="2021-10-19T08:25:36" calcext:value-type="date">
            <text:p>2021-10-19 08:25:36</text:p>
          </table:table-cell>
          <table:table-cell table:number-columns-repeated="16379"/>
        </table:table-row>
        <table:table-row table:style-name="ro1">
          <table:table-cell office:value-type="float" office:value="418145938" calcext:value-type="float">
            <text:p>4181459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obicloudvision/exchange-core</text:p>
          </table:table-cell>
          <table:table-cell office:value-type="string" calcext:value-type="string">
            <text:p>2021-10-17T13:48:48Z</text:p>
          </table:table-cell>
          <table:table-cell office:value-type="date" office:date-value="2021-10-17T13:48:48" calcext:value-type="date">
            <text:p>2021-10-17 13:48:48</text:p>
          </table:table-cell>
          <table:table-cell table:number-columns-repeated="16379"/>
        </table:table-row>
        <table:table-row table:style-name="ro1">
          <table:table-cell office:value-type="float" office:value="418099250" calcext:value-type="float">
            <text:p>418099250</text:p>
          </table:table-cell>
          <table:table-cell office:value-type="string" calcext:value-type="string">
            <text:p>exchange-core-1</text:p>
          </table:table-cell>
          <table:table-cell office:value-type="string" calcext:value-type="string">
            <text:p>bltiii/exchange-core-1</text:p>
          </table:table-cell>
          <table:table-cell office:value-type="string" calcext:value-type="string">
            <text:p>2021-10-17T10:53:39Z</text:p>
          </table:table-cell>
          <table:table-cell office:value-type="date" office:date-value="2021-10-17T10:53:39" calcext:value-type="date">
            <text:p>2021-10-17 10:53:39</text:p>
          </table:table-cell>
          <table:table-cell table:number-columns-repeated="16379"/>
        </table:table-row>
        <table:table-row table:style-name="ro1">
          <table:table-cell office:value-type="float" office:value="417094626" calcext:value-type="float">
            <text:p>41709462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lsky/exchange-core</text:p>
          </table:table-cell>
          <table:table-cell office:value-type="string" calcext:value-type="string">
            <text:p>2021-10-14T10:58:27Z</text:p>
          </table:table-cell>
          <table:table-cell office:value-type="date" office:date-value="2021-10-14T10:58:27" calcext:value-type="date">
            <text:p>2021-10-14 10:58:27</text:p>
          </table:table-cell>
          <table:table-cell table:number-columns-repeated="16379"/>
        </table:table-row>
        <table:table-row table:style-name="ro1">
          <table:table-cell office:value-type="float" office:value="416814853" calcext:value-type="float">
            <text:p>41681485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ahman1712/exchange-core</text:p>
          </table:table-cell>
          <table:table-cell office:value-type="string" calcext:value-type="string">
            <text:p>2021-10-13T16:16:23Z</text:p>
          </table:table-cell>
          <table:table-cell office:value-type="date" office:date-value="2021-10-13T16:16:23" calcext:value-type="date">
            <text:p>2021-10-13 16:16:23</text:p>
          </table:table-cell>
          <table:table-cell table:number-columns-repeated="16379"/>
        </table:table-row>
        <table:table-row table:style-name="ro1">
          <table:table-cell office:value-type="float" office:value="415200307" calcext:value-type="float">
            <text:p>4152003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uonghv/exchange-core</text:p>
          </table:table-cell>
          <table:table-cell office:value-type="string" calcext:value-type="string">
            <text:p>2021-10-09T04:20:06Z</text:p>
          </table:table-cell>
          <table:table-cell office:value-type="date" office:date-value="2021-10-09T04:20:06" calcext:value-type="date">
            <text:p>2021-10-09 04:20:06</text:p>
          </table:table-cell>
          <table:table-cell table:number-columns-repeated="16379"/>
        </table:table-row>
        <table:table-row table:style-name="ro1">
          <table:table-cell office:value-type="float" office:value="411153062" calcext:value-type="float">
            <text:p>4111530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inhdatplus/exchange-core</text:p>
          </table:table-cell>
          <table:table-cell office:value-type="string" calcext:value-type="string">
            <text:p>2021-09-28T05:47:54Z</text:p>
          </table:table-cell>
          <table:table-cell office:value-type="date" office:date-value="2021-09-28T05:47:54" calcext:value-type="date">
            <text:p>2021-09-28 05:47:54</text:p>
          </table:table-cell>
          <table:table-cell table:number-columns-repeated="16379"/>
        </table:table-row>
        <table:table-row table:style-name="ro1">
          <table:table-cell office:value-type="float" office:value="410430374" calcext:value-type="float">
            <text:p>41043037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infeng-hu/exchange-core</text:p>
          </table:table-cell>
          <table:table-cell office:value-type="string" calcext:value-type="string">
            <text:p>2021-09-26T02:33:11Z</text:p>
          </table:table-cell>
          <table:table-cell office:value-type="date" office:date-value="2021-09-26T02:33:11" calcext:value-type="date">
            <text:p>2021-09-26 02:33:11</text:p>
          </table:table-cell>
          <table:table-cell table:number-columns-repeated="16379"/>
        </table:table-row>
        <table:table-row table:style-name="ro1">
          <table:table-cell office:value-type="float" office:value="408871925" calcext:value-type="float">
            <text:p>40887192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obimicroweber/exchange-core</text:p>
          </table:table-cell>
          <table:table-cell office:value-type="string" calcext:value-type="string">
            <text:p>2021-09-21T15:21:10Z</text:p>
          </table:table-cell>
          <table:table-cell office:value-type="date" office:date-value="2021-09-21T15:21:10" calcext:value-type="date">
            <text:p>2021-09-21 15:21:10</text:p>
          </table:table-cell>
          <table:table-cell table:number-columns-repeated="16379"/>
        </table:table-row>
        <table:table-row table:style-name="ro1">
          <table:table-cell office:value-type="float" office:value="407014961" calcext:value-type="float">
            <text:p>40701496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oveen/exchange-core</text:p>
          </table:table-cell>
          <table:table-cell office:value-type="string" calcext:value-type="string">
            <text:p>2021-09-16T04:08:20Z</text:p>
          </table:table-cell>
          <table:table-cell office:value-type="date" office:date-value="2021-09-16T04:08:20" calcext:value-type="date">
            <text:p>2021-09-16 04:08:20</text:p>
          </table:table-cell>
          <table:table-cell table:number-columns-repeated="16379"/>
        </table:table-row>
        <table:table-row table:style-name="ro1">
          <table:table-cell office:value-type="float" office:value="406791326" calcext:value-type="float">
            <text:p>40679132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uhaichao/exchange-core</text:p>
          </table:table-cell>
          <table:table-cell office:value-type="string" calcext:value-type="string">
            <text:p>2021-09-15T14:05:48Z</text:p>
          </table:table-cell>
          <table:table-cell office:value-type="date" office:date-value="2021-09-15T14:05:48" calcext:value-type="date">
            <text:p>2021-09-15 14:05:48</text:p>
          </table:table-cell>
          <table:table-cell table:number-columns-repeated="16379"/>
        </table:table-row>
        <table:table-row table:style-name="ro1">
          <table:table-cell office:value-type="float" office:value="406790328" calcext:value-type="float">
            <text:p>40679032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ikolahu/exchange-core</text:p>
          </table:table-cell>
          <table:table-cell office:value-type="string" calcext:value-type="string">
            <text:p>2021-09-15T14:03:31Z</text:p>
          </table:table-cell>
          <table:table-cell office:value-type="date" office:date-value="2021-09-15T14:03:31" calcext:value-type="date">
            <text:p>2021-09-15 14:03:31</text:p>
          </table:table-cell>
          <table:table-cell table:number-columns-repeated="16379"/>
        </table:table-row>
        <table:table-row table:style-name="ro1">
          <table:table-cell office:value-type="float" office:value="406302668" calcext:value-type="float">
            <text:p>40630266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onabru/exchange-core</text:p>
          </table:table-cell>
          <table:table-cell office:value-type="string" calcext:value-type="string">
            <text:p>2021-09-14T09:21:53Z</text:p>
          </table:table-cell>
          <table:table-cell office:value-type="date" office:date-value="2021-09-14T09:21:53" calcext:value-type="date">
            <text:p>2021-09-14 09:21:53</text:p>
          </table:table-cell>
          <table:table-cell table:number-columns-repeated="16379"/>
        </table:table-row>
        <table:table-row table:style-name="ro1">
          <table:table-cell office:value-type="float" office:value="405906890" calcext:value-type="float">
            <text:p>40590689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hxckj/exchange-core</text:p>
          </table:table-cell>
          <table:table-cell office:value-type="string" calcext:value-type="string">
            <text:p>2021-09-13T09:16:26Z</text:p>
          </table:table-cell>
          <table:table-cell office:value-type="date" office:date-value="2021-09-13T09:16:26" calcext:value-type="date">
            <text:p>2021-09-13 09:16:26</text:p>
          </table:table-cell>
          <table:table-cell table:number-columns-repeated="16379"/>
        </table:table-row>
        <table:table-row table:style-name="ro1">
          <table:table-cell office:value-type="float" office:value="405587742" calcext:value-type="float">
            <text:p>4055877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zarshab-saeed/exchange-core</text:p>
          </table:table-cell>
          <table:table-cell office:value-type="string" calcext:value-type="string">
            <text:p>2021-09-12T08:27:11Z</text:p>
          </table:table-cell>
          <table:table-cell office:value-type="date" office:date-value="2021-09-12T08:27:11" calcext:value-type="date">
            <text:p>2021-09-12 08:27:11</text:p>
          </table:table-cell>
          <table:table-cell table:number-columns-repeated="16379"/>
        </table:table-row>
        <table:table-row table:style-name="ro1">
          <table:table-cell office:value-type="float" office:value="403853930" calcext:value-type="float">
            <text:p>40385393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edstrike/exchange-core</text:p>
          </table:table-cell>
          <table:table-cell office:value-type="string" calcext:value-type="string">
            <text:p>2021-09-07T05:38:48Z</text:p>
          </table:table-cell>
          <table:table-cell office:value-type="date" office:date-value="2021-09-07T05:38:48" calcext:value-type="date">
            <text:p>2021-09-07 05:38:48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date" office:date-value="2021-09-06T08:33:39" calcext:value-type="date">
            <text:p>2021-09-06 08:33:39</text:p>
          </table:table-cell>
          <table:table-cell table:number-columns-repeated="16379"/>
        </table:table-row>
        <table:table-row table:style-name="ro1">
          <table:table-cell office:value-type="float" office:value="403526011" calcext:value-type="float">
            <text:p>4035260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ph3ricalPeter/exchange-core</text:p>
          </table:table-cell>
          <table:table-cell office:value-type="string" calcext:value-type="string">
            <text:p>2021-09-06T07:27:10Z</text:p>
          </table:table-cell>
          <table:table-cell office:value-type="date" office:date-value="2021-09-06T07:27:10" calcext:value-type="date">
            <text:p>2021-09-06 07:27:10</text:p>
          </table:table-cell>
          <table:table-cell table:number-columns-repeated="16379"/>
        </table:table-row>
        <table:table-row table:style-name="ro1">
          <table:table-cell office:value-type="float" office:value="403513470" calcext:value-type="float">
            <text:p>40351347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inwenbo/exchange-core</text:p>
          </table:table-cell>
          <table:table-cell office:value-type="string" calcext:value-type="string">
            <text:p>2021-09-06T06:40:54Z</text:p>
          </table:table-cell>
          <table:table-cell office:value-type="date" office:date-value="2021-09-06T06:40:54" calcext:value-type="date">
            <text:p>2021-09-06 06:40:54</text:p>
          </table:table-cell>
          <table:table-cell table:number-columns-repeated="16379"/>
        </table:table-row>
        <table:table-row table:style-name="ro1">
          <table:table-cell office:value-type="float" office:value="402268737" calcext:value-type="float">
            <text:p>4022687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ongshuaijin/exchange-core</text:p>
          </table:table-cell>
          <table:table-cell office:value-type="string" calcext:value-type="string">
            <text:p>2021-09-02T02:47:22Z</text:p>
          </table:table-cell>
          <table:table-cell office:value-type="date" office:date-value="2021-09-02T02:47:22" calcext:value-type="date">
            <text:p>2021-09-02 02:47:22</text:p>
          </table:table-cell>
          <table:table-cell table:number-columns-repeated="16379"/>
        </table:table-row>
        <table:table-row table:style-name="ro1">
          <table:table-cell office:value-type="float" office:value="402266749" calcext:value-type="float">
            <text:p>4022667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anghua0311/exchange-core</text:p>
          </table:table-cell>
          <table:table-cell office:value-type="string" calcext:value-type="string">
            <text:p>2021-09-02T02:37:39Z</text:p>
          </table:table-cell>
          <table:table-cell office:value-type="date" office:date-value="2021-09-02T02:37:39" calcext:value-type="date">
            <text:p>2021-09-02 02:37:39</text:p>
          </table:table-cell>
          <table:table-cell table:number-columns-repeated="16379"/>
        </table:table-row>
        <table:table-row table:style-name="ro1">
          <table:table-cell office:value-type="float" office:value="401780971" calcext:value-type="float">
            <text:p>4017809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haleel737/exchange-core</text:p>
          </table:table-cell>
          <table:table-cell office:value-type="string" calcext:value-type="string">
            <text:p>2021-08-31T17:01:33Z</text:p>
          </table:table-cell>
          <table:table-cell office:value-type="date" office:date-value="2021-08-31T17:01:33" calcext:value-type="date">
            <text:p>2021-08-31 17:01:33</text:p>
          </table:table-cell>
          <table:table-cell table:number-columns-repeated="16379"/>
        </table:table-row>
        <table:table-row table:style-name="ro1">
          <table:table-cell office:value-type="float" office:value="401742702" calcext:value-type="float">
            <text:p>40174270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ndecidedzogvisvitalispotent8stars360/exchange-core</text:p>
          </table:table-cell>
          <table:table-cell office:value-type="string" calcext:value-type="string">
            <text:p>2021-08-31T14:55:51Z</text:p>
          </table:table-cell>
          <table:table-cell office:value-type="date" office:date-value="2021-08-31T14:55:51" calcext:value-type="date">
            <text:p>2021-08-31 14:55:51</text:p>
          </table:table-cell>
          <table:table-cell table:number-columns-repeated="16379"/>
        </table:table-row>
        <table:table-row table:style-name="ro1">
          <table:table-cell office:value-type="float" office:value="401068228" calcext:value-type="float">
            <text:p>40106822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INO42/exchange-core</text:p>
          </table:table-cell>
          <table:table-cell office:value-type="string" calcext:value-type="string">
            <text:p>2021-08-29T14:53:22Z</text:p>
          </table:table-cell>
          <table:table-cell office:value-type="date" office:date-value="2021-08-29T14:53:22" calcext:value-type="date">
            <text:p>2021-08-29 14:53:22</text:p>
          </table:table-cell>
          <table:table-cell table:number-columns-repeated="16379"/>
        </table:table-row>
        <table:table-row table:style-name="ro1">
          <table:table-cell office:value-type="float" office:value="400401139" calcext:value-type="float">
            <text:p>40040113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ixo/exchange-core</text:p>
          </table:table-cell>
          <table:table-cell office:value-type="string" calcext:value-type="string">
            <text:p>2021-08-27T05:41:52Z</text:p>
          </table:table-cell>
          <table:table-cell office:value-type="date" office:date-value="2021-08-27T05:41:52" calcext:value-type="date">
            <text:p>2021-08-27 05:41:52</text:p>
          </table:table-cell>
          <table:table-cell table:number-columns-repeated="16379"/>
        </table:table-row>
        <table:table-row table:style-name="ro1">
          <table:table-cell office:value-type="float" office:value="399762479" calcext:value-type="float">
            <text:p>39976247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lay-wings/exchange-core</text:p>
          </table:table-cell>
          <table:table-cell office:value-type="string" calcext:value-type="string">
            <text:p>2021-08-25T09:28:21Z</text:p>
          </table:table-cell>
          <table:table-cell office:value-type="date" office:date-value="2021-08-25T09:28:21" calcext:value-type="date">
            <text:p>2021-08-25 09:28:21</text:p>
          </table:table-cell>
          <table:table-cell table:number-columns-repeated="16379"/>
        </table:table-row>
        <table:table-row table:style-name="ro1">
          <table:table-cell office:value-type="float" office:value="396006953" calcext:value-type="float">
            <text:p>39600695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ricyeungcode/exchange-core</text:p>
          </table:table-cell>
          <table:table-cell office:value-type="string" calcext:value-type="string">
            <text:p>2021-08-14T12:47:04Z</text:p>
          </table:table-cell>
          <table:table-cell office:value-type="date" office:date-value="2021-08-14T12:47:04" calcext:value-type="date">
            <text:p>2021-08-14 12:47:04</text:p>
          </table:table-cell>
          <table:table-cell table:number-columns-repeated="16379"/>
        </table:table-row>
        <table:table-row table:style-name="ro1">
          <table:table-cell office:value-type="float" office:value="395945744" calcext:value-type="float">
            <text:p>39594574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slxxwilliam/exchange-core</text:p>
          </table:table-cell>
          <table:table-cell office:value-type="string" calcext:value-type="string">
            <text:p>2021-08-14T08:38:37Z</text:p>
          </table:table-cell>
          <table:table-cell office:value-type="date" office:date-value="2021-08-14T08:38:37" calcext:value-type="date">
            <text:p>2021-08-14 08:38:37</text:p>
          </table:table-cell>
          <table:table-cell table:number-columns-repeated="16379"/>
        </table:table-row>
        <table:table-row table:style-name="ro1">
          <table:table-cell office:value-type="float" office:value="395029591" calcext:value-type="float">
            <text:p>3950295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ueh-github/exchange-core</text:p>
          </table:table-cell>
          <table:table-cell office:value-type="string" calcext:value-type="string">
            <text:p>2021-08-11T15:08:00Z</text:p>
          </table:table-cell>
          <table:table-cell office:value-type="date" office:date-value="2021-08-11T15:08:00" calcext:value-type="date">
            <text:p>2021-08-11 15:08:00</text:p>
          </table:table-cell>
          <table:table-cell table:number-columns-repeated="16379"/>
        </table:table-row>
        <table:table-row table:style-name="ro1">
          <table:table-cell office:value-type="float" office:value="394948066" calcext:value-type="float">
            <text:p>39494806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tonga23/exchange-core</text:p>
          </table:table-cell>
          <table:table-cell office:value-type="string" calcext:value-type="string">
            <text:p>2021-08-11T10:19:23Z</text:p>
          </table:table-cell>
          <table:table-cell office:value-type="date" office:date-value="2021-08-11T10:19:23" calcext:value-type="date">
            <text:p>2021-08-11 10:19:23</text:p>
          </table:table-cell>
          <table:table-cell table:number-columns-repeated="16379"/>
        </table:table-row>
        <table:table-row table:style-name="ro1">
          <table:table-cell office:value-type="float" office:value="393245836" calcext:value-type="float">
            <text:p>39324583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no15x/exchange-core</text:p>
          </table:table-cell>
          <table:table-cell office:value-type="string" calcext:value-type="string">
            <text:p>2021-08-06T04:12:08Z</text:p>
          </table:table-cell>
          <table:table-cell office:value-type="date" office:date-value="2021-08-06T04:12:08" calcext:value-type="date">
            <text:p>2021-08-06 04:12:08</text:p>
          </table:table-cell>
          <table:table-cell table:number-columns-repeated="16379"/>
        </table:table-row>
        <table:table-row table:style-name="ro1">
          <table:table-cell office:value-type="float" office:value="393028483" calcext:value-type="float">
            <text:p>39302848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uchao0111/exchange-core</text:p>
          </table:table-cell>
          <table:table-cell office:value-type="string" calcext:value-type="string">
            <text:p>2021-08-05T12:09:51Z</text:p>
          </table:table-cell>
          <table:table-cell office:value-type="date" office:date-value="2021-08-05T12:09:51" calcext:value-type="date">
            <text:p>2021-08-05 12:09:51</text:p>
          </table:table-cell>
          <table:table-cell table:number-columns-repeated="16379"/>
        </table:table-row>
        <table:table-row table:style-name="ro1">
          <table:table-cell office:value-type="float" office:value="392567747" calcext:value-type="float">
            <text:p>39256774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277544276/exchange-core</text:p>
          </table:table-cell>
          <table:table-cell office:value-type="string" calcext:value-type="string">
            <text:p>2021-08-04T05:57:58Z</text:p>
          </table:table-cell>
          <table:table-cell office:value-type="date" office:date-value="2021-08-04T05:57:58" calcext:value-type="date">
            <text:p>2021-08-04 05:57:58</text:p>
          </table:table-cell>
          <table:table-cell table:number-columns-repeated="16379"/>
        </table:table-row>
        <table:table-row table:style-name="ro1">
          <table:table-cell office:value-type="float" office:value="391308353" calcext:value-type="float">
            <text:p>39130835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tonkify/exchange-core</text:p>
          </table:table-cell>
          <table:table-cell office:value-type="string" calcext:value-type="string">
            <text:p>2021-07-31T09:17:13Z</text:p>
          </table:table-cell>
          <table:table-cell office:value-type="date" office:date-value="2021-07-31T09:17:13" calcext:value-type="date">
            <text:p>2021-07-31 09:17:13</text:p>
          </table:table-cell>
          <table:table-cell table:number-columns-repeated="16379"/>
        </table:table-row>
        <table:table-row table:style-name="ro1">
          <table:table-cell office:value-type="float" office:value="391107348" calcext:value-type="float">
            <text:p>3911073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ustang2247/exchange-core</text:p>
          </table:table-cell>
          <table:table-cell office:value-type="string" calcext:value-type="string">
            <text:p>2021-07-30T15:14:58Z</text:p>
          </table:table-cell>
          <table:table-cell office:value-type="date" office:date-value="2021-07-30T15:14:58" calcext:value-type="date">
            <text:p>2021-07-30 15:14:58</text:p>
          </table:table-cell>
          <table:table-cell table:number-columns-repeated="16379"/>
        </table:table-row>
        <table:table-row table:style-name="ro1">
          <table:table-cell office:value-type="float" office:value="389424535" calcext:value-type="float">
            <text:p>3894245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ingonoide/exchange-core</text:p>
          </table:table-cell>
          <table:table-cell office:value-type="string" calcext:value-type="string">
            <text:p>2021-07-25T19:20:49Z</text:p>
          </table:table-cell>
          <table:table-cell office:value-type="date" office:date-value="2021-07-25T19:20:49" calcext:value-type="date">
            <text:p>2021-07-25 19:20:49</text:p>
          </table:table-cell>
          <table:table-cell table:number-columns-repeated="16379"/>
        </table:table-row>
        <table:table-row table:style-name="ro1">
          <table:table-cell office:value-type="float" office:value="389286520" calcext:value-type="float">
            <text:p>38928652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20024804/exchange-core</text:p>
          </table:table-cell>
          <table:table-cell office:value-type="string" calcext:value-type="string">
            <text:p>2021-07-25T07:18:05Z</text:p>
          </table:table-cell>
          <table:table-cell office:value-type="date" office:date-value="2021-07-25T07:18:05" calcext:value-type="date">
            <text:p>2021-07-25 07:18:05</text:p>
          </table:table-cell>
          <table:table-cell table:number-columns-repeated="16379"/>
        </table:table-row>
        <table:table-row table:style-name="ro1">
          <table:table-cell office:value-type="float" office:value="388290518" calcext:value-type="float">
            <text:p>3882905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knet/exchange-core</text:p>
          </table:table-cell>
          <table:table-cell office:value-type="string" calcext:value-type="string">
            <text:p>2021-07-22T01:18:11Z</text:p>
          </table:table-cell>
          <table:table-cell office:value-type="date" office:date-value="2021-07-22T01:18:11" calcext:value-type="date">
            <text:p>2021-07-22 01:18:11</text:p>
          </table:table-cell>
          <table:table-cell table:number-columns-repeated="16379"/>
        </table:table-row>
        <table:table-row table:style-name="ro1">
          <table:table-cell office:value-type="float" office:value="387936685" calcext:value-type="float">
            <text:p>38793668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agl16/exchange-core</text:p>
          </table:table-cell>
          <table:table-cell office:value-type="string" calcext:value-type="string">
            <text:p>2021-07-20T23:23:38Z</text:p>
          </table:table-cell>
          <table:table-cell office:value-type="date" office:date-value="2021-07-20T23:23:38" calcext:value-type="date">
            <text:p>2021-07-20 23:23:38</text:p>
          </table:table-cell>
          <table:table-cell table:number-columns-repeated="16379"/>
        </table:table-row>
        <table:table-row table:style-name="ro1">
          <table:table-cell office:value-type="float" office:value="387224329" calcext:value-type="float">
            <text:p>387224329</text:p>
          </table:table-cell>
          <table:table-cell office:value-type="string" calcext:value-type="string">
            <text:p>exchange-core-1</text:p>
          </table:table-cell>
          <table:table-cell office:value-type="string" calcext:value-type="string">
            <text:p>navcsdev/exchange-core-1</text:p>
          </table:table-cell>
          <table:table-cell office:value-type="string" calcext:value-type="string">
            <text:p>2021-07-18T16:48:05Z</text:p>
          </table:table-cell>
          <table:table-cell office:value-type="date" office:date-value="2021-07-18T16:48:05" calcext:value-type="date">
            <text:p>2021-07-18 16:48:05</text:p>
          </table:table-cell>
          <table:table-cell table:number-columns-repeated="16379"/>
        </table:table-row>
        <table:table-row table:style-name="ro1">
          <table:table-cell office:value-type="float" office:value="386934589" calcext:value-type="float">
            <text:p>3869345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effreymu/exchange-core</text:p>
          </table:table-cell>
          <table:table-cell office:value-type="string" calcext:value-type="string">
            <text:p>2021-07-17T12:41:18Z</text:p>
          </table:table-cell>
          <table:table-cell office:value-type="date" office:date-value="2021-07-17T12:41:18" calcext:value-type="date">
            <text:p>2021-07-17 12:41:18</text:p>
          </table:table-cell>
          <table:table-cell table:number-columns-repeated="16379"/>
        </table:table-row>
        <table:table-row table:style-name="ro1">
          <table:table-cell office:value-type="float" office:value="385665442" calcext:value-type="float">
            <text:p>3856654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onuajayin/exchange-core</text:p>
          </table:table-cell>
          <table:table-cell office:value-type="string" calcext:value-type="string">
            <text:p>2021-07-13T16:17:33Z</text:p>
          </table:table-cell>
          <table:table-cell office:value-type="date" office:date-value="2021-07-13T16:17:33" calcext:value-type="date">
            <text:p>2021-07-13 16:17:33</text:p>
          </table:table-cell>
          <table:table-cell table:number-columns-repeated="16379"/>
        </table:table-row>
        <table:table-row table:style-name="ro1">
          <table:table-cell office:value-type="float" office:value="385539479" calcext:value-type="float">
            <text:p>38553947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eihu618/exchange-core</text:p>
          </table:table-cell>
          <table:table-cell office:value-type="string" calcext:value-type="string">
            <text:p>2021-07-13T08:54:02Z</text:p>
          </table:table-cell>
          <table:table-cell office:value-type="date" office:date-value="2021-07-13T08:54:02" calcext:value-type="date">
            <text:p>2021-07-13 08:54:02</text:p>
          </table:table-cell>
          <table:table-cell table:number-columns-repeated="16379"/>
        </table:table-row>
        <table:table-row table:style-name="ro1">
          <table:table-cell office:value-type="float" office:value="385297247" calcext:value-type="float">
            <text:p>38529724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hasghorp/exchange-core</text:p>
          </table:table-cell>
          <table:table-cell office:value-type="string" calcext:value-type="string">
            <text:p>2021-07-12T15:36:57Z</text:p>
          </table:table-cell>
          <table:table-cell office:value-type="date" office:date-value="2021-07-12T15:36:57" calcext:value-type="date">
            <text:p>2021-07-12 15:36:57</text:p>
          </table:table-cell>
          <table:table-cell table:number-columns-repeated="16379"/>
        </table:table-row>
        <table:table-row table:style-name="ro1">
          <table:table-cell office:value-type="float" office:value="384987076" calcext:value-type="float">
            <text:p>38498707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ucl80/exchange-core</text:p>
          </table:table-cell>
          <table:table-cell office:value-type="string" calcext:value-type="string">
            <text:p>2021-07-11T15:41:43Z</text:p>
          </table:table-cell>
          <table:table-cell office:value-type="date" office:date-value="2021-07-11T15:41:43" calcext:value-type="date">
            <text:p>2021-07-11 15:41:43</text:p>
          </table:table-cell>
          <table:table-cell table:number-columns-repeated="16379"/>
        </table:table-row>
        <table:table-row table:style-name="ro1">
          <table:table-cell office:value-type="float" office:value="384392286" calcext:value-type="float">
            <text:p>38439228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son124124/exchange-core</text:p>
          </table:table-cell>
          <table:table-cell office:value-type="string" calcext:value-type="string">
            <text:p>2021-07-09T09:46:39Z</text:p>
          </table:table-cell>
          <table:table-cell office:value-type="date" office:date-value="2021-07-09T09:46:39" calcext:value-type="date">
            <text:p>2021-07-09 09:46:39</text:p>
          </table:table-cell>
          <table:table-cell table:number-columns-repeated="16379"/>
        </table:table-row>
        <table:table-row table:style-name="ro1">
          <table:table-cell office:value-type="float" office:value="384310204" calcext:value-type="float">
            <text:p>38431020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igdatajim2020/exchange-core</text:p>
          </table:table-cell>
          <table:table-cell office:value-type="string" calcext:value-type="string">
            <text:p>2021-07-09T03:27:01Z</text:p>
          </table:table-cell>
          <table:table-cell office:value-type="date" office:date-value="2021-07-09T03:27:01" calcext:value-type="date">
            <text:p>2021-07-09 03:27:01</text:p>
          </table:table-cell>
          <table:table-cell table:number-columns-repeated="16379"/>
        </table:table-row>
        <table:table-row table:style-name="ro1">
          <table:table-cell office:value-type="float" office:value="383984658" calcext:value-type="float">
            <text:p>3839846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niu/exchange-core</text:p>
          </table:table-cell>
          <table:table-cell office:value-type="string" calcext:value-type="string">
            <text:p>2021-07-08T03:00:01Z</text:p>
          </table:table-cell>
          <table:table-cell office:value-type="date" office:date-value="2021-07-08T03:00:01" calcext:value-type="date">
            <text:p>2021-07-08 03:00:01</text:p>
          </table:table-cell>
          <table:table-cell table:number-columns-repeated="16379"/>
        </table:table-row>
        <table:table-row table:style-name="ro1">
          <table:table-cell office:value-type="float" office:value="383269267" calcext:value-type="float">
            <text:p>38326926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binaters/exchange-core</text:p>
          </table:table-cell>
          <table:table-cell office:value-type="string" calcext:value-type="string">
            <text:p>2021-07-05T21:33:48Z</text:p>
          </table:table-cell>
          <table:table-cell office:value-type="date" office:date-value="2021-07-05T21:33:48" calcext:value-type="date">
            <text:p>2021-07-05 21:33:48</text:p>
          </table:table-cell>
          <table:table-cell table:number-columns-repeated="16379"/>
        </table:table-row>
        <table:table-row table:style-name="ro1">
          <table:table-cell office:value-type="float" office:value="383048012" calcext:value-type="float">
            <text:p>38304801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ptphutho/exchange-core</text:p>
          </table:table-cell>
          <table:table-cell office:value-type="string" calcext:value-type="string">
            <text:p>2021-07-05T07:11:27Z</text:p>
          </table:table-cell>
          <table:table-cell office:value-type="date" office:date-value="2021-07-05T07:11:27" calcext:value-type="date">
            <text:p>2021-07-05 07:11:27</text:p>
          </table:table-cell>
          <table:table-cell table:number-columns-repeated="16379"/>
        </table:table-row>
        <table:table-row table:style-name="ro1">
          <table:table-cell office:value-type="float" office:value="382815461" calcext:value-type="float">
            <text:p>38281546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ingsmao/exchange-core</text:p>
          </table:table-cell>
          <table:table-cell office:value-type="string" calcext:value-type="string">
            <text:p>2021-07-04T09:47:48Z</text:p>
          </table:table-cell>
          <table:table-cell office:value-type="date" office:date-value="2021-07-04T09:47:48" calcext:value-type="date">
            <text:p>2021-07-04 09:47:48</text:p>
          </table:table-cell>
          <table:table-cell table:number-columns-repeated="16379"/>
        </table:table-row>
        <table:table-row table:style-name="ro1">
          <table:table-cell office:value-type="float" office:value="381883033" calcext:value-type="float">
            <text:p>3818830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hangneng/exchange-core</text:p>
          </table:table-cell>
          <table:table-cell office:value-type="string" calcext:value-type="string">
            <text:p>2021-07-01T02:10:08Z</text:p>
          </table:table-cell>
          <table:table-cell office:value-type="date" office:date-value="2021-07-01T02:10:08" calcext:value-type="date">
            <text:p>2021-07-01 02:10:08</text:p>
          </table:table-cell>
          <table:table-cell table:number-columns-repeated="16379"/>
        </table:table-row>
        <table:table-row table:style-name="ro1">
          <table:table-cell office:value-type="float" office:value="381578938" calcext:value-type="float">
            <text:p>3815789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lcryptoquickDevelopment/exchange-core</text:p>
          </table:table-cell>
          <table:table-cell office:value-type="string" calcext:value-type="string">
            <text:p>2021-06-30T04:52:02Z</text:p>
          </table:table-cell>
          <table:table-cell office:value-type="date" office:date-value="2021-06-30T04:52:02" calcext:value-type="date">
            <text:p>2021-06-30 04:52:02</text:p>
          </table:table-cell>
          <table:table-cell table:number-columns-repeated="16379"/>
        </table:table-row>
        <table:table-row table:style-name="ro1">
          <table:table-cell office:value-type="float" office:value="380895460" calcext:value-type="float">
            <text:p>38089546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nhhoang1802/exchange-core</text:p>
          </table:table-cell>
          <table:table-cell office:value-type="string" calcext:value-type="string">
            <text:p>2021-06-28T03:34:41Z</text:p>
          </table:table-cell>
          <table:table-cell office:value-type="date" office:date-value="2021-06-28T03:34:41" calcext:value-type="date">
            <text:p>2021-06-28 03:34:41</text:p>
          </table:table-cell>
          <table:table-cell table:number-columns-repeated="16379"/>
        </table:table-row>
        <table:table-row table:style-name="ro1">
          <table:table-cell office:value-type="float" office:value="380655492" calcext:value-type="float">
            <text:p>3806554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hafidi/exchange-core</text:p>
          </table:table-cell>
          <table:table-cell office:value-type="string" calcext:value-type="string">
            <text:p>2021-06-27T05:07:25Z</text:p>
          </table:table-cell>
          <table:table-cell office:value-type="date" office:date-value="2021-06-27T05:07:25" calcext:value-type="date">
            <text:p>2021-06-27 05:07:25</text:p>
          </table:table-cell>
          <table:table-cell table:number-columns-repeated="16379"/>
        </table:table-row>
        <table:table-row table:style-name="ro1">
          <table:table-cell office:value-type="float" office:value="379899832" calcext:value-type="float">
            <text:p>3798998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elly87/exchange-core</text:p>
          </table:table-cell>
          <table:table-cell office:value-type="string" calcext:value-type="string">
            <text:p>2021-06-24T11:19:54Z</text:p>
          </table:table-cell>
          <table:table-cell office:value-type="date" office:date-value="2021-06-24T11:19:54" calcext:value-type="date">
            <text:p>2021-06-24 11:19:54</text:p>
          </table:table-cell>
          <table:table-cell table:number-columns-repeated="16379"/>
        </table:table-row>
        <table:table-row table:style-name="ro1">
          <table:table-cell office:value-type="float" office:value="379855371" calcext:value-type="float">
            <text:p>3798553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ryptophet/exchange-core</text:p>
          </table:table-cell>
          <table:table-cell office:value-type="string" calcext:value-type="string">
            <text:p>2021-06-24T08:24:20Z</text:p>
          </table:table-cell>
          <table:table-cell office:value-type="date" office:date-value="2021-06-24T08:24:20" calcext:value-type="date">
            <text:p>2021-06-24 08:24:20</text:p>
          </table:table-cell>
          <table:table-cell table:number-columns-repeated="16379"/>
        </table:table-row>
        <table:table-row table:style-name="ro1">
          <table:table-cell office:value-type="float" office:value="379855176" calcext:value-type="float">
            <text:p>37985517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ryptophet-mark/exchange-core</text:p>
          </table:table-cell>
          <table:table-cell office:value-type="string" calcext:value-type="string">
            <text:p>2021-06-24T08:23:39Z</text:p>
          </table:table-cell>
          <table:table-cell office:value-type="date" office:date-value="2021-06-24T08:23:39" calcext:value-type="date">
            <text:p>2021-06-24 08:23:39</text:p>
          </table:table-cell>
          <table:table-cell table:number-columns-repeated="16379"/>
        </table:table-row>
        <table:table-row table:style-name="ro1">
          <table:table-cell office:value-type="float" office:value="379513391" calcext:value-type="float">
            <text:p>3795133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clongyang/exchange-core</text:p>
          </table:table-cell>
          <table:table-cell office:value-type="string" calcext:value-type="string">
            <text:p>2021-06-23T07:13:59Z</text:p>
          </table:table-cell>
          <table:table-cell office:value-type="date" office:date-value="2021-06-23T07:13:59" calcext:value-type="date">
            <text:p>2021-06-23 07:13:59</text:p>
          </table:table-cell>
          <table:table-cell table:number-columns-repeated="16379"/>
        </table:table-row>
        <table:table-row table:style-name="ro1">
          <table:table-cell office:value-type="float" office:value="377348577" calcext:value-type="float">
            <text:p>37734857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ichardliu2012/exchange-core</text:p>
          </table:table-cell>
          <table:table-cell office:value-type="string" calcext:value-type="string">
            <text:p>2021-06-16T02:31:27Z</text:p>
          </table:table-cell>
          <table:table-cell office:value-type="date" office:date-value="2021-06-16T02:31:27" calcext:value-type="date">
            <text:p>2021-06-16 02:31:27</text:p>
          </table:table-cell>
          <table:table-cell table:number-columns-repeated="16379"/>
        </table:table-row>
        <table:table-row table:style-name="ro1">
          <table:table-cell office:value-type="float" office:value="377031404" calcext:value-type="float">
            <text:p>37703140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271828ngtao/exchange-core</text:p>
          </table:table-cell>
          <table:table-cell office:value-type="string" calcext:value-type="string">
            <text:p>2021-06-15T04:06:33Z</text:p>
          </table:table-cell>
          <table:table-cell office:value-type="date" office:date-value="2021-06-15T04:06:33" calcext:value-type="date">
            <text:p>2021-06-15 04:06:33</text:p>
          </table:table-cell>
          <table:table-cell table:number-columns-repeated="16379"/>
        </table:table-row>
        <table:table-row table:style-name="ro1">
          <table:table-cell office:value-type="float" office:value="376335260" calcext:value-type="float">
            <text:p>37633526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ellimbharath/exchange-core</text:p>
          </table:table-cell>
          <table:table-cell office:value-type="string" calcext:value-type="string">
            <text:p>2021-06-12T16:22:46Z</text:p>
          </table:table-cell>
          <table:table-cell office:value-type="date" office:date-value="2021-06-12T16:22:46" calcext:value-type="date">
            <text:p>2021-06-12 16:22:46</text:p>
          </table:table-cell>
          <table:table-cell table:number-columns-repeated="16379"/>
        </table:table-row>
        <table:table-row table:style-name="ro1">
          <table:table-cell office:value-type="float" office:value="375022157" calcext:value-type="float">
            <text:p>3750221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eLabsI0/exchange-core</text:p>
          </table:table-cell>
          <table:table-cell office:value-type="string" calcext:value-type="string">
            <text:p>2021-06-08T13:37:57Z</text:p>
          </table:table-cell>
          <table:table-cell office:value-type="date" office:date-value="2021-06-08T13:37:57" calcext:value-type="date">
            <text:p>2021-06-08 13:37:57</text:p>
          </table:table-cell>
          <table:table-cell table:number-columns-repeated="16379"/>
        </table:table-row>
        <table:table-row table:style-name="ro1">
          <table:table-cell office:value-type="float" office:value="374614810" calcext:value-type="float">
            <text:p>37461481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eacrest/exchange-core</text:p>
          </table:table-cell>
          <table:table-cell office:value-type="string" calcext:value-type="string">
            <text:p>2021-06-07T09:51:05Z</text:p>
          </table:table-cell>
          <table:table-cell office:value-type="date" office:date-value="2021-06-07T09:51:05" calcext:value-type="date">
            <text:p>2021-06-07 09:51:05</text:p>
          </table:table-cell>
          <table:table-cell table:number-columns-repeated="16379"/>
        </table:table-row>
        <table:table-row table:style-name="ro1">
          <table:table-cell office:value-type="float" office:value="374169515" calcext:value-type="float">
            <text:p>3741695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de-refs/exchange-core</text:p>
          </table:table-cell>
          <table:table-cell office:value-type="string" calcext:value-type="string">
            <text:p>2021-06-05T17:04:48Z</text:p>
          </table:table-cell>
          <table:table-cell office:value-type="date" office:date-value="2021-06-05T17:04:48" calcext:value-type="date">
            <text:p>2021-06-05 17:04:48</text:p>
          </table:table-cell>
          <table:table-cell table:number-columns-repeated="16379"/>
        </table:table-row>
        <table:table-row table:style-name="ro1">
          <table:table-cell office:value-type="float" office:value="373757629" calcext:value-type="float">
            <text:p>37375762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urkaransahni99/exchange-core</text:p>
          </table:table-cell>
          <table:table-cell office:value-type="string" calcext:value-type="string">
            <text:p>2021-06-04T07:27:27Z</text:p>
          </table:table-cell>
          <table:table-cell office:value-type="date" office:date-value="2021-06-04T07:27:27" calcext:value-type="date">
            <text:p>2021-06-04 07:27:27</text:p>
          </table:table-cell>
          <table:table-cell table:number-columns-repeated="16379"/>
        </table:table-row>
        <table:table-row table:style-name="ro1">
          <table:table-cell office:value-type="float" office:value="373418873" calcext:value-type="float">
            <text:p>37341887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angga/exchange-core</text:p>
          </table:table-cell>
          <table:table-cell office:value-type="string" calcext:value-type="string">
            <text:p>2021-06-03T07:27:42Z</text:p>
          </table:table-cell>
          <table:table-cell office:value-type="date" office:date-value="2021-06-03T07:27:42" calcext:value-type="date">
            <text:p>2021-06-03 07:27:42</text:p>
          </table:table-cell>
          <table:table-cell table:number-columns-repeated="16379"/>
        </table:table-row>
        <table:table-row table:style-name="ro1">
          <table:table-cell office:value-type="float" office:value="372677597" calcext:value-type="float">
            <text:p>37267759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k1860/exchange-core</text:p>
          </table:table-cell>
          <table:table-cell office:value-type="string" calcext:value-type="string">
            <text:p>2021-06-01T02:18:34Z</text:p>
          </table:table-cell>
          <table:table-cell office:value-type="date" office:date-value="2021-06-01T02:18:34" calcext:value-type="date">
            <text:p>2021-06-01 02:18:34</text:p>
          </table:table-cell>
          <table:table-cell table:number-columns-repeated="16379"/>
        </table:table-row>
        <table:table-row table:style-name="ro1">
          <table:table-cell office:value-type="float" office:value="372363675" calcext:value-type="float">
            <text:p>3723636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inha90/exchange-core</text:p>
          </table:table-cell>
          <table:table-cell office:value-type="string" calcext:value-type="string">
            <text:p>2021-05-31T02:44:18Z</text:p>
          </table:table-cell>
          <table:table-cell office:value-type="date" office:date-value="2021-05-31T02:44:18" calcext:value-type="date">
            <text:p>2021-05-31 02:44:18</text:p>
          </table:table-cell>
          <table:table-cell table:number-columns-repeated="16379"/>
        </table:table-row>
        <table:table-row table:style-name="ro1">
          <table:table-cell office:value-type="float" office:value="372268470" calcext:value-type="float">
            <text:p>37226847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hengjieyuan/exchange-core</text:p>
          </table:table-cell>
          <table:table-cell office:value-type="string" calcext:value-type="string">
            <text:p>2021-05-30T16:50:57Z</text:p>
          </table:table-cell>
          <table:table-cell office:value-type="date" office:date-value="2021-05-30T16:50:57" calcext:value-type="date">
            <text:p>2021-05-30 16:50:57</text:p>
          </table:table-cell>
          <table:table-cell table:number-columns-repeated="16379"/>
        </table:table-row>
        <table:table-row table:style-name="ro1">
          <table:table-cell office:value-type="float" office:value="372075336" calcext:value-type="float">
            <text:p>37207533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cdinh/exchange-core</text:p>
          </table:table-cell>
          <table:table-cell office:value-type="string" calcext:value-type="string">
            <text:p>2021-05-29T21:51:41Z</text:p>
          </table:table-cell>
          <table:table-cell office:value-type="date" office:date-value="2021-05-29T21:51:41" calcext:value-type="date">
            <text:p>2021-05-29 21:51:41</text:p>
          </table:table-cell>
          <table:table-cell table:number-columns-repeated="16379"/>
        </table:table-row>
        <table:table-row table:style-name="ro1">
          <table:table-cell office:value-type="float" office:value="371751060" calcext:value-type="float">
            <text:p>37175106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earn-knowlege/exchange-core</text:p>
          </table:table-cell>
          <table:table-cell office:value-type="string" calcext:value-type="string">
            <text:p>2021-05-28T15:54:26Z</text:p>
          </table:table-cell>
          <table:table-cell office:value-type="date" office:date-value="2021-05-28T15:54:26" calcext:value-type="date">
            <text:p>2021-05-28 15:54:26</text:p>
          </table:table-cell>
          <table:table-cell table:number-columns-repeated="16379"/>
        </table:table-row>
        <table:table-row table:style-name="ro1">
          <table:table-cell office:value-type="float" office:value="371727433" calcext:value-type="float">
            <text:p>3717274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ovichikhinAlexey/exchange-core</text:p>
          </table:table-cell>
          <table:table-cell office:value-type="string" calcext:value-type="string">
            <text:p>2021-05-28T14:29:56Z</text:p>
          </table:table-cell>
          <table:table-cell office:value-type="date" office:date-value="2021-05-28T14:29:56" calcext:value-type="date">
            <text:p>2021-05-28 14:29:56</text:p>
          </table:table-cell>
          <table:table-cell table:number-columns-repeated="3"/>
          <table:table-cell office:value-type="float" office:value="666" calcext:value-type="float">
            <text:p>666</text:p>
          </table:table-cell>
          <table:table-cell table:number-columns-repeated="16375"/>
        </table:table-row>
        <table:table-row table:style-name="ro1">
          <table:table-cell office:value-type="float" office:value="371277909" calcext:value-type="float">
            <text:p>37127790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nishShetty1/exchange-core</text:p>
          </table:table-cell>
          <table:table-cell office:value-type="string" calcext:value-type="string">
            <text:p>2021-05-27T07:03:22Z</text:p>
          </table:table-cell>
          <table:table-cell office:value-type="date" office:date-value="2021-05-27T07:03:22" calcext:value-type="date">
            <text:p>2021-05-27 07:03:22</text:p>
          </table:table-cell>
          <table:table-cell table:number-columns-repeated="16379"/>
        </table:table-row>
        <table:table-row table:style-name="ro1">
          <table:table-cell office:value-type="float" office:value="370871173" calcext:value-type="float">
            <text:p>37087117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uliancorrea/exchange-core</text:p>
          </table:table-cell>
          <table:table-cell office:value-type="string" calcext:value-type="string">
            <text:p>2021-05-26T01:22:43Z</text:p>
          </table:table-cell>
          <table:table-cell office:value-type="date" office:date-value="2021-05-26T01:22:43" calcext:value-type="date">
            <text:p>2021-05-26 01:22:43</text:p>
          </table:table-cell>
          <table:table-cell table:number-columns-repeated="16379"/>
        </table:table-row>
        <table:table-row table:style-name="ro1">
          <table:table-cell office:value-type="float" office:value="370625601" calcext:value-type="float">
            <text:p>3706256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ove1106/exchange-core</text:p>
          </table:table-cell>
          <table:table-cell office:value-type="string" calcext:value-type="string">
            <text:p>2021-05-25T08:47:45Z</text:p>
          </table:table-cell>
          <table:table-cell office:value-type="date" office:date-value="2021-05-25T08:47:45" calcext:value-type="date">
            <text:p>2021-05-25 08:47:45</text:p>
          </table:table-cell>
          <table:table-cell table:number-columns-repeated="16379"/>
        </table:table-row>
        <table:table-row table:style-name="ro1">
          <table:table-cell office:value-type="float" office:value="368917136" calcext:value-type="float">
            <text:p>36891713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ichealJou/exchange-core</text:p>
          </table:table-cell>
          <table:table-cell office:value-type="string" calcext:value-type="string">
            <text:p>2021-05-19T15:30:58Z</text:p>
          </table:table-cell>
          <table:table-cell office:value-type="date" office:date-value="2021-05-19T15:30:58" calcext:value-type="date">
            <text:p>2021-05-19 15:30:58</text:p>
          </table:table-cell>
          <table:table-cell table:number-columns-repeated="16379"/>
        </table:table-row>
        <table:table-row table:style-name="ro1">
          <table:table-cell office:value-type="float" office:value="368089089" calcext:value-type="float">
            <text:p>3680890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jb9707/exchange-core</text:p>
          </table:table-cell>
          <table:table-cell office:value-type="string" calcext:value-type="string">
            <text:p>2021-05-17T07:08:01Z</text:p>
          </table:table-cell>
          <table:table-cell office:value-type="date" office:date-value="2021-05-17T07:08:01" calcext:value-type="date">
            <text:p>2021-05-17 07:08:01</text:p>
          </table:table-cell>
          <table:table-cell table:number-columns-repeated="16379"/>
        </table:table-row>
        <table:table-row table:style-name="ro1">
          <table:table-cell office:value-type="float" office:value="367785556" calcext:value-type="float">
            <text:p>36778555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rthurmsouza/exchange-core</text:p>
          </table:table-cell>
          <table:table-cell office:value-type="string" calcext:value-type="string">
            <text:p>2021-05-16T04:36:55Z</text:p>
          </table:table-cell>
          <table:table-cell office:value-type="date" office:date-value="2021-05-16T04:36:55" calcext:value-type="date">
            <text:p>2021-05-16 04:36:55</text:p>
          </table:table-cell>
          <table:table-cell table:number-columns-repeated="16379"/>
        </table:table-row>
        <table:table-row table:style-name="ro1">
          <table:table-cell office:value-type="float" office:value="367381152" calcext:value-type="float">
            <text:p>36738115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an-wazowski/exchange-core</text:p>
          </table:table-cell>
          <table:table-cell office:value-type="string" calcext:value-type="string">
            <text:p>2021-05-14T14:04:45Z</text:p>
          </table:table-cell>
          <table:table-cell office:value-type="date" office:date-value="2021-05-14T14:04:45" calcext:value-type="date">
            <text:p>2021-05-14 14:04:45</text:p>
          </table:table-cell>
          <table:table-cell table:number-columns-repeated="16379"/>
        </table:table-row>
        <table:table-row table:style-name="ro1">
          <table:table-cell office:value-type="float" office:value="367009104" calcext:value-type="float">
            <text:p>36700910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heo1016/exchange-core</text:p>
          </table:table-cell>
          <table:table-cell office:value-type="string" calcext:value-type="string">
            <text:p>2021-05-13T10:08:57Z</text:p>
          </table:table-cell>
          <table:table-cell office:value-type="date" office:date-value="2021-05-13T10:08:57" calcext:value-type="date">
            <text:p>2021-05-13 10:08:57</text:p>
          </table:table-cell>
          <table:table-cell table:number-columns-repeated="16379"/>
        </table:table-row>
        <table:table-row table:style-name="ro1">
          <table:table-cell office:value-type="float" office:value="366737442" calcext:value-type="float">
            <text:p>3667374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362228416/exchange-core</text:p>
          </table:table-cell>
          <table:table-cell office:value-type="string" calcext:value-type="string">
            <text:p>2021-05-12T14:07:40Z</text:p>
          </table:table-cell>
          <table:table-cell office:value-type="date" office:date-value="2021-05-12T14:07:40" calcext:value-type="date">
            <text:p>2021-05-12 14:07:40</text:p>
          </table:table-cell>
          <table:table-cell table:number-columns-repeated="16379"/>
        </table:table-row>
        <table:table-row table:style-name="ro1">
          <table:table-cell office:value-type="float" office:value="366573343" calcext:value-type="float">
            <text:p>3665733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tuananh86/exchange-core</text:p>
          </table:table-cell>
          <table:table-cell office:value-type="string" calcext:value-type="string">
            <text:p>2021-05-12T02:48:54Z</text:p>
          </table:table-cell>
          <table:table-cell office:value-type="date" office:date-value="2021-05-12T02:48:54" calcext:value-type="date">
            <text:p>2021-05-12 02:48:54</text:p>
          </table:table-cell>
          <table:table-cell table:number-columns-repeated="16379"/>
        </table:table-row>
        <table:table-row table:style-name="ro1">
          <table:table-cell office:value-type="float" office:value="366265214" calcext:value-type="float">
            <text:p>36626521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ihua/exchange-core</text:p>
          </table:table-cell>
          <table:table-cell office:value-type="string" calcext:value-type="string">
            <text:p>2021-05-11T05:26:28Z</text:p>
          </table:table-cell>
          <table:table-cell office:value-type="date" office:date-value="2021-05-11T05:26:28" calcext:value-type="date">
            <text:p>2021-05-11 05:26:28</text:p>
          </table:table-cell>
          <table:table-cell table:number-columns-repeated="16379"/>
        </table:table-row>
        <table:table-row table:style-name="ro1">
          <table:table-cell office:value-type="float" office:value="365856007" calcext:value-type="float">
            <text:p>3658560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ladejiayo/exchange-core</text:p>
          </table:table-cell>
          <table:table-cell office:value-type="string" calcext:value-type="string">
            <text:p>2021-05-09T21:58:39Z</text:p>
          </table:table-cell>
          <table:table-cell office:value-type="date" office:date-value="2021-05-09T21:58:39" calcext:value-type="date">
            <text:p>2021-05-09 21:58:39</text:p>
          </table:table-cell>
          <table:table-cell table:number-columns-repeated="16379"/>
        </table:table-row>
        <table:table-row table:style-name="ro1">
          <table:table-cell office:value-type="float" office:value="365490779" calcext:value-type="float">
            <text:p>36549077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oaronal/exchange-core</text:p>
          </table:table-cell>
          <table:table-cell office:value-type="string" calcext:value-type="string">
            <text:p>2021-05-08T10:56:36Z</text:p>
          </table:table-cell>
          <table:table-cell office:value-type="date" office:date-value="2021-05-08T10:56:36" calcext:value-type="date">
            <text:p>2021-05-08 10:56:36</text:p>
          </table:table-cell>
          <table:table-cell table:number-columns-repeated="16379"/>
        </table:table-row>
        <table:table-row table:style-name="ro1">
          <table:table-cell office:value-type="float" office:value="365453684" calcext:value-type="float">
            <text:p>3654536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wfeequdng/exchange-core</text:p>
          </table:table-cell>
          <table:table-cell office:value-type="string" calcext:value-type="string">
            <text:p>2021-05-08T07:53:13Z</text:p>
          </table:table-cell>
          <table:table-cell office:value-type="date" office:date-value="2021-05-08T07:53:13" calcext:value-type="date">
            <text:p>2021-05-08 07:53:13</text:p>
          </table:table-cell>
          <table:table-cell table:number-columns-repeated="16379"/>
        </table:table-row>
        <table:table-row table:style-name="ro1">
          <table:table-cell office:value-type="float" office:value="365246319" calcext:value-type="float">
            <text:p>36524631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ongshilong/exchange-core</text:p>
          </table:table-cell>
          <table:table-cell office:value-type="string" calcext:value-type="string">
            <text:p>2021-05-07T13:41:53Z</text:p>
          </table:table-cell>
          <table:table-cell office:value-type="date" office:date-value="2021-05-07T13:41:53" calcext:value-type="date">
            <text:p>2021-05-07 13:41:53</text:p>
          </table:table-cell>
          <table:table-cell table:number-columns-repeated="16379"/>
        </table:table-row>
        <table:table-row table:style-name="ro1">
          <table:table-cell office:value-type="float" office:value="364947194" calcext:value-type="float">
            <text:p>36494719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yzer/exchange-core</text:p>
          </table:table-cell>
          <table:table-cell office:value-type="string" calcext:value-type="string">
            <text:p>2021-05-06T14:57:52Z</text:p>
          </table:table-cell>
          <table:table-cell office:value-type="date" office:date-value="2021-05-06T14:57:52" calcext:value-type="date">
            <text:p>2021-05-06 14:57:52</text:p>
          </table:table-cell>
          <table:table-cell table:number-columns-repeated="16379"/>
        </table:table-row>
        <table:table-row table:style-name="ro1">
          <table:table-cell office:value-type="float" office:value="361786707" calcext:value-type="float">
            <text:p>3617867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estn/exchange-core</text:p>
          </table:table-cell>
          <table:table-cell office:value-type="string" calcext:value-type="string">
            <text:p>2021-04-26T14:47:05Z</text:p>
          </table:table-cell>
          <table:table-cell office:value-type="date" office:date-value="2021-04-26T14:47:05" calcext:value-type="date">
            <text:p>2021-04-26 14:47:05</text:p>
          </table:table-cell>
          <table:table-cell table:number-columns-repeated="16379"/>
        </table:table-row>
        <table:table-row table:style-name="ro1">
          <table:table-cell office:value-type="float" office:value="360018981" calcext:value-type="float">
            <text:p>36001898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oungqqcn/exchange-core</text:p>
          </table:table-cell>
          <table:table-cell office:value-type="string" calcext:value-type="string">
            <text:p>2021-04-21T03:17:40Z</text:p>
          </table:table-cell>
          <table:table-cell office:value-type="date" office:date-value="2021-04-21T03:17:40" calcext:value-type="date">
            <text:p>2021-04-21 03:17:40</text:p>
          </table:table-cell>
          <table:table-cell table:number-columns-repeated="16379"/>
        </table:table-row>
        <table:table-row table:style-name="ro1">
          <table:table-cell office:value-type="float" office:value="359272108" calcext:value-type="float">
            <text:p>35927210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abDeveloper/exchange-core</text:p>
          </table:table-cell>
          <table:table-cell office:value-type="string" calcext:value-type="string">
            <text:p>2021-04-18T23:12:11Z</text:p>
          </table:table-cell>
          <table:table-cell office:value-type="date" office:date-value="2021-04-18T23:12:11" calcext:value-type="date">
            <text:p>2021-04-18 23:12:11</text:p>
          </table:table-cell>
          <table:table-cell table:number-columns-repeated="16379"/>
        </table:table-row>
        <table:table-row table:style-name="ro1">
          <table:table-cell office:value-type="float" office:value="357137057" calcext:value-type="float">
            <text:p>3571370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anben/exchange-core</text:p>
          </table:table-cell>
          <table:table-cell office:value-type="string" calcext:value-type="string">
            <text:p>2021-04-12T09:39:46Z</text:p>
          </table:table-cell>
          <table:table-cell office:value-type="date" office:date-value="2021-04-12T09:39:46" calcext:value-type="date">
            <text:p>2021-04-12 09:39:46</text:p>
          </table:table-cell>
          <table:table-cell table:number-columns-repeated="16379"/>
        </table:table-row>
        <table:table-row table:style-name="ro1">
          <table:table-cell office:value-type="float" office:value="356440371" calcext:value-type="float">
            <text:p>3564403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oanguyenkh/exchange-core</text:p>
          </table:table-cell>
          <table:table-cell office:value-type="string" calcext:value-type="string">
            <text:p>2021-04-10T01:45:56Z</text:p>
          </table:table-cell>
          <table:table-cell office:value-type="date" office:date-value="2021-04-10T01:45:56" calcext:value-type="date">
            <text:p>2021-04-10 01:45:56</text:p>
          </table:table-cell>
          <table:table-cell table:number-columns-repeated="16379"/>
        </table:table-row>
        <table:table-row table:style-name="ro1">
          <table:table-cell office:value-type="float" office:value="354941518" calcext:value-type="float">
            <text:p>3549415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uhammedozel/exchange-core</text:p>
          </table:table-cell>
          <table:table-cell office:value-type="string" calcext:value-type="string">
            <text:p>2021-04-05T19:01:41Z</text:p>
          </table:table-cell>
          <table:table-cell office:value-type="date" office:date-value="2021-04-05T19:01:41" calcext:value-type="date">
            <text:p>2021-04-05 19:01:41</text:p>
          </table:table-cell>
          <table:table-cell table:number-columns-repeated="16379"/>
        </table:table-row>
        <table:table-row table:style-name="ro1">
          <table:table-cell office:value-type="float" office:value="353385699" calcext:value-type="float">
            <text:p>35338569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kipnis/exchange-core</text:p>
          </table:table-cell>
          <table:table-cell office:value-type="string" calcext:value-type="string">
            <text:p>2021-03-31T14:31:16Z</text:p>
          </table:table-cell>
          <table:table-cell office:value-type="date" office:date-value="2021-03-31T14:31:16" calcext:value-type="date">
            <text:p>2021-03-31 14:31:16</text:p>
          </table:table-cell>
          <table:table-cell table:number-columns-repeated="16379"/>
        </table:table-row>
        <table:table-row table:style-name="ro1">
          <table:table-cell office:value-type="float" office:value="353091767" calcext:value-type="float">
            <text:p>35309176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enis256/exchange-core</text:p>
          </table:table-cell>
          <table:table-cell office:value-type="string" calcext:value-type="string">
            <text:p>2021-03-30T17:50:04Z</text:p>
          </table:table-cell>
          <table:table-cell office:value-type="date" office:date-value="2021-03-30T17:50:04" calcext:value-type="date">
            <text:p>2021-03-30 17:50:04</text:p>
          </table:table-cell>
          <table:table-cell table:number-columns-repeated="16379"/>
        </table:table-row>
        <table:table-row table:style-name="ro1">
          <table:table-cell office:value-type="float" office:value="352568633" calcext:value-type="float">
            <text:p>3525686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eewit/exchange-core</text:p>
          </table:table-cell>
          <table:table-cell office:value-type="string" calcext:value-type="string">
            <text:p>2021-03-29T08:24:38Z</text:p>
          </table:table-cell>
          <table:table-cell office:value-type="date" office:date-value="2021-03-29T08:24:38" calcext:value-type="date">
            <text:p>2021-03-29 08:24:38</text:p>
          </table:table-cell>
          <table:table-cell table:number-columns-repeated="16379"/>
        </table:table-row>
        <table:table-row table:style-name="ro1">
          <table:table-cell office:value-type="float" office:value="351990731" calcext:value-type="float">
            <text:p>3519907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4hero/exchange-core</text:p>
          </table:table-cell>
          <table:table-cell office:value-type="string" calcext:value-type="string">
            <text:p>2021-03-27T05:31:39Z</text:p>
          </table:table-cell>
          <table:table-cell office:value-type="date" office:date-value="2021-03-27T05:31:39" calcext:value-type="date">
            <text:p>2021-03-27 05:31:39</text:p>
          </table:table-cell>
          <table:table-cell table:number-columns-repeated="16379"/>
        </table:table-row>
        <table:table-row table:style-name="ro1">
          <table:table-cell office:value-type="float" office:value="351696051" calcext:value-type="float">
            <text:p>35169605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XCryptoCat/exchange-core</text:p>
          </table:table-cell>
          <table:table-cell office:value-type="string" calcext:value-type="string">
            <text:p>2021-03-26T07:21:20Z</text:p>
          </table:table-cell>
          <table:table-cell office:value-type="date" office:date-value="2021-03-26T07:21:20" calcext:value-type="date">
            <text:p>2021-03-26 07:21:20</text:p>
          </table:table-cell>
          <table:table-cell table:number-columns-repeated="16379"/>
        </table:table-row>
        <table:table-row table:style-name="ro1">
          <table:table-cell office:value-type="float" office:value="350983135" calcext:value-type="float">
            <text:p>3509831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illbates/exchange-core</text:p>
          </table:table-cell>
          <table:table-cell office:value-type="string" calcext:value-type="string">
            <text:p>2021-03-24T07:19:53Z</text:p>
          </table:table-cell>
          <table:table-cell office:value-type="date" office:date-value="2021-03-24T07:19:53" calcext:value-type="date">
            <text:p>2021-03-24 07:19:53</text:p>
          </table:table-cell>
          <table:table-cell table:number-columns-repeated="16379"/>
        </table:table-row>
        <table:table-row table:style-name="ro1">
          <table:table-cell office:value-type="float" office:value="350613571" calcext:value-type="float">
            <text:p>3506135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andoyjx/exchange-core</text:p>
          </table:table-cell>
          <table:table-cell office:value-type="string" calcext:value-type="string">
            <text:p>2021-03-23T07:11:09Z</text:p>
          </table:table-cell>
          <table:table-cell office:value-type="date" office:date-value="2021-03-23T07:11:09" calcext:value-type="date">
            <text:p>2021-03-23 07:11:09</text:p>
          </table:table-cell>
          <table:table-cell table:number-columns-repeated="16379"/>
        </table:table-row>
        <table:table-row table:style-name="ro1">
          <table:table-cell office:value-type="float" office:value="350163249" calcext:value-type="float">
            <text:p>3501632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ream0708/exchange-core</text:p>
          </table:table-cell>
          <table:table-cell office:value-type="string" calcext:value-type="string">
            <text:p>2021-03-22T01:02:35Z</text:p>
          </table:table-cell>
          <table:table-cell office:value-type="date" office:date-value="2021-03-22T01:02:35" calcext:value-type="date">
            <text:p>2021-03-22 01:02:35</text:p>
          </table:table-cell>
          <table:table-cell table:number-columns-repeated="16379"/>
        </table:table-row>
        <table:table-row table:style-name="ro1">
          <table:table-cell office:value-type="float" office:value="349469797" calcext:value-type="float">
            <text:p>34946979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apital-8/exchange-core</text:p>
          </table:table-cell>
          <table:table-cell office:value-type="string" calcext:value-type="string">
            <text:p>2021-03-19T15:28:47Z</text:p>
          </table:table-cell>
          <table:table-cell office:value-type="date" office:date-value="2021-03-19T15:28:47" calcext:value-type="date">
            <text:p>2021-03-19 15:28:47</text:p>
          </table:table-cell>
          <table:table-cell table:number-columns-repeated="16379"/>
        </table:table-row>
        <table:table-row table:style-name="ro1">
          <table:table-cell office:value-type="float" office:value="348638634" calcext:value-type="float">
            <text:p>34863863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qm45/exchange-core</text:p>
          </table:table-cell>
          <table:table-cell office:value-type="string" calcext:value-type="string">
            <text:p>2021-03-17T08:48:05Z</text:p>
          </table:table-cell>
          <table:table-cell office:value-type="date" office:date-value="2021-03-17T08:48:05" calcext:value-type="date">
            <text:p>2021-03-17 08:48:05</text:p>
          </table:table-cell>
          <table:table-cell table:number-columns-repeated="16379"/>
        </table:table-row>
        <table:table-row table:style-name="ro1">
          <table:table-cell office:value-type="float" office:value="347822051" calcext:value-type="float">
            <text:p>34782205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cefishc/exchange-core</text:p>
          </table:table-cell>
          <table:table-cell office:value-type="string" calcext:value-type="string">
            <text:p>2021-03-15T03:16:22Z</text:p>
          </table:table-cell>
          <table:table-cell office:value-type="date" office:date-value="2021-03-15T03:16:22" calcext:value-type="date">
            <text:p>2021-03-15 03:16:22</text:p>
          </table:table-cell>
          <table:table-cell table:number-columns-repeated="16379"/>
        </table:table-row>
        <table:table-row table:style-name="ro1">
          <table:table-cell office:value-type="float" office:value="347236706" calcext:value-type="float">
            <text:p>3472367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lwissend/exchange-core</text:p>
          </table:table-cell>
          <table:table-cell office:value-type="string" calcext:value-type="string">
            <text:p>2021-03-13T00:47:14Z</text:p>
          </table:table-cell>
          <table:table-cell office:value-type="date" office:date-value="2021-03-13T00:47:14" calcext:value-type="date">
            <text:p>2021-03-13 00:47:14</text:p>
          </table:table-cell>
          <table:table-cell table:number-columns-repeated="16379"/>
        </table:table-row>
        <table:table-row table:style-name="ro1">
          <table:table-cell office:value-type="float" office:value="346916618" calcext:value-type="float">
            <text:p>3469166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vassiliadis/exchange-core</text:p>
          </table:table-cell>
          <table:table-cell office:value-type="string" calcext:value-type="string">
            <text:p>2021-03-12T02:59:38Z</text:p>
          </table:table-cell>
          <table:table-cell office:value-type="date" office:date-value="2021-03-12T02:59:38" calcext:value-type="date">
            <text:p>2021-03-12 02:59:38</text:p>
          </table:table-cell>
          <table:table-cell table:number-columns-repeated="16379"/>
        </table:table-row>
        <table:table-row table:style-name="ro1">
          <table:table-cell office:value-type="float" office:value="346414104" calcext:value-type="float">
            <text:p>34641410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inGetCoin/exchange-core</text:p>
          </table:table-cell>
          <table:table-cell office:value-type="string" calcext:value-type="string">
            <text:p>2021-03-10T16:08:48Z</text:p>
          </table:table-cell>
          <table:table-cell office:value-type="date" office:date-value="2021-03-10T16:08:48" calcext:value-type="date">
            <text:p>2021-03-10 16:08:48</text:p>
          </table:table-cell>
          <table:table-cell table:number-columns-repeated="16379"/>
        </table:table-row>
        <table:table-row table:style-name="ro1">
          <table:table-cell office:value-type="float" office:value="345851625" calcext:value-type="float">
            <text:p>34585162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pergaga/exchange-core</text:p>
          </table:table-cell>
          <table:table-cell office:value-type="string" calcext:value-type="string">
            <text:p>2021-03-09T01:56:16Z</text:p>
          </table:table-cell>
          <table:table-cell office:value-type="date" office:date-value="2021-03-09T01:56:16" calcext:value-type="date">
            <text:p>2021-03-09 01:56:16</text:p>
          </table:table-cell>
          <table:table-cell table:number-columns-repeated="16379"/>
        </table:table-row>
        <table:table-row table:style-name="ro1">
          <table:table-cell office:value-type="float" office:value="345827266" calcext:value-type="float">
            <text:p>34582726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iashuijun/exchange-core</text:p>
          </table:table-cell>
          <table:table-cell office:value-type="string" calcext:value-type="string">
            <text:p>2021-03-08T23:46:39Z</text:p>
          </table:table-cell>
          <table:table-cell office:value-type="date" office:date-value="2021-03-08T23:46:39" calcext:value-type="date">
            <text:p>2021-03-08 23:46:39</text:p>
          </table:table-cell>
          <table:table-cell table:number-columns-repeated="16379"/>
        </table:table-row>
        <table:table-row table:style-name="ro1">
          <table:table-cell office:value-type="float" office:value="345526772" calcext:value-type="float">
            <text:p>34552677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ss-jtyd/exchange-core</text:p>
          </table:table-cell>
          <table:table-cell office:value-type="string" calcext:value-type="string">
            <text:p>2021-03-08T04:08:36Z</text:p>
          </table:table-cell>
          <table:table-cell office:value-type="date" office:date-value="2021-03-08T04:08:36" calcext:value-type="date">
            <text:p>2021-03-08 04:08:36</text:p>
          </table:table-cell>
          <table:table-cell table:number-columns-repeated="16379"/>
        </table:table-row>
        <table:table-row table:style-name="ro1">
          <table:table-cell office:value-type="float" office:value="345183606" calcext:value-type="float">
            <text:p>3451836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ooshcnayak/exchange-core</text:p>
          </table:table-cell>
          <table:table-cell office:value-type="string" calcext:value-type="string">
            <text:p>2021-03-06T20:01:16Z</text:p>
          </table:table-cell>
          <table:table-cell office:value-type="date" office:date-value="2021-03-06T20:01:16" calcext:value-type="date">
            <text:p>2021-03-06 20:01:16</text:p>
          </table:table-cell>
          <table:table-cell table:number-columns-repeated="16379"/>
        </table:table-row>
        <table:table-row table:style-name="ro1">
          <table:table-cell office:value-type="float" office:value="344866523" calcext:value-type="float">
            <text:p>34486652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immking/exchange-core</text:p>
          </table:table-cell>
          <table:table-cell office:value-type="string" calcext:value-type="string">
            <text:p>2021-03-05T16:20:19Z</text:p>
          </table:table-cell>
          <table:table-cell office:value-type="date" office:date-value="2021-03-05T16:20:19" calcext:value-type="date">
            <text:p>2021-03-05 16:20:19</text:p>
          </table:table-cell>
          <table:table-cell table:number-columns-repeated="16379"/>
        </table:table-row>
        <table:table-row table:style-name="ro1">
          <table:table-cell office:value-type="float" office:value="343331982" calcext:value-type="float">
            <text:p>34333198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tarjiang/exchange-core</text:p>
          </table:table-cell>
          <table:table-cell office:value-type="string" calcext:value-type="string">
            <text:p>2021-03-01T07:49:32Z</text:p>
          </table:table-cell>
          <table:table-cell office:value-type="date" office:date-value="2021-03-01T07:49:32" calcext:value-type="date">
            <text:p>2021-03-01 07:49:32</text:p>
          </table:table-cell>
          <table:table-cell table:number-columns-repeated="16379"/>
        </table:table-row>
        <table:table-row table:style-name="ro1">
          <table:table-cell office:value-type="float" office:value="342643016" calcext:value-type="float">
            <text:p>34264301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ongdono/exchange-core</text:p>
          </table:table-cell>
          <table:table-cell office:value-type="string" calcext:value-type="string">
            <text:p>2021-02-26T17:01:38Z</text:p>
          </table:table-cell>
          <table:table-cell office:value-type="date" office:date-value="2021-02-26T17:01:38" calcext:value-type="date">
            <text:p>2021-02-26 17:01:38</text:p>
          </table:table-cell>
          <table:table-cell table:number-columns-repeated="16379"/>
        </table:table-row>
        <table:table-row table:style-name="ro1">
          <table:table-cell office:value-type="float" office:value="341036947" calcext:value-type="float">
            <text:p>34103694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p770/exchange-core</text:p>
          </table:table-cell>
          <table:table-cell office:value-type="string" calcext:value-type="string">
            <text:p>2021-02-22T00:34:52Z</text:p>
          </table:table-cell>
          <table:table-cell office:value-type="date" office:date-value="2021-02-22T00:34:52" calcext:value-type="date">
            <text:p>2021-02-22 00:34:52</text:p>
          </table:table-cell>
          <table:table-cell table:number-columns-repeated="16379"/>
        </table:table-row>
        <table:table-row table:style-name="ro1">
          <table:table-cell office:value-type="float" office:value="340845892" calcext:value-type="float">
            <text:p>3408458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rungndnami/exchange-core</text:p>
          </table:table-cell>
          <table:table-cell office:value-type="string" calcext:value-type="string">
            <text:p>2021-02-21T07:43:22Z</text:p>
          </table:table-cell>
          <table:table-cell office:value-type="date" office:date-value="2021-02-21T07:43:22" calcext:value-type="date">
            <text:p>2021-02-21 07:43:22</text:p>
          </table:table-cell>
          <table:table-cell table:number-columns-repeated="16379"/>
        </table:table-row>
        <table:table-row table:style-name="ro1">
          <table:table-cell office:value-type="float" office:value="340330693" calcext:value-type="float">
            <text:p>34033069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egar-Afshari/exchange-core</text:p>
          </table:table-cell>
          <table:table-cell office:value-type="string" calcext:value-type="string">
            <text:p>2021-02-19T10:11:21Z</text:p>
          </table:table-cell>
          <table:table-cell office:value-type="date" office:date-value="2021-02-19T10:11:21" calcext:value-type="date">
            <text:p>2021-02-19 10:11:21</text:p>
          </table:table-cell>
          <table:table-cell table:number-columns-repeated="16379"/>
        </table:table-row>
        <table:table-row table:style-name="ro1">
          <table:table-cell office:value-type="float" office:value="339082407" calcext:value-type="float">
            <text:p>3390824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mnitron/exchange-core</text:p>
          </table:table-cell>
          <table:table-cell office:value-type="string" calcext:value-type="string">
            <text:p>2021-02-15T13:13:13Z</text:p>
          </table:table-cell>
          <table:table-cell office:value-type="date" office:date-value="2021-02-15T13:13:13" calcext:value-type="date">
            <text:p>2021-02-15 13:13:13</text:p>
          </table:table-cell>
          <table:table-cell table:number-columns-repeated="16379"/>
        </table:table-row>
        <table:table-row table:style-name="ro1">
          <table:table-cell office:value-type="float" office:value="338713326" calcext:value-type="float">
            <text:p>33871332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ytesTrust/exchange-core</text:p>
          </table:table-cell>
          <table:table-cell office:value-type="string" calcext:value-type="string">
            <text:p>2021-02-14T02:24:39Z</text:p>
          </table:table-cell>
          <table:table-cell office:value-type="date" office:date-value="2021-02-14T02:24:39" calcext:value-type="date">
            <text:p>2021-02-14 02:24:39</text:p>
          </table:table-cell>
          <table:table-cell table:number-columns-repeated="16379"/>
        </table:table-row>
        <table:table-row table:style-name="ro1">
          <table:table-cell office:value-type="float" office:value="338408219" calcext:value-type="float">
            <text:p>33840821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zbekdev1/exchange-core</text:p>
          </table:table-cell>
          <table:table-cell office:value-type="string" calcext:value-type="string">
            <text:p>2021-02-12T19:05:43Z</text:p>
          </table:table-cell>
          <table:table-cell office:value-type="date" office:date-value="2021-02-12T19:05:43" calcext:value-type="date">
            <text:p>2021-02-12 19:05:43</text:p>
          </table:table-cell>
          <table:table-cell table:number-columns-repeated="16379"/>
        </table:table-row>
        <table:table-row table:style-name="ro1">
          <table:table-cell office:value-type="float" office:value="336820372" calcext:value-type="float">
            <text:p>33682037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inghung/exchange-core</text:p>
          </table:table-cell>
          <table:table-cell office:value-type="string" calcext:value-type="string">
            <text:p>2021-02-07T15:29:25Z</text:p>
          </table:table-cell>
          <table:table-cell office:value-type="date" office:date-value="2021-02-07T15:29:25" calcext:value-type="date">
            <text:p>2021-02-07 15:29:25</text:p>
          </table:table-cell>
          <table:table-cell table:number-columns-repeated="16379"/>
        </table:table-row>
        <table:table-row table:style-name="ro1">
          <table:table-cell office:value-type="float" office:value="335653443" calcext:value-type="float">
            <text:p>3356534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hirajprakash/exchange-core</text:p>
          </table:table-cell>
          <table:table-cell office:value-type="string" calcext:value-type="string">
            <text:p>2021-02-03T14:36:37Z</text:p>
          </table:table-cell>
          <table:table-cell office:value-type="date" office:date-value="2021-02-03T14:36:37" calcext:value-type="date">
            <text:p>2021-02-03 14:36:37</text:p>
          </table:table-cell>
          <table:table-cell table:number-columns-repeated="16379"/>
        </table:table-row>
        <table:table-row table:style-name="ro1">
          <table:table-cell office:value-type="float" office:value="335156933" calcext:value-type="float">
            <text:p>3351569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deen999/exchange-core</text:p>
          </table:table-cell>
          <table:table-cell office:value-type="string" calcext:value-type="string">
            <text:p>2021-02-02T03:27:33Z</text:p>
          </table:table-cell>
          <table:table-cell office:value-type="date" office:date-value="2021-02-02T03:27:33" calcext:value-type="date">
            <text:p>2021-02-02 03:27:33</text:p>
          </table:table-cell>
          <table:table-cell table:number-columns-repeated="16379"/>
        </table:table-row>
        <table:table-row table:style-name="ro1">
          <table:table-cell office:value-type="float" office:value="334763817" calcext:value-type="float">
            <text:p>33476381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ixarsoft/exchange-core</text:p>
          </table:table-cell>
          <table:table-cell office:value-type="string" calcext:value-type="string">
            <text:p>2021-01-31T21:47:39Z</text:p>
          </table:table-cell>
          <table:table-cell office:value-type="date" office:date-value="2021-01-31T21:47:39" calcext:value-type="date">
            <text:p>2021-01-31 21:47:39</text:p>
          </table:table-cell>
          <table:table-cell table:number-columns-repeated="16379"/>
        </table:table-row>
        <table:table-row table:style-name="ro1">
          <table:table-cell office:value-type="float" office:value="332328470" calcext:value-type="float">
            <text:p>33232847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r-Paradox/exchange-core</text:p>
          </table:table-cell>
          <table:table-cell office:value-type="string" calcext:value-type="string">
            <text:p>2021-01-23T23:22:37Z</text:p>
          </table:table-cell>
          <table:table-cell office:value-type="date" office:date-value="2021-01-23T23:22:37" calcext:value-type="date">
            <text:p>2021-01-23 23:22:37</text:p>
          </table:table-cell>
          <table:table-cell table:number-columns-repeated="16379"/>
        </table:table-row>
        <table:table-row table:style-name="ro1">
          <table:table-cell office:value-type="float" office:value="332218498" calcext:value-type="float">
            <text:p>3322184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onkeyboiii/exchange-core</text:p>
          </table:table-cell>
          <table:table-cell office:value-type="string" calcext:value-type="string">
            <text:p>2021-01-23T13:36:06Z</text:p>
          </table:table-cell>
          <table:table-cell office:value-type="date" office:date-value="2021-01-23T13:36:06" calcext:value-type="date">
            <text:p>2021-01-23 13:36:06</text:p>
          </table:table-cell>
          <table:table-cell table:number-columns-repeated="16379"/>
        </table:table-row>
        <table:table-row table:style-name="ro1">
          <table:table-cell office:value-type="float" office:value="331973971" calcext:value-type="float">
            <text:p>3319739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c-ch/exchange-core</text:p>
          </table:table-cell>
          <table:table-cell office:value-type="string" calcext:value-type="string">
            <text:p>2021-01-22T14:44:17Z</text:p>
          </table:table-cell>
          <table:table-cell office:value-type="date" office:date-value="2021-01-22T14:44:17" calcext:value-type="date">
            <text:p>2021-01-22 14:44:17</text:p>
          </table:table-cell>
          <table:table-cell table:number-columns-repeated="16379"/>
        </table:table-row>
        <table:table-row table:style-name="ro1">
          <table:table-cell office:value-type="float" office:value="331832886" calcext:value-type="float">
            <text:p>33183288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breuortega/exchange-core</text:p>
          </table:table-cell>
          <table:table-cell office:value-type="string" calcext:value-type="string">
            <text:p>2021-01-22T04:08:13Z</text:p>
          </table:table-cell>
          <table:table-cell office:value-type="date" office:date-value="2021-01-22T04:08:13" calcext:value-type="date">
            <text:p>2021-01-22 04:08:13</text:p>
          </table:table-cell>
          <table:table-cell table:number-columns-repeated="16379"/>
        </table:table-row>
        <table:table-row table:style-name="ro1">
          <table:table-cell office:value-type="float" office:value="331644784" calcext:value-type="float">
            <text:p>3316447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eowc/exchange-core</text:p>
          </table:table-cell>
          <table:table-cell office:value-type="string" calcext:value-type="string">
            <text:p>2021-01-21T13:58:44Z</text:p>
          </table:table-cell>
          <table:table-cell office:value-type="date" office:date-value="2021-01-21T13:58:44" calcext:value-type="date">
            <text:p>2021-01-21 13:58:44</text:p>
          </table:table-cell>
          <table:table-cell table:number-columns-repeated="16379"/>
        </table:table-row>
        <table:table-row table:style-name="ro1">
          <table:table-cell office:value-type="float" office:value="331057127" calcext:value-type="float">
            <text:p>3310571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dnob/exchange-core</text:p>
          </table:table-cell>
          <table:table-cell office:value-type="string" calcext:value-type="string">
            <text:p>2021-01-19T17:27:41Z</text:p>
          </table:table-cell>
          <table:table-cell office:value-type="date" office:date-value="2021-01-19T17:27:41" calcext:value-type="date">
            <text:p>2021-01-19 17:27:41</text:p>
          </table:table-cell>
          <table:table-cell table:number-columns-repeated="16379"/>
        </table:table-row>
        <table:table-row table:style-name="ro1">
          <table:table-cell office:value-type="float" office:value="330881145" calcext:value-type="float">
            <text:p>33088114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di4cyber/exchange-core</text:p>
          </table:table-cell>
          <table:table-cell office:value-type="string" calcext:value-type="string">
            <text:p>2021-01-19T06:06:50Z</text:p>
          </table:table-cell>
          <table:table-cell office:value-type="date" office:date-value="2021-01-19T06:06:50" calcext:value-type="date">
            <text:p>2021-01-19 06:06:50</text:p>
          </table:table-cell>
          <table:table-cell table:number-columns-repeated="16379"/>
        </table:table-row>
        <table:table-row table:style-name="ro1">
          <table:table-cell office:value-type="float" office:value="330769612" calcext:value-type="float">
            <text:p>33076961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vi202020/exchange-core</text:p>
          </table:table-cell>
          <table:table-cell office:value-type="string" calcext:value-type="string">
            <text:p>2021-01-18T19:42:45Z</text:p>
          </table:table-cell>
          <table:table-cell office:value-type="date" office:date-value="2021-01-18T19:42:45" calcext:value-type="date">
            <text:p>2021-01-18 19:42:45</text:p>
          </table:table-cell>
          <table:table-cell table:number-columns-repeated="16379"/>
        </table:table-row>
        <table:table-row table:style-name="ro1">
          <table:table-cell office:value-type="float" office:value="330581749" calcext:value-type="float">
            <text:p>3305817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iajianfa/exchange-core</text:p>
          </table:table-cell>
          <table:table-cell office:value-type="string" calcext:value-type="string">
            <text:p>2021-01-18T07:02:01Z</text:p>
          </table:table-cell>
          <table:table-cell office:value-type="date" office:date-value="2021-01-18T07:02:01" calcext:value-type="date">
            <text:p>2021-01-18 07:02:01</text:p>
          </table:table-cell>
          <table:table-cell table:number-columns-repeated="16379"/>
        </table:table-row>
        <table:table-row table:style-name="ro1">
          <table:table-cell office:value-type="float" office:value="328940792" calcext:value-type="float">
            <text:p>3289407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awnyang91/exchange-core</text:p>
          </table:table-cell>
          <table:table-cell office:value-type="string" calcext:value-type="string">
            <text:p>2021-01-12T09:50:07Z</text:p>
          </table:table-cell>
          <table:table-cell office:value-type="date" office:date-value="2021-01-12T09:50:07" calcext:value-type="date">
            <text:p>2021-01-12 09:50:07</text:p>
          </table:table-cell>
          <table:table-cell table:number-columns-repeated="16379"/>
        </table:table-row>
        <table:table-row table:style-name="ro1">
          <table:table-cell office:value-type="float" office:value="327983508" calcext:value-type="float">
            <text:p>32798350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hmp/exchange-core</text:p>
          </table:table-cell>
          <table:table-cell office:value-type="string" calcext:value-type="string">
            <text:p>2021-01-08T18:36:19Z</text:p>
          </table:table-cell>
          <table:table-cell office:value-type="date" office:date-value="2021-01-08T18:36:19" calcext:value-type="date">
            <text:p>2021-01-08 18:36:19</text:p>
          </table:table-cell>
          <table:table-cell table:number-columns-repeated="16379"/>
        </table:table-row>
        <table:table-row table:style-name="ro1">
          <table:table-cell office:value-type="float" office:value="327279342" calcext:value-type="float">
            <text:p>3272793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unaway518/exchange-core</text:p>
          </table:table-cell>
          <table:table-cell office:value-type="string" calcext:value-type="string">
            <text:p>2021-01-06T10:39:32Z</text:p>
          </table:table-cell>
          <table:table-cell office:value-type="date" office:date-value="2021-01-06T10:39:32" calcext:value-type="date">
            <text:p>2021-01-06 10:39:32</text:p>
          </table:table-cell>
          <table:table-cell table:number-columns-repeated="16379"/>
        </table:table-row>
        <table:table-row table:style-name="ro1">
          <table:table-cell office:value-type="float" office:value="327185000" calcext:value-type="float">
            <text:p>3271850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guimard/exchange-core</text:p>
          </table:table-cell>
          <table:table-cell office:value-type="string" calcext:value-type="string">
            <text:p>2021-01-06T03:07:48Z</text:p>
          </table:table-cell>
          <table:table-cell office:value-type="date" office:date-value="2021-01-06T03:07:48" calcext:value-type="date">
            <text:p>2021-01-06 03:07:48</text:p>
          </table:table-cell>
          <table:table-cell table:number-columns-repeated="16379"/>
        </table:table-row>
        <table:table-row table:style-name="ro1">
          <table:table-cell office:value-type="float" office:value="326757444" calcext:value-type="float">
            <text:p>32675744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ronOnet/exchange-core</text:p>
          </table:table-cell>
          <table:table-cell office:value-type="string" calcext:value-type="string">
            <text:p>2021-01-04T17:24:20Z</text:p>
          </table:table-cell>
          <table:table-cell office:value-type="date" office:date-value="2021-01-04T17:24:20" calcext:value-type="date">
            <text:p>2021-01-04 17:24:20</text:p>
          </table:table-cell>
          <table:table-cell table:number-columns-repeated="16379"/>
        </table:table-row>
        <table:table-row table:style-name="ro1">
          <table:table-cell office:value-type="float" office:value="324525280" calcext:value-type="float">
            <text:p>32452528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hristiankywong/exchange-core</text:p>
          </table:table-cell>
          <table:table-cell office:value-type="string" calcext:value-type="string">
            <text:p>2020-12-26T09:49:48Z</text:p>
          </table:table-cell>
          <table:table-cell office:value-type="date" office:date-value="2020-12-26T09:49:48" calcext:value-type="date">
            <text:p>2020-12-26 09:49:48</text:p>
          </table:table-cell>
          <table:table-cell table:number-columns-repeated="16379"/>
        </table:table-row>
        <table:table-row table:style-name="ro1">
          <table:table-cell office:value-type="float" office:value="324482180" calcext:value-type="float">
            <text:p>32448218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obilipia/exchange-core</text:p>
          </table:table-cell>
          <table:table-cell office:value-type="string" calcext:value-type="string">
            <text:p>2020-12-26T04:38:48Z</text:p>
          </table:table-cell>
          <table:table-cell office:value-type="date" office:date-value="2020-12-26T04:38:48" calcext:value-type="date">
            <text:p>2020-12-26 04:38:48</text:p>
          </table:table-cell>
          <table:table-cell table:number-columns-repeated="16379"/>
        </table:table-row>
        <table:table-row table:style-name="ro1">
          <table:table-cell office:value-type="float" office:value="321263456" calcext:value-type="float">
            <text:p>32126345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ongwu-sh/exchange-core</text:p>
          </table:table-cell>
          <table:table-cell office:value-type="string" calcext:value-type="string">
            <text:p>2020-12-14T07:11:38Z</text:p>
          </table:table-cell>
          <table:table-cell office:value-type="date" office:date-value="2020-12-14T07:11:38" calcext:value-type="date">
            <text:p>2020-12-14 07:11:38</text:p>
          </table:table-cell>
          <table:table-cell table:number-columns-repeated="16379"/>
        </table:table-row>
        <table:table-row table:style-name="ro1">
          <table:table-cell office:value-type="float" office:value="320378342" calcext:value-type="float">
            <text:p>3203783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ooyakn/exchange-core</text:p>
          </table:table-cell>
          <table:table-cell office:value-type="string" calcext:value-type="string">
            <text:p>2020-12-10T20:08:33Z</text:p>
          </table:table-cell>
          <table:table-cell office:value-type="date" office:date-value="2020-12-10T20:08:33" calcext:value-type="date">
            <text:p>2020-12-10 20:08:33</text:p>
          </table:table-cell>
          <table:table-cell table:number-columns-repeated="16379"/>
        </table:table-row>
        <table:table-row table:style-name="ro1">
          <table:table-cell office:value-type="float" office:value="318812658" calcext:value-type="float">
            <text:p>3188126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ockees/exchange-core</text:p>
          </table:table-cell>
          <table:table-cell office:value-type="string" calcext:value-type="string">
            <text:p>2020-12-05T14:46:29Z</text:p>
          </table:table-cell>
          <table:table-cell office:value-type="date" office:date-value="2020-12-05T14:46:29" calcext:value-type="date">
            <text:p>2020-12-05 14:46:29</text:p>
          </table:table-cell>
          <table:table-cell table:number-columns-repeated="16379"/>
        </table:table-row>
        <table:table-row table:style-name="ro1">
          <table:table-cell office:value-type="float" office:value="318147650" calcext:value-type="float">
            <text:p>31814765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owdouble/exchange-core</text:p>
          </table:table-cell>
          <table:table-cell office:value-type="string" calcext:value-type="string">
            <text:p>2020-12-03T09:55:09Z</text:p>
          </table:table-cell>
          <table:table-cell office:value-type="date" office:date-value="2020-12-03T09:55:09" calcext:value-type="date">
            <text:p>2020-12-03 09:55:09</text:p>
          </table:table-cell>
          <table:table-cell table:number-columns-repeated="16379"/>
        </table:table-row>
        <table:table-row table:style-name="ro1">
          <table:table-cell office:value-type="float" office:value="317990849" calcext:value-type="float">
            <text:p>3179908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ebider/exchange-core</text:p>
          </table:table-cell>
          <table:table-cell office:value-type="string" calcext:value-type="string">
            <text:p>2020-12-02T21:04:05Z</text:p>
          </table:table-cell>
          <table:table-cell office:value-type="date" office:date-value="2020-12-02T21:04:05" calcext:value-type="date">
            <text:p>2020-12-02 21:04:05</text:p>
          </table:table-cell>
          <table:table-cell table:number-columns-repeated="16379"/>
        </table:table-row>
        <table:table-row table:style-name="ro1">
          <table:table-cell office:value-type="float" office:value="317911750" calcext:value-type="float">
            <text:p>31791175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amousseau/exchange-core</text:p>
          </table:table-cell>
          <table:table-cell office:value-type="string" calcext:value-type="string">
            <text:p>2020-12-02T15:50:08Z</text:p>
          </table:table-cell>
          <table:table-cell office:value-type="date" office:date-value="2020-12-02T15:50:08" calcext:value-type="date">
            <text:p>2020-12-02 15:50:08</text:p>
          </table:table-cell>
          <table:table-cell table:number-columns-repeated="16379"/>
        </table:table-row>
        <table:table-row table:style-name="ro1">
          <table:table-cell office:value-type="float" office:value="317862644" calcext:value-type="float">
            <text:p>31786264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uoshuixuelabi/exchange-core</text:p>
          </table:table-cell>
          <table:table-cell office:value-type="string" calcext:value-type="string">
            <text:p>2020-12-02T12:57:51Z</text:p>
          </table:table-cell>
          <table:table-cell office:value-type="date" office:date-value="2020-12-02T12:57:51" calcext:value-type="date">
            <text:p>2020-12-02 12:57:51</text:p>
          </table:table-cell>
          <table:table-cell table:number-columns-repeated="16379"/>
        </table:table-row>
        <table:table-row table:style-name="ro1">
          <table:table-cell office:value-type="float" office:value="317804727" calcext:value-type="float">
            <text:p>3178047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K-BLOCK-CHAIN/exchange-core</text:p>
          </table:table-cell>
          <table:table-cell office:value-type="string" calcext:value-type="string">
            <text:p>2020-12-02T09:00:16Z</text:p>
          </table:table-cell>
          <table:table-cell office:value-type="date" office:date-value="2020-12-02T09:00:16" calcext:value-type="date">
            <text:p>2020-12-02 09:00:16</text:p>
          </table:table-cell>
          <table:table-cell table:number-columns-repeated="16379"/>
        </table:table-row>
        <table:table-row table:style-name="ro1">
          <table:table-cell office:value-type="float" office:value="316876793" calcext:value-type="float">
            <text:p>31687679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aint/exchange-core</text:p>
          </table:table-cell>
          <table:table-cell office:value-type="string" calcext:value-type="string">
            <text:p>2020-11-29T04:38:38Z</text:p>
          </table:table-cell>
          <table:table-cell office:value-type="date" office:date-value="2020-11-29T04:38:38" calcext:value-type="date">
            <text:p>2020-11-29 04:38:38</text:p>
          </table:table-cell>
          <table:table-cell table:number-columns-repeated="16379"/>
        </table:table-row>
        <table:table-row table:style-name="ro1">
          <table:table-cell office:value-type="float" office:value="316437494" calcext:value-type="float">
            <text:p>31643749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vejava/exchange-core</text:p>
          </table:table-cell>
          <table:table-cell office:value-type="string" calcext:value-type="string">
            <text:p>2020-11-27T08:03:07Z</text:p>
          </table:table-cell>
          <table:table-cell office:value-type="date" office:date-value="2020-11-27T08:03:07" calcext:value-type="date">
            <text:p>2020-11-27 08:03:07</text:p>
          </table:table-cell>
          <table:table-cell table:number-columns-repeated="16379"/>
        </table:table-row>
        <table:table-row table:style-name="ro1">
          <table:table-cell office:value-type="float" office:value="316121500" calcext:value-type="float">
            <text:p>3161215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scorpio1611/exchange-core</text:p>
          </table:table-cell>
          <table:table-cell office:value-type="string" calcext:value-type="string">
            <text:p>2020-11-26T04:21:05Z</text:p>
          </table:table-cell>
          <table:table-cell office:value-type="date" office:date-value="2020-11-26T04:21:05" calcext:value-type="date">
            <text:p>2020-11-26 04:21:05</text:p>
          </table:table-cell>
          <table:table-cell table:number-columns-repeated="16379"/>
        </table:table-row>
        <table:table-row table:style-name="ro1">
          <table:table-cell office:value-type="float" office:value="316027402" calcext:value-type="float">
            <text:p>31602740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enilsonDonolato/exchange-core</text:p>
          </table:table-cell>
          <table:table-cell office:value-type="string" calcext:value-type="string">
            <text:p>2020-11-25T18:50:00Z</text:p>
          </table:table-cell>
          <table:table-cell office:value-type="date" office:date-value="2020-11-25T18:50:00" calcext:value-type="date">
            <text:p>2020-11-25 18:50:00</text:p>
          </table:table-cell>
          <table:table-cell table:number-columns-repeated="16379"/>
        </table:table-row>
        <table:table-row table:style-name="ro1">
          <table:table-cell office:value-type="float" office:value="315725392" calcext:value-type="float">
            <text:p>3157253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ifcoder/exchange-core</text:p>
          </table:table-cell>
          <table:table-cell office:value-type="string" calcext:value-type="string">
            <text:p>2020-11-24T18:55:15Z</text:p>
          </table:table-cell>
          <table:table-cell office:value-type="date" office:date-value="2020-11-24T18:55:15" calcext:value-type="date">
            <text:p>2020-11-24 18:55:15</text:p>
          </table:table-cell>
          <table:table-cell table:number-columns-repeated="16379"/>
        </table:table-row>
        <table:table-row table:style-name="ro1">
          <table:table-cell office:value-type="float" office:value="314523377" calcext:value-type="float">
            <text:p>31452337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reeman-virtual-helium/exchange-core</text:p>
          </table:table-cell>
          <table:table-cell office:value-type="string" calcext:value-type="string">
            <text:p>2020-11-20T10:41:08Z</text:p>
          </table:table-cell>
          <table:table-cell office:value-type="date" office:date-value="2020-11-20T10:41:08" calcext:value-type="date">
            <text:p>2020-11-20 10:41:08</text:p>
          </table:table-cell>
          <table:table-cell table:number-columns-repeated="16379"/>
        </table:table-row>
        <table:table-row table:style-name="ro1">
          <table:table-cell office:value-type="float" office:value="314303369" calcext:value-type="float">
            <text:p>3143033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aoKpa/exchange-core</text:p>
          </table:table-cell>
          <table:table-cell office:value-type="string" calcext:value-type="string">
            <text:p>2020-11-19T16:20:05Z</text:p>
          </table:table-cell>
          <table:table-cell office:value-type="date" office:date-value="2020-11-19T16:20:05" calcext:value-type="date">
            <text:p>2020-11-19 16:20:05</text:p>
          </table:table-cell>
          <table:table-cell table:number-columns-repeated="16379"/>
        </table:table-row>
        <table:table-row table:style-name="ro1">
          <table:table-cell office:value-type="float" office:value="314201514" calcext:value-type="float">
            <text:p>31420151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pyrightcoins/exchange-core</text:p>
          </table:table-cell>
          <table:table-cell office:value-type="string" calcext:value-type="string">
            <text:p>2020-11-19T09:41:36Z</text:p>
          </table:table-cell>
          <table:table-cell office:value-type="date" office:date-value="2020-11-19T09:41:36" calcext:value-type="date">
            <text:p>2020-11-19 09:41:36</text:p>
          </table:table-cell>
          <table:table-cell table:number-columns-repeated="16379"/>
        </table:table-row>
        <table:table-row table:style-name="ro1">
          <table:table-cell office:value-type="float" office:value="313724676" calcext:value-type="float">
            <text:p>31372467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arkfeld/exchange-core</text:p>
          </table:table-cell>
          <table:table-cell office:value-type="string" calcext:value-type="string">
            <text:p>2020-11-17T19:42:00Z</text:p>
          </table:table-cell>
          <table:table-cell office:value-type="date" office:date-value="2020-11-17T19:42:00" calcext:value-type="date">
            <text:p>2020-11-17 19:42:00</text:p>
          </table:table-cell>
          <table:table-cell table:number-columns-repeated="16379"/>
        </table:table-row>
        <table:table-row table:style-name="ro1">
          <table:table-cell office:value-type="float" office:value="313236818" calcext:value-type="float">
            <text:p>3132368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inull/exchange-core</text:p>
          </table:table-cell>
          <table:table-cell office:value-type="string" calcext:value-type="string">
            <text:p>2020-11-16T08:32:31Z</text:p>
          </table:table-cell>
          <table:table-cell office:value-type="date" office:date-value="2020-11-16T08:32:31" calcext:value-type="date">
            <text:p>2020-11-16 08:32:31</text:p>
          </table:table-cell>
          <table:table-cell table:number-columns-repeated="16379"/>
        </table:table-row>
        <table:table-row table:style-name="ro1">
          <table:table-cell office:value-type="float" office:value="311893394" calcext:value-type="float">
            <text:p>31189339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eige1027/exchange-core</text:p>
          </table:table-cell>
          <table:table-cell office:value-type="string" calcext:value-type="string">
            <text:p>2020-11-11T07:20:14Z</text:p>
          </table:table-cell>
          <table:table-cell office:value-type="date" office:date-value="2020-11-11T07:20:14" calcext:value-type="date">
            <text:p>2020-11-11 07:20:14</text:p>
          </table:table-cell>
          <table:table-cell table:number-columns-repeated="16379"/>
        </table:table-row>
        <table:table-row table:style-name="ro1">
          <table:table-cell office:value-type="float" office:value="311743769" calcext:value-type="float">
            <text:p>3117437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annyb2018/exchange-core</text:p>
          </table:table-cell>
          <table:table-cell office:value-type="string" calcext:value-type="string">
            <text:p>2020-11-10T18:03:55Z</text:p>
          </table:table-cell>
          <table:table-cell office:value-type="date" office:date-value="2020-11-10T18:03:55" calcext:value-type="date">
            <text:p>2020-11-10 18:03:55</text:p>
          </table:table-cell>
          <table:table-cell table:number-columns-repeated="16379"/>
        </table:table-row>
        <table:table-row table:style-name="ro1">
          <table:table-cell office:value-type="float" office:value="311301010" calcext:value-type="float">
            <text:p>31130101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jwxingtaide/exchange-core</text:p>
          </table:table-cell>
          <table:table-cell office:value-type="string" calcext:value-type="string">
            <text:p>2020-11-09T10:23:33Z</text:p>
          </table:table-cell>
          <table:table-cell office:value-type="date" office:date-value="2020-11-09T10:23:33" calcext:value-type="date">
            <text:p>2020-11-09 10:23:33</text:p>
          </table:table-cell>
          <table:table-cell table:number-columns-repeated="16379"/>
        </table:table-row>
        <table:table-row table:style-name="ro1">
          <table:table-cell office:value-type="float" office:value="310788062" calcext:value-type="float">
            <text:p>3107880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ozzozm/exchange-core</text:p>
          </table:table-cell>
          <table:table-cell office:value-type="string" calcext:value-type="string">
            <text:p>2020-11-07T07:06:20Z</text:p>
          </table:table-cell>
          <table:table-cell office:value-type="date" office:date-value="2020-11-07T07:06:20" calcext:value-type="date">
            <text:p>2020-11-07 07:06:20</text:p>
          </table:table-cell>
          <table:table-cell table:number-columns-repeated="16379"/>
        </table:table-row>
        <table:table-row table:style-name="ro1">
          <table:table-cell office:value-type="float" office:value="307634438" calcext:value-type="float">
            <text:p>3076344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dmw2012/exchange-core</text:p>
          </table:table-cell>
          <table:table-cell office:value-type="string" calcext:value-type="string">
            <text:p>2020-10-27T08:34:04Z</text:p>
          </table:table-cell>
          <table:table-cell office:value-type="date" office:date-value="2020-10-27T08:34:04" calcext:value-type="date">
            <text:p>2020-10-27 08:34:04</text:p>
          </table:table-cell>
          <table:table-cell table:number-columns-repeated="16379"/>
        </table:table-row>
        <table:table-row table:style-name="ro1">
          <table:table-cell office:value-type="float" office:value="307370024" calcext:value-type="float">
            <text:p>30737002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1eksandre/exchange-core</text:p>
          </table:table-cell>
          <table:table-cell office:value-type="string" calcext:value-type="string">
            <text:p>2020-10-26T12:48:08Z</text:p>
          </table:table-cell>
          <table:table-cell office:value-type="date" office:date-value="2020-10-26T12:48:08" calcext:value-type="date">
            <text:p>2020-10-26 12:48:08</text:p>
          </table:table-cell>
          <table:table-cell table:number-columns-repeated="16379"/>
        </table:table-row>
        <table:table-row table:style-name="ro1">
          <table:table-cell office:value-type="float" office:value="304689951" calcext:value-type="float">
            <text:p>30468995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eihou/exchange-core</text:p>
          </table:table-cell>
          <table:table-cell office:value-type="string" calcext:value-type="string">
            <text:p>2020-10-16T17:05:34Z</text:p>
          </table:table-cell>
          <table:table-cell office:value-type="date" office:date-value="2020-10-16T17:05:34" calcext:value-type="date">
            <text:p>2020-10-16 17:05:34</text:p>
          </table:table-cell>
          <table:table-cell table:number-columns-repeated="16379"/>
        </table:table-row>
        <table:table-row table:style-name="ro1">
          <table:table-cell office:value-type="float" office:value="304515406" calcext:value-type="float">
            <text:p>3045154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icholes-lyt/exchange-core</text:p>
          </table:table-cell>
          <table:table-cell office:value-type="string" calcext:value-type="string">
            <text:p>2020-10-16T04:03:07Z</text:p>
          </table:table-cell>
          <table:table-cell office:value-type="date" office:date-value="2020-10-16T04:03:07" calcext:value-type="date">
            <text:p>2020-10-16 04:03:07</text:p>
          </table:table-cell>
          <table:table-cell table:number-columns-repeated="16379"/>
        </table:table-row>
        <table:table-row table:style-name="ro1">
          <table:table-cell office:value-type="float" office:value="302938207" calcext:value-type="float">
            <text:p>3029382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aiSwap/exchange-core</text:p>
          </table:table-cell>
          <table:table-cell office:value-type="string" calcext:value-type="string">
            <text:p>2020-10-10T16:00:47Z</text:p>
          </table:table-cell>
          <table:table-cell office:value-type="date" office:date-value="2020-10-10T16:00:47" calcext:value-type="date">
            <text:p>2020-10-10 16:00:47</text:p>
          </table:table-cell>
          <table:table-cell table:number-columns-repeated="16379"/>
        </table:table-row>
        <table:table-row table:style-name="ro1">
          <table:table-cell office:value-type="float" office:value="299623041" calcext:value-type="float">
            <text:p>299623041</text:p>
          </table:table-cell>
          <table:table-cell office:value-type="string" calcext:value-type="string">
            <text:p>redexchange</text:p>
          </table:table-cell>
          <table:table-cell office:value-type="string" calcext:value-type="string">
            <text:p>Toni-d-e-v/redexchange</text:p>
          </table:table-cell>
          <table:table-cell office:value-type="string" calcext:value-type="string">
            <text:p>2020-09-29T13:17:56Z</text:p>
          </table:table-cell>
          <table:table-cell office:value-type="date" office:date-value="2020-09-29T13:17:56" calcext:value-type="date">
            <text:p>2020-09-29 13:17:56</text:p>
          </table:table-cell>
          <table:table-cell table:number-columns-repeated="16379"/>
        </table:table-row>
        <table:table-row table:style-name="ro1">
          <table:table-cell office:value-type="float" office:value="299115374" calcext:value-type="float">
            <text:p>29911537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1r2p1/exchange-core</text:p>
          </table:table-cell>
          <table:table-cell office:value-type="string" calcext:value-type="string">
            <text:p>2020-09-27T20:40:39Z</text:p>
          </table:table-cell>
          <table:table-cell office:value-type="date" office:date-value="2020-09-27T20:40:39" calcext:value-type="date">
            <text:p>2020-09-27 20:40:39</text:p>
          </table:table-cell>
          <table:table-cell table:number-columns-repeated="16379"/>
        </table:table-row>
        <table:table-row table:style-name="ro1">
          <table:table-cell office:value-type="float" office:value="298328858" calcext:value-type="float">
            <text:p>2983288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rostickman/exchange-core</text:p>
          </table:table-cell>
          <table:table-cell office:value-type="string" calcext:value-type="string">
            <text:p>2020-09-24T16:04:07Z</text:p>
          </table:table-cell>
          <table:table-cell office:value-type="date" office:date-value="2020-09-24T16:04:07" calcext:value-type="date">
            <text:p>2020-09-24 16:04:07</text:p>
          </table:table-cell>
          <table:table-cell table:number-columns-repeated="16379"/>
        </table:table-row>
        <table:table-row table:style-name="ro1">
          <table:table-cell office:value-type="float" office:value="298211029" calcext:value-type="float">
            <text:p>29821102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r944/exchange-core</text:p>
          </table:table-cell>
          <table:table-cell office:value-type="string" calcext:value-type="string">
            <text:p>2020-09-24T08:07:01Z</text:p>
          </table:table-cell>
          <table:table-cell office:value-type="date" office:date-value="2020-09-24T08:07:01" calcext:value-type="date">
            <text:p>2020-09-24 08:07:01</text:p>
          </table:table-cell>
          <table:table-cell table:number-columns-repeated="16379"/>
        </table:table-row>
        <table:table-row table:style-name="ro1">
          <table:table-cell office:value-type="float" office:value="297788427" calcext:value-type="float">
            <text:p>2977884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iChaelinzo/exchange-core</text:p>
          </table:table-cell>
          <table:table-cell office:value-type="string" calcext:value-type="string">
            <text:p>2020-09-22T22:34:27Z</text:p>
          </table:table-cell>
          <table:table-cell office:value-type="date" office:date-value="2020-09-22T22:34:27" calcext:value-type="date">
            <text:p>2020-09-22 22:34:27</text:p>
          </table:table-cell>
          <table:table-cell table:number-columns-repeated="16379"/>
        </table:table-row>
        <table:table-row table:style-name="ro1">
          <table:table-cell office:value-type="float" office:value="296342513" calcext:value-type="float">
            <text:p>29634251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ameezShuhaib/exchange-core</text:p>
          </table:table-cell>
          <table:table-cell office:value-type="string" calcext:value-type="string">
            <text:p>2020-09-17T13:56:41Z</text:p>
          </table:table-cell>
          <table:table-cell office:value-type="date" office:date-value="2020-09-17T13:56:41" calcext:value-type="date">
            <text:p>2020-09-17 13:56:41</text:p>
          </table:table-cell>
          <table:table-cell table:number-columns-repeated="16379"/>
        </table:table-row>
        <table:table-row table:style-name="ro1">
          <table:table-cell office:value-type="float" office:value="295716947" calcext:value-type="float">
            <text:p>29571694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nnyYasser/exchange-core</text:p>
          </table:table-cell>
          <table:table-cell office:value-type="string" calcext:value-type="string">
            <text:p>2020-09-15T12:13:04Z</text:p>
          </table:table-cell>
          <table:table-cell office:value-type="date" office:date-value="2020-09-15T12:13:04" calcext:value-type="date">
            <text:p>2020-09-15 12:13:04</text:p>
          </table:table-cell>
          <table:table-cell table:number-columns-repeated="16379"/>
        </table:table-row>
        <table:table-row table:style-name="ro1">
          <table:table-cell office:value-type="float" office:value="295159752" calcext:value-type="float">
            <text:p>29515975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fcczz/exchange-core</text:p>
          </table:table-cell>
          <table:table-cell office:value-type="string" calcext:value-type="string">
            <text:p>2020-09-13T13:42:33Z</text:p>
          </table:table-cell>
          <table:table-cell office:value-type="date" office:date-value="2020-09-13T13:42:33" calcext:value-type="date">
            <text:p>2020-09-13 13:42:33</text:p>
          </table:table-cell>
          <table:table-cell table:number-columns-repeated="16379"/>
        </table:table-row>
        <table:table-row table:style-name="ro1">
          <table:table-cell office:value-type="float" office:value="295040785" calcext:value-type="float">
            <text:p>29504078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mileyplace/exchange-core</text:p>
          </table:table-cell>
          <table:table-cell office:value-type="string" calcext:value-type="string">
            <text:p>2020-09-12T23:04:41Z</text:p>
          </table:table-cell>
          <table:table-cell office:value-type="date" office:date-value="2020-09-12T23:04:41" calcext:value-type="date">
            <text:p>2020-09-12 23:04:41</text:p>
          </table:table-cell>
          <table:table-cell table:number-columns-repeated="16379"/>
        </table:table-row>
        <table:table-row table:style-name="ro1">
          <table:table-cell office:value-type="float" office:value="294232100" calcext:value-type="float">
            <text:p>294232100</text:p>
          </table:table-cell>
          <table:table-cell office:value-type="string" calcext:value-type="string">
            <text:p>exchange-core-1</text:p>
          </table:table-cell>
          <table:table-cell office:value-type="string" calcext:value-type="string">
            <text:p>joe-nano/exchange-core-1</text:p>
          </table:table-cell>
          <table:table-cell office:value-type="string" calcext:value-type="string">
            <text:p>2020-09-09T21:19:37Z</text:p>
          </table:table-cell>
          <table:table-cell office:value-type="date" office:date-value="2020-09-09T21:19:37" calcext:value-type="date">
            <text:p>2020-09-09 21:19:37</text:p>
          </table:table-cell>
          <table:table-cell table:number-columns-repeated="16379"/>
        </table:table-row>
        <table:table-row table:style-name="ro1">
          <table:table-cell office:value-type="float" office:value="294131862" calcext:value-type="float">
            <text:p>2941318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ysg/exchange-core</text:p>
          </table:table-cell>
          <table:table-cell office:value-type="string" calcext:value-type="string">
            <text:p>2020-09-09T14:08:43Z</text:p>
          </table:table-cell>
          <table:table-cell office:value-type="date" office:date-value="2020-09-09T14:08:43" calcext:value-type="date">
            <text:p>2020-09-09 14:08:43</text:p>
          </table:table-cell>
          <table:table-cell table:number-columns-repeated="16379"/>
        </table:table-row>
        <table:table-row table:style-name="ro1">
          <table:table-cell office:value-type="float" office:value="293511012" calcext:value-type="float">
            <text:p>29351101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ustinlxf/exchange-core</text:p>
          </table:table-cell>
          <table:table-cell office:value-type="string" calcext:value-type="string">
            <text:p>2020-09-07T11:38:29Z</text:p>
          </table:table-cell>
          <table:table-cell office:value-type="date" office:date-value="2020-09-07T11:38:29" calcext:value-type="date">
            <text:p>2020-09-07 11:38:29</text:p>
          </table:table-cell>
          <table:table-cell table:number-columns-repeated="16379"/>
        </table:table-row>
        <table:table-row table:style-name="ro1">
          <table:table-cell office:value-type="float" office:value="293352039" calcext:value-type="float">
            <text:p>29335203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arshal-dupare/exchange-core</text:p>
          </table:table-cell>
          <table:table-cell office:value-type="string" calcext:value-type="string">
            <text:p>2020-09-06T19:56:45Z</text:p>
          </table:table-cell>
          <table:table-cell office:value-type="date" office:date-value="2020-09-06T19:56:45" calcext:value-type="date">
            <text:p>2020-09-06 19:56:45</text:p>
          </table:table-cell>
          <table:table-cell table:number-columns-repeated="16379"/>
        </table:table-row>
        <table:table-row table:style-name="ro1">
          <table:table-cell office:value-type="float" office:value="292778601" calcext:value-type="float">
            <text:p>2927786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nailstartTrade/exchange-core</text:p>
          </table:table-cell>
          <table:table-cell office:value-type="string" calcext:value-type="string">
            <text:p>2020-09-04T07:20:41Z</text:p>
          </table:table-cell>
          <table:table-cell office:value-type="date" office:date-value="2020-09-04T07:20:41" calcext:value-type="date">
            <text:p>2020-09-04 07:20:41</text:p>
          </table:table-cell>
          <table:table-cell table:number-columns-repeated="16379"/>
        </table:table-row>
        <table:table-row table:style-name="ro1">
          <table:table-cell office:value-type="float" office:value="292228813" calcext:value-type="float">
            <text:p>29222881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arryzzp/exchange-core</text:p>
          </table:table-cell>
          <table:table-cell office:value-type="string" calcext:value-type="string">
            <text:p>2020-09-02T08:46:39Z</text:p>
          </table:table-cell>
          <table:table-cell office:value-type="date" office:date-value="2020-09-02T08:46:39" calcext:value-type="date">
            <text:p>2020-09-02 08:46:39</text:p>
          </table:table-cell>
          <table:table-cell table:number-columns-repeated="16379"/>
        </table:table-row>
        <table:table-row table:style-name="ro1">
          <table:table-cell office:value-type="float" office:value="292050436" calcext:value-type="float">
            <text:p>29205043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sxz666/exchange-core</text:p>
          </table:table-cell>
          <table:table-cell office:value-type="string" calcext:value-type="string">
            <text:p>2020-09-01T16:30:11Z</text:p>
          </table:table-cell>
          <table:table-cell office:value-type="date" office:date-value="2020-09-01T16:30:11" calcext:value-type="date">
            <text:p>2020-09-01 16:30:11</text:p>
          </table:table-cell>
          <table:table-cell table:number-columns-repeated="16379"/>
        </table:table-row>
        <table:table-row table:style-name="ro1">
          <table:table-cell office:value-type="float" office:value="292003244" calcext:value-type="float">
            <text:p>29200324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nzhiqiang/exchange-core</text:p>
          </table:table-cell>
          <table:table-cell office:value-type="string" calcext:value-type="string">
            <text:p>2020-09-01T13:19:29Z</text:p>
          </table:table-cell>
          <table:table-cell office:value-type="date" office:date-value="2020-09-01T13:19:29" calcext:value-type="date">
            <text:p>2020-09-01 13:19:29</text:p>
          </table:table-cell>
          <table:table-cell table:number-columns-repeated="16379"/>
        </table:table-row>
        <table:table-row table:style-name="ro1">
          <table:table-cell office:value-type="float" office:value="292001653" calcext:value-type="float">
            <text:p>29200165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xhubname/exchange-core</text:p>
          </table:table-cell>
          <table:table-cell office:value-type="string" calcext:value-type="string">
            <text:p>2020-09-01T13:12:41Z</text:p>
          </table:table-cell>
          <table:table-cell office:value-type="date" office:date-value="2020-09-01T13:12:41" calcext:value-type="date">
            <text:p>2020-09-01 13:12:41</text:p>
          </table:table-cell>
          <table:table-cell table:number-columns-repeated="16379"/>
        </table:table-row>
        <table:table-row table:style-name="ro1">
          <table:table-cell office:value-type="float" office:value="291591579" calcext:value-type="float">
            <text:p>29159157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evinobama/exchange-core</text:p>
          </table:table-cell>
          <table:table-cell office:value-type="string" calcext:value-type="string">
            <text:p>2020-08-31T02:10:29Z</text:p>
          </table:table-cell>
          <table:table-cell office:value-type="date" office:date-value="2020-08-31T02:10:29" calcext:value-type="date">
            <text:p>2020-08-31 02:10:29</text:p>
          </table:table-cell>
          <table:table-cell table:number-columns-repeated="16379"/>
        </table:table-row>
        <table:table-row table:style-name="ro1">
          <table:table-cell office:value-type="float" office:value="288709289" calcext:value-type="float">
            <text:p>2887092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endechong/exchange-core</text:p>
          </table:table-cell>
          <table:table-cell office:value-type="string" calcext:value-type="string">
            <text:p>2020-08-19T11:06:34Z</text:p>
          </table:table-cell>
          <table:table-cell office:value-type="date" office:date-value="2020-08-19T11:06:34" calcext:value-type="date">
            <text:p>2020-08-19 11:06:34</text:p>
          </table:table-cell>
          <table:table-cell table:number-columns-repeated="16379"/>
        </table:table-row>
        <table:table-row table:style-name="ro1">
          <table:table-cell office:value-type="float" office:value="288147448" calcext:value-type="float">
            <text:p>2881474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yzswz/exchange-core</text:p>
          </table:table-cell>
          <table:table-cell office:value-type="string" calcext:value-type="string">
            <text:p>2020-08-17T10:13:44Z</text:p>
          </table:table-cell>
          <table:table-cell office:value-type="date" office:date-value="2020-08-17T10:13:44" calcext:value-type="date">
            <text:p>2020-08-17 10:13:44</text:p>
          </table:table-cell>
          <table:table-cell table:number-columns-repeated="16379"/>
        </table:table-row>
        <table:table-row table:style-name="ro1">
          <table:table-cell office:value-type="float" office:value="287104970" calcext:value-type="float">
            <text:p>28710497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liquinox/exchange-core</text:p>
          </table:table-cell>
          <table:table-cell office:value-type="string" calcext:value-type="string">
            <text:p>2020-08-12T20:04:02Z</text:p>
          </table:table-cell>
          <table:table-cell office:value-type="date" office:date-value="2020-08-12T20:04:02" calcext:value-type="date">
            <text:p>2020-08-12 20:04:02</text:p>
          </table:table-cell>
          <table:table-cell table:number-columns-repeated="16379"/>
        </table:table-row>
        <table:table-row table:style-name="ro1">
          <table:table-cell office:value-type="float" office:value="286917207" calcext:value-type="float">
            <text:p>2869172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bcijkxyz/exchange-core</text:p>
          </table:table-cell>
          <table:table-cell office:value-type="string" calcext:value-type="string">
            <text:p>2020-08-12T04:36:59Z</text:p>
          </table:table-cell>
          <table:table-cell office:value-type="date" office:date-value="2020-08-12T04:36:59" calcext:value-type="date">
            <text:p>2020-08-12 04:36:59</text:p>
          </table:table-cell>
          <table:table-cell table:number-columns-repeated="16379"/>
        </table:table-row>
        <table:table-row table:style-name="ro1">
          <table:table-cell office:value-type="float" office:value="286221208" calcext:value-type="float">
            <text:p>28622120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ireza-salemian/exchange-core</text:p>
          </table:table-cell>
          <table:table-cell office:value-type="string" calcext:value-type="string">
            <text:p>2020-08-09T11:13:13Z</text:p>
          </table:table-cell>
          <table:table-cell office:value-type="date" office:date-value="2020-08-09T11:13:13" calcext:value-type="date">
            <text:p>2020-08-09 11:13:13</text:p>
          </table:table-cell>
          <table:table-cell table:number-columns-repeated="16379"/>
        </table:table-row>
        <table:table-row table:style-name="ro1">
          <table:table-cell office:value-type="float" office:value="286082350" calcext:value-type="float">
            <text:p>28608235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lockgames2018/exchange-core</text:p>
          </table:table-cell>
          <table:table-cell office:value-type="string" calcext:value-type="string">
            <text:p>2020-08-08T16:48:51Z</text:p>
          </table:table-cell>
          <table:table-cell office:value-type="date" office:date-value="2020-08-08T16:48:51" calcext:value-type="date">
            <text:p>2020-08-08 16:48:51</text:p>
          </table:table-cell>
          <table:table-cell table:number-columns-repeated="16379"/>
        </table:table-row>
        <table:table-row table:style-name="ro1">
          <table:table-cell office:value-type="float" office:value="285816459" calcext:value-type="float">
            <text:p>28581645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g86/exchange-core</text:p>
          </table:table-cell>
          <table:table-cell office:value-type="string" calcext:value-type="string">
            <text:p>2020-08-07T11:49:21Z</text:p>
          </table:table-cell>
          <table:table-cell office:value-type="date" office:date-value="2020-08-07T11:49:21" calcext:value-type="date">
            <text:p>2020-08-07 11:49:21</text:p>
          </table:table-cell>
          <table:table-cell table:number-columns-repeated="16379"/>
        </table:table-row>
        <table:table-row table:style-name="ro1">
          <table:table-cell office:value-type="float" office:value="285766781" calcext:value-type="float">
            <text:p>28576678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u-quodai/exchange-core</text:p>
          </table:table-cell>
          <table:table-cell office:value-type="string" calcext:value-type="string">
            <text:p>2020-08-07T07:29:08Z</text:p>
          </table:table-cell>
          <table:table-cell office:value-type="date" office:date-value="2020-08-07T07:29:08" calcext:value-type="date">
            <text:p>2020-08-07 07:29:08</text:p>
          </table:table-cell>
          <table:table-cell table:number-columns-repeated="16379"/>
        </table:table-row>
        <table:table-row table:style-name="ro1">
          <table:table-cell office:value-type="float" office:value="285644018" calcext:value-type="float">
            <text:p>2856440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odeftekhari/exchange-core</text:p>
          </table:table-cell>
          <table:table-cell office:value-type="string" calcext:value-type="string">
            <text:p>2020-08-06T18:33:35Z</text:p>
          </table:table-cell>
          <table:table-cell office:value-type="date" office:date-value="2020-08-06T18:33:35" calcext:value-type="date">
            <text:p>2020-08-06 18:33:35</text:p>
          </table:table-cell>
          <table:table-cell table:number-columns-repeated="16379"/>
        </table:table-row>
        <table:table-row table:style-name="ro1">
          <table:table-cell office:value-type="float" office:value="285534397" calcext:value-type="float">
            <text:p>28553439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kiJing/exchange-core</text:p>
          </table:table-cell>
          <table:table-cell office:value-type="string" calcext:value-type="string">
            <text:p>2020-08-06T09:51:59Z</text:p>
          </table:table-cell>
          <table:table-cell office:value-type="date" office:date-value="2020-08-06T09:51:59" calcext:value-type="date">
            <text:p>2020-08-06 09:51:59</text:p>
          </table:table-cell>
          <table:table-cell table:number-columns-repeated="16379"/>
        </table:table-row>
        <table:table-row table:style-name="ro1">
          <table:table-cell office:value-type="float" office:value="285476943" calcext:value-type="float">
            <text:p>2854769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uke8/exchange-core</text:p>
          </table:table-cell>
          <table:table-cell office:value-type="string" calcext:value-type="string">
            <text:p>2020-08-06T04:54:01Z</text:p>
          </table:table-cell>
          <table:table-cell office:value-type="date" office:date-value="2020-08-06T04:54:01" calcext:value-type="date">
            <text:p>2020-08-06 04:54:01</text:p>
          </table:table-cell>
          <table:table-cell table:number-columns-repeated="16379"/>
        </table:table-row>
        <table:table-row table:style-name="ro1">
          <table:table-cell office:value-type="float" office:value="285208097" calcext:value-type="float">
            <text:p>28520809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lchain/exchange-core</text:p>
          </table:table-cell>
          <table:table-cell office:value-type="string" calcext:value-type="string">
            <text:p>2020-08-05T07:02:03Z</text:p>
          </table:table-cell>
          <table:table-cell office:value-type="date" office:date-value="2020-08-05T07:02:03" calcext:value-type="date">
            <text:p>2020-08-05 07:02:03</text:p>
          </table:table-cell>
          <table:table-cell table:number-columns-repeated="16379"/>
        </table:table-row>
        <table:table-row table:style-name="ro1">
          <table:table-cell office:value-type="float" office:value="284907456" calcext:value-type="float">
            <text:p>28490745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laizhencn/exchange-core</text:p>
          </table:table-cell>
          <table:table-cell office:value-type="string" calcext:value-type="string">
            <text:p>2020-08-04T07:22:36Z</text:p>
          </table:table-cell>
          <table:table-cell office:value-type="date" office:date-value="2020-08-04T07:22:36" calcext:value-type="date">
            <text:p>2020-08-04 07:22:36</text:p>
          </table:table-cell>
          <table:table-cell table:number-columns-repeated="16379"/>
        </table:table-row>
        <table:table-row table:style-name="ro1">
          <table:table-cell office:value-type="float" office:value="284090065" calcext:value-type="float">
            <text:p>2840900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itSuisse/exchange-core</text:p>
          </table:table-cell>
          <table:table-cell office:value-type="string" calcext:value-type="string">
            <text:p>2020-07-31T17:13:33Z</text:p>
          </table:table-cell>
          <table:table-cell office:value-type="date" office:date-value="2020-07-31T17:13:33" calcext:value-type="date">
            <text:p>2020-07-31 17:13:33</text:p>
          </table:table-cell>
          <table:table-cell table:number-columns-repeated="16379"/>
        </table:table-row>
        <table:table-row table:style-name="ro1">
          <table:table-cell office:value-type="float" office:value="284090000" calcext:value-type="float">
            <text:p>2840900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amjankuznar/exchange-core</text:p>
          </table:table-cell>
          <table:table-cell office:value-type="string" calcext:value-type="string">
            <text:p>2020-07-31T17:13:13Z</text:p>
          </table:table-cell>
          <table:table-cell office:value-type="date" office:date-value="2020-07-31T17:13:13" calcext:value-type="date">
            <text:p>2020-07-31 17:13:13</text:p>
          </table:table-cell>
          <table:table-cell table:number-columns-repeated="16379"/>
        </table:table-row>
        <table:table-row table:style-name="ro1">
          <table:table-cell office:value-type="float" office:value="283999752" calcext:value-type="float">
            <text:p>28399975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jsulin/exchange-core</text:p>
          </table:table-cell>
          <table:table-cell office:value-type="string" calcext:value-type="string">
            <text:p>2020-07-31T09:49:05Z</text:p>
          </table:table-cell>
          <table:table-cell office:value-type="date" office:date-value="2020-07-31T09:49:05" calcext:value-type="date">
            <text:p>2020-07-31 09:49:05</text:p>
          </table:table-cell>
          <table:table-cell table:number-columns-repeated="16379"/>
        </table:table-row>
        <table:table-row table:style-name="ro1">
          <table:table-cell office:value-type="float" office:value="283669715" calcext:value-type="float">
            <text:p>2836697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lstephenw/exchange-core</text:p>
          </table:table-cell>
          <table:table-cell office:value-type="string" calcext:value-type="string">
            <text:p>2020-07-30T04:31:36Z</text:p>
          </table:table-cell>
          <table:table-cell office:value-type="date" office:date-value="2020-07-30T04:31:36" calcext:value-type="date">
            <text:p>2020-07-30 04:31:36</text:p>
          </table:table-cell>
          <table:table-cell table:number-columns-repeated="16379"/>
        </table:table-row>
        <table:table-row table:style-name="ro1">
          <table:table-cell office:value-type="float" office:value="283233401" calcext:value-type="float">
            <text:p>2832334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reemocker/exchange-core</text:p>
          </table:table-cell>
          <table:table-cell office:value-type="string" calcext:value-type="string">
            <text:p>2020-07-28T14:17:08Z</text:p>
          </table:table-cell>
          <table:table-cell office:value-type="date" office:date-value="2020-07-28T14:17:08" calcext:value-type="date">
            <text:p>2020-07-28 14:17:08</text:p>
          </table:table-cell>
          <table:table-cell table:number-columns-repeated="16379"/>
        </table:table-row>
        <table:table-row table:style-name="ro1">
          <table:table-cell office:value-type="float" office:value="282511320" calcext:value-type="float">
            <text:p>28251132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k-it/exchange-core</text:p>
          </table:table-cell>
          <table:table-cell office:value-type="string" calcext:value-type="string">
            <text:p>2020-07-25T19:27:41Z</text:p>
          </table:table-cell>
          <table:table-cell office:value-type="date" office:date-value="2020-07-25T19:27:41" calcext:value-type="date">
            <text:p>2020-07-25 19:27:41</text:p>
          </table:table-cell>
          <table:table-cell table:number-columns-repeated="16379"/>
        </table:table-row>
        <table:table-row table:style-name="ro1">
          <table:table-cell office:value-type="float" office:value="282092744" calcext:value-type="float">
            <text:p>28209274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arigopalakrishna/exchange-core</text:p>
          </table:table-cell>
          <table:table-cell office:value-type="string" calcext:value-type="string">
            <text:p>2020-07-24T01:24:36Z</text:p>
          </table:table-cell>
          <table:table-cell office:value-type="date" office:date-value="2020-07-24T01:24:36" calcext:value-type="date">
            <text:p>2020-07-24 01:24:36</text:p>
          </table:table-cell>
          <table:table-cell table:number-columns-repeated="16379"/>
        </table:table-row>
        <table:table-row table:style-name="ro1">
          <table:table-cell office:value-type="float" office:value="281633775" calcext:value-type="float">
            <text:p>2816337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veryovka/exchange-core</text:p>
          </table:table-cell>
          <table:table-cell office:value-type="string" calcext:value-type="string">
            <text:p>2020-07-22T09:28:08Z</text:p>
          </table:table-cell>
          <table:table-cell office:value-type="date" office:date-value="2020-07-22T09:28:08" calcext:value-type="date">
            <text:p>2020-07-22 09:28:08</text:p>
          </table:table-cell>
          <table:table-cell table:number-columns-repeated="16379"/>
        </table:table-row>
        <table:table-row table:style-name="ro1">
          <table:table-cell office:value-type="float" office:value="281451413" calcext:value-type="float">
            <text:p>28145141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gh0504/exchange-core</text:p>
          </table:table-cell>
          <table:table-cell office:value-type="string" calcext:value-type="string">
            <text:p>2020-07-21T16:39:21Z</text:p>
          </table:table-cell>
          <table:table-cell office:value-type="date" office:date-value="2020-07-21T16:39:21" calcext:value-type="date">
            <text:p>2020-07-21 16:39:21</text:p>
          </table:table-cell>
          <table:table-cell table:number-columns-repeated="16379"/>
        </table:table-row>
        <table:table-row table:style-name="ro1">
          <table:table-cell office:value-type="float" office:value="281429662" calcext:value-type="float">
            <text:p>2814296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uos/exchange-core</text:p>
          </table:table-cell>
          <table:table-cell office:value-type="string" calcext:value-type="string">
            <text:p>2020-07-21T15:05:43Z</text:p>
          </table:table-cell>
          <table:table-cell office:value-type="date" office:date-value="2020-07-21T15:05:43" calcext:value-type="date">
            <text:p>2020-07-21 15:05:43</text:p>
          </table:table-cell>
          <table:table-cell table:number-columns-repeated="16379"/>
        </table:table-row>
        <table:table-row table:style-name="ro1">
          <table:table-cell office:value-type="float" office:value="280387749" calcext:value-type="float">
            <text:p>2803877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xec-cool/exchange-core</text:p>
          </table:table-cell>
          <table:table-cell office:value-type="string" calcext:value-type="string">
            <text:p>2020-07-17T09:47:55Z</text:p>
          </table:table-cell>
          <table:table-cell office:value-type="date" office:date-value="2020-07-17T09:47:55" calcext:value-type="date">
            <text:p>2020-07-17 09:47:55</text:p>
          </table:table-cell>
          <table:table-cell table:number-columns-repeated="16379"/>
        </table:table-row>
        <table:table-row table:style-name="ro1">
          <table:table-cell office:value-type="float" office:value="280354714" calcext:value-type="float">
            <text:p>28035471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sjung/exchange-core</text:p>
          </table:table-cell>
          <table:table-cell office:value-type="string" calcext:value-type="string">
            <text:p>2020-07-17T07:16:21Z</text:p>
          </table:table-cell>
          <table:table-cell office:value-type="date" office:date-value="2020-07-17T07:16:21" calcext:value-type="date">
            <text:p>2020-07-17 07:16:21</text:p>
          </table:table-cell>
          <table:table-cell table:number-columns-repeated="16379"/>
        </table:table-row>
        <table:table-row table:style-name="ro1">
          <table:table-cell office:value-type="float" office:value="280174491" calcext:value-type="float">
            <text:p>2801744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ohnberena/exchange-core</text:p>
          </table:table-cell>
          <table:table-cell office:value-type="string" calcext:value-type="string">
            <text:p>2020-07-16T14:23:54Z</text:p>
          </table:table-cell>
          <table:table-cell office:value-type="date" office:date-value="2020-07-16T14:23:54" calcext:value-type="date">
            <text:p>2020-07-16 14:23:54</text:p>
          </table:table-cell>
          <table:table-cell table:number-columns-repeated="16379"/>
        </table:table-row>
        <table:table-row table:style-name="ro1">
          <table:table-cell office:value-type="float" office:value="279821593" calcext:value-type="float">
            <text:p>27982159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ullofinspiration/exchange-core</text:p>
          </table:table-cell>
          <table:table-cell office:value-type="string" calcext:value-type="string">
            <text:p>2020-07-15T09:13:57Z</text:p>
          </table:table-cell>
          <table:table-cell office:value-type="date" office:date-value="2020-07-15T09:13:57" calcext:value-type="date">
            <text:p>2020-07-15 09:13:57</text:p>
          </table:table-cell>
          <table:table-cell table:number-columns-repeated="16379"/>
        </table:table-row>
        <table:table-row table:style-name="ro1">
          <table:table-cell office:value-type="float" office:value="279821451" calcext:value-type="float">
            <text:p>27982145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steryodacn/exchange-core</text:p>
          </table:table-cell>
          <table:table-cell office:value-type="string" calcext:value-type="string">
            <text:p>2020-07-15T09:13:14Z</text:p>
          </table:table-cell>
          <table:table-cell office:value-type="date" office:date-value="2020-07-15T09:13:14" calcext:value-type="date">
            <text:p>2020-07-15 09:13:14</text:p>
          </table:table-cell>
          <table:table-cell table:number-columns-repeated="16379"/>
        </table:table-row>
        <table:table-row table:style-name="ro1">
          <table:table-cell office:value-type="float" office:value="279820410" calcext:value-type="float">
            <text:p>27982041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ilcoGreen/exchange-core</text:p>
          </table:table-cell>
          <table:table-cell office:value-type="string" calcext:value-type="string">
            <text:p>2020-07-15T09:08:58Z</text:p>
          </table:table-cell>
          <table:table-cell office:value-type="date" office:date-value="2020-07-15T09:08:58" calcext:value-type="date">
            <text:p>2020-07-15 09:08:58</text:p>
          </table:table-cell>
          <table:table-cell table:number-columns-repeated="16379"/>
        </table:table-row>
        <table:table-row table:style-name="ro1">
          <table:table-cell office:value-type="float" office:value="279811728" calcext:value-type="float">
            <text:p>27981172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extToBe/exchange-core</text:p>
          </table:table-cell>
          <table:table-cell office:value-type="string" calcext:value-type="string">
            <text:p>2020-07-15T08:30:25Z</text:p>
          </table:table-cell>
          <table:table-cell office:value-type="date" office:date-value="2020-07-15T08:30:25" calcext:value-type="date">
            <text:p>2020-07-15 08:30:25</text:p>
          </table:table-cell>
          <table:table-cell table:number-columns-repeated="16379"/>
        </table:table-row>
        <table:table-row table:style-name="ro1">
          <table:table-cell office:value-type="float" office:value="279771449" calcext:value-type="float">
            <text:p>2797714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uleiLonghe/exchange-core</text:p>
          </table:table-cell>
          <table:table-cell office:value-type="string" calcext:value-type="string">
            <text:p>2020-07-15T05:18:39Z</text:p>
          </table:table-cell>
          <table:table-cell office:value-type="date" office:date-value="2020-07-15T05:18:39" calcext:value-type="date">
            <text:p>2020-07-15 05:18:39</text:p>
          </table:table-cell>
          <table:table-cell table:number-columns-repeated="16379"/>
        </table:table-row>
        <table:table-row table:style-name="ro1">
          <table:table-cell office:value-type="float" office:value="279759195" calcext:value-type="float">
            <text:p>27975919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jbdev/exchange-core</text:p>
          </table:table-cell>
          <table:table-cell office:value-type="string" calcext:value-type="string">
            <text:p>2020-07-15T04:02:31Z</text:p>
          </table:table-cell>
          <table:table-cell office:value-type="date" office:date-value="2020-07-15T04:02:31" calcext:value-type="date">
            <text:p>2020-07-15 04:02:31</text:p>
          </table:table-cell>
          <table:table-cell table:number-columns-repeated="16379"/>
        </table:table-row>
        <table:table-row table:style-name="ro1">
          <table:table-cell office:value-type="float" office:value="279590237" calcext:value-type="float">
            <text:p>2795902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312700254/exchange-core</text:p>
          </table:table-cell>
          <table:table-cell office:value-type="string" calcext:value-type="string">
            <text:p>2020-07-14T13:18:08Z</text:p>
          </table:table-cell>
          <table:table-cell office:value-type="date" office:date-value="2020-07-14T13:18:08" calcext:value-type="date">
            <text:p>2020-07-14 13:18:08</text:p>
          </table:table-cell>
          <table:table-cell table:number-columns-repeated="16379"/>
        </table:table-row>
        <table:table-row table:style-name="ro1">
          <table:table-cell office:value-type="float" office:value="279255510" calcext:value-type="float">
            <text:p>27925551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imhaonline/exchange-core</text:p>
          </table:table-cell>
          <table:table-cell office:value-type="string" calcext:value-type="string">
            <text:p>2020-07-13T09:20:43Z</text:p>
          </table:table-cell>
          <table:table-cell office:value-type="date" office:date-value="2020-07-13T09:20:43" calcext:value-type="date">
            <text:p>2020-07-13 09:20:43</text:p>
          </table:table-cell>
          <table:table-cell table:number-columns-repeated="16379"/>
        </table:table-row>
        <table:table-row table:style-name="ro1">
          <table:table-cell office:value-type="float" office:value="278534513" calcext:value-type="float">
            <text:p>27853451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enkyouku/exchange-core</text:p>
          </table:table-cell>
          <table:table-cell office:value-type="string" calcext:value-type="string">
            <text:p>2020-07-10T04:04:30Z</text:p>
          </table:table-cell>
          <table:table-cell office:value-type="date" office:date-value="2020-07-10T04:04:30" calcext:value-type="date">
            <text:p>2020-07-10 04:04:30</text:p>
          </table:table-cell>
          <table:table-cell table:number-columns-repeated="16379"/>
        </table:table-row>
        <table:table-row table:style-name="ro1">
          <table:table-cell office:value-type="float" office:value="278079052" calcext:value-type="float">
            <text:p>27807905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haofeng555/exchange-core</text:p>
          </table:table-cell>
          <table:table-cell office:value-type="string" calcext:value-type="string">
            <text:p>2020-07-08T12:09:13Z</text:p>
          </table:table-cell>
          <table:table-cell office:value-type="date" office:date-value="2020-07-08T12:09:13" calcext:value-type="date">
            <text:p>2020-07-08 12:09:13</text:p>
          </table:table-cell>
          <table:table-cell table:number-columns-repeated="16379"/>
        </table:table-row>
        <table:table-row table:style-name="ro1">
          <table:table-cell office:value-type="float" office:value="278014158" calcext:value-type="float">
            <text:p>2780141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4darshit/exchange-core</text:p>
          </table:table-cell>
          <table:table-cell office:value-type="string" calcext:value-type="string">
            <text:p>2020-07-08T06:58:24Z</text:p>
          </table:table-cell>
          <table:table-cell office:value-type="date" office:date-value="2020-07-08T06:58:24" calcext:value-type="date">
            <text:p>2020-07-08 06:58:24</text:p>
          </table:table-cell>
          <table:table-cell table:number-columns-repeated="16379"/>
        </table:table-row>
        <table:table-row table:style-name="ro1">
          <table:table-cell office:value-type="float" office:value="277900380" calcext:value-type="float">
            <text:p>27790038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rettvascon/exchange-core</text:p>
          </table:table-cell>
          <table:table-cell office:value-type="string" calcext:value-type="string">
            <text:p>2020-07-07T19:05:49Z</text:p>
          </table:table-cell>
          <table:table-cell office:value-type="date" office:date-value="2020-07-07T19:05:49" calcext:value-type="date">
            <text:p>2020-07-07 19:05:49</text:p>
          </table:table-cell>
          <table:table-cell table:number-columns-repeated="16379"/>
        </table:table-row>
        <table:table-row table:style-name="ro1">
          <table:table-cell office:value-type="float" office:value="277779995" calcext:value-type="float">
            <text:p>27777999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sh352/exchange-core</text:p>
          </table:table-cell>
          <table:table-cell office:value-type="string" calcext:value-type="string">
            <text:p>2020-07-07T09:56:07Z</text:p>
          </table:table-cell>
          <table:table-cell office:value-type="date" office:date-value="2020-07-07T09:56:07" calcext:value-type="date">
            <text:p>2020-07-07 09:56:07</text:p>
          </table:table-cell>
          <table:table-cell table:number-columns-repeated="16379"/>
        </table:table-row>
        <table:table-row table:style-name="ro1">
          <table:table-cell office:value-type="float" office:value="276702100" calcext:value-type="float">
            <text:p>2767021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mholland/exchange-core</text:p>
          </table:table-cell>
          <table:table-cell office:value-type="string" calcext:value-type="string">
            <text:p>2020-07-02T17:01:05Z</text:p>
          </table:table-cell>
          <table:table-cell office:value-type="date" office:date-value="2020-07-02T17:01:05" calcext:value-type="date">
            <text:p>2020-07-02 17:01:05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date" office:date-value="2020-06-29T13:55:29" calcext:value-type="date">
            <text:p>2020-06-29 13:55:29</text:p>
          </table:table-cell>
          <table:table-cell table:number-columns-repeated="16379"/>
        </table:table-row>
        <table:table-row table:style-name="ro1">
          <table:table-cell office:value-type="float" office:value="275340363" calcext:value-type="float">
            <text:p>27534036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uniorplenty/exchange-core</text:p>
          </table:table-cell>
          <table:table-cell office:value-type="string" calcext:value-type="string">
            <text:p>2020-06-27T09:33:52Z</text:p>
          </table:table-cell>
          <table:table-cell office:value-type="date" office:date-value="2020-06-27T09:33:52" calcext:value-type="date">
            <text:p>2020-06-27 09:33:52</text:p>
          </table:table-cell>
          <table:table-cell table:number-columns-repeated="16379"/>
        </table:table-row>
        <table:table-row table:style-name="ro1">
          <table:table-cell office:value-type="float" office:value="275107826" calcext:value-type="float">
            <text:p>27510782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y880101/exchange-core</text:p>
          </table:table-cell>
          <table:table-cell office:value-type="string" calcext:value-type="string">
            <text:p>2020-06-26T08:23:11Z</text:p>
          </table:table-cell>
          <table:table-cell office:value-type="date" office:date-value="2020-06-26T08:23:11" calcext:value-type="date">
            <text:p>2020-06-26 08:23:11</text:p>
          </table:table-cell>
          <table:table-cell table:number-columns-repeated="16379"/>
        </table:table-row>
        <table:table-row table:style-name="ro1">
          <table:table-cell office:value-type="float" office:value="275104692" calcext:value-type="float">
            <text:p>2751046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jwchapman/exchange-core</text:p>
          </table:table-cell>
          <table:table-cell office:value-type="string" calcext:value-type="string">
            <text:p>2020-06-26T08:04:57Z</text:p>
          </table:table-cell>
          <table:table-cell office:value-type="date" office:date-value="2020-06-26T08:04:57" calcext:value-type="date">
            <text:p>2020-06-26 08:04:57</text:p>
          </table:table-cell>
          <table:table-cell table:number-columns-repeated="16379"/>
        </table:table-row>
        <table:table-row table:style-name="ro1">
          <table:table-cell office:value-type="float" office:value="275081780" calcext:value-type="float">
            <text:p>27508178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astlyos/exchange-core</text:p>
          </table:table-cell>
          <table:table-cell office:value-type="string" calcext:value-type="string">
            <text:p>2020-06-26T05:36:18Z</text:p>
          </table:table-cell>
          <table:table-cell office:value-type="date" office:date-value="2020-06-26T05:36:18" calcext:value-type="date">
            <text:p>2020-06-26 05:36:18</text:p>
          </table:table-cell>
          <table:table-cell table:number-columns-repeated="16379"/>
        </table:table-row>
        <table:table-row table:style-name="ro1">
          <table:table-cell office:value-type="float" office:value="274665331" calcext:value-type="float">
            <text:p>2746653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ufan022/exchange-core</text:p>
          </table:table-cell>
          <table:table-cell office:value-type="string" calcext:value-type="string">
            <text:p>2020-06-24T12:38:59Z</text:p>
          </table:table-cell>
          <table:table-cell office:value-type="date" office:date-value="2020-06-24T12:38:59" calcext:value-type="date">
            <text:p>2020-06-24 12:38:59</text:p>
          </table:table-cell>
          <table:table-cell table:number-columns-repeated="16379"/>
        </table:table-row>
        <table:table-row table:style-name="ro1">
          <table:table-cell office:value-type="float" office:value="274155648" calcext:value-type="float">
            <text:p>2741556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oudy2000/exchange-core</text:p>
          </table:table-cell>
          <table:table-cell office:value-type="string" calcext:value-type="string">
            <text:p>2020-06-22T14:11:59Z</text:p>
          </table:table-cell>
          <table:table-cell office:value-type="date" office:date-value="2020-06-22T14:11:59" calcext:value-type="date">
            <text:p>2020-06-22 14:11:59</text:p>
          </table:table-cell>
          <table:table-cell table:number-columns-repeated="16379"/>
        </table:table-row>
        <table:table-row table:style-name="ro1">
          <table:table-cell office:value-type="float" office:value="273620177" calcext:value-type="float">
            <text:p>27362017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3795/exchange-core</text:p>
          </table:table-cell>
          <table:table-cell office:value-type="string" calcext:value-type="string">
            <text:p>2020-06-20T01:55:20Z</text:p>
          </table:table-cell>
          <table:table-cell office:value-type="date" office:date-value="2020-06-20T01:55:20" calcext:value-type="date">
            <text:p>2020-06-20 01:55:20</text:p>
          </table:table-cell>
          <table:table-cell table:number-columns-repeated="16379"/>
        </table:table-row>
        <table:table-row table:style-name="ro1">
          <table:table-cell office:value-type="float" office:value="273618326" calcext:value-type="float">
            <text:p>27361832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-ios/exchange-core</text:p>
          </table:table-cell>
          <table:table-cell office:value-type="string" calcext:value-type="string">
            <text:p>2020-06-20T01:38:54Z</text:p>
          </table:table-cell>
          <table:table-cell office:value-type="date" office:date-value="2020-06-20T01:38:54" calcext:value-type="date">
            <text:p>2020-06-20 01:38:54</text:p>
          </table:table-cell>
          <table:table-cell table:number-columns-repeated="16379"/>
        </table:table-row>
        <table:table-row table:style-name="ro1">
          <table:table-cell office:value-type="float" office:value="273411678" calcext:value-type="float">
            <text:p>27341167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ew-economy/exchange-core</text:p>
          </table:table-cell>
          <table:table-cell office:value-type="string" calcext:value-type="string">
            <text:p>2020-06-19T05:29:24Z</text:p>
          </table:table-cell>
          <table:table-cell office:value-type="date" office:date-value="2020-06-19T05:29:24" calcext:value-type="date">
            <text:p>2020-06-19 05:29:24</text:p>
          </table:table-cell>
          <table:table-cell table:number-columns-repeated="16379"/>
        </table:table-row>
        <table:table-row table:style-name="ro1">
          <table:table-cell office:value-type="float" office:value="272804671" calcext:value-type="float">
            <text:p>2728046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reight-trust/exchange-core</text:p>
          </table:table-cell>
          <table:table-cell office:value-type="string" calcext:value-type="string">
            <text:p>2020-06-16T20:22:21Z</text:p>
          </table:table-cell>
          <table:table-cell office:value-type="date" office:date-value="2020-06-16T20:22:21" calcext:value-type="date">
            <text:p>2020-06-16 20:22:21</text:p>
          </table:table-cell>
          <table:table-cell table:number-columns-repeated="16379"/>
        </table:table-row>
        <table:table-row table:style-name="ro1">
          <table:table-cell office:value-type="float" office:value="271907619" calcext:value-type="float">
            <text:p>27190761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ihaskar/exchange-core</text:p>
          </table:table-cell>
          <table:table-cell office:value-type="string" calcext:value-type="string">
            <text:p>2020-06-12T23:30:00Z</text:p>
          </table:table-cell>
          <table:table-cell office:value-type="date" office:date-value="2020-06-12T23:30:00" calcext:value-type="date">
            <text:p>2020-06-12 23:30:00</text:p>
          </table:table-cell>
          <table:table-cell table:number-columns-repeated="16379"/>
        </table:table-row>
        <table:table-row table:style-name="ro1">
          <table:table-cell office:value-type="float" office:value="271707264" calcext:value-type="float">
            <text:p>27170726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uckgm/exchange-core</text:p>
          </table:table-cell>
          <table:table-cell office:value-type="string" calcext:value-type="string">
            <text:p>2020-06-12T04:21:30Z</text:p>
          </table:table-cell>
          <table:table-cell office:value-type="date" office:date-value="2020-06-12T04:21:30" calcext:value-type="date">
            <text:p>2020-06-12 04:21:30</text:p>
          </table:table-cell>
          <table:table-cell table:number-columns-repeated="16379"/>
        </table:table-row>
        <table:table-row table:style-name="ro1">
          <table:table-cell office:value-type="float" office:value="271603767" calcext:value-type="float">
            <text:p>27160376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adboy2174/exchange-core</text:p>
          </table:table-cell>
          <table:table-cell office:value-type="string" calcext:value-type="string">
            <text:p>2020-06-11T17:11:28Z</text:p>
          </table:table-cell>
          <table:table-cell office:value-type="date" office:date-value="2020-06-11T17:11:28" calcext:value-type="date">
            <text:p>2020-06-11 17:11:28</text:p>
          </table:table-cell>
          <table:table-cell table:number-columns-repeated="16379"/>
        </table:table-row>
        <table:table-row table:style-name="ro1">
          <table:table-cell office:value-type="float" office:value="271034348" calcext:value-type="float">
            <text:p>2710343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nxfst/exchange-core</text:p>
          </table:table-cell>
          <table:table-cell office:value-type="string" calcext:value-type="string">
            <text:p>2020-06-09T15:04:35Z</text:p>
          </table:table-cell>
          <table:table-cell office:value-type="date" office:date-value="2020-06-09T15:04:35" calcext:value-type="date">
            <text:p>2020-06-09 15:04:35</text:p>
          </table:table-cell>
          <table:table-cell table:number-columns-repeated="16379"/>
        </table:table-row>
        <table:table-row table:style-name="ro1">
          <table:table-cell office:value-type="float" office:value="270333394" calcext:value-type="float">
            <text:p>27033339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jgpinheiro/exchange-core</text:p>
          </table:table-cell>
          <table:table-cell office:value-type="string" calcext:value-type="string">
            <text:p>2020-06-07T14:35:44Z</text:p>
          </table:table-cell>
          <table:table-cell office:value-type="date" office:date-value="2020-06-07T14:35:44" calcext:value-type="date">
            <text:p>2020-06-07 14:35:44</text:p>
          </table:table-cell>
          <table:table-cell table:number-columns-repeated="16379"/>
        </table:table-row>
        <table:table-row table:style-name="ro1">
          <table:table-cell office:value-type="float" office:value="268660299" calcext:value-type="float">
            <text:p>26866029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bax/exchange-core</text:p>
          </table:table-cell>
          <table:table-cell office:value-type="string" calcext:value-type="string">
            <text:p>2020-06-02T00:09:24Z</text:p>
          </table:table-cell>
          <table:table-cell office:value-type="date" office:date-value="2020-06-02T00:09:24" calcext:value-type="date">
            <text:p>2020-06-02 00:09:24</text:p>
          </table:table-cell>
          <table:table-cell table:number-columns-repeated="16379"/>
        </table:table-row>
        <table:table-row table:style-name="ro1">
          <table:table-cell office:value-type="float" office:value="268194586" calcext:value-type="float">
            <text:p>26819458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alyticbastard/exchange-core</text:p>
          </table:table-cell>
          <table:table-cell office:value-type="string" calcext:value-type="string">
            <text:p>2020-05-31T02:20:56Z</text:p>
          </table:table-cell>
          <table:table-cell office:value-type="date" office:date-value="2020-05-31T02:20:56" calcext:value-type="date">
            <text:p>2020-05-31 02:20:56</text:p>
          </table:table-cell>
          <table:table-cell table:number-columns-repeated="16379"/>
        </table:table-row>
        <table:table-row table:style-name="ro1">
          <table:table-cell office:value-type="float" office:value="267363896" calcext:value-type="float">
            <text:p>2673638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lebersonjf83/exchange-core</text:p>
          </table:table-cell>
          <table:table-cell office:value-type="string" calcext:value-type="string">
            <text:p>2020-05-27T15:57:49Z</text:p>
          </table:table-cell>
          <table:table-cell office:value-type="date" office:date-value="2020-05-27T15:57:49" calcext:value-type="date">
            <text:p>2020-05-27 15:57:49</text:p>
          </table:table-cell>
          <table:table-cell table:number-columns-repeated="16379"/>
        </table:table-row>
        <table:table-row table:style-name="ro1">
          <table:table-cell office:value-type="float" office:value="266933793" calcext:value-type="float">
            <text:p>26693379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ankan1987/exchange-core</text:p>
          </table:table-cell>
          <table:table-cell office:value-type="string" calcext:value-type="string">
            <text:p>2020-05-26T03:16:21Z</text:p>
          </table:table-cell>
          <table:table-cell office:value-type="date" office:date-value="2020-05-26T03:16:21" calcext:value-type="date">
            <text:p>2020-05-26 03:16:21</text:p>
          </table:table-cell>
          <table:table-cell table:number-columns-repeated="16379"/>
        </table:table-row>
        <table:table-row table:style-name="ro1">
          <table:table-cell office:value-type="float" office:value="266386569" calcext:value-type="float">
            <text:p>2663865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ex-Shilman/exchange-core</text:p>
          </table:table-cell>
          <table:table-cell office:value-type="string" calcext:value-type="string">
            <text:p>2020-05-23T17:31:16Z</text:p>
          </table:table-cell>
          <table:table-cell office:value-type="date" office:date-value="2020-05-23T17:31:16" calcext:value-type="date">
            <text:p>2020-05-23 17:31:16</text:p>
          </table:table-cell>
          <table:table-cell table:number-columns-repeated="16379"/>
        </table:table-row>
        <table:table-row table:style-name="ro1">
          <table:table-cell office:value-type="float" office:value="266344311" calcext:value-type="float">
            <text:p>2663443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hungvankhanh/exchange-core</text:p>
          </table:table-cell>
          <table:table-cell office:value-type="string" calcext:value-type="string">
            <text:p>2020-05-23T13:40:15Z</text:p>
          </table:table-cell>
          <table:table-cell office:value-type="date" office:date-value="2020-05-23T13:40:15" calcext:value-type="date">
            <text:p>2020-05-23 13:40:15</text:p>
          </table:table-cell>
          <table:table-cell table:number-columns-repeated="16379"/>
        </table:table-row>
        <table:table-row table:style-name="ro1">
          <table:table-cell office:value-type="float" office:value="266024988" calcext:value-type="float">
            <text:p>2660249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yaoul/exchange-core</text:p>
          </table:table-cell>
          <table:table-cell office:value-type="string" calcext:value-type="string">
            <text:p>2020-05-22T05:20:34Z</text:p>
          </table:table-cell>
          <table:table-cell office:value-type="date" office:date-value="2020-05-22T05:20:34" calcext:value-type="date">
            <text:p>2020-05-22 05:20:34</text:p>
          </table:table-cell>
          <table:table-cell table:number-columns-repeated="16379"/>
        </table:table-row>
        <table:table-row table:style-name="ro1">
          <table:table-cell office:value-type="float" office:value="264931718" calcext:value-type="float">
            <text:p>2649317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iyuuriyuu/exchange-core</text:p>
          </table:table-cell>
          <table:table-cell office:value-type="string" calcext:value-type="string">
            <text:p>2020-05-18T12:24:25Z</text:p>
          </table:table-cell>
          <table:table-cell office:value-type="date" office:date-value="2020-05-18T12:24:25" calcext:value-type="date">
            <text:p>2020-05-18 12:24:25</text:p>
          </table:table-cell>
          <table:table-cell table:number-columns-repeated="16379"/>
        </table:table-row>
        <table:table-row table:style-name="ro1">
          <table:table-cell office:value-type="float" office:value="264821396" calcext:value-type="float">
            <text:p>2648213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jz/exchange-core</text:p>
          </table:table-cell>
          <table:table-cell office:value-type="string" calcext:value-type="string">
            <text:p>2020-05-18T04:00:06Z</text:p>
          </table:table-cell>
          <table:table-cell office:value-type="date" office:date-value="2020-05-18T04:00:06" calcext:value-type="date">
            <text:p>2020-05-18 04:00:06</text:p>
          </table:table-cell>
          <table:table-cell table:number-columns-repeated="16379"/>
        </table:table-row>
        <table:table-row table:style-name="ro1">
          <table:table-cell office:value-type="float" office:value="264464160" calcext:value-type="float">
            <text:p>26446416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nujaKoralage/exchange-core</text:p>
          </table:table-cell>
          <table:table-cell office:value-type="string" calcext:value-type="string">
            <text:p>2020-05-16T15:14:01Z</text:p>
          </table:table-cell>
          <table:table-cell office:value-type="date" office:date-value="2020-05-16T15:14:01" calcext:value-type="date">
            <text:p>2020-05-16 15:14:01</text:p>
          </table:table-cell>
          <table:table-cell table:number-columns-repeated="16379"/>
        </table:table-row>
        <table:table-row table:style-name="ro1">
          <table:table-cell office:value-type="float" office:value="264145456" calcext:value-type="float">
            <text:p>26414545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399601829/exchange-core</text:p>
          </table:table-cell>
          <table:table-cell office:value-type="string" calcext:value-type="string">
            <text:p>2020-05-15T08:56:50Z</text:p>
          </table:table-cell>
          <table:table-cell office:value-type="date" office:date-value="2020-05-15T08:56:50" calcext:value-type="date">
            <text:p>2020-05-15 08:56:50</text:p>
          </table:table-cell>
          <table:table-cell table:number-columns-repeated="16379"/>
        </table:table-row>
        <table:table-row table:style-name="ro1">
          <table:table-cell office:value-type="float" office:value="264138374" calcext:value-type="float">
            <text:p>26413837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mloama/exchange-core</text:p>
          </table:table-cell>
          <table:table-cell office:value-type="string" calcext:value-type="string">
            <text:p>2020-05-15T08:24:06Z</text:p>
          </table:table-cell>
          <table:table-cell office:value-type="date" office:date-value="2020-05-15T08:24:06" calcext:value-type="date">
            <text:p>2020-05-15 08:24:06</text:p>
          </table:table-cell>
          <table:table-cell table:number-columns-repeated="16379"/>
        </table:table-row>
        <table:table-row table:style-name="ro1">
          <table:table-cell office:value-type="float" office:value="263546649" calcext:value-type="float">
            <text:p>2635466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onnieshao/exchange-core</text:p>
          </table:table-cell>
          <table:table-cell office:value-type="string" calcext:value-type="string">
            <text:p>2020-05-13T06:39:40Z</text:p>
          </table:table-cell>
          <table:table-cell office:value-type="date" office:date-value="2020-05-13T06:39:40" calcext:value-type="date">
            <text:p>2020-05-13 06:39:40</text:p>
          </table:table-cell>
          <table:table-cell table:number-columns-repeated="16379"/>
        </table:table-row>
        <table:table-row table:style-name="ro1">
          <table:table-cell office:value-type="float" office:value="263017282" calcext:value-type="float">
            <text:p>26301728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ucaozhuzhu/exchange-core</text:p>
          </table:table-cell>
          <table:table-cell office:value-type="string" calcext:value-type="string">
            <text:p>2020-05-11T11:00:43Z</text:p>
          </table:table-cell>
          <table:table-cell office:value-type="date" office:date-value="2020-05-11T11:00:43" calcext:value-type="date">
            <text:p>2020-05-11 11:00:43</text:p>
          </table:table-cell>
          <table:table-cell table:number-columns-repeated="16379"/>
        </table:table-row>
        <table:table-row table:style-name="ro1">
          <table:table-cell office:value-type="float" office:value="262461617" calcext:value-type="float">
            <text:p>262461617</text:p>
          </table:table-cell>
          <table:table-cell office:value-type="string" calcext:value-type="string">
            <text:p>exchange-core-1</text:p>
          </table:table-cell>
          <table:table-cell office:value-type="string" calcext:value-type="string">
            <text:p>zilveer/exchange-core-1</text:p>
          </table:table-cell>
          <table:table-cell office:value-type="string" calcext:value-type="string">
            <text:p>2020-05-09T01:14:25Z</text:p>
          </table:table-cell>
          <table:table-cell office:value-type="date" office:date-value="2020-05-09T01:14:25" calcext:value-type="date">
            <text:p>2020-05-09 01:14:25</text:p>
          </table:table-cell>
          <table:table-cell table:number-columns-repeated="16379"/>
        </table:table-row>
        <table:table-row table:style-name="ro1">
          <table:table-cell office:value-type="float" office:value="261716457" calcext:value-type="float">
            <text:p>2617164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amPrdyz/exchange-core</text:p>
          </table:table-cell>
          <table:table-cell office:value-type="string" calcext:value-type="string">
            <text:p>2020-05-06T09:47:14Z</text:p>
          </table:table-cell>
          <table:table-cell office:value-type="date" office:date-value="2020-05-06T09:47:14" calcext:value-type="date">
            <text:p>2020-05-06 09:47:14</text:p>
          </table:table-cell>
          <table:table-cell table:number-columns-repeated="16379"/>
        </table:table-row>
        <table:table-row table:style-name="ro1">
          <table:table-cell office:value-type="float" office:value="261066821" calcext:value-type="float">
            <text:p>26106682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igzg880112/exchange-core</text:p>
          </table:table-cell>
          <table:table-cell office:value-type="string" calcext:value-type="string">
            <text:p>2020-05-04T02:51:28Z</text:p>
          </table:table-cell>
          <table:table-cell office:value-type="date" office:date-value="2020-05-04T02:51:28" calcext:value-type="date">
            <text:p>2020-05-04 02:51:28</text:p>
          </table:table-cell>
          <table:table-cell table:number-columns-repeated="16379"/>
        </table:table-row>
        <table:table-row table:style-name="ro1">
          <table:table-cell office:value-type="float" office:value="259760087" calcext:value-type="float">
            <text:p>25976008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ankdex/exchange-core</text:p>
          </table:table-cell>
          <table:table-cell office:value-type="string" calcext:value-type="string">
            <text:p>2020-04-28T21:53:49Z</text:p>
          </table:table-cell>
          <table:table-cell office:value-type="date" office:date-value="2020-04-28T21:53:49" calcext:value-type="date">
            <text:p>2020-04-28 21:53:49</text:p>
          </table:table-cell>
          <table:table-cell table:number-columns-repeated="16379"/>
        </table:table-row>
        <table:table-row table:style-name="ro1">
          <table:table-cell office:value-type="float" office:value="258109435" calcext:value-type="float">
            <text:p>2581094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loydlin/exchange-core</text:p>
          </table:table-cell>
          <table:table-cell office:value-type="string" calcext:value-type="string">
            <text:p>2020-04-23T06:01:48Z</text:p>
          </table:table-cell>
          <table:table-cell office:value-type="date" office:date-value="2020-04-23T06:01:48" calcext:value-type="date">
            <text:p>2020-04-23 06:01:48</text:p>
          </table:table-cell>
          <table:table-cell table:number-columns-repeated="16379"/>
        </table:table-row>
        <table:table-row table:style-name="ro1">
          <table:table-cell office:value-type="float" office:value="257933248" calcext:value-type="float">
            <text:p>2579332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xzsilver1/exchange-core</text:p>
          </table:table-cell>
          <table:table-cell office:value-type="string" calcext:value-type="string">
            <text:p>2020-04-22T14:56:30Z</text:p>
          </table:table-cell>
          <table:table-cell office:value-type="date" office:date-value="2020-04-22T14:56:30" calcext:value-type="date">
            <text:p>2020-04-22 14:56:30</text:p>
          </table:table-cell>
          <table:table-cell table:number-columns-repeated="16379"/>
        </table:table-row>
        <table:table-row table:style-name="ro1">
          <table:table-cell office:value-type="float" office:value="256664149" calcext:value-type="float">
            <text:p>2566641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anielpygo/exchange-core</text:p>
          </table:table-cell>
          <table:table-cell office:value-type="string" calcext:value-type="string">
            <text:p>2020-04-18T03:49:42Z</text:p>
          </table:table-cell>
          <table:table-cell office:value-type="date" office:date-value="2020-04-18T03:49:42" calcext:value-type="date">
            <text:p>2020-04-18 03:49:42</text:p>
          </table:table-cell>
          <table:table-cell table:number-columns-repeated="16379"/>
        </table:table-row>
        <table:table-row table:style-name="ro1">
          <table:table-cell office:value-type="float" office:value="255912176" calcext:value-type="float">
            <text:p>25591217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starby/exchange-core</text:p>
          </table:table-cell>
          <table:table-cell office:value-type="string" calcext:value-type="string">
            <text:p>2020-04-15T12:38:12Z</text:p>
          </table:table-cell>
          <table:table-cell office:value-type="date" office:date-value="2020-04-15T12:38:12" calcext:value-type="date">
            <text:p>2020-04-15 12:38:12</text:p>
          </table:table-cell>
          <table:table-cell table:number-columns-repeated="16379"/>
        </table:table-row>
        <table:table-row table:style-name="ro1">
          <table:table-cell office:value-type="float" office:value="255797032" calcext:value-type="float">
            <text:p>2557970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mu16/exchange-core</text:p>
          </table:table-cell>
          <table:table-cell office:value-type="string" calcext:value-type="string">
            <text:p>2020-04-15T03:42:27Z</text:p>
          </table:table-cell>
          <table:table-cell office:value-type="date" office:date-value="2020-04-15T03:42:27" calcext:value-type="date">
            <text:p>2020-04-15 03:42:27</text:p>
          </table:table-cell>
          <table:table-cell table:number-columns-repeated="16379"/>
        </table:table-row>
        <table:table-row table:style-name="ro1">
          <table:table-cell office:value-type="float" office:value="255566450" calcext:value-type="float">
            <text:p>25556645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permyakov/exchange-core</text:p>
          </table:table-cell>
          <table:table-cell office:value-type="string" calcext:value-type="string">
            <text:p>2020-04-14T09:30:03Z</text:p>
          </table:table-cell>
          <table:table-cell office:value-type="date" office:date-value="2020-04-14T09:30:03" calcext:value-type="date">
            <text:p>2020-04-14 09:30:03</text:p>
          </table:table-cell>
          <table:table-cell table:number-columns-repeated="16379"/>
        </table:table-row>
        <table:table-row table:style-name="ro1">
          <table:table-cell office:value-type="float" office:value="254997932" calcext:value-type="float">
            <text:p>2549979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it8949/exchange-core</text:p>
          </table:table-cell>
          <table:table-cell office:value-type="string" calcext:value-type="string">
            <text:p>2020-04-12T03:00:27Z</text:p>
          </table:table-cell>
          <table:table-cell office:value-type="date" office:date-value="2020-04-12T03:00:27" calcext:value-type="date">
            <text:p>2020-04-12 03:00:27</text:p>
          </table:table-cell>
          <table:table-cell table:number-columns-repeated="16379"/>
        </table:table-row>
        <table:table-row table:style-name="ro1">
          <table:table-cell office:value-type="float" office:value="254864562" calcext:value-type="float">
            <text:p>25486456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obertdigital/exchange-core</text:p>
          </table:table-cell>
          <table:table-cell office:value-type="string" calcext:value-type="string">
            <text:p>2020-04-11T12:37:04Z</text:p>
          </table:table-cell>
          <table:table-cell office:value-type="date" office:date-value="2020-04-11T12:37:04" calcext:value-type="date">
            <text:p>2020-04-11 12:37:04</text:p>
          </table:table-cell>
          <table:table-cell table:number-columns-repeated="16379"/>
        </table:table-row>
        <table:table-row table:style-name="ro1">
          <table:table-cell office:value-type="float" office:value="253041575" calcext:value-type="float">
            <text:p>2530415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bttz/exchange-core</text:p>
          </table:table-cell>
          <table:table-cell office:value-type="string" calcext:value-type="string">
            <text:p>2020-04-04T16:09:47Z</text:p>
          </table:table-cell>
          <table:table-cell office:value-type="date" office:date-value="2020-04-04T16:09:47" calcext:value-type="date">
            <text:p>2020-04-04 16:09:47</text:p>
          </table:table-cell>
          <table:table-cell table:number-columns-repeated="16379"/>
        </table:table-row>
        <table:table-row table:style-name="ro1">
          <table:table-cell office:value-type="float" office:value="253015217" calcext:value-type="float">
            <text:p>25301521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iuapp/exchange-core</text:p>
          </table:table-cell>
          <table:table-cell office:value-type="string" calcext:value-type="string">
            <text:p>2020-04-04T14:16:12Z</text:p>
          </table:table-cell>
          <table:table-cell office:value-type="date" office:date-value="2020-04-04T14:16:12" calcext:value-type="date">
            <text:p>2020-04-04 14:16:12</text:p>
          </table:table-cell>
          <table:table-cell table:number-columns-repeated="16379"/>
        </table:table-row>
        <table:table-row table:style-name="ro1">
          <table:table-cell office:value-type="float" office:value="252698465" calcext:value-type="float">
            <text:p>2526984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oney-Badger-Development/exchange-core</text:p>
          </table:table-cell>
          <table:table-cell office:value-type="string" calcext:value-type="string">
            <text:p>2020-04-03T10:17:40Z</text:p>
          </table:table-cell>
          <table:table-cell office:value-type="date" office:date-value="2020-04-03T10:17:40" calcext:value-type="date">
            <text:p>2020-04-03 10:17:40</text:p>
          </table:table-cell>
          <table:table-cell table:number-columns-repeated="16379"/>
        </table:table-row>
        <table:table-row table:style-name="ro1">
          <table:table-cell office:value-type="float" office:value="252636997" calcext:value-type="float">
            <text:p>25263699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elementsMount/exchange-core</text:p>
          </table:table-cell>
          <table:table-cell office:value-type="string" calcext:value-type="string">
            <text:p>2020-04-03T05:04:03Z</text:p>
          </table:table-cell>
          <table:table-cell office:value-type="date" office:date-value="2020-04-03T05:04:03" calcext:value-type="date">
            <text:p>2020-04-03 05:04:03</text:p>
          </table:table-cell>
          <table:table-cell table:number-columns-repeated="16379"/>
        </table:table-row>
        <table:table-row table:style-name="ro1">
          <table:table-cell office:value-type="float" office:value="252341159" calcext:value-type="float">
            <text:p>25234115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ildKids/exchange-core</text:p>
          </table:table-cell>
          <table:table-cell office:value-type="string" calcext:value-type="string">
            <text:p>2020-04-02T02:59:07Z</text:p>
          </table:table-cell>
          <table:table-cell office:value-type="date" office:date-value="2020-04-02T02:59:07" calcext:value-type="date">
            <text:p>2020-04-02 02:59:07</text:p>
          </table:table-cell>
          <table:table-cell table:number-columns-repeated="16379"/>
        </table:table-row>
        <table:table-row table:style-name="ro1">
          <table:table-cell office:value-type="float" office:value="252215338" calcext:value-type="float">
            <text:p>2522153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uhuanhui/exchange-core</text:p>
          </table:table-cell>
          <table:table-cell office:value-type="string" calcext:value-type="string">
            <text:p>2020-04-01T15:32:18Z</text:p>
          </table:table-cell>
          <table:table-cell office:value-type="date" office:date-value="2020-04-01T15:32:18" calcext:value-type="date">
            <text:p>2020-04-01 15:32:18</text:p>
          </table:table-cell>
          <table:table-cell table:number-columns-repeated="16379"/>
        </table:table-row>
        <table:table-row table:style-name="ro1">
          <table:table-cell office:value-type="float" office:value="250713489" calcext:value-type="float">
            <text:p>2507134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owellsz/exchange-core</text:p>
          </table:table-cell>
          <table:table-cell office:value-type="string" calcext:value-type="string">
            <text:p>2020-03-28T04:24:06Z</text:p>
          </table:table-cell>
          <table:table-cell office:value-type="date" office:date-value="2020-03-28T04:24:06" calcext:value-type="date">
            <text:p>2020-03-28 04:24:06</text:p>
          </table:table-cell>
          <table:table-cell table:number-columns-repeated="16379"/>
        </table:table-row>
        <table:table-row table:style-name="ro1">
          <table:table-cell office:value-type="float" office:value="250161588" calcext:value-type="float">
            <text:p>2501615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osstheory/exchange-core</text:p>
          </table:table-cell>
          <table:table-cell office:value-type="string" calcext:value-type="string">
            <text:p>2020-03-26T04:32:11Z</text:p>
          </table:table-cell>
          <table:table-cell office:value-type="date" office:date-value="2020-03-26T04:32:11" calcext:value-type="date">
            <text:p>2020-03-26 04:32:11</text:p>
          </table:table-cell>
          <table:table-cell table:number-columns-repeated="16379"/>
        </table:table-row>
        <table:table-row table:style-name="ro1">
          <table:table-cell office:value-type="float" office:value="250155223" calcext:value-type="float">
            <text:p>25015522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iddywzq/exchange-core</text:p>
          </table:table-cell>
          <table:table-cell office:value-type="string" calcext:value-type="string">
            <text:p>2020-03-26T03:48:56Z</text:p>
          </table:table-cell>
          <table:table-cell office:value-type="date" office:date-value="2020-03-26T03:48:56" calcext:value-type="date">
            <text:p>2020-03-26 03:48:56</text:p>
          </table:table-cell>
          <table:table-cell table:number-columns-repeated="16379"/>
        </table:table-row>
        <table:table-row table:style-name="ro1">
          <table:table-cell office:value-type="float" office:value="249634141" calcext:value-type="float">
            <text:p>24963414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ie-xu/exchange-core</text:p>
          </table:table-cell>
          <table:table-cell office:value-type="string" calcext:value-type="string">
            <text:p>2020-03-24T06:51:42Z</text:p>
          </table:table-cell>
          <table:table-cell office:value-type="date" office:date-value="2020-03-24T06:51:42" calcext:value-type="date">
            <text:p>2020-03-24 06:51:42</text:p>
          </table:table-cell>
          <table:table-cell table:number-columns-repeated="16379"/>
        </table:table-row>
        <table:table-row table:style-name="ro1">
          <table:table-cell office:value-type="float" office:value="248901741" calcext:value-type="float">
            <text:p>24890174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ocoyes/exchange-core</text:p>
          </table:table-cell>
          <table:table-cell office:value-type="string" calcext:value-type="string">
            <text:p>2020-03-21T03:46:27Z</text:p>
          </table:table-cell>
          <table:table-cell office:value-type="date" office:date-value="2020-03-21T03:46:27" calcext:value-type="date">
            <text:p>2020-03-21 03:46:27</text:p>
          </table:table-cell>
          <table:table-cell table:number-columns-repeated="16379"/>
        </table:table-row>
        <table:table-row table:style-name="ro1">
          <table:table-cell office:value-type="float" office:value="247175504" calcext:value-type="float">
            <text:p>24717550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ental32/exchange-core</text:p>
          </table:table-cell>
          <table:table-cell office:value-type="string" calcext:value-type="string">
            <text:p>2020-03-13T22:59:25Z</text:p>
          </table:table-cell>
          <table:table-cell office:value-type="date" office:date-value="2020-03-13T22:59:25" calcext:value-type="date">
            <text:p>2020-03-13 22:59:25</text:p>
          </table:table-cell>
          <table:table-cell table:number-columns-repeated="16379"/>
        </table:table-row>
        <table:table-row table:style-name="ro1">
          <table:table-cell office:value-type="float" office:value="247059346" calcext:value-type="float">
            <text:p>24705934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axpio/exchange-core</text:p>
          </table:table-cell>
          <table:table-cell office:value-type="string" calcext:value-type="string">
            <text:p>2020-03-13T11:47:45Z</text:p>
          </table:table-cell>
          <table:table-cell office:value-type="date" office:date-value="2020-03-13T11:47:45" calcext:value-type="date">
            <text:p>2020-03-13 11:47:45</text:p>
          </table:table-cell>
          <table:table-cell table:number-columns-repeated="16379"/>
        </table:table-row>
        <table:table-row table:style-name="ro1">
          <table:table-cell office:value-type="float" office:value="246793896" calcext:value-type="float">
            <text:p>2467938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omastoth/exchange-core</text:p>
          </table:table-cell>
          <table:table-cell office:value-type="string" calcext:value-type="string">
            <text:p>2020-03-12T09:27:54Z</text:p>
          </table:table-cell>
          <table:table-cell office:value-type="date" office:date-value="2020-03-12T09:27:54" calcext:value-type="date">
            <text:p>2020-03-12 09:27:54</text:p>
          </table:table-cell>
          <table:table-cell table:number-columns-repeated="16379"/>
        </table:table-row>
        <table:table-row table:style-name="ro1">
          <table:table-cell office:value-type="float" office:value="246023532" calcext:value-type="float">
            <text:p>2460235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ubaizhou/exchange-core</text:p>
          </table:table-cell>
          <table:table-cell office:value-type="string" calcext:value-type="string">
            <text:p>2020-03-09T11:57:30Z</text:p>
          </table:table-cell>
          <table:table-cell office:value-type="date" office:date-value="2020-03-09T11:57:30" calcext:value-type="date">
            <text:p>2020-03-09 11:57:30</text:p>
          </table:table-cell>
          <table:table-cell table:number-columns-repeated="16379"/>
        </table:table-row>
        <table:table-row table:style-name="ro1">
          <table:table-cell office:value-type="float" office:value="245298849" calcext:value-type="float">
            <text:p>2452988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yc567/exchange-core</text:p>
          </table:table-cell>
          <table:table-cell office:value-type="string" calcext:value-type="string">
            <text:p>2020-03-06T00:48:27Z</text:p>
          </table:table-cell>
          <table:table-cell office:value-type="date" office:date-value="2020-03-06T00:48:27" calcext:value-type="date">
            <text:p>2020-03-06 00:48:27</text:p>
          </table:table-cell>
          <table:table-cell table:number-columns-repeated="16379"/>
        </table:table-row>
        <table:table-row table:style-name="ro1">
          <table:table-cell office:value-type="float" office:value="245127573" calcext:value-type="float">
            <text:p>24512757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ingpro/exchange-core</text:p>
          </table:table-cell>
          <table:table-cell office:value-type="string" calcext:value-type="string">
            <text:p>2020-03-05T10:02:00Z</text:p>
          </table:table-cell>
          <table:table-cell office:value-type="date" office:date-value="2020-03-05T10:02:00" calcext:value-type="date">
            <text:p>2020-03-05 10:02:00</text:p>
          </table:table-cell>
          <table:table-cell table:number-columns-repeated="16379"/>
        </table:table-row>
        <table:table-row table:style-name="ro1">
          <table:table-cell office:value-type="float" office:value="244988306" calcext:value-type="float">
            <text:p>24498830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rancescoZ93/exchange-core</text:p>
          </table:table-cell>
          <table:table-cell office:value-type="string" calcext:value-type="string">
            <text:p>2020-03-04T19:40:15Z</text:p>
          </table:table-cell>
          <table:table-cell office:value-type="date" office:date-value="2020-03-04T19:40:15" calcext:value-type="date">
            <text:p>2020-03-04 19:40:15</text:p>
          </table:table-cell>
          <table:table-cell table:number-columns-repeated="16379"/>
        </table:table-row>
        <table:table-row table:style-name="ro1">
          <table:table-cell office:value-type="float" office:value="244100896" calcext:value-type="float">
            <text:p>2441008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ephio/exchange-core</text:p>
          </table:table-cell>
          <table:table-cell office:value-type="string" calcext:value-type="string">
            <text:p>2020-03-01T06:44:36Z</text:p>
          </table:table-cell>
          <table:table-cell office:value-type="date" office:date-value="2020-03-01T06:44:36" calcext:value-type="date">
            <text:p>2020-03-01 06:44:36</text:p>
          </table:table-cell>
          <table:table-cell table:number-columns-repeated="16379"/>
        </table:table-row>
        <table:table-row table:style-name="ro1">
          <table:table-cell office:value-type="float" office:value="243949090" calcext:value-type="float">
            <text:p>24394909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ikirilov/exchange-core</text:p>
          </table:table-cell>
          <table:table-cell office:value-type="string" calcext:value-type="string">
            <text:p>2020-02-29T10:33:56Z</text:p>
          </table:table-cell>
          <table:table-cell office:value-type="date" office:date-value="2020-02-29T10:33:56" calcext:value-type="date">
            <text:p>2020-02-29 10:33:56</text:p>
          </table:table-cell>
          <table:table-cell table:number-columns-repeated="16379"/>
        </table:table-row>
        <table:table-row table:style-name="ro1">
          <table:table-cell office:value-type="float" office:value="243692655" calcext:value-type="float">
            <text:p>24369265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iaoge-java/exchange-core</text:p>
          </table:table-cell>
          <table:table-cell office:value-type="string" calcext:value-type="string">
            <text:p>2020-02-28T06:19:44Z</text:p>
          </table:table-cell>
          <table:table-cell office:value-type="date" office:date-value="2020-02-28T06:19:44" calcext:value-type="date">
            <text:p>2020-02-28 06:19:44</text:p>
          </table:table-cell>
          <table:table-cell table:number-columns-repeated="16379"/>
        </table:table-row>
        <table:table-row table:style-name="ro1">
          <table:table-cell office:value-type="float" office:value="242952631" calcext:value-type="float">
            <text:p>2429526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uxiaooo/exchange-core</text:p>
          </table:table-cell>
          <table:table-cell office:value-type="string" calcext:value-type="string">
            <text:p>2020-02-25T08:50:53Z</text:p>
          </table:table-cell>
          <table:table-cell office:value-type="date" office:date-value="2020-02-25T08:50:53" calcext:value-type="date">
            <text:p>2020-02-25 08:50:53</text:p>
          </table:table-cell>
          <table:table-cell table:number-columns-repeated="16379"/>
        </table:table-row>
        <table:table-row table:style-name="ro1">
          <table:table-cell office:value-type="float" office:value="242137330" calcext:value-type="float">
            <text:p>24213733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rutikapoyrekar/exchange-core</text:p>
          </table:table-cell>
          <table:table-cell office:value-type="string" calcext:value-type="string">
            <text:p>2020-02-21T12:44:45Z</text:p>
          </table:table-cell>
          <table:table-cell office:value-type="date" office:date-value="2020-02-21T12:44:45" calcext:value-type="date">
            <text:p>2020-02-21 12:44:45</text:p>
          </table:table-cell>
          <table:table-cell table:number-columns-repeated="16379"/>
        </table:table-row>
        <table:table-row table:style-name="ro1">
          <table:table-cell office:value-type="float" office:value="239756966" calcext:value-type="float">
            <text:p>23975696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rtinstuga/exchange-core</text:p>
          </table:table-cell>
          <table:table-cell office:value-type="string" calcext:value-type="string">
            <text:p>2020-02-11T12:30:50Z</text:p>
          </table:table-cell>
          <table:table-cell office:value-type="date" office:date-value="2020-02-11T12:30:50" calcext:value-type="date">
            <text:p>2020-02-11 12:30:50</text:p>
          </table:table-cell>
          <table:table-cell table:number-columns-repeated="16379"/>
        </table:table-row>
        <table:table-row table:style-name="ro1">
          <table:table-cell office:value-type="float" office:value="238670445" calcext:value-type="float">
            <text:p>23867044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pttu/exchange-core</text:p>
          </table:table-cell>
          <table:table-cell office:value-type="string" calcext:value-type="string">
            <text:p>2020-02-06T11:12:19Z</text:p>
          </table:table-cell>
          <table:table-cell office:value-type="date" office:date-value="2020-02-06T11:12:19" calcext:value-type="date">
            <text:p>2020-02-06 11:12:19</text:p>
          </table:table-cell>
          <table:table-cell table:number-columns-repeated="16379"/>
        </table:table-row>
        <table:table-row table:style-name="ro1">
          <table:table-cell office:value-type="float" office:value="238651254" calcext:value-type="float">
            <text:p>23865125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ike1218/exchange-core</text:p>
          </table:table-cell>
          <table:table-cell office:value-type="string" calcext:value-type="string">
            <text:p>2020-02-06T09:26:00Z</text:p>
          </table:table-cell>
          <table:table-cell office:value-type="date" office:date-value="2020-02-06T09:26:00" calcext:value-type="date">
            <text:p>2020-02-06 09:26:00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date" office:date-value="2020-01-27T10:38:37" calcext:value-type="date">
            <text:p>2020-01-27 10:38:37</text:p>
          </table:table-cell>
          <table:table-cell table:number-columns-repeated="16379"/>
        </table:table-row>
        <table:table-row table:style-name="ro1">
          <table:table-cell office:value-type="float" office:value="235964413" calcext:value-type="float">
            <text:p>23596441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hesterkuo/exchange-core</text:p>
          </table:table-cell>
          <table:table-cell office:value-type="string" calcext:value-type="string">
            <text:p>2020-01-24T08:21:05Z</text:p>
          </table:table-cell>
          <table:table-cell office:value-type="date" office:date-value="2020-01-24T08:21:05" calcext:value-type="date">
            <text:p>2020-01-24 08:21:05</text:p>
          </table:table-cell>
          <table:table-cell table:number-columns-repeated="16379"/>
        </table:table-row>
        <table:table-row table:style-name="ro1">
          <table:table-cell office:value-type="float" office:value="234721633" calcext:value-type="float">
            <text:p>2347216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ictorfancn/exchange-core</text:p>
          </table:table-cell>
          <table:table-cell office:value-type="string" calcext:value-type="string">
            <text:p>2020-01-18T11:02:54Z</text:p>
          </table:table-cell>
          <table:table-cell office:value-type="date" office:date-value="2020-01-18T11:02:54" calcext:value-type="date">
            <text:p>2020-01-18 11:02:54</text:p>
          </table:table-cell>
          <table:table-cell table:number-columns-repeated="16379"/>
        </table:table-row>
        <table:table-row table:style-name="ro1">
          <table:table-cell office:value-type="float" office:value="234541011" calcext:value-type="float">
            <text:p>2345410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tuanho/exchange-core</text:p>
          </table:table-cell>
          <table:table-cell office:value-type="string" calcext:value-type="string">
            <text:p>2020-01-17T12:09:55Z</text:p>
          </table:table-cell>
          <table:table-cell office:value-type="date" office:date-value="2020-01-17T12:09:55" calcext:value-type="date">
            <text:p>2020-01-17 12:09:55</text:p>
          </table:table-cell>
          <table:table-cell table:number-columns-repeated="16379"/>
        </table:table-row>
        <table:table-row table:style-name="ro1">
          <table:table-cell office:value-type="float" office:value="234494193" calcext:value-type="float">
            <text:p>23449419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yphenSun/exchange-core</text:p>
          </table:table-cell>
          <table:table-cell office:value-type="string" calcext:value-type="string">
            <text:p>2020-01-17T07:22:54Z</text:p>
          </table:table-cell>
          <table:table-cell office:value-type="date" office:date-value="2020-01-17T07:22:54" calcext:value-type="date">
            <text:p>2020-01-17 07:22:54</text:p>
          </table:table-cell>
          <table:table-cell table:number-columns-repeated="16379"/>
        </table:table-row>
        <table:table-row table:style-name="ro1">
          <table:table-cell office:value-type="float" office:value="234483322" calcext:value-type="float">
            <text:p>23448332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mmetmayi/exchange-core</text:p>
          </table:table-cell>
          <table:table-cell office:value-type="string" calcext:value-type="string">
            <text:p>2020-01-17T06:13:37Z</text:p>
          </table:table-cell>
          <table:table-cell office:value-type="date" office:date-value="2020-01-17T06:13:37" calcext:value-type="date">
            <text:p>2020-01-17 06:13:37</text:p>
          </table:table-cell>
          <table:table-cell table:number-columns-repeated="16379"/>
        </table:table-row>
        <table:table-row table:style-name="ro1">
          <table:table-cell office:value-type="float" office:value="234030489" calcext:value-type="float">
            <text:p>2340304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reatchaochao/exchange-core</text:p>
          </table:table-cell>
          <table:table-cell office:value-type="string" calcext:value-type="string">
            <text:p>2020-01-15T08:08:27Z</text:p>
          </table:table-cell>
          <table:table-cell office:value-type="date" office:date-value="2020-01-15T08:08:27" calcext:value-type="date">
            <text:p>2020-01-15 08:08:27</text:p>
          </table:table-cell>
          <table:table-cell table:number-columns-repeated="16379"/>
        </table:table-row>
        <table:table-row table:style-name="ro1">
          <table:table-cell office:value-type="float" office:value="233517668" calcext:value-type="float">
            <text:p>23351766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amforrest/exchange-core</text:p>
          </table:table-cell>
          <table:table-cell office:value-type="string" calcext:value-type="string">
            <text:p>2020-01-13T05:23:26Z</text:p>
          </table:table-cell>
          <table:table-cell office:value-type="date" office:date-value="2020-01-13T05:23:26" calcext:value-type="date">
            <text:p>2020-01-13 05:23:26</text:p>
          </table:table-cell>
          <table:table-cell table:number-columns-repeated="16379"/>
        </table:table-row>
        <table:table-row table:style-name="ro1">
          <table:table-cell office:value-type="float" office:value="232952175" calcext:value-type="float">
            <text:p>2329521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olfduan/exchange-core</text:p>
          </table:table-cell>
          <table:table-cell office:value-type="string" calcext:value-type="string">
            <text:p>2020-01-10T02:51:32Z</text:p>
          </table:table-cell>
          <table:table-cell office:value-type="date" office:date-value="2020-01-10T02:51:32" calcext:value-type="date">
            <text:p>2020-01-10 02:51:32</text:p>
          </table:table-cell>
          <table:table-cell table:number-columns-repeated="16379"/>
        </table:table-row>
        <table:table-row table:style-name="ro1">
          <table:table-cell office:value-type="float" office:value="232233682" calcext:value-type="float">
            <text:p>23223368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tieli/exchange-core</text:p>
          </table:table-cell>
          <table:table-cell office:value-type="string" calcext:value-type="string">
            <text:p>2020-01-07T03:20:01Z</text:p>
          </table:table-cell>
          <table:table-cell office:value-type="date" office:date-value="2020-01-07T03:20:01" calcext:value-type="date">
            <text:p>2020-01-07 03:20:01</text:p>
          </table:table-cell>
          <table:table-cell table:number-columns-repeated="16379"/>
        </table:table-row>
        <table:table-row table:style-name="ro1">
          <table:table-cell office:value-type="float" office:value="232221158" calcext:value-type="float">
            <text:p>2322211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daixuS/exchange-core</text:p>
          </table:table-cell>
          <table:table-cell office:value-type="string" calcext:value-type="string">
            <text:p>2020-01-07T01:55:45Z</text:p>
          </table:table-cell>
          <table:table-cell office:value-type="date" office:date-value="2020-01-07T01:55:45" calcext:value-type="date">
            <text:p>2020-01-07 01:55:45</text:p>
          </table:table-cell>
          <table:table-cell table:number-columns-repeated="16379"/>
        </table:table-row>
        <table:table-row table:style-name="ro1">
          <table:table-cell office:value-type="float" office:value="231836896" calcext:value-type="float">
            <text:p>2318368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kcool/exchange-core</text:p>
          </table:table-cell>
          <table:table-cell office:value-type="string" calcext:value-type="string">
            <text:p>2020-01-04T22:23:22Z</text:p>
          </table:table-cell>
          <table:table-cell office:value-type="date" office:date-value="2020-01-04T22:23:22" calcext:value-type="date">
            <text:p>2020-01-04 22:23:22</text:p>
          </table:table-cell>
          <table:table-cell table:number-columns-repeated="16379"/>
        </table:table-row>
        <table:table-row table:style-name="ro1">
          <table:table-cell office:value-type="float" office:value="231400124" calcext:value-type="float">
            <text:p>23140012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enaven/exchange-core</text:p>
          </table:table-cell>
          <table:table-cell office:value-type="string" calcext:value-type="string">
            <text:p>2020-01-02T14:40:06Z</text:p>
          </table:table-cell>
          <table:table-cell office:value-type="date" office:date-value="2020-01-02T14:40:06" calcext:value-type="date">
            <text:p>2020-01-02 14:40:06</text:p>
          </table:table-cell>
          <table:table-cell table:number-columns-repeated="16379"/>
        </table:table-row>
        <table:table-row table:style-name="ro1">
          <table:table-cell office:value-type="float" office:value="230934402" calcext:value-type="float">
            <text:p>23093440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ojian198/exchange-core</text:p>
          </table:table-cell>
          <table:table-cell office:value-type="string" calcext:value-type="string">
            <text:p>2019-12-30T15:01:31Z</text:p>
          </table:table-cell>
          <table:table-cell office:value-type="date" office:date-value="2019-12-30T15:01:31" calcext:value-type="date">
            <text:p>2019-12-30 15:01:31</text:p>
          </table:table-cell>
          <table:table-cell table:number-columns-repeated="16379"/>
        </table:table-row>
        <table:table-row table:style-name="ro1">
          <table:table-cell office:value-type="float" office:value="230708330" calcext:value-type="float">
            <text:p>23070833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yAllures/exchange-core</text:p>
          </table:table-cell>
          <table:table-cell office:value-type="string" calcext:value-type="string">
            <text:p>2019-12-29T05:42:38Z</text:p>
          </table:table-cell>
          <table:table-cell office:value-type="date" office:date-value="2019-12-29T05:42:38" calcext:value-type="date">
            <text:p>2019-12-29 05:42:38</text:p>
          </table:table-cell>
          <table:table-cell table:number-columns-repeated="16379"/>
        </table:table-row>
        <table:table-row table:style-name="ro1">
          <table:table-cell office:value-type="float" office:value="230594025" calcext:value-type="float">
            <text:p>23059402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ousdai/exchange-core</text:p>
          </table:table-cell>
          <table:table-cell office:value-type="string" calcext:value-type="string">
            <text:p>2019-12-28T10:22:09Z</text:p>
          </table:table-cell>
          <table:table-cell office:value-type="date" office:date-value="2019-12-28T10:22:09" calcext:value-type="date">
            <text:p>2019-12-28 10:22:09</text:p>
          </table:table-cell>
          <table:table-cell table:number-columns-repeated="16379"/>
        </table:table-row>
        <table:table-row table:style-name="ro1">
          <table:table-cell office:value-type="float" office:value="230211498" calcext:value-type="float">
            <text:p>2302114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anhuawang/exchange-core</text:p>
          </table:table-cell>
          <table:table-cell office:value-type="string" calcext:value-type="string">
            <text:p>2019-12-26T06:50:25Z</text:p>
          </table:table-cell>
          <table:table-cell office:value-type="date" office:date-value="2019-12-26T06:50:25" calcext:value-type="date">
            <text:p>2019-12-26 06:50:25</text:p>
          </table:table-cell>
          <table:table-cell table:number-columns-repeated="16379"/>
        </table:table-row>
        <table:table-row table:style-name="ro1">
          <table:table-cell office:value-type="float" office:value="229165922" calcext:value-type="float">
            <text:p>22916592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dpzyafk/exchange-core</text:p>
          </table:table-cell>
          <table:table-cell office:value-type="string" calcext:value-type="string">
            <text:p>2019-12-20T01:17:59Z</text:p>
          </table:table-cell>
          <table:table-cell office:value-type="date" office:date-value="2019-12-20T01:17:59" calcext:value-type="date">
            <text:p>2019-12-20 01:17:59</text:p>
          </table:table-cell>
          <table:table-cell table:number-columns-repeated="16379"/>
        </table:table-row>
        <table:table-row table:style-name="ro1">
          <table:table-cell office:value-type="float" office:value="228719791" calcext:value-type="float">
            <text:p>2287197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azbert/exchange-core</text:p>
          </table:table-cell>
          <table:table-cell office:value-type="string" calcext:value-type="string">
            <text:p>2019-12-17T23:34:11Z</text:p>
          </table:table-cell>
          <table:table-cell office:value-type="date" office:date-value="2019-12-17T23:34:11" calcext:value-type="date">
            <text:p>2019-12-17 23:34:11</text:p>
          </table:table-cell>
          <table:table-cell table:number-columns-repeated="16379"/>
        </table:table-row>
        <table:table-row table:style-name="ro1">
          <table:table-cell office:value-type="float" office:value="228287199" calcext:value-type="float">
            <text:p>22828719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iangYongKang/exchange-core</text:p>
          </table:table-cell>
          <table:table-cell office:value-type="string" calcext:value-type="string">
            <text:p>2019-12-16T02:33:04Z</text:p>
          </table:table-cell>
          <table:table-cell office:value-type="date" office:date-value="2019-12-16T02:33:04" calcext:value-type="date">
            <text:p>2019-12-16 02:33:04</text:p>
          </table:table-cell>
          <table:table-cell table:number-columns-repeated="16379"/>
        </table:table-row>
        <table:table-row table:style-name="ro1">
          <table:table-cell office:value-type="float" office:value="228172618" calcext:value-type="float">
            <text:p>2281726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ellycoMobiles/exchange-core</text:p>
          </table:table-cell>
          <table:table-cell office:value-type="string" calcext:value-type="string">
            <text:p>2019-12-15T11:24:04Z</text:p>
          </table:table-cell>
          <table:table-cell office:value-type="date" office:date-value="2019-12-15T11:24:04" calcext:value-type="date">
            <text:p>2019-12-15 11:24:04</text:p>
          </table:table-cell>
          <table:table-cell table:number-columns-repeated="16379"/>
        </table:table-row>
        <table:table-row table:style-name="ro1">
          <table:table-cell office:value-type="float" office:value="227781740" calcext:value-type="float">
            <text:p>22778174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hangyz11/exchange-core</text:p>
          </table:table-cell>
          <table:table-cell office:value-type="string" calcext:value-type="string">
            <text:p>2019-12-13T07:28:06Z</text:p>
          </table:table-cell>
          <table:table-cell office:value-type="date" office:date-value="2019-12-13T07:28:06" calcext:value-type="date">
            <text:p>2019-12-13 07:28:06</text:p>
          </table:table-cell>
          <table:table-cell table:number-columns-repeated="16379"/>
        </table:table-row>
        <table:table-row table:style-name="ro1">
          <table:table-cell office:value-type="float" office:value="227379111" calcext:value-type="float">
            <text:p>2273791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-xiaoliang/exchange-core</text:p>
          </table:table-cell>
          <table:table-cell office:value-type="string" calcext:value-type="string">
            <text:p>2019-12-11T14:00:45Z</text:p>
          </table:table-cell>
          <table:table-cell office:value-type="date" office:date-value="2019-12-11T14:00:45" calcext:value-type="date">
            <text:p>2019-12-11 14:00:45</text:p>
          </table:table-cell>
          <table:table-cell table:number-columns-repeated="16379"/>
        </table:table-row>
        <table:table-row table:style-name="ro1">
          <table:table-cell office:value-type="float" office:value="226801476" calcext:value-type="float">
            <text:p>22680147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unkytse/exchange-core</text:p>
          </table:table-cell>
          <table:table-cell office:value-type="string" calcext:value-type="string">
            <text:p>2019-12-09T06:33:17Z</text:p>
          </table:table-cell>
          <table:table-cell office:value-type="date" office:date-value="2019-12-09T06:33:17" calcext:value-type="date">
            <text:p>2019-12-09 06:33:17</text:p>
          </table:table-cell>
          <table:table-cell table:number-columns-repeated="16379"/>
        </table:table-row>
        <table:table-row table:style-name="ro1">
          <table:table-cell office:value-type="float" office:value="225609350" calcext:value-type="float">
            <text:p>22560935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inzej/exchange-core</text:p>
          </table:table-cell>
          <table:table-cell office:value-type="string" calcext:value-type="string">
            <text:p>2019-12-03T12:00:48Z</text:p>
          </table:table-cell>
          <table:table-cell office:value-type="date" office:date-value="2019-12-03T12:00:48" calcext:value-type="date">
            <text:p>2019-12-03 12:00:48</text:p>
          </table:table-cell>
          <table:table-cell table:number-columns-repeated="16379"/>
        </table:table-row>
        <table:table-row table:style-name="ro1">
          <table:table-cell office:value-type="float" office:value="225297211" calcext:value-type="float">
            <text:p>2252972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oogya/exchange-core</text:p>
          </table:table-cell>
          <table:table-cell office:value-type="string" calcext:value-type="string">
            <text:p>2019-12-02T06:01:04Z</text:p>
          </table:table-cell>
          <table:table-cell office:value-type="date" office:date-value="2019-12-02T06:01:04" calcext:value-type="date">
            <text:p>2019-12-02 06:01:04</text:p>
          </table:table-cell>
          <table:table-cell table:number-columns-repeated="16379"/>
        </table:table-row>
        <table:table-row table:style-name="ro1">
          <table:table-cell office:value-type="float" office:value="224186457" calcext:value-type="float">
            <text:p>2241864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ehinfn/exchange-core</text:p>
          </table:table-cell>
          <table:table-cell office:value-type="string" calcext:value-type="string">
            <text:p>2019-11-26T12:23:38Z</text:p>
          </table:table-cell>
          <table:table-cell office:value-type="date" office:date-value="2019-11-26T12:23:38" calcext:value-type="date">
            <text:p>2019-11-26 12:23:38</text:p>
          </table:table-cell>
          <table:table-cell table:number-columns-repeated="16379"/>
        </table:table-row>
        <table:table-row table:style-name="ro1">
          <table:table-cell office:value-type="float" office:value="223976128" calcext:value-type="float">
            <text:p>22397612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eiyuanteng/exchange-core</text:p>
          </table:table-cell>
          <table:table-cell office:value-type="string" calcext:value-type="string">
            <text:p>2019-11-25T15:06:15Z</text:p>
          </table:table-cell>
          <table:table-cell office:value-type="date" office:date-value="2019-11-25T15:06:15" calcext:value-type="date">
            <text:p>2019-11-25 15:06:15</text:p>
          </table:table-cell>
          <table:table-cell table:number-columns-repeated="16379"/>
        </table:table-row>
        <table:table-row table:style-name="ro1">
          <table:table-cell office:value-type="float" office:value="223535011" calcext:value-type="float">
            <text:p>2235350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uhaidong/exchange-core</text:p>
          </table:table-cell>
          <table:table-cell office:value-type="string" calcext:value-type="string">
            <text:p>2019-11-23T05:16:00Z</text:p>
          </table:table-cell>
          <table:table-cell office:value-type="date" office:date-value="2019-11-23T05:16:00" calcext:value-type="date">
            <text:p>2019-11-23 05:16:00</text:p>
          </table:table-cell>
          <table:table-cell table:number-columns-repeated="16379"/>
        </table:table-row>
        <table:table-row table:style-name="ro1">
          <table:table-cell office:value-type="float" office:value="222686986" calcext:value-type="float">
            <text:p>22268698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idi20gh/exchange-core</text:p>
          </table:table-cell>
          <table:table-cell office:value-type="string" calcext:value-type="string">
            <text:p>2019-11-19T12:06:28Z</text:p>
          </table:table-cell>
          <table:table-cell office:value-type="date" office:date-value="2019-11-19T12:06:28" calcext:value-type="date">
            <text:p>2019-11-19 12:06:28</text:p>
          </table:table-cell>
          <table:table-cell table:number-columns-repeated="16379"/>
        </table:table-row>
        <table:table-row table:style-name="ro1">
          <table:table-cell office:value-type="float" office:value="222339936" calcext:value-type="float">
            <text:p>22233993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verestwinter/exchange-core</text:p>
          </table:table-cell>
          <table:table-cell office:value-type="string" calcext:value-type="string">
            <text:p>2019-11-18T01:37:05Z</text:p>
          </table:table-cell>
          <table:table-cell office:value-type="date" office:date-value="2019-11-18T01:37:05" calcext:value-type="date">
            <text:p>2019-11-18 01:37:05</text:p>
          </table:table-cell>
          <table:table-cell table:number-columns-repeated="16379"/>
        </table:table-row>
        <table:table-row table:style-name="ro1">
          <table:table-cell office:value-type="float" office:value="221526163" calcext:value-type="float">
            <text:p>22152616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avidtsw/exchange-core</text:p>
          </table:table-cell>
          <table:table-cell office:value-type="string" calcext:value-type="string">
            <text:p>2019-11-13T18:31:36Z</text:p>
          </table:table-cell>
          <table:table-cell office:value-type="date" office:date-value="2019-11-13T18:31:36" calcext:value-type="date">
            <text:p>2019-11-13 18:31:36</text:p>
          </table:table-cell>
          <table:table-cell table:number-columns-repeated="16379"/>
        </table:table-row>
        <table:table-row table:style-name="ro1">
          <table:table-cell office:value-type="float" office:value="221171703" calcext:value-type="float">
            <text:p>22117170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3AGS/exchange-core</text:p>
          </table:table-cell>
          <table:table-cell office:value-type="string" calcext:value-type="string">
            <text:p>2019-11-12T08:50:14Z</text:p>
          </table:table-cell>
          <table:table-cell office:value-type="date" office:date-value="2019-11-12T08:50:14" calcext:value-type="date">
            <text:p>2019-11-12 08:50:14</text:p>
          </table:table-cell>
          <table:table-cell table:number-columns-repeated="16379"/>
        </table:table-row>
        <table:table-row table:style-name="ro1">
          <table:table-cell office:value-type="float" office:value="220613424" calcext:value-type="float">
            <text:p>22061342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unshun1023/exchange-core</text:p>
          </table:table-cell>
          <table:table-cell office:value-type="string" calcext:value-type="string">
            <text:p>2019-11-09T08:28:08Z</text:p>
          </table:table-cell>
          <table:table-cell office:value-type="date" office:date-value="2019-11-09T08:28:08" calcext:value-type="date">
            <text:p>2019-11-09 08:28:08</text:p>
          </table:table-cell>
          <table:table-cell table:number-columns-repeated="16379"/>
        </table:table-row>
        <table:table-row table:style-name="ro1">
          <table:table-cell office:value-type="float" office:value="220156814" calcext:value-type="float">
            <text:p>22015681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inheqing/exchange-core</text:p>
          </table:table-cell>
          <table:table-cell office:value-type="string" calcext:value-type="string">
            <text:p>2019-11-07T05:14:28Z</text:p>
          </table:table-cell>
          <table:table-cell office:value-type="date" office:date-value="2019-11-07T05:14:28" calcext:value-type="date">
            <text:p>2019-11-07 05:14:28</text:p>
          </table:table-cell>
          <table:table-cell table:number-columns-repeated="16379"/>
        </table:table-row>
        <table:table-row table:style-name="ro1">
          <table:table-cell office:value-type="float" office:value="219760689" calcext:value-type="float">
            <text:p>21976068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lias2wzp/exchange-core</text:p>
          </table:table-cell>
          <table:table-cell office:value-type="string" calcext:value-type="string">
            <text:p>2019-11-05T14:09:17Z</text:p>
          </table:table-cell>
          <table:table-cell office:value-type="date" office:date-value="2019-11-05T14:09:17" calcext:value-type="date">
            <text:p>2019-11-05 14:09:17</text:p>
          </table:table-cell>
          <table:table-cell table:number-columns-repeated="16379"/>
        </table:table-row>
        <table:table-row table:style-name="ro1">
          <table:table-cell office:value-type="float" office:value="219679800" calcext:value-type="float">
            <text:p>2196798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henxiaoli/exchange-core</text:p>
          </table:table-cell>
          <table:table-cell office:value-type="string" calcext:value-type="string">
            <text:p>2019-11-05T07:08:00Z</text:p>
          </table:table-cell>
          <table:table-cell office:value-type="date" office:date-value="2019-11-05T07:08:00" calcext:value-type="date">
            <text:p>2019-11-05 07:08:00</text:p>
          </table:table-cell>
          <table:table-cell table:number-columns-repeated="16379"/>
        </table:table-row>
        <table:table-row table:style-name="ro1">
          <table:table-cell office:value-type="float" office:value="218696358" calcext:value-type="float">
            <text:p>2186963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boyRS/exchange-core</text:p>
          </table:table-cell>
          <table:table-cell office:value-type="string" calcext:value-type="string">
            <text:p>2019-10-31T06:09:52Z</text:p>
          </table:table-cell>
          <table:table-cell office:value-type="date" office:date-value="2019-10-31T06:09:52" calcext:value-type="date">
            <text:p>2019-10-31 06:09:52</text:p>
          </table:table-cell>
          <table:table-cell table:number-columns-repeated="16379"/>
        </table:table-row>
        <table:table-row table:style-name="ro1">
          <table:table-cell office:value-type="float" office:value="218406553" calcext:value-type="float">
            <text:p>21840655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fcarl/exchange-core</text:p>
          </table:table-cell>
          <table:table-cell office:value-type="string" calcext:value-type="string">
            <text:p>2019-10-30T00:01:00Z</text:p>
          </table:table-cell>
          <table:table-cell office:value-type="date" office:date-value="2019-10-30T00:01:00" calcext:value-type="date">
            <text:p>2019-10-30 00:01:00</text:p>
          </table:table-cell>
          <table:table-cell table:number-columns-repeated="16379"/>
        </table:table-row>
        <table:table-row table:style-name="ro1">
          <table:table-cell office:value-type="float" office:value="217966133" calcext:value-type="float">
            <text:p>2179661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xhshydyl/exchange-core</text:p>
          </table:table-cell>
          <table:table-cell office:value-type="string" calcext:value-type="string">
            <text:p>2019-10-28T04:28:53Z</text:p>
          </table:table-cell>
          <table:table-cell office:value-type="date" office:date-value="2019-10-28T04:28:53" calcext:value-type="date">
            <text:p>2019-10-28 04:28:53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date" office:date-value="2019-10-27T10:14:13" calcext:value-type="date">
            <text:p>2019-10-27 10:14:13</text:p>
          </table:table-cell>
          <table:table-cell table:number-columns-repeated="16379"/>
        </table:table-row>
        <table:table-row table:style-name="ro1">
          <table:table-cell office:value-type="float" office:value="217752156" calcext:value-type="float">
            <text:p>21775215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kingqu/exchange-core</text:p>
          </table:table-cell>
          <table:table-cell office:value-type="string" calcext:value-type="string">
            <text:p>2019-10-26T18:28:15Z</text:p>
          </table:table-cell>
          <table:table-cell office:value-type="date" office:date-value="2019-10-26T18:28:15" calcext:value-type="date">
            <text:p>2019-10-26 18:28:15</text:p>
          </table:table-cell>
          <table:table-cell table:number-columns-repeated="16379"/>
        </table:table-row>
        <table:table-row table:style-name="ro1">
          <table:table-cell office:value-type="float" office:value="217358564" calcext:value-type="float">
            <text:p>21735856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chinjo/exchange-core</text:p>
          </table:table-cell>
          <table:table-cell office:value-type="string" calcext:value-type="string">
            <text:p>2019-10-24T17:43:47Z</text:p>
          </table:table-cell>
          <table:table-cell office:value-type="date" office:date-value="2019-10-24T17:43:47" calcext:value-type="date">
            <text:p>2019-10-24 17:43:47</text:p>
          </table:table-cell>
          <table:table-cell table:number-columns-repeated="16379"/>
        </table:table-row>
        <table:table-row table:style-name="ro1">
          <table:table-cell office:value-type="float" office:value="217191065" calcext:value-type="float">
            <text:p>2171910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eyan8361/exchange-core</text:p>
          </table:table-cell>
          <table:table-cell office:value-type="string" calcext:value-type="string">
            <text:p>2019-10-24T02:06:36Z</text:p>
          </table:table-cell>
          <table:table-cell office:value-type="date" office:date-value="2019-10-24T02:06:36" calcext:value-type="date">
            <text:p>2019-10-24 02:06:36</text:p>
          </table:table-cell>
          <table:table-cell table:number-columns-repeated="16379"/>
        </table:table-row>
        <table:table-row table:style-name="ro1">
          <table:table-cell office:value-type="float" office:value="217148258" calcext:value-type="float">
            <text:p>2171482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lguang/exchange-core</text:p>
          </table:table-cell>
          <table:table-cell office:value-type="string" calcext:value-type="string">
            <text:p>2019-10-23T20:32:06Z</text:p>
          </table:table-cell>
          <table:table-cell office:value-type="date" office:date-value="2019-10-23T20:32:06" calcext:value-type="date">
            <text:p>2019-10-23 20:32:06</text:p>
          </table:table-cell>
          <table:table-cell table:number-columns-repeated="16379"/>
        </table:table-row>
        <table:table-row table:style-name="ro1">
          <table:table-cell office:value-type="float" office:value="216945235" calcext:value-type="float">
            <text:p>2169452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reggor/exchange-core</text:p>
          </table:table-cell>
          <table:table-cell office:value-type="string" calcext:value-type="string">
            <text:p>2019-10-23T01:52:05Z</text:p>
          </table:table-cell>
          <table:table-cell office:value-type="date" office:date-value="2019-10-23T01:52:05" calcext:value-type="date">
            <text:p>2019-10-23 01:52:05</text:p>
          </table:table-cell>
          <table:table-cell table:number-columns-repeated="16379"/>
        </table:table-row>
        <table:table-row table:style-name="ro1">
          <table:table-cell office:value-type="float" office:value="216822557" calcext:value-type="float">
            <text:p>2168225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oobier666/exchange-core</text:p>
          </table:table-cell>
          <table:table-cell office:value-type="string" calcext:value-type="string">
            <text:p>2019-10-22T13:36:44Z</text:p>
          </table:table-cell>
          <table:table-cell office:value-type="date" office:date-value="2019-10-22T13:36:44" calcext:value-type="date">
            <text:p>2019-10-22 13:36:44</text:p>
          </table:table-cell>
          <table:table-cell table:number-columns-repeated="16379"/>
        </table:table-row>
        <table:table-row table:style-name="ro1">
          <table:table-cell office:value-type="float" office:value="216733722" calcext:value-type="float">
            <text:p>21673372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lfeng/exchange-core</text:p>
          </table:table-cell>
          <table:table-cell office:value-type="string" calcext:value-type="string">
            <text:p>2019-10-22T05:55:28Z</text:p>
          </table:table-cell>
          <table:table-cell office:value-type="date" office:date-value="2019-10-22T05:55:28" calcext:value-type="date">
            <text:p>2019-10-22 05:55:28</text:p>
          </table:table-cell>
          <table:table-cell table:number-columns-repeated="16379"/>
        </table:table-row>
        <table:table-row table:style-name="ro1">
          <table:table-cell office:value-type="float" office:value="216717779" calcext:value-type="float">
            <text:p>21671777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amesShenQiang/exchange-core</text:p>
          </table:table-cell>
          <table:table-cell office:value-type="string" calcext:value-type="string">
            <text:p>2019-10-22T03:42:58Z</text:p>
          </table:table-cell>
          <table:table-cell office:value-type="date" office:date-value="2019-10-22T03:42:58" calcext:value-type="date">
            <text:p>2019-10-22 03:42:58</text:p>
          </table:table-cell>
          <table:table-cell table:number-columns-repeated="16379"/>
        </table:table-row>
        <table:table-row table:style-name="ro1">
          <table:table-cell office:value-type="float" office:value="216709631" calcext:value-type="float">
            <text:p>2167096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izzanpublic/exchange-core</text:p>
          </table:table-cell>
          <table:table-cell office:value-type="string" calcext:value-type="string">
            <text:p>2019-10-22T02:50:00Z</text:p>
          </table:table-cell>
          <table:table-cell office:value-type="date" office:date-value="2019-10-22T02:50:00" calcext:value-type="date">
            <text:p>2019-10-22 02:50:00</text:p>
          </table:table-cell>
          <table:table-cell table:number-columns-repeated="16379"/>
        </table:table-row>
        <table:table-row table:style-name="ro1">
          <table:table-cell office:value-type="float" office:value="216694143" calcext:value-type="float">
            <text:p>2166941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wfssv/exchange-core</text:p>
          </table:table-cell>
          <table:table-cell office:value-type="string" calcext:value-type="string">
            <text:p>2019-10-22T01:03:55Z</text:p>
          </table:table-cell>
          <table:table-cell office:value-type="date" office:date-value="2019-10-22T01:03:55" calcext:value-type="date">
            <text:p>2019-10-22 01:03:55</text:p>
          </table:table-cell>
          <table:table-cell table:number-columns-repeated="16379"/>
        </table:table-row>
        <table:table-row table:style-name="ro1">
          <table:table-cell office:value-type="float" office:value="216567138" calcext:value-type="float">
            <text:p>2165671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exWolfers/exchange-core</text:p>
          </table:table-cell>
          <table:table-cell office:value-type="string" calcext:value-type="string">
            <text:p>2019-10-21T12:51:36Z</text:p>
          </table:table-cell>
          <table:table-cell office:value-type="date" office:date-value="2019-10-21T12:51:36" calcext:value-type="date">
            <text:p>2019-10-21 12:51:36</text:p>
          </table:table-cell>
          <table:table-cell table:number-columns-repeated="16379"/>
        </table:table-row>
        <table:table-row table:style-name="ro1">
          <table:table-cell office:value-type="float" office:value="216561123" calcext:value-type="float">
            <text:p>21656112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zy165200/exchange-core</text:p>
          </table:table-cell>
          <table:table-cell office:value-type="string" calcext:value-type="string">
            <text:p>2019-10-21T12:21:06Z</text:p>
          </table:table-cell>
          <table:table-cell office:value-type="date" office:date-value="2019-10-21T12:21:06" calcext:value-type="date">
            <text:p>2019-10-21 12:21:06</text:p>
          </table:table-cell>
          <table:table-cell table:number-columns-repeated="16379"/>
        </table:table-row>
        <table:table-row table:style-name="ro1">
          <table:table-cell office:value-type="float" office:value="216340392" calcext:value-type="float">
            <text:p>2163403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lwfcyvi791837060/exchange-core</text:p>
          </table:table-cell>
          <table:table-cell office:value-type="string" calcext:value-type="string">
            <text:p>2019-10-20T09:57:12Z</text:p>
          </table:table-cell>
          <table:table-cell office:value-type="date" office:date-value="2019-10-20T09:57:12" calcext:value-type="date">
            <text:p>2019-10-20 09:57:12</text:p>
          </table:table-cell>
          <table:table-cell table:number-columns-repeated="16379"/>
        </table:table-row>
        <table:table-row table:style-name="ro1">
          <table:table-cell office:value-type="float" office:value="216325909" calcext:value-type="float">
            <text:p>21632590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zpod/exchange-core</text:p>
          </table:table-cell>
          <table:table-cell office:value-type="string" calcext:value-type="string">
            <text:p>2019-10-20T07:47:12Z</text:p>
          </table:table-cell>
          <table:table-cell office:value-type="date" office:date-value="2019-10-20T07:47:12" calcext:value-type="date">
            <text:p>2019-10-20 07:47:12</text:p>
          </table:table-cell>
          <table:table-cell table:number-columns-repeated="16379"/>
        </table:table-row>
        <table:table-row table:style-name="ro1">
          <table:table-cell office:value-type="float" office:value="216185892" calcext:value-type="float">
            <text:p>21618589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lwfcyviweixin/exchange-core</text:p>
          </table:table-cell>
          <table:table-cell office:value-type="string" calcext:value-type="string">
            <text:p>2019-10-19T10:06:59Z</text:p>
          </table:table-cell>
          <table:table-cell office:value-type="date" office:date-value="2019-10-19T10:06:59" calcext:value-type="date">
            <text:p>2019-10-19 10:06:59</text:p>
          </table:table-cell>
          <table:table-cell table:number-columns-repeated="16379"/>
        </table:table-row>
        <table:table-row table:style-name="ro1">
          <table:table-cell office:value-type="float" office:value="216114037" calcext:value-type="float">
            <text:p>2161140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deildo-jr/exchange-core</text:p>
          </table:table-cell>
          <table:table-cell office:value-type="string" calcext:value-type="string">
            <text:p>2019-10-18T22:11:19Z</text:p>
          </table:table-cell>
          <table:table-cell office:value-type="date" office:date-value="2019-10-18T22:11:19" calcext:value-type="date">
            <text:p>2019-10-18 22:11:19</text:p>
          </table:table-cell>
          <table:table-cell table:number-columns-repeated="16379"/>
        </table:table-row>
        <table:table-row table:style-name="ro1">
          <table:table-cell office:value-type="float" office:value="216002698" calcext:value-type="float">
            <text:p>21600269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olesnevg/exchange-core</text:p>
          </table:table-cell>
          <table:table-cell office:value-type="string" calcext:value-type="string">
            <text:p>2019-10-18T10:48:43Z</text:p>
          </table:table-cell>
          <table:table-cell office:value-type="date" office:date-value="2019-10-18T10:48:43" calcext:value-type="date">
            <text:p>2019-10-18 10:48:43</text:p>
          </table:table-cell>
          <table:table-cell table:number-columns-repeated="16379"/>
        </table:table-row>
        <table:table-row table:style-name="ro1">
          <table:table-cell office:value-type="float" office:value="215276333" calcext:value-type="float">
            <text:p>2152763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zhhrf/exchange-core</text:p>
          </table:table-cell>
          <table:table-cell office:value-type="string" calcext:value-type="string">
            <text:p>2019-10-15T10:58:52Z</text:p>
          </table:table-cell>
          <table:table-cell office:value-type="date" office:date-value="2019-10-15T10:58:52" calcext:value-type="date">
            <text:p>2019-10-15 10:58:52</text:p>
          </table:table-cell>
          <table:table-cell table:number-columns-repeated="16379"/>
        </table:table-row>
        <table:table-row table:style-name="ro1">
          <table:table-cell office:value-type="float" office:value="215190853" calcext:value-type="float">
            <text:p>21519085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z-max/exchange-core</text:p>
          </table:table-cell>
          <table:table-cell office:value-type="string" calcext:value-type="string">
            <text:p>2019-10-15T02:46:05Z</text:p>
          </table:table-cell>
          <table:table-cell office:value-type="date" office:date-value="2019-10-15T02:46:05" calcext:value-type="date">
            <text:p>2019-10-15 02:46:05</text:p>
          </table:table-cell>
          <table:table-cell table:number-columns-repeated="16379"/>
        </table:table-row>
        <table:table-row table:style-name="ro1">
          <table:table-cell office:value-type="float" office:value="214930781" calcext:value-type="float">
            <text:p>21493078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herustmonk/exchange-core</text:p>
          </table:table-cell>
          <table:table-cell office:value-type="string" calcext:value-type="string">
            <text:p>2019-10-14T02:29:00Z</text:p>
          </table:table-cell>
          <table:table-cell office:value-type="date" office:date-value="2019-10-14T02:29:00" calcext:value-type="date">
            <text:p>2019-10-14 02:29:00</text:p>
          </table:table-cell>
          <table:table-cell table:number-columns-repeated="16379"/>
        </table:table-row>
        <table:table-row table:style-name="ro1">
          <table:table-cell office:value-type="float" office:value="214423230" calcext:value-type="float">
            <text:p>21442323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makov/exchange-core</text:p>
          </table:table-cell>
          <table:table-cell office:value-type="string" calcext:value-type="string">
            <text:p>2019-10-11T11:51:20Z</text:p>
          </table:table-cell>
          <table:table-cell office:value-type="date" office:date-value="2019-10-11T11:51:20" calcext:value-type="date">
            <text:p>2019-10-11 11:51:20</text:p>
          </table:table-cell>
          <table:table-cell table:number-columns-repeated="16379"/>
        </table:table-row>
        <table:table-row table:style-name="ro1">
          <table:table-cell office:value-type="float" office:value="213520551" calcext:value-type="float">
            <text:p>21352055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xchangestudio/exchange-core</text:p>
          </table:table-cell>
          <table:table-cell office:value-type="string" calcext:value-type="string">
            <text:p>2019-10-08T01:23:38Z</text:p>
          </table:table-cell>
          <table:table-cell office:value-type="date" office:date-value="2019-10-08T01:23:38" calcext:value-type="date">
            <text:p>2019-10-08 01:23:38</text:p>
          </table:table-cell>
          <table:table-cell table:number-columns-repeated="16379"/>
        </table:table-row>
        <table:table-row table:style-name="ro1">
          <table:table-cell office:value-type="float" office:value="213313388" calcext:value-type="float">
            <text:p>2133133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vquy001/exchange-core</text:p>
          </table:table-cell>
          <table:table-cell office:value-type="string" calcext:value-type="string">
            <text:p>2019-10-07T06:45:36Z</text:p>
          </table:table-cell>
          <table:table-cell office:value-type="date" office:date-value="2019-10-07T06:45:36" calcext:value-type="date">
            <text:p>2019-10-07 06:45:36</text:p>
          </table:table-cell>
          <table:table-cell table:number-columns-repeated="16379"/>
        </table:table-row>
        <table:table-row table:style-name="ro1">
          <table:table-cell office:value-type="float" office:value="212798048" calcext:value-type="float">
            <text:p>21279804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0xneox/exchange-core</text:p>
          </table:table-cell>
          <table:table-cell office:value-type="string" calcext:value-type="string">
            <text:p>2019-10-04T11:19:35Z</text:p>
          </table:table-cell>
          <table:table-cell office:value-type="date" office:date-value="2019-10-04T11:19:35" calcext:value-type="date">
            <text:p>2019-10-04 11:19:35</text:p>
          </table:table-cell>
          <table:table-cell table:number-columns-repeated="16379"/>
        </table:table-row>
        <table:table-row table:style-name="ro1">
          <table:table-cell office:value-type="float" office:value="211383520" calcext:value-type="float">
            <text:p>21138352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uweipro/exchange-core</text:p>
          </table:table-cell>
          <table:table-cell office:value-type="string" calcext:value-type="string">
            <text:p>2019-09-27T18:55:56Z</text:p>
          </table:table-cell>
          <table:table-cell office:value-type="date" office:date-value="2019-09-27T18:55:56" calcext:value-type="date">
            <text:p>2019-09-27 18:55:56</text:p>
          </table:table-cell>
          <table:table-cell table:number-columns-repeated="16379"/>
        </table:table-row>
        <table:table-row table:style-name="ro1">
          <table:table-cell office:value-type="float" office:value="210192661" calcext:value-type="float">
            <text:p>21019266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nhluna/exchange-core</text:p>
          </table:table-cell>
          <table:table-cell office:value-type="string" calcext:value-type="string">
            <text:p>2019-09-22T18:10:58Z</text:p>
          </table:table-cell>
          <table:table-cell office:value-type="date" office:date-value="2019-09-22T18:10:58" calcext:value-type="date">
            <text:p>2019-09-22 18:10:58</text:p>
          </table:table-cell>
          <table:table-cell table:number-columns-repeated="16379"/>
        </table:table-row>
        <table:table-row table:style-name="ro1">
          <table:table-cell office:value-type="float" office:value="210143220" calcext:value-type="float">
            <text:p>21014322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ingaFx/exchange-core</text:p>
          </table:table-cell>
          <table:table-cell office:value-type="string" calcext:value-type="string">
            <text:p>2019-09-22T12:26:19Z</text:p>
          </table:table-cell>
          <table:table-cell office:value-type="date" office:date-value="2019-09-22T12:26:19" calcext:value-type="date">
            <text:p>2019-09-22 12:26:19</text:p>
          </table:table-cell>
          <table:table-cell table:number-columns-repeated="16379"/>
        </table:table-row>
        <table:table-row table:style-name="ro1">
          <table:table-cell office:value-type="float" office:value="208259615" calcext:value-type="float">
            <text:p>2082596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exbosy/exchange-core</text:p>
          </table:table-cell>
          <table:table-cell office:value-type="string" calcext:value-type="string">
            <text:p>2019-09-13T12:24:03Z</text:p>
          </table:table-cell>
          <table:table-cell office:value-type="date" office:date-value="2019-09-13T12:24:03" calcext:value-type="date">
            <text:p>2019-09-13 12:24:03</text:p>
          </table:table-cell>
          <table:table-cell table:number-columns-repeated="16379"/>
        </table:table-row>
        <table:table-row table:style-name="ro1">
          <table:table-cell office:value-type="float" office:value="207345620" calcext:value-type="float">
            <text:p>20734562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hishir9kumar/exchange-core</text:p>
          </table:table-cell>
          <table:table-cell office:value-type="string" calcext:value-type="string">
            <text:p>2019-09-09T15:45:37Z</text:p>
          </table:table-cell>
          <table:table-cell office:value-type="date" office:date-value="2019-09-09T15:45:37" calcext:value-type="date">
            <text:p>2019-09-09 15:45:37</text:p>
          </table:table-cell>
          <table:table-cell table:number-columns-repeated="16379"/>
        </table:table-row>
        <table:table-row table:style-name="ro1">
          <table:table-cell office:value-type="float" office:value="206729337" calcext:value-type="float">
            <text:p>2067293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uskyfei/exchange-core</text:p>
          </table:table-cell>
          <table:table-cell office:value-type="string" calcext:value-type="string">
            <text:p>2019-09-06T06:37:29Z</text:p>
          </table:table-cell>
          <table:table-cell office:value-type="date" office:date-value="2019-09-06T06:37:29" calcext:value-type="date">
            <text:p>2019-09-06 06:37:29</text:p>
          </table:table-cell>
          <table:table-cell table:number-columns-repeated="16379"/>
        </table:table-row>
        <table:table-row table:style-name="ro1">
          <table:table-cell office:value-type="float" office:value="206708715" calcext:value-type="float">
            <text:p>2067087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dulqs/exchange-core</text:p>
          </table:table-cell>
          <table:table-cell office:value-type="string" calcext:value-type="string">
            <text:p>2019-09-06T03:53:09Z</text:p>
          </table:table-cell>
          <table:table-cell office:value-type="date" office:date-value="2019-09-06T03:53:09" calcext:value-type="date">
            <text:p>2019-09-06 03:53:09</text:p>
          </table:table-cell>
          <table:table-cell table:number-columns-repeated="16379"/>
        </table:table-row>
        <table:table-row table:style-name="ro1">
          <table:table-cell office:value-type="float" office:value="206476617" calcext:value-type="float">
            <text:p>20647661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ining/exchange-core</text:p>
          </table:table-cell>
          <table:table-cell office:value-type="string" calcext:value-type="string">
            <text:p>2019-09-05T04:46:54Z</text:p>
          </table:table-cell>
          <table:table-cell office:value-type="date" office:date-value="2019-09-05T04:46:54" calcext:value-type="date">
            <text:p>2019-09-05 04:46:54</text:p>
          </table:table-cell>
          <table:table-cell table:number-columns-repeated="16379"/>
        </table:table-row>
        <table:table-row table:style-name="ro1">
          <table:table-cell office:value-type="float" office:value="206446705" calcext:value-type="float">
            <text:p>20644670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earthstoneboss/exchange-core</text:p>
          </table:table-cell>
          <table:table-cell office:value-type="string" calcext:value-type="string">
            <text:p>2019-09-05T01:18:39Z</text:p>
          </table:table-cell>
          <table:table-cell office:value-type="date" office:date-value="2019-09-05T01:18:39" calcext:value-type="date">
            <text:p>2019-09-05 01:18:39</text:p>
          </table:table-cell>
          <table:table-cell table:number-columns-repeated="16379"/>
        </table:table-row>
        <table:table-row table:style-name="ro1">
          <table:table-cell office:value-type="float" office:value="203919254" calcext:value-type="float">
            <text:p>20391925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reatYoungShaw/exchange-core</text:p>
          </table:table-cell>
          <table:table-cell office:value-type="string" calcext:value-type="string">
            <text:p>2019-08-23T03:45:27Z</text:p>
          </table:table-cell>
          <table:table-cell office:value-type="date" office:date-value="2019-08-23T03:45:27" calcext:value-type="date">
            <text:p>2019-08-23 03:45:27</text:p>
          </table:table-cell>
          <table:table-cell table:number-columns-repeated="16379"/>
        </table:table-row>
        <table:table-row table:style-name="ro1">
          <table:table-cell office:value-type="float" office:value="203753419" calcext:value-type="float">
            <text:p>20375341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java4tech/exchange-core</text:p>
          </table:table-cell>
          <table:table-cell office:value-type="string" calcext:value-type="string">
            <text:p>2019-08-22T08:50:45Z</text:p>
          </table:table-cell>
          <table:table-cell office:value-type="date" office:date-value="2019-08-22T08:50:45" calcext:value-type="date">
            <text:p>2019-08-22 08:50:45</text:p>
          </table:table-cell>
          <table:table-cell table:number-columns-repeated="16379"/>
        </table:table-row>
        <table:table-row table:style-name="ro1">
          <table:table-cell office:value-type="float" office:value="203499434" calcext:value-type="float">
            <text:p>20349943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ulinhui/exchange-core</text:p>
          </table:table-cell>
          <table:table-cell office:value-type="string" calcext:value-type="string">
            <text:p>2019-08-21T03:31:58Z</text:p>
          </table:table-cell>
          <table:table-cell office:value-type="date" office:date-value="2019-08-21T03:31:58" calcext:value-type="date">
            <text:p>2019-08-21 03:31:58</text:p>
          </table:table-cell>
          <table:table-cell table:number-columns-repeated="16379"/>
        </table:table-row>
        <table:table-row table:style-name="ro1">
          <table:table-cell office:value-type="float" office:value="203103195" calcext:value-type="float">
            <text:p>20310319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caudate-me/exchange-core</text:p>
          </table:table-cell>
          <table:table-cell office:value-type="string" calcext:value-type="string">
            <text:p>2019-08-19T05:19:14Z</text:p>
          </table:table-cell>
          <table:table-cell office:value-type="date" office:date-value="2019-08-19T05:19:14" calcext:value-type="date">
            <text:p>2019-08-19 05:19:14</text:p>
          </table:table-cell>
          <table:table-cell table:number-columns-repeated="16379"/>
        </table:table-row>
        <table:table-row table:style-name="ro1">
          <table:table-cell office:value-type="float" office:value="202880747" calcext:value-type="float">
            <text:p>20288074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exanderAA/exchange-core</text:p>
          </table:table-cell>
          <table:table-cell office:value-type="string" calcext:value-type="string">
            <text:p>2019-08-17T12:52:52Z</text:p>
          </table:table-cell>
          <table:table-cell office:value-type="date" office:date-value="2019-08-17T12:52:52" calcext:value-type="date">
            <text:p>2019-08-17 12:52:52</text:p>
          </table:table-cell>
          <table:table-cell table:number-columns-repeated="16379"/>
        </table:table-row>
        <table:table-row table:style-name="ro1">
          <table:table-cell office:value-type="float" office:value="202683702" calcext:value-type="float">
            <text:p>20268370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atrickfung/exchange-core</text:p>
          </table:table-cell>
          <table:table-cell office:value-type="string" calcext:value-type="string">
            <text:p>2019-08-16T07:50:56Z</text:p>
          </table:table-cell>
          <table:table-cell office:value-type="date" office:date-value="2019-08-16T07:50:56" calcext:value-type="date">
            <text:p>2019-08-16 07:50:56</text:p>
          </table:table-cell>
          <table:table-cell table:number-columns-repeated="16379"/>
        </table:table-row>
        <table:table-row table:style-name="ro1">
          <table:table-cell office:value-type="float" office:value="202246560" calcext:value-type="float">
            <text:p>20224656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darsan-Sridharan/exchange-core</text:p>
          </table:table-cell>
          <table:table-cell office:value-type="string" calcext:value-type="string">
            <text:p>2019-08-14T01:03:27Z</text:p>
          </table:table-cell>
          <table:table-cell office:value-type="date" office:date-value="2019-08-14T01:03:27" calcext:value-type="date">
            <text:p>2019-08-14 01:03:27</text:p>
          </table:table-cell>
          <table:table-cell table:number-columns-repeated="16379"/>
        </table:table-row>
        <table:table-row table:style-name="ro1">
          <table:table-cell office:value-type="float" office:value="202177685" calcext:value-type="float">
            <text:p>20217768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uangdehui2013/exchange-core</text:p>
          </table:table-cell>
          <table:table-cell office:value-type="string" calcext:value-type="string">
            <text:p>2019-08-13T15:53:25Z</text:p>
          </table:table-cell>
          <table:table-cell office:value-type="date" office:date-value="2019-08-13T15:53:25" calcext:value-type="date">
            <text:p>2019-08-13 15:53:25</text:p>
          </table:table-cell>
          <table:table-cell table:number-columns-repeated="16379"/>
        </table:table-row>
        <table:table-row table:style-name="ro1">
          <table:table-cell office:value-type="float" office:value="201887180" calcext:value-type="float">
            <text:p>20188718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zzhangjian/exchange-core</text:p>
          </table:table-cell>
          <table:table-cell office:value-type="string" calcext:value-type="string">
            <text:p>2019-08-12T08:16:02Z</text:p>
          </table:table-cell>
          <table:table-cell office:value-type="date" office:date-value="2019-08-12T08:16:02" calcext:value-type="date">
            <text:p>2019-08-12 08:16:02</text:p>
          </table:table-cell>
          <table:table-cell table:number-columns-repeated="16379"/>
        </table:table-row>
        <table:table-row table:style-name="ro1">
          <table:table-cell office:value-type="float" office:value="201728140" calcext:value-type="float">
            <text:p>20172814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R-NR/exchange-core</text:p>
          </table:table-cell>
          <table:table-cell office:value-type="string" calcext:value-type="string">
            <text:p>2019-08-11T06:42:21Z</text:p>
          </table:table-cell>
          <table:table-cell office:value-type="date" office:date-value="2019-08-11T06:42:21" calcext:value-type="date">
            <text:p>2019-08-11 06:42:21</text:p>
          </table:table-cell>
          <table:table-cell table:number-columns-repeated="16379"/>
        </table:table-row>
        <table:table-row table:style-name="ro1">
          <table:table-cell office:value-type="float" office:value="201578247" calcext:value-type="float">
            <text:p>20157824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eeptradingfx/exchange-core</text:p>
          </table:table-cell>
          <table:table-cell office:value-type="string" calcext:value-type="string">
            <text:p>2019-08-10T04:15:25Z</text:p>
          </table:table-cell>
          <table:table-cell office:value-type="date" office:date-value="2019-08-10T04:15:25" calcext:value-type="date">
            <text:p>2019-08-10 04:15:25</text:p>
          </table:table-cell>
          <table:table-cell table:number-columns-repeated="16379"/>
        </table:table-row>
        <table:table-row table:style-name="ro1">
          <table:table-cell office:value-type="float" office:value="201006993" calcext:value-type="float">
            <text:p>20100699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anleung/exchange-core</text:p>
          </table:table-cell>
          <table:table-cell office:value-type="string" calcext:value-type="string">
            <text:p>2019-08-07T08:27:06Z</text:p>
          </table:table-cell>
          <table:table-cell office:value-type="date" office:date-value="2019-08-07T08:27:06" calcext:value-type="date">
            <text:p>2019-08-07 08:27:06</text:p>
          </table:table-cell>
          <table:table-cell table:number-columns-repeated="16379"/>
        </table:table-row>
        <table:table-row table:style-name="ro1">
          <table:table-cell office:value-type="float" office:value="200978842" calcext:value-type="float">
            <text:p>2009788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amoslab/exchange-core</text:p>
          </table:table-cell>
          <table:table-cell office:value-type="string" calcext:value-type="string">
            <text:p>2019-08-07T05:32:00Z</text:p>
          </table:table-cell>
          <table:table-cell office:value-type="date" office:date-value="2019-08-07T05:32:00" calcext:value-type="date">
            <text:p>2019-08-07 05:32:00</text:p>
          </table:table-cell>
          <table:table-cell table:number-columns-repeated="16379"/>
        </table:table-row>
        <table:table-row table:style-name="ro1">
          <table:table-cell office:value-type="float" office:value="199654942" calcext:value-type="float">
            <text:p>1996549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nternetbroker/exchange-core</text:p>
          </table:table-cell>
          <table:table-cell office:value-type="string" calcext:value-type="string">
            <text:p>2019-07-30T13:14:51Z</text:p>
          </table:table-cell>
          <table:table-cell office:value-type="date" office:date-value="2019-07-30T13:14:51" calcext:value-type="date">
            <text:p>2019-07-30 13:14:51</text:p>
          </table:table-cell>
          <table:table-cell table:number-columns-repeated="16379"/>
        </table:table-row>
        <table:table-row table:style-name="ro1">
          <table:table-cell office:value-type="float" office:value="199418852" calcext:value-type="float">
            <text:p>19941885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xiedingyuan/exchange-core</text:p>
          </table:table-cell>
          <table:table-cell office:value-type="string" calcext:value-type="string">
            <text:p>2019-07-29T09:11:29Z</text:p>
          </table:table-cell>
          <table:table-cell office:value-type="date" office:date-value="2019-07-29T09:11:29" calcext:value-type="date">
            <text:p>2019-07-29 09:11:29</text:p>
          </table:table-cell>
          <table:table-cell table:number-columns-repeated="16379"/>
        </table:table-row>
        <table:table-row table:style-name="ro1">
          <table:table-cell office:value-type="float" office:value="199392796" calcext:value-type="float">
            <text:p>1993927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bs-tech/exchange-core</text:p>
          </table:table-cell>
          <table:table-cell office:value-type="string" calcext:value-type="string">
            <text:p>2019-07-29T06:33:27Z</text:p>
          </table:table-cell>
          <table:table-cell office:value-type="date" office:date-value="2019-07-29T06:33:27" calcext:value-type="date">
            <text:p>2019-07-29 06:33:27</text:p>
          </table:table-cell>
          <table:table-cell table:number-columns-repeated="16379"/>
        </table:table-row>
        <table:table-row table:style-name="ro1">
          <table:table-cell office:value-type="float" office:value="199319969" calcext:value-type="float">
            <text:p>1993199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ilevel/exchange-core</text:p>
          </table:table-cell>
          <table:table-cell office:value-type="string" calcext:value-type="string">
            <text:p>2019-07-28T17:54:17Z</text:p>
          </table:table-cell>
          <table:table-cell office:value-type="date" office:date-value="2019-07-28T17:54:17" calcext:value-type="date">
            <text:p>2019-07-28 17:54:17</text:p>
          </table:table-cell>
          <table:table-cell table:number-columns-repeated="16379"/>
        </table:table-row>
        <table:table-row table:style-name="ro1">
          <table:table-cell office:value-type="float" office:value="198904758" calcext:value-type="float">
            <text:p>1989047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rtificialPB/exchange-core</text:p>
          </table:table-cell>
          <table:table-cell office:value-type="string" calcext:value-type="string">
            <text:p>2019-07-25T21:42:47Z</text:p>
          </table:table-cell>
          <table:table-cell office:value-type="date" office:date-value="2019-07-25T21:42:47" calcext:value-type="date">
            <text:p>2019-07-25 21:42:47</text:p>
          </table:table-cell>
          <table:table-cell table:number-columns-repeated="16379"/>
        </table:table-row>
        <table:table-row table:style-name="ro1">
          <table:table-cell office:value-type="float" office:value="198333007" calcext:value-type="float">
            <text:p>19833300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eyi/exchange-core</text:p>
          </table:table-cell>
          <table:table-cell office:value-type="string" calcext:value-type="string">
            <text:p>2019-07-23T02:05:36Z</text:p>
          </table:table-cell>
          <table:table-cell office:value-type="date" office:date-value="2019-07-23T02:05:36" calcext:value-type="date">
            <text:p>2019-07-23 02:05:36</text:p>
          </table:table-cell>
          <table:table-cell table:number-columns-repeated="16379"/>
        </table:table-row>
        <table:table-row table:style-name="ro1">
          <table:table-cell office:value-type="float" office:value="198121931" calcext:value-type="float">
            <text:p>1981219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topsy/exchange-core</text:p>
          </table:table-cell>
          <table:table-cell office:value-type="string" calcext:value-type="string">
            <text:p>2019-07-22T01:02:31Z</text:p>
          </table:table-cell>
          <table:table-cell office:value-type="date" office:date-value="2019-07-22T01:02:31" calcext:value-type="date">
            <text:p>2019-07-22 01:02:31</text:p>
          </table:table-cell>
          <table:table-cell table:number-columns-repeated="16379"/>
        </table:table-row>
        <table:table-row table:style-name="ro1">
          <table:table-cell office:value-type="float" office:value="197470512" calcext:value-type="float">
            <text:p>19747051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investment-hub/exchange-core</text:p>
          </table:table-cell>
          <table:table-cell office:value-type="string" calcext:value-type="string">
            <text:p>2019-07-17T22:16:12Z</text:p>
          </table:table-cell>
          <table:table-cell office:value-type="date" office:date-value="2019-07-17T22:16:12" calcext:value-type="date">
            <text:p>2019-07-17 22:16:12</text:p>
          </table:table-cell>
          <table:table-cell table:number-columns-repeated="16379"/>
        </table:table-row>
        <table:table-row table:style-name="ro1">
          <table:table-cell office:value-type="float" office:value="197144945" calcext:value-type="float">
            <text:p>19714494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rfer1225/exchange-core</text:p>
          </table:table-cell>
          <table:table-cell office:value-type="string" calcext:value-type="string">
            <text:p>2019-07-16T07:38:50Z</text:p>
          </table:table-cell>
          <table:table-cell office:value-type="date" office:date-value="2019-07-16T07:38:50" calcext:value-type="date">
            <text:p>2019-07-16 07:38:50</text:p>
          </table:table-cell>
          <table:table-cell table:number-columns-repeated="16379"/>
        </table:table-row>
        <table:table-row table:style-name="ro1">
          <table:table-cell office:value-type="float" office:value="196861137" calcext:value-type="float">
            <text:p>19686113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eropool/exchange-core</text:p>
          </table:table-cell>
          <table:table-cell office:value-type="string" calcext:value-type="string">
            <text:p>2019-07-14T16:46:44Z</text:p>
          </table:table-cell>
          <table:table-cell office:value-type="date" office:date-value="2019-07-14T16:46:44" calcext:value-type="date">
            <text:p>2019-07-14 16:46:44</text:p>
          </table:table-cell>
          <table:table-cell table:number-columns-repeated="16379"/>
        </table:table-row>
        <table:table-row table:style-name="ro1">
          <table:table-cell office:value-type="float" office:value="196367932" calcext:value-type="float">
            <text:p>1963679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ahanduiuc/exchange-core</text:p>
          </table:table-cell>
          <table:table-cell office:value-type="string" calcext:value-type="string">
            <text:p>2019-07-11T09:54:12Z</text:p>
          </table:table-cell>
          <table:table-cell office:value-type="date" office:date-value="2019-07-11T09:54:12" calcext:value-type="date">
            <text:p>2019-07-11 09:54:12</text:p>
          </table:table-cell>
          <table:table-cell table:number-columns-repeated="16379"/>
        </table:table-row>
        <table:table-row table:style-name="ro1">
          <table:table-cell office:value-type="float" office:value="196279367" calcext:value-type="float">
            <text:p>19627936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estechgroup/exchange-core</text:p>
          </table:table-cell>
          <table:table-cell office:value-type="string" calcext:value-type="string">
            <text:p>2019-07-10T21:49:37Z</text:p>
          </table:table-cell>
          <table:table-cell office:value-type="date" office:date-value="2019-07-10T21:49:37" calcext:value-type="date">
            <text:p>2019-07-10 21:49:37</text:p>
          </table:table-cell>
          <table:table-cell table:number-columns-repeated="16379"/>
        </table:table-row>
        <table:table-row table:style-name="ro1">
          <table:table-cell office:value-type="float" office:value="196051256" calcext:value-type="float">
            <text:p>19605125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ixoid/exchange-core</text:p>
          </table:table-cell>
          <table:table-cell office:value-type="string" calcext:value-type="string">
            <text:p>2019-07-09T17:08:59Z</text:p>
          </table:table-cell>
          <table:table-cell office:value-type="date" office:date-value="2019-07-09T17:08:59" calcext:value-type="date">
            <text:p>2019-07-09 17:08:59</text:p>
          </table:table-cell>
          <table:table-cell table:number-columns-repeated="16379"/>
        </table:table-row>
        <table:table-row table:style-name="ro1">
          <table:table-cell office:value-type="float" office:value="195970188" calcext:value-type="float">
            <text:p>1959701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enisgranha/exchange-core</text:p>
          </table:table-cell>
          <table:table-cell office:value-type="string" calcext:value-type="string">
            <text:p>2019-07-09T08:50:36Z</text:p>
          </table:table-cell>
          <table:table-cell office:value-type="date" office:date-value="2019-07-09T08:50:36" calcext:value-type="date">
            <text:p>2019-07-09 08:50:36</text:p>
          </table:table-cell>
          <table:table-cell table:number-columns-repeated="16379"/>
        </table:table-row>
        <table:table-row table:style-name="ro1">
          <table:table-cell office:value-type="float" office:value="195652759" calcext:value-type="float">
            <text:p>19565275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CraigVallis/exchange-core</text:p>
          </table:table-cell>
          <table:table-cell office:value-type="string" calcext:value-type="string">
            <text:p>2019-07-07T13:12:21Z</text:p>
          </table:table-cell>
          <table:table-cell office:value-type="date" office:date-value="2019-07-07T13:12:21" calcext:value-type="date">
            <text:p>2019-07-07 13:12:21</text:p>
          </table:table-cell>
          <table:table-cell table:number-columns-repeated="16379"/>
        </table:table-row>
        <table:table-row table:style-name="ro1">
          <table:table-cell office:value-type="float" office:value="195215731" calcext:value-type="float">
            <text:p>1952157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rasierw/exchange-core</text:p>
          </table:table-cell>
          <table:table-cell office:value-type="string" calcext:value-type="string">
            <text:p>2019-07-04T09:53:13Z</text:p>
          </table:table-cell>
          <table:table-cell office:value-type="date" office:date-value="2019-07-04T09:53:13" calcext:value-type="date">
            <text:p>2019-07-04 09:53:13</text:p>
          </table:table-cell>
          <table:table-cell table:number-columns-repeated="16379"/>
        </table:table-row>
        <table:table-row table:style-name="ro1">
          <table:table-cell office:value-type="float" office:value="194636418" calcext:value-type="float">
            <text:p>19463641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ao-du/exchange-core</text:p>
          </table:table-cell>
          <table:table-cell office:value-type="string" calcext:value-type="string">
            <text:p>2019-07-01T08:54:31Z</text:p>
          </table:table-cell>
          <table:table-cell office:value-type="date" office:date-value="2019-07-01T08:54:31" calcext:value-type="date">
            <text:p>2019-07-01 08:54:31</text:p>
          </table:table-cell>
          <table:table-cell table:number-columns-repeated="16379"/>
        </table:table-row>
        <table:table-row table:style-name="ro1">
          <table:table-cell office:value-type="float" office:value="191900038" calcext:value-type="float">
            <text:p>19190003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oodcloud/exchange-core</text:p>
          </table:table-cell>
          <table:table-cell office:value-type="string" calcext:value-type="string">
            <text:p>2019-06-14T07:50:07Z</text:p>
          </table:table-cell>
          <table:table-cell office:value-type="date" office:date-value="2019-06-14T07:50:07" calcext:value-type="date">
            <text:p>2019-06-14 07:50:07</text:p>
          </table:table-cell>
          <table:table-cell table:number-columns-repeated="16379"/>
        </table:table-row>
        <table:table-row table:style-name="ro1">
          <table:table-cell office:value-type="float" office:value="191192883" calcext:value-type="float">
            <text:p>19119288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buiminhhuy/exchange-core</text:p>
          </table:table-cell>
          <table:table-cell office:value-type="string" calcext:value-type="string">
            <text:p>2019-06-10T15:18:39Z</text:p>
          </table:table-cell>
          <table:table-cell office:value-type="date" office:date-value="2019-06-10T15:18:39" calcext:value-type="date">
            <text:p>2019-06-10 15:18:39</text:p>
          </table:table-cell>
          <table:table-cell table:number-columns-repeated="16379"/>
        </table:table-row>
        <table:table-row table:style-name="ro1">
          <table:table-cell office:value-type="float" office:value="190836611" calcext:value-type="float">
            <text:p>19083661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hangkaite/exchange-core</text:p>
          </table:table-cell>
          <table:table-cell office:value-type="string" calcext:value-type="string">
            <text:p>2019-06-08T02:30:57Z</text:p>
          </table:table-cell>
          <table:table-cell office:value-type="date" office:date-value="2019-06-08T02:30:57" calcext:value-type="date">
            <text:p>2019-06-08 02:30:57</text:p>
          </table:table-cell>
          <table:table-cell table:number-columns-repeated="16379"/>
        </table:table-row>
        <table:table-row table:style-name="ro1">
          <table:table-cell office:value-type="float" office:value="190835972" calcext:value-type="float">
            <text:p>19083597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DAXlO/exchange-core</text:p>
          </table:table-cell>
          <table:table-cell office:value-type="string" calcext:value-type="string">
            <text:p>2019-06-08T02:21:58Z</text:p>
          </table:table-cell>
          <table:table-cell office:value-type="date" office:date-value="2019-06-08T02:21:58" calcext:value-type="date">
            <text:p>2019-06-08 02:21:58</text:p>
          </table:table-cell>
          <table:table-cell table:number-columns-repeated="16379"/>
        </table:table-row>
        <table:table-row table:style-name="ro1">
          <table:table-cell office:value-type="float" office:value="190757188" calcext:value-type="float">
            <text:p>1907571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ashar2004/exchange-core</text:p>
          </table:table-cell>
          <table:table-cell office:value-type="string" calcext:value-type="string">
            <text:p>2019-06-07T14:27:55Z</text:p>
          </table:table-cell>
          <table:table-cell office:value-type="date" office:date-value="2019-06-07T14:27:55" calcext:value-type="date">
            <text:p>2019-06-07 14:27:55</text:p>
          </table:table-cell>
          <table:table-cell table:number-columns-repeated="16379"/>
        </table:table-row>
        <table:table-row table:style-name="ro1">
          <table:table-cell office:value-type="float" office:value="190548269" calcext:value-type="float">
            <text:p>1905482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allenZhao2046/exchange-core</text:p>
          </table:table-cell>
          <table:table-cell office:value-type="string" calcext:value-type="string">
            <text:p>2019-06-06T08:51:27Z</text:p>
          </table:table-cell>
          <table:table-cell office:value-type="date" office:date-value="2019-06-06T08:51:27" calcext:value-type="date">
            <text:p>2019-06-06 08:51:27</text:p>
          </table:table-cell>
          <table:table-cell table:number-columns-repeated="16379"/>
        </table:table-row>
        <table:table-row table:style-name="ro1">
          <table:table-cell office:value-type="float" office:value="190317469" calcext:value-type="float">
            <text:p>19031746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uolanrui/exchange-core</text:p>
          </table:table-cell>
          <table:table-cell office:value-type="string" calcext:value-type="string">
            <text:p>2019-06-05T03:10:32Z</text:p>
          </table:table-cell>
          <table:table-cell office:value-type="date" office:date-value="2019-06-05T03:10:32" calcext:value-type="date">
            <text:p>2019-06-05 03:10:32</text:p>
          </table:table-cell>
          <table:table-cell table:number-columns-repeated="16379"/>
        </table:table-row>
        <table:table-row table:style-name="ro1">
          <table:table-cell office:value-type="float" office:value="190310173" calcext:value-type="float">
            <text:p>19031017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uquzone/exchange-core</text:p>
          </table:table-cell>
          <table:table-cell office:value-type="string" calcext:value-type="string">
            <text:p>2019-06-05T02:11:41Z</text:p>
          </table:table-cell>
          <table:table-cell office:value-type="date" office:date-value="2019-06-05T02:11:41" calcext:value-type="date">
            <text:p>2019-06-05 02:11:41</text:p>
          </table:table-cell>
          <table:table-cell table:number-columns-repeated="16379"/>
        </table:table-row>
        <table:table-row table:style-name="ro1">
          <table:table-cell office:value-type="float" office:value="190309500" calcext:value-type="float">
            <text:p>19030950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e32007/exchange-core</text:p>
          </table:table-cell>
          <table:table-cell office:value-type="string" calcext:value-type="string">
            <text:p>2019-06-05T02:05:55Z</text:p>
          </table:table-cell>
          <table:table-cell office:value-type="date" office:date-value="2019-06-05T02:05:55" calcext:value-type="date">
            <text:p>2019-06-05 02:05:55</text:p>
          </table:table-cell>
          <table:table-cell table:number-columns-repeated="16379"/>
        </table:table-row>
        <table:table-row table:style-name="ro1">
          <table:table-cell office:value-type="float" office:value="190305435" calcext:value-type="float">
            <text:p>19030543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esttkxxd/exchange-core</text:p>
          </table:table-cell>
          <table:table-cell office:value-type="string" calcext:value-type="string">
            <text:p>2019-06-05T01:31:55Z</text:p>
          </table:table-cell>
          <table:table-cell office:value-type="date" office:date-value="2019-06-05T01:31:55" calcext:value-type="date">
            <text:p>2019-06-05 01:31:55</text:p>
          </table:table-cell>
          <table:table-cell table:number-columns-repeated="16379"/>
        </table:table-row>
        <table:table-row table:style-name="ro1">
          <table:table-cell office:value-type="float" office:value="190305331" calcext:value-type="float">
            <text:p>1903053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elloKittySay/exchange-core</text:p>
          </table:table-cell>
          <table:table-cell office:value-type="string" calcext:value-type="string">
            <text:p>2019-06-05T01:30:59Z</text:p>
          </table:table-cell>
          <table:table-cell office:value-type="date" office:date-value="2019-06-05T01:30:59" calcext:value-type="date">
            <text:p>2019-06-05 01:30:59</text:p>
          </table:table-cell>
          <table:table-cell table:number-columns-repeated="16379"/>
        </table:table-row>
        <table:table-row table:style-name="ro1">
          <table:table-cell office:value-type="float" office:value="189889534" calcext:value-type="float">
            <text:p>18988953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aadmahboob/exchange-core</text:p>
          </table:table-cell>
          <table:table-cell office:value-type="string" calcext:value-type="string">
            <text:p>2019-06-02T20:00:32Z</text:p>
          </table:table-cell>
          <table:table-cell office:value-type="date" office:date-value="2019-06-02T20:00:32" calcext:value-type="date">
            <text:p>2019-06-02 20:00:32</text:p>
          </table:table-cell>
          <table:table-cell table:number-columns-repeated="16379"/>
        </table:table-row>
        <table:table-row table:style-name="ro1">
          <table:table-cell office:value-type="float" office:value="189674926" calcext:value-type="float">
            <text:p>18967492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onytamwk/exchange-core</text:p>
          </table:table-cell>
          <table:table-cell office:value-type="string" calcext:value-type="string">
            <text:p>2019-06-01T00:52:16Z</text:p>
          </table:table-cell>
          <table:table-cell office:value-type="date" office:date-value="2019-06-01T00:52:16" calcext:value-type="date">
            <text:p>2019-06-01 00:52:16</text:p>
          </table:table-cell>
          <table:table-cell table:number-columns-repeated="16379"/>
        </table:table-row>
        <table:table-row table:style-name="ro1">
          <table:table-cell office:value-type="float" office:value="189017232" calcext:value-type="float">
            <text:p>18901723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forexar86/exchange-core</text:p>
          </table:table-cell>
          <table:table-cell office:value-type="string" calcext:value-type="string">
            <text:p>2019-05-28T11:42:40Z</text:p>
          </table:table-cell>
          <table:table-cell office:value-type="date" office:date-value="2019-05-28T11:42:40" calcext:value-type="date">
            <text:p>2019-05-28 11:42:40</text:p>
          </table:table-cell>
          <table:table-cell table:number-columns-repeated="16379"/>
        </table:table-row>
        <table:table-row table:style-name="ro1">
          <table:table-cell office:value-type="float" office:value="188551668" calcext:value-type="float">
            <text:p>18855166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zerocoolys/exchange-core</text:p>
          </table:table-cell>
          <table:table-cell office:value-type="string" calcext:value-type="string">
            <text:p>2019-05-25T10:20:23Z</text:p>
          </table:table-cell>
          <table:table-cell office:value-type="date" office:date-value="2019-05-25T10:20:23" calcext:value-type="date">
            <text:p>2019-05-25 10:20:23</text:p>
          </table:table-cell>
          <table:table-cell table:number-columns-repeated="16379"/>
        </table:table-row>
        <table:table-row table:style-name="ro1">
          <table:table-cell office:value-type="float" office:value="187722227" calcext:value-type="float">
            <text:p>1877222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rading-for-fun/exchange-core</text:p>
          </table:table-cell>
          <table:table-cell office:value-type="string" calcext:value-type="string">
            <text:p>2019-05-20T22:34:09Z</text:p>
          </table:table-cell>
          <table:table-cell office:value-type="date" office:date-value="2019-05-20T22:34:09" calcext:value-type="date">
            <text:p>2019-05-20 22:34:09</text:p>
          </table:table-cell>
          <table:table-cell table:number-columns-repeated="16379"/>
        </table:table-row>
        <table:table-row table:style-name="ro1">
          <table:table-cell office:value-type="float" office:value="186342591" calcext:value-type="float">
            <text:p>18634259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eopleremote/exchange-core</text:p>
          </table:table-cell>
          <table:table-cell office:value-type="string" calcext:value-type="string">
            <text:p>2019-05-13T03:59:41Z</text:p>
          </table:table-cell>
          <table:table-cell office:value-type="date" office:date-value="2019-05-13T03:59:41" calcext:value-type="date">
            <text:p>2019-05-13 03:59:41</text:p>
          </table:table-cell>
          <table:table-cell table:number-columns-repeated="16379"/>
        </table:table-row>
        <table:table-row table:style-name="ro1">
          <table:table-cell office:value-type="float" office:value="186326788" calcext:value-type="float">
            <text:p>18632678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kechen/exchange-core</text:p>
          </table:table-cell>
          <table:table-cell office:value-type="string" calcext:value-type="string">
            <text:p>2019-05-13T01:45:03Z</text:p>
          </table:table-cell>
          <table:table-cell office:value-type="date" office:date-value="2019-05-13T01:45:03" calcext:value-type="date">
            <text:p>2019-05-13 01:45:03</text:p>
          </table:table-cell>
          <table:table-cell table:number-columns-repeated="16379"/>
        </table:table-row>
        <table:table-row table:style-name="ro1">
          <table:table-cell office:value-type="float" office:value="186325795" calcext:value-type="float">
            <text:p>18632579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yle-liang/exchange-core</text:p>
          </table:table-cell>
          <table:table-cell office:value-type="string" calcext:value-type="string">
            <text:p>2019-05-13T01:34:53Z</text:p>
          </table:table-cell>
          <table:table-cell office:value-type="date" office:date-value="2019-05-13T01:34:53" calcext:value-type="date">
            <text:p>2019-05-13 01:34:53</text:p>
          </table:table-cell>
          <table:table-cell table:number-columns-repeated="16379"/>
        </table:table-row>
        <table:table-row table:style-name="ro1">
          <table:table-cell office:value-type="float" office:value="186100354" calcext:value-type="float">
            <text:p>18610035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uant-camp/exchange-core</text:p>
          </table:table-cell>
          <table:table-cell office:value-type="string" calcext:value-type="string">
            <text:p>2019-05-11T07:13:16Z</text:p>
          </table:table-cell>
          <table:table-cell office:value-type="date" office:date-value="2019-05-11T07:13:16" calcext:value-type="date">
            <text:p>2019-05-11 07:13:16</text:p>
          </table:table-cell>
          <table:table-cell table:number-columns-repeated="16379"/>
        </table:table-row>
        <table:table-row table:style-name="ro1">
          <table:table-cell office:value-type="float" office:value="184177159" calcext:value-type="float">
            <text:p>18417715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usmanzafar/exchange-core</text:p>
          </table:table-cell>
          <table:table-cell office:value-type="string" calcext:value-type="string">
            <text:p>2019-04-30T02:27:09Z</text:p>
          </table:table-cell>
          <table:table-cell office:value-type="date" office:date-value="2019-04-30T02:27:09" calcext:value-type="date">
            <text:p>2019-04-30 02:27:09</text:p>
          </table:table-cell>
          <table:table-cell table:number-columns-repeated="16379"/>
        </table:table-row>
        <table:table-row table:style-name="ro1">
          <table:table-cell office:value-type="float" office:value="183505201" calcext:value-type="float">
            <text:p>18350520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athanbcrocker/exchange-core</text:p>
          </table:table-cell>
          <table:table-cell office:value-type="string" calcext:value-type="string">
            <text:p>2019-04-25T20:28:17Z</text:p>
          </table:table-cell>
          <table:table-cell office:value-type="date" office:date-value="2019-04-25T20:28:17" calcext:value-type="date">
            <text:p>2019-04-25 20:28:17</text:p>
          </table:table-cell>
          <table:table-cell table:number-columns-repeated="16379"/>
        </table:table-row>
        <table:table-row table:style-name="ro1">
          <table:table-cell office:value-type="float" office:value="181515343" calcext:value-type="float">
            <text:p>18151534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enryLauu/exchange-core</text:p>
          </table:table-cell>
          <table:table-cell office:value-type="string" calcext:value-type="string">
            <text:p>2019-04-15T15:27:39Z</text:p>
          </table:table-cell>
          <table:table-cell office:value-type="date" office:date-value="2019-04-15T15:27:39" calcext:value-type="date">
            <text:p>2019-04-15 15:27:39</text:p>
          </table:table-cell>
          <table:table-cell table:number-columns-repeated="16379"/>
        </table:table-row>
        <table:table-row table:style-name="ro1">
          <table:table-cell office:value-type="float" office:value="181165208" calcext:value-type="float">
            <text:p>18116520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QuantTraderEd/exchange-core</text:p>
          </table:table-cell>
          <table:table-cell office:value-type="string" calcext:value-type="string">
            <text:p>2019-04-13T12:06:11Z</text:p>
          </table:table-cell>
          <table:table-cell office:value-type="date" office:date-value="2019-04-13T12:06:11" calcext:value-type="date">
            <text:p>2019-04-13 12:06:11</text:p>
          </table:table-cell>
          <table:table-cell table:number-columns-repeated="16379"/>
        </table:table-row>
        <table:table-row table:style-name="ro1">
          <table:table-cell office:value-type="float" office:value="180379357" calcext:value-type="float">
            <text:p>18037935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iffblue-benchmarks/exchange-core</text:p>
          </table:table-cell>
          <table:table-cell office:value-type="string" calcext:value-type="string">
            <text:p>2019-04-09T13:59:27Z</text:p>
          </table:table-cell>
          <table:table-cell office:value-type="date" office:date-value="2019-04-09T13:59:27" calcext:value-type="date">
            <text:p>2019-04-09 13:59:27</text:p>
          </table:table-cell>
          <table:table-cell table:number-columns-repeated="16379"/>
        </table:table-row>
        <table:table-row table:style-name="ro1">
          <table:table-cell office:value-type="float" office:value="178823633" calcext:value-type="float">
            <text:p>17882363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exRychkov/exchange-core</text:p>
          </table:table-cell>
          <table:table-cell office:value-type="string" calcext:value-type="string">
            <text:p>2019-04-01T08:54:28Z</text:p>
          </table:table-cell>
          <table:table-cell office:value-type="date" office:date-value="2019-04-01T08:54:28" calcext:value-type="date">
            <text:p>2019-04-01 08:54:28</text:p>
          </table:table-cell>
          <table:table-cell table:number-columns-repeated="16379"/>
        </table:table-row>
        <table:table-row table:style-name="ro1">
          <table:table-cell office:value-type="float" office:value="178302831" calcext:value-type="float">
            <text:p>17830283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tvt123/exchange-core</text:p>
          </table:table-cell>
          <table:table-cell office:value-type="string" calcext:value-type="string">
            <text:p>2019-03-29T00:27:43Z</text:p>
          </table:table-cell>
          <table:table-cell office:value-type="date" office:date-value="2019-03-29T00:27:43" calcext:value-type="date">
            <text:p>2019-03-29 00:27:43</text:p>
          </table:table-cell>
          <table:table-cell table:number-columns-repeated="16379"/>
        </table:table-row>
        <table:table-row table:style-name="ro1">
          <table:table-cell office:value-type="float" office:value="177791649" calcext:value-type="float">
            <text:p>17779164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knoppixmeister/exchange-core</text:p>
          </table:table-cell>
          <table:table-cell office:value-type="string" calcext:value-type="string">
            <text:p>2019-03-26T13:14:25Z</text:p>
          </table:table-cell>
          <table:table-cell office:value-type="date" office:date-value="2019-03-26T13:14:25" calcext:value-type="date">
            <text:p>2019-03-26 13:14:25</text:p>
          </table:table-cell>
          <table:table-cell table:number-columns-repeated="16379"/>
        </table:table-row>
        <table:table-row table:style-name="ro1">
          <table:table-cell office:value-type="float" office:value="177084223" calcext:value-type="float">
            <text:p>17708422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inhnguyenvan95/exchange-core</text:p>
          </table:table-cell>
          <table:table-cell office:value-type="string" calcext:value-type="string">
            <text:p>2019-03-22T06:30:29Z</text:p>
          </table:table-cell>
          <table:table-cell office:value-type="date" office:date-value="2019-03-22T06:30:29" calcext:value-type="date">
            <text:p>2019-03-22 06:30:29</text:p>
          </table:table-cell>
          <table:table-cell table:number-columns-repeated="16379"/>
        </table:table-row>
        <table:table-row table:style-name="ro1">
          <table:table-cell office:value-type="float" office:value="176192039" calcext:value-type="float">
            <text:p>17619203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eyuang/exchange-core</text:p>
          </table:table-cell>
          <table:table-cell office:value-type="string" calcext:value-type="string">
            <text:p>2019-03-18T02:42:11Z</text:p>
          </table:table-cell>
          <table:table-cell office:value-type="date" office:date-value="2019-03-18T02:42:11" calcext:value-type="date">
            <text:p>2019-03-18 02:42:11</text:p>
          </table:table-cell>
          <table:table-cell table:number-columns-repeated="16379"/>
        </table:table-row>
        <table:table-row table:style-name="ro1">
          <table:table-cell office:value-type="float" office:value="175764387" calcext:value-type="float">
            <text:p>17576438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cottjbarr/exchange-core</text:p>
          </table:table-cell>
          <table:table-cell office:value-type="string" calcext:value-type="string">
            <text:p>2019-03-15T06:46:46Z</text:p>
          </table:table-cell>
          <table:table-cell office:value-type="date" office:date-value="2019-03-15T06:46:46" calcext:value-type="date">
            <text:p>2019-03-15 06:46:46</text:p>
          </table:table-cell>
          <table:table-cell table:number-columns-repeated="16379"/>
        </table:table-row>
        <table:table-row table:style-name="ro1">
          <table:table-cell office:value-type="float" office:value="174548683" calcext:value-type="float">
            <text:p>174548683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duhu/exchange-core</text:p>
          </table:table-cell>
          <table:table-cell office:value-type="string" calcext:value-type="string">
            <text:p>2019-03-08T14:09:37Z</text:p>
          </table:table-cell>
          <table:table-cell office:value-type="date" office:date-value="2019-03-08T14:09:37" calcext:value-type="date">
            <text:p>2019-03-08 14:09:37</text:p>
          </table:table-cell>
          <table:table-cell table:number-columns-repeated="16379"/>
        </table:table-row>
        <table:table-row table:style-name="ro1">
          <table:table-cell office:value-type="float" office:value="172666461" calcext:value-type="float">
            <text:p>17266646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guyenhaidhcn/exchange-core</text:p>
          </table:table-cell>
          <table:table-cell office:value-type="string" calcext:value-type="string">
            <text:p>2019-02-26T08:10:36Z</text:p>
          </table:table-cell>
          <table:table-cell office:value-type="date" office:date-value="2019-02-26T08:10:36" calcext:value-type="date">
            <text:p>2019-02-26 08:10:36</text:p>
          </table:table-cell>
          <table:table-cell table:number-columns-repeated="16379"/>
        </table:table-row>
        <table:table-row table:style-name="ro1">
          <table:table-cell office:value-type="float" office:value="172319175" calcext:value-type="float">
            <text:p>17231917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ahilHusain55/exchange-core</text:p>
          </table:table-cell>
          <table:table-cell office:value-type="string" calcext:value-type="string">
            <text:p>2019-02-24T09:31:21Z</text:p>
          </table:table-cell>
          <table:table-cell office:value-type="date" office:date-value="2019-02-24T09:31:21" calcext:value-type="date">
            <text:p>2019-02-24 09:31:21</text:p>
          </table:table-cell>
          <table:table-cell table:number-columns-repeated="16379"/>
        </table:table-row>
        <table:table-row table:style-name="ro1">
          <table:table-cell office:value-type="float" office:value="171966354" calcext:value-type="float">
            <text:p>17196635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mrath/exchange-core</text:p>
          </table:table-cell>
          <table:table-cell office:value-type="string" calcext:value-type="string">
            <text:p>2019-02-22T00:25:43Z</text:p>
          </table:table-cell>
          <table:table-cell office:value-type="date" office:date-value="2019-02-22T00:25:43" calcext:value-type="date">
            <text:p>2019-02-22 00:25:43</text:p>
          </table:table-cell>
          <table:table-cell table:number-columns-repeated="16379"/>
        </table:table-row>
        <table:table-row table:style-name="ro1">
          <table:table-cell office:value-type="float" office:value="171891084" calcext:value-type="float">
            <text:p>1718910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wang-shun/exchange-core</text:p>
          </table:table-cell>
          <table:table-cell office:value-type="string" calcext:value-type="string">
            <text:p>2019-02-21T14:54:59Z</text:p>
          </table:table-cell>
          <table:table-cell office:value-type="date" office:date-value="2019-02-21T14:54:59" calcext:value-type="date">
            <text:p>2019-02-21 14:54:59</text:p>
          </table:table-cell>
          <table:table-cell table:number-columns-repeated="16379"/>
        </table:table-row>
        <table:table-row table:style-name="ro1">
          <table:table-cell office:value-type="float" office:value="171708146" calcext:value-type="float">
            <text:p>17170814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exanderKachechka/exchange-core</text:p>
          </table:table-cell>
          <table:table-cell office:value-type="string" calcext:value-type="string">
            <text:p>2019-02-20T16:23:59Z</text:p>
          </table:table-cell>
          <table:table-cell office:value-type="date" office:date-value="2019-02-20T16:23:59" calcext:value-type="date">
            <text:p>2019-02-20 16:23:59</text:p>
          </table:table-cell>
          <table:table-cell table:number-columns-repeated="16379"/>
        </table:table-row>
        <table:table-row table:style-name="ro1">
          <table:table-cell office:value-type="float" office:value="170966759" calcext:value-type="float">
            <text:p>170966759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elloWorldAgainAndAgain/exchange-core</text:p>
          </table:table-cell>
          <table:table-cell office:value-type="string" calcext:value-type="string">
            <text:p>2019-02-16T05:31:18Z</text:p>
          </table:table-cell>
          <table:table-cell office:value-type="date" office:date-value="2019-02-16T05:31:18" calcext:value-type="date">
            <text:p>2019-02-16 05:31:18</text:p>
          </table:table-cell>
          <table:table-cell table:number-columns-repeated="16379"/>
        </table:table-row>
        <table:table-row table:style-name="ro1">
          <table:table-cell office:value-type="float" office:value="170392795" calcext:value-type="float">
            <text:p>17039279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vk444/exchange-core</text:p>
          </table:table-cell>
          <table:table-cell office:value-type="string" calcext:value-type="string">
            <text:p>2019-02-12T21:17:30Z</text:p>
          </table:table-cell>
          <table:table-cell office:value-type="date" office:date-value="2019-02-12T21:17:30" calcext:value-type="date">
            <text:p>2019-02-12 21:17:30</text:p>
          </table:table-cell>
          <table:table-cell table:number-columns-repeated="16379"/>
        </table:table-row>
        <table:table-row table:style-name="ro1">
          <table:table-cell office:value-type="float" office:value="170290915" calcext:value-type="float">
            <text:p>17029091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yong2008/exchange-core</text:p>
          </table:table-cell>
          <table:table-cell office:value-type="string" calcext:value-type="string">
            <text:p>2019-02-12T09:35:18Z</text:p>
          </table:table-cell>
          <table:table-cell office:value-type="date" office:date-value="2019-02-12T09:35:18" calcext:value-type="date">
            <text:p>2019-02-12 09:35:18</text:p>
          </table:table-cell>
          <table:table-cell table:number-columns-repeated="16379"/>
        </table:table-row>
        <table:table-row table:style-name="ro1">
          <table:table-cell office:value-type="float" office:value="169848096" calcext:value-type="float">
            <text:p>1698480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rkhelifi/exchange-core</text:p>
          </table:table-cell>
          <table:table-cell office:value-type="string" calcext:value-type="string">
            <text:p>2019-02-09T08:46:57Z</text:p>
          </table:table-cell>
          <table:table-cell office:value-type="date" office:date-value="2019-02-09T08:46:57" calcext:value-type="date">
            <text:p>2019-02-09 08:46:57</text:p>
          </table:table-cell>
          <table:table-cell table:number-columns-repeated="16379"/>
        </table:table-row>
        <table:table-row table:style-name="ro1">
          <table:table-cell office:value-type="float" office:value="169265384" calcext:value-type="float">
            <text:p>16926538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ot-a-dev0/exchange-core</text:p>
          </table:table-cell>
          <table:table-cell office:value-type="string" calcext:value-type="string">
            <text:p>2019-02-05T15:41:49Z</text:p>
          </table:table-cell>
          <table:table-cell office:value-type="date" office:date-value="2019-02-05T15:41:49" calcext:value-type="date">
            <text:p>2019-02-05 15:41:49</text:p>
          </table:table-cell>
          <table:table-cell table:number-columns-repeated="16379"/>
        </table:table-row>
        <table:table-row table:style-name="ro1">
          <table:table-cell office:value-type="float" office:value="167213858" calcext:value-type="float">
            <text:p>16721385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vm3868/exchange-core</text:p>
          </table:table-cell>
          <table:table-cell office:value-type="string" calcext:value-type="string">
            <text:p>2019-01-23T16:21:21Z</text:p>
          </table:table-cell>
          <table:table-cell office:value-type="date" office:date-value="2019-01-23T16:21:21" calcext:value-type="date">
            <text:p>2019-01-23 16:21:21</text:p>
          </table:table-cell>
          <table:table-cell table:number-columns-repeated="16379"/>
        </table:table-row>
        <table:table-row table:style-name="ro1">
          <table:table-cell office:value-type="float" office:value="165890574" calcext:value-type="float">
            <text:p>16589057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noreentry/exchange-core</text:p>
          </table:table-cell>
          <table:table-cell office:value-type="string" calcext:value-type="string">
            <text:p>2019-01-15T17:04:28Z</text:p>
          </table:table-cell>
          <table:table-cell office:value-type="date" office:date-value="2019-01-15T17:04:28" calcext:value-type="date">
            <text:p>2019-01-15 17:04:28</text:p>
          </table:table-cell>
          <table:table-cell table:number-columns-repeated="16379"/>
        </table:table-row>
        <table:table-row table:style-name="ro1">
          <table:table-cell office:value-type="float" office:value="163493142" calcext:value-type="float">
            <text:p>16349314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gcjar/exchange-core</text:p>
          </table:table-cell>
          <table:table-cell office:value-type="string" calcext:value-type="string">
            <text:p>2018-12-29T08:33:29Z</text:p>
          </table:table-cell>
          <table:table-cell office:value-type="date" office:date-value="2018-12-29T08:33:29" calcext:value-type="date">
            <text:p>2018-12-29 08:33:29</text:p>
          </table:table-cell>
          <table:table-cell table:number-columns-repeated="16379"/>
        </table:table-row>
        <table:table-row table:style-name="ro1">
          <table:table-cell office:value-type="float" office:value="161327156" calcext:value-type="float">
            <text:p>16132715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godlikers/exchange-core</text:p>
          </table:table-cell>
          <table:table-cell office:value-type="string" calcext:value-type="string">
            <text:p>2018-12-11T11:58:27Z</text:p>
          </table:table-cell>
          <table:table-cell office:value-type="date" office:date-value="2018-12-11T11:58:27" calcext:value-type="date">
            <text:p>2018-12-11 11:58:27</text:p>
          </table:table-cell>
          <table:table-cell table:number-columns-repeated="16379"/>
        </table:table-row>
        <table:table-row table:style-name="ro1">
          <table:table-cell office:value-type="float" office:value="161189121" calcext:value-type="float">
            <text:p>16118912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tinshen/exchange-core</text:p>
          </table:table-cell>
          <table:table-cell office:value-type="string" calcext:value-type="string">
            <text:p>2018-12-10T14:41:14Z</text:p>
          </table:table-cell>
          <table:table-cell office:value-type="date" office:date-value="2018-12-10T14:41:14" calcext:value-type="date">
            <text:p>2018-12-10 14:41:14</text:p>
          </table:table-cell>
          <table:table-cell table:number-columns-repeated="16379"/>
        </table:table-row>
        <table:table-row table:style-name="ro1">
          <table:table-cell office:value-type="float" office:value="158681927" calcext:value-type="float">
            <text:p>158681927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marmartins/exchange-core</text:p>
          </table:table-cell>
          <table:table-cell office:value-type="string" calcext:value-type="string">
            <text:p>2018-11-22T10:26:49Z</text:p>
          </table:table-cell>
          <table:table-cell office:value-type="date" office:date-value="2018-11-22T10:26:49" calcext:value-type="date">
            <text:p>2018-11-22 10:26:49</text:p>
          </table:table-cell>
          <table:table-cell table:number-columns-repeated="16379"/>
        </table:table-row>
        <table:table-row table:style-name="ro1">
          <table:table-cell office:value-type="float" office:value="158337871" calcext:value-type="float">
            <text:p>15833787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nbiaozj/exchange-core</text:p>
          </table:table-cell>
          <table:table-cell office:value-type="string" calcext:value-type="string">
            <text:p>2018-11-20T05:53:39Z</text:p>
          </table:table-cell>
          <table:table-cell office:value-type="date" office:date-value="2018-11-20T05:53:39" calcext:value-type="date">
            <text:p>2018-11-20 05:53:39</text:p>
          </table:table-cell>
          <table:table-cell table:number-columns-repeated="16379"/>
        </table:table-row>
        <table:table-row table:style-name="ro1">
          <table:table-cell office:value-type="float" office:value="158337696" calcext:value-type="float">
            <text:p>158337696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Playguys/exchange-core</text:p>
          </table:table-cell>
          <table:table-cell office:value-type="string" calcext:value-type="string">
            <text:p>2018-11-20T05:52:01Z</text:p>
          </table:table-cell>
          <table:table-cell office:value-type="date" office:date-value="2018-11-20T05:52:01" calcext:value-type="date">
            <text:p>2018-11-20 05:52:01</text:p>
          </table:table-cell>
          <table:table-cell table:number-columns-repeated="16379"/>
        </table:table-row>
        <table:table-row table:style-name="ro1">
          <table:table-cell office:value-type="float" office:value="158275554" calcext:value-type="float">
            <text:p>15827555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llen16881/exchange-core</text:p>
          </table:table-cell>
          <table:table-cell office:value-type="string" calcext:value-type="string">
            <text:p>2018-11-19T18:59:39Z</text:p>
          </table:table-cell>
          <table:table-cell office:value-type="date" office:date-value="2018-11-19T18:59:39" calcext:value-type="date">
            <text:p>2018-11-19 18:59:39</text:p>
          </table:table-cell>
          <table:table-cell table:number-columns-repeated="16379"/>
        </table:table-row>
        <table:table-row table:style-name="ro1">
          <table:table-cell office:value-type="float" office:value="157107768" calcext:value-type="float">
            <text:p>157107768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liguifan/exchange-core</text:p>
          </table:table-cell>
          <table:table-cell office:value-type="string" calcext:value-type="string">
            <text:p>2018-11-11T18:21:55Z</text:p>
          </table:table-cell>
          <table:table-cell office:value-type="date" office:date-value="2018-11-11T18:21:55" calcext:value-type="date">
            <text:p>2018-11-11 18:21:55</text:p>
          </table:table-cell>
          <table:table-cell table:number-columns-repeated="16379"/>
        </table:table-row>
        <table:table-row table:style-name="ro1">
          <table:table-cell office:value-type="float" office:value="157006351" calcext:value-type="float">
            <text:p>15700635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djoffrey/exchange-core</text:p>
          </table:table-cell>
          <table:table-cell office:value-type="string" calcext:value-type="string">
            <text:p>2018-11-10T17:49:47Z</text:p>
          </table:table-cell>
          <table:table-cell office:value-type="date" office:date-value="2018-11-10T17:49:47" calcext:value-type="date">
            <text:p>2018-11-10 17:49:47</text:p>
          </table:table-cell>
          <table:table-cell table:number-columns-repeated="16379"/>
        </table:table-row>
        <table:table-row table:style-name="ro1">
          <table:table-cell office:value-type="float" office:value="155248334" calcext:value-type="float">
            <text:p>155248334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87980715/exchange-core</text:p>
          </table:table-cell>
          <table:table-cell office:value-type="string" calcext:value-type="string">
            <text:p>2018-10-29T16:54:17Z</text:p>
          </table:table-cell>
          <table:table-cell office:value-type="date" office:date-value="2018-10-29T16:54:17" calcext:value-type="date">
            <text:p>2018-10-29 16:54:17</text:p>
          </table:table-cell>
          <table:table-cell table:number-columns-repeated="16379"/>
        </table:table-row>
        <table:table-row table:style-name="ro1">
          <table:table-cell office:value-type="float" office:value="154775561" calcext:value-type="float">
            <text:p>154775561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hfliuoz/exchange-core</text:p>
          </table:table-cell>
          <table:table-cell office:value-type="string" calcext:value-type="string">
            <text:p>2018-10-26T04:05:01Z</text:p>
          </table:table-cell>
          <table:table-cell office:value-type="date" office:date-value="2018-10-26T04:05:01" calcext:value-type="date">
            <text:p>2018-10-26 04:05:01</text:p>
          </table:table-cell>
          <table:table-cell table:number-columns-repeated="16379"/>
        </table:table-row>
        <table:table-row table:style-name="ro1">
          <table:table-cell office:value-type="float" office:value="152361402" calcext:value-type="float">
            <text:p>152361402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yanmaipian/exchange-core</text:p>
          </table:table-cell>
          <table:table-cell office:value-type="string" calcext:value-type="string">
            <text:p>2018-10-10T04:06:27Z</text:p>
          </table:table-cell>
          <table:table-cell office:value-type="date" office:date-value="2018-10-10T04:06:27" calcext:value-type="date">
            <text:p>2018-10-10 04:06:27</text:p>
          </table:table-cell>
          <table:table-cell table:number-columns-repeated="16379"/>
        </table:table-row>
        <table:table-row table:style-name="ro1">
          <table:table-cell office:value-type="float" office:value="147431260" calcext:value-type="float">
            <text:p>147431260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ammachado/exchange-core</text:p>
          </table:table-cell>
          <table:table-cell office:value-type="string" calcext:value-type="string">
            <text:p>2018-09-04T23:15:07Z</text:p>
          </table:table-cell>
          <table:table-cell office:value-type="date" office:date-value="2018-09-04T23:15:07" calcext:value-type="date">
            <text:p>2018-09-04 23:15:07</text:p>
          </table:table-cell>
          <table:table-cell table:number-columns-repeated="16379"/>
        </table:table-row>
        <table:table-row table:style-name="ro1">
          <table:table-cell office:value-type="float" office:value="146897665" calcext:value-type="float">
            <text:p>146897665</text:p>
          </table:table-cell>
          <table:table-cell office:value-type="string" calcext:value-type="string">
            <text:p>exchange-core</text:p>
          </table:table-cell>
          <table:table-cell office:value-type="string" calcext:value-type="string">
            <text:p>SudarsanSridharan16/exchange-core</text:p>
          </table:table-cell>
          <table:table-cell office:value-type="string" calcext:value-type="string">
            <text:p>2018-08-31T13:45:31Z</text:p>
          </table:table-cell>
          <table:table-cell office:value-type="date" office:date-value="2018-08-31T13:45:31" calcext:value-type="date">
            <text:p>2018-08-31 13:45:31</text:p>
          </table:table-cell>
          <table:table-cell table:number-columns-repeated="16379"/>
        </table:table-row>
      </table:table>
      <table:table table:name="stargazers" table:style-name="ta1">
        <table:table-column table:style-name="co5" table:default-cell-style-name="ce5"/>
        <table:table-column table:style-name="co1" table:default-cell-style-name="ce5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6" office:value-type="string" calcext:value-type="string">
            <text:p>Starred_at via API</text:p>
          </table:table-cell>
          <table:table-cell table:style-name="ce6"/>
          <table:table-cell table:style-name="ce8"/>
          <table:table-cell table:style-name="ce8" office:value-type="string" calcext:value-type="string">
            <text:p>Starred_at via DB</text:p>
          </table:table-cell>
          <table:table-cell table:style-name="ce8"/>
          <table:table-cell/>
        </table:table-row>
        <table:table-row table:style-name="ro1">
          <table:table-cell office:value-type="date" office:date-value="2018-08-07T16:19:54" calcext:value-type="date">
            <text:p>2018-08-07 16:19:54</text:p>
          </table:table-cell>
          <table:table-cell table:formula="of:=TEXT(DATE(VALUE(LEFT([.A1]0.4)), VALUE(MID([.A1],6,2)), VALUE(MID([.A1],9,2))), &quot;YYYY-MM-DD HH:MM:SS&quot;)" office:value-type="string" office:string-value="" calcext:value-type="error">
            <text:p>Err:509</text:p>
          </table:table-cell>
          <table:table-cell office:value-type="float" office:value="737709" calcext:value-type="float">
            <text:p>737709</text:p>
          </table:table-cell>
          <table:table-cell table:style-name="ce5" office:value-type="date" office:date-value="2018-08-07T16:19:54" calcext:value-type="date">
            <text:p>2018-08-07 16:19:54</text:p>
          </table:table-cell>
          <table:table-cell/>
          <table:table-cell table:style-name="ce9" table:formula="of:=IF(COUNTIFS([.A$1:.A$2000]; [.D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08-08T10:29:15" calcext:value-type="date">
            <text:p>2018-08-08 10:29:15</text:p>
          </table:table-cell>
          <table:table-cell/>
          <table:table-cell office:value-type="float" office:value="20830540" calcext:value-type="float">
            <text:p>20830540</text:p>
          </table:table-cell>
          <table:table-cell table:style-name="ce5" office:value-type="date" office:date-value="2018-08-08T10:29:15" calcext:value-type="date">
            <text:p>2018-08-08 10:29:15</text:p>
          </table:table-cell>
          <table:table-cell/>
          <table:table-cell table:style-name="ce9" table:formula="of:=IF(COUNTIFS([.A$1:.A$2000]; [.D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08-20T08:40:33" calcext:value-type="date">
            <text:p>2018-08-20 08:40:33</text:p>
          </table:table-cell>
          <table:table-cell/>
          <table:table-cell office:value-type="float" office:value="7675455" calcext:value-type="float">
            <text:p>7675455</text:p>
          </table:table-cell>
          <table:table-cell table:style-name="ce5" office:value-type="date" office:date-value="2018-08-20T08:40:33" calcext:value-type="date">
            <text:p>2018-08-20 08:40:33</text:p>
          </table:table-cell>
          <table:table-cell/>
          <table:table-cell table:style-name="ce9" table:formula="of:=IF(COUNTIFS([.A$1:.A$2000]; [.D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08-20T18:25:30" calcext:value-type="date">
            <text:p>2018-08-20 18:25:30</text:p>
          </table:table-cell>
          <table:table-cell/>
          <table:table-cell office:value-type="float" office:value="16570911" calcext:value-type="float">
            <text:p>16570911</text:p>
          </table:table-cell>
          <table:table-cell table:style-name="ce5" office:value-type="date" office:date-value="2018-08-20T18:25:30" calcext:value-type="date">
            <text:p>2018-08-20 18:25:30</text:p>
          </table:table-cell>
          <table:table-cell/>
          <table:table-cell table:style-name="ce9" table:formula="of:=IF(COUNTIFS([.A$1:.A$2000]; [.D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08-22T04:15:02" calcext:value-type="date">
            <text:p>2018-08-22 04:15:02</text:p>
          </table:table-cell>
          <table:table-cell/>
          <table:table-cell office:value-type="float" office:value="1713683" calcext:value-type="float">
            <text:p>1713683</text:p>
          </table:table-cell>
          <table:table-cell table:style-name="ce5" office:value-type="date" office:date-value="2018-08-22T04:15:02" calcext:value-type="date">
            <text:p>2018-08-22 04:15:02</text:p>
          </table:table-cell>
          <table:table-cell/>
          <table:table-cell table:style-name="ce9" table:formula="of:=IF(COUNTIFS([.A$1:.A$2000]; [.D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08-24T08:27:00" calcext:value-type="date">
            <text:p>2018-08-24 08:27:00</text:p>
          </table:table-cell>
          <table:table-cell/>
          <table:table-cell office:value-type="float" office:value="2944597" calcext:value-type="float">
            <text:p>2944597</text:p>
          </table:table-cell>
          <table:table-cell table:style-name="ce5" office:value-type="date" office:date-value="2018-08-24T08:27:00" calcext:value-type="date">
            <text:p>2018-08-24 08:27:00</text:p>
          </table:table-cell>
          <table:table-cell/>
          <table:table-cell table:style-name="ce9" table:formula="of:=IF(COUNTIFS([.A$1:.A$2000]; [.D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08-25T08:42:12" calcext:value-type="date">
            <text:p>2018-08-25 08:42:12</text:p>
          </table:table-cell>
          <table:table-cell/>
          <table:table-cell office:value-type="float" office:value="6358527" calcext:value-type="float">
            <text:p>6358527</text:p>
          </table:table-cell>
          <table:table-cell table:style-name="ce5" office:value-type="date" office:date-value="2018-08-25T08:42:12" calcext:value-type="date">
            <text:p>2018-08-25 08:42:12</text:p>
          </table:table-cell>
          <table:table-cell/>
          <table:table-cell table:style-name="ce9" table:formula="of:=IF(COUNTIFS([.A$1:.A$2000]; [.D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08-28T09:41:30" calcext:value-type="date">
            <text:p>2018-08-28 09:41:30</text:p>
          </table:table-cell>
          <table:table-cell/>
          <table:table-cell office:value-type="float" office:value="10445505" calcext:value-type="float">
            <text:p>10445505</text:p>
          </table:table-cell>
          <table:table-cell table:style-name="ce5" office:value-type="date" office:date-value="2018-08-28T09:41:30" calcext:value-type="date">
            <text:p>2018-08-28 09:41:30</text:p>
          </table:table-cell>
          <table:table-cell/>
          <table:table-cell table:style-name="ce9" table:formula="of:=IF(COUNTIFS([.A$1:.A$2000]; [.D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09-04T23:15:03" calcext:value-type="date">
            <text:p>2018-09-04 23:15:03</text:p>
          </table:table-cell>
          <table:table-cell/>
          <table:table-cell office:value-type="float" office:value="60320" calcext:value-type="float">
            <text:p>60320</text:p>
          </table:table-cell>
          <table:table-cell table:style-name="ce5" office:value-type="date" office:date-value="2018-09-04T23:15:03" calcext:value-type="date">
            <text:p>2018-09-04 23:15:03</text:p>
          </table:table-cell>
          <table:table-cell/>
          <table:table-cell table:style-name="ce9" table:formula="of:=IF(COUNTIFS([.A$1:.A$2000]; [.D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09-06T10:03:14" calcext:value-type="date">
            <text:p>2018-09-06 10:03:14</text:p>
          </table:table-cell>
          <table:table-cell/>
          <table:table-cell office:value-type="float" office:value="20027514" calcext:value-type="float">
            <text:p>20027514</text:p>
          </table:table-cell>
          <table:table-cell table:style-name="ce5" office:value-type="date" office:date-value="2018-09-06T10:03:14" calcext:value-type="date">
            <text:p>2018-09-06 10:03:14</text:p>
          </table:table-cell>
          <table:table-cell/>
          <table:table-cell table:style-name="ce9" table:formula="of:=IF(COUNTIFS([.A$1:.A$2000]; [.D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09-12T23:21:12" calcext:value-type="date">
            <text:p>2018-09-12 23:21:12</text:p>
          </table:table-cell>
          <table:table-cell/>
          <table:table-cell office:value-type="float" office:value="16859243" calcext:value-type="float">
            <text:p>16859243</text:p>
          </table:table-cell>
          <table:table-cell table:style-name="ce5" office:value-type="date" office:date-value="2018-09-12T23:21:12" calcext:value-type="date">
            <text:p>2018-09-12 23:21:12</text:p>
          </table:table-cell>
          <table:table-cell/>
          <table:table-cell table:style-name="ce9" table:formula="of:=IF(COUNTIFS([.A$1:.A$2000]; [.D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09-14T05:45:02" calcext:value-type="date">
            <text:p>2018-09-14 05:45:02</text:p>
          </table:table-cell>
          <table:table-cell/>
          <table:table-cell office:value-type="float" office:value="4659233" calcext:value-type="float">
            <text:p>4659233</text:p>
          </table:table-cell>
          <table:table-cell table:style-name="ce5" office:value-type="date" office:date-value="2018-09-14T05:45:02" calcext:value-type="date">
            <text:p>2018-09-14 05:45:02</text:p>
          </table:table-cell>
          <table:table-cell/>
          <table:table-cell table:style-name="ce9" table:formula="of:=IF(COUNTIFS([.A$1:.A$2000]; [.D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09-19T10:06:43" calcext:value-type="date">
            <text:p>2018-09-19 10:06:43</text:p>
          </table:table-cell>
          <table:table-cell/>
          <table:table-cell office:value-type="float" office:value="2173213" calcext:value-type="float">
            <text:p>2173213</text:p>
          </table:table-cell>
          <table:table-cell table:style-name="ce5" office:value-type="date" office:date-value="2018-09-19T10:06:43" calcext:value-type="date">
            <text:p>2018-09-19 10:06:43</text:p>
          </table:table-cell>
          <table:table-cell/>
          <table:table-cell table:style-name="ce9" table:formula="of:=IF(COUNTIFS([.A$1:.A$2000]; [.D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09-25T15:08:49" calcext:value-type="date">
            <text:p>2018-09-25 15:08:49</text:p>
          </table:table-cell>
          <table:table-cell/>
          <table:table-cell office:value-type="float" office:value="1033299" calcext:value-type="float">
            <text:p>1033299</text:p>
          </table:table-cell>
          <table:table-cell table:style-name="ce5" office:value-type="date" office:date-value="2018-09-25T15:08:49" calcext:value-type="date">
            <text:p>2018-09-25 15:08:49</text:p>
          </table:table-cell>
          <table:table-cell/>
          <table:table-cell table:style-name="ce9" table:formula="of:=IF(COUNTIFS([.A$1:.A$2000]; [.D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0-19T13:06:19" calcext:value-type="date">
            <text:p>2018-10-19 13:06:19</text:p>
          </table:table-cell>
          <table:table-cell/>
          <table:table-cell office:value-type="float" office:value="11439238" calcext:value-type="float">
            <text:p>11439238</text:p>
          </table:table-cell>
          <table:table-cell table:style-name="ce5" office:value-type="date" office:date-value="2018-10-19T13:06:19" calcext:value-type="date">
            <text:p>2018-10-19 13:06:19</text:p>
          </table:table-cell>
          <table:table-cell/>
          <table:table-cell table:style-name="ce9" table:formula="of:=IF(COUNTIFS([.A$1:.A$2000]; [.D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0-23T07:44:36" calcext:value-type="date">
            <text:p>2018-10-23 07:44:36</text:p>
          </table:table-cell>
          <table:table-cell/>
          <table:table-cell office:value-type="float" office:value="2705505" calcext:value-type="float">
            <text:p>2705505</text:p>
          </table:table-cell>
          <table:table-cell table:style-name="ce5" office:value-type="date" office:date-value="2018-10-23T07:44:36" calcext:value-type="date">
            <text:p>2018-10-23 07:44:36</text:p>
          </table:table-cell>
          <table:table-cell/>
          <table:table-cell table:style-name="ce9" table:formula="of:=IF(COUNTIFS([.A$1:.A$2000]; [.D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0-26T15:42:40" calcext:value-type="date">
            <text:p>2018-10-26 15:42:40</text:p>
          </table:table-cell>
          <table:table-cell/>
          <table:table-cell office:value-type="float" office:value="3739808" calcext:value-type="float">
            <text:p>3739808</text:p>
          </table:table-cell>
          <table:table-cell table:style-name="ce5" office:value-type="date" office:date-value="2018-10-26T15:42:40" calcext:value-type="date">
            <text:p>2018-10-26 15:42:40</text:p>
          </table:table-cell>
          <table:table-cell/>
          <table:table-cell table:style-name="ce9" table:formula="of:=IF(COUNTIFS([.A$1:.A$2000]; [.D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0-27T00:48:24" calcext:value-type="date">
            <text:p>2018-10-27 00:48:24</text:p>
          </table:table-cell>
          <table:table-cell/>
          <table:table-cell office:value-type="float" office:value="1189879" calcext:value-type="float">
            <text:p>1189879</text:p>
          </table:table-cell>
          <table:table-cell table:style-name="ce5" office:value-type="date" office:date-value="2018-10-27T00:48:24" calcext:value-type="date">
            <text:p>2018-10-27 00:48:24</text:p>
          </table:table-cell>
          <table:table-cell/>
          <table:table-cell table:style-name="ce9" table:formula="of:=IF(COUNTIFS([.A$1:.A$2000]; [.D1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0-28T09:07:56" calcext:value-type="date">
            <text:p>2018-10-28 09:07:56</text:p>
          </table:table-cell>
          <table:table-cell/>
          <table:table-cell office:value-type="float" office:value="10466989" calcext:value-type="float">
            <text:p>10466989</text:p>
          </table:table-cell>
          <table:table-cell table:style-name="ce5" office:value-type="date" office:date-value="2018-10-28T09:07:56" calcext:value-type="date">
            <text:p>2018-10-28 09:07:56</text:p>
          </table:table-cell>
          <table:table-cell/>
          <table:table-cell table:style-name="ce9" table:formula="of:=IF(COUNTIFS([.A$1:.A$2000]; [.D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1-02T05:18:50" calcext:value-type="date">
            <text:p>2018-11-02 05:18:50</text:p>
          </table:table-cell>
          <table:table-cell/>
          <table:table-cell office:value-type="float" office:value="1410569" calcext:value-type="float">
            <text:p>1410569</text:p>
          </table:table-cell>
          <table:table-cell table:style-name="ce5" office:value-type="date" office:date-value="2018-11-02T05:18:50" calcext:value-type="date">
            <text:p>2018-11-02 05:18:50</text:p>
          </table:table-cell>
          <table:table-cell/>
          <table:table-cell table:style-name="ce9" table:formula="of:=IF(COUNTIFS([.A$1:.A$2000]; [.D2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1-02T15:37:23" calcext:value-type="date">
            <text:p>2018-11-02 15:37:23</text:p>
          </table:table-cell>
          <table:table-cell/>
          <table:table-cell office:value-type="float" office:value="18673814" calcext:value-type="float">
            <text:p>18673814</text:p>
          </table:table-cell>
          <table:table-cell table:style-name="ce5" office:value-type="date" office:date-value="2018-11-02T15:37:23" calcext:value-type="date">
            <text:p>2018-11-02 15:37:23</text:p>
          </table:table-cell>
          <table:table-cell/>
          <table:table-cell table:style-name="ce9" table:formula="of:=IF(COUNTIFS([.A$1:.A$2000]; [.D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1-10T17:46:43" calcext:value-type="date">
            <text:p>2018-11-10 17:46:43</text:p>
          </table:table-cell>
          <table:table-cell/>
          <table:table-cell office:value-type="float" office:value="2995884" calcext:value-type="float">
            <text:p>2995884</text:p>
          </table:table-cell>
          <table:table-cell table:style-name="ce5" office:value-type="date" office:date-value="2018-11-10T17:46:43" calcext:value-type="date">
            <text:p>2018-11-10 17:46:43</text:p>
          </table:table-cell>
          <table:table-cell/>
          <table:table-cell table:style-name="ce9" table:formula="of:=IF(COUNTIFS([.A$1:.A$2000]; [.D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1-11T03:27:11" calcext:value-type="date">
            <text:p>2018-11-11 03:27:11</text:p>
          </table:table-cell>
          <table:table-cell/>
          <table:table-cell office:value-type="float" office:value="465189" calcext:value-type="float">
            <text:p>465189</text:p>
          </table:table-cell>
          <table:table-cell table:style-name="ce5" office:value-type="date" office:date-value="2018-11-11T03:27:11" calcext:value-type="date">
            <text:p>2018-11-11 03:27:11</text:p>
          </table:table-cell>
          <table:table-cell/>
          <table:table-cell table:style-name="ce9" table:formula="of:=IF(COUNTIFS([.A$1:.A$2000]; [.D2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1-19T18:16:13" calcext:value-type="date">
            <text:p>2018-11-19 18:16:13</text:p>
          </table:table-cell>
          <table:table-cell/>
          <table:table-cell office:value-type="float" office:value="7105109" calcext:value-type="float">
            <text:p>7105109</text:p>
          </table:table-cell>
          <table:table-cell table:style-name="ce5" office:value-type="date" office:date-value="2018-11-19T18:16:13" calcext:value-type="date">
            <text:p>2018-11-19 18:16:13</text:p>
          </table:table-cell>
          <table:table-cell/>
          <table:table-cell table:style-name="ce9" table:formula="of:=IF(COUNTIFS([.A$1:.A$2000]; [.D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1-20T03:36:44" calcext:value-type="date">
            <text:p>2018-11-20 03:36:44</text:p>
          </table:table-cell>
          <table:table-cell/>
          <table:table-cell office:value-type="float" office:value="9863453" calcext:value-type="float">
            <text:p>9863453</text:p>
          </table:table-cell>
          <table:table-cell table:style-name="ce5" office:value-type="date" office:date-value="2018-11-20T03:36:44" calcext:value-type="date">
            <text:p>2018-11-20 03:36:44</text:p>
          </table:table-cell>
          <table:table-cell/>
          <table:table-cell table:style-name="ce9" table:formula="of:=IF(COUNTIFS([.A$1:.A$2000]; [.D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1-20T05:52:17" calcext:value-type="date">
            <text:p>2018-11-20 05:52:17</text:p>
          </table:table-cell>
          <table:table-cell/>
          <table:table-cell office:value-type="float" office:value="2368630" calcext:value-type="float">
            <text:p>2368630</text:p>
          </table:table-cell>
          <table:table-cell table:style-name="ce5" office:value-type="date" office:date-value="2018-11-20T05:52:17" calcext:value-type="date">
            <text:p>2018-11-20 05:52:17</text:p>
          </table:table-cell>
          <table:table-cell/>
          <table:table-cell table:style-name="ce9" table:formula="of:=IF(COUNTIFS([.A$1:.A$2000]; [.D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1-22T19:57:18" calcext:value-type="date">
            <text:p>2018-11-22 19:57:18</text:p>
          </table:table-cell>
          <table:table-cell/>
          <table:table-cell office:value-type="float" office:value="3052367" calcext:value-type="float">
            <text:p>3052367</text:p>
          </table:table-cell>
          <table:table-cell table:style-name="ce5" office:value-type="date" office:date-value="2018-11-22T19:57:18" calcext:value-type="date">
            <text:p>2018-11-22 19:57:18</text:p>
          </table:table-cell>
          <table:table-cell/>
          <table:table-cell table:style-name="ce9" table:formula="of:=IF(COUNTIFS([.A$1:.A$2000]; [.D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1-23T15:25:43" calcext:value-type="date">
            <text:p>2018-11-23 15:25:43</text:p>
          </table:table-cell>
          <table:table-cell/>
          <table:table-cell office:value-type="float" office:value="2757581" calcext:value-type="float">
            <text:p>2757581</text:p>
          </table:table-cell>
          <table:table-cell table:style-name="ce5" office:value-type="date" office:date-value="2018-11-23T15:25:43" calcext:value-type="date">
            <text:p>2018-11-23 15:25:43</text:p>
          </table:table-cell>
          <table:table-cell/>
          <table:table-cell table:style-name="ce9" table:formula="of:=IF(COUNTIFS([.A$1:.A$2000]; [.D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1-26T05:24:13" calcext:value-type="date">
            <text:p>2018-11-26 05:24:13</text:p>
          </table:table-cell>
          <table:table-cell/>
          <table:table-cell office:value-type="float" office:value="1123257" calcext:value-type="float">
            <text:p>1123257</text:p>
          </table:table-cell>
          <table:table-cell table:style-name="ce5" office:value-type="date" office:date-value="2018-11-26T05:24:13" calcext:value-type="date">
            <text:p>2018-11-26 05:24:13</text:p>
          </table:table-cell>
          <table:table-cell/>
          <table:table-cell table:style-name="ce9" table:formula="of:=IF(COUNTIFS([.A$1:.A$2000]; [.D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1-26T19:53:17" calcext:value-type="date">
            <text:p>2018-11-26 19:53:17</text:p>
          </table:table-cell>
          <table:table-cell/>
          <table:table-cell office:value-type="float" office:value="680789" calcext:value-type="float">
            <text:p>680789</text:p>
          </table:table-cell>
          <table:table-cell table:style-name="ce5" office:value-type="date" office:date-value="2018-11-26T19:53:17" calcext:value-type="date">
            <text:p>2018-11-26 19:53:17</text:p>
          </table:table-cell>
          <table:table-cell/>
          <table:table-cell table:style-name="ce9" table:formula="of:=IF(COUNTIFS([.A$1:.A$2000]; [.D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2-03T12:53:21" calcext:value-type="date">
            <text:p>2018-12-03 12:53:21</text:p>
          </table:table-cell>
          <table:table-cell/>
          <table:table-cell office:value-type="float" office:value="1568954" calcext:value-type="float">
            <text:p>1568954</text:p>
          </table:table-cell>
          <table:table-cell table:style-name="ce5" office:value-type="date" office:date-value="2018-12-03T12:53:21" calcext:value-type="date">
            <text:p>2018-12-03 12:53:21</text:p>
          </table:table-cell>
          <table:table-cell/>
          <table:table-cell table:style-name="ce9" table:formula="of:=IF(COUNTIFS([.A$1:.A$2000]; [.D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2-04T06:02:59" calcext:value-type="date">
            <text:p>2018-12-04 06:02:59</text:p>
          </table:table-cell>
          <table:table-cell/>
          <table:table-cell office:value-type="float" office:value="748502" calcext:value-type="float">
            <text:p>748502</text:p>
          </table:table-cell>
          <table:table-cell table:style-name="ce5" office:value-type="date" office:date-value="2018-12-04T06:02:59" calcext:value-type="date">
            <text:p>2018-12-04 06:02:59</text:p>
          </table:table-cell>
          <table:table-cell/>
          <table:table-cell table:style-name="ce9" table:formula="of:=IF(COUNTIFS([.A$1:.A$2000]; [.D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2-13T02:39:13" calcext:value-type="date">
            <text:p>2018-12-13 02:39:13</text:p>
          </table:table-cell>
          <table:table-cell/>
          <table:table-cell office:value-type="float" office:value="42409483" calcext:value-type="float">
            <text:p>42409483</text:p>
          </table:table-cell>
          <table:table-cell table:style-name="ce5" office:value-type="date" office:date-value="2018-12-13T02:39:13" calcext:value-type="date">
            <text:p>2018-12-13 02:39:13</text:p>
          </table:table-cell>
          <table:table-cell/>
          <table:table-cell table:style-name="ce9" table:formula="of:=IF(COUNTIFS([.A$1:.A$2000]; [.D3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2-13T11:43:44" calcext:value-type="date">
            <text:p>2018-12-13 11:43:44</text:p>
          </table:table-cell>
          <table:table-cell/>
          <table:table-cell office:value-type="float" office:value="39067264" calcext:value-type="float">
            <text:p>39067264</text:p>
          </table:table-cell>
          <table:table-cell table:style-name="ce5" office:value-type="date" office:date-value="2018-12-13T11:43:44" calcext:value-type="date">
            <text:p>2018-12-13 11:43:44</text:p>
          </table:table-cell>
          <table:table-cell/>
          <table:table-cell table:style-name="ce9" table:formula="of:=IF(COUNTIFS([.A$1:.A$2000]; [.D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2-18T13:06:39" calcext:value-type="date">
            <text:p>2018-12-18 13:06:39</text:p>
          </table:table-cell>
          <table:table-cell/>
          <table:table-cell office:value-type="float" office:value="5672938" calcext:value-type="float">
            <text:p>5672938</text:p>
          </table:table-cell>
          <table:table-cell table:style-name="ce5" office:value-type="date" office:date-value="2018-12-18T13:06:39" calcext:value-type="date">
            <text:p>2018-12-18 13:06:39</text:p>
          </table:table-cell>
          <table:table-cell/>
          <table:table-cell table:style-name="ce9" table:formula="of:=IF(COUNTIFS([.A$1:.A$2000]; [.D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2-18T16:46:03" calcext:value-type="date">
            <text:p>2018-12-18 16:46:03</text:p>
          </table:table-cell>
          <table:table-cell/>
          <table:table-cell office:value-type="float" office:value="33365" calcext:value-type="float">
            <text:p>33365</text:p>
          </table:table-cell>
          <table:table-cell table:style-name="ce5" office:value-type="date" office:date-value="2018-12-18T16:46:03" calcext:value-type="date">
            <text:p>2018-12-18 16:46:03</text:p>
          </table:table-cell>
          <table:table-cell/>
          <table:table-cell table:style-name="ce9" table:formula="of:=IF(COUNTIFS([.A$1:.A$2000]; [.D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2-21T10:35:52" calcext:value-type="date">
            <text:p>2018-12-21 10:35:52</text:p>
          </table:table-cell>
          <table:table-cell/>
          <table:table-cell office:value-type="float" office:value="41033261" calcext:value-type="float">
            <text:p>41033261</text:p>
          </table:table-cell>
          <table:table-cell table:style-name="ce5" office:value-type="date" office:date-value="2018-12-21T10:35:52" calcext:value-type="date">
            <text:p>2018-12-21 10:35:52</text:p>
          </table:table-cell>
          <table:table-cell/>
          <table:table-cell table:style-name="ce9" table:formula="of:=IF(COUNTIFS([.A$1:.A$2000]; [.D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2-21T12:44:15" calcext:value-type="date">
            <text:p>2018-12-21 12:44:15</text:p>
          </table:table-cell>
          <table:table-cell/>
          <table:table-cell office:value-type="float" office:value="38900707" calcext:value-type="float">
            <text:p>38900707</text:p>
          </table:table-cell>
          <table:table-cell table:style-name="ce5" office:value-type="date" office:date-value="2018-12-21T12:44:15" calcext:value-type="date">
            <text:p>2018-12-21 12:44:15</text:p>
          </table:table-cell>
          <table:table-cell/>
          <table:table-cell table:style-name="ce9" table:formula="of:=IF(COUNTIFS([.A$1:.A$2000]; [.D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2-23T11:26:50" calcext:value-type="date">
            <text:p>2018-12-23 11:26:50</text:p>
          </table:table-cell>
          <table:table-cell/>
          <table:table-cell office:value-type="float" office:value="18459297" calcext:value-type="float">
            <text:p>18459297</text:p>
          </table:table-cell>
          <table:table-cell table:style-name="ce5" office:value-type="date" office:date-value="2018-12-23T11:26:50" calcext:value-type="date">
            <text:p>2018-12-23 11:26:50</text:p>
          </table:table-cell>
          <table:table-cell/>
          <table:table-cell table:style-name="ce9" table:formula="of:=IF(COUNTIFS([.A$1:.A$2000]; [.D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2-28T07:59:04" calcext:value-type="date">
            <text:p>2018-12-28 07:59:04</text:p>
          </table:table-cell>
          <table:table-cell/>
          <table:table-cell office:value-type="float" office:value="19774010" calcext:value-type="float">
            <text:p>19774010</text:p>
          </table:table-cell>
          <table:table-cell table:style-name="ce5" office:value-type="date" office:date-value="2018-12-28T07:59:04" calcext:value-type="date">
            <text:p>2018-12-28 07:59:04</text:p>
          </table:table-cell>
          <table:table-cell/>
          <table:table-cell table:style-name="ce9" table:formula="of:=IF(COUNTIFS([.A$1:.A$2000]; [.D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2-29T11:27:46" calcext:value-type="date">
            <text:p>2018-12-29 11:27:46</text:p>
          </table:table-cell>
          <table:table-cell/>
          <table:table-cell office:value-type="float" office:value="704873" calcext:value-type="float">
            <text:p>704873</text:p>
          </table:table-cell>
          <table:table-cell table:style-name="ce5" office:value-type="date" office:date-value="2018-12-29T11:27:46" calcext:value-type="date">
            <text:p>2018-12-29 11:27:46</text:p>
          </table:table-cell>
          <table:table-cell/>
          <table:table-cell table:style-name="ce9" table:formula="of:=IF(COUNTIFS([.A$1:.A$2000]; [.D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8-12-30T02:28:04" calcext:value-type="date">
            <text:p>2018-12-30 02:28:04</text:p>
          </table:table-cell>
          <table:table-cell/>
          <table:table-cell office:value-type="float" office:value="4477337" calcext:value-type="float">
            <text:p>4477337</text:p>
          </table:table-cell>
          <table:table-cell table:style-name="ce5" office:value-type="date" office:date-value="2018-12-30T02:28:04" calcext:value-type="date">
            <text:p>2018-12-30 02:28:04</text:p>
          </table:table-cell>
          <table:table-cell/>
          <table:table-cell table:style-name="ce9" table:formula="of:=IF(COUNTIFS([.A$1:.A$2000]; [.D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1-11T03:08:39" calcext:value-type="date">
            <text:p>2019-01-11 03:08:39</text:p>
          </table:table-cell>
          <table:table-cell/>
          <table:table-cell office:value-type="float" office:value="7399940" calcext:value-type="float">
            <text:p>7399940</text:p>
          </table:table-cell>
          <table:table-cell table:style-name="ce5" office:value-type="date" office:date-value="2019-01-11T03:08:39" calcext:value-type="date">
            <text:p>2019-01-11 03:08:39</text:p>
          </table:table-cell>
          <table:table-cell/>
          <table:table-cell table:style-name="ce9" table:formula="of:=IF(COUNTIFS([.A$1:.A$2000]; [.D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1-18T02:19:36" calcext:value-type="date">
            <text:p>2019-01-18 02:19:36</text:p>
          </table:table-cell>
          <table:table-cell/>
          <table:table-cell office:value-type="float" office:value="919831" calcext:value-type="float">
            <text:p>919831</text:p>
          </table:table-cell>
          <table:table-cell table:style-name="ce5" office:value-type="date" office:date-value="2019-01-18T02:19:36" calcext:value-type="date">
            <text:p>2019-01-18 02:19:36</text:p>
          </table:table-cell>
          <table:table-cell/>
          <table:table-cell table:style-name="ce9" table:formula="of:=IF(COUNTIFS([.A$1:.A$2000]; [.D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1-19T02:53:16" calcext:value-type="date">
            <text:p>2019-01-19 02:53:16</text:p>
          </table:table-cell>
          <table:table-cell/>
          <table:table-cell office:value-type="float" office:value="97581" calcext:value-type="float">
            <text:p>97581</text:p>
          </table:table-cell>
          <table:table-cell table:style-name="ce5" office:value-type="date" office:date-value="2019-01-19T02:53:16" calcext:value-type="date">
            <text:p>2019-01-19 02:53:16</text:p>
          </table:table-cell>
          <table:table-cell/>
          <table:table-cell table:style-name="ce9" table:formula="of:=IF(COUNTIFS([.A$1:.A$2000]; [.D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1-21T13:38:32" calcext:value-type="date">
            <text:p>2019-01-21 13:38:32</text:p>
          </table:table-cell>
          <table:table-cell/>
          <table:table-cell office:value-type="float" office:value="4654300" calcext:value-type="float">
            <text:p>4654300</text:p>
          </table:table-cell>
          <table:table-cell table:style-name="ce5" office:value-type="date" office:date-value="2019-01-21T13:38:32" calcext:value-type="date">
            <text:p>2019-01-21 13:38:32</text:p>
          </table:table-cell>
          <table:table-cell/>
          <table:table-cell table:style-name="ce9" table:formula="of:=IF(COUNTIFS([.A$1:.A$2000]; [.D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1-22T08:19:46" calcext:value-type="date">
            <text:p>2019-01-22 08:19:46</text:p>
          </table:table-cell>
          <table:table-cell/>
          <table:table-cell office:value-type="float" office:value="38913131" calcext:value-type="float">
            <text:p>38913131</text:p>
          </table:table-cell>
          <table:table-cell table:style-name="ce5" office:value-type="date" office:date-value="2019-01-22T08:19:46" calcext:value-type="date">
            <text:p>2019-01-22 08:19:46</text:p>
          </table:table-cell>
          <table:table-cell/>
          <table:table-cell table:style-name="ce9" table:formula="of:=IF(COUNTIFS([.A$1:.A$2000]; [.D4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1-24T07:27:25" calcext:value-type="date">
            <text:p>2019-01-24 07:27:25</text:p>
          </table:table-cell>
          <table:table-cell/>
          <table:table-cell office:value-type="float" office:value="22606175" calcext:value-type="float">
            <text:p>22606175</text:p>
          </table:table-cell>
          <table:table-cell table:style-name="ce5" office:value-type="date" office:date-value="2019-01-24T07:27:25" calcext:value-type="date">
            <text:p>2019-01-24 07:27:25</text:p>
          </table:table-cell>
          <table:table-cell/>
          <table:table-cell table:style-name="ce9" table:formula="of:=IF(COUNTIFS([.A$1:.A$2000]; [.D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1-24T17:42:38" calcext:value-type="date">
            <text:p>2019-01-24 17:42:38</text:p>
          </table:table-cell>
          <table:table-cell/>
          <table:table-cell office:value-type="float" office:value="8255993" calcext:value-type="float">
            <text:p>8255993</text:p>
          </table:table-cell>
          <table:table-cell table:style-name="ce5" office:value-type="date" office:date-value="2019-01-24T17:42:38" calcext:value-type="date">
            <text:p>2019-01-24 17:42:38</text:p>
          </table:table-cell>
          <table:table-cell/>
          <table:table-cell table:style-name="ce9" table:formula="of:=IF(COUNTIFS([.A$1:.A$2000]; [.D5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2-02T16:20:02" calcext:value-type="date">
            <text:p>2019-02-02 16:20:02</text:p>
          </table:table-cell>
          <table:table-cell/>
          <table:table-cell office:value-type="float" office:value="10570986" calcext:value-type="float">
            <text:p>10570986</text:p>
          </table:table-cell>
          <table:table-cell table:style-name="ce5" office:value-type="date" office:date-value="2019-02-02T16:20:02" calcext:value-type="date">
            <text:p>2019-02-02 16:20:02</text:p>
          </table:table-cell>
          <table:table-cell/>
          <table:table-cell table:style-name="ce9" table:formula="of:=IF(COUNTIFS([.A$1:.A$2000]; [.D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2-05T19:17:57" calcext:value-type="date">
            <text:p>2019-02-05 19:17:57</text:p>
          </table:table-cell>
          <table:table-cell/>
          <table:table-cell office:value-type="float" office:value="5767708" calcext:value-type="float">
            <text:p>5767708</text:p>
          </table:table-cell>
          <table:table-cell table:style-name="ce5" office:value-type="date" office:date-value="2019-02-05T19:17:57" calcext:value-type="date">
            <text:p>2019-02-05 19:17:57</text:p>
          </table:table-cell>
          <table:table-cell/>
          <table:table-cell table:style-name="ce9" table:formula="of:=IF(COUNTIFS([.A$1:.A$2000]; [.D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2-05T20:02:57" calcext:value-type="date">
            <text:p>2019-02-05 20:02:57</text:p>
          </table:table-cell>
          <table:table-cell/>
          <table:table-cell office:value-type="float" office:value="1081675" calcext:value-type="float">
            <text:p>1081675</text:p>
          </table:table-cell>
          <table:table-cell table:style-name="ce5" office:value-type="date" office:date-value="2019-02-05T20:02:57" calcext:value-type="date">
            <text:p>2019-02-05 20:02:57</text:p>
          </table:table-cell>
          <table:table-cell/>
          <table:table-cell table:style-name="ce9" table:formula="of:=IF(COUNTIFS([.A$1:.A$2000]; [.D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2-06T04:52:49" calcext:value-type="date">
            <text:p>2019-02-06 04:52:49</text:p>
          </table:table-cell>
          <table:table-cell/>
          <table:table-cell office:value-type="float" office:value="14370424" calcext:value-type="float">
            <text:p>14370424</text:p>
          </table:table-cell>
          <table:table-cell table:style-name="ce5" office:value-type="date" office:date-value="2019-02-06T04:52:49" calcext:value-type="date">
            <text:p>2019-02-06 04:52:49</text:p>
          </table:table-cell>
          <table:table-cell/>
          <table:table-cell table:style-name="ce9" table:formula="of:=IF(COUNTIFS([.A$1:.A$2000]; [.D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2-18T05:50:08" calcext:value-type="date">
            <text:p>2019-02-18 05:50:08</text:p>
          </table:table-cell>
          <table:table-cell/>
          <table:table-cell office:value-type="float" office:value="4377141" calcext:value-type="float">
            <text:p>4377141</text:p>
          </table:table-cell>
          <table:table-cell table:style-name="ce5" office:value-type="date" office:date-value="2019-02-18T05:50:08" calcext:value-type="date">
            <text:p>2019-02-18 05:50:08</text:p>
          </table:table-cell>
          <table:table-cell/>
          <table:table-cell table:style-name="ce9" table:formula="of:=IF(COUNTIFS([.A$1:.A$2000]; [.D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2-21T14:54:54" calcext:value-type="date">
            <text:p>2019-02-21 14:54:54</text:p>
          </table:table-cell>
          <table:table-cell/>
          <table:table-cell office:value-type="float" office:value="13867036" calcext:value-type="float">
            <text:p>13867036</text:p>
          </table:table-cell>
          <table:table-cell table:style-name="ce5" office:value-type="date" office:date-value="2019-02-21T14:54:54" calcext:value-type="date">
            <text:p>2019-02-21 14:54:54</text:p>
          </table:table-cell>
          <table:table-cell/>
          <table:table-cell table:style-name="ce9" table:formula="of:=IF(COUNTIFS([.A$1:.A$2000]; [.D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2-22T00:25:40" calcext:value-type="date">
            <text:p>2019-02-22 00:25:40</text:p>
          </table:table-cell>
          <table:table-cell/>
          <table:table-cell office:value-type="float" office:value="115767" calcext:value-type="float">
            <text:p>115767</text:p>
          </table:table-cell>
          <table:table-cell table:style-name="ce5" office:value-type="date" office:date-value="2019-02-22T00:25:40" calcext:value-type="date">
            <text:p>2019-02-22 00:25:40</text:p>
          </table:table-cell>
          <table:table-cell/>
          <table:table-cell table:style-name="ce9" table:formula="of:=IF(COUNTIFS([.A$1:.A$2000]; [.D5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2-22T08:45:57" calcext:value-type="date">
            <text:p>2019-02-22 08:45:57</text:p>
          </table:table-cell>
          <table:table-cell/>
          <table:table-cell office:value-type="float" office:value="4637870" calcext:value-type="float">
            <text:p>4637870</text:p>
          </table:table-cell>
          <table:table-cell table:style-name="ce5" office:value-type="date" office:date-value="2019-02-22T08:45:57" calcext:value-type="date">
            <text:p>2019-02-22 08:45:57</text:p>
          </table:table-cell>
          <table:table-cell/>
          <table:table-cell table:style-name="ce9" table:formula="of:=IF(COUNTIFS([.A$1:.A$2000]; [.D5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2-23T07:16:58" calcext:value-type="date">
            <text:p>2019-02-23 07:16:58</text:p>
          </table:table-cell>
          <table:table-cell/>
          <table:table-cell office:value-type="float" office:value="4297749" calcext:value-type="float">
            <text:p>4297749</text:p>
          </table:table-cell>
          <table:table-cell table:style-name="ce5" office:value-type="date" office:date-value="2019-02-23T07:16:58" calcext:value-type="date">
            <text:p>2019-02-23 07:16:58</text:p>
          </table:table-cell>
          <table:table-cell/>
          <table:table-cell table:style-name="ce9" table:formula="of:=IF(COUNTIFS([.A$1:.A$2000]; [.D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2-25T01:17:43" calcext:value-type="date">
            <text:p>2019-02-25 01:17:43</text:p>
          </table:table-cell>
          <table:table-cell/>
          <table:table-cell office:value-type="float" office:value="17864683" calcext:value-type="float">
            <text:p>17864683</text:p>
          </table:table-cell>
          <table:table-cell table:style-name="ce5" office:value-type="date" office:date-value="2019-02-25T01:17:43" calcext:value-type="date">
            <text:p>2019-02-25 01:17:43</text:p>
          </table:table-cell>
          <table:table-cell/>
          <table:table-cell table:style-name="ce9" table:formula="of:=IF(COUNTIFS([.A$1:.A$2000]; [.D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2-25T02:35:56" calcext:value-type="date">
            <text:p>2019-02-25 02:35:56</text:p>
          </table:table-cell>
          <table:table-cell/>
          <table:table-cell office:value-type="float" office:value="7855261" calcext:value-type="float">
            <text:p>7855261</text:p>
          </table:table-cell>
          <table:table-cell table:style-name="ce5" office:value-type="date" office:date-value="2019-02-25T02:35:56" calcext:value-type="date">
            <text:p>2019-02-25 02:35:56</text:p>
          </table:table-cell>
          <table:table-cell/>
          <table:table-cell table:style-name="ce9" table:formula="of:=IF(COUNTIFS([.A$1:.A$2000]; [.D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2-25T19:53:43" calcext:value-type="date">
            <text:p>2019-02-25 19:53:43</text:p>
          </table:table-cell>
          <table:table-cell/>
          <table:table-cell office:value-type="float" office:value="1294902" calcext:value-type="float">
            <text:p>1294902</text:p>
          </table:table-cell>
          <table:table-cell table:style-name="ce5" office:value-type="date" office:date-value="2019-02-25T19:53:43" calcext:value-type="date">
            <text:p>2019-02-25 19:53:43</text:p>
          </table:table-cell>
          <table:table-cell/>
          <table:table-cell table:style-name="ce9" table:formula="of:=IF(COUNTIFS([.A$1:.A$2000]; [.D6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2-26T06:52:37" calcext:value-type="date">
            <text:p>2019-02-26 06:52:37</text:p>
          </table:table-cell>
          <table:table-cell/>
          <table:table-cell office:value-type="float" office:value="46455538" calcext:value-type="float">
            <text:p>46455538</text:p>
          </table:table-cell>
          <table:table-cell table:style-name="ce5" office:value-type="date" office:date-value="2019-02-26T06:52:37" calcext:value-type="date">
            <text:p>2019-02-26 06:52:37</text:p>
          </table:table-cell>
          <table:table-cell/>
          <table:table-cell table:style-name="ce9" table:formula="of:=IF(COUNTIFS([.A$1:.A$2000]; [.D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03T18:36:25" calcext:value-type="date">
            <text:p>2019-03-03 18:36:25</text:p>
          </table:table-cell>
          <table:table-cell/>
          <table:table-cell office:value-type="float" office:value="246563" calcext:value-type="float">
            <text:p>246563</text:p>
          </table:table-cell>
          <table:table-cell table:style-name="ce5" office:value-type="date" office:date-value="2019-03-03T18:36:25" calcext:value-type="date">
            <text:p>2019-03-03 18:36:25</text:p>
          </table:table-cell>
          <table:table-cell/>
          <table:table-cell table:style-name="ce9" table:formula="of:=IF(COUNTIFS([.A$1:.A$2000]; [.D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05T11:17:53" calcext:value-type="date">
            <text:p>2019-03-05 11:17:53</text:p>
          </table:table-cell>
          <table:table-cell/>
          <table:table-cell office:value-type="float" office:value="568664" calcext:value-type="float">
            <text:p>568664</text:p>
          </table:table-cell>
          <table:table-cell table:style-name="ce5" office:value-type="date" office:date-value="2019-03-05T11:17:53" calcext:value-type="date">
            <text:p>2019-03-05 11:17:53</text:p>
          </table:table-cell>
          <table:table-cell/>
          <table:table-cell table:style-name="ce9" table:formula="of:=IF(COUNTIFS([.A$1:.A$2000]; [.D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08T14:09:51" calcext:value-type="date">
            <text:p>2019-03-08 14:09:51</text:p>
          </table:table-cell>
          <table:table-cell/>
          <table:table-cell office:value-type="float" office:value="2683400" calcext:value-type="float">
            <text:p>2683400</text:p>
          </table:table-cell>
          <table:table-cell table:style-name="ce5" office:value-type="date" office:date-value="2019-03-08T14:09:51" calcext:value-type="date">
            <text:p>2019-03-08 14:09:51</text:p>
          </table:table-cell>
          <table:table-cell/>
          <table:table-cell table:style-name="ce9" table:formula="of:=IF(COUNTIFS([.A$1:.A$2000]; [.D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09T13:42:18" calcext:value-type="date">
            <text:p>2019-03-09 13:42:18</text:p>
          </table:table-cell>
          <table:table-cell/>
          <table:table-cell office:value-type="float" office:value="33103370" calcext:value-type="float">
            <text:p>33103370</text:p>
          </table:table-cell>
          <table:table-cell table:style-name="ce5" office:value-type="date" office:date-value="2019-03-09T13:42:18" calcext:value-type="date">
            <text:p>2019-03-09 13:42:18</text:p>
          </table:table-cell>
          <table:table-cell/>
          <table:table-cell table:style-name="ce9" table:formula="of:=IF(COUNTIFS([.A$1:.A$2000]; [.D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10T11:18:03" calcext:value-type="date">
            <text:p>2019-03-10 11:18:03</text:p>
          </table:table-cell>
          <table:table-cell/>
          <table:table-cell office:value-type="float" office:value="528459" calcext:value-type="float">
            <text:p>528459</text:p>
          </table:table-cell>
          <table:table-cell table:style-name="ce5" office:value-type="date" office:date-value="2019-03-10T11:18:03" calcext:value-type="date">
            <text:p>2019-03-10 11:18:03</text:p>
          </table:table-cell>
          <table:table-cell/>
          <table:table-cell table:style-name="ce9" table:formula="of:=IF(COUNTIFS([.A$1:.A$2000]; [.D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12T05:01:56" calcext:value-type="date">
            <text:p>2019-03-12 05:01:56</text:p>
          </table:table-cell>
          <table:table-cell/>
          <table:table-cell office:value-type="float" office:value="16739778" calcext:value-type="float">
            <text:p>16739778</text:p>
          </table:table-cell>
          <table:table-cell table:style-name="ce5" office:value-type="date" office:date-value="2019-03-12T05:01:56" calcext:value-type="date">
            <text:p>2019-03-12 05:01:56</text:p>
          </table:table-cell>
          <table:table-cell/>
          <table:table-cell table:style-name="ce9" table:formula="of:=IF(COUNTIFS([.A$1:.A$2000]; [.D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12T14:08:10" calcext:value-type="date">
            <text:p>2019-03-12 14:08:10</text:p>
          </table:table-cell>
          <table:table-cell/>
          <table:table-cell office:value-type="float" office:value="16530052" calcext:value-type="float">
            <text:p>16530052</text:p>
          </table:table-cell>
          <table:table-cell table:style-name="ce5" office:value-type="date" office:date-value="2019-03-12T14:08:10" calcext:value-type="date">
            <text:p>2019-03-12 14:08:10</text:p>
          </table:table-cell>
          <table:table-cell/>
          <table:table-cell table:style-name="ce9" table:formula="of:=IF(COUNTIFS([.A$1:.A$2000]; [.D7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13T07:02:47" calcext:value-type="date">
            <text:p>2019-03-13 07:02:47</text:p>
          </table:table-cell>
          <table:table-cell/>
          <table:table-cell office:value-type="float" office:value="69285" calcext:value-type="float">
            <text:p>69285</text:p>
          </table:table-cell>
          <table:table-cell table:style-name="ce5" office:value-type="date" office:date-value="2019-03-13T07:02:47" calcext:value-type="date">
            <text:p>2019-03-13 07:02:47</text:p>
          </table:table-cell>
          <table:table-cell/>
          <table:table-cell table:style-name="ce9" table:formula="of:=IF(COUNTIFS([.A$1:.A$2000]; [.D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14T18:11:08" calcext:value-type="date">
            <text:p>2019-03-14 18:11:08</text:p>
          </table:table-cell>
          <table:table-cell/>
          <table:table-cell office:value-type="float" office:value="9556176" calcext:value-type="float">
            <text:p>9556176</text:p>
          </table:table-cell>
          <table:table-cell table:style-name="ce5" office:value-type="date" office:date-value="2019-03-14T18:11:08" calcext:value-type="date">
            <text:p>2019-03-14 18:11:08</text:p>
          </table:table-cell>
          <table:table-cell/>
          <table:table-cell table:style-name="ce9" table:formula="of:=IF(COUNTIFS([.A$1:.A$2000]; [.D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14T22:39:04" calcext:value-type="date">
            <text:p>2019-03-14 22:39:04</text:p>
          </table:table-cell>
          <table:table-cell/>
          <table:table-cell office:value-type="float" office:value="8825" calcext:value-type="float">
            <text:p>8825</text:p>
          </table:table-cell>
          <table:table-cell table:style-name="ce5" office:value-type="date" office:date-value="2019-03-14T22:39:04" calcext:value-type="date">
            <text:p>2019-03-14 22:39:04</text:p>
          </table:table-cell>
          <table:table-cell/>
          <table:table-cell table:style-name="ce9" table:formula="of:=IF(COUNTIFS([.A$1:.A$2000]; [.D7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15T06:23:18" calcext:value-type="date">
            <text:p>2019-03-15 06:23:18</text:p>
          </table:table-cell>
          <table:table-cell/>
          <table:table-cell office:value-type="float" office:value="1028334" calcext:value-type="float">
            <text:p>1028334</text:p>
          </table:table-cell>
          <table:table-cell table:style-name="ce5" office:value-type="date" office:date-value="2019-03-15T06:23:18" calcext:value-type="date">
            <text:p>2019-03-15 06:23:18</text:p>
          </table:table-cell>
          <table:table-cell/>
          <table:table-cell table:style-name="ce9" table:formula="of:=IF(COUNTIFS([.A$1:.A$2000]; [.D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16T12:44:36" calcext:value-type="date">
            <text:p>2019-03-16 12:44:36</text:p>
          </table:table-cell>
          <table:table-cell/>
          <table:table-cell office:value-type="float" office:value="5888561" calcext:value-type="float">
            <text:p>5888561</text:p>
          </table:table-cell>
          <table:table-cell table:style-name="ce5" office:value-type="date" office:date-value="2019-03-16T12:44:36" calcext:value-type="date">
            <text:p>2019-03-16 12:44:36</text:p>
          </table:table-cell>
          <table:table-cell/>
          <table:table-cell table:style-name="ce9" table:formula="of:=IF(COUNTIFS([.A$1:.A$2000]; [.D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16T16:18:35" calcext:value-type="date">
            <text:p>2019-03-16 16:18:35</text:p>
          </table:table-cell>
          <table:table-cell/>
          <table:table-cell office:value-type="float" office:value="2561733" calcext:value-type="float">
            <text:p>2561733</text:p>
          </table:table-cell>
          <table:table-cell table:style-name="ce5" office:value-type="date" office:date-value="2019-03-16T16:18:35" calcext:value-type="date">
            <text:p>2019-03-16 16:18:35</text:p>
          </table:table-cell>
          <table:table-cell/>
          <table:table-cell table:style-name="ce9" table:formula="of:=IF(COUNTIFS([.A$1:.A$2000]; [.D7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17T06:20:36" calcext:value-type="date">
            <text:p>2019-03-17 06:20:36</text:p>
          </table:table-cell>
          <table:table-cell/>
          <table:table-cell office:value-type="float" office:value="7509473" calcext:value-type="float">
            <text:p>7509473</text:p>
          </table:table-cell>
          <table:table-cell table:style-name="ce5" office:value-type="date" office:date-value="2019-03-17T06:20:36" calcext:value-type="date">
            <text:p>2019-03-17 06:20:36</text:p>
          </table:table-cell>
          <table:table-cell/>
          <table:table-cell table:style-name="ce9" table:formula="of:=IF(COUNTIFS([.A$1:.A$2000]; [.D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17T08:09:31" calcext:value-type="date">
            <text:p>2019-03-17 08:09:31</text:p>
          </table:table-cell>
          <table:table-cell/>
          <table:table-cell office:value-type="float" office:value="5571777" calcext:value-type="float">
            <text:p>5571777</text:p>
          </table:table-cell>
          <table:table-cell table:style-name="ce5" office:value-type="date" office:date-value="2019-03-17T08:09:31" calcext:value-type="date">
            <text:p>2019-03-17 08:09:31</text:p>
          </table:table-cell>
          <table:table-cell/>
          <table:table-cell table:style-name="ce9" table:formula="of:=IF(COUNTIFS([.A$1:.A$2000]; [.D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17T10:13:43" calcext:value-type="date">
            <text:p>2019-03-17 10:13:43</text:p>
          </table:table-cell>
          <table:table-cell/>
          <table:table-cell office:value-type="float" office:value="2881089" calcext:value-type="float">
            <text:p>2881089</text:p>
          </table:table-cell>
          <table:table-cell table:style-name="ce5" office:value-type="date" office:date-value="2019-03-17T10:13:43" calcext:value-type="date">
            <text:p>2019-03-17 10:13:43</text:p>
          </table:table-cell>
          <table:table-cell/>
          <table:table-cell table:style-name="ce9" table:formula="of:=IF(COUNTIFS([.A$1:.A$2000]; [.D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18T01:51:47" calcext:value-type="date">
            <text:p>2019-03-18 01:51:47</text:p>
          </table:table-cell>
          <table:table-cell/>
          <table:table-cell office:value-type="float" office:value="26202651" calcext:value-type="float">
            <text:p>26202651</text:p>
          </table:table-cell>
          <table:table-cell table:style-name="ce5" office:value-type="date" office:date-value="2019-03-18T01:51:47" calcext:value-type="date">
            <text:p>2019-03-18 01:51:47</text:p>
          </table:table-cell>
          <table:table-cell/>
          <table:table-cell table:style-name="ce9" table:formula="of:=IF(COUNTIFS([.A$1:.A$2000]; [.D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20T06:26:46" calcext:value-type="date">
            <text:p>2019-03-20 06:26:46</text:p>
          </table:table-cell>
          <table:table-cell/>
          <table:table-cell office:value-type="float" office:value="48114788" calcext:value-type="float">
            <text:p>48114788</text:p>
          </table:table-cell>
          <table:table-cell table:style-name="ce5" office:value-type="date" office:date-value="2019-03-20T06:26:46" calcext:value-type="date">
            <text:p>2019-03-20 06:26:46</text:p>
          </table:table-cell>
          <table:table-cell/>
          <table:table-cell table:style-name="ce9" table:formula="of:=IF(COUNTIFS([.A$1:.A$2000]; [.D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20T16:06:33" calcext:value-type="date">
            <text:p>2019-03-20 16:06:33</text:p>
          </table:table-cell>
          <table:table-cell/>
          <table:table-cell office:value-type="float" office:value="3321891" calcext:value-type="float">
            <text:p>3321891</text:p>
          </table:table-cell>
          <table:table-cell table:style-name="ce5" office:value-type="date" office:date-value="2019-03-20T16:06:33" calcext:value-type="date">
            <text:p>2019-03-20 16:06:33</text:p>
          </table:table-cell>
          <table:table-cell/>
          <table:table-cell table:style-name="ce9" table:formula="of:=IF(COUNTIFS([.A$1:.A$2000]; [.D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3-26T13:14:23" calcext:value-type="date">
            <text:p>2019-03-26 13:14:23</text:p>
          </table:table-cell>
          <table:table-cell/>
          <table:table-cell office:value-type="float" office:value="567882" calcext:value-type="float">
            <text:p>567882</text:p>
          </table:table-cell>
          <table:table-cell table:style-name="ce5" office:value-type="date" office:date-value="2019-03-26T13:14:23" calcext:value-type="date">
            <text:p>2019-03-26 13:14:23</text:p>
          </table:table-cell>
          <table:table-cell/>
          <table:table-cell table:style-name="ce9" table:formula="of:=IF(COUNTIFS([.A$1:.A$2000]; [.D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4-03T05:58:42" calcext:value-type="date">
            <text:p>2019-04-03 05:58:42</text:p>
          </table:table-cell>
          <table:table-cell/>
          <table:table-cell office:value-type="float" office:value="12362162" calcext:value-type="float">
            <text:p>12362162</text:p>
          </table:table-cell>
          <table:table-cell table:style-name="ce5" office:value-type="date" office:date-value="2019-04-03T05:58:42" calcext:value-type="date">
            <text:p>2019-04-03 05:58:42</text:p>
          </table:table-cell>
          <table:table-cell/>
          <table:table-cell table:style-name="ce9" table:formula="of:=IF(COUNTIFS([.A$1:.A$2000]; [.D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4-07T12:58:17" calcext:value-type="date">
            <text:p>2019-04-07 12:58:17</text:p>
          </table:table-cell>
          <table:table-cell/>
          <table:table-cell office:value-type="float" office:value="14052784" calcext:value-type="float">
            <text:p>14052784</text:p>
          </table:table-cell>
          <table:table-cell table:style-name="ce5" office:value-type="date" office:date-value="2019-04-07T12:58:17" calcext:value-type="date">
            <text:p>2019-04-07 12:58:17</text:p>
          </table:table-cell>
          <table:table-cell/>
          <table:table-cell table:style-name="ce9" table:formula="of:=IF(COUNTIFS([.A$1:.A$2000]; [.D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4-11T16:43:48" calcext:value-type="date">
            <text:p>2019-04-11 16:43:48</text:p>
          </table:table-cell>
          <table:table-cell/>
          <table:table-cell office:value-type="float" office:value="131774" calcext:value-type="float">
            <text:p>131774</text:p>
          </table:table-cell>
          <table:table-cell table:style-name="ce5" office:value-type="date" office:date-value="2019-04-11T16:43:48" calcext:value-type="date">
            <text:p>2019-04-11 16:43:48</text:p>
          </table:table-cell>
          <table:table-cell/>
          <table:table-cell table:style-name="ce9" table:formula="of:=IF(COUNTIFS([.A$1:.A$2000]; [.D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4-11T19:03:10" calcext:value-type="date">
            <text:p>2019-04-11 19:03:10</text:p>
          </table:table-cell>
          <table:table-cell/>
          <table:table-cell office:value-type="float" office:value="16838612" calcext:value-type="float">
            <text:p>16838612</text:p>
          </table:table-cell>
          <table:table-cell table:style-name="ce5" office:value-type="date" office:date-value="2019-04-11T19:03:10" calcext:value-type="date">
            <text:p>2019-04-11 19:03:10</text:p>
          </table:table-cell>
          <table:table-cell/>
          <table:table-cell table:style-name="ce9" table:formula="of:=IF(COUNTIFS([.A$1:.A$2000]; [.D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4-13T16:06:23" calcext:value-type="date">
            <text:p>2019-04-13 16:06:23</text:p>
          </table:table-cell>
          <table:table-cell/>
          <table:table-cell office:value-type="float" office:value="5013272" calcext:value-type="float">
            <text:p>5013272</text:p>
          </table:table-cell>
          <table:table-cell table:style-name="ce5" office:value-type="date" office:date-value="2019-04-13T16:06:23" calcext:value-type="date">
            <text:p>2019-04-13 16:06:23</text:p>
          </table:table-cell>
          <table:table-cell/>
          <table:table-cell table:style-name="ce9" table:formula="of:=IF(COUNTIFS([.A$1:.A$2000]; [.D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4-20T12:34:49" calcext:value-type="date">
            <text:p>2019-04-20 12:34:49</text:p>
          </table:table-cell>
          <table:table-cell/>
          <table:table-cell office:value-type="float" office:value="5005533" calcext:value-type="float">
            <text:p>5005533</text:p>
          </table:table-cell>
          <table:table-cell table:style-name="ce5" office:value-type="date" office:date-value="2019-04-20T12:34:49" calcext:value-type="date">
            <text:p>2019-04-20 12:34:49</text:p>
          </table:table-cell>
          <table:table-cell/>
          <table:table-cell table:style-name="ce9" table:formula="of:=IF(COUNTIFS([.A$1:.A$2000]; [.D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4-23T18:02:38" calcext:value-type="date">
            <text:p>2019-04-23 18:02:38</text:p>
          </table:table-cell>
          <table:table-cell/>
          <table:table-cell office:value-type="float" office:value="20879629" calcext:value-type="float">
            <text:p>20879629</text:p>
          </table:table-cell>
          <table:table-cell table:style-name="ce5" office:value-type="date" office:date-value="2019-04-23T18:02:38" calcext:value-type="date">
            <text:p>2019-04-23 18:02:38</text:p>
          </table:table-cell>
          <table:table-cell/>
          <table:table-cell table:style-name="ce9" table:formula="of:=IF(COUNTIFS([.A$1:.A$2000]; [.D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4-30T02:27:07" calcext:value-type="date">
            <text:p>2019-04-30 02:27:07</text:p>
          </table:table-cell>
          <table:table-cell/>
          <table:table-cell office:value-type="float" office:value="1739406" calcext:value-type="float">
            <text:p>1739406</text:p>
          </table:table-cell>
          <table:table-cell table:style-name="ce5" office:value-type="date" office:date-value="2019-04-30T02:27:07" calcext:value-type="date">
            <text:p>2019-04-30 02:27:07</text:p>
          </table:table-cell>
          <table:table-cell/>
          <table:table-cell table:style-name="ce9" table:formula="of:=IF(COUNTIFS([.A$1:.A$2000]; [.D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4-30T09:31:22" calcext:value-type="date">
            <text:p>2019-04-30 09:31:22</text:p>
          </table:table-cell>
          <table:table-cell/>
          <table:table-cell office:value-type="float" office:value="2226319" calcext:value-type="float">
            <text:p>2226319</text:p>
          </table:table-cell>
          <table:table-cell table:style-name="ce5" office:value-type="date" office:date-value="2019-04-30T09:31:22" calcext:value-type="date">
            <text:p>2019-04-30 09:31:22</text:p>
          </table:table-cell>
          <table:table-cell/>
          <table:table-cell table:style-name="ce9" table:formula="of:=IF(COUNTIFS([.A$1:.A$2000]; [.D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5-01T17:03:37" calcext:value-type="date">
            <text:p>2019-05-01 17:03:37</text:p>
          </table:table-cell>
          <table:table-cell/>
          <table:table-cell office:value-type="float" office:value="956292" calcext:value-type="float">
            <text:p>956292</text:p>
          </table:table-cell>
          <table:table-cell table:style-name="ce5" office:value-type="date" office:date-value="2019-05-01T17:03:37" calcext:value-type="date">
            <text:p>2019-05-01 17:03:37</text:p>
          </table:table-cell>
          <table:table-cell/>
          <table:table-cell table:style-name="ce9" table:formula="of:=IF(COUNTIFS([.A$1:.A$2000]; [.D9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5-05T13:05:14" calcext:value-type="date">
            <text:p>2019-05-05 13:05:14</text:p>
          </table:table-cell>
          <table:table-cell/>
          <table:table-cell office:value-type="float" office:value="6630355" calcext:value-type="float">
            <text:p>6630355</text:p>
          </table:table-cell>
          <table:table-cell table:style-name="ce5" office:value-type="date" office:date-value="2019-05-05T13:05:14" calcext:value-type="date">
            <text:p>2019-05-05 13:05:14</text:p>
          </table:table-cell>
          <table:table-cell/>
          <table:table-cell table:style-name="ce9" table:formula="of:=IF(COUNTIFS([.A$1:.A$2000]; [.D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5-10T22:20:01" calcext:value-type="date">
            <text:p>2019-05-10 22:20:01</text:p>
          </table:table-cell>
          <table:table-cell/>
          <table:table-cell office:value-type="float" office:value="5281414" calcext:value-type="float">
            <text:p>5281414</text:p>
          </table:table-cell>
          <table:table-cell table:style-name="ce5" office:value-type="date" office:date-value="2019-05-10T22:20:01" calcext:value-type="date">
            <text:p>2019-05-10 22:20:01</text:p>
          </table:table-cell>
          <table:table-cell/>
          <table:table-cell table:style-name="ce9" table:formula="of:=IF(COUNTIFS([.A$1:.A$2000]; [.D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5-13T01:43:00" calcext:value-type="date">
            <text:p>2019-05-13 01:43:00</text:p>
          </table:table-cell>
          <table:table-cell/>
          <table:table-cell office:value-type="float" office:value="19722990" calcext:value-type="float">
            <text:p>19722990</text:p>
          </table:table-cell>
          <table:table-cell table:style-name="ce5" office:value-type="date" office:date-value="2019-05-13T01:43:00" calcext:value-type="date">
            <text:p>2019-05-13 01:43:00</text:p>
          </table:table-cell>
          <table:table-cell/>
          <table:table-cell table:style-name="ce9" table:formula="of:=IF(COUNTIFS([.A$1:.A$2000]; [.D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5-13T03:59:32" calcext:value-type="date">
            <text:p>2019-05-13 03:59:32</text:p>
          </table:table-cell>
          <table:table-cell/>
          <table:table-cell office:value-type="float" office:value="4945257" calcext:value-type="float">
            <text:p>4945257</text:p>
          </table:table-cell>
          <table:table-cell table:style-name="ce5" office:value-type="date" office:date-value="2019-05-13T03:59:32" calcext:value-type="date">
            <text:p>2019-05-13 03:59:32</text:p>
          </table:table-cell>
          <table:table-cell/>
          <table:table-cell table:style-name="ce9" table:formula="of:=IF(COUNTIFS([.A$1:.A$2000]; [.D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5-14T14:31:24" calcext:value-type="date">
            <text:p>2019-05-14 14:31:24</text:p>
          </table:table-cell>
          <table:table-cell/>
          <table:table-cell office:value-type="float" office:value="26329918" calcext:value-type="float">
            <text:p>26329918</text:p>
          </table:table-cell>
          <table:table-cell table:style-name="ce5" office:value-type="date" office:date-value="2019-05-14T14:31:24" calcext:value-type="date">
            <text:p>2019-05-14 14:31:24</text:p>
          </table:table-cell>
          <table:table-cell/>
          <table:table-cell table:style-name="ce9" table:formula="of:=IF(COUNTIFS([.A$1:.A$2000]; [.D9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5-20T07:37:40" calcext:value-type="date">
            <text:p>2019-05-20 07:37:40</text:p>
          </table:table-cell>
          <table:table-cell/>
          <table:table-cell office:value-type="float" office:value="44010572" calcext:value-type="float">
            <text:p>44010572</text:p>
          </table:table-cell>
          <table:table-cell table:style-name="ce5" office:value-type="date" office:date-value="2019-05-20T07:37:40" calcext:value-type="date">
            <text:p>2019-05-20 07:37:40</text:p>
          </table:table-cell>
          <table:table-cell/>
          <table:table-cell table:style-name="ce9" table:formula="of:=IF(COUNTIFS([.A$1:.A$2000]; [.D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5-20T07:44:27" calcext:value-type="date">
            <text:p>2019-05-20 07:44:27</text:p>
          </table:table-cell>
          <table:table-cell/>
          <table:table-cell office:value-type="float" office:value="11228640" calcext:value-type="float">
            <text:p>11228640</text:p>
          </table:table-cell>
          <table:table-cell table:style-name="ce5" office:value-type="date" office:date-value="2019-05-20T07:44:27" calcext:value-type="date">
            <text:p>2019-05-20 07:44:27</text:p>
          </table:table-cell>
          <table:table-cell/>
          <table:table-cell table:style-name="ce9" table:formula="of:=IF(COUNTIFS([.A$1:.A$2000]; [.D1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5-20T22:34:07" calcext:value-type="date">
            <text:p>2019-05-20 22:34:07</text:p>
          </table:table-cell>
          <table:table-cell/>
          <table:table-cell office:value-type="float" office:value="6838170" calcext:value-type="float">
            <text:p>6838170</text:p>
          </table:table-cell>
          <table:table-cell table:style-name="ce5" office:value-type="date" office:date-value="2019-05-20T22:34:07" calcext:value-type="date">
            <text:p>2019-05-20 22:34:07</text:p>
          </table:table-cell>
          <table:table-cell/>
          <table:table-cell table:style-name="ce9" table:formula="of:=IF(COUNTIFS([.A$1:.A$2000]; [.D10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5-21T07:46:10" calcext:value-type="date">
            <text:p>2019-05-21 07:46:10</text:p>
          </table:table-cell>
          <table:table-cell/>
          <table:table-cell office:value-type="float" office:value="468385" calcext:value-type="float">
            <text:p>468385</text:p>
          </table:table-cell>
          <table:table-cell table:style-name="ce5" office:value-type="date" office:date-value="2019-05-21T07:46:10" calcext:value-type="date">
            <text:p>2019-05-21 07:46:10</text:p>
          </table:table-cell>
          <table:table-cell/>
          <table:table-cell table:style-name="ce9" table:formula="of:=IF(COUNTIFS([.A$1:.A$2000]; [.D1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5-23T07:35:33" calcext:value-type="date">
            <text:p>2019-05-23 07:35:33</text:p>
          </table:table-cell>
          <table:table-cell/>
          <table:table-cell office:value-type="float" office:value="15071063" calcext:value-type="float">
            <text:p>15071063</text:p>
          </table:table-cell>
          <table:table-cell table:style-name="ce5" office:value-type="date" office:date-value="2019-05-23T07:35:33" calcext:value-type="date">
            <text:p>2019-05-23 07:35:33</text:p>
          </table:table-cell>
          <table:table-cell/>
          <table:table-cell table:style-name="ce9" table:formula="of:=IF(COUNTIFS([.A$1:.A$2000]; [.D1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5-28T13:44:33" calcext:value-type="date">
            <text:p>2019-05-28 13:44:33</text:p>
          </table:table-cell>
          <table:table-cell/>
          <table:table-cell office:value-type="float" office:value="1446347" calcext:value-type="float">
            <text:p>1446347</text:p>
          </table:table-cell>
          <table:table-cell table:style-name="ce5" office:value-type="date" office:date-value="2019-05-28T13:44:33" calcext:value-type="date">
            <text:p>2019-05-28 13:44:33</text:p>
          </table:table-cell>
          <table:table-cell/>
          <table:table-cell table:style-name="ce9" table:formula="of:=IF(COUNTIFS([.A$1:.A$2000]; [.D1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5-28T21:34:06" calcext:value-type="date">
            <text:p>2019-05-28 21:34:06</text:p>
          </table:table-cell>
          <table:table-cell/>
          <table:table-cell office:value-type="float" office:value="755230" calcext:value-type="float">
            <text:p>755230</text:p>
          </table:table-cell>
          <table:table-cell table:style-name="ce5" office:value-type="date" office:date-value="2019-05-28T21:34:06" calcext:value-type="date">
            <text:p>2019-05-28 21:34:06</text:p>
          </table:table-cell>
          <table:table-cell/>
          <table:table-cell table:style-name="ce9" table:formula="of:=IF(COUNTIFS([.A$1:.A$2000]; [.D1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5-29T17:01:23" calcext:value-type="date">
            <text:p>2019-05-29 17:01:23</text:p>
          </table:table-cell>
          <table:table-cell/>
          <table:table-cell office:value-type="float" office:value="5781553" calcext:value-type="float">
            <text:p>5781553</text:p>
          </table:table-cell>
          <table:table-cell table:style-name="ce5" office:value-type="date" office:date-value="2019-05-29T17:01:23" calcext:value-type="date">
            <text:p>2019-05-29 17:01:23</text:p>
          </table:table-cell>
          <table:table-cell/>
          <table:table-cell table:style-name="ce9" table:formula="of:=IF(COUNTIFS([.A$1:.A$2000]; [.D10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1T00:52:26" calcext:value-type="date">
            <text:p>2019-06-01 00:52:26</text:p>
          </table:table-cell>
          <table:table-cell/>
          <table:table-cell office:value-type="float" office:value="20872271" calcext:value-type="float">
            <text:p>20872271</text:p>
          </table:table-cell>
          <table:table-cell table:style-name="ce5" office:value-type="date" office:date-value="2019-06-01T00:52:26" calcext:value-type="date">
            <text:p>2019-06-01 00:52:26</text:p>
          </table:table-cell>
          <table:table-cell/>
          <table:table-cell table:style-name="ce9" table:formula="of:=IF(COUNTIFS([.A$1:.A$2000]; [.D1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3T06:45:52" calcext:value-type="date">
            <text:p>2019-06-03 06:45:52</text:p>
          </table:table-cell>
          <table:table-cell/>
          <table:table-cell office:value-type="float" office:value="17296022" calcext:value-type="float">
            <text:p>17296022</text:p>
          </table:table-cell>
          <table:table-cell table:style-name="ce5" office:value-type="date" office:date-value="2019-06-03T06:45:52" calcext:value-type="date">
            <text:p>2019-06-03 06:45:52</text:p>
          </table:table-cell>
          <table:table-cell/>
          <table:table-cell table:style-name="ce9" table:formula="of:=IF(COUNTIFS([.A$1:.A$2000]; [.D1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3T16:16:56" calcext:value-type="date">
            <text:p>2019-06-03 16:16:56</text:p>
          </table:table-cell>
          <table:table-cell/>
          <table:table-cell office:value-type="float" office:value="176793" calcext:value-type="float">
            <text:p>176793</text:p>
          </table:table-cell>
          <table:table-cell table:style-name="ce5" office:value-type="date" office:date-value="2019-06-03T16:16:56" calcext:value-type="date">
            <text:p>2019-06-03 16:16:56</text:p>
          </table:table-cell>
          <table:table-cell/>
          <table:table-cell table:style-name="ce9" table:formula="of:=IF(COUNTIFS([.A$1:.A$2000]; [.D1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3T17:36:16" calcext:value-type="date">
            <text:p>2019-06-03 17:36:16</text:p>
          </table:table-cell>
          <table:table-cell/>
          <table:table-cell office:value-type="float" office:value="23056174" calcext:value-type="float">
            <text:p>23056174</text:p>
          </table:table-cell>
          <table:table-cell table:style-name="ce5" office:value-type="date" office:date-value="2019-06-03T17:36:16" calcext:value-type="date">
            <text:p>2019-06-03 17:36:16</text:p>
          </table:table-cell>
          <table:table-cell/>
          <table:table-cell table:style-name="ce9" table:formula="of:=IF(COUNTIFS([.A$1:.A$2000]; [.D1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5T01:23:19" calcext:value-type="date">
            <text:p>2019-06-05 01:23:19</text:p>
          </table:table-cell>
          <table:table-cell/>
          <table:table-cell office:value-type="float" office:value="1954483" calcext:value-type="float">
            <text:p>1954483</text:p>
          </table:table-cell>
          <table:table-cell table:style-name="ce5" office:value-type="date" office:date-value="2019-06-05T01:23:19" calcext:value-type="date">
            <text:p>2019-06-05 01:23:19</text:p>
          </table:table-cell>
          <table:table-cell/>
          <table:table-cell table:style-name="ce9" table:formula="of:=IF(COUNTIFS([.A$1:.A$2000]; [.D1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5T01:25:38" calcext:value-type="date">
            <text:p>2019-06-05 01:25:38</text:p>
          </table:table-cell>
          <table:table-cell/>
          <table:table-cell office:value-type="float" office:value="4797517" calcext:value-type="float">
            <text:p>4797517</text:p>
          </table:table-cell>
          <table:table-cell table:style-name="ce5" office:value-type="date" office:date-value="2019-06-05T01:25:38" calcext:value-type="date">
            <text:p>2019-06-05 01:25:38</text:p>
          </table:table-cell>
          <table:table-cell/>
          <table:table-cell table:style-name="ce9" table:formula="of:=IF(COUNTIFS([.A$1:.A$2000]; [.D1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5T01:26:19" calcext:value-type="date">
            <text:p>2019-06-05 01:26:19</text:p>
          </table:table-cell>
          <table:table-cell/>
          <table:table-cell office:value-type="float" office:value="2705512" calcext:value-type="float">
            <text:p>2705512</text:p>
          </table:table-cell>
          <table:table-cell table:style-name="ce5" office:value-type="date" office:date-value="2019-06-05T01:26:19" calcext:value-type="date">
            <text:p>2019-06-05 01:26:19</text:p>
          </table:table-cell>
          <table:table-cell/>
          <table:table-cell table:style-name="ce9" table:formula="of:=IF(COUNTIFS([.A$1:.A$2000]; [.D1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5T01:29:13" calcext:value-type="date">
            <text:p>2019-06-05 01:29:13</text:p>
          </table:table-cell>
          <table:table-cell/>
          <table:table-cell office:value-type="float" office:value="9858969" calcext:value-type="float">
            <text:p>9858969</text:p>
          </table:table-cell>
          <table:table-cell table:style-name="ce5" office:value-type="date" office:date-value="2019-06-05T01:29:13" calcext:value-type="date">
            <text:p>2019-06-05 01:29:13</text:p>
          </table:table-cell>
          <table:table-cell/>
          <table:table-cell table:style-name="ce9" table:formula="of:=IF(COUNTIFS([.A$1:.A$2000]; [.D1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5T01:31:36" calcext:value-type="date">
            <text:p>2019-06-05 01:31:36</text:p>
          </table:table-cell>
          <table:table-cell/>
          <table:table-cell office:value-type="float" office:value="3425315" calcext:value-type="float">
            <text:p>3425315</text:p>
          </table:table-cell>
          <table:table-cell table:style-name="ce5" office:value-type="date" office:date-value="2019-06-05T01:31:36" calcext:value-type="date">
            <text:p>2019-06-05 01:31:36</text:p>
          </table:table-cell>
          <table:table-cell/>
          <table:table-cell table:style-name="ce9" table:formula="of:=IF(COUNTIFS([.A$1:.A$2000]; [.D1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5T02:05:53" calcext:value-type="date">
            <text:p>2019-06-05 02:05:53</text:p>
          </table:table-cell>
          <table:table-cell/>
          <table:table-cell office:value-type="float" office:value="7960217" calcext:value-type="float">
            <text:p>7960217</text:p>
          </table:table-cell>
          <table:table-cell table:style-name="ce5" office:value-type="date" office:date-value="2019-06-05T02:05:53" calcext:value-type="date">
            <text:p>2019-06-05 02:05:53</text:p>
          </table:table-cell>
          <table:table-cell/>
          <table:table-cell table:style-name="ce9" table:formula="of:=IF(COUNTIFS([.A$1:.A$2000]; [.D1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5T02:06:04" calcext:value-type="date">
            <text:p>2019-06-05 02:06:04</text:p>
          </table:table-cell>
          <table:table-cell/>
          <table:table-cell office:value-type="float" office:value="2044288" calcext:value-type="float">
            <text:p>2044288</text:p>
          </table:table-cell>
          <table:table-cell table:style-name="ce5" office:value-type="date" office:date-value="2019-06-05T02:06:04" calcext:value-type="date">
            <text:p>2019-06-05 02:06:04</text:p>
          </table:table-cell>
          <table:table-cell/>
          <table:table-cell table:style-name="ce9" table:formula="of:=IF(COUNTIFS([.A$1:.A$2000]; [.D1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5T03:10:30" calcext:value-type="date">
            <text:p>2019-06-05 03:10:30</text:p>
          </table:table-cell>
          <table:table-cell/>
          <table:table-cell office:value-type="float" office:value="11923482" calcext:value-type="float">
            <text:p>11923482</text:p>
          </table:table-cell>
          <table:table-cell table:style-name="ce5" office:value-type="date" office:date-value="2019-06-05T03:10:30" calcext:value-type="date">
            <text:p>2019-06-05 03:10:30</text:p>
          </table:table-cell>
          <table:table-cell/>
          <table:table-cell table:style-name="ce9" table:formula="of:=IF(COUNTIFS([.A$1:.A$2000]; [.D1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5T03:11:53" calcext:value-type="date">
            <text:p>2019-06-05 03:11:53</text:p>
          </table:table-cell>
          <table:table-cell/>
          <table:table-cell office:value-type="float" office:value="12101899" calcext:value-type="float">
            <text:p>12101899</text:p>
          </table:table-cell>
          <table:table-cell table:style-name="ce5" office:value-type="date" office:date-value="2019-06-05T03:11:53" calcext:value-type="date">
            <text:p>2019-06-05 03:11:53</text:p>
          </table:table-cell>
          <table:table-cell/>
          <table:table-cell table:style-name="ce9" table:formula="of:=IF(COUNTIFS([.A$1:.A$2000]; [.D11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5T03:13:12" calcext:value-type="date">
            <text:p>2019-06-05 03:13:12</text:p>
          </table:table-cell>
          <table:table-cell/>
          <table:table-cell office:value-type="float" office:value="10238654" calcext:value-type="float">
            <text:p>10238654</text:p>
          </table:table-cell>
          <table:table-cell table:style-name="ce5" office:value-type="date" office:date-value="2019-06-05T03:13:12" calcext:value-type="date">
            <text:p>2019-06-05 03:13:12</text:p>
          </table:table-cell>
          <table:table-cell/>
          <table:table-cell table:style-name="ce9" table:formula="of:=IF(COUNTIFS([.A$1:.A$2000]; [.D1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5T20:13:40" calcext:value-type="date">
            <text:p>2019-06-05 20:13:40</text:p>
          </table:table-cell>
          <table:table-cell/>
          <table:table-cell office:value-type="float" office:value="732281" calcext:value-type="float">
            <text:p>732281</text:p>
          </table:table-cell>
          <table:table-cell table:style-name="ce5" office:value-type="date" office:date-value="2019-06-05T20:13:40" calcext:value-type="date">
            <text:p>2019-06-05 20:13:40</text:p>
          </table:table-cell>
          <table:table-cell/>
          <table:table-cell table:style-name="ce9" table:formula="of:=IF(COUNTIFS([.A$1:.A$2000]; [.D12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08T02:30:51" calcext:value-type="date">
            <text:p>2019-06-08 02:30:51</text:p>
          </table:table-cell>
          <table:table-cell/>
          <table:table-cell office:value-type="float" office:value="6710865" calcext:value-type="float">
            <text:p>6710865</text:p>
          </table:table-cell>
          <table:table-cell table:style-name="ce5" office:value-type="date" office:date-value="2019-06-08T02:30:51" calcext:value-type="date">
            <text:p>2019-06-08 02:30:51</text:p>
          </table:table-cell>
          <table:table-cell/>
          <table:table-cell table:style-name="ce9" table:formula="of:=IF(COUNTIFS([.A$1:.A$2000]; [.D1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10T04:37:31" calcext:value-type="date">
            <text:p>2019-06-10 04:37:31</text:p>
          </table:table-cell>
          <table:table-cell/>
          <table:table-cell office:value-type="float" office:value="1657239" calcext:value-type="float">
            <text:p>1657239</text:p>
          </table:table-cell>
          <table:table-cell table:style-name="ce5" office:value-type="date" office:date-value="2019-06-10T04:37:31" calcext:value-type="date">
            <text:p>2019-06-10 04:37:31</text:p>
          </table:table-cell>
          <table:table-cell/>
          <table:table-cell table:style-name="ce9" table:formula="of:=IF(COUNTIFS([.A$1:.A$2000]; [.D1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10T10:41:21" calcext:value-type="date">
            <text:p>2019-06-10 10:41:21</text:p>
          </table:table-cell>
          <table:table-cell/>
          <table:table-cell office:value-type="float" office:value="44462230" calcext:value-type="float">
            <text:p>44462230</text:p>
          </table:table-cell>
          <table:table-cell table:style-name="ce5" office:value-type="date" office:date-value="2019-06-10T10:41:21" calcext:value-type="date">
            <text:p>2019-06-10 10:41:21</text:p>
          </table:table-cell>
          <table:table-cell/>
          <table:table-cell table:style-name="ce9" table:formula="of:=IF(COUNTIFS([.A$1:.A$2000]; [.D12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11T09:37:53" calcext:value-type="date">
            <text:p>2019-06-11 09:37:53</text:p>
          </table:table-cell>
          <table:table-cell/>
          <table:table-cell office:value-type="float" office:value="1792853" calcext:value-type="float">
            <text:p>1792853</text:p>
          </table:table-cell>
          <table:table-cell table:style-name="ce5" office:value-type="date" office:date-value="2019-06-11T09:37:53" calcext:value-type="date">
            <text:p>2019-06-11 09:37:53</text:p>
          </table:table-cell>
          <table:table-cell/>
          <table:table-cell table:style-name="ce9" table:formula="of:=IF(COUNTIFS([.A$1:.A$2000]; [.D1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12T05:40:45" calcext:value-type="date">
            <text:p>2019-06-12 05:40:45</text:p>
          </table:table-cell>
          <table:table-cell/>
          <table:table-cell office:value-type="float" office:value="16113233" calcext:value-type="float">
            <text:p>16113233</text:p>
          </table:table-cell>
          <table:table-cell table:style-name="ce5" office:value-type="date" office:date-value="2019-06-12T05:40:45" calcext:value-type="date">
            <text:p>2019-06-12 05:40:45</text:p>
          </table:table-cell>
          <table:table-cell/>
          <table:table-cell table:style-name="ce9" table:formula="of:=IF(COUNTIFS([.A$1:.A$2000]; [.D1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15T11:14:56" calcext:value-type="date">
            <text:p>2019-06-15 11:14:56</text:p>
          </table:table-cell>
          <table:table-cell/>
          <table:table-cell office:value-type="float" office:value="1971200" calcext:value-type="float">
            <text:p>1971200</text:p>
          </table:table-cell>
          <table:table-cell table:style-name="ce5" office:value-type="date" office:date-value="2019-06-15T11:14:56" calcext:value-type="date">
            <text:p>2019-06-15 11:14:56</text:p>
          </table:table-cell>
          <table:table-cell/>
          <table:table-cell table:style-name="ce9" table:formula="of:=IF(COUNTIFS([.A$1:.A$2000]; [.D1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18T06:34:01" calcext:value-type="date">
            <text:p>2019-06-18 06:34:01</text:p>
          </table:table-cell>
          <table:table-cell/>
          <table:table-cell office:value-type="float" office:value="4745298" calcext:value-type="float">
            <text:p>4745298</text:p>
          </table:table-cell>
          <table:table-cell table:style-name="ce5" office:value-type="date" office:date-value="2019-06-18T06:34:01" calcext:value-type="date">
            <text:p>2019-06-18 06:34:01</text:p>
          </table:table-cell>
          <table:table-cell/>
          <table:table-cell table:style-name="ce9" table:formula="of:=IF(COUNTIFS([.A$1:.A$2000]; [.D1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19T08:08:13" calcext:value-type="date">
            <text:p>2019-06-19 08:08:13</text:p>
          </table:table-cell>
          <table:table-cell/>
          <table:table-cell office:value-type="float" office:value="1171396" calcext:value-type="float">
            <text:p>1171396</text:p>
          </table:table-cell>
          <table:table-cell table:style-name="ce5" office:value-type="date" office:date-value="2019-06-19T08:08:13" calcext:value-type="date">
            <text:p>2019-06-19 08:08:13</text:p>
          </table:table-cell>
          <table:table-cell/>
          <table:table-cell table:style-name="ce9" table:formula="of:=IF(COUNTIFS([.A$1:.A$2000]; [.D1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19T10:04:42" calcext:value-type="date">
            <text:p>2019-06-19 10:04:42</text:p>
          </table:table-cell>
          <table:table-cell/>
          <table:table-cell office:value-type="float" office:value="1145830" calcext:value-type="float">
            <text:p>1145830</text:p>
          </table:table-cell>
          <table:table-cell table:style-name="ce5" office:value-type="date" office:date-value="2019-06-19T10:04:42" calcext:value-type="date">
            <text:p>2019-06-19 10:04:42</text:p>
          </table:table-cell>
          <table:table-cell/>
          <table:table-cell table:style-name="ce9" table:formula="of:=IF(COUNTIFS([.A$1:.A$2000]; [.D1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25T16:12:04" calcext:value-type="date">
            <text:p>2019-06-25 16:12:04</text:p>
          </table:table-cell>
          <table:table-cell/>
          <table:table-cell office:value-type="float" office:value="41823194" calcext:value-type="float">
            <text:p>41823194</text:p>
          </table:table-cell>
          <table:table-cell table:style-name="ce5" office:value-type="date" office:date-value="2019-06-25T16:12:04" calcext:value-type="date">
            <text:p>2019-06-25 16:12:04</text:p>
          </table:table-cell>
          <table:table-cell/>
          <table:table-cell table:style-name="ce9" table:formula="of:=IF(COUNTIFS([.A$1:.A$2000]; [.D1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26T05:24:01" calcext:value-type="date">
            <text:p>2019-06-26 05:24:01</text:p>
          </table:table-cell>
          <table:table-cell/>
          <table:table-cell office:value-type="float" office:value="14042808" calcext:value-type="float">
            <text:p>14042808</text:p>
          </table:table-cell>
          <table:table-cell table:style-name="ce5" office:value-type="date" office:date-value="2019-06-26T05:24:01" calcext:value-type="date">
            <text:p>2019-06-26 05:24:01</text:p>
          </table:table-cell>
          <table:table-cell/>
          <table:table-cell table:style-name="ce9" table:formula="of:=IF(COUNTIFS([.A$1:.A$2000]; [.D1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26T07:33:42" calcext:value-type="date">
            <text:p>2019-06-26 07:33:42</text:p>
          </table:table-cell>
          <table:table-cell/>
          <table:table-cell office:value-type="float" office:value="1203142" calcext:value-type="float">
            <text:p>1203142</text:p>
          </table:table-cell>
          <table:table-cell table:style-name="ce5" office:value-type="date" office:date-value="2019-06-26T07:33:42" calcext:value-type="date">
            <text:p>2019-06-26 07:33:42</text:p>
          </table:table-cell>
          <table:table-cell/>
          <table:table-cell table:style-name="ce9" table:formula="of:=IF(COUNTIFS([.A$1:.A$2000]; [.D1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26T08:55:41" calcext:value-type="date">
            <text:p>2019-06-26 08:55:41</text:p>
          </table:table-cell>
          <table:table-cell/>
          <table:table-cell office:value-type="float" office:value="34297812" calcext:value-type="float">
            <text:p>34297812</text:p>
          </table:table-cell>
          <table:table-cell table:style-name="ce5" office:value-type="date" office:date-value="2019-06-26T08:55:41" calcext:value-type="date">
            <text:p>2019-06-26 08:55:41</text:p>
          </table:table-cell>
          <table:table-cell/>
          <table:table-cell table:style-name="ce9" table:formula="of:=IF(COUNTIFS([.A$1:.A$2000]; [.D13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26T11:47:41" calcext:value-type="date">
            <text:p>2019-06-26 11:47:41</text:p>
          </table:table-cell>
          <table:table-cell/>
          <table:table-cell office:value-type="float" office:value="42332923" calcext:value-type="float">
            <text:p>42332923</text:p>
          </table:table-cell>
          <table:table-cell table:style-name="ce5" office:value-type="date" office:date-value="2019-06-26T11:47:41" calcext:value-type="date">
            <text:p>2019-06-26 11:47:41</text:p>
          </table:table-cell>
          <table:table-cell/>
          <table:table-cell table:style-name="ce9" table:formula="of:=IF(COUNTIFS([.A$1:.A$2000]; [.D1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27T10:22:32" calcext:value-type="date">
            <text:p>2019-06-27 10:22:32</text:p>
          </table:table-cell>
          <table:table-cell/>
          <table:table-cell office:value-type="float" office:value="1761249" calcext:value-type="float">
            <text:p>1761249</text:p>
          </table:table-cell>
          <table:table-cell table:style-name="ce5" office:value-type="date" office:date-value="2019-06-27T10:22:32" calcext:value-type="date">
            <text:p>2019-06-27 10:22:32</text:p>
          </table:table-cell>
          <table:table-cell/>
          <table:table-cell table:style-name="ce9" table:formula="of:=IF(COUNTIFS([.A$1:.A$2000]; [.D1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6-28T04:26:08" calcext:value-type="date">
            <text:p>2019-06-28 04:26:08</text:p>
          </table:table-cell>
          <table:table-cell/>
          <table:table-cell office:value-type="float" office:value="29113761" calcext:value-type="float">
            <text:p>29113761</text:p>
          </table:table-cell>
          <table:table-cell table:style-name="ce5" office:value-type="date" office:date-value="2019-06-28T04:26:08" calcext:value-type="date">
            <text:p>2019-06-28 04:26:08</text:p>
          </table:table-cell>
          <table:table-cell/>
          <table:table-cell table:style-name="ce9" table:formula="of:=IF(COUNTIFS([.A$1:.A$2000]; [.D1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02T01:14:16" calcext:value-type="date">
            <text:p>2019-07-02 01:14:16</text:p>
          </table:table-cell>
          <table:table-cell/>
          <table:table-cell office:value-type="float" office:value="18029834" calcext:value-type="float">
            <text:p>18029834</text:p>
          </table:table-cell>
          <table:table-cell table:style-name="ce5" office:value-type="date" office:date-value="2019-07-02T01:14:16" calcext:value-type="date">
            <text:p>2019-07-02 01:14:16</text:p>
          </table:table-cell>
          <table:table-cell/>
          <table:table-cell table:style-name="ce9" table:formula="of:=IF(COUNTIFS([.A$1:.A$2000]; [.D1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06T15:15:31" calcext:value-type="date">
            <text:p>2019-07-06 15:15:31</text:p>
          </table:table-cell>
          <table:table-cell/>
          <table:table-cell office:value-type="float" office:value="2602122" calcext:value-type="float">
            <text:p>2602122</text:p>
          </table:table-cell>
          <table:table-cell table:style-name="ce5" office:value-type="date" office:date-value="2019-07-06T15:15:31" calcext:value-type="date">
            <text:p>2019-07-06 15:15:31</text:p>
          </table:table-cell>
          <table:table-cell/>
          <table:table-cell table:style-name="ce9" table:formula="of:=IF(COUNTIFS([.A$1:.A$2000]; [.D1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08T09:43:04" calcext:value-type="date">
            <text:p>2019-07-08 09:43:04</text:p>
          </table:table-cell>
          <table:table-cell/>
          <table:table-cell office:value-type="float" office:value="42562850" calcext:value-type="float">
            <text:p>42562850</text:p>
          </table:table-cell>
          <table:table-cell table:style-name="ce5" office:value-type="date" office:date-value="2019-07-08T09:43:04" calcext:value-type="date">
            <text:p>2019-07-08 09:43:04</text:p>
          </table:table-cell>
          <table:table-cell/>
          <table:table-cell table:style-name="ce9" table:formula="of:=IF(COUNTIFS([.A$1:.A$2000]; [.D1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08T13:28:02" calcext:value-type="date">
            <text:p>2019-07-08 13:28:02</text:p>
          </table:table-cell>
          <table:table-cell/>
          <table:table-cell office:value-type="float" office:value="2969330" calcext:value-type="float">
            <text:p>2969330</text:p>
          </table:table-cell>
          <table:table-cell table:style-name="ce5" office:value-type="date" office:date-value="2019-07-08T13:28:02" calcext:value-type="date">
            <text:p>2019-07-08 13:28:02</text:p>
          </table:table-cell>
          <table:table-cell/>
          <table:table-cell table:style-name="ce9" table:formula="of:=IF(COUNTIFS([.A$1:.A$2000]; [.D1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08T20:43:49" calcext:value-type="date">
            <text:p>2019-07-08 20:43:49</text:p>
          </table:table-cell>
          <table:table-cell/>
          <table:table-cell office:value-type="float" office:value="6152741" calcext:value-type="float">
            <text:p>6152741</text:p>
          </table:table-cell>
          <table:table-cell table:style-name="ce5" office:value-type="date" office:date-value="2019-07-08T20:43:49" calcext:value-type="date">
            <text:p>2019-07-08 20:43:49</text:p>
          </table:table-cell>
          <table:table-cell/>
          <table:table-cell table:style-name="ce9" table:formula="of:=IF(COUNTIFS([.A$1:.A$2000]; [.D1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09T10:04:16" calcext:value-type="date">
            <text:p>2019-07-09 10:04:16</text:p>
          </table:table-cell>
          <table:table-cell/>
          <table:table-cell office:value-type="float" office:value="502963" calcext:value-type="float">
            <text:p>502963</text:p>
          </table:table-cell>
          <table:table-cell table:style-name="ce5" office:value-type="date" office:date-value="2019-07-09T10:04:16" calcext:value-type="date">
            <text:p>2019-07-09 10:04:16</text:p>
          </table:table-cell>
          <table:table-cell/>
          <table:table-cell table:style-name="ce9" table:formula="of:=IF(COUNTIFS([.A$1:.A$2000]; [.D1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09T17:08:54" calcext:value-type="date">
            <text:p>2019-07-09 17:08:54</text:p>
          </table:table-cell>
          <table:table-cell/>
          <table:table-cell office:value-type="float" office:value="45754" calcext:value-type="float">
            <text:p>45754</text:p>
          </table:table-cell>
          <table:table-cell table:style-name="ce5" office:value-type="date" office:date-value="2019-07-09T17:08:54" calcext:value-type="date">
            <text:p>2019-07-09 17:08:54</text:p>
          </table:table-cell>
          <table:table-cell/>
          <table:table-cell table:style-name="ce9" table:formula="of:=IF(COUNTIFS([.A$1:.A$2000]; [.D1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10T11:54:18" calcext:value-type="date">
            <text:p>2019-07-10 11:54:18</text:p>
          </table:table-cell>
          <table:table-cell/>
          <table:table-cell office:value-type="float" office:value="415502" calcext:value-type="float">
            <text:p>415502</text:p>
          </table:table-cell>
          <table:table-cell table:style-name="ce5" office:value-type="date" office:date-value="2019-07-10T11:54:18" calcext:value-type="date">
            <text:p>2019-07-10 11:54:18</text:p>
          </table:table-cell>
          <table:table-cell/>
          <table:table-cell table:style-name="ce9" table:formula="of:=IF(COUNTIFS([.A$1:.A$2000]; [.D1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11T19:01:03" calcext:value-type="date">
            <text:p>2019-07-11 19:01:03</text:p>
          </table:table-cell>
          <table:table-cell/>
          <table:table-cell office:value-type="float" office:value="3532750" calcext:value-type="float">
            <text:p>3532750</text:p>
          </table:table-cell>
          <table:table-cell table:style-name="ce5" office:value-type="date" office:date-value="2019-07-11T19:01:03" calcext:value-type="date">
            <text:p>2019-07-11 19:01:03</text:p>
          </table:table-cell>
          <table:table-cell/>
          <table:table-cell table:style-name="ce9" table:formula="of:=IF(COUNTIFS([.A$1:.A$2000]; [.D1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14T16:46:42" calcext:value-type="date">
            <text:p>2019-07-14 16:46:42</text:p>
          </table:table-cell>
          <table:table-cell/>
          <table:table-cell office:value-type="float" office:value="20485191" calcext:value-type="float">
            <text:p>20485191</text:p>
          </table:table-cell>
          <table:table-cell table:style-name="ce5" office:value-type="date" office:date-value="2019-07-14T16:46:42" calcext:value-type="date">
            <text:p>2019-07-14 16:46:42</text:p>
          </table:table-cell>
          <table:table-cell/>
          <table:table-cell table:style-name="ce9" table:formula="of:=IF(COUNTIFS([.A$1:.A$2000]; [.D1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14T21:55:16" calcext:value-type="date">
            <text:p>2019-07-14 21:55:16</text:p>
          </table:table-cell>
          <table:table-cell/>
          <table:table-cell office:value-type="float" office:value="6644378" calcext:value-type="float">
            <text:p>6644378</text:p>
          </table:table-cell>
          <table:table-cell table:style-name="ce5" office:value-type="date" office:date-value="2019-07-14T21:55:16" calcext:value-type="date">
            <text:p>2019-07-14 21:55:16</text:p>
          </table:table-cell>
          <table:table-cell/>
          <table:table-cell table:style-name="ce9" table:formula="of:=IF(COUNTIFS([.A$1:.A$2000]; [.D14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15T09:40:10" calcext:value-type="date">
            <text:p>2019-07-15 09:40:10</text:p>
          </table:table-cell>
          <table:table-cell/>
          <table:table-cell office:value-type="float" office:value="1946663" calcext:value-type="float">
            <text:p>1946663</text:p>
          </table:table-cell>
          <table:table-cell table:style-name="ce5" office:value-type="date" office:date-value="2019-07-15T09:40:10" calcext:value-type="date">
            <text:p>2019-07-15 09:40:10</text:p>
          </table:table-cell>
          <table:table-cell/>
          <table:table-cell table:style-name="ce9" table:formula="of:=IF(COUNTIFS([.A$1:.A$2000]; [.D1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16T07:30:58" calcext:value-type="date">
            <text:p>2019-07-16 07:30:58</text:p>
          </table:table-cell>
          <table:table-cell/>
          <table:table-cell office:value-type="float" office:value="7892684" calcext:value-type="float">
            <text:p>7892684</text:p>
          </table:table-cell>
          <table:table-cell table:style-name="ce5" office:value-type="date" office:date-value="2019-07-16T07:30:58" calcext:value-type="date">
            <text:p>2019-07-16 07:30:58</text:p>
          </table:table-cell>
          <table:table-cell/>
          <table:table-cell table:style-name="ce9" table:formula="of:=IF(COUNTIFS([.A$1:.A$2000]; [.D15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17T21:08:45" calcext:value-type="date">
            <text:p>2019-07-17 21:08:45</text:p>
          </table:table-cell>
          <table:table-cell/>
          <table:table-cell office:value-type="float" office:value="684589" calcext:value-type="float">
            <text:p>684589</text:p>
          </table:table-cell>
          <table:table-cell table:style-name="ce5" office:value-type="date" office:date-value="2019-07-17T21:08:45" calcext:value-type="date">
            <text:p>2019-07-17 21:08:45</text:p>
          </table:table-cell>
          <table:table-cell/>
          <table:table-cell table:style-name="ce9" table:formula="of:=IF(COUNTIFS([.A$1:.A$2000]; [.D1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18T07:51:40" calcext:value-type="date">
            <text:p>2019-07-18 07:51:40</text:p>
          </table:table-cell>
          <table:table-cell/>
          <table:table-cell office:value-type="float" office:value="2907737" calcext:value-type="float">
            <text:p>2907737</text:p>
          </table:table-cell>
          <table:table-cell table:style-name="ce5" office:value-type="date" office:date-value="2019-07-18T07:51:40" calcext:value-type="date">
            <text:p>2019-07-18 07:51:40</text:p>
          </table:table-cell>
          <table:table-cell/>
          <table:table-cell table:style-name="ce9" table:formula="of:=IF(COUNTIFS([.A$1:.A$2000]; [.D1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19T10:41:47" calcext:value-type="date">
            <text:p>2019-07-19 10:41:47</text:p>
          </table:table-cell>
          <table:table-cell/>
          <table:table-cell office:value-type="float" office:value="6658144" calcext:value-type="float">
            <text:p>6658144</text:p>
          </table:table-cell>
          <table:table-cell table:style-name="ce5" office:value-type="date" office:date-value="2019-07-19T10:41:47" calcext:value-type="date">
            <text:p>2019-07-19 10:41:47</text:p>
          </table:table-cell>
          <table:table-cell/>
          <table:table-cell table:style-name="ce9" table:formula="of:=IF(COUNTIFS([.A$1:.A$2000]; [.D1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22T20:13:16" calcext:value-type="date">
            <text:p>2019-07-22 20:13:16</text:p>
          </table:table-cell>
          <table:table-cell/>
          <table:table-cell office:value-type="float" office:value="317129" calcext:value-type="float">
            <text:p>317129</text:p>
          </table:table-cell>
          <table:table-cell table:style-name="ce5" office:value-type="date" office:date-value="2019-07-22T20:13:16" calcext:value-type="date">
            <text:p>2019-07-22 20:13:16</text:p>
          </table:table-cell>
          <table:table-cell/>
          <table:table-cell table:style-name="ce9" table:formula="of:=IF(COUNTIFS([.A$1:.A$2000]; [.D1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24T17:20:29" calcext:value-type="date">
            <text:p>2019-07-24 17:20:29</text:p>
          </table:table-cell>
          <table:table-cell/>
          <table:table-cell office:value-type="float" office:value="155487" calcext:value-type="float">
            <text:p>155487</text:p>
          </table:table-cell>
          <table:table-cell table:style-name="ce5" office:value-type="date" office:date-value="2019-07-24T17:20:29" calcext:value-type="date">
            <text:p>2019-07-24 17:20:29</text:p>
          </table:table-cell>
          <table:table-cell/>
          <table:table-cell table:style-name="ce9" table:formula="of:=IF(COUNTIFS([.A$1:.A$2000]; [.D1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25T17:37:39" calcext:value-type="date">
            <text:p>2019-07-25 17:37:39</text:p>
          </table:table-cell>
          <table:table-cell/>
          <table:table-cell office:value-type="float" office:value="12168520" calcext:value-type="float">
            <text:p>12168520</text:p>
          </table:table-cell>
          <table:table-cell table:style-name="ce5" office:value-type="date" office:date-value="2019-07-25T17:37:39" calcext:value-type="date">
            <text:p>2019-07-25 17:37:39</text:p>
          </table:table-cell>
          <table:table-cell/>
          <table:table-cell table:style-name="ce9" table:formula="of:=IF(COUNTIFS([.A$1:.A$2000]; [.D1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26T04:52:56" calcext:value-type="date">
            <text:p>2019-07-26 04:52:56</text:p>
          </table:table-cell>
          <table:table-cell/>
          <table:table-cell office:value-type="float" office:value="10111561" calcext:value-type="float">
            <text:p>10111561</text:p>
          </table:table-cell>
          <table:table-cell table:style-name="ce5" office:value-type="date" office:date-value="2019-07-26T04:52:56" calcext:value-type="date">
            <text:p>2019-07-26 04:52:56</text:p>
          </table:table-cell>
          <table:table-cell/>
          <table:table-cell table:style-name="ce9" table:formula="of:=IF(COUNTIFS([.A$1:.A$2000]; [.D15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26T11:58:26" calcext:value-type="date">
            <text:p>2019-07-26 11:58:26</text:p>
          </table:table-cell>
          <table:table-cell/>
          <table:table-cell office:value-type="float" office:value="6570144" calcext:value-type="float">
            <text:p>6570144</text:p>
          </table:table-cell>
          <table:table-cell table:style-name="ce5" office:value-type="date" office:date-value="2019-07-26T11:58:26" calcext:value-type="date">
            <text:p>2019-07-26 11:58:26</text:p>
          </table:table-cell>
          <table:table-cell/>
          <table:table-cell table:style-name="ce9" table:formula="of:=IF(COUNTIFS([.A$1:.A$2000]; [.D15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28T09:38:01" calcext:value-type="date">
            <text:p>2019-07-28 09:38:01</text:p>
          </table:table-cell>
          <table:table-cell/>
          <table:table-cell office:value-type="float" office:value="22875198" calcext:value-type="float">
            <text:p>22875198</text:p>
          </table:table-cell>
          <table:table-cell table:style-name="ce5" office:value-type="date" office:date-value="2019-07-28T09:38:01" calcext:value-type="date">
            <text:p>2019-07-28 09:38:01</text:p>
          </table:table-cell>
          <table:table-cell/>
          <table:table-cell table:style-name="ce9" table:formula="of:=IF(COUNTIFS([.A$1:.A$2000]; [.D1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7-28T17:54:37" calcext:value-type="date">
            <text:p>2019-07-28 17:54:37</text:p>
          </table:table-cell>
          <table:table-cell/>
          <table:table-cell office:value-type="float" office:value="12011508" calcext:value-type="float">
            <text:p>12011508</text:p>
          </table:table-cell>
          <table:table-cell table:style-name="ce5" office:value-type="date" office:date-value="2019-07-28T17:54:37" calcext:value-type="date">
            <text:p>2019-07-28 17:54:37</text:p>
          </table:table-cell>
          <table:table-cell/>
          <table:table-cell table:style-name="ce9" table:formula="of:=IF(COUNTIFS([.A$1:.A$2000]; [.D1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8-09T05:45:29" calcext:value-type="date">
            <text:p>2019-08-09 05:45:29</text:p>
          </table:table-cell>
          <table:table-cell/>
          <table:table-cell office:value-type="float" office:value="1435547" calcext:value-type="float">
            <text:p>1435547</text:p>
          </table:table-cell>
          <table:table-cell table:style-name="ce5" office:value-type="date" office:date-value="2019-08-09T05:45:29" calcext:value-type="date">
            <text:p>2019-08-09 05:45:29</text:p>
          </table:table-cell>
          <table:table-cell/>
          <table:table-cell table:style-name="ce9" table:formula="of:=IF(COUNTIFS([.A$1:.A$2000]; [.D1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8-09T09:07:40" calcext:value-type="date">
            <text:p>2019-08-09 09:07:40</text:p>
          </table:table-cell>
          <table:table-cell/>
          <table:table-cell office:value-type="float" office:value="312292" calcext:value-type="float">
            <text:p>312292</text:p>
          </table:table-cell>
          <table:table-cell table:style-name="ce5" office:value-type="date" office:date-value="2019-08-09T09:07:40" calcext:value-type="date">
            <text:p>2019-08-09 09:07:40</text:p>
          </table:table-cell>
          <table:table-cell/>
          <table:table-cell table:style-name="ce9" table:formula="of:=IF(COUNTIFS([.A$1:.A$2000]; [.D16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8-11T04:38:34" calcext:value-type="date">
            <text:p>2019-08-11 04:38:34</text:p>
          </table:table-cell>
          <table:table-cell/>
          <table:table-cell office:value-type="float" office:value="8543769" calcext:value-type="float">
            <text:p>8543769</text:p>
          </table:table-cell>
          <table:table-cell table:style-name="ce5" office:value-type="date" office:date-value="2019-08-11T04:38:34" calcext:value-type="date">
            <text:p>2019-08-11 04:38:34</text:p>
          </table:table-cell>
          <table:table-cell/>
          <table:table-cell table:style-name="ce9" table:formula="of:=IF(COUNTIFS([.A$1:.A$2000]; [.D1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8-12T05:53:29" calcext:value-type="date">
            <text:p>2019-08-12 05:53:29</text:p>
          </table:table-cell>
          <table:table-cell/>
          <table:table-cell office:value-type="float" office:value="18663330" calcext:value-type="float">
            <text:p>18663330</text:p>
          </table:table-cell>
          <table:table-cell table:style-name="ce5" office:value-type="date" office:date-value="2019-08-12T05:53:29" calcext:value-type="date">
            <text:p>2019-08-12 05:53:29</text:p>
          </table:table-cell>
          <table:table-cell/>
          <table:table-cell table:style-name="ce9" table:formula="of:=IF(COUNTIFS([.A$1:.A$2000]; [.D1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8-12T10:00:49" calcext:value-type="date">
            <text:p>2019-08-12 10:00:49</text:p>
          </table:table-cell>
          <table:table-cell/>
          <table:table-cell office:value-type="float" office:value="19708877" calcext:value-type="float">
            <text:p>19708877</text:p>
          </table:table-cell>
          <table:table-cell table:style-name="ce5" office:value-type="date" office:date-value="2019-08-12T10:00:49" calcext:value-type="date">
            <text:p>2019-08-12 10:00:49</text:p>
          </table:table-cell>
          <table:table-cell/>
          <table:table-cell table:style-name="ce9" table:formula="of:=IF(COUNTIFS([.A$1:.A$2000]; [.D1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8-15T09:22:23" calcext:value-type="date">
            <text:p>2019-08-15 09:22:23</text:p>
          </table:table-cell>
          <table:table-cell/>
          <table:table-cell office:value-type="float" office:value="4882172" calcext:value-type="float">
            <text:p>4882172</text:p>
          </table:table-cell>
          <table:table-cell table:style-name="ce5" office:value-type="date" office:date-value="2019-08-15T09:22:23" calcext:value-type="date">
            <text:p>2019-08-15 09:22:23</text:p>
          </table:table-cell>
          <table:table-cell/>
          <table:table-cell table:style-name="ce9" table:formula="of:=IF(COUNTIFS([.A$1:.A$2000]; [.D1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8-16T00:48:53" calcext:value-type="date">
            <text:p>2019-08-16 00:48:53</text:p>
          </table:table-cell>
          <table:table-cell/>
          <table:table-cell office:value-type="float" office:value="24693468" calcext:value-type="float">
            <text:p>24693468</text:p>
          </table:table-cell>
          <table:table-cell table:style-name="ce5" office:value-type="date" office:date-value="2019-08-16T00:48:53" calcext:value-type="date">
            <text:p>2019-08-16 00:48:53</text:p>
          </table:table-cell>
          <table:table-cell/>
          <table:table-cell table:style-name="ce9" table:formula="of:=IF(COUNTIFS([.A$1:.A$2000]; [.D1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8-18T05:40:12" calcext:value-type="date">
            <text:p>2019-08-18 05:40:12</text:p>
          </table:table-cell>
          <table:table-cell/>
          <table:table-cell office:value-type="float" office:value="1877762" calcext:value-type="float">
            <text:p>1877762</text:p>
          </table:table-cell>
          <table:table-cell table:style-name="ce5" office:value-type="date" office:date-value="2019-08-18T05:40:12" calcext:value-type="date">
            <text:p>2019-08-18 05:40:12</text:p>
          </table:table-cell>
          <table:table-cell/>
          <table:table-cell table:style-name="ce9" table:formula="of:=IF(COUNTIFS([.A$1:.A$2000]; [.D1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8-18T11:40:02" calcext:value-type="date">
            <text:p>2019-08-18 11:40:02</text:p>
          </table:table-cell>
          <table:table-cell/>
          <table:table-cell office:value-type="float" office:value="10304352" calcext:value-type="float">
            <text:p>10304352</text:p>
          </table:table-cell>
          <table:table-cell table:style-name="ce5" office:value-type="date" office:date-value="2019-08-18T11:40:02" calcext:value-type="date">
            <text:p>2019-08-18 11:40:02</text:p>
          </table:table-cell>
          <table:table-cell/>
          <table:table-cell table:style-name="ce9" table:formula="of:=IF(COUNTIFS([.A$1:.A$2000]; [.D1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8-19T10:47:31" calcext:value-type="date">
            <text:p>2019-08-19 10:47:31</text:p>
          </table:table-cell>
          <table:table-cell/>
          <table:table-cell office:value-type="float" office:value="14346555" calcext:value-type="float">
            <text:p>14346555</text:p>
          </table:table-cell>
          <table:table-cell table:style-name="ce5" office:value-type="date" office:date-value="2019-08-19T10:47:31" calcext:value-type="date">
            <text:p>2019-08-19 10:47:31</text:p>
          </table:table-cell>
          <table:table-cell/>
          <table:table-cell table:style-name="ce9" table:formula="of:=IF(COUNTIFS([.A$1:.A$2000]; [.D17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8-20T09:54:45" calcext:value-type="date">
            <text:p>2019-08-20 09:54:45</text:p>
          </table:table-cell>
          <table:table-cell/>
          <table:table-cell office:value-type="float" office:value="3899936" calcext:value-type="float">
            <text:p>3899936</text:p>
          </table:table-cell>
          <table:table-cell table:style-name="ce5" office:value-type="date" office:date-value="2019-08-20T09:54:45" calcext:value-type="date">
            <text:p>2019-08-20 09:54:45</text:p>
          </table:table-cell>
          <table:table-cell/>
          <table:table-cell table:style-name="ce9" table:formula="of:=IF(COUNTIFS([.A$1:.A$2000]; [.D1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8-21T03:38:26" calcext:value-type="date">
            <text:p>2019-08-21 03:38:26</text:p>
          </table:table-cell>
          <table:table-cell/>
          <table:table-cell office:value-type="float" office:value="13925196" calcext:value-type="float">
            <text:p>13925196</text:p>
          </table:table-cell>
          <table:table-cell table:style-name="ce5" office:value-type="date" office:date-value="2019-08-21T03:38:26" calcext:value-type="date">
            <text:p>2019-08-21 03:38:26</text:p>
          </table:table-cell>
          <table:table-cell/>
          <table:table-cell table:style-name="ce9" table:formula="of:=IF(COUNTIFS([.A$1:.A$2000]; [.D1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8-23T10:26:41" calcext:value-type="date">
            <text:p>2019-08-23 10:26:41</text:p>
          </table:table-cell>
          <table:table-cell/>
          <table:table-cell office:value-type="float" office:value="8915099" calcext:value-type="float">
            <text:p>8915099</text:p>
          </table:table-cell>
          <table:table-cell table:style-name="ce5" office:value-type="date" office:date-value="2019-08-23T10:26:41" calcext:value-type="date">
            <text:p>2019-08-23 10:26:41</text:p>
          </table:table-cell>
          <table:table-cell/>
          <table:table-cell table:style-name="ce9" table:formula="of:=IF(COUNTIFS([.A$1:.A$2000]; [.D17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8-31T09:35:51" calcext:value-type="date">
            <text:p>2019-08-31 09:35:51</text:p>
          </table:table-cell>
          <table:table-cell/>
          <table:table-cell office:value-type="float" office:value="30757116" calcext:value-type="float">
            <text:p>30757116</text:p>
          </table:table-cell>
          <table:table-cell table:style-name="ce5" office:value-type="date" office:date-value="2019-08-31T09:35:51" calcext:value-type="date">
            <text:p>2019-08-31 09:35:51</text:p>
          </table:table-cell>
          <table:table-cell/>
          <table:table-cell table:style-name="ce9" table:formula="of:=IF(COUNTIFS([.A$1:.A$2000]; [.D1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8-31T19:36:09" calcext:value-type="date">
            <text:p>2019-08-31 19:36:09</text:p>
          </table:table-cell>
          <table:table-cell/>
          <table:table-cell office:value-type="float" office:value="9498646" calcext:value-type="float">
            <text:p>9498646</text:p>
          </table:table-cell>
          <table:table-cell table:style-name="ce5" office:value-type="date" office:date-value="2019-08-31T19:36:09" calcext:value-type="date">
            <text:p>2019-08-31 19:36:09</text:p>
          </table:table-cell>
          <table:table-cell/>
          <table:table-cell table:style-name="ce9" table:formula="of:=IF(COUNTIFS([.A$1:.A$2000]; [.D1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02T07:46:46" calcext:value-type="date">
            <text:p>2019-09-02 07:46:46</text:p>
          </table:table-cell>
          <table:table-cell/>
          <table:table-cell office:value-type="float" office:value="47059772" calcext:value-type="float">
            <text:p>47059772</text:p>
          </table:table-cell>
          <table:table-cell table:style-name="ce5" office:value-type="date" office:date-value="2019-09-02T07:46:46" calcext:value-type="date">
            <text:p>2019-09-02 07:46:46</text:p>
          </table:table-cell>
          <table:table-cell/>
          <table:table-cell table:style-name="ce9" table:formula="of:=IF(COUNTIFS([.A$1:.A$2000]; [.D17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03T02:17:58" calcext:value-type="date">
            <text:p>2019-09-03 02:17:58</text:p>
          </table:table-cell>
          <table:table-cell/>
          <table:table-cell office:value-type="float" office:value="13185748" calcext:value-type="float">
            <text:p>13185748</text:p>
          </table:table-cell>
          <table:table-cell table:style-name="ce5" office:value-type="date" office:date-value="2019-09-03T02:17:58" calcext:value-type="date">
            <text:p>2019-09-03 02:17:58</text:p>
          </table:table-cell>
          <table:table-cell/>
          <table:table-cell table:style-name="ce9" table:formula="of:=IF(COUNTIFS([.A$1:.A$2000]; [.D1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04T04:18:31" calcext:value-type="date">
            <text:p>2019-09-04 04:18:31</text:p>
          </table:table-cell>
          <table:table-cell/>
          <table:table-cell office:value-type="float" office:value="935115" calcext:value-type="float">
            <text:p>935115</text:p>
          </table:table-cell>
          <table:table-cell table:style-name="ce5" office:value-type="date" office:date-value="2019-09-04T04:18:31" calcext:value-type="date">
            <text:p>2019-09-04 04:18:31</text:p>
          </table:table-cell>
          <table:table-cell/>
          <table:table-cell table:style-name="ce9" table:formula="of:=IF(COUNTIFS([.A$1:.A$2000]; [.D1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05T15:51:18" calcext:value-type="date">
            <text:p>2019-09-05 15:51:18</text:p>
          </table:table-cell>
          <table:table-cell/>
          <table:table-cell office:value-type="float" office:value="30736359" calcext:value-type="float">
            <text:p>30736359</text:p>
          </table:table-cell>
          <table:table-cell table:style-name="ce5" office:value-type="date" office:date-value="2019-09-05T15:51:18" calcext:value-type="date">
            <text:p>2019-09-05 15:51:18</text:p>
          </table:table-cell>
          <table:table-cell/>
          <table:table-cell table:style-name="ce9" table:formula="of:=IF(COUNTIFS([.A$1:.A$2000]; [.D1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06T06:30:30" calcext:value-type="date">
            <text:p>2019-09-06 06:30:30</text:p>
          </table:table-cell>
          <table:table-cell/>
          <table:table-cell office:value-type="float" office:value="7525180" calcext:value-type="float">
            <text:p>7525180</text:p>
          </table:table-cell>
          <table:table-cell table:style-name="ce5" office:value-type="date" office:date-value="2019-09-06T06:30:30" calcext:value-type="date">
            <text:p>2019-09-06 06:30:30</text:p>
          </table:table-cell>
          <table:table-cell/>
          <table:table-cell table:style-name="ce9" table:formula="of:=IF(COUNTIFS([.A$1:.A$2000]; [.D1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09T23:21:19" calcext:value-type="date">
            <text:p>2019-09-09 23:21:19</text:p>
          </table:table-cell>
          <table:table-cell/>
          <table:table-cell office:value-type="float" office:value="5800328" calcext:value-type="float">
            <text:p>5800328</text:p>
          </table:table-cell>
          <table:table-cell table:style-name="ce5" office:value-type="date" office:date-value="2019-09-09T23:21:19" calcext:value-type="date">
            <text:p>2019-09-09 23:21:19</text:p>
          </table:table-cell>
          <table:table-cell/>
          <table:table-cell table:style-name="ce9" table:formula="of:=IF(COUNTIFS([.A$1:.A$2000]; [.D1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11T07:42:30" calcext:value-type="date">
            <text:p>2019-09-11 07:42:30</text:p>
          </table:table-cell>
          <table:table-cell/>
          <table:table-cell office:value-type="float" office:value="34230957" calcext:value-type="float">
            <text:p>34230957</text:p>
          </table:table-cell>
          <table:table-cell table:style-name="ce5" office:value-type="date" office:date-value="2019-09-11T07:42:30" calcext:value-type="date">
            <text:p>2019-09-11 07:42:30</text:p>
          </table:table-cell>
          <table:table-cell/>
          <table:table-cell table:style-name="ce9" table:formula="of:=IF(COUNTIFS([.A$1:.A$2000]; [.D1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15T05:27:25" calcext:value-type="date">
            <text:p>2019-09-15 05:27:25</text:p>
          </table:table-cell>
          <table:table-cell/>
          <table:table-cell office:value-type="float" office:value="1809302" calcext:value-type="float">
            <text:p>1809302</text:p>
          </table:table-cell>
          <table:table-cell table:style-name="ce5" office:value-type="date" office:date-value="2019-09-15T05:27:25" calcext:value-type="date">
            <text:p>2019-09-15 05:27:25</text:p>
          </table:table-cell>
          <table:table-cell/>
          <table:table-cell table:style-name="ce9" table:formula="of:=IF(COUNTIFS([.A$1:.A$2000]; [.D1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16T21:23:57" calcext:value-type="date">
            <text:p>2019-09-16 21:23:57</text:p>
          </table:table-cell>
          <table:table-cell/>
          <table:table-cell office:value-type="float" office:value="735961" calcext:value-type="float">
            <text:p>735961</text:p>
          </table:table-cell>
          <table:table-cell table:style-name="ce5" office:value-type="date" office:date-value="2019-09-16T21:23:57" calcext:value-type="date">
            <text:p>2019-09-16 21:23:57</text:p>
          </table:table-cell>
          <table:table-cell/>
          <table:table-cell table:style-name="ce9" table:formula="of:=IF(COUNTIFS([.A$1:.A$2000]; [.D1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18T14:54:12" calcext:value-type="date">
            <text:p>2019-09-18 14:54:12</text:p>
          </table:table-cell>
          <table:table-cell/>
          <table:table-cell office:value-type="float" office:value="1421728" calcext:value-type="float">
            <text:p>1421728</text:p>
          </table:table-cell>
          <table:table-cell table:style-name="ce5" office:value-type="date" office:date-value="2019-09-18T14:54:12" calcext:value-type="date">
            <text:p>2019-09-18 14:54:12</text:p>
          </table:table-cell>
          <table:table-cell/>
          <table:table-cell table:style-name="ce9" table:formula="of:=IF(COUNTIFS([.A$1:.A$2000]; [.D1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21T14:08:41" calcext:value-type="date">
            <text:p>2019-09-21 14:08:41</text:p>
          </table:table-cell>
          <table:table-cell/>
          <table:table-cell office:value-type="float" office:value="9009446" calcext:value-type="float">
            <text:p>9009446</text:p>
          </table:table-cell>
          <table:table-cell table:style-name="ce5" office:value-type="date" office:date-value="2019-09-21T14:08:41" calcext:value-type="date">
            <text:p>2019-09-21 14:08:41</text:p>
          </table:table-cell>
          <table:table-cell/>
          <table:table-cell table:style-name="ce9" table:formula="of:=IF(COUNTIFS([.A$1:.A$2000]; [.D1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21T19:19:50" calcext:value-type="date">
            <text:p>2019-09-21 19:19:50</text:p>
          </table:table-cell>
          <table:table-cell/>
          <table:table-cell office:value-type="float" office:value="4343935" calcext:value-type="float">
            <text:p>4343935</text:p>
          </table:table-cell>
          <table:table-cell table:style-name="ce5" office:value-type="date" office:date-value="2019-09-21T19:19:50" calcext:value-type="date">
            <text:p>2019-09-21 19:19:50</text:p>
          </table:table-cell>
          <table:table-cell/>
          <table:table-cell table:style-name="ce9" table:formula="of:=IF(COUNTIFS([.A$1:.A$2000]; [.D1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22T18:10:56" calcext:value-type="date">
            <text:p>2019-09-22 18:10:56</text:p>
          </table:table-cell>
          <table:table-cell/>
          <table:table-cell office:value-type="float" office:value="50094469" calcext:value-type="float">
            <text:p>50094469</text:p>
          </table:table-cell>
          <table:table-cell table:style-name="ce5" office:value-type="date" office:date-value="2019-09-22T18:10:56" calcext:value-type="date">
            <text:p>2019-09-22 18:10:56</text:p>
          </table:table-cell>
          <table:table-cell/>
          <table:table-cell table:style-name="ce9" table:formula="of:=IF(COUNTIFS([.A$1:.A$2000]; [.D1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23T22:45:15" calcext:value-type="date">
            <text:p>2019-09-23 22:45:15</text:p>
          </table:table-cell>
          <table:table-cell/>
          <table:table-cell office:value-type="float" office:value="235730" calcext:value-type="float">
            <text:p>235730</text:p>
          </table:table-cell>
          <table:table-cell table:style-name="ce5" office:value-type="date" office:date-value="2019-09-23T22:45:15" calcext:value-type="date">
            <text:p>2019-09-23 22:45:15</text:p>
          </table:table-cell>
          <table:table-cell/>
          <table:table-cell table:style-name="ce9" table:formula="of:=IF(COUNTIFS([.A$1:.A$2000]; [.D1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23T23:32:27" calcext:value-type="date">
            <text:p>2019-09-23 23:32:27</text:p>
          </table:table-cell>
          <table:table-cell/>
          <table:table-cell office:value-type="float" office:value="238009" calcext:value-type="float">
            <text:p>238009</text:p>
          </table:table-cell>
          <table:table-cell table:style-name="ce5" office:value-type="date" office:date-value="2019-09-23T23:32:27" calcext:value-type="date">
            <text:p>2019-09-23 23:32:27</text:p>
          </table:table-cell>
          <table:table-cell/>
          <table:table-cell table:style-name="ce9" table:formula="of:=IF(COUNTIFS([.A$1:.A$2000]; [.D1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25T00:09:59" calcext:value-type="date">
            <text:p>2019-09-25 00:09:59</text:p>
          </table:table-cell>
          <table:table-cell/>
          <table:table-cell office:value-type="float" office:value="41091058" calcext:value-type="float">
            <text:p>41091058</text:p>
          </table:table-cell>
          <table:table-cell table:style-name="ce5" office:value-type="date" office:date-value="2019-09-25T00:09:59" calcext:value-type="date">
            <text:p>2019-09-25 00:09:59</text:p>
          </table:table-cell>
          <table:table-cell/>
          <table:table-cell table:style-name="ce9" table:formula="of:=IF(COUNTIFS([.A$1:.A$2000]; [.D1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09-27T06:06:07" calcext:value-type="date">
            <text:p>2019-09-27 06:06:07</text:p>
          </table:table-cell>
          <table:table-cell/>
          <table:table-cell office:value-type="float" office:value="15904306" calcext:value-type="float">
            <text:p>15904306</text:p>
          </table:table-cell>
          <table:table-cell table:style-name="ce5" office:value-type="date" office:date-value="2019-09-27T06:06:07" calcext:value-type="date">
            <text:p>2019-09-27 06:06:07</text:p>
          </table:table-cell>
          <table:table-cell/>
          <table:table-cell table:style-name="ce9" table:formula="of:=IF(COUNTIFS([.A$1:.A$2000]; [.D1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04T11:18:23" calcext:value-type="date">
            <text:p>2019-10-04 11:18:23</text:p>
          </table:table-cell>
          <table:table-cell/>
          <table:table-cell office:value-type="float" office:value="26676802" calcext:value-type="float">
            <text:p>26676802</text:p>
          </table:table-cell>
          <table:table-cell table:style-name="ce5" office:value-type="date" office:date-value="2019-09-29T05:53:54" calcext:value-type="date">
            <text:p>2019-09-29 05:53:54</text:p>
          </table:table-cell>
          <table:table-cell/>
          <table:table-cell table:style-name="ce9" table:formula="of:=IF(COUNTIFS([.A$1:.A$2000]; [.D193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19-10-06T16:09:09" calcext:value-type="date">
            <text:p>2019-10-06 16:09:09</text:p>
          </table:table-cell>
          <table:table-cell/>
          <table:table-cell office:value-type="float" office:value="6971906" calcext:value-type="float">
            <text:p>6971906</text:p>
          </table:table-cell>
          <table:table-cell table:style-name="ce5" office:value-type="date" office:date-value="2019-10-04T11:18:23" calcext:value-type="date">
            <text:p>2019-10-04 11:18:23</text:p>
          </table:table-cell>
          <table:table-cell/>
          <table:table-cell table:style-name="ce9" table:formula="of:=IF(COUNTIFS([.A$1:.A$2000]; [.D1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08T01:36:44" calcext:value-type="date">
            <text:p>2019-10-08 01:36:44</text:p>
          </table:table-cell>
          <table:table-cell/>
          <table:table-cell office:value-type="float" office:value="652843" calcext:value-type="float">
            <text:p>652843</text:p>
          </table:table-cell>
          <table:table-cell table:style-name="ce5" office:value-type="date" office:date-value="2019-10-06T16:09:09" calcext:value-type="date">
            <text:p>2019-10-06 16:09:09</text:p>
          </table:table-cell>
          <table:table-cell/>
          <table:table-cell table:style-name="ce9" table:formula="of:=IF(COUNTIFS([.A$1:.A$2000]; [.D1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13T01:57:28" calcext:value-type="date">
            <text:p>2019-10-13 01:57:28</text:p>
          </table:table-cell>
          <table:table-cell/>
          <table:table-cell office:value-type="float" office:value="8455444" calcext:value-type="float">
            <text:p>8455444</text:p>
          </table:table-cell>
          <table:table-cell table:style-name="ce5" office:value-type="date" office:date-value="2019-10-08T01:36:44" calcext:value-type="date">
            <text:p>2019-10-08 01:36:44</text:p>
          </table:table-cell>
          <table:table-cell/>
          <table:table-cell table:style-name="ce9" table:formula="of:=IF(COUNTIFS([.A$1:.A$2000]; [.D1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14T02:28:27" calcext:value-type="date">
            <text:p>2019-10-14 02:28:27</text:p>
          </table:table-cell>
          <table:table-cell/>
          <table:table-cell office:value-type="float" office:value="418920" calcext:value-type="float">
            <text:p>418920</text:p>
          </table:table-cell>
          <table:table-cell table:style-name="ce5" office:value-type="date" office:date-value="2019-10-13T01:57:28" calcext:value-type="date">
            <text:p>2019-10-13 01:57:28</text:p>
          </table:table-cell>
          <table:table-cell/>
          <table:table-cell table:style-name="ce9" table:formula="of:=IF(COUNTIFS([.A$1:.A$2000]; [.D1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14T07:54:41" calcext:value-type="date">
            <text:p>2019-10-14 07:54:41</text:p>
          </table:table-cell>
          <table:table-cell/>
          <table:table-cell office:value-type="float" office:value="6447446" calcext:value-type="float">
            <text:p>6447446</text:p>
          </table:table-cell>
          <table:table-cell table:style-name="ce5" office:value-type="date" office:date-value="2019-10-14T02:28:27" calcext:value-type="date">
            <text:p>2019-10-14 02:28:27</text:p>
          </table:table-cell>
          <table:table-cell/>
          <table:table-cell table:style-name="ce9" table:formula="of:=IF(COUNTIFS([.A$1:.A$2000]; [.D19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15T03:27:34" calcext:value-type="date">
            <text:p>2019-10-15 03:27:34</text:p>
          </table:table-cell>
          <table:table-cell/>
          <table:table-cell office:value-type="float" office:value="12321831" calcext:value-type="float">
            <text:p>12321831</text:p>
          </table:table-cell>
          <table:table-cell table:style-name="ce5" office:value-type="date" office:date-value="2019-10-14T07:54:41" calcext:value-type="date">
            <text:p>2019-10-14 07:54:41</text:p>
          </table:table-cell>
          <table:table-cell/>
          <table:table-cell table:style-name="ce9" table:formula="of:=IF(COUNTIFS([.A$1:.A$2000]; [.D1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15T16:31:10" calcext:value-type="date">
            <text:p>2019-10-15 16:31:10</text:p>
          </table:table-cell>
          <table:table-cell/>
          <table:table-cell office:value-type="float" office:value="40519768" calcext:value-type="float">
            <text:p>40519768</text:p>
          </table:table-cell>
          <table:table-cell table:style-name="ce5" office:value-type="date" office:date-value="2019-10-15T03:27:34" calcext:value-type="date">
            <text:p>2019-10-15 03:27:34</text:p>
          </table:table-cell>
          <table:table-cell/>
          <table:table-cell table:style-name="ce9" table:formula="of:=IF(COUNTIFS([.A$1:.A$2000]; [.D2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17T07:45:51" calcext:value-type="date">
            <text:p>2019-10-17 07:45:51</text:p>
          </table:table-cell>
          <table:table-cell/>
          <table:table-cell office:value-type="float" office:value="5030187" calcext:value-type="float">
            <text:p>5030187</text:p>
          </table:table-cell>
          <table:table-cell table:style-name="ce5" office:value-type="date" office:date-value="2019-10-15T16:31:10" calcext:value-type="date">
            <text:p>2019-10-15 16:31:10</text:p>
          </table:table-cell>
          <table:table-cell/>
          <table:table-cell table:style-name="ce9" table:formula="of:=IF(COUNTIFS([.A$1:.A$2000]; [.D20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18T05:12:28" calcext:value-type="date">
            <text:p>2019-10-18 05:12:28</text:p>
          </table:table-cell>
          <table:table-cell/>
          <table:table-cell office:value-type="float" office:value="28942277" calcext:value-type="float">
            <text:p>28942277</text:p>
          </table:table-cell>
          <table:table-cell table:style-name="ce5" office:value-type="date" office:date-value="2019-10-17T07:45:51" calcext:value-type="date">
            <text:p>2019-10-17 07:45:51</text:p>
          </table:table-cell>
          <table:table-cell/>
          <table:table-cell table:style-name="ce9" table:formula="of:=IF(COUNTIFS([.A$1:.A$2000]; [.D2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0T15:48:22" calcext:value-type="date">
            <text:p>2019-10-20 15:48:22</text:p>
          </table:table-cell>
          <table:table-cell/>
          <table:table-cell office:value-type="float" office:value="30922961" calcext:value-type="float">
            <text:p>30922961</text:p>
          </table:table-cell>
          <table:table-cell table:style-name="ce5" office:value-type="date" office:date-value="2019-10-18T05:12:28" calcext:value-type="date">
            <text:p>2019-10-18 05:12:28</text:p>
          </table:table-cell>
          <table:table-cell/>
          <table:table-cell table:style-name="ce9" table:formula="of:=IF(COUNTIFS([.A$1:.A$2000]; [.D2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0T23:19:07" calcext:value-type="date">
            <text:p>2019-10-20 23:19:07</text:p>
          </table:table-cell>
          <table:table-cell/>
          <table:table-cell office:value-type="float" office:value="2204476" calcext:value-type="float">
            <text:p>2204476</text:p>
          </table:table-cell>
          <table:table-cell table:style-name="ce5" office:value-type="date" office:date-value="2019-10-20T15:48:22" calcext:value-type="date">
            <text:p>2019-10-20 15:48:22</text:p>
          </table:table-cell>
          <table:table-cell/>
          <table:table-cell table:style-name="ce9" table:formula="of:=IF(COUNTIFS([.A$1:.A$2000]; [.D2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1T01:10:48" calcext:value-type="date">
            <text:p>2019-10-21 01:10:48</text:p>
          </table:table-cell>
          <table:table-cell/>
          <table:table-cell office:value-type="float" office:value="1701810" calcext:value-type="float">
            <text:p>1701810</text:p>
          </table:table-cell>
          <table:table-cell table:style-name="ce5" office:value-type="date" office:date-value="2019-10-20T23:19:07" calcext:value-type="date">
            <text:p>2019-10-20 23:19:07</text:p>
          </table:table-cell>
          <table:table-cell/>
          <table:table-cell table:style-name="ce9" table:formula="of:=IF(COUNTIFS([.A$1:.A$2000]; [.D2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1T04:44:05" calcext:value-type="date">
            <text:p>2019-10-21 04:44:05</text:p>
          </table:table-cell>
          <table:table-cell/>
          <table:table-cell office:value-type="float" office:value="128885" calcext:value-type="float">
            <text:p>128885</text:p>
          </table:table-cell>
          <table:table-cell table:style-name="ce5" office:value-type="date" office:date-value="2019-10-21T01:10:48" calcext:value-type="date">
            <text:p>2019-10-21 01:10:48</text:p>
          </table:table-cell>
          <table:table-cell/>
          <table:table-cell table:style-name="ce9" table:formula="of:=IF(COUNTIFS([.A$1:.A$2000]; [.D20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1T05:40:10" calcext:value-type="date">
            <text:p>2019-10-21 05:40:10</text:p>
          </table:table-cell>
          <table:table-cell/>
          <table:table-cell office:value-type="float" office:value="5225951" calcext:value-type="float">
            <text:p>5225951</text:p>
          </table:table-cell>
          <table:table-cell table:style-name="ce5" office:value-type="date" office:date-value="2019-10-21T04:44:05" calcext:value-type="date">
            <text:p>2019-10-21 04:44:05</text:p>
          </table:table-cell>
          <table:table-cell/>
          <table:table-cell table:style-name="ce9" table:formula="of:=IF(COUNTIFS([.A$1:.A$2000]; [.D2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1T06:40:28" calcext:value-type="date">
            <text:p>2019-10-21 06:40:28</text:p>
          </table:table-cell>
          <table:table-cell/>
          <table:table-cell office:value-type="float" office:value="8146801" calcext:value-type="float">
            <text:p>8146801</text:p>
          </table:table-cell>
          <table:table-cell table:style-name="ce5" office:value-type="date" office:date-value="2019-10-21T05:40:10" calcext:value-type="date">
            <text:p>2019-10-21 05:40:10</text:p>
          </table:table-cell>
          <table:table-cell/>
          <table:table-cell table:style-name="ce9" table:formula="of:=IF(COUNTIFS([.A$1:.A$2000]; [.D2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1T11:40:39" calcext:value-type="date">
            <text:p>2019-10-21 11:40:39</text:p>
          </table:table-cell>
          <table:table-cell/>
          <table:table-cell office:value-type="float" office:value="7413974" calcext:value-type="float">
            <text:p>7413974</text:p>
          </table:table-cell>
          <table:table-cell table:style-name="ce5" office:value-type="date" office:date-value="2019-10-21T06:40:28" calcext:value-type="date">
            <text:p>2019-10-21 06:40:28</text:p>
          </table:table-cell>
          <table:table-cell/>
          <table:table-cell table:style-name="ce9" table:formula="of:=IF(COUNTIFS([.A$1:.A$2000]; [.D2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1T14:17:58" calcext:value-type="date">
            <text:p>2019-10-21 14:17:58</text:p>
          </table:table-cell>
          <table:table-cell/>
          <table:table-cell office:value-type="float" office:value="1730651" calcext:value-type="float">
            <text:p>1730651</text:p>
          </table:table-cell>
          <table:table-cell table:style-name="ce5" office:value-type="date" office:date-value="2019-10-21T11:40:39" calcext:value-type="date">
            <text:p>2019-10-21 11:40:39</text:p>
          </table:table-cell>
          <table:table-cell/>
          <table:table-cell table:style-name="ce9" table:formula="of:=IF(COUNTIFS([.A$1:.A$2000]; [.D2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2T01:17:00" calcext:value-type="date">
            <text:p>2019-10-22 01:17:00</text:p>
          </table:table-cell>
          <table:table-cell/>
          <table:table-cell office:value-type="float" office:value="285121" calcext:value-type="float">
            <text:p>285121</text:p>
          </table:table-cell>
          <table:table-cell table:style-name="ce5" office:value-type="date" office:date-value="2019-10-21T14:17:58" calcext:value-type="date">
            <text:p>2019-10-21 14:17:58</text:p>
          </table:table-cell>
          <table:table-cell/>
          <table:table-cell table:style-name="ce9" table:formula="of:=IF(COUNTIFS([.A$1:.A$2000]; [.D2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2T01:29:32" calcext:value-type="date">
            <text:p>2019-10-22 01:29:32</text:p>
          </table:table-cell>
          <table:table-cell/>
          <table:table-cell office:value-type="float" office:value="7352704" calcext:value-type="float">
            <text:p>7352704</text:p>
          </table:table-cell>
          <table:table-cell table:style-name="ce5" office:value-type="date" office:date-value="2019-10-22T01:17:00" calcext:value-type="date">
            <text:p>2019-10-22 01:17:00</text:p>
          </table:table-cell>
          <table:table-cell/>
          <table:table-cell table:style-name="ce9" table:formula="of:=IF(COUNTIFS([.A$1:.A$2000]; [.D2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2T01:38:54" calcext:value-type="date">
            <text:p>2019-10-22 01:38:54</text:p>
          </table:table-cell>
          <table:table-cell/>
          <table:table-cell office:value-type="float" office:value="49427966" calcext:value-type="float">
            <text:p>49427966</text:p>
          </table:table-cell>
          <table:table-cell table:style-name="ce5" office:value-type="date" office:date-value="2019-10-22T01:29:32" calcext:value-type="date">
            <text:p>2019-10-22 01:29:32</text:p>
          </table:table-cell>
          <table:table-cell/>
          <table:table-cell table:style-name="ce9" table:formula="of:=IF(COUNTIFS([.A$1:.A$2000]; [.D2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2T01:56:50" calcext:value-type="date">
            <text:p>2019-10-22 01:56:50</text:p>
          </table:table-cell>
          <table:table-cell/>
          <table:table-cell office:value-type="float" office:value="1255129" calcext:value-type="float">
            <text:p>1255129</text:p>
          </table:table-cell>
          <table:table-cell table:style-name="ce5" office:value-type="date" office:date-value="2019-10-22T01:38:54" calcext:value-type="date">
            <text:p>2019-10-22 01:38:54</text:p>
          </table:table-cell>
          <table:table-cell/>
          <table:table-cell table:style-name="ce9" table:formula="of:=IF(COUNTIFS([.A$1:.A$2000]; [.D2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2T02:44:39" calcext:value-type="date">
            <text:p>2019-10-22 02:44:39</text:p>
          </table:table-cell>
          <table:table-cell/>
          <table:table-cell office:value-type="float" office:value="198762" calcext:value-type="float">
            <text:p>198762</text:p>
          </table:table-cell>
          <table:table-cell table:style-name="ce5" office:value-type="date" office:date-value="2019-10-22T01:56:50" calcext:value-type="date">
            <text:p>2019-10-22 01:56:50</text:p>
          </table:table-cell>
          <table:table-cell/>
          <table:table-cell table:style-name="ce9" table:formula="of:=IF(COUNTIFS([.A$1:.A$2000]; [.D2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2T03:43:12" calcext:value-type="date">
            <text:p>2019-10-22 03:43:12</text:p>
          </table:table-cell>
          <table:table-cell/>
          <table:table-cell office:value-type="float" office:value="39037619" calcext:value-type="float">
            <text:p>39037619</text:p>
          </table:table-cell>
          <table:table-cell table:style-name="ce5" office:value-type="date" office:date-value="2019-10-22T02:44:39" calcext:value-type="date">
            <text:p>2019-10-22 02:44:39</text:p>
          </table:table-cell>
          <table:table-cell/>
          <table:table-cell table:style-name="ce9" table:formula="of:=IF(COUNTIFS([.A$1:.A$2000]; [.D2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2T04:16:32" calcext:value-type="date">
            <text:p>2019-10-22 04:16:32</text:p>
          </table:table-cell>
          <table:table-cell/>
          <table:table-cell office:value-type="float" office:value="7539640" calcext:value-type="float">
            <text:p>7539640</text:p>
          </table:table-cell>
          <table:table-cell table:style-name="ce5" office:value-type="date" office:date-value="2019-10-22T03:43:12" calcext:value-type="date">
            <text:p>2019-10-22 03:43:12</text:p>
          </table:table-cell>
          <table:table-cell/>
          <table:table-cell table:style-name="ce9" table:formula="of:=IF(COUNTIFS([.A$1:.A$2000]; [.D2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2T14:23:47" calcext:value-type="date">
            <text:p>2019-10-22 14:23:47</text:p>
          </table:table-cell>
          <table:table-cell/>
          <table:table-cell office:value-type="float" office:value="396966" calcext:value-type="float">
            <text:p>396966</text:p>
          </table:table-cell>
          <table:table-cell table:style-name="ce5" office:value-type="date" office:date-value="2019-10-22T04:16:32" calcext:value-type="date">
            <text:p>2019-10-22 04:16:32</text:p>
          </table:table-cell>
          <table:table-cell/>
          <table:table-cell table:style-name="ce9" table:formula="of:=IF(COUNTIFS([.A$1:.A$2000]; [.D2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3T07:29:42" calcext:value-type="date">
            <text:p>2019-10-23 07:29:42</text:p>
          </table:table-cell>
          <table:table-cell/>
          <table:table-cell office:value-type="float" office:value="5800389" calcext:value-type="float">
            <text:p>5800389</text:p>
          </table:table-cell>
          <table:table-cell table:style-name="ce5" office:value-type="date" office:date-value="2019-10-22T14:23:47" calcext:value-type="date">
            <text:p>2019-10-22 14:23:47</text:p>
          </table:table-cell>
          <table:table-cell/>
          <table:table-cell table:style-name="ce9" table:formula="of:=IF(COUNTIFS([.A$1:.A$2000]; [.D21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3T20:03:03" calcext:value-type="date">
            <text:p>2019-10-23 20:03:03</text:p>
          </table:table-cell>
          <table:table-cell/>
          <table:table-cell office:value-type="float" office:value="364982" calcext:value-type="float">
            <text:p>364982</text:p>
          </table:table-cell>
          <table:table-cell table:style-name="ce5" office:value-type="date" office:date-value="2019-10-23T07:29:42" calcext:value-type="date">
            <text:p>2019-10-23 07:29:42</text:p>
          </table:table-cell>
          <table:table-cell/>
          <table:table-cell table:style-name="ce9" table:formula="of:=IF(COUNTIFS([.A$1:.A$2000]; [.D2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4T02:07:04" calcext:value-type="date">
            <text:p>2019-10-24 02:07:04</text:p>
          </table:table-cell>
          <table:table-cell/>
          <table:table-cell office:value-type="float" office:value="40060239" calcext:value-type="float">
            <text:p>40060239</text:p>
          </table:table-cell>
          <table:table-cell table:style-name="ce5" office:value-type="date" office:date-value="2019-10-23T20:03:03" calcext:value-type="date">
            <text:p>2019-10-23 20:03:03</text:p>
          </table:table-cell>
          <table:table-cell/>
          <table:table-cell table:style-name="ce9" table:formula="of:=IF(COUNTIFS([.A$1:.A$2000]; [.D22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4T16:16:40" calcext:value-type="date">
            <text:p>2019-10-24 16:16:40</text:p>
          </table:table-cell>
          <table:table-cell/>
          <table:table-cell office:value-type="float" office:value="24841766" calcext:value-type="float">
            <text:p>24841766</text:p>
          </table:table-cell>
          <table:table-cell table:style-name="ce5" office:value-type="date" office:date-value="2019-10-24T02:07:04" calcext:value-type="date">
            <text:p>2019-10-24 02:07:04</text:p>
          </table:table-cell>
          <table:table-cell/>
          <table:table-cell table:style-name="ce9" table:formula="of:=IF(COUNTIFS([.A$1:.A$2000]; [.D2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5T04:33:53" calcext:value-type="date">
            <text:p>2019-10-25 04:33:53</text:p>
          </table:table-cell>
          <table:table-cell/>
          <table:table-cell office:value-type="float" office:value="2821270" calcext:value-type="float">
            <text:p>2821270</text:p>
          </table:table-cell>
          <table:table-cell table:style-name="ce5" office:value-type="date" office:date-value="2019-10-24T16:16:40" calcext:value-type="date">
            <text:p>2019-10-24 16:16:40</text:p>
          </table:table-cell>
          <table:table-cell/>
          <table:table-cell table:style-name="ce9" table:formula="of:=IF(COUNTIFS([.A$1:.A$2000]; [.D2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5T09:33:40" calcext:value-type="date">
            <text:p>2019-10-25 09:33:40</text:p>
          </table:table-cell>
          <table:table-cell/>
          <table:table-cell office:value-type="float" office:value="10445610" calcext:value-type="float">
            <text:p>10445610</text:p>
          </table:table-cell>
          <table:table-cell table:style-name="ce5" office:value-type="date" office:date-value="2019-10-25T04:33:53" calcext:value-type="date">
            <text:p>2019-10-25 04:33:53</text:p>
          </table:table-cell>
          <table:table-cell/>
          <table:table-cell table:style-name="ce9" table:formula="of:=IF(COUNTIFS([.A$1:.A$2000]; [.D22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5T21:49:51" calcext:value-type="date">
            <text:p>2019-10-25 21:49:51</text:p>
          </table:table-cell>
          <table:table-cell/>
          <table:table-cell office:value-type="float" office:value="7445659" calcext:value-type="float">
            <text:p>7445659</text:p>
          </table:table-cell>
          <table:table-cell table:style-name="ce5" office:value-type="date" office:date-value="2019-10-25T09:33:40" calcext:value-type="date">
            <text:p>2019-10-25 09:33:40</text:p>
          </table:table-cell>
          <table:table-cell/>
          <table:table-cell table:style-name="ce9" table:formula="of:=IF(COUNTIFS([.A$1:.A$2000]; [.D2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6T03:45:29" calcext:value-type="date">
            <text:p>2019-10-26 03:45:29</text:p>
          </table:table-cell>
          <table:table-cell/>
          <table:table-cell office:value-type="float" office:value="37290941" calcext:value-type="float">
            <text:p>37290941</text:p>
          </table:table-cell>
          <table:table-cell table:style-name="ce5" office:value-type="date" office:date-value="2019-10-25T21:49:51" calcext:value-type="date">
            <text:p>2019-10-25 21:49:51</text:p>
          </table:table-cell>
          <table:table-cell/>
          <table:table-cell table:style-name="ce9" table:formula="of:=IF(COUNTIFS([.A$1:.A$2000]; [.D2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6T17:36:11" calcext:value-type="date">
            <text:p>2019-10-26 17:36:11</text:p>
          </table:table-cell>
          <table:table-cell/>
          <table:table-cell office:value-type="float" office:value="110215" calcext:value-type="float">
            <text:p>110215</text:p>
          </table:table-cell>
          <table:table-cell table:style-name="ce5" office:value-type="date" office:date-value="2019-10-26T03:45:29" calcext:value-type="date">
            <text:p>2019-10-26 03:45:29</text:p>
          </table:table-cell>
          <table:table-cell/>
          <table:table-cell table:style-name="ce9" table:formula="of:=IF(COUNTIFS([.A$1:.A$2000]; [.D2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7T10:14:12" calcext:value-type="date">
            <text:p>2019-10-27 10:14:12</text:p>
          </table:table-cell>
          <table:table-cell/>
          <table:table-cell office:value-type="float" office:value="39640015" calcext:value-type="float">
            <text:p>39640015</text:p>
          </table:table-cell>
          <table:table-cell table:style-name="ce5" office:value-type="date" office:date-value="2019-10-26T17:36:11" calcext:value-type="date">
            <text:p>2019-10-26 17:36:11</text:p>
          </table:table-cell>
          <table:table-cell/>
          <table:table-cell table:style-name="ce9" table:formula="of:=IF(COUNTIFS([.A$1:.A$2000]; [.D2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8T06:50:32" calcext:value-type="date">
            <text:p>2019-10-28 06:50:32</text:p>
          </table:table-cell>
          <table:table-cell/>
          <table:table-cell office:value-type="float" office:value="13374662" calcext:value-type="float">
            <text:p>13374662</text:p>
          </table:table-cell>
          <table:table-cell table:style-name="ce5" office:value-type="date" office:date-value="2019-10-27T10:14:12" calcext:value-type="date">
            <text:p>2019-10-27 10:14:12</text:p>
          </table:table-cell>
          <table:table-cell/>
          <table:table-cell table:style-name="ce9" table:formula="of:=IF(COUNTIFS([.A$1:.A$2000]; [.D2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28T19:42:06" calcext:value-type="date">
            <text:p>2019-10-28 19:42:06</text:p>
          </table:table-cell>
          <table:table-cell/>
          <table:table-cell office:value-type="float" office:value="7240427" calcext:value-type="float">
            <text:p>7240427</text:p>
          </table:table-cell>
          <table:table-cell table:style-name="ce5" office:value-type="date" office:date-value="2019-10-28T06:50:32" calcext:value-type="date">
            <text:p>2019-10-28 06:50:32</text:p>
          </table:table-cell>
          <table:table-cell/>
          <table:table-cell table:style-name="ce9" table:formula="of:=IF(COUNTIFS([.A$1:.A$2000]; [.D2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30T03:18:18" calcext:value-type="date">
            <text:p>2019-10-30 03:18:18</text:p>
          </table:table-cell>
          <table:table-cell/>
          <table:table-cell office:value-type="float" office:value="3176947" calcext:value-type="float">
            <text:p>3176947</text:p>
          </table:table-cell>
          <table:table-cell table:style-name="ce5" office:value-type="date" office:date-value="2019-10-28T19:42:06" calcext:value-type="date">
            <text:p>2019-10-28 19:42:06</text:p>
          </table:table-cell>
          <table:table-cell/>
          <table:table-cell table:style-name="ce9" table:formula="of:=IF(COUNTIFS([.A$1:.A$2000]; [.D2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30T04:27:32" calcext:value-type="date">
            <text:p>2019-10-30 04:27:32</text:p>
          </table:table-cell>
          <table:table-cell/>
          <table:table-cell office:value-type="float" office:value="2676009" calcext:value-type="float">
            <text:p>2676009</text:p>
          </table:table-cell>
          <table:table-cell table:style-name="ce5" office:value-type="date" office:date-value="2019-10-30T03:18:18" calcext:value-type="date">
            <text:p>2019-10-30 03:18:18</text:p>
          </table:table-cell>
          <table:table-cell/>
          <table:table-cell table:style-name="ce9" table:formula="of:=IF(COUNTIFS([.A$1:.A$2000]; [.D2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31T06:07:53" calcext:value-type="date">
            <text:p>2019-10-31 06:07:53</text:p>
          </table:table-cell>
          <table:table-cell/>
          <table:table-cell office:value-type="float" office:value="33221878" calcext:value-type="float">
            <text:p>33221878</text:p>
          </table:table-cell>
          <table:table-cell table:style-name="ce5" office:value-type="date" office:date-value="2019-10-30T04:27:32" calcext:value-type="date">
            <text:p>2019-10-30 04:27:32</text:p>
          </table:table-cell>
          <table:table-cell/>
          <table:table-cell table:style-name="ce9" table:formula="of:=IF(COUNTIFS([.A$1:.A$2000]; [.D2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31T06:09:46" calcext:value-type="date">
            <text:p>2019-10-31 06:09:46</text:p>
          </table:table-cell>
          <table:table-cell/>
          <table:table-cell office:value-type="float" office:value="3115498" calcext:value-type="float">
            <text:p>3115498</text:p>
          </table:table-cell>
          <table:table-cell table:style-name="ce5" office:value-type="date" office:date-value="2019-10-31T06:07:53" calcext:value-type="date">
            <text:p>2019-10-31 06:07:53</text:p>
          </table:table-cell>
          <table:table-cell/>
          <table:table-cell table:style-name="ce9" table:formula="of:=IF(COUNTIFS([.A$1:.A$2000]; [.D23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31T08:40:43" calcext:value-type="date">
            <text:p>2019-10-31 08:40:43</text:p>
          </table:table-cell>
          <table:table-cell/>
          <table:table-cell office:value-type="float" office:value="54390919" calcext:value-type="float">
            <text:p>54390919</text:p>
          </table:table-cell>
          <table:table-cell table:style-name="ce5" office:value-type="date" office:date-value="2019-10-31T06:09:46" calcext:value-type="date">
            <text:p>2019-10-31 06:09:46</text:p>
          </table:table-cell>
          <table:table-cell/>
          <table:table-cell table:style-name="ce9" table:formula="of:=IF(COUNTIFS([.A$1:.A$2000]; [.D2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0-31T16:53:17" calcext:value-type="date">
            <text:p>2019-10-31 16:53:17</text:p>
          </table:table-cell>
          <table:table-cell/>
          <table:table-cell office:value-type="float" office:value="2065923" calcext:value-type="float">
            <text:p>2065923</text:p>
          </table:table-cell>
          <table:table-cell table:style-name="ce5" office:value-type="date" office:date-value="2019-10-31T08:40:43" calcext:value-type="date">
            <text:p>2019-10-31 08:40:43</text:p>
          </table:table-cell>
          <table:table-cell/>
          <table:table-cell table:style-name="ce9" table:formula="of:=IF(COUNTIFS([.A$1:.A$2000]; [.D2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04T01:14:44" calcext:value-type="date">
            <text:p>2019-11-04 01:14:44</text:p>
          </table:table-cell>
          <table:table-cell/>
          <table:table-cell office:value-type="float" office:value="10843536" calcext:value-type="float">
            <text:p>10843536</text:p>
          </table:table-cell>
          <table:table-cell table:style-name="ce5" office:value-type="date" office:date-value="2019-10-31T16:53:17" calcext:value-type="date">
            <text:p>2019-10-31 16:53:17</text:p>
          </table:table-cell>
          <table:table-cell/>
          <table:table-cell table:style-name="ce9" table:formula="of:=IF(COUNTIFS([.A$1:.A$2000]; [.D2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05T02:47:46" calcext:value-type="date">
            <text:p>2019-11-05 02:47:46</text:p>
          </table:table-cell>
          <table:table-cell/>
          <table:table-cell office:value-type="float" office:value="13230263" calcext:value-type="float">
            <text:p>13230263</text:p>
          </table:table-cell>
          <table:table-cell table:style-name="ce5" office:value-type="date" office:date-value="2019-11-04T01:14:44" calcext:value-type="date">
            <text:p>2019-11-04 01:14:44</text:p>
          </table:table-cell>
          <table:table-cell/>
          <table:table-cell table:style-name="ce9" table:formula="of:=IF(COUNTIFS([.A$1:.A$2000]; [.D2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05T14:09:23" calcext:value-type="date">
            <text:p>2019-11-05 14:09:23</text:p>
          </table:table-cell>
          <table:table-cell/>
          <table:table-cell office:value-type="float" office:value="40531496" calcext:value-type="float">
            <text:p>40531496</text:p>
          </table:table-cell>
          <table:table-cell table:style-name="ce5" office:value-type="date" office:date-value="2019-11-05T02:47:46" calcext:value-type="date">
            <text:p>2019-11-05 02:47:46</text:p>
          </table:table-cell>
          <table:table-cell/>
          <table:table-cell table:style-name="ce9" table:formula="of:=IF(COUNTIFS([.A$1:.A$2000]; [.D2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07T02:34:26" calcext:value-type="date">
            <text:p>2019-11-07 02:34:26</text:p>
          </table:table-cell>
          <table:table-cell/>
          <table:table-cell office:value-type="float" office:value="57237649" calcext:value-type="float">
            <text:p>57237649</text:p>
          </table:table-cell>
          <table:table-cell table:style-name="ce5" office:value-type="date" office:date-value="2019-11-05T14:09:23" calcext:value-type="date">
            <text:p>2019-11-05 14:09:23</text:p>
          </table:table-cell>
          <table:table-cell/>
          <table:table-cell table:style-name="ce9" table:formula="of:=IF(COUNTIFS([.A$1:.A$2000]; [.D2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07T09:45:46" calcext:value-type="date">
            <text:p>2019-11-07 09:45:46</text:p>
          </table:table-cell>
          <table:table-cell/>
          <table:table-cell office:value-type="float" office:value="1357190" calcext:value-type="float">
            <text:p>1357190</text:p>
          </table:table-cell>
          <table:table-cell table:style-name="ce5" office:value-type="date" office:date-value="2019-11-07T02:34:26" calcext:value-type="date">
            <text:p>2019-11-07 02:34:26</text:p>
          </table:table-cell>
          <table:table-cell/>
          <table:table-cell table:style-name="ce9" table:formula="of:=IF(COUNTIFS([.A$1:.A$2000]; [.D2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08T07:32:36" calcext:value-type="date">
            <text:p>2019-11-08 07:32:36</text:p>
          </table:table-cell>
          <table:table-cell/>
          <table:table-cell office:value-type="float" office:value="18104812" calcext:value-type="float">
            <text:p>18104812</text:p>
          </table:table-cell>
          <table:table-cell table:style-name="ce5" office:value-type="date" office:date-value="2019-11-07T09:45:46" calcext:value-type="date">
            <text:p>2019-11-07 09:45:46</text:p>
          </table:table-cell>
          <table:table-cell/>
          <table:table-cell table:style-name="ce9" table:formula="of:=IF(COUNTIFS([.A$1:.A$2000]; [.D2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09T04:02:29" calcext:value-type="date">
            <text:p>2019-11-09 04:02:29</text:p>
          </table:table-cell>
          <table:table-cell/>
          <table:table-cell office:value-type="float" office:value="14011170" calcext:value-type="float">
            <text:p>14011170</text:p>
          </table:table-cell>
          <table:table-cell table:style-name="ce5" office:value-type="date" office:date-value="2019-11-08T07:32:36" calcext:value-type="date">
            <text:p>2019-11-08 07:32:36</text:p>
          </table:table-cell>
          <table:table-cell/>
          <table:table-cell table:style-name="ce9" table:formula="of:=IF(COUNTIFS([.A$1:.A$2000]; [.D2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09T04:54:00" calcext:value-type="date">
            <text:p>2019-11-09 04:54:00</text:p>
          </table:table-cell>
          <table:table-cell/>
          <table:table-cell office:value-type="float" office:value="3527146" calcext:value-type="float">
            <text:p>3527146</text:p>
          </table:table-cell>
          <table:table-cell table:style-name="ce5" office:value-type="date" office:date-value="2019-11-09T04:02:29" calcext:value-type="date">
            <text:p>2019-11-09 04:02:29</text:p>
          </table:table-cell>
          <table:table-cell/>
          <table:table-cell table:style-name="ce9" table:formula="of:=IF(COUNTIFS([.A$1:.A$2000]; [.D2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09T08:28:19" calcext:value-type="date">
            <text:p>2019-11-09 08:28:19</text:p>
          </table:table-cell>
          <table:table-cell/>
          <table:table-cell office:value-type="float" office:value="23047690" calcext:value-type="float">
            <text:p>23047690</text:p>
          </table:table-cell>
          <table:table-cell table:style-name="ce5" office:value-type="date" office:date-value="2019-11-09T04:54:00" calcext:value-type="date">
            <text:p>2019-11-09 04:54:00</text:p>
          </table:table-cell>
          <table:table-cell/>
          <table:table-cell table:style-name="ce9" table:formula="of:=IF(COUNTIFS([.A$1:.A$2000]; [.D2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09T08:39:56" calcext:value-type="date">
            <text:p>2019-11-09 08:39:56</text:p>
          </table:table-cell>
          <table:table-cell/>
          <table:table-cell office:value-type="float" office:value="36358701" calcext:value-type="float">
            <text:p>36358701</text:p>
          </table:table-cell>
          <table:table-cell table:style-name="ce5" office:value-type="date" office:date-value="2019-11-09T08:28:19" calcext:value-type="date">
            <text:p>2019-11-09 08:28:19</text:p>
          </table:table-cell>
          <table:table-cell/>
          <table:table-cell table:style-name="ce9" table:formula="of:=IF(COUNTIFS([.A$1:.A$2000]; [.D2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14T08:40:54" calcext:value-type="date">
            <text:p>2019-11-14 08:40:54</text:p>
          </table:table-cell>
          <table:table-cell/>
          <table:table-cell office:value-type="float" office:value="5528258" calcext:value-type="float">
            <text:p>5528258</text:p>
          </table:table-cell>
          <table:table-cell table:style-name="ce5" office:value-type="date" office:date-value="2019-11-09T08:39:56" calcext:value-type="date">
            <text:p>2019-11-09 08:39:56</text:p>
          </table:table-cell>
          <table:table-cell/>
          <table:table-cell table:style-name="ce9" table:formula="of:=IF(COUNTIFS([.A$1:.A$2000]; [.D2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15T16:25:57" calcext:value-type="date">
            <text:p>2019-11-15 16:25:57</text:p>
          </table:table-cell>
          <table:table-cell/>
          <table:table-cell office:value-type="float" office:value="5405441" calcext:value-type="float">
            <text:p>5405441</text:p>
          </table:table-cell>
          <table:table-cell table:style-name="ce5" office:value-type="date" office:date-value="2019-11-14T08:40:54" calcext:value-type="date">
            <text:p>2019-11-14 08:40:54</text:p>
          </table:table-cell>
          <table:table-cell/>
          <table:table-cell table:style-name="ce9" table:formula="of:=IF(COUNTIFS([.A$1:.A$2000]; [.D24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17T15:12:42" calcext:value-type="date">
            <text:p>2019-11-17 15:12:42</text:p>
          </table:table-cell>
          <table:table-cell/>
          <table:table-cell office:value-type="float" office:value="16524512" calcext:value-type="float">
            <text:p>16524512</text:p>
          </table:table-cell>
          <table:table-cell table:style-name="ce5" office:value-type="date" office:date-value="2019-11-15T16:25:57" calcext:value-type="date">
            <text:p>2019-11-15 16:25:57</text:p>
          </table:table-cell>
          <table:table-cell/>
          <table:table-cell table:style-name="ce9" table:formula="of:=IF(COUNTIFS([.A$1:.A$2000]; [.D2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18T02:10:47" calcext:value-type="date">
            <text:p>2019-11-18 02:10:47</text:p>
          </table:table-cell>
          <table:table-cell/>
          <table:table-cell office:value-type="float" office:value="30487254" calcext:value-type="float">
            <text:p>30487254</text:p>
          </table:table-cell>
          <table:table-cell table:style-name="ce5" office:value-type="date" office:date-value="2019-11-17T15:12:42" calcext:value-type="date">
            <text:p>2019-11-17 15:12:42</text:p>
          </table:table-cell>
          <table:table-cell/>
          <table:table-cell table:style-name="ce9" table:formula="of:=IF(COUNTIFS([.A$1:.A$2000]; [.D25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19T03:42:41" calcext:value-type="date">
            <text:p>2019-11-19 03:42:41</text:p>
          </table:table-cell>
          <table:table-cell/>
          <table:table-cell office:value-type="float" office:value="15084789" calcext:value-type="float">
            <text:p>15084789</text:p>
          </table:table-cell>
          <table:table-cell table:style-name="ce5" office:value-type="date" office:date-value="2019-11-18T02:10:47" calcext:value-type="date">
            <text:p>2019-11-18 02:10:47</text:p>
          </table:table-cell>
          <table:table-cell/>
          <table:table-cell table:style-name="ce9" table:formula="of:=IF(COUNTIFS([.A$1:.A$2000]; [.D2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19T07:41:43" calcext:value-type="date">
            <text:p>2019-11-19 07:41:43</text:p>
          </table:table-cell>
          <table:table-cell/>
          <table:table-cell office:value-type="float" office:value="3404974" calcext:value-type="float">
            <text:p>3404974</text:p>
          </table:table-cell>
          <table:table-cell table:style-name="ce5" office:value-type="date" office:date-value="2019-11-19T03:42:41" calcext:value-type="date">
            <text:p>2019-11-19 03:42:41</text:p>
          </table:table-cell>
          <table:table-cell/>
          <table:table-cell table:style-name="ce9" table:formula="of:=IF(COUNTIFS([.A$1:.A$2000]; [.D2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19T12:06:23" calcext:value-type="date">
            <text:p>2019-11-19 12:06:23</text:p>
          </table:table-cell>
          <table:table-cell/>
          <table:table-cell office:value-type="float" office:value="41138074" calcext:value-type="float">
            <text:p>41138074</text:p>
          </table:table-cell>
          <table:table-cell table:style-name="ce5" office:value-type="date" office:date-value="2019-11-19T07:41:43" calcext:value-type="date">
            <text:p>2019-11-19 07:41:43</text:p>
          </table:table-cell>
          <table:table-cell/>
          <table:table-cell table:style-name="ce9" table:formula="of:=IF(COUNTIFS([.A$1:.A$2000]; [.D2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1T05:00:15" calcext:value-type="date">
            <text:p>2019-11-21 05:00:15</text:p>
          </table:table-cell>
          <table:table-cell/>
          <table:table-cell office:value-type="float" office:value="26949832" calcext:value-type="float">
            <text:p>26949832</text:p>
          </table:table-cell>
          <table:table-cell table:style-name="ce5" office:value-type="date" office:date-value="2019-11-19T12:06:23" calcext:value-type="date">
            <text:p>2019-11-19 12:06:23</text:p>
          </table:table-cell>
          <table:table-cell/>
          <table:table-cell table:style-name="ce9" table:formula="of:=IF(COUNTIFS([.A$1:.A$2000]; [.D2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1T07:54:12" calcext:value-type="date">
            <text:p>2019-11-21 07:54:12</text:p>
          </table:table-cell>
          <table:table-cell/>
          <table:table-cell office:value-type="float" office:value="1023474" calcext:value-type="float">
            <text:p>1023474</text:p>
          </table:table-cell>
          <table:table-cell table:style-name="ce5" office:value-type="date" office:date-value="2019-11-21T05:00:15" calcext:value-type="date">
            <text:p>2019-11-21 05:00:15</text:p>
          </table:table-cell>
          <table:table-cell/>
          <table:table-cell table:style-name="ce9" table:formula="of:=IF(COUNTIFS([.A$1:.A$2000]; [.D2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2T05:56:10" calcext:value-type="date">
            <text:p>2019-11-22 05:56:10</text:p>
          </table:table-cell>
          <table:table-cell/>
          <table:table-cell office:value-type="float" office:value="37131069" calcext:value-type="float">
            <text:p>37131069</text:p>
          </table:table-cell>
          <table:table-cell table:style-name="ce5" office:value-type="date" office:date-value="2019-11-21T07:54:12" calcext:value-type="date">
            <text:p>2019-11-21 07:54:12</text:p>
          </table:table-cell>
          <table:table-cell/>
          <table:table-cell table:style-name="ce9" table:formula="of:=IF(COUNTIFS([.A$1:.A$2000]; [.D2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3T08:38:35" calcext:value-type="date">
            <text:p>2019-11-23 08:38:35</text:p>
          </table:table-cell>
          <table:table-cell/>
          <table:table-cell office:value-type="float" office:value="6947869" calcext:value-type="float">
            <text:p>6947869</text:p>
          </table:table-cell>
          <table:table-cell table:style-name="ce5" office:value-type="date" office:date-value="2019-11-22T05:56:10" calcext:value-type="date">
            <text:p>2019-11-22 05:56:10</text:p>
          </table:table-cell>
          <table:table-cell/>
          <table:table-cell table:style-name="ce9" table:formula="of:=IF(COUNTIFS([.A$1:.A$2000]; [.D25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4T15:02:02" calcext:value-type="date">
            <text:p>2019-11-24 15:02:02</text:p>
          </table:table-cell>
          <table:table-cell/>
          <table:table-cell office:value-type="float" office:value="33012818" calcext:value-type="float">
            <text:p>33012818</text:p>
          </table:table-cell>
          <table:table-cell table:style-name="ce5" office:value-type="date" office:date-value="2019-11-23T08:38:35" calcext:value-type="date">
            <text:p>2019-11-23 08:38:35</text:p>
          </table:table-cell>
          <table:table-cell/>
          <table:table-cell table:style-name="ce9" table:formula="of:=IF(COUNTIFS([.A$1:.A$2000]; [.D25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5T15:02:05" calcext:value-type="date">
            <text:p>2019-11-25 15:02:05</text:p>
          </table:table-cell>
          <table:table-cell/>
          <table:table-cell office:value-type="float" office:value="20931933" calcext:value-type="float">
            <text:p>20931933</text:p>
          </table:table-cell>
          <table:table-cell table:style-name="ce5" office:value-type="date" office:date-value="2019-11-24T15:02:02" calcext:value-type="date">
            <text:p>2019-11-24 15:02:02</text:p>
          </table:table-cell>
          <table:table-cell/>
          <table:table-cell table:style-name="ce9" table:formula="of:=IF(COUNTIFS([.A$1:.A$2000]; [.D2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6T06:56:07" calcext:value-type="date">
            <text:p>2019-11-26 06:56:07</text:p>
          </table:table-cell>
          <table:table-cell/>
          <table:table-cell office:value-type="float" office:value="17565440" calcext:value-type="float">
            <text:p>17565440</text:p>
          </table:table-cell>
          <table:table-cell table:style-name="ce5" office:value-type="date" office:date-value="2019-11-25T15:02:05" calcext:value-type="date">
            <text:p>2019-11-25 15:02:05</text:p>
          </table:table-cell>
          <table:table-cell/>
          <table:table-cell table:style-name="ce9" table:formula="of:=IF(COUNTIFS([.A$1:.A$2000]; [.D2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6T09:28:22" calcext:value-type="date">
            <text:p>2019-11-26 09:28:22</text:p>
          </table:table-cell>
          <table:table-cell/>
          <table:table-cell office:value-type="float" office:value="5362640" calcext:value-type="float">
            <text:p>5362640</text:p>
          </table:table-cell>
          <table:table-cell table:style-name="ce5" office:value-type="date" office:date-value="2019-11-26T06:56:07" calcext:value-type="date">
            <text:p>2019-11-26 06:56:07</text:p>
          </table:table-cell>
          <table:table-cell/>
          <table:table-cell table:style-name="ce9" table:formula="of:=IF(COUNTIFS([.A$1:.A$2000]; [.D2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6T11:20:56" calcext:value-type="date">
            <text:p>2019-11-26 11:20:56</text:p>
          </table:table-cell>
          <table:table-cell/>
          <table:table-cell office:value-type="float" office:value="8142298" calcext:value-type="float">
            <text:p>8142298</text:p>
          </table:table-cell>
          <table:table-cell table:style-name="ce5" office:value-type="date" office:date-value="2019-11-26T09:28:22" calcext:value-type="date">
            <text:p>2019-11-26 09:28:22</text:p>
          </table:table-cell>
          <table:table-cell/>
          <table:table-cell table:style-name="ce9" table:formula="of:=IF(COUNTIFS([.A$1:.A$2000]; [.D26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6T16:44:40" calcext:value-type="date">
            <text:p>2019-11-26 16:44:40</text:p>
          </table:table-cell>
          <table:table-cell/>
          <table:table-cell office:value-type="float" office:value="20771572" calcext:value-type="float">
            <text:p>20771572</text:p>
          </table:table-cell>
          <table:table-cell table:style-name="ce5" office:value-type="date" office:date-value="2019-11-26T11:20:56" calcext:value-type="date">
            <text:p>2019-11-26 11:20:56</text:p>
          </table:table-cell>
          <table:table-cell/>
          <table:table-cell table:style-name="ce9" table:formula="of:=IF(COUNTIFS([.A$1:.A$2000]; [.D2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7T02:39:59" calcext:value-type="date">
            <text:p>2019-11-27 02:39:59</text:p>
          </table:table-cell>
          <table:table-cell/>
          <table:table-cell office:value-type="float" office:value="9292591" calcext:value-type="float">
            <text:p>9292591</text:p>
          </table:table-cell>
          <table:table-cell table:style-name="ce5" office:value-type="date" office:date-value="2019-11-26T16:44:40" calcext:value-type="date">
            <text:p>2019-11-26 16:44:40</text:p>
          </table:table-cell>
          <table:table-cell/>
          <table:table-cell table:style-name="ce9" table:formula="of:=IF(COUNTIFS([.A$1:.A$2000]; [.D2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7T02:42:15" calcext:value-type="date">
            <text:p>2019-11-27 02:42:15</text:p>
          </table:table-cell>
          <table:table-cell/>
          <table:table-cell office:value-type="float" office:value="9930591" calcext:value-type="float">
            <text:p>9930591</text:p>
          </table:table-cell>
          <table:table-cell table:style-name="ce5" office:value-type="date" office:date-value="2019-11-27T02:39:59" calcext:value-type="date">
            <text:p>2019-11-27 02:39:59</text:p>
          </table:table-cell>
          <table:table-cell/>
          <table:table-cell table:style-name="ce9" table:formula="of:=IF(COUNTIFS([.A$1:.A$2000]; [.D2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7T03:05:01" calcext:value-type="date">
            <text:p>2019-11-27 03:05:01</text:p>
          </table:table-cell>
          <table:table-cell/>
          <table:table-cell office:value-type="float" office:value="18144508" calcext:value-type="float">
            <text:p>18144508</text:p>
          </table:table-cell>
          <table:table-cell table:style-name="ce5" office:value-type="date" office:date-value="2019-11-27T02:42:15" calcext:value-type="date">
            <text:p>2019-11-27 02:42:15</text:p>
          </table:table-cell>
          <table:table-cell/>
          <table:table-cell table:style-name="ce9" table:formula="of:=IF(COUNTIFS([.A$1:.A$2000]; [.D2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7T11:57:10" calcext:value-type="date">
            <text:p>2019-11-27 11:57:10</text:p>
          </table:table-cell>
          <table:table-cell/>
          <table:table-cell office:value-type="float" office:value="9864045" calcext:value-type="float">
            <text:p>9864045</text:p>
          </table:table-cell>
          <table:table-cell table:style-name="ce5" office:value-type="date" office:date-value="2019-11-27T03:05:01" calcext:value-type="date">
            <text:p>2019-11-27 03:05:01</text:p>
          </table:table-cell>
          <table:table-cell/>
          <table:table-cell table:style-name="ce9" table:formula="of:=IF(COUNTIFS([.A$1:.A$2000]; [.D2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8T03:00:24" calcext:value-type="date">
            <text:p>2019-11-28 03:00:24</text:p>
          </table:table-cell>
          <table:table-cell/>
          <table:table-cell office:value-type="float" office:value="10868746" calcext:value-type="float">
            <text:p>10868746</text:p>
          </table:table-cell>
          <table:table-cell table:style-name="ce5" office:value-type="date" office:date-value="2019-11-27T11:57:10" calcext:value-type="date">
            <text:p>2019-11-27 11:57:10</text:p>
          </table:table-cell>
          <table:table-cell/>
          <table:table-cell table:style-name="ce9" table:formula="of:=IF(COUNTIFS([.A$1:.A$2000]; [.D2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9T06:01:47" calcext:value-type="date">
            <text:p>2019-11-29 06:01:47</text:p>
          </table:table-cell>
          <table:table-cell/>
          <table:table-cell office:value-type="float" office:value="1322668" calcext:value-type="float">
            <text:p>1322668</text:p>
          </table:table-cell>
          <table:table-cell table:style-name="ce5" office:value-type="date" office:date-value="2019-11-28T03:00:24" calcext:value-type="date">
            <text:p>2019-11-28 03:00:24</text:p>
          </table:table-cell>
          <table:table-cell/>
          <table:table-cell table:style-name="ce9" table:formula="of:=IF(COUNTIFS([.A$1:.A$2000]; [.D2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1-29T14:21:35" calcext:value-type="date">
            <text:p>2019-11-29 14:21:35</text:p>
          </table:table-cell>
          <table:table-cell/>
          <table:table-cell office:value-type="float" office:value="42231" calcext:value-type="float">
            <text:p>42231</text:p>
          </table:table-cell>
          <table:table-cell table:style-name="ce5" office:value-type="date" office:date-value="2019-11-29T06:01:47" calcext:value-type="date">
            <text:p>2019-11-29 06:01:47</text:p>
          </table:table-cell>
          <table:table-cell/>
          <table:table-cell table:style-name="ce9" table:formula="of:=IF(COUNTIFS([.A$1:.A$2000]; [.D27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02T07:46:32" calcext:value-type="date">
            <text:p>2019-12-02 07:46:32</text:p>
          </table:table-cell>
          <table:table-cell/>
          <table:table-cell office:value-type="float" office:value="118465" calcext:value-type="float">
            <text:p>118465</text:p>
          </table:table-cell>
          <table:table-cell table:style-name="ce5" office:value-type="date" office:date-value="2019-11-29T14:21:35" calcext:value-type="date">
            <text:p>2019-11-29 14:21:35</text:p>
          </table:table-cell>
          <table:table-cell/>
          <table:table-cell table:style-name="ce9" table:formula="of:=IF(COUNTIFS([.A$1:.A$2000]; [.D2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04T05:30:15" calcext:value-type="date">
            <text:p>2019-12-04 05:30:15</text:p>
          </table:table-cell>
          <table:table-cell/>
          <table:table-cell office:value-type="float" office:value="9347481" calcext:value-type="float">
            <text:p>9347481</text:p>
          </table:table-cell>
          <table:table-cell table:style-name="ce5" office:value-type="date" office:date-value="2019-12-02T07:46:32" calcext:value-type="date">
            <text:p>2019-12-02 07:46:32</text:p>
          </table:table-cell>
          <table:table-cell/>
          <table:table-cell table:style-name="ce9" table:formula="of:=IF(COUNTIFS([.A$1:.A$2000]; [.D2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05T02:18:09" calcext:value-type="date">
            <text:p>2019-12-05 02:18:09</text:p>
          </table:table-cell>
          <table:table-cell/>
          <table:table-cell office:value-type="float" office:value="3833519" calcext:value-type="float">
            <text:p>3833519</text:p>
          </table:table-cell>
          <table:table-cell table:style-name="ce5" office:value-type="date" office:date-value="2019-12-04T05:30:15" calcext:value-type="date">
            <text:p>2019-12-04 05:30:15</text:p>
          </table:table-cell>
          <table:table-cell/>
          <table:table-cell table:style-name="ce9" table:formula="of:=IF(COUNTIFS([.A$1:.A$2000]; [.D27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05T09:57:37" calcext:value-type="date">
            <text:p>2019-12-05 09:57:37</text:p>
          </table:table-cell>
          <table:table-cell/>
          <table:table-cell office:value-type="float" office:value="6345370" calcext:value-type="float">
            <text:p>6345370</text:p>
          </table:table-cell>
          <table:table-cell table:style-name="ce5" office:value-type="date" office:date-value="2019-12-05T02:18:09" calcext:value-type="date">
            <text:p>2019-12-05 02:18:09</text:p>
          </table:table-cell>
          <table:table-cell/>
          <table:table-cell table:style-name="ce9" table:formula="of:=IF(COUNTIFS([.A$1:.A$2000]; [.D2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05T16:38:04" calcext:value-type="date">
            <text:p>2019-12-05 16:38:04</text:p>
          </table:table-cell>
          <table:table-cell/>
          <table:table-cell office:value-type="float" office:value="32415088" calcext:value-type="float">
            <text:p>32415088</text:p>
          </table:table-cell>
          <table:table-cell table:style-name="ce5" office:value-type="date" office:date-value="2019-12-05T09:57:37" calcext:value-type="date">
            <text:p>2019-12-05 09:57:37</text:p>
          </table:table-cell>
          <table:table-cell/>
          <table:table-cell table:style-name="ce9" table:formula="of:=IF(COUNTIFS([.A$1:.A$2000]; [.D2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06T05:10:18" calcext:value-type="date">
            <text:p>2019-12-06 05:10:18</text:p>
          </table:table-cell>
          <table:table-cell/>
          <table:table-cell office:value-type="float" office:value="6483352" calcext:value-type="float">
            <text:p>6483352</text:p>
          </table:table-cell>
          <table:table-cell table:style-name="ce5" office:value-type="date" office:date-value="2019-12-05T16:38:04" calcext:value-type="date">
            <text:p>2019-12-05 16:38:04</text:p>
          </table:table-cell>
          <table:table-cell/>
          <table:table-cell table:style-name="ce9" table:formula="of:=IF(COUNTIFS([.A$1:.A$2000]; [.D27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08T07:40:21" calcext:value-type="date">
            <text:p>2019-12-08 07:40:21</text:p>
          </table:table-cell>
          <table:table-cell/>
          <table:table-cell office:value-type="float" office:value="2442046" calcext:value-type="float">
            <text:p>2442046</text:p>
          </table:table-cell>
          <table:table-cell table:style-name="ce5" office:value-type="date" office:date-value="2019-12-06T05:10:18" calcext:value-type="date">
            <text:p>2019-12-06 05:10:18</text:p>
          </table:table-cell>
          <table:table-cell/>
          <table:table-cell table:style-name="ce9" table:formula="of:=IF(COUNTIFS([.A$1:.A$2000]; [.D2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08T21:35:27" calcext:value-type="date">
            <text:p>2019-12-08 21:35:27</text:p>
          </table:table-cell>
          <table:table-cell/>
          <table:table-cell office:value-type="float" office:value="35921599" calcext:value-type="float">
            <text:p>35921599</text:p>
          </table:table-cell>
          <table:table-cell table:style-name="ce5" office:value-type="date" office:date-value="2019-12-08T07:40:21" calcext:value-type="date">
            <text:p>2019-12-08 07:40:21</text:p>
          </table:table-cell>
          <table:table-cell/>
          <table:table-cell table:style-name="ce9" table:formula="of:=IF(COUNTIFS([.A$1:.A$2000]; [.D2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0T15:14:49" calcext:value-type="date">
            <text:p>2019-12-10 15:14:49</text:p>
          </table:table-cell>
          <table:table-cell/>
          <table:table-cell office:value-type="float" office:value="5889406" calcext:value-type="float">
            <text:p>5889406</text:p>
          </table:table-cell>
          <table:table-cell table:style-name="ce5" office:value-type="date" office:date-value="2019-12-08T21:35:27" calcext:value-type="date">
            <text:p>2019-12-08 21:35:27</text:p>
          </table:table-cell>
          <table:table-cell/>
          <table:table-cell table:style-name="ce9" table:formula="of:=IF(COUNTIFS([.A$1:.A$2000]; [.D2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1T04:38:00" calcext:value-type="date">
            <text:p>2019-12-11 04:38:00</text:p>
          </table:table-cell>
          <table:table-cell/>
          <table:table-cell office:value-type="float" office:value="18172620" calcext:value-type="float">
            <text:p>18172620</text:p>
          </table:table-cell>
          <table:table-cell table:style-name="ce5" office:value-type="date" office:date-value="2019-12-10T15:14:49" calcext:value-type="date">
            <text:p>2019-12-10 15:14:49</text:p>
          </table:table-cell>
          <table:table-cell/>
          <table:table-cell table:style-name="ce9" table:formula="of:=IF(COUNTIFS([.A$1:.A$2000]; [.D2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1T07:39:23" calcext:value-type="date">
            <text:p>2019-12-11 07:39:23</text:p>
          </table:table-cell>
          <table:table-cell/>
          <table:table-cell office:value-type="float" office:value="1937060" calcext:value-type="float">
            <text:p>1937060</text:p>
          </table:table-cell>
          <table:table-cell table:style-name="ce5" office:value-type="date" office:date-value="2019-12-11T04:38:00" calcext:value-type="date">
            <text:p>2019-12-11 04:38:00</text:p>
          </table:table-cell>
          <table:table-cell/>
          <table:table-cell table:style-name="ce9" table:formula="of:=IF(COUNTIFS([.A$1:.A$2000]; [.D2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1T10:51:15" calcext:value-type="date">
            <text:p>2019-12-11 10:51:15</text:p>
          </table:table-cell>
          <table:table-cell/>
          <table:table-cell office:value-type="float" office:value="20563048" calcext:value-type="float">
            <text:p>20563048</text:p>
          </table:table-cell>
          <table:table-cell table:style-name="ce5" office:value-type="date" office:date-value="2019-12-11T07:39:23" calcext:value-type="date">
            <text:p>2019-12-11 07:39:23</text:p>
          </table:table-cell>
          <table:table-cell/>
          <table:table-cell table:style-name="ce9" table:formula="of:=IF(COUNTIFS([.A$1:.A$2000]; [.D2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1T14:00:43" calcext:value-type="date">
            <text:p>2019-12-11 14:00:43</text:p>
          </table:table-cell>
          <table:table-cell/>
          <table:table-cell office:value-type="float" office:value="25274682" calcext:value-type="float">
            <text:p>25274682</text:p>
          </table:table-cell>
          <table:table-cell table:style-name="ce5" office:value-type="date" office:date-value="2019-12-11T10:51:15" calcext:value-type="date">
            <text:p>2019-12-11 10:51:15</text:p>
          </table:table-cell>
          <table:table-cell/>
          <table:table-cell table:style-name="ce9" table:formula="of:=IF(COUNTIFS([.A$1:.A$2000]; [.D2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1T15:05:48" calcext:value-type="date">
            <text:p>2019-12-11 15:05:48</text:p>
          </table:table-cell>
          <table:table-cell/>
          <table:table-cell office:value-type="float" office:value="6479081" calcext:value-type="float">
            <text:p>6479081</text:p>
          </table:table-cell>
          <table:table-cell table:style-name="ce5" office:value-type="date" office:date-value="2019-12-11T14:00:43" calcext:value-type="date">
            <text:p>2019-12-11 14:00:43</text:p>
          </table:table-cell>
          <table:table-cell/>
          <table:table-cell table:style-name="ce9" table:formula="of:=IF(COUNTIFS([.A$1:.A$2000]; [.D2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2T08:58:29" calcext:value-type="date">
            <text:p>2019-12-12 08:58:29</text:p>
          </table:table-cell>
          <table:table-cell/>
          <table:table-cell office:value-type="float" office:value="6327789" calcext:value-type="float">
            <text:p>6327789</text:p>
          </table:table-cell>
          <table:table-cell table:style-name="ce5" office:value-type="date" office:date-value="2019-12-11T15:05:48" calcext:value-type="date">
            <text:p>2019-12-11 15:05:48</text:p>
          </table:table-cell>
          <table:table-cell/>
          <table:table-cell table:style-name="ce9" table:formula="of:=IF(COUNTIFS([.A$1:.A$2000]; [.D2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5T04:08:56" calcext:value-type="date">
            <text:p>2019-12-15 04:08:56</text:p>
          </table:table-cell>
          <table:table-cell/>
          <table:table-cell office:value-type="float" office:value="34373238" calcext:value-type="float">
            <text:p>34373238</text:p>
          </table:table-cell>
          <table:table-cell table:style-name="ce5" office:value-type="date" office:date-value="2019-12-12T08:58:29" calcext:value-type="date">
            <text:p>2019-12-12 08:58:29</text:p>
          </table:table-cell>
          <table:table-cell/>
          <table:table-cell table:style-name="ce9" table:formula="of:=IF(COUNTIFS([.A$1:.A$2000]; [.D2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5T09:40:18" calcext:value-type="date">
            <text:p>2019-12-15 09:40:18</text:p>
          </table:table-cell>
          <table:table-cell/>
          <table:table-cell office:value-type="float" office:value="9637592" calcext:value-type="float">
            <text:p>9637592</text:p>
          </table:table-cell>
          <table:table-cell table:style-name="ce5" office:value-type="date" office:date-value="2019-12-15T04:08:56" calcext:value-type="date">
            <text:p>2019-12-15 04:08:56</text:p>
          </table:table-cell>
          <table:table-cell/>
          <table:table-cell table:style-name="ce9" table:formula="of:=IF(COUNTIFS([.A$1:.A$2000]; [.D2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5T11:24:03" calcext:value-type="date">
            <text:p>2019-12-15 11:24:03</text:p>
          </table:table-cell>
          <table:table-cell/>
          <table:table-cell office:value-type="float" office:value="53809621" calcext:value-type="float">
            <text:p>53809621</text:p>
          </table:table-cell>
          <table:table-cell table:style-name="ce5" office:value-type="date" office:date-value="2019-12-15T09:40:18" calcext:value-type="date">
            <text:p>2019-12-15 09:40:18</text:p>
          </table:table-cell>
          <table:table-cell/>
          <table:table-cell table:style-name="ce9" table:formula="of:=IF(COUNTIFS([.A$1:.A$2000]; [.D2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6T02:48:09" calcext:value-type="date">
            <text:p>2019-12-16 02:48:09</text:p>
          </table:table-cell>
          <table:table-cell/>
          <table:table-cell office:value-type="float" office:value="23470846" calcext:value-type="float">
            <text:p>23470846</text:p>
          </table:table-cell>
          <table:table-cell table:style-name="ce5" office:value-type="date" office:date-value="2019-12-15T11:24:03" calcext:value-type="date">
            <text:p>2019-12-15 11:24:03</text:p>
          </table:table-cell>
          <table:table-cell/>
          <table:table-cell table:style-name="ce9" table:formula="of:=IF(COUNTIFS([.A$1:.A$2000]; [.D2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6T07:45:32" calcext:value-type="date">
            <text:p>2019-12-16 07:45:32</text:p>
          </table:table-cell>
          <table:table-cell/>
          <table:table-cell office:value-type="float" office:value="20136947" calcext:value-type="float">
            <text:p>20136947</text:p>
          </table:table-cell>
          <table:table-cell table:style-name="ce5" office:value-type="date" office:date-value="2019-12-16T02:48:09" calcext:value-type="date">
            <text:p>2019-12-16 02:48:09</text:p>
          </table:table-cell>
          <table:table-cell/>
          <table:table-cell table:style-name="ce9" table:formula="of:=IF(COUNTIFS([.A$1:.A$2000]; [.D2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7T23:35:16" calcext:value-type="date">
            <text:p>2019-12-17 23:35:16</text:p>
          </table:table-cell>
          <table:table-cell/>
          <table:table-cell office:value-type="float" office:value="6501814" calcext:value-type="float">
            <text:p>6501814</text:p>
          </table:table-cell>
          <table:table-cell table:style-name="ce5" office:value-type="date" office:date-value="2019-12-16T07:45:32" calcext:value-type="date">
            <text:p>2019-12-16 07:45:32</text:p>
          </table:table-cell>
          <table:table-cell/>
          <table:table-cell table:style-name="ce9" table:formula="of:=IF(COUNTIFS([.A$1:.A$2000]; [.D2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8T03:01:33" calcext:value-type="date">
            <text:p>2019-12-18 03:01:33</text:p>
          </table:table-cell>
          <table:table-cell/>
          <table:table-cell office:value-type="float" office:value="19357247" calcext:value-type="float">
            <text:p>19357247</text:p>
          </table:table-cell>
          <table:table-cell table:style-name="ce5" office:value-type="date" office:date-value="2019-12-17T23:35:16" calcext:value-type="date">
            <text:p>2019-12-17 23:35:16</text:p>
          </table:table-cell>
          <table:table-cell/>
          <table:table-cell table:style-name="ce9" table:formula="of:=IF(COUNTIFS([.A$1:.A$2000]; [.D2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8T06:26:50" calcext:value-type="date">
            <text:p>2019-12-18 06:26:50</text:p>
          </table:table-cell>
          <table:table-cell/>
          <table:table-cell office:value-type="float" office:value="30915731" calcext:value-type="float">
            <text:p>30915731</text:p>
          </table:table-cell>
          <table:table-cell table:style-name="ce5" office:value-type="date" office:date-value="2019-12-18T03:01:33" calcext:value-type="date">
            <text:p>2019-12-18 03:01:33</text:p>
          </table:table-cell>
          <table:table-cell/>
          <table:table-cell table:style-name="ce9" table:formula="of:=IF(COUNTIFS([.A$1:.A$2000]; [.D29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9T06:32:59" calcext:value-type="date">
            <text:p>2019-12-19 06:32:59</text:p>
          </table:table-cell>
          <table:table-cell/>
          <table:table-cell office:value-type="float" office:value="5062214" calcext:value-type="float">
            <text:p>5062214</text:p>
          </table:table-cell>
          <table:table-cell table:style-name="ce5" office:value-type="date" office:date-value="2019-12-18T06:26:50" calcext:value-type="date">
            <text:p>2019-12-18 06:26:50</text:p>
          </table:table-cell>
          <table:table-cell/>
          <table:table-cell table:style-name="ce9" table:formula="of:=IF(COUNTIFS([.A$1:.A$2000]; [.D2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19T17:58:31" calcext:value-type="date">
            <text:p>2019-12-19 17:58:31</text:p>
          </table:table-cell>
          <table:table-cell/>
          <table:table-cell office:value-type="float" office:value="46539564" calcext:value-type="float">
            <text:p>46539564</text:p>
          </table:table-cell>
          <table:table-cell table:style-name="ce5" office:value-type="date" office:date-value="2019-12-19T06:32:59" calcext:value-type="date">
            <text:p>2019-12-19 06:32:59</text:p>
          </table:table-cell>
          <table:table-cell/>
          <table:table-cell table:style-name="ce9" table:formula="of:=IF(COUNTIFS([.A$1:.A$2000]; [.D2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20T01:17:58" calcext:value-type="date">
            <text:p>2019-12-20 01:17:58</text:p>
          </table:table-cell>
          <table:table-cell/>
          <table:table-cell office:value-type="float" office:value="55048345" calcext:value-type="float">
            <text:p>55048345</text:p>
          </table:table-cell>
          <table:table-cell table:style-name="ce5" office:value-type="date" office:date-value="2019-12-19T17:58:31" calcext:value-type="date">
            <text:p>2019-12-19 17:58:31</text:p>
          </table:table-cell>
          <table:table-cell/>
          <table:table-cell table:style-name="ce9" table:formula="of:=IF(COUNTIFS([.A$1:.A$2000]; [.D2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20T02:08:09" calcext:value-type="date">
            <text:p>2019-12-20 02:08:09</text:p>
          </table:table-cell>
          <table:table-cell/>
          <table:table-cell office:value-type="float" office:value="12740700" calcext:value-type="float">
            <text:p>12740700</text:p>
          </table:table-cell>
          <table:table-cell table:style-name="ce5" office:value-type="date" office:date-value="2019-12-20T01:17:58" calcext:value-type="date">
            <text:p>2019-12-20 01:17:58</text:p>
          </table:table-cell>
          <table:table-cell/>
          <table:table-cell table:style-name="ce9" table:formula="of:=IF(COUNTIFS([.A$1:.A$2000]; [.D2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20T03:14:18" calcext:value-type="date">
            <text:p>2019-12-20 03:14:18</text:p>
          </table:table-cell>
          <table:table-cell/>
          <table:table-cell office:value-type="float" office:value="217975" calcext:value-type="float">
            <text:p>217975</text:p>
          </table:table-cell>
          <table:table-cell table:style-name="ce5" office:value-type="date" office:date-value="2019-12-20T02:08:09" calcext:value-type="date">
            <text:p>2019-12-20 02:08:09</text:p>
          </table:table-cell>
          <table:table-cell/>
          <table:table-cell table:style-name="ce9" table:formula="of:=IF(COUNTIFS([.A$1:.A$2000]; [.D29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20T09:28:03" calcext:value-type="date">
            <text:p>2019-12-20 09:28:03</text:p>
          </table:table-cell>
          <table:table-cell/>
          <table:table-cell office:value-type="float" office:value="1116637" calcext:value-type="float">
            <text:p>1116637</text:p>
          </table:table-cell>
          <table:table-cell table:style-name="ce5" office:value-type="date" office:date-value="2019-12-20T03:14:18" calcext:value-type="date">
            <text:p>2019-12-20 03:14:18</text:p>
          </table:table-cell>
          <table:table-cell/>
          <table:table-cell table:style-name="ce9" table:formula="of:=IF(COUNTIFS([.A$1:.A$2000]; [.D2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23T09:34:39" calcext:value-type="date">
            <text:p>2019-12-23 09:34:39</text:p>
          </table:table-cell>
          <table:table-cell/>
          <table:table-cell office:value-type="float" office:value="9262517" calcext:value-type="float">
            <text:p>9262517</text:p>
          </table:table-cell>
          <table:table-cell table:style-name="ce5" office:value-type="date" office:date-value="2019-12-20T09:28:03" calcext:value-type="date">
            <text:p>2019-12-20 09:28:03</text:p>
          </table:table-cell>
          <table:table-cell/>
          <table:table-cell table:style-name="ce9" table:formula="of:=IF(COUNTIFS([.A$1:.A$2000]; [.D3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23T19:21:53" calcext:value-type="date">
            <text:p>2019-12-23 19:21:53</text:p>
          </table:table-cell>
          <table:table-cell/>
          <table:table-cell office:value-type="float" office:value="14030407" calcext:value-type="float">
            <text:p>14030407</text:p>
          </table:table-cell>
          <table:table-cell table:style-name="ce5" office:value-type="date" office:date-value="2019-12-23T09:34:39" calcext:value-type="date">
            <text:p>2019-12-23 09:34:39</text:p>
          </table:table-cell>
          <table:table-cell/>
          <table:table-cell table:style-name="ce9" table:formula="of:=IF(COUNTIFS([.A$1:.A$2000]; [.D30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23T21:59:18" calcext:value-type="date">
            <text:p>2019-12-23 21:59:18</text:p>
          </table:table-cell>
          <table:table-cell/>
          <table:table-cell office:value-type="float" office:value="17983160" calcext:value-type="float">
            <text:p>17983160</text:p>
          </table:table-cell>
          <table:table-cell table:style-name="ce5" office:value-type="date" office:date-value="2019-12-23T19:21:53" calcext:value-type="date">
            <text:p>2019-12-23 19:21:53</text:p>
          </table:table-cell>
          <table:table-cell/>
          <table:table-cell table:style-name="ce9" table:formula="of:=IF(COUNTIFS([.A$1:.A$2000]; [.D3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27T16:09:03" calcext:value-type="date">
            <text:p>2019-12-27 16:09:03</text:p>
          </table:table-cell>
          <table:table-cell/>
          <table:table-cell office:value-type="float" office:value="1142911" calcext:value-type="float">
            <text:p>1142911</text:p>
          </table:table-cell>
          <table:table-cell table:style-name="ce5" office:value-type="date" office:date-value="2019-12-23T21:59:18" calcext:value-type="date">
            <text:p>2019-12-23 21:59:18</text:p>
          </table:table-cell>
          <table:table-cell/>
          <table:table-cell table:style-name="ce9" table:formula="of:=IF(COUNTIFS([.A$1:.A$2000]; [.D3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30T07:39:10" calcext:value-type="date">
            <text:p>2019-12-30 07:39:10</text:p>
          </table:table-cell>
          <table:table-cell/>
          <table:table-cell office:value-type="float" office:value="8501470" calcext:value-type="float">
            <text:p>8501470</text:p>
          </table:table-cell>
          <table:table-cell table:style-name="ce5" office:value-type="date" office:date-value="2019-12-27T16:09:03" calcext:value-type="date">
            <text:p>2019-12-27 16:09:03</text:p>
          </table:table-cell>
          <table:table-cell/>
          <table:table-cell table:style-name="ce9" table:formula="of:=IF(COUNTIFS([.A$1:.A$2000]; [.D3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19-12-31T06:47:37" calcext:value-type="date">
            <text:p>2019-12-31 06:47:37</text:p>
          </table:table-cell>
          <table:table-cell/>
          <table:table-cell office:value-type="float" office:value="43414402" calcext:value-type="float">
            <text:p>43414402</text:p>
          </table:table-cell>
          <table:table-cell table:style-name="ce5" office:value-type="date" office:date-value="2019-12-30T07:39:10" calcext:value-type="date">
            <text:p>2019-12-30 07:39:10</text:p>
          </table:table-cell>
          <table:table-cell/>
          <table:table-cell table:style-name="ce9" table:formula="of:=IF(COUNTIFS([.A$1:.A$2000]; [.D3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02T01:30:13" calcext:value-type="date">
            <text:p>2020-01-02 01:30:13</text:p>
          </table:table-cell>
          <table:table-cell/>
          <table:table-cell office:value-type="float" office:value="19306223" calcext:value-type="float">
            <text:p>19306223</text:p>
          </table:table-cell>
          <table:table-cell table:style-name="ce5" office:value-type="date" office:date-value="2019-12-31T06:47:37" calcext:value-type="date">
            <text:p>2019-12-31 06:47:37</text:p>
          </table:table-cell>
          <table:table-cell/>
          <table:table-cell table:style-name="ce9" table:formula="of:=IF(COUNTIFS([.A$1:.A$2000]; [.D30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02T08:40:38" calcext:value-type="date">
            <text:p>2020-01-02 08:40:38</text:p>
          </table:table-cell>
          <table:table-cell/>
          <table:table-cell office:value-type="float" office:value="50706375" calcext:value-type="float">
            <text:p>50706375</text:p>
          </table:table-cell>
          <table:table-cell table:style-name="ce5" office:value-type="date" office:date-value="2020-01-02T01:30:13" calcext:value-type="date">
            <text:p>2020-01-02 01:30:13</text:p>
          </table:table-cell>
          <table:table-cell/>
          <table:table-cell table:style-name="ce9" table:formula="of:=IF(COUNTIFS([.A$1:.A$2000]; [.D3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04T22:23:34" calcext:value-type="date">
            <text:p>2020-01-04 22:23:34</text:p>
          </table:table-cell>
          <table:table-cell/>
          <table:table-cell office:value-type="float" office:value="491430" calcext:value-type="float">
            <text:p>491430</text:p>
          </table:table-cell>
          <table:table-cell table:style-name="ce5" office:value-type="date" office:date-value="2020-01-02T08:40:38" calcext:value-type="date">
            <text:p>2020-01-02 08:40:38</text:p>
          </table:table-cell>
          <table:table-cell/>
          <table:table-cell table:style-name="ce9" table:formula="of:=IF(COUNTIFS([.A$1:.A$2000]; [.D3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06T09:13:49" calcext:value-type="date">
            <text:p>2020-01-06 09:13:49</text:p>
          </table:table-cell>
          <table:table-cell/>
          <table:table-cell office:value-type="float" office:value="57693176" calcext:value-type="float">
            <text:p>57693176</text:p>
          </table:table-cell>
          <table:table-cell table:style-name="ce5" office:value-type="date" office:date-value="2020-01-04T22:23:34" calcext:value-type="date">
            <text:p>2020-01-04 22:23:34</text:p>
          </table:table-cell>
          <table:table-cell/>
          <table:table-cell table:style-name="ce9" table:formula="of:=IF(COUNTIFS([.A$1:.A$2000]; [.D3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07T01:19:30" calcext:value-type="date">
            <text:p>2020-01-07 01:19:30</text:p>
          </table:table-cell>
          <table:table-cell/>
          <table:table-cell office:value-type="float" office:value="1721765" calcext:value-type="float">
            <text:p>1721765</text:p>
          </table:table-cell>
          <table:table-cell table:style-name="ce5" office:value-type="date" office:date-value="2020-01-06T09:13:49" calcext:value-type="date">
            <text:p>2020-01-06 09:13:49</text:p>
          </table:table-cell>
          <table:table-cell/>
          <table:table-cell table:style-name="ce9" table:formula="of:=IF(COUNTIFS([.A$1:.A$2000]; [.D3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07T01:46:34" calcext:value-type="date">
            <text:p>2020-01-07 01:46:34</text:p>
          </table:table-cell>
          <table:table-cell/>
          <table:table-cell office:value-type="float" office:value="13143728" calcext:value-type="float">
            <text:p>13143728</text:p>
          </table:table-cell>
          <table:table-cell table:style-name="ce5" office:value-type="date" office:date-value="2020-01-07T01:19:30" calcext:value-type="date">
            <text:p>2020-01-07 01:19:30</text:p>
          </table:table-cell>
          <table:table-cell/>
          <table:table-cell table:style-name="ce9" table:formula="of:=IF(COUNTIFS([.A$1:.A$2000]; [.D3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08T02:03:43" calcext:value-type="date">
            <text:p>2020-01-08 02:03:43</text:p>
          </table:table-cell>
          <table:table-cell/>
          <table:table-cell office:value-type="float" office:value="28188208" calcext:value-type="float">
            <text:p>28188208</text:p>
          </table:table-cell>
          <table:table-cell table:style-name="ce5" office:value-type="date" office:date-value="2020-01-07T01:46:34" calcext:value-type="date">
            <text:p>2020-01-07 01:46:34</text:p>
          </table:table-cell>
          <table:table-cell/>
          <table:table-cell table:style-name="ce9" table:formula="of:=IF(COUNTIFS([.A$1:.A$2000]; [.D3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09T13:54:10" calcext:value-type="date">
            <text:p>2020-01-09 13:54:10</text:p>
          </table:table-cell>
          <table:table-cell/>
          <table:table-cell office:value-type="float" office:value="18303902" calcext:value-type="float">
            <text:p>18303902</text:p>
          </table:table-cell>
          <table:table-cell table:style-name="ce5" office:value-type="date" office:date-value="2020-01-08T02:03:43" calcext:value-type="date">
            <text:p>2020-01-08 02:03:43</text:p>
          </table:table-cell>
          <table:table-cell/>
          <table:table-cell table:style-name="ce9" table:formula="of:=IF(COUNTIFS([.A$1:.A$2000]; [.D3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11T16:47:08" calcext:value-type="date">
            <text:p>2020-01-11 16:47:08</text:p>
          </table:table-cell>
          <table:table-cell/>
          <table:table-cell office:value-type="float" office:value="34825027" calcext:value-type="float">
            <text:p>34825027</text:p>
          </table:table-cell>
          <table:table-cell table:style-name="ce5" office:value-type="date" office:date-value="2020-01-09T13:54:10" calcext:value-type="date">
            <text:p>2020-01-09 13:54:10</text:p>
          </table:table-cell>
          <table:table-cell/>
          <table:table-cell table:style-name="ce9" table:formula="of:=IF(COUNTIFS([.A$1:.A$2000]; [.D3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12T16:46:12" calcext:value-type="date">
            <text:p>2020-01-12 16:46:12</text:p>
          </table:table-cell>
          <table:table-cell/>
          <table:table-cell office:value-type="float" office:value="3440252" calcext:value-type="float">
            <text:p>3440252</text:p>
          </table:table-cell>
          <table:table-cell table:style-name="ce5" office:value-type="date" office:date-value="2020-01-11T16:47:08" calcext:value-type="date">
            <text:p>2020-01-11 16:47:08</text:p>
          </table:table-cell>
          <table:table-cell/>
          <table:table-cell table:style-name="ce9" table:formula="of:=IF(COUNTIFS([.A$1:.A$2000]; [.D3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13T07:03:31" calcext:value-type="date">
            <text:p>2020-01-13 07:03:31</text:p>
          </table:table-cell>
          <table:table-cell/>
          <table:table-cell office:value-type="float" office:value="8109107" calcext:value-type="float">
            <text:p>8109107</text:p>
          </table:table-cell>
          <table:table-cell table:style-name="ce5" office:value-type="date" office:date-value="2020-01-12T16:46:12" calcext:value-type="date">
            <text:p>2020-01-12 16:46:12</text:p>
          </table:table-cell>
          <table:table-cell/>
          <table:table-cell table:style-name="ce9" table:formula="of:=IF(COUNTIFS([.A$1:.A$2000]; [.D3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16T09:07:46" calcext:value-type="date">
            <text:p>2020-01-16 09:07:46</text:p>
          </table:table-cell>
          <table:table-cell/>
          <table:table-cell office:value-type="float" office:value="42650061" calcext:value-type="float">
            <text:p>42650061</text:p>
          </table:table-cell>
          <table:table-cell table:style-name="ce5" office:value-type="date" office:date-value="2020-01-13T07:03:31" calcext:value-type="date">
            <text:p>2020-01-13 07:03:31</text:p>
          </table:table-cell>
          <table:table-cell/>
          <table:table-cell table:style-name="ce9" table:formula="of:=IF(COUNTIFS([.A$1:.A$2000]; [.D3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17T06:13:28" calcext:value-type="date">
            <text:p>2020-01-17 06:13:28</text:p>
          </table:table-cell>
          <table:table-cell/>
          <table:table-cell office:value-type="float" office:value="4858936" calcext:value-type="float">
            <text:p>4858936</text:p>
          </table:table-cell>
          <table:table-cell table:style-name="ce5" office:value-type="date" office:date-value="2020-01-16T09:07:46" calcext:value-type="date">
            <text:p>2020-01-16 09:07:46</text:p>
          </table:table-cell>
          <table:table-cell/>
          <table:table-cell table:style-name="ce9" table:formula="of:=IF(COUNTIFS([.A$1:.A$2000]; [.D3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19T09:02:28" calcext:value-type="date">
            <text:p>2020-01-19 09:02:28</text:p>
          </table:table-cell>
          <table:table-cell/>
          <table:table-cell office:value-type="float" office:value="314982" calcext:value-type="float">
            <text:p>314982</text:p>
          </table:table-cell>
          <table:table-cell table:style-name="ce5" office:value-type="date" office:date-value="2020-01-17T06:13:28" calcext:value-type="date">
            <text:p>2020-01-17 06:13:28</text:p>
          </table:table-cell>
          <table:table-cell/>
          <table:table-cell table:style-name="ce9" table:formula="of:=IF(COUNTIFS([.A$1:.A$2000]; [.D31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22T04:26:24" calcext:value-type="date">
            <text:p>2020-01-22 04:26:24</text:p>
          </table:table-cell>
          <table:table-cell/>
          <table:table-cell office:value-type="float" office:value="19827340" calcext:value-type="float">
            <text:p>19827340</text:p>
          </table:table-cell>
          <table:table-cell table:style-name="ce5" office:value-type="date" office:date-value="2020-01-19T09:02:28" calcext:value-type="date">
            <text:p>2020-01-19 09:02:28</text:p>
          </table:table-cell>
          <table:table-cell/>
          <table:table-cell table:style-name="ce9" table:formula="of:=IF(COUNTIFS([.A$1:.A$2000]; [.D3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23T08:49:36" calcext:value-type="date">
            <text:p>2020-01-23 08:49:36</text:p>
          </table:table-cell>
          <table:table-cell/>
          <table:table-cell office:value-type="float" office:value="1037914" calcext:value-type="float">
            <text:p>1037914</text:p>
          </table:table-cell>
          <table:table-cell table:style-name="ce5" office:value-type="date" office:date-value="2020-01-22T04:26:24" calcext:value-type="date">
            <text:p>2020-01-22 04:26:24</text:p>
          </table:table-cell>
          <table:table-cell/>
          <table:table-cell table:style-name="ce9" table:formula="of:=IF(COUNTIFS([.A$1:.A$2000]; [.D32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23T11:13:23" calcext:value-type="date">
            <text:p>2020-01-23 11:13:23</text:p>
          </table:table-cell>
          <table:table-cell/>
          <table:table-cell office:value-type="float" office:value="1388706" calcext:value-type="float">
            <text:p>1388706</text:p>
          </table:table-cell>
          <table:table-cell table:style-name="ce5" office:value-type="date" office:date-value="2020-01-23T08:49:36" calcext:value-type="date">
            <text:p>2020-01-23 08:49:36</text:p>
          </table:table-cell>
          <table:table-cell/>
          <table:table-cell table:style-name="ce9" table:formula="of:=IF(COUNTIFS([.A$1:.A$2000]; [.D3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23T18:34:21" calcext:value-type="date">
            <text:p>2020-01-23 18:34:21</text:p>
          </table:table-cell>
          <table:table-cell/>
          <table:table-cell office:value-type="float" office:value="33029215" calcext:value-type="float">
            <text:p>33029215</text:p>
          </table:table-cell>
          <table:table-cell table:style-name="ce5" office:value-type="date" office:date-value="2020-01-23T11:13:23" calcext:value-type="date">
            <text:p>2020-01-23 11:13:23</text:p>
          </table:table-cell>
          <table:table-cell/>
          <table:table-cell table:style-name="ce9" table:formula="of:=IF(COUNTIFS([.A$1:.A$2000]; [.D3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27T09:07:30" calcext:value-type="date">
            <text:p>2020-01-27 09:07:30</text:p>
          </table:table-cell>
          <table:table-cell/>
          <table:table-cell office:value-type="float" office:value="4849034" calcext:value-type="float">
            <text:p>4849034</text:p>
          </table:table-cell>
          <table:table-cell table:style-name="ce5" office:value-type="date" office:date-value="2020-01-23T18:34:21" calcext:value-type="date">
            <text:p>2020-01-23 18:34:21</text:p>
          </table:table-cell>
          <table:table-cell/>
          <table:table-cell table:style-name="ce9" table:formula="of:=IF(COUNTIFS([.A$1:.A$2000]; [.D32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27T13:16:36" calcext:value-type="date">
            <text:p>2020-01-27 13:16:36</text:p>
          </table:table-cell>
          <table:table-cell/>
          <table:table-cell office:value-type="float" office:value="4510908" calcext:value-type="float">
            <text:p>4510908</text:p>
          </table:table-cell>
          <table:table-cell table:style-name="ce5" office:value-type="date" office:date-value="2020-01-27T09:07:30" calcext:value-type="date">
            <text:p>2020-01-27 09:07:30</text:p>
          </table:table-cell>
          <table:table-cell/>
          <table:table-cell table:style-name="ce9" table:formula="of:=IF(COUNTIFS([.A$1:.A$2000]; [.D3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1-30T14:28:01" calcext:value-type="date">
            <text:p>2020-01-30 14:28:01</text:p>
          </table:table-cell>
          <table:table-cell/>
          <table:table-cell office:value-type="float" office:value="4335526" calcext:value-type="float">
            <text:p>4335526</text:p>
          </table:table-cell>
          <table:table-cell table:style-name="ce5" office:value-type="date" office:date-value="2020-01-27T13:16:36" calcext:value-type="date">
            <text:p>2020-01-27 13:16:36</text:p>
          </table:table-cell>
          <table:table-cell/>
          <table:table-cell table:style-name="ce9" table:formula="of:=IF(COUNTIFS([.A$1:.A$2000]; [.D3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01T16:56:16" calcext:value-type="date">
            <text:p>2020-02-01 16:56:16</text:p>
          </table:table-cell>
          <table:table-cell/>
          <table:table-cell office:value-type="float" office:value="1916494" calcext:value-type="float">
            <text:p>1916494</text:p>
          </table:table-cell>
          <table:table-cell table:style-name="ce5" office:value-type="date" office:date-value="2020-01-30T14:28:01" calcext:value-type="date">
            <text:p>2020-01-30 14:28:01</text:p>
          </table:table-cell>
          <table:table-cell/>
          <table:table-cell table:style-name="ce9" table:formula="of:=IF(COUNTIFS([.A$1:.A$2000]; [.D3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05T11:38:05" calcext:value-type="date">
            <text:p>2020-02-05 11:38:05</text:p>
          </table:table-cell>
          <table:table-cell/>
          <table:table-cell office:value-type="float" office:value="683241" calcext:value-type="float">
            <text:p>683241</text:p>
          </table:table-cell>
          <table:table-cell table:style-name="ce5" office:value-type="date" office:date-value="2020-02-01T16:56:16" calcext:value-type="date">
            <text:p>2020-02-01 16:56:16</text:p>
          </table:table-cell>
          <table:table-cell/>
          <table:table-cell table:style-name="ce9" table:formula="of:=IF(COUNTIFS([.A$1:.A$2000]; [.D3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07T23:09:21" calcext:value-type="date">
            <text:p>2020-02-07 23:09:21</text:p>
          </table:table-cell>
          <table:table-cell/>
          <table:table-cell office:value-type="float" office:value="940275" calcext:value-type="float">
            <text:p>940275</text:p>
          </table:table-cell>
          <table:table-cell table:style-name="ce5" office:value-type="date" office:date-value="2020-02-05T11:38:05" calcext:value-type="date">
            <text:p>2020-02-05 11:38:05</text:p>
          </table:table-cell>
          <table:table-cell/>
          <table:table-cell table:style-name="ce9" table:formula="of:=IF(COUNTIFS([.A$1:.A$2000]; [.D3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08T02:10:27" calcext:value-type="date">
            <text:p>2020-02-08 02:10:27</text:p>
          </table:table-cell>
          <table:table-cell/>
          <table:table-cell office:value-type="float" office:value="1319142" calcext:value-type="float">
            <text:p>1319142</text:p>
          </table:table-cell>
          <table:table-cell table:style-name="ce5" office:value-type="date" office:date-value="2020-02-07T23:09:21" calcext:value-type="date">
            <text:p>2020-02-07 23:09:21</text:p>
          </table:table-cell>
          <table:table-cell/>
          <table:table-cell table:style-name="ce9" table:formula="of:=IF(COUNTIFS([.A$1:.A$2000]; [.D3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08T08:27:41" calcext:value-type="date">
            <text:p>2020-02-08 08:27:41</text:p>
          </table:table-cell>
          <table:table-cell/>
          <table:table-cell office:value-type="float" office:value="43774690" calcext:value-type="float">
            <text:p>43774690</text:p>
          </table:table-cell>
          <table:table-cell table:style-name="ce5" office:value-type="date" office:date-value="2020-02-08T02:10:27" calcext:value-type="date">
            <text:p>2020-02-08 02:10:27</text:p>
          </table:table-cell>
          <table:table-cell/>
          <table:table-cell table:style-name="ce9" table:formula="of:=IF(COUNTIFS([.A$1:.A$2000]; [.D3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09T02:49:15" calcext:value-type="date">
            <text:p>2020-02-09 02:49:15</text:p>
          </table:table-cell>
          <table:table-cell/>
          <table:table-cell office:value-type="float" office:value="3870801" calcext:value-type="float">
            <text:p>3870801</text:p>
          </table:table-cell>
          <table:table-cell table:style-name="ce5" office:value-type="date" office:date-value="2020-02-08T08:27:41" calcext:value-type="date">
            <text:p>2020-02-08 08:27:41</text:p>
          </table:table-cell>
          <table:table-cell/>
          <table:table-cell table:style-name="ce9" table:formula="of:=IF(COUNTIFS([.A$1:.A$2000]; [.D3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11T12:30:49" calcext:value-type="date">
            <text:p>2020-02-11 12:30:49</text:p>
          </table:table-cell>
          <table:table-cell/>
          <table:table-cell office:value-type="float" office:value="7649707" calcext:value-type="float">
            <text:p>7649707</text:p>
          </table:table-cell>
          <table:table-cell table:style-name="ce5" office:value-type="date" office:date-value="2020-02-09T02:49:15" calcext:value-type="date">
            <text:p>2020-02-09 02:49:15</text:p>
          </table:table-cell>
          <table:table-cell/>
          <table:table-cell table:style-name="ce9" table:formula="of:=IF(COUNTIFS([.A$1:.A$2000]; [.D3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13T19:41:26" calcext:value-type="date">
            <text:p>2020-02-13 19:41:26</text:p>
          </table:table-cell>
          <table:table-cell/>
          <table:table-cell office:value-type="float" office:value="1926303" calcext:value-type="float">
            <text:p>1926303</text:p>
          </table:table-cell>
          <table:table-cell table:style-name="ce5" office:value-type="date" office:date-value="2020-02-11T12:30:49" calcext:value-type="date">
            <text:p>2020-02-11 12:30:49</text:p>
          </table:table-cell>
          <table:table-cell/>
          <table:table-cell table:style-name="ce9" table:formula="of:=IF(COUNTIFS([.A$1:.A$2000]; [.D33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14T07:12:31" calcext:value-type="date">
            <text:p>2020-02-14 07:12:31</text:p>
          </table:table-cell>
          <table:table-cell/>
          <table:table-cell office:value-type="float" office:value="6168526" calcext:value-type="float">
            <text:p>6168526</text:p>
          </table:table-cell>
          <table:table-cell table:style-name="ce5" office:value-type="date" office:date-value="2020-02-13T19:41:26" calcext:value-type="date">
            <text:p>2020-02-13 19:41:26</text:p>
          </table:table-cell>
          <table:table-cell/>
          <table:table-cell table:style-name="ce9" table:formula="of:=IF(COUNTIFS([.A$1:.A$2000]; [.D3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15T06:38:17" calcext:value-type="date">
            <text:p>2020-02-15 06:38:17</text:p>
          </table:table-cell>
          <table:table-cell/>
          <table:table-cell office:value-type="float" office:value="1821719" calcext:value-type="float">
            <text:p>1821719</text:p>
          </table:table-cell>
          <table:table-cell table:style-name="ce5" office:value-type="date" office:date-value="2020-02-14T07:12:31" calcext:value-type="date">
            <text:p>2020-02-14 07:12:31</text:p>
          </table:table-cell>
          <table:table-cell/>
          <table:table-cell table:style-name="ce9" table:formula="of:=IF(COUNTIFS([.A$1:.A$2000]; [.D3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19T14:15:35" calcext:value-type="date">
            <text:p>2020-02-19 14:15:35</text:p>
          </table:table-cell>
          <table:table-cell/>
          <table:table-cell office:value-type="float" office:value="42908444" calcext:value-type="float">
            <text:p>42908444</text:p>
          </table:table-cell>
          <table:table-cell table:style-name="ce5" office:value-type="date" office:date-value="2020-02-15T06:38:17" calcext:value-type="date">
            <text:p>2020-02-15 06:38:17</text:p>
          </table:table-cell>
          <table:table-cell/>
          <table:table-cell table:style-name="ce9" table:formula="of:=IF(COUNTIFS([.A$1:.A$2000]; [.D3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20T00:16:39" calcext:value-type="date">
            <text:p>2020-02-20 00:16:39</text:p>
          </table:table-cell>
          <table:table-cell/>
          <table:table-cell office:value-type="float" office:value="7555950" calcext:value-type="float">
            <text:p>7555950</text:p>
          </table:table-cell>
          <table:table-cell table:style-name="ce5" office:value-type="date" office:date-value="2020-02-19T14:15:35" calcext:value-type="date">
            <text:p>2020-02-19 14:15:35</text:p>
          </table:table-cell>
          <table:table-cell/>
          <table:table-cell table:style-name="ce9" table:formula="of:=IF(COUNTIFS([.A$1:.A$2000]; [.D3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20T15:09:40" calcext:value-type="date">
            <text:p>2020-02-20 15:09:40</text:p>
          </table:table-cell>
          <table:table-cell/>
          <table:table-cell office:value-type="float" office:value="15955035" calcext:value-type="float">
            <text:p>15955035</text:p>
          </table:table-cell>
          <table:table-cell table:style-name="ce5" office:value-type="date" office:date-value="2020-02-20T00:16:39" calcext:value-type="date">
            <text:p>2020-02-20 00:16:39</text:p>
          </table:table-cell>
          <table:table-cell/>
          <table:table-cell table:style-name="ce9" table:formula="of:=IF(COUNTIFS([.A$1:.A$2000]; [.D3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22T15:08:44" calcext:value-type="date">
            <text:p>2020-02-22 15:08:44</text:p>
          </table:table-cell>
          <table:table-cell/>
          <table:table-cell office:value-type="float" office:value="52443114" calcext:value-type="float">
            <text:p>52443114</text:p>
          </table:table-cell>
          <table:table-cell table:style-name="ce5" office:value-type="date" office:date-value="2020-02-20T15:09:40" calcext:value-type="date">
            <text:p>2020-02-20 15:09:40</text:p>
          </table:table-cell>
          <table:table-cell/>
          <table:table-cell table:style-name="ce9" table:formula="of:=IF(COUNTIFS([.A$1:.A$2000]; [.D3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22T17:05:27" calcext:value-type="date">
            <text:p>2020-02-22 17:05:27</text:p>
          </table:table-cell>
          <table:table-cell/>
          <table:table-cell office:value-type="float" office:value="537310" calcext:value-type="float">
            <text:p>537310</text:p>
          </table:table-cell>
          <table:table-cell table:style-name="ce5" office:value-type="date" office:date-value="2020-02-22T15:08:44" calcext:value-type="date">
            <text:p>2020-02-22 15:08:44</text:p>
          </table:table-cell>
          <table:table-cell/>
          <table:table-cell table:style-name="ce9" table:formula="of:=IF(COUNTIFS([.A$1:.A$2000]; [.D3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23T08:57:53" calcext:value-type="date">
            <text:p>2020-02-23 08:57:53</text:p>
          </table:table-cell>
          <table:table-cell/>
          <table:table-cell office:value-type="float" office:value="191460" calcext:value-type="float">
            <text:p>191460</text:p>
          </table:table-cell>
          <table:table-cell table:style-name="ce5" office:value-type="date" office:date-value="2020-02-22T17:05:27" calcext:value-type="date">
            <text:p>2020-02-22 17:05:27</text:p>
          </table:table-cell>
          <table:table-cell/>
          <table:table-cell table:style-name="ce9" table:formula="of:=IF(COUNTIFS([.A$1:.A$2000]; [.D3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24T04:10:45" calcext:value-type="date">
            <text:p>2020-02-24 04:10:45</text:p>
          </table:table-cell>
          <table:table-cell/>
          <table:table-cell office:value-type="float" office:value="1140513" calcext:value-type="float">
            <text:p>1140513</text:p>
          </table:table-cell>
          <table:table-cell table:style-name="ce5" office:value-type="date" office:date-value="2020-02-23T08:57:53" calcext:value-type="date">
            <text:p>2020-02-23 08:57:53</text:p>
          </table:table-cell>
          <table:table-cell/>
          <table:table-cell table:style-name="ce9" table:formula="of:=IF(COUNTIFS([.A$1:.A$2000]; [.D3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24T07:04:10" calcext:value-type="date">
            <text:p>2020-02-24 07:04:10</text:p>
          </table:table-cell>
          <table:table-cell/>
          <table:table-cell office:value-type="float" office:value="21091726" calcext:value-type="float">
            <text:p>21091726</text:p>
          </table:table-cell>
          <table:table-cell table:style-name="ce5" office:value-type="date" office:date-value="2020-02-24T04:10:45" calcext:value-type="date">
            <text:p>2020-02-24 04:10:45</text:p>
          </table:table-cell>
          <table:table-cell/>
          <table:table-cell table:style-name="ce9" table:formula="of:=IF(COUNTIFS([.A$1:.A$2000]; [.D3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25T01:45:25" calcext:value-type="date">
            <text:p>2020-02-25 01:45:25</text:p>
          </table:table-cell>
          <table:table-cell/>
          <table:table-cell office:value-type="float" office:value="51950573" calcext:value-type="float">
            <text:p>51950573</text:p>
          </table:table-cell>
          <table:table-cell table:style-name="ce5" office:value-type="date" office:date-value="2020-02-24T07:04:10" calcext:value-type="date">
            <text:p>2020-02-24 07:04:10</text:p>
          </table:table-cell>
          <table:table-cell/>
          <table:table-cell table:style-name="ce9" table:formula="of:=IF(COUNTIFS([.A$1:.A$2000]; [.D3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25T08:50:06" calcext:value-type="date">
            <text:p>2020-02-25 08:50:06</text:p>
          </table:table-cell>
          <table:table-cell/>
          <table:table-cell office:value-type="float" office:value="8057850" calcext:value-type="float">
            <text:p>8057850</text:p>
          </table:table-cell>
          <table:table-cell table:style-name="ce5" office:value-type="date" office:date-value="2020-02-25T01:45:25" calcext:value-type="date">
            <text:p>2020-02-25 01:45:25</text:p>
          </table:table-cell>
          <table:table-cell/>
          <table:table-cell table:style-name="ce9" table:formula="of:=IF(COUNTIFS([.A$1:.A$2000]; [.D3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25T13:14:40" calcext:value-type="date">
            <text:p>2020-02-25 13:14:40</text:p>
          </table:table-cell>
          <table:table-cell/>
          <table:table-cell office:value-type="float" office:value="39815436" calcext:value-type="float">
            <text:p>39815436</text:p>
          </table:table-cell>
          <table:table-cell table:style-name="ce5" office:value-type="date" office:date-value="2020-02-25T08:50:06" calcext:value-type="date">
            <text:p>2020-02-25 08:50:06</text:p>
          </table:table-cell>
          <table:table-cell/>
          <table:table-cell table:style-name="ce9" table:formula="of:=IF(COUNTIFS([.A$1:.A$2000]; [.D3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25T23:47:27" calcext:value-type="date">
            <text:p>2020-02-25 23:47:27</text:p>
          </table:table-cell>
          <table:table-cell/>
          <table:table-cell office:value-type="float" office:value="7853147" calcext:value-type="float">
            <text:p>7853147</text:p>
          </table:table-cell>
          <table:table-cell table:style-name="ce5" office:value-type="date" office:date-value="2020-02-25T13:14:40" calcext:value-type="date">
            <text:p>2020-02-25 13:14:40</text:p>
          </table:table-cell>
          <table:table-cell/>
          <table:table-cell table:style-name="ce9" table:formula="of:=IF(COUNTIFS([.A$1:.A$2000]; [.D34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26T08:52:59" calcext:value-type="date">
            <text:p>2020-02-26 08:52:59</text:p>
          </table:table-cell>
          <table:table-cell/>
          <table:table-cell office:value-type="float" office:value="13513936" calcext:value-type="float">
            <text:p>13513936</text:p>
          </table:table-cell>
          <table:table-cell table:style-name="ce5" office:value-type="date" office:date-value="2020-02-25T23:47:27" calcext:value-type="date">
            <text:p>2020-02-25 23:47:27</text:p>
          </table:table-cell>
          <table:table-cell/>
          <table:table-cell table:style-name="ce9" table:formula="of:=IF(COUNTIFS([.A$1:.A$2000]; [.D3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27T15:19:50" calcext:value-type="date">
            <text:p>2020-02-27 15:19:50</text:p>
          </table:table-cell>
          <table:table-cell/>
          <table:table-cell office:value-type="float" office:value="248066" calcext:value-type="float">
            <text:p>248066</text:p>
          </table:table-cell>
          <table:table-cell table:style-name="ce5" office:value-type="date" office:date-value="2020-02-26T08:52:59" calcext:value-type="date">
            <text:p>2020-02-26 08:52:59</text:p>
          </table:table-cell>
          <table:table-cell/>
          <table:table-cell table:style-name="ce9" table:formula="of:=IF(COUNTIFS([.A$1:.A$2000]; [.D35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2-29T10:34:07" calcext:value-type="date">
            <text:p>2020-02-29 10:34:07</text:p>
          </table:table-cell>
          <table:table-cell/>
          <table:table-cell office:value-type="float" office:value="9802500" calcext:value-type="float">
            <text:p>9802500</text:p>
          </table:table-cell>
          <table:table-cell table:style-name="ce5" office:value-type="date" office:date-value="2020-02-27T15:19:50" calcext:value-type="date">
            <text:p>2020-02-27 15:19:50</text:p>
          </table:table-cell>
          <table:table-cell/>
          <table:table-cell table:style-name="ce9" table:formula="of:=IF(COUNTIFS([.A$1:.A$2000]; [.D3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01T11:28:20" calcext:value-type="date">
            <text:p>2020-03-01 11:28:20</text:p>
          </table:table-cell>
          <table:table-cell/>
          <table:table-cell office:value-type="float" office:value="6230346" calcext:value-type="float">
            <text:p>6230346</text:p>
          </table:table-cell>
          <table:table-cell table:style-name="ce5" office:value-type="date" office:date-value="2020-02-29T10:34:07" calcext:value-type="date">
            <text:p>2020-02-29 10:34:07</text:p>
          </table:table-cell>
          <table:table-cell/>
          <table:table-cell table:style-name="ce9" table:formula="of:=IF(COUNTIFS([.A$1:.A$2000]; [.D3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04T15:47:21" calcext:value-type="date">
            <text:p>2020-03-04 15:47:21</text:p>
          </table:table-cell>
          <table:table-cell/>
          <table:table-cell office:value-type="float" office:value="26855212" calcext:value-type="float">
            <text:p>26855212</text:p>
          </table:table-cell>
          <table:table-cell table:style-name="ce5" office:value-type="date" office:date-value="2020-03-01T11:28:20" calcext:value-type="date">
            <text:p>2020-03-01 11:28:20</text:p>
          </table:table-cell>
          <table:table-cell/>
          <table:table-cell table:style-name="ce9" table:formula="of:=IF(COUNTIFS([.A$1:.A$2000]; [.D3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05T10:01:56" calcext:value-type="date">
            <text:p>2020-03-05 10:01:56</text:p>
          </table:table-cell>
          <table:table-cell/>
          <table:table-cell office:value-type="float" office:value="4995109" calcext:value-type="float">
            <text:p>4995109</text:p>
          </table:table-cell>
          <table:table-cell table:style-name="ce5" office:value-type="date" office:date-value="2020-03-04T15:47:21" calcext:value-type="date">
            <text:p>2020-03-04 15:47:21</text:p>
          </table:table-cell>
          <table:table-cell/>
          <table:table-cell table:style-name="ce9" table:formula="of:=IF(COUNTIFS([.A$1:.A$2000]; [.D3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08T02:59:37" calcext:value-type="date">
            <text:p>2020-03-08 02:59:37</text:p>
          </table:table-cell>
          <table:table-cell/>
          <table:table-cell office:value-type="float" office:value="38462595" calcext:value-type="float">
            <text:p>38462595</text:p>
          </table:table-cell>
          <table:table-cell table:style-name="ce5" office:value-type="date" office:date-value="2020-03-05T10:01:56" calcext:value-type="date">
            <text:p>2020-03-05 10:01:56</text:p>
          </table:table-cell>
          <table:table-cell/>
          <table:table-cell table:style-name="ce9" table:formula="of:=IF(COUNTIFS([.A$1:.A$2000]; [.D3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08T09:33:21" calcext:value-type="date">
            <text:p>2020-03-08 09:33:21</text:p>
          </table:table-cell>
          <table:table-cell/>
          <table:table-cell office:value-type="float" office:value="35390442" calcext:value-type="float">
            <text:p>35390442</text:p>
          </table:table-cell>
          <table:table-cell table:style-name="ce5" office:value-type="date" office:date-value="2020-03-08T02:59:37" calcext:value-type="date">
            <text:p>2020-03-08 02:59:37</text:p>
          </table:table-cell>
          <table:table-cell/>
          <table:table-cell table:style-name="ce9" table:formula="of:=IF(COUNTIFS([.A$1:.A$2000]; [.D3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10T18:50:51" calcext:value-type="date">
            <text:p>2020-03-10 18:50:51</text:p>
          </table:table-cell>
          <table:table-cell/>
          <table:table-cell office:value-type="float" office:value="7572769" calcext:value-type="float">
            <text:p>7572769</text:p>
          </table:table-cell>
          <table:table-cell table:style-name="ce5" office:value-type="date" office:date-value="2020-03-08T09:33:21" calcext:value-type="date">
            <text:p>2020-03-08 09:33:21</text:p>
          </table:table-cell>
          <table:table-cell/>
          <table:table-cell table:style-name="ce9" table:formula="of:=IF(COUNTIFS([.A$1:.A$2000]; [.D35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13T06:35:09" calcext:value-type="date">
            <text:p>2020-03-13 06:35:09</text:p>
          </table:table-cell>
          <table:table-cell/>
          <table:table-cell office:value-type="float" office:value="17961901" calcext:value-type="float">
            <text:p>17961901</text:p>
          </table:table-cell>
          <table:table-cell table:style-name="ce5" office:value-type="date" office:date-value="2020-03-10T18:50:51" calcext:value-type="date">
            <text:p>2020-03-10 18:50:51</text:p>
          </table:table-cell>
          <table:table-cell/>
          <table:table-cell table:style-name="ce9" table:formula="of:=IF(COUNTIFS([.A$1:.A$2000]; [.D35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13T20:17:44" calcext:value-type="date">
            <text:p>2020-03-13 20:17:44</text:p>
          </table:table-cell>
          <table:table-cell/>
          <table:table-cell office:value-type="float" office:value="27660514" calcext:value-type="float">
            <text:p>27660514</text:p>
          </table:table-cell>
          <table:table-cell table:style-name="ce5" office:value-type="date" office:date-value="2020-03-13T06:35:09" calcext:value-type="date">
            <text:p>2020-03-13 06:35:09</text:p>
          </table:table-cell>
          <table:table-cell/>
          <table:table-cell table:style-name="ce9" table:formula="of:=IF(COUNTIFS([.A$1:.A$2000]; [.D3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18T07:49:12" calcext:value-type="date">
            <text:p>2020-03-18 07:49:12</text:p>
          </table:table-cell>
          <table:table-cell/>
          <table:table-cell office:value-type="float" office:value="572096" calcext:value-type="float">
            <text:p>572096</text:p>
          </table:table-cell>
          <table:table-cell table:style-name="ce5" office:value-type="date" office:date-value="2020-03-13T20:17:44" calcext:value-type="date">
            <text:p>2020-03-13 20:17:44</text:p>
          </table:table-cell>
          <table:table-cell/>
          <table:table-cell table:style-name="ce9" table:formula="of:=IF(COUNTIFS([.A$1:.A$2000]; [.D3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19T11:49:04" calcext:value-type="date">
            <text:p>2020-03-19 11:49:04</text:p>
          </table:table-cell>
          <table:table-cell/>
          <table:table-cell office:value-type="float" office:value="201306" calcext:value-type="float">
            <text:p>201306</text:p>
          </table:table-cell>
          <table:table-cell table:style-name="ce5" office:value-type="date" office:date-value="2020-03-18T07:49:12" calcext:value-type="date">
            <text:p>2020-03-18 07:49:12</text:p>
          </table:table-cell>
          <table:table-cell/>
          <table:table-cell table:style-name="ce9" table:formula="of:=IF(COUNTIFS([.A$1:.A$2000]; [.D3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20T02:08:18" calcext:value-type="date">
            <text:p>2020-03-20 02:08:18</text:p>
          </table:table-cell>
          <table:table-cell/>
          <table:table-cell office:value-type="float" office:value="20633575" calcext:value-type="float">
            <text:p>20633575</text:p>
          </table:table-cell>
          <table:table-cell table:style-name="ce5" office:value-type="date" office:date-value="2020-03-19T11:49:04" calcext:value-type="date">
            <text:p>2020-03-19 11:49:04</text:p>
          </table:table-cell>
          <table:table-cell/>
          <table:table-cell table:style-name="ce9" table:formula="of:=IF(COUNTIFS([.A$1:.A$2000]; [.D36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20T02:21:19" calcext:value-type="date">
            <text:p>2020-03-20 02:21:19</text:p>
          </table:table-cell>
          <table:table-cell/>
          <table:table-cell office:value-type="float" office:value="31406506" calcext:value-type="float">
            <text:p>31406506</text:p>
          </table:table-cell>
          <table:table-cell table:style-name="ce5" office:value-type="date" office:date-value="2020-03-20T02:08:18" calcext:value-type="date">
            <text:p>2020-03-20 02:08:18</text:p>
          </table:table-cell>
          <table:table-cell/>
          <table:table-cell table:style-name="ce9" table:formula="of:=IF(COUNTIFS([.A$1:.A$2000]; [.D3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20T02:27:03" calcext:value-type="date">
            <text:p>2020-03-20 02:27:03</text:p>
          </table:table-cell>
          <table:table-cell/>
          <table:table-cell office:value-type="float" office:value="33178030" calcext:value-type="float">
            <text:p>33178030</text:p>
          </table:table-cell>
          <table:table-cell table:style-name="ce5" office:value-type="date" office:date-value="2020-03-20T02:21:19" calcext:value-type="date">
            <text:p>2020-03-20 02:21:19</text:p>
          </table:table-cell>
          <table:table-cell/>
          <table:table-cell table:style-name="ce9" table:formula="of:=IF(COUNTIFS([.A$1:.A$2000]; [.D3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20T02:53:40" calcext:value-type="date">
            <text:p>2020-03-20 02:53:40</text:p>
          </table:table-cell>
          <table:table-cell/>
          <table:table-cell office:value-type="float" office:value="17998878" calcext:value-type="float">
            <text:p>17998878</text:p>
          </table:table-cell>
          <table:table-cell table:style-name="ce5" office:value-type="date" office:date-value="2020-03-20T02:27:03" calcext:value-type="date">
            <text:p>2020-03-20 02:27:03</text:p>
          </table:table-cell>
          <table:table-cell/>
          <table:table-cell table:style-name="ce9" table:formula="of:=IF(COUNTIFS([.A$1:.A$2000]; [.D3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21T08:57:23" calcext:value-type="date">
            <text:p>2020-03-21 08:57:23</text:p>
          </table:table-cell>
          <table:table-cell/>
          <table:table-cell office:value-type="float" office:value="56592819" calcext:value-type="float">
            <text:p>56592819</text:p>
          </table:table-cell>
          <table:table-cell table:style-name="ce5" office:value-type="date" office:date-value="2020-03-20T02:53:40" calcext:value-type="date">
            <text:p>2020-03-20 02:53:40</text:p>
          </table:table-cell>
          <table:table-cell/>
          <table:table-cell table:style-name="ce9" table:formula="of:=IF(COUNTIFS([.A$1:.A$2000]; [.D3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21T13:29:08" calcext:value-type="date">
            <text:p>2020-03-21 13:29:08</text:p>
          </table:table-cell>
          <table:table-cell/>
          <table:table-cell office:value-type="float" office:value="29217449" calcext:value-type="float">
            <text:p>29217449</text:p>
          </table:table-cell>
          <table:table-cell table:style-name="ce5" office:value-type="date" office:date-value="2020-03-21T08:57:23" calcext:value-type="date">
            <text:p>2020-03-21 08:57:23</text:p>
          </table:table-cell>
          <table:table-cell/>
          <table:table-cell table:style-name="ce9" table:formula="of:=IF(COUNTIFS([.A$1:.A$2000]; [.D3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22T15:20:10" calcext:value-type="date">
            <text:p>2020-03-22 15:20:10</text:p>
          </table:table-cell>
          <table:table-cell/>
          <table:table-cell office:value-type="float" office:value="8122299" calcext:value-type="float">
            <text:p>8122299</text:p>
          </table:table-cell>
          <table:table-cell table:style-name="ce5" office:value-type="date" office:date-value="2020-03-21T13:29:08" calcext:value-type="date">
            <text:p>2020-03-21 13:29:08</text:p>
          </table:table-cell>
          <table:table-cell/>
          <table:table-cell table:style-name="ce9" table:formula="of:=IF(COUNTIFS([.A$1:.A$2000]; [.D3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25T01:36:07" calcext:value-type="date">
            <text:p>2020-03-25 01:36:07</text:p>
          </table:table-cell>
          <table:table-cell/>
          <table:table-cell office:value-type="float" office:value="28152375" calcext:value-type="float">
            <text:p>28152375</text:p>
          </table:table-cell>
          <table:table-cell table:style-name="ce5" office:value-type="date" office:date-value="2020-03-22T15:20:10" calcext:value-type="date">
            <text:p>2020-03-22 15:20:10</text:p>
          </table:table-cell>
          <table:table-cell/>
          <table:table-cell table:style-name="ce9" table:formula="of:=IF(COUNTIFS([.A$1:.A$2000]; [.D3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25T14:32:57" calcext:value-type="date">
            <text:p>2020-03-25 14:32:57</text:p>
          </table:table-cell>
          <table:table-cell/>
          <table:table-cell office:value-type="float" office:value="5831250" calcext:value-type="float">
            <text:p>5831250</text:p>
          </table:table-cell>
          <table:table-cell table:style-name="ce5" office:value-type="date" office:date-value="2020-03-25T01:36:07" calcext:value-type="date">
            <text:p>2020-03-25 01:36:07</text:p>
          </table:table-cell>
          <table:table-cell/>
          <table:table-cell table:style-name="ce9" table:formula="of:=IF(COUNTIFS([.A$1:.A$2000]; [.D37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25T19:14:04" calcext:value-type="date">
            <text:p>2020-03-25 19:14:04</text:p>
          </table:table-cell>
          <table:table-cell/>
          <table:table-cell office:value-type="float" office:value="14788991" calcext:value-type="float">
            <text:p>14788991</text:p>
          </table:table-cell>
          <table:table-cell table:style-name="ce5" office:value-type="date" office:date-value="2020-03-25T14:32:57" calcext:value-type="date">
            <text:p>2020-03-25 14:32:57</text:p>
          </table:table-cell>
          <table:table-cell/>
          <table:table-cell table:style-name="ce9" table:formula="of:=IF(COUNTIFS([.A$1:.A$2000]; [.D3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26T04:28:27" calcext:value-type="date">
            <text:p>2020-03-26 04:28:27</text:p>
          </table:table-cell>
          <table:table-cell/>
          <table:table-cell office:value-type="float" office:value="1838164" calcext:value-type="float">
            <text:p>1838164</text:p>
          </table:table-cell>
          <table:table-cell table:style-name="ce5" office:value-type="date" office:date-value="2020-03-25T19:14:04" calcext:value-type="date">
            <text:p>2020-03-25 19:14:04</text:p>
          </table:table-cell>
          <table:table-cell/>
          <table:table-cell table:style-name="ce9" table:formula="of:=IF(COUNTIFS([.A$1:.A$2000]; [.D3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30T00:56:21" calcext:value-type="date">
            <text:p>2020-03-30 00:56:21</text:p>
          </table:table-cell>
          <table:table-cell/>
          <table:table-cell office:value-type="float" office:value="57738709" calcext:value-type="float">
            <text:p>57738709</text:p>
          </table:table-cell>
          <table:table-cell table:style-name="ce5" office:value-type="date" office:date-value="2020-03-26T04:28:27" calcext:value-type="date">
            <text:p>2020-03-26 04:28:27</text:p>
          </table:table-cell>
          <table:table-cell/>
          <table:table-cell table:style-name="ce9" table:formula="of:=IF(COUNTIFS([.A$1:.A$2000]; [.D37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3-31T07:18:39" calcext:value-type="date">
            <text:p>2020-03-31 07:18:39</text:p>
          </table:table-cell>
          <table:table-cell/>
          <table:table-cell office:value-type="float" office:value="2264291" calcext:value-type="float">
            <text:p>2264291</text:p>
          </table:table-cell>
          <table:table-cell table:style-name="ce5" office:value-type="date" office:date-value="2020-03-30T00:56:21" calcext:value-type="date">
            <text:p>2020-03-30 00:56:21</text:p>
          </table:table-cell>
          <table:table-cell/>
          <table:table-cell table:style-name="ce9" table:formula="of:=IF(COUNTIFS([.A$1:.A$2000]; [.D3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01T08:54:16" calcext:value-type="date">
            <text:p>2020-04-01 08:54:16</text:p>
          </table:table-cell>
          <table:table-cell/>
          <table:table-cell office:value-type="float" office:value="22846195" calcext:value-type="float">
            <text:p>22846195</text:p>
          </table:table-cell>
          <table:table-cell table:style-name="ce5" office:value-type="date" office:date-value="2020-03-31T07:18:39" calcext:value-type="date">
            <text:p>2020-03-31 07:18:39</text:p>
          </table:table-cell>
          <table:table-cell/>
          <table:table-cell table:style-name="ce9" table:formula="of:=IF(COUNTIFS([.A$1:.A$2000]; [.D3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02T02:59:09" calcext:value-type="date">
            <text:p>2020-04-02 02:59:09</text:p>
          </table:table-cell>
          <table:table-cell/>
          <table:table-cell office:value-type="float" office:value="11883551" calcext:value-type="float">
            <text:p>11883551</text:p>
          </table:table-cell>
          <table:table-cell table:style-name="ce5" office:value-type="date" office:date-value="2020-04-01T08:54:16" calcext:value-type="date">
            <text:p>2020-04-01 08:54:16</text:p>
          </table:table-cell>
          <table:table-cell/>
          <table:table-cell table:style-name="ce9" table:formula="of:=IF(COUNTIFS([.A$1:.A$2000]; [.D37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02T06:57:29" calcext:value-type="date">
            <text:p>2020-04-02 06:57:29</text:p>
          </table:table-cell>
          <table:table-cell/>
          <table:table-cell office:value-type="float" office:value="5524140" calcext:value-type="float">
            <text:p>5524140</text:p>
          </table:table-cell>
          <table:table-cell table:style-name="ce5" office:value-type="date" office:date-value="2020-04-02T02:59:09" calcext:value-type="date">
            <text:p>2020-04-02 02:59:09</text:p>
          </table:table-cell>
          <table:table-cell/>
          <table:table-cell table:style-name="ce9" table:formula="of:=IF(COUNTIFS([.A$1:.A$2000]; [.D3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02T09:56:33" calcext:value-type="date">
            <text:p>2020-04-02 09:56:33</text:p>
          </table:table-cell>
          <table:table-cell/>
          <table:table-cell office:value-type="float" office:value="1169602" calcext:value-type="float">
            <text:p>1169602</text:p>
          </table:table-cell>
          <table:table-cell table:style-name="ce5" office:value-type="date" office:date-value="2020-04-02T06:57:29" calcext:value-type="date">
            <text:p>2020-04-02 06:57:29</text:p>
          </table:table-cell>
          <table:table-cell/>
          <table:table-cell table:style-name="ce9" table:formula="of:=IF(COUNTIFS([.A$1:.A$2000]; [.D3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03T09:36:26" calcext:value-type="date">
            <text:p>2020-04-03 09:36:26</text:p>
          </table:table-cell>
          <table:table-cell/>
          <table:table-cell office:value-type="float" office:value="32411272" calcext:value-type="float">
            <text:p>32411272</text:p>
          </table:table-cell>
          <table:table-cell table:style-name="ce5" office:value-type="date" office:date-value="2020-04-02T09:56:33" calcext:value-type="date">
            <text:p>2020-04-02 09:56:33</text:p>
          </table:table-cell>
          <table:table-cell/>
          <table:table-cell table:style-name="ce9" table:formula="of:=IF(COUNTIFS([.A$1:.A$2000]; [.D3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03T17:07:39" calcext:value-type="date">
            <text:p>2020-04-03 17:07:39</text:p>
          </table:table-cell>
          <table:table-cell/>
          <table:table-cell office:value-type="float" office:value="26402246" calcext:value-type="float">
            <text:p>26402246</text:p>
          </table:table-cell>
          <table:table-cell table:style-name="ce5" office:value-type="date" office:date-value="2020-04-03T09:36:26" calcext:value-type="date">
            <text:p>2020-04-03 09:36:26</text:p>
          </table:table-cell>
          <table:table-cell/>
          <table:table-cell table:style-name="ce9" table:formula="of:=IF(COUNTIFS([.A$1:.A$2000]; [.D3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06T20:21:23" calcext:value-type="date">
            <text:p>2020-04-06 20:21:23</text:p>
          </table:table-cell>
          <table:table-cell/>
          <table:table-cell office:value-type="float" office:value="3235732" calcext:value-type="float">
            <text:p>3235732</text:p>
          </table:table-cell>
          <table:table-cell table:style-name="ce5" office:value-type="date" office:date-value="2020-04-03T17:07:39" calcext:value-type="date">
            <text:p>2020-04-03 17:07:39</text:p>
          </table:table-cell>
          <table:table-cell/>
          <table:table-cell table:style-name="ce9" table:formula="of:=IF(COUNTIFS([.A$1:.A$2000]; [.D3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08T07:25:37" calcext:value-type="date">
            <text:p>2020-04-08 07:25:37</text:p>
          </table:table-cell>
          <table:table-cell/>
          <table:table-cell office:value-type="float" office:value="57085035" calcext:value-type="float">
            <text:p>57085035</text:p>
          </table:table-cell>
          <table:table-cell table:style-name="ce5" office:value-type="date" office:date-value="2020-04-06T20:21:23" calcext:value-type="date">
            <text:p>2020-04-06 20:21:23</text:p>
          </table:table-cell>
          <table:table-cell/>
          <table:table-cell table:style-name="ce9" table:formula="of:=IF(COUNTIFS([.A$1:.A$2000]; [.D3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08T08:47:11" calcext:value-type="date">
            <text:p>2020-04-08 08:47:11</text:p>
          </table:table-cell>
          <table:table-cell/>
          <table:table-cell office:value-type="float" office:value="480187" calcext:value-type="float">
            <text:p>480187</text:p>
          </table:table-cell>
          <table:table-cell table:style-name="ce5" office:value-type="date" office:date-value="2020-04-08T07:25:37" calcext:value-type="date">
            <text:p>2020-04-08 07:25:37</text:p>
          </table:table-cell>
          <table:table-cell/>
          <table:table-cell table:style-name="ce9" table:formula="of:=IF(COUNTIFS([.A$1:.A$2000]; [.D3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08T17:23:34" calcext:value-type="date">
            <text:p>2020-04-08 17:23:34</text:p>
          </table:table-cell>
          <table:table-cell/>
          <table:table-cell office:value-type="float" office:value="7146282" calcext:value-type="float">
            <text:p>7146282</text:p>
          </table:table-cell>
          <table:table-cell table:style-name="ce5" office:value-type="date" office:date-value="2020-04-08T08:47:11" calcext:value-type="date">
            <text:p>2020-04-08 08:47:11</text:p>
          </table:table-cell>
          <table:table-cell/>
          <table:table-cell table:style-name="ce9" table:formula="of:=IF(COUNTIFS([.A$1:.A$2000]; [.D3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09T16:19:07" calcext:value-type="date">
            <text:p>2020-04-09 16:19:07</text:p>
          </table:table-cell>
          <table:table-cell/>
          <table:table-cell office:value-type="float" office:value="4633777" calcext:value-type="float">
            <text:p>4633777</text:p>
          </table:table-cell>
          <table:table-cell table:style-name="ce5" office:value-type="date" office:date-value="2020-04-08T17:23:34" calcext:value-type="date">
            <text:p>2020-04-08 17:23:34</text:p>
          </table:table-cell>
          <table:table-cell/>
          <table:table-cell table:style-name="ce9" table:formula="of:=IF(COUNTIFS([.A$1:.A$2000]; [.D3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09T17:17:54" calcext:value-type="date">
            <text:p>2020-04-09 17:17:54</text:p>
          </table:table-cell>
          <table:table-cell/>
          <table:table-cell office:value-type="float" office:value="86406" calcext:value-type="float">
            <text:p>86406</text:p>
          </table:table-cell>
          <table:table-cell table:style-name="ce5" office:value-type="date" office:date-value="2020-04-09T16:19:07" calcext:value-type="date">
            <text:p>2020-04-09 16:19:07</text:p>
          </table:table-cell>
          <table:table-cell/>
          <table:table-cell table:style-name="ce9" table:formula="of:=IF(COUNTIFS([.A$1:.A$2000]; [.D3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09T22:05:36" calcext:value-type="date">
            <text:p>2020-04-09 22:05:36</text:p>
          </table:table-cell>
          <table:table-cell/>
          <table:table-cell office:value-type="float" office:value="986470" calcext:value-type="float">
            <text:p>986470</text:p>
          </table:table-cell>
          <table:table-cell table:style-name="ce5" office:value-type="date" office:date-value="2020-04-09T17:17:54" calcext:value-type="date">
            <text:p>2020-04-09 17:17:54</text:p>
          </table:table-cell>
          <table:table-cell/>
          <table:table-cell table:style-name="ce9" table:formula="of:=IF(COUNTIFS([.A$1:.A$2000]; [.D3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11T00:37:47" calcext:value-type="date">
            <text:p>2020-04-11 00:37:47</text:p>
          </table:table-cell>
          <table:table-cell/>
          <table:table-cell office:value-type="float" office:value="18444125" calcext:value-type="float">
            <text:p>18444125</text:p>
          </table:table-cell>
          <table:table-cell table:style-name="ce5" office:value-type="date" office:date-value="2020-04-09T22:05:36" calcext:value-type="date">
            <text:p>2020-04-09 22:05:36</text:p>
          </table:table-cell>
          <table:table-cell/>
          <table:table-cell table:style-name="ce9" table:formula="of:=IF(COUNTIFS([.A$1:.A$2000]; [.D3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11T11:04:29" calcext:value-type="date">
            <text:p>2020-04-11 11:04:29</text:p>
          </table:table-cell>
          <table:table-cell/>
          <table:table-cell office:value-type="float" office:value="1941787" calcext:value-type="float">
            <text:p>1941787</text:p>
          </table:table-cell>
          <table:table-cell table:style-name="ce5" office:value-type="date" office:date-value="2020-04-11T00:37:47" calcext:value-type="date">
            <text:p>2020-04-11 00:37:47</text:p>
          </table:table-cell>
          <table:table-cell/>
          <table:table-cell table:style-name="ce9" table:formula="of:=IF(COUNTIFS([.A$1:.A$2000]; [.D3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11T12:37:03" calcext:value-type="date">
            <text:p>2020-04-11 12:37:03</text:p>
          </table:table-cell>
          <table:table-cell/>
          <table:table-cell office:value-type="float" office:value="60185972" calcext:value-type="float">
            <text:p>60185972</text:p>
          </table:table-cell>
          <table:table-cell table:style-name="ce5" office:value-type="date" office:date-value="2020-04-11T11:04:29" calcext:value-type="date">
            <text:p>2020-04-11 11:04:29</text:p>
          </table:table-cell>
          <table:table-cell/>
          <table:table-cell table:style-name="ce9" table:formula="of:=IF(COUNTIFS([.A$1:.A$2000]; [.D3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12T06:03:58" calcext:value-type="date">
            <text:p>2020-04-12 06:03:58</text:p>
          </table:table-cell>
          <table:table-cell/>
          <table:table-cell office:value-type="float" office:value="8112059" calcext:value-type="float">
            <text:p>8112059</text:p>
          </table:table-cell>
          <table:table-cell table:style-name="ce5" office:value-type="date" office:date-value="2020-04-11T12:37:03" calcext:value-type="date">
            <text:p>2020-04-11 12:37:03</text:p>
          </table:table-cell>
          <table:table-cell/>
          <table:table-cell table:style-name="ce9" table:formula="of:=IF(COUNTIFS([.A$1:.A$2000]; [.D3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13T15:26:59" calcext:value-type="date">
            <text:p>2020-04-13 15:26:59</text:p>
          </table:table-cell>
          <table:table-cell/>
          <table:table-cell office:value-type="float" office:value="47172653" calcext:value-type="float">
            <text:p>47172653</text:p>
          </table:table-cell>
          <table:table-cell table:style-name="ce5" office:value-type="date" office:date-value="2020-04-12T06:03:58" calcext:value-type="date">
            <text:p>2020-04-12 06:03:58</text:p>
          </table:table-cell>
          <table:table-cell/>
          <table:table-cell table:style-name="ce9" table:formula="of:=IF(COUNTIFS([.A$1:.A$2000]; [.D3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14T02:53:05" calcext:value-type="date">
            <text:p>2020-04-14 02:53:05</text:p>
          </table:table-cell>
          <table:table-cell/>
          <table:table-cell office:value-type="float" office:value="1712155" calcext:value-type="float">
            <text:p>1712155</text:p>
          </table:table-cell>
          <table:table-cell table:style-name="ce5" office:value-type="date" office:date-value="2020-04-13T15:26:59" calcext:value-type="date">
            <text:p>2020-04-13 15:26:59</text:p>
          </table:table-cell>
          <table:table-cell/>
          <table:table-cell table:style-name="ce9" table:formula="of:=IF(COUNTIFS([.A$1:.A$2000]; [.D39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14T02:58:07" calcext:value-type="date">
            <text:p>2020-04-14 02:58:07</text:p>
          </table:table-cell>
          <table:table-cell/>
          <table:table-cell office:value-type="float" office:value="987236" calcext:value-type="float">
            <text:p>987236</text:p>
          </table:table-cell>
          <table:table-cell table:style-name="ce5" office:value-type="date" office:date-value="2020-04-14T02:53:05" calcext:value-type="date">
            <text:p>2020-04-14 02:53:05</text:p>
          </table:table-cell>
          <table:table-cell/>
          <table:table-cell table:style-name="ce9" table:formula="of:=IF(COUNTIFS([.A$1:.A$2000]; [.D3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15T12:38:11" calcext:value-type="date">
            <text:p>2020-04-15 12:38:11</text:p>
          </table:table-cell>
          <table:table-cell/>
          <table:table-cell office:value-type="float" office:value="1026575" calcext:value-type="float">
            <text:p>1026575</text:p>
          </table:table-cell>
          <table:table-cell table:style-name="ce5" office:value-type="date" office:date-value="2020-04-14T02:58:07" calcext:value-type="date">
            <text:p>2020-04-14 02:58:07</text:p>
          </table:table-cell>
          <table:table-cell/>
          <table:table-cell table:style-name="ce9" table:formula="of:=IF(COUNTIFS([.A$1:.A$2000]; [.D3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15T16:01:17" calcext:value-type="date">
            <text:p>2020-04-15 16:01:17</text:p>
          </table:table-cell>
          <table:table-cell/>
          <table:table-cell office:value-type="float" office:value="20728394" calcext:value-type="float">
            <text:p>20728394</text:p>
          </table:table-cell>
          <table:table-cell table:style-name="ce5" office:value-type="date" office:date-value="2020-04-15T12:38:11" calcext:value-type="date">
            <text:p>2020-04-15 12:38:11</text:p>
          </table:table-cell>
          <table:table-cell/>
          <table:table-cell table:style-name="ce9" table:formula="of:=IF(COUNTIFS([.A$1:.A$2000]; [.D3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16T04:10:54" calcext:value-type="date">
            <text:p>2020-04-16 04:10:54</text:p>
          </table:table-cell>
          <table:table-cell/>
          <table:table-cell office:value-type="float" office:value="63733124" calcext:value-type="float">
            <text:p>63733124</text:p>
          </table:table-cell>
          <table:table-cell table:style-name="ce5" office:value-type="date" office:date-value="2020-04-15T16:01:17" calcext:value-type="date">
            <text:p>2020-04-15 16:01:17</text:p>
          </table:table-cell>
          <table:table-cell/>
          <table:table-cell table:style-name="ce9" table:formula="of:=IF(COUNTIFS([.A$1:.A$2000]; [.D3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18T03:49:40" calcext:value-type="date">
            <text:p>2020-04-18 03:49:40</text:p>
          </table:table-cell>
          <table:table-cell/>
          <table:table-cell office:value-type="float" office:value="11185590" calcext:value-type="float">
            <text:p>11185590</text:p>
          </table:table-cell>
          <table:table-cell table:style-name="ce5" office:value-type="date" office:date-value="2020-04-16T04:10:54" calcext:value-type="date">
            <text:p>2020-04-16 04:10:54</text:p>
          </table:table-cell>
          <table:table-cell/>
          <table:table-cell table:style-name="ce9" table:formula="of:=IF(COUNTIFS([.A$1:.A$2000]; [.D39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19T02:55:36" calcext:value-type="date">
            <text:p>2020-04-19 02:55:36</text:p>
          </table:table-cell>
          <table:table-cell/>
          <table:table-cell office:value-type="float" office:value="54128" calcext:value-type="float">
            <text:p>54128</text:p>
          </table:table-cell>
          <table:table-cell table:style-name="ce5" office:value-type="date" office:date-value="2020-04-18T03:49:40" calcext:value-type="date">
            <text:p>2020-04-18 03:49:40</text:p>
          </table:table-cell>
          <table:table-cell/>
          <table:table-cell table:style-name="ce9" table:formula="of:=IF(COUNTIFS([.A$1:.A$2000]; [.D3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19T17:44:33" calcext:value-type="date">
            <text:p>2020-04-19 17:44:33</text:p>
          </table:table-cell>
          <table:table-cell/>
          <table:table-cell office:value-type="float" office:value="1643451" calcext:value-type="float">
            <text:p>1643451</text:p>
          </table:table-cell>
          <table:table-cell table:style-name="ce5" office:value-type="date" office:date-value="2020-04-19T02:55:36" calcext:value-type="date">
            <text:p>2020-04-19 02:55:36</text:p>
          </table:table-cell>
          <table:table-cell/>
          <table:table-cell table:style-name="ce9" table:formula="of:=IF(COUNTIFS([.A$1:.A$2000]; [.D4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23T00:56:07" calcext:value-type="date">
            <text:p>2020-04-23 00:56:07</text:p>
          </table:table-cell>
          <table:table-cell/>
          <table:table-cell office:value-type="float" office:value="30890485" calcext:value-type="float">
            <text:p>30890485</text:p>
          </table:table-cell>
          <table:table-cell table:style-name="ce5" office:value-type="date" office:date-value="2020-04-19T17:44:33" calcext:value-type="date">
            <text:p>2020-04-19 17:44:33</text:p>
          </table:table-cell>
          <table:table-cell/>
          <table:table-cell table:style-name="ce9" table:formula="of:=IF(COUNTIFS([.A$1:.A$2000]; [.D40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23T11:23:54" calcext:value-type="date">
            <text:p>2020-04-23 11:23:54</text:p>
          </table:table-cell>
          <table:table-cell/>
          <table:table-cell office:value-type="float" office:value="32783916" calcext:value-type="float">
            <text:p>32783916</text:p>
          </table:table-cell>
          <table:table-cell table:style-name="ce5" office:value-type="date" office:date-value="2020-04-23T00:56:07" calcext:value-type="date">
            <text:p>2020-04-23 00:56:07</text:p>
          </table:table-cell>
          <table:table-cell/>
          <table:table-cell table:style-name="ce9" table:formula="of:=IF(COUNTIFS([.A$1:.A$2000]; [.D4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24T02:17:59" calcext:value-type="date">
            <text:p>2020-04-24 02:17:59</text:p>
          </table:table-cell>
          <table:table-cell/>
          <table:table-cell office:value-type="float" office:value="17456541" calcext:value-type="float">
            <text:p>17456541</text:p>
          </table:table-cell>
          <table:table-cell table:style-name="ce5" office:value-type="date" office:date-value="2020-04-23T11:23:54" calcext:value-type="date">
            <text:p>2020-04-23 11:23:54</text:p>
          </table:table-cell>
          <table:table-cell/>
          <table:table-cell table:style-name="ce9" table:formula="of:=IF(COUNTIFS([.A$1:.A$2000]; [.D4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25T07:30:46" calcext:value-type="date">
            <text:p>2020-04-25 07:30:46</text:p>
          </table:table-cell>
          <table:table-cell/>
          <table:table-cell office:value-type="float" office:value="8154164" calcext:value-type="float">
            <text:p>8154164</text:p>
          </table:table-cell>
          <table:table-cell table:style-name="ce5" office:value-type="date" office:date-value="2020-04-24T02:17:59" calcext:value-type="date">
            <text:p>2020-04-24 02:17:59</text:p>
          </table:table-cell>
          <table:table-cell/>
          <table:table-cell table:style-name="ce9" table:formula="of:=IF(COUNTIFS([.A$1:.A$2000]; [.D4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25T14:08:48" calcext:value-type="date">
            <text:p>2020-04-25 14:08:48</text:p>
          </table:table-cell>
          <table:table-cell/>
          <table:table-cell office:value-type="float" office:value="1219458" calcext:value-type="float">
            <text:p>1219458</text:p>
          </table:table-cell>
          <table:table-cell table:style-name="ce5" office:value-type="date" office:date-value="2020-04-25T07:30:46" calcext:value-type="date">
            <text:p>2020-04-25 07:30:46</text:p>
          </table:table-cell>
          <table:table-cell/>
          <table:table-cell table:style-name="ce9" table:formula="of:=IF(COUNTIFS([.A$1:.A$2000]; [.D4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25T17:20:25" calcext:value-type="date">
            <text:p>2020-04-25 17:20:25</text:p>
          </table:table-cell>
          <table:table-cell/>
          <table:table-cell office:value-type="float" office:value="13370112" calcext:value-type="float">
            <text:p>13370112</text:p>
          </table:table-cell>
          <table:table-cell table:style-name="ce5" office:value-type="date" office:date-value="2020-04-25T14:08:48" calcext:value-type="date">
            <text:p>2020-04-25 14:08:48</text:p>
          </table:table-cell>
          <table:table-cell/>
          <table:table-cell table:style-name="ce9" table:formula="of:=IF(COUNTIFS([.A$1:.A$2000]; [.D40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26T15:57:41" calcext:value-type="date">
            <text:p>2020-04-26 15:57:41</text:p>
          </table:table-cell>
          <table:table-cell/>
          <table:table-cell office:value-type="float" office:value="1379711" calcext:value-type="float">
            <text:p>1379711</text:p>
          </table:table-cell>
          <table:table-cell table:style-name="ce5" office:value-type="date" office:date-value="2020-04-25T17:20:25" calcext:value-type="date">
            <text:p>2020-04-25 17:20:25</text:p>
          </table:table-cell>
          <table:table-cell/>
          <table:table-cell table:style-name="ce9" table:formula="of:=IF(COUNTIFS([.A$1:.A$2000]; [.D4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27T06:45:01" calcext:value-type="date">
            <text:p>2020-04-27 06:45:01</text:p>
          </table:table-cell>
          <table:table-cell/>
          <table:table-cell office:value-type="float" office:value="22913176" calcext:value-type="float">
            <text:p>22913176</text:p>
          </table:table-cell>
          <table:table-cell table:style-name="ce5" office:value-type="date" office:date-value="2020-04-26T15:57:41" calcext:value-type="date">
            <text:p>2020-04-26 15:57:41</text:p>
          </table:table-cell>
          <table:table-cell/>
          <table:table-cell table:style-name="ce9" table:formula="of:=IF(COUNTIFS([.A$1:.A$2000]; [.D4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28T03:13:01" calcext:value-type="date">
            <text:p>2020-04-28 03:13:01</text:p>
          </table:table-cell>
          <table:table-cell/>
          <table:table-cell office:value-type="float" office:value="3087325" calcext:value-type="float">
            <text:p>3087325</text:p>
          </table:table-cell>
          <table:table-cell table:style-name="ce5" office:value-type="date" office:date-value="2020-04-27T06:45:01" calcext:value-type="date">
            <text:p>2020-04-27 06:45:01</text:p>
          </table:table-cell>
          <table:table-cell/>
          <table:table-cell table:style-name="ce9" table:formula="of:=IF(COUNTIFS([.A$1:.A$2000]; [.D4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28T09:42:43" calcext:value-type="date">
            <text:p>2020-04-28 09:42:43</text:p>
          </table:table-cell>
          <table:table-cell/>
          <table:table-cell office:value-type="float" office:value="8488355" calcext:value-type="float">
            <text:p>8488355</text:p>
          </table:table-cell>
          <table:table-cell table:style-name="ce5" office:value-type="date" office:date-value="2020-04-28T03:13:01" calcext:value-type="date">
            <text:p>2020-04-28 03:13:01</text:p>
          </table:table-cell>
          <table:table-cell/>
          <table:table-cell table:style-name="ce9" table:formula="of:=IF(COUNTIFS([.A$1:.A$2000]; [.D4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28T14:21:37" calcext:value-type="date">
            <text:p>2020-04-28 14:21:37</text:p>
          </table:table-cell>
          <table:table-cell/>
          <table:table-cell office:value-type="float" office:value="61455534" calcext:value-type="float">
            <text:p>61455534</text:p>
          </table:table-cell>
          <table:table-cell table:style-name="ce5" office:value-type="date" office:date-value="2020-04-28T09:42:43" calcext:value-type="date">
            <text:p>2020-04-28 09:42:43</text:p>
          </table:table-cell>
          <table:table-cell/>
          <table:table-cell table:style-name="ce9" table:formula="of:=IF(COUNTIFS([.A$1:.A$2000]; [.D4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28T21:43:31" calcext:value-type="date">
            <text:p>2020-04-28 21:43:31</text:p>
          </table:table-cell>
          <table:table-cell/>
          <table:table-cell office:value-type="float" office:value="4298268" calcext:value-type="float">
            <text:p>4298268</text:p>
          </table:table-cell>
          <table:table-cell table:style-name="ce5" office:value-type="date" office:date-value="2020-04-28T14:21:37" calcext:value-type="date">
            <text:p>2020-04-28 14:21:37</text:p>
          </table:table-cell>
          <table:table-cell/>
          <table:table-cell table:style-name="ce9" table:formula="of:=IF(COUNTIFS([.A$1:.A$2000]; [.D4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4-30T12:22:43" calcext:value-type="date">
            <text:p>2020-04-30 12:22:43</text:p>
          </table:table-cell>
          <table:table-cell/>
          <table:table-cell office:value-type="float" office:value="16311647" calcext:value-type="float">
            <text:p>16311647</text:p>
          </table:table-cell>
          <table:table-cell table:style-name="ce5" office:value-type="date" office:date-value="2020-04-28T21:43:31" calcext:value-type="date">
            <text:p>2020-04-28 21:43:31</text:p>
          </table:table-cell>
          <table:table-cell/>
          <table:table-cell table:style-name="ce9" table:formula="of:=IF(COUNTIFS([.A$1:.A$2000]; [.D4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01T15:49:06" calcext:value-type="date">
            <text:p>2020-05-01 15:49:06</text:p>
          </table:table-cell>
          <table:table-cell/>
          <table:table-cell office:value-type="float" office:value="1379272" calcext:value-type="float">
            <text:p>1379272</text:p>
          </table:table-cell>
          <table:table-cell table:style-name="ce5" office:value-type="date" office:date-value="2020-04-30T12:22:43" calcext:value-type="date">
            <text:p>2020-04-30 12:22:43</text:p>
          </table:table-cell>
          <table:table-cell/>
          <table:table-cell table:style-name="ce9" table:formula="of:=IF(COUNTIFS([.A$1:.A$2000]; [.D4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02T15:31:01" calcext:value-type="date">
            <text:p>2020-05-02 15:31:01</text:p>
          </table:table-cell>
          <table:table-cell/>
          <table:table-cell office:value-type="float" office:value="23659" calcext:value-type="float">
            <text:p>23659</text:p>
          </table:table-cell>
          <table:table-cell table:style-name="ce5" office:value-type="date" office:date-value="2020-05-01T15:49:06" calcext:value-type="date">
            <text:p>2020-05-01 15:49:06</text:p>
          </table:table-cell>
          <table:table-cell/>
          <table:table-cell table:style-name="ce9" table:formula="of:=IF(COUNTIFS([.A$1:.A$2000]; [.D4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02T22:43:30" calcext:value-type="date">
            <text:p>2020-05-02 22:43:30</text:p>
          </table:table-cell>
          <table:table-cell/>
          <table:table-cell office:value-type="float" office:value="526286" calcext:value-type="float">
            <text:p>526286</text:p>
          </table:table-cell>
          <table:table-cell table:style-name="ce5" office:value-type="date" office:date-value="2020-05-02T15:31:01" calcext:value-type="date">
            <text:p>2020-05-02 15:31:01</text:p>
          </table:table-cell>
          <table:table-cell/>
          <table:table-cell table:style-name="ce9" table:formula="of:=IF(COUNTIFS([.A$1:.A$2000]; [.D4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04T12:03:53" calcext:value-type="date">
            <text:p>2020-05-04 12:03:53</text:p>
          </table:table-cell>
          <table:table-cell/>
          <table:table-cell office:value-type="float" office:value="32268828" calcext:value-type="float">
            <text:p>32268828</text:p>
          </table:table-cell>
          <table:table-cell table:style-name="ce5" office:value-type="date" office:date-value="2020-05-02T22:43:30" calcext:value-type="date">
            <text:p>2020-05-02 22:43:30</text:p>
          </table:table-cell>
          <table:table-cell/>
          <table:table-cell table:style-name="ce9" table:formula="of:=IF(COUNTIFS([.A$1:.A$2000]; [.D4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05T10:22:36" calcext:value-type="date">
            <text:p>2020-05-05 10:22:36</text:p>
          </table:table-cell>
          <table:table-cell/>
          <table:table-cell office:value-type="float" office:value="46487579" calcext:value-type="float">
            <text:p>46487579</text:p>
          </table:table-cell>
          <table:table-cell table:style-name="ce5" office:value-type="date" office:date-value="2020-05-04T12:03:53" calcext:value-type="date">
            <text:p>2020-05-04 12:03:53</text:p>
          </table:table-cell>
          <table:table-cell/>
          <table:table-cell table:style-name="ce9" table:formula="of:=IF(COUNTIFS([.A$1:.A$2000]; [.D4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06T03:22:30" calcext:value-type="date">
            <text:p>2020-05-06 03:22:30</text:p>
          </table:table-cell>
          <table:table-cell/>
          <table:table-cell office:value-type="float" office:value="3956468" calcext:value-type="float">
            <text:p>3956468</text:p>
          </table:table-cell>
          <table:table-cell table:style-name="ce5" office:value-type="date" office:date-value="2020-05-05T10:22:36" calcext:value-type="date">
            <text:p>2020-05-05 10:22:36</text:p>
          </table:table-cell>
          <table:table-cell/>
          <table:table-cell table:style-name="ce9" table:formula="of:=IF(COUNTIFS([.A$1:.A$2000]; [.D41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06T08:06:25" calcext:value-type="date">
            <text:p>2020-05-06 08:06:25</text:p>
          </table:table-cell>
          <table:table-cell/>
          <table:table-cell office:value-type="float" office:value="19171029" calcext:value-type="float">
            <text:p>19171029</text:p>
          </table:table-cell>
          <table:table-cell table:style-name="ce5" office:value-type="date" office:date-value="2020-05-06T03:22:30" calcext:value-type="date">
            <text:p>2020-05-06 03:22:30</text:p>
          </table:table-cell>
          <table:table-cell/>
          <table:table-cell table:style-name="ce9" table:formula="of:=IF(COUNTIFS([.A$1:.A$2000]; [.D4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06T09:54:47" calcext:value-type="date">
            <text:p>2020-05-06 09:54:47</text:p>
          </table:table-cell>
          <table:table-cell/>
          <table:table-cell office:value-type="float" office:value="6869337" calcext:value-type="float">
            <text:p>6869337</text:p>
          </table:table-cell>
          <table:table-cell table:style-name="ce5" office:value-type="date" office:date-value="2020-05-06T08:06:25" calcext:value-type="date">
            <text:p>2020-05-06 08:06:25</text:p>
          </table:table-cell>
          <table:table-cell/>
          <table:table-cell table:style-name="ce9" table:formula="of:=IF(COUNTIFS([.A$1:.A$2000]; [.D42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10T01:23:46" calcext:value-type="date">
            <text:p>2020-05-10 01:23:46</text:p>
          </table:table-cell>
          <table:table-cell/>
          <table:table-cell office:value-type="float" office:value="52896585" calcext:value-type="float">
            <text:p>52896585</text:p>
          </table:table-cell>
          <table:table-cell table:style-name="ce5" office:value-type="date" office:date-value="2020-05-06T09:54:47" calcext:value-type="date">
            <text:p>2020-05-06 09:54:47</text:p>
          </table:table-cell>
          <table:table-cell/>
          <table:table-cell table:style-name="ce9" table:formula="of:=IF(COUNTIFS([.A$1:.A$2000]; [.D4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10T15:47:44" calcext:value-type="date">
            <text:p>2020-05-10 15:47:44</text:p>
          </table:table-cell>
          <table:table-cell/>
          <table:table-cell office:value-type="float" office:value="16252784" calcext:value-type="float">
            <text:p>16252784</text:p>
          </table:table-cell>
          <table:table-cell table:style-name="ce5" office:value-type="date" office:date-value="2020-05-10T01:23:46" calcext:value-type="date">
            <text:p>2020-05-10 01:23:46</text:p>
          </table:table-cell>
          <table:table-cell/>
          <table:table-cell table:style-name="ce9" table:formula="of:=IF(COUNTIFS([.A$1:.A$2000]; [.D4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11T07:58:29" calcext:value-type="date">
            <text:p>2020-05-11 07:58:29</text:p>
          </table:table-cell>
          <table:table-cell/>
          <table:table-cell office:value-type="float" office:value="23316879" calcext:value-type="float">
            <text:p>23316879</text:p>
          </table:table-cell>
          <table:table-cell table:style-name="ce5" office:value-type="date" office:date-value="2020-05-10T15:47:44" calcext:value-type="date">
            <text:p>2020-05-10 15:47:44</text:p>
          </table:table-cell>
          <table:table-cell/>
          <table:table-cell table:style-name="ce9" table:formula="of:=IF(COUNTIFS([.A$1:.A$2000]; [.D42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11T23:33:04" calcext:value-type="date">
            <text:p>2020-05-11 23:33:04</text:p>
          </table:table-cell>
          <table:table-cell/>
          <table:table-cell office:value-type="float" office:value="7875085" calcext:value-type="float">
            <text:p>7875085</text:p>
          </table:table-cell>
          <table:table-cell table:style-name="ce5" office:value-type="date" office:date-value="2020-05-11T07:58:29" calcext:value-type="date">
            <text:p>2020-05-11 07:58:29</text:p>
          </table:table-cell>
          <table:table-cell/>
          <table:table-cell table:style-name="ce9" table:formula="of:=IF(COUNTIFS([.A$1:.A$2000]; [.D4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12T13:52:10" calcext:value-type="date">
            <text:p>2020-05-12 13:52:10</text:p>
          </table:table-cell>
          <table:table-cell/>
          <table:table-cell office:value-type="float" office:value="417348" calcext:value-type="float">
            <text:p>417348</text:p>
          </table:table-cell>
          <table:table-cell table:style-name="ce5" office:value-type="date" office:date-value="2020-05-11T23:33:04" calcext:value-type="date">
            <text:p>2020-05-11 23:33:04</text:p>
          </table:table-cell>
          <table:table-cell/>
          <table:table-cell table:style-name="ce9" table:formula="of:=IF(COUNTIFS([.A$1:.A$2000]; [.D4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14T03:43:03" calcext:value-type="date">
            <text:p>2020-05-14 03:43:03</text:p>
          </table:table-cell>
          <table:table-cell/>
          <table:table-cell office:value-type="float" office:value="168194" calcext:value-type="float">
            <text:p>168194</text:p>
          </table:table-cell>
          <table:table-cell table:style-name="ce5" office:value-type="date" office:date-value="2020-05-12T13:52:10" calcext:value-type="date">
            <text:p>2020-05-12 13:52:10</text:p>
          </table:table-cell>
          <table:table-cell/>
          <table:table-cell table:style-name="ce9" table:formula="of:=IF(COUNTIFS([.A$1:.A$2000]; [.D4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18T17:06:46" calcext:value-type="date">
            <text:p>2020-05-18 17:06:46</text:p>
          </table:table-cell>
          <table:table-cell/>
          <table:table-cell office:value-type="float" office:value="3759759" calcext:value-type="float">
            <text:p>3759759</text:p>
          </table:table-cell>
          <table:table-cell table:style-name="ce5" office:value-type="date" office:date-value="2020-05-14T03:43:03" calcext:value-type="date">
            <text:p>2020-05-14 03:43:03</text:p>
          </table:table-cell>
          <table:table-cell/>
          <table:table-cell table:style-name="ce9" table:formula="of:=IF(COUNTIFS([.A$1:.A$2000]; [.D4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19T02:15:14" calcext:value-type="date">
            <text:p>2020-05-19 02:15:14</text:p>
          </table:table-cell>
          <table:table-cell/>
          <table:table-cell office:value-type="float" office:value="6292022" calcext:value-type="float">
            <text:p>6292022</text:p>
          </table:table-cell>
          <table:table-cell table:style-name="ce5" office:value-type="date" office:date-value="2020-05-18T17:06:46" calcext:value-type="date">
            <text:p>2020-05-18 17:06:46</text:p>
          </table:table-cell>
          <table:table-cell/>
          <table:table-cell table:style-name="ce9" table:formula="of:=IF(COUNTIFS([.A$1:.A$2000]; [.D4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19T02:15:47" calcext:value-type="date">
            <text:p>2020-05-19 02:15:47</text:p>
          </table:table-cell>
          <table:table-cell/>
          <table:table-cell office:value-type="float" office:value="22252053" calcext:value-type="float">
            <text:p>22252053</text:p>
          </table:table-cell>
          <table:table-cell table:style-name="ce5" office:value-type="date" office:date-value="2020-05-19T02:15:14" calcext:value-type="date">
            <text:p>2020-05-19 02:15:14</text:p>
          </table:table-cell>
          <table:table-cell/>
          <table:table-cell table:style-name="ce9" table:formula="of:=IF(COUNTIFS([.A$1:.A$2000]; [.D4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19T02:37:26" calcext:value-type="date">
            <text:p>2020-05-19 02:37:26</text:p>
          </table:table-cell>
          <table:table-cell/>
          <table:table-cell office:value-type="float" office:value="51965970" calcext:value-type="float">
            <text:p>51965970</text:p>
          </table:table-cell>
          <table:table-cell table:style-name="ce5" office:value-type="date" office:date-value="2020-05-19T02:15:47" calcext:value-type="date">
            <text:p>2020-05-19 02:15:47</text:p>
          </table:table-cell>
          <table:table-cell/>
          <table:table-cell table:style-name="ce9" table:formula="of:=IF(COUNTIFS([.A$1:.A$2000]; [.D4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19T04:55:06" calcext:value-type="date">
            <text:p>2020-05-19 04:55:06</text:p>
          </table:table-cell>
          <table:table-cell/>
          <table:table-cell office:value-type="float" office:value="37553886" calcext:value-type="float">
            <text:p>37553886</text:p>
          </table:table-cell>
          <table:table-cell table:style-name="ce5" office:value-type="date" office:date-value="2020-05-19T02:37:26" calcext:value-type="date">
            <text:p>2020-05-19 02:37:26</text:p>
          </table:table-cell>
          <table:table-cell/>
          <table:table-cell table:style-name="ce9" table:formula="of:=IF(COUNTIFS([.A$1:.A$2000]; [.D4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20T01:27:21" calcext:value-type="date">
            <text:p>2020-05-20 01:27:21</text:p>
          </table:table-cell>
          <table:table-cell/>
          <table:table-cell office:value-type="float" office:value="1475446" calcext:value-type="float">
            <text:p>1475446</text:p>
          </table:table-cell>
          <table:table-cell table:style-name="ce5" office:value-type="date" office:date-value="2020-05-19T04:55:06" calcext:value-type="date">
            <text:p>2020-05-19 04:55:06</text:p>
          </table:table-cell>
          <table:table-cell/>
          <table:table-cell table:style-name="ce9" table:formula="of:=IF(COUNTIFS([.A$1:.A$2000]; [.D4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20T14:46:01" calcext:value-type="date">
            <text:p>2020-05-20 14:46:01</text:p>
          </table:table-cell>
          <table:table-cell/>
          <table:table-cell office:value-type="float" office:value="58648448" calcext:value-type="float">
            <text:p>58648448</text:p>
          </table:table-cell>
          <table:table-cell table:style-name="ce5" office:value-type="date" office:date-value="2020-05-20T01:27:21" calcext:value-type="date">
            <text:p>2020-05-20 01:27:21</text:p>
          </table:table-cell>
          <table:table-cell/>
          <table:table-cell table:style-name="ce9" table:formula="of:=IF(COUNTIFS([.A$1:.A$2000]; [.D43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20T16:51:24" calcext:value-type="date">
            <text:p>2020-05-20 16:51:24</text:p>
          </table:table-cell>
          <table:table-cell/>
          <table:table-cell office:value-type="float" office:value="6733150" calcext:value-type="float">
            <text:p>6733150</text:p>
          </table:table-cell>
          <table:table-cell table:style-name="ce5" office:value-type="date" office:date-value="2020-05-20T14:46:01" calcext:value-type="date">
            <text:p>2020-05-20 14:46:01</text:p>
          </table:table-cell>
          <table:table-cell/>
          <table:table-cell table:style-name="ce9" table:formula="of:=IF(COUNTIFS([.A$1:.A$2000]; [.D4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21T12:41:49" calcext:value-type="date">
            <text:p>2020-05-21 12:41:49</text:p>
          </table:table-cell>
          <table:table-cell/>
          <table:table-cell office:value-type="float" office:value="10569589" calcext:value-type="float">
            <text:p>10569589</text:p>
          </table:table-cell>
          <table:table-cell table:style-name="ce5" office:value-type="date" office:date-value="2020-05-20T16:51:24" calcext:value-type="date">
            <text:p>2020-05-20 16:51:24</text:p>
          </table:table-cell>
          <table:table-cell/>
          <table:table-cell table:style-name="ce9" table:formula="of:=IF(COUNTIFS([.A$1:.A$2000]; [.D4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22T20:52:26" calcext:value-type="date">
            <text:p>2020-05-22 20:52:26</text:p>
          </table:table-cell>
          <table:table-cell/>
          <table:table-cell office:value-type="float" office:value="6629" calcext:value-type="float">
            <text:p>6629</text:p>
          </table:table-cell>
          <table:table-cell table:style-name="ce5" office:value-type="date" office:date-value="2020-05-21T12:41:49" calcext:value-type="date">
            <text:p>2020-05-21 12:41:49</text:p>
          </table:table-cell>
          <table:table-cell/>
          <table:table-cell table:style-name="ce9" table:formula="of:=IF(COUNTIFS([.A$1:.A$2000]; [.D4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23T13:40:14" calcext:value-type="date">
            <text:p>2020-05-23 13:40:14</text:p>
          </table:table-cell>
          <table:table-cell/>
          <table:table-cell office:value-type="float" office:value="18644631" calcext:value-type="float">
            <text:p>18644631</text:p>
          </table:table-cell>
          <table:table-cell table:style-name="ce5" office:value-type="date" office:date-value="2020-05-22T20:52:26" calcext:value-type="date">
            <text:p>2020-05-22 20:52:26</text:p>
          </table:table-cell>
          <table:table-cell/>
          <table:table-cell table:style-name="ce9" table:formula="of:=IF(COUNTIFS([.A$1:.A$2000]; [.D4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24T04:30:22" calcext:value-type="date">
            <text:p>2020-05-24 04:30:22</text:p>
          </table:table-cell>
          <table:table-cell/>
          <table:table-cell office:value-type="float" office:value="630746" calcext:value-type="float">
            <text:p>630746</text:p>
          </table:table-cell>
          <table:table-cell table:style-name="ce5" office:value-type="date" office:date-value="2020-05-23T13:40:14" calcext:value-type="date">
            <text:p>2020-05-23 13:40:14</text:p>
          </table:table-cell>
          <table:table-cell/>
          <table:table-cell table:style-name="ce9" table:formula="of:=IF(COUNTIFS([.A$1:.A$2000]; [.D4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26T07:05:59" calcext:value-type="date">
            <text:p>2020-05-26 07:05:59</text:p>
          </table:table-cell>
          <table:table-cell/>
          <table:table-cell office:value-type="float" office:value="8725021" calcext:value-type="float">
            <text:p>8725021</text:p>
          </table:table-cell>
          <table:table-cell table:style-name="ce5" office:value-type="date" office:date-value="2020-05-24T04:30:22" calcext:value-type="date">
            <text:p>2020-05-24 04:30:22</text:p>
          </table:table-cell>
          <table:table-cell/>
          <table:table-cell table:style-name="ce9" table:formula="of:=IF(COUNTIFS([.A$1:.A$2000]; [.D4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26T14:51:56" calcext:value-type="date">
            <text:p>2020-05-26 14:51:56</text:p>
          </table:table-cell>
          <table:table-cell/>
          <table:table-cell office:value-type="float" office:value="22385228" calcext:value-type="float">
            <text:p>22385228</text:p>
          </table:table-cell>
          <table:table-cell table:style-name="ce5" office:value-type="date" office:date-value="2020-05-26T07:05:59" calcext:value-type="date">
            <text:p>2020-05-26 07:05:59</text:p>
          </table:table-cell>
          <table:table-cell/>
          <table:table-cell table:style-name="ce9" table:formula="of:=IF(COUNTIFS([.A$1:.A$2000]; [.D4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27T16:33:21" calcext:value-type="date">
            <text:p>2020-05-27 16:33:21</text:p>
          </table:table-cell>
          <table:table-cell/>
          <table:table-cell office:value-type="float" office:value="56372633" calcext:value-type="float">
            <text:p>56372633</text:p>
          </table:table-cell>
          <table:table-cell table:style-name="ce5" office:value-type="date" office:date-value="2020-05-26T14:51:56" calcext:value-type="date">
            <text:p>2020-05-26 14:51:56</text:p>
          </table:table-cell>
          <table:table-cell/>
          <table:table-cell table:style-name="ce9" table:formula="of:=IF(COUNTIFS([.A$1:.A$2000]; [.D4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29T09:53:11" calcext:value-type="date">
            <text:p>2020-05-29 09:53:11</text:p>
          </table:table-cell>
          <table:table-cell/>
          <table:table-cell office:value-type="float" office:value="7344774" calcext:value-type="float">
            <text:p>7344774</text:p>
          </table:table-cell>
          <table:table-cell table:style-name="ce5" office:value-type="date" office:date-value="2020-05-27T16:33:21" calcext:value-type="date">
            <text:p>2020-05-27 16:33:21</text:p>
          </table:table-cell>
          <table:table-cell/>
          <table:table-cell table:style-name="ce9" table:formula="of:=IF(COUNTIFS([.A$1:.A$2000]; [.D4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29T17:49:34" calcext:value-type="date">
            <text:p>2020-05-29 17:49:34</text:p>
          </table:table-cell>
          <table:table-cell/>
          <table:table-cell office:value-type="float" office:value="13335940" calcext:value-type="float">
            <text:p>13335940</text:p>
          </table:table-cell>
          <table:table-cell table:style-name="ce5" office:value-type="date" office:date-value="2020-05-29T09:53:11" calcext:value-type="date">
            <text:p>2020-05-29 09:53:11</text:p>
          </table:table-cell>
          <table:table-cell/>
          <table:table-cell table:style-name="ce9" table:formula="of:=IF(COUNTIFS([.A$1:.A$2000]; [.D4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29T18:25:08" calcext:value-type="date">
            <text:p>2020-05-29 18:25:08</text:p>
          </table:table-cell>
          <table:table-cell/>
          <table:table-cell office:value-type="float" office:value="1918919" calcext:value-type="float">
            <text:p>1918919</text:p>
          </table:table-cell>
          <table:table-cell table:style-name="ce5" office:value-type="date" office:date-value="2020-05-29T17:49:34" calcext:value-type="date">
            <text:p>2020-05-29 17:49:34</text:p>
          </table:table-cell>
          <table:table-cell/>
          <table:table-cell table:style-name="ce9" table:formula="of:=IF(COUNTIFS([.A$1:.A$2000]; [.D4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30T09:42:37" calcext:value-type="date">
            <text:p>2020-05-30 09:42:37</text:p>
          </table:table-cell>
          <table:table-cell/>
          <table:table-cell office:value-type="float" office:value="17842383" calcext:value-type="float">
            <text:p>17842383</text:p>
          </table:table-cell>
          <table:table-cell table:style-name="ce5" office:value-type="date" office:date-value="2020-05-29T18:25:08" calcext:value-type="date">
            <text:p>2020-05-29 18:25:08</text:p>
          </table:table-cell>
          <table:table-cell/>
          <table:table-cell table:style-name="ce9" table:formula="of:=IF(COUNTIFS([.A$1:.A$2000]; [.D4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30T15:40:36" calcext:value-type="date">
            <text:p>2020-05-30 15:40:36</text:p>
          </table:table-cell>
          <table:table-cell/>
          <table:table-cell office:value-type="float" office:value="8337132" calcext:value-type="float">
            <text:p>8337132</text:p>
          </table:table-cell>
          <table:table-cell table:style-name="ce5" office:value-type="date" office:date-value="2020-05-30T09:42:37" calcext:value-type="date">
            <text:p>2020-05-30 09:42:37</text:p>
          </table:table-cell>
          <table:table-cell/>
          <table:table-cell table:style-name="ce9" table:formula="of:=IF(COUNTIFS([.A$1:.A$2000]; [.D4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5-31T11:32:31" calcext:value-type="date">
            <text:p>2020-05-31 11:32:31</text:p>
          </table:table-cell>
          <table:table-cell/>
          <table:table-cell office:value-type="float" office:value="10582277" calcext:value-type="float">
            <text:p>10582277</text:p>
          </table:table-cell>
          <table:table-cell table:style-name="ce5" office:value-type="date" office:date-value="2020-05-30T15:40:36" calcext:value-type="date">
            <text:p>2020-05-30 15:40:36</text:p>
          </table:table-cell>
          <table:table-cell/>
          <table:table-cell table:style-name="ce9" table:formula="of:=IF(COUNTIFS([.A$1:.A$2000]; [.D44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02T00:09:17" calcext:value-type="date">
            <text:p>2020-06-02 00:09:17</text:p>
          </table:table-cell>
          <table:table-cell/>
          <table:table-cell office:value-type="float" office:value="7100478" calcext:value-type="float">
            <text:p>7100478</text:p>
          </table:table-cell>
          <table:table-cell table:style-name="ce5" office:value-type="date" office:date-value="2020-05-31T11:32:31" calcext:value-type="date">
            <text:p>2020-05-31 11:32:31</text:p>
          </table:table-cell>
          <table:table-cell/>
          <table:table-cell table:style-name="ce9" table:formula="of:=IF(COUNTIFS([.A$1:.A$2000]; [.D4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02T01:34:26" calcext:value-type="date">
            <text:p>2020-06-02 01:34:26</text:p>
          </table:table-cell>
          <table:table-cell/>
          <table:table-cell office:value-type="float" office:value="637415" calcext:value-type="float">
            <text:p>637415</text:p>
          </table:table-cell>
          <table:table-cell table:style-name="ce5" office:value-type="date" office:date-value="2020-06-02T00:09:17" calcext:value-type="date">
            <text:p>2020-06-02 00:09:17</text:p>
          </table:table-cell>
          <table:table-cell/>
          <table:table-cell table:style-name="ce9" table:formula="of:=IF(COUNTIFS([.A$1:.A$2000]; [.D45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05T01:09:55" calcext:value-type="date">
            <text:p>2020-06-05 01:09:55</text:p>
          </table:table-cell>
          <table:table-cell/>
          <table:table-cell office:value-type="float" office:value="33442180" calcext:value-type="float">
            <text:p>33442180</text:p>
          </table:table-cell>
          <table:table-cell table:style-name="ce5" office:value-type="date" office:date-value="2020-06-02T01:34:26" calcext:value-type="date">
            <text:p>2020-06-02 01:34:26</text:p>
          </table:table-cell>
          <table:table-cell/>
          <table:table-cell table:style-name="ce9" table:formula="of:=IF(COUNTIFS([.A$1:.A$2000]; [.D4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05T21:15:17" calcext:value-type="date">
            <text:p>2020-06-05 21:15:17</text:p>
          </table:table-cell>
          <table:table-cell/>
          <table:table-cell office:value-type="float" office:value="11693483" calcext:value-type="float">
            <text:p>11693483</text:p>
          </table:table-cell>
          <table:table-cell table:style-name="ce5" office:value-type="date" office:date-value="2020-06-05T01:09:55" calcext:value-type="date">
            <text:p>2020-06-05 01:09:55</text:p>
          </table:table-cell>
          <table:table-cell/>
          <table:table-cell table:style-name="ce9" table:formula="of:=IF(COUNTIFS([.A$1:.A$2000]; [.D4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06T16:58:55" calcext:value-type="date">
            <text:p>2020-06-06 16:58:55</text:p>
          </table:table-cell>
          <table:table-cell/>
          <table:table-cell office:value-type="float" office:value="7095580" calcext:value-type="float">
            <text:p>7095580</text:p>
          </table:table-cell>
          <table:table-cell table:style-name="ce5" office:value-type="date" office:date-value="2020-06-05T21:15:17" calcext:value-type="date">
            <text:p>2020-06-05 21:15:17</text:p>
          </table:table-cell>
          <table:table-cell/>
          <table:table-cell table:style-name="ce9" table:formula="of:=IF(COUNTIFS([.A$1:.A$2000]; [.D4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06T17:59:18" calcext:value-type="date">
            <text:p>2020-06-06 17:59:18</text:p>
          </table:table-cell>
          <table:table-cell/>
          <table:table-cell office:value-type="float" office:value="9782398" calcext:value-type="float">
            <text:p>9782398</text:p>
          </table:table-cell>
          <table:table-cell table:style-name="ce5" office:value-type="date" office:date-value="2020-06-06T16:58:55" calcext:value-type="date">
            <text:p>2020-06-06 16:58:55</text:p>
          </table:table-cell>
          <table:table-cell/>
          <table:table-cell table:style-name="ce9" table:formula="of:=IF(COUNTIFS([.A$1:.A$2000]; [.D4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08T08:50:55" calcext:value-type="date">
            <text:p>2020-06-08 08:50:55</text:p>
          </table:table-cell>
          <table:table-cell/>
          <table:table-cell office:value-type="float" office:value="46156383" calcext:value-type="float">
            <text:p>46156383</text:p>
          </table:table-cell>
          <table:table-cell table:style-name="ce5" office:value-type="date" office:date-value="2020-06-06T17:59:18" calcext:value-type="date">
            <text:p>2020-06-06 17:59:18</text:p>
          </table:table-cell>
          <table:table-cell/>
          <table:table-cell table:style-name="ce9" table:formula="of:=IF(COUNTIFS([.A$1:.A$2000]; [.D4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08T18:12:37" calcext:value-type="date">
            <text:p>2020-06-08 18:12:37</text:p>
          </table:table-cell>
          <table:table-cell/>
          <table:table-cell office:value-type="float" office:value="1213981" calcext:value-type="float">
            <text:p>1213981</text:p>
          </table:table-cell>
          <table:table-cell table:style-name="ce5" office:value-type="date" office:date-value="2020-06-08T08:50:55" calcext:value-type="date">
            <text:p>2020-06-08 08:50:55</text:p>
          </table:table-cell>
          <table:table-cell/>
          <table:table-cell table:style-name="ce9" table:formula="of:=IF(COUNTIFS([.A$1:.A$2000]; [.D4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10T07:53:18" calcext:value-type="date">
            <text:p>2020-06-10 07:53:18</text:p>
          </table:table-cell>
          <table:table-cell/>
          <table:table-cell office:value-type="float" office:value="30950645" calcext:value-type="float">
            <text:p>30950645</text:p>
          </table:table-cell>
          <table:table-cell table:style-name="ce5" office:value-type="date" office:date-value="2020-06-08T18:12:37" calcext:value-type="date">
            <text:p>2020-06-08 18:12:37</text:p>
          </table:table-cell>
          <table:table-cell/>
          <table:table-cell table:style-name="ce9" table:formula="of:=IF(COUNTIFS([.A$1:.A$2000]; [.D45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11T03:52:54" calcext:value-type="date">
            <text:p>2020-06-11 03:52:54</text:p>
          </table:table-cell>
          <table:table-cell/>
          <table:table-cell office:value-type="float" office:value="15939444" calcext:value-type="float">
            <text:p>15939444</text:p>
          </table:table-cell>
          <table:table-cell table:style-name="ce5" office:value-type="date" office:date-value="2020-06-10T07:53:18" calcext:value-type="date">
            <text:p>2020-06-10 07:53:18</text:p>
          </table:table-cell>
          <table:table-cell/>
          <table:table-cell table:style-name="ce9" table:formula="of:=IF(COUNTIFS([.A$1:.A$2000]; [.D45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12T04:21:27" calcext:value-type="date">
            <text:p>2020-06-12 04:21:27</text:p>
          </table:table-cell>
          <table:table-cell/>
          <table:table-cell office:value-type="float" office:value="24849470" calcext:value-type="float">
            <text:p>24849470</text:p>
          </table:table-cell>
          <table:table-cell table:style-name="ce5" office:value-type="date" office:date-value="2020-06-11T03:52:54" calcext:value-type="date">
            <text:p>2020-06-11 03:52:54</text:p>
          </table:table-cell>
          <table:table-cell/>
          <table:table-cell table:style-name="ce9" table:formula="of:=IF(COUNTIFS([.A$1:.A$2000]; [.D4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12T16:30:53" calcext:value-type="date">
            <text:p>2020-06-12 16:30:53</text:p>
          </table:table-cell>
          <table:table-cell/>
          <table:table-cell office:value-type="float" office:value="653864" calcext:value-type="float">
            <text:p>653864</text:p>
          </table:table-cell>
          <table:table-cell table:style-name="ce5" office:value-type="date" office:date-value="2020-06-12T04:21:27" calcext:value-type="date">
            <text:p>2020-06-12 04:21:27</text:p>
          </table:table-cell>
          <table:table-cell/>
          <table:table-cell table:style-name="ce9" table:formula="of:=IF(COUNTIFS([.A$1:.A$2000]; [.D4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14T01:12:23" calcext:value-type="date">
            <text:p>2020-06-14 01:12:23</text:p>
          </table:table-cell>
          <table:table-cell/>
          <table:table-cell office:value-type="float" office:value="50288918" calcext:value-type="float">
            <text:p>50288918</text:p>
          </table:table-cell>
          <table:table-cell table:style-name="ce5" office:value-type="date" office:date-value="2020-06-12T16:30:53" calcext:value-type="date">
            <text:p>2020-06-12 16:30:53</text:p>
          </table:table-cell>
          <table:table-cell/>
          <table:table-cell table:style-name="ce9" table:formula="of:=IF(COUNTIFS([.A$1:.A$2000]; [.D4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14T02:12:52" calcext:value-type="date">
            <text:p>2020-06-14 02:12:52</text:p>
          </table:table-cell>
          <table:table-cell/>
          <table:table-cell office:value-type="float" office:value="9268902" calcext:value-type="float">
            <text:p>9268902</text:p>
          </table:table-cell>
          <table:table-cell table:style-name="ce5" office:value-type="date" office:date-value="2020-06-14T01:12:23" calcext:value-type="date">
            <text:p>2020-06-14 01:12:23</text:p>
          </table:table-cell>
          <table:table-cell/>
          <table:table-cell table:style-name="ce9" table:formula="of:=IF(COUNTIFS([.A$1:.A$2000]; [.D46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17T04:25:26" calcext:value-type="date">
            <text:p>2020-06-17 04:25:26</text:p>
          </table:table-cell>
          <table:table-cell/>
          <table:table-cell office:value-type="float" office:value="44482531" calcext:value-type="float">
            <text:p>44482531</text:p>
          </table:table-cell>
          <table:table-cell table:style-name="ce5" office:value-type="date" office:date-value="2020-06-14T02:12:52" calcext:value-type="date">
            <text:p>2020-06-14 02:12:52</text:p>
          </table:table-cell>
          <table:table-cell/>
          <table:table-cell table:style-name="ce9" table:formula="of:=IF(COUNTIFS([.A$1:.A$2000]; [.D4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17T10:59:14" calcext:value-type="date">
            <text:p>2020-06-17 10:59:14</text:p>
          </table:table-cell>
          <table:table-cell/>
          <table:table-cell office:value-type="float" office:value="3905895" calcext:value-type="float">
            <text:p>3905895</text:p>
          </table:table-cell>
          <table:table-cell table:style-name="ce5" office:value-type="date" office:date-value="2020-06-17T04:25:26" calcext:value-type="date">
            <text:p>2020-06-17 04:25:26</text:p>
          </table:table-cell>
          <table:table-cell/>
          <table:table-cell table:style-name="ce9" table:formula="of:=IF(COUNTIFS([.A$1:.A$2000]; [.D4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18T16:47:54" calcext:value-type="date">
            <text:p>2020-06-18 16:47:54</text:p>
          </table:table-cell>
          <table:table-cell/>
          <table:table-cell office:value-type="float" office:value="60772697" calcext:value-type="float">
            <text:p>60772697</text:p>
          </table:table-cell>
          <table:table-cell table:style-name="ce5" office:value-type="date" office:date-value="2020-06-17T10:59:14" calcext:value-type="date">
            <text:p>2020-06-17 10:59:14</text:p>
          </table:table-cell>
          <table:table-cell/>
          <table:table-cell table:style-name="ce9" table:formula="of:=IF(COUNTIFS([.A$1:.A$2000]; [.D4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22T03:55:47" calcext:value-type="date">
            <text:p>2020-06-22 03:55:47</text:p>
          </table:table-cell>
          <table:table-cell/>
          <table:table-cell office:value-type="float" office:value="5144925" calcext:value-type="float">
            <text:p>5144925</text:p>
          </table:table-cell>
          <table:table-cell table:style-name="ce5" office:value-type="date" office:date-value="2020-06-18T16:47:54" calcext:value-type="date">
            <text:p>2020-06-18 16:47:54</text:p>
          </table:table-cell>
          <table:table-cell/>
          <table:table-cell table:style-name="ce9" table:formula="of:=IF(COUNTIFS([.A$1:.A$2000]; [.D4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23T16:41:09" calcext:value-type="date">
            <text:p>2020-06-23 16:41:09</text:p>
          </table:table-cell>
          <table:table-cell/>
          <table:table-cell office:value-type="float" office:value="8407671" calcext:value-type="float">
            <text:p>8407671</text:p>
          </table:table-cell>
          <table:table-cell table:style-name="ce5" office:value-type="date" office:date-value="2020-06-22T03:55:47" calcext:value-type="date">
            <text:p>2020-06-22 03:55:47</text:p>
          </table:table-cell>
          <table:table-cell/>
          <table:table-cell table:style-name="ce9" table:formula="of:=IF(COUNTIFS([.A$1:.A$2000]; [.D4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24T12:36:45" calcext:value-type="date">
            <text:p>2020-06-24 12:36:45</text:p>
          </table:table-cell>
          <table:table-cell/>
          <table:table-cell office:value-type="float" office:value="30121694" calcext:value-type="float">
            <text:p>30121694</text:p>
          </table:table-cell>
          <table:table-cell table:style-name="ce5" office:value-type="date" office:date-value="2020-06-23T16:41:09" calcext:value-type="date">
            <text:p>2020-06-23 16:41:09</text:p>
          </table:table-cell>
          <table:table-cell/>
          <table:table-cell table:style-name="ce9" table:formula="of:=IF(COUNTIFS([.A$1:.A$2000]; [.D4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25T09:07:44" calcext:value-type="date">
            <text:p>2020-06-25 09:07:44</text:p>
          </table:table-cell>
          <table:table-cell/>
          <table:table-cell office:value-type="float" office:value="381639" calcext:value-type="float">
            <text:p>381639</text:p>
          </table:table-cell>
          <table:table-cell table:style-name="ce5" office:value-type="date" office:date-value="2020-06-24T12:36:45" calcext:value-type="date">
            <text:p>2020-06-24 12:36:45</text:p>
          </table:table-cell>
          <table:table-cell/>
          <table:table-cell table:style-name="ce9" table:formula="of:=IF(COUNTIFS([.A$1:.A$2000]; [.D4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25T15:46:32" calcext:value-type="date">
            <text:p>2020-06-25 15:46:32</text:p>
          </table:table-cell>
          <table:table-cell/>
          <table:table-cell office:value-type="float" office:value="20227510" calcext:value-type="float">
            <text:p>20227510</text:p>
          </table:table-cell>
          <table:table-cell table:style-name="ce5" office:value-type="date" office:date-value="2020-06-25T09:07:44" calcext:value-type="date">
            <text:p>2020-06-25 09:07:44</text:p>
          </table:table-cell>
          <table:table-cell/>
          <table:table-cell table:style-name="ce9" table:formula="of:=IF(COUNTIFS([.A$1:.A$2000]; [.D47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26T08:05:13" calcext:value-type="date">
            <text:p>2020-06-26 08:05:13</text:p>
          </table:table-cell>
          <table:table-cell/>
          <table:table-cell office:value-type="float" office:value="10226889" calcext:value-type="float">
            <text:p>10226889</text:p>
          </table:table-cell>
          <table:table-cell table:style-name="ce5" office:value-type="date" office:date-value="2020-06-25T15:46:32" calcext:value-type="date">
            <text:p>2020-06-25 15:46:32</text:p>
          </table:table-cell>
          <table:table-cell/>
          <table:table-cell table:style-name="ce9" table:formula="of:=IF(COUNTIFS([.A$1:.A$2000]; [.D4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6-30T07:02:00" calcext:value-type="date">
            <text:p>2020-06-30 07:02:00</text:p>
          </table:table-cell>
          <table:table-cell/>
          <table:table-cell office:value-type="float" office:value="15625059" calcext:value-type="float">
            <text:p>15625059</text:p>
          </table:table-cell>
          <table:table-cell table:style-name="ce5" office:value-type="date" office:date-value="2020-06-26T08:05:13" calcext:value-type="date">
            <text:p>2020-06-26 08:05:13</text:p>
          </table:table-cell>
          <table:table-cell/>
          <table:table-cell table:style-name="ce9" table:formula="of:=IF(COUNTIFS([.A$1:.A$2000]; [.D4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01T07:15:09" calcext:value-type="date">
            <text:p>2020-07-01 07:15:09</text:p>
          </table:table-cell>
          <table:table-cell/>
          <table:table-cell office:value-type="float" office:value="24385018" calcext:value-type="float">
            <text:p>24385018</text:p>
          </table:table-cell>
          <table:table-cell table:style-name="ce5" office:value-type="date" office:date-value="2020-06-30T07:02:00" calcext:value-type="date">
            <text:p>2020-06-30 07:02:00</text:p>
          </table:table-cell>
          <table:table-cell/>
          <table:table-cell table:style-name="ce9" table:formula="of:=IF(COUNTIFS([.A$1:.A$2000]; [.D47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01T12:22:45" calcext:value-type="date">
            <text:p>2020-07-01 12:22:45</text:p>
          </table:table-cell>
          <table:table-cell/>
          <table:table-cell office:value-type="float" office:value="6007211" calcext:value-type="float">
            <text:p>6007211</text:p>
          </table:table-cell>
          <table:table-cell table:style-name="ce5" office:value-type="date" office:date-value="2020-07-01T07:15:09" calcext:value-type="date">
            <text:p>2020-07-01 07:15:09</text:p>
          </table:table-cell>
          <table:table-cell/>
          <table:table-cell table:style-name="ce9" table:formula="of:=IF(COUNTIFS([.A$1:.A$2000]; [.D4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03T16:44:27" calcext:value-type="date">
            <text:p>2020-07-03 16:44:27</text:p>
          </table:table-cell>
          <table:table-cell/>
          <table:table-cell office:value-type="float" office:value="8228905" calcext:value-type="float">
            <text:p>8228905</text:p>
          </table:table-cell>
          <table:table-cell table:style-name="ce5" office:value-type="date" office:date-value="2020-07-01T12:22:45" calcext:value-type="date">
            <text:p>2020-07-01 12:22:45</text:p>
          </table:table-cell>
          <table:table-cell/>
          <table:table-cell table:style-name="ce9" table:formula="of:=IF(COUNTIFS([.A$1:.A$2000]; [.D4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04T08:48:07" calcext:value-type="date">
            <text:p>2020-07-04 08:48:07</text:p>
          </table:table-cell>
          <table:table-cell/>
          <table:table-cell office:value-type="float" office:value="2140203" calcext:value-type="float">
            <text:p>2140203</text:p>
          </table:table-cell>
          <table:table-cell table:style-name="ce5" office:value-type="date" office:date-value="2020-07-03T16:44:27" calcext:value-type="date">
            <text:p>2020-07-03 16:44:27</text:p>
          </table:table-cell>
          <table:table-cell/>
          <table:table-cell table:style-name="ce9" table:formula="of:=IF(COUNTIFS([.A$1:.A$2000]; [.D47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04T23:17:21" calcext:value-type="date">
            <text:p>2020-07-04 23:17:21</text:p>
          </table:table-cell>
          <table:table-cell/>
          <table:table-cell office:value-type="float" office:value="3141773" calcext:value-type="float">
            <text:p>3141773</text:p>
          </table:table-cell>
          <table:table-cell table:style-name="ce5" office:value-type="date" office:date-value="2020-07-04T08:48:07" calcext:value-type="date">
            <text:p>2020-07-04 08:48:07</text:p>
          </table:table-cell>
          <table:table-cell/>
          <table:table-cell table:style-name="ce9" table:formula="of:=IF(COUNTIFS([.A$1:.A$2000]; [.D4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07T01:30:53" calcext:value-type="date">
            <text:p>2020-07-07 01:30:53</text:p>
          </table:table-cell>
          <table:table-cell/>
          <table:table-cell office:value-type="float" office:value="5376495" calcext:value-type="float">
            <text:p>5376495</text:p>
          </table:table-cell>
          <table:table-cell table:style-name="ce5" office:value-type="date" office:date-value="2020-07-04T23:17:21" calcext:value-type="date">
            <text:p>2020-07-04 23:17:21</text:p>
          </table:table-cell>
          <table:table-cell/>
          <table:table-cell table:style-name="ce9" table:formula="of:=IF(COUNTIFS([.A$1:.A$2000]; [.D4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07T18:40:14" calcext:value-type="date">
            <text:p>2020-07-07 18:40:14</text:p>
          </table:table-cell>
          <table:table-cell/>
          <table:table-cell office:value-type="float" office:value="67921803" calcext:value-type="float">
            <text:p>67921803</text:p>
          </table:table-cell>
          <table:table-cell table:style-name="ce5" office:value-type="date" office:date-value="2020-07-07T01:30:53" calcext:value-type="date">
            <text:p>2020-07-07 01:30:53</text:p>
          </table:table-cell>
          <table:table-cell/>
          <table:table-cell table:style-name="ce9" table:formula="of:=IF(COUNTIFS([.A$1:.A$2000]; [.D4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07T19:38:19" calcext:value-type="date">
            <text:p>2020-07-07 19:38:19</text:p>
          </table:table-cell>
          <table:table-cell/>
          <table:table-cell office:value-type="float" office:value="871130" calcext:value-type="float">
            <text:p>871130</text:p>
          </table:table-cell>
          <table:table-cell table:style-name="ce5" office:value-type="date" office:date-value="2020-07-07T18:40:14" calcext:value-type="date">
            <text:p>2020-07-07 18:40:14</text:p>
          </table:table-cell>
          <table:table-cell/>
          <table:table-cell table:style-name="ce9" table:formula="of:=IF(COUNTIFS([.A$1:.A$2000]; [.D4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12T04:49:25" calcext:value-type="date">
            <text:p>2020-07-12 04:49:25</text:p>
          </table:table-cell>
          <table:table-cell/>
          <table:table-cell office:value-type="float" office:value="33679828" calcext:value-type="float">
            <text:p>33679828</text:p>
          </table:table-cell>
          <table:table-cell table:style-name="ce5" office:value-type="date" office:date-value="2020-07-07T19:38:19" calcext:value-type="date">
            <text:p>2020-07-07 19:38:19</text:p>
          </table:table-cell>
          <table:table-cell/>
          <table:table-cell table:style-name="ce9" table:formula="of:=IF(COUNTIFS([.A$1:.A$2000]; [.D4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13T19:18:16" calcext:value-type="date">
            <text:p>2020-07-13 19:18:16</text:p>
          </table:table-cell>
          <table:table-cell/>
          <table:table-cell office:value-type="float" office:value="3832154" calcext:value-type="float">
            <text:p>3832154</text:p>
          </table:table-cell>
          <table:table-cell table:style-name="ce5" office:value-type="date" office:date-value="2020-07-12T04:49:25" calcext:value-type="date">
            <text:p>2020-07-12 04:49:25</text:p>
          </table:table-cell>
          <table:table-cell/>
          <table:table-cell table:style-name="ce9" table:formula="of:=IF(COUNTIFS([.A$1:.A$2000]; [.D4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14T07:22:33" calcext:value-type="date">
            <text:p>2020-07-14 07:22:33</text:p>
          </table:table-cell>
          <table:table-cell/>
          <table:table-cell office:value-type="float" office:value="1662397" calcext:value-type="float">
            <text:p>1662397</text:p>
          </table:table-cell>
          <table:table-cell table:style-name="ce5" office:value-type="date" office:date-value="2020-07-13T19:18:16" calcext:value-type="date">
            <text:p>2020-07-13 19:18:16</text:p>
          </table:table-cell>
          <table:table-cell/>
          <table:table-cell table:style-name="ce9" table:formula="of:=IF(COUNTIFS([.A$1:.A$2000]; [.D4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14T17:20:28" calcext:value-type="date">
            <text:p>2020-07-14 17:20:28</text:p>
          </table:table-cell>
          <table:table-cell/>
          <table:table-cell office:value-type="float" office:value="55810499" calcext:value-type="float">
            <text:p>55810499</text:p>
          </table:table-cell>
          <table:table-cell table:style-name="ce5" office:value-type="date" office:date-value="2020-07-14T07:22:33" calcext:value-type="date">
            <text:p>2020-07-14 07:22:33</text:p>
          </table:table-cell>
          <table:table-cell/>
          <table:table-cell table:style-name="ce9" table:formula="of:=IF(COUNTIFS([.A$1:.A$2000]; [.D4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15T08:30:23" calcext:value-type="date">
            <text:p>2020-07-15 08:30:23</text:p>
          </table:table-cell>
          <table:table-cell/>
          <table:table-cell office:value-type="float" office:value="2180615" calcext:value-type="float">
            <text:p>2180615</text:p>
          </table:table-cell>
          <table:table-cell table:style-name="ce5" office:value-type="date" office:date-value="2020-07-14T17:20:28" calcext:value-type="date">
            <text:p>2020-07-14 17:20:28</text:p>
          </table:table-cell>
          <table:table-cell/>
          <table:table-cell table:style-name="ce9" table:formula="of:=IF(COUNTIFS([.A$1:.A$2000]; [.D4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15T08:30:23" calcext:value-type="date">
            <text:p>2020-07-15 08:30:23</text:p>
          </table:table-cell>
          <table:table-cell/>
          <table:table-cell office:value-type="float" office:value="8357636" calcext:value-type="float">
            <text:p>8357636</text:p>
          </table:table-cell>
          <table:table-cell table:style-name="ce5" office:value-type="date" office:date-value="2020-07-15T08:30:23" calcext:value-type="date">
            <text:p>2020-07-15 08:30:23</text:p>
          </table:table-cell>
          <table:table-cell/>
          <table:table-cell table:style-name="ce9" table:formula="of:=IF(COUNTIFS([.A$1:.A$2000]; [.D4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15T08:45:16" calcext:value-type="date">
            <text:p>2020-07-15 08:45:16</text:p>
          </table:table-cell>
          <table:table-cell/>
          <table:table-cell office:value-type="float" office:value="7357472" calcext:value-type="float">
            <text:p>7357472</text:p>
          </table:table-cell>
          <table:table-cell table:style-name="ce5" office:value-type="date" office:date-value="2020-07-15T08:30:23" calcext:value-type="date">
            <text:p>2020-07-15 08:30:23</text:p>
          </table:table-cell>
          <table:table-cell/>
          <table:table-cell table:style-name="ce9" table:formula="of:=IF(COUNTIFS([.A$1:.A$2000]; [.D4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15T17:59:47" calcext:value-type="date">
            <text:p>2020-07-15 17:59:47</text:p>
          </table:table-cell>
          <table:table-cell/>
          <table:table-cell office:value-type="float" office:value="29479992" calcext:value-type="float">
            <text:p>29479992</text:p>
          </table:table-cell>
          <table:table-cell table:style-name="ce5" office:value-type="date" office:date-value="2020-07-15T08:45:16" calcext:value-type="date">
            <text:p>2020-07-15 08:45:16</text:p>
          </table:table-cell>
          <table:table-cell/>
          <table:table-cell table:style-name="ce9" table:formula="of:=IF(COUNTIFS([.A$1:.A$2000]; [.D4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15T21:29:33" calcext:value-type="date">
            <text:p>2020-07-15 21:29:33</text:p>
          </table:table-cell>
          <table:table-cell/>
          <table:table-cell office:value-type="float" office:value="49389508" calcext:value-type="float">
            <text:p>49389508</text:p>
          </table:table-cell>
          <table:table-cell table:style-name="ce5" office:value-type="date" office:date-value="2020-07-15T17:59:47" calcext:value-type="date">
            <text:p>2020-07-15 17:59:47</text:p>
          </table:table-cell>
          <table:table-cell/>
          <table:table-cell table:style-name="ce9" table:formula="of:=IF(COUNTIFS([.A$1:.A$2000]; [.D4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16T11:38:04" calcext:value-type="date">
            <text:p>2020-07-16 11:38:04</text:p>
          </table:table-cell>
          <table:table-cell/>
          <table:table-cell office:value-type="float" office:value="9135102" calcext:value-type="float">
            <text:p>9135102</text:p>
          </table:table-cell>
          <table:table-cell table:style-name="ce5" office:value-type="date" office:date-value="2020-07-15T21:29:33" calcext:value-type="date">
            <text:p>2020-07-15 21:29:33</text:p>
          </table:table-cell>
          <table:table-cell/>
          <table:table-cell table:style-name="ce9" table:formula="of:=IF(COUNTIFS([.A$1:.A$2000]; [.D4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17T02:41:48" calcext:value-type="date">
            <text:p>2020-07-17 02:41:48</text:p>
          </table:table-cell>
          <table:table-cell/>
          <table:table-cell office:value-type="float" office:value="1813592" calcext:value-type="float">
            <text:p>1813592</text:p>
          </table:table-cell>
          <table:table-cell table:style-name="ce5" office:value-type="date" office:date-value="2020-07-16T11:38:04" calcext:value-type="date">
            <text:p>2020-07-16 11:38:04</text:p>
          </table:table-cell>
          <table:table-cell/>
          <table:table-cell table:style-name="ce9" table:formula="of:=IF(COUNTIFS([.A$1:.A$2000]; [.D4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17T06:03:53" calcext:value-type="date">
            <text:p>2020-07-17 06:03:53</text:p>
          </table:table-cell>
          <table:table-cell/>
          <table:table-cell office:value-type="float" office:value="3305085" calcext:value-type="float">
            <text:p>3305085</text:p>
          </table:table-cell>
          <table:table-cell table:style-name="ce5" office:value-type="date" office:date-value="2020-07-17T02:41:48" calcext:value-type="date">
            <text:p>2020-07-17 02:41:48</text:p>
          </table:table-cell>
          <table:table-cell/>
          <table:table-cell table:style-name="ce9" table:formula="of:=IF(COUNTIFS([.A$1:.A$2000]; [.D4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17T09:47:55" calcext:value-type="date">
            <text:p>2020-07-17 09:47:55</text:p>
          </table:table-cell>
          <table:table-cell/>
          <table:table-cell office:value-type="float" office:value="66900382" calcext:value-type="float">
            <text:p>66900382</text:p>
          </table:table-cell>
          <table:table-cell table:style-name="ce5" office:value-type="date" office:date-value="2020-07-17T06:03:53" calcext:value-type="date">
            <text:p>2020-07-17 06:03:53</text:p>
          </table:table-cell>
          <table:table-cell/>
          <table:table-cell table:style-name="ce9" table:formula="of:=IF(COUNTIFS([.A$1:.A$2000]; [.D49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17T21:56:02" calcext:value-type="date">
            <text:p>2020-07-17 21:56:02</text:p>
          </table:table-cell>
          <table:table-cell/>
          <table:table-cell office:value-type="float" office:value="54266961" calcext:value-type="float">
            <text:p>54266961</text:p>
          </table:table-cell>
          <table:table-cell table:style-name="ce5" office:value-type="date" office:date-value="2020-07-17T09:47:55" calcext:value-type="date">
            <text:p>2020-07-17 09:47:55</text:p>
          </table:table-cell>
          <table:table-cell/>
          <table:table-cell table:style-name="ce9" table:formula="of:=IF(COUNTIFS([.A$1:.A$2000]; [.D4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18T08:38:39" calcext:value-type="date">
            <text:p>2020-07-18 08:38:39</text:p>
          </table:table-cell>
          <table:table-cell/>
          <table:table-cell office:value-type="float" office:value="281768" calcext:value-type="float">
            <text:p>281768</text:p>
          </table:table-cell>
          <table:table-cell table:style-name="ce5" office:value-type="date" office:date-value="2020-07-17T21:56:02" calcext:value-type="date">
            <text:p>2020-07-17 21:56:02</text:p>
          </table:table-cell>
          <table:table-cell/>
          <table:table-cell table:style-name="ce9" table:formula="of:=IF(COUNTIFS([.A$1:.A$2000]; [.D4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20T11:05:19" calcext:value-type="date">
            <text:p>2020-07-20 11:05:19</text:p>
          </table:table-cell>
          <table:table-cell/>
          <table:table-cell office:value-type="float" office:value="23617198" calcext:value-type="float">
            <text:p>23617198</text:p>
          </table:table-cell>
          <table:table-cell table:style-name="ce5" office:value-type="date" office:date-value="2020-07-18T08:38:39" calcext:value-type="date">
            <text:p>2020-07-18 08:38:39</text:p>
          </table:table-cell>
          <table:table-cell/>
          <table:table-cell table:style-name="ce9" table:formula="of:=IF(COUNTIFS([.A$1:.A$2000]; [.D4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21T02:45:19" calcext:value-type="date">
            <text:p>2020-07-21 02:45:19</text:p>
          </table:table-cell>
          <table:table-cell/>
          <table:table-cell office:value-type="float" office:value="15829422" calcext:value-type="float">
            <text:p>15829422</text:p>
          </table:table-cell>
          <table:table-cell table:style-name="ce5" office:value-type="date" office:date-value="2020-07-20T11:05:19" calcext:value-type="date">
            <text:p>2020-07-20 11:05:19</text:p>
          </table:table-cell>
          <table:table-cell/>
          <table:table-cell table:style-name="ce9" table:formula="of:=IF(COUNTIFS([.A$1:.A$2000]; [.D4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21T15:05:45" calcext:value-type="date">
            <text:p>2020-07-21 15:05:45</text:p>
          </table:table-cell>
          <table:table-cell/>
          <table:table-cell office:value-type="float" office:value="1593255" calcext:value-type="float">
            <text:p>1593255</text:p>
          </table:table-cell>
          <table:table-cell table:style-name="ce5" office:value-type="date" office:date-value="2020-07-21T02:45:19" calcext:value-type="date">
            <text:p>2020-07-21 02:45:19</text:p>
          </table:table-cell>
          <table:table-cell/>
          <table:table-cell table:style-name="ce9" table:formula="of:=IF(COUNTIFS([.A$1:.A$2000]; [.D49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21T15:57:30" calcext:value-type="date">
            <text:p>2020-07-21 15:57:30</text:p>
          </table:table-cell>
          <table:table-cell/>
          <table:table-cell office:value-type="float" office:value="45670924" calcext:value-type="float">
            <text:p>45670924</text:p>
          </table:table-cell>
          <table:table-cell table:style-name="ce5" office:value-type="date" office:date-value="2020-07-21T15:05:45" calcext:value-type="date">
            <text:p>2020-07-21 15:05:45</text:p>
          </table:table-cell>
          <table:table-cell/>
          <table:table-cell table:style-name="ce9" table:formula="of:=IF(COUNTIFS([.A$1:.A$2000]; [.D4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21T17:24:52" calcext:value-type="date">
            <text:p>2020-07-21 17:24:52</text:p>
          </table:table-cell>
          <table:table-cell/>
          <table:table-cell office:value-type="float" office:value="32108092" calcext:value-type="float">
            <text:p>32108092</text:p>
          </table:table-cell>
          <table:table-cell table:style-name="ce5" office:value-type="date" office:date-value="2020-07-21T15:57:30" calcext:value-type="date">
            <text:p>2020-07-21 15:57:30</text:p>
          </table:table-cell>
          <table:table-cell/>
          <table:table-cell table:style-name="ce9" table:formula="of:=IF(COUNTIFS([.A$1:.A$2000]; [.D5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22T09:28:05" calcext:value-type="date">
            <text:p>2020-07-22 09:28:05</text:p>
          </table:table-cell>
          <table:table-cell/>
          <table:table-cell office:value-type="float" office:value="2587238" calcext:value-type="float">
            <text:p>2587238</text:p>
          </table:table-cell>
          <table:table-cell table:style-name="ce5" office:value-type="date" office:date-value="2020-07-21T17:24:52" calcext:value-type="date">
            <text:p>2020-07-21 17:24:52</text:p>
          </table:table-cell>
          <table:table-cell/>
          <table:table-cell table:style-name="ce9" table:formula="of:=IF(COUNTIFS([.A$1:.A$2000]; [.D50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22T16:52:28" calcext:value-type="date">
            <text:p>2020-07-22 16:52:28</text:p>
          </table:table-cell>
          <table:table-cell/>
          <table:table-cell office:value-type="float" office:value="623495" calcext:value-type="float">
            <text:p>623495</text:p>
          </table:table-cell>
          <table:table-cell table:style-name="ce5" office:value-type="date" office:date-value="2020-07-22T09:28:05" calcext:value-type="date">
            <text:p>2020-07-22 09:28:05</text:p>
          </table:table-cell>
          <table:table-cell/>
          <table:table-cell table:style-name="ce9" table:formula="of:=IF(COUNTIFS([.A$1:.A$2000]; [.D5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22T23:25:39" calcext:value-type="date">
            <text:p>2020-07-22 23:25:39</text:p>
          </table:table-cell>
          <table:table-cell/>
          <table:table-cell office:value-type="float" office:value="864295" calcext:value-type="float">
            <text:p>864295</text:p>
          </table:table-cell>
          <table:table-cell table:style-name="ce5" office:value-type="date" office:date-value="2020-07-22T16:52:28" calcext:value-type="date">
            <text:p>2020-07-22 16:52:28</text:p>
          </table:table-cell>
          <table:table-cell/>
          <table:table-cell table:style-name="ce9" table:formula="of:=IF(COUNTIFS([.A$1:.A$2000]; [.D5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24T08:10:00" calcext:value-type="date">
            <text:p>2020-07-24 08:10:00</text:p>
          </table:table-cell>
          <table:table-cell/>
          <table:table-cell office:value-type="float" office:value="7755137" calcext:value-type="float">
            <text:p>7755137</text:p>
          </table:table-cell>
          <table:table-cell table:style-name="ce5" office:value-type="date" office:date-value="2020-07-22T23:25:39" calcext:value-type="date">
            <text:p>2020-07-22 23:25:39</text:p>
          </table:table-cell>
          <table:table-cell/>
          <table:table-cell table:style-name="ce9" table:formula="of:=IF(COUNTIFS([.A$1:.A$2000]; [.D5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24T09:28:15" calcext:value-type="date">
            <text:p>2020-07-24 09:28:15</text:p>
          </table:table-cell>
          <table:table-cell/>
          <table:table-cell office:value-type="float" office:value="29437083" calcext:value-type="float">
            <text:p>29437083</text:p>
          </table:table-cell>
          <table:table-cell table:style-name="ce5" office:value-type="date" office:date-value="2020-07-24T08:10:00" calcext:value-type="date">
            <text:p>2020-07-24 08:10:00</text:p>
          </table:table-cell>
          <table:table-cell/>
          <table:table-cell table:style-name="ce9" table:formula="of:=IF(COUNTIFS([.A$1:.A$2000]; [.D5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24T21:26:46" calcext:value-type="date">
            <text:p>2020-07-24 21:26:46</text:p>
          </table:table-cell>
          <table:table-cell/>
          <table:table-cell office:value-type="float" office:value="7042247" calcext:value-type="float">
            <text:p>7042247</text:p>
          </table:table-cell>
          <table:table-cell table:style-name="ce5" office:value-type="date" office:date-value="2020-07-24T09:28:15" calcext:value-type="date">
            <text:p>2020-07-24 09:28:15</text:p>
          </table:table-cell>
          <table:table-cell/>
          <table:table-cell table:style-name="ce9" table:formula="of:=IF(COUNTIFS([.A$1:.A$2000]; [.D50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25T12:34:30" calcext:value-type="date">
            <text:p>2020-07-25 12:34:30</text:p>
          </table:table-cell>
          <table:table-cell/>
          <table:table-cell office:value-type="float" office:value="6281583" calcext:value-type="float">
            <text:p>6281583</text:p>
          </table:table-cell>
          <table:table-cell table:style-name="ce5" office:value-type="date" office:date-value="2020-07-24T21:26:46" calcext:value-type="date">
            <text:p>2020-07-24 21:26:46</text:p>
          </table:table-cell>
          <table:table-cell/>
          <table:table-cell table:style-name="ce9" table:formula="of:=IF(COUNTIFS([.A$1:.A$2000]; [.D5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27T14:20:02" calcext:value-type="date">
            <text:p>2020-07-27 14:20:02</text:p>
          </table:table-cell>
          <table:table-cell/>
          <table:table-cell office:value-type="float" office:value="23633453" calcext:value-type="float">
            <text:p>23633453</text:p>
          </table:table-cell>
          <table:table-cell table:style-name="ce5" office:value-type="date" office:date-value="2020-07-25T12:34:30" calcext:value-type="date">
            <text:p>2020-07-25 12:34:30</text:p>
          </table:table-cell>
          <table:table-cell/>
          <table:table-cell table:style-name="ce9" table:formula="of:=IF(COUNTIFS([.A$1:.A$2000]; [.D5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7-31T13:35:16" calcext:value-type="date">
            <text:p>2020-07-31 13:35:16</text:p>
          </table:table-cell>
          <table:table-cell/>
          <table:table-cell office:value-type="float" office:value="1027439" calcext:value-type="float">
            <text:p>1027439</text:p>
          </table:table-cell>
          <table:table-cell table:style-name="ce5" office:value-type="date" office:date-value="2020-07-27T14:20:02" calcext:value-type="date">
            <text:p>2020-07-27 14:20:02</text:p>
          </table:table-cell>
          <table:table-cell/>
          <table:table-cell table:style-name="ce9" table:formula="of:=IF(COUNTIFS([.A$1:.A$2000]; [.D5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01T13:57:27" calcext:value-type="date">
            <text:p>2020-08-01 13:57:27</text:p>
          </table:table-cell>
          <table:table-cell/>
          <table:table-cell office:value-type="float" office:value="1906405" calcext:value-type="float">
            <text:p>1906405</text:p>
          </table:table-cell>
          <table:table-cell table:style-name="ce5" office:value-type="date" office:date-value="2020-07-31T13:35:16" calcext:value-type="date">
            <text:p>2020-07-31 13:35:16</text:p>
          </table:table-cell>
          <table:table-cell/>
          <table:table-cell table:style-name="ce9" table:formula="of:=IF(COUNTIFS([.A$1:.A$2000]; [.D5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01T15:16:13" calcext:value-type="date">
            <text:p>2020-08-01 15:16:13</text:p>
          </table:table-cell>
          <table:table-cell/>
          <table:table-cell office:value-type="float" office:value="46520221" calcext:value-type="float">
            <text:p>46520221</text:p>
          </table:table-cell>
          <table:table-cell table:style-name="ce5" office:value-type="date" office:date-value="2020-08-01T13:57:27" calcext:value-type="date">
            <text:p>2020-08-01 13:57:27</text:p>
          </table:table-cell>
          <table:table-cell/>
          <table:table-cell table:style-name="ce9" table:formula="of:=IF(COUNTIFS([.A$1:.A$2000]; [.D5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03T01:23:54" calcext:value-type="date">
            <text:p>2020-08-03 01:23:54</text:p>
          </table:table-cell>
          <table:table-cell/>
          <table:table-cell office:value-type="float" office:value="1251789" calcext:value-type="float">
            <text:p>1251789</text:p>
          </table:table-cell>
          <table:table-cell table:style-name="ce5" office:value-type="date" office:date-value="2020-08-01T15:16:13" calcext:value-type="date">
            <text:p>2020-08-01 15:16:13</text:p>
          </table:table-cell>
          <table:table-cell/>
          <table:table-cell table:style-name="ce9" table:formula="of:=IF(COUNTIFS([.A$1:.A$2000]; [.D5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03T04:08:17" calcext:value-type="date">
            <text:p>2020-08-03 04:08:17</text:p>
          </table:table-cell>
          <table:table-cell/>
          <table:table-cell office:value-type="float" office:value="3107367" calcext:value-type="float">
            <text:p>3107367</text:p>
          </table:table-cell>
          <table:table-cell table:style-name="ce5" office:value-type="date" office:date-value="2020-08-03T01:23:54" calcext:value-type="date">
            <text:p>2020-08-03 01:23:54</text:p>
          </table:table-cell>
          <table:table-cell/>
          <table:table-cell table:style-name="ce9" table:formula="of:=IF(COUNTIFS([.A$1:.A$2000]; [.D5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04T07:06:17" calcext:value-type="date">
            <text:p>2020-08-04 07:06:17</text:p>
          </table:table-cell>
          <table:table-cell/>
          <table:table-cell office:value-type="float" office:value="18563589" calcext:value-type="float">
            <text:p>18563589</text:p>
          </table:table-cell>
          <table:table-cell table:style-name="ce5" office:value-type="date" office:date-value="2020-08-03T04:08:17" calcext:value-type="date">
            <text:p>2020-08-03 04:08:17</text:p>
          </table:table-cell>
          <table:table-cell/>
          <table:table-cell table:style-name="ce9" table:formula="of:=IF(COUNTIFS([.A$1:.A$2000]; [.D5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04T15:55:26" calcext:value-type="date">
            <text:p>2020-08-04 15:55:26</text:p>
          </table:table-cell>
          <table:table-cell/>
          <table:table-cell office:value-type="float" office:value="17483054" calcext:value-type="float">
            <text:p>17483054</text:p>
          </table:table-cell>
          <table:table-cell table:style-name="ce5" office:value-type="date" office:date-value="2020-08-04T07:06:17" calcext:value-type="date">
            <text:p>2020-08-04 07:06:17</text:p>
          </table:table-cell>
          <table:table-cell/>
          <table:table-cell table:style-name="ce9" table:formula="of:=IF(COUNTIFS([.A$1:.A$2000]; [.D5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05T07:38:32" calcext:value-type="date">
            <text:p>2020-08-05 07:38:32</text:p>
          </table:table-cell>
          <table:table-cell/>
          <table:table-cell office:value-type="float" office:value="7991350" calcext:value-type="float">
            <text:p>7991350</text:p>
          </table:table-cell>
          <table:table-cell table:style-name="ce5" office:value-type="date" office:date-value="2020-08-04T15:55:26" calcext:value-type="date">
            <text:p>2020-08-04 15:55:26</text:p>
          </table:table-cell>
          <table:table-cell/>
          <table:table-cell table:style-name="ce9" table:formula="of:=IF(COUNTIFS([.A$1:.A$2000]; [.D5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05T11:58:38" calcext:value-type="date">
            <text:p>2020-08-05 11:58:38</text:p>
          </table:table-cell>
          <table:table-cell/>
          <table:table-cell office:value-type="float" office:value="16347683" calcext:value-type="float">
            <text:p>16347683</text:p>
          </table:table-cell>
          <table:table-cell table:style-name="ce5" office:value-type="date" office:date-value="2020-08-05T07:38:32" calcext:value-type="date">
            <text:p>2020-08-05 07:38:32</text:p>
          </table:table-cell>
          <table:table-cell/>
          <table:table-cell table:style-name="ce9" table:formula="of:=IF(COUNTIFS([.A$1:.A$2000]; [.D5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06T03:51:49" calcext:value-type="date">
            <text:p>2020-08-06 03:51:49</text:p>
          </table:table-cell>
          <table:table-cell/>
          <table:table-cell office:value-type="float" office:value="6098300" calcext:value-type="float">
            <text:p>6098300</text:p>
          </table:table-cell>
          <table:table-cell table:style-name="ce5" office:value-type="date" office:date-value="2020-08-05T11:58:38" calcext:value-type="date">
            <text:p>2020-08-05 11:58:38</text:p>
          </table:table-cell>
          <table:table-cell/>
          <table:table-cell table:style-name="ce9" table:formula="of:=IF(COUNTIFS([.A$1:.A$2000]; [.D5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06T07:31:26" calcext:value-type="date">
            <text:p>2020-08-06 07:31:26</text:p>
          </table:table-cell>
          <table:table-cell/>
          <table:table-cell office:value-type="float" office:value="1295513" calcext:value-type="float">
            <text:p>1295513</text:p>
          </table:table-cell>
          <table:table-cell table:style-name="ce5" office:value-type="date" office:date-value="2020-08-06T03:51:49" calcext:value-type="date">
            <text:p>2020-08-06 03:51:49</text:p>
          </table:table-cell>
          <table:table-cell/>
          <table:table-cell table:style-name="ce9" table:formula="of:=IF(COUNTIFS([.A$1:.A$2000]; [.D51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07T09:21:32" calcext:value-type="date">
            <text:p>2020-08-07 09:21:32</text:p>
          </table:table-cell>
          <table:table-cell/>
          <table:table-cell office:value-type="float" office:value="45011689" calcext:value-type="float">
            <text:p>45011689</text:p>
          </table:table-cell>
          <table:table-cell table:style-name="ce5" office:value-type="date" office:date-value="2020-08-06T07:31:26" calcext:value-type="date">
            <text:p>2020-08-06 07:31:26</text:p>
          </table:table-cell>
          <table:table-cell/>
          <table:table-cell table:style-name="ce9" table:formula="of:=IF(COUNTIFS([.A$1:.A$2000]; [.D5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10T12:35:31" calcext:value-type="date">
            <text:p>2020-08-10 12:35:31</text:p>
          </table:table-cell>
          <table:table-cell/>
          <table:table-cell office:value-type="float" office:value="21154487" calcext:value-type="float">
            <text:p>21154487</text:p>
          </table:table-cell>
          <table:table-cell table:style-name="ce5" office:value-type="date" office:date-value="2020-08-07T09:21:32" calcext:value-type="date">
            <text:p>2020-08-07 09:21:32</text:p>
          </table:table-cell>
          <table:table-cell/>
          <table:table-cell table:style-name="ce9" table:formula="of:=IF(COUNTIFS([.A$1:.A$2000]; [.D52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12T04:31:18" calcext:value-type="date">
            <text:p>2020-08-12 04:31:18</text:p>
          </table:table-cell>
          <table:table-cell/>
          <table:table-cell office:value-type="float" office:value="2009649" calcext:value-type="float">
            <text:p>2009649</text:p>
          </table:table-cell>
          <table:table-cell table:style-name="ce5" office:value-type="date" office:date-value="2020-08-10T12:35:31" calcext:value-type="date">
            <text:p>2020-08-10 12:35:31</text:p>
          </table:table-cell>
          <table:table-cell/>
          <table:table-cell table:style-name="ce9" table:formula="of:=IF(COUNTIFS([.A$1:.A$2000]; [.D5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12T21:26:14" calcext:value-type="date">
            <text:p>2020-08-12 21:26:14</text:p>
          </table:table-cell>
          <table:table-cell/>
          <table:table-cell office:value-type="float" office:value="32418184" calcext:value-type="float">
            <text:p>32418184</text:p>
          </table:table-cell>
          <table:table-cell table:style-name="ce5" office:value-type="date" office:date-value="2020-08-12T04:31:18" calcext:value-type="date">
            <text:p>2020-08-12 04:31:18</text:p>
          </table:table-cell>
          <table:table-cell/>
          <table:table-cell table:style-name="ce9" table:formula="of:=IF(COUNTIFS([.A$1:.A$2000]; [.D5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12T23:20:17" calcext:value-type="date">
            <text:p>2020-08-12 23:20:17</text:p>
          </table:table-cell>
          <table:table-cell/>
          <table:table-cell office:value-type="float" office:value="59400623" calcext:value-type="float">
            <text:p>59400623</text:p>
          </table:table-cell>
          <table:table-cell table:style-name="ce5" office:value-type="date" office:date-value="2020-08-12T21:26:14" calcext:value-type="date">
            <text:p>2020-08-12 21:26:14</text:p>
          </table:table-cell>
          <table:table-cell/>
          <table:table-cell table:style-name="ce9" table:formula="of:=IF(COUNTIFS([.A$1:.A$2000]; [.D52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14T04:53:52" calcext:value-type="date">
            <text:p>2020-08-14 04:53:52</text:p>
          </table:table-cell>
          <table:table-cell/>
          <table:table-cell office:value-type="float" office:value="6050087" calcext:value-type="float">
            <text:p>6050087</text:p>
          </table:table-cell>
          <table:table-cell table:style-name="ce5" office:value-type="date" office:date-value="2020-08-12T23:20:17" calcext:value-type="date">
            <text:p>2020-08-12 23:20:17</text:p>
          </table:table-cell>
          <table:table-cell/>
          <table:table-cell table:style-name="ce9" table:formula="of:=IF(COUNTIFS([.A$1:.A$2000]; [.D5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14T18:35:45" calcext:value-type="date">
            <text:p>2020-08-14 18:35:45</text:p>
          </table:table-cell>
          <table:table-cell/>
          <table:table-cell office:value-type="float" office:value="30732365" calcext:value-type="float">
            <text:p>30732365</text:p>
          </table:table-cell>
          <table:table-cell table:style-name="ce5" office:value-type="date" office:date-value="2020-08-14T04:53:52" calcext:value-type="date">
            <text:p>2020-08-14 04:53:52</text:p>
          </table:table-cell>
          <table:table-cell/>
          <table:table-cell table:style-name="ce9" table:formula="of:=IF(COUNTIFS([.A$1:.A$2000]; [.D5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18T08:27:26" calcext:value-type="date">
            <text:p>2020-08-18 08:27:26</text:p>
          </table:table-cell>
          <table:table-cell/>
          <table:table-cell office:value-type="float" office:value="17241143" calcext:value-type="float">
            <text:p>17241143</text:p>
          </table:table-cell>
          <table:table-cell table:style-name="ce5" office:value-type="date" office:date-value="2020-08-14T18:35:45" calcext:value-type="date">
            <text:p>2020-08-14 18:35:45</text:p>
          </table:table-cell>
          <table:table-cell/>
          <table:table-cell table:style-name="ce9" table:formula="of:=IF(COUNTIFS([.A$1:.A$2000]; [.D5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18T23:39:20" calcext:value-type="date">
            <text:p>2020-08-18 23:39:20</text:p>
          </table:table-cell>
          <table:table-cell/>
          <table:table-cell office:value-type="float" office:value="1903164" calcext:value-type="float">
            <text:p>1903164</text:p>
          </table:table-cell>
          <table:table-cell table:style-name="ce5" office:value-type="date" office:date-value="2020-08-18T08:27:26" calcext:value-type="date">
            <text:p>2020-08-18 08:27:26</text:p>
          </table:table-cell>
          <table:table-cell/>
          <table:table-cell table:style-name="ce9" table:formula="of:=IF(COUNTIFS([.A$1:.A$2000]; [.D5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19T11:06:32" calcext:value-type="date">
            <text:p>2020-08-19 11:06:32</text:p>
          </table:table-cell>
          <table:table-cell/>
          <table:table-cell office:value-type="float" office:value="13829041" calcext:value-type="float">
            <text:p>13829041</text:p>
          </table:table-cell>
          <table:table-cell table:style-name="ce5" office:value-type="date" office:date-value="2020-08-18T23:39:20" calcext:value-type="date">
            <text:p>2020-08-18 23:39:20</text:p>
          </table:table-cell>
          <table:table-cell/>
          <table:table-cell table:style-name="ce9" table:formula="of:=IF(COUNTIFS([.A$1:.A$2000]; [.D5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0T09:23:59" calcext:value-type="date">
            <text:p>2020-08-20 09:23:59</text:p>
          </table:table-cell>
          <table:table-cell/>
          <table:table-cell office:value-type="float" office:value="20206358" calcext:value-type="float">
            <text:p>20206358</text:p>
          </table:table-cell>
          <table:table-cell table:style-name="ce5" office:value-type="date" office:date-value="2020-08-19T11:06:32" calcext:value-type="date">
            <text:p>2020-08-19 11:06:32</text:p>
          </table:table-cell>
          <table:table-cell/>
          <table:table-cell table:style-name="ce9" table:formula="of:=IF(COUNTIFS([.A$1:.A$2000]; [.D5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1T04:13:46" calcext:value-type="date">
            <text:p>2020-08-21 04:13:46</text:p>
          </table:table-cell>
          <table:table-cell/>
          <table:table-cell office:value-type="float" office:value="12286472" calcext:value-type="float">
            <text:p>12286472</text:p>
          </table:table-cell>
          <table:table-cell table:style-name="ce5" office:value-type="date" office:date-value="2020-08-20T09:23:59" calcext:value-type="date">
            <text:p>2020-08-20 09:23:59</text:p>
          </table:table-cell>
          <table:table-cell/>
          <table:table-cell table:style-name="ce9" table:formula="of:=IF(COUNTIFS([.A$1:.A$2000]; [.D5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1T10:34:06" calcext:value-type="date">
            <text:p>2020-08-21 10:34:06</text:p>
          </table:table-cell>
          <table:table-cell/>
          <table:table-cell office:value-type="float" office:value="1371" calcext:value-type="float">
            <text:p>1371</text:p>
          </table:table-cell>
          <table:table-cell table:style-name="ce5" office:value-type="date" office:date-value="2020-08-21T04:13:46" calcext:value-type="date">
            <text:p>2020-08-21 04:13:46</text:p>
          </table:table-cell>
          <table:table-cell/>
          <table:table-cell table:style-name="ce9" table:formula="of:=IF(COUNTIFS([.A$1:.A$2000]; [.D5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1T10:35:30" calcext:value-type="date">
            <text:p>2020-08-21 10:35:30</text:p>
          </table:table-cell>
          <table:table-cell/>
          <table:table-cell office:value-type="float" office:value="60426469" calcext:value-type="float">
            <text:p>60426469</text:p>
          </table:table-cell>
          <table:table-cell table:style-name="ce5" office:value-type="date" office:date-value="2020-08-21T10:34:06" calcext:value-type="date">
            <text:p>2020-08-21 10:34:06</text:p>
          </table:table-cell>
          <table:table-cell/>
          <table:table-cell table:style-name="ce9" table:formula="of:=IF(COUNTIFS([.A$1:.A$2000]; [.D5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1T13:58:17" calcext:value-type="date">
            <text:p>2020-08-21 13:58:17</text:p>
          </table:table-cell>
          <table:table-cell/>
          <table:table-cell office:value-type="float" office:value="2222388" calcext:value-type="float">
            <text:p>2222388</text:p>
          </table:table-cell>
          <table:table-cell table:style-name="ce5" office:value-type="date" office:date-value="2020-08-21T10:35:30" calcext:value-type="date">
            <text:p>2020-08-21 10:35:30</text:p>
          </table:table-cell>
          <table:table-cell/>
          <table:table-cell table:style-name="ce9" table:formula="of:=IF(COUNTIFS([.A$1:.A$2000]; [.D53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2T19:06:43" calcext:value-type="date">
            <text:p>2020-08-22 19:06:43</text:p>
          </table:table-cell>
          <table:table-cell/>
          <table:table-cell office:value-type="float" office:value="2073956" calcext:value-type="float">
            <text:p>2073956</text:p>
          </table:table-cell>
          <table:table-cell table:style-name="ce5" office:value-type="date" office:date-value="2020-08-21T13:58:17" calcext:value-type="date">
            <text:p>2020-08-21 13:58:17</text:p>
          </table:table-cell>
          <table:table-cell/>
          <table:table-cell table:style-name="ce9" table:formula="of:=IF(COUNTIFS([.A$1:.A$2000]; [.D5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3T00:07:24" calcext:value-type="date">
            <text:p>2020-08-23 00:07:24</text:p>
          </table:table-cell>
          <table:table-cell/>
          <table:table-cell office:value-type="float" office:value="4000375" calcext:value-type="float">
            <text:p>4000375</text:p>
          </table:table-cell>
          <table:table-cell table:style-name="ce5" office:value-type="date" office:date-value="2020-08-22T19:06:43" calcext:value-type="date">
            <text:p>2020-08-22 19:06:43</text:p>
          </table:table-cell>
          <table:table-cell/>
          <table:table-cell table:style-name="ce9" table:formula="of:=IF(COUNTIFS([.A$1:.A$2000]; [.D5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3T16:24:44" calcext:value-type="date">
            <text:p>2020-08-23 16:24:44</text:p>
          </table:table-cell>
          <table:table-cell/>
          <table:table-cell office:value-type="float" office:value="2230295" calcext:value-type="float">
            <text:p>2230295</text:p>
          </table:table-cell>
          <table:table-cell table:style-name="ce5" office:value-type="date" office:date-value="2020-08-23T00:07:24" calcext:value-type="date">
            <text:p>2020-08-23 00:07:24</text:p>
          </table:table-cell>
          <table:table-cell/>
          <table:table-cell table:style-name="ce9" table:formula="of:=IF(COUNTIFS([.A$1:.A$2000]; [.D5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3T16:43:54" calcext:value-type="date">
            <text:p>2020-08-23 16:43:54</text:p>
          </table:table-cell>
          <table:table-cell/>
          <table:table-cell office:value-type="float" office:value="1103963" calcext:value-type="float">
            <text:p>1103963</text:p>
          </table:table-cell>
          <table:table-cell table:style-name="ce5" office:value-type="date" office:date-value="2020-08-23T16:24:44" calcext:value-type="date">
            <text:p>2020-08-23 16:24:44</text:p>
          </table:table-cell>
          <table:table-cell/>
          <table:table-cell table:style-name="ce9" table:formula="of:=IF(COUNTIFS([.A$1:.A$2000]; [.D5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3T19:23:02" calcext:value-type="date">
            <text:p>2020-08-23 19:23:02</text:p>
          </table:table-cell>
          <table:table-cell/>
          <table:table-cell office:value-type="float" office:value="6462338" calcext:value-type="float">
            <text:p>6462338</text:p>
          </table:table-cell>
          <table:table-cell table:style-name="ce5" office:value-type="date" office:date-value="2020-08-23T16:43:54" calcext:value-type="date">
            <text:p>2020-08-23 16:43:54</text:p>
          </table:table-cell>
          <table:table-cell/>
          <table:table-cell table:style-name="ce9" table:formula="of:=IF(COUNTIFS([.A$1:.A$2000]; [.D5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4T00:36:26" calcext:value-type="date">
            <text:p>2020-08-24 00:36:26</text:p>
          </table:table-cell>
          <table:table-cell/>
          <table:table-cell office:value-type="float" office:value="31884251" calcext:value-type="float">
            <text:p>31884251</text:p>
          </table:table-cell>
          <table:table-cell table:style-name="ce5" office:value-type="date" office:date-value="2020-08-23T19:23:02" calcext:value-type="date">
            <text:p>2020-08-23 19:23:02</text:p>
          </table:table-cell>
          <table:table-cell/>
          <table:table-cell table:style-name="ce9" table:formula="of:=IF(COUNTIFS([.A$1:.A$2000]; [.D5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4T05:27:09" calcext:value-type="date">
            <text:p>2020-08-24 05:27:09</text:p>
          </table:table-cell>
          <table:table-cell/>
          <table:table-cell office:value-type="float" office:value="710091" calcext:value-type="float">
            <text:p>710091</text:p>
          </table:table-cell>
          <table:table-cell table:style-name="ce5" office:value-type="date" office:date-value="2020-08-24T00:36:26" calcext:value-type="date">
            <text:p>2020-08-24 00:36:26</text:p>
          </table:table-cell>
          <table:table-cell/>
          <table:table-cell table:style-name="ce9" table:formula="of:=IF(COUNTIFS([.A$1:.A$2000]; [.D5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4T13:30:12" calcext:value-type="date">
            <text:p>2020-08-24 13:30:12</text:p>
          </table:table-cell>
          <table:table-cell/>
          <table:table-cell office:value-type="float" office:value="12715169" calcext:value-type="float">
            <text:p>12715169</text:p>
          </table:table-cell>
          <table:table-cell table:style-name="ce5" office:value-type="date" office:date-value="2020-08-24T05:27:09" calcext:value-type="date">
            <text:p>2020-08-24 05:27:09</text:p>
          </table:table-cell>
          <table:table-cell/>
          <table:table-cell table:style-name="ce9" table:formula="of:=IF(COUNTIFS([.A$1:.A$2000]; [.D5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5T02:10:09" calcext:value-type="date">
            <text:p>2020-08-25 02:10:09</text:p>
          </table:table-cell>
          <table:table-cell/>
          <table:table-cell office:value-type="float" office:value="2193627" calcext:value-type="float">
            <text:p>2193627</text:p>
          </table:table-cell>
          <table:table-cell table:style-name="ce5" office:value-type="date" office:date-value="2020-08-24T13:30:12" calcext:value-type="date">
            <text:p>2020-08-24 13:30:12</text:p>
          </table:table-cell>
          <table:table-cell/>
          <table:table-cell table:style-name="ce9" table:formula="of:=IF(COUNTIFS([.A$1:.A$2000]; [.D5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7T10:00:22" calcext:value-type="date">
            <text:p>2020-08-27 10:00:22</text:p>
          </table:table-cell>
          <table:table-cell/>
          <table:table-cell office:value-type="float" office:value="21098268" calcext:value-type="float">
            <text:p>21098268</text:p>
          </table:table-cell>
          <table:table-cell table:style-name="ce5" office:value-type="date" office:date-value="2020-08-25T02:10:09" calcext:value-type="date">
            <text:p>2020-08-25 02:10:09</text:p>
          </table:table-cell>
          <table:table-cell/>
          <table:table-cell table:style-name="ce9" table:formula="of:=IF(COUNTIFS([.A$1:.A$2000]; [.D5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29T13:47:12" calcext:value-type="date">
            <text:p>2020-08-29 13:47:12</text:p>
          </table:table-cell>
          <table:table-cell/>
          <table:table-cell office:value-type="float" office:value="70142863" calcext:value-type="float">
            <text:p>70142863</text:p>
          </table:table-cell>
          <table:table-cell table:style-name="ce5" office:value-type="date" office:date-value="2020-08-27T10:00:22" calcext:value-type="date">
            <text:p>2020-08-27 10:00:22</text:p>
          </table:table-cell>
          <table:table-cell/>
          <table:table-cell table:style-name="ce9" table:formula="of:=IF(COUNTIFS([.A$1:.A$2000]; [.D5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8-31T09:24:37" calcext:value-type="date">
            <text:p>2020-08-31 09:24:37</text:p>
          </table:table-cell>
          <table:table-cell/>
          <table:table-cell office:value-type="float" office:value="25785966" calcext:value-type="float">
            <text:p>25785966</text:p>
          </table:table-cell>
          <table:table-cell table:style-name="ce5" office:value-type="date" office:date-value="2020-08-29T13:47:12" calcext:value-type="date">
            <text:p>2020-08-29 13:47:12</text:p>
          </table:table-cell>
          <table:table-cell/>
          <table:table-cell table:style-name="ce9" table:formula="of:=IF(COUNTIFS([.A$1:.A$2000]; [.D5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01T09:32:54" calcext:value-type="date">
            <text:p>2020-09-01 09:32:54</text:p>
          </table:table-cell>
          <table:table-cell/>
          <table:table-cell office:value-type="float" office:value="37074473" calcext:value-type="float">
            <text:p>37074473</text:p>
          </table:table-cell>
          <table:table-cell table:style-name="ce5" office:value-type="date" office:date-value="2020-08-31T09:24:37" calcext:value-type="date">
            <text:p>2020-08-31 09:24:37</text:p>
          </table:table-cell>
          <table:table-cell/>
          <table:table-cell table:style-name="ce9" table:formula="of:=IF(COUNTIFS([.A$1:.A$2000]; [.D5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01T16:00:59" calcext:value-type="date">
            <text:p>2020-09-01 16:00:59</text:p>
          </table:table-cell>
          <table:table-cell/>
          <table:table-cell office:value-type="float" office:value="35464838" calcext:value-type="float">
            <text:p>35464838</text:p>
          </table:table-cell>
          <table:table-cell table:style-name="ce5" office:value-type="date" office:date-value="2020-09-01T02:09:17" calcext:value-type="date">
            <text:p>2020-09-01 02:09:17</text:p>
          </table:table-cell>
          <table:table-cell/>
          <table:table-cell table:style-name="ce9" table:formula="of:=IF(COUNTIFS([.A$1:.A$2000]; [.D548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20-09-01T16:30:10" calcext:value-type="date">
            <text:p>2020-09-01 16:30:10</text:p>
          </table:table-cell>
          <table:table-cell/>
          <table:table-cell office:value-type="float" office:value="5222808" calcext:value-type="float">
            <text:p>5222808</text:p>
          </table:table-cell>
          <table:table-cell table:style-name="ce5" office:value-type="date" office:date-value="2020-09-01T09:32:54" calcext:value-type="date">
            <text:p>2020-09-01 09:32:54</text:p>
          </table:table-cell>
          <table:table-cell/>
          <table:table-cell table:style-name="ce9" table:formula="of:=IF(COUNTIFS([.A$1:.A$2000]; [.D5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02T21:35:14" calcext:value-type="date">
            <text:p>2020-09-02 21:35:14</text:p>
          </table:table-cell>
          <table:table-cell/>
          <table:table-cell office:value-type="float" office:value="4350963" calcext:value-type="float">
            <text:p>4350963</text:p>
          </table:table-cell>
          <table:table-cell table:style-name="ce5" office:value-type="date" office:date-value="2020-09-01T16:00:59" calcext:value-type="date">
            <text:p>2020-09-01 16:00:59</text:p>
          </table:table-cell>
          <table:table-cell/>
          <table:table-cell table:style-name="ce9" table:formula="of:=IF(COUNTIFS([.A$1:.A$2000]; [.D55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04T08:14:30" calcext:value-type="date">
            <text:p>2020-09-04 08:14:30</text:p>
          </table:table-cell>
          <table:table-cell/>
          <table:table-cell office:value-type="float" office:value="8009085" calcext:value-type="float">
            <text:p>8009085</text:p>
          </table:table-cell>
          <table:table-cell table:style-name="ce5" office:value-type="date" office:date-value="2020-09-01T16:30:10" calcext:value-type="date">
            <text:p>2020-09-01 16:30:10</text:p>
          </table:table-cell>
          <table:table-cell/>
          <table:table-cell table:style-name="ce9" table:formula="of:=IF(COUNTIFS([.A$1:.A$2000]; [.D5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07T03:25:30" calcext:value-type="date">
            <text:p>2020-09-07 03:25:30</text:p>
          </table:table-cell>
          <table:table-cell/>
          <table:table-cell office:value-type="float" office:value="30063654" calcext:value-type="float">
            <text:p>30063654</text:p>
          </table:table-cell>
          <table:table-cell table:style-name="ce5" office:value-type="date" office:date-value="2020-09-02T21:35:14" calcext:value-type="date">
            <text:p>2020-09-02 21:35:14</text:p>
          </table:table-cell>
          <table:table-cell/>
          <table:table-cell table:style-name="ce9" table:formula="of:=IF(COUNTIFS([.A$1:.A$2000]; [.D5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07T03:26:44" calcext:value-type="date">
            <text:p>2020-09-07 03:26:44</text:p>
          </table:table-cell>
          <table:table-cell/>
          <table:table-cell office:value-type="float" office:value="23308347" calcext:value-type="float">
            <text:p>23308347</text:p>
          </table:table-cell>
          <table:table-cell table:style-name="ce5" office:value-type="date" office:date-value="2020-09-04T08:14:30" calcext:value-type="date">
            <text:p>2020-09-04 08:14:30</text:p>
          </table:table-cell>
          <table:table-cell/>
          <table:table-cell table:style-name="ce9" table:formula="of:=IF(COUNTIFS([.A$1:.A$2000]; [.D5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07T09:04:35" calcext:value-type="date">
            <text:p>2020-09-07 09:04:35</text:p>
          </table:table-cell>
          <table:table-cell/>
          <table:table-cell office:value-type="float" office:value="114880" calcext:value-type="float">
            <text:p>114880</text:p>
          </table:table-cell>
          <table:table-cell table:style-name="ce5" office:value-type="date" office:date-value="2020-09-07T03:25:30" calcext:value-type="date">
            <text:p>2020-09-07 03:25:30</text:p>
          </table:table-cell>
          <table:table-cell/>
          <table:table-cell table:style-name="ce9" table:formula="of:=IF(COUNTIFS([.A$1:.A$2000]; [.D5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08T04:02:20" calcext:value-type="date">
            <text:p>2020-09-08 04:02:20</text:p>
          </table:table-cell>
          <table:table-cell/>
          <table:table-cell office:value-type="float" office:value="5995748" calcext:value-type="float">
            <text:p>5995748</text:p>
          </table:table-cell>
          <table:table-cell table:style-name="ce5" office:value-type="date" office:date-value="2020-09-07T03:26:44" calcext:value-type="date">
            <text:p>2020-09-07 03:26:44</text:p>
          </table:table-cell>
          <table:table-cell/>
          <table:table-cell table:style-name="ce9" table:formula="of:=IF(COUNTIFS([.A$1:.A$2000]; [.D5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09T01:36:09" calcext:value-type="date">
            <text:p>2020-09-09 01:36:09</text:p>
          </table:table-cell>
          <table:table-cell/>
          <table:table-cell office:value-type="float" office:value="7279001" calcext:value-type="float">
            <text:p>7279001</text:p>
          </table:table-cell>
          <table:table-cell table:style-name="ce5" office:value-type="date" office:date-value="2020-09-07T09:04:35" calcext:value-type="date">
            <text:p>2020-09-07 09:04:35</text:p>
          </table:table-cell>
          <table:table-cell/>
          <table:table-cell table:style-name="ce9" table:formula="of:=IF(COUNTIFS([.A$1:.A$2000]; [.D5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09T06:41:02" calcext:value-type="date">
            <text:p>2020-09-09 06:41:02</text:p>
          </table:table-cell>
          <table:table-cell/>
          <table:table-cell office:value-type="float" office:value="22023861" calcext:value-type="float">
            <text:p>22023861</text:p>
          </table:table-cell>
          <table:table-cell table:style-name="ce5" office:value-type="date" office:date-value="2020-09-08T04:02:20" calcext:value-type="date">
            <text:p>2020-09-08 04:02:20</text:p>
          </table:table-cell>
          <table:table-cell/>
          <table:table-cell table:style-name="ce9" table:formula="of:=IF(COUNTIFS([.A$1:.A$2000]; [.D55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09T18:00:38" calcext:value-type="date">
            <text:p>2020-09-09 18:00:38</text:p>
          </table:table-cell>
          <table:table-cell/>
          <table:table-cell office:value-type="float" office:value="69692938" calcext:value-type="float">
            <text:p>69692938</text:p>
          </table:table-cell>
          <table:table-cell table:style-name="ce5" office:value-type="date" office:date-value="2020-09-09T01:36:09" calcext:value-type="date">
            <text:p>2020-09-09 01:36:09</text:p>
          </table:table-cell>
          <table:table-cell/>
          <table:table-cell table:style-name="ce9" table:formula="of:=IF(COUNTIFS([.A$1:.A$2000]; [.D55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09T21:19:34" calcext:value-type="date">
            <text:p>2020-09-09 21:19:34</text:p>
          </table:table-cell>
          <table:table-cell/>
          <table:table-cell office:value-type="float" office:value="35530212" calcext:value-type="float">
            <text:p>35530212</text:p>
          </table:table-cell>
          <table:table-cell table:style-name="ce5" office:value-type="date" office:date-value="2020-09-09T06:41:02" calcext:value-type="date">
            <text:p>2020-09-09 06:41:02</text:p>
          </table:table-cell>
          <table:table-cell/>
          <table:table-cell table:style-name="ce9" table:formula="of:=IF(COUNTIFS([.A$1:.A$2000]; [.D5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10T05:40:33" calcext:value-type="date">
            <text:p>2020-09-10 05:40:33</text:p>
          </table:table-cell>
          <table:table-cell/>
          <table:table-cell office:value-type="float" office:value="42651056" calcext:value-type="float">
            <text:p>42651056</text:p>
          </table:table-cell>
          <table:table-cell table:style-name="ce5" office:value-type="date" office:date-value="2020-09-09T18:00:38" calcext:value-type="date">
            <text:p>2020-09-09 18:00:38</text:p>
          </table:table-cell>
          <table:table-cell/>
          <table:table-cell table:style-name="ce9" table:formula="of:=IF(COUNTIFS([.A$1:.A$2000]; [.D5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10T22:11:10" calcext:value-type="date">
            <text:p>2020-09-10 22:11:10</text:p>
          </table:table-cell>
          <table:table-cell/>
          <table:table-cell office:value-type="float" office:value="16892390" calcext:value-type="float">
            <text:p>16892390</text:p>
          </table:table-cell>
          <table:table-cell table:style-name="ce5" office:value-type="date" office:date-value="2020-09-09T21:19:34" calcext:value-type="date">
            <text:p>2020-09-09 21:19:34</text:p>
          </table:table-cell>
          <table:table-cell/>
          <table:table-cell table:style-name="ce9" table:formula="of:=IF(COUNTIFS([.A$1:.A$2000]; [.D5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11T15:17:42" calcext:value-type="date">
            <text:p>2020-09-11 15:17:42</text:p>
          </table:table-cell>
          <table:table-cell/>
          <table:table-cell office:value-type="float" office:value="36907214" calcext:value-type="float">
            <text:p>36907214</text:p>
          </table:table-cell>
          <table:table-cell table:style-name="ce5" office:value-type="date" office:date-value="2020-09-10T05:40:33" calcext:value-type="date">
            <text:p>2020-09-10 05:40:33</text:p>
          </table:table-cell>
          <table:table-cell/>
          <table:table-cell table:style-name="ce9" table:formula="of:=IF(COUNTIFS([.A$1:.A$2000]; [.D56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11T21:08:31" calcext:value-type="date">
            <text:p>2020-09-11 21:08:31</text:p>
          </table:table-cell>
          <table:table-cell/>
          <table:table-cell office:value-type="float" office:value="40578128" calcext:value-type="float">
            <text:p>40578128</text:p>
          </table:table-cell>
          <table:table-cell table:style-name="ce5" office:value-type="date" office:date-value="2020-09-10T22:11:10" calcext:value-type="date">
            <text:p>2020-09-10 22:11:10</text:p>
          </table:table-cell>
          <table:table-cell/>
          <table:table-cell table:style-name="ce9" table:formula="of:=IF(COUNTIFS([.A$1:.A$2000]; [.D5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11T23:57:57" calcext:value-type="date">
            <text:p>2020-09-11 23:57:57</text:p>
          </table:table-cell>
          <table:table-cell/>
          <table:table-cell office:value-type="float" office:value="1985103" calcext:value-type="float">
            <text:p>1985103</text:p>
          </table:table-cell>
          <table:table-cell table:style-name="ce5" office:value-type="date" office:date-value="2020-09-11T15:17:42" calcext:value-type="date">
            <text:p>2020-09-11 15:17:42</text:p>
          </table:table-cell>
          <table:table-cell/>
          <table:table-cell table:style-name="ce9" table:formula="of:=IF(COUNTIFS([.A$1:.A$2000]; [.D5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14T11:13:13" calcext:value-type="date">
            <text:p>2020-09-14 11:13:13</text:p>
          </table:table-cell>
          <table:table-cell/>
          <table:table-cell office:value-type="float" office:value="61190" calcext:value-type="float">
            <text:p>61190</text:p>
          </table:table-cell>
          <table:table-cell table:style-name="ce5" office:value-type="date" office:date-value="2020-09-11T21:08:31" calcext:value-type="date">
            <text:p>2020-09-11 21:08:31</text:p>
          </table:table-cell>
          <table:table-cell/>
          <table:table-cell table:style-name="ce9" table:formula="of:=IF(COUNTIFS([.A$1:.A$2000]; [.D5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14T18:01:49" calcext:value-type="date">
            <text:p>2020-09-14 18:01:49</text:p>
          </table:table-cell>
          <table:table-cell/>
          <table:table-cell office:value-type="float" office:value="69550442" calcext:value-type="float">
            <text:p>69550442</text:p>
          </table:table-cell>
          <table:table-cell table:style-name="ce5" office:value-type="date" office:date-value="2020-09-11T23:57:57" calcext:value-type="date">
            <text:p>2020-09-11 23:57:57</text:p>
          </table:table-cell>
          <table:table-cell/>
          <table:table-cell table:style-name="ce9" table:formula="of:=IF(COUNTIFS([.A$1:.A$2000]; [.D5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15T08:40:12" calcext:value-type="date">
            <text:p>2020-09-15 08:40:12</text:p>
          </table:table-cell>
          <table:table-cell/>
          <table:table-cell office:value-type="float" office:value="19451355" calcext:value-type="float">
            <text:p>19451355</text:p>
          </table:table-cell>
          <table:table-cell table:style-name="ce5" office:value-type="date" office:date-value="2020-09-14T11:13:13" calcext:value-type="date">
            <text:p>2020-09-14 11:13:13</text:p>
          </table:table-cell>
          <table:table-cell/>
          <table:table-cell table:style-name="ce9" table:formula="of:=IF(COUNTIFS([.A$1:.A$2000]; [.D5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15T13:49:57" calcext:value-type="date">
            <text:p>2020-09-15 13:49:57</text:p>
          </table:table-cell>
          <table:table-cell/>
          <table:table-cell office:value-type="float" office:value="4042694" calcext:value-type="float">
            <text:p>4042694</text:p>
          </table:table-cell>
          <table:table-cell table:style-name="ce5" office:value-type="date" office:date-value="2020-09-14T18:01:49" calcext:value-type="date">
            <text:p>2020-09-14 18:01:49</text:p>
          </table:table-cell>
          <table:table-cell/>
          <table:table-cell table:style-name="ce9" table:formula="of:=IF(COUNTIFS([.A$1:.A$2000]; [.D5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16T03:20:06" calcext:value-type="date">
            <text:p>2020-09-16 03:20:06</text:p>
          </table:table-cell>
          <table:table-cell/>
          <table:table-cell office:value-type="float" office:value="5507341" calcext:value-type="float">
            <text:p>5507341</text:p>
          </table:table-cell>
          <table:table-cell table:style-name="ce5" office:value-type="date" office:date-value="2020-09-15T08:40:12" calcext:value-type="date">
            <text:p>2020-09-15 08:40:12</text:p>
          </table:table-cell>
          <table:table-cell/>
          <table:table-cell table:style-name="ce9" table:formula="of:=IF(COUNTIFS([.A$1:.A$2000]; [.D5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18T06:44:26" calcext:value-type="date">
            <text:p>2020-09-18 06:44:26</text:p>
          </table:table-cell>
          <table:table-cell/>
          <table:table-cell office:value-type="float" office:value="31124752" calcext:value-type="float">
            <text:p>31124752</text:p>
          </table:table-cell>
          <table:table-cell table:style-name="ce5" office:value-type="date" office:date-value="2020-09-15T13:49:57" calcext:value-type="date">
            <text:p>2020-09-15 13:49:57</text:p>
          </table:table-cell>
          <table:table-cell/>
          <table:table-cell table:style-name="ce9" table:formula="of:=IF(COUNTIFS([.A$1:.A$2000]; [.D57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18T21:22:02" calcext:value-type="date">
            <text:p>2020-09-18 21:22:02</text:p>
          </table:table-cell>
          <table:table-cell/>
          <table:table-cell office:value-type="float" office:value="14139534" calcext:value-type="float">
            <text:p>14139534</text:p>
          </table:table-cell>
          <table:table-cell table:style-name="ce5" office:value-type="date" office:date-value="2020-09-16T03:20:06" calcext:value-type="date">
            <text:p>2020-09-16 03:20:06</text:p>
          </table:table-cell>
          <table:table-cell/>
          <table:table-cell table:style-name="ce9" table:formula="of:=IF(COUNTIFS([.A$1:.A$2000]; [.D5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21T02:26:33" calcext:value-type="date">
            <text:p>2020-09-21 02:26:33</text:p>
          </table:table-cell>
          <table:table-cell/>
          <table:table-cell office:value-type="float" office:value="61395900" calcext:value-type="float">
            <text:p>61395900</text:p>
          </table:table-cell>
          <table:table-cell table:style-name="ce5" office:value-type="date" office:date-value="2020-09-18T06:44:26" calcext:value-type="date">
            <text:p>2020-09-18 06:44:26</text:p>
          </table:table-cell>
          <table:table-cell/>
          <table:table-cell table:style-name="ce9" table:formula="of:=IF(COUNTIFS([.A$1:.A$2000]; [.D5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21T07:46:53" calcext:value-type="date">
            <text:p>2020-09-21 07:46:53</text:p>
          </table:table-cell>
          <table:table-cell/>
          <table:table-cell office:value-type="float" office:value="15571517" calcext:value-type="float">
            <text:p>15571517</text:p>
          </table:table-cell>
          <table:table-cell table:style-name="ce5" office:value-type="date" office:date-value="2020-09-18T21:22:02" calcext:value-type="date">
            <text:p>2020-09-18 21:22:02</text:p>
          </table:table-cell>
          <table:table-cell/>
          <table:table-cell table:style-name="ce9" table:formula="of:=IF(COUNTIFS([.A$1:.A$2000]; [.D57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23T10:50:50" calcext:value-type="date">
            <text:p>2020-09-23 10:50:50</text:p>
          </table:table-cell>
          <table:table-cell/>
          <table:table-cell office:value-type="float" office:value="11906343" calcext:value-type="float">
            <text:p>11906343</text:p>
          </table:table-cell>
          <table:table-cell table:style-name="ce5" office:value-type="date" office:date-value="2020-09-21T02:26:33" calcext:value-type="date">
            <text:p>2020-09-21 02:26:33</text:p>
          </table:table-cell>
          <table:table-cell/>
          <table:table-cell table:style-name="ce9" table:formula="of:=IF(COUNTIFS([.A$1:.A$2000]; [.D5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24T03:46:02" calcext:value-type="date">
            <text:p>2020-09-24 03:46:02</text:p>
          </table:table-cell>
          <table:table-cell/>
          <table:table-cell office:value-type="float" office:value="12929320" calcext:value-type="float">
            <text:p>12929320</text:p>
          </table:table-cell>
          <table:table-cell table:style-name="ce5" office:value-type="date" office:date-value="2020-09-21T07:46:53" calcext:value-type="date">
            <text:p>2020-09-21 07:46:53</text:p>
          </table:table-cell>
          <table:table-cell/>
          <table:table-cell table:style-name="ce9" table:formula="of:=IF(COUNTIFS([.A$1:.A$2000]; [.D5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24T10:55:46" calcext:value-type="date">
            <text:p>2020-09-24 10:55:46</text:p>
          </table:table-cell>
          <table:table-cell/>
          <table:table-cell office:value-type="float" office:value="1421544" calcext:value-type="float">
            <text:p>1421544</text:p>
          </table:table-cell>
          <table:table-cell table:style-name="ce5" office:value-type="date" office:date-value="2020-09-23T10:50:50" calcext:value-type="date">
            <text:p>2020-09-23 10:50:50</text:p>
          </table:table-cell>
          <table:table-cell/>
          <table:table-cell table:style-name="ce9" table:formula="of:=IF(COUNTIFS([.A$1:.A$2000]; [.D57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25T06:17:41" calcext:value-type="date">
            <text:p>2020-09-25 06:17:41</text:p>
          </table:table-cell>
          <table:table-cell/>
          <table:table-cell office:value-type="float" office:value="10276658" calcext:value-type="float">
            <text:p>10276658</text:p>
          </table:table-cell>
          <table:table-cell table:style-name="ce5" office:value-type="date" office:date-value="2020-09-24T03:46:02" calcext:value-type="date">
            <text:p>2020-09-24 03:46:02</text:p>
          </table:table-cell>
          <table:table-cell/>
          <table:table-cell table:style-name="ce9" table:formula="of:=IF(COUNTIFS([.A$1:.A$2000]; [.D5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25T22:53:55" calcext:value-type="date">
            <text:p>2020-09-25 22:53:55</text:p>
          </table:table-cell>
          <table:table-cell/>
          <table:table-cell office:value-type="float" office:value="77980" calcext:value-type="float">
            <text:p>77980</text:p>
          </table:table-cell>
          <table:table-cell table:style-name="ce5" office:value-type="date" office:date-value="2020-09-24T10:55:46" calcext:value-type="date">
            <text:p>2020-09-24 10:55:46</text:p>
          </table:table-cell>
          <table:table-cell/>
          <table:table-cell table:style-name="ce9" table:formula="of:=IF(COUNTIFS([.A$1:.A$2000]; [.D5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26T21:17:35" calcext:value-type="date">
            <text:p>2020-09-26 21:17:35</text:p>
          </table:table-cell>
          <table:table-cell/>
          <table:table-cell office:value-type="float" office:value="17460827" calcext:value-type="float">
            <text:p>17460827</text:p>
          </table:table-cell>
          <table:table-cell table:style-name="ce5" office:value-type="date" office:date-value="2020-09-25T06:17:41" calcext:value-type="date">
            <text:p>2020-09-25 06:17:41</text:p>
          </table:table-cell>
          <table:table-cell/>
          <table:table-cell table:style-name="ce9" table:formula="of:=IF(COUNTIFS([.A$1:.A$2000]; [.D5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27T09:44:06" calcext:value-type="date">
            <text:p>2020-09-27 09:44:06</text:p>
          </table:table-cell>
          <table:table-cell/>
          <table:table-cell office:value-type="float" office:value="9709953" calcext:value-type="float">
            <text:p>9709953</text:p>
          </table:table-cell>
          <table:table-cell table:style-name="ce5" office:value-type="date" office:date-value="2020-09-25T22:53:55" calcext:value-type="date">
            <text:p>2020-09-25 22:53:55</text:p>
          </table:table-cell>
          <table:table-cell/>
          <table:table-cell table:style-name="ce9" table:formula="of:=IF(COUNTIFS([.A$1:.A$2000]; [.D5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27T12:24:37" calcext:value-type="date">
            <text:p>2020-09-27 12:24:37</text:p>
          </table:table-cell>
          <table:table-cell/>
          <table:table-cell office:value-type="float" office:value="22518653" calcext:value-type="float">
            <text:p>22518653</text:p>
          </table:table-cell>
          <table:table-cell table:style-name="ce5" office:value-type="date" office:date-value="2020-09-26T21:17:35" calcext:value-type="date">
            <text:p>2020-09-26 21:17:35</text:p>
          </table:table-cell>
          <table:table-cell/>
          <table:table-cell table:style-name="ce9" table:formula="of:=IF(COUNTIFS([.A$1:.A$2000]; [.D5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27T13:18:20" calcext:value-type="date">
            <text:p>2020-09-27 13:18:20</text:p>
          </table:table-cell>
          <table:table-cell/>
          <table:table-cell office:value-type="float" office:value="238549" calcext:value-type="float">
            <text:p>238549</text:p>
          </table:table-cell>
          <table:table-cell table:style-name="ce5" office:value-type="date" office:date-value="2020-09-27T09:44:06" calcext:value-type="date">
            <text:p>2020-09-27 09:44:06</text:p>
          </table:table-cell>
          <table:table-cell/>
          <table:table-cell table:style-name="ce9" table:formula="of:=IF(COUNTIFS([.A$1:.A$2000]; [.D5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29T03:21:26" calcext:value-type="date">
            <text:p>2020-09-29 03:21:26</text:p>
          </table:table-cell>
          <table:table-cell/>
          <table:table-cell office:value-type="float" office:value="38801711" calcext:value-type="float">
            <text:p>38801711</text:p>
          </table:table-cell>
          <table:table-cell table:style-name="ce5" office:value-type="date" office:date-value="2020-09-27T12:24:37" calcext:value-type="date">
            <text:p>2020-09-27 12:24:37</text:p>
          </table:table-cell>
          <table:table-cell/>
          <table:table-cell table:style-name="ce9" table:formula="of:=IF(COUNTIFS([.A$1:.A$2000]; [.D5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29T08:11:45" calcext:value-type="date">
            <text:p>2020-09-29 08:11:45</text:p>
          </table:table-cell>
          <table:table-cell/>
          <table:table-cell office:value-type="float" office:value="28293955" calcext:value-type="float">
            <text:p>28293955</text:p>
          </table:table-cell>
          <table:table-cell table:style-name="ce5" office:value-type="date" office:date-value="2020-09-27T13:18:20" calcext:value-type="date">
            <text:p>2020-09-27 13:18:20</text:p>
          </table:table-cell>
          <table:table-cell/>
          <table:table-cell table:style-name="ce9" table:formula="of:=IF(COUNTIFS([.A$1:.A$2000]; [.D5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09-29T08:26:43" calcext:value-type="date">
            <text:p>2020-09-29 08:26:43</text:p>
          </table:table-cell>
          <table:table-cell/>
          <table:table-cell office:value-type="float" office:value="25046535" calcext:value-type="float">
            <text:p>25046535</text:p>
          </table:table-cell>
          <table:table-cell table:style-name="ce5" office:value-type="date" office:date-value="2020-09-29T03:21:26" calcext:value-type="date">
            <text:p>2020-09-29 03:21:26</text:p>
          </table:table-cell>
          <table:table-cell/>
          <table:table-cell table:style-name="ce9" table:formula="of:=IF(COUNTIFS([.A$1:.A$2000]; [.D5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02T11:01:35" calcext:value-type="date">
            <text:p>2020-10-02 11:01:35</text:p>
          </table:table-cell>
          <table:table-cell/>
          <table:table-cell office:value-type="float" office:value="14369451" calcext:value-type="float">
            <text:p>14369451</text:p>
          </table:table-cell>
          <table:table-cell table:style-name="ce5" office:value-type="date" office:date-value="2020-09-29T08:11:45" calcext:value-type="date">
            <text:p>2020-09-29 08:11:45</text:p>
          </table:table-cell>
          <table:table-cell/>
          <table:table-cell table:style-name="ce9" table:formula="of:=IF(COUNTIFS([.A$1:.A$2000]; [.D5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02T22:18:43" calcext:value-type="date">
            <text:p>2020-10-02 22:18:43</text:p>
          </table:table-cell>
          <table:table-cell/>
          <table:table-cell office:value-type="float" office:value="4775331" calcext:value-type="float">
            <text:p>4775331</text:p>
          </table:table-cell>
          <table:table-cell table:style-name="ce5" office:value-type="date" office:date-value="2020-09-29T08:26:43" calcext:value-type="date">
            <text:p>2020-09-29 08:26:43</text:p>
          </table:table-cell>
          <table:table-cell/>
          <table:table-cell table:style-name="ce9" table:formula="of:=IF(COUNTIFS([.A$1:.A$2000]; [.D5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03T11:12:28" calcext:value-type="date">
            <text:p>2020-10-03 11:12:28</text:p>
          </table:table-cell>
          <table:table-cell/>
          <table:table-cell office:value-type="float" office:value="13600915" calcext:value-type="float">
            <text:p>13600915</text:p>
          </table:table-cell>
          <table:table-cell table:style-name="ce5" office:value-type="date" office:date-value="2020-10-02T11:01:35" calcext:value-type="date">
            <text:p>2020-10-02 11:01:35</text:p>
          </table:table-cell>
          <table:table-cell/>
          <table:table-cell table:style-name="ce9" table:formula="of:=IF(COUNTIFS([.A$1:.A$2000]; [.D5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04T08:52:32" calcext:value-type="date">
            <text:p>2020-10-04 08:52:32</text:p>
          </table:table-cell>
          <table:table-cell/>
          <table:table-cell office:value-type="float" office:value="46957844" calcext:value-type="float">
            <text:p>46957844</text:p>
          </table:table-cell>
          <table:table-cell table:style-name="ce5" office:value-type="date" office:date-value="2020-10-02T22:18:43" calcext:value-type="date">
            <text:p>2020-10-02 22:18:43</text:p>
          </table:table-cell>
          <table:table-cell/>
          <table:table-cell table:style-name="ce9" table:formula="of:=IF(COUNTIFS([.A$1:.A$2000]; [.D5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05T05:44:45" calcext:value-type="date">
            <text:p>2020-10-05 05:44:45</text:p>
          </table:table-cell>
          <table:table-cell/>
          <table:table-cell office:value-type="float" office:value="8806291" calcext:value-type="float">
            <text:p>8806291</text:p>
          </table:table-cell>
          <table:table-cell table:style-name="ce5" office:value-type="date" office:date-value="2020-10-03T11:12:28" calcext:value-type="date">
            <text:p>2020-10-03 11:12:28</text:p>
          </table:table-cell>
          <table:table-cell/>
          <table:table-cell table:style-name="ce9" table:formula="of:=IF(COUNTIFS([.A$1:.A$2000]; [.D5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11T13:38:30" calcext:value-type="date">
            <text:p>2020-10-11 13:38:30</text:p>
          </table:table-cell>
          <table:table-cell/>
          <table:table-cell office:value-type="float" office:value="6071723" calcext:value-type="float">
            <text:p>6071723</text:p>
          </table:table-cell>
          <table:table-cell table:style-name="ce5" office:value-type="date" office:date-value="2020-10-04T08:52:32" calcext:value-type="date">
            <text:p>2020-10-04 08:52:32</text:p>
          </table:table-cell>
          <table:table-cell/>
          <table:table-cell table:style-name="ce9" table:formula="of:=IF(COUNTIFS([.A$1:.A$2000]; [.D5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12T03:28:17" calcext:value-type="date">
            <text:p>2020-10-12 03:28:17</text:p>
          </table:table-cell>
          <table:table-cell/>
          <table:table-cell office:value-type="float" office:value="59390048" calcext:value-type="float">
            <text:p>59390048</text:p>
          </table:table-cell>
          <table:table-cell table:style-name="ce5" office:value-type="date" office:date-value="2020-10-05T05:44:45" calcext:value-type="date">
            <text:p>2020-10-05 05:44:45</text:p>
          </table:table-cell>
          <table:table-cell/>
          <table:table-cell table:style-name="ce9" table:formula="of:=IF(COUNTIFS([.A$1:.A$2000]; [.D5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12T12:24:06" calcext:value-type="date">
            <text:p>2020-10-12 12:24:06</text:p>
          </table:table-cell>
          <table:table-cell/>
          <table:table-cell office:value-type="float" office:value="1540213" calcext:value-type="float">
            <text:p>1540213</text:p>
          </table:table-cell>
          <table:table-cell table:style-name="ce5" office:value-type="date" office:date-value="2020-10-11T13:38:30" calcext:value-type="date">
            <text:p>2020-10-11 13:38:30</text:p>
          </table:table-cell>
          <table:table-cell/>
          <table:table-cell table:style-name="ce9" table:formula="of:=IF(COUNTIFS([.A$1:.A$2000]; [.D59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13T05:43:57" calcext:value-type="date">
            <text:p>2020-10-13 05:43:57</text:p>
          </table:table-cell>
          <table:table-cell/>
          <table:table-cell office:value-type="float" office:value="12681850" calcext:value-type="float">
            <text:p>12681850</text:p>
          </table:table-cell>
          <table:table-cell table:style-name="ce5" office:value-type="date" office:date-value="2020-10-12T03:28:17" calcext:value-type="date">
            <text:p>2020-10-12 03:28:17</text:p>
          </table:table-cell>
          <table:table-cell/>
          <table:table-cell table:style-name="ce9" table:formula="of:=IF(COUNTIFS([.A$1:.A$2000]; [.D5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15T10:29:33" calcext:value-type="date">
            <text:p>2020-10-15 10:29:33</text:p>
          </table:table-cell>
          <table:table-cell/>
          <table:table-cell office:value-type="float" office:value="20851379" calcext:value-type="float">
            <text:p>20851379</text:p>
          </table:table-cell>
          <table:table-cell table:style-name="ce5" office:value-type="date" office:date-value="2020-10-12T12:24:06" calcext:value-type="date">
            <text:p>2020-10-12 12:24:06</text:p>
          </table:table-cell>
          <table:table-cell/>
          <table:table-cell table:style-name="ce9" table:formula="of:=IF(COUNTIFS([.A$1:.A$2000]; [.D5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16T04:03:05" calcext:value-type="date">
            <text:p>2020-10-16 04:03:05</text:p>
          </table:table-cell>
          <table:table-cell/>
          <table:table-cell office:value-type="float" office:value="10793984" calcext:value-type="float">
            <text:p>10793984</text:p>
          </table:table-cell>
          <table:table-cell table:style-name="ce5" office:value-type="date" office:date-value="2020-10-13T05:43:57" calcext:value-type="date">
            <text:p>2020-10-13 05:43:57</text:p>
          </table:table-cell>
          <table:table-cell/>
          <table:table-cell table:style-name="ce9" table:formula="of:=IF(COUNTIFS([.A$1:.A$2000]; [.D5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16T06:24:45" calcext:value-type="date">
            <text:p>2020-10-16 06:24:45</text:p>
          </table:table-cell>
          <table:table-cell/>
          <table:table-cell office:value-type="float" office:value="30565901" calcext:value-type="float">
            <text:p>30565901</text:p>
          </table:table-cell>
          <table:table-cell table:style-name="ce5" office:value-type="date" office:date-value="2020-10-15T10:29:33" calcext:value-type="date">
            <text:p>2020-10-15 10:29:33</text:p>
          </table:table-cell>
          <table:table-cell/>
          <table:table-cell table:style-name="ce9" table:formula="of:=IF(COUNTIFS([.A$1:.A$2000]; [.D5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16T09:49:43" calcext:value-type="date">
            <text:p>2020-10-16 09:49:43</text:p>
          </table:table-cell>
          <table:table-cell/>
          <table:table-cell office:value-type="float" office:value="7344514" calcext:value-type="float">
            <text:p>7344514</text:p>
          </table:table-cell>
          <table:table-cell table:style-name="ce5" office:value-type="date" office:date-value="2020-10-16T04:03:05" calcext:value-type="date">
            <text:p>2020-10-16 04:03:05</text:p>
          </table:table-cell>
          <table:table-cell/>
          <table:table-cell table:style-name="ce9" table:formula="of:=IF(COUNTIFS([.A$1:.A$2000]; [.D59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16T12:58:30" calcext:value-type="date">
            <text:p>2020-10-16 12:58:30</text:p>
          </table:table-cell>
          <table:table-cell/>
          <table:table-cell office:value-type="float" office:value="67206746" calcext:value-type="float">
            <text:p>67206746</text:p>
          </table:table-cell>
          <table:table-cell table:style-name="ce5" office:value-type="date" office:date-value="2020-10-16T06:24:45" calcext:value-type="date">
            <text:p>2020-10-16 06:24:45</text:p>
          </table:table-cell>
          <table:table-cell/>
          <table:table-cell table:style-name="ce9" table:formula="of:=IF(COUNTIFS([.A$1:.A$2000]; [.D5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16T16:21:12" calcext:value-type="date">
            <text:p>2020-10-16 16:21:12</text:p>
          </table:table-cell>
          <table:table-cell/>
          <table:table-cell office:value-type="float" office:value="13363230" calcext:value-type="float">
            <text:p>13363230</text:p>
          </table:table-cell>
          <table:table-cell table:style-name="ce5" office:value-type="date" office:date-value="2020-10-16T09:49:43" calcext:value-type="date">
            <text:p>2020-10-16 09:49:43</text:p>
          </table:table-cell>
          <table:table-cell/>
          <table:table-cell table:style-name="ce9" table:formula="of:=IF(COUNTIFS([.A$1:.A$2000]; [.D6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17T13:28:17" calcext:value-type="date">
            <text:p>2020-10-17 13:28:17</text:p>
          </table:table-cell>
          <table:table-cell/>
          <table:table-cell office:value-type="float" office:value="3456846" calcext:value-type="float">
            <text:p>3456846</text:p>
          </table:table-cell>
          <table:table-cell table:style-name="ce5" office:value-type="date" office:date-value="2020-10-16T12:58:30" calcext:value-type="date">
            <text:p>2020-10-16 12:58:30</text:p>
          </table:table-cell>
          <table:table-cell/>
          <table:table-cell table:style-name="ce9" table:formula="of:=IF(COUNTIFS([.A$1:.A$2000]; [.D60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17T16:48:45" calcext:value-type="date">
            <text:p>2020-10-17 16:48:45</text:p>
          </table:table-cell>
          <table:table-cell/>
          <table:table-cell office:value-type="float" office:value="26847551" calcext:value-type="float">
            <text:p>26847551</text:p>
          </table:table-cell>
          <table:table-cell table:style-name="ce5" office:value-type="date" office:date-value="2020-10-16T16:21:12" calcext:value-type="date">
            <text:p>2020-10-16 16:21:12</text:p>
          </table:table-cell>
          <table:table-cell/>
          <table:table-cell table:style-name="ce9" table:formula="of:=IF(COUNTIFS([.A$1:.A$2000]; [.D6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19T02:08:14" calcext:value-type="date">
            <text:p>2020-10-19 02:08:14</text:p>
          </table:table-cell>
          <table:table-cell/>
          <table:table-cell office:value-type="float" office:value="21220499" calcext:value-type="float">
            <text:p>21220499</text:p>
          </table:table-cell>
          <table:table-cell table:style-name="ce5" office:value-type="date" office:date-value="2020-10-17T13:28:17" calcext:value-type="date">
            <text:p>2020-10-17 13:28:17</text:p>
          </table:table-cell>
          <table:table-cell/>
          <table:table-cell table:style-name="ce9" table:formula="of:=IF(COUNTIFS([.A$1:.A$2000]; [.D6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20T04:54:06" calcext:value-type="date">
            <text:p>2020-10-20 04:54:06</text:p>
          </table:table-cell>
          <table:table-cell/>
          <table:table-cell office:value-type="float" office:value="87021" calcext:value-type="float">
            <text:p>87021</text:p>
          </table:table-cell>
          <table:table-cell table:style-name="ce5" office:value-type="date" office:date-value="2020-10-17T16:48:45" calcext:value-type="date">
            <text:p>2020-10-17 16:48:45</text:p>
          </table:table-cell>
          <table:table-cell/>
          <table:table-cell table:style-name="ce9" table:formula="of:=IF(COUNTIFS([.A$1:.A$2000]; [.D6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20T06:14:23" calcext:value-type="date">
            <text:p>2020-10-20 06:14:23</text:p>
          </table:table-cell>
          <table:table-cell/>
          <table:table-cell office:value-type="float" office:value="12130022" calcext:value-type="float">
            <text:p>12130022</text:p>
          </table:table-cell>
          <table:table-cell table:style-name="ce5" office:value-type="date" office:date-value="2020-10-19T02:08:14" calcext:value-type="date">
            <text:p>2020-10-19 02:08:14</text:p>
          </table:table-cell>
          <table:table-cell/>
          <table:table-cell table:style-name="ce9" table:formula="of:=IF(COUNTIFS([.A$1:.A$2000]; [.D6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22T07:13:44" calcext:value-type="date">
            <text:p>2020-10-22 07:13:44</text:p>
          </table:table-cell>
          <table:table-cell/>
          <table:table-cell office:value-type="float" office:value="30304102" calcext:value-type="float">
            <text:p>30304102</text:p>
          </table:table-cell>
          <table:table-cell table:style-name="ce5" office:value-type="date" office:date-value="2020-10-20T04:54:06" calcext:value-type="date">
            <text:p>2020-10-20 04:54:06</text:p>
          </table:table-cell>
          <table:table-cell/>
          <table:table-cell table:style-name="ce9" table:formula="of:=IF(COUNTIFS([.A$1:.A$2000]; [.D60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23T03:22:52" calcext:value-type="date">
            <text:p>2020-10-23 03:22:52</text:p>
          </table:table-cell>
          <table:table-cell/>
          <table:table-cell office:value-type="float" office:value="6994201" calcext:value-type="float">
            <text:p>6994201</text:p>
          </table:table-cell>
          <table:table-cell table:style-name="ce5" office:value-type="date" office:date-value="2020-10-20T06:14:23" calcext:value-type="date">
            <text:p>2020-10-20 06:14:23</text:p>
          </table:table-cell>
          <table:table-cell/>
          <table:table-cell table:style-name="ce9" table:formula="of:=IF(COUNTIFS([.A$1:.A$2000]; [.D6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24T20:48:01" calcext:value-type="date">
            <text:p>2020-10-24 20:48:01</text:p>
          </table:table-cell>
          <table:table-cell/>
          <table:table-cell office:value-type="float" office:value="2262002" calcext:value-type="float">
            <text:p>2262002</text:p>
          </table:table-cell>
          <table:table-cell table:style-name="ce5" office:value-type="date" office:date-value="2020-10-22T07:13:44" calcext:value-type="date">
            <text:p>2020-10-22 07:13:44</text:p>
          </table:table-cell>
          <table:table-cell/>
          <table:table-cell table:style-name="ce9" table:formula="of:=IF(COUNTIFS([.A$1:.A$2000]; [.D6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25T01:54:06" calcext:value-type="date">
            <text:p>2020-10-25 01:54:06</text:p>
          </table:table-cell>
          <table:table-cell/>
          <table:table-cell office:value-type="float" office:value="509238" calcext:value-type="float">
            <text:p>509238</text:p>
          </table:table-cell>
          <table:table-cell table:style-name="ce5" office:value-type="date" office:date-value="2020-10-23T03:22:52" calcext:value-type="date">
            <text:p>2020-10-23 03:22:52</text:p>
          </table:table-cell>
          <table:table-cell/>
          <table:table-cell table:style-name="ce9" table:formula="of:=IF(COUNTIFS([.A$1:.A$2000]; [.D6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25T14:29:57" calcext:value-type="date">
            <text:p>2020-10-25 14:29:57</text:p>
          </table:table-cell>
          <table:table-cell/>
          <table:table-cell office:value-type="float" office:value="52931748" calcext:value-type="float">
            <text:p>52931748</text:p>
          </table:table-cell>
          <table:table-cell table:style-name="ce5" office:value-type="date" office:date-value="2020-10-24T20:48:01" calcext:value-type="date">
            <text:p>2020-10-24 20:48:01</text:p>
          </table:table-cell>
          <table:table-cell/>
          <table:table-cell table:style-name="ce9" table:formula="of:=IF(COUNTIFS([.A$1:.A$2000]; [.D6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26T17:12:34" calcext:value-type="date">
            <text:p>2020-10-26 17:12:34</text:p>
          </table:table-cell>
          <table:table-cell/>
          <table:table-cell office:value-type="float" office:value="2446141" calcext:value-type="float">
            <text:p>2446141</text:p>
          </table:table-cell>
          <table:table-cell table:style-name="ce5" office:value-type="date" office:date-value="2020-10-25T01:54:06" calcext:value-type="date">
            <text:p>2020-10-25 01:54:06</text:p>
          </table:table-cell>
          <table:table-cell/>
          <table:table-cell table:style-name="ce9" table:formula="of:=IF(COUNTIFS([.A$1:.A$2000]; [.D6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27T00:42:46" calcext:value-type="date">
            <text:p>2020-10-27 00:42:46</text:p>
          </table:table-cell>
          <table:table-cell/>
          <table:table-cell office:value-type="float" office:value="3369435" calcext:value-type="float">
            <text:p>3369435</text:p>
          </table:table-cell>
          <table:table-cell table:style-name="ce5" office:value-type="date" office:date-value="2020-10-25T14:29:57" calcext:value-type="date">
            <text:p>2020-10-25 14:29:57</text:p>
          </table:table-cell>
          <table:table-cell/>
          <table:table-cell table:style-name="ce9" table:formula="of:=IF(COUNTIFS([.A$1:.A$2000]; [.D6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28T16:42:22" calcext:value-type="date">
            <text:p>2020-10-28 16:42:22</text:p>
          </table:table-cell>
          <table:table-cell/>
          <table:table-cell office:value-type="float" office:value="2165397" calcext:value-type="float">
            <text:p>2165397</text:p>
          </table:table-cell>
          <table:table-cell table:style-name="ce5" office:value-type="date" office:date-value="2020-10-26T17:12:34" calcext:value-type="date">
            <text:p>2020-10-26 17:12:34</text:p>
          </table:table-cell>
          <table:table-cell/>
          <table:table-cell table:style-name="ce9" table:formula="of:=IF(COUNTIFS([.A$1:.A$2000]; [.D6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29T06:41:06" calcext:value-type="date">
            <text:p>2020-10-29 06:41:06</text:p>
          </table:table-cell>
          <table:table-cell/>
          <table:table-cell office:value-type="float" office:value="226742" calcext:value-type="float">
            <text:p>226742</text:p>
          </table:table-cell>
          <table:table-cell table:style-name="ce5" office:value-type="date" office:date-value="2020-10-27T00:42:46" calcext:value-type="date">
            <text:p>2020-10-27 00:42:46</text:p>
          </table:table-cell>
          <table:table-cell/>
          <table:table-cell table:style-name="ce9" table:formula="of:=IF(COUNTIFS([.A$1:.A$2000]; [.D6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0-31T05:00:21" calcext:value-type="date">
            <text:p>2020-10-31 05:00:21</text:p>
          </table:table-cell>
          <table:table-cell/>
          <table:table-cell office:value-type="float" office:value="537597" calcext:value-type="float">
            <text:p>537597</text:p>
          </table:table-cell>
          <table:table-cell table:style-name="ce5" office:value-type="date" office:date-value="2020-10-28T16:42:22" calcext:value-type="date">
            <text:p>2020-10-28 16:42:22</text:p>
          </table:table-cell>
          <table:table-cell/>
          <table:table-cell table:style-name="ce9" table:formula="of:=IF(COUNTIFS([.A$1:.A$2000]; [.D6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01T01:05:25" calcext:value-type="date">
            <text:p>2020-11-01 01:05:25</text:p>
          </table:table-cell>
          <table:table-cell/>
          <table:table-cell office:value-type="float" office:value="14865388" calcext:value-type="float">
            <text:p>14865388</text:p>
          </table:table-cell>
          <table:table-cell table:style-name="ce5" office:value-type="date" office:date-value="2020-10-29T06:41:06" calcext:value-type="date">
            <text:p>2020-10-29 06:41:06</text:p>
          </table:table-cell>
          <table:table-cell/>
          <table:table-cell table:style-name="ce9" table:formula="of:=IF(COUNTIFS([.A$1:.A$2000]; [.D6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01T05:16:25" calcext:value-type="date">
            <text:p>2020-11-01 05:16:25</text:p>
          </table:table-cell>
          <table:table-cell/>
          <table:table-cell office:value-type="float" office:value="19367683" calcext:value-type="float">
            <text:p>19367683</text:p>
          </table:table-cell>
          <table:table-cell table:style-name="ce5" office:value-type="date" office:date-value="2020-10-31T05:00:21" calcext:value-type="date">
            <text:p>2020-10-31 05:00:21</text:p>
          </table:table-cell>
          <table:table-cell/>
          <table:table-cell table:style-name="ce9" table:formula="of:=IF(COUNTIFS([.A$1:.A$2000]; [.D6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01T17:31:16" calcext:value-type="date">
            <text:p>2020-11-01 17:31:16</text:p>
          </table:table-cell>
          <table:table-cell/>
          <table:table-cell office:value-type="float" office:value="30668130" calcext:value-type="float">
            <text:p>30668130</text:p>
          </table:table-cell>
          <table:table-cell table:style-name="ce5" office:value-type="date" office:date-value="2020-11-01T01:05:25" calcext:value-type="date">
            <text:p>2020-11-01 01:05:25</text:p>
          </table:table-cell>
          <table:table-cell/>
          <table:table-cell table:style-name="ce9" table:formula="of:=IF(COUNTIFS([.A$1:.A$2000]; [.D6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05T10:05:15" calcext:value-type="date">
            <text:p>2020-11-05 10:05:15</text:p>
          </table:table-cell>
          <table:table-cell/>
          <table:table-cell office:value-type="float" office:value="527334" calcext:value-type="float">
            <text:p>527334</text:p>
          </table:table-cell>
          <table:table-cell table:style-name="ce5" office:value-type="date" office:date-value="2020-11-01T05:16:25" calcext:value-type="date">
            <text:p>2020-11-01 05:16:25</text:p>
          </table:table-cell>
          <table:table-cell/>
          <table:table-cell table:style-name="ce9" table:formula="of:=IF(COUNTIFS([.A$1:.A$2000]; [.D61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10T14:44:21" calcext:value-type="date">
            <text:p>2020-11-10 14:44:21</text:p>
          </table:table-cell>
          <table:table-cell/>
          <table:table-cell office:value-type="float" office:value="39492136" calcext:value-type="float">
            <text:p>39492136</text:p>
          </table:table-cell>
          <table:table-cell table:style-name="ce5" office:value-type="date" office:date-value="2020-11-01T17:31:16" calcext:value-type="date">
            <text:p>2020-11-01 17:31:16</text:p>
          </table:table-cell>
          <table:table-cell/>
          <table:table-cell table:style-name="ce9" table:formula="of:=IF(COUNTIFS([.A$1:.A$2000]; [.D6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11T08:47:15" calcext:value-type="date">
            <text:p>2020-11-11 08:47:15</text:p>
          </table:table-cell>
          <table:table-cell/>
          <table:table-cell office:value-type="float" office:value="38309558" calcext:value-type="float">
            <text:p>38309558</text:p>
          </table:table-cell>
          <table:table-cell table:style-name="ce5" office:value-type="date" office:date-value="2020-11-02T11:27:04" calcext:value-type="date">
            <text:p>2020-11-02 11:27:04</text:p>
          </table:table-cell>
          <table:table-cell/>
          <table:table-cell table:style-name="ce9" table:formula="of:=IF(COUNTIFS([.A$1:.A$2000]; [.D621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20-11-15T15:21:13" calcext:value-type="date">
            <text:p>2020-11-15 15:21:13</text:p>
          </table:table-cell>
          <table:table-cell/>
          <table:table-cell office:value-type="float" office:value="16504501" calcext:value-type="float">
            <text:p>16504501</text:p>
          </table:table-cell>
          <table:table-cell table:style-name="ce5" office:value-type="date" office:date-value="2020-11-05T10:05:15" calcext:value-type="date">
            <text:p>2020-11-05 10:05:15</text:p>
          </table:table-cell>
          <table:table-cell/>
          <table:table-cell table:style-name="ce9" table:formula="of:=IF(COUNTIFS([.A$1:.A$2000]; [.D6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16T02:21:28" calcext:value-type="date">
            <text:p>2020-11-16 02:21:28</text:p>
          </table:table-cell>
          <table:table-cell/>
          <table:table-cell office:value-type="float" office:value="39227993" calcext:value-type="float">
            <text:p>39227993</text:p>
          </table:table-cell>
          <table:table-cell table:style-name="ce5" office:value-type="date" office:date-value="2020-11-10T14:44:21" calcext:value-type="date">
            <text:p>2020-11-10 14:44:21</text:p>
          </table:table-cell>
          <table:table-cell/>
          <table:table-cell table:style-name="ce9" table:formula="of:=IF(COUNTIFS([.A$1:.A$2000]; [.D6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18T00:46:18" calcext:value-type="date">
            <text:p>2020-11-18 00:46:18</text:p>
          </table:table-cell>
          <table:table-cell/>
          <table:table-cell office:value-type="float" office:value="73406141" calcext:value-type="float">
            <text:p>73406141</text:p>
          </table:table-cell>
          <table:table-cell table:style-name="ce5" office:value-type="date" office:date-value="2020-11-11T08:47:15" calcext:value-type="date">
            <text:p>2020-11-11 08:47:15</text:p>
          </table:table-cell>
          <table:table-cell/>
          <table:table-cell table:style-name="ce9" table:formula="of:=IF(COUNTIFS([.A$1:.A$2000]; [.D62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18T11:46:58" calcext:value-type="date">
            <text:p>2020-11-18 11:46:58</text:p>
          </table:table-cell>
          <table:table-cell/>
          <table:table-cell office:value-type="float" office:value="4814038" calcext:value-type="float">
            <text:p>4814038</text:p>
          </table:table-cell>
          <table:table-cell table:style-name="ce5" office:value-type="date" office:date-value="2020-11-15T15:21:13" calcext:value-type="date">
            <text:p>2020-11-15 15:21:13</text:p>
          </table:table-cell>
          <table:table-cell/>
          <table:table-cell table:style-name="ce9" table:formula="of:=IF(COUNTIFS([.A$1:.A$2000]; [.D6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19T10:04:00" calcext:value-type="date">
            <text:p>2020-11-19 10:04:00</text:p>
          </table:table-cell>
          <table:table-cell/>
          <table:table-cell office:value-type="float" office:value="5249608" calcext:value-type="float">
            <text:p>5249608</text:p>
          </table:table-cell>
          <table:table-cell table:style-name="ce5" office:value-type="date" office:date-value="2020-11-16T02:21:28" calcext:value-type="date">
            <text:p>2020-11-16 02:21:28</text:p>
          </table:table-cell>
          <table:table-cell/>
          <table:table-cell table:style-name="ce9" table:formula="of:=IF(COUNTIFS([.A$1:.A$2000]; [.D6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19T16:20:04" calcext:value-type="date">
            <text:p>2020-11-19 16:20:04</text:p>
          </table:table-cell>
          <table:table-cell/>
          <table:table-cell office:value-type="float" office:value="67048838" calcext:value-type="float">
            <text:p>67048838</text:p>
          </table:table-cell>
          <table:table-cell table:style-name="ce5" office:value-type="date" office:date-value="2020-11-18T00:46:18" calcext:value-type="date">
            <text:p>2020-11-18 00:46:18</text:p>
          </table:table-cell>
          <table:table-cell/>
          <table:table-cell table:style-name="ce9" table:formula="of:=IF(COUNTIFS([.A$1:.A$2000]; [.D6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19T19:43:26" calcext:value-type="date">
            <text:p>2020-11-19 19:43:26</text:p>
          </table:table-cell>
          <table:table-cell/>
          <table:table-cell office:value-type="float" office:value="4270462" calcext:value-type="float">
            <text:p>4270462</text:p>
          </table:table-cell>
          <table:table-cell table:style-name="ce5" office:value-type="date" office:date-value="2020-11-18T11:46:58" calcext:value-type="date">
            <text:p>2020-11-18 11:46:58</text:p>
          </table:table-cell>
          <table:table-cell/>
          <table:table-cell table:style-name="ce9" table:formula="of:=IF(COUNTIFS([.A$1:.A$2000]; [.D6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0T04:58:16" calcext:value-type="date">
            <text:p>2020-11-20 04:58:16</text:p>
          </table:table-cell>
          <table:table-cell/>
          <table:table-cell office:value-type="float" office:value="12286885" calcext:value-type="float">
            <text:p>12286885</text:p>
          </table:table-cell>
          <table:table-cell table:style-name="ce5" office:value-type="date" office:date-value="2020-11-19T10:04:00" calcext:value-type="date">
            <text:p>2020-11-19 10:04:00</text:p>
          </table:table-cell>
          <table:table-cell/>
          <table:table-cell table:style-name="ce9" table:formula="of:=IF(COUNTIFS([.A$1:.A$2000]; [.D6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0T07:25:03" calcext:value-type="date">
            <text:p>2020-11-20 07:25:03</text:p>
          </table:table-cell>
          <table:table-cell/>
          <table:table-cell office:value-type="float" office:value="24988828" calcext:value-type="float">
            <text:p>24988828</text:p>
          </table:table-cell>
          <table:table-cell table:style-name="ce5" office:value-type="date" office:date-value="2020-11-19T16:20:04" calcext:value-type="date">
            <text:p>2020-11-19 16:20:04</text:p>
          </table:table-cell>
          <table:table-cell/>
          <table:table-cell table:style-name="ce9" table:formula="of:=IF(COUNTIFS([.A$1:.A$2000]; [.D6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0T10:41:19" calcext:value-type="date">
            <text:p>2020-11-20 10:41:19</text:p>
          </table:table-cell>
          <table:table-cell/>
          <table:table-cell office:value-type="float" office:value="59006990" calcext:value-type="float">
            <text:p>59006990</text:p>
          </table:table-cell>
          <table:table-cell table:style-name="ce5" office:value-type="date" office:date-value="2020-11-19T19:43:26" calcext:value-type="date">
            <text:p>2020-11-19 19:43:26</text:p>
          </table:table-cell>
          <table:table-cell/>
          <table:table-cell table:style-name="ce9" table:formula="of:=IF(COUNTIFS([.A$1:.A$2000]; [.D6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0T20:40:29" calcext:value-type="date">
            <text:p>2020-11-20 20:40:29</text:p>
          </table:table-cell>
          <table:table-cell/>
          <table:table-cell office:value-type="float" office:value="1247464" calcext:value-type="float">
            <text:p>1247464</text:p>
          </table:table-cell>
          <table:table-cell table:style-name="ce5" office:value-type="date" office:date-value="2020-11-20T04:58:16" calcext:value-type="date">
            <text:p>2020-11-20 04:58:16</text:p>
          </table:table-cell>
          <table:table-cell/>
          <table:table-cell table:style-name="ce9" table:formula="of:=IF(COUNTIFS([.A$1:.A$2000]; [.D6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1T15:32:56" calcext:value-type="date">
            <text:p>2020-11-21 15:32:56</text:p>
          </table:table-cell>
          <table:table-cell/>
          <table:table-cell office:value-type="float" office:value="17837422" calcext:value-type="float">
            <text:p>17837422</text:p>
          </table:table-cell>
          <table:table-cell table:style-name="ce5" office:value-type="date" office:date-value="2020-11-20T07:25:03" calcext:value-type="date">
            <text:p>2020-11-20 07:25:03</text:p>
          </table:table-cell>
          <table:table-cell/>
          <table:table-cell table:style-name="ce9" table:formula="of:=IF(COUNTIFS([.A$1:.A$2000]; [.D6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1T19:52:27" calcext:value-type="date">
            <text:p>2020-11-21 19:52:27</text:p>
          </table:table-cell>
          <table:table-cell/>
          <table:table-cell office:value-type="float" office:value="42717485" calcext:value-type="float">
            <text:p>42717485</text:p>
          </table:table-cell>
          <table:table-cell table:style-name="ce5" office:value-type="date" office:date-value="2020-11-20T10:41:19" calcext:value-type="date">
            <text:p>2020-11-20 10:41:19</text:p>
          </table:table-cell>
          <table:table-cell/>
          <table:table-cell table:style-name="ce9" table:formula="of:=IF(COUNTIFS([.A$1:.A$2000]; [.D63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2T02:37:47" calcext:value-type="date">
            <text:p>2020-11-22 02:37:47</text:p>
          </table:table-cell>
          <table:table-cell/>
          <table:table-cell office:value-type="float" office:value="7947334" calcext:value-type="float">
            <text:p>7947334</text:p>
          </table:table-cell>
          <table:table-cell table:style-name="ce5" office:value-type="date" office:date-value="2020-11-20T20:40:29" calcext:value-type="date">
            <text:p>2020-11-20 20:40:29</text:p>
          </table:table-cell>
          <table:table-cell/>
          <table:table-cell table:style-name="ce9" table:formula="of:=IF(COUNTIFS([.A$1:.A$2000]; [.D6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4T03:00:26" calcext:value-type="date">
            <text:p>2020-11-24 03:00:26</text:p>
          </table:table-cell>
          <table:table-cell/>
          <table:table-cell office:value-type="float" office:value="8135740" calcext:value-type="float">
            <text:p>8135740</text:p>
          </table:table-cell>
          <table:table-cell table:style-name="ce5" office:value-type="date" office:date-value="2020-11-21T15:32:56" calcext:value-type="date">
            <text:p>2020-11-21 15:32:56</text:p>
          </table:table-cell>
          <table:table-cell/>
          <table:table-cell table:style-name="ce9" table:formula="of:=IF(COUNTIFS([.A$1:.A$2000]; [.D6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4T07:17:31" calcext:value-type="date">
            <text:p>2020-11-24 07:17:31</text:p>
          </table:table-cell>
          <table:table-cell/>
          <table:table-cell office:value-type="float" office:value="33449870" calcext:value-type="float">
            <text:p>33449870</text:p>
          </table:table-cell>
          <table:table-cell table:style-name="ce5" office:value-type="date" office:date-value="2020-11-21T19:52:27" calcext:value-type="date">
            <text:p>2020-11-21 19:52:27</text:p>
          </table:table-cell>
          <table:table-cell/>
          <table:table-cell table:style-name="ce9" table:formula="of:=IF(COUNTIFS([.A$1:.A$2000]; [.D6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4T18:45:24" calcext:value-type="date">
            <text:p>2020-11-24 18:45:24</text:p>
          </table:table-cell>
          <table:table-cell/>
          <table:table-cell office:value-type="float" office:value="2891133" calcext:value-type="float">
            <text:p>2891133</text:p>
          </table:table-cell>
          <table:table-cell table:style-name="ce5" office:value-type="date" office:date-value="2020-11-22T02:37:47" calcext:value-type="date">
            <text:p>2020-11-22 02:37:47</text:p>
          </table:table-cell>
          <table:table-cell/>
          <table:table-cell table:style-name="ce9" table:formula="of:=IF(COUNTIFS([.A$1:.A$2000]; [.D6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5T18:30:46" calcext:value-type="date">
            <text:p>2020-11-25 18:30:46</text:p>
          </table:table-cell>
          <table:table-cell/>
          <table:table-cell office:value-type="float" office:value="4290573" calcext:value-type="float">
            <text:p>4290573</text:p>
          </table:table-cell>
          <table:table-cell table:style-name="ce5" office:value-type="date" office:date-value="2020-11-24T03:00:26" calcext:value-type="date">
            <text:p>2020-11-24 03:00:26</text:p>
          </table:table-cell>
          <table:table-cell/>
          <table:table-cell table:style-name="ce9" table:formula="of:=IF(COUNTIFS([.A$1:.A$2000]; [.D6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7T03:50:48" calcext:value-type="date">
            <text:p>2020-11-27 03:50:48</text:p>
          </table:table-cell>
          <table:table-cell/>
          <table:table-cell office:value-type="float" office:value="49903194" calcext:value-type="float">
            <text:p>49903194</text:p>
          </table:table-cell>
          <table:table-cell table:style-name="ce5" office:value-type="date" office:date-value="2020-11-24T07:17:31" calcext:value-type="date">
            <text:p>2020-11-24 07:17:31</text:p>
          </table:table-cell>
          <table:table-cell/>
          <table:table-cell table:style-name="ce9" table:formula="of:=IF(COUNTIFS([.A$1:.A$2000]; [.D6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7T06:48:21" calcext:value-type="date">
            <text:p>2020-11-27 06:48:21</text:p>
          </table:table-cell>
          <table:table-cell/>
          <table:table-cell office:value-type="float" office:value="8843512" calcext:value-type="float">
            <text:p>8843512</text:p>
          </table:table-cell>
          <table:table-cell table:style-name="ce5" office:value-type="date" office:date-value="2020-11-24T18:45:24" calcext:value-type="date">
            <text:p>2020-11-24 18:45:24</text:p>
          </table:table-cell>
          <table:table-cell/>
          <table:table-cell table:style-name="ce9" table:formula="of:=IF(COUNTIFS([.A$1:.A$2000]; [.D6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7T18:18:15" calcext:value-type="date">
            <text:p>2020-11-27 18:18:15</text:p>
          </table:table-cell>
          <table:table-cell/>
          <table:table-cell office:value-type="float" office:value="5689873" calcext:value-type="float">
            <text:p>5689873</text:p>
          </table:table-cell>
          <table:table-cell table:style-name="ce5" office:value-type="date" office:date-value="2020-11-25T18:30:46" calcext:value-type="date">
            <text:p>2020-11-25 18:30:46</text:p>
          </table:table-cell>
          <table:table-cell/>
          <table:table-cell table:style-name="ce9" table:formula="of:=IF(COUNTIFS([.A$1:.A$2000]; [.D6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8T09:07:06" calcext:value-type="date">
            <text:p>2020-11-28 09:07:06</text:p>
          </table:table-cell>
          <table:table-cell/>
          <table:table-cell office:value-type="float" office:value="1279377" calcext:value-type="float">
            <text:p>1279377</text:p>
          </table:table-cell>
          <table:table-cell table:style-name="ce5" office:value-type="date" office:date-value="2020-11-27T03:50:48" calcext:value-type="date">
            <text:p>2020-11-27 03:50:48</text:p>
          </table:table-cell>
          <table:table-cell/>
          <table:table-cell table:style-name="ce9" table:formula="of:=IF(COUNTIFS([.A$1:.A$2000]; [.D6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29T12:22:19" calcext:value-type="date">
            <text:p>2020-11-29 12:22:19</text:p>
          </table:table-cell>
          <table:table-cell/>
          <table:table-cell office:value-type="float" office:value="2771843" calcext:value-type="float">
            <text:p>2771843</text:p>
          </table:table-cell>
          <table:table-cell table:style-name="ce5" office:value-type="date" office:date-value="2020-11-27T06:48:21" calcext:value-type="date">
            <text:p>2020-11-27 06:48:21</text:p>
          </table:table-cell>
          <table:table-cell/>
          <table:table-cell table:style-name="ce9" table:formula="of:=IF(COUNTIFS([.A$1:.A$2000]; [.D6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1-30T02:48:27" calcext:value-type="date">
            <text:p>2020-11-30 02:48:27</text:p>
          </table:table-cell>
          <table:table-cell/>
          <table:table-cell office:value-type="float" office:value="2283288" calcext:value-type="float">
            <text:p>2283288</text:p>
          </table:table-cell>
          <table:table-cell table:style-name="ce5" office:value-type="date" office:date-value="2020-11-27T18:18:15" calcext:value-type="date">
            <text:p>2020-11-27 18:18:15</text:p>
          </table:table-cell>
          <table:table-cell/>
          <table:table-cell table:style-name="ce9" table:formula="of:=IF(COUNTIFS([.A$1:.A$2000]; [.D6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01T12:46:23" calcext:value-type="date">
            <text:p>2020-12-01 12:46:23</text:p>
          </table:table-cell>
          <table:table-cell/>
          <table:table-cell office:value-type="float" office:value="2694949" calcext:value-type="float">
            <text:p>2694949</text:p>
          </table:table-cell>
          <table:table-cell table:style-name="ce5" office:value-type="date" office:date-value="2020-11-28T09:07:06" calcext:value-type="date">
            <text:p>2020-11-28 09:07:06</text:p>
          </table:table-cell>
          <table:table-cell/>
          <table:table-cell table:style-name="ce9" table:formula="of:=IF(COUNTIFS([.A$1:.A$2000]; [.D6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02T15:59:03" calcext:value-type="date">
            <text:p>2020-12-02 15:59:03</text:p>
          </table:table-cell>
          <table:table-cell/>
          <table:table-cell office:value-type="float" office:value="38843447" calcext:value-type="float">
            <text:p>38843447</text:p>
          </table:table-cell>
          <table:table-cell table:style-name="ce5" office:value-type="date" office:date-value="2020-11-29T12:22:19" calcext:value-type="date">
            <text:p>2020-11-29 12:22:19</text:p>
          </table:table-cell>
          <table:table-cell/>
          <table:table-cell table:style-name="ce9" table:formula="of:=IF(COUNTIFS([.A$1:.A$2000]; [.D6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02T21:04:03" calcext:value-type="date">
            <text:p>2020-12-02 21:04:03</text:p>
          </table:table-cell>
          <table:table-cell/>
          <table:table-cell office:value-type="float" office:value="20105688" calcext:value-type="float">
            <text:p>20105688</text:p>
          </table:table-cell>
          <table:table-cell table:style-name="ce5" office:value-type="date" office:date-value="2020-11-30T02:48:27" calcext:value-type="date">
            <text:p>2020-11-30 02:48:27</text:p>
          </table:table-cell>
          <table:table-cell/>
          <table:table-cell table:style-name="ce9" table:formula="of:=IF(COUNTIFS([.A$1:.A$2000]; [.D64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04T10:26:47" calcext:value-type="date">
            <text:p>2020-12-04 10:26:47</text:p>
          </table:table-cell>
          <table:table-cell/>
          <table:table-cell office:value-type="float" office:value="5398474" calcext:value-type="float">
            <text:p>5398474</text:p>
          </table:table-cell>
          <table:table-cell table:style-name="ce5" office:value-type="date" office:date-value="2020-12-01T12:46:23" calcext:value-type="date">
            <text:p>2020-12-01 12:46:23</text:p>
          </table:table-cell>
          <table:table-cell/>
          <table:table-cell table:style-name="ce9" table:formula="of:=IF(COUNTIFS([.A$1:.A$2000]; [.D6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06T03:06:50" calcext:value-type="date">
            <text:p>2020-12-06 03:06:50</text:p>
          </table:table-cell>
          <table:table-cell/>
          <table:table-cell office:value-type="float" office:value="43232071" calcext:value-type="float">
            <text:p>43232071</text:p>
          </table:table-cell>
          <table:table-cell table:style-name="ce5" office:value-type="date" office:date-value="2020-12-02T15:59:03" calcext:value-type="date">
            <text:p>2020-12-02 15:59:03</text:p>
          </table:table-cell>
          <table:table-cell/>
          <table:table-cell table:style-name="ce9" table:formula="of:=IF(COUNTIFS([.A$1:.A$2000]; [.D65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06T13:23:27" calcext:value-type="date">
            <text:p>2020-12-06 13:23:27</text:p>
          </table:table-cell>
          <table:table-cell/>
          <table:table-cell office:value-type="float" office:value="6257615" calcext:value-type="float">
            <text:p>6257615</text:p>
          </table:table-cell>
          <table:table-cell table:style-name="ce5" office:value-type="date" office:date-value="2020-12-02T21:04:03" calcext:value-type="date">
            <text:p>2020-12-02 21:04:03</text:p>
          </table:table-cell>
          <table:table-cell/>
          <table:table-cell table:style-name="ce9" table:formula="of:=IF(COUNTIFS([.A$1:.A$2000]; [.D6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06T14:34:07" calcext:value-type="date">
            <text:p>2020-12-06 14:34:07</text:p>
          </table:table-cell>
          <table:table-cell/>
          <table:table-cell office:value-type="float" office:value="2212273" calcext:value-type="float">
            <text:p>2212273</text:p>
          </table:table-cell>
          <table:table-cell table:style-name="ce5" office:value-type="date" office:date-value="2020-12-04T10:26:47" calcext:value-type="date">
            <text:p>2020-12-04 10:26:47</text:p>
          </table:table-cell>
          <table:table-cell/>
          <table:table-cell table:style-name="ce9" table:formula="of:=IF(COUNTIFS([.A$1:.A$2000]; [.D6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08T12:09:36" calcext:value-type="date">
            <text:p>2020-12-08 12:09:36</text:p>
          </table:table-cell>
          <table:table-cell/>
          <table:table-cell office:value-type="float" office:value="1542881" calcext:value-type="float">
            <text:p>1542881</text:p>
          </table:table-cell>
          <table:table-cell table:style-name="ce5" office:value-type="date" office:date-value="2020-12-06T03:06:50" calcext:value-type="date">
            <text:p>2020-12-06 03:06:50</text:p>
          </table:table-cell>
          <table:table-cell/>
          <table:table-cell table:style-name="ce9" table:formula="of:=IF(COUNTIFS([.A$1:.A$2000]; [.D6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09T00:49:54" calcext:value-type="date">
            <text:p>2020-12-09 00:49:54</text:p>
          </table:table-cell>
          <table:table-cell/>
          <table:table-cell office:value-type="float" office:value="103510" calcext:value-type="float">
            <text:p>103510</text:p>
          </table:table-cell>
          <table:table-cell table:style-name="ce5" office:value-type="date" office:date-value="2020-12-06T13:23:27" calcext:value-type="date">
            <text:p>2020-12-06 13:23:27</text:p>
          </table:table-cell>
          <table:table-cell/>
          <table:table-cell table:style-name="ce9" table:formula="of:=IF(COUNTIFS([.A$1:.A$2000]; [.D6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09T06:58:37" calcext:value-type="date">
            <text:p>2020-12-09 06:58:37</text:p>
          </table:table-cell>
          <table:table-cell/>
          <table:table-cell office:value-type="float" office:value="26667928" calcext:value-type="float">
            <text:p>26667928</text:p>
          </table:table-cell>
          <table:table-cell table:style-name="ce5" office:value-type="date" office:date-value="2020-12-06T14:34:07" calcext:value-type="date">
            <text:p>2020-12-06 14:34:07</text:p>
          </table:table-cell>
          <table:table-cell/>
          <table:table-cell table:style-name="ce9" table:formula="of:=IF(COUNTIFS([.A$1:.A$2000]; [.D6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09T11:20:49" calcext:value-type="date">
            <text:p>2020-12-09 11:20:49</text:p>
          </table:table-cell>
          <table:table-cell/>
          <table:table-cell office:value-type="float" office:value="9307838" calcext:value-type="float">
            <text:p>9307838</text:p>
          </table:table-cell>
          <table:table-cell table:style-name="ce5" office:value-type="date" office:date-value="2020-12-08T12:09:36" calcext:value-type="date">
            <text:p>2020-12-08 12:09:36</text:p>
          </table:table-cell>
          <table:table-cell/>
          <table:table-cell table:style-name="ce9" table:formula="of:=IF(COUNTIFS([.A$1:.A$2000]; [.D6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09T18:47:04" calcext:value-type="date">
            <text:p>2020-12-09 18:47:04</text:p>
          </table:table-cell>
          <table:table-cell/>
          <table:table-cell office:value-type="float" office:value="889853" calcext:value-type="float">
            <text:p>889853</text:p>
          </table:table-cell>
          <table:table-cell table:style-name="ce5" office:value-type="date" office:date-value="2020-12-09T00:49:54" calcext:value-type="date">
            <text:p>2020-12-09 00:49:54</text:p>
          </table:table-cell>
          <table:table-cell/>
          <table:table-cell table:style-name="ce9" table:formula="of:=IF(COUNTIFS([.A$1:.A$2000]; [.D65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09T20:48:35" calcext:value-type="date">
            <text:p>2020-12-09 20:48:35</text:p>
          </table:table-cell>
          <table:table-cell/>
          <table:table-cell office:value-type="float" office:value="249398" calcext:value-type="float">
            <text:p>249398</text:p>
          </table:table-cell>
          <table:table-cell table:style-name="ce5" office:value-type="date" office:date-value="2020-12-09T06:58:37" calcext:value-type="date">
            <text:p>2020-12-09 06:58:37</text:p>
          </table:table-cell>
          <table:table-cell/>
          <table:table-cell table:style-name="ce9" table:formula="of:=IF(COUNTIFS([.A$1:.A$2000]; [.D65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15T00:35:26" calcext:value-type="date">
            <text:p>2020-12-15 00:35:26</text:p>
          </table:table-cell>
          <table:table-cell/>
          <table:table-cell office:value-type="float" office:value="4421680" calcext:value-type="float">
            <text:p>4421680</text:p>
          </table:table-cell>
          <table:table-cell table:style-name="ce5" office:value-type="date" office:date-value="2020-12-09T11:20:49" calcext:value-type="date">
            <text:p>2020-12-09 11:20:49</text:p>
          </table:table-cell>
          <table:table-cell/>
          <table:table-cell table:style-name="ce9" table:formula="of:=IF(COUNTIFS([.A$1:.A$2000]; [.D6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16T00:58:39" calcext:value-type="date">
            <text:p>2020-12-16 00:58:39</text:p>
          </table:table-cell>
          <table:table-cell/>
          <table:table-cell office:value-type="float" office:value="3358649" calcext:value-type="float">
            <text:p>3358649</text:p>
          </table:table-cell>
          <table:table-cell table:style-name="ce5" office:value-type="date" office:date-value="2020-12-09T18:47:04" calcext:value-type="date">
            <text:p>2020-12-09 18:47:04</text:p>
          </table:table-cell>
          <table:table-cell/>
          <table:table-cell table:style-name="ce9" table:formula="of:=IF(COUNTIFS([.A$1:.A$2000]; [.D6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18T06:08:33" calcext:value-type="date">
            <text:p>2020-12-18 06:08:33</text:p>
          </table:table-cell>
          <table:table-cell/>
          <table:table-cell office:value-type="float" office:value="1704396" calcext:value-type="float">
            <text:p>1704396</text:p>
          </table:table-cell>
          <table:table-cell table:style-name="ce5" office:value-type="date" office:date-value="2020-12-09T20:48:35" calcext:value-type="date">
            <text:p>2020-12-09 20:48:35</text:p>
          </table:table-cell>
          <table:table-cell/>
          <table:table-cell table:style-name="ce9" table:formula="of:=IF(COUNTIFS([.A$1:.A$2000]; [.D6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18T09:20:45" calcext:value-type="date">
            <text:p>2020-12-18 09:20:45</text:p>
          </table:table-cell>
          <table:table-cell/>
          <table:table-cell office:value-type="float" office:value="7326090" calcext:value-type="float">
            <text:p>7326090</text:p>
          </table:table-cell>
          <table:table-cell table:style-name="ce5" office:value-type="date" office:date-value="2020-12-15T00:35:26" calcext:value-type="date">
            <text:p>2020-12-15 00:35:26</text:p>
          </table:table-cell>
          <table:table-cell/>
          <table:table-cell table:style-name="ce9" table:formula="of:=IF(COUNTIFS([.A$1:.A$2000]; [.D66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19T05:55:12" calcext:value-type="date">
            <text:p>2020-12-19 05:55:12</text:p>
          </table:table-cell>
          <table:table-cell/>
          <table:table-cell office:value-type="float" office:value="1571308" calcext:value-type="float">
            <text:p>1571308</text:p>
          </table:table-cell>
          <table:table-cell table:style-name="ce5" office:value-type="date" office:date-value="2020-12-16T00:58:39" calcext:value-type="date">
            <text:p>2020-12-16 00:58:39</text:p>
          </table:table-cell>
          <table:table-cell/>
          <table:table-cell table:style-name="ce9" table:formula="of:=IF(COUNTIFS([.A$1:.A$2000]; [.D6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21T14:41:14" calcext:value-type="date">
            <text:p>2020-12-21 14:41:14</text:p>
          </table:table-cell>
          <table:table-cell/>
          <table:table-cell office:value-type="float" office:value="4075155" calcext:value-type="float">
            <text:p>4075155</text:p>
          </table:table-cell>
          <table:table-cell table:style-name="ce5" office:value-type="date" office:date-value="2020-12-18T06:08:33" calcext:value-type="date">
            <text:p>2020-12-18 06:08:33</text:p>
          </table:table-cell>
          <table:table-cell/>
          <table:table-cell table:style-name="ce9" table:formula="of:=IF(COUNTIFS([.A$1:.A$2000]; [.D6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21T15:00:43" calcext:value-type="date">
            <text:p>2020-12-21 15:00:43</text:p>
          </table:table-cell>
          <table:table-cell/>
          <table:table-cell office:value-type="float" office:value="6129408" calcext:value-type="float">
            <text:p>6129408</text:p>
          </table:table-cell>
          <table:table-cell table:style-name="ce5" office:value-type="date" office:date-value="2020-12-18T09:20:45" calcext:value-type="date">
            <text:p>2020-12-18 09:20:45</text:p>
          </table:table-cell>
          <table:table-cell/>
          <table:table-cell table:style-name="ce9" table:formula="of:=IF(COUNTIFS([.A$1:.A$2000]; [.D6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22T13:44:31" calcext:value-type="date">
            <text:p>2020-12-22 13:44:31</text:p>
          </table:table-cell>
          <table:table-cell/>
          <table:table-cell office:value-type="float" office:value="76034843" calcext:value-type="float">
            <text:p>76034843</text:p>
          </table:table-cell>
          <table:table-cell table:style-name="ce5" office:value-type="date" office:date-value="2020-12-19T05:55:12" calcext:value-type="date">
            <text:p>2020-12-19 05:55:12</text:p>
          </table:table-cell>
          <table:table-cell/>
          <table:table-cell table:style-name="ce9" table:formula="of:=IF(COUNTIFS([.A$1:.A$2000]; [.D6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23T06:07:05" calcext:value-type="date">
            <text:p>2020-12-23 06:07:05</text:p>
          </table:table-cell>
          <table:table-cell/>
          <table:table-cell office:value-type="float" office:value="28260044" calcext:value-type="float">
            <text:p>28260044</text:p>
          </table:table-cell>
          <table:table-cell table:style-name="ce5" office:value-type="date" office:date-value="2020-12-21T14:41:14" calcext:value-type="date">
            <text:p>2020-12-21 14:41:14</text:p>
          </table:table-cell>
          <table:table-cell/>
          <table:table-cell table:style-name="ce9" table:formula="of:=IF(COUNTIFS([.A$1:.A$2000]; [.D6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24T10:31:05" calcext:value-type="date">
            <text:p>2020-12-24 10:31:05</text:p>
          </table:table-cell>
          <table:table-cell/>
          <table:table-cell office:value-type="float" office:value="4288280" calcext:value-type="float">
            <text:p>4288280</text:p>
          </table:table-cell>
          <table:table-cell table:style-name="ce5" office:value-type="date" office:date-value="2020-12-21T15:00:43" calcext:value-type="date">
            <text:p>2020-12-21 15:00:43</text:p>
          </table:table-cell>
          <table:table-cell/>
          <table:table-cell table:style-name="ce9" table:formula="of:=IF(COUNTIFS([.A$1:.A$2000]; [.D6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25T09:40:44" calcext:value-type="date">
            <text:p>2020-12-25 09:40:44</text:p>
          </table:table-cell>
          <table:table-cell/>
          <table:table-cell office:value-type="float" office:value="17849951" calcext:value-type="float">
            <text:p>17849951</text:p>
          </table:table-cell>
          <table:table-cell table:style-name="ce5" office:value-type="date" office:date-value="2020-12-22T13:44:31" calcext:value-type="date">
            <text:p>2020-12-22 13:44:31</text:p>
          </table:table-cell>
          <table:table-cell/>
          <table:table-cell table:style-name="ce9" table:formula="of:=IF(COUNTIFS([.A$1:.A$2000]; [.D6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25T14:52:35" calcext:value-type="date">
            <text:p>2020-12-25 14:52:35</text:p>
          </table:table-cell>
          <table:table-cell/>
          <table:table-cell office:value-type="float" office:value="13120903" calcext:value-type="float">
            <text:p>13120903</text:p>
          </table:table-cell>
          <table:table-cell table:style-name="ce5" office:value-type="date" office:date-value="2020-12-23T06:07:05" calcext:value-type="date">
            <text:p>2020-12-23 06:07:05</text:p>
          </table:table-cell>
          <table:table-cell/>
          <table:table-cell table:style-name="ce9" table:formula="of:=IF(COUNTIFS([.A$1:.A$2000]; [.D67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26T09:49:47" calcext:value-type="date">
            <text:p>2020-12-26 09:49:47</text:p>
          </table:table-cell>
          <table:table-cell/>
          <table:table-cell office:value-type="float" office:value="41856957" calcext:value-type="float">
            <text:p>41856957</text:p>
          </table:table-cell>
          <table:table-cell table:style-name="ce5" office:value-type="date" office:date-value="2020-12-24T10:31:05" calcext:value-type="date">
            <text:p>2020-12-24 10:31:05</text:p>
          </table:table-cell>
          <table:table-cell/>
          <table:table-cell table:style-name="ce9" table:formula="of:=IF(COUNTIFS([.A$1:.A$2000]; [.D6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28T10:30:58" calcext:value-type="date">
            <text:p>2020-12-28 10:30:58</text:p>
          </table:table-cell>
          <table:table-cell/>
          <table:table-cell office:value-type="float" office:value="8947693" calcext:value-type="float">
            <text:p>8947693</text:p>
          </table:table-cell>
          <table:table-cell table:style-name="ce5" office:value-type="date" office:date-value="2020-12-25T09:40:44" calcext:value-type="date">
            <text:p>2020-12-25 09:40:44</text:p>
          </table:table-cell>
          <table:table-cell/>
          <table:table-cell table:style-name="ce9" table:formula="of:=IF(COUNTIFS([.A$1:.A$2000]; [.D6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30T12:45:20" calcext:value-type="date">
            <text:p>2020-12-30 12:45:20</text:p>
          </table:table-cell>
          <table:table-cell/>
          <table:table-cell office:value-type="float" office:value="15959054" calcext:value-type="float">
            <text:p>15959054</text:p>
          </table:table-cell>
          <table:table-cell table:style-name="ce5" office:value-type="date" office:date-value="2020-12-25T14:52:35" calcext:value-type="date">
            <text:p>2020-12-25 14:52:35</text:p>
          </table:table-cell>
          <table:table-cell/>
          <table:table-cell table:style-name="ce9" table:formula="of:=IF(COUNTIFS([.A$1:.A$2000]; [.D67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0-12-31T03:40:41" calcext:value-type="date">
            <text:p>2020-12-31 03:40:41</text:p>
          </table:table-cell>
          <table:table-cell/>
          <table:table-cell office:value-type="float" office:value="56986374" calcext:value-type="float">
            <text:p>56986374</text:p>
          </table:table-cell>
          <table:table-cell table:style-name="ce5" office:value-type="date" office:date-value="2020-12-26T09:49:47" calcext:value-type="date">
            <text:p>2020-12-26 09:49:47</text:p>
          </table:table-cell>
          <table:table-cell/>
          <table:table-cell table:style-name="ce9" table:formula="of:=IF(COUNTIFS([.A$1:.A$2000]; [.D6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01T02:20:13" calcext:value-type="date">
            <text:p>2021-01-01 02:20:13</text:p>
          </table:table-cell>
          <table:table-cell/>
          <table:table-cell office:value-type="float" office:value="14020439" calcext:value-type="float">
            <text:p>14020439</text:p>
          </table:table-cell>
          <table:table-cell table:style-name="ce5" office:value-type="date" office:date-value="2020-12-28T10:30:58" calcext:value-type="date">
            <text:p>2020-12-28 10:30:58</text:p>
          </table:table-cell>
          <table:table-cell/>
          <table:table-cell table:style-name="ce9" table:formula="of:=IF(COUNTIFS([.A$1:.A$2000]; [.D6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01T08:26:32" calcext:value-type="date">
            <text:p>2021-01-01 08:26:32</text:p>
          </table:table-cell>
          <table:table-cell/>
          <table:table-cell office:value-type="float" office:value="3206749" calcext:value-type="float">
            <text:p>3206749</text:p>
          </table:table-cell>
          <table:table-cell table:style-name="ce5" office:value-type="date" office:date-value="2020-12-30T12:45:20" calcext:value-type="date">
            <text:p>2020-12-30 12:45:20</text:p>
          </table:table-cell>
          <table:table-cell/>
          <table:table-cell table:style-name="ce9" table:formula="of:=IF(COUNTIFS([.A$1:.A$2000]; [.D67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02T23:44:08" calcext:value-type="date">
            <text:p>2021-01-02 23:44:08</text:p>
          </table:table-cell>
          <table:table-cell/>
          <table:table-cell office:value-type="float" office:value="8386849" calcext:value-type="float">
            <text:p>8386849</text:p>
          </table:table-cell>
          <table:table-cell table:style-name="ce5" office:value-type="date" office:date-value="2020-12-31T03:40:41" calcext:value-type="date">
            <text:p>2020-12-31 03:40:41</text:p>
          </table:table-cell>
          <table:table-cell/>
          <table:table-cell table:style-name="ce9" table:formula="of:=IF(COUNTIFS([.A$1:.A$2000]; [.D6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04T10:36:37" calcext:value-type="date">
            <text:p>2021-01-04 10:36:37</text:p>
          </table:table-cell>
          <table:table-cell/>
          <table:table-cell office:value-type="float" office:value="13318431" calcext:value-type="float">
            <text:p>13318431</text:p>
          </table:table-cell>
          <table:table-cell table:style-name="ce5" office:value-type="date" office:date-value="2021-01-01T02:20:13" calcext:value-type="date">
            <text:p>2021-01-01 02:20:13</text:p>
          </table:table-cell>
          <table:table-cell/>
          <table:table-cell table:style-name="ce9" table:formula="of:=IF(COUNTIFS([.A$1:.A$2000]; [.D6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05T23:32:34" calcext:value-type="date">
            <text:p>2021-01-05 23:32:34</text:p>
          </table:table-cell>
          <table:table-cell/>
          <table:table-cell office:value-type="float" office:value="39249202" calcext:value-type="float">
            <text:p>39249202</text:p>
          </table:table-cell>
          <table:table-cell table:style-name="ce5" office:value-type="date" office:date-value="2021-01-01T08:26:32" calcext:value-type="date">
            <text:p>2021-01-01 08:26:32</text:p>
          </table:table-cell>
          <table:table-cell/>
          <table:table-cell table:style-name="ce9" table:formula="of:=IF(COUNTIFS([.A$1:.A$2000]; [.D6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06T03:03:13" calcext:value-type="date">
            <text:p>2021-01-06 03:03:13</text:p>
          </table:table-cell>
          <table:table-cell/>
          <table:table-cell office:value-type="float" office:value="24622887" calcext:value-type="float">
            <text:p>24622887</text:p>
          </table:table-cell>
          <table:table-cell table:style-name="ce5" office:value-type="date" office:date-value="2021-01-02T23:44:08" calcext:value-type="date">
            <text:p>2021-01-02 23:44:08</text:p>
          </table:table-cell>
          <table:table-cell/>
          <table:table-cell table:style-name="ce9" table:formula="of:=IF(COUNTIFS([.A$1:.A$2000]; [.D6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06T05:03:42" calcext:value-type="date">
            <text:p>2021-01-06 05:03:42</text:p>
          </table:table-cell>
          <table:table-cell/>
          <table:table-cell office:value-type="float" office:value="1661882" calcext:value-type="float">
            <text:p>1661882</text:p>
          </table:table-cell>
          <table:table-cell table:style-name="ce5" office:value-type="date" office:date-value="2021-01-04T10:36:37" calcext:value-type="date">
            <text:p>2021-01-04 10:36:37</text:p>
          </table:table-cell>
          <table:table-cell/>
          <table:table-cell table:style-name="ce9" table:formula="of:=IF(COUNTIFS([.A$1:.A$2000]; [.D6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06T05:28:59" calcext:value-type="date">
            <text:p>2021-01-06 05:28:59</text:p>
          </table:table-cell>
          <table:table-cell/>
          <table:table-cell office:value-type="float" office:value="58683337" calcext:value-type="float">
            <text:p>58683337</text:p>
          </table:table-cell>
          <table:table-cell table:style-name="ce5" office:value-type="date" office:date-value="2021-01-05T23:32:34" calcext:value-type="date">
            <text:p>2021-01-05 23:32:34</text:p>
          </table:table-cell>
          <table:table-cell/>
          <table:table-cell table:style-name="ce9" table:formula="of:=IF(COUNTIFS([.A$1:.A$2000]; [.D6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06T21:40:25" calcext:value-type="date">
            <text:p>2021-01-06 21:40:25</text:p>
          </table:table-cell>
          <table:table-cell/>
          <table:table-cell office:value-type="float" office:value="45916847" calcext:value-type="float">
            <text:p>45916847</text:p>
          </table:table-cell>
          <table:table-cell table:style-name="ce5" office:value-type="date" office:date-value="2021-01-06T03:03:13" calcext:value-type="date">
            <text:p>2021-01-06 03:03:13</text:p>
          </table:table-cell>
          <table:table-cell/>
          <table:table-cell table:style-name="ce9" table:formula="of:=IF(COUNTIFS([.A$1:.A$2000]; [.D6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07T02:13:29" calcext:value-type="date">
            <text:p>2021-01-07 02:13:29</text:p>
          </table:table-cell>
          <table:table-cell/>
          <table:table-cell office:value-type="float" office:value="10930485" calcext:value-type="float">
            <text:p>10930485</text:p>
          </table:table-cell>
          <table:table-cell table:style-name="ce5" office:value-type="date" office:date-value="2021-01-06T05:03:42" calcext:value-type="date">
            <text:p>2021-01-06 05:03:42</text:p>
          </table:table-cell>
          <table:table-cell/>
          <table:table-cell table:style-name="ce9" table:formula="of:=IF(COUNTIFS([.A$1:.A$2000]; [.D6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07T06:45:05" calcext:value-type="date">
            <text:p>2021-01-07 06:45:05</text:p>
          </table:table-cell>
          <table:table-cell/>
          <table:table-cell office:value-type="float" office:value="3483151" calcext:value-type="float">
            <text:p>3483151</text:p>
          </table:table-cell>
          <table:table-cell table:style-name="ce5" office:value-type="date" office:date-value="2021-01-06T05:28:59" calcext:value-type="date">
            <text:p>2021-01-06 05:28:59</text:p>
          </table:table-cell>
          <table:table-cell/>
          <table:table-cell table:style-name="ce9" table:formula="of:=IF(COUNTIFS([.A$1:.A$2000]; [.D6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07T11:15:34" calcext:value-type="date">
            <text:p>2021-01-07 11:15:34</text:p>
          </table:table-cell>
          <table:table-cell/>
          <table:table-cell office:value-type="float" office:value="17489619" calcext:value-type="float">
            <text:p>17489619</text:p>
          </table:table-cell>
          <table:table-cell table:style-name="ce5" office:value-type="date" office:date-value="2021-01-06T21:40:25" calcext:value-type="date">
            <text:p>2021-01-06 21:40:25</text:p>
          </table:table-cell>
          <table:table-cell/>
          <table:table-cell table:style-name="ce9" table:formula="of:=IF(COUNTIFS([.A$1:.A$2000]; [.D6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07T23:31:15" calcext:value-type="date">
            <text:p>2021-01-07 23:31:15</text:p>
          </table:table-cell>
          <table:table-cell/>
          <table:table-cell office:value-type="float" office:value="8197282" calcext:value-type="float">
            <text:p>8197282</text:p>
          </table:table-cell>
          <table:table-cell table:style-name="ce5" office:value-type="date" office:date-value="2021-01-07T02:13:29" calcext:value-type="date">
            <text:p>2021-01-07 02:13:29</text:p>
          </table:table-cell>
          <table:table-cell/>
          <table:table-cell table:style-name="ce9" table:formula="of:=IF(COUNTIFS([.A$1:.A$2000]; [.D6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08T12:40:03" calcext:value-type="date">
            <text:p>2021-01-08 12:40:03</text:p>
          </table:table-cell>
          <table:table-cell/>
          <table:table-cell office:value-type="float" office:value="15100797" calcext:value-type="float">
            <text:p>15100797</text:p>
          </table:table-cell>
          <table:table-cell table:style-name="ce5" office:value-type="date" office:date-value="2021-01-07T06:45:05" calcext:value-type="date">
            <text:p>2021-01-07 06:45:05</text:p>
          </table:table-cell>
          <table:table-cell/>
          <table:table-cell table:style-name="ce9" table:formula="of:=IF(COUNTIFS([.A$1:.A$2000]; [.D6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11T01:32:10" calcext:value-type="date">
            <text:p>2021-01-11 01:32:10</text:p>
          </table:table-cell>
          <table:table-cell/>
          <table:table-cell office:value-type="float" office:value="49149993" calcext:value-type="float">
            <text:p>49149993</text:p>
          </table:table-cell>
          <table:table-cell table:style-name="ce5" office:value-type="date" office:date-value="2021-01-07T11:15:34" calcext:value-type="date">
            <text:p>2021-01-07 11:15:34</text:p>
          </table:table-cell>
          <table:table-cell/>
          <table:table-cell table:style-name="ce9" table:formula="of:=IF(COUNTIFS([.A$1:.A$2000]; [.D6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11T05:41:43" calcext:value-type="date">
            <text:p>2021-01-11 05:41:43</text:p>
          </table:table-cell>
          <table:table-cell/>
          <table:table-cell office:value-type="float" office:value="52710" calcext:value-type="float">
            <text:p>52710</text:p>
          </table:table-cell>
          <table:table-cell table:style-name="ce5" office:value-type="date" office:date-value="2021-01-07T23:31:15" calcext:value-type="date">
            <text:p>2021-01-07 23:31:15</text:p>
          </table:table-cell>
          <table:table-cell/>
          <table:table-cell table:style-name="ce9" table:formula="of:=IF(COUNTIFS([.A$1:.A$2000]; [.D6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11T18:15:34" calcext:value-type="date">
            <text:p>2021-01-11 18:15:34</text:p>
          </table:table-cell>
          <table:table-cell/>
          <table:table-cell office:value-type="float" office:value="69396703" calcext:value-type="float">
            <text:p>69396703</text:p>
          </table:table-cell>
          <table:table-cell table:style-name="ce5" office:value-type="date" office:date-value="2021-01-08T12:40:03" calcext:value-type="date">
            <text:p>2021-01-08 12:40:03</text:p>
          </table:table-cell>
          <table:table-cell/>
          <table:table-cell table:style-name="ce9" table:formula="of:=IF(COUNTIFS([.A$1:.A$2000]; [.D6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12T09:49:58" calcext:value-type="date">
            <text:p>2021-01-12 09:49:58</text:p>
          </table:table-cell>
          <table:table-cell/>
          <table:table-cell office:value-type="float" office:value="16490278" calcext:value-type="float">
            <text:p>16490278</text:p>
          </table:table-cell>
          <table:table-cell table:style-name="ce5" office:value-type="date" office:date-value="2021-01-11T01:32:10" calcext:value-type="date">
            <text:p>2021-01-11 01:32:10</text:p>
          </table:table-cell>
          <table:table-cell/>
          <table:table-cell table:style-name="ce9" table:formula="of:=IF(COUNTIFS([.A$1:.A$2000]; [.D6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14T02:23:31" calcext:value-type="date">
            <text:p>2021-01-14 02:23:31</text:p>
          </table:table-cell>
          <table:table-cell/>
          <table:table-cell office:value-type="float" office:value="45436207" calcext:value-type="float">
            <text:p>45436207</text:p>
          </table:table-cell>
          <table:table-cell table:style-name="ce5" office:value-type="date" office:date-value="2021-01-11T05:41:43" calcext:value-type="date">
            <text:p>2021-01-11 05:41:43</text:p>
          </table:table-cell>
          <table:table-cell/>
          <table:table-cell table:style-name="ce9" table:formula="of:=IF(COUNTIFS([.A$1:.A$2000]; [.D69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17T08:09:52" calcext:value-type="date">
            <text:p>2021-01-17 08:09:52</text:p>
          </table:table-cell>
          <table:table-cell/>
          <table:table-cell office:value-type="float" office:value="1699465" calcext:value-type="float">
            <text:p>1699465</text:p>
          </table:table-cell>
          <table:table-cell table:style-name="ce5" office:value-type="date" office:date-value="2021-01-11T18:15:34" calcext:value-type="date">
            <text:p>2021-01-11 18:15:34</text:p>
          </table:table-cell>
          <table:table-cell/>
          <table:table-cell table:style-name="ce9" table:formula="of:=IF(COUNTIFS([.A$1:.A$2000]; [.D6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18T07:01:54" calcext:value-type="date">
            <text:p>2021-01-18 07:01:54</text:p>
          </table:table-cell>
          <table:table-cell/>
          <table:table-cell office:value-type="float" office:value="4220796" calcext:value-type="float">
            <text:p>4220796</text:p>
          </table:table-cell>
          <table:table-cell table:style-name="ce5" office:value-type="date" office:date-value="2021-01-12T09:49:58" calcext:value-type="date">
            <text:p>2021-01-12 09:49:58</text:p>
          </table:table-cell>
          <table:table-cell/>
          <table:table-cell table:style-name="ce9" table:formula="of:=IF(COUNTIFS([.A$1:.A$2000]; [.D6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19T19:57:28" calcext:value-type="date">
            <text:p>2021-01-19 19:57:28</text:p>
          </table:table-cell>
          <table:table-cell/>
          <table:table-cell office:value-type="float" office:value="854877" calcext:value-type="float">
            <text:p>854877</text:p>
          </table:table-cell>
          <table:table-cell table:style-name="ce5" office:value-type="date" office:date-value="2021-01-14T02:23:31" calcext:value-type="date">
            <text:p>2021-01-14 02:23:31</text:p>
          </table:table-cell>
          <table:table-cell/>
          <table:table-cell table:style-name="ce9" table:formula="of:=IF(COUNTIFS([.A$1:.A$2000]; [.D6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0T16:27:06" calcext:value-type="date">
            <text:p>2021-01-20 16:27:06</text:p>
          </table:table-cell>
          <table:table-cell/>
          <table:table-cell office:value-type="float" office:value="9308370" calcext:value-type="float">
            <text:p>9308370</text:p>
          </table:table-cell>
          <table:table-cell table:style-name="ce5" office:value-type="date" office:date-value="2021-01-17T08:09:52" calcext:value-type="date">
            <text:p>2021-01-17 08:09:52</text:p>
          </table:table-cell>
          <table:table-cell/>
          <table:table-cell table:style-name="ce9" table:formula="of:=IF(COUNTIFS([.A$1:.A$2000]; [.D6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0T18:24:50" calcext:value-type="date">
            <text:p>2021-01-20 18:24:50</text:p>
          </table:table-cell>
          <table:table-cell/>
          <table:table-cell office:value-type="float" office:value="62161932" calcext:value-type="float">
            <text:p>62161932</text:p>
          </table:table-cell>
          <table:table-cell table:style-name="ce5" office:value-type="date" office:date-value="2021-01-18T07:01:54" calcext:value-type="date">
            <text:p>2021-01-18 07:01:54</text:p>
          </table:table-cell>
          <table:table-cell/>
          <table:table-cell table:style-name="ce9" table:formula="of:=IF(COUNTIFS([.A$1:.A$2000]; [.D69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1T10:23:42" calcext:value-type="date">
            <text:p>2021-01-21 10:23:42</text:p>
          </table:table-cell>
          <table:table-cell/>
          <table:table-cell office:value-type="float" office:value="16497860" calcext:value-type="float">
            <text:p>16497860</text:p>
          </table:table-cell>
          <table:table-cell table:style-name="ce5" office:value-type="date" office:date-value="2021-01-19T19:57:28" calcext:value-type="date">
            <text:p>2021-01-19 19:57:28</text:p>
          </table:table-cell>
          <table:table-cell/>
          <table:table-cell table:style-name="ce9" table:formula="of:=IF(COUNTIFS([.A$1:.A$2000]; [.D6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1T12:00:19" calcext:value-type="date">
            <text:p>2021-01-21 12:00:19</text:p>
          </table:table-cell>
          <table:table-cell/>
          <table:table-cell office:value-type="float" office:value="6712458" calcext:value-type="float">
            <text:p>6712458</text:p>
          </table:table-cell>
          <table:table-cell table:style-name="ce5" office:value-type="date" office:date-value="2021-01-20T16:27:06" calcext:value-type="date">
            <text:p>2021-01-20 16:27:06</text:p>
          </table:table-cell>
          <table:table-cell/>
          <table:table-cell table:style-name="ce9" table:formula="of:=IF(COUNTIFS([.A$1:.A$2000]; [.D7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1T13:57:28" calcext:value-type="date">
            <text:p>2021-01-21 13:57:28</text:p>
          </table:table-cell>
          <table:table-cell/>
          <table:table-cell office:value-type="float" office:value="7544452" calcext:value-type="float">
            <text:p>7544452</text:p>
          </table:table-cell>
          <table:table-cell table:style-name="ce5" office:value-type="date" office:date-value="2021-01-20T18:24:50" calcext:value-type="date">
            <text:p>2021-01-20 18:24:50</text:p>
          </table:table-cell>
          <table:table-cell/>
          <table:table-cell table:style-name="ce9" table:formula="of:=IF(COUNTIFS([.A$1:.A$2000]; [.D70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2T04:08:09" calcext:value-type="date">
            <text:p>2021-01-22 04:08:09</text:p>
          </table:table-cell>
          <table:table-cell/>
          <table:table-cell office:value-type="float" office:value="6969135" calcext:value-type="float">
            <text:p>6969135</text:p>
          </table:table-cell>
          <table:table-cell table:style-name="ce5" office:value-type="date" office:date-value="2021-01-21T10:23:42" calcext:value-type="date">
            <text:p>2021-01-21 10:23:42</text:p>
          </table:table-cell>
          <table:table-cell/>
          <table:table-cell table:style-name="ce9" table:formula="of:=IF(COUNTIFS([.A$1:.A$2000]; [.D7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3T07:56:07" calcext:value-type="date">
            <text:p>2021-01-23 07:56:07</text:p>
          </table:table-cell>
          <table:table-cell/>
          <table:table-cell office:value-type="float" office:value="17899185" calcext:value-type="float">
            <text:p>17899185</text:p>
          </table:table-cell>
          <table:table-cell table:style-name="ce5" office:value-type="date" office:date-value="2021-01-21T12:00:19" calcext:value-type="date">
            <text:p>2021-01-21 12:00:19</text:p>
          </table:table-cell>
          <table:table-cell/>
          <table:table-cell table:style-name="ce9" table:formula="of:=IF(COUNTIFS([.A$1:.A$2000]; [.D7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3T10:07:46" calcext:value-type="date">
            <text:p>2021-01-23 10:07:46</text:p>
          </table:table-cell>
          <table:table-cell/>
          <table:table-cell office:value-type="float" office:value="77669889" calcext:value-type="float">
            <text:p>77669889</text:p>
          </table:table-cell>
          <table:table-cell table:style-name="ce5" office:value-type="date" office:date-value="2021-01-21T13:57:28" calcext:value-type="date">
            <text:p>2021-01-21 13:57:28</text:p>
          </table:table-cell>
          <table:table-cell/>
          <table:table-cell table:style-name="ce9" table:formula="of:=IF(COUNTIFS([.A$1:.A$2000]; [.D7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4T09:34:43" calcext:value-type="date">
            <text:p>2021-01-24 09:34:43</text:p>
          </table:table-cell>
          <table:table-cell/>
          <table:table-cell office:value-type="float" office:value="13253073" calcext:value-type="float">
            <text:p>13253073</text:p>
          </table:table-cell>
          <table:table-cell table:style-name="ce5" office:value-type="date" office:date-value="2021-01-22T04:08:09" calcext:value-type="date">
            <text:p>2021-01-22 04:08:09</text:p>
          </table:table-cell>
          <table:table-cell/>
          <table:table-cell table:style-name="ce9" table:formula="of:=IF(COUNTIFS([.A$1:.A$2000]; [.D7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4T10:18:03" calcext:value-type="date">
            <text:p>2021-01-24 10:18:03</text:p>
          </table:table-cell>
          <table:table-cell/>
          <table:table-cell office:value-type="float" office:value="242694" calcext:value-type="float">
            <text:p>242694</text:p>
          </table:table-cell>
          <table:table-cell table:style-name="ce5" office:value-type="date" office:date-value="2021-01-23T07:56:07" calcext:value-type="date">
            <text:p>2021-01-23 07:56:07</text:p>
          </table:table-cell>
          <table:table-cell/>
          <table:table-cell table:style-name="ce9" table:formula="of:=IF(COUNTIFS([.A$1:.A$2000]; [.D70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4T13:19:17" calcext:value-type="date">
            <text:p>2021-01-24 13:19:17</text:p>
          </table:table-cell>
          <table:table-cell/>
          <table:table-cell office:value-type="float" office:value="2121628" calcext:value-type="float">
            <text:p>2121628</text:p>
          </table:table-cell>
          <table:table-cell table:style-name="ce5" office:value-type="date" office:date-value="2021-01-23T10:07:46" calcext:value-type="date">
            <text:p>2021-01-23 10:07:46</text:p>
          </table:table-cell>
          <table:table-cell/>
          <table:table-cell table:style-name="ce9" table:formula="of:=IF(COUNTIFS([.A$1:.A$2000]; [.D7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5T19:00:01" calcext:value-type="date">
            <text:p>2021-01-25 19:00:01</text:p>
          </table:table-cell>
          <table:table-cell/>
          <table:table-cell office:value-type="float" office:value="948545" calcext:value-type="float">
            <text:p>948545</text:p>
          </table:table-cell>
          <table:table-cell table:style-name="ce5" office:value-type="date" office:date-value="2021-01-24T09:34:43" calcext:value-type="date">
            <text:p>2021-01-24 09:34:43</text:p>
          </table:table-cell>
          <table:table-cell/>
          <table:table-cell table:style-name="ce9" table:formula="of:=IF(COUNTIFS([.A$1:.A$2000]; [.D7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6T05:35:54" calcext:value-type="date">
            <text:p>2021-01-26 05:35:54</text:p>
          </table:table-cell>
          <table:table-cell/>
          <table:table-cell office:value-type="float" office:value="71284057" calcext:value-type="float">
            <text:p>71284057</text:p>
          </table:table-cell>
          <table:table-cell table:style-name="ce5" office:value-type="date" office:date-value="2021-01-24T10:18:03" calcext:value-type="date">
            <text:p>2021-01-24 10:18:03</text:p>
          </table:table-cell>
          <table:table-cell/>
          <table:table-cell table:style-name="ce9" table:formula="of:=IF(COUNTIFS([.A$1:.A$2000]; [.D7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8T02:46:16" calcext:value-type="date">
            <text:p>2021-01-28 02:46:16</text:p>
          </table:table-cell>
          <table:table-cell/>
          <table:table-cell office:value-type="float" office:value="25884226" calcext:value-type="float">
            <text:p>25884226</text:p>
          </table:table-cell>
          <table:table-cell table:style-name="ce5" office:value-type="date" office:date-value="2021-01-24T13:19:17" calcext:value-type="date">
            <text:p>2021-01-24 13:19:17</text:p>
          </table:table-cell>
          <table:table-cell/>
          <table:table-cell table:style-name="ce9" table:formula="of:=IF(COUNTIFS([.A$1:.A$2000]; [.D7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8T10:27:56" calcext:value-type="date">
            <text:p>2021-01-28 10:27:56</text:p>
          </table:table-cell>
          <table:table-cell/>
          <table:table-cell office:value-type="float" office:value="1611088" calcext:value-type="float">
            <text:p>1611088</text:p>
          </table:table-cell>
          <table:table-cell table:style-name="ce5" office:value-type="date" office:date-value="2021-01-25T19:00:01" calcext:value-type="date">
            <text:p>2021-01-25 19:00:01</text:p>
          </table:table-cell>
          <table:table-cell/>
          <table:table-cell table:style-name="ce9" table:formula="of:=IF(COUNTIFS([.A$1:.A$2000]; [.D7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8T14:27:21" calcext:value-type="date">
            <text:p>2021-01-28 14:27:21</text:p>
          </table:table-cell>
          <table:table-cell/>
          <table:table-cell office:value-type="float" office:value="760314" calcext:value-type="float">
            <text:p>760314</text:p>
          </table:table-cell>
          <table:table-cell table:style-name="ce5" office:value-type="date" office:date-value="2021-01-26T05:35:54" calcext:value-type="date">
            <text:p>2021-01-26 05:35:54</text:p>
          </table:table-cell>
          <table:table-cell/>
          <table:table-cell table:style-name="ce9" table:formula="of:=IF(COUNTIFS([.A$1:.A$2000]; [.D7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8T15:52:55" calcext:value-type="date">
            <text:p>2021-01-28 15:52:55</text:p>
          </table:table-cell>
          <table:table-cell/>
          <table:table-cell office:value-type="float" office:value="821695" calcext:value-type="float">
            <text:p>821695</text:p>
          </table:table-cell>
          <table:table-cell table:style-name="ce5" office:value-type="date" office:date-value="2021-01-28T02:46:16" calcext:value-type="date">
            <text:p>2021-01-28 02:46:16</text:p>
          </table:table-cell>
          <table:table-cell/>
          <table:table-cell table:style-name="ce9" table:formula="of:=IF(COUNTIFS([.A$1:.A$2000]; [.D7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28T21:08:49" calcext:value-type="date">
            <text:p>2021-01-28 21:08:49</text:p>
          </table:table-cell>
          <table:table-cell/>
          <table:table-cell office:value-type="float" office:value="2267113" calcext:value-type="float">
            <text:p>2267113</text:p>
          </table:table-cell>
          <table:table-cell table:style-name="ce5" office:value-type="date" office:date-value="2021-01-28T10:27:56" calcext:value-type="date">
            <text:p>2021-01-28 10:27:56</text:p>
          </table:table-cell>
          <table:table-cell/>
          <table:table-cell table:style-name="ce9" table:formula="of:=IF(COUNTIFS([.A$1:.A$2000]; [.D7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30T15:38:11" calcext:value-type="date">
            <text:p>2021-01-30 15:38:11</text:p>
          </table:table-cell>
          <table:table-cell/>
          <table:table-cell office:value-type="float" office:value="833311" calcext:value-type="float">
            <text:p>833311</text:p>
          </table:table-cell>
          <table:table-cell table:style-name="ce5" office:value-type="date" office:date-value="2021-01-28T14:27:21" calcext:value-type="date">
            <text:p>2021-01-28 14:27:21</text:p>
          </table:table-cell>
          <table:table-cell/>
          <table:table-cell table:style-name="ce9" table:formula="of:=IF(COUNTIFS([.A$1:.A$2000]; [.D7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31T01:26:50" calcext:value-type="date">
            <text:p>2021-01-31 01:26:50</text:p>
          </table:table-cell>
          <table:table-cell/>
          <table:table-cell office:value-type="float" office:value="52527275" calcext:value-type="float">
            <text:p>52527275</text:p>
          </table:table-cell>
          <table:table-cell table:style-name="ce5" office:value-type="date" office:date-value="2021-01-28T15:52:55" calcext:value-type="date">
            <text:p>2021-01-28 15:52:55</text:p>
          </table:table-cell>
          <table:table-cell/>
          <table:table-cell table:style-name="ce9" table:formula="of:=IF(COUNTIFS([.A$1:.A$2000]; [.D7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1-31T21:47:34" calcext:value-type="date">
            <text:p>2021-01-31 21:47:34</text:p>
          </table:table-cell>
          <table:table-cell/>
          <table:table-cell office:value-type="float" office:value="3948692" calcext:value-type="float">
            <text:p>3948692</text:p>
          </table:table-cell>
          <table:table-cell table:style-name="ce5" office:value-type="date" office:date-value="2021-01-28T21:08:49" calcext:value-type="date">
            <text:p>2021-01-28 21:08:49</text:p>
          </table:table-cell>
          <table:table-cell/>
          <table:table-cell table:style-name="ce9" table:formula="of:=IF(COUNTIFS([.A$1:.A$2000]; [.D7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01T11:47:03" calcext:value-type="date">
            <text:p>2021-02-01 11:47:03</text:p>
          </table:table-cell>
          <table:table-cell/>
          <table:table-cell office:value-type="float" office:value="243996" calcext:value-type="float">
            <text:p>243996</text:p>
          </table:table-cell>
          <table:table-cell table:style-name="ce5" office:value-type="date" office:date-value="2021-01-30T15:38:11" calcext:value-type="date">
            <text:p>2021-01-30 15:38:11</text:p>
          </table:table-cell>
          <table:table-cell/>
          <table:table-cell table:style-name="ce9" table:formula="of:=IF(COUNTIFS([.A$1:.A$2000]; [.D7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01T15:19:09" calcext:value-type="date">
            <text:p>2021-02-01 15:19:09</text:p>
          </table:table-cell>
          <table:table-cell/>
          <table:table-cell office:value-type="float" office:value="1616948" calcext:value-type="float">
            <text:p>1616948</text:p>
          </table:table-cell>
          <table:table-cell table:style-name="ce5" office:value-type="date" office:date-value="2021-01-31T01:26:50" calcext:value-type="date">
            <text:p>2021-01-31 01:26:50</text:p>
          </table:table-cell>
          <table:table-cell/>
          <table:table-cell table:style-name="ce9" table:formula="of:=IF(COUNTIFS([.A$1:.A$2000]; [.D71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02T09:10:02" calcext:value-type="date">
            <text:p>2021-02-02 09:10:02</text:p>
          </table:table-cell>
          <table:table-cell/>
          <table:table-cell office:value-type="float" office:value="6021806" calcext:value-type="float">
            <text:p>6021806</text:p>
          </table:table-cell>
          <table:table-cell table:style-name="ce5" office:value-type="date" office:date-value="2021-01-31T21:47:34" calcext:value-type="date">
            <text:p>2021-01-31 21:47:34</text:p>
          </table:table-cell>
          <table:table-cell/>
          <table:table-cell table:style-name="ce9" table:formula="of:=IF(COUNTIFS([.A$1:.A$2000]; [.D7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02T12:52:30" calcext:value-type="date">
            <text:p>2021-02-02 12:52:30</text:p>
          </table:table-cell>
          <table:table-cell/>
          <table:table-cell office:value-type="float" office:value="30836325" calcext:value-type="float">
            <text:p>30836325</text:p>
          </table:table-cell>
          <table:table-cell table:style-name="ce5" office:value-type="date" office:date-value="2021-02-01T11:47:03" calcext:value-type="date">
            <text:p>2021-02-01 11:47:03</text:p>
          </table:table-cell>
          <table:table-cell/>
          <table:table-cell table:style-name="ce9" table:formula="of:=IF(COUNTIFS([.A$1:.A$2000]; [.D72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02T13:27:38" calcext:value-type="date">
            <text:p>2021-02-02 13:27:38</text:p>
          </table:table-cell>
          <table:table-cell/>
          <table:table-cell office:value-type="float" office:value="3371670" calcext:value-type="float">
            <text:p>3371670</text:p>
          </table:table-cell>
          <table:table-cell table:style-name="ce5" office:value-type="date" office:date-value="2021-02-01T15:19:09" calcext:value-type="date">
            <text:p>2021-02-01 15:19:09</text:p>
          </table:table-cell>
          <table:table-cell/>
          <table:table-cell table:style-name="ce9" table:formula="of:=IF(COUNTIFS([.A$1:.A$2000]; [.D7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02T21:39:49" calcext:value-type="date">
            <text:p>2021-02-02 21:39:49</text:p>
          </table:table-cell>
          <table:table-cell/>
          <table:table-cell office:value-type="float" office:value="759083" calcext:value-type="float">
            <text:p>759083</text:p>
          </table:table-cell>
          <table:table-cell table:style-name="ce5" office:value-type="date" office:date-value="2021-02-02T09:10:02" calcext:value-type="date">
            <text:p>2021-02-02 09:10:02</text:p>
          </table:table-cell>
          <table:table-cell/>
          <table:table-cell table:style-name="ce9" table:formula="of:=IF(COUNTIFS([.A$1:.A$2000]; [.D7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03T13:24:26" calcext:value-type="date">
            <text:p>2021-02-03 13:24:26</text:p>
          </table:table-cell>
          <table:table-cell/>
          <table:table-cell office:value-type="float" office:value="7709" calcext:value-type="float">
            <text:p>7709</text:p>
          </table:table-cell>
          <table:table-cell table:style-name="ce5" office:value-type="date" office:date-value="2021-02-02T12:52:30" calcext:value-type="date">
            <text:p>2021-02-02 12:52:30</text:p>
          </table:table-cell>
          <table:table-cell/>
          <table:table-cell table:style-name="ce9" table:formula="of:=IF(COUNTIFS([.A$1:.A$2000]; [.D72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05T09:27:26" calcext:value-type="date">
            <text:p>2021-02-05 09:27:26</text:p>
          </table:table-cell>
          <table:table-cell/>
          <table:table-cell office:value-type="float" office:value="17046064" calcext:value-type="float">
            <text:p>17046064</text:p>
          </table:table-cell>
          <table:table-cell table:style-name="ce5" office:value-type="date" office:date-value="2021-02-02T13:27:38" calcext:value-type="date">
            <text:p>2021-02-02 13:27:38</text:p>
          </table:table-cell>
          <table:table-cell/>
          <table:table-cell table:style-name="ce9" table:formula="of:=IF(COUNTIFS([.A$1:.A$2000]; [.D7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07T11:56:20" calcext:value-type="date">
            <text:p>2021-02-07 11:56:20</text:p>
          </table:table-cell>
          <table:table-cell/>
          <table:table-cell office:value-type="float" office:value="799040" calcext:value-type="float">
            <text:p>799040</text:p>
          </table:table-cell>
          <table:table-cell table:style-name="ce5" office:value-type="date" office:date-value="2021-02-02T21:39:49" calcext:value-type="date">
            <text:p>2021-02-02 21:39:49</text:p>
          </table:table-cell>
          <table:table-cell/>
          <table:table-cell table:style-name="ce9" table:formula="of:=IF(COUNTIFS([.A$1:.A$2000]; [.D7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11T15:58:30" calcext:value-type="date">
            <text:p>2021-02-11 15:58:30</text:p>
          </table:table-cell>
          <table:table-cell/>
          <table:table-cell office:value-type="float" office:value="47868427" calcext:value-type="float">
            <text:p>47868427</text:p>
          </table:table-cell>
          <table:table-cell table:style-name="ce5" office:value-type="date" office:date-value="2021-02-03T13:24:26" calcext:value-type="date">
            <text:p>2021-02-03 13:24:26</text:p>
          </table:table-cell>
          <table:table-cell/>
          <table:table-cell table:style-name="ce9" table:formula="of:=IF(COUNTIFS([.A$1:.A$2000]; [.D7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12T19:05:41" calcext:value-type="date">
            <text:p>2021-02-12 19:05:41</text:p>
          </table:table-cell>
          <table:table-cell/>
          <table:table-cell office:value-type="float" office:value="4530991" calcext:value-type="float">
            <text:p>4530991</text:p>
          </table:table-cell>
          <table:table-cell table:style-name="ce5" office:value-type="date" office:date-value="2021-02-05T09:27:26" calcext:value-type="date">
            <text:p>2021-02-05 09:27:26</text:p>
          </table:table-cell>
          <table:table-cell/>
          <table:table-cell table:style-name="ce9" table:formula="of:=IF(COUNTIFS([.A$1:.A$2000]; [.D7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13T07:55:54" calcext:value-type="date">
            <text:p>2021-02-13 07:55:54</text:p>
          </table:table-cell>
          <table:table-cell/>
          <table:table-cell office:value-type="float" office:value="36561293" calcext:value-type="float">
            <text:p>36561293</text:p>
          </table:table-cell>
          <table:table-cell table:style-name="ce5" office:value-type="date" office:date-value="2021-02-07T11:56:20" calcext:value-type="date">
            <text:p>2021-02-07 11:56:20</text:p>
          </table:table-cell>
          <table:table-cell/>
          <table:table-cell table:style-name="ce9" table:formula="of:=IF(COUNTIFS([.A$1:.A$2000]; [.D7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13T14:21:20" calcext:value-type="date">
            <text:p>2021-02-13 14:21:20</text:p>
          </table:table-cell>
          <table:table-cell/>
          <table:table-cell office:value-type="float" office:value="4004" calcext:value-type="float">
            <text:p>4004</text:p>
          </table:table-cell>
          <table:table-cell table:style-name="ce5" office:value-type="date" office:date-value="2021-02-11T15:58:30" calcext:value-type="date">
            <text:p>2021-02-11 15:58:30</text:p>
          </table:table-cell>
          <table:table-cell/>
          <table:table-cell table:style-name="ce9" table:formula="of:=IF(COUNTIFS([.A$1:.A$2000]; [.D7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14T09:53:29" calcext:value-type="date">
            <text:p>2021-02-14 09:53:29</text:p>
          </table:table-cell>
          <table:table-cell/>
          <table:table-cell office:value-type="float" office:value="330177" calcext:value-type="float">
            <text:p>330177</text:p>
          </table:table-cell>
          <table:table-cell table:style-name="ce5" office:value-type="date" office:date-value="2021-02-12T19:05:41" calcext:value-type="date">
            <text:p>2021-02-12 19:05:41</text:p>
          </table:table-cell>
          <table:table-cell/>
          <table:table-cell table:style-name="ce9" table:formula="of:=IF(COUNTIFS([.A$1:.A$2000]; [.D7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15T02:51:56" calcext:value-type="date">
            <text:p>2021-02-15 02:51:56</text:p>
          </table:table-cell>
          <table:table-cell/>
          <table:table-cell office:value-type="float" office:value="3211682" calcext:value-type="float">
            <text:p>3211682</text:p>
          </table:table-cell>
          <table:table-cell table:style-name="ce5" office:value-type="date" office:date-value="2021-02-13T07:55:54" calcext:value-type="date">
            <text:p>2021-02-13 07:55:54</text:p>
          </table:table-cell>
          <table:table-cell/>
          <table:table-cell table:style-name="ce9" table:formula="of:=IF(COUNTIFS([.A$1:.A$2000]; [.D7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15T12:07:53" calcext:value-type="date">
            <text:p>2021-02-15 12:07:53</text:p>
          </table:table-cell>
          <table:table-cell/>
          <table:table-cell office:value-type="float" office:value="40464904" calcext:value-type="float">
            <text:p>40464904</text:p>
          </table:table-cell>
          <table:table-cell table:style-name="ce5" office:value-type="date" office:date-value="2021-02-13T14:21:20" calcext:value-type="date">
            <text:p>2021-02-13 14:21:20</text:p>
          </table:table-cell>
          <table:table-cell/>
          <table:table-cell table:style-name="ce9" table:formula="of:=IF(COUNTIFS([.A$1:.A$2000]; [.D7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17T08:59:26" calcext:value-type="date">
            <text:p>2021-02-17 08:59:26</text:p>
          </table:table-cell>
          <table:table-cell/>
          <table:table-cell office:value-type="float" office:value="55880340" calcext:value-type="float">
            <text:p>55880340</text:p>
          </table:table-cell>
          <table:table-cell table:style-name="ce5" office:value-type="date" office:date-value="2021-02-14T09:53:29" calcext:value-type="date">
            <text:p>2021-02-14 09:53:29</text:p>
          </table:table-cell>
          <table:table-cell/>
          <table:table-cell table:style-name="ce9" table:formula="of:=IF(COUNTIFS([.A$1:.A$2000]; [.D73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17T17:21:02" calcext:value-type="date">
            <text:p>2021-02-17 17:21:02</text:p>
          </table:table-cell>
          <table:table-cell/>
          <table:table-cell office:value-type="float" office:value="4126603" calcext:value-type="float">
            <text:p>4126603</text:p>
          </table:table-cell>
          <table:table-cell table:style-name="ce5" office:value-type="date" office:date-value="2021-02-15T02:51:56" calcext:value-type="date">
            <text:p>2021-02-15 02:51:56</text:p>
          </table:table-cell>
          <table:table-cell/>
          <table:table-cell table:style-name="ce9" table:formula="of:=IF(COUNTIFS([.A$1:.A$2000]; [.D7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18T07:27:19" calcext:value-type="date">
            <text:p>2021-02-18 07:27:19</text:p>
          </table:table-cell>
          <table:table-cell/>
          <table:table-cell office:value-type="float" office:value="16596780" calcext:value-type="float">
            <text:p>16596780</text:p>
          </table:table-cell>
          <table:table-cell table:style-name="ce5" office:value-type="date" office:date-value="2021-02-15T12:07:53" calcext:value-type="date">
            <text:p>2021-02-15 12:07:53</text:p>
          </table:table-cell>
          <table:table-cell/>
          <table:table-cell table:style-name="ce9" table:formula="of:=IF(COUNTIFS([.A$1:.A$2000]; [.D7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18T08:11:59" calcext:value-type="date">
            <text:p>2021-02-18 08:11:59</text:p>
          </table:table-cell>
          <table:table-cell/>
          <table:table-cell office:value-type="float" office:value="39358131" calcext:value-type="float">
            <text:p>39358131</text:p>
          </table:table-cell>
          <table:table-cell table:style-name="ce5" office:value-type="date" office:date-value="2021-02-17T08:59:26" calcext:value-type="date">
            <text:p>2021-02-17 08:59:26</text:p>
          </table:table-cell>
          <table:table-cell/>
          <table:table-cell table:style-name="ce9" table:formula="of:=IF(COUNTIFS([.A$1:.A$2000]; [.D7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19T10:11:14" calcext:value-type="date">
            <text:p>2021-02-19 10:11:14</text:p>
          </table:table-cell>
          <table:table-cell/>
          <table:table-cell office:value-type="float" office:value="74296610" calcext:value-type="float">
            <text:p>74296610</text:p>
          </table:table-cell>
          <table:table-cell table:style-name="ce5" office:value-type="date" office:date-value="2021-02-17T17:21:02" calcext:value-type="date">
            <text:p>2021-02-17 17:21:02</text:p>
          </table:table-cell>
          <table:table-cell/>
          <table:table-cell table:style-name="ce9" table:formula="of:=IF(COUNTIFS([.A$1:.A$2000]; [.D7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20T15:28:36" calcext:value-type="date">
            <text:p>2021-02-20 15:28:36</text:p>
          </table:table-cell>
          <table:table-cell/>
          <table:table-cell office:value-type="float" office:value="1087821" calcext:value-type="float">
            <text:p>1087821</text:p>
          </table:table-cell>
          <table:table-cell table:style-name="ce5" office:value-type="date" office:date-value="2021-02-18T07:27:19" calcext:value-type="date">
            <text:p>2021-02-18 07:27:19</text:p>
          </table:table-cell>
          <table:table-cell/>
          <table:table-cell table:style-name="ce9" table:formula="of:=IF(COUNTIFS([.A$1:.A$2000]; [.D7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21T08:24:55" calcext:value-type="date">
            <text:p>2021-02-21 08:24:55</text:p>
          </table:table-cell>
          <table:table-cell/>
          <table:table-cell office:value-type="float" office:value="46193" calcext:value-type="float">
            <text:p>46193</text:p>
          </table:table-cell>
          <table:table-cell table:style-name="ce5" office:value-type="date" office:date-value="2021-02-18T08:11:59" calcext:value-type="date">
            <text:p>2021-02-18 08:11:59</text:p>
          </table:table-cell>
          <table:table-cell/>
          <table:table-cell table:style-name="ce9" table:formula="of:=IF(COUNTIFS([.A$1:.A$2000]; [.D7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22T00:30:19" calcext:value-type="date">
            <text:p>2021-02-22 00:30:19</text:p>
          </table:table-cell>
          <table:table-cell/>
          <table:table-cell office:value-type="float" office:value="2891073" calcext:value-type="float">
            <text:p>2891073</text:p>
          </table:table-cell>
          <table:table-cell table:style-name="ce5" office:value-type="date" office:date-value="2021-02-19T10:11:14" calcext:value-type="date">
            <text:p>2021-02-19 10:11:14</text:p>
          </table:table-cell>
          <table:table-cell/>
          <table:table-cell table:style-name="ce9" table:formula="of:=IF(COUNTIFS([.A$1:.A$2000]; [.D7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24T02:40:25" calcext:value-type="date">
            <text:p>2021-02-24 02:40:25</text:p>
          </table:table-cell>
          <table:table-cell/>
          <table:table-cell office:value-type="float" office:value="341721" calcext:value-type="float">
            <text:p>341721</text:p>
          </table:table-cell>
          <table:table-cell table:style-name="ce5" office:value-type="date" office:date-value="2021-02-20T15:28:36" calcext:value-type="date">
            <text:p>2021-02-20 15:28:36</text:p>
          </table:table-cell>
          <table:table-cell/>
          <table:table-cell table:style-name="ce9" table:formula="of:=IF(COUNTIFS([.A$1:.A$2000]; [.D7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24T14:31:42" calcext:value-type="date">
            <text:p>2021-02-24 14:31:42</text:p>
          </table:table-cell>
          <table:table-cell/>
          <table:table-cell office:value-type="float" office:value="17294017" calcext:value-type="float">
            <text:p>17294017</text:p>
          </table:table-cell>
          <table:table-cell table:style-name="ce5" office:value-type="date" office:date-value="2021-02-21T08:24:55" calcext:value-type="date">
            <text:p>2021-02-21 08:24:55</text:p>
          </table:table-cell>
          <table:table-cell/>
          <table:table-cell table:style-name="ce9" table:formula="of:=IF(COUNTIFS([.A$1:.A$2000]; [.D7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25T02:39:44" calcext:value-type="date">
            <text:p>2021-02-25 02:39:44</text:p>
          </table:table-cell>
          <table:table-cell/>
          <table:table-cell office:value-type="float" office:value="75860115" calcext:value-type="float">
            <text:p>75860115</text:p>
          </table:table-cell>
          <table:table-cell table:style-name="ce5" office:value-type="date" office:date-value="2021-02-22T00:30:19" calcext:value-type="date">
            <text:p>2021-02-22 00:30:19</text:p>
          </table:table-cell>
          <table:table-cell/>
          <table:table-cell table:style-name="ce9" table:formula="of:=IF(COUNTIFS([.A$1:.A$2000]; [.D7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25T18:21:23" calcext:value-type="date">
            <text:p>2021-02-25 18:21:23</text:p>
          </table:table-cell>
          <table:table-cell/>
          <table:table-cell office:value-type="float" office:value="9102282" calcext:value-type="float">
            <text:p>9102282</text:p>
          </table:table-cell>
          <table:table-cell table:style-name="ce5" office:value-type="date" office:date-value="2021-02-24T02:40:25" calcext:value-type="date">
            <text:p>2021-02-24 02:40:25</text:p>
          </table:table-cell>
          <table:table-cell/>
          <table:table-cell table:style-name="ce9" table:formula="of:=IF(COUNTIFS([.A$1:.A$2000]; [.D7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25T18:58:58" calcext:value-type="date">
            <text:p>2021-02-25 18:58:58</text:p>
          </table:table-cell>
          <table:table-cell/>
          <table:table-cell office:value-type="float" office:value="7334283" calcext:value-type="float">
            <text:p>7334283</text:p>
          </table:table-cell>
          <table:table-cell table:style-name="ce5" office:value-type="date" office:date-value="2021-02-24T14:31:42" calcext:value-type="date">
            <text:p>2021-02-24 14:31:42</text:p>
          </table:table-cell>
          <table:table-cell/>
          <table:table-cell table:style-name="ce9" table:formula="of:=IF(COUNTIFS([.A$1:.A$2000]; [.D7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26T15:20:03" calcext:value-type="date">
            <text:p>2021-02-26 15:20:03</text:p>
          </table:table-cell>
          <table:table-cell/>
          <table:table-cell office:value-type="float" office:value="19411771" calcext:value-type="float">
            <text:p>19411771</text:p>
          </table:table-cell>
          <table:table-cell table:style-name="ce5" office:value-type="date" office:date-value="2021-02-25T02:39:44" calcext:value-type="date">
            <text:p>2021-02-25 02:39:44</text:p>
          </table:table-cell>
          <table:table-cell/>
          <table:table-cell table:style-name="ce9" table:formula="of:=IF(COUNTIFS([.A$1:.A$2000]; [.D7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26T15:21:09" calcext:value-type="date">
            <text:p>2021-02-26 15:21:09</text:p>
          </table:table-cell>
          <table:table-cell/>
          <table:table-cell office:value-type="float" office:value="913149" calcext:value-type="float">
            <text:p>913149</text:p>
          </table:table-cell>
          <table:table-cell table:style-name="ce5" office:value-type="date" office:date-value="2021-02-25T18:21:23" calcext:value-type="date">
            <text:p>2021-02-25 18:21:23</text:p>
          </table:table-cell>
          <table:table-cell/>
          <table:table-cell table:style-name="ce9" table:formula="of:=IF(COUNTIFS([.A$1:.A$2000]; [.D74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26T16:59:32" calcext:value-type="date">
            <text:p>2021-02-26 16:59:32</text:p>
          </table:table-cell>
          <table:table-cell/>
          <table:table-cell office:value-type="float" office:value="8379920" calcext:value-type="float">
            <text:p>8379920</text:p>
          </table:table-cell>
          <table:table-cell table:style-name="ce5" office:value-type="date" office:date-value="2021-02-25T18:58:58" calcext:value-type="date">
            <text:p>2021-02-25 18:58:58</text:p>
          </table:table-cell>
          <table:table-cell/>
          <table:table-cell table:style-name="ce9" table:formula="of:=IF(COUNTIFS([.A$1:.A$2000]; [.D7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26T23:35:22" calcext:value-type="date">
            <text:p>2021-02-26 23:35:22</text:p>
          </table:table-cell>
          <table:table-cell/>
          <table:table-cell office:value-type="float" office:value="8294465" calcext:value-type="float">
            <text:p>8294465</text:p>
          </table:table-cell>
          <table:table-cell table:style-name="ce5" office:value-type="date" office:date-value="2021-02-26T15:20:03" calcext:value-type="date">
            <text:p>2021-02-26 15:20:03</text:p>
          </table:table-cell>
          <table:table-cell/>
          <table:table-cell table:style-name="ce9" table:formula="of:=IF(COUNTIFS([.A$1:.A$2000]; [.D75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2-27T07:21:19" calcext:value-type="date">
            <text:p>2021-02-27 07:21:19</text:p>
          </table:table-cell>
          <table:table-cell/>
          <table:table-cell office:value-type="float" office:value="25724424" calcext:value-type="float">
            <text:p>25724424</text:p>
          </table:table-cell>
          <table:table-cell table:style-name="ce5" office:value-type="date" office:date-value="2021-02-26T15:21:09" calcext:value-type="date">
            <text:p>2021-02-26 15:21:09</text:p>
          </table:table-cell>
          <table:table-cell/>
          <table:table-cell table:style-name="ce9" table:formula="of:=IF(COUNTIFS([.A$1:.A$2000]; [.D7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02T08:51:27" calcext:value-type="date">
            <text:p>2021-03-02 08:51:27</text:p>
          </table:table-cell>
          <table:table-cell/>
          <table:table-cell office:value-type="float" office:value="20525424" calcext:value-type="float">
            <text:p>20525424</text:p>
          </table:table-cell>
          <table:table-cell table:style-name="ce5" office:value-type="date" office:date-value="2021-02-26T16:59:32" calcext:value-type="date">
            <text:p>2021-02-26 16:59:32</text:p>
          </table:table-cell>
          <table:table-cell/>
          <table:table-cell table:style-name="ce9" table:formula="of:=IF(COUNTIFS([.A$1:.A$2000]; [.D7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02T09:23:13" calcext:value-type="date">
            <text:p>2021-03-02 09:23:13</text:p>
          </table:table-cell>
          <table:table-cell/>
          <table:table-cell office:value-type="float" office:value="48280686" calcext:value-type="float">
            <text:p>48280686</text:p>
          </table:table-cell>
          <table:table-cell table:style-name="ce5" office:value-type="date" office:date-value="2021-02-26T23:35:22" calcext:value-type="date">
            <text:p>2021-02-26 23:35:22</text:p>
          </table:table-cell>
          <table:table-cell/>
          <table:table-cell table:style-name="ce9" table:formula="of:=IF(COUNTIFS([.A$1:.A$2000]; [.D7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03T19:33:49" calcext:value-type="date">
            <text:p>2021-03-03 19:33:49</text:p>
          </table:table-cell>
          <table:table-cell/>
          <table:table-cell office:value-type="float" office:value="117914" calcext:value-type="float">
            <text:p>117914</text:p>
          </table:table-cell>
          <table:table-cell table:style-name="ce5" office:value-type="date" office:date-value="2021-02-27T07:21:19" calcext:value-type="date">
            <text:p>2021-02-27 07:21:19</text:p>
          </table:table-cell>
          <table:table-cell/>
          <table:table-cell table:style-name="ce9" table:formula="of:=IF(COUNTIFS([.A$1:.A$2000]; [.D7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04T06:00:15" calcext:value-type="date">
            <text:p>2021-03-04 06:00:15</text:p>
          </table:table-cell>
          <table:table-cell/>
          <table:table-cell office:value-type="float" office:value="8863473" calcext:value-type="float">
            <text:p>8863473</text:p>
          </table:table-cell>
          <table:table-cell table:style-name="ce5" office:value-type="date" office:date-value="2021-03-02T08:51:27" calcext:value-type="date">
            <text:p>2021-03-02 08:51:27</text:p>
          </table:table-cell>
          <table:table-cell/>
          <table:table-cell table:style-name="ce9" table:formula="of:=IF(COUNTIFS([.A$1:.A$2000]; [.D7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04T07:01:03" calcext:value-type="date">
            <text:p>2021-03-04 07:01:03</text:p>
          </table:table-cell>
          <table:table-cell/>
          <table:table-cell office:value-type="float" office:value="28689363" calcext:value-type="float">
            <text:p>28689363</text:p>
          </table:table-cell>
          <table:table-cell table:style-name="ce5" office:value-type="date" office:date-value="2021-03-02T09:23:13" calcext:value-type="date">
            <text:p>2021-03-02 09:23:13</text:p>
          </table:table-cell>
          <table:table-cell/>
          <table:table-cell table:style-name="ce9" table:formula="of:=IF(COUNTIFS([.A$1:.A$2000]; [.D7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04T09:58:39" calcext:value-type="date">
            <text:p>2021-03-04 09:58:39</text:p>
          </table:table-cell>
          <table:table-cell/>
          <table:table-cell office:value-type="float" office:value="34716305" calcext:value-type="float">
            <text:p>34716305</text:p>
          </table:table-cell>
          <table:table-cell table:style-name="ce5" office:value-type="date" office:date-value="2021-03-03T19:33:49" calcext:value-type="date">
            <text:p>2021-03-03 19:33:49</text:p>
          </table:table-cell>
          <table:table-cell/>
          <table:table-cell table:style-name="ce9" table:formula="of:=IF(COUNTIFS([.A$1:.A$2000]; [.D75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05T06:48:04" calcext:value-type="date">
            <text:p>2021-03-05 06:48:04</text:p>
          </table:table-cell>
          <table:table-cell/>
          <table:table-cell office:value-type="float" office:value="3175196" calcext:value-type="float">
            <text:p>3175196</text:p>
          </table:table-cell>
          <table:table-cell table:style-name="ce5" office:value-type="date" office:date-value="2021-03-04T06:00:15" calcext:value-type="date">
            <text:p>2021-03-04 06:00:15</text:p>
          </table:table-cell>
          <table:table-cell/>
          <table:table-cell table:style-name="ce9" table:formula="of:=IF(COUNTIFS([.A$1:.A$2000]; [.D75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05T16:20:16" calcext:value-type="date">
            <text:p>2021-03-05 16:20:16</text:p>
          </table:table-cell>
          <table:table-cell/>
          <table:table-cell office:value-type="float" office:value="807508" calcext:value-type="float">
            <text:p>807508</text:p>
          </table:table-cell>
          <table:table-cell table:style-name="ce5" office:value-type="date" office:date-value="2021-03-04T07:01:03" calcext:value-type="date">
            <text:p>2021-03-04 07:01:03</text:p>
          </table:table-cell>
          <table:table-cell/>
          <table:table-cell table:style-name="ce9" table:formula="of:=IF(COUNTIFS([.A$1:.A$2000]; [.D7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05T23:20:27" calcext:value-type="date">
            <text:p>2021-03-05 23:20:27</text:p>
          </table:table-cell>
          <table:table-cell/>
          <table:table-cell office:value-type="float" office:value="25894942" calcext:value-type="float">
            <text:p>25894942</text:p>
          </table:table-cell>
          <table:table-cell table:style-name="ce5" office:value-type="date" office:date-value="2021-03-04T09:58:39" calcext:value-type="date">
            <text:p>2021-03-04 09:58:39</text:p>
          </table:table-cell>
          <table:table-cell/>
          <table:table-cell table:style-name="ce9" table:formula="of:=IF(COUNTIFS([.A$1:.A$2000]; [.D7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06T20:01:15" calcext:value-type="date">
            <text:p>2021-03-06 20:01:15</text:p>
          </table:table-cell>
          <table:table-cell/>
          <table:table-cell office:value-type="float" office:value="8808464" calcext:value-type="float">
            <text:p>8808464</text:p>
          </table:table-cell>
          <table:table-cell table:style-name="ce5" office:value-type="date" office:date-value="2021-03-05T06:48:04" calcext:value-type="date">
            <text:p>2021-03-05 06:48:04</text:p>
          </table:table-cell>
          <table:table-cell/>
          <table:table-cell table:style-name="ce9" table:formula="of:=IF(COUNTIFS([.A$1:.A$2000]; [.D7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07T04:53:46" calcext:value-type="date">
            <text:p>2021-03-07 04:53:46</text:p>
          </table:table-cell>
          <table:table-cell/>
          <table:table-cell office:value-type="float" office:value="7844237" calcext:value-type="float">
            <text:p>7844237</text:p>
          </table:table-cell>
          <table:table-cell table:style-name="ce5" office:value-type="date" office:date-value="2021-03-05T16:20:16" calcext:value-type="date">
            <text:p>2021-03-05 16:20:16</text:p>
          </table:table-cell>
          <table:table-cell/>
          <table:table-cell table:style-name="ce9" table:formula="of:=IF(COUNTIFS([.A$1:.A$2000]; [.D76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08T04:51:50" calcext:value-type="date">
            <text:p>2021-03-08 04:51:50</text:p>
          </table:table-cell>
          <table:table-cell/>
          <table:table-cell office:value-type="float" office:value="14228741" calcext:value-type="float">
            <text:p>14228741</text:p>
          </table:table-cell>
          <table:table-cell table:style-name="ce5" office:value-type="date" office:date-value="2021-03-05T23:20:27" calcext:value-type="date">
            <text:p>2021-03-05 23:20:27</text:p>
          </table:table-cell>
          <table:table-cell/>
          <table:table-cell table:style-name="ce9" table:formula="of:=IF(COUNTIFS([.A$1:.A$2000]; [.D7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09T01:56:05" calcext:value-type="date">
            <text:p>2021-03-09 01:56:05</text:p>
          </table:table-cell>
          <table:table-cell/>
          <table:table-cell office:value-type="float" office:value="13994894" calcext:value-type="float">
            <text:p>13994894</text:p>
          </table:table-cell>
          <table:table-cell table:style-name="ce5" office:value-type="date" office:date-value="2021-03-06T20:01:15" calcext:value-type="date">
            <text:p>2021-03-06 20:01:15</text:p>
          </table:table-cell>
          <table:table-cell/>
          <table:table-cell table:style-name="ce9" table:formula="of:=IF(COUNTIFS([.A$1:.A$2000]; [.D7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09T13:26:03" calcext:value-type="date">
            <text:p>2021-03-09 13:26:03</text:p>
          </table:table-cell>
          <table:table-cell/>
          <table:table-cell office:value-type="float" office:value="32395187" calcext:value-type="float">
            <text:p>32395187</text:p>
          </table:table-cell>
          <table:table-cell table:style-name="ce5" office:value-type="date" office:date-value="2021-03-07T04:53:46" calcext:value-type="date">
            <text:p>2021-03-07 04:53:46</text:p>
          </table:table-cell>
          <table:table-cell/>
          <table:table-cell table:style-name="ce9" table:formula="of:=IF(COUNTIFS([.A$1:.A$2000]; [.D7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12T01:21:27" calcext:value-type="date">
            <text:p>2021-03-12 01:21:27</text:p>
          </table:table-cell>
          <table:table-cell/>
          <table:table-cell office:value-type="float" office:value="1021566" calcext:value-type="float">
            <text:p>1021566</text:p>
          </table:table-cell>
          <table:table-cell table:style-name="ce5" office:value-type="date" office:date-value="2021-03-08T04:51:50" calcext:value-type="date">
            <text:p>2021-03-08 04:51:50</text:p>
          </table:table-cell>
          <table:table-cell/>
          <table:table-cell table:style-name="ce9" table:formula="of:=IF(COUNTIFS([.A$1:.A$2000]; [.D7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15T07:44:07" calcext:value-type="date">
            <text:p>2021-03-15 07:44:07</text:p>
          </table:table-cell>
          <table:table-cell/>
          <table:table-cell office:value-type="float" office:value="26292380" calcext:value-type="float">
            <text:p>26292380</text:p>
          </table:table-cell>
          <table:table-cell table:style-name="ce5" office:value-type="date" office:date-value="2021-03-09T01:56:05" calcext:value-type="date">
            <text:p>2021-03-09 01:56:05</text:p>
          </table:table-cell>
          <table:table-cell/>
          <table:table-cell table:style-name="ce9" table:formula="of:=IF(COUNTIFS([.A$1:.A$2000]; [.D7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15T11:48:46" calcext:value-type="date">
            <text:p>2021-03-15 11:48:46</text:p>
          </table:table-cell>
          <table:table-cell/>
          <table:table-cell office:value-type="float" office:value="20356033" calcext:value-type="float">
            <text:p>20356033</text:p>
          </table:table-cell>
          <table:table-cell table:style-name="ce5" office:value-type="date" office:date-value="2021-03-09T13:26:03" calcext:value-type="date">
            <text:p>2021-03-09 13:26:03</text:p>
          </table:table-cell>
          <table:table-cell/>
          <table:table-cell table:style-name="ce9" table:formula="of:=IF(COUNTIFS([.A$1:.A$2000]; [.D7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16T19:47:01" calcext:value-type="date">
            <text:p>2021-03-16 19:47:01</text:p>
          </table:table-cell>
          <table:table-cell/>
          <table:table-cell office:value-type="float" office:value="61519554" calcext:value-type="float">
            <text:p>61519554</text:p>
          </table:table-cell>
          <table:table-cell table:style-name="ce5" office:value-type="date" office:date-value="2021-03-12T01:21:27" calcext:value-type="date">
            <text:p>2021-03-12 01:21:27</text:p>
          </table:table-cell>
          <table:table-cell/>
          <table:table-cell table:style-name="ce9" table:formula="of:=IF(COUNTIFS([.A$1:.A$2000]; [.D7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17T06:43:55" calcext:value-type="date">
            <text:p>2021-03-17 06:43:55</text:p>
          </table:table-cell>
          <table:table-cell/>
          <table:table-cell office:value-type="float" office:value="354173" calcext:value-type="float">
            <text:p>354173</text:p>
          </table:table-cell>
          <table:table-cell table:style-name="ce5" office:value-type="date" office:date-value="2021-03-15T07:44:07" calcext:value-type="date">
            <text:p>2021-03-15 07:44:07</text:p>
          </table:table-cell>
          <table:table-cell/>
          <table:table-cell table:style-name="ce9" table:formula="of:=IF(COUNTIFS([.A$1:.A$2000]; [.D77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17T06:47:55" calcext:value-type="date">
            <text:p>2021-03-17 06:47:55</text:p>
          </table:table-cell>
          <table:table-cell/>
          <table:table-cell office:value-type="float" office:value="58059794" calcext:value-type="float">
            <text:p>58059794</text:p>
          </table:table-cell>
          <table:table-cell table:style-name="ce5" office:value-type="date" office:date-value="2021-03-15T11:48:46" calcext:value-type="date">
            <text:p>2021-03-15 11:48:46</text:p>
          </table:table-cell>
          <table:table-cell/>
          <table:table-cell table:style-name="ce9" table:formula="of:=IF(COUNTIFS([.A$1:.A$2000]; [.D7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17T07:01:48" calcext:value-type="date">
            <text:p>2021-03-17 07:01:48</text:p>
          </table:table-cell>
          <table:table-cell/>
          <table:table-cell office:value-type="float" office:value="50307892" calcext:value-type="float">
            <text:p>50307892</text:p>
          </table:table-cell>
          <table:table-cell table:style-name="ce5" office:value-type="date" office:date-value="2021-03-16T19:47:01" calcext:value-type="date">
            <text:p>2021-03-16 19:47:01</text:p>
          </table:table-cell>
          <table:table-cell/>
          <table:table-cell table:style-name="ce9" table:formula="of:=IF(COUNTIFS([.A$1:.A$2000]; [.D7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18T06:40:01" calcext:value-type="date">
            <text:p>2021-03-18 06:40:01</text:p>
          </table:table-cell>
          <table:table-cell/>
          <table:table-cell office:value-type="float" office:value="8119107" calcext:value-type="float">
            <text:p>8119107</text:p>
          </table:table-cell>
          <table:table-cell table:style-name="ce5" office:value-type="date" office:date-value="2021-03-17T06:43:55" calcext:value-type="date">
            <text:p>2021-03-17 06:43:55</text:p>
          </table:table-cell>
          <table:table-cell/>
          <table:table-cell table:style-name="ce9" table:formula="of:=IF(COUNTIFS([.A$1:.A$2000]; [.D77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19T09:57:02" calcext:value-type="date">
            <text:p>2021-03-19 09:57:02</text:p>
          </table:table-cell>
          <table:table-cell/>
          <table:table-cell office:value-type="float" office:value="7918258" calcext:value-type="float">
            <text:p>7918258</text:p>
          </table:table-cell>
          <table:table-cell table:style-name="ce5" office:value-type="date" office:date-value="2021-03-17T06:47:55" calcext:value-type="date">
            <text:p>2021-03-17 06:47:55</text:p>
          </table:table-cell>
          <table:table-cell/>
          <table:table-cell table:style-name="ce9" table:formula="of:=IF(COUNTIFS([.A$1:.A$2000]; [.D7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19T15:58:28" calcext:value-type="date">
            <text:p>2021-03-19 15:58:28</text:p>
          </table:table-cell>
          <table:table-cell/>
          <table:table-cell office:value-type="float" office:value="487044" calcext:value-type="float">
            <text:p>487044</text:p>
          </table:table-cell>
          <table:table-cell table:style-name="ce5" office:value-type="date" office:date-value="2021-03-17T07:01:48" calcext:value-type="date">
            <text:p>2021-03-17 07:01:48</text:p>
          </table:table-cell>
          <table:table-cell/>
          <table:table-cell table:style-name="ce9" table:formula="of:=IF(COUNTIFS([.A$1:.A$2000]; [.D7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20T09:07:14" calcext:value-type="date">
            <text:p>2021-03-20 09:07:14</text:p>
          </table:table-cell>
          <table:table-cell/>
          <table:table-cell office:value-type="float" office:value="1189892" calcext:value-type="float">
            <text:p>1189892</text:p>
          </table:table-cell>
          <table:table-cell table:style-name="ce5" office:value-type="date" office:date-value="2021-03-18T06:40:01" calcext:value-type="date">
            <text:p>2021-03-18 06:40:01</text:p>
          </table:table-cell>
          <table:table-cell/>
          <table:table-cell table:style-name="ce9" table:formula="of:=IF(COUNTIFS([.A$1:.A$2000]; [.D77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22T01:30:35" calcext:value-type="date">
            <text:p>2021-03-22 01:30:35</text:p>
          </table:table-cell>
          <table:table-cell/>
          <table:table-cell office:value-type="float" office:value="33550463" calcext:value-type="float">
            <text:p>33550463</text:p>
          </table:table-cell>
          <table:table-cell table:style-name="ce5" office:value-type="date" office:date-value="2021-03-19T09:57:02" calcext:value-type="date">
            <text:p>2021-03-19 09:57:02</text:p>
          </table:table-cell>
          <table:table-cell/>
          <table:table-cell table:style-name="ce9" table:formula="of:=IF(COUNTIFS([.A$1:.A$2000]; [.D7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24T07:19:48" calcext:value-type="date">
            <text:p>2021-03-24 07:19:48</text:p>
          </table:table-cell>
          <table:table-cell/>
          <table:table-cell office:value-type="float" office:value="783547" calcext:value-type="float">
            <text:p>783547</text:p>
          </table:table-cell>
          <table:table-cell table:style-name="ce5" office:value-type="date" office:date-value="2021-03-19T15:58:28" calcext:value-type="date">
            <text:p>2021-03-19 15:58:28</text:p>
          </table:table-cell>
          <table:table-cell/>
          <table:table-cell table:style-name="ce9" table:formula="of:=IF(COUNTIFS([.A$1:.A$2000]; [.D7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24T07:41:15" calcext:value-type="date">
            <text:p>2021-03-24 07:41:15</text:p>
          </table:table-cell>
          <table:table-cell/>
          <table:table-cell office:value-type="float" office:value="37140377" calcext:value-type="float">
            <text:p>37140377</text:p>
          </table:table-cell>
          <table:table-cell table:style-name="ce5" office:value-type="date" office:date-value="2021-03-20T09:07:14" calcext:value-type="date">
            <text:p>2021-03-20 09:07:14</text:p>
          </table:table-cell>
          <table:table-cell/>
          <table:table-cell table:style-name="ce9" table:formula="of:=IF(COUNTIFS([.A$1:.A$2000]; [.D7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24T09:37:08" calcext:value-type="date">
            <text:p>2021-03-24 09:37:08</text:p>
          </table:table-cell>
          <table:table-cell/>
          <table:table-cell office:value-type="float" office:value="72612458" calcext:value-type="float">
            <text:p>72612458</text:p>
          </table:table-cell>
          <table:table-cell table:style-name="ce5" office:value-type="date" office:date-value="2021-03-22T01:30:35" calcext:value-type="date">
            <text:p>2021-03-22 01:30:35</text:p>
          </table:table-cell>
          <table:table-cell/>
          <table:table-cell table:style-name="ce9" table:formula="of:=IF(COUNTIFS([.A$1:.A$2000]; [.D7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24T18:05:43" calcext:value-type="date">
            <text:p>2021-03-24 18:05:43</text:p>
          </table:table-cell>
          <table:table-cell/>
          <table:table-cell office:value-type="float" office:value="31854960" calcext:value-type="float">
            <text:p>31854960</text:p>
          </table:table-cell>
          <table:table-cell table:style-name="ce5" office:value-type="date" office:date-value="2021-03-24T07:19:48" calcext:value-type="date">
            <text:p>2021-03-24 07:19:48</text:p>
          </table:table-cell>
          <table:table-cell/>
          <table:table-cell table:style-name="ce9" table:formula="of:=IF(COUNTIFS([.A$1:.A$2000]; [.D7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27T14:48:32" calcext:value-type="date">
            <text:p>2021-03-27 14:48:32</text:p>
          </table:table-cell>
          <table:table-cell/>
          <table:table-cell office:value-type="float" office:value="28831437" calcext:value-type="float">
            <text:p>28831437</text:p>
          </table:table-cell>
          <table:table-cell table:style-name="ce5" office:value-type="date" office:date-value="2021-03-24T07:41:15" calcext:value-type="date">
            <text:p>2021-03-24 07:41:15</text:p>
          </table:table-cell>
          <table:table-cell/>
          <table:table-cell table:style-name="ce9" table:formula="of:=IF(COUNTIFS([.A$1:.A$2000]; [.D7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28T11:53:48" calcext:value-type="date">
            <text:p>2021-03-28 11:53:48</text:p>
          </table:table-cell>
          <table:table-cell/>
          <table:table-cell office:value-type="float" office:value="35259591" calcext:value-type="float">
            <text:p>35259591</text:p>
          </table:table-cell>
          <table:table-cell table:style-name="ce5" office:value-type="date" office:date-value="2021-03-24T09:37:08" calcext:value-type="date">
            <text:p>2021-03-24 09:37:08</text:p>
          </table:table-cell>
          <table:table-cell/>
          <table:table-cell table:style-name="ce9" table:formula="of:=IF(COUNTIFS([.A$1:.A$2000]; [.D7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29T08:24:36" calcext:value-type="date">
            <text:p>2021-03-29 08:24:36</text:p>
          </table:table-cell>
          <table:table-cell/>
          <table:table-cell office:value-type="float" office:value="185251" calcext:value-type="float">
            <text:p>185251</text:p>
          </table:table-cell>
          <table:table-cell table:style-name="ce5" office:value-type="date" office:date-value="2021-03-24T18:05:43" calcext:value-type="date">
            <text:p>2021-03-24 18:05:43</text:p>
          </table:table-cell>
          <table:table-cell/>
          <table:table-cell table:style-name="ce9" table:formula="of:=IF(COUNTIFS([.A$1:.A$2000]; [.D7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31T04:47:09" calcext:value-type="date">
            <text:p>2021-03-31 04:47:09</text:p>
          </table:table-cell>
          <table:table-cell/>
          <table:table-cell office:value-type="float" office:value="541223" calcext:value-type="float">
            <text:p>541223</text:p>
          </table:table-cell>
          <table:table-cell table:style-name="ce5" office:value-type="date" office:date-value="2021-03-27T14:48:32" calcext:value-type="date">
            <text:p>2021-03-27 14:48:32</text:p>
          </table:table-cell>
          <table:table-cell/>
          <table:table-cell table:style-name="ce9" table:formula="of:=IF(COUNTIFS([.A$1:.A$2000]; [.D7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31T09:06:17" calcext:value-type="date">
            <text:p>2021-03-31 09:06:17</text:p>
          </table:table-cell>
          <table:table-cell/>
          <table:table-cell office:value-type="float" office:value="37108473" calcext:value-type="float">
            <text:p>37108473</text:p>
          </table:table-cell>
          <table:table-cell table:style-name="ce5" office:value-type="date" office:date-value="2021-03-28T11:53:48" calcext:value-type="date">
            <text:p>2021-03-28 11:53:48</text:p>
          </table:table-cell>
          <table:table-cell/>
          <table:table-cell table:style-name="ce9" table:formula="of:=IF(COUNTIFS([.A$1:.A$2000]; [.D7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31T14:14:42" calcext:value-type="date">
            <text:p>2021-03-31 14:14:42</text:p>
          </table:table-cell>
          <table:table-cell/>
          <table:table-cell office:value-type="float" office:value="10561355" calcext:value-type="float">
            <text:p>10561355</text:p>
          </table:table-cell>
          <table:table-cell table:style-name="ce5" office:value-type="date" office:date-value="2021-03-29T08:24:36" calcext:value-type="date">
            <text:p>2021-03-29 08:24:36</text:p>
          </table:table-cell>
          <table:table-cell/>
          <table:table-cell table:style-name="ce9" table:formula="of:=IF(COUNTIFS([.A$1:.A$2000]; [.D7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31T19:40:12" calcext:value-type="date">
            <text:p>2021-03-31 19:40:12</text:p>
          </table:table-cell>
          <table:table-cell/>
          <table:table-cell office:value-type="float" office:value="24966210" calcext:value-type="float">
            <text:p>24966210</text:p>
          </table:table-cell>
          <table:table-cell table:style-name="ce5" office:value-type="date" office:date-value="2021-03-31T04:47:09" calcext:value-type="date">
            <text:p>2021-03-31 04:47:09</text:p>
          </table:table-cell>
          <table:table-cell/>
          <table:table-cell table:style-name="ce9" table:formula="of:=IF(COUNTIFS([.A$1:.A$2000]; [.D7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3-31T23:50:02" calcext:value-type="date">
            <text:p>2021-03-31 23:50:02</text:p>
          </table:table-cell>
          <table:table-cell/>
          <table:table-cell office:value-type="float" office:value="9141501" calcext:value-type="float">
            <text:p>9141501</text:p>
          </table:table-cell>
          <table:table-cell table:style-name="ce5" office:value-type="date" office:date-value="2021-03-31T09:06:17" calcext:value-type="date">
            <text:p>2021-03-31 09:06:17</text:p>
          </table:table-cell>
          <table:table-cell/>
          <table:table-cell table:style-name="ce9" table:formula="of:=IF(COUNTIFS([.A$1:.A$2000]; [.D7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01T00:58:40" calcext:value-type="date">
            <text:p>2021-04-01 00:58:40</text:p>
          </table:table-cell>
          <table:table-cell/>
          <table:table-cell office:value-type="float" office:value="4505681" calcext:value-type="float">
            <text:p>4505681</text:p>
          </table:table-cell>
          <table:table-cell table:style-name="ce5" office:value-type="date" office:date-value="2021-03-31T14:14:42" calcext:value-type="date">
            <text:p>2021-03-31 14:14:42</text:p>
          </table:table-cell>
          <table:table-cell/>
          <table:table-cell table:style-name="ce9" table:formula="of:=IF(COUNTIFS([.A$1:.A$2000]; [.D7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01T18:31:55" calcext:value-type="date">
            <text:p>2021-04-01 18:31:55</text:p>
          </table:table-cell>
          <table:table-cell/>
          <table:table-cell office:value-type="float" office:value="18463491" calcext:value-type="float">
            <text:p>18463491</text:p>
          </table:table-cell>
          <table:table-cell table:style-name="ce5" office:value-type="date" office:date-value="2021-03-31T19:40:12" calcext:value-type="date">
            <text:p>2021-03-31 19:40:12</text:p>
          </table:table-cell>
          <table:table-cell/>
          <table:table-cell table:style-name="ce9" table:formula="of:=IF(COUNTIFS([.A$1:.A$2000]; [.D7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02T06:57:51" calcext:value-type="date">
            <text:p>2021-04-02 06:57:51</text:p>
          </table:table-cell>
          <table:table-cell/>
          <table:table-cell office:value-type="float" office:value="3547" calcext:value-type="float">
            <text:p>3547</text:p>
          </table:table-cell>
          <table:table-cell table:style-name="ce5" office:value-type="date" office:date-value="2021-03-31T23:50:02" calcext:value-type="date">
            <text:p>2021-03-31 23:50:02</text:p>
          </table:table-cell>
          <table:table-cell/>
          <table:table-cell table:style-name="ce9" table:formula="of:=IF(COUNTIFS([.A$1:.A$2000]; [.D7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02T10:55:44" calcext:value-type="date">
            <text:p>2021-04-02 10:55:44</text:p>
          </table:table-cell>
          <table:table-cell/>
          <table:table-cell office:value-type="float" office:value="414803" calcext:value-type="float">
            <text:p>414803</text:p>
          </table:table-cell>
          <table:table-cell table:style-name="ce5" office:value-type="date" office:date-value="2021-04-01T00:58:40" calcext:value-type="date">
            <text:p>2021-04-01 00:58:40</text:p>
          </table:table-cell>
          <table:table-cell/>
          <table:table-cell table:style-name="ce9" table:formula="of:=IF(COUNTIFS([.A$1:.A$2000]; [.D79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02T15:45:11" calcext:value-type="date">
            <text:p>2021-04-02 15:45:11</text:p>
          </table:table-cell>
          <table:table-cell/>
          <table:table-cell office:value-type="float" office:value="8455344" calcext:value-type="float">
            <text:p>8455344</text:p>
          </table:table-cell>
          <table:table-cell table:style-name="ce5" office:value-type="date" office:date-value="2021-04-01T18:31:55" calcext:value-type="date">
            <text:p>2021-04-01 18:31:55</text:p>
          </table:table-cell>
          <table:table-cell/>
          <table:table-cell table:style-name="ce9" table:formula="of:=IF(COUNTIFS([.A$1:.A$2000]; [.D7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03T19:06:41" calcext:value-type="date">
            <text:p>2021-04-03 19:06:41</text:p>
          </table:table-cell>
          <table:table-cell/>
          <table:table-cell office:value-type="float" office:value="26856233" calcext:value-type="float">
            <text:p>26856233</text:p>
          </table:table-cell>
          <table:table-cell table:style-name="ce5" office:value-type="date" office:date-value="2021-04-02T06:57:51" calcext:value-type="date">
            <text:p>2021-04-02 06:57:51</text:p>
          </table:table-cell>
          <table:table-cell/>
          <table:table-cell table:style-name="ce9" table:formula="of:=IF(COUNTIFS([.A$1:.A$2000]; [.D7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03T20:46:01" calcext:value-type="date">
            <text:p>2021-04-03 20:46:01</text:p>
          </table:table-cell>
          <table:table-cell/>
          <table:table-cell office:value-type="float" office:value="1267208" calcext:value-type="float">
            <text:p>1267208</text:p>
          </table:table-cell>
          <table:table-cell table:style-name="ce5" office:value-type="date" office:date-value="2021-04-02T10:55:44" calcext:value-type="date">
            <text:p>2021-04-02 10:55:44</text:p>
          </table:table-cell>
          <table:table-cell/>
          <table:table-cell table:style-name="ce9" table:formula="of:=IF(COUNTIFS([.A$1:.A$2000]; [.D7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05T19:01:39" calcext:value-type="date">
            <text:p>2021-04-05 19:01:39</text:p>
          </table:table-cell>
          <table:table-cell/>
          <table:table-cell office:value-type="float" office:value="7280152" calcext:value-type="float">
            <text:p>7280152</text:p>
          </table:table-cell>
          <table:table-cell table:style-name="ce5" office:value-type="date" office:date-value="2021-04-02T15:45:11" calcext:value-type="date">
            <text:p>2021-04-02 15:45:11</text:p>
          </table:table-cell>
          <table:table-cell/>
          <table:table-cell table:style-name="ce9" table:formula="of:=IF(COUNTIFS([.A$1:.A$2000]; [.D7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06T01:06:03" calcext:value-type="date">
            <text:p>2021-04-06 01:06:03</text:p>
          </table:table-cell>
          <table:table-cell/>
          <table:table-cell office:value-type="float" office:value="5892147" calcext:value-type="float">
            <text:p>5892147</text:p>
          </table:table-cell>
          <table:table-cell table:style-name="ce5" office:value-type="date" office:date-value="2021-04-03T19:06:41" calcext:value-type="date">
            <text:p>2021-04-03 19:06:41</text:p>
          </table:table-cell>
          <table:table-cell/>
          <table:table-cell table:style-name="ce9" table:formula="of:=IF(COUNTIFS([.A$1:.A$2000]; [.D79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07T16:42:52" calcext:value-type="date">
            <text:p>2021-04-07 16:42:52</text:p>
          </table:table-cell>
          <table:table-cell/>
          <table:table-cell office:value-type="float" office:value="249025" calcext:value-type="float">
            <text:p>249025</text:p>
          </table:table-cell>
          <table:table-cell table:style-name="ce5" office:value-type="date" office:date-value="2021-04-03T20:46:01" calcext:value-type="date">
            <text:p>2021-04-03 20:46:01</text:p>
          </table:table-cell>
          <table:table-cell/>
          <table:table-cell table:style-name="ce9" table:formula="of:=IF(COUNTIFS([.A$1:.A$2000]; [.D7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09T03:24:59" calcext:value-type="date">
            <text:p>2021-04-09 03:24:59</text:p>
          </table:table-cell>
          <table:table-cell/>
          <table:table-cell office:value-type="float" office:value="54062097" calcext:value-type="float">
            <text:p>54062097</text:p>
          </table:table-cell>
          <table:table-cell table:style-name="ce5" office:value-type="date" office:date-value="2021-04-05T19:01:39" calcext:value-type="date">
            <text:p>2021-04-05 19:01:39</text:p>
          </table:table-cell>
          <table:table-cell/>
          <table:table-cell table:style-name="ce9" table:formula="of:=IF(COUNTIFS([.A$1:.A$2000]; [.D8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09T10:06:57" calcext:value-type="date">
            <text:p>2021-04-09 10:06:57</text:p>
          </table:table-cell>
          <table:table-cell/>
          <table:table-cell office:value-type="float" office:value="18205142" calcext:value-type="float">
            <text:p>18205142</text:p>
          </table:table-cell>
          <table:table-cell table:style-name="ce5" office:value-type="date" office:date-value="2021-04-06T01:06:03" calcext:value-type="date">
            <text:p>2021-04-06 01:06:03</text:p>
          </table:table-cell>
          <table:table-cell/>
          <table:table-cell table:style-name="ce9" table:formula="of:=IF(COUNTIFS([.A$1:.A$2000]; [.D80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09T14:16:42" calcext:value-type="date">
            <text:p>2021-04-09 14:16:42</text:p>
          </table:table-cell>
          <table:table-cell/>
          <table:table-cell office:value-type="float" office:value="32615318" calcext:value-type="float">
            <text:p>32615318</text:p>
          </table:table-cell>
          <table:table-cell table:style-name="ce5" office:value-type="date" office:date-value="2021-04-07T16:42:52" calcext:value-type="date">
            <text:p>2021-04-07 16:42:52</text:p>
          </table:table-cell>
          <table:table-cell/>
          <table:table-cell table:style-name="ce9" table:formula="of:=IF(COUNTIFS([.A$1:.A$2000]; [.D8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10T12:18:21" calcext:value-type="date">
            <text:p>2021-04-10 12:18:21</text:p>
          </table:table-cell>
          <table:table-cell/>
          <table:table-cell office:value-type="float" office:value="20829020" calcext:value-type="float">
            <text:p>20829020</text:p>
          </table:table-cell>
          <table:table-cell table:style-name="ce5" office:value-type="date" office:date-value="2021-04-09T03:24:59" calcext:value-type="date">
            <text:p>2021-04-09 03:24:59</text:p>
          </table:table-cell>
          <table:table-cell/>
          <table:table-cell table:style-name="ce9" table:formula="of:=IF(COUNTIFS([.A$1:.A$2000]; [.D8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10T18:56:21" calcext:value-type="date">
            <text:p>2021-04-10 18:56:21</text:p>
          </table:table-cell>
          <table:table-cell/>
          <table:table-cell office:value-type="float" office:value="563086" calcext:value-type="float">
            <text:p>563086</text:p>
          </table:table-cell>
          <table:table-cell table:style-name="ce5" office:value-type="date" office:date-value="2021-04-09T10:06:57" calcext:value-type="date">
            <text:p>2021-04-09 10:06:57</text:p>
          </table:table-cell>
          <table:table-cell/>
          <table:table-cell table:style-name="ce9" table:formula="of:=IF(COUNTIFS([.A$1:.A$2000]; [.D8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13T01:25:41" calcext:value-type="date">
            <text:p>2021-04-13 01:25:41</text:p>
          </table:table-cell>
          <table:table-cell/>
          <table:table-cell office:value-type="float" office:value="272534" calcext:value-type="float">
            <text:p>272534</text:p>
          </table:table-cell>
          <table:table-cell table:style-name="ce5" office:value-type="date" office:date-value="2021-04-09T14:16:42" calcext:value-type="date">
            <text:p>2021-04-09 14:16:42</text:p>
          </table:table-cell>
          <table:table-cell/>
          <table:table-cell table:style-name="ce9" table:formula="of:=IF(COUNTIFS([.A$1:.A$2000]; [.D8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13T02:55:00" calcext:value-type="date">
            <text:p>2021-04-13 02:55:00</text:p>
          </table:table-cell>
          <table:table-cell/>
          <table:table-cell office:value-type="float" office:value="11156227" calcext:value-type="float">
            <text:p>11156227</text:p>
          </table:table-cell>
          <table:table-cell table:style-name="ce5" office:value-type="date" office:date-value="2021-04-10T12:18:21" calcext:value-type="date">
            <text:p>2021-04-10 12:18:21</text:p>
          </table:table-cell>
          <table:table-cell/>
          <table:table-cell table:style-name="ce9" table:formula="of:=IF(COUNTIFS([.A$1:.A$2000]; [.D80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13T16:30:52" calcext:value-type="date">
            <text:p>2021-04-13 16:30:52</text:p>
          </table:table-cell>
          <table:table-cell/>
          <table:table-cell office:value-type="float" office:value="5073946" calcext:value-type="float">
            <text:p>5073946</text:p>
          </table:table-cell>
          <table:table-cell table:style-name="ce5" office:value-type="date" office:date-value="2021-04-10T18:56:21" calcext:value-type="date">
            <text:p>2021-04-10 18:56:21</text:p>
          </table:table-cell>
          <table:table-cell/>
          <table:table-cell table:style-name="ce9" table:formula="of:=IF(COUNTIFS([.A$1:.A$2000]; [.D8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15T06:10:30" calcext:value-type="date">
            <text:p>2021-04-15 06:10:30</text:p>
          </table:table-cell>
          <table:table-cell/>
          <table:table-cell office:value-type="float" office:value="23517787" calcext:value-type="float">
            <text:p>23517787</text:p>
          </table:table-cell>
          <table:table-cell table:style-name="ce5" office:value-type="date" office:date-value="2021-04-13T01:25:41" calcext:value-type="date">
            <text:p>2021-04-13 01:25:41</text:p>
          </table:table-cell>
          <table:table-cell/>
          <table:table-cell table:style-name="ce9" table:formula="of:=IF(COUNTIFS([.A$1:.A$2000]; [.D8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15T09:22:06" calcext:value-type="date">
            <text:p>2021-04-15 09:22:06</text:p>
          </table:table-cell>
          <table:table-cell/>
          <table:table-cell office:value-type="float" office:value="873039" calcext:value-type="float">
            <text:p>873039</text:p>
          </table:table-cell>
          <table:table-cell table:style-name="ce5" office:value-type="date" office:date-value="2021-04-13T02:55:00" calcext:value-type="date">
            <text:p>2021-04-13 02:55:00</text:p>
          </table:table-cell>
          <table:table-cell/>
          <table:table-cell table:style-name="ce9" table:formula="of:=IF(COUNTIFS([.A$1:.A$2000]; [.D8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15T15:01:08" calcext:value-type="date">
            <text:p>2021-04-15 15:01:08</text:p>
          </table:table-cell>
          <table:table-cell/>
          <table:table-cell office:value-type="float" office:value="16395319" calcext:value-type="float">
            <text:p>16395319</text:p>
          </table:table-cell>
          <table:table-cell table:style-name="ce5" office:value-type="date" office:date-value="2021-04-13T16:30:52" calcext:value-type="date">
            <text:p>2021-04-13 16:30:52</text:p>
          </table:table-cell>
          <table:table-cell/>
          <table:table-cell table:style-name="ce9" table:formula="of:=IF(COUNTIFS([.A$1:.A$2000]; [.D8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17T05:08:13" calcext:value-type="date">
            <text:p>2021-04-17 05:08:13</text:p>
          </table:table-cell>
          <table:table-cell/>
          <table:table-cell office:value-type="float" office:value="636473" calcext:value-type="float">
            <text:p>636473</text:p>
          </table:table-cell>
          <table:table-cell table:style-name="ce5" office:value-type="date" office:date-value="2021-04-15T06:10:30" calcext:value-type="date">
            <text:p>2021-04-15 06:10:30</text:p>
          </table:table-cell>
          <table:table-cell/>
          <table:table-cell table:style-name="ce9" table:formula="of:=IF(COUNTIFS([.A$1:.A$2000]; [.D8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17T22:13:07" calcext:value-type="date">
            <text:p>2021-04-17 22:13:07</text:p>
          </table:table-cell>
          <table:table-cell/>
          <table:table-cell office:value-type="float" office:value="13642481" calcext:value-type="float">
            <text:p>13642481</text:p>
          </table:table-cell>
          <table:table-cell table:style-name="ce5" office:value-type="date" office:date-value="2021-04-15T09:22:06" calcext:value-type="date">
            <text:p>2021-04-15 09:22:06</text:p>
          </table:table-cell>
          <table:table-cell/>
          <table:table-cell table:style-name="ce9" table:formula="of:=IF(COUNTIFS([.A$1:.A$2000]; [.D8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18T05:09:59" calcext:value-type="date">
            <text:p>2021-04-18 05:09:59</text:p>
          </table:table-cell>
          <table:table-cell/>
          <table:table-cell office:value-type="float" office:value="40589313" calcext:value-type="float">
            <text:p>40589313</text:p>
          </table:table-cell>
          <table:table-cell table:style-name="ce5" office:value-type="date" office:date-value="2021-04-15T15:01:08" calcext:value-type="date">
            <text:p>2021-04-15 15:01:08</text:p>
          </table:table-cell>
          <table:table-cell/>
          <table:table-cell table:style-name="ce9" table:formula="of:=IF(COUNTIFS([.A$1:.A$2000]; [.D8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19T04:22:17" calcext:value-type="date">
            <text:p>2021-04-19 04:22:17</text:p>
          </table:table-cell>
          <table:table-cell/>
          <table:table-cell office:value-type="float" office:value="32740061" calcext:value-type="float">
            <text:p>32740061</text:p>
          </table:table-cell>
          <table:table-cell table:style-name="ce5" office:value-type="date" office:date-value="2021-04-17T05:08:13" calcext:value-type="date">
            <text:p>2021-04-17 05:08:13</text:p>
          </table:table-cell>
          <table:table-cell/>
          <table:table-cell table:style-name="ce9" table:formula="of:=IF(COUNTIFS([.A$1:.A$2000]; [.D8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19T11:03:15" calcext:value-type="date">
            <text:p>2021-04-19 11:03:15</text:p>
          </table:table-cell>
          <table:table-cell/>
          <table:table-cell office:value-type="float" office:value="79789171" calcext:value-type="float">
            <text:p>79789171</text:p>
          </table:table-cell>
          <table:table-cell table:style-name="ce5" office:value-type="date" office:date-value="2021-04-17T22:13:07" calcext:value-type="date">
            <text:p>2021-04-17 22:13:07</text:p>
          </table:table-cell>
          <table:table-cell/>
          <table:table-cell table:style-name="ce9" table:formula="of:=IF(COUNTIFS([.A$1:.A$2000]; [.D8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19T17:44:34" calcext:value-type="date">
            <text:p>2021-04-19 17:44:34</text:p>
          </table:table-cell>
          <table:table-cell/>
          <table:table-cell office:value-type="float" office:value="9571936" calcext:value-type="float">
            <text:p>9571936</text:p>
          </table:table-cell>
          <table:table-cell table:style-name="ce5" office:value-type="date" office:date-value="2021-04-18T05:09:59" calcext:value-type="date">
            <text:p>2021-04-18 05:09:59</text:p>
          </table:table-cell>
          <table:table-cell/>
          <table:table-cell table:style-name="ce9" table:formula="of:=IF(COUNTIFS([.A$1:.A$2000]; [.D8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0T11:07:59" calcext:value-type="date">
            <text:p>2021-04-20 11:07:59</text:p>
          </table:table-cell>
          <table:table-cell/>
          <table:table-cell office:value-type="float" office:value="4501149" calcext:value-type="float">
            <text:p>4501149</text:p>
          </table:table-cell>
          <table:table-cell table:style-name="ce5" office:value-type="date" office:date-value="2021-04-19T04:22:17" calcext:value-type="date">
            <text:p>2021-04-19 04:22:17</text:p>
          </table:table-cell>
          <table:table-cell/>
          <table:table-cell table:style-name="ce9" table:formula="of:=IF(COUNTIFS([.A$1:.A$2000]; [.D8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1T03:17:37" calcext:value-type="date">
            <text:p>2021-04-21 03:17:37</text:p>
          </table:table-cell>
          <table:table-cell/>
          <table:table-cell office:value-type="float" office:value="30211020" calcext:value-type="float">
            <text:p>30211020</text:p>
          </table:table-cell>
          <table:table-cell table:style-name="ce5" office:value-type="date" office:date-value="2021-04-19T11:03:15" calcext:value-type="date">
            <text:p>2021-04-19 11:03:15</text:p>
          </table:table-cell>
          <table:table-cell/>
          <table:table-cell table:style-name="ce9" table:formula="of:=IF(COUNTIFS([.A$1:.A$2000]; [.D8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1T03:47:29" calcext:value-type="date">
            <text:p>2021-04-21 03:47:29</text:p>
          </table:table-cell>
          <table:table-cell/>
          <table:table-cell office:value-type="float" office:value="31855776" calcext:value-type="float">
            <text:p>31855776</text:p>
          </table:table-cell>
          <table:table-cell table:style-name="ce5" office:value-type="date" office:date-value="2021-04-19T17:44:34" calcext:value-type="date">
            <text:p>2021-04-19 17:44:34</text:p>
          </table:table-cell>
          <table:table-cell/>
          <table:table-cell table:style-name="ce9" table:formula="of:=IF(COUNTIFS([.A$1:.A$2000]; [.D81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1T12:51:41" calcext:value-type="date">
            <text:p>2021-04-21 12:51:41</text:p>
          </table:table-cell>
          <table:table-cell/>
          <table:table-cell office:value-type="float" office:value="564279" calcext:value-type="float">
            <text:p>564279</text:p>
          </table:table-cell>
          <table:table-cell table:style-name="ce5" office:value-type="date" office:date-value="2021-04-20T11:07:59" calcext:value-type="date">
            <text:p>2021-04-20 11:07:59</text:p>
          </table:table-cell>
          <table:table-cell/>
          <table:table-cell table:style-name="ce9" table:formula="of:=IF(COUNTIFS([.A$1:.A$2000]; [.D8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1T15:45:39" calcext:value-type="date">
            <text:p>2021-04-21 15:45:39</text:p>
          </table:table-cell>
          <table:table-cell/>
          <table:table-cell office:value-type="float" office:value="136069" calcext:value-type="float">
            <text:p>136069</text:p>
          </table:table-cell>
          <table:table-cell table:style-name="ce5" office:value-type="date" office:date-value="2021-04-21T03:17:37" calcext:value-type="date">
            <text:p>2021-04-21 03:17:37</text:p>
          </table:table-cell>
          <table:table-cell/>
          <table:table-cell table:style-name="ce9" table:formula="of:=IF(COUNTIFS([.A$1:.A$2000]; [.D82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2T05:34:24" calcext:value-type="date">
            <text:p>2021-04-22 05:34:24</text:p>
          </table:table-cell>
          <table:table-cell/>
          <table:table-cell office:value-type="float" office:value="116800" calcext:value-type="float">
            <text:p>116800</text:p>
          </table:table-cell>
          <table:table-cell table:style-name="ce5" office:value-type="date" office:date-value="2021-04-21T03:47:29" calcext:value-type="date">
            <text:p>2021-04-21 03:47:29</text:p>
          </table:table-cell>
          <table:table-cell/>
          <table:table-cell table:style-name="ce9" table:formula="of:=IF(COUNTIFS([.A$1:.A$2000]; [.D8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2T10:26:38" calcext:value-type="date">
            <text:p>2021-04-22 10:26:38</text:p>
          </table:table-cell>
          <table:table-cell/>
          <table:table-cell office:value-type="float" office:value="79563261" calcext:value-type="float">
            <text:p>79563261</text:p>
          </table:table-cell>
          <table:table-cell table:style-name="ce5" office:value-type="date" office:date-value="2021-04-21T12:51:41" calcext:value-type="date">
            <text:p>2021-04-21 12:51:41</text:p>
          </table:table-cell>
          <table:table-cell/>
          <table:table-cell table:style-name="ce9" table:formula="of:=IF(COUNTIFS([.A$1:.A$2000]; [.D8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3T05:28:01" calcext:value-type="date">
            <text:p>2021-04-23 05:28:01</text:p>
          </table:table-cell>
          <table:table-cell/>
          <table:table-cell office:value-type="float" office:value="12386288" calcext:value-type="float">
            <text:p>12386288</text:p>
          </table:table-cell>
          <table:table-cell table:style-name="ce5" office:value-type="date" office:date-value="2021-04-21T15:45:39" calcext:value-type="date">
            <text:p>2021-04-21 15:45:39</text:p>
          </table:table-cell>
          <table:table-cell/>
          <table:table-cell table:style-name="ce9" table:formula="of:=IF(COUNTIFS([.A$1:.A$2000]; [.D82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4T09:41:48" calcext:value-type="date">
            <text:p>2021-04-24 09:41:48</text:p>
          </table:table-cell>
          <table:table-cell/>
          <table:table-cell office:value-type="float" office:value="1624725" calcext:value-type="float">
            <text:p>1624725</text:p>
          </table:table-cell>
          <table:table-cell table:style-name="ce5" office:value-type="date" office:date-value="2021-04-22T05:34:24" calcext:value-type="date">
            <text:p>2021-04-22 05:34:24</text:p>
          </table:table-cell>
          <table:table-cell/>
          <table:table-cell table:style-name="ce9" table:formula="of:=IF(COUNTIFS([.A$1:.A$2000]; [.D8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5T14:11:43" calcext:value-type="date">
            <text:p>2021-04-25 14:11:43</text:p>
          </table:table-cell>
          <table:table-cell/>
          <table:table-cell office:value-type="float" office:value="50016470" calcext:value-type="float">
            <text:p>50016470</text:p>
          </table:table-cell>
          <table:table-cell table:style-name="ce5" office:value-type="date" office:date-value="2021-04-22T10:26:38" calcext:value-type="date">
            <text:p>2021-04-22 10:26:38</text:p>
          </table:table-cell>
          <table:table-cell/>
          <table:table-cell table:style-name="ce9" table:formula="of:=IF(COUNTIFS([.A$1:.A$2000]; [.D8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5T16:09:34" calcext:value-type="date">
            <text:p>2021-04-25 16:09:34</text:p>
          </table:table-cell>
          <table:table-cell/>
          <table:table-cell office:value-type="float" office:value="5310020" calcext:value-type="float">
            <text:p>5310020</text:p>
          </table:table-cell>
          <table:table-cell table:style-name="ce5" office:value-type="date" office:date-value="2021-04-23T05:28:01" calcext:value-type="date">
            <text:p>2021-04-23 05:28:01</text:p>
          </table:table-cell>
          <table:table-cell/>
          <table:table-cell table:style-name="ce9" table:formula="of:=IF(COUNTIFS([.A$1:.A$2000]; [.D8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6T14:46:54" calcext:value-type="date">
            <text:p>2021-04-26 14:46:54</text:p>
          </table:table-cell>
          <table:table-cell/>
          <table:table-cell office:value-type="float" office:value="445123" calcext:value-type="float">
            <text:p>445123</text:p>
          </table:table-cell>
          <table:table-cell table:style-name="ce5" office:value-type="date" office:date-value="2021-04-24T09:41:48" calcext:value-type="date">
            <text:p>2021-04-24 09:41:48</text:p>
          </table:table-cell>
          <table:table-cell/>
          <table:table-cell table:style-name="ce9" table:formula="of:=IF(COUNTIFS([.A$1:.A$2000]; [.D8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7T13:27:46" calcext:value-type="date">
            <text:p>2021-04-27 13:27:46</text:p>
          </table:table-cell>
          <table:table-cell/>
          <table:table-cell office:value-type="float" office:value="18381359" calcext:value-type="float">
            <text:p>18381359</text:p>
          </table:table-cell>
          <table:table-cell table:style-name="ce5" office:value-type="date" office:date-value="2021-04-25T14:11:43" calcext:value-type="date">
            <text:p>2021-04-25 14:11:43</text:p>
          </table:table-cell>
          <table:table-cell/>
          <table:table-cell table:style-name="ce9" table:formula="of:=IF(COUNTIFS([.A$1:.A$2000]; [.D8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7T18:43:24" calcext:value-type="date">
            <text:p>2021-04-27 18:43:24</text:p>
          </table:table-cell>
          <table:table-cell/>
          <table:table-cell office:value-type="float" office:value="54051236" calcext:value-type="float">
            <text:p>54051236</text:p>
          </table:table-cell>
          <table:table-cell table:style-name="ce5" office:value-type="date" office:date-value="2021-04-25T16:09:34" calcext:value-type="date">
            <text:p>2021-04-25 16:09:34</text:p>
          </table:table-cell>
          <table:table-cell/>
          <table:table-cell table:style-name="ce9" table:formula="of:=IF(COUNTIFS([.A$1:.A$2000]; [.D8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8T02:37:46" calcext:value-type="date">
            <text:p>2021-04-28 02:37:46</text:p>
          </table:table-cell>
          <table:table-cell/>
          <table:table-cell office:value-type="float" office:value="39982313" calcext:value-type="float">
            <text:p>39982313</text:p>
          </table:table-cell>
          <table:table-cell table:style-name="ce5" office:value-type="date" office:date-value="2021-04-26T14:46:54" calcext:value-type="date">
            <text:p>2021-04-26 14:46:54</text:p>
          </table:table-cell>
          <table:table-cell/>
          <table:table-cell table:style-name="ce9" table:formula="of:=IF(COUNTIFS([.A$1:.A$2000]; [.D8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8T06:52:15" calcext:value-type="date">
            <text:p>2021-04-28 06:52:15</text:p>
          </table:table-cell>
          <table:table-cell/>
          <table:table-cell office:value-type="float" office:value="14090872" calcext:value-type="float">
            <text:p>14090872</text:p>
          </table:table-cell>
          <table:table-cell table:style-name="ce5" office:value-type="date" office:date-value="2021-04-27T13:27:46" calcext:value-type="date">
            <text:p>2021-04-27 13:27:46</text:p>
          </table:table-cell>
          <table:table-cell/>
          <table:table-cell table:style-name="ce9" table:formula="of:=IF(COUNTIFS([.A$1:.A$2000]; [.D8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8T07:40:56" calcext:value-type="date">
            <text:p>2021-04-28 07:40:56</text:p>
          </table:table-cell>
          <table:table-cell/>
          <table:table-cell office:value-type="float" office:value="68105606" calcext:value-type="float">
            <text:p>68105606</text:p>
          </table:table-cell>
          <table:table-cell table:style-name="ce5" office:value-type="date" office:date-value="2021-04-27T18:43:24" calcext:value-type="date">
            <text:p>2021-04-27 18:43:24</text:p>
          </table:table-cell>
          <table:table-cell/>
          <table:table-cell table:style-name="ce9" table:formula="of:=IF(COUNTIFS([.A$1:.A$2000]; [.D8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8T08:48:18" calcext:value-type="date">
            <text:p>2021-04-28 08:48:18</text:p>
          </table:table-cell>
          <table:table-cell/>
          <table:table-cell office:value-type="float" office:value="1264752" calcext:value-type="float">
            <text:p>1264752</text:p>
          </table:table-cell>
          <table:table-cell table:style-name="ce5" office:value-type="date" office:date-value="2021-04-28T02:37:46" calcext:value-type="date">
            <text:p>2021-04-28 02:37:46</text:p>
          </table:table-cell>
          <table:table-cell/>
          <table:table-cell table:style-name="ce9" table:formula="of:=IF(COUNTIFS([.A$1:.A$2000]; [.D83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8T17:45:51" calcext:value-type="date">
            <text:p>2021-04-28 17:45:51</text:p>
          </table:table-cell>
          <table:table-cell/>
          <table:table-cell office:value-type="float" office:value="6921675" calcext:value-type="float">
            <text:p>6921675</text:p>
          </table:table-cell>
          <table:table-cell table:style-name="ce5" office:value-type="date" office:date-value="2021-04-28T06:52:15" calcext:value-type="date">
            <text:p>2021-04-28 06:52:15</text:p>
          </table:table-cell>
          <table:table-cell/>
          <table:table-cell table:style-name="ce9" table:formula="of:=IF(COUNTIFS([.A$1:.A$2000]; [.D8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29T23:07:17" calcext:value-type="date">
            <text:p>2021-04-29 23:07:17</text:p>
          </table:table-cell>
          <table:table-cell/>
          <table:table-cell office:value-type="float" office:value="3955237" calcext:value-type="float">
            <text:p>3955237</text:p>
          </table:table-cell>
          <table:table-cell table:style-name="ce5" office:value-type="date" office:date-value="2021-04-28T07:40:56" calcext:value-type="date">
            <text:p>2021-04-28 07:40:56</text:p>
          </table:table-cell>
          <table:table-cell/>
          <table:table-cell table:style-name="ce9" table:formula="of:=IF(COUNTIFS([.A$1:.A$2000]; [.D8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4-30T11:15:47" calcext:value-type="date">
            <text:p>2021-04-30 11:15:47</text:p>
          </table:table-cell>
          <table:table-cell/>
          <table:table-cell office:value-type="float" office:value="28631948" calcext:value-type="float">
            <text:p>28631948</text:p>
          </table:table-cell>
          <table:table-cell table:style-name="ce5" office:value-type="date" office:date-value="2021-04-28T08:48:18" calcext:value-type="date">
            <text:p>2021-04-28 08:48:18</text:p>
          </table:table-cell>
          <table:table-cell/>
          <table:table-cell table:style-name="ce9" table:formula="of:=IF(COUNTIFS([.A$1:.A$2000]; [.D8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2T11:50:08" calcext:value-type="date">
            <text:p>2021-05-02 11:50:08</text:p>
          </table:table-cell>
          <table:table-cell/>
          <table:table-cell office:value-type="float" office:value="4438819" calcext:value-type="float">
            <text:p>4438819</text:p>
          </table:table-cell>
          <table:table-cell table:style-name="ce5" office:value-type="date" office:date-value="2021-04-28T17:45:51" calcext:value-type="date">
            <text:p>2021-04-28 17:45:51</text:p>
          </table:table-cell>
          <table:table-cell/>
          <table:table-cell table:style-name="ce9" table:formula="of:=IF(COUNTIFS([.A$1:.A$2000]; [.D8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3T18:47:19" calcext:value-type="date">
            <text:p>2021-05-03 18:47:19</text:p>
          </table:table-cell>
          <table:table-cell/>
          <table:table-cell office:value-type="float" office:value="8060731" calcext:value-type="float">
            <text:p>8060731</text:p>
          </table:table-cell>
          <table:table-cell table:style-name="ce5" office:value-type="date" office:date-value="2021-04-29T23:07:17" calcext:value-type="date">
            <text:p>2021-04-29 23:07:17</text:p>
          </table:table-cell>
          <table:table-cell/>
          <table:table-cell table:style-name="ce9" table:formula="of:=IF(COUNTIFS([.A$1:.A$2000]; [.D8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4T08:16:13" calcext:value-type="date">
            <text:p>2021-05-04 08:16:13</text:p>
          </table:table-cell>
          <table:table-cell/>
          <table:table-cell office:value-type="float" office:value="30828065" calcext:value-type="float">
            <text:p>30828065</text:p>
          </table:table-cell>
          <table:table-cell table:style-name="ce5" office:value-type="date" office:date-value="2021-04-30T11:15:47" calcext:value-type="date">
            <text:p>2021-04-30 11:15:47</text:p>
          </table:table-cell>
          <table:table-cell/>
          <table:table-cell table:style-name="ce9" table:formula="of:=IF(COUNTIFS([.A$1:.A$2000]; [.D8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6T07:37:51" calcext:value-type="date">
            <text:p>2021-05-06 07:37:51</text:p>
          </table:table-cell>
          <table:table-cell/>
          <table:table-cell office:value-type="float" office:value="220473" calcext:value-type="float">
            <text:p>220473</text:p>
          </table:table-cell>
          <table:table-cell table:style-name="ce5" office:value-type="date" office:date-value="2021-05-02T11:50:08" calcext:value-type="date">
            <text:p>2021-05-02 11:50:08</text:p>
          </table:table-cell>
          <table:table-cell/>
          <table:table-cell table:style-name="ce9" table:formula="of:=IF(COUNTIFS([.A$1:.A$2000]; [.D8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6T10:35:50" calcext:value-type="date">
            <text:p>2021-05-06 10:35:50</text:p>
          </table:table-cell>
          <table:table-cell/>
          <table:table-cell office:value-type="float" office:value="7354598" calcext:value-type="float">
            <text:p>7354598</text:p>
          </table:table-cell>
          <table:table-cell table:style-name="ce5" office:value-type="date" office:date-value="2021-05-03T18:47:19" calcext:value-type="date">
            <text:p>2021-05-03 18:47:19</text:p>
          </table:table-cell>
          <table:table-cell/>
          <table:table-cell table:style-name="ce9" table:formula="of:=IF(COUNTIFS([.A$1:.A$2000]; [.D8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6T12:49:32" calcext:value-type="date">
            <text:p>2021-05-06 12:49:32</text:p>
          </table:table-cell>
          <table:table-cell/>
          <table:table-cell office:value-type="float" office:value="67183719" calcext:value-type="float">
            <text:p>67183719</text:p>
          </table:table-cell>
          <table:table-cell table:style-name="ce5" office:value-type="date" office:date-value="2021-05-04T08:16:13" calcext:value-type="date">
            <text:p>2021-05-04 08:16:13</text:p>
          </table:table-cell>
          <table:table-cell/>
          <table:table-cell table:style-name="ce9" table:formula="of:=IF(COUNTIFS([.A$1:.A$2000]; [.D8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6T14:57:58" calcext:value-type="date">
            <text:p>2021-05-06 14:57:58</text:p>
          </table:table-cell>
          <table:table-cell/>
          <table:table-cell office:value-type="float" office:value="1989646" calcext:value-type="float">
            <text:p>1989646</text:p>
          </table:table-cell>
          <table:table-cell table:style-name="ce5" office:value-type="date" office:date-value="2021-05-06T07:37:51" calcext:value-type="date">
            <text:p>2021-05-06 07:37:51</text:p>
          </table:table-cell>
          <table:table-cell/>
          <table:table-cell table:style-name="ce9" table:formula="of:=IF(COUNTIFS([.A$1:.A$2000]; [.D8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6T17:37:24" calcext:value-type="date">
            <text:p>2021-05-06 17:37:24</text:p>
          </table:table-cell>
          <table:table-cell/>
          <table:table-cell office:value-type="float" office:value="12234601" calcext:value-type="float">
            <text:p>12234601</text:p>
          </table:table-cell>
          <table:table-cell table:style-name="ce5" office:value-type="date" office:date-value="2021-05-06T10:35:50" calcext:value-type="date">
            <text:p>2021-05-06 10:35:50</text:p>
          </table:table-cell>
          <table:table-cell/>
          <table:table-cell table:style-name="ce9" table:formula="of:=IF(COUNTIFS([.A$1:.A$2000]; [.D8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6T19:23:46" calcext:value-type="date">
            <text:p>2021-05-06 19:23:46</text:p>
          </table:table-cell>
          <table:table-cell/>
          <table:table-cell office:value-type="float" office:value="1016932" calcext:value-type="float">
            <text:p>1016932</text:p>
          </table:table-cell>
          <table:table-cell table:style-name="ce5" office:value-type="date" office:date-value="2021-05-06T12:49:32" calcext:value-type="date">
            <text:p>2021-05-06 12:49:32</text:p>
          </table:table-cell>
          <table:table-cell/>
          <table:table-cell table:style-name="ce9" table:formula="of:=IF(COUNTIFS([.A$1:.A$2000]; [.D8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7T01:38:07" calcext:value-type="date">
            <text:p>2021-05-07 01:38:07</text:p>
          </table:table-cell>
          <table:table-cell/>
          <table:table-cell office:value-type="float" office:value="23710675" calcext:value-type="float">
            <text:p>23710675</text:p>
          </table:table-cell>
          <table:table-cell table:style-name="ce5" office:value-type="date" office:date-value="2021-05-06T14:57:58" calcext:value-type="date">
            <text:p>2021-05-06 14:57:58</text:p>
          </table:table-cell>
          <table:table-cell/>
          <table:table-cell table:style-name="ce9" table:formula="of:=IF(COUNTIFS([.A$1:.A$2000]; [.D8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7T02:05:58" calcext:value-type="date">
            <text:p>2021-05-07 02:05:58</text:p>
          </table:table-cell>
          <table:table-cell/>
          <table:table-cell office:value-type="float" office:value="1224205" calcext:value-type="float">
            <text:p>1224205</text:p>
          </table:table-cell>
          <table:table-cell table:style-name="ce5" office:value-type="date" office:date-value="2021-05-06T17:37:24" calcext:value-type="date">
            <text:p>2021-05-06 17:37:24</text:p>
          </table:table-cell>
          <table:table-cell/>
          <table:table-cell table:style-name="ce9" table:formula="of:=IF(COUNTIFS([.A$1:.A$2000]; [.D84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7T08:47:22" calcext:value-type="date">
            <text:p>2021-05-07 08:47:22</text:p>
          </table:table-cell>
          <table:table-cell/>
          <table:table-cell office:value-type="float" office:value="3776273" calcext:value-type="float">
            <text:p>3776273</text:p>
          </table:table-cell>
          <table:table-cell table:style-name="ce5" office:value-type="date" office:date-value="2021-05-06T19:23:46" calcext:value-type="date">
            <text:p>2021-05-06 19:23:46</text:p>
          </table:table-cell>
          <table:table-cell/>
          <table:table-cell table:style-name="ce9" table:formula="of:=IF(COUNTIFS([.A$1:.A$2000]; [.D8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7T09:49:52" calcext:value-type="date">
            <text:p>2021-05-07 09:49:52</text:p>
          </table:table-cell>
          <table:table-cell/>
          <table:table-cell office:value-type="float" office:value="2976759" calcext:value-type="float">
            <text:p>2976759</text:p>
          </table:table-cell>
          <table:table-cell table:style-name="ce5" office:value-type="date" office:date-value="2021-05-07T01:38:07" calcext:value-type="date">
            <text:p>2021-05-07 01:38:07</text:p>
          </table:table-cell>
          <table:table-cell/>
          <table:table-cell table:style-name="ce9" table:formula="of:=IF(COUNTIFS([.A$1:.A$2000]; [.D85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7T22:23:42" calcext:value-type="date">
            <text:p>2021-05-07 22:23:42</text:p>
          </table:table-cell>
          <table:table-cell/>
          <table:table-cell office:value-type="float" office:value="25964263" calcext:value-type="float">
            <text:p>25964263</text:p>
          </table:table-cell>
          <table:table-cell table:style-name="ce5" office:value-type="date" office:date-value="2021-05-07T02:05:58" calcext:value-type="date">
            <text:p>2021-05-07 02:05:58</text:p>
          </table:table-cell>
          <table:table-cell/>
          <table:table-cell table:style-name="ce9" table:formula="of:=IF(COUNTIFS([.A$1:.A$2000]; [.D8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8T07:53:11" calcext:value-type="date">
            <text:p>2021-05-08 07:53:11</text:p>
          </table:table-cell>
          <table:table-cell/>
          <table:table-cell office:value-type="float" office:value="8253416" calcext:value-type="float">
            <text:p>8253416</text:p>
          </table:table-cell>
          <table:table-cell table:style-name="ce5" office:value-type="date" office:date-value="2021-05-07T08:47:22" calcext:value-type="date">
            <text:p>2021-05-07 08:47:22</text:p>
          </table:table-cell>
          <table:table-cell/>
          <table:table-cell table:style-name="ce9" table:formula="of:=IF(COUNTIFS([.A$1:.A$2000]; [.D8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8T10:46:50" calcext:value-type="date">
            <text:p>2021-05-08 10:46:50</text:p>
          </table:table-cell>
          <table:table-cell/>
          <table:table-cell office:value-type="float" office:value="11678338" calcext:value-type="float">
            <text:p>11678338</text:p>
          </table:table-cell>
          <table:table-cell table:style-name="ce5" office:value-type="date" office:date-value="2021-05-07T09:49:52" calcext:value-type="date">
            <text:p>2021-05-07 09:49:52</text:p>
          </table:table-cell>
          <table:table-cell/>
          <table:table-cell table:style-name="ce9" table:formula="of:=IF(COUNTIFS([.A$1:.A$2000]; [.D8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09T21:58:50" calcext:value-type="date">
            <text:p>2021-05-09 21:58:50</text:p>
          </table:table-cell>
          <table:table-cell/>
          <table:table-cell office:value-type="float" office:value="43783001" calcext:value-type="float">
            <text:p>43783001</text:p>
          </table:table-cell>
          <table:table-cell table:style-name="ce5" office:value-type="date" office:date-value="2021-05-07T22:23:42" calcext:value-type="date">
            <text:p>2021-05-07 22:23:42</text:p>
          </table:table-cell>
          <table:table-cell/>
          <table:table-cell table:style-name="ce9" table:formula="of:=IF(COUNTIFS([.A$1:.A$2000]; [.D8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10T03:33:44" calcext:value-type="date">
            <text:p>2021-05-10 03:33:44</text:p>
          </table:table-cell>
          <table:table-cell/>
          <table:table-cell office:value-type="float" office:value="1898415" calcext:value-type="float">
            <text:p>1898415</text:p>
          </table:table-cell>
          <table:table-cell table:style-name="ce5" office:value-type="date" office:date-value="2021-05-08T07:53:11" calcext:value-type="date">
            <text:p>2021-05-08 07:53:11</text:p>
          </table:table-cell>
          <table:table-cell/>
          <table:table-cell table:style-name="ce9" table:formula="of:=IF(COUNTIFS([.A$1:.A$2000]; [.D8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13T10:08:54" calcext:value-type="date">
            <text:p>2021-05-13 10:08:54</text:p>
          </table:table-cell>
          <table:table-cell/>
          <table:table-cell office:value-type="float" office:value="4646844" calcext:value-type="float">
            <text:p>4646844</text:p>
          </table:table-cell>
          <table:table-cell table:style-name="ce5" office:value-type="date" office:date-value="2021-05-08T10:46:50" calcext:value-type="date">
            <text:p>2021-05-08 10:46:50</text:p>
          </table:table-cell>
          <table:table-cell/>
          <table:table-cell table:style-name="ce9" table:formula="of:=IF(COUNTIFS([.A$1:.A$2000]; [.D8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14T03:55:32" calcext:value-type="date">
            <text:p>2021-05-14 03:55:32</text:p>
          </table:table-cell>
          <table:table-cell/>
          <table:table-cell office:value-type="float" office:value="15014624" calcext:value-type="float">
            <text:p>15014624</text:p>
          </table:table-cell>
          <table:table-cell table:style-name="ce5" office:value-type="date" office:date-value="2021-05-09T13:46:06" calcext:value-type="date">
            <text:p>2021-05-09 13:46:06</text:p>
          </table:table-cell>
          <table:table-cell/>
          <table:table-cell table:style-name="ce9" table:formula="of:=IF(COUNTIFS([.A$1:.A$2000]; [.D857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21-05-14T14:04:44" calcext:value-type="date">
            <text:p>2021-05-14 14:04:44</text:p>
          </table:table-cell>
          <table:table-cell/>
          <table:table-cell office:value-type="float" office:value="76048528" calcext:value-type="float">
            <text:p>76048528</text:p>
          </table:table-cell>
          <table:table-cell table:style-name="ce5" office:value-type="date" office:date-value="2021-05-09T21:58:50" calcext:value-type="date">
            <text:p>2021-05-09 21:58:50</text:p>
          </table:table-cell>
          <table:table-cell/>
          <table:table-cell table:style-name="ce9" table:formula="of:=IF(COUNTIFS([.A$1:.A$2000]; [.D85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14T16:37:37" calcext:value-type="date">
            <text:p>2021-05-14 16:37:37</text:p>
          </table:table-cell>
          <table:table-cell/>
          <table:table-cell office:value-type="float" office:value="52802082" calcext:value-type="float">
            <text:p>52802082</text:p>
          </table:table-cell>
          <table:table-cell table:style-name="ce5" office:value-type="date" office:date-value="2021-05-10T03:33:44" calcext:value-type="date">
            <text:p>2021-05-10 03:33:44</text:p>
          </table:table-cell>
          <table:table-cell/>
          <table:table-cell table:style-name="ce9" table:formula="of:=IF(COUNTIFS([.A$1:.A$2000]; [.D8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15T16:02:36" calcext:value-type="date">
            <text:p>2021-05-15 16:02:36</text:p>
          </table:table-cell>
          <table:table-cell/>
          <table:table-cell office:value-type="float" office:value="39838515" calcext:value-type="float">
            <text:p>39838515</text:p>
          </table:table-cell>
          <table:table-cell table:style-name="ce5" office:value-type="date" office:date-value="2021-05-13T10:08:54" calcext:value-type="date">
            <text:p>2021-05-13 10:08:54</text:p>
          </table:table-cell>
          <table:table-cell/>
          <table:table-cell table:style-name="ce9" table:formula="of:=IF(COUNTIFS([.A$1:.A$2000]; [.D8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15T16:39:19" calcext:value-type="date">
            <text:p>2021-05-15 16:39:19</text:p>
          </table:table-cell>
          <table:table-cell/>
          <table:table-cell office:value-type="float" office:value="16136604" calcext:value-type="float">
            <text:p>16136604</text:p>
          </table:table-cell>
          <table:table-cell table:style-name="ce5" office:value-type="date" office:date-value="2021-05-14T03:55:32" calcext:value-type="date">
            <text:p>2021-05-14 03:55:32</text:p>
          </table:table-cell>
          <table:table-cell/>
          <table:table-cell table:style-name="ce9" table:formula="of:=IF(COUNTIFS([.A$1:.A$2000]; [.D8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16T14:40:07" calcext:value-type="date">
            <text:p>2021-05-16 14:40:07</text:p>
          </table:table-cell>
          <table:table-cell/>
          <table:table-cell office:value-type="float" office:value="6555389" calcext:value-type="float">
            <text:p>6555389</text:p>
          </table:table-cell>
          <table:table-cell table:style-name="ce5" office:value-type="date" office:date-value="2021-05-14T14:04:44" calcext:value-type="date">
            <text:p>2021-05-14 14:04:44</text:p>
          </table:table-cell>
          <table:table-cell/>
          <table:table-cell table:style-name="ce9" table:formula="of:=IF(COUNTIFS([.A$1:.A$2000]; [.D86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17T12:57:36" calcext:value-type="date">
            <text:p>2021-05-17 12:57:36</text:p>
          </table:table-cell>
          <table:table-cell/>
          <table:table-cell office:value-type="float" office:value="8024734" calcext:value-type="float">
            <text:p>8024734</text:p>
          </table:table-cell>
          <table:table-cell table:style-name="ce5" office:value-type="date" office:date-value="2021-05-14T16:37:37" calcext:value-type="date">
            <text:p>2021-05-14 16:37:37</text:p>
          </table:table-cell>
          <table:table-cell/>
          <table:table-cell table:style-name="ce9" table:formula="of:=IF(COUNTIFS([.A$1:.A$2000]; [.D8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0T18:56:39" calcext:value-type="date">
            <text:p>2021-05-20 18:56:39</text:p>
          </table:table-cell>
          <table:table-cell/>
          <table:table-cell office:value-type="float" office:value="20057079" calcext:value-type="float">
            <text:p>20057079</text:p>
          </table:table-cell>
          <table:table-cell table:style-name="ce5" office:value-type="date" office:date-value="2021-05-15T16:02:36" calcext:value-type="date">
            <text:p>2021-05-15 16:02:36</text:p>
          </table:table-cell>
          <table:table-cell/>
          <table:table-cell table:style-name="ce9" table:formula="of:=IF(COUNTIFS([.A$1:.A$2000]; [.D8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1T11:29:44" calcext:value-type="date">
            <text:p>2021-05-21 11:29:44</text:p>
          </table:table-cell>
          <table:table-cell/>
          <table:table-cell office:value-type="float" office:value="20085459" calcext:value-type="float">
            <text:p>20085459</text:p>
          </table:table-cell>
          <table:table-cell table:style-name="ce5" office:value-type="date" office:date-value="2021-05-15T16:39:19" calcext:value-type="date">
            <text:p>2021-05-15 16:39:19</text:p>
          </table:table-cell>
          <table:table-cell/>
          <table:table-cell table:style-name="ce9" table:formula="of:=IF(COUNTIFS([.A$1:.A$2000]; [.D8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2T11:08:20" calcext:value-type="date">
            <text:p>2021-05-22 11:08:20</text:p>
          </table:table-cell>
          <table:table-cell/>
          <table:table-cell office:value-type="float" office:value="32610984" calcext:value-type="float">
            <text:p>32610984</text:p>
          </table:table-cell>
          <table:table-cell table:style-name="ce5" office:value-type="date" office:date-value="2021-05-16T14:40:07" calcext:value-type="date">
            <text:p>2021-05-16 14:40:07</text:p>
          </table:table-cell>
          <table:table-cell/>
          <table:table-cell table:style-name="ce9" table:formula="of:=IF(COUNTIFS([.A$1:.A$2000]; [.D8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3T05:03:53" calcext:value-type="date">
            <text:p>2021-05-23 05:03:53</text:p>
          </table:table-cell>
          <table:table-cell/>
          <table:table-cell office:value-type="float" office:value="12058469" calcext:value-type="float">
            <text:p>12058469</text:p>
          </table:table-cell>
          <table:table-cell table:style-name="ce5" office:value-type="date" office:date-value="2021-05-17T12:57:36" calcext:value-type="date">
            <text:p>2021-05-17 12:57:36</text:p>
          </table:table-cell>
          <table:table-cell/>
          <table:table-cell table:style-name="ce9" table:formula="of:=IF(COUNTIFS([.A$1:.A$2000]; [.D8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3T06:11:10" calcext:value-type="date">
            <text:p>2021-05-23 06:11:10</text:p>
          </table:table-cell>
          <table:table-cell/>
          <table:table-cell office:value-type="float" office:value="597989" calcext:value-type="float">
            <text:p>597989</text:p>
          </table:table-cell>
          <table:table-cell table:style-name="ce5" office:value-type="date" office:date-value="2021-05-20T18:56:39" calcext:value-type="date">
            <text:p>2021-05-20 18:56:39</text:p>
          </table:table-cell>
          <table:table-cell/>
          <table:table-cell table:style-name="ce9" table:formula="of:=IF(COUNTIFS([.A$1:.A$2000]; [.D8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4T03:07:36" calcext:value-type="date">
            <text:p>2021-05-24 03:07:36</text:p>
          </table:table-cell>
          <table:table-cell/>
          <table:table-cell office:value-type="float" office:value="23006687" calcext:value-type="float">
            <text:p>23006687</text:p>
          </table:table-cell>
          <table:table-cell table:style-name="ce5" office:value-type="date" office:date-value="2021-05-21T11:29:44" calcext:value-type="date">
            <text:p>2021-05-21 11:29:44</text:p>
          </table:table-cell>
          <table:table-cell/>
          <table:table-cell table:style-name="ce9" table:formula="of:=IF(COUNTIFS([.A$1:.A$2000]; [.D8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5T05:16:35" calcext:value-type="date">
            <text:p>2021-05-25 05:16:35</text:p>
          </table:table-cell>
          <table:table-cell/>
          <table:table-cell office:value-type="float" office:value="12179860" calcext:value-type="float">
            <text:p>12179860</text:p>
          </table:table-cell>
          <table:table-cell table:style-name="ce5" office:value-type="date" office:date-value="2021-05-22T11:08:20" calcext:value-type="date">
            <text:p>2021-05-22 11:08:20</text:p>
          </table:table-cell>
          <table:table-cell/>
          <table:table-cell table:style-name="ce9" table:formula="of:=IF(COUNTIFS([.A$1:.A$2000]; [.D87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5T08:47:42" calcext:value-type="date">
            <text:p>2021-05-25 08:47:42</text:p>
          </table:table-cell>
          <table:table-cell/>
          <table:table-cell office:value-type="float" office:value="7650991" calcext:value-type="float">
            <text:p>7650991</text:p>
          </table:table-cell>
          <table:table-cell table:style-name="ce5" office:value-type="date" office:date-value="2021-05-23T05:03:53" calcext:value-type="date">
            <text:p>2021-05-23 05:03:53</text:p>
          </table:table-cell>
          <table:table-cell/>
          <table:table-cell table:style-name="ce9" table:formula="of:=IF(COUNTIFS([.A$1:.A$2000]; [.D8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5T09:46:54" calcext:value-type="date">
            <text:p>2021-05-25 09:46:54</text:p>
          </table:table-cell>
          <table:table-cell/>
          <table:table-cell office:value-type="float" office:value="7115575" calcext:value-type="float">
            <text:p>7115575</text:p>
          </table:table-cell>
          <table:table-cell table:style-name="ce5" office:value-type="date" office:date-value="2021-05-23T06:11:10" calcext:value-type="date">
            <text:p>2021-05-23 06:11:10</text:p>
          </table:table-cell>
          <table:table-cell/>
          <table:table-cell table:style-name="ce9" table:formula="of:=IF(COUNTIFS([.A$1:.A$2000]; [.D8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5T19:53:05" calcext:value-type="date">
            <text:p>2021-05-25 19:53:05</text:p>
          </table:table-cell>
          <table:table-cell/>
          <table:table-cell office:value-type="float" office:value="3748658" calcext:value-type="float">
            <text:p>3748658</text:p>
          </table:table-cell>
          <table:table-cell table:style-name="ce5" office:value-type="date" office:date-value="2021-05-24T03:07:36" calcext:value-type="date">
            <text:p>2021-05-24 03:07:36</text:p>
          </table:table-cell>
          <table:table-cell/>
          <table:table-cell table:style-name="ce9" table:formula="of:=IF(COUNTIFS([.A$1:.A$2000]; [.D87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6T01:22:40" calcext:value-type="date">
            <text:p>2021-05-26 01:22:40</text:p>
          </table:table-cell>
          <table:table-cell/>
          <table:table-cell office:value-type="float" office:value="5554854" calcext:value-type="float">
            <text:p>5554854</text:p>
          </table:table-cell>
          <table:table-cell table:style-name="ce5" office:value-type="date" office:date-value="2021-05-25T05:16:35" calcext:value-type="date">
            <text:p>2021-05-25 05:16:35</text:p>
          </table:table-cell>
          <table:table-cell/>
          <table:table-cell table:style-name="ce9" table:formula="of:=IF(COUNTIFS([.A$1:.A$2000]; [.D8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6T01:41:09" calcext:value-type="date">
            <text:p>2021-05-26 01:41:09</text:p>
          </table:table-cell>
          <table:table-cell/>
          <table:table-cell office:value-type="float" office:value="740513" calcext:value-type="float">
            <text:p>740513</text:p>
          </table:table-cell>
          <table:table-cell table:style-name="ce5" office:value-type="date" office:date-value="2021-05-25T08:47:42" calcext:value-type="date">
            <text:p>2021-05-25 08:47:42</text:p>
          </table:table-cell>
          <table:table-cell/>
          <table:table-cell table:style-name="ce9" table:formula="of:=IF(COUNTIFS([.A$1:.A$2000]; [.D8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6T05:55:45" calcext:value-type="date">
            <text:p>2021-05-26 05:55:45</text:p>
          </table:table-cell>
          <table:table-cell/>
          <table:table-cell office:value-type="float" office:value="49674341" calcext:value-type="float">
            <text:p>49674341</text:p>
          </table:table-cell>
          <table:table-cell table:style-name="ce5" office:value-type="date" office:date-value="2021-05-25T09:46:54" calcext:value-type="date">
            <text:p>2021-05-25 09:46:54</text:p>
          </table:table-cell>
          <table:table-cell/>
          <table:table-cell table:style-name="ce9" table:formula="of:=IF(COUNTIFS([.A$1:.A$2000]; [.D87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7T12:54:06" calcext:value-type="date">
            <text:p>2021-05-27 12:54:06</text:p>
          </table:table-cell>
          <table:table-cell/>
          <table:table-cell office:value-type="float" office:value="3439994" calcext:value-type="float">
            <text:p>3439994</text:p>
          </table:table-cell>
          <table:table-cell table:style-name="ce5" office:value-type="date" office:date-value="2021-05-25T19:53:05" calcext:value-type="date">
            <text:p>2021-05-25 19:53:05</text:p>
          </table:table-cell>
          <table:table-cell/>
          <table:table-cell table:style-name="ce9" table:formula="of:=IF(COUNTIFS([.A$1:.A$2000]; [.D8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7T22:10:05" calcext:value-type="date">
            <text:p>2021-05-27 22:10:05</text:p>
          </table:table-cell>
          <table:table-cell/>
          <table:table-cell office:value-type="float" office:value="37932944" calcext:value-type="float">
            <text:p>37932944</text:p>
          </table:table-cell>
          <table:table-cell table:style-name="ce5" office:value-type="date" office:date-value="2021-05-26T01:22:40" calcext:value-type="date">
            <text:p>2021-05-26 01:22:40</text:p>
          </table:table-cell>
          <table:table-cell/>
          <table:table-cell table:style-name="ce9" table:formula="of:=IF(COUNTIFS([.A$1:.A$2000]; [.D8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8T16:38:19" calcext:value-type="date">
            <text:p>2021-05-28 16:38:19</text:p>
          </table:table-cell>
          <table:table-cell/>
          <table:table-cell office:value-type="float" office:value="4818573" calcext:value-type="float">
            <text:p>4818573</text:p>
          </table:table-cell>
          <table:table-cell table:style-name="ce5" office:value-type="date" office:date-value="2021-05-26T01:41:09" calcext:value-type="date">
            <text:p>2021-05-26 01:41:09</text:p>
          </table:table-cell>
          <table:table-cell/>
          <table:table-cell table:style-name="ce9" table:formula="of:=IF(COUNTIFS([.A$1:.A$2000]; [.D8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8T22:48:54" calcext:value-type="date">
            <text:p>2021-05-28 22:48:54</text:p>
          </table:table-cell>
          <table:table-cell/>
          <table:table-cell office:value-type="float" office:value="48574398" calcext:value-type="float">
            <text:p>48574398</text:p>
          </table:table-cell>
          <table:table-cell table:style-name="ce5" office:value-type="date" office:date-value="2021-05-26T05:55:45" calcext:value-type="date">
            <text:p>2021-05-26 05:55:45</text:p>
          </table:table-cell>
          <table:table-cell/>
          <table:table-cell table:style-name="ce9" table:formula="of:=IF(COUNTIFS([.A$1:.A$2000]; [.D8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9T05:15:36" calcext:value-type="date">
            <text:p>2021-05-29 05:15:36</text:p>
          </table:table-cell>
          <table:table-cell/>
          <table:table-cell office:value-type="float" office:value="8587183" calcext:value-type="float">
            <text:p>8587183</text:p>
          </table:table-cell>
          <table:table-cell table:style-name="ce5" office:value-type="date" office:date-value="2021-05-27T12:54:06" calcext:value-type="date">
            <text:p>2021-05-27 12:54:06</text:p>
          </table:table-cell>
          <table:table-cell/>
          <table:table-cell table:style-name="ce9" table:formula="of:=IF(COUNTIFS([.A$1:.A$2000]; [.D8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5-29T21:51:08" calcext:value-type="date">
            <text:p>2021-05-29 21:51:08</text:p>
          </table:table-cell>
          <table:table-cell/>
          <table:table-cell office:value-type="float" office:value="42888" calcext:value-type="float">
            <text:p>42888</text:p>
          </table:table-cell>
          <table:table-cell table:style-name="ce5" office:value-type="date" office:date-value="2021-05-27T22:10:05" calcext:value-type="date">
            <text:p>2021-05-27 22:10:05</text:p>
          </table:table-cell>
          <table:table-cell/>
          <table:table-cell table:style-name="ce9" table:formula="of:=IF(COUNTIFS([.A$1:.A$2000]; [.D8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1T02:18:05" calcext:value-type="date">
            <text:p>2021-06-01 02:18:05</text:p>
          </table:table-cell>
          <table:table-cell/>
          <table:table-cell office:value-type="float" office:value="68835678" calcext:value-type="float">
            <text:p>68835678</text:p>
          </table:table-cell>
          <table:table-cell table:style-name="ce5" office:value-type="date" office:date-value="2021-05-28T16:38:19" calcext:value-type="date">
            <text:p>2021-05-28 16:38:19</text:p>
          </table:table-cell>
          <table:table-cell/>
          <table:table-cell table:style-name="ce9" table:formula="of:=IF(COUNTIFS([.A$1:.A$2000]; [.D8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1T07:35:20" calcext:value-type="date">
            <text:p>2021-06-01 07:35:20</text:p>
          </table:table-cell>
          <table:table-cell/>
          <table:table-cell office:value-type="float" office:value="35251773" calcext:value-type="float">
            <text:p>35251773</text:p>
          </table:table-cell>
          <table:table-cell table:style-name="ce5" office:value-type="date" office:date-value="2021-05-28T22:48:54" calcext:value-type="date">
            <text:p>2021-05-28 22:48:54</text:p>
          </table:table-cell>
          <table:table-cell/>
          <table:table-cell table:style-name="ce9" table:formula="of:=IF(COUNTIFS([.A$1:.A$2000]; [.D8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1T16:03:33" calcext:value-type="date">
            <text:p>2021-06-01 16:03:33</text:p>
          </table:table-cell>
          <table:table-cell/>
          <table:table-cell office:value-type="float" office:value="22445984" calcext:value-type="float">
            <text:p>22445984</text:p>
          </table:table-cell>
          <table:table-cell table:style-name="ce5" office:value-type="date" office:date-value="2021-05-29T05:15:36" calcext:value-type="date">
            <text:p>2021-05-29 05:15:36</text:p>
          </table:table-cell>
          <table:table-cell/>
          <table:table-cell table:style-name="ce9" table:formula="of:=IF(COUNTIFS([.A$1:.A$2000]; [.D8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1T17:22:23" calcext:value-type="date">
            <text:p>2021-06-01 17:22:23</text:p>
          </table:table-cell>
          <table:table-cell/>
          <table:table-cell office:value-type="float" office:value="17951310" calcext:value-type="float">
            <text:p>17951310</text:p>
          </table:table-cell>
          <table:table-cell table:style-name="ce5" office:value-type="date" office:date-value="2021-05-29T21:51:08" calcext:value-type="date">
            <text:p>2021-05-29 21:51:08</text:p>
          </table:table-cell>
          <table:table-cell/>
          <table:table-cell table:style-name="ce9" table:formula="of:=IF(COUNTIFS([.A$1:.A$2000]; [.D8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2T18:17:27" calcext:value-type="date">
            <text:p>2021-06-02 18:17:27</text:p>
          </table:table-cell>
          <table:table-cell/>
          <table:table-cell office:value-type="float" office:value="1968932" calcext:value-type="float">
            <text:p>1968932</text:p>
          </table:table-cell>
          <table:table-cell table:style-name="ce5" office:value-type="date" office:date-value="2021-06-01T02:18:05" calcext:value-type="date">
            <text:p>2021-06-01 02:18:05</text:p>
          </table:table-cell>
          <table:table-cell/>
          <table:table-cell table:style-name="ce9" table:formula="of:=IF(COUNTIFS([.A$1:.A$2000]; [.D8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3T10:06:28" calcext:value-type="date">
            <text:p>2021-06-03 10:06:28</text:p>
          </table:table-cell>
          <table:table-cell/>
          <table:table-cell office:value-type="float" office:value="67511337" calcext:value-type="float">
            <text:p>67511337</text:p>
          </table:table-cell>
          <table:table-cell table:style-name="ce5" office:value-type="date" office:date-value="2021-06-01T07:35:20" calcext:value-type="date">
            <text:p>2021-06-01 07:35:20</text:p>
          </table:table-cell>
          <table:table-cell/>
          <table:table-cell table:style-name="ce9" table:formula="of:=IF(COUNTIFS([.A$1:.A$2000]; [.D8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4T02:12:32" calcext:value-type="date">
            <text:p>2021-06-04 02:12:32</text:p>
          </table:table-cell>
          <table:table-cell/>
          <table:table-cell office:value-type="float" office:value="6381211" calcext:value-type="float">
            <text:p>6381211</text:p>
          </table:table-cell>
          <table:table-cell table:style-name="ce5" office:value-type="date" office:date-value="2021-06-01T16:03:33" calcext:value-type="date">
            <text:p>2021-06-01 16:03:33</text:p>
          </table:table-cell>
          <table:table-cell/>
          <table:table-cell table:style-name="ce9" table:formula="of:=IF(COUNTIFS([.A$1:.A$2000]; [.D8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4T07:20:05" calcext:value-type="date">
            <text:p>2021-06-04 07:20:05</text:p>
          </table:table-cell>
          <table:table-cell/>
          <table:table-cell office:value-type="float" office:value="24382306" calcext:value-type="float">
            <text:p>24382306</text:p>
          </table:table-cell>
          <table:table-cell table:style-name="ce5" office:value-type="date" office:date-value="2021-06-01T17:22:23" calcext:value-type="date">
            <text:p>2021-06-01 17:22:23</text:p>
          </table:table-cell>
          <table:table-cell/>
          <table:table-cell table:style-name="ce9" table:formula="of:=IF(COUNTIFS([.A$1:.A$2000]; [.D8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5T05:09:12" calcext:value-type="date">
            <text:p>2021-06-05 05:09:12</text:p>
          </table:table-cell>
          <table:table-cell/>
          <table:table-cell office:value-type="float" office:value="20694746" calcext:value-type="float">
            <text:p>20694746</text:p>
          </table:table-cell>
          <table:table-cell table:style-name="ce5" office:value-type="date" office:date-value="2021-06-02T18:17:27" calcext:value-type="date">
            <text:p>2021-06-02 18:17:27</text:p>
          </table:table-cell>
          <table:table-cell/>
          <table:table-cell table:style-name="ce9" table:formula="of:=IF(COUNTIFS([.A$1:.A$2000]; [.D8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5T11:09:08" calcext:value-type="date">
            <text:p>2021-06-05 11:09:08</text:p>
          </table:table-cell>
          <table:table-cell/>
          <table:table-cell office:value-type="float" office:value="9892047" calcext:value-type="float">
            <text:p>9892047</text:p>
          </table:table-cell>
          <table:table-cell table:style-name="ce5" office:value-type="date" office:date-value="2021-06-03T10:06:28" calcext:value-type="date">
            <text:p>2021-06-03 10:06:28</text:p>
          </table:table-cell>
          <table:table-cell/>
          <table:table-cell table:style-name="ce9" table:formula="of:=IF(COUNTIFS([.A$1:.A$2000]; [.D8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6T08:46:29" calcext:value-type="date">
            <text:p>2021-06-06 08:46:29</text:p>
          </table:table-cell>
          <table:table-cell/>
          <table:table-cell office:value-type="float" office:value="20220737" calcext:value-type="float">
            <text:p>20220737</text:p>
          </table:table-cell>
          <table:table-cell table:style-name="ce5" office:value-type="date" office:date-value="2021-06-04T02:12:32" calcext:value-type="date">
            <text:p>2021-06-04 02:12:32</text:p>
          </table:table-cell>
          <table:table-cell/>
          <table:table-cell table:style-name="ce9" table:formula="of:=IF(COUNTIFS([.A$1:.A$2000]; [.D89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6T12:27:40" calcext:value-type="date">
            <text:p>2021-06-06 12:27:40</text:p>
          </table:table-cell>
          <table:table-cell/>
          <table:table-cell office:value-type="float" office:value="24771569" calcext:value-type="float">
            <text:p>24771569</text:p>
          </table:table-cell>
          <table:table-cell table:style-name="ce5" office:value-type="date" office:date-value="2021-06-04T07:20:05" calcext:value-type="date">
            <text:p>2021-06-04 07:20:05</text:p>
          </table:table-cell>
          <table:table-cell/>
          <table:table-cell table:style-name="ce9" table:formula="of:=IF(COUNTIFS([.A$1:.A$2000]; [.D8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7T09:35:19" calcext:value-type="date">
            <text:p>2021-06-07 09:35:19</text:p>
          </table:table-cell>
          <table:table-cell/>
          <table:table-cell office:value-type="float" office:value="1214511" calcext:value-type="float">
            <text:p>1214511</text:p>
          </table:table-cell>
          <table:table-cell table:style-name="ce5" office:value-type="date" office:date-value="2021-06-05T05:09:12" calcext:value-type="date">
            <text:p>2021-06-05 05:09:12</text:p>
          </table:table-cell>
          <table:table-cell/>
          <table:table-cell table:style-name="ce9" table:formula="of:=IF(COUNTIFS([.A$1:.A$2000]; [.D8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7T10:53:41" calcext:value-type="date">
            <text:p>2021-06-07 10:53:41</text:p>
          </table:table-cell>
          <table:table-cell/>
          <table:table-cell office:value-type="float" office:value="7784" calcext:value-type="float">
            <text:p>7784</text:p>
          </table:table-cell>
          <table:table-cell table:style-name="ce5" office:value-type="date" office:date-value="2021-06-05T11:09:08" calcext:value-type="date">
            <text:p>2021-06-05 11:09:08</text:p>
          </table:table-cell>
          <table:table-cell/>
          <table:table-cell table:style-name="ce9" table:formula="of:=IF(COUNTIFS([.A$1:.A$2000]; [.D8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9T02:35:40" calcext:value-type="date">
            <text:p>2021-06-09 02:35:40</text:p>
          </table:table-cell>
          <table:table-cell/>
          <table:table-cell office:value-type="float" office:value="9860460" calcext:value-type="float">
            <text:p>9860460</text:p>
          </table:table-cell>
          <table:table-cell table:style-name="ce5" office:value-type="date" office:date-value="2021-06-06T08:46:29" calcext:value-type="date">
            <text:p>2021-06-06 08:46:29</text:p>
          </table:table-cell>
          <table:table-cell/>
          <table:table-cell table:style-name="ce9" table:formula="of:=IF(COUNTIFS([.A$1:.A$2000]; [.D8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9T04:53:51" calcext:value-type="date">
            <text:p>2021-06-09 04:53:51</text:p>
          </table:table-cell>
          <table:table-cell/>
          <table:table-cell office:value-type="float" office:value="6473698" calcext:value-type="float">
            <text:p>6473698</text:p>
          </table:table-cell>
          <table:table-cell table:style-name="ce5" office:value-type="date" office:date-value="2021-06-06T12:27:40" calcext:value-type="date">
            <text:p>2021-06-06 12:27:40</text:p>
          </table:table-cell>
          <table:table-cell/>
          <table:table-cell table:style-name="ce9" table:formula="of:=IF(COUNTIFS([.A$1:.A$2000]; [.D89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9T09:15:10" calcext:value-type="date">
            <text:p>2021-06-09 09:15:10</text:p>
          </table:table-cell>
          <table:table-cell/>
          <table:table-cell office:value-type="float" office:value="1872709" calcext:value-type="float">
            <text:p>1872709</text:p>
          </table:table-cell>
          <table:table-cell table:style-name="ce5" office:value-type="date" office:date-value="2021-06-07T09:35:19" calcext:value-type="date">
            <text:p>2021-06-07 09:35:19</text:p>
          </table:table-cell>
          <table:table-cell/>
          <table:table-cell table:style-name="ce9" table:formula="of:=IF(COUNTIFS([.A$1:.A$2000]; [.D8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9T09:21:54" calcext:value-type="date">
            <text:p>2021-06-09 09:21:54</text:p>
          </table:table-cell>
          <table:table-cell/>
          <table:table-cell office:value-type="float" office:value="9302460" calcext:value-type="float">
            <text:p>9302460</text:p>
          </table:table-cell>
          <table:table-cell table:style-name="ce5" office:value-type="date" office:date-value="2021-06-07T10:53:41" calcext:value-type="date">
            <text:p>2021-06-07 10:53:41</text:p>
          </table:table-cell>
          <table:table-cell/>
          <table:table-cell table:style-name="ce9" table:formula="of:=IF(COUNTIFS([.A$1:.A$2000]; [.D9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9T14:08:49" calcext:value-type="date">
            <text:p>2021-06-09 14:08:49</text:p>
          </table:table-cell>
          <table:table-cell/>
          <table:table-cell office:value-type="float" office:value="8200720" calcext:value-type="float">
            <text:p>8200720</text:p>
          </table:table-cell>
          <table:table-cell table:style-name="ce5" office:value-type="date" office:date-value="2021-06-09T02:35:40" calcext:value-type="date">
            <text:p>2021-06-09 02:35:40</text:p>
          </table:table-cell>
          <table:table-cell/>
          <table:table-cell table:style-name="ce9" table:formula="of:=IF(COUNTIFS([.A$1:.A$2000]; [.D90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09T16:12:54" calcext:value-type="date">
            <text:p>2021-06-09 16:12:54</text:p>
          </table:table-cell>
          <table:table-cell/>
          <table:table-cell office:value-type="float" office:value="6849850" calcext:value-type="float">
            <text:p>6849850</text:p>
          </table:table-cell>
          <table:table-cell table:style-name="ce5" office:value-type="date" office:date-value="2021-06-09T04:53:51" calcext:value-type="date">
            <text:p>2021-06-09 04:53:51</text:p>
          </table:table-cell>
          <table:table-cell/>
          <table:table-cell table:style-name="ce9" table:formula="of:=IF(COUNTIFS([.A$1:.A$2000]; [.D9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10T13:12:40" calcext:value-type="date">
            <text:p>2021-06-10 13:12:40</text:p>
          </table:table-cell>
          <table:table-cell/>
          <table:table-cell office:value-type="float" office:value="613223" calcext:value-type="float">
            <text:p>613223</text:p>
          </table:table-cell>
          <table:table-cell table:style-name="ce5" office:value-type="date" office:date-value="2021-06-09T09:15:10" calcext:value-type="date">
            <text:p>2021-06-09 09:15:10</text:p>
          </table:table-cell>
          <table:table-cell/>
          <table:table-cell table:style-name="ce9" table:formula="of:=IF(COUNTIFS([.A$1:.A$2000]; [.D9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11T04:06:00" calcext:value-type="date">
            <text:p>2021-06-11 04:06:00</text:p>
          </table:table-cell>
          <table:table-cell/>
          <table:table-cell office:value-type="float" office:value="19159208" calcext:value-type="float">
            <text:p>19159208</text:p>
          </table:table-cell>
          <table:table-cell table:style-name="ce5" office:value-type="date" office:date-value="2021-06-09T09:21:54" calcext:value-type="date">
            <text:p>2021-06-09 09:21:54</text:p>
          </table:table-cell>
          <table:table-cell/>
          <table:table-cell table:style-name="ce9" table:formula="of:=IF(COUNTIFS([.A$1:.A$2000]; [.D9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11T07:44:36" calcext:value-type="date">
            <text:p>2021-06-11 07:44:36</text:p>
          </table:table-cell>
          <table:table-cell/>
          <table:table-cell office:value-type="float" office:value="57712490" calcext:value-type="float">
            <text:p>57712490</text:p>
          </table:table-cell>
          <table:table-cell table:style-name="ce5" office:value-type="date" office:date-value="2021-06-09T14:08:49" calcext:value-type="date">
            <text:p>2021-06-09 14:08:49</text:p>
          </table:table-cell>
          <table:table-cell/>
          <table:table-cell table:style-name="ce9" table:formula="of:=IF(COUNTIFS([.A$1:.A$2000]; [.D9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11T11:14:26" calcext:value-type="date">
            <text:p>2021-06-11 11:14:26</text:p>
          </table:table-cell>
          <table:table-cell/>
          <table:table-cell office:value-type="float" office:value="7871740" calcext:value-type="float">
            <text:p>7871740</text:p>
          </table:table-cell>
          <table:table-cell table:style-name="ce5" office:value-type="date" office:date-value="2021-06-09T16:12:54" calcext:value-type="date">
            <text:p>2021-06-09 16:12:54</text:p>
          </table:table-cell>
          <table:table-cell/>
          <table:table-cell table:style-name="ce9" table:formula="of:=IF(COUNTIFS([.A$1:.A$2000]; [.D90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12T16:46:35" calcext:value-type="date">
            <text:p>2021-06-12 16:46:35</text:p>
          </table:table-cell>
          <table:table-cell/>
          <table:table-cell office:value-type="float" office:value="12108715" calcext:value-type="float">
            <text:p>12108715</text:p>
          </table:table-cell>
          <table:table-cell table:style-name="ce5" office:value-type="date" office:date-value="2021-06-10T13:12:40" calcext:value-type="date">
            <text:p>2021-06-10 13:12:40</text:p>
          </table:table-cell>
          <table:table-cell/>
          <table:table-cell table:style-name="ce9" table:formula="of:=IF(COUNTIFS([.A$1:.A$2000]; [.D9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12T23:57:46" calcext:value-type="date">
            <text:p>2021-06-12 23:57:46</text:p>
          </table:table-cell>
          <table:table-cell/>
          <table:table-cell office:value-type="float" office:value="70417855" calcext:value-type="float">
            <text:p>70417855</text:p>
          </table:table-cell>
          <table:table-cell table:style-name="ce5" office:value-type="date" office:date-value="2021-06-11T04:06:00" calcext:value-type="date">
            <text:p>2021-06-11 04:06:00</text:p>
          </table:table-cell>
          <table:table-cell/>
          <table:table-cell table:style-name="ce9" table:formula="of:=IF(COUNTIFS([.A$1:.A$2000]; [.D9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15T04:06:32" calcext:value-type="date">
            <text:p>2021-06-15 04:06:32</text:p>
          </table:table-cell>
          <table:table-cell/>
          <table:table-cell office:value-type="float" office:value="44580007" calcext:value-type="float">
            <text:p>44580007</text:p>
          </table:table-cell>
          <table:table-cell table:style-name="ce5" office:value-type="date" office:date-value="2021-06-11T07:44:36" calcext:value-type="date">
            <text:p>2021-06-11 07:44:36</text:p>
          </table:table-cell>
          <table:table-cell/>
          <table:table-cell table:style-name="ce9" table:formula="of:=IF(COUNTIFS([.A$1:.A$2000]; [.D9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15T05:24:27" calcext:value-type="date">
            <text:p>2021-06-15 05:24:27</text:p>
          </table:table-cell>
          <table:table-cell/>
          <table:table-cell office:value-type="float" office:value="1064078" calcext:value-type="float">
            <text:p>1064078</text:p>
          </table:table-cell>
          <table:table-cell table:style-name="ce5" office:value-type="date" office:date-value="2021-06-11T11:14:26" calcext:value-type="date">
            <text:p>2021-06-11 11:14:26</text:p>
          </table:table-cell>
          <table:table-cell/>
          <table:table-cell table:style-name="ce9" table:formula="of:=IF(COUNTIFS([.A$1:.A$2000]; [.D9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17T13:52:01" calcext:value-type="date">
            <text:p>2021-06-17 13:52:01</text:p>
          </table:table-cell>
          <table:table-cell/>
          <table:table-cell office:value-type="float" office:value="32318354" calcext:value-type="float">
            <text:p>32318354</text:p>
          </table:table-cell>
          <table:table-cell table:style-name="ce5" office:value-type="date" office:date-value="2021-06-12T16:46:35" calcext:value-type="date">
            <text:p>2021-06-12 16:46:35</text:p>
          </table:table-cell>
          <table:table-cell/>
          <table:table-cell table:style-name="ce9" table:formula="of:=IF(COUNTIFS([.A$1:.A$2000]; [.D9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17T15:04:32" calcext:value-type="date">
            <text:p>2021-06-17 15:04:32</text:p>
          </table:table-cell>
          <table:table-cell/>
          <table:table-cell office:value-type="float" office:value="4624298" calcext:value-type="float">
            <text:p>4624298</text:p>
          </table:table-cell>
          <table:table-cell table:style-name="ce5" office:value-type="date" office:date-value="2021-06-12T23:57:46" calcext:value-type="date">
            <text:p>2021-06-12 23:57:46</text:p>
          </table:table-cell>
          <table:table-cell/>
          <table:table-cell table:style-name="ce9" table:formula="of:=IF(COUNTIFS([.A$1:.A$2000]; [.D9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18T10:38:11" calcext:value-type="date">
            <text:p>2021-06-18 10:38:11</text:p>
          </table:table-cell>
          <table:table-cell/>
          <table:table-cell office:value-type="float" office:value="84227574" calcext:value-type="float">
            <text:p>84227574</text:p>
          </table:table-cell>
          <table:table-cell table:style-name="ce5" office:value-type="date" office:date-value="2021-06-15T04:06:32" calcext:value-type="date">
            <text:p>2021-06-15 04:06:32</text:p>
          </table:table-cell>
          <table:table-cell/>
          <table:table-cell table:style-name="ce9" table:formula="of:=IF(COUNTIFS([.A$1:.A$2000]; [.D9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21T06:55:14" calcext:value-type="date">
            <text:p>2021-06-21 06:55:14</text:p>
          </table:table-cell>
          <table:table-cell/>
          <table:table-cell office:value-type="float" office:value="2715268" calcext:value-type="float">
            <text:p>2715268</text:p>
          </table:table-cell>
          <table:table-cell table:style-name="ce5" office:value-type="date" office:date-value="2021-06-15T05:24:27" calcext:value-type="date">
            <text:p>2021-06-15 05:24:27</text:p>
          </table:table-cell>
          <table:table-cell/>
          <table:table-cell table:style-name="ce9" table:formula="of:=IF(COUNTIFS([.A$1:.A$2000]; [.D9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21T22:51:42" calcext:value-type="date">
            <text:p>2021-06-21 22:51:42</text:p>
          </table:table-cell>
          <table:table-cell/>
          <table:table-cell office:value-type="float" office:value="12067477" calcext:value-type="float">
            <text:p>12067477</text:p>
          </table:table-cell>
          <table:table-cell table:style-name="ce5" office:value-type="date" office:date-value="2021-06-17T13:52:01" calcext:value-type="date">
            <text:p>2021-06-17 13:52:01</text:p>
          </table:table-cell>
          <table:table-cell/>
          <table:table-cell table:style-name="ce9" table:formula="of:=IF(COUNTIFS([.A$1:.A$2000]; [.D9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22T01:44:16" calcext:value-type="date">
            <text:p>2021-06-22 01:44:16</text:p>
          </table:table-cell>
          <table:table-cell/>
          <table:table-cell office:value-type="float" office:value="17685971" calcext:value-type="float">
            <text:p>17685971</text:p>
          </table:table-cell>
          <table:table-cell table:style-name="ce5" office:value-type="date" office:date-value="2021-06-17T15:04:32" calcext:value-type="date">
            <text:p>2021-06-17 15:04:32</text:p>
          </table:table-cell>
          <table:table-cell/>
          <table:table-cell table:style-name="ce9" table:formula="of:=IF(COUNTIFS([.A$1:.A$2000]; [.D9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24T15:48:30" calcext:value-type="date">
            <text:p>2021-06-24 15:48:30</text:p>
          </table:table-cell>
          <table:table-cell/>
          <table:table-cell office:value-type="float" office:value="72009606" calcext:value-type="float">
            <text:p>72009606</text:p>
          </table:table-cell>
          <table:table-cell table:style-name="ce5" office:value-type="date" office:date-value="2021-06-18T10:38:11" calcext:value-type="date">
            <text:p>2021-06-18 10:38:11</text:p>
          </table:table-cell>
          <table:table-cell/>
          <table:table-cell table:style-name="ce9" table:formula="of:=IF(COUNTIFS([.A$1:.A$2000]; [.D9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24T21:37:55" calcext:value-type="date">
            <text:p>2021-06-24 21:37:55</text:p>
          </table:table-cell>
          <table:table-cell/>
          <table:table-cell office:value-type="float" office:value="26556402" calcext:value-type="float">
            <text:p>26556402</text:p>
          </table:table-cell>
          <table:table-cell table:style-name="ce5" office:value-type="date" office:date-value="2021-06-21T06:55:14" calcext:value-type="date">
            <text:p>2021-06-21 06:55:14</text:p>
          </table:table-cell>
          <table:table-cell/>
          <table:table-cell table:style-name="ce9" table:formula="of:=IF(COUNTIFS([.A$1:.A$2000]; [.D9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25T03:06:28" calcext:value-type="date">
            <text:p>2021-06-25 03:06:28</text:p>
          </table:table-cell>
          <table:table-cell/>
          <table:table-cell office:value-type="float" office:value="33590863" calcext:value-type="float">
            <text:p>33590863</text:p>
          </table:table-cell>
          <table:table-cell table:style-name="ce5" office:value-type="date" office:date-value="2021-06-21T22:51:42" calcext:value-type="date">
            <text:p>2021-06-21 22:51:42</text:p>
          </table:table-cell>
          <table:table-cell/>
          <table:table-cell table:style-name="ce9" table:formula="of:=IF(COUNTIFS([.A$1:.A$2000]; [.D91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25T10:45:55" calcext:value-type="date">
            <text:p>2021-06-25 10:45:55</text:p>
          </table:table-cell>
          <table:table-cell/>
          <table:table-cell office:value-type="float" office:value="335719" calcext:value-type="float">
            <text:p>335719</text:p>
          </table:table-cell>
          <table:table-cell table:style-name="ce5" office:value-type="date" office:date-value="2021-06-22T01:44:16" calcext:value-type="date">
            <text:p>2021-06-22 01:44:16</text:p>
          </table:table-cell>
          <table:table-cell/>
          <table:table-cell table:style-name="ce9" table:formula="of:=IF(COUNTIFS([.A$1:.A$2000]; [.D9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27T07:27:04" calcext:value-type="date">
            <text:p>2021-06-27 07:27:04</text:p>
          </table:table-cell>
          <table:table-cell/>
          <table:table-cell office:value-type="float" office:value="32363213" calcext:value-type="float">
            <text:p>32363213</text:p>
          </table:table-cell>
          <table:table-cell table:style-name="ce5" office:value-type="date" office:date-value="2021-06-24T15:48:30" calcext:value-type="date">
            <text:p>2021-06-24 15:48:30</text:p>
          </table:table-cell>
          <table:table-cell/>
          <table:table-cell table:style-name="ce9" table:formula="of:=IF(COUNTIFS([.A$1:.A$2000]; [.D92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27T09:27:12" calcext:value-type="date">
            <text:p>2021-06-27 09:27:12</text:p>
          </table:table-cell>
          <table:table-cell/>
          <table:table-cell office:value-type="float" office:value="22009685" calcext:value-type="float">
            <text:p>22009685</text:p>
          </table:table-cell>
          <table:table-cell table:style-name="ce5" office:value-type="date" office:date-value="2021-06-24T21:37:55" calcext:value-type="date">
            <text:p>2021-06-24 21:37:55</text:p>
          </table:table-cell>
          <table:table-cell/>
          <table:table-cell table:style-name="ce9" table:formula="of:=IF(COUNTIFS([.A$1:.A$2000]; [.D9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29T01:51:11" calcext:value-type="date">
            <text:p>2021-06-29 01:51:11</text:p>
          </table:table-cell>
          <table:table-cell/>
          <table:table-cell office:value-type="float" office:value="80894613" calcext:value-type="float">
            <text:p>80894613</text:p>
          </table:table-cell>
          <table:table-cell table:style-name="ce5" office:value-type="date" office:date-value="2021-06-25T03:06:28" calcext:value-type="date">
            <text:p>2021-06-25 03:06:28</text:p>
          </table:table-cell>
          <table:table-cell/>
          <table:table-cell table:style-name="ce9" table:formula="of:=IF(COUNTIFS([.A$1:.A$2000]; [.D9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29T03:09:30" calcext:value-type="date">
            <text:p>2021-06-29 03:09:30</text:p>
          </table:table-cell>
          <table:table-cell/>
          <table:table-cell office:value-type="float" office:value="3402145" calcext:value-type="float">
            <text:p>3402145</text:p>
          </table:table-cell>
          <table:table-cell table:style-name="ce5" office:value-type="date" office:date-value="2021-06-25T10:45:55" calcext:value-type="date">
            <text:p>2021-06-25 10:45:55</text:p>
          </table:table-cell>
          <table:table-cell/>
          <table:table-cell table:style-name="ce9" table:formula="of:=IF(COUNTIFS([.A$1:.A$2000]; [.D92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29T09:37:08" calcext:value-type="date">
            <text:p>2021-06-29 09:37:08</text:p>
          </table:table-cell>
          <table:table-cell/>
          <table:table-cell office:value-type="float" office:value="11868492" calcext:value-type="float">
            <text:p>11868492</text:p>
          </table:table-cell>
          <table:table-cell table:style-name="ce5" office:value-type="date" office:date-value="2021-06-27T07:27:04" calcext:value-type="date">
            <text:p>2021-06-27 07:27:04</text:p>
          </table:table-cell>
          <table:table-cell/>
          <table:table-cell table:style-name="ce9" table:formula="of:=IF(COUNTIFS([.A$1:.A$2000]; [.D9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29T09:38:13" calcext:value-type="date">
            <text:p>2021-06-29 09:38:13</text:p>
          </table:table-cell>
          <table:table-cell/>
          <table:table-cell office:value-type="float" office:value="3367069" calcext:value-type="float">
            <text:p>3367069</text:p>
          </table:table-cell>
          <table:table-cell table:style-name="ce5" office:value-type="date" office:date-value="2021-06-27T09:27:12" calcext:value-type="date">
            <text:p>2021-06-27 09:27:12</text:p>
          </table:table-cell>
          <table:table-cell/>
          <table:table-cell table:style-name="ce9" table:formula="of:=IF(COUNTIFS([.A$1:.A$2000]; [.D9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30T03:18:40" calcext:value-type="date">
            <text:p>2021-06-30 03:18:40</text:p>
          </table:table-cell>
          <table:table-cell/>
          <table:table-cell office:value-type="float" office:value="7788448" calcext:value-type="float">
            <text:p>7788448</text:p>
          </table:table-cell>
          <table:table-cell table:style-name="ce5" office:value-type="date" office:date-value="2021-06-29T01:51:11" calcext:value-type="date">
            <text:p>2021-06-29 01:51:11</text:p>
          </table:table-cell>
          <table:table-cell/>
          <table:table-cell table:style-name="ce9" table:formula="of:=IF(COUNTIFS([.A$1:.A$2000]; [.D9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6-30T08:19:17" calcext:value-type="date">
            <text:p>2021-06-30 08:19:17</text:p>
          </table:table-cell>
          <table:table-cell/>
          <table:table-cell office:value-type="float" office:value="907696" calcext:value-type="float">
            <text:p>907696</text:p>
          </table:table-cell>
          <table:table-cell table:style-name="ce5" office:value-type="date" office:date-value="2021-06-29T03:09:30" calcext:value-type="date">
            <text:p>2021-06-29 03:09:30</text:p>
          </table:table-cell>
          <table:table-cell/>
          <table:table-cell table:style-name="ce9" table:formula="of:=IF(COUNTIFS([.A$1:.A$2000]; [.D9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01T01:19:09" calcext:value-type="date">
            <text:p>2021-07-01 01:19:09</text:p>
          </table:table-cell>
          <table:table-cell/>
          <table:table-cell office:value-type="float" office:value="1104806" calcext:value-type="float">
            <text:p>1104806</text:p>
          </table:table-cell>
          <table:table-cell table:style-name="ce5" office:value-type="date" office:date-value="2021-06-29T09:37:08" calcext:value-type="date">
            <text:p>2021-06-29 09:37:08</text:p>
          </table:table-cell>
          <table:table-cell/>
          <table:table-cell table:style-name="ce9" table:formula="of:=IF(COUNTIFS([.A$1:.A$2000]; [.D9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04T09:47:45" calcext:value-type="date">
            <text:p>2021-07-04 09:47:45</text:p>
          </table:table-cell>
          <table:table-cell/>
          <table:table-cell office:value-type="float" office:value="38786646" calcext:value-type="float">
            <text:p>38786646</text:p>
          </table:table-cell>
          <table:table-cell table:style-name="ce5" office:value-type="date" office:date-value="2021-06-29T09:38:13" calcext:value-type="date">
            <text:p>2021-06-29 09:38:13</text:p>
          </table:table-cell>
          <table:table-cell/>
          <table:table-cell table:style-name="ce9" table:formula="of:=IF(COUNTIFS([.A$1:.A$2000]; [.D9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05T00:05:51" calcext:value-type="date">
            <text:p>2021-07-05 00:05:51</text:p>
          </table:table-cell>
          <table:table-cell/>
          <table:table-cell office:value-type="float" office:value="34955871" calcext:value-type="float">
            <text:p>34955871</text:p>
          </table:table-cell>
          <table:table-cell table:style-name="ce5" office:value-type="date" office:date-value="2021-06-30T03:18:40" calcext:value-type="date">
            <text:p>2021-06-30 03:18:40</text:p>
          </table:table-cell>
          <table:table-cell/>
          <table:table-cell table:style-name="ce9" table:formula="of:=IF(COUNTIFS([.A$1:.A$2000]; [.D9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05T01:34:01" calcext:value-type="date">
            <text:p>2021-07-05 01:34:01</text:p>
          </table:table-cell>
          <table:table-cell/>
          <table:table-cell office:value-type="float" office:value="32921192" calcext:value-type="float">
            <text:p>32921192</text:p>
          </table:table-cell>
          <table:table-cell table:style-name="ce5" office:value-type="date" office:date-value="2021-06-30T08:19:17" calcext:value-type="date">
            <text:p>2021-06-30 08:19:17</text:p>
          </table:table-cell>
          <table:table-cell/>
          <table:table-cell table:style-name="ce9" table:formula="of:=IF(COUNTIFS([.A$1:.A$2000]; [.D9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05T13:15:38" calcext:value-type="date">
            <text:p>2021-07-05 13:15:38</text:p>
          </table:table-cell>
          <table:table-cell/>
          <table:table-cell office:value-type="float" office:value="65778169" calcext:value-type="float">
            <text:p>65778169</text:p>
          </table:table-cell>
          <table:table-cell table:style-name="ce5" office:value-type="date" office:date-value="2021-07-01T01:19:09" calcext:value-type="date">
            <text:p>2021-07-01 01:19:09</text:p>
          </table:table-cell>
          <table:table-cell/>
          <table:table-cell table:style-name="ce9" table:formula="of:=IF(COUNTIFS([.A$1:.A$2000]; [.D9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06T04:47:20" calcext:value-type="date">
            <text:p>2021-07-06 04:47:20</text:p>
          </table:table-cell>
          <table:table-cell/>
          <table:table-cell office:value-type="float" office:value="85077885" calcext:value-type="float">
            <text:p>85077885</text:p>
          </table:table-cell>
          <table:table-cell table:style-name="ce5" office:value-type="date" office:date-value="2021-07-04T09:47:45" calcext:value-type="date">
            <text:p>2021-07-04 09:47:45</text:p>
          </table:table-cell>
          <table:table-cell/>
          <table:table-cell table:style-name="ce9" table:formula="of:=IF(COUNTIFS([.A$1:.A$2000]; [.D93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07T13:15:21" calcext:value-type="date">
            <text:p>2021-07-07 13:15:21</text:p>
          </table:table-cell>
          <table:table-cell/>
          <table:table-cell office:value-type="float" office:value="15646249" calcext:value-type="float">
            <text:p>15646249</text:p>
          </table:table-cell>
          <table:table-cell table:style-name="ce5" office:value-type="date" office:date-value="2021-07-05T00:05:51" calcext:value-type="date">
            <text:p>2021-07-05 00:05:51</text:p>
          </table:table-cell>
          <table:table-cell/>
          <table:table-cell table:style-name="ce9" table:formula="of:=IF(COUNTIFS([.A$1:.A$2000]; [.D9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07T19:04:49" calcext:value-type="date">
            <text:p>2021-07-07 19:04:49</text:p>
          </table:table-cell>
          <table:table-cell/>
          <table:table-cell office:value-type="float" office:value="24274193" calcext:value-type="float">
            <text:p>24274193</text:p>
          </table:table-cell>
          <table:table-cell table:style-name="ce5" office:value-type="date" office:date-value="2021-07-05T01:34:01" calcext:value-type="date">
            <text:p>2021-07-05 01:34:01</text:p>
          </table:table-cell>
          <table:table-cell/>
          <table:table-cell table:style-name="ce9" table:formula="of:=IF(COUNTIFS([.A$1:.A$2000]; [.D9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08T06:54:41" calcext:value-type="date">
            <text:p>2021-07-08 06:54:41</text:p>
          </table:table-cell>
          <table:table-cell/>
          <table:table-cell office:value-type="float" office:value="1031968" calcext:value-type="float">
            <text:p>1031968</text:p>
          </table:table-cell>
          <table:table-cell table:style-name="ce5" office:value-type="date" office:date-value="2021-07-05T13:15:38" calcext:value-type="date">
            <text:p>2021-07-05 13:15:38</text:p>
          </table:table-cell>
          <table:table-cell/>
          <table:table-cell table:style-name="ce9" table:formula="of:=IF(COUNTIFS([.A$1:.A$2000]; [.D9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08T14:43:34" calcext:value-type="date">
            <text:p>2021-07-08 14:43:34</text:p>
          </table:table-cell>
          <table:table-cell/>
          <table:table-cell office:value-type="float" office:value="16760006" calcext:value-type="float">
            <text:p>16760006</text:p>
          </table:table-cell>
          <table:table-cell table:style-name="ce5" office:value-type="date" office:date-value="2021-07-06T04:47:20" calcext:value-type="date">
            <text:p>2021-07-06 04:47:20</text:p>
          </table:table-cell>
          <table:table-cell/>
          <table:table-cell table:style-name="ce9" table:formula="of:=IF(COUNTIFS([.A$1:.A$2000]; [.D9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09T06:51:22" calcext:value-type="date">
            <text:p>2021-07-09 06:51:22</text:p>
          </table:table-cell>
          <table:table-cell/>
          <table:table-cell office:value-type="float" office:value="40405" calcext:value-type="float">
            <text:p>40405</text:p>
          </table:table-cell>
          <table:table-cell table:style-name="ce5" office:value-type="date" office:date-value="2021-07-07T13:15:21" calcext:value-type="date">
            <text:p>2021-07-07 13:15:21</text:p>
          </table:table-cell>
          <table:table-cell/>
          <table:table-cell table:style-name="ce9" table:formula="of:=IF(COUNTIFS([.A$1:.A$2000]; [.D9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11T03:32:48" calcext:value-type="date">
            <text:p>2021-07-11 03:32:48</text:p>
          </table:table-cell>
          <table:table-cell/>
          <table:table-cell office:value-type="float" office:value="22433963" calcext:value-type="float">
            <text:p>22433963</text:p>
          </table:table-cell>
          <table:table-cell table:style-name="ce5" office:value-type="date" office:date-value="2021-07-07T19:04:49" calcext:value-type="date">
            <text:p>2021-07-07 19:04:49</text:p>
          </table:table-cell>
          <table:table-cell/>
          <table:table-cell table:style-name="ce9" table:formula="of:=IF(COUNTIFS([.A$1:.A$2000]; [.D9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12T04:32:59" calcext:value-type="date">
            <text:p>2021-07-12 04:32:59</text:p>
          </table:table-cell>
          <table:table-cell/>
          <table:table-cell office:value-type="float" office:value="163544" calcext:value-type="float">
            <text:p>163544</text:p>
          </table:table-cell>
          <table:table-cell table:style-name="ce5" office:value-type="date" office:date-value="2021-07-08T06:54:41" calcext:value-type="date">
            <text:p>2021-07-08 06:54:41</text:p>
          </table:table-cell>
          <table:table-cell/>
          <table:table-cell table:style-name="ce9" table:formula="of:=IF(COUNTIFS([.A$1:.A$2000]; [.D9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12T11:05:38" calcext:value-type="date">
            <text:p>2021-07-12 11:05:38</text:p>
          </table:table-cell>
          <table:table-cell/>
          <table:table-cell office:value-type="float" office:value="1792720" calcext:value-type="float">
            <text:p>1792720</text:p>
          </table:table-cell>
          <table:table-cell table:style-name="ce5" office:value-type="date" office:date-value="2021-07-08T14:43:34" calcext:value-type="date">
            <text:p>2021-07-08 14:43:34</text:p>
          </table:table-cell>
          <table:table-cell/>
          <table:table-cell table:style-name="ce9" table:formula="of:=IF(COUNTIFS([.A$1:.A$2000]; [.D9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14T15:27:01" calcext:value-type="date">
            <text:p>2021-07-14 15:27:01</text:p>
          </table:table-cell>
          <table:table-cell/>
          <table:table-cell office:value-type="float" office:value="40820" calcext:value-type="float">
            <text:p>40820</text:p>
          </table:table-cell>
          <table:table-cell table:style-name="ce5" office:value-type="date" office:date-value="2021-07-09T06:51:22" calcext:value-type="date">
            <text:p>2021-07-09 06:51:22</text:p>
          </table:table-cell>
          <table:table-cell/>
          <table:table-cell table:style-name="ce9" table:formula="of:=IF(COUNTIFS([.A$1:.A$2000]; [.D9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15T19:37:06" calcext:value-type="date">
            <text:p>2021-07-15 19:37:06</text:p>
          </table:table-cell>
          <table:table-cell/>
          <table:table-cell office:value-type="float" office:value="22102635" calcext:value-type="float">
            <text:p>22102635</text:p>
          </table:table-cell>
          <table:table-cell table:style-name="ce5" office:value-type="date" office:date-value="2021-07-11T03:32:48" calcext:value-type="date">
            <text:p>2021-07-11 03:32:48</text:p>
          </table:table-cell>
          <table:table-cell/>
          <table:table-cell table:style-name="ce9" table:formula="of:=IF(COUNTIFS([.A$1:.A$2000]; [.D9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16T03:47:38" calcext:value-type="date">
            <text:p>2021-07-16 03:47:38</text:p>
          </table:table-cell>
          <table:table-cell/>
          <table:table-cell office:value-type="float" office:value="8165593" calcext:value-type="float">
            <text:p>8165593</text:p>
          </table:table-cell>
          <table:table-cell table:style-name="ce5" office:value-type="date" office:date-value="2021-07-12T04:32:59" calcext:value-type="date">
            <text:p>2021-07-12 04:32:59</text:p>
          </table:table-cell>
          <table:table-cell/>
          <table:table-cell table:style-name="ce9" table:formula="of:=IF(COUNTIFS([.A$1:.A$2000]; [.D9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17T04:15:04" calcext:value-type="date">
            <text:p>2021-07-17 04:15:04</text:p>
          </table:table-cell>
          <table:table-cell/>
          <table:table-cell office:value-type="float" office:value="2000968" calcext:value-type="float">
            <text:p>2000968</text:p>
          </table:table-cell>
          <table:table-cell table:style-name="ce5" office:value-type="date" office:date-value="2021-07-12T11:05:38" calcext:value-type="date">
            <text:p>2021-07-12 11:05:38</text:p>
          </table:table-cell>
          <table:table-cell/>
          <table:table-cell table:style-name="ce9" table:formula="of:=IF(COUNTIFS([.A$1:.A$2000]; [.D9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17T12:41:16" calcext:value-type="date">
            <text:p>2021-07-17 12:41:16</text:p>
          </table:table-cell>
          <table:table-cell/>
          <table:table-cell office:value-type="float" office:value="3510474" calcext:value-type="float">
            <text:p>3510474</text:p>
          </table:table-cell>
          <table:table-cell table:style-name="ce5" office:value-type="date" office:date-value="2021-07-14T15:27:01" calcext:value-type="date">
            <text:p>2021-07-14 15:27:01</text:p>
          </table:table-cell>
          <table:table-cell/>
          <table:table-cell table:style-name="ce9" table:formula="of:=IF(COUNTIFS([.A$1:.A$2000]; [.D9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18T09:25:37" calcext:value-type="date">
            <text:p>2021-07-18 09:25:37</text:p>
          </table:table-cell>
          <table:table-cell/>
          <table:table-cell office:value-type="float" office:value="12905669" calcext:value-type="float">
            <text:p>12905669</text:p>
          </table:table-cell>
          <table:table-cell table:style-name="ce5" office:value-type="date" office:date-value="2021-07-15T19:37:06" calcext:value-type="date">
            <text:p>2021-07-15 19:37:06</text:p>
          </table:table-cell>
          <table:table-cell/>
          <table:table-cell table:style-name="ce9" table:formula="of:=IF(COUNTIFS([.A$1:.A$2000]; [.D94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18T21:17:33" calcext:value-type="date">
            <text:p>2021-07-18 21:17:33</text:p>
          </table:table-cell>
          <table:table-cell/>
          <table:table-cell office:value-type="float" office:value="20579813" calcext:value-type="float">
            <text:p>20579813</text:p>
          </table:table-cell>
          <table:table-cell table:style-name="ce5" office:value-type="date" office:date-value="2021-07-16T03:47:38" calcext:value-type="date">
            <text:p>2021-07-16 03:47:38</text:p>
          </table:table-cell>
          <table:table-cell/>
          <table:table-cell table:style-name="ce9" table:formula="of:=IF(COUNTIFS([.A$1:.A$2000]; [.D9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19T08:07:01" calcext:value-type="date">
            <text:p>2021-07-19 08:07:01</text:p>
          </table:table-cell>
          <table:table-cell/>
          <table:table-cell office:value-type="float" office:value="6602877" calcext:value-type="float">
            <text:p>6602877</text:p>
          </table:table-cell>
          <table:table-cell table:style-name="ce5" office:value-type="date" office:date-value="2021-07-17T04:15:04" calcext:value-type="date">
            <text:p>2021-07-17 04:15:04</text:p>
          </table:table-cell>
          <table:table-cell/>
          <table:table-cell table:style-name="ce9" table:formula="of:=IF(COUNTIFS([.A$1:.A$2000]; [.D95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19T14:33:46" calcext:value-type="date">
            <text:p>2021-07-19 14:33:46</text:p>
          </table:table-cell>
          <table:table-cell/>
          <table:table-cell office:value-type="float" office:value="33591852" calcext:value-type="float">
            <text:p>33591852</text:p>
          </table:table-cell>
          <table:table-cell table:style-name="ce5" office:value-type="date" office:date-value="2021-07-17T12:41:16" calcext:value-type="date">
            <text:p>2021-07-17 12:41:16</text:p>
          </table:table-cell>
          <table:table-cell/>
          <table:table-cell table:style-name="ce9" table:formula="of:=IF(COUNTIFS([.A$1:.A$2000]; [.D9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0T04:29:25" calcext:value-type="date">
            <text:p>2021-07-20 04:29:25</text:p>
          </table:table-cell>
          <table:table-cell/>
          <table:table-cell office:value-type="float" office:value="2133659" calcext:value-type="float">
            <text:p>2133659</text:p>
          </table:table-cell>
          <table:table-cell table:style-name="ce5" office:value-type="date" office:date-value="2021-07-18T09:25:37" calcext:value-type="date">
            <text:p>2021-07-18 09:25:37</text:p>
          </table:table-cell>
          <table:table-cell/>
          <table:table-cell table:style-name="ce9" table:formula="of:=IF(COUNTIFS([.A$1:.A$2000]; [.D9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0T16:43:15" calcext:value-type="date">
            <text:p>2021-07-20 16:43:15</text:p>
          </table:table-cell>
          <table:table-cell/>
          <table:table-cell office:value-type="float" office:value="42178039" calcext:value-type="float">
            <text:p>42178039</text:p>
          </table:table-cell>
          <table:table-cell table:style-name="ce5" office:value-type="date" office:date-value="2021-07-18T21:17:33" calcext:value-type="date">
            <text:p>2021-07-18 21:17:33</text:p>
          </table:table-cell>
          <table:table-cell/>
          <table:table-cell table:style-name="ce9" table:formula="of:=IF(COUNTIFS([.A$1:.A$2000]; [.D9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0T18:16:48" calcext:value-type="date">
            <text:p>2021-07-20 18:16:48</text:p>
          </table:table-cell>
          <table:table-cell/>
          <table:table-cell office:value-type="float" office:value="25889470" calcext:value-type="float">
            <text:p>25889470</text:p>
          </table:table-cell>
          <table:table-cell table:style-name="ce5" office:value-type="date" office:date-value="2021-07-19T08:07:01" calcext:value-type="date">
            <text:p>2021-07-19 08:07:01</text:p>
          </table:table-cell>
          <table:table-cell/>
          <table:table-cell table:style-name="ce9" table:formula="of:=IF(COUNTIFS([.A$1:.A$2000]; [.D9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1T16:08:33" calcext:value-type="date">
            <text:p>2021-07-21 16:08:33</text:p>
          </table:table-cell>
          <table:table-cell/>
          <table:table-cell office:value-type="float" office:value="7985718" calcext:value-type="float">
            <text:p>7985718</text:p>
          </table:table-cell>
          <table:table-cell table:style-name="ce5" office:value-type="date" office:date-value="2021-07-19T14:33:46" calcext:value-type="date">
            <text:p>2021-07-19 14:33:46</text:p>
          </table:table-cell>
          <table:table-cell/>
          <table:table-cell table:style-name="ce9" table:formula="of:=IF(COUNTIFS([.A$1:.A$2000]; [.D9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2T06:01:23" calcext:value-type="date">
            <text:p>2021-07-22 06:01:23</text:p>
          </table:table-cell>
          <table:table-cell/>
          <table:table-cell office:value-type="float" office:value="67882900" calcext:value-type="float">
            <text:p>67882900</text:p>
          </table:table-cell>
          <table:table-cell table:style-name="ce5" office:value-type="date" office:date-value="2021-07-20T04:29:25" calcext:value-type="date">
            <text:p>2021-07-20 04:29:25</text:p>
          </table:table-cell>
          <table:table-cell/>
          <table:table-cell table:style-name="ce9" table:formula="of:=IF(COUNTIFS([.A$1:.A$2000]; [.D9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2T13:38:26" calcext:value-type="date">
            <text:p>2021-07-22 13:38:26</text:p>
          </table:table-cell>
          <table:table-cell/>
          <table:table-cell office:value-type="float" office:value="1669420" calcext:value-type="float">
            <text:p>1669420</text:p>
          </table:table-cell>
          <table:table-cell table:style-name="ce5" office:value-type="date" office:date-value="2021-07-20T16:43:15" calcext:value-type="date">
            <text:p>2021-07-20 16:43:15</text:p>
          </table:table-cell>
          <table:table-cell/>
          <table:table-cell table:style-name="ce9" table:formula="of:=IF(COUNTIFS([.A$1:.A$2000]; [.D95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3T06:33:04" calcext:value-type="date">
            <text:p>2021-07-23 06:33:04</text:p>
          </table:table-cell>
          <table:table-cell/>
          <table:table-cell office:value-type="float" office:value="1171667" calcext:value-type="float">
            <text:p>1171667</text:p>
          </table:table-cell>
          <table:table-cell table:style-name="ce5" office:value-type="date" office:date-value="2021-07-20T18:16:48" calcext:value-type="date">
            <text:p>2021-07-20 18:16:48</text:p>
          </table:table-cell>
          <table:table-cell/>
          <table:table-cell table:style-name="ce9" table:formula="of:=IF(COUNTIFS([.A$1:.A$2000]; [.D95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3T10:10:23" calcext:value-type="date">
            <text:p>2021-07-23 10:10:23</text:p>
          </table:table-cell>
          <table:table-cell/>
          <table:table-cell office:value-type="float" office:value="46647883" calcext:value-type="float">
            <text:p>46647883</text:p>
          </table:table-cell>
          <table:table-cell table:style-name="ce5" office:value-type="date" office:date-value="2021-07-21T16:08:33" calcext:value-type="date">
            <text:p>2021-07-21 16:08:33</text:p>
          </table:table-cell>
          <table:table-cell/>
          <table:table-cell table:style-name="ce9" table:formula="of:=IF(COUNTIFS([.A$1:.A$2000]; [.D9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3T17:39:20" calcext:value-type="date">
            <text:p>2021-07-23 17:39:20</text:p>
          </table:table-cell>
          <table:table-cell/>
          <table:table-cell office:value-type="float" office:value="14371477" calcext:value-type="float">
            <text:p>14371477</text:p>
          </table:table-cell>
          <table:table-cell table:style-name="ce5" office:value-type="date" office:date-value="2021-07-22T06:01:23" calcext:value-type="date">
            <text:p>2021-07-22 06:01:23</text:p>
          </table:table-cell>
          <table:table-cell/>
          <table:table-cell table:style-name="ce9" table:formula="of:=IF(COUNTIFS([.A$1:.A$2000]; [.D9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5T07:18:04" calcext:value-type="date">
            <text:p>2021-07-25 07:18:04</text:p>
          </table:table-cell>
          <table:table-cell/>
          <table:table-cell office:value-type="float" office:value="47252" calcext:value-type="float">
            <text:p>47252</text:p>
          </table:table-cell>
          <table:table-cell table:style-name="ce5" office:value-type="date" office:date-value="2021-07-22T13:38:26" calcext:value-type="date">
            <text:p>2021-07-22 13:38:26</text:p>
          </table:table-cell>
          <table:table-cell/>
          <table:table-cell table:style-name="ce9" table:formula="of:=IF(COUNTIFS([.A$1:.A$2000]; [.D9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5T13:15:55" calcext:value-type="date">
            <text:p>2021-07-25 13:15:55</text:p>
          </table:table-cell>
          <table:table-cell/>
          <table:table-cell office:value-type="float" office:value="6401751" calcext:value-type="float">
            <text:p>6401751</text:p>
          </table:table-cell>
          <table:table-cell table:style-name="ce5" office:value-type="date" office:date-value="2021-07-23T06:33:04" calcext:value-type="date">
            <text:p>2021-07-23 06:33:04</text:p>
          </table:table-cell>
          <table:table-cell/>
          <table:table-cell table:style-name="ce9" table:formula="of:=IF(COUNTIFS([.A$1:.A$2000]; [.D96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5T19:20:35" calcext:value-type="date">
            <text:p>2021-07-25 19:20:35</text:p>
          </table:table-cell>
          <table:table-cell/>
          <table:table-cell office:value-type="float" office:value="27135" calcext:value-type="float">
            <text:p>27135</text:p>
          </table:table-cell>
          <table:table-cell table:style-name="ce5" office:value-type="date" office:date-value="2021-07-23T10:10:23" calcext:value-type="date">
            <text:p>2021-07-23 10:10:23</text:p>
          </table:table-cell>
          <table:table-cell/>
          <table:table-cell table:style-name="ce9" table:formula="of:=IF(COUNTIFS([.A$1:.A$2000]; [.D9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7T09:28:37" calcext:value-type="date">
            <text:p>2021-07-27 09:28:37</text:p>
          </table:table-cell>
          <table:table-cell/>
          <table:table-cell office:value-type="float" office:value="9191388" calcext:value-type="float">
            <text:p>9191388</text:p>
          </table:table-cell>
          <table:table-cell table:style-name="ce5" office:value-type="date" office:date-value="2021-07-23T17:39:20" calcext:value-type="date">
            <text:p>2021-07-23 17:39:20</text:p>
          </table:table-cell>
          <table:table-cell/>
          <table:table-cell table:style-name="ce9" table:formula="of:=IF(COUNTIFS([.A$1:.A$2000]; [.D9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7T14:34:42" calcext:value-type="date">
            <text:p>2021-07-27 14:34:42</text:p>
          </table:table-cell>
          <table:table-cell/>
          <table:table-cell office:value-type="float" office:value="31390627" calcext:value-type="float">
            <text:p>31390627</text:p>
          </table:table-cell>
          <table:table-cell table:style-name="ce5" office:value-type="date" office:date-value="2021-07-25T07:18:04" calcext:value-type="date">
            <text:p>2021-07-25 07:18:04</text:p>
          </table:table-cell>
          <table:table-cell/>
          <table:table-cell table:style-name="ce9" table:formula="of:=IF(COUNTIFS([.A$1:.A$2000]; [.D9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8T02:42:29" calcext:value-type="date">
            <text:p>2021-07-28 02:42:29</text:p>
          </table:table-cell>
          <table:table-cell/>
          <table:table-cell office:value-type="float" office:value="31139" calcext:value-type="float">
            <text:p>31139</text:p>
          </table:table-cell>
          <table:table-cell table:style-name="ce5" office:value-type="date" office:date-value="2021-07-25T13:15:55" calcext:value-type="date">
            <text:p>2021-07-25 13:15:55</text:p>
          </table:table-cell>
          <table:table-cell/>
          <table:table-cell table:style-name="ce9" table:formula="of:=IF(COUNTIFS([.A$1:.A$2000]; [.D9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8T05:41:31" calcext:value-type="date">
            <text:p>2021-07-28 05:41:31</text:p>
          </table:table-cell>
          <table:table-cell/>
          <table:table-cell office:value-type="float" office:value="13165973" calcext:value-type="float">
            <text:p>13165973</text:p>
          </table:table-cell>
          <table:table-cell table:style-name="ce5" office:value-type="date" office:date-value="2021-07-25T19:20:35" calcext:value-type="date">
            <text:p>2021-07-25 19:20:35</text:p>
          </table:table-cell>
          <table:table-cell/>
          <table:table-cell table:style-name="ce9" table:formula="of:=IF(COUNTIFS([.A$1:.A$2000]; [.D9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8T06:45:37" calcext:value-type="date">
            <text:p>2021-07-28 06:45:37</text:p>
          </table:table-cell>
          <table:table-cell/>
          <table:table-cell office:value-type="float" office:value="506313" calcext:value-type="float">
            <text:p>506313</text:p>
          </table:table-cell>
          <table:table-cell table:style-name="ce5" office:value-type="date" office:date-value="2021-07-27T09:28:37" calcext:value-type="date">
            <text:p>2021-07-27 09:28:37</text:p>
          </table:table-cell>
          <table:table-cell/>
          <table:table-cell table:style-name="ce9" table:formula="of:=IF(COUNTIFS([.A$1:.A$2000]; [.D9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8T10:26:50" calcext:value-type="date">
            <text:p>2021-07-28 10:26:50</text:p>
          </table:table-cell>
          <table:table-cell/>
          <table:table-cell office:value-type="float" office:value="22184900" calcext:value-type="float">
            <text:p>22184900</text:p>
          </table:table-cell>
          <table:table-cell table:style-name="ce5" office:value-type="date" office:date-value="2021-07-27T14:34:42" calcext:value-type="date">
            <text:p>2021-07-27 14:34:42</text:p>
          </table:table-cell>
          <table:table-cell/>
          <table:table-cell table:style-name="ce9" table:formula="of:=IF(COUNTIFS([.A$1:.A$2000]; [.D9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9T07:35:37" calcext:value-type="date">
            <text:p>2021-07-29 07:35:37</text:p>
          </table:table-cell>
          <table:table-cell/>
          <table:table-cell office:value-type="float" office:value="7943694" calcext:value-type="float">
            <text:p>7943694</text:p>
          </table:table-cell>
          <table:table-cell table:style-name="ce5" office:value-type="date" office:date-value="2021-07-28T02:42:29" calcext:value-type="date">
            <text:p>2021-07-28 02:42:29</text:p>
          </table:table-cell>
          <table:table-cell/>
          <table:table-cell table:style-name="ce9" table:formula="of:=IF(COUNTIFS([.A$1:.A$2000]; [.D97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29T08:55:31" calcext:value-type="date">
            <text:p>2021-07-29 08:55:31</text:p>
          </table:table-cell>
          <table:table-cell/>
          <table:table-cell office:value-type="float" office:value="2159629" calcext:value-type="float">
            <text:p>2159629</text:p>
          </table:table-cell>
          <table:table-cell table:style-name="ce5" office:value-type="date" office:date-value="2021-07-28T05:41:31" calcext:value-type="date">
            <text:p>2021-07-28 05:41:31</text:p>
          </table:table-cell>
          <table:table-cell/>
          <table:table-cell table:style-name="ce9" table:formula="of:=IF(COUNTIFS([.A$1:.A$2000]; [.D9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30T12:31:14" calcext:value-type="date">
            <text:p>2021-07-30 12:31:14</text:p>
          </table:table-cell>
          <table:table-cell/>
          <table:table-cell office:value-type="float" office:value="4339676" calcext:value-type="float">
            <text:p>4339676</text:p>
          </table:table-cell>
          <table:table-cell table:style-name="ce5" office:value-type="date" office:date-value="2021-07-28T06:45:37" calcext:value-type="date">
            <text:p>2021-07-28 06:45:37</text:p>
          </table:table-cell>
          <table:table-cell/>
          <table:table-cell table:style-name="ce9" table:formula="of:=IF(COUNTIFS([.A$1:.A$2000]; [.D9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30T15:14:55" calcext:value-type="date">
            <text:p>2021-07-30 15:14:55</text:p>
          </table:table-cell>
          <table:table-cell/>
          <table:table-cell office:value-type="float" office:value="1620402" calcext:value-type="float">
            <text:p>1620402</text:p>
          </table:table-cell>
          <table:table-cell table:style-name="ce5" office:value-type="date" office:date-value="2021-07-28T10:26:50" calcext:value-type="date">
            <text:p>2021-07-28 10:26:50</text:p>
          </table:table-cell>
          <table:table-cell/>
          <table:table-cell table:style-name="ce9" table:formula="of:=IF(COUNTIFS([.A$1:.A$2000]; [.D97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31T12:39:55" calcext:value-type="date">
            <text:p>2021-07-31 12:39:55</text:p>
          </table:table-cell>
          <table:table-cell/>
          <table:table-cell office:value-type="float" office:value="158130" calcext:value-type="float">
            <text:p>158130</text:p>
          </table:table-cell>
          <table:table-cell table:style-name="ce5" office:value-type="date" office:date-value="2021-07-29T07:35:37" calcext:value-type="date">
            <text:p>2021-07-29 07:35:37</text:p>
          </table:table-cell>
          <table:table-cell/>
          <table:table-cell table:style-name="ce9" table:formula="of:=IF(COUNTIFS([.A$1:.A$2000]; [.D9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7-31T17:48:06" calcext:value-type="date">
            <text:p>2021-07-31 17:48:06</text:p>
          </table:table-cell>
          <table:table-cell/>
          <table:table-cell office:value-type="float" office:value="3996515" calcext:value-type="float">
            <text:p>3996515</text:p>
          </table:table-cell>
          <table:table-cell table:style-name="ce5" office:value-type="date" office:date-value="2021-07-29T08:55:31" calcext:value-type="date">
            <text:p>2021-07-29 08:55:31</text:p>
          </table:table-cell>
          <table:table-cell/>
          <table:table-cell table:style-name="ce9" table:formula="of:=IF(COUNTIFS([.A$1:.A$2000]; [.D9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02T13:19:02" calcext:value-type="date">
            <text:p>2021-08-02 13:19:02</text:p>
          </table:table-cell>
          <table:table-cell/>
          <table:table-cell office:value-type="float" office:value="1460584" calcext:value-type="float">
            <text:p>1460584</text:p>
          </table:table-cell>
          <table:table-cell table:style-name="ce5" office:value-type="date" office:date-value="2021-07-30T12:31:14" calcext:value-type="date">
            <text:p>2021-07-30 12:31:14</text:p>
          </table:table-cell>
          <table:table-cell/>
          <table:table-cell table:style-name="ce9" table:formula="of:=IF(COUNTIFS([.A$1:.A$2000]; [.D97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03T00:07:32" calcext:value-type="date">
            <text:p>2021-08-03 00:07:32</text:p>
          </table:table-cell>
          <table:table-cell/>
          <table:table-cell office:value-type="float" office:value="21375475" calcext:value-type="float">
            <text:p>21375475</text:p>
          </table:table-cell>
          <table:table-cell table:style-name="ce5" office:value-type="date" office:date-value="2021-07-30T15:14:55" calcext:value-type="date">
            <text:p>2021-07-30 15:14:55</text:p>
          </table:table-cell>
          <table:table-cell/>
          <table:table-cell table:style-name="ce9" table:formula="of:=IF(COUNTIFS([.A$1:.A$2000]; [.D9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03T07:31:39" calcext:value-type="date">
            <text:p>2021-08-03 07:31:39</text:p>
          </table:table-cell>
          <table:table-cell/>
          <table:table-cell office:value-type="float" office:value="25910069" calcext:value-type="float">
            <text:p>25910069</text:p>
          </table:table-cell>
          <table:table-cell table:style-name="ce5" office:value-type="date" office:date-value="2021-07-31T12:39:55" calcext:value-type="date">
            <text:p>2021-07-31 12:39:55</text:p>
          </table:table-cell>
          <table:table-cell/>
          <table:table-cell table:style-name="ce9" table:formula="of:=IF(COUNTIFS([.A$1:.A$2000]; [.D9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03T08:20:39" calcext:value-type="date">
            <text:p>2021-08-03 08:20:39</text:p>
          </table:table-cell>
          <table:table-cell/>
          <table:table-cell office:value-type="float" office:value="37070449" calcext:value-type="float">
            <text:p>37070449</text:p>
          </table:table-cell>
          <table:table-cell table:style-name="ce5" office:value-type="date" office:date-value="2021-07-31T17:48:06" calcext:value-type="date">
            <text:p>2021-07-31 17:48:06</text:p>
          </table:table-cell>
          <table:table-cell/>
          <table:table-cell table:style-name="ce9" table:formula="of:=IF(COUNTIFS([.A$1:.A$2000]; [.D9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03T20:56:34" calcext:value-type="date">
            <text:p>2021-08-03 20:56:34</text:p>
          </table:table-cell>
          <table:table-cell/>
          <table:table-cell office:value-type="float" office:value="4267554" calcext:value-type="float">
            <text:p>4267554</text:p>
          </table:table-cell>
          <table:table-cell table:style-name="ce5" office:value-type="date" office:date-value="2021-08-02T13:19:02" calcext:value-type="date">
            <text:p>2021-08-02 13:19:02</text:p>
          </table:table-cell>
          <table:table-cell/>
          <table:table-cell table:style-name="ce9" table:formula="of:=IF(COUNTIFS([.A$1:.A$2000]; [.D9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03T23:20:25" calcext:value-type="date">
            <text:p>2021-08-03 23:20:25</text:p>
          </table:table-cell>
          <table:table-cell/>
          <table:table-cell office:value-type="float" office:value="4121205" calcext:value-type="float">
            <text:p>4121205</text:p>
          </table:table-cell>
          <table:table-cell table:style-name="ce5" office:value-type="date" office:date-value="2021-08-03T00:07:32" calcext:value-type="date">
            <text:p>2021-08-03 00:07:32</text:p>
          </table:table-cell>
          <table:table-cell/>
          <table:table-cell table:style-name="ce9" table:formula="of:=IF(COUNTIFS([.A$1:.A$2000]; [.D9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06T02:37:15" calcext:value-type="date">
            <text:p>2021-08-06 02:37:15</text:p>
          </table:table-cell>
          <table:table-cell/>
          <table:table-cell office:value-type="float" office:value="9201851" calcext:value-type="float">
            <text:p>9201851</text:p>
          </table:table-cell>
          <table:table-cell table:style-name="ce5" office:value-type="date" office:date-value="2021-08-03T07:31:39" calcext:value-type="date">
            <text:p>2021-08-03 07:31:39</text:p>
          </table:table-cell>
          <table:table-cell/>
          <table:table-cell table:style-name="ce9" table:formula="of:=IF(COUNTIFS([.A$1:.A$2000]; [.D9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06T04:11:14" calcext:value-type="date">
            <text:p>2021-08-06 04:11:14</text:p>
          </table:table-cell>
          <table:table-cell/>
          <table:table-cell office:value-type="float" office:value="68779815" calcext:value-type="float">
            <text:p>68779815</text:p>
          </table:table-cell>
          <table:table-cell table:style-name="ce5" office:value-type="date" office:date-value="2021-08-03T08:20:39" calcext:value-type="date">
            <text:p>2021-08-03 08:20:39</text:p>
          </table:table-cell>
          <table:table-cell/>
          <table:table-cell table:style-name="ce9" table:formula="of:=IF(COUNTIFS([.A$1:.A$2000]; [.D9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06T07:43:12" calcext:value-type="date">
            <text:p>2021-08-06 07:43:12</text:p>
          </table:table-cell>
          <table:table-cell/>
          <table:table-cell office:value-type="float" office:value="527101" calcext:value-type="float">
            <text:p>527101</text:p>
          </table:table-cell>
          <table:table-cell table:style-name="ce5" office:value-type="date" office:date-value="2021-08-03T20:56:34" calcext:value-type="date">
            <text:p>2021-08-03 20:56:34</text:p>
          </table:table-cell>
          <table:table-cell/>
          <table:table-cell table:style-name="ce9" table:formula="of:=IF(COUNTIFS([.A$1:.A$2000]; [.D9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06T16:41:59" calcext:value-type="date">
            <text:p>2021-08-06 16:41:59</text:p>
          </table:table-cell>
          <table:table-cell/>
          <table:table-cell office:value-type="float" office:value="2778749" calcext:value-type="float">
            <text:p>2778749</text:p>
          </table:table-cell>
          <table:table-cell table:style-name="ce5" office:value-type="date" office:date-value="2021-08-03T23:20:25" calcext:value-type="date">
            <text:p>2021-08-03 23:20:25</text:p>
          </table:table-cell>
          <table:table-cell/>
          <table:table-cell table:style-name="ce9" table:formula="of:=IF(COUNTIFS([.A$1:.A$2000]; [.D9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08T23:56:30" calcext:value-type="date">
            <text:p>2021-08-08 23:56:30</text:p>
          </table:table-cell>
          <table:table-cell/>
          <table:table-cell office:value-type="float" office:value="2312287" calcext:value-type="float">
            <text:p>2312287</text:p>
          </table:table-cell>
          <table:table-cell table:style-name="ce5" office:value-type="date" office:date-value="2021-08-06T02:37:15" calcext:value-type="date">
            <text:p>2021-08-06 02:37:15</text:p>
          </table:table-cell>
          <table:table-cell/>
          <table:table-cell table:style-name="ce9" table:formula="of:=IF(COUNTIFS([.A$1:.A$2000]; [.D9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11T10:31:10" calcext:value-type="date">
            <text:p>2021-08-11 10:31:10</text:p>
          </table:table-cell>
          <table:table-cell/>
          <table:table-cell office:value-type="float" office:value="8404511" calcext:value-type="float">
            <text:p>8404511</text:p>
          </table:table-cell>
          <table:table-cell table:style-name="ce5" office:value-type="date" office:date-value="2021-08-06T04:11:14" calcext:value-type="date">
            <text:p>2021-08-06 04:11:14</text:p>
          </table:table-cell>
          <table:table-cell/>
          <table:table-cell table:style-name="ce9" table:formula="of:=IF(COUNTIFS([.A$1:.A$2000]; [.D9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12T05:34:23" calcext:value-type="date">
            <text:p>2021-08-12 05:34:23</text:p>
          </table:table-cell>
          <table:table-cell/>
          <table:table-cell office:value-type="float" office:value="31263637" calcext:value-type="float">
            <text:p>31263637</text:p>
          </table:table-cell>
          <table:table-cell table:style-name="ce5" office:value-type="date" office:date-value="2021-08-06T07:43:12" calcext:value-type="date">
            <text:p>2021-08-06 07:43:12</text:p>
          </table:table-cell>
          <table:table-cell/>
          <table:table-cell table:style-name="ce9" table:formula="of:=IF(COUNTIFS([.A$1:.A$2000]; [.D9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12T15:17:24" calcext:value-type="date">
            <text:p>2021-08-12 15:17:24</text:p>
          </table:table-cell>
          <table:table-cell/>
          <table:table-cell office:value-type="float" office:value="1105558" calcext:value-type="float">
            <text:p>1105558</text:p>
          </table:table-cell>
          <table:table-cell table:style-name="ce5" office:value-type="date" office:date-value="2021-08-06T16:41:59" calcext:value-type="date">
            <text:p>2021-08-06 16:41:59</text:p>
          </table:table-cell>
          <table:table-cell/>
          <table:table-cell table:style-name="ce9" table:formula="of:=IF(COUNTIFS([.A$1:.A$2000]; [.D9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12T20:51:17" calcext:value-type="date">
            <text:p>2021-08-12 20:51:17</text:p>
          </table:table-cell>
          <table:table-cell/>
          <table:table-cell office:value-type="float" office:value="325676" calcext:value-type="float">
            <text:p>325676</text:p>
          </table:table-cell>
          <table:table-cell table:style-name="ce5" office:value-type="date" office:date-value="2021-08-08T23:56:30" calcext:value-type="date">
            <text:p>2021-08-08 23:56:30</text:p>
          </table:table-cell>
          <table:table-cell/>
          <table:table-cell table:style-name="ce9" table:formula="of:=IF(COUNTIFS([.A$1:.A$2000]; [.D9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13T17:14:06" calcext:value-type="date">
            <text:p>2021-08-13 17:14:06</text:p>
          </table:table-cell>
          <table:table-cell/>
          <table:table-cell office:value-type="float" office:value="5787387" calcext:value-type="float">
            <text:p>5787387</text:p>
          </table:table-cell>
          <table:table-cell table:style-name="ce5" office:value-type="date" office:date-value="2021-08-11T10:31:10" calcext:value-type="date">
            <text:p>2021-08-11 10:31:10</text:p>
          </table:table-cell>
          <table:table-cell/>
          <table:table-cell table:style-name="ce9" table:formula="of:=IF(COUNTIFS([.A$1:.A$2000]; [.D9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15T10:33:08" calcext:value-type="date">
            <text:p>2021-08-15 10:33:08</text:p>
          </table:table-cell>
          <table:table-cell/>
          <table:table-cell office:value-type="float" office:value="32409183" calcext:value-type="float">
            <text:p>32409183</text:p>
          </table:table-cell>
          <table:table-cell table:style-name="ce5" office:value-type="date" office:date-value="2021-08-12T05:34:23" calcext:value-type="date">
            <text:p>2021-08-12 05:34:23</text:p>
          </table:table-cell>
          <table:table-cell/>
          <table:table-cell table:style-name="ce9" table:formula="of:=IF(COUNTIFS([.A$1:.A$2000]; [.D9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17T10:25:23" calcext:value-type="date">
            <text:p>2021-08-17 10:25:23</text:p>
          </table:table-cell>
          <table:table-cell/>
          <table:table-cell office:value-type="float" office:value="45174477" calcext:value-type="float">
            <text:p>45174477</text:p>
          </table:table-cell>
          <table:table-cell table:style-name="ce5" office:value-type="date" office:date-value="2021-08-12T15:17:24" calcext:value-type="date">
            <text:p>2021-08-12 15:17:24</text:p>
          </table:table-cell>
          <table:table-cell/>
          <table:table-cell table:style-name="ce9" table:formula="of:=IF(COUNTIFS([.A$1:.A$2000]; [.D99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19T08:00:02" calcext:value-type="date">
            <text:p>2021-08-19 08:00:02</text:p>
          </table:table-cell>
          <table:table-cell/>
          <table:table-cell office:value-type="float" office:value="49144992" calcext:value-type="float">
            <text:p>49144992</text:p>
          </table:table-cell>
          <table:table-cell table:style-name="ce5" office:value-type="date" office:date-value="2021-08-12T20:51:17" calcext:value-type="date">
            <text:p>2021-08-12 20:51:17</text:p>
          </table:table-cell>
          <table:table-cell/>
          <table:table-cell table:style-name="ce9" table:formula="of:=IF(COUNTIFS([.A$1:.A$2000]; [.D9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20T03:42:31" calcext:value-type="date">
            <text:p>2021-08-20 03:42:31</text:p>
          </table:table-cell>
          <table:table-cell/>
          <table:table-cell office:value-type="float" office:value="11377703" calcext:value-type="float">
            <text:p>11377703</text:p>
          </table:table-cell>
          <table:table-cell table:style-name="ce5" office:value-type="date" office:date-value="2021-08-13T17:14:06" calcext:value-type="date">
            <text:p>2021-08-13 17:14:06</text:p>
          </table:table-cell>
          <table:table-cell/>
          <table:table-cell table:style-name="ce9" table:formula="of:=IF(COUNTIFS([.A$1:.A$2000]; [.D9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23T00:17:12" calcext:value-type="date">
            <text:p>2021-08-23 00:17:12</text:p>
          </table:table-cell>
          <table:table-cell/>
          <table:table-cell office:value-type="float" office:value="129355" calcext:value-type="float">
            <text:p>129355</text:p>
          </table:table-cell>
          <table:table-cell table:style-name="ce5" office:value-type="date" office:date-value="2021-08-15T10:33:08" calcext:value-type="date">
            <text:p>2021-08-15 10:33:08</text:p>
          </table:table-cell>
          <table:table-cell/>
          <table:table-cell table:style-name="ce9" table:formula="of:=IF(COUNTIFS([.A$1:.A$2000]; [.D9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23T08:13:04" calcext:value-type="date">
            <text:p>2021-08-23 08:13:04</text:p>
          </table:table-cell>
          <table:table-cell/>
          <table:table-cell office:value-type="float" office:value="7303543" calcext:value-type="float">
            <text:p>7303543</text:p>
          </table:table-cell>
          <table:table-cell table:style-name="ce5" office:value-type="date" office:date-value="2021-08-17T10:25:23" calcext:value-type="date">
            <text:p>2021-08-17 10:25:23</text:p>
          </table:table-cell>
          <table:table-cell/>
          <table:table-cell table:style-name="ce9" table:formula="of:=IF(COUNTIFS([.A$1:.A$2000]; [.D9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24T07:06:46" calcext:value-type="date">
            <text:p>2021-08-24 07:06:46</text:p>
          </table:table-cell>
          <table:table-cell/>
          <table:table-cell office:value-type="float" office:value="3734394" calcext:value-type="float">
            <text:p>3734394</text:p>
          </table:table-cell>
          <table:table-cell table:style-name="ce5" office:value-type="date" office:date-value="2021-08-19T08:00:02" calcext:value-type="date">
            <text:p>2021-08-19 08:00:02</text:p>
          </table:table-cell>
          <table:table-cell/>
          <table:table-cell table:style-name="ce9" table:formula="of:=IF(COUNTIFS([.A$1:.A$2000]; [.D99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24T13:07:44" calcext:value-type="date">
            <text:p>2021-08-24 13:07:44</text:p>
          </table:table-cell>
          <table:table-cell/>
          <table:table-cell office:value-type="float" office:value="675201" calcext:value-type="float">
            <text:p>675201</text:p>
          </table:table-cell>
          <table:table-cell table:style-name="ce5" office:value-type="date" office:date-value="2021-08-20T03:42:31" calcext:value-type="date">
            <text:p>2021-08-20 03:42:31</text:p>
          </table:table-cell>
          <table:table-cell/>
          <table:table-cell table:style-name="ce9" table:formula="of:=IF(COUNTIFS([.A$1:.A$2000]; [.D9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25T01:17:09" calcext:value-type="date">
            <text:p>2021-08-25 01:17:09</text:p>
          </table:table-cell>
          <table:table-cell/>
          <table:table-cell office:value-type="float" office:value="1531444" calcext:value-type="float">
            <text:p>1531444</text:p>
          </table:table-cell>
          <table:table-cell table:style-name="ce5" office:value-type="date" office:date-value="2021-08-23T00:17:12" calcext:value-type="date">
            <text:p>2021-08-23 00:17:12</text:p>
          </table:table-cell>
          <table:table-cell/>
          <table:table-cell table:style-name="ce9" table:formula="of:=IF(COUNTIFS([.A$1:.A$2000]; [.D10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26T03:50:00" calcext:value-type="date">
            <text:p>2021-08-26 03:50:00</text:p>
          </table:table-cell>
          <table:table-cell/>
          <table:table-cell office:value-type="float" office:value="89180322" calcext:value-type="float">
            <text:p>89180322</text:p>
          </table:table-cell>
          <table:table-cell table:style-name="ce5" office:value-type="date" office:date-value="2021-08-23T08:13:04" calcext:value-type="date">
            <text:p>2021-08-23 08:13:04</text:p>
          </table:table-cell>
          <table:table-cell/>
          <table:table-cell table:style-name="ce9" table:formula="of:=IF(COUNTIFS([.A$1:.A$2000]; [.D100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26T15:42:58" calcext:value-type="date">
            <text:p>2021-08-26 15:42:58</text:p>
          </table:table-cell>
          <table:table-cell/>
          <table:table-cell office:value-type="float" office:value="22276998" calcext:value-type="float">
            <text:p>22276998</text:p>
          </table:table-cell>
          <table:table-cell table:style-name="ce5" office:value-type="date" office:date-value="2021-08-24T07:06:46" calcext:value-type="date">
            <text:p>2021-08-24 07:06:46</text:p>
          </table:table-cell>
          <table:table-cell/>
          <table:table-cell table:style-name="ce9" table:formula="of:=IF(COUNTIFS([.A$1:.A$2000]; [.D10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26T19:57:59" calcext:value-type="date">
            <text:p>2021-08-26 19:57:59</text:p>
          </table:table-cell>
          <table:table-cell/>
          <table:table-cell office:value-type="float" office:value="1062683" calcext:value-type="float">
            <text:p>1062683</text:p>
          </table:table-cell>
          <table:table-cell table:style-name="ce5" office:value-type="date" office:date-value="2021-08-24T13:07:44" calcext:value-type="date">
            <text:p>2021-08-24 13:07:44</text:p>
          </table:table-cell>
          <table:table-cell/>
          <table:table-cell table:style-name="ce9" table:formula="of:=IF(COUNTIFS([.A$1:.A$2000]; [.D10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27T07:01:08" calcext:value-type="date">
            <text:p>2021-08-27 07:01:08</text:p>
          </table:table-cell>
          <table:table-cell/>
          <table:table-cell office:value-type="float" office:value="5045228" calcext:value-type="float">
            <text:p>5045228</text:p>
          </table:table-cell>
          <table:table-cell table:style-name="ce5" office:value-type="date" office:date-value="2021-08-25T01:17:09" calcext:value-type="date">
            <text:p>2021-08-25 01:17:09</text:p>
          </table:table-cell>
          <table:table-cell/>
          <table:table-cell table:style-name="ce9" table:formula="of:=IF(COUNTIFS([.A$1:.A$2000]; [.D10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28T20:17:51" calcext:value-type="date">
            <text:p>2021-08-28 20:17:51</text:p>
          </table:table-cell>
          <table:table-cell/>
          <table:table-cell office:value-type="float" office:value="12514032" calcext:value-type="float">
            <text:p>12514032</text:p>
          </table:table-cell>
          <table:table-cell table:style-name="ce5" office:value-type="date" office:date-value="2021-08-26T03:50:00" calcext:value-type="date">
            <text:p>2021-08-26 03:50:00</text:p>
          </table:table-cell>
          <table:table-cell/>
          <table:table-cell table:style-name="ce9" table:formula="of:=IF(COUNTIFS([.A$1:.A$2000]; [.D10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29T14:52:52" calcext:value-type="date">
            <text:p>2021-08-29 14:52:52</text:p>
          </table:table-cell>
          <table:table-cell/>
          <table:table-cell office:value-type="float" office:value="17560849" calcext:value-type="float">
            <text:p>17560849</text:p>
          </table:table-cell>
          <table:table-cell table:style-name="ce5" office:value-type="date" office:date-value="2021-08-26T15:42:58" calcext:value-type="date">
            <text:p>2021-08-26 15:42:58</text:p>
          </table:table-cell>
          <table:table-cell/>
          <table:table-cell table:style-name="ce9" table:formula="of:=IF(COUNTIFS([.A$1:.A$2000]; [.D100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8-31T14:55:44" calcext:value-type="date">
            <text:p>2021-08-31 14:55:44</text:p>
          </table:table-cell>
          <table:table-cell/>
          <table:table-cell office:value-type="float" office:value="1694903" calcext:value-type="float">
            <text:p>1694903</text:p>
          </table:table-cell>
          <table:table-cell table:style-name="ce5" office:value-type="date" office:date-value="2021-08-26T19:57:59" calcext:value-type="date">
            <text:p>2021-08-26 19:57:59</text:p>
          </table:table-cell>
          <table:table-cell/>
          <table:table-cell table:style-name="ce9" table:formula="of:=IF(COUNTIFS([.A$1:.A$2000]; [.D10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04T16:17:07" calcext:value-type="date">
            <text:p>2021-09-04 16:17:07</text:p>
          </table:table-cell>
          <table:table-cell/>
          <table:table-cell office:value-type="float" office:value="1480942" calcext:value-type="float">
            <text:p>1480942</text:p>
          </table:table-cell>
          <table:table-cell table:style-name="ce5" office:value-type="date" office:date-value="2021-08-27T07:01:08" calcext:value-type="date">
            <text:p>2021-08-27 07:01:08</text:p>
          </table:table-cell>
          <table:table-cell/>
          <table:table-cell table:style-name="ce9" table:formula="of:=IF(COUNTIFS([.A$1:.A$2000]; [.D10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06T03:48:45" calcext:value-type="date">
            <text:p>2021-09-06 03:48:45</text:p>
          </table:table-cell>
          <table:table-cell/>
          <table:table-cell office:value-type="float" office:value="1901263" calcext:value-type="float">
            <text:p>1901263</text:p>
          </table:table-cell>
          <table:table-cell table:style-name="ce5" office:value-type="date" office:date-value="2021-08-28T20:17:51" calcext:value-type="date">
            <text:p>2021-08-28 20:17:51</text:p>
          </table:table-cell>
          <table:table-cell/>
          <table:table-cell table:style-name="ce9" table:formula="of:=IF(COUNTIFS([.A$1:.A$2000]; [.D10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06T07:26:51" calcext:value-type="date">
            <text:p>2021-09-06 07:26:51</text:p>
          </table:table-cell>
          <table:table-cell/>
          <table:table-cell office:value-type="float" office:value="43149333" calcext:value-type="float">
            <text:p>43149333</text:p>
          </table:table-cell>
          <table:table-cell table:style-name="ce5" office:value-type="date" office:date-value="2021-08-29T14:52:52" calcext:value-type="date">
            <text:p>2021-08-29 14:52:52</text:p>
          </table:table-cell>
          <table:table-cell/>
          <table:table-cell table:style-name="ce9" table:formula="of:=IF(COUNTIFS([.A$1:.A$2000]; [.D10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06T15:23:12" calcext:value-type="date">
            <text:p>2021-09-06 15:23:12</text:p>
          </table:table-cell>
          <table:table-cell/>
          <table:table-cell office:value-type="float" office:value="79785628" calcext:value-type="float">
            <text:p>79785628</text:p>
          </table:table-cell>
          <table:table-cell table:style-name="ce5" office:value-type="date" office:date-value="2021-08-31T14:55:44" calcext:value-type="date">
            <text:p>2021-08-31 14:55:44</text:p>
          </table:table-cell>
          <table:table-cell/>
          <table:table-cell table:style-name="ce9" table:formula="of:=IF(COUNTIFS([.A$1:.A$2000]; [.D10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07T05:38:37" calcext:value-type="date">
            <text:p>2021-09-07 05:38:37</text:p>
          </table:table-cell>
          <table:table-cell/>
          <table:table-cell office:value-type="float" office:value="2168227" calcext:value-type="float">
            <text:p>2168227</text:p>
          </table:table-cell>
          <table:table-cell table:style-name="ce5" office:value-type="date" office:date-value="2021-09-04T16:17:07" calcext:value-type="date">
            <text:p>2021-09-04 16:17:07</text:p>
          </table:table-cell>
          <table:table-cell/>
          <table:table-cell table:style-name="ce9" table:formula="of:=IF(COUNTIFS([.A$1:.A$2000]; [.D10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07T14:53:38" calcext:value-type="date">
            <text:p>2021-09-07 14:53:38</text:p>
          </table:table-cell>
          <table:table-cell/>
          <table:table-cell office:value-type="float" office:value="59572299" calcext:value-type="float">
            <text:p>59572299</text:p>
          </table:table-cell>
          <table:table-cell table:style-name="ce5" office:value-type="date" office:date-value="2021-09-06T03:48:45" calcext:value-type="date">
            <text:p>2021-09-06 03:48:45</text:p>
          </table:table-cell>
          <table:table-cell/>
          <table:table-cell table:style-name="ce9" table:formula="of:=IF(COUNTIFS([.A$1:.A$2000]; [.D10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08T10:21:56" calcext:value-type="date">
            <text:p>2021-09-08 10:21:56</text:p>
          </table:table-cell>
          <table:table-cell/>
          <table:table-cell office:value-type="float" office:value="27579366" calcext:value-type="float">
            <text:p>27579366</text:p>
          </table:table-cell>
          <table:table-cell table:style-name="ce5" office:value-type="date" office:date-value="2021-09-06T07:26:51" calcext:value-type="date">
            <text:p>2021-09-06 07:26:51</text:p>
          </table:table-cell>
          <table:table-cell/>
          <table:table-cell table:style-name="ce9" table:formula="of:=IF(COUNTIFS([.A$1:.A$2000]; [.D10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08T23:52:34" calcext:value-type="date">
            <text:p>2021-09-08 23:52:34</text:p>
          </table:table-cell>
          <table:table-cell/>
          <table:table-cell office:value-type="float" office:value="104297" calcext:value-type="float">
            <text:p>104297</text:p>
          </table:table-cell>
          <table:table-cell table:style-name="ce5" office:value-type="date" office:date-value="2021-09-06T15:23:12" calcext:value-type="date">
            <text:p>2021-09-06 15:23:12</text:p>
          </table:table-cell>
          <table:table-cell/>
          <table:table-cell table:style-name="ce9" table:formula="of:=IF(COUNTIFS([.A$1:.A$2000]; [.D10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09T10:07:17" calcext:value-type="date">
            <text:p>2021-09-09 10:07:17</text:p>
          </table:table-cell>
          <table:table-cell/>
          <table:table-cell office:value-type="float" office:value="6984924" calcext:value-type="float">
            <text:p>6984924</text:p>
          </table:table-cell>
          <table:table-cell table:style-name="ce5" office:value-type="date" office:date-value="2021-09-07T05:38:37" calcext:value-type="date">
            <text:p>2021-09-07 05:38:37</text:p>
          </table:table-cell>
          <table:table-cell/>
          <table:table-cell table:style-name="ce9" table:formula="of:=IF(COUNTIFS([.A$1:.A$2000]; [.D10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10T10:02:14" calcext:value-type="date">
            <text:p>2021-09-10 10:02:14</text:p>
          </table:table-cell>
          <table:table-cell/>
          <table:table-cell office:value-type="float" office:value="15376103" calcext:value-type="float">
            <text:p>15376103</text:p>
          </table:table-cell>
          <table:table-cell table:style-name="ce5" office:value-type="date" office:date-value="2021-09-07T14:53:38" calcext:value-type="date">
            <text:p>2021-09-07 14:53:38</text:p>
          </table:table-cell>
          <table:table-cell/>
          <table:table-cell table:style-name="ce9" table:formula="of:=IF(COUNTIFS([.A$1:.A$2000]; [.D10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12T07:23:20" calcext:value-type="date">
            <text:p>2021-09-12 07:23:20</text:p>
          </table:table-cell>
          <table:table-cell/>
          <table:table-cell office:value-type="float" office:value="19640671" calcext:value-type="float">
            <text:p>19640671</text:p>
          </table:table-cell>
          <table:table-cell table:style-name="ce5" office:value-type="date" office:date-value="2021-09-08T10:21:56" calcext:value-type="date">
            <text:p>2021-09-08 10:21:56</text:p>
          </table:table-cell>
          <table:table-cell/>
          <table:table-cell table:style-name="ce9" table:formula="of:=IF(COUNTIFS([.A$1:.A$2000]; [.D10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12T08:19:50" calcext:value-type="date">
            <text:p>2021-09-12 08:19:50</text:p>
          </table:table-cell>
          <table:table-cell/>
          <table:table-cell office:value-type="float" office:value="29111947" calcext:value-type="float">
            <text:p>29111947</text:p>
          </table:table-cell>
          <table:table-cell table:style-name="ce5" office:value-type="date" office:date-value="2021-09-08T23:52:34" calcext:value-type="date">
            <text:p>2021-09-08 23:52:34</text:p>
          </table:table-cell>
          <table:table-cell/>
          <table:table-cell table:style-name="ce9" table:formula="of:=IF(COUNTIFS([.A$1:.A$2000]; [.D101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13T09:16:27" calcext:value-type="date">
            <text:p>2021-09-13 09:16:27</text:p>
          </table:table-cell>
          <table:table-cell/>
          <table:table-cell office:value-type="float" office:value="89825908" calcext:value-type="float">
            <text:p>89825908</text:p>
          </table:table-cell>
          <table:table-cell table:style-name="ce5" office:value-type="date" office:date-value="2021-09-09T10:07:17" calcext:value-type="date">
            <text:p>2021-09-09 10:07:17</text:p>
          </table:table-cell>
          <table:table-cell/>
          <table:table-cell table:style-name="ce9" table:formula="of:=IF(COUNTIFS([.A$1:.A$2000]; [.D10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14T21:02:20" calcext:value-type="date">
            <text:p>2021-09-14 21:02:20</text:p>
          </table:table-cell>
          <table:table-cell/>
          <table:table-cell office:value-type="float" office:value="422554" calcext:value-type="float">
            <text:p>422554</text:p>
          </table:table-cell>
          <table:table-cell table:style-name="ce5" office:value-type="date" office:date-value="2021-09-10T10:02:14" calcext:value-type="date">
            <text:p>2021-09-10 10:02:14</text:p>
          </table:table-cell>
          <table:table-cell/>
          <table:table-cell table:style-name="ce9" table:formula="of:=IF(COUNTIFS([.A$1:.A$2000]; [.D102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15T08:43:51" calcext:value-type="date">
            <text:p>2021-09-15 08:43:51</text:p>
          </table:table-cell>
          <table:table-cell/>
          <table:table-cell office:value-type="float" office:value="4177120" calcext:value-type="float">
            <text:p>4177120</text:p>
          </table:table-cell>
          <table:table-cell table:style-name="ce5" office:value-type="date" office:date-value="2021-09-12T07:23:20" calcext:value-type="date">
            <text:p>2021-09-12 07:23:20</text:p>
          </table:table-cell>
          <table:table-cell/>
          <table:table-cell table:style-name="ce9" table:formula="of:=IF(COUNTIFS([.A$1:.A$2000]; [.D10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18T10:32:49" calcext:value-type="date">
            <text:p>2021-09-18 10:32:49</text:p>
          </table:table-cell>
          <table:table-cell/>
          <table:table-cell office:value-type="float" office:value="90961846" calcext:value-type="float">
            <text:p>90961846</text:p>
          </table:table-cell>
          <table:table-cell table:style-name="ce5" office:value-type="date" office:date-value="2021-09-12T08:19:50" calcext:value-type="date">
            <text:p>2021-09-12 08:19:50</text:p>
          </table:table-cell>
          <table:table-cell/>
          <table:table-cell table:style-name="ce9" table:formula="of:=IF(COUNTIFS([.A$1:.A$2000]; [.D10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20T16:11:39" calcext:value-type="date">
            <text:p>2021-09-20 16:11:39</text:p>
          </table:table-cell>
          <table:table-cell/>
          <table:table-cell office:value-type="float" office:value="105560" calcext:value-type="float">
            <text:p>105560</text:p>
          </table:table-cell>
          <table:table-cell table:style-name="ce5" office:value-type="date" office:date-value="2021-09-13T09:16:27" calcext:value-type="date">
            <text:p>2021-09-13 09:16:27</text:p>
          </table:table-cell>
          <table:table-cell/>
          <table:table-cell table:style-name="ce9" table:formula="of:=IF(COUNTIFS([.A$1:.A$2000]; [.D102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21T21:34:36" calcext:value-type="date">
            <text:p>2021-09-21 21:34:36</text:p>
          </table:table-cell>
          <table:table-cell/>
          <table:table-cell office:value-type="float" office:value="22031245" calcext:value-type="float">
            <text:p>22031245</text:p>
          </table:table-cell>
          <table:table-cell table:style-name="ce5" office:value-type="date" office:date-value="2021-09-14T21:02:20" calcext:value-type="date">
            <text:p>2021-09-14 21:02:20</text:p>
          </table:table-cell>
          <table:table-cell/>
          <table:table-cell table:style-name="ce9" table:formula="of:=IF(COUNTIFS([.A$1:.A$2000]; [.D10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22T08:49:26" calcext:value-type="date">
            <text:p>2021-09-22 08:49:26</text:p>
          </table:table-cell>
          <table:table-cell/>
          <table:table-cell office:value-type="float" office:value="13200099" calcext:value-type="float">
            <text:p>13200099</text:p>
          </table:table-cell>
          <table:table-cell table:style-name="ce5" office:value-type="date" office:date-value="2021-09-15T08:43:51" calcext:value-type="date">
            <text:p>2021-09-15 08:43:51</text:p>
          </table:table-cell>
          <table:table-cell/>
          <table:table-cell table:style-name="ce9" table:formula="of:=IF(COUNTIFS([.A$1:.A$2000]; [.D10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22T12:55:48" calcext:value-type="date">
            <text:p>2021-09-22 12:55:48</text:p>
          </table:table-cell>
          <table:table-cell/>
          <table:table-cell office:value-type="float" office:value="36811899" calcext:value-type="float">
            <text:p>36811899</text:p>
          </table:table-cell>
          <table:table-cell table:style-name="ce5" office:value-type="date" office:date-value="2021-09-18T10:32:49" calcext:value-type="date">
            <text:p>2021-09-18 10:32:49</text:p>
          </table:table-cell>
          <table:table-cell/>
          <table:table-cell table:style-name="ce9" table:formula="of:=IF(COUNTIFS([.A$1:.A$2000]; [.D10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23T09:57:47" calcext:value-type="date">
            <text:p>2021-09-23 09:57:47</text:p>
          </table:table-cell>
          <table:table-cell/>
          <table:table-cell office:value-type="float" office:value="28913329" calcext:value-type="float">
            <text:p>28913329</text:p>
          </table:table-cell>
          <table:table-cell table:style-name="ce5" office:value-type="date" office:date-value="2021-09-20T16:11:39" calcext:value-type="date">
            <text:p>2021-09-20 16:11:39</text:p>
          </table:table-cell>
          <table:table-cell/>
          <table:table-cell table:style-name="ce9" table:formula="of:=IF(COUNTIFS([.A$1:.A$2000]; [.D10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23T21:02:27" calcext:value-type="date">
            <text:p>2021-09-23 21:02:27</text:p>
          </table:table-cell>
          <table:table-cell/>
          <table:table-cell office:value-type="float" office:value="13738646" calcext:value-type="float">
            <text:p>13738646</text:p>
          </table:table-cell>
          <table:table-cell table:style-name="ce5" office:value-type="date" office:date-value="2021-09-21T21:34:36" calcext:value-type="date">
            <text:p>2021-09-21 21:34:36</text:p>
          </table:table-cell>
          <table:table-cell/>
          <table:table-cell table:style-name="ce9" table:formula="of:=IF(COUNTIFS([.A$1:.A$2000]; [.D10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26T14:06:05" calcext:value-type="date">
            <text:p>2021-09-26 14:06:05</text:p>
          </table:table-cell>
          <table:table-cell/>
          <table:table-cell office:value-type="float" office:value="20469909" calcext:value-type="float">
            <text:p>20469909</text:p>
          </table:table-cell>
          <table:table-cell table:style-name="ce5" office:value-type="date" office:date-value="2021-09-22T08:49:26" calcext:value-type="date">
            <text:p>2021-09-22 08:49:26</text:p>
          </table:table-cell>
          <table:table-cell/>
          <table:table-cell table:style-name="ce9" table:formula="of:=IF(COUNTIFS([.A$1:.A$2000]; [.D10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27T12:49:39" calcext:value-type="date">
            <text:p>2021-09-27 12:49:39</text:p>
          </table:table-cell>
          <table:table-cell/>
          <table:table-cell office:value-type="float" office:value="891170" calcext:value-type="float">
            <text:p>891170</text:p>
          </table:table-cell>
          <table:table-cell table:style-name="ce5" office:value-type="date" office:date-value="2021-09-22T12:55:48" calcext:value-type="date">
            <text:p>2021-09-22 12:55:48</text:p>
          </table:table-cell>
          <table:table-cell/>
          <table:table-cell table:style-name="ce9" table:formula="of:=IF(COUNTIFS([.A$1:.A$2000]; [.D10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28T05:47:47" calcext:value-type="date">
            <text:p>2021-09-28 05:47:47</text:p>
          </table:table-cell>
          <table:table-cell/>
          <table:table-cell office:value-type="float" office:value="9394079" calcext:value-type="float">
            <text:p>9394079</text:p>
          </table:table-cell>
          <table:table-cell table:style-name="ce5" office:value-type="date" office:date-value="2021-09-23T09:57:47" calcext:value-type="date">
            <text:p>2021-09-23 09:57:47</text:p>
          </table:table-cell>
          <table:table-cell/>
          <table:table-cell table:style-name="ce9" table:formula="of:=IF(COUNTIFS([.A$1:.A$2000]; [.D10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30T14:13:04" calcext:value-type="date">
            <text:p>2021-09-30 14:13:04</text:p>
          </table:table-cell>
          <table:table-cell/>
          <table:table-cell office:value-type="float" office:value="17877883" calcext:value-type="float">
            <text:p>17877883</text:p>
          </table:table-cell>
          <table:table-cell table:style-name="ce5" office:value-type="date" office:date-value="2021-09-23T21:02:27" calcext:value-type="date">
            <text:p>2021-09-23 21:02:27</text:p>
          </table:table-cell>
          <table:table-cell/>
          <table:table-cell table:style-name="ce9" table:formula="of:=IF(COUNTIFS([.A$1:.A$2000]; [.D10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09-30T16:26:10" calcext:value-type="date">
            <text:p>2021-09-30 16:26:10</text:p>
          </table:table-cell>
          <table:table-cell/>
          <table:table-cell office:value-type="float" office:value="86630829" calcext:value-type="float">
            <text:p>86630829</text:p>
          </table:table-cell>
          <table:table-cell table:style-name="ce5" office:value-type="date" office:date-value="2021-09-26T14:06:05" calcext:value-type="date">
            <text:p>2021-09-26 14:06:05</text:p>
          </table:table-cell>
          <table:table-cell/>
          <table:table-cell table:style-name="ce9" table:formula="of:=IF(COUNTIFS([.A$1:.A$2000]; [.D103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01T19:09:24" calcext:value-type="date">
            <text:p>2021-10-01 19:09:24</text:p>
          </table:table-cell>
          <table:table-cell/>
          <table:table-cell office:value-type="float" office:value="1619373" calcext:value-type="float">
            <text:p>1619373</text:p>
          </table:table-cell>
          <table:table-cell table:style-name="ce5" office:value-type="date" office:date-value="2021-09-27T12:49:39" calcext:value-type="date">
            <text:p>2021-09-27 12:49:39</text:p>
          </table:table-cell>
          <table:table-cell/>
          <table:table-cell table:style-name="ce9" table:formula="of:=IF(COUNTIFS([.A$1:.A$2000]; [.D10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03T06:15:45" calcext:value-type="date">
            <text:p>2021-10-03 06:15:45</text:p>
          </table:table-cell>
          <table:table-cell/>
          <table:table-cell office:value-type="float" office:value="9361073" calcext:value-type="float">
            <text:p>9361073</text:p>
          </table:table-cell>
          <table:table-cell table:style-name="ce5" office:value-type="date" office:date-value="2021-09-28T05:47:47" calcext:value-type="date">
            <text:p>2021-09-28 05:47:47</text:p>
          </table:table-cell>
          <table:table-cell/>
          <table:table-cell table:style-name="ce9" table:formula="of:=IF(COUNTIFS([.A$1:.A$2000]; [.D10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03T09:08:53" calcext:value-type="date">
            <text:p>2021-10-03 09:08:53</text:p>
          </table:table-cell>
          <table:table-cell/>
          <table:table-cell office:value-type="float" office:value="40964962" calcext:value-type="float">
            <text:p>40964962</text:p>
          </table:table-cell>
          <table:table-cell table:style-name="ce5" office:value-type="date" office:date-value="2021-09-30T14:13:04" calcext:value-type="date">
            <text:p>2021-09-30 14:13:04</text:p>
          </table:table-cell>
          <table:table-cell/>
          <table:table-cell table:style-name="ce9" table:formula="of:=IF(COUNTIFS([.A$1:.A$2000]; [.D10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03T19:48:08" calcext:value-type="date">
            <text:p>2021-10-03 19:48:08</text:p>
          </table:table-cell>
          <table:table-cell/>
          <table:table-cell office:value-type="float" office:value="8338958" calcext:value-type="float">
            <text:p>8338958</text:p>
          </table:table-cell>
          <table:table-cell table:style-name="ce5" office:value-type="date" office:date-value="2021-09-30T16:26:10" calcext:value-type="date">
            <text:p>2021-09-30 16:26:10</text:p>
          </table:table-cell>
          <table:table-cell/>
          <table:table-cell table:style-name="ce9" table:formula="of:=IF(COUNTIFS([.A$1:.A$2000]; [.D10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04T19:36:16" calcext:value-type="date">
            <text:p>2021-10-04 19:36:16</text:p>
          </table:table-cell>
          <table:table-cell/>
          <table:table-cell office:value-type="float" office:value="298423" calcext:value-type="float">
            <text:p>298423</text:p>
          </table:table-cell>
          <table:table-cell table:style-name="ce5" office:value-type="date" office:date-value="2021-10-01T19:09:24" calcext:value-type="date">
            <text:p>2021-10-01 19:09:24</text:p>
          </table:table-cell>
          <table:table-cell/>
          <table:table-cell table:style-name="ce9" table:formula="of:=IF(COUNTIFS([.A$1:.A$2000]; [.D10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04T20:01:52" calcext:value-type="date">
            <text:p>2021-10-04 20:01:52</text:p>
          </table:table-cell>
          <table:table-cell/>
          <table:table-cell office:value-type="float" office:value="26463537" calcext:value-type="float">
            <text:p>26463537</text:p>
          </table:table-cell>
          <table:table-cell table:style-name="ce5" office:value-type="date" office:date-value="2021-10-03T06:15:45" calcext:value-type="date">
            <text:p>2021-10-03 06:15:45</text:p>
          </table:table-cell>
          <table:table-cell/>
          <table:table-cell table:style-name="ce9" table:formula="of:=IF(COUNTIFS([.A$1:.A$2000]; [.D10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06T09:17:47" calcext:value-type="date">
            <text:p>2021-10-06 09:17:47</text:p>
          </table:table-cell>
          <table:table-cell/>
          <table:table-cell office:value-type="float" office:value="1502070" calcext:value-type="float">
            <text:p>1502070</text:p>
          </table:table-cell>
          <table:table-cell table:style-name="ce5" office:value-type="date" office:date-value="2021-10-03T09:08:53" calcext:value-type="date">
            <text:p>2021-10-03 09:08:53</text:p>
          </table:table-cell>
          <table:table-cell/>
          <table:table-cell table:style-name="ce9" table:formula="of:=IF(COUNTIFS([.A$1:.A$2000]; [.D10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06T15:34:00" calcext:value-type="date">
            <text:p>2021-10-06 15:34:00</text:p>
          </table:table-cell>
          <table:table-cell/>
          <table:table-cell office:value-type="float" office:value="2247781" calcext:value-type="float">
            <text:p>2247781</text:p>
          </table:table-cell>
          <table:table-cell table:style-name="ce5" office:value-type="date" office:date-value="2021-10-03T19:48:08" calcext:value-type="date">
            <text:p>2021-10-03 19:48:08</text:p>
          </table:table-cell>
          <table:table-cell/>
          <table:table-cell table:style-name="ce9" table:formula="of:=IF(COUNTIFS([.A$1:.A$2000]; [.D10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07T07:03:18" calcext:value-type="date">
            <text:p>2021-10-07 07:03:18</text:p>
          </table:table-cell>
          <table:table-cell/>
          <table:table-cell office:value-type="float" office:value="1271739" calcext:value-type="float">
            <text:p>1271739</text:p>
          </table:table-cell>
          <table:table-cell table:style-name="ce5" office:value-type="date" office:date-value="2021-10-04T19:36:16" calcext:value-type="date">
            <text:p>2021-10-04 19:36:16</text:p>
          </table:table-cell>
          <table:table-cell/>
          <table:table-cell table:style-name="ce9" table:formula="of:=IF(COUNTIFS([.A$1:.A$2000]; [.D10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07T13:31:00" calcext:value-type="date">
            <text:p>2021-10-07 13:31:00</text:p>
          </table:table-cell>
          <table:table-cell/>
          <table:table-cell office:value-type="float" office:value="6275408" calcext:value-type="float">
            <text:p>6275408</text:p>
          </table:table-cell>
          <table:table-cell table:style-name="ce5" office:value-type="date" office:date-value="2021-10-04T20:01:52" calcext:value-type="date">
            <text:p>2021-10-04 20:01:52</text:p>
          </table:table-cell>
          <table:table-cell/>
          <table:table-cell table:style-name="ce9" table:formula="of:=IF(COUNTIFS([.A$1:.A$2000]; [.D10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08T14:48:57" calcext:value-type="date">
            <text:p>2021-10-08 14:48:57</text:p>
          </table:table-cell>
          <table:table-cell/>
          <table:table-cell office:value-type="float" office:value="62830973" calcext:value-type="float">
            <text:p>62830973</text:p>
          </table:table-cell>
          <table:table-cell table:style-name="ce5" office:value-type="date" office:date-value="2021-10-06T09:17:47" calcext:value-type="date">
            <text:p>2021-10-06 09:17:47</text:p>
          </table:table-cell>
          <table:table-cell/>
          <table:table-cell table:style-name="ce9" table:formula="of:=IF(COUNTIFS([.A$1:.A$2000]; [.D10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11T02:12:13" calcext:value-type="date">
            <text:p>2021-10-11 02:12:13</text:p>
          </table:table-cell>
          <table:table-cell/>
          <table:table-cell office:value-type="float" office:value="7442966" calcext:value-type="float">
            <text:p>7442966</text:p>
          </table:table-cell>
          <table:table-cell table:style-name="ce5" office:value-type="date" office:date-value="2021-10-06T15:34:00" calcext:value-type="date">
            <text:p>2021-10-06 15:34:00</text:p>
          </table:table-cell>
          <table:table-cell/>
          <table:table-cell table:style-name="ce9" table:formula="of:=IF(COUNTIFS([.A$1:.A$2000]; [.D10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12T12:08:33" calcext:value-type="date">
            <text:p>2021-10-12 12:08:33</text:p>
          </table:table-cell>
          <table:table-cell/>
          <table:table-cell office:value-type="float" office:value="23432518" calcext:value-type="float">
            <text:p>23432518</text:p>
          </table:table-cell>
          <table:table-cell table:style-name="ce5" office:value-type="date" office:date-value="2021-10-07T07:03:18" calcext:value-type="date">
            <text:p>2021-10-07 07:03:18</text:p>
          </table:table-cell>
          <table:table-cell/>
          <table:table-cell table:style-name="ce9" table:formula="of:=IF(COUNTIFS([.A$1:.A$2000]; [.D10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13T06:11:48" calcext:value-type="date">
            <text:p>2021-10-13 06:11:48</text:p>
          </table:table-cell>
          <table:table-cell/>
          <table:table-cell office:value-type="float" office:value="11335038" calcext:value-type="float">
            <text:p>11335038</text:p>
          </table:table-cell>
          <table:table-cell table:style-name="ce5" office:value-type="date" office:date-value="2021-10-07T13:31:00" calcext:value-type="date">
            <text:p>2021-10-07 13:31:00</text:p>
          </table:table-cell>
          <table:table-cell/>
          <table:table-cell table:style-name="ce9" table:formula="of:=IF(COUNTIFS([.A$1:.A$2000]; [.D104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13T23:14:30" calcext:value-type="date">
            <text:p>2021-10-13 23:14:30</text:p>
          </table:table-cell>
          <table:table-cell/>
          <table:table-cell office:value-type="float" office:value="5217535" calcext:value-type="float">
            <text:p>5217535</text:p>
          </table:table-cell>
          <table:table-cell table:style-name="ce5" office:value-type="date" office:date-value="2021-10-08T14:48:57" calcext:value-type="date">
            <text:p>2021-10-08 14:48:57</text:p>
          </table:table-cell>
          <table:table-cell/>
          <table:table-cell table:style-name="ce9" table:formula="of:=IF(COUNTIFS([.A$1:.A$2000]; [.D10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14T16:25:32" calcext:value-type="date">
            <text:p>2021-10-14 16:25:32</text:p>
          </table:table-cell>
          <table:table-cell/>
          <table:table-cell office:value-type="float" office:value="348472" calcext:value-type="float">
            <text:p>348472</text:p>
          </table:table-cell>
          <table:table-cell table:style-name="ce5" office:value-type="date" office:date-value="2021-10-09T03:45:58" calcext:value-type="date">
            <text:p>2021-10-09 03:45:58</text:p>
          </table:table-cell>
          <table:table-cell/>
          <table:table-cell table:style-name="ce9" table:formula="of:=IF(COUNTIFS([.A$1:.A$2000]; [.D1050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21-10-16T09:32:07" calcext:value-type="date">
            <text:p>2021-10-16 09:32:07</text:p>
          </table:table-cell>
          <table:table-cell/>
          <table:table-cell office:value-type="float" office:value="4537238" calcext:value-type="float">
            <text:p>4537238</text:p>
          </table:table-cell>
          <table:table-cell table:style-name="ce5" office:value-type="date" office:date-value="2021-10-11T02:12:13" calcext:value-type="date">
            <text:p>2021-10-11 02:12:13</text:p>
          </table:table-cell>
          <table:table-cell/>
          <table:table-cell table:style-name="ce9" table:formula="of:=IF(COUNTIFS([.A$1:.A$2000]; [.D10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16T13:29:30" calcext:value-type="date">
            <text:p>2021-10-16 13:29:30</text:p>
          </table:table-cell>
          <table:table-cell/>
          <table:table-cell office:value-type="float" office:value="7391816" calcext:value-type="float">
            <text:p>7391816</text:p>
          </table:table-cell>
          <table:table-cell table:style-name="ce5" office:value-type="date" office:date-value="2021-10-12T12:08:33" calcext:value-type="date">
            <text:p>2021-10-12 12:08:33</text:p>
          </table:table-cell>
          <table:table-cell/>
          <table:table-cell table:style-name="ce9" table:formula="of:=IF(COUNTIFS([.A$1:.A$2000]; [.D10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17T10:53:40" calcext:value-type="date">
            <text:p>2021-10-17 10:53:40</text:p>
          </table:table-cell>
          <table:table-cell/>
          <table:table-cell office:value-type="float" office:value="10651051" calcext:value-type="float">
            <text:p>10651051</text:p>
          </table:table-cell>
          <table:table-cell table:style-name="ce5" office:value-type="date" office:date-value="2021-10-13T06:11:48" calcext:value-type="date">
            <text:p>2021-10-13 06:11:48</text:p>
          </table:table-cell>
          <table:table-cell/>
          <table:table-cell table:style-name="ce9" table:formula="of:=IF(COUNTIFS([.A$1:.A$2000]; [.D10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18T01:04:31" calcext:value-type="date">
            <text:p>2021-10-18 01:04:31</text:p>
          </table:table-cell>
          <table:table-cell/>
          <table:table-cell office:value-type="float" office:value="15725589" calcext:value-type="float">
            <text:p>15725589</text:p>
          </table:table-cell>
          <table:table-cell table:style-name="ce5" office:value-type="date" office:date-value="2021-10-13T23:14:30" calcext:value-type="date">
            <text:p>2021-10-13 23:14:30</text:p>
          </table:table-cell>
          <table:table-cell/>
          <table:table-cell table:style-name="ce9" table:formula="of:=IF(COUNTIFS([.A$1:.A$2000]; [.D10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18T02:09:37" calcext:value-type="date">
            <text:p>2021-10-18 02:09:37</text:p>
          </table:table-cell>
          <table:table-cell/>
          <table:table-cell office:value-type="float" office:value="9510705" calcext:value-type="float">
            <text:p>9510705</text:p>
          </table:table-cell>
          <table:table-cell table:style-name="ce5" office:value-type="date" office:date-value="2021-10-14T16:25:32" calcext:value-type="date">
            <text:p>2021-10-14 16:25:32</text:p>
          </table:table-cell>
          <table:table-cell/>
          <table:table-cell table:style-name="ce9" table:formula="of:=IF(COUNTIFS([.A$1:.A$2000]; [.D10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18T22:44:14" calcext:value-type="date">
            <text:p>2021-10-18 22:44:14</text:p>
          </table:table-cell>
          <table:table-cell/>
          <table:table-cell office:value-type="float" office:value="91144614" calcext:value-type="float">
            <text:p>91144614</text:p>
          </table:table-cell>
          <table:table-cell table:style-name="ce5" office:value-type="date" office:date-value="2021-10-16T09:32:07" calcext:value-type="date">
            <text:p>2021-10-16 09:32:07</text:p>
          </table:table-cell>
          <table:table-cell/>
          <table:table-cell table:style-name="ce9" table:formula="of:=IF(COUNTIFS([.A$1:.A$2000]; [.D10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19T06:08:55" calcext:value-type="date">
            <text:p>2021-10-19 06:08:55</text:p>
          </table:table-cell>
          <table:table-cell/>
          <table:table-cell office:value-type="float" office:value="3647121" calcext:value-type="float">
            <text:p>3647121</text:p>
          </table:table-cell>
          <table:table-cell table:style-name="ce5" office:value-type="date" office:date-value="2021-10-16T13:29:30" calcext:value-type="date">
            <text:p>2021-10-16 13:29:30</text:p>
          </table:table-cell>
          <table:table-cell/>
          <table:table-cell table:style-name="ce9" table:formula="of:=IF(COUNTIFS([.A$1:.A$2000]; [.D105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19T08:25:32" calcext:value-type="date">
            <text:p>2021-10-19 08:25:32</text:p>
          </table:table-cell>
          <table:table-cell/>
          <table:table-cell office:value-type="float" office:value="8073353" calcext:value-type="float">
            <text:p>8073353</text:p>
          </table:table-cell>
          <table:table-cell table:style-name="ce5" office:value-type="date" office:date-value="2021-10-17T10:53:40" calcext:value-type="date">
            <text:p>2021-10-17 10:53:40</text:p>
          </table:table-cell>
          <table:table-cell/>
          <table:table-cell table:style-name="ce9" table:formula="of:=IF(COUNTIFS([.A$1:.A$2000]; [.D105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21T03:44:14" calcext:value-type="date">
            <text:p>2021-10-21 03:44:14</text:p>
          </table:table-cell>
          <table:table-cell/>
          <table:table-cell office:value-type="float" office:value="36887478" calcext:value-type="float">
            <text:p>36887478</text:p>
          </table:table-cell>
          <table:table-cell table:style-name="ce5" office:value-type="date" office:date-value="2021-10-18T01:04:31" calcext:value-type="date">
            <text:p>2021-10-18 01:04:31</text:p>
          </table:table-cell>
          <table:table-cell/>
          <table:table-cell table:style-name="ce9" table:formula="of:=IF(COUNTIFS([.A$1:.A$2000]; [.D10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21T06:23:09" calcext:value-type="date">
            <text:p>2021-10-21 06:23:09</text:p>
          </table:table-cell>
          <table:table-cell/>
          <table:table-cell office:value-type="float" office:value="13418282" calcext:value-type="float">
            <text:p>13418282</text:p>
          </table:table-cell>
          <table:table-cell table:style-name="ce5" office:value-type="date" office:date-value="2021-10-18T02:09:37" calcext:value-type="date">
            <text:p>2021-10-18 02:09:37</text:p>
          </table:table-cell>
          <table:table-cell/>
          <table:table-cell table:style-name="ce9" table:formula="of:=IF(COUNTIFS([.A$1:.A$2000]; [.D10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21T22:38:07" calcext:value-type="date">
            <text:p>2021-10-21 22:38:07</text:p>
          </table:table-cell>
          <table:table-cell/>
          <table:table-cell office:value-type="float" office:value="14352051" calcext:value-type="float">
            <text:p>14352051</text:p>
          </table:table-cell>
          <table:table-cell table:style-name="ce5" office:value-type="date" office:date-value="2021-10-18T22:44:14" calcext:value-type="date">
            <text:p>2021-10-18 22:44:14</text:p>
          </table:table-cell>
          <table:table-cell/>
          <table:table-cell table:style-name="ce9" table:formula="of:=IF(COUNTIFS([.A$1:.A$2000]; [.D10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26T20:23:41" calcext:value-type="date">
            <text:p>2021-10-26 20:23:41</text:p>
          </table:table-cell>
          <table:table-cell/>
          <table:table-cell office:value-type="float" office:value="48825887" calcext:value-type="float">
            <text:p>48825887</text:p>
          </table:table-cell>
          <table:table-cell table:style-name="ce5" office:value-type="date" office:date-value="2021-10-19T06:08:55" calcext:value-type="date">
            <text:p>2021-10-19 06:08:55</text:p>
          </table:table-cell>
          <table:table-cell/>
          <table:table-cell table:style-name="ce9" table:formula="of:=IF(COUNTIFS([.A$1:.A$2000]; [.D106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28T06:01:07" calcext:value-type="date">
            <text:p>2021-10-28 06:01:07</text:p>
          </table:table-cell>
          <table:table-cell/>
          <table:table-cell office:value-type="float" office:value="8006408" calcext:value-type="float">
            <text:p>8006408</text:p>
          </table:table-cell>
          <table:table-cell table:style-name="ce5" office:value-type="date" office:date-value="2021-10-19T08:25:32" calcext:value-type="date">
            <text:p>2021-10-19 08:25:32</text:p>
          </table:table-cell>
          <table:table-cell/>
          <table:table-cell table:style-name="ce9" table:formula="of:=IF(COUNTIFS([.A$1:.A$2000]; [.D10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29T07:59:23" calcext:value-type="date">
            <text:p>2021-10-29 07:59:23</text:p>
          </table:table-cell>
          <table:table-cell/>
          <table:table-cell office:value-type="float" office:value="495191" calcext:value-type="float">
            <text:p>495191</text:p>
          </table:table-cell>
          <table:table-cell table:style-name="ce5" office:value-type="date" office:date-value="2021-10-21T03:44:14" calcext:value-type="date">
            <text:p>2021-10-21 03:44:14</text:p>
          </table:table-cell>
          <table:table-cell/>
          <table:table-cell table:style-name="ce9" table:formula="of:=IF(COUNTIFS([.A$1:.A$2000]; [.D10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30T05:12:07" calcext:value-type="date">
            <text:p>2021-10-30 05:12:07</text:p>
          </table:table-cell>
          <table:table-cell/>
          <table:table-cell office:value-type="float" office:value="7083156" calcext:value-type="float">
            <text:p>7083156</text:p>
          </table:table-cell>
          <table:table-cell table:style-name="ce5" office:value-type="date" office:date-value="2021-10-21T06:23:09" calcext:value-type="date">
            <text:p>2021-10-21 06:23:09</text:p>
          </table:table-cell>
          <table:table-cell/>
          <table:table-cell table:style-name="ce9" table:formula="of:=IF(COUNTIFS([.A$1:.A$2000]; [.D10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0-30T13:32:31" calcext:value-type="date">
            <text:p>2021-10-30 13:32:31</text:p>
          </table:table-cell>
          <table:table-cell/>
          <table:table-cell office:value-type="float" office:value="49791601" calcext:value-type="float">
            <text:p>49791601</text:p>
          </table:table-cell>
          <table:table-cell table:style-name="ce5" office:value-type="date" office:date-value="2021-10-21T22:38:07" calcext:value-type="date">
            <text:p>2021-10-21 22:38:07</text:p>
          </table:table-cell>
          <table:table-cell/>
          <table:table-cell table:style-name="ce9" table:formula="of:=IF(COUNTIFS([.A$1:.A$2000]; [.D10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04T07:50:19" calcext:value-type="date">
            <text:p>2021-11-04 07:50:19</text:p>
          </table:table-cell>
          <table:table-cell/>
          <table:table-cell office:value-type="float" office:value="1392109" calcext:value-type="float">
            <text:p>1392109</text:p>
          </table:table-cell>
          <table:table-cell table:style-name="ce5" office:value-type="date" office:date-value="2021-10-26T20:23:41" calcext:value-type="date">
            <text:p>2021-10-26 20:23:41</text:p>
          </table:table-cell>
          <table:table-cell/>
          <table:table-cell table:style-name="ce9" table:formula="of:=IF(COUNTIFS([.A$1:.A$2000]; [.D10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04T08:00:50" calcext:value-type="date">
            <text:p>2021-11-04 08:00:50</text:p>
          </table:table-cell>
          <table:table-cell/>
          <table:table-cell office:value-type="float" office:value="24490128" calcext:value-type="float">
            <text:p>24490128</text:p>
          </table:table-cell>
          <table:table-cell table:style-name="ce5" office:value-type="date" office:date-value="2021-10-28T06:01:07" calcext:value-type="date">
            <text:p>2021-10-28 06:01:07</text:p>
          </table:table-cell>
          <table:table-cell/>
          <table:table-cell table:style-name="ce9" table:formula="of:=IF(COUNTIFS([.A$1:.A$2000]; [.D10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09T11:43:15" calcext:value-type="date">
            <text:p>2021-11-09 11:43:15</text:p>
          </table:table-cell>
          <table:table-cell/>
          <table:table-cell office:value-type="float" office:value="6327552" calcext:value-type="float">
            <text:p>6327552</text:p>
          </table:table-cell>
          <table:table-cell table:style-name="ce5" office:value-type="date" office:date-value="2021-10-29T07:59:23" calcext:value-type="date">
            <text:p>2021-10-29 07:59:23</text:p>
          </table:table-cell>
          <table:table-cell/>
          <table:table-cell table:style-name="ce9" table:formula="of:=IF(COUNTIFS([.A$1:.A$2000]; [.D10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12T03:09:05" calcext:value-type="date">
            <text:p>2021-11-12 03:09:05</text:p>
          </table:table-cell>
          <table:table-cell/>
          <table:table-cell office:value-type="float" office:value="7657318" calcext:value-type="float">
            <text:p>7657318</text:p>
          </table:table-cell>
          <table:table-cell table:style-name="ce5" office:value-type="date" office:date-value="2021-10-30T05:12:07" calcext:value-type="date">
            <text:p>2021-10-30 05:12:07</text:p>
          </table:table-cell>
          <table:table-cell/>
          <table:table-cell table:style-name="ce9" table:formula="of:=IF(COUNTIFS([.A$1:.A$2000]; [.D107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12T06:18:01" calcext:value-type="date">
            <text:p>2021-11-12 06:18:01</text:p>
          </table:table-cell>
          <table:table-cell/>
          <table:table-cell office:value-type="float" office:value="68309100" calcext:value-type="float">
            <text:p>68309100</text:p>
          </table:table-cell>
          <table:table-cell table:style-name="ce5" office:value-type="date" office:date-value="2021-10-30T13:32:31" calcext:value-type="date">
            <text:p>2021-10-30 13:32:31</text:p>
          </table:table-cell>
          <table:table-cell/>
          <table:table-cell table:style-name="ce9" table:formula="of:=IF(COUNTIFS([.A$1:.A$2000]; [.D10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12T10:49:43" calcext:value-type="date">
            <text:p>2021-11-12 10:49:43</text:p>
          </table:table-cell>
          <table:table-cell/>
          <table:table-cell office:value-type="float" office:value="7465478" calcext:value-type="float">
            <text:p>7465478</text:p>
          </table:table-cell>
          <table:table-cell table:style-name="ce5" office:value-type="date" office:date-value="2021-11-04T07:50:19" calcext:value-type="date">
            <text:p>2021-11-04 07:50:19</text:p>
          </table:table-cell>
          <table:table-cell/>
          <table:table-cell table:style-name="ce9" table:formula="of:=IF(COUNTIFS([.A$1:.A$2000]; [.D10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15T01:19:45" calcext:value-type="date">
            <text:p>2021-11-15 01:19:45</text:p>
          </table:table-cell>
          <table:table-cell/>
          <table:table-cell office:value-type="float" office:value="27042936" calcext:value-type="float">
            <text:p>27042936</text:p>
          </table:table-cell>
          <table:table-cell table:style-name="ce5" office:value-type="date" office:date-value="2021-11-04T08:00:50" calcext:value-type="date">
            <text:p>2021-11-04 08:00:50</text:p>
          </table:table-cell>
          <table:table-cell/>
          <table:table-cell table:style-name="ce9" table:formula="of:=IF(COUNTIFS([.A$1:.A$2000]; [.D107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15T12:06:09" calcext:value-type="date">
            <text:p>2021-11-15 12:06:09</text:p>
          </table:table-cell>
          <table:table-cell/>
          <table:table-cell office:value-type="float" office:value="40479533" calcext:value-type="float">
            <text:p>40479533</text:p>
          </table:table-cell>
          <table:table-cell table:style-name="ce5" office:value-type="date" office:date-value="2021-11-09T11:43:15" calcext:value-type="date">
            <text:p>2021-11-09 11:43:15</text:p>
          </table:table-cell>
          <table:table-cell/>
          <table:table-cell table:style-name="ce9" table:formula="of:=IF(COUNTIFS([.A$1:.A$2000]; [.D10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15T23:11:37" calcext:value-type="date">
            <text:p>2021-11-15 23:11:37</text:p>
          </table:table-cell>
          <table:table-cell/>
          <table:table-cell office:value-type="float" office:value="1553757" calcext:value-type="float">
            <text:p>1553757</text:p>
          </table:table-cell>
          <table:table-cell table:style-name="ce5" office:value-type="date" office:date-value="2021-11-12T03:09:05" calcext:value-type="date">
            <text:p>2021-11-12 03:09:05</text:p>
          </table:table-cell>
          <table:table-cell/>
          <table:table-cell table:style-name="ce9" table:formula="of:=IF(COUNTIFS([.A$1:.A$2000]; [.D10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17T04:02:05" calcext:value-type="date">
            <text:p>2021-11-17 04:02:05</text:p>
          </table:table-cell>
          <table:table-cell/>
          <table:table-cell office:value-type="float" office:value="7301273" calcext:value-type="float">
            <text:p>7301273</text:p>
          </table:table-cell>
          <table:table-cell table:style-name="ce5" office:value-type="date" office:date-value="2021-11-12T06:18:01" calcext:value-type="date">
            <text:p>2021-11-12 06:18:01</text:p>
          </table:table-cell>
          <table:table-cell/>
          <table:table-cell table:style-name="ce9" table:formula="of:=IF(COUNTIFS([.A$1:.A$2000]; [.D107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18T06:15:21" calcext:value-type="date">
            <text:p>2021-11-18 06:15:21</text:p>
          </table:table-cell>
          <table:table-cell/>
          <table:table-cell office:value-type="float" office:value="24789104" calcext:value-type="float">
            <text:p>24789104</text:p>
          </table:table-cell>
          <table:table-cell table:style-name="ce5" office:value-type="date" office:date-value="2021-11-12T10:49:43" calcext:value-type="date">
            <text:p>2021-11-12 10:49:43</text:p>
          </table:table-cell>
          <table:table-cell/>
          <table:table-cell table:style-name="ce9" table:formula="of:=IF(COUNTIFS([.A$1:.A$2000]; [.D10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19T02:42:27" calcext:value-type="date">
            <text:p>2021-11-19 02:42:27</text:p>
          </table:table-cell>
          <table:table-cell/>
          <table:table-cell office:value-type="float" office:value="7782604" calcext:value-type="float">
            <text:p>7782604</text:p>
          </table:table-cell>
          <table:table-cell table:style-name="ce5" office:value-type="date" office:date-value="2021-11-15T01:19:45" calcext:value-type="date">
            <text:p>2021-11-15 01:19:45</text:p>
          </table:table-cell>
          <table:table-cell/>
          <table:table-cell table:style-name="ce9" table:formula="of:=IF(COUNTIFS([.A$1:.A$2000]; [.D10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19T15:47:28" calcext:value-type="date">
            <text:p>2021-11-19 15:47:28</text:p>
          </table:table-cell>
          <table:table-cell/>
          <table:table-cell office:value-type="float" office:value="65125918" calcext:value-type="float">
            <text:p>65125918</text:p>
          </table:table-cell>
          <table:table-cell table:style-name="ce5" office:value-type="date" office:date-value="2021-11-15T12:06:09" calcext:value-type="date">
            <text:p>2021-11-15 12:06:09</text:p>
          </table:table-cell>
          <table:table-cell/>
          <table:table-cell table:style-name="ce9" table:formula="of:=IF(COUNTIFS([.A$1:.A$2000]; [.D10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19T18:03:38" calcext:value-type="date">
            <text:p>2021-11-19 18:03:38</text:p>
          </table:table-cell>
          <table:table-cell/>
          <table:table-cell office:value-type="float" office:value="7383257" calcext:value-type="float">
            <text:p>7383257</text:p>
          </table:table-cell>
          <table:table-cell table:style-name="ce5" office:value-type="date" office:date-value="2021-11-15T23:11:37" calcext:value-type="date">
            <text:p>2021-11-15 23:11:37</text:p>
          </table:table-cell>
          <table:table-cell/>
          <table:table-cell table:style-name="ce9" table:formula="of:=IF(COUNTIFS([.A$1:.A$2000]; [.D10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19T19:05:33" calcext:value-type="date">
            <text:p>2021-11-19 19:05:33</text:p>
          </table:table-cell>
          <table:table-cell/>
          <table:table-cell office:value-type="float" office:value="2499718" calcext:value-type="float">
            <text:p>2499718</text:p>
          </table:table-cell>
          <table:table-cell table:style-name="ce5" office:value-type="date" office:date-value="2021-11-17T04:02:05" calcext:value-type="date">
            <text:p>2021-11-17 04:02:05</text:p>
          </table:table-cell>
          <table:table-cell/>
          <table:table-cell table:style-name="ce9" table:formula="of:=IF(COUNTIFS([.A$1:.A$2000]; [.D10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20T00:25:02" calcext:value-type="date">
            <text:p>2021-11-20 00:25:02</text:p>
          </table:table-cell>
          <table:table-cell/>
          <table:table-cell office:value-type="float" office:value="170945" calcext:value-type="float">
            <text:p>170945</text:p>
          </table:table-cell>
          <table:table-cell table:style-name="ce5" office:value-type="date" office:date-value="2021-11-18T06:15:21" calcext:value-type="date">
            <text:p>2021-11-18 06:15:21</text:p>
          </table:table-cell>
          <table:table-cell/>
          <table:table-cell table:style-name="ce9" table:formula="of:=IF(COUNTIFS([.A$1:.A$2000]; [.D10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20T00:58:07" calcext:value-type="date">
            <text:p>2021-11-20 00:58:07</text:p>
          </table:table-cell>
          <table:table-cell/>
          <table:table-cell office:value-type="float" office:value="91018286" calcext:value-type="float">
            <text:p>91018286</text:p>
          </table:table-cell>
          <table:table-cell table:style-name="ce5" office:value-type="date" office:date-value="2021-11-19T02:42:27" calcext:value-type="date">
            <text:p>2021-11-19 02:42:27</text:p>
          </table:table-cell>
          <table:table-cell/>
          <table:table-cell table:style-name="ce9" table:formula="of:=IF(COUNTIFS([.A$1:.A$2000]; [.D10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21T04:12:04" calcext:value-type="date">
            <text:p>2021-11-21 04:12:04</text:p>
          </table:table-cell>
          <table:table-cell/>
          <table:table-cell office:value-type="float" office:value="63579762" calcext:value-type="float">
            <text:p>63579762</text:p>
          </table:table-cell>
          <table:table-cell table:style-name="ce5" office:value-type="date" office:date-value="2021-11-19T15:47:28" calcext:value-type="date">
            <text:p>2021-11-19 15:47:28</text:p>
          </table:table-cell>
          <table:table-cell/>
          <table:table-cell table:style-name="ce9" table:formula="of:=IF(COUNTIFS([.A$1:.A$2000]; [.D10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21T17:40:51" calcext:value-type="date">
            <text:p>2021-11-21 17:40:51</text:p>
          </table:table-cell>
          <table:table-cell/>
          <table:table-cell office:value-type="float" office:value="5555560" calcext:value-type="float">
            <text:p>5555560</text:p>
          </table:table-cell>
          <table:table-cell table:style-name="ce5" office:value-type="date" office:date-value="2021-11-19T18:03:38" calcext:value-type="date">
            <text:p>2021-11-19 18:03:38</text:p>
          </table:table-cell>
          <table:table-cell/>
          <table:table-cell table:style-name="ce9" table:formula="of:=IF(COUNTIFS([.A$1:.A$2000]; [.D10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22T09:06:33" calcext:value-type="date">
            <text:p>2021-11-22 09:06:33</text:p>
          </table:table-cell>
          <table:table-cell/>
          <table:table-cell office:value-type="float" office:value="63496217" calcext:value-type="float">
            <text:p>63496217</text:p>
          </table:table-cell>
          <table:table-cell table:style-name="ce5" office:value-type="date" office:date-value="2021-11-19T19:05:33" calcext:value-type="date">
            <text:p>2021-11-19 19:05:33</text:p>
          </table:table-cell>
          <table:table-cell/>
          <table:table-cell table:style-name="ce9" table:formula="of:=IF(COUNTIFS([.A$1:.A$2000]; [.D10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22T10:03:33" calcext:value-type="date">
            <text:p>2021-11-22 10:03:33</text:p>
          </table:table-cell>
          <table:table-cell/>
          <table:table-cell office:value-type="float" office:value="88485659" calcext:value-type="float">
            <text:p>88485659</text:p>
          </table:table-cell>
          <table:table-cell table:style-name="ce5" office:value-type="date" office:date-value="2021-11-20T00:25:02" calcext:value-type="date">
            <text:p>2021-11-20 00:25:02</text:p>
          </table:table-cell>
          <table:table-cell/>
          <table:table-cell table:style-name="ce9" table:formula="of:=IF(COUNTIFS([.A$1:.A$2000]; [.D10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22T16:00:47" calcext:value-type="date">
            <text:p>2021-11-22 16:00:47</text:p>
          </table:table-cell>
          <table:table-cell/>
          <table:table-cell office:value-type="float" office:value="5055047" calcext:value-type="float">
            <text:p>5055047</text:p>
          </table:table-cell>
          <table:table-cell table:style-name="ce5" office:value-type="date" office:date-value="2021-11-20T00:58:07" calcext:value-type="date">
            <text:p>2021-11-20 00:58:07</text:p>
          </table:table-cell>
          <table:table-cell/>
          <table:table-cell table:style-name="ce9" table:formula="of:=IF(COUNTIFS([.A$1:.A$2000]; [.D10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23T08:13:06" calcext:value-type="date">
            <text:p>2021-11-23 08:13:06</text:p>
          </table:table-cell>
          <table:table-cell/>
          <table:table-cell office:value-type="float" office:value="52107291" calcext:value-type="float">
            <text:p>52107291</text:p>
          </table:table-cell>
          <table:table-cell table:style-name="ce5" office:value-type="date" office:date-value="2021-11-21T04:12:04" calcext:value-type="date">
            <text:p>2021-11-21 04:12:04</text:p>
          </table:table-cell>
          <table:table-cell/>
          <table:table-cell table:style-name="ce9" table:formula="of:=IF(COUNTIFS([.A$1:.A$2000]; [.D10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24T11:48:52" calcext:value-type="date">
            <text:p>2021-11-24 11:48:52</text:p>
          </table:table-cell>
          <table:table-cell/>
          <table:table-cell office:value-type="float" office:value="3792081" calcext:value-type="float">
            <text:p>3792081</text:p>
          </table:table-cell>
          <table:table-cell table:style-name="ce5" office:value-type="date" office:date-value="2021-11-21T17:40:51" calcext:value-type="date">
            <text:p>2021-11-21 17:40:51</text:p>
          </table:table-cell>
          <table:table-cell/>
          <table:table-cell table:style-name="ce9" table:formula="of:=IF(COUNTIFS([.A$1:.A$2000]; [.D10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24T12:30:19" calcext:value-type="date">
            <text:p>2021-11-24 12:30:19</text:p>
          </table:table-cell>
          <table:table-cell/>
          <table:table-cell office:value-type="float" office:value="16670786" calcext:value-type="float">
            <text:p>16670786</text:p>
          </table:table-cell>
          <table:table-cell table:style-name="ce5" office:value-type="date" office:date-value="2021-11-22T09:06:33" calcext:value-type="date">
            <text:p>2021-11-22 09:06:33</text:p>
          </table:table-cell>
          <table:table-cell/>
          <table:table-cell table:style-name="ce9" table:formula="of:=IF(COUNTIFS([.A$1:.A$2000]; [.D10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25T07:57:40" calcext:value-type="date">
            <text:p>2021-11-25 07:57:40</text:p>
          </table:table-cell>
          <table:table-cell/>
          <table:table-cell office:value-type="float" office:value="4444397" calcext:value-type="float">
            <text:p>4444397</text:p>
          </table:table-cell>
          <table:table-cell table:style-name="ce5" office:value-type="date" office:date-value="2021-11-22T10:03:33" calcext:value-type="date">
            <text:p>2021-11-22 10:03:33</text:p>
          </table:table-cell>
          <table:table-cell/>
          <table:table-cell table:style-name="ce9" table:formula="of:=IF(COUNTIFS([.A$1:.A$2000]; [.D10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1-26T14:36:08" calcext:value-type="date">
            <text:p>2021-11-26 14:36:08</text:p>
          </table:table-cell>
          <table:table-cell/>
          <table:table-cell office:value-type="float" office:value="14543143" calcext:value-type="float">
            <text:p>14543143</text:p>
          </table:table-cell>
          <table:table-cell table:style-name="ce5" office:value-type="date" office:date-value="2021-11-22T16:00:47" calcext:value-type="date">
            <text:p>2021-11-22 16:00:47</text:p>
          </table:table-cell>
          <table:table-cell/>
          <table:table-cell table:style-name="ce9" table:formula="of:=IF(COUNTIFS([.A$1:.A$2000]; [.D109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01T12:43:08" calcext:value-type="date">
            <text:p>2021-12-01 12:43:08</text:p>
          </table:table-cell>
          <table:table-cell/>
          <table:table-cell office:value-type="float" office:value="2930319" calcext:value-type="float">
            <text:p>2930319</text:p>
          </table:table-cell>
          <table:table-cell table:style-name="ce5" office:value-type="date" office:date-value="2021-11-23T08:13:06" calcext:value-type="date">
            <text:p>2021-11-23 08:13:06</text:p>
          </table:table-cell>
          <table:table-cell/>
          <table:table-cell table:style-name="ce9" table:formula="of:=IF(COUNTIFS([.A$1:.A$2000]; [.D10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01T13:45:03" calcext:value-type="date">
            <text:p>2021-12-01 13:45:03</text:p>
          </table:table-cell>
          <table:table-cell/>
          <table:table-cell office:value-type="float" office:value="4060241" calcext:value-type="float">
            <text:p>4060241</text:p>
          </table:table-cell>
          <table:table-cell table:style-name="ce5" office:value-type="date" office:date-value="2021-11-24T11:48:52" calcext:value-type="date">
            <text:p>2021-11-24 11:48:52</text:p>
          </table:table-cell>
          <table:table-cell/>
          <table:table-cell table:style-name="ce9" table:formula="of:=IF(COUNTIFS([.A$1:.A$2000]; [.D10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02T07:19:17" calcext:value-type="date">
            <text:p>2021-12-02 07:19:17</text:p>
          </table:table-cell>
          <table:table-cell/>
          <table:table-cell office:value-type="float" office:value="18625476" calcext:value-type="float">
            <text:p>18625476</text:p>
          </table:table-cell>
          <table:table-cell table:style-name="ce5" office:value-type="date" office:date-value="2021-11-24T12:30:19" calcext:value-type="date">
            <text:p>2021-11-24 12:30:19</text:p>
          </table:table-cell>
          <table:table-cell/>
          <table:table-cell table:style-name="ce9" table:formula="of:=IF(COUNTIFS([.A$1:.A$2000]; [.D10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04T18:47:40" calcext:value-type="date">
            <text:p>2021-12-04 18:47:40</text:p>
          </table:table-cell>
          <table:table-cell/>
          <table:table-cell office:value-type="float" office:value="6699419" calcext:value-type="float">
            <text:p>6699419</text:p>
          </table:table-cell>
          <table:table-cell table:style-name="ce5" office:value-type="date" office:date-value="2021-11-25T07:57:40" calcext:value-type="date">
            <text:p>2021-11-25 07:57:40</text:p>
          </table:table-cell>
          <table:table-cell/>
          <table:table-cell table:style-name="ce9" table:formula="of:=IF(COUNTIFS([.A$1:.A$2000]; [.D10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05T03:35:20" calcext:value-type="date">
            <text:p>2021-12-05 03:35:20</text:p>
          </table:table-cell>
          <table:table-cell/>
          <table:table-cell office:value-type="float" office:value="3927355" calcext:value-type="float">
            <text:p>3927355</text:p>
          </table:table-cell>
          <table:table-cell table:style-name="ce5" office:value-type="date" office:date-value="2021-11-26T14:36:08" calcext:value-type="date">
            <text:p>2021-11-26 14:36:08</text:p>
          </table:table-cell>
          <table:table-cell/>
          <table:table-cell table:style-name="ce9" table:formula="of:=IF(COUNTIFS([.A$1:.A$2000]; [.D109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0T02:48:55" calcext:value-type="date">
            <text:p>2021-12-10 02:48:55</text:p>
          </table:table-cell>
          <table:table-cell/>
          <table:table-cell office:value-type="float" office:value="25732201" calcext:value-type="float">
            <text:p>25732201</text:p>
          </table:table-cell>
          <table:table-cell table:style-name="ce5" office:value-type="date" office:date-value="2021-12-01T12:43:08" calcext:value-type="date">
            <text:p>2021-12-01 12:43:08</text:p>
          </table:table-cell>
          <table:table-cell/>
          <table:table-cell table:style-name="ce9" table:formula="of:=IF(COUNTIFS([.A$1:.A$2000]; [.D10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0T10:28:48" calcext:value-type="date">
            <text:p>2021-12-10 10:28:48</text:p>
          </table:table-cell>
          <table:table-cell/>
          <table:table-cell office:value-type="float" office:value="85154114" calcext:value-type="float">
            <text:p>85154114</text:p>
          </table:table-cell>
          <table:table-cell table:style-name="ce5" office:value-type="date" office:date-value="2021-12-01T13:45:03" calcext:value-type="date">
            <text:p>2021-12-01 13:45:03</text:p>
          </table:table-cell>
          <table:table-cell/>
          <table:table-cell table:style-name="ce9" table:formula="of:=IF(COUNTIFS([.A$1:.A$2000]; [.D11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0T15:43:26" calcext:value-type="date">
            <text:p>2021-12-10 15:43:26</text:p>
          </table:table-cell>
          <table:table-cell/>
          <table:table-cell office:value-type="float" office:value="69011304" calcext:value-type="float">
            <text:p>69011304</text:p>
          </table:table-cell>
          <table:table-cell table:style-name="ce5" office:value-type="date" office:date-value="2021-12-02T07:19:17" calcext:value-type="date">
            <text:p>2021-12-02 07:19:17</text:p>
          </table:table-cell>
          <table:table-cell/>
          <table:table-cell table:style-name="ce9" table:formula="of:=IF(COUNTIFS([.A$1:.A$2000]; [.D110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1T11:14:14" calcext:value-type="date">
            <text:p>2021-12-11 11:14:14</text:p>
          </table:table-cell>
          <table:table-cell/>
          <table:table-cell office:value-type="float" office:value="87058071" calcext:value-type="float">
            <text:p>87058071</text:p>
          </table:table-cell>
          <table:table-cell table:style-name="ce5" office:value-type="date" office:date-value="2021-12-04T18:47:40" calcext:value-type="date">
            <text:p>2021-12-04 18:47:40</text:p>
          </table:table-cell>
          <table:table-cell/>
          <table:table-cell table:style-name="ce9" table:formula="of:=IF(COUNTIFS([.A$1:.A$2000]; [.D11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1T17:24:05" calcext:value-type="date">
            <text:p>2021-12-11 17:24:05</text:p>
          </table:table-cell>
          <table:table-cell/>
          <table:table-cell office:value-type="float" office:value="13019172" calcext:value-type="float">
            <text:p>13019172</text:p>
          </table:table-cell>
          <table:table-cell table:style-name="ce5" office:value-type="date" office:date-value="2021-12-05T03:35:20" calcext:value-type="date">
            <text:p>2021-12-05 03:35:20</text:p>
          </table:table-cell>
          <table:table-cell/>
          <table:table-cell table:style-name="ce9" table:formula="of:=IF(COUNTIFS([.A$1:.A$2000]; [.D11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2T03:20:51" calcext:value-type="date">
            <text:p>2021-12-12 03:20:51</text:p>
          </table:table-cell>
          <table:table-cell/>
          <table:table-cell office:value-type="float" office:value="8911150" calcext:value-type="float">
            <text:p>8911150</text:p>
          </table:table-cell>
          <table:table-cell table:style-name="ce5" office:value-type="date" office:date-value="2021-12-10T02:48:55" calcext:value-type="date">
            <text:p>2021-12-10 02:48:55</text:p>
          </table:table-cell>
          <table:table-cell/>
          <table:table-cell table:style-name="ce9" table:formula="of:=IF(COUNTIFS([.A$1:.A$2000]; [.D11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2T03:39:51" calcext:value-type="date">
            <text:p>2021-12-12 03:39:51</text:p>
          </table:table-cell>
          <table:table-cell/>
          <table:table-cell office:value-type="float" office:value="12036470" calcext:value-type="float">
            <text:p>12036470</text:p>
          </table:table-cell>
          <table:table-cell table:style-name="ce5" office:value-type="date" office:date-value="2021-12-10T10:28:48" calcext:value-type="date">
            <text:p>2021-12-10 10:28:48</text:p>
          </table:table-cell>
          <table:table-cell/>
          <table:table-cell table:style-name="ce9" table:formula="of:=IF(COUNTIFS([.A$1:.A$2000]; [.D11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2T08:33:11" calcext:value-type="date">
            <text:p>2021-12-12 08:33:11</text:p>
          </table:table-cell>
          <table:table-cell/>
          <table:table-cell office:value-type="float" office:value="10300817" calcext:value-type="float">
            <text:p>10300817</text:p>
          </table:table-cell>
          <table:table-cell table:style-name="ce5" office:value-type="date" office:date-value="2021-12-10T15:43:26" calcext:value-type="date">
            <text:p>2021-12-10 15:43:26</text:p>
          </table:table-cell>
          <table:table-cell/>
          <table:table-cell table:style-name="ce9" table:formula="of:=IF(COUNTIFS([.A$1:.A$2000]; [.D110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2T17:48:05" calcext:value-type="date">
            <text:p>2021-12-12 17:48:05</text:p>
          </table:table-cell>
          <table:table-cell/>
          <table:table-cell office:value-type="float" office:value="39241098" calcext:value-type="float">
            <text:p>39241098</text:p>
          </table:table-cell>
          <table:table-cell table:style-name="ce5" office:value-type="date" office:date-value="2021-12-11T11:14:14" calcext:value-type="date">
            <text:p>2021-12-11 11:14:14</text:p>
          </table:table-cell>
          <table:table-cell/>
          <table:table-cell table:style-name="ce9" table:formula="of:=IF(COUNTIFS([.A$1:.A$2000]; [.D11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2T18:53:17" calcext:value-type="date">
            <text:p>2021-12-12 18:53:17</text:p>
          </table:table-cell>
          <table:table-cell/>
          <table:table-cell office:value-type="float" office:value="54898623" calcext:value-type="float">
            <text:p>54898623</text:p>
          </table:table-cell>
          <table:table-cell table:style-name="ce5" office:value-type="date" office:date-value="2021-12-11T17:24:05" calcext:value-type="date">
            <text:p>2021-12-11 17:24:05</text:p>
          </table:table-cell>
          <table:table-cell/>
          <table:table-cell table:style-name="ce9" table:formula="of:=IF(COUNTIFS([.A$1:.A$2000]; [.D11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3T00:09:15" calcext:value-type="date">
            <text:p>2021-12-13 00:09:15</text:p>
          </table:table-cell>
          <table:table-cell/>
          <table:table-cell office:value-type="float" office:value="8362016" calcext:value-type="float">
            <text:p>8362016</text:p>
          </table:table-cell>
          <table:table-cell table:style-name="ce5" office:value-type="date" office:date-value="2021-12-12T03:20:51" calcext:value-type="date">
            <text:p>2021-12-12 03:20:51</text:p>
          </table:table-cell>
          <table:table-cell/>
          <table:table-cell table:style-name="ce9" table:formula="of:=IF(COUNTIFS([.A$1:.A$2000]; [.D11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4T23:45:31" calcext:value-type="date">
            <text:p>2021-12-14 23:45:31</text:p>
          </table:table-cell>
          <table:table-cell/>
          <table:table-cell office:value-type="float" office:value="45018514" calcext:value-type="float">
            <text:p>45018514</text:p>
          </table:table-cell>
          <table:table-cell table:style-name="ce5" office:value-type="date" office:date-value="2021-12-12T03:39:51" calcext:value-type="date">
            <text:p>2021-12-12 03:39:51</text:p>
          </table:table-cell>
          <table:table-cell/>
          <table:table-cell table:style-name="ce9" table:formula="of:=IF(COUNTIFS([.A$1:.A$2000]; [.D11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5T08:18:54" calcext:value-type="date">
            <text:p>2021-12-15 08:18:54</text:p>
          </table:table-cell>
          <table:table-cell/>
          <table:table-cell office:value-type="float" office:value="6969477" calcext:value-type="float">
            <text:p>6969477</text:p>
          </table:table-cell>
          <table:table-cell table:style-name="ce5" office:value-type="date" office:date-value="2021-12-12T08:33:11" calcext:value-type="date">
            <text:p>2021-12-12 08:33:11</text:p>
          </table:table-cell>
          <table:table-cell/>
          <table:table-cell table:style-name="ce9" table:formula="of:=IF(COUNTIFS([.A$1:.A$2000]; [.D11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5T22:43:31" calcext:value-type="date">
            <text:p>2021-12-15 22:43:31</text:p>
          </table:table-cell>
          <table:table-cell/>
          <table:table-cell office:value-type="float" office:value="18487650" calcext:value-type="float">
            <text:p>18487650</text:p>
          </table:table-cell>
          <table:table-cell table:style-name="ce5" office:value-type="date" office:date-value="2021-12-12T17:48:05" calcext:value-type="date">
            <text:p>2021-12-12 17:48:05</text:p>
          </table:table-cell>
          <table:table-cell/>
          <table:table-cell table:style-name="ce9" table:formula="of:=IF(COUNTIFS([.A$1:.A$2000]; [.D11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5T23:34:45" calcext:value-type="date">
            <text:p>2021-12-15 23:34:45</text:p>
          </table:table-cell>
          <table:table-cell/>
          <table:table-cell office:value-type="float" office:value="28116494" calcext:value-type="float">
            <text:p>28116494</text:p>
          </table:table-cell>
          <table:table-cell table:style-name="ce5" office:value-type="date" office:date-value="2021-12-12T18:53:17" calcext:value-type="date">
            <text:p>2021-12-12 18:53:17</text:p>
          </table:table-cell>
          <table:table-cell/>
          <table:table-cell table:style-name="ce9" table:formula="of:=IF(COUNTIFS([.A$1:.A$2000]; [.D11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6T19:47:42" calcext:value-type="date">
            <text:p>2021-12-16 19:47:42</text:p>
          </table:table-cell>
          <table:table-cell/>
          <table:table-cell office:value-type="float" office:value="95932826" calcext:value-type="float">
            <text:p>95932826</text:p>
          </table:table-cell>
          <table:table-cell table:style-name="ce5" office:value-type="date" office:date-value="2021-12-13T00:09:15" calcext:value-type="date">
            <text:p>2021-12-13 00:09:15</text:p>
          </table:table-cell>
          <table:table-cell/>
          <table:table-cell table:style-name="ce9" table:formula="of:=IF(COUNTIFS([.A$1:.A$2000]; [.D11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7T07:28:41" calcext:value-type="date">
            <text:p>2021-12-17 07:28:41</text:p>
          </table:table-cell>
          <table:table-cell/>
          <table:table-cell office:value-type="float" office:value="3024323" calcext:value-type="float">
            <text:p>3024323</text:p>
          </table:table-cell>
          <table:table-cell table:style-name="ce5" office:value-type="date" office:date-value="2021-12-14T23:45:31" calcext:value-type="date">
            <text:p>2021-12-14 23:45:31</text:p>
          </table:table-cell>
          <table:table-cell/>
          <table:table-cell table:style-name="ce9" table:formula="of:=IF(COUNTIFS([.A$1:.A$2000]; [.D11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7T08:27:14" calcext:value-type="date">
            <text:p>2021-12-17 08:27:14</text:p>
          </table:table-cell>
          <table:table-cell/>
          <table:table-cell office:value-type="float" office:value="14939791" calcext:value-type="float">
            <text:p>14939791</text:p>
          </table:table-cell>
          <table:table-cell table:style-name="ce5" office:value-type="date" office:date-value="2021-12-15T08:18:54" calcext:value-type="date">
            <text:p>2021-12-15 08:18:54</text:p>
          </table:table-cell>
          <table:table-cell/>
          <table:table-cell table:style-name="ce9" table:formula="of:=IF(COUNTIFS([.A$1:.A$2000]; [.D11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7T11:56:34" calcext:value-type="date">
            <text:p>2021-12-17 11:56:34</text:p>
          </table:table-cell>
          <table:table-cell/>
          <table:table-cell office:value-type="float" office:value="23091111" calcext:value-type="float">
            <text:p>23091111</text:p>
          </table:table-cell>
          <table:table-cell table:style-name="ce5" office:value-type="date" office:date-value="2021-12-15T22:43:31" calcext:value-type="date">
            <text:p>2021-12-15 22:43:31</text:p>
          </table:table-cell>
          <table:table-cell/>
          <table:table-cell table:style-name="ce9" table:formula="of:=IF(COUNTIFS([.A$1:.A$2000]; [.D11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7T22:16:33" calcext:value-type="date">
            <text:p>2021-12-17 22:16:33</text:p>
          </table:table-cell>
          <table:table-cell/>
          <table:table-cell office:value-type="float" office:value="1783389" calcext:value-type="float">
            <text:p>1783389</text:p>
          </table:table-cell>
          <table:table-cell table:style-name="ce5" office:value-type="date" office:date-value="2021-12-15T23:34:45" calcext:value-type="date">
            <text:p>2021-12-15 23:34:45</text:p>
          </table:table-cell>
          <table:table-cell/>
          <table:table-cell table:style-name="ce9" table:formula="of:=IF(COUNTIFS([.A$1:.A$2000]; [.D11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19T12:56:08" calcext:value-type="date">
            <text:p>2021-12-19 12:56:08</text:p>
          </table:table-cell>
          <table:table-cell/>
          <table:table-cell office:value-type="float" office:value="12026976" calcext:value-type="float">
            <text:p>12026976</text:p>
          </table:table-cell>
          <table:table-cell table:style-name="ce5" office:value-type="date" office:date-value="2021-12-16T03:53:00" calcext:value-type="date">
            <text:p>2021-12-16 03:53:00</text:p>
          </table:table-cell>
          <table:table-cell/>
          <table:table-cell table:style-name="ce9" table:formula="of:=IF(COUNTIFS([.A$1:.A$2000]; [.D1119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21-12-20T16:38:39" calcext:value-type="date">
            <text:p>2021-12-20 16:38:39</text:p>
          </table:table-cell>
          <table:table-cell/>
          <table:table-cell office:value-type="float" office:value="1566223" calcext:value-type="float">
            <text:p>1566223</text:p>
          </table:table-cell>
          <table:table-cell table:style-name="ce5" office:value-type="date" office:date-value="2021-12-16T19:47:42" calcext:value-type="date">
            <text:p>2021-12-16 19:47:42</text:p>
          </table:table-cell>
          <table:table-cell/>
          <table:table-cell table:style-name="ce9" table:formula="of:=IF(COUNTIFS([.A$1:.A$2000]; [.D11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21T00:51:24" calcext:value-type="date">
            <text:p>2021-12-21 00:51:24</text:p>
          </table:table-cell>
          <table:table-cell/>
          <table:table-cell office:value-type="float" office:value="4357812" calcext:value-type="float">
            <text:p>4357812</text:p>
          </table:table-cell>
          <table:table-cell table:style-name="ce5" office:value-type="date" office:date-value="2021-12-17T07:28:41" calcext:value-type="date">
            <text:p>2021-12-17 07:28:41</text:p>
          </table:table-cell>
          <table:table-cell/>
          <table:table-cell table:style-name="ce9" table:formula="of:=IF(COUNTIFS([.A$1:.A$2000]; [.D112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23T21:51:41" calcext:value-type="date">
            <text:p>2021-12-23 21:51:41</text:p>
          </table:table-cell>
          <table:table-cell/>
          <table:table-cell office:value-type="float" office:value="22217360" calcext:value-type="float">
            <text:p>22217360</text:p>
          </table:table-cell>
          <table:table-cell table:style-name="ce5" office:value-type="date" office:date-value="2021-12-17T08:27:14" calcext:value-type="date">
            <text:p>2021-12-17 08:27:14</text:p>
          </table:table-cell>
          <table:table-cell/>
          <table:table-cell table:style-name="ce9" table:formula="of:=IF(COUNTIFS([.A$1:.A$2000]; [.D11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24T19:55:05" calcext:value-type="date">
            <text:p>2021-12-24 19:55:05</text:p>
          </table:table-cell>
          <table:table-cell/>
          <table:table-cell office:value-type="float" office:value="34472894" calcext:value-type="float">
            <text:p>34472894</text:p>
          </table:table-cell>
          <table:table-cell table:style-name="ce5" office:value-type="date" office:date-value="2021-12-17T11:56:34" calcext:value-type="date">
            <text:p>2021-12-17 11:56:34</text:p>
          </table:table-cell>
          <table:table-cell/>
          <table:table-cell table:style-name="ce9" table:formula="of:=IF(COUNTIFS([.A$1:.A$2000]; [.D11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25T17:51:30" calcext:value-type="date">
            <text:p>2021-12-25 17:51:30</text:p>
          </table:table-cell>
          <table:table-cell/>
          <table:table-cell office:value-type="float" office:value="6078623" calcext:value-type="float">
            <text:p>6078623</text:p>
          </table:table-cell>
          <table:table-cell table:style-name="ce5" office:value-type="date" office:date-value="2021-12-17T22:16:33" calcext:value-type="date">
            <text:p>2021-12-17 22:16:33</text:p>
          </table:table-cell>
          <table:table-cell/>
          <table:table-cell table:style-name="ce9" table:formula="of:=IF(COUNTIFS([.A$1:.A$2000]; [.D112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26T07:33:16" calcext:value-type="date">
            <text:p>2021-12-26 07:33:16</text:p>
          </table:table-cell>
          <table:table-cell/>
          <table:table-cell office:value-type="float" office:value="26054291" calcext:value-type="float">
            <text:p>26054291</text:p>
          </table:table-cell>
          <table:table-cell table:style-name="ce5" office:value-type="date" office:date-value="2021-12-19T12:56:08" calcext:value-type="date">
            <text:p>2021-12-19 12:56:08</text:p>
          </table:table-cell>
          <table:table-cell/>
          <table:table-cell table:style-name="ce9" table:formula="of:=IF(COUNTIFS([.A$1:.A$2000]; [.D11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26T13:31:45" calcext:value-type="date">
            <text:p>2021-12-26 13:31:45</text:p>
          </table:table-cell>
          <table:table-cell/>
          <table:table-cell office:value-type="float" office:value="2513866" calcext:value-type="float">
            <text:p>2513866</text:p>
          </table:table-cell>
          <table:table-cell table:style-name="ce5" office:value-type="date" office:date-value="2021-12-20T16:38:39" calcext:value-type="date">
            <text:p>2021-12-20 16:38:39</text:p>
          </table:table-cell>
          <table:table-cell/>
          <table:table-cell table:style-name="ce9" table:formula="of:=IF(COUNTIFS([.A$1:.A$2000]; [.D11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27T05:59:48" calcext:value-type="date">
            <text:p>2021-12-27 05:59:48</text:p>
          </table:table-cell>
          <table:table-cell/>
          <table:table-cell office:value-type="float" office:value="12101629" calcext:value-type="float">
            <text:p>12101629</text:p>
          </table:table-cell>
          <table:table-cell table:style-name="ce5" office:value-type="date" office:date-value="2021-12-21T00:51:24" calcext:value-type="date">
            <text:p>2021-12-21 00:51:24</text:p>
          </table:table-cell>
          <table:table-cell/>
          <table:table-cell table:style-name="ce9" table:formula="of:=IF(COUNTIFS([.A$1:.A$2000]; [.D11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28T03:07:11" calcext:value-type="date">
            <text:p>2021-12-28 03:07:11</text:p>
          </table:table-cell>
          <table:table-cell/>
          <table:table-cell office:value-type="float" office:value="77389" calcext:value-type="float">
            <text:p>77389</text:p>
          </table:table-cell>
          <table:table-cell table:style-name="ce5" office:value-type="date" office:date-value="2021-12-23T21:51:41" calcext:value-type="date">
            <text:p>2021-12-23 21:51:41</text:p>
          </table:table-cell>
          <table:table-cell/>
          <table:table-cell table:style-name="ce9" table:formula="of:=IF(COUNTIFS([.A$1:.A$2000]; [.D11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28T04:51:32" calcext:value-type="date">
            <text:p>2021-12-28 04:51:32</text:p>
          </table:table-cell>
          <table:table-cell/>
          <table:table-cell office:value-type="float" office:value="3793823" calcext:value-type="float">
            <text:p>3793823</text:p>
          </table:table-cell>
          <table:table-cell table:style-name="ce5" office:value-type="date" office:date-value="2021-12-24T19:55:05" calcext:value-type="date">
            <text:p>2021-12-24 19:55:05</text:p>
          </table:table-cell>
          <table:table-cell/>
          <table:table-cell table:style-name="ce9" table:formula="of:=IF(COUNTIFS([.A$1:.A$2000]; [.D11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29T13:33:14" calcext:value-type="date">
            <text:p>2021-12-29 13:33:14</text:p>
          </table:table-cell>
          <table:table-cell/>
          <table:table-cell office:value-type="float" office:value="1003027" calcext:value-type="float">
            <text:p>1003027</text:p>
          </table:table-cell>
          <table:table-cell table:style-name="ce5" office:value-type="date" office:date-value="2021-12-25T17:51:30" calcext:value-type="date">
            <text:p>2021-12-25 17:51:30</text:p>
          </table:table-cell>
          <table:table-cell/>
          <table:table-cell table:style-name="ce9" table:formula="of:=IF(COUNTIFS([.A$1:.A$2000]; [.D11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31T07:01:57" calcext:value-type="date">
            <text:p>2021-12-31 07:01:57</text:p>
          </table:table-cell>
          <table:table-cell/>
          <table:table-cell office:value-type="float" office:value="73200726" calcext:value-type="float">
            <text:p>73200726</text:p>
          </table:table-cell>
          <table:table-cell table:style-name="ce5" office:value-type="date" office:date-value="2021-12-26T07:33:16" calcext:value-type="date">
            <text:p>2021-12-26 07:33:16</text:p>
          </table:table-cell>
          <table:table-cell/>
          <table:table-cell table:style-name="ce9" table:formula="of:=IF(COUNTIFS([.A$1:.A$2000]; [.D11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31T09:49:57" calcext:value-type="date">
            <text:p>2021-12-31 09:49:57</text:p>
          </table:table-cell>
          <table:table-cell/>
          <table:table-cell office:value-type="float" office:value="17825076" calcext:value-type="float">
            <text:p>17825076</text:p>
          </table:table-cell>
          <table:table-cell table:style-name="ce5" office:value-type="date" office:date-value="2021-12-26T13:31:45" calcext:value-type="date">
            <text:p>2021-12-26 13:31:45</text:p>
          </table:table-cell>
          <table:table-cell/>
          <table:table-cell table:style-name="ce9" table:formula="of:=IF(COUNTIFS([.A$1:.A$2000]; [.D11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1-12-31T19:17:48" calcext:value-type="date">
            <text:p>2021-12-31 19:17:48</text:p>
          </table:table-cell>
          <table:table-cell/>
          <table:table-cell office:value-type="float" office:value="14834373" calcext:value-type="float">
            <text:p>14834373</text:p>
          </table:table-cell>
          <table:table-cell table:style-name="ce5" office:value-type="date" office:date-value="2021-12-27T05:59:48" calcext:value-type="date">
            <text:p>2021-12-27 05:59:48</text:p>
          </table:table-cell>
          <table:table-cell/>
          <table:table-cell table:style-name="ce9" table:formula="of:=IF(COUNTIFS([.A$1:.A$2000]; [.D11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01T14:23:48" calcext:value-type="date">
            <text:p>2022-01-01 14:23:48</text:p>
          </table:table-cell>
          <table:table-cell/>
          <table:table-cell office:value-type="float" office:value="9336761" calcext:value-type="float">
            <text:p>9336761</text:p>
          </table:table-cell>
          <table:table-cell table:style-name="ce5" office:value-type="date" office:date-value="2021-12-28T03:07:11" calcext:value-type="date">
            <text:p>2021-12-28 03:07:11</text:p>
          </table:table-cell>
          <table:table-cell/>
          <table:table-cell table:style-name="ce9" table:formula="of:=IF(COUNTIFS([.A$1:.A$2000]; [.D113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04T06:00:43" calcext:value-type="date">
            <text:p>2022-01-04 06:00:43</text:p>
          </table:table-cell>
          <table:table-cell/>
          <table:table-cell office:value-type="float" office:value="484976" calcext:value-type="float">
            <text:p>484976</text:p>
          </table:table-cell>
          <table:table-cell table:style-name="ce5" office:value-type="date" office:date-value="2021-12-28T04:51:32" calcext:value-type="date">
            <text:p>2021-12-28 04:51:32</text:p>
          </table:table-cell>
          <table:table-cell/>
          <table:table-cell table:style-name="ce9" table:formula="of:=IF(COUNTIFS([.A$1:.A$2000]; [.D11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04T13:11:56" calcext:value-type="date">
            <text:p>2022-01-04 13:11:56</text:p>
          </table:table-cell>
          <table:table-cell/>
          <table:table-cell office:value-type="float" office:value="11376822" calcext:value-type="float">
            <text:p>11376822</text:p>
          </table:table-cell>
          <table:table-cell table:style-name="ce5" office:value-type="date" office:date-value="2021-12-29T13:33:14" calcext:value-type="date">
            <text:p>2021-12-29 13:33:14</text:p>
          </table:table-cell>
          <table:table-cell/>
          <table:table-cell table:style-name="ce9" table:formula="of:=IF(COUNTIFS([.A$1:.A$2000]; [.D11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04T14:19:13" calcext:value-type="date">
            <text:p>2022-01-04 14:19:13</text:p>
          </table:table-cell>
          <table:table-cell/>
          <table:table-cell office:value-type="float" office:value="907036" calcext:value-type="float">
            <text:p>907036</text:p>
          </table:table-cell>
          <table:table-cell table:style-name="ce5" office:value-type="date" office:date-value="2021-12-31T07:01:57" calcext:value-type="date">
            <text:p>2021-12-31 07:01:57</text:p>
          </table:table-cell>
          <table:table-cell/>
          <table:table-cell table:style-name="ce9" table:formula="of:=IF(COUNTIFS([.A$1:.A$2000]; [.D11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04T22:37:04" calcext:value-type="date">
            <text:p>2022-01-04 22:37:04</text:p>
          </table:table-cell>
          <table:table-cell/>
          <table:table-cell office:value-type="float" office:value="42599136" calcext:value-type="float">
            <text:p>42599136</text:p>
          </table:table-cell>
          <table:table-cell table:style-name="ce5" office:value-type="date" office:date-value="2021-12-31T09:49:57" calcext:value-type="date">
            <text:p>2021-12-31 09:49:57</text:p>
          </table:table-cell>
          <table:table-cell/>
          <table:table-cell table:style-name="ce9" table:formula="of:=IF(COUNTIFS([.A$1:.A$2000]; [.D11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05T03:45:54" calcext:value-type="date">
            <text:p>2022-01-05 03:45:54</text:p>
          </table:table-cell>
          <table:table-cell/>
          <table:table-cell office:value-type="float" office:value="26666976" calcext:value-type="float">
            <text:p>26666976</text:p>
          </table:table-cell>
          <table:table-cell table:style-name="ce5" office:value-type="date" office:date-value="2021-12-31T19:17:48" calcext:value-type="date">
            <text:p>2021-12-31 19:17:48</text:p>
          </table:table-cell>
          <table:table-cell/>
          <table:table-cell table:style-name="ce9" table:formula="of:=IF(COUNTIFS([.A$1:.A$2000]; [.D11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06T05:42:30" calcext:value-type="date">
            <text:p>2022-01-06 05:42:30</text:p>
          </table:table-cell>
          <table:table-cell/>
          <table:table-cell office:value-type="float" office:value="1004222" calcext:value-type="float">
            <text:p>1004222</text:p>
          </table:table-cell>
          <table:table-cell table:style-name="ce5" office:value-type="date" office:date-value="2022-01-01T14:23:48" calcext:value-type="date">
            <text:p>2022-01-01 14:23:48</text:p>
          </table:table-cell>
          <table:table-cell/>
          <table:table-cell table:style-name="ce9" table:formula="of:=IF(COUNTIFS([.A$1:.A$2000]; [.D11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06T07:07:42" calcext:value-type="date">
            <text:p>2022-01-06 07:07:42</text:p>
          </table:table-cell>
          <table:table-cell/>
          <table:table-cell office:value-type="float" office:value="53161899" calcext:value-type="float">
            <text:p>53161899</text:p>
          </table:table-cell>
          <table:table-cell table:style-name="ce5" office:value-type="date" office:date-value="2022-01-04T06:00:43" calcext:value-type="date">
            <text:p>2022-01-04 06:00:43</text:p>
          </table:table-cell>
          <table:table-cell/>
          <table:table-cell table:style-name="ce9" table:formula="of:=IF(COUNTIFS([.A$1:.A$2000]; [.D11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06T09:25:27" calcext:value-type="date">
            <text:p>2022-01-06 09:25:27</text:p>
          </table:table-cell>
          <table:table-cell/>
          <table:table-cell office:value-type="float" office:value="14866109" calcext:value-type="float">
            <text:p>14866109</text:p>
          </table:table-cell>
          <table:table-cell table:style-name="ce5" office:value-type="date" office:date-value="2022-01-04T13:11:56" calcext:value-type="date">
            <text:p>2022-01-04 13:11:56</text:p>
          </table:table-cell>
          <table:table-cell/>
          <table:table-cell table:style-name="ce9" table:formula="of:=IF(COUNTIFS([.A$1:.A$2000]; [.D11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07T07:56:23" calcext:value-type="date">
            <text:p>2022-01-07 07:56:23</text:p>
          </table:table-cell>
          <table:table-cell/>
          <table:table-cell office:value-type="float" office:value="7201902" calcext:value-type="float">
            <text:p>7201902</text:p>
          </table:table-cell>
          <table:table-cell table:style-name="ce5" office:value-type="date" office:date-value="2022-01-04T14:19:13" calcext:value-type="date">
            <text:p>2022-01-04 14:19:13</text:p>
          </table:table-cell>
          <table:table-cell/>
          <table:table-cell table:style-name="ce9" table:formula="of:=IF(COUNTIFS([.A$1:.A$2000]; [.D11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12T03:04:51" calcext:value-type="date">
            <text:p>2022-01-12 03:04:51</text:p>
          </table:table-cell>
          <table:table-cell/>
          <table:table-cell office:value-type="float" office:value="75034263" calcext:value-type="float">
            <text:p>75034263</text:p>
          </table:table-cell>
          <table:table-cell table:style-name="ce5" office:value-type="date" office:date-value="2022-01-04T22:37:04" calcext:value-type="date">
            <text:p>2022-01-04 22:37:04</text:p>
          </table:table-cell>
          <table:table-cell/>
          <table:table-cell table:style-name="ce9" table:formula="of:=IF(COUNTIFS([.A$1:.A$2000]; [.D11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13T14:00:00" calcext:value-type="date">
            <text:p>2022-01-13 14:00:00</text:p>
          </table:table-cell>
          <table:table-cell/>
          <table:table-cell office:value-type="float" office:value="29976678" calcext:value-type="float">
            <text:p>29976678</text:p>
          </table:table-cell>
          <table:table-cell table:style-name="ce5" office:value-type="date" office:date-value="2022-01-05T03:45:54" calcext:value-type="date">
            <text:p>2022-01-05 03:45:54</text:p>
          </table:table-cell>
          <table:table-cell/>
          <table:table-cell table:style-name="ce9" table:formula="of:=IF(COUNTIFS([.A$1:.A$2000]; [.D11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13T22:03:06" calcext:value-type="date">
            <text:p>2022-01-13 22:03:06</text:p>
          </table:table-cell>
          <table:table-cell/>
          <table:table-cell office:value-type="float" office:value="5196373" calcext:value-type="float">
            <text:p>5196373</text:p>
          </table:table-cell>
          <table:table-cell table:style-name="ce5" office:value-type="date" office:date-value="2022-01-06T05:42:30" calcext:value-type="date">
            <text:p>2022-01-06 05:42:30</text:p>
          </table:table-cell>
          <table:table-cell/>
          <table:table-cell table:style-name="ce9" table:formula="of:=IF(COUNTIFS([.A$1:.A$2000]; [.D11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14T03:01:22" calcext:value-type="date">
            <text:p>2022-01-14 03:01:22</text:p>
          </table:table-cell>
          <table:table-cell/>
          <table:table-cell office:value-type="float" office:value="49083008" calcext:value-type="float">
            <text:p>49083008</text:p>
          </table:table-cell>
          <table:table-cell table:style-name="ce5" office:value-type="date" office:date-value="2022-01-06T07:07:42" calcext:value-type="date">
            <text:p>2022-01-06 07:07:42</text:p>
          </table:table-cell>
          <table:table-cell/>
          <table:table-cell table:style-name="ce9" table:formula="of:=IF(COUNTIFS([.A$1:.A$2000]; [.D11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14T03:22:34" calcext:value-type="date">
            <text:p>2022-01-14 03:22:34</text:p>
          </table:table-cell>
          <table:table-cell/>
          <table:table-cell office:value-type="float" office:value="21341419" calcext:value-type="float">
            <text:p>21341419</text:p>
          </table:table-cell>
          <table:table-cell table:style-name="ce5" office:value-type="date" office:date-value="2022-01-06T09:25:27" calcext:value-type="date">
            <text:p>2022-01-06 09:25:27</text:p>
          </table:table-cell>
          <table:table-cell/>
          <table:table-cell table:style-name="ce9" table:formula="of:=IF(COUNTIFS([.A$1:.A$2000]; [.D114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14T06:59:23" calcext:value-type="date">
            <text:p>2022-01-14 06:59:23</text:p>
          </table:table-cell>
          <table:table-cell/>
          <table:table-cell office:value-type="float" office:value="45112782" calcext:value-type="float">
            <text:p>45112782</text:p>
          </table:table-cell>
          <table:table-cell table:style-name="ce5" office:value-type="date" office:date-value="2022-01-07T07:56:23" calcext:value-type="date">
            <text:p>2022-01-07 07:56:23</text:p>
          </table:table-cell>
          <table:table-cell/>
          <table:table-cell table:style-name="ce9" table:formula="of:=IF(COUNTIFS([.A$1:.A$2000]; [.D11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14T09:05:30" calcext:value-type="date">
            <text:p>2022-01-14 09:05:30</text:p>
          </table:table-cell>
          <table:table-cell/>
          <table:table-cell office:value-type="float" office:value="44657160" calcext:value-type="float">
            <text:p>44657160</text:p>
          </table:table-cell>
          <table:table-cell table:style-name="ce5" office:value-type="date" office:date-value="2022-01-12T03:04:51" calcext:value-type="date">
            <text:p>2022-01-12 03:04:51</text:p>
          </table:table-cell>
          <table:table-cell/>
          <table:table-cell table:style-name="ce9" table:formula="of:=IF(COUNTIFS([.A$1:.A$2000]; [.D115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14T15:57:33" calcext:value-type="date">
            <text:p>2022-01-14 15:57:33</text:p>
          </table:table-cell>
          <table:table-cell/>
          <table:table-cell office:value-type="float" office:value="97749404" calcext:value-type="float">
            <text:p>97749404</text:p>
          </table:table-cell>
          <table:table-cell table:style-name="ce5" office:value-type="date" office:date-value="2022-01-13T14:00:00" calcext:value-type="date">
            <text:p>2022-01-13 14:00:00</text:p>
          </table:table-cell>
          <table:table-cell/>
          <table:table-cell table:style-name="ce9" table:formula="of:=IF(COUNTIFS([.A$1:.A$2000]; [.D11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16T16:09:36" calcext:value-type="date">
            <text:p>2022-01-16 16:09:36</text:p>
          </table:table-cell>
          <table:table-cell/>
          <table:table-cell office:value-type="float" office:value="23180181" calcext:value-type="float">
            <text:p>23180181</text:p>
          </table:table-cell>
          <table:table-cell table:style-name="ce5" office:value-type="date" office:date-value="2022-01-13T22:03:06" calcext:value-type="date">
            <text:p>2022-01-13 22:03:06</text:p>
          </table:table-cell>
          <table:table-cell/>
          <table:table-cell table:style-name="ce9" table:formula="of:=IF(COUNTIFS([.A$1:.A$2000]; [.D11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19T04:20:00" calcext:value-type="date">
            <text:p>2022-01-19 04:20:00</text:p>
          </table:table-cell>
          <table:table-cell/>
          <table:table-cell office:value-type="float" office:value="3399667" calcext:value-type="float">
            <text:p>3399667</text:p>
          </table:table-cell>
          <table:table-cell table:style-name="ce5" office:value-type="date" office:date-value="2022-01-14T03:01:22" calcext:value-type="date">
            <text:p>2022-01-14 03:01:22</text:p>
          </table:table-cell>
          <table:table-cell/>
          <table:table-cell table:style-name="ce9" table:formula="of:=IF(COUNTIFS([.A$1:.A$2000]; [.D11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19T13:11:42" calcext:value-type="date">
            <text:p>2022-01-19 13:11:42</text:p>
          </table:table-cell>
          <table:table-cell/>
          <table:table-cell office:value-type="float" office:value="13944347" calcext:value-type="float">
            <text:p>13944347</text:p>
          </table:table-cell>
          <table:table-cell table:style-name="ce5" office:value-type="date" office:date-value="2022-01-14T03:22:34" calcext:value-type="date">
            <text:p>2022-01-14 03:22:34</text:p>
          </table:table-cell>
          <table:table-cell/>
          <table:table-cell table:style-name="ce9" table:formula="of:=IF(COUNTIFS([.A$1:.A$2000]; [.D11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20T02:31:36" calcext:value-type="date">
            <text:p>2022-01-20 02:31:36</text:p>
          </table:table-cell>
          <table:table-cell/>
          <table:table-cell office:value-type="float" office:value="85873552" calcext:value-type="float">
            <text:p>85873552</text:p>
          </table:table-cell>
          <table:table-cell table:style-name="ce5" office:value-type="date" office:date-value="2022-01-14T06:59:23" calcext:value-type="date">
            <text:p>2022-01-14 06:59:23</text:p>
          </table:table-cell>
          <table:table-cell/>
          <table:table-cell table:style-name="ce9" table:formula="of:=IF(COUNTIFS([.A$1:.A$2000]; [.D11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20T04:41:35" calcext:value-type="date">
            <text:p>2022-01-20 04:41:35</text:p>
          </table:table-cell>
          <table:table-cell/>
          <table:table-cell office:value-type="float" office:value="3108107" calcext:value-type="float">
            <text:p>3108107</text:p>
          </table:table-cell>
          <table:table-cell table:style-name="ce5" office:value-type="date" office:date-value="2022-01-14T09:05:30" calcext:value-type="date">
            <text:p>2022-01-14 09:05:30</text:p>
          </table:table-cell>
          <table:table-cell/>
          <table:table-cell table:style-name="ce9" table:formula="of:=IF(COUNTIFS([.A$1:.A$2000]; [.D11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21T05:52:11" calcext:value-type="date">
            <text:p>2022-01-21 05:52:11</text:p>
          </table:table-cell>
          <table:table-cell/>
          <table:table-cell office:value-type="float" office:value="26504098" calcext:value-type="float">
            <text:p>26504098</text:p>
          </table:table-cell>
          <table:table-cell table:style-name="ce5" office:value-type="date" office:date-value="2022-01-14T15:57:33" calcext:value-type="date">
            <text:p>2022-01-14 15:57:33</text:p>
          </table:table-cell>
          <table:table-cell/>
          <table:table-cell table:style-name="ce9" table:formula="of:=IF(COUNTIFS([.A$1:.A$2000]; [.D115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23T17:15:45" calcext:value-type="date">
            <text:p>2022-01-23 17:15:45</text:p>
          </table:table-cell>
          <table:table-cell/>
          <table:table-cell office:value-type="float" office:value="120248" calcext:value-type="float">
            <text:p>120248</text:p>
          </table:table-cell>
          <table:table-cell table:style-name="ce5" office:value-type="date" office:date-value="2022-01-16T16:09:36" calcext:value-type="date">
            <text:p>2022-01-16 16:09:36</text:p>
          </table:table-cell>
          <table:table-cell/>
          <table:table-cell table:style-name="ce9" table:formula="of:=IF(COUNTIFS([.A$1:.A$2000]; [.D115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24T03:11:02" calcext:value-type="date">
            <text:p>2022-01-24 03:11:02</text:p>
          </table:table-cell>
          <table:table-cell/>
          <table:table-cell office:value-type="float" office:value="1053689" calcext:value-type="float">
            <text:p>1053689</text:p>
          </table:table-cell>
          <table:table-cell table:style-name="ce5" office:value-type="date" office:date-value="2022-01-19T04:20:00" calcext:value-type="date">
            <text:p>2022-01-19 04:20:00</text:p>
          </table:table-cell>
          <table:table-cell/>
          <table:table-cell table:style-name="ce9" table:formula="of:=IF(COUNTIFS([.A$1:.A$2000]; [.D11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25T14:58:59" calcext:value-type="date">
            <text:p>2022-01-25 14:58:59</text:p>
          </table:table-cell>
          <table:table-cell/>
          <table:table-cell office:value-type="float" office:value="921131" calcext:value-type="float">
            <text:p>921131</text:p>
          </table:table-cell>
          <table:table-cell table:style-name="ce5" office:value-type="date" office:date-value="2022-01-19T13:11:42" calcext:value-type="date">
            <text:p>2022-01-19 13:11:42</text:p>
          </table:table-cell>
          <table:table-cell/>
          <table:table-cell table:style-name="ce9" table:formula="of:=IF(COUNTIFS([.A$1:.A$2000]; [.D11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25T17:54:46" calcext:value-type="date">
            <text:p>2022-01-25 17:54:46</text:p>
          </table:table-cell>
          <table:table-cell/>
          <table:table-cell office:value-type="float" office:value="14970865" calcext:value-type="float">
            <text:p>14970865</text:p>
          </table:table-cell>
          <table:table-cell table:style-name="ce5" office:value-type="date" office:date-value="2022-01-20T02:31:36" calcext:value-type="date">
            <text:p>2022-01-20 02:31:36</text:p>
          </table:table-cell>
          <table:table-cell/>
          <table:table-cell table:style-name="ce9" table:formula="of:=IF(COUNTIFS([.A$1:.A$2000]; [.D11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26T19:41:01" calcext:value-type="date">
            <text:p>2022-01-26 19:41:01</text:p>
          </table:table-cell>
          <table:table-cell/>
          <table:table-cell office:value-type="float" office:value="77133683" calcext:value-type="float">
            <text:p>77133683</text:p>
          </table:table-cell>
          <table:table-cell table:style-name="ce5" office:value-type="date" office:date-value="2022-01-20T04:41:35" calcext:value-type="date">
            <text:p>2022-01-20 04:41:35</text:p>
          </table:table-cell>
          <table:table-cell/>
          <table:table-cell table:style-name="ce9" table:formula="of:=IF(COUNTIFS([.A$1:.A$2000]; [.D116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1-28T18:53:14" calcext:value-type="date">
            <text:p>2022-01-28 18:53:14</text:p>
          </table:table-cell>
          <table:table-cell/>
          <table:table-cell office:value-type="float" office:value="55899373" calcext:value-type="float">
            <text:p>55899373</text:p>
          </table:table-cell>
          <table:table-cell table:style-name="ce5" office:value-type="date" office:date-value="2022-01-21T05:52:11" calcext:value-type="date">
            <text:p>2022-01-21 05:52:11</text:p>
          </table:table-cell>
          <table:table-cell/>
          <table:table-cell table:style-name="ce9" table:formula="of:=IF(COUNTIFS([.A$1:.A$2000]; [.D11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03T11:10:05" calcext:value-type="date">
            <text:p>2022-02-03 11:10:05</text:p>
          </table:table-cell>
          <table:table-cell/>
          <table:table-cell office:value-type="float" office:value="42348609" calcext:value-type="float">
            <text:p>42348609</text:p>
          </table:table-cell>
          <table:table-cell table:style-name="ce5" office:value-type="date" office:date-value="2022-01-23T17:15:45" calcext:value-type="date">
            <text:p>2022-01-23 17:15:45</text:p>
          </table:table-cell>
          <table:table-cell/>
          <table:table-cell table:style-name="ce9" table:formula="of:=IF(COUNTIFS([.A$1:.A$2000]; [.D11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03T15:38:19" calcext:value-type="date">
            <text:p>2022-02-03 15:38:19</text:p>
          </table:table-cell>
          <table:table-cell/>
          <table:table-cell office:value-type="float" office:value="16095288" calcext:value-type="float">
            <text:p>16095288</text:p>
          </table:table-cell>
          <table:table-cell table:style-name="ce5" office:value-type="date" office:date-value="2022-01-24T03:11:02" calcext:value-type="date">
            <text:p>2022-01-24 03:11:02</text:p>
          </table:table-cell>
          <table:table-cell/>
          <table:table-cell table:style-name="ce9" table:formula="of:=IF(COUNTIFS([.A$1:.A$2000]; [.D11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04T05:15:33" calcext:value-type="date">
            <text:p>2022-02-04 05:15:33</text:p>
          </table:table-cell>
          <table:table-cell/>
          <table:table-cell office:value-type="float" office:value="474980" calcext:value-type="float">
            <text:p>474980</text:p>
          </table:table-cell>
          <table:table-cell table:style-name="ce5" office:value-type="date" office:date-value="2022-01-25T14:58:59" calcext:value-type="date">
            <text:p>2022-01-25 14:58:59</text:p>
          </table:table-cell>
          <table:table-cell/>
          <table:table-cell table:style-name="ce9" table:formula="of:=IF(COUNTIFS([.A$1:.A$2000]; [.D11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04T18:11:10" calcext:value-type="date">
            <text:p>2022-02-04 18:11:10</text:p>
          </table:table-cell>
          <table:table-cell/>
          <table:table-cell office:value-type="float" office:value="11526468" calcext:value-type="float">
            <text:p>11526468</text:p>
          </table:table-cell>
          <table:table-cell table:style-name="ce5" office:value-type="date" office:date-value="2022-01-25T17:54:46" calcext:value-type="date">
            <text:p>2022-01-25 17:54:46</text:p>
          </table:table-cell>
          <table:table-cell/>
          <table:table-cell table:style-name="ce9" table:formula="of:=IF(COUNTIFS([.A$1:.A$2000]; [.D11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06T11:43:01" calcext:value-type="date">
            <text:p>2022-02-06 11:43:01</text:p>
          </table:table-cell>
          <table:table-cell/>
          <table:table-cell office:value-type="float" office:value="9612226" calcext:value-type="float">
            <text:p>9612226</text:p>
          </table:table-cell>
          <table:table-cell table:style-name="ce5" office:value-type="date" office:date-value="2022-01-26T19:41:01" calcext:value-type="date">
            <text:p>2022-01-26 19:41:01</text:p>
          </table:table-cell>
          <table:table-cell/>
          <table:table-cell table:style-name="ce9" table:formula="of:=IF(COUNTIFS([.A$1:.A$2000]; [.D11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07T08:53:02" calcext:value-type="date">
            <text:p>2022-02-07 08:53:02</text:p>
          </table:table-cell>
          <table:table-cell/>
          <table:table-cell office:value-type="float" office:value="13685393" calcext:value-type="float">
            <text:p>13685393</text:p>
          </table:table-cell>
          <table:table-cell table:style-name="ce5" office:value-type="date" office:date-value="2022-01-28T18:53:14" calcext:value-type="date">
            <text:p>2022-01-28 18:53:14</text:p>
          </table:table-cell>
          <table:table-cell/>
          <table:table-cell table:style-name="ce9" table:formula="of:=IF(COUNTIFS([.A$1:.A$2000]; [.D11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07T18:37:45" calcext:value-type="date">
            <text:p>2022-02-07 18:37:45</text:p>
          </table:table-cell>
          <table:table-cell/>
          <table:table-cell office:value-type="float" office:value="486880" calcext:value-type="float">
            <text:p>486880</text:p>
          </table:table-cell>
          <table:table-cell table:style-name="ce5" office:value-type="date" office:date-value="2022-02-03T11:10:05" calcext:value-type="date">
            <text:p>2022-02-03 11:10:05</text:p>
          </table:table-cell>
          <table:table-cell/>
          <table:table-cell table:style-name="ce9" table:formula="of:=IF(COUNTIFS([.A$1:.A$2000]; [.D117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07T20:55:54" calcext:value-type="date">
            <text:p>2022-02-07 20:55:54</text:p>
          </table:table-cell>
          <table:table-cell/>
          <table:table-cell office:value-type="float" office:value="1180923" calcext:value-type="float">
            <text:p>1180923</text:p>
          </table:table-cell>
          <table:table-cell table:style-name="ce5" office:value-type="date" office:date-value="2022-02-03T15:38:19" calcext:value-type="date">
            <text:p>2022-02-03 15:38:19</text:p>
          </table:table-cell>
          <table:table-cell/>
          <table:table-cell table:style-name="ce9" table:formula="of:=IF(COUNTIFS([.A$1:.A$2000]; [.D11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08T05:46:13" calcext:value-type="date">
            <text:p>2022-02-08 05:46:13</text:p>
          </table:table-cell>
          <table:table-cell/>
          <table:table-cell office:value-type="float" office:value="5141864" calcext:value-type="float">
            <text:p>5141864</text:p>
          </table:table-cell>
          <table:table-cell table:style-name="ce5" office:value-type="date" office:date-value="2022-02-04T05:15:33" calcext:value-type="date">
            <text:p>2022-02-04 05:15:33</text:p>
          </table:table-cell>
          <table:table-cell/>
          <table:table-cell table:style-name="ce9" table:formula="of:=IF(COUNTIFS([.A$1:.A$2000]; [.D11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08T12:04:46" calcext:value-type="date">
            <text:p>2022-02-08 12:04:46</text:p>
          </table:table-cell>
          <table:table-cell/>
          <table:table-cell office:value-type="float" office:value="63970001" calcext:value-type="float">
            <text:p>63970001</text:p>
          </table:table-cell>
          <table:table-cell table:style-name="ce5" office:value-type="date" office:date-value="2022-02-04T13:00:12" calcext:value-type="date">
            <text:p>2022-02-04 13:00:12</text:p>
          </table:table-cell>
          <table:table-cell/>
          <table:table-cell table:style-name="ce9" table:formula="of:=IF(COUNTIFS([.A$1:.A$2000]; [.D1173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22-02-08T14:30:54" calcext:value-type="date">
            <text:p>2022-02-08 14:30:54</text:p>
          </table:table-cell>
          <table:table-cell/>
          <table:table-cell office:value-type="float" office:value="16095592" calcext:value-type="float">
            <text:p>16095592</text:p>
          </table:table-cell>
          <table:table-cell table:style-name="ce5" office:value-type="date" office:date-value="2022-02-04T18:11:10" calcext:value-type="date">
            <text:p>2022-02-04 18:11:10</text:p>
          </table:table-cell>
          <table:table-cell/>
          <table:table-cell table:style-name="ce9" table:formula="of:=IF(COUNTIFS([.A$1:.A$2000]; [.D11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09T20:20:54" calcext:value-type="date">
            <text:p>2022-02-09 20:20:54</text:p>
          </table:table-cell>
          <table:table-cell/>
          <table:table-cell office:value-type="float" office:value="58046959" calcext:value-type="float">
            <text:p>58046959</text:p>
          </table:table-cell>
          <table:table-cell table:style-name="ce5" office:value-type="date" office:date-value="2022-02-06T11:43:01" calcext:value-type="date">
            <text:p>2022-02-06 11:43:01</text:p>
          </table:table-cell>
          <table:table-cell/>
          <table:table-cell table:style-name="ce9" table:formula="of:=IF(COUNTIFS([.A$1:.A$2000]; [.D11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10T21:22:15" calcext:value-type="date">
            <text:p>2022-02-10 21:22:15</text:p>
          </table:table-cell>
          <table:table-cell/>
          <table:table-cell office:value-type="float" office:value="1004387" calcext:value-type="float">
            <text:p>1004387</text:p>
          </table:table-cell>
          <table:table-cell table:style-name="ce5" office:value-type="date" office:date-value="2022-02-07T08:53:02" calcext:value-type="date">
            <text:p>2022-02-07 08:53:02</text:p>
          </table:table-cell>
          <table:table-cell/>
          <table:table-cell table:style-name="ce9" table:formula="of:=IF(COUNTIFS([.A$1:.A$2000]; [.D117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10T21:38:23" calcext:value-type="date">
            <text:p>2022-02-10 21:38:23</text:p>
          </table:table-cell>
          <table:table-cell/>
          <table:table-cell office:value-type="float" office:value="844495" calcext:value-type="float">
            <text:p>844495</text:p>
          </table:table-cell>
          <table:table-cell table:style-name="ce5" office:value-type="date" office:date-value="2022-02-07T18:37:45" calcext:value-type="date">
            <text:p>2022-02-07 18:37:45</text:p>
          </table:table-cell>
          <table:table-cell/>
          <table:table-cell table:style-name="ce9" table:formula="of:=IF(COUNTIFS([.A$1:.A$2000]; [.D11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11T00:18:55" calcext:value-type="date">
            <text:p>2022-02-11 00:18:55</text:p>
          </table:table-cell>
          <table:table-cell/>
          <table:table-cell office:value-type="float" office:value="4038068" calcext:value-type="float">
            <text:p>4038068</text:p>
          </table:table-cell>
          <table:table-cell table:style-name="ce5" office:value-type="date" office:date-value="2022-02-07T20:55:54" calcext:value-type="date">
            <text:p>2022-02-07 20:55:54</text:p>
          </table:table-cell>
          <table:table-cell/>
          <table:table-cell table:style-name="ce9" table:formula="of:=IF(COUNTIFS([.A$1:.A$2000]; [.D11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11T06:27:52" calcext:value-type="date">
            <text:p>2022-02-11 06:27:52</text:p>
          </table:table-cell>
          <table:table-cell/>
          <table:table-cell office:value-type="float" office:value="2712129" calcext:value-type="float">
            <text:p>2712129</text:p>
          </table:table-cell>
          <table:table-cell table:style-name="ce5" office:value-type="date" office:date-value="2022-02-08T05:46:13" calcext:value-type="date">
            <text:p>2022-02-08 05:46:13</text:p>
          </table:table-cell>
          <table:table-cell/>
          <table:table-cell table:style-name="ce9" table:formula="of:=IF(COUNTIFS([.A$1:.A$2000]; [.D11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12T07:40:40" calcext:value-type="date">
            <text:p>2022-02-12 07:40:40</text:p>
          </table:table-cell>
          <table:table-cell/>
          <table:table-cell office:value-type="float" office:value="25220646" calcext:value-type="float">
            <text:p>25220646</text:p>
          </table:table-cell>
          <table:table-cell table:style-name="ce5" office:value-type="date" office:date-value="2022-02-08T12:04:46" calcext:value-type="date">
            <text:p>2022-02-08 12:04:46</text:p>
          </table:table-cell>
          <table:table-cell/>
          <table:table-cell table:style-name="ce9" table:formula="of:=IF(COUNTIFS([.A$1:.A$2000]; [.D11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14T15:38:35" calcext:value-type="date">
            <text:p>2022-02-14 15:38:35</text:p>
          </table:table-cell>
          <table:table-cell/>
          <table:table-cell office:value-type="float" office:value="4487940" calcext:value-type="float">
            <text:p>4487940</text:p>
          </table:table-cell>
          <table:table-cell table:style-name="ce5" office:value-type="date" office:date-value="2022-02-08T14:30:54" calcext:value-type="date">
            <text:p>2022-02-08 14:30:54</text:p>
          </table:table-cell>
          <table:table-cell/>
          <table:table-cell table:style-name="ce9" table:formula="of:=IF(COUNTIFS([.A$1:.A$2000]; [.D11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14T18:01:10" calcext:value-type="date">
            <text:p>2022-02-14 18:01:10</text:p>
          </table:table-cell>
          <table:table-cell/>
          <table:table-cell office:value-type="float" office:value="13736056" calcext:value-type="float">
            <text:p>13736056</text:p>
          </table:table-cell>
          <table:table-cell table:style-name="ce5" office:value-type="date" office:date-value="2022-02-09T20:20:54" calcext:value-type="date">
            <text:p>2022-02-09 20:20:54</text:p>
          </table:table-cell>
          <table:table-cell/>
          <table:table-cell table:style-name="ce9" table:formula="of:=IF(COUNTIFS([.A$1:.A$2000]; [.D11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16T09:32:51" calcext:value-type="date">
            <text:p>2022-02-16 09:32:51</text:p>
          </table:table-cell>
          <table:table-cell/>
          <table:table-cell office:value-type="float" office:value="5102344" calcext:value-type="float">
            <text:p>5102344</text:p>
          </table:table-cell>
          <table:table-cell table:style-name="ce5" office:value-type="date" office:date-value="2022-02-10T21:22:15" calcext:value-type="date">
            <text:p>2022-02-10 21:22:15</text:p>
          </table:table-cell>
          <table:table-cell/>
          <table:table-cell table:style-name="ce9" table:formula="of:=IF(COUNTIFS([.A$1:.A$2000]; [.D11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17T06:58:25" calcext:value-type="date">
            <text:p>2022-02-17 06:58:25</text:p>
          </table:table-cell>
          <table:table-cell/>
          <table:table-cell office:value-type="float" office:value="35158482" calcext:value-type="float">
            <text:p>35158482</text:p>
          </table:table-cell>
          <table:table-cell table:style-name="ce5" office:value-type="date" office:date-value="2022-02-10T21:38:23" calcext:value-type="date">
            <text:p>2022-02-10 21:38:23</text:p>
          </table:table-cell>
          <table:table-cell/>
          <table:table-cell table:style-name="ce9" table:formula="of:=IF(COUNTIFS([.A$1:.A$2000]; [.D11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18T21:32:29" calcext:value-type="date">
            <text:p>2022-02-18 21:32:29</text:p>
          </table:table-cell>
          <table:table-cell/>
          <table:table-cell office:value-type="float" office:value="6911130" calcext:value-type="float">
            <text:p>6911130</text:p>
          </table:table-cell>
          <table:table-cell table:style-name="ce5" office:value-type="date" office:date-value="2022-02-11T00:18:55" calcext:value-type="date">
            <text:p>2022-02-11 00:18:55</text:p>
          </table:table-cell>
          <table:table-cell/>
          <table:table-cell table:style-name="ce9" table:formula="of:=IF(COUNTIFS([.A$1:.A$2000]; [.D11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19T00:30:37" calcext:value-type="date">
            <text:p>2022-02-19 00:30:37</text:p>
          </table:table-cell>
          <table:table-cell/>
          <table:table-cell office:value-type="float" office:value="266306" calcext:value-type="float">
            <text:p>266306</text:p>
          </table:table-cell>
          <table:table-cell table:style-name="ce5" office:value-type="date" office:date-value="2022-02-11T06:27:52" calcext:value-type="date">
            <text:p>2022-02-11 06:27:52</text:p>
          </table:table-cell>
          <table:table-cell/>
          <table:table-cell table:style-name="ce9" table:formula="of:=IF(COUNTIFS([.A$1:.A$2000]; [.D11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21T08:30:50" calcext:value-type="date">
            <text:p>2022-02-21 08:30:50</text:p>
          </table:table-cell>
          <table:table-cell/>
          <table:table-cell office:value-type="float" office:value="9440806" calcext:value-type="float">
            <text:p>9440806</text:p>
          </table:table-cell>
          <table:table-cell table:style-name="ce5" office:value-type="date" office:date-value="2022-02-12T07:40:40" calcext:value-type="date">
            <text:p>2022-02-12 07:40:40</text:p>
          </table:table-cell>
          <table:table-cell/>
          <table:table-cell table:style-name="ce9" table:formula="of:=IF(COUNTIFS([.A$1:.A$2000]; [.D11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21T09:18:10" calcext:value-type="date">
            <text:p>2022-02-21 09:18:10</text:p>
          </table:table-cell>
          <table:table-cell/>
          <table:table-cell office:value-type="float" office:value="16742369" calcext:value-type="float">
            <text:p>16742369</text:p>
          </table:table-cell>
          <table:table-cell table:style-name="ce5" office:value-type="date" office:date-value="2022-02-14T15:38:35" calcext:value-type="date">
            <text:p>2022-02-14 15:38:35</text:p>
          </table:table-cell>
          <table:table-cell/>
          <table:table-cell table:style-name="ce9" table:formula="of:=IF(COUNTIFS([.A$1:.A$2000]; [.D11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22T15:40:58" calcext:value-type="date">
            <text:p>2022-02-22 15:40:58</text:p>
          </table:table-cell>
          <table:table-cell/>
          <table:table-cell office:value-type="float" office:value="755012" calcext:value-type="float">
            <text:p>755012</text:p>
          </table:table-cell>
          <table:table-cell table:style-name="ce5" office:value-type="date" office:date-value="2022-02-14T18:01:10" calcext:value-type="date">
            <text:p>2022-02-14 18:01:10</text:p>
          </table:table-cell>
          <table:table-cell/>
          <table:table-cell table:style-name="ce9" table:formula="of:=IF(COUNTIFS([.A$1:.A$2000]; [.D11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22T20:55:10" calcext:value-type="date">
            <text:p>2022-02-22 20:55:10</text:p>
          </table:table-cell>
          <table:table-cell/>
          <table:table-cell office:value-type="float" office:value="9372425" calcext:value-type="float">
            <text:p>9372425</text:p>
          </table:table-cell>
          <table:table-cell table:style-name="ce5" office:value-type="date" office:date-value="2022-02-16T09:32:51" calcext:value-type="date">
            <text:p>2022-02-16 09:32:51</text:p>
          </table:table-cell>
          <table:table-cell/>
          <table:table-cell table:style-name="ce9" table:formula="of:=IF(COUNTIFS([.A$1:.A$2000]; [.D11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22T21:07:06" calcext:value-type="date">
            <text:p>2022-02-22 21:07:06</text:p>
          </table:table-cell>
          <table:table-cell/>
          <table:table-cell office:value-type="float" office:value="183430" calcext:value-type="float">
            <text:p>183430</text:p>
          </table:table-cell>
          <table:table-cell table:style-name="ce5" office:value-type="date" office:date-value="2022-02-17T06:58:25" calcext:value-type="date">
            <text:p>2022-02-17 06:58:25</text:p>
          </table:table-cell>
          <table:table-cell/>
          <table:table-cell table:style-name="ce9" table:formula="of:=IF(COUNTIFS([.A$1:.A$2000]; [.D11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23T01:52:46" calcext:value-type="date">
            <text:p>2022-02-23 01:52:46</text:p>
          </table:table-cell>
          <table:table-cell/>
          <table:table-cell office:value-type="float" office:value="8462615" calcext:value-type="float">
            <text:p>8462615</text:p>
          </table:table-cell>
          <table:table-cell table:style-name="ce5" office:value-type="date" office:date-value="2022-02-18T21:32:29" calcext:value-type="date">
            <text:p>2022-02-18 21:32:29</text:p>
          </table:table-cell>
          <table:table-cell/>
          <table:table-cell table:style-name="ce9" table:formula="of:=IF(COUNTIFS([.A$1:.A$2000]; [.D11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23T11:28:57" calcext:value-type="date">
            <text:p>2022-02-23 11:28:57</text:p>
          </table:table-cell>
          <table:table-cell/>
          <table:table-cell office:value-type="float" office:value="79926774" calcext:value-type="float">
            <text:p>79926774</text:p>
          </table:table-cell>
          <table:table-cell table:style-name="ce5" office:value-type="date" office:date-value="2022-02-19T00:30:37" calcext:value-type="date">
            <text:p>2022-02-19 00:30:37</text:p>
          </table:table-cell>
          <table:table-cell/>
          <table:table-cell table:style-name="ce9" table:formula="of:=IF(COUNTIFS([.A$1:.A$2000]; [.D119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23T11:41:12" calcext:value-type="date">
            <text:p>2022-02-23 11:41:12</text:p>
          </table:table-cell>
          <table:table-cell/>
          <table:table-cell office:value-type="float" office:value="96165867" calcext:value-type="float">
            <text:p>96165867</text:p>
          </table:table-cell>
          <table:table-cell table:style-name="ce5" office:value-type="date" office:date-value="2022-02-21T08:30:50" calcext:value-type="date">
            <text:p>2022-02-21 08:30:50</text:p>
          </table:table-cell>
          <table:table-cell/>
          <table:table-cell table:style-name="ce9" table:formula="of:=IF(COUNTIFS([.A$1:.A$2000]; [.D11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24T21:37:24" calcext:value-type="date">
            <text:p>2022-02-24 21:37:24</text:p>
          </table:table-cell>
          <table:table-cell/>
          <table:table-cell office:value-type="float" office:value="5612450" calcext:value-type="float">
            <text:p>5612450</text:p>
          </table:table-cell>
          <table:table-cell table:style-name="ce5" office:value-type="date" office:date-value="2022-02-21T09:18:10" calcext:value-type="date">
            <text:p>2022-02-21 09:18:10</text:p>
          </table:table-cell>
          <table:table-cell/>
          <table:table-cell table:style-name="ce9" table:formula="of:=IF(COUNTIFS([.A$1:.A$2000]; [.D11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25T07:59:12" calcext:value-type="date">
            <text:p>2022-02-25 07:59:12</text:p>
          </table:table-cell>
          <table:table-cell/>
          <table:table-cell office:value-type="float" office:value="8574915" calcext:value-type="float">
            <text:p>8574915</text:p>
          </table:table-cell>
          <table:table-cell table:style-name="ce5" office:value-type="date" office:date-value="2022-02-22T15:40:58" calcext:value-type="date">
            <text:p>2022-02-22 15:40:58</text:p>
          </table:table-cell>
          <table:table-cell/>
          <table:table-cell table:style-name="ce9" table:formula="of:=IF(COUNTIFS([.A$1:.A$2000]; [.D11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27T14:43:07" calcext:value-type="date">
            <text:p>2022-02-27 14:43:07</text:p>
          </table:table-cell>
          <table:table-cell/>
          <table:table-cell office:value-type="float" office:value="22664725" calcext:value-type="float">
            <text:p>22664725</text:p>
          </table:table-cell>
          <table:table-cell table:style-name="ce5" office:value-type="date" office:date-value="2022-02-22T20:55:10" calcext:value-type="date">
            <text:p>2022-02-22 20:55:10</text:p>
          </table:table-cell>
          <table:table-cell/>
          <table:table-cell table:style-name="ce9" table:formula="of:=IF(COUNTIFS([.A$1:.A$2000]; [.D11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2-28T14:54:25" calcext:value-type="date">
            <text:p>2022-02-28 14:54:25</text:p>
          </table:table-cell>
          <table:table-cell/>
          <table:table-cell office:value-type="float" office:value="29106825" calcext:value-type="float">
            <text:p>29106825</text:p>
          </table:table-cell>
          <table:table-cell table:style-name="ce5" office:value-type="date" office:date-value="2022-02-22T21:07:06" calcext:value-type="date">
            <text:p>2022-02-22 21:07:06</text:p>
          </table:table-cell>
          <table:table-cell/>
          <table:table-cell table:style-name="ce9" table:formula="of:=IF(COUNTIFS([.A$1:.A$2000]; [.D119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03T15:30:20" calcext:value-type="date">
            <text:p>2022-03-03 15:30:20</text:p>
          </table:table-cell>
          <table:table-cell/>
          <table:table-cell office:value-type="float" office:value="35225886" calcext:value-type="float">
            <text:p>35225886</text:p>
          </table:table-cell>
          <table:table-cell table:style-name="ce5" office:value-type="date" office:date-value="2022-02-23T01:52:46" calcext:value-type="date">
            <text:p>2022-02-23 01:52:46</text:p>
          </table:table-cell>
          <table:table-cell/>
          <table:table-cell table:style-name="ce9" table:formula="of:=IF(COUNTIFS([.A$1:.A$2000]; [.D11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03T19:44:20" calcext:value-type="date">
            <text:p>2022-03-03 19:44:20</text:p>
          </table:table-cell>
          <table:table-cell/>
          <table:table-cell office:value-type="float" office:value="26316519" calcext:value-type="float">
            <text:p>26316519</text:p>
          </table:table-cell>
          <table:table-cell table:style-name="ce5" office:value-type="date" office:date-value="2022-02-23T11:28:57" calcext:value-type="date">
            <text:p>2022-02-23 11:28:57</text:p>
          </table:table-cell>
          <table:table-cell/>
          <table:table-cell table:style-name="ce9" table:formula="of:=IF(COUNTIFS([.A$1:.A$2000]; [.D12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05T05:51:19" calcext:value-type="date">
            <text:p>2022-03-05 05:51:19</text:p>
          </table:table-cell>
          <table:table-cell/>
          <table:table-cell office:value-type="float" office:value="7523640" calcext:value-type="float">
            <text:p>7523640</text:p>
          </table:table-cell>
          <table:table-cell table:style-name="ce5" office:value-type="date" office:date-value="2022-02-23T11:41:12" calcext:value-type="date">
            <text:p>2022-02-23 11:41:12</text:p>
          </table:table-cell>
          <table:table-cell/>
          <table:table-cell table:style-name="ce9" table:formula="of:=IF(COUNTIFS([.A$1:.A$2000]; [.D120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05T21:32:53" calcext:value-type="date">
            <text:p>2022-03-05 21:32:53</text:p>
          </table:table-cell>
          <table:table-cell/>
          <table:table-cell office:value-type="float" office:value="11191067" calcext:value-type="float">
            <text:p>11191067</text:p>
          </table:table-cell>
          <table:table-cell table:style-name="ce5" office:value-type="date" office:date-value="2022-02-24T21:37:24" calcext:value-type="date">
            <text:p>2022-02-24 21:37:24</text:p>
          </table:table-cell>
          <table:table-cell/>
          <table:table-cell table:style-name="ce9" table:formula="of:=IF(COUNTIFS([.A$1:.A$2000]; [.D12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06T15:50:35" calcext:value-type="date">
            <text:p>2022-03-06 15:50:35</text:p>
          </table:table-cell>
          <table:table-cell/>
          <table:table-cell office:value-type="float" office:value="66406082" calcext:value-type="float">
            <text:p>66406082</text:p>
          </table:table-cell>
          <table:table-cell table:style-name="ce5" office:value-type="date" office:date-value="2022-02-25T07:59:12" calcext:value-type="date">
            <text:p>2022-02-25 07:59:12</text:p>
          </table:table-cell>
          <table:table-cell/>
          <table:table-cell table:style-name="ce9" table:formula="of:=IF(COUNTIFS([.A$1:.A$2000]; [.D12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07T09:09:51" calcext:value-type="date">
            <text:p>2022-03-07 09:09:51</text:p>
          </table:table-cell>
          <table:table-cell/>
          <table:table-cell office:value-type="float" office:value="100107447" calcext:value-type="float">
            <text:p>100107447</text:p>
          </table:table-cell>
          <table:table-cell table:style-name="ce5" office:value-type="date" office:date-value="2022-02-27T14:43:07" calcext:value-type="date">
            <text:p>2022-02-27 14:43:07</text:p>
          </table:table-cell>
          <table:table-cell/>
          <table:table-cell table:style-name="ce9" table:formula="of:=IF(COUNTIFS([.A$1:.A$2000]; [.D12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07T14:30:39" calcext:value-type="date">
            <text:p>2022-03-07 14:30:39</text:p>
          </table:table-cell>
          <table:table-cell/>
          <table:table-cell office:value-type="float" office:value="97999266" calcext:value-type="float">
            <text:p>97999266</text:p>
          </table:table-cell>
          <table:table-cell table:style-name="ce5" office:value-type="date" office:date-value="2022-02-28T14:54:25" calcext:value-type="date">
            <text:p>2022-02-28 14:54:25</text:p>
          </table:table-cell>
          <table:table-cell/>
          <table:table-cell table:style-name="ce9" table:formula="of:=IF(COUNTIFS([.A$1:.A$2000]; [.D12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08T23:08:54" calcext:value-type="date">
            <text:p>2022-03-08 23:08:54</text:p>
          </table:table-cell>
          <table:table-cell/>
          <table:table-cell office:value-type="float" office:value="92867893" calcext:value-type="float">
            <text:p>92867893</text:p>
          </table:table-cell>
          <table:table-cell table:style-name="ce5" office:value-type="date" office:date-value="2022-03-01T00:40:04" calcext:value-type="date">
            <text:p>2022-03-01 00:40:04</text:p>
          </table:table-cell>
          <table:table-cell/>
          <table:table-cell table:style-name="ce9" table:formula="of:=IF(COUNTIFS([.A$1:.A$2000]; [.D1206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22-03-09T06:49:26" calcext:value-type="date">
            <text:p>2022-03-09 06:49:26</text:p>
          </table:table-cell>
          <table:table-cell/>
          <table:table-cell office:value-type="float" office:value="25027245" calcext:value-type="float">
            <text:p>25027245</text:p>
          </table:table-cell>
          <table:table-cell table:style-name="ce5" office:value-type="date" office:date-value="2022-03-03T15:30:20" calcext:value-type="date">
            <text:p>2022-03-03 15:30:20</text:p>
          </table:table-cell>
          <table:table-cell/>
          <table:table-cell table:style-name="ce9" table:formula="of:=IF(COUNTIFS([.A$1:.A$2000]; [.D12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10T19:35:29" calcext:value-type="date">
            <text:p>2022-03-10 19:35:29</text:p>
          </table:table-cell>
          <table:table-cell/>
          <table:table-cell office:value-type="float" office:value="213914" calcext:value-type="float">
            <text:p>213914</text:p>
          </table:table-cell>
          <table:table-cell table:style-name="ce5" office:value-type="date" office:date-value="2022-03-03T19:44:20" calcext:value-type="date">
            <text:p>2022-03-03 19:44:20</text:p>
          </table:table-cell>
          <table:table-cell/>
          <table:table-cell table:style-name="ce9" table:formula="of:=IF(COUNTIFS([.A$1:.A$2000]; [.D12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11T11:10:00" calcext:value-type="date">
            <text:p>2022-03-11 11:10:00</text:p>
          </table:table-cell>
          <table:table-cell/>
          <table:table-cell office:value-type="float" office:value="473697" calcext:value-type="float">
            <text:p>473697</text:p>
          </table:table-cell>
          <table:table-cell table:style-name="ce5" office:value-type="date" office:date-value="2022-03-05T05:51:19" calcext:value-type="date">
            <text:p>2022-03-05 05:51:19</text:p>
          </table:table-cell>
          <table:table-cell/>
          <table:table-cell table:style-name="ce9" table:formula="of:=IF(COUNTIFS([.A$1:.A$2000]; [.D12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11T13:36:48" calcext:value-type="date">
            <text:p>2022-03-11 13:36:48</text:p>
          </table:table-cell>
          <table:table-cell/>
          <table:table-cell office:value-type="float" office:value="1609101" calcext:value-type="float">
            <text:p>1609101</text:p>
          </table:table-cell>
          <table:table-cell table:style-name="ce5" office:value-type="date" office:date-value="2022-03-05T21:32:53" calcext:value-type="date">
            <text:p>2022-03-05 21:32:53</text:p>
          </table:table-cell>
          <table:table-cell/>
          <table:table-cell table:style-name="ce9" table:formula="of:=IF(COUNTIFS([.A$1:.A$2000]; [.D12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13T13:51:18" calcext:value-type="date">
            <text:p>2022-03-13 13:51:18</text:p>
          </table:table-cell>
          <table:table-cell/>
          <table:table-cell office:value-type="float" office:value="12133611" calcext:value-type="float">
            <text:p>12133611</text:p>
          </table:table-cell>
          <table:table-cell table:style-name="ce5" office:value-type="date" office:date-value="2022-03-06T15:50:35" calcext:value-type="date">
            <text:p>2022-03-06 15:50:35</text:p>
          </table:table-cell>
          <table:table-cell/>
          <table:table-cell table:style-name="ce9" table:formula="of:=IF(COUNTIFS([.A$1:.A$2000]; [.D12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15T07:52:42" calcext:value-type="date">
            <text:p>2022-03-15 07:52:42</text:p>
          </table:table-cell>
          <table:table-cell/>
          <table:table-cell office:value-type="float" office:value="3116579" calcext:value-type="float">
            <text:p>3116579</text:p>
          </table:table-cell>
          <table:table-cell table:style-name="ce5" office:value-type="date" office:date-value="2022-03-07T09:09:51" calcext:value-type="date">
            <text:p>2022-03-07 09:09:51</text:p>
          </table:table-cell>
          <table:table-cell/>
          <table:table-cell table:style-name="ce9" table:formula="of:=IF(COUNTIFS([.A$1:.A$2000]; [.D12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15T09:23:56" calcext:value-type="date">
            <text:p>2022-03-15 09:23:56</text:p>
          </table:table-cell>
          <table:table-cell/>
          <table:table-cell office:value-type="float" office:value="41073019" calcext:value-type="float">
            <text:p>41073019</text:p>
          </table:table-cell>
          <table:table-cell table:style-name="ce5" office:value-type="date" office:date-value="2022-03-07T14:30:39" calcext:value-type="date">
            <text:p>2022-03-07 14:30:39</text:p>
          </table:table-cell>
          <table:table-cell/>
          <table:table-cell table:style-name="ce9" table:formula="of:=IF(COUNTIFS([.A$1:.A$2000]; [.D12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16T06:48:21" calcext:value-type="date">
            <text:p>2022-03-16 06:48:21</text:p>
          </table:table-cell>
          <table:table-cell/>
          <table:table-cell office:value-type="float" office:value="45808473" calcext:value-type="float">
            <text:p>45808473</text:p>
          </table:table-cell>
          <table:table-cell table:style-name="ce5" office:value-type="date" office:date-value="2022-03-08T23:08:54" calcext:value-type="date">
            <text:p>2022-03-08 23:08:54</text:p>
          </table:table-cell>
          <table:table-cell/>
          <table:table-cell table:style-name="ce9" table:formula="of:=IF(COUNTIFS([.A$1:.A$2000]; [.D12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16T18:11:18" calcext:value-type="date">
            <text:p>2022-03-16 18:11:18</text:p>
          </table:table-cell>
          <table:table-cell/>
          <table:table-cell office:value-type="float" office:value="3686502" calcext:value-type="float">
            <text:p>3686502</text:p>
          </table:table-cell>
          <table:table-cell table:style-name="ce5" office:value-type="date" office:date-value="2022-03-09T06:49:26" calcext:value-type="date">
            <text:p>2022-03-09 06:49:26</text:p>
          </table:table-cell>
          <table:table-cell/>
          <table:table-cell table:style-name="ce9" table:formula="of:=IF(COUNTIFS([.A$1:.A$2000]; [.D12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18T06:22:13" calcext:value-type="date">
            <text:p>2022-03-18 06:22:13</text:p>
          </table:table-cell>
          <table:table-cell/>
          <table:table-cell office:value-type="float" office:value="16351028" calcext:value-type="float">
            <text:p>16351028</text:p>
          </table:table-cell>
          <table:table-cell table:style-name="ce5" office:value-type="date" office:date-value="2022-03-10T19:35:29" calcext:value-type="date">
            <text:p>2022-03-10 19:35:29</text:p>
          </table:table-cell>
          <table:table-cell/>
          <table:table-cell table:style-name="ce9" table:formula="of:=IF(COUNTIFS([.A$1:.A$2000]; [.D12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18T09:34:09" calcext:value-type="date">
            <text:p>2022-03-18 09:34:09</text:p>
          </table:table-cell>
          <table:table-cell/>
          <table:table-cell office:value-type="float" office:value="10708117" calcext:value-type="float">
            <text:p>10708117</text:p>
          </table:table-cell>
          <table:table-cell table:style-name="ce5" office:value-type="date" office:date-value="2022-03-11T11:10:00" calcext:value-type="date">
            <text:p>2022-03-11 11:10:00</text:p>
          </table:table-cell>
          <table:table-cell/>
          <table:table-cell table:style-name="ce9" table:formula="of:=IF(COUNTIFS([.A$1:.A$2000]; [.D12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19T09:26:01" calcext:value-type="date">
            <text:p>2022-03-19 09:26:01</text:p>
          </table:table-cell>
          <table:table-cell/>
          <table:table-cell office:value-type="float" office:value="3670277" calcext:value-type="float">
            <text:p>3670277</text:p>
          </table:table-cell>
          <table:table-cell table:style-name="ce5" office:value-type="date" office:date-value="2022-03-11T13:36:48" calcext:value-type="date">
            <text:p>2022-03-11 13:36:48</text:p>
          </table:table-cell>
          <table:table-cell/>
          <table:table-cell table:style-name="ce9" table:formula="of:=IF(COUNTIFS([.A$1:.A$2000]; [.D12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21T20:32:18" calcext:value-type="date">
            <text:p>2022-03-21 20:32:18</text:p>
          </table:table-cell>
          <table:table-cell/>
          <table:table-cell office:value-type="float" office:value="35435548" calcext:value-type="float">
            <text:p>35435548</text:p>
          </table:table-cell>
          <table:table-cell table:style-name="ce5" office:value-type="date" office:date-value="2022-03-13T13:51:18" calcext:value-type="date">
            <text:p>2022-03-13 13:51:18</text:p>
          </table:table-cell>
          <table:table-cell/>
          <table:table-cell table:style-name="ce9" table:formula="of:=IF(COUNTIFS([.A$1:.A$2000]; [.D121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22T09:41:02" calcext:value-type="date">
            <text:p>2022-03-22 09:41:02</text:p>
          </table:table-cell>
          <table:table-cell/>
          <table:table-cell office:value-type="float" office:value="4386252" calcext:value-type="float">
            <text:p>4386252</text:p>
          </table:table-cell>
          <table:table-cell table:style-name="ce5" office:value-type="date" office:date-value="2022-03-15T07:52:42" calcext:value-type="date">
            <text:p>2022-03-15 07:52:42</text:p>
          </table:table-cell>
          <table:table-cell/>
          <table:table-cell table:style-name="ce9" table:formula="of:=IF(COUNTIFS([.A$1:.A$2000]; [.D12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22T16:27:53" calcext:value-type="date">
            <text:p>2022-03-22 16:27:53</text:p>
          </table:table-cell>
          <table:table-cell/>
          <table:table-cell office:value-type="float" office:value="92884749" calcext:value-type="float">
            <text:p>92884749</text:p>
          </table:table-cell>
          <table:table-cell table:style-name="ce5" office:value-type="date" office:date-value="2022-03-15T09:23:56" calcext:value-type="date">
            <text:p>2022-03-15 09:23:56</text:p>
          </table:table-cell>
          <table:table-cell/>
          <table:table-cell table:style-name="ce9" table:formula="of:=IF(COUNTIFS([.A$1:.A$2000]; [.D122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23T22:48:39" calcext:value-type="date">
            <text:p>2022-03-23 22:48:39</text:p>
          </table:table-cell>
          <table:table-cell/>
          <table:table-cell office:value-type="float" office:value="3200006" calcext:value-type="float">
            <text:p>3200006</text:p>
          </table:table-cell>
          <table:table-cell table:style-name="ce5" office:value-type="date" office:date-value="2022-03-16T06:48:21" calcext:value-type="date">
            <text:p>2022-03-16 06:48:21</text:p>
          </table:table-cell>
          <table:table-cell/>
          <table:table-cell table:style-name="ce9" table:formula="of:=IF(COUNTIFS([.A$1:.A$2000]; [.D12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25T06:08:10" calcext:value-type="date">
            <text:p>2022-03-25 06:08:10</text:p>
          </table:table-cell>
          <table:table-cell/>
          <table:table-cell office:value-type="float" office:value="25994412" calcext:value-type="float">
            <text:p>25994412</text:p>
          </table:table-cell>
          <table:table-cell table:style-name="ce5" office:value-type="date" office:date-value="2022-03-16T18:11:18" calcext:value-type="date">
            <text:p>2022-03-16 18:11:18</text:p>
          </table:table-cell>
          <table:table-cell/>
          <table:table-cell table:style-name="ce9" table:formula="of:=IF(COUNTIFS([.A$1:.A$2000]; [.D12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25T09:02:34" calcext:value-type="date">
            <text:p>2022-03-25 09:02:34</text:p>
          </table:table-cell>
          <table:table-cell/>
          <table:table-cell office:value-type="float" office:value="14012055" calcext:value-type="float">
            <text:p>14012055</text:p>
          </table:table-cell>
          <table:table-cell table:style-name="ce5" office:value-type="date" office:date-value="2022-03-18T06:22:13" calcext:value-type="date">
            <text:p>2022-03-18 06:22:13</text:p>
          </table:table-cell>
          <table:table-cell/>
          <table:table-cell table:style-name="ce9" table:formula="of:=IF(COUNTIFS([.A$1:.A$2000]; [.D122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25T19:31:05" calcext:value-type="date">
            <text:p>2022-03-25 19:31:05</text:p>
          </table:table-cell>
          <table:table-cell/>
          <table:table-cell office:value-type="float" office:value="7871623" calcext:value-type="float">
            <text:p>7871623</text:p>
          </table:table-cell>
          <table:table-cell table:style-name="ce5" office:value-type="date" office:date-value="2022-03-18T09:34:09" calcext:value-type="date">
            <text:p>2022-03-18 09:34:09</text:p>
          </table:table-cell>
          <table:table-cell/>
          <table:table-cell table:style-name="ce9" table:formula="of:=IF(COUNTIFS([.A$1:.A$2000]; [.D12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26T21:49:44" calcext:value-type="date">
            <text:p>2022-03-26 21:49:44</text:p>
          </table:table-cell>
          <table:table-cell/>
          <table:table-cell office:value-type="float" office:value="2261077" calcext:value-type="float">
            <text:p>2261077</text:p>
          </table:table-cell>
          <table:table-cell table:style-name="ce5" office:value-type="date" office:date-value="2022-03-19T09:26:01" calcext:value-type="date">
            <text:p>2022-03-19 09:26:01</text:p>
          </table:table-cell>
          <table:table-cell/>
          <table:table-cell table:style-name="ce9" table:formula="of:=IF(COUNTIFS([.A$1:.A$2000]; [.D12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27T05:31:34" calcext:value-type="date">
            <text:p>2022-03-27 05:31:34</text:p>
          </table:table-cell>
          <table:table-cell/>
          <table:table-cell office:value-type="float" office:value="5762574" calcext:value-type="float">
            <text:p>5762574</text:p>
          </table:table-cell>
          <table:table-cell table:style-name="ce5" office:value-type="date" office:date-value="2022-03-21T20:32:18" calcext:value-type="date">
            <text:p>2022-03-21 20:32:18</text:p>
          </table:table-cell>
          <table:table-cell/>
          <table:table-cell table:style-name="ce9" table:formula="of:=IF(COUNTIFS([.A$1:.A$2000]; [.D12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27T15:04:04" calcext:value-type="date">
            <text:p>2022-03-27 15:04:04</text:p>
          </table:table-cell>
          <table:table-cell/>
          <table:table-cell office:value-type="float" office:value="5483990" calcext:value-type="float">
            <text:p>5483990</text:p>
          </table:table-cell>
          <table:table-cell table:style-name="ce5" office:value-type="date" office:date-value="2022-03-22T09:41:02" calcext:value-type="date">
            <text:p>2022-03-22 09:41:02</text:p>
          </table:table-cell>
          <table:table-cell/>
          <table:table-cell table:style-name="ce9" table:formula="of:=IF(COUNTIFS([.A$1:.A$2000]; [.D12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27T15:51:42" calcext:value-type="date">
            <text:p>2022-03-27 15:51:42</text:p>
          </table:table-cell>
          <table:table-cell/>
          <table:table-cell office:value-type="float" office:value="2519305" calcext:value-type="float">
            <text:p>2519305</text:p>
          </table:table-cell>
          <table:table-cell table:style-name="ce5" office:value-type="date" office:date-value="2022-03-22T16:27:53" calcext:value-type="date">
            <text:p>2022-03-22 16:27:53</text:p>
          </table:table-cell>
          <table:table-cell/>
          <table:table-cell table:style-name="ce9" table:formula="of:=IF(COUNTIFS([.A$1:.A$2000]; [.D12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28T08:41:57" calcext:value-type="date">
            <text:p>2022-03-28 08:41:57</text:p>
          </table:table-cell>
          <table:table-cell/>
          <table:table-cell office:value-type="float" office:value="33171640" calcext:value-type="float">
            <text:p>33171640</text:p>
          </table:table-cell>
          <table:table-cell table:style-name="ce5" office:value-type="date" office:date-value="2022-03-23T22:48:39" calcext:value-type="date">
            <text:p>2022-03-23 22:48:39</text:p>
          </table:table-cell>
          <table:table-cell/>
          <table:table-cell table:style-name="ce9" table:formula="of:=IF(COUNTIFS([.A$1:.A$2000]; [.D12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30T09:04:12" calcext:value-type="date">
            <text:p>2022-03-30 09:04:12</text:p>
          </table:table-cell>
          <table:table-cell/>
          <table:table-cell office:value-type="float" office:value="1851037" calcext:value-type="float">
            <text:p>1851037</text:p>
          </table:table-cell>
          <table:table-cell table:style-name="ce5" office:value-type="date" office:date-value="2022-03-25T06:08:10" calcext:value-type="date">
            <text:p>2022-03-25 06:08:10</text:p>
          </table:table-cell>
          <table:table-cell/>
          <table:table-cell table:style-name="ce9" table:formula="of:=IF(COUNTIFS([.A$1:.A$2000]; [.D12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31T14:47:36" calcext:value-type="date">
            <text:p>2022-03-31 14:47:36</text:p>
          </table:table-cell>
          <table:table-cell/>
          <table:table-cell office:value-type="float" office:value="87419594" calcext:value-type="float">
            <text:p>87419594</text:p>
          </table:table-cell>
          <table:table-cell table:style-name="ce5" office:value-type="date" office:date-value="2022-03-25T09:02:34" calcext:value-type="date">
            <text:p>2022-03-25 09:02:34</text:p>
          </table:table-cell>
          <table:table-cell/>
          <table:table-cell table:style-name="ce9" table:formula="of:=IF(COUNTIFS([.A$1:.A$2000]; [.D12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3-31T15:10:38" calcext:value-type="date">
            <text:p>2022-03-31 15:10:38</text:p>
          </table:table-cell>
          <table:table-cell/>
          <table:table-cell office:value-type="float" office:value="19240940" calcext:value-type="float">
            <text:p>19240940</text:p>
          </table:table-cell>
          <table:table-cell table:style-name="ce5" office:value-type="date" office:date-value="2022-03-25T19:31:05" calcext:value-type="date">
            <text:p>2022-03-25 19:31:05</text:p>
          </table:table-cell>
          <table:table-cell/>
          <table:table-cell table:style-name="ce9" table:formula="of:=IF(COUNTIFS([.A$1:.A$2000]; [.D12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01T00:52:44" calcext:value-type="date">
            <text:p>2022-04-01 00:52:44</text:p>
          </table:table-cell>
          <table:table-cell/>
          <table:table-cell office:value-type="float" office:value="721561" calcext:value-type="float">
            <text:p>721561</text:p>
          </table:table-cell>
          <table:table-cell table:style-name="ce5" office:value-type="date" office:date-value="2022-03-26T21:49:44" calcext:value-type="date">
            <text:p>2022-03-26 21:49:44</text:p>
          </table:table-cell>
          <table:table-cell/>
          <table:table-cell table:style-name="ce9" table:formula="of:=IF(COUNTIFS([.A$1:.A$2000]; [.D123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01T03:41:50" calcext:value-type="date">
            <text:p>2022-04-01 03:41:50</text:p>
          </table:table-cell>
          <table:table-cell/>
          <table:table-cell office:value-type="float" office:value="26197744" calcext:value-type="float">
            <text:p>26197744</text:p>
          </table:table-cell>
          <table:table-cell table:style-name="ce5" office:value-type="date" office:date-value="2022-03-27T05:31:34" calcext:value-type="date">
            <text:p>2022-03-27 05:31:34</text:p>
          </table:table-cell>
          <table:table-cell/>
          <table:table-cell table:style-name="ce9" table:formula="of:=IF(COUNTIFS([.A$1:.A$2000]; [.D12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01T18:43:36" calcext:value-type="date">
            <text:p>2022-04-01 18:43:36</text:p>
          </table:table-cell>
          <table:table-cell/>
          <table:table-cell office:value-type="float" office:value="7465828" calcext:value-type="float">
            <text:p>7465828</text:p>
          </table:table-cell>
          <table:table-cell table:style-name="ce5" office:value-type="date" office:date-value="2022-03-27T15:04:04" calcext:value-type="date">
            <text:p>2022-03-27 15:04:04</text:p>
          </table:table-cell>
          <table:table-cell/>
          <table:table-cell table:style-name="ce9" table:formula="of:=IF(COUNTIFS([.A$1:.A$2000]; [.D12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02T08:33:46" calcext:value-type="date">
            <text:p>2022-04-02 08:33:46</text:p>
          </table:table-cell>
          <table:table-cell/>
          <table:table-cell office:value-type="float" office:value="54074362" calcext:value-type="float">
            <text:p>54074362</text:p>
          </table:table-cell>
          <table:table-cell table:style-name="ce5" office:value-type="date" office:date-value="2022-03-27T15:51:42" calcext:value-type="date">
            <text:p>2022-03-27 15:51:42</text:p>
          </table:table-cell>
          <table:table-cell/>
          <table:table-cell table:style-name="ce9" table:formula="of:=IF(COUNTIFS([.A$1:.A$2000]; [.D12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03T23:47:51" calcext:value-type="date">
            <text:p>2022-04-03 23:47:51</text:p>
          </table:table-cell>
          <table:table-cell/>
          <table:table-cell office:value-type="float" office:value="5141652" calcext:value-type="float">
            <text:p>5141652</text:p>
          </table:table-cell>
          <table:table-cell table:style-name="ce5" office:value-type="date" office:date-value="2022-03-28T08:41:57" calcext:value-type="date">
            <text:p>2022-03-28 08:41:57</text:p>
          </table:table-cell>
          <table:table-cell/>
          <table:table-cell table:style-name="ce9" table:formula="of:=IF(COUNTIFS([.A$1:.A$2000]; [.D12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08T00:09:29" calcext:value-type="date">
            <text:p>2022-04-08 00:09:29</text:p>
          </table:table-cell>
          <table:table-cell/>
          <table:table-cell office:value-type="float" office:value="13145354" calcext:value-type="float">
            <text:p>13145354</text:p>
          </table:table-cell>
          <table:table-cell table:style-name="ce5" office:value-type="date" office:date-value="2022-03-30T09:04:12" calcext:value-type="date">
            <text:p>2022-03-30 09:04:12</text:p>
          </table:table-cell>
          <table:table-cell/>
          <table:table-cell table:style-name="ce9" table:formula="of:=IF(COUNTIFS([.A$1:.A$2000]; [.D12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08T08:10:11" calcext:value-type="date">
            <text:p>2022-04-08 08:10:11</text:p>
          </table:table-cell>
          <table:table-cell/>
          <table:table-cell office:value-type="float" office:value="7081582" calcext:value-type="float">
            <text:p>7081582</text:p>
          </table:table-cell>
          <table:table-cell table:style-name="ce5" office:value-type="date" office:date-value="2022-03-31T14:47:36" calcext:value-type="date">
            <text:p>2022-03-31 14:47:36</text:p>
          </table:table-cell>
          <table:table-cell/>
          <table:table-cell table:style-name="ce9" table:formula="of:=IF(COUNTIFS([.A$1:.A$2000]; [.D12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08T11:36:45" calcext:value-type="date">
            <text:p>2022-04-08 11:36:45</text:p>
          </table:table-cell>
          <table:table-cell/>
          <table:table-cell office:value-type="float" office:value="102273040" calcext:value-type="float">
            <text:p>102273040</text:p>
          </table:table-cell>
          <table:table-cell table:style-name="ce5" office:value-type="date" office:date-value="2022-03-31T15:10:38" calcext:value-type="date">
            <text:p>2022-03-31 15:10:38</text:p>
          </table:table-cell>
          <table:table-cell/>
          <table:table-cell table:style-name="ce9" table:formula="of:=IF(COUNTIFS([.A$1:.A$2000]; [.D12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09T01:50:52" calcext:value-type="date">
            <text:p>2022-04-09 01:50:52</text:p>
          </table:table-cell>
          <table:table-cell/>
          <table:table-cell office:value-type="float" office:value="21230213" calcext:value-type="float">
            <text:p>21230213</text:p>
          </table:table-cell>
          <table:table-cell table:style-name="ce5" office:value-type="date" office:date-value="2022-04-01T00:52:44" calcext:value-type="date">
            <text:p>2022-04-01 00:52:44</text:p>
          </table:table-cell>
          <table:table-cell/>
          <table:table-cell table:style-name="ce9" table:formula="of:=IF(COUNTIFS([.A$1:.A$2000]; [.D12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09T05:39:05" calcext:value-type="date">
            <text:p>2022-04-09 05:39:05</text:p>
          </table:table-cell>
          <table:table-cell/>
          <table:table-cell office:value-type="float" office:value="31645218" calcext:value-type="float">
            <text:p>31645218</text:p>
          </table:table-cell>
          <table:table-cell table:style-name="ce5" office:value-type="date" office:date-value="2022-04-01T03:41:50" calcext:value-type="date">
            <text:p>2022-04-01 03:41:50</text:p>
          </table:table-cell>
          <table:table-cell/>
          <table:table-cell table:style-name="ce9" table:formula="of:=IF(COUNTIFS([.A$1:.A$2000]; [.D12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09T07:14:09" calcext:value-type="date">
            <text:p>2022-04-09 07:14:09</text:p>
          </table:table-cell>
          <table:table-cell/>
          <table:table-cell office:value-type="float" office:value="82653045" calcext:value-type="float">
            <text:p>82653045</text:p>
          </table:table-cell>
          <table:table-cell table:style-name="ce5" office:value-type="date" office:date-value="2022-04-01T18:43:36" calcext:value-type="date">
            <text:p>2022-04-01 18:43:36</text:p>
          </table:table-cell>
          <table:table-cell/>
          <table:table-cell table:style-name="ce9" table:formula="of:=IF(COUNTIFS([.A$1:.A$2000]; [.D12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09T10:43:00" calcext:value-type="date">
            <text:p>2022-04-09 10:43:00</text:p>
          </table:table-cell>
          <table:table-cell/>
          <table:table-cell office:value-type="float" office:value="2759358" calcext:value-type="float">
            <text:p>2759358</text:p>
          </table:table-cell>
          <table:table-cell table:style-name="ce5" office:value-type="date" office:date-value="2022-04-02T08:33:46" calcext:value-type="date">
            <text:p>2022-04-02 08:33:46</text:p>
          </table:table-cell>
          <table:table-cell/>
          <table:table-cell table:style-name="ce9" table:formula="of:=IF(COUNTIFS([.A$1:.A$2000]; [.D12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10T10:46:00" calcext:value-type="date">
            <text:p>2022-04-10 10:46:00</text:p>
          </table:table-cell>
          <table:table-cell/>
          <table:table-cell office:value-type="float" office:value="92892519" calcext:value-type="float">
            <text:p>92892519</text:p>
          </table:table-cell>
          <table:table-cell table:style-name="ce5" office:value-type="date" office:date-value="2022-04-03T23:47:51" calcext:value-type="date">
            <text:p>2022-04-03 23:47:51</text:p>
          </table:table-cell>
          <table:table-cell/>
          <table:table-cell table:style-name="ce9" table:formula="of:=IF(COUNTIFS([.A$1:.A$2000]; [.D12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11T02:27:39" calcext:value-type="date">
            <text:p>2022-04-11 02:27:39</text:p>
          </table:table-cell>
          <table:table-cell/>
          <table:table-cell office:value-type="float" office:value="63151530" calcext:value-type="float">
            <text:p>63151530</text:p>
          </table:table-cell>
          <table:table-cell table:style-name="ce5" office:value-type="date" office:date-value="2022-04-08T00:09:29" calcext:value-type="date">
            <text:p>2022-04-08 00:09:29</text:p>
          </table:table-cell>
          <table:table-cell/>
          <table:table-cell table:style-name="ce9" table:formula="of:=IF(COUNTIFS([.A$1:.A$2000]; [.D12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11T14:21:10" calcext:value-type="date">
            <text:p>2022-04-11 14:21:10</text:p>
          </table:table-cell>
          <table:table-cell/>
          <table:table-cell office:value-type="float" office:value="2748846" calcext:value-type="float">
            <text:p>2748846</text:p>
          </table:table-cell>
          <table:table-cell table:style-name="ce5" office:value-type="date" office:date-value="2022-04-08T08:10:11" calcext:value-type="date">
            <text:p>2022-04-08 08:10:11</text:p>
          </table:table-cell>
          <table:table-cell/>
          <table:table-cell table:style-name="ce9" table:formula="of:=IF(COUNTIFS([.A$1:.A$2000]; [.D124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11T14:26:23" calcext:value-type="date">
            <text:p>2022-04-11 14:26:23</text:p>
          </table:table-cell>
          <table:table-cell/>
          <table:table-cell office:value-type="float" office:value="31871958" calcext:value-type="float">
            <text:p>31871958</text:p>
          </table:table-cell>
          <table:table-cell table:style-name="ce5" office:value-type="date" office:date-value="2022-04-08T11:36:45" calcext:value-type="date">
            <text:p>2022-04-08 11:36:45</text:p>
          </table:table-cell>
          <table:table-cell/>
          <table:table-cell table:style-name="ce9" table:formula="of:=IF(COUNTIFS([.A$1:.A$2000]; [.D12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12T03:48:09" calcext:value-type="date">
            <text:p>2022-04-12 03:48:09</text:p>
          </table:table-cell>
          <table:table-cell/>
          <table:table-cell office:value-type="float" office:value="13855458" calcext:value-type="float">
            <text:p>13855458</text:p>
          </table:table-cell>
          <table:table-cell table:style-name="ce5" office:value-type="date" office:date-value="2022-04-09T01:50:52" calcext:value-type="date">
            <text:p>2022-04-09 01:50:52</text:p>
          </table:table-cell>
          <table:table-cell/>
          <table:table-cell table:style-name="ce9" table:formula="of:=IF(COUNTIFS([.A$1:.A$2000]; [.D125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12T14:34:02" calcext:value-type="date">
            <text:p>2022-04-12 14:34:02</text:p>
          </table:table-cell>
          <table:table-cell/>
          <table:table-cell office:value-type="float" office:value="988858" calcext:value-type="float">
            <text:p>988858</text:p>
          </table:table-cell>
          <table:table-cell table:style-name="ce5" office:value-type="date" office:date-value="2022-04-09T05:39:05" calcext:value-type="date">
            <text:p>2022-04-09 05:39:05</text:p>
          </table:table-cell>
          <table:table-cell/>
          <table:table-cell table:style-name="ce9" table:formula="of:=IF(COUNTIFS([.A$1:.A$2000]; [.D12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13T13:02:56" calcext:value-type="date">
            <text:p>2022-04-13 13:02:56</text:p>
          </table:table-cell>
          <table:table-cell/>
          <table:table-cell office:value-type="float" office:value="3949585" calcext:value-type="float">
            <text:p>3949585</text:p>
          </table:table-cell>
          <table:table-cell table:style-name="ce5" office:value-type="date" office:date-value="2022-04-09T07:14:09" calcext:value-type="date">
            <text:p>2022-04-09 07:14:09</text:p>
          </table:table-cell>
          <table:table-cell/>
          <table:table-cell table:style-name="ce9" table:formula="of:=IF(COUNTIFS([.A$1:.A$2000]; [.D12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13T17:34:08" calcext:value-type="date">
            <text:p>2022-04-13 17:34:08</text:p>
          </table:table-cell>
          <table:table-cell/>
          <table:table-cell office:value-type="float" office:value="817309" calcext:value-type="float">
            <text:p>817309</text:p>
          </table:table-cell>
          <table:table-cell table:style-name="ce5" office:value-type="date" office:date-value="2022-04-09T10:43:00" calcext:value-type="date">
            <text:p>2022-04-09 10:43:00</text:p>
          </table:table-cell>
          <table:table-cell/>
          <table:table-cell table:style-name="ce9" table:formula="of:=IF(COUNTIFS([.A$1:.A$2000]; [.D12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14T07:01:16" calcext:value-type="date">
            <text:p>2022-04-14 07:01:16</text:p>
          </table:table-cell>
          <table:table-cell/>
          <table:table-cell office:value-type="float" office:value="720639" calcext:value-type="float">
            <text:p>720639</text:p>
          </table:table-cell>
          <table:table-cell table:style-name="ce5" office:value-type="date" office:date-value="2022-04-10T10:46:00" calcext:value-type="date">
            <text:p>2022-04-10 10:46:00</text:p>
          </table:table-cell>
          <table:table-cell/>
          <table:table-cell table:style-name="ce9" table:formula="of:=IF(COUNTIFS([.A$1:.A$2000]; [.D12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14T12:20:32" calcext:value-type="date">
            <text:p>2022-04-14 12:20:32</text:p>
          </table:table-cell>
          <table:table-cell/>
          <table:table-cell office:value-type="float" office:value="55666785" calcext:value-type="float">
            <text:p>55666785</text:p>
          </table:table-cell>
          <table:table-cell table:style-name="ce5" office:value-type="date" office:date-value="2022-04-11T02:27:39" calcext:value-type="date">
            <text:p>2022-04-11 02:27:39</text:p>
          </table:table-cell>
          <table:table-cell/>
          <table:table-cell table:style-name="ce9" table:formula="of:=IF(COUNTIFS([.A$1:.A$2000]; [.D12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15T18:43:48" calcext:value-type="date">
            <text:p>2022-04-15 18:43:48</text:p>
          </table:table-cell>
          <table:table-cell/>
          <table:table-cell office:value-type="float" office:value="26377278" calcext:value-type="float">
            <text:p>26377278</text:p>
          </table:table-cell>
          <table:table-cell table:style-name="ce5" office:value-type="date" office:date-value="2022-04-11T14:21:10" calcext:value-type="date">
            <text:p>2022-04-11 14:21:10</text:p>
          </table:table-cell>
          <table:table-cell/>
          <table:table-cell table:style-name="ce9" table:formula="of:=IF(COUNTIFS([.A$1:.A$2000]; [.D12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16T00:26:01" calcext:value-type="date">
            <text:p>2022-04-16 00:26:01</text:p>
          </table:table-cell>
          <table:table-cell/>
          <table:table-cell office:value-type="float" office:value="63773" calcext:value-type="float">
            <text:p>63773</text:p>
          </table:table-cell>
          <table:table-cell table:style-name="ce5" office:value-type="date" office:date-value="2022-04-11T14:26:23" calcext:value-type="date">
            <text:p>2022-04-11 14:26:23</text:p>
          </table:table-cell>
          <table:table-cell/>
          <table:table-cell table:style-name="ce9" table:formula="of:=IF(COUNTIFS([.A$1:.A$2000]; [.D125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17T08:53:55" calcext:value-type="date">
            <text:p>2022-04-17 08:53:55</text:p>
          </table:table-cell>
          <table:table-cell/>
          <table:table-cell office:value-type="float" office:value="11461984" calcext:value-type="float">
            <text:p>11461984</text:p>
          </table:table-cell>
          <table:table-cell table:style-name="ce5" office:value-type="date" office:date-value="2022-04-12T03:48:09" calcext:value-type="date">
            <text:p>2022-04-12 03:48:09</text:p>
          </table:table-cell>
          <table:table-cell/>
          <table:table-cell table:style-name="ce9" table:formula="of:=IF(COUNTIFS([.A$1:.A$2000]; [.D125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17T13:43:40" calcext:value-type="date">
            <text:p>2022-04-17 13:43:40</text:p>
          </table:table-cell>
          <table:table-cell/>
          <table:table-cell office:value-type="float" office:value="39941078" calcext:value-type="float">
            <text:p>39941078</text:p>
          </table:table-cell>
          <table:table-cell table:style-name="ce5" office:value-type="date" office:date-value="2022-04-12T14:34:02" calcext:value-type="date">
            <text:p>2022-04-12 14:34:02</text:p>
          </table:table-cell>
          <table:table-cell/>
          <table:table-cell table:style-name="ce9" table:formula="of:=IF(COUNTIFS([.A$1:.A$2000]; [.D12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18T06:34:00" calcext:value-type="date">
            <text:p>2022-04-18 06:34:00</text:p>
          </table:table-cell>
          <table:table-cell/>
          <table:table-cell office:value-type="float" office:value="10096899" calcext:value-type="float">
            <text:p>10096899</text:p>
          </table:table-cell>
          <table:table-cell table:style-name="ce5" office:value-type="date" office:date-value="2022-04-13T13:02:56" calcext:value-type="date">
            <text:p>2022-04-13 13:02:56</text:p>
          </table:table-cell>
          <table:table-cell/>
          <table:table-cell table:style-name="ce9" table:formula="of:=IF(COUNTIFS([.A$1:.A$2000]; [.D12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21T07:19:20" calcext:value-type="date">
            <text:p>2022-04-21 07:19:20</text:p>
          </table:table-cell>
          <table:table-cell/>
          <table:table-cell office:value-type="float" office:value="103507151" calcext:value-type="float">
            <text:p>103507151</text:p>
          </table:table-cell>
          <table:table-cell table:style-name="ce5" office:value-type="date" office:date-value="2022-04-13T17:34:08" calcext:value-type="date">
            <text:p>2022-04-13 17:34:08</text:p>
          </table:table-cell>
          <table:table-cell/>
          <table:table-cell table:style-name="ce9" table:formula="of:=IF(COUNTIFS([.A$1:.A$2000]; [.D12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21T16:51:47" calcext:value-type="date">
            <text:p>2022-04-21 16:51:47</text:p>
          </table:table-cell>
          <table:table-cell/>
          <table:table-cell office:value-type="float" office:value="26086430" calcext:value-type="float">
            <text:p>26086430</text:p>
          </table:table-cell>
          <table:table-cell table:style-name="ce5" office:value-type="date" office:date-value="2022-04-14T07:01:16" calcext:value-type="date">
            <text:p>2022-04-14 07:01:16</text:p>
          </table:table-cell>
          <table:table-cell/>
          <table:table-cell table:style-name="ce9" table:formula="of:=IF(COUNTIFS([.A$1:.A$2000]; [.D126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22T19:31:13" calcext:value-type="date">
            <text:p>2022-04-22 19:31:13</text:p>
          </table:table-cell>
          <table:table-cell/>
          <table:table-cell office:value-type="float" office:value="56286981" calcext:value-type="float">
            <text:p>56286981</text:p>
          </table:table-cell>
          <table:table-cell table:style-name="ce5" office:value-type="date" office:date-value="2022-04-14T12:20:32" calcext:value-type="date">
            <text:p>2022-04-14 12:20:32</text:p>
          </table:table-cell>
          <table:table-cell/>
          <table:table-cell table:style-name="ce9" table:formula="of:=IF(COUNTIFS([.A$1:.A$2000]; [.D12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23T16:57:29" calcext:value-type="date">
            <text:p>2022-04-23 16:57:29</text:p>
          </table:table-cell>
          <table:table-cell/>
          <table:table-cell office:value-type="float" office:value="12889879" calcext:value-type="float">
            <text:p>12889879</text:p>
          </table:table-cell>
          <table:table-cell table:style-name="ce5" office:value-type="date" office:date-value="2022-04-15T18:43:48" calcext:value-type="date">
            <text:p>2022-04-15 18:43:48</text:p>
          </table:table-cell>
          <table:table-cell/>
          <table:table-cell table:style-name="ce9" table:formula="of:=IF(COUNTIFS([.A$1:.A$2000]; [.D12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24T07:19:46" calcext:value-type="date">
            <text:p>2022-04-24 07:19:46</text:p>
          </table:table-cell>
          <table:table-cell/>
          <table:table-cell office:value-type="float" office:value="23147213" calcext:value-type="float">
            <text:p>23147213</text:p>
          </table:table-cell>
          <table:table-cell table:style-name="ce5" office:value-type="date" office:date-value="2022-04-16T00:26:01" calcext:value-type="date">
            <text:p>2022-04-16 00:26:01</text:p>
          </table:table-cell>
          <table:table-cell/>
          <table:table-cell table:style-name="ce9" table:formula="of:=IF(COUNTIFS([.A$1:.A$2000]; [.D12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24T11:25:46" calcext:value-type="date">
            <text:p>2022-04-24 11:25:46</text:p>
          </table:table-cell>
          <table:table-cell/>
          <table:table-cell office:value-type="float" office:value="1446685" calcext:value-type="float">
            <text:p>1446685</text:p>
          </table:table-cell>
          <table:table-cell table:style-name="ce5" office:value-type="date" office:date-value="2022-04-17T08:53:55" calcext:value-type="date">
            <text:p>2022-04-17 08:53:55</text:p>
          </table:table-cell>
          <table:table-cell/>
          <table:table-cell table:style-name="ce9" table:formula="of:=IF(COUNTIFS([.A$1:.A$2000]; [.D12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24T15:18:35" calcext:value-type="date">
            <text:p>2022-04-24 15:18:35</text:p>
          </table:table-cell>
          <table:table-cell/>
          <table:table-cell office:value-type="float" office:value="35392691" calcext:value-type="float">
            <text:p>35392691</text:p>
          </table:table-cell>
          <table:table-cell table:style-name="ce5" office:value-type="date" office:date-value="2022-04-17T13:43:40" calcext:value-type="date">
            <text:p>2022-04-17 13:43:40</text:p>
          </table:table-cell>
          <table:table-cell/>
          <table:table-cell table:style-name="ce9" table:formula="of:=IF(COUNTIFS([.A$1:.A$2000]; [.D12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25T15:58:41" calcext:value-type="date">
            <text:p>2022-04-25 15:58:41</text:p>
          </table:table-cell>
          <table:table-cell/>
          <table:table-cell office:value-type="float" office:value="51929395" calcext:value-type="float">
            <text:p>51929395</text:p>
          </table:table-cell>
          <table:table-cell table:style-name="ce5" office:value-type="date" office:date-value="2022-04-18T06:34:00" calcext:value-type="date">
            <text:p>2022-04-18 06:34:00</text:p>
          </table:table-cell>
          <table:table-cell/>
          <table:table-cell table:style-name="ce9" table:formula="of:=IF(COUNTIFS([.A$1:.A$2000]; [.D12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27T00:00:13" calcext:value-type="date">
            <text:p>2022-04-27 00:00:13</text:p>
          </table:table-cell>
          <table:table-cell/>
          <table:table-cell office:value-type="float" office:value="14236722" calcext:value-type="float">
            <text:p>14236722</text:p>
          </table:table-cell>
          <table:table-cell table:style-name="ce5" office:value-type="date" office:date-value="2022-04-21T07:19:20" calcext:value-type="date">
            <text:p>2022-04-21 07:19:20</text:p>
          </table:table-cell>
          <table:table-cell/>
          <table:table-cell table:style-name="ce9" table:formula="of:=IF(COUNTIFS([.A$1:.A$2000]; [.D12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27T13:20:10" calcext:value-type="date">
            <text:p>2022-04-27 13:20:10</text:p>
          </table:table-cell>
          <table:table-cell/>
          <table:table-cell office:value-type="float" office:value="4309657" calcext:value-type="float">
            <text:p>4309657</text:p>
          </table:table-cell>
          <table:table-cell table:style-name="ce5" office:value-type="date" office:date-value="2022-04-21T16:51:47" calcext:value-type="date">
            <text:p>2022-04-21 16:51:47</text:p>
          </table:table-cell>
          <table:table-cell/>
          <table:table-cell table:style-name="ce9" table:formula="of:=IF(COUNTIFS([.A$1:.A$2000]; [.D127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28T08:49:32" calcext:value-type="date">
            <text:p>2022-04-28 08:49:32</text:p>
          </table:table-cell>
          <table:table-cell/>
          <table:table-cell office:value-type="float" office:value="491735" calcext:value-type="float">
            <text:p>491735</text:p>
          </table:table-cell>
          <table:table-cell table:style-name="ce5" office:value-type="date" office:date-value="2022-04-22T19:31:13" calcext:value-type="date">
            <text:p>2022-04-22 19:31:13</text:p>
          </table:table-cell>
          <table:table-cell/>
          <table:table-cell table:style-name="ce9" table:formula="of:=IF(COUNTIFS([.A$1:.A$2000]; [.D12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4-28T19:40:15" calcext:value-type="date">
            <text:p>2022-04-28 19:40:15</text:p>
          </table:table-cell>
          <table:table-cell/>
          <table:table-cell office:value-type="float" office:value="76795215" calcext:value-type="float">
            <text:p>76795215</text:p>
          </table:table-cell>
          <table:table-cell table:style-name="ce5" office:value-type="date" office:date-value="2022-04-23T16:57:29" calcext:value-type="date">
            <text:p>2022-04-23 16:57:29</text:p>
          </table:table-cell>
          <table:table-cell/>
          <table:table-cell table:style-name="ce9" table:formula="of:=IF(COUNTIFS([.A$1:.A$2000]; [.D12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01T18:31:07" calcext:value-type="date">
            <text:p>2022-05-01 18:31:07</text:p>
          </table:table-cell>
          <table:table-cell/>
          <table:table-cell office:value-type="float" office:value="75722326" calcext:value-type="float">
            <text:p>75722326</text:p>
          </table:table-cell>
          <table:table-cell table:style-name="ce5" office:value-type="date" office:date-value="2022-04-24T07:19:46" calcext:value-type="date">
            <text:p>2022-04-24 07:19:46</text:p>
          </table:table-cell>
          <table:table-cell/>
          <table:table-cell table:style-name="ce9" table:formula="of:=IF(COUNTIFS([.A$1:.A$2000]; [.D127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03T04:59:22" calcext:value-type="date">
            <text:p>2022-05-03 04:59:22</text:p>
          </table:table-cell>
          <table:table-cell/>
          <table:table-cell office:value-type="float" office:value="839643" calcext:value-type="float">
            <text:p>839643</text:p>
          </table:table-cell>
          <table:table-cell table:style-name="ce5" office:value-type="date" office:date-value="2022-04-24T11:25:46" calcext:value-type="date">
            <text:p>2022-04-24 11:25:46</text:p>
          </table:table-cell>
          <table:table-cell/>
          <table:table-cell table:style-name="ce9" table:formula="of:=IF(COUNTIFS([.A$1:.A$2000]; [.D12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04T10:51:49" calcext:value-type="date">
            <text:p>2022-05-04 10:51:49</text:p>
          </table:table-cell>
          <table:table-cell/>
          <table:table-cell office:value-type="float" office:value="8019993" calcext:value-type="float">
            <text:p>8019993</text:p>
          </table:table-cell>
          <table:table-cell table:style-name="ce5" office:value-type="date" office:date-value="2022-04-24T15:18:35" calcext:value-type="date">
            <text:p>2022-04-24 15:18:35</text:p>
          </table:table-cell>
          <table:table-cell/>
          <table:table-cell table:style-name="ce9" table:formula="of:=IF(COUNTIFS([.A$1:.A$2000]; [.D12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04T19:45:48" calcext:value-type="date">
            <text:p>2022-05-04 19:45:48</text:p>
          </table:table-cell>
          <table:table-cell/>
          <table:table-cell office:value-type="float" office:value="50520226" calcext:value-type="float">
            <text:p>50520226</text:p>
          </table:table-cell>
          <table:table-cell table:style-name="ce5" office:value-type="date" office:date-value="2022-04-25T14:21:01" calcext:value-type="date">
            <text:p>2022-04-25 14:21:01</text:p>
          </table:table-cell>
          <table:table-cell/>
          <table:table-cell table:style-name="ce9" table:formula="of:=IF(COUNTIFS([.A$1:.A$2000]; [.D1276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22-05-05T12:31:51" calcext:value-type="date">
            <text:p>2022-05-05 12:31:51</text:p>
          </table:table-cell>
          <table:table-cell/>
          <table:table-cell office:value-type="float" office:value="34517958" calcext:value-type="float">
            <text:p>34517958</text:p>
          </table:table-cell>
          <table:table-cell table:style-name="ce5" office:value-type="date" office:date-value="2022-04-25T15:58:41" calcext:value-type="date">
            <text:p>2022-04-25 15:58:41</text:p>
          </table:table-cell>
          <table:table-cell/>
          <table:table-cell table:style-name="ce9" table:formula="of:=IF(COUNTIFS([.A$1:.A$2000]; [.D12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07T05:54:00" calcext:value-type="date">
            <text:p>2022-05-07 05:54:00</text:p>
          </table:table-cell>
          <table:table-cell/>
          <table:table-cell office:value-type="float" office:value="13816255" calcext:value-type="float">
            <text:p>13816255</text:p>
          </table:table-cell>
          <table:table-cell table:style-name="ce5" office:value-type="date" office:date-value="2022-04-27T00:00:13" calcext:value-type="date">
            <text:p>2022-04-27 00:00:13</text:p>
          </table:table-cell>
          <table:table-cell/>
          <table:table-cell table:style-name="ce9" table:formula="of:=IF(COUNTIFS([.A$1:.A$2000]; [.D12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09T05:53:22" calcext:value-type="date">
            <text:p>2022-05-09 05:53:22</text:p>
          </table:table-cell>
          <table:table-cell/>
          <table:table-cell office:value-type="float" office:value="27713" calcext:value-type="float">
            <text:p>27713</text:p>
          </table:table-cell>
          <table:table-cell table:style-name="ce5" office:value-type="date" office:date-value="2022-04-27T13:20:10" calcext:value-type="date">
            <text:p>2022-04-27 13:20:10</text:p>
          </table:table-cell>
          <table:table-cell/>
          <table:table-cell table:style-name="ce9" table:formula="of:=IF(COUNTIFS([.A$1:.A$2000]; [.D12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10T15:23:27" calcext:value-type="date">
            <text:p>2022-05-10 15:23:27</text:p>
          </table:table-cell>
          <table:table-cell/>
          <table:table-cell office:value-type="float" office:value="3924966" calcext:value-type="float">
            <text:p>3924966</text:p>
          </table:table-cell>
          <table:table-cell table:style-name="ce5" office:value-type="date" office:date-value="2022-04-28T08:49:32" calcext:value-type="date">
            <text:p>2022-04-28 08:49:32</text:p>
          </table:table-cell>
          <table:table-cell/>
          <table:table-cell table:style-name="ce9" table:formula="of:=IF(COUNTIFS([.A$1:.A$2000]; [.D12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10T19:17:17" calcext:value-type="date">
            <text:p>2022-05-10 19:17:17</text:p>
          </table:table-cell>
          <table:table-cell/>
          <table:table-cell office:value-type="float" office:value="8960296" calcext:value-type="float">
            <text:p>8960296</text:p>
          </table:table-cell>
          <table:table-cell table:style-name="ce5" office:value-type="date" office:date-value="2022-04-28T19:40:15" calcext:value-type="date">
            <text:p>2022-04-28 19:40:15</text:p>
          </table:table-cell>
          <table:table-cell/>
          <table:table-cell table:style-name="ce9" table:formula="of:=IF(COUNTIFS([.A$1:.A$2000]; [.D12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11T04:29:55" calcext:value-type="date">
            <text:p>2022-05-11 04:29:55</text:p>
          </table:table-cell>
          <table:table-cell/>
          <table:table-cell office:value-type="float" office:value="3334669" calcext:value-type="float">
            <text:p>3334669</text:p>
          </table:table-cell>
          <table:table-cell table:style-name="ce5" office:value-type="date" office:date-value="2022-05-01T18:31:07" calcext:value-type="date">
            <text:p>2022-05-01 18:31:07</text:p>
          </table:table-cell>
          <table:table-cell/>
          <table:table-cell table:style-name="ce9" table:formula="of:=IF(COUNTIFS([.A$1:.A$2000]; [.D12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12T12:25:59" calcext:value-type="date">
            <text:p>2022-05-12 12:25:59</text:p>
          </table:table-cell>
          <table:table-cell/>
          <table:table-cell office:value-type="float" office:value="2872565" calcext:value-type="float">
            <text:p>2872565</text:p>
          </table:table-cell>
          <table:table-cell table:style-name="ce5" office:value-type="date" office:date-value="2022-05-03T04:59:22" calcext:value-type="date">
            <text:p>2022-05-03 04:59:22</text:p>
          </table:table-cell>
          <table:table-cell/>
          <table:table-cell table:style-name="ce9" table:formula="of:=IF(COUNTIFS([.A$1:.A$2000]; [.D12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13T06:01:30" calcext:value-type="date">
            <text:p>2022-05-13 06:01:30</text:p>
          </table:table-cell>
          <table:table-cell/>
          <table:table-cell office:value-type="float" office:value="1304505" calcext:value-type="float">
            <text:p>1304505</text:p>
          </table:table-cell>
          <table:table-cell table:style-name="ce5" office:value-type="date" office:date-value="2022-05-04T10:51:49" calcext:value-type="date">
            <text:p>2022-05-04 10:51:49</text:p>
          </table:table-cell>
          <table:table-cell/>
          <table:table-cell table:style-name="ce9" table:formula="of:=IF(COUNTIFS([.A$1:.A$2000]; [.D12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13T19:22:20" calcext:value-type="date">
            <text:p>2022-05-13 19:22:20</text:p>
          </table:table-cell>
          <table:table-cell/>
          <table:table-cell office:value-type="float" office:value="30755718" calcext:value-type="float">
            <text:p>30755718</text:p>
          </table:table-cell>
          <table:table-cell table:style-name="ce5" office:value-type="date" office:date-value="2022-05-04T19:45:48" calcext:value-type="date">
            <text:p>2022-05-04 19:45:48</text:p>
          </table:table-cell>
          <table:table-cell/>
          <table:table-cell table:style-name="ce9" table:formula="of:=IF(COUNTIFS([.A$1:.A$2000]; [.D12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16T22:07:44" calcext:value-type="date">
            <text:p>2022-05-16 22:07:44</text:p>
          </table:table-cell>
          <table:table-cell/>
          <table:table-cell office:value-type="float" office:value="81493298" calcext:value-type="float">
            <text:p>81493298</text:p>
          </table:table-cell>
          <table:table-cell table:style-name="ce5" office:value-type="date" office:date-value="2022-05-05T12:31:51" calcext:value-type="date">
            <text:p>2022-05-05 12:31:51</text:p>
          </table:table-cell>
          <table:table-cell/>
          <table:table-cell table:style-name="ce9" table:formula="of:=IF(COUNTIFS([.A$1:.A$2000]; [.D12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17T19:21:39" calcext:value-type="date">
            <text:p>2022-05-17 19:21:39</text:p>
          </table:table-cell>
          <table:table-cell/>
          <table:table-cell office:value-type="float" office:value="49310764" calcext:value-type="float">
            <text:p>49310764</text:p>
          </table:table-cell>
          <table:table-cell table:style-name="ce5" office:value-type="date" office:date-value="2022-05-07T05:54:00" calcext:value-type="date">
            <text:p>2022-05-07 05:54:00</text:p>
          </table:table-cell>
          <table:table-cell/>
          <table:table-cell table:style-name="ce9" table:formula="of:=IF(COUNTIFS([.A$1:.A$2000]; [.D12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17T20:55:46" calcext:value-type="date">
            <text:p>2022-05-17 20:55:46</text:p>
          </table:table-cell>
          <table:table-cell/>
          <table:table-cell office:value-type="float" office:value="79000735" calcext:value-type="float">
            <text:p>79000735</text:p>
          </table:table-cell>
          <table:table-cell table:style-name="ce5" office:value-type="date" office:date-value="2022-05-09T05:53:22" calcext:value-type="date">
            <text:p>2022-05-09 05:53:22</text:p>
          </table:table-cell>
          <table:table-cell/>
          <table:table-cell table:style-name="ce9" table:formula="of:=IF(COUNTIFS([.A$1:.A$2000]; [.D12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19T09:08:03" calcext:value-type="date">
            <text:p>2022-05-19 09:08:03</text:p>
          </table:table-cell>
          <table:table-cell/>
          <table:table-cell office:value-type="float" office:value="5644993" calcext:value-type="float">
            <text:p>5644993</text:p>
          </table:table-cell>
          <table:table-cell table:style-name="ce5" office:value-type="date" office:date-value="2022-05-10T15:23:27" calcext:value-type="date">
            <text:p>2022-05-10 15:23:27</text:p>
          </table:table-cell>
          <table:table-cell/>
          <table:table-cell table:style-name="ce9" table:formula="of:=IF(COUNTIFS([.A$1:.A$2000]; [.D12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19T15:14:06" calcext:value-type="date">
            <text:p>2022-05-19 15:14:06</text:p>
          </table:table-cell>
          <table:table-cell/>
          <table:table-cell office:value-type="float" office:value="61834780" calcext:value-type="float">
            <text:p>61834780</text:p>
          </table:table-cell>
          <table:table-cell table:style-name="ce5" office:value-type="date" office:date-value="2022-05-10T19:17:17" calcext:value-type="date">
            <text:p>2022-05-10 19:17:17</text:p>
          </table:table-cell>
          <table:table-cell/>
          <table:table-cell table:style-name="ce9" table:formula="of:=IF(COUNTIFS([.A$1:.A$2000]; [.D12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20T03:32:51" calcext:value-type="date">
            <text:p>2022-05-20 03:32:51</text:p>
          </table:table-cell>
          <table:table-cell/>
          <table:table-cell office:value-type="float" office:value="7486810" calcext:value-type="float">
            <text:p>7486810</text:p>
          </table:table-cell>
          <table:table-cell table:style-name="ce5" office:value-type="date" office:date-value="2022-05-11T04:29:55" calcext:value-type="date">
            <text:p>2022-05-11 04:29:55</text:p>
          </table:table-cell>
          <table:table-cell/>
          <table:table-cell table:style-name="ce9" table:formula="of:=IF(COUNTIFS([.A$1:.A$2000]; [.D12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21T03:05:57" calcext:value-type="date">
            <text:p>2022-05-21 03:05:57</text:p>
          </table:table-cell>
          <table:table-cell/>
          <table:table-cell office:value-type="float" office:value="35898733" calcext:value-type="float">
            <text:p>35898733</text:p>
          </table:table-cell>
          <table:table-cell table:style-name="ce5" office:value-type="date" office:date-value="2022-05-12T12:25:59" calcext:value-type="date">
            <text:p>2022-05-12 12:25:59</text:p>
          </table:table-cell>
          <table:table-cell/>
          <table:table-cell table:style-name="ce9" table:formula="of:=IF(COUNTIFS([.A$1:.A$2000]; [.D12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21T19:56:48" calcext:value-type="date">
            <text:p>2022-05-21 19:56:48</text:p>
          </table:table-cell>
          <table:table-cell/>
          <table:table-cell office:value-type="float" office:value="41614960" calcext:value-type="float">
            <text:p>41614960</text:p>
          </table:table-cell>
          <table:table-cell table:style-name="ce5" office:value-type="date" office:date-value="2022-05-13T06:01:30" calcext:value-type="date">
            <text:p>2022-05-13 06:01:30</text:p>
          </table:table-cell>
          <table:table-cell/>
          <table:table-cell table:style-name="ce9" table:formula="of:=IF(COUNTIFS([.A$1:.A$2000]; [.D129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22T16:34:57" calcext:value-type="date">
            <text:p>2022-05-22 16:34:57</text:p>
          </table:table-cell>
          <table:table-cell/>
          <table:table-cell office:value-type="float" office:value="7480672" calcext:value-type="float">
            <text:p>7480672</text:p>
          </table:table-cell>
          <table:table-cell table:style-name="ce5" office:value-type="date" office:date-value="2022-05-13T19:22:20" calcext:value-type="date">
            <text:p>2022-05-13 19:22:20</text:p>
          </table:table-cell>
          <table:table-cell/>
          <table:table-cell table:style-name="ce9" table:formula="of:=IF(COUNTIFS([.A$1:.A$2000]; [.D12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22T21:47:30" calcext:value-type="date">
            <text:p>2022-05-22 21:47:30</text:p>
          </table:table-cell>
          <table:table-cell/>
          <table:table-cell office:value-type="float" office:value="10029876" calcext:value-type="float">
            <text:p>10029876</text:p>
          </table:table-cell>
          <table:table-cell table:style-name="ce5" office:value-type="date" office:date-value="2022-05-16T22:07:44" calcext:value-type="date">
            <text:p>2022-05-16 22:07:44</text:p>
          </table:table-cell>
          <table:table-cell/>
          <table:table-cell table:style-name="ce9" table:formula="of:=IF(COUNTIFS([.A$1:.A$2000]; [.D12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24T06:43:16" calcext:value-type="date">
            <text:p>2022-05-24 06:43:16</text:p>
          </table:table-cell>
          <table:table-cell/>
          <table:table-cell office:value-type="float" office:value="33918619" calcext:value-type="float">
            <text:p>33918619</text:p>
          </table:table-cell>
          <table:table-cell table:style-name="ce5" office:value-type="date" office:date-value="2022-05-17T19:21:39" calcext:value-type="date">
            <text:p>2022-05-17 19:21:39</text:p>
          </table:table-cell>
          <table:table-cell/>
          <table:table-cell table:style-name="ce9" table:formula="of:=IF(COUNTIFS([.A$1:.A$2000]; [.D12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25T21:19:49" calcext:value-type="date">
            <text:p>2022-05-25 21:19:49</text:p>
          </table:table-cell>
          <table:table-cell/>
          <table:table-cell office:value-type="float" office:value="84173539" calcext:value-type="float">
            <text:p>84173539</text:p>
          </table:table-cell>
          <table:table-cell table:style-name="ce5" office:value-type="date" office:date-value="2022-05-17T20:55:46" calcext:value-type="date">
            <text:p>2022-05-17 20:55:46</text:p>
          </table:table-cell>
          <table:table-cell/>
          <table:table-cell table:style-name="ce9" table:formula="of:=IF(COUNTIFS([.A$1:.A$2000]; [.D12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26T09:18:13" calcext:value-type="date">
            <text:p>2022-05-26 09:18:13</text:p>
          </table:table-cell>
          <table:table-cell/>
          <table:table-cell office:value-type="float" office:value="4945550" calcext:value-type="float">
            <text:p>4945550</text:p>
          </table:table-cell>
          <table:table-cell table:style-name="ce5" office:value-type="date" office:date-value="2022-05-19T09:08:03" calcext:value-type="date">
            <text:p>2022-05-19 09:08:03</text:p>
          </table:table-cell>
          <table:table-cell/>
          <table:table-cell table:style-name="ce9" table:formula="of:=IF(COUNTIFS([.A$1:.A$2000]; [.D129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26T13:18:16" calcext:value-type="date">
            <text:p>2022-05-26 13:18:16</text:p>
          </table:table-cell>
          <table:table-cell/>
          <table:table-cell office:value-type="float" office:value="230004" calcext:value-type="float">
            <text:p>230004</text:p>
          </table:table-cell>
          <table:table-cell table:style-name="ce5" office:value-type="date" office:date-value="2022-05-19T15:14:06" calcext:value-type="date">
            <text:p>2022-05-19 15:14:06</text:p>
          </table:table-cell>
          <table:table-cell/>
          <table:table-cell table:style-name="ce9" table:formula="of:=IF(COUNTIFS([.A$1:.A$2000]; [.D12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27T00:02:47" calcext:value-type="date">
            <text:p>2022-05-27 00:02:47</text:p>
          </table:table-cell>
          <table:table-cell/>
          <table:table-cell office:value-type="float" office:value="65442648" calcext:value-type="float">
            <text:p>65442648</text:p>
          </table:table-cell>
          <table:table-cell table:style-name="ce5" office:value-type="date" office:date-value="2022-05-20T03:32:51" calcext:value-type="date">
            <text:p>2022-05-20 03:32:51</text:p>
          </table:table-cell>
          <table:table-cell/>
          <table:table-cell table:style-name="ce9" table:formula="of:=IF(COUNTIFS([.A$1:.A$2000]; [.D13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27T01:52:45" calcext:value-type="date">
            <text:p>2022-05-27 01:52:45</text:p>
          </table:table-cell>
          <table:table-cell/>
          <table:table-cell office:value-type="float" office:value="1955804" calcext:value-type="float">
            <text:p>1955804</text:p>
          </table:table-cell>
          <table:table-cell table:style-name="ce5" office:value-type="date" office:date-value="2022-05-21T03:05:57" calcext:value-type="date">
            <text:p>2022-05-21 03:05:57</text:p>
          </table:table-cell>
          <table:table-cell/>
          <table:table-cell table:style-name="ce9" table:formula="of:=IF(COUNTIFS([.A$1:.A$2000]; [.D130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27T12:23:28" calcext:value-type="date">
            <text:p>2022-05-27 12:23:28</text:p>
          </table:table-cell>
          <table:table-cell/>
          <table:table-cell office:value-type="float" office:value="13789719" calcext:value-type="float">
            <text:p>13789719</text:p>
          </table:table-cell>
          <table:table-cell table:style-name="ce5" office:value-type="date" office:date-value="2022-05-21T19:56:48" calcext:value-type="date">
            <text:p>2022-05-21 19:56:48</text:p>
          </table:table-cell>
          <table:table-cell/>
          <table:table-cell table:style-name="ce9" table:formula="of:=IF(COUNTIFS([.A$1:.A$2000]; [.D13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28T23:21:25" calcext:value-type="date">
            <text:p>2022-05-28 23:21:25</text:p>
          </table:table-cell>
          <table:table-cell/>
          <table:table-cell office:value-type="float" office:value="74800754" calcext:value-type="float">
            <text:p>74800754</text:p>
          </table:table-cell>
          <table:table-cell table:style-name="ce5" office:value-type="date" office:date-value="2022-05-22T16:34:57" calcext:value-type="date">
            <text:p>2022-05-22 16:34:57</text:p>
          </table:table-cell>
          <table:table-cell/>
          <table:table-cell table:style-name="ce9" table:formula="of:=IF(COUNTIFS([.A$1:.A$2000]; [.D13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29T09:00:27" calcext:value-type="date">
            <text:p>2022-05-29 09:00:27</text:p>
          </table:table-cell>
          <table:table-cell/>
          <table:table-cell office:value-type="float" office:value="24976781" calcext:value-type="float">
            <text:p>24976781</text:p>
          </table:table-cell>
          <table:table-cell table:style-name="ce5" office:value-type="date" office:date-value="2022-05-22T21:47:30" calcext:value-type="date">
            <text:p>2022-05-22 21:47:30</text:p>
          </table:table-cell>
          <table:table-cell/>
          <table:table-cell table:style-name="ce9" table:formula="of:=IF(COUNTIFS([.A$1:.A$2000]; [.D13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5-31T14:07:51" calcext:value-type="date">
            <text:p>2022-05-31 14:07:51</text:p>
          </table:table-cell>
          <table:table-cell/>
          <table:table-cell office:value-type="float" office:value="95522828" calcext:value-type="float">
            <text:p>95522828</text:p>
          </table:table-cell>
          <table:table-cell table:style-name="ce5" office:value-type="date" office:date-value="2022-05-24T06:43:16" calcext:value-type="date">
            <text:p>2022-05-24 06:43:16</text:p>
          </table:table-cell>
          <table:table-cell/>
          <table:table-cell table:style-name="ce9" table:formula="of:=IF(COUNTIFS([.A$1:.A$2000]; [.D13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01T16:48:40" calcext:value-type="date">
            <text:p>2022-06-01 16:48:40</text:p>
          </table:table-cell>
          <table:table-cell/>
          <table:table-cell office:value-type="float" office:value="5541617" calcext:value-type="float">
            <text:p>5541617</text:p>
          </table:table-cell>
          <table:table-cell table:style-name="ce5" office:value-type="date" office:date-value="2022-05-25T21:19:49" calcext:value-type="date">
            <text:p>2022-05-25 21:19:49</text:p>
          </table:table-cell>
          <table:table-cell/>
          <table:table-cell table:style-name="ce9" table:formula="of:=IF(COUNTIFS([.A$1:.A$2000]; [.D130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02T08:40:32" calcext:value-type="date">
            <text:p>2022-06-02 08:40:32</text:p>
          </table:table-cell>
          <table:table-cell/>
          <table:table-cell office:value-type="float" office:value="2450415" calcext:value-type="float">
            <text:p>2450415</text:p>
          </table:table-cell>
          <table:table-cell table:style-name="ce5" office:value-type="date" office:date-value="2022-05-26T09:18:13" calcext:value-type="date">
            <text:p>2022-05-26 09:18:13</text:p>
          </table:table-cell>
          <table:table-cell/>
          <table:table-cell table:style-name="ce9" table:formula="of:=IF(COUNTIFS([.A$1:.A$2000]; [.D13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04T09:33:24" calcext:value-type="date">
            <text:p>2022-06-04 09:33:24</text:p>
          </table:table-cell>
          <table:table-cell/>
          <table:table-cell office:value-type="float" office:value="54711921" calcext:value-type="float">
            <text:p>54711921</text:p>
          </table:table-cell>
          <table:table-cell table:style-name="ce5" office:value-type="date" office:date-value="2022-05-26T13:18:16" calcext:value-type="date">
            <text:p>2022-05-26 13:18:16</text:p>
          </table:table-cell>
          <table:table-cell/>
          <table:table-cell table:style-name="ce9" table:formula="of:=IF(COUNTIFS([.A$1:.A$2000]; [.D13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06T03:45:24" calcext:value-type="date">
            <text:p>2022-06-06 03:45:24</text:p>
          </table:table-cell>
          <table:table-cell/>
          <table:table-cell office:value-type="float" office:value="33917367" calcext:value-type="float">
            <text:p>33917367</text:p>
          </table:table-cell>
          <table:table-cell table:style-name="ce5" office:value-type="date" office:date-value="2022-05-27T00:02:47" calcext:value-type="date">
            <text:p>2022-05-27 00:02:47</text:p>
          </table:table-cell>
          <table:table-cell/>
          <table:table-cell table:style-name="ce9" table:formula="of:=IF(COUNTIFS([.A$1:.A$2000]; [.D13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06T06:39:23" calcext:value-type="date">
            <text:p>2022-06-06 06:39:23</text:p>
          </table:table-cell>
          <table:table-cell/>
          <table:table-cell office:value-type="float" office:value="2296931" calcext:value-type="float">
            <text:p>2296931</text:p>
          </table:table-cell>
          <table:table-cell table:style-name="ce5" office:value-type="date" office:date-value="2022-05-27T01:52:45" calcext:value-type="date">
            <text:p>2022-05-27 01:52:45</text:p>
          </table:table-cell>
          <table:table-cell/>
          <table:table-cell table:style-name="ce9" table:formula="of:=IF(COUNTIFS([.A$1:.A$2000]; [.D13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06T09:17:22" calcext:value-type="date">
            <text:p>2022-06-06 09:17:22</text:p>
          </table:table-cell>
          <table:table-cell/>
          <table:table-cell office:value-type="float" office:value="11791610" calcext:value-type="float">
            <text:p>11791610</text:p>
          </table:table-cell>
          <table:table-cell table:style-name="ce5" office:value-type="date" office:date-value="2022-05-27T12:23:28" calcext:value-type="date">
            <text:p>2022-05-27 12:23:28</text:p>
          </table:table-cell>
          <table:table-cell/>
          <table:table-cell table:style-name="ce9" table:formula="of:=IF(COUNTIFS([.A$1:.A$2000]; [.D13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06T11:53:40" calcext:value-type="date">
            <text:p>2022-06-06 11:53:40</text:p>
          </table:table-cell>
          <table:table-cell/>
          <table:table-cell office:value-type="float" office:value="20097288" calcext:value-type="float">
            <text:p>20097288</text:p>
          </table:table-cell>
          <table:table-cell table:style-name="ce5" office:value-type="date" office:date-value="2022-05-28T23:21:25" calcext:value-type="date">
            <text:p>2022-05-28 23:21:25</text:p>
          </table:table-cell>
          <table:table-cell/>
          <table:table-cell table:style-name="ce9" table:formula="of:=IF(COUNTIFS([.A$1:.A$2000]; [.D13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06T23:09:14" calcext:value-type="date">
            <text:p>2022-06-06 23:09:14</text:p>
          </table:table-cell>
          <table:table-cell/>
          <table:table-cell office:value-type="float" office:value="44414663" calcext:value-type="float">
            <text:p>44414663</text:p>
          </table:table-cell>
          <table:table-cell table:style-name="ce5" office:value-type="date" office:date-value="2022-05-29T09:00:27" calcext:value-type="date">
            <text:p>2022-05-29 09:00:27</text:p>
          </table:table-cell>
          <table:table-cell/>
          <table:table-cell table:style-name="ce9" table:formula="of:=IF(COUNTIFS([.A$1:.A$2000]; [.D13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07T03:15:40" calcext:value-type="date">
            <text:p>2022-06-07 03:15:40</text:p>
          </table:table-cell>
          <table:table-cell/>
          <table:table-cell office:value-type="float" office:value="4505050" calcext:value-type="float">
            <text:p>4505050</text:p>
          </table:table-cell>
          <table:table-cell table:style-name="ce5" office:value-type="date" office:date-value="2022-05-31T14:07:51" calcext:value-type="date">
            <text:p>2022-05-31 14:07:51</text:p>
          </table:table-cell>
          <table:table-cell/>
          <table:table-cell table:style-name="ce9" table:formula="of:=IF(COUNTIFS([.A$1:.A$2000]; [.D13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08T06:09:55" calcext:value-type="date">
            <text:p>2022-06-08 06:09:55</text:p>
          </table:table-cell>
          <table:table-cell/>
          <table:table-cell office:value-type="float" office:value="27182488" calcext:value-type="float">
            <text:p>27182488</text:p>
          </table:table-cell>
          <table:table-cell table:style-name="ce5" office:value-type="date" office:date-value="2022-06-01T16:48:40" calcext:value-type="date">
            <text:p>2022-06-01 16:48:40</text:p>
          </table:table-cell>
          <table:table-cell/>
          <table:table-cell table:style-name="ce9" table:formula="of:=IF(COUNTIFS([.A$1:.A$2000]; [.D13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09T01:48:07" calcext:value-type="date">
            <text:p>2022-06-09 01:48:07</text:p>
          </table:table-cell>
          <table:table-cell/>
          <table:table-cell office:value-type="float" office:value="53374743" calcext:value-type="float">
            <text:p>53374743</text:p>
          </table:table-cell>
          <table:table-cell table:style-name="ce5" office:value-type="date" office:date-value="2022-06-02T08:40:32" calcext:value-type="date">
            <text:p>2022-06-02 08:40:32</text:p>
          </table:table-cell>
          <table:table-cell/>
          <table:table-cell table:style-name="ce9" table:formula="of:=IF(COUNTIFS([.A$1:.A$2000]; [.D13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09T15:14:51" calcext:value-type="date">
            <text:p>2022-06-09 15:14:51</text:p>
          </table:table-cell>
          <table:table-cell/>
          <table:table-cell office:value-type="float" office:value="18528204" calcext:value-type="float">
            <text:p>18528204</text:p>
          </table:table-cell>
          <table:table-cell table:style-name="ce5" office:value-type="date" office:date-value="2022-06-04T09:33:24" calcext:value-type="date">
            <text:p>2022-06-04 09:33:24</text:p>
          </table:table-cell>
          <table:table-cell/>
          <table:table-cell table:style-name="ce9" table:formula="of:=IF(COUNTIFS([.A$1:.A$2000]; [.D13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09T16:40:00" calcext:value-type="date">
            <text:p>2022-06-09 16:40:00</text:p>
          </table:table-cell>
          <table:table-cell/>
          <table:table-cell office:value-type="float" office:value="14068657" calcext:value-type="float">
            <text:p>14068657</text:p>
          </table:table-cell>
          <table:table-cell table:style-name="ce5" office:value-type="date" office:date-value="2022-06-06T03:45:24" calcext:value-type="date">
            <text:p>2022-06-06 03:45:24</text:p>
          </table:table-cell>
          <table:table-cell/>
          <table:table-cell table:style-name="ce9" table:formula="of:=IF(COUNTIFS([.A$1:.A$2000]; [.D13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09T22:55:30" calcext:value-type="date">
            <text:p>2022-06-09 22:55:30</text:p>
          </table:table-cell>
          <table:table-cell/>
          <table:table-cell office:value-type="float" office:value="77428742" calcext:value-type="float">
            <text:p>77428742</text:p>
          </table:table-cell>
          <table:table-cell table:style-name="ce5" office:value-type="date" office:date-value="2022-06-06T06:39:23" calcext:value-type="date">
            <text:p>2022-06-06 06:39:23</text:p>
          </table:table-cell>
          <table:table-cell/>
          <table:table-cell table:style-name="ce9" table:formula="of:=IF(COUNTIFS([.A$1:.A$2000]; [.D131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11T04:52:03" calcext:value-type="date">
            <text:p>2022-06-11 04:52:03</text:p>
          </table:table-cell>
          <table:table-cell/>
          <table:table-cell office:value-type="float" office:value="22812839" calcext:value-type="float">
            <text:p>22812839</text:p>
          </table:table-cell>
          <table:table-cell table:style-name="ce5" office:value-type="date" office:date-value="2022-06-06T09:17:22" calcext:value-type="date">
            <text:p>2022-06-06 09:17:22</text:p>
          </table:table-cell>
          <table:table-cell/>
          <table:table-cell table:style-name="ce9" table:formula="of:=IF(COUNTIFS([.A$1:.A$2000]; [.D13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11T05:37:45" calcext:value-type="date">
            <text:p>2022-06-11 05:37:45</text:p>
          </table:table-cell>
          <table:table-cell/>
          <table:table-cell office:value-type="float" office:value="2944787" calcext:value-type="float">
            <text:p>2944787</text:p>
          </table:table-cell>
          <table:table-cell table:style-name="ce5" office:value-type="date" office:date-value="2022-06-06T11:53:40" calcext:value-type="date">
            <text:p>2022-06-06 11:53:40</text:p>
          </table:table-cell>
          <table:table-cell/>
          <table:table-cell table:style-name="ce9" table:formula="of:=IF(COUNTIFS([.A$1:.A$2000]; [.D132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11T15:01:37" calcext:value-type="date">
            <text:p>2022-06-11 15:01:37</text:p>
          </table:table-cell>
          <table:table-cell/>
          <table:table-cell office:value-type="float" office:value="360767" calcext:value-type="float">
            <text:p>360767</text:p>
          </table:table-cell>
          <table:table-cell table:style-name="ce5" office:value-type="date" office:date-value="2022-06-06T23:09:14" calcext:value-type="date">
            <text:p>2022-06-06 23:09:14</text:p>
          </table:table-cell>
          <table:table-cell/>
          <table:table-cell table:style-name="ce9" table:formula="of:=IF(COUNTIFS([.A$1:.A$2000]; [.D13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14T07:24:11" calcext:value-type="date">
            <text:p>2022-06-14 07:24:11</text:p>
          </table:table-cell>
          <table:table-cell/>
          <table:table-cell office:value-type="float" office:value="34085270" calcext:value-type="float">
            <text:p>34085270</text:p>
          </table:table-cell>
          <table:table-cell table:style-name="ce5" office:value-type="date" office:date-value="2022-06-07T03:15:40" calcext:value-type="date">
            <text:p>2022-06-07 03:15:40</text:p>
          </table:table-cell>
          <table:table-cell/>
          <table:table-cell table:style-name="ce9" table:formula="of:=IF(COUNTIFS([.A$1:.A$2000]; [.D13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16T15:39:16" calcext:value-type="date">
            <text:p>2022-06-16 15:39:16</text:p>
          </table:table-cell>
          <table:table-cell/>
          <table:table-cell office:value-type="float" office:value="106822347" calcext:value-type="float">
            <text:p>106822347</text:p>
          </table:table-cell>
          <table:table-cell table:style-name="ce5" office:value-type="date" office:date-value="2022-06-08T06:09:55" calcext:value-type="date">
            <text:p>2022-06-08 06:09:55</text:p>
          </table:table-cell>
          <table:table-cell/>
          <table:table-cell table:style-name="ce9" table:formula="of:=IF(COUNTIFS([.A$1:.A$2000]; [.D132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17T10:39:55" calcext:value-type="date">
            <text:p>2022-06-17 10:39:55</text:p>
          </table:table-cell>
          <table:table-cell/>
          <table:table-cell office:value-type="float" office:value="6366353" calcext:value-type="float">
            <text:p>6366353</text:p>
          </table:table-cell>
          <table:table-cell table:style-name="ce5" office:value-type="date" office:date-value="2022-06-09T01:48:07" calcext:value-type="date">
            <text:p>2022-06-09 01:48:07</text:p>
          </table:table-cell>
          <table:table-cell/>
          <table:table-cell table:style-name="ce9" table:formula="of:=IF(COUNTIFS([.A$1:.A$2000]; [.D13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17T21:29:04" calcext:value-type="date">
            <text:p>2022-06-17 21:29:04</text:p>
          </table:table-cell>
          <table:table-cell/>
          <table:table-cell office:value-type="float" office:value="6830899" calcext:value-type="float">
            <text:p>6830899</text:p>
          </table:table-cell>
          <table:table-cell table:style-name="ce5" office:value-type="date" office:date-value="2022-06-09T15:14:51" calcext:value-type="date">
            <text:p>2022-06-09 15:14:51</text:p>
          </table:table-cell>
          <table:table-cell/>
          <table:table-cell table:style-name="ce9" table:formula="of:=IF(COUNTIFS([.A$1:.A$2000]; [.D13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19T03:34:06" calcext:value-type="date">
            <text:p>2022-06-19 03:34:06</text:p>
          </table:table-cell>
          <table:table-cell/>
          <table:table-cell office:value-type="float" office:value="13306065" calcext:value-type="float">
            <text:p>13306065</text:p>
          </table:table-cell>
          <table:table-cell table:style-name="ce5" office:value-type="date" office:date-value="2022-06-09T16:40:00" calcext:value-type="date">
            <text:p>2022-06-09 16:40:00</text:p>
          </table:table-cell>
          <table:table-cell/>
          <table:table-cell table:style-name="ce9" table:formula="of:=IF(COUNTIFS([.A$1:.A$2000]; [.D13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21T09:18:03" calcext:value-type="date">
            <text:p>2022-06-21 09:18:03</text:p>
          </table:table-cell>
          <table:table-cell/>
          <table:table-cell office:value-type="float" office:value="328805" calcext:value-type="float">
            <text:p>328805</text:p>
          </table:table-cell>
          <table:table-cell table:style-name="ce5" office:value-type="date" office:date-value="2022-06-09T22:55:30" calcext:value-type="date">
            <text:p>2022-06-09 22:55:30</text:p>
          </table:table-cell>
          <table:table-cell/>
          <table:table-cell table:style-name="ce9" table:formula="of:=IF(COUNTIFS([.A$1:.A$2000]; [.D13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21T09:23:47" calcext:value-type="date">
            <text:p>2022-06-21 09:23:47</text:p>
          </table:table-cell>
          <table:table-cell/>
          <table:table-cell office:value-type="float" office:value="15246557" calcext:value-type="float">
            <text:p>15246557</text:p>
          </table:table-cell>
          <table:table-cell table:style-name="ce5" office:value-type="date" office:date-value="2022-06-11T04:52:03" calcext:value-type="date">
            <text:p>2022-06-11 04:52:03</text:p>
          </table:table-cell>
          <table:table-cell/>
          <table:table-cell table:style-name="ce9" table:formula="of:=IF(COUNTIFS([.A$1:.A$2000]; [.D13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22T06:54:05" calcext:value-type="date">
            <text:p>2022-06-22 06:54:05</text:p>
          </table:table-cell>
          <table:table-cell/>
          <table:table-cell office:value-type="float" office:value="1204737" calcext:value-type="float">
            <text:p>1204737</text:p>
          </table:table-cell>
          <table:table-cell table:style-name="ce5" office:value-type="date" office:date-value="2022-06-11T05:37:45" calcext:value-type="date">
            <text:p>2022-06-11 05:37:45</text:p>
          </table:table-cell>
          <table:table-cell/>
          <table:table-cell table:style-name="ce9" table:formula="of:=IF(COUNTIFS([.A$1:.A$2000]; [.D13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22T21:12:07" calcext:value-type="date">
            <text:p>2022-06-22 21:12:07</text:p>
          </table:table-cell>
          <table:table-cell/>
          <table:table-cell office:value-type="float" office:value="23177704" calcext:value-type="float">
            <text:p>23177704</text:p>
          </table:table-cell>
          <table:table-cell table:style-name="ce5" office:value-type="date" office:date-value="2022-06-11T15:01:37" calcext:value-type="date">
            <text:p>2022-06-11 15:01:37</text:p>
          </table:table-cell>
          <table:table-cell/>
          <table:table-cell table:style-name="ce9" table:formula="of:=IF(COUNTIFS([.A$1:.A$2000]; [.D13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23T15:00:45" calcext:value-type="date">
            <text:p>2022-06-23 15:00:45</text:p>
          </table:table-cell>
          <table:table-cell/>
          <table:table-cell office:value-type="float" office:value="40552237" calcext:value-type="float">
            <text:p>40552237</text:p>
          </table:table-cell>
          <table:table-cell table:style-name="ce5" office:value-type="date" office:date-value="2022-06-14T07:24:11" calcext:value-type="date">
            <text:p>2022-06-14 07:24:11</text:p>
          </table:table-cell>
          <table:table-cell/>
          <table:table-cell table:style-name="ce9" table:formula="of:=IF(COUNTIFS([.A$1:.A$2000]; [.D13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26T04:06:17" calcext:value-type="date">
            <text:p>2022-06-26 04:06:17</text:p>
          </table:table-cell>
          <table:table-cell/>
          <table:table-cell office:value-type="float" office:value="15275715" calcext:value-type="float">
            <text:p>15275715</text:p>
          </table:table-cell>
          <table:table-cell table:style-name="ce5" office:value-type="date" office:date-value="2022-06-16T15:39:16" calcext:value-type="date">
            <text:p>2022-06-16 15:39:16</text:p>
          </table:table-cell>
          <table:table-cell/>
          <table:table-cell table:style-name="ce9" table:formula="of:=IF(COUNTIFS([.A$1:.A$2000]; [.D13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26T09:17:49" calcext:value-type="date">
            <text:p>2022-06-26 09:17:49</text:p>
          </table:table-cell>
          <table:table-cell/>
          <table:table-cell office:value-type="float" office:value="2170946" calcext:value-type="float">
            <text:p>2170946</text:p>
          </table:table-cell>
          <table:table-cell table:style-name="ce5" office:value-type="date" office:date-value="2022-06-16T20:12:26" calcext:value-type="date">
            <text:p>2022-06-16 20:12:26</text:p>
          </table:table-cell>
          <table:table-cell/>
          <table:table-cell table:style-name="ce9" table:formula="of:=IF(COUNTIFS([.A$1:.A$2000]; [.D1334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22-06-28T08:13:57" calcext:value-type="date">
            <text:p>2022-06-28 08:13:57</text:p>
          </table:table-cell>
          <table:table-cell/>
          <table:table-cell office:value-type="float" office:value="642260" calcext:value-type="float">
            <text:p>642260</text:p>
          </table:table-cell>
          <table:table-cell table:style-name="ce5" office:value-type="date" office:date-value="2022-06-17T10:39:55" calcext:value-type="date">
            <text:p>2022-06-17 10:39:55</text:p>
          </table:table-cell>
          <table:table-cell/>
          <table:table-cell table:style-name="ce9" table:formula="of:=IF(COUNTIFS([.A$1:.A$2000]; [.D13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28T18:44:44" calcext:value-type="date">
            <text:p>2022-06-28 18:44:44</text:p>
          </table:table-cell>
          <table:table-cell/>
          <table:table-cell office:value-type="float" office:value="27873971" calcext:value-type="float">
            <text:p>27873971</text:p>
          </table:table-cell>
          <table:table-cell table:style-name="ce5" office:value-type="date" office:date-value="2022-06-17T21:29:04" calcext:value-type="date">
            <text:p>2022-06-17 21:29:04</text:p>
          </table:table-cell>
          <table:table-cell/>
          <table:table-cell table:style-name="ce9" table:formula="of:=IF(COUNTIFS([.A$1:.A$2000]; [.D13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29T03:04:50" calcext:value-type="date">
            <text:p>2022-06-29 03:04:50</text:p>
          </table:table-cell>
          <table:table-cell/>
          <table:table-cell office:value-type="float" office:value="10796262" calcext:value-type="float">
            <text:p>10796262</text:p>
          </table:table-cell>
          <table:table-cell table:style-name="ce5" office:value-type="date" office:date-value="2022-06-19T03:34:06" calcext:value-type="date">
            <text:p>2022-06-19 03:34:06</text:p>
          </table:table-cell>
          <table:table-cell/>
          <table:table-cell table:style-name="ce9" table:formula="of:=IF(COUNTIFS([.A$1:.A$2000]; [.D13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30T02:51:36" calcext:value-type="date">
            <text:p>2022-06-30 02:51:36</text:p>
          </table:table-cell>
          <table:table-cell/>
          <table:table-cell office:value-type="float" office:value="850560" calcext:value-type="float">
            <text:p>850560</text:p>
          </table:table-cell>
          <table:table-cell table:style-name="ce5" office:value-type="date" office:date-value="2022-06-21T09:18:03" calcext:value-type="date">
            <text:p>2022-06-21 09:18:03</text:p>
          </table:table-cell>
          <table:table-cell/>
          <table:table-cell table:style-name="ce9" table:formula="of:=IF(COUNTIFS([.A$1:.A$2000]; [.D13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30T08:40:19" calcext:value-type="date">
            <text:p>2022-06-30 08:40:19</text:p>
          </table:table-cell>
          <table:table-cell/>
          <table:table-cell office:value-type="float" office:value="70931" calcext:value-type="float">
            <text:p>70931</text:p>
          </table:table-cell>
          <table:table-cell table:style-name="ce5" office:value-type="date" office:date-value="2022-06-21T09:23:47" calcext:value-type="date">
            <text:p>2022-06-21 09:23:47</text:p>
          </table:table-cell>
          <table:table-cell/>
          <table:table-cell table:style-name="ce9" table:formula="of:=IF(COUNTIFS([.A$1:.A$2000]; [.D13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6-30T10:46:18" calcext:value-type="date">
            <text:p>2022-06-30 10:46:18</text:p>
          </table:table-cell>
          <table:table-cell/>
          <table:table-cell office:value-type="float" office:value="726947" calcext:value-type="float">
            <text:p>726947</text:p>
          </table:table-cell>
          <table:table-cell table:style-name="ce5" office:value-type="date" office:date-value="2022-06-22T06:54:05" calcext:value-type="date">
            <text:p>2022-06-22 06:54:05</text:p>
          </table:table-cell>
          <table:table-cell/>
          <table:table-cell table:style-name="ce9" table:formula="of:=IF(COUNTIFS([.A$1:.A$2000]; [.D13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01T07:59:39" calcext:value-type="date">
            <text:p>2022-07-01 07:59:39</text:p>
          </table:table-cell>
          <table:table-cell/>
          <table:table-cell office:value-type="float" office:value="20954868" calcext:value-type="float">
            <text:p>20954868</text:p>
          </table:table-cell>
          <table:table-cell table:style-name="ce5" office:value-type="date" office:date-value="2022-06-22T21:12:07" calcext:value-type="date">
            <text:p>2022-06-22 21:12:07</text:p>
          </table:table-cell>
          <table:table-cell/>
          <table:table-cell table:style-name="ce9" table:formula="of:=IF(COUNTIFS([.A$1:.A$2000]; [.D13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03T11:57:36" calcext:value-type="date">
            <text:p>2022-07-03 11:57:36</text:p>
          </table:table-cell>
          <table:table-cell/>
          <table:table-cell office:value-type="float" office:value="16269364" calcext:value-type="float">
            <text:p>16269364</text:p>
          </table:table-cell>
          <table:table-cell table:style-name="ce5" office:value-type="date" office:date-value="2022-06-23T15:00:45" calcext:value-type="date">
            <text:p>2022-06-23 15:00:45</text:p>
          </table:table-cell>
          <table:table-cell/>
          <table:table-cell table:style-name="ce9" table:formula="of:=IF(COUNTIFS([.A$1:.A$2000]; [.D13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04T06:12:52" calcext:value-type="date">
            <text:p>2022-07-04 06:12:52</text:p>
          </table:table-cell>
          <table:table-cell/>
          <table:table-cell office:value-type="float" office:value="3087340" calcext:value-type="float">
            <text:p>3087340</text:p>
          </table:table-cell>
          <table:table-cell table:style-name="ce5" office:value-type="date" office:date-value="2022-06-26T04:06:17" calcext:value-type="date">
            <text:p>2022-06-26 04:06:17</text:p>
          </table:table-cell>
          <table:table-cell/>
          <table:table-cell table:style-name="ce9" table:formula="of:=IF(COUNTIFS([.A$1:.A$2000]; [.D13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04T12:27:20" calcext:value-type="date">
            <text:p>2022-07-04 12:27:20</text:p>
          </table:table-cell>
          <table:table-cell/>
          <table:table-cell office:value-type="float" office:value="20669799" calcext:value-type="float">
            <text:p>20669799</text:p>
          </table:table-cell>
          <table:table-cell table:style-name="ce5" office:value-type="date" office:date-value="2022-06-26T09:17:49" calcext:value-type="date">
            <text:p>2022-06-26 09:17:49</text:p>
          </table:table-cell>
          <table:table-cell/>
          <table:table-cell table:style-name="ce9" table:formula="of:=IF(COUNTIFS([.A$1:.A$2000]; [.D13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04T14:03:50" calcext:value-type="date">
            <text:p>2022-07-04 14:03:50</text:p>
          </table:table-cell>
          <table:table-cell/>
          <table:table-cell office:value-type="float" office:value="29420766" calcext:value-type="float">
            <text:p>29420766</text:p>
          </table:table-cell>
          <table:table-cell table:style-name="ce5" office:value-type="date" office:date-value="2022-06-28T08:13:57" calcext:value-type="date">
            <text:p>2022-06-28 08:13:57</text:p>
          </table:table-cell>
          <table:table-cell/>
          <table:table-cell table:style-name="ce9" table:formula="of:=IF(COUNTIFS([.A$1:.A$2000]; [.D13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06T01:55:55" calcext:value-type="date">
            <text:p>2022-07-06 01:55:55</text:p>
          </table:table-cell>
          <table:table-cell/>
          <table:table-cell office:value-type="float" office:value="4624073" calcext:value-type="float">
            <text:p>4624073</text:p>
          </table:table-cell>
          <table:table-cell table:style-name="ce5" office:value-type="date" office:date-value="2022-06-28T18:44:44" calcext:value-type="date">
            <text:p>2022-06-28 18:44:44</text:p>
          </table:table-cell>
          <table:table-cell/>
          <table:table-cell table:style-name="ce9" table:formula="of:=IF(COUNTIFS([.A$1:.A$2000]; [.D13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07T06:14:20" calcext:value-type="date">
            <text:p>2022-07-07 06:14:20</text:p>
          </table:table-cell>
          <table:table-cell/>
          <table:table-cell office:value-type="float" office:value="50508216" calcext:value-type="float">
            <text:p>50508216</text:p>
          </table:table-cell>
          <table:table-cell table:style-name="ce5" office:value-type="date" office:date-value="2022-06-29T03:04:50" calcext:value-type="date">
            <text:p>2022-06-29 03:04:50</text:p>
          </table:table-cell>
          <table:table-cell/>
          <table:table-cell table:style-name="ce9" table:formula="of:=IF(COUNTIFS([.A$1:.A$2000]; [.D13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07T18:47:25" calcext:value-type="date">
            <text:p>2022-07-07 18:47:25</text:p>
          </table:table-cell>
          <table:table-cell/>
          <table:table-cell office:value-type="float" office:value="2492517" calcext:value-type="float">
            <text:p>2492517</text:p>
          </table:table-cell>
          <table:table-cell table:style-name="ce5" office:value-type="date" office:date-value="2022-06-30T02:51:36" calcext:value-type="date">
            <text:p>2022-06-30 02:51:36</text:p>
          </table:table-cell>
          <table:table-cell/>
          <table:table-cell table:style-name="ce9" table:formula="of:=IF(COUNTIFS([.A$1:.A$2000]; [.D134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10T11:42:28" calcext:value-type="date">
            <text:p>2022-07-10 11:42:28</text:p>
          </table:table-cell>
          <table:table-cell/>
          <table:table-cell office:value-type="float" office:value="8210441" calcext:value-type="float">
            <text:p>8210441</text:p>
          </table:table-cell>
          <table:table-cell table:style-name="ce5" office:value-type="date" office:date-value="2022-06-30T08:40:19" calcext:value-type="date">
            <text:p>2022-06-30 08:40:19</text:p>
          </table:table-cell>
          <table:table-cell/>
          <table:table-cell table:style-name="ce9" table:formula="of:=IF(COUNTIFS([.A$1:.A$2000]; [.D13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10T19:36:44" calcext:value-type="date">
            <text:p>2022-07-10 19:36:44</text:p>
          </table:table-cell>
          <table:table-cell/>
          <table:table-cell office:value-type="float" office:value="45795004" calcext:value-type="float">
            <text:p>45795004</text:p>
          </table:table-cell>
          <table:table-cell table:style-name="ce5" office:value-type="date" office:date-value="2022-06-30T10:46:18" calcext:value-type="date">
            <text:p>2022-06-30 10:46:18</text:p>
          </table:table-cell>
          <table:table-cell/>
          <table:table-cell table:style-name="ce9" table:formula="of:=IF(COUNTIFS([.A$1:.A$2000]; [.D135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12T16:12:33" calcext:value-type="date">
            <text:p>2022-07-12 16:12:33</text:p>
          </table:table-cell>
          <table:table-cell/>
          <table:table-cell office:value-type="float" office:value="44408451" calcext:value-type="float">
            <text:p>44408451</text:p>
          </table:table-cell>
          <table:table-cell table:style-name="ce5" office:value-type="date" office:date-value="2022-07-01T07:59:39" calcext:value-type="date">
            <text:p>2022-07-01 07:59:39</text:p>
          </table:table-cell>
          <table:table-cell/>
          <table:table-cell table:style-name="ce9" table:formula="of:=IF(COUNTIFS([.A$1:.A$2000]; [.D13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13T04:47:41" calcext:value-type="date">
            <text:p>2022-07-13 04:47:41</text:p>
          </table:table-cell>
          <table:table-cell/>
          <table:table-cell office:value-type="float" office:value="5761392" calcext:value-type="float">
            <text:p>5761392</text:p>
          </table:table-cell>
          <table:table-cell table:style-name="ce5" office:value-type="date" office:date-value="2022-07-03T11:57:36" calcext:value-type="date">
            <text:p>2022-07-03 11:57:36</text:p>
          </table:table-cell>
          <table:table-cell/>
          <table:table-cell table:style-name="ce9" table:formula="of:=IF(COUNTIFS([.A$1:.A$2000]; [.D13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13T05:25:53" calcext:value-type="date">
            <text:p>2022-07-13 05:25:53</text:p>
          </table:table-cell>
          <table:table-cell/>
          <table:table-cell office:value-type="float" office:value="36080488" calcext:value-type="float">
            <text:p>36080488</text:p>
          </table:table-cell>
          <table:table-cell table:style-name="ce5" office:value-type="date" office:date-value="2022-07-04T06:12:52" calcext:value-type="date">
            <text:p>2022-07-04 06:12:52</text:p>
          </table:table-cell>
          <table:table-cell/>
          <table:table-cell table:style-name="ce9" table:formula="of:=IF(COUNTIFS([.A$1:.A$2000]; [.D13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13T08:58:54" calcext:value-type="date">
            <text:p>2022-07-13 08:58:54</text:p>
          </table:table-cell>
          <table:table-cell/>
          <table:table-cell office:value-type="float" office:value="22828827" calcext:value-type="float">
            <text:p>22828827</text:p>
          </table:table-cell>
          <table:table-cell table:style-name="ce5" office:value-type="date" office:date-value="2022-07-04T12:27:20" calcext:value-type="date">
            <text:p>2022-07-04 12:27:20</text:p>
          </table:table-cell>
          <table:table-cell/>
          <table:table-cell table:style-name="ce9" table:formula="of:=IF(COUNTIFS([.A$1:.A$2000]; [.D13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13T09:45:16" calcext:value-type="date">
            <text:p>2022-07-13 09:45:16</text:p>
          </table:table-cell>
          <table:table-cell/>
          <table:table-cell office:value-type="float" office:value="100194616" calcext:value-type="float">
            <text:p>100194616</text:p>
          </table:table-cell>
          <table:table-cell table:style-name="ce5" office:value-type="date" office:date-value="2022-07-04T14:03:50" calcext:value-type="date">
            <text:p>2022-07-04 14:03:50</text:p>
          </table:table-cell>
          <table:table-cell/>
          <table:table-cell table:style-name="ce9" table:formula="of:=IF(COUNTIFS([.A$1:.A$2000]; [.D13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14T09:54:44" calcext:value-type="date">
            <text:p>2022-07-14 09:54:44</text:p>
          </table:table-cell>
          <table:table-cell/>
          <table:table-cell office:value-type="float" office:value="27281476" calcext:value-type="float">
            <text:p>27281476</text:p>
          </table:table-cell>
          <table:table-cell table:style-name="ce5" office:value-type="date" office:date-value="2022-07-06T01:55:55" calcext:value-type="date">
            <text:p>2022-07-06 01:55:55</text:p>
          </table:table-cell>
          <table:table-cell/>
          <table:table-cell table:style-name="ce9" table:formula="of:=IF(COUNTIFS([.A$1:.A$2000]; [.D13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15T13:51:48" calcext:value-type="date">
            <text:p>2022-07-15 13:51:48</text:p>
          </table:table-cell>
          <table:table-cell/>
          <table:table-cell office:value-type="float" office:value="338747" calcext:value-type="float">
            <text:p>338747</text:p>
          </table:table-cell>
          <table:table-cell table:style-name="ce5" office:value-type="date" office:date-value="2022-07-07T06:14:20" calcext:value-type="date">
            <text:p>2022-07-07 06:14:20</text:p>
          </table:table-cell>
          <table:table-cell/>
          <table:table-cell table:style-name="ce9" table:formula="of:=IF(COUNTIFS([.A$1:.A$2000]; [.D135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19T08:32:29" calcext:value-type="date">
            <text:p>2022-07-19 08:32:29</text:p>
          </table:table-cell>
          <table:table-cell/>
          <table:table-cell office:value-type="float" office:value="12949761" calcext:value-type="float">
            <text:p>12949761</text:p>
          </table:table-cell>
          <table:table-cell table:style-name="ce5" office:value-type="date" office:date-value="2022-07-07T18:47:25" calcext:value-type="date">
            <text:p>2022-07-07 18:47:25</text:p>
          </table:table-cell>
          <table:table-cell/>
          <table:table-cell table:style-name="ce9" table:formula="of:=IF(COUNTIFS([.A$1:.A$2000]; [.D135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19T23:59:33" calcext:value-type="date">
            <text:p>2022-07-19 23:59:33</text:p>
          </table:table-cell>
          <table:table-cell/>
          <table:table-cell office:value-type="float" office:value="88598972" calcext:value-type="float">
            <text:p>88598972</text:p>
          </table:table-cell>
          <table:table-cell table:style-name="ce5" office:value-type="date" office:date-value="2022-07-10T11:42:28" calcext:value-type="date">
            <text:p>2022-07-10 11:42:28</text:p>
          </table:table-cell>
          <table:table-cell/>
          <table:table-cell table:style-name="ce9" table:formula="of:=IF(COUNTIFS([.A$1:.A$2000]; [.D13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20T09:34:19" calcext:value-type="date">
            <text:p>2022-07-20 09:34:19</text:p>
          </table:table-cell>
          <table:table-cell/>
          <table:table-cell office:value-type="float" office:value="99865255" calcext:value-type="float">
            <text:p>99865255</text:p>
          </table:table-cell>
          <table:table-cell table:style-name="ce5" office:value-type="date" office:date-value="2022-07-10T19:36:44" calcext:value-type="date">
            <text:p>2022-07-10 19:36:44</text:p>
          </table:table-cell>
          <table:table-cell/>
          <table:table-cell table:style-name="ce9" table:formula="of:=IF(COUNTIFS([.A$1:.A$2000]; [.D13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21T05:49:44" calcext:value-type="date">
            <text:p>2022-07-21 05:49:44</text:p>
          </table:table-cell>
          <table:table-cell/>
          <table:table-cell office:value-type="float" office:value="167837" calcext:value-type="float">
            <text:p>167837</text:p>
          </table:table-cell>
          <table:table-cell table:style-name="ce5" office:value-type="date" office:date-value="2022-07-12T16:12:33" calcext:value-type="date">
            <text:p>2022-07-12 16:12:33</text:p>
          </table:table-cell>
          <table:table-cell/>
          <table:table-cell table:style-name="ce9" table:formula="of:=IF(COUNTIFS([.A$1:.A$2000]; [.D13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22T07:50:03" calcext:value-type="date">
            <text:p>2022-07-22 07:50:03</text:p>
          </table:table-cell>
          <table:table-cell/>
          <table:table-cell office:value-type="float" office:value="51843767" calcext:value-type="float">
            <text:p>51843767</text:p>
          </table:table-cell>
          <table:table-cell table:style-name="ce5" office:value-type="date" office:date-value="2022-07-13T04:47:41" calcext:value-type="date">
            <text:p>2022-07-13 04:47:41</text:p>
          </table:table-cell>
          <table:table-cell/>
          <table:table-cell table:style-name="ce9" table:formula="of:=IF(COUNTIFS([.A$1:.A$2000]; [.D136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23T06:59:08" calcext:value-type="date">
            <text:p>2022-07-23 06:59:08</text:p>
          </table:table-cell>
          <table:table-cell/>
          <table:table-cell office:value-type="float" office:value="29722886" calcext:value-type="float">
            <text:p>29722886</text:p>
          </table:table-cell>
          <table:table-cell table:style-name="ce5" office:value-type="date" office:date-value="2022-07-13T05:25:53" calcext:value-type="date">
            <text:p>2022-07-13 05:25:53</text:p>
          </table:table-cell>
          <table:table-cell/>
          <table:table-cell table:style-name="ce9" table:formula="of:=IF(COUNTIFS([.A$1:.A$2000]; [.D13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25T05:53:40" calcext:value-type="date">
            <text:p>2022-07-25 05:53:40</text:p>
          </table:table-cell>
          <table:table-cell/>
          <table:table-cell office:value-type="float" office:value="17719998" calcext:value-type="float">
            <text:p>17719998</text:p>
          </table:table-cell>
          <table:table-cell table:style-name="ce5" office:value-type="date" office:date-value="2022-07-13T08:58:54" calcext:value-type="date">
            <text:p>2022-07-13 08:58:54</text:p>
          </table:table-cell>
          <table:table-cell/>
          <table:table-cell table:style-name="ce9" table:formula="of:=IF(COUNTIFS([.A$1:.A$2000]; [.D13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25T06:27:39" calcext:value-type="date">
            <text:p>2022-07-25 06:27:39</text:p>
          </table:table-cell>
          <table:table-cell/>
          <table:table-cell office:value-type="float" office:value="1428022" calcext:value-type="float">
            <text:p>1428022</text:p>
          </table:table-cell>
          <table:table-cell table:style-name="ce5" office:value-type="date" office:date-value="2022-07-13T09:45:16" calcext:value-type="date">
            <text:p>2022-07-13 09:45:16</text:p>
          </table:table-cell>
          <table:table-cell/>
          <table:table-cell table:style-name="ce9" table:formula="of:=IF(COUNTIFS([.A$1:.A$2000]; [.D13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26T16:37:05" calcext:value-type="date">
            <text:p>2022-07-26 16:37:05</text:p>
          </table:table-cell>
          <table:table-cell/>
          <table:table-cell office:value-type="float" office:value="108691005" calcext:value-type="float">
            <text:p>108691005</text:p>
          </table:table-cell>
          <table:table-cell table:style-name="ce5" office:value-type="date" office:date-value="2022-07-14T09:54:44" calcext:value-type="date">
            <text:p>2022-07-14 09:54:44</text:p>
          </table:table-cell>
          <table:table-cell/>
          <table:table-cell table:style-name="ce9" table:formula="of:=IF(COUNTIFS([.A$1:.A$2000]; [.D13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26T18:40:31" calcext:value-type="date">
            <text:p>2022-07-26 18:40:31</text:p>
          </table:table-cell>
          <table:table-cell/>
          <table:table-cell office:value-type="float" office:value="62323035" calcext:value-type="float">
            <text:p>62323035</text:p>
          </table:table-cell>
          <table:table-cell table:style-name="ce5" office:value-type="date" office:date-value="2022-07-15T13:51:48" calcext:value-type="date">
            <text:p>2022-07-15 13:51:48</text:p>
          </table:table-cell>
          <table:table-cell/>
          <table:table-cell table:style-name="ce9" table:formula="of:=IF(COUNTIFS([.A$1:.A$2000]; [.D13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27T20:00:50" calcext:value-type="date">
            <text:p>2022-07-27 20:00:50</text:p>
          </table:table-cell>
          <table:table-cell/>
          <table:table-cell office:value-type="float" office:value="76176196" calcext:value-type="float">
            <text:p>76176196</text:p>
          </table:table-cell>
          <table:table-cell table:style-name="ce5" office:value-type="date" office:date-value="2022-07-19T08:32:29" calcext:value-type="date">
            <text:p>2022-07-19 08:32:29</text:p>
          </table:table-cell>
          <table:table-cell/>
          <table:table-cell table:style-name="ce9" table:formula="of:=IF(COUNTIFS([.A$1:.A$2000]; [.D13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28T10:18:45" calcext:value-type="date">
            <text:p>2022-07-28 10:18:45</text:p>
          </table:table-cell>
          <table:table-cell/>
          <table:table-cell office:value-type="float" office:value="53896401" calcext:value-type="float">
            <text:p>53896401</text:p>
          </table:table-cell>
          <table:table-cell table:style-name="ce5" office:value-type="date" office:date-value="2022-07-19T23:59:33" calcext:value-type="date">
            <text:p>2022-07-19 23:59:33</text:p>
          </table:table-cell>
          <table:table-cell/>
          <table:table-cell table:style-name="ce9" table:formula="of:=IF(COUNTIFS([.A$1:.A$2000]; [.D13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29T20:13:05" calcext:value-type="date">
            <text:p>2022-07-29 20:13:05</text:p>
          </table:table-cell>
          <table:table-cell/>
          <table:table-cell office:value-type="float" office:value="39082034" calcext:value-type="float">
            <text:p>39082034</text:p>
          </table:table-cell>
          <table:table-cell table:style-name="ce5" office:value-type="date" office:date-value="2022-07-20T09:34:19" calcext:value-type="date">
            <text:p>2022-07-20 09:34:19</text:p>
          </table:table-cell>
          <table:table-cell/>
          <table:table-cell table:style-name="ce9" table:formula="of:=IF(COUNTIFS([.A$1:.A$2000]; [.D137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30T17:05:52" calcext:value-type="date">
            <text:p>2022-07-30 17:05:52</text:p>
          </table:table-cell>
          <table:table-cell/>
          <table:table-cell office:value-type="float" office:value="25769473" calcext:value-type="float">
            <text:p>25769473</text:p>
          </table:table-cell>
          <table:table-cell table:style-name="ce5" office:value-type="date" office:date-value="2022-07-21T05:49:44" calcext:value-type="date">
            <text:p>2022-07-21 05:49:44</text:p>
          </table:table-cell>
          <table:table-cell/>
          <table:table-cell table:style-name="ce9" table:formula="of:=IF(COUNTIFS([.A$1:.A$2000]; [.D13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7-30T20:22:17" calcext:value-type="date">
            <text:p>2022-07-30 20:22:17</text:p>
          </table:table-cell>
          <table:table-cell/>
          <table:table-cell office:value-type="float" office:value="91347036" calcext:value-type="float">
            <text:p>91347036</text:p>
          </table:table-cell>
          <table:table-cell table:style-name="ce5" office:value-type="date" office:date-value="2022-07-22T07:50:03" calcext:value-type="date">
            <text:p>2022-07-22 07:50:03</text:p>
          </table:table-cell>
          <table:table-cell/>
          <table:table-cell table:style-name="ce9" table:formula="of:=IF(COUNTIFS([.A$1:.A$2000]; [.D13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01T12:49:41" calcext:value-type="date">
            <text:p>2022-08-01 12:49:41</text:p>
          </table:table-cell>
          <table:table-cell/>
          <table:table-cell office:value-type="float" office:value="10278856" calcext:value-type="float">
            <text:p>10278856</text:p>
          </table:table-cell>
          <table:table-cell table:style-name="ce5" office:value-type="date" office:date-value="2022-07-23T06:59:08" calcext:value-type="date">
            <text:p>2022-07-23 06:59:08</text:p>
          </table:table-cell>
          <table:table-cell/>
          <table:table-cell table:style-name="ce9" table:formula="of:=IF(COUNTIFS([.A$1:.A$2000]; [.D137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02T06:32:47" calcext:value-type="date">
            <text:p>2022-08-02 06:32:47</text:p>
          </table:table-cell>
          <table:table-cell/>
          <table:table-cell office:value-type="float" office:value="20238698" calcext:value-type="float">
            <text:p>20238698</text:p>
          </table:table-cell>
          <table:table-cell table:style-name="ce5" office:value-type="date" office:date-value="2022-07-25T05:53:40" calcext:value-type="date">
            <text:p>2022-07-25 05:53:40</text:p>
          </table:table-cell>
          <table:table-cell/>
          <table:table-cell table:style-name="ce9" table:formula="of:=IF(COUNTIFS([.A$1:.A$2000]; [.D13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03T17:34:45" calcext:value-type="date">
            <text:p>2022-08-03 17:34:45</text:p>
          </table:table-cell>
          <table:table-cell/>
          <table:table-cell office:value-type="float" office:value="782755" calcext:value-type="float">
            <text:p>782755</text:p>
          </table:table-cell>
          <table:table-cell table:style-name="ce5" office:value-type="date" office:date-value="2022-07-25T06:27:39" calcext:value-type="date">
            <text:p>2022-07-25 06:27:39</text:p>
          </table:table-cell>
          <table:table-cell/>
          <table:table-cell table:style-name="ce9" table:formula="of:=IF(COUNTIFS([.A$1:.A$2000]; [.D13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04T10:06:09" calcext:value-type="date">
            <text:p>2022-08-04 10:06:09</text:p>
          </table:table-cell>
          <table:table-cell/>
          <table:table-cell office:value-type="float" office:value="26452002" calcext:value-type="float">
            <text:p>26452002</text:p>
          </table:table-cell>
          <table:table-cell table:style-name="ce5" office:value-type="date" office:date-value="2022-07-26T16:37:05" calcext:value-type="date">
            <text:p>2022-07-26 16:37:05</text:p>
          </table:table-cell>
          <table:table-cell/>
          <table:table-cell table:style-name="ce9" table:formula="of:=IF(COUNTIFS([.A$1:.A$2000]; [.D137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04T12:31:44" calcext:value-type="date">
            <text:p>2022-08-04 12:31:44</text:p>
          </table:table-cell>
          <table:table-cell/>
          <table:table-cell office:value-type="float" office:value="4885821" calcext:value-type="float">
            <text:p>4885821</text:p>
          </table:table-cell>
          <table:table-cell table:style-name="ce5" office:value-type="date" office:date-value="2022-07-26T18:40:31" calcext:value-type="date">
            <text:p>2022-07-26 18:40:31</text:p>
          </table:table-cell>
          <table:table-cell/>
          <table:table-cell table:style-name="ce9" table:formula="of:=IF(COUNTIFS([.A$1:.A$2000]; [.D13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04T13:31:01" calcext:value-type="date">
            <text:p>2022-08-04 13:31:01</text:p>
          </table:table-cell>
          <table:table-cell/>
          <table:table-cell office:value-type="float" office:value="6391776" calcext:value-type="float">
            <text:p>6391776</text:p>
          </table:table-cell>
          <table:table-cell table:style-name="ce5" office:value-type="date" office:date-value="2022-07-27T20:00:50" calcext:value-type="date">
            <text:p>2022-07-27 20:00:50</text:p>
          </table:table-cell>
          <table:table-cell/>
          <table:table-cell table:style-name="ce9" table:formula="of:=IF(COUNTIFS([.A$1:.A$2000]; [.D13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04T14:04:00" calcext:value-type="date">
            <text:p>2022-08-04 14:04:00</text:p>
          </table:table-cell>
          <table:table-cell/>
          <table:table-cell office:value-type="float" office:value="1409808" calcext:value-type="float">
            <text:p>1409808</text:p>
          </table:table-cell>
          <table:table-cell table:style-name="ce5" office:value-type="date" office:date-value="2022-07-28T10:18:45" calcext:value-type="date">
            <text:p>2022-07-28 10:18:45</text:p>
          </table:table-cell>
          <table:table-cell/>
          <table:table-cell table:style-name="ce9" table:formula="of:=IF(COUNTIFS([.A$1:.A$2000]; [.D13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05T12:29:01" calcext:value-type="date">
            <text:p>2022-08-05 12:29:01</text:p>
          </table:table-cell>
          <table:table-cell/>
          <table:table-cell office:value-type="float" office:value="82071905" calcext:value-type="float">
            <text:p>82071905</text:p>
          </table:table-cell>
          <table:table-cell table:style-name="ce5" office:value-type="date" office:date-value="2022-07-29T20:13:05" calcext:value-type="date">
            <text:p>2022-07-29 20:13:05</text:p>
          </table:table-cell>
          <table:table-cell/>
          <table:table-cell table:style-name="ce9" table:formula="of:=IF(COUNTIFS([.A$1:.A$2000]; [.D13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05T16:43:01" calcext:value-type="date">
            <text:p>2022-08-05 16:43:01</text:p>
          </table:table-cell>
          <table:table-cell/>
          <table:table-cell office:value-type="float" office:value="68797601" calcext:value-type="float">
            <text:p>68797601</text:p>
          </table:table-cell>
          <table:table-cell table:style-name="ce5" office:value-type="date" office:date-value="2022-07-30T17:05:52" calcext:value-type="date">
            <text:p>2022-07-30 17:05:52</text:p>
          </table:table-cell>
          <table:table-cell/>
          <table:table-cell table:style-name="ce9" table:formula="of:=IF(COUNTIFS([.A$1:.A$2000]; [.D13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05T21:07:53" calcext:value-type="date">
            <text:p>2022-08-05 21:07:53</text:p>
          </table:table-cell>
          <table:table-cell/>
          <table:table-cell office:value-type="float" office:value="10927324" calcext:value-type="float">
            <text:p>10927324</text:p>
          </table:table-cell>
          <table:table-cell table:style-name="ce5" office:value-type="date" office:date-value="2022-07-30T20:22:17" calcext:value-type="date">
            <text:p>2022-07-30 20:22:17</text:p>
          </table:table-cell>
          <table:table-cell/>
          <table:table-cell table:style-name="ce9" table:formula="of:=IF(COUNTIFS([.A$1:.A$2000]; [.D13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08T17:14:01" calcext:value-type="date">
            <text:p>2022-08-08 17:14:01</text:p>
          </table:table-cell>
          <table:table-cell/>
          <table:table-cell office:value-type="float" office:value="4128968" calcext:value-type="float">
            <text:p>4128968</text:p>
          </table:table-cell>
          <table:table-cell table:style-name="ce5" office:value-type="date" office:date-value="2022-08-01T12:49:41" calcext:value-type="date">
            <text:p>2022-08-01 12:49:41</text:p>
          </table:table-cell>
          <table:table-cell/>
          <table:table-cell table:style-name="ce9" table:formula="of:=IF(COUNTIFS([.A$1:.A$2000]; [.D13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10T09:59:52" calcext:value-type="date">
            <text:p>2022-08-10 09:59:52</text:p>
          </table:table-cell>
          <table:table-cell/>
          <table:table-cell office:value-type="float" office:value="2020134" calcext:value-type="float">
            <text:p>2020134</text:p>
          </table:table-cell>
          <table:table-cell table:style-name="ce5" office:value-type="date" office:date-value="2022-08-02T06:32:47" calcext:value-type="date">
            <text:p>2022-08-02 06:32:47</text:p>
          </table:table-cell>
          <table:table-cell/>
          <table:table-cell table:style-name="ce9" table:formula="of:=IF(COUNTIFS([.A$1:.A$2000]; [.D13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11T07:23:35" calcext:value-type="date">
            <text:p>2022-08-11 07:23:35</text:p>
          </table:table-cell>
          <table:table-cell/>
          <table:table-cell office:value-type="float" office:value="3270746" calcext:value-type="float">
            <text:p>3270746</text:p>
          </table:table-cell>
          <table:table-cell table:style-name="ce5" office:value-type="date" office:date-value="2022-08-03T17:34:45" calcext:value-type="date">
            <text:p>2022-08-03 17:34:45</text:p>
          </table:table-cell>
          <table:table-cell/>
          <table:table-cell table:style-name="ce9" table:formula="of:=IF(COUNTIFS([.A$1:.A$2000]; [.D13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11T21:03:13" calcext:value-type="date">
            <text:p>2022-08-11 21:03:13</text:p>
          </table:table-cell>
          <table:table-cell/>
          <table:table-cell office:value-type="float" office:value="1932159" calcext:value-type="float">
            <text:p>1932159</text:p>
          </table:table-cell>
          <table:table-cell table:style-name="ce5" office:value-type="date" office:date-value="2022-08-04T10:06:09" calcext:value-type="date">
            <text:p>2022-08-04 10:06:09</text:p>
          </table:table-cell>
          <table:table-cell/>
          <table:table-cell table:style-name="ce9" table:formula="of:=IF(COUNTIFS([.A$1:.A$2000]; [.D13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15T03:50:29" calcext:value-type="date">
            <text:p>2022-08-15 03:50:29</text:p>
          </table:table-cell>
          <table:table-cell/>
          <table:table-cell office:value-type="float" office:value="19165190" calcext:value-type="float">
            <text:p>19165190</text:p>
          </table:table-cell>
          <table:table-cell table:style-name="ce5" office:value-type="date" office:date-value="2022-08-04T12:31:44" calcext:value-type="date">
            <text:p>2022-08-04 12:31:44</text:p>
          </table:table-cell>
          <table:table-cell/>
          <table:table-cell table:style-name="ce9" table:formula="of:=IF(COUNTIFS([.A$1:.A$2000]; [.D13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16T02:20:43" calcext:value-type="date">
            <text:p>2022-08-16 02:20:43</text:p>
          </table:table-cell>
          <table:table-cell/>
          <table:table-cell office:value-type="float" office:value="19206968" calcext:value-type="float">
            <text:p>19206968</text:p>
          </table:table-cell>
          <table:table-cell table:style-name="ce5" office:value-type="date" office:date-value="2022-08-04T13:31:01" calcext:value-type="date">
            <text:p>2022-08-04 13:31:01</text:p>
          </table:table-cell>
          <table:table-cell/>
          <table:table-cell table:style-name="ce9" table:formula="of:=IF(COUNTIFS([.A$1:.A$2000]; [.D13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17T07:25:21" calcext:value-type="date">
            <text:p>2022-08-17 07:25:21</text:p>
          </table:table-cell>
          <table:table-cell/>
          <table:table-cell office:value-type="float" office:value="79308698" calcext:value-type="float">
            <text:p>79308698</text:p>
          </table:table-cell>
          <table:table-cell table:style-name="ce5" office:value-type="date" office:date-value="2022-08-04T14:04:00" calcext:value-type="date">
            <text:p>2022-08-04 14:04:00</text:p>
          </table:table-cell>
          <table:table-cell/>
          <table:table-cell table:style-name="ce9" table:formula="of:=IF(COUNTIFS([.A$1:.A$2000]; [.D13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17T11:29:29" calcext:value-type="date">
            <text:p>2022-08-17 11:29:29</text:p>
          </table:table-cell>
          <table:table-cell/>
          <table:table-cell office:value-type="float" office:value="104008845" calcext:value-type="float">
            <text:p>104008845</text:p>
          </table:table-cell>
          <table:table-cell table:style-name="ce5" office:value-type="date" office:date-value="2022-08-05T12:29:01" calcext:value-type="date">
            <text:p>2022-08-05 12:29:01</text:p>
          </table:table-cell>
          <table:table-cell/>
          <table:table-cell table:style-name="ce9" table:formula="of:=IF(COUNTIFS([.A$1:.A$2000]; [.D13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19T14:14:33" calcext:value-type="date">
            <text:p>2022-08-19 14:14:33</text:p>
          </table:table-cell>
          <table:table-cell/>
          <table:table-cell office:value-type="float" office:value="29057302" calcext:value-type="float">
            <text:p>29057302</text:p>
          </table:table-cell>
          <table:table-cell table:style-name="ce5" office:value-type="date" office:date-value="2022-08-05T16:43:01" calcext:value-type="date">
            <text:p>2022-08-05 16:43:01</text:p>
          </table:table-cell>
          <table:table-cell/>
          <table:table-cell table:style-name="ce9" table:formula="of:=IF(COUNTIFS([.A$1:.A$2000]; [.D13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20T12:13:26" calcext:value-type="date">
            <text:p>2022-08-20 12:13:26</text:p>
          </table:table-cell>
          <table:table-cell/>
          <table:table-cell office:value-type="float" office:value="72418586" calcext:value-type="float">
            <text:p>72418586</text:p>
          </table:table-cell>
          <table:table-cell table:style-name="ce5" office:value-type="date" office:date-value="2022-08-05T21:07:53" calcext:value-type="date">
            <text:p>2022-08-05 21:07:53</text:p>
          </table:table-cell>
          <table:table-cell/>
          <table:table-cell table:style-name="ce9" table:formula="of:=IF(COUNTIFS([.A$1:.A$2000]; [.D13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20T13:35:04" calcext:value-type="date">
            <text:p>2022-08-20 13:35:04</text:p>
          </table:table-cell>
          <table:table-cell/>
          <table:table-cell office:value-type="float" office:value="1628718" calcext:value-type="float">
            <text:p>1628718</text:p>
          </table:table-cell>
          <table:table-cell table:style-name="ce5" office:value-type="date" office:date-value="2022-08-08T17:14:01" calcext:value-type="date">
            <text:p>2022-08-08 17:14:01</text:p>
          </table:table-cell>
          <table:table-cell/>
          <table:table-cell table:style-name="ce9" table:formula="of:=IF(COUNTIFS([.A$1:.A$2000]; [.D139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23T17:36:28" calcext:value-type="date">
            <text:p>2022-08-23 17:36:28</text:p>
          </table:table-cell>
          <table:table-cell/>
          <table:table-cell office:value-type="float" office:value="2658625" calcext:value-type="float">
            <text:p>2658625</text:p>
          </table:table-cell>
          <table:table-cell table:style-name="ce5" office:value-type="date" office:date-value="2022-08-10T09:59:52" calcext:value-type="date">
            <text:p>2022-08-10 09:59:52</text:p>
          </table:table-cell>
          <table:table-cell/>
          <table:table-cell table:style-name="ce9" table:formula="of:=IF(COUNTIFS([.A$1:.A$2000]; [.D13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24T14:30:40" calcext:value-type="date">
            <text:p>2022-08-24 14:30:40</text:p>
          </table:table-cell>
          <table:table-cell/>
          <table:table-cell office:value-type="float" office:value="32608920" calcext:value-type="float">
            <text:p>32608920</text:p>
          </table:table-cell>
          <table:table-cell table:style-name="ce5" office:value-type="date" office:date-value="2022-08-11T07:23:35" calcext:value-type="date">
            <text:p>2022-08-11 07:23:35</text:p>
          </table:table-cell>
          <table:table-cell/>
          <table:table-cell table:style-name="ce9" table:formula="of:=IF(COUNTIFS([.A$1:.A$2000]; [.D13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24T15:49:07" calcext:value-type="date">
            <text:p>2022-08-24 15:49:07</text:p>
          </table:table-cell>
          <table:table-cell/>
          <table:table-cell office:value-type="float" office:value="25427359" calcext:value-type="float">
            <text:p>25427359</text:p>
          </table:table-cell>
          <table:table-cell table:style-name="ce5" office:value-type="date" office:date-value="2022-08-11T21:03:13" calcext:value-type="date">
            <text:p>2022-08-11 21:03:13</text:p>
          </table:table-cell>
          <table:table-cell/>
          <table:table-cell table:style-name="ce9" table:formula="of:=IF(COUNTIFS([.A$1:.A$2000]; [.D13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25T13:51:35" calcext:value-type="date">
            <text:p>2022-08-25 13:51:35</text:p>
          </table:table-cell>
          <table:table-cell/>
          <table:table-cell office:value-type="float" office:value="48819869" calcext:value-type="float">
            <text:p>48819869</text:p>
          </table:table-cell>
          <table:table-cell table:style-name="ce5" office:value-type="date" office:date-value="2022-08-15T03:50:29" calcext:value-type="date">
            <text:p>2022-08-15 03:50:29</text:p>
          </table:table-cell>
          <table:table-cell/>
          <table:table-cell table:style-name="ce9" table:formula="of:=IF(COUNTIFS([.A$1:.A$2000]; [.D13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25T16:37:22" calcext:value-type="date">
            <text:p>2022-08-25 16:37:22</text:p>
          </table:table-cell>
          <table:table-cell/>
          <table:table-cell office:value-type="float" office:value="5339018" calcext:value-type="float">
            <text:p>5339018</text:p>
          </table:table-cell>
          <table:table-cell table:style-name="ce5" office:value-type="date" office:date-value="2022-08-16T02:20:43" calcext:value-type="date">
            <text:p>2022-08-16 02:20:43</text:p>
          </table:table-cell>
          <table:table-cell/>
          <table:table-cell table:style-name="ce9" table:formula="of:=IF(COUNTIFS([.A$1:.A$2000]; [.D139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26T10:10:49" calcext:value-type="date">
            <text:p>2022-08-26 10:10:49</text:p>
          </table:table-cell>
          <table:table-cell/>
          <table:table-cell office:value-type="float" office:value="34006555" calcext:value-type="float">
            <text:p>34006555</text:p>
          </table:table-cell>
          <table:table-cell table:style-name="ce5" office:value-type="date" office:date-value="2022-08-17T07:25:21" calcext:value-type="date">
            <text:p>2022-08-17 07:25:21</text:p>
          </table:table-cell>
          <table:table-cell/>
          <table:table-cell table:style-name="ce9" table:formula="of:=IF(COUNTIFS([.A$1:.A$2000]; [.D13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29T21:18:57" calcext:value-type="date">
            <text:p>2022-08-29 21:18:57</text:p>
          </table:table-cell>
          <table:table-cell/>
          <table:table-cell office:value-type="float" office:value="492753" calcext:value-type="float">
            <text:p>492753</text:p>
          </table:table-cell>
          <table:table-cell table:style-name="ce5" office:value-type="date" office:date-value="2022-08-17T11:29:29" calcext:value-type="date">
            <text:p>2022-08-17 11:29:29</text:p>
          </table:table-cell>
          <table:table-cell/>
          <table:table-cell table:style-name="ce9" table:formula="of:=IF(COUNTIFS([.A$1:.A$2000]; [.D14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30T03:02:22" calcext:value-type="date">
            <text:p>2022-08-30 03:02:22</text:p>
          </table:table-cell>
          <table:table-cell/>
          <table:table-cell office:value-type="float" office:value="41330200" calcext:value-type="float">
            <text:p>41330200</text:p>
          </table:table-cell>
          <table:table-cell table:style-name="ce5" office:value-type="date" office:date-value="2022-08-19T14:14:33" calcext:value-type="date">
            <text:p>2022-08-19 14:14:33</text:p>
          </table:table-cell>
          <table:table-cell/>
          <table:table-cell table:style-name="ce9" table:formula="of:=IF(COUNTIFS([.A$1:.A$2000]; [.D140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8-30T20:37:21" calcext:value-type="date">
            <text:p>2022-08-30 20:37:21</text:p>
          </table:table-cell>
          <table:table-cell/>
          <table:table-cell office:value-type="float" office:value="2819631" calcext:value-type="float">
            <text:p>2819631</text:p>
          </table:table-cell>
          <table:table-cell table:style-name="ce5" office:value-type="date" office:date-value="2022-08-20T12:13:26" calcext:value-type="date">
            <text:p>2022-08-20 12:13:26</text:p>
          </table:table-cell>
          <table:table-cell/>
          <table:table-cell table:style-name="ce9" table:formula="of:=IF(COUNTIFS([.A$1:.A$2000]; [.D14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01T02:17:23" calcext:value-type="date">
            <text:p>2022-09-01 02:17:23</text:p>
          </table:table-cell>
          <table:table-cell/>
          <table:table-cell office:value-type="float" office:value="74022244" calcext:value-type="float">
            <text:p>74022244</text:p>
          </table:table-cell>
          <table:table-cell table:style-name="ce5" office:value-type="date" office:date-value="2022-08-20T13:35:04" calcext:value-type="date">
            <text:p>2022-08-20 13:35:04</text:p>
          </table:table-cell>
          <table:table-cell/>
          <table:table-cell table:style-name="ce9" table:formula="of:=IF(COUNTIFS([.A$1:.A$2000]; [.D14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02T04:31:27" calcext:value-type="date">
            <text:p>2022-09-02 04:31:27</text:p>
          </table:table-cell>
          <table:table-cell/>
          <table:table-cell office:value-type="float" office:value="112297842" calcext:value-type="float">
            <text:p>112297842</text:p>
          </table:table-cell>
          <table:table-cell table:style-name="ce5" office:value-type="date" office:date-value="2022-08-23T17:36:28" calcext:value-type="date">
            <text:p>2022-08-23 17:36:28</text:p>
          </table:table-cell>
          <table:table-cell/>
          <table:table-cell table:style-name="ce9" table:formula="of:=IF(COUNTIFS([.A$1:.A$2000]; [.D14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02T06:14:22" calcext:value-type="date">
            <text:p>2022-09-02 06:14:22</text:p>
          </table:table-cell>
          <table:table-cell/>
          <table:table-cell office:value-type="float" office:value="1897596" calcext:value-type="float">
            <text:p>1897596</text:p>
          </table:table-cell>
          <table:table-cell table:style-name="ce5" office:value-type="date" office:date-value="2022-08-24T14:30:40" calcext:value-type="date">
            <text:p>2022-08-24 14:30:40</text:p>
          </table:table-cell>
          <table:table-cell/>
          <table:table-cell table:style-name="ce9" table:formula="of:=IF(COUNTIFS([.A$1:.A$2000]; [.D14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02T09:24:41" calcext:value-type="date">
            <text:p>2022-09-02 09:24:41</text:p>
          </table:table-cell>
          <table:table-cell/>
          <table:table-cell office:value-type="float" office:value="1175677" calcext:value-type="float">
            <text:p>1175677</text:p>
          </table:table-cell>
          <table:table-cell table:style-name="ce5" office:value-type="date" office:date-value="2022-08-24T15:49:07" calcext:value-type="date">
            <text:p>2022-08-24 15:49:07</text:p>
          </table:table-cell>
          <table:table-cell/>
          <table:table-cell table:style-name="ce9" table:formula="of:=IF(COUNTIFS([.A$1:.A$2000]; [.D140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03T04:24:28" calcext:value-type="date">
            <text:p>2022-09-03 04:24:28</text:p>
          </table:table-cell>
          <table:table-cell/>
          <table:table-cell office:value-type="float" office:value="3702379" calcext:value-type="float">
            <text:p>3702379</text:p>
          </table:table-cell>
          <table:table-cell table:style-name="ce5" office:value-type="date" office:date-value="2022-08-25T13:51:35" calcext:value-type="date">
            <text:p>2022-08-25 13:51:35</text:p>
          </table:table-cell>
          <table:table-cell/>
          <table:table-cell table:style-name="ce9" table:formula="of:=IF(COUNTIFS([.A$1:.A$2000]; [.D14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07T17:39:18" calcext:value-type="date">
            <text:p>2022-09-07 17:39:18</text:p>
          </table:table-cell>
          <table:table-cell/>
          <table:table-cell office:value-type="float" office:value="108314166" calcext:value-type="float">
            <text:p>108314166</text:p>
          </table:table-cell>
          <table:table-cell table:style-name="ce5" office:value-type="date" office:date-value="2022-08-25T16:37:22" calcext:value-type="date">
            <text:p>2022-08-25 16:37:22</text:p>
          </table:table-cell>
          <table:table-cell/>
          <table:table-cell table:style-name="ce9" table:formula="of:=IF(COUNTIFS([.A$1:.A$2000]; [.D14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07T21:06:24" calcext:value-type="date">
            <text:p>2022-09-07 21:06:24</text:p>
          </table:table-cell>
          <table:table-cell/>
          <table:table-cell office:value-type="float" office:value="176277" calcext:value-type="float">
            <text:p>176277</text:p>
          </table:table-cell>
          <table:table-cell table:style-name="ce5" office:value-type="date" office:date-value="2022-08-26T10:10:49" calcext:value-type="date">
            <text:p>2022-08-26 10:10:49</text:p>
          </table:table-cell>
          <table:table-cell/>
          <table:table-cell table:style-name="ce9" table:formula="of:=IF(COUNTIFS([.A$1:.A$2000]; [.D14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09T02:41:17" calcext:value-type="date">
            <text:p>2022-09-09 02:41:17</text:p>
          </table:table-cell>
          <table:table-cell/>
          <table:table-cell office:value-type="float" office:value="49669459" calcext:value-type="float">
            <text:p>49669459</text:p>
          </table:table-cell>
          <table:table-cell table:style-name="ce5" office:value-type="date" office:date-value="2022-08-29T21:18:57" calcext:value-type="date">
            <text:p>2022-08-29 21:18:57</text:p>
          </table:table-cell>
          <table:table-cell/>
          <table:table-cell table:style-name="ce9" table:formula="of:=IF(COUNTIFS([.A$1:.A$2000]; [.D14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09T13:14:40" calcext:value-type="date">
            <text:p>2022-09-09 13:14:40</text:p>
          </table:table-cell>
          <table:table-cell/>
          <table:table-cell office:value-type="float" office:value="12562789" calcext:value-type="float">
            <text:p>12562789</text:p>
          </table:table-cell>
          <table:table-cell table:style-name="ce5" office:value-type="date" office:date-value="2022-08-30T03:02:22" calcext:value-type="date">
            <text:p>2022-08-30 03:02:22</text:p>
          </table:table-cell>
          <table:table-cell/>
          <table:table-cell table:style-name="ce9" table:formula="of:=IF(COUNTIFS([.A$1:.A$2000]; [.D14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0T14:01:49" calcext:value-type="date">
            <text:p>2022-09-10 14:01:49</text:p>
          </table:table-cell>
          <table:table-cell/>
          <table:table-cell office:value-type="float" office:value="11797322" calcext:value-type="float">
            <text:p>11797322</text:p>
          </table:table-cell>
          <table:table-cell table:style-name="ce5" office:value-type="date" office:date-value="2022-08-30T20:37:21" calcext:value-type="date">
            <text:p>2022-08-30 20:37:21</text:p>
          </table:table-cell>
          <table:table-cell/>
          <table:table-cell table:style-name="ce9" table:formula="of:=IF(COUNTIFS([.A$1:.A$2000]; [.D14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0T20:36:53" calcext:value-type="date">
            <text:p>2022-09-10 20:36:53</text:p>
          </table:table-cell>
          <table:table-cell/>
          <table:table-cell office:value-type="float" office:value="2092832" calcext:value-type="float">
            <text:p>2092832</text:p>
          </table:table-cell>
          <table:table-cell table:style-name="ce5" office:value-type="date" office:date-value="2022-09-01T02:17:23" calcext:value-type="date">
            <text:p>2022-09-01 02:17:23</text:p>
          </table:table-cell>
          <table:table-cell/>
          <table:table-cell table:style-name="ce9" table:formula="of:=IF(COUNTIFS([.A$1:.A$2000]; [.D14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2T02:30:11" calcext:value-type="date">
            <text:p>2022-09-12 02:30:11</text:p>
          </table:table-cell>
          <table:table-cell/>
          <table:table-cell office:value-type="float" office:value="8044409" calcext:value-type="float">
            <text:p>8044409</text:p>
          </table:table-cell>
          <table:table-cell table:style-name="ce5" office:value-type="date" office:date-value="2022-09-02T04:31:27" calcext:value-type="date">
            <text:p>2022-09-02 04:31:27</text:p>
          </table:table-cell>
          <table:table-cell/>
          <table:table-cell table:style-name="ce9" table:formula="of:=IF(COUNTIFS([.A$1:.A$2000]; [.D14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2T16:37:50" calcext:value-type="date">
            <text:p>2022-09-12 16:37:50</text:p>
          </table:table-cell>
          <table:table-cell/>
          <table:table-cell office:value-type="float" office:value="63471848" calcext:value-type="float">
            <text:p>63471848</text:p>
          </table:table-cell>
          <table:table-cell table:style-name="ce5" office:value-type="date" office:date-value="2022-09-02T06:14:22" calcext:value-type="date">
            <text:p>2022-09-02 06:14:22</text:p>
          </table:table-cell>
          <table:table-cell/>
          <table:table-cell table:style-name="ce9" table:formula="of:=IF(COUNTIFS([.A$1:.A$2000]; [.D14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2T17:34:54" calcext:value-type="date">
            <text:p>2022-09-12 17:34:54</text:p>
          </table:table-cell>
          <table:table-cell/>
          <table:table-cell office:value-type="float" office:value="17680512" calcext:value-type="float">
            <text:p>17680512</text:p>
          </table:table-cell>
          <table:table-cell table:style-name="ce5" office:value-type="date" office:date-value="2022-09-02T09:24:41" calcext:value-type="date">
            <text:p>2022-09-02 09:24:41</text:p>
          </table:table-cell>
          <table:table-cell/>
          <table:table-cell table:style-name="ce9" table:formula="of:=IF(COUNTIFS([.A$1:.A$2000]; [.D14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4T10:17:51" calcext:value-type="date">
            <text:p>2022-09-14 10:17:51</text:p>
          </table:table-cell>
          <table:table-cell/>
          <table:table-cell office:value-type="float" office:value="744004" calcext:value-type="float">
            <text:p>744004</text:p>
          </table:table-cell>
          <table:table-cell table:style-name="ce5" office:value-type="date" office:date-value="2022-09-03T04:24:28" calcext:value-type="date">
            <text:p>2022-09-03 04:24:28</text:p>
          </table:table-cell>
          <table:table-cell/>
          <table:table-cell table:style-name="ce9" table:formula="of:=IF(COUNTIFS([.A$1:.A$2000]; [.D14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5T06:44:02" calcext:value-type="date">
            <text:p>2022-09-15 06:44:02</text:p>
          </table:table-cell>
          <table:table-cell/>
          <table:table-cell office:value-type="float" office:value="39741085" calcext:value-type="float">
            <text:p>39741085</text:p>
          </table:table-cell>
          <table:table-cell table:style-name="ce5" office:value-type="date" office:date-value="2022-09-07T17:39:18" calcext:value-type="date">
            <text:p>2022-09-07 17:39:18</text:p>
          </table:table-cell>
          <table:table-cell/>
          <table:table-cell table:style-name="ce9" table:formula="of:=IF(COUNTIFS([.A$1:.A$2000]; [.D14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6T01:32:01" calcext:value-type="date">
            <text:p>2022-09-16 01:32:01</text:p>
          </table:table-cell>
          <table:table-cell/>
          <table:table-cell office:value-type="float" office:value="927749" calcext:value-type="float">
            <text:p>927749</text:p>
          </table:table-cell>
          <table:table-cell table:style-name="ce5" office:value-type="date" office:date-value="2022-09-07T21:06:24" calcext:value-type="date">
            <text:p>2022-09-07 21:06:24</text:p>
          </table:table-cell>
          <table:table-cell/>
          <table:table-cell table:style-name="ce9" table:formula="of:=IF(COUNTIFS([.A$1:.A$2000]; [.D141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6T14:29:28" calcext:value-type="date">
            <text:p>2022-09-16 14:29:28</text:p>
          </table:table-cell>
          <table:table-cell/>
          <table:table-cell office:value-type="float" office:value="4020038" calcext:value-type="float">
            <text:p>4020038</text:p>
          </table:table-cell>
          <table:table-cell table:style-name="ce5" office:value-type="date" office:date-value="2022-09-09T02:41:17" calcext:value-type="date">
            <text:p>2022-09-09 02:41:17</text:p>
          </table:table-cell>
          <table:table-cell/>
          <table:table-cell table:style-name="ce9" table:formula="of:=IF(COUNTIFS([.A$1:.A$2000]; [.D14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6T16:38:20" calcext:value-type="date">
            <text:p>2022-09-16 16:38:20</text:p>
          </table:table-cell>
          <table:table-cell/>
          <table:table-cell office:value-type="float" office:value="1005019" calcext:value-type="float">
            <text:p>1005019</text:p>
          </table:table-cell>
          <table:table-cell table:style-name="ce5" office:value-type="date" office:date-value="2022-09-09T13:14:40" calcext:value-type="date">
            <text:p>2022-09-09 13:14:40</text:p>
          </table:table-cell>
          <table:table-cell/>
          <table:table-cell table:style-name="ce9" table:formula="of:=IF(COUNTIFS([.A$1:.A$2000]; [.D142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6T23:32:11" calcext:value-type="date">
            <text:p>2022-09-16 23:32:11</text:p>
          </table:table-cell>
          <table:table-cell/>
          <table:table-cell office:value-type="float" office:value="7337485" calcext:value-type="float">
            <text:p>7337485</text:p>
          </table:table-cell>
          <table:table-cell table:style-name="ce5" office:value-type="date" office:date-value="2022-09-10T14:01:49" calcext:value-type="date">
            <text:p>2022-09-10 14:01:49</text:p>
          </table:table-cell>
          <table:table-cell/>
          <table:table-cell table:style-name="ce9" table:formula="of:=IF(COUNTIFS([.A$1:.A$2000]; [.D14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7T09:26:47" calcext:value-type="date">
            <text:p>2022-09-17 09:26:47</text:p>
          </table:table-cell>
          <table:table-cell/>
          <table:table-cell office:value-type="float" office:value="6489045" calcext:value-type="float">
            <text:p>6489045</text:p>
          </table:table-cell>
          <table:table-cell table:style-name="ce5" office:value-type="date" office:date-value="2022-09-10T20:36:53" calcext:value-type="date">
            <text:p>2022-09-10 20:36:53</text:p>
          </table:table-cell>
          <table:table-cell/>
          <table:table-cell table:style-name="ce9" table:formula="of:=IF(COUNTIFS([.A$1:.A$2000]; [.D14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8T13:02:59" calcext:value-type="date">
            <text:p>2022-09-18 13:02:59</text:p>
          </table:table-cell>
          <table:table-cell/>
          <table:table-cell office:value-type="float" office:value="9021135" calcext:value-type="float">
            <text:p>9021135</text:p>
          </table:table-cell>
          <table:table-cell table:style-name="ce5" office:value-type="date" office:date-value="2022-09-11T23:37:21" calcext:value-type="date">
            <text:p>2022-09-11 23:37:21</text:p>
          </table:table-cell>
          <table:table-cell/>
          <table:table-cell table:style-name="ce9" table:formula="of:=IF(COUNTIFS([.A$1:.A$2000]; [.D1424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22-09-19T07:22:41" calcext:value-type="date">
            <text:p>2022-09-19 07:22:41</text:p>
          </table:table-cell>
          <table:table-cell/>
          <table:table-cell office:value-type="float" office:value="20572844" calcext:value-type="float">
            <text:p>20572844</text:p>
          </table:table-cell>
          <table:table-cell table:style-name="ce5" office:value-type="date" office:date-value="2022-09-12T02:30:11" calcext:value-type="date">
            <text:p>2022-09-12 02:30:11</text:p>
          </table:table-cell>
          <table:table-cell/>
          <table:table-cell table:style-name="ce9" table:formula="of:=IF(COUNTIFS([.A$1:.A$2000]; [.D14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9T08:25:29" calcext:value-type="date">
            <text:p>2022-09-19 08:25:29</text:p>
          </table:table-cell>
          <table:table-cell/>
          <table:table-cell office:value-type="float" office:value="34403739" calcext:value-type="float">
            <text:p>34403739</text:p>
          </table:table-cell>
          <table:table-cell table:style-name="ce5" office:value-type="date" office:date-value="2022-09-12T16:37:50" calcext:value-type="date">
            <text:p>2022-09-12 16:37:50</text:p>
          </table:table-cell>
          <table:table-cell/>
          <table:table-cell table:style-name="ce9" table:formula="of:=IF(COUNTIFS([.A$1:.A$2000]; [.D14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9T08:50:06" calcext:value-type="date">
            <text:p>2022-09-19 08:50:06</text:p>
          </table:table-cell>
          <table:table-cell/>
          <table:table-cell office:value-type="float" office:value="7807155" calcext:value-type="float">
            <text:p>7807155</text:p>
          </table:table-cell>
          <table:table-cell table:style-name="ce5" office:value-type="date" office:date-value="2022-09-12T17:34:54" calcext:value-type="date">
            <text:p>2022-09-12 17:34:54</text:p>
          </table:table-cell>
          <table:table-cell/>
          <table:table-cell table:style-name="ce9" table:formula="of:=IF(COUNTIFS([.A$1:.A$2000]; [.D14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9T12:46:16" calcext:value-type="date">
            <text:p>2022-09-19 12:46:16</text:p>
          </table:table-cell>
          <table:table-cell/>
          <table:table-cell office:value-type="float" office:value="47873284" calcext:value-type="float">
            <text:p>47873284</text:p>
          </table:table-cell>
          <table:table-cell table:style-name="ce5" office:value-type="date" office:date-value="2022-09-14T10:17:51" calcext:value-type="date">
            <text:p>2022-09-14 10:17:51</text:p>
          </table:table-cell>
          <table:table-cell/>
          <table:table-cell table:style-name="ce9" table:formula="of:=IF(COUNTIFS([.A$1:.A$2000]; [.D14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19T15:04:21" calcext:value-type="date">
            <text:p>2022-09-19 15:04:21</text:p>
          </table:table-cell>
          <table:table-cell/>
          <table:table-cell office:value-type="float" office:value="7693617" calcext:value-type="float">
            <text:p>7693617</text:p>
          </table:table-cell>
          <table:table-cell table:style-name="ce5" office:value-type="date" office:date-value="2022-09-15T06:44:02" calcext:value-type="date">
            <text:p>2022-09-15 06:44:02</text:p>
          </table:table-cell>
          <table:table-cell/>
          <table:table-cell table:style-name="ce9" table:formula="of:=IF(COUNTIFS([.A$1:.A$2000]; [.D14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21T02:20:25" calcext:value-type="date">
            <text:p>2022-09-21 02:20:25</text:p>
          </table:table-cell>
          <table:table-cell/>
          <table:table-cell office:value-type="float" office:value="236093" calcext:value-type="float">
            <text:p>236093</text:p>
          </table:table-cell>
          <table:table-cell table:style-name="ce5" office:value-type="date" office:date-value="2022-09-16T01:32:01" calcext:value-type="date">
            <text:p>2022-09-16 01:32:01</text:p>
          </table:table-cell>
          <table:table-cell/>
          <table:table-cell table:style-name="ce9" table:formula="of:=IF(COUNTIFS([.A$1:.A$2000]; [.D14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22T06:15:19" calcext:value-type="date">
            <text:p>2022-09-22 06:15:19</text:p>
          </table:table-cell>
          <table:table-cell/>
          <table:table-cell office:value-type="float" office:value="30209072" calcext:value-type="float">
            <text:p>30209072</text:p>
          </table:table-cell>
          <table:table-cell table:style-name="ce5" office:value-type="date" office:date-value="2022-09-16T14:29:28" calcext:value-type="date">
            <text:p>2022-09-16 14:29:28</text:p>
          </table:table-cell>
          <table:table-cell/>
          <table:table-cell table:style-name="ce9" table:formula="of:=IF(COUNTIFS([.A$1:.A$2000]; [.D14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22T17:52:08" calcext:value-type="date">
            <text:p>2022-09-22 17:52:08</text:p>
          </table:table-cell>
          <table:table-cell/>
          <table:table-cell office:value-type="float" office:value="41129830" calcext:value-type="float">
            <text:p>41129830</text:p>
          </table:table-cell>
          <table:table-cell table:style-name="ce5" office:value-type="date" office:date-value="2022-09-16T16:38:20" calcext:value-type="date">
            <text:p>2022-09-16 16:38:20</text:p>
          </table:table-cell>
          <table:table-cell/>
          <table:table-cell table:style-name="ce9" table:formula="of:=IF(COUNTIFS([.A$1:.A$2000]; [.D14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23T05:44:39" calcext:value-type="date">
            <text:p>2022-09-23 05:44:39</text:p>
          </table:table-cell>
          <table:table-cell/>
          <table:table-cell office:value-type="float" office:value="4526924" calcext:value-type="float">
            <text:p>4526924</text:p>
          </table:table-cell>
          <table:table-cell table:style-name="ce5" office:value-type="date" office:date-value="2022-09-16T23:32:11" calcext:value-type="date">
            <text:p>2022-09-16 23:32:11</text:p>
          </table:table-cell>
          <table:table-cell/>
          <table:table-cell table:style-name="ce9" table:formula="of:=IF(COUNTIFS([.A$1:.A$2000]; [.D14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23T13:09:35" calcext:value-type="date">
            <text:p>2022-09-23 13:09:35</text:p>
          </table:table-cell>
          <table:table-cell/>
          <table:table-cell office:value-type="float" office:value="17557716" calcext:value-type="float">
            <text:p>17557716</text:p>
          </table:table-cell>
          <table:table-cell table:style-name="ce5" office:value-type="date" office:date-value="2022-09-17T09:26:47" calcext:value-type="date">
            <text:p>2022-09-17 09:26:47</text:p>
          </table:table-cell>
          <table:table-cell/>
          <table:table-cell table:style-name="ce9" table:formula="of:=IF(COUNTIFS([.A$1:.A$2000]; [.D143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25T12:30:38" calcext:value-type="date">
            <text:p>2022-09-25 12:30:38</text:p>
          </table:table-cell>
          <table:table-cell/>
          <table:table-cell office:value-type="float" office:value="13300816" calcext:value-type="float">
            <text:p>13300816</text:p>
          </table:table-cell>
          <table:table-cell table:style-name="ce5" office:value-type="date" office:date-value="2022-09-18T13:02:59" calcext:value-type="date">
            <text:p>2022-09-18 13:02:59</text:p>
          </table:table-cell>
          <table:table-cell/>
          <table:table-cell table:style-name="ce9" table:formula="of:=IF(COUNTIFS([.A$1:.A$2000]; [.D14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25T16:30:11" calcext:value-type="date">
            <text:p>2022-09-25 16:30:11</text:p>
          </table:table-cell>
          <table:table-cell/>
          <table:table-cell office:value-type="float" office:value="78945257" calcext:value-type="float">
            <text:p>78945257</text:p>
          </table:table-cell>
          <table:table-cell table:style-name="ce5" office:value-type="date" office:date-value="2022-09-19T07:22:41" calcext:value-type="date">
            <text:p>2022-09-19 07:22:41</text:p>
          </table:table-cell>
          <table:table-cell/>
          <table:table-cell table:style-name="ce9" table:formula="of:=IF(COUNTIFS([.A$1:.A$2000]; [.D14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27T09:36:54" calcext:value-type="date">
            <text:p>2022-09-27 09:36:54</text:p>
          </table:table-cell>
          <table:table-cell/>
          <table:table-cell office:value-type="float" office:value="10563859" calcext:value-type="float">
            <text:p>10563859</text:p>
          </table:table-cell>
          <table:table-cell table:style-name="ce5" office:value-type="date" office:date-value="2022-09-19T08:25:29" calcext:value-type="date">
            <text:p>2022-09-19 08:25:29</text:p>
          </table:table-cell>
          <table:table-cell/>
          <table:table-cell table:style-name="ce9" table:formula="of:=IF(COUNTIFS([.A$1:.A$2000]; [.D14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27T10:11:38" calcext:value-type="date">
            <text:p>2022-09-27 10:11:38</text:p>
          </table:table-cell>
          <table:table-cell/>
          <table:table-cell office:value-type="float" office:value="20354050" calcext:value-type="float">
            <text:p>20354050</text:p>
          </table:table-cell>
          <table:table-cell table:style-name="ce5" office:value-type="date" office:date-value="2022-09-19T08:50:06" calcext:value-type="date">
            <text:p>2022-09-19 08:50:06</text:p>
          </table:table-cell>
          <table:table-cell/>
          <table:table-cell table:style-name="ce9" table:formula="of:=IF(COUNTIFS([.A$1:.A$2000]; [.D14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29T06:20:07" calcext:value-type="date">
            <text:p>2022-09-29 06:20:07</text:p>
          </table:table-cell>
          <table:table-cell/>
          <table:table-cell office:value-type="float" office:value="7323241" calcext:value-type="float">
            <text:p>7323241</text:p>
          </table:table-cell>
          <table:table-cell table:style-name="ce5" office:value-type="date" office:date-value="2022-09-19T12:46:16" calcext:value-type="date">
            <text:p>2022-09-19 12:46:16</text:p>
          </table:table-cell>
          <table:table-cell/>
          <table:table-cell table:style-name="ce9" table:formula="of:=IF(COUNTIFS([.A$1:.A$2000]; [.D14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29T07:08:42" calcext:value-type="date">
            <text:p>2022-09-29 07:08:42</text:p>
          </table:table-cell>
          <table:table-cell/>
          <table:table-cell office:value-type="float" office:value="93139792" calcext:value-type="float">
            <text:p>93139792</text:p>
          </table:table-cell>
          <table:table-cell table:style-name="ce5" office:value-type="date" office:date-value="2022-09-19T15:04:21" calcext:value-type="date">
            <text:p>2022-09-19 15:04:21</text:p>
          </table:table-cell>
          <table:table-cell/>
          <table:table-cell table:style-name="ce9" table:formula="of:=IF(COUNTIFS([.A$1:.A$2000]; [.D14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09-30T08:49:28" calcext:value-type="date">
            <text:p>2022-09-30 08:49:28</text:p>
          </table:table-cell>
          <table:table-cell/>
          <table:table-cell office:value-type="float" office:value="22008786" calcext:value-type="float">
            <text:p>22008786</text:p>
          </table:table-cell>
          <table:table-cell table:style-name="ce5" office:value-type="date" office:date-value="2022-09-21T02:20:25" calcext:value-type="date">
            <text:p>2022-09-21 02:20:25</text:p>
          </table:table-cell>
          <table:table-cell/>
          <table:table-cell table:style-name="ce9" table:formula="of:=IF(COUNTIFS([.A$1:.A$2000]; [.D14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04T08:05:59" calcext:value-type="date">
            <text:p>2022-10-04 08:05:59</text:p>
          </table:table-cell>
          <table:table-cell/>
          <table:table-cell office:value-type="float" office:value="640815" calcext:value-type="float">
            <text:p>640815</text:p>
          </table:table-cell>
          <table:table-cell table:style-name="ce5" office:value-type="date" office:date-value="2022-09-22T06:15:19" calcext:value-type="date">
            <text:p>2022-09-22 06:15:19</text:p>
          </table:table-cell>
          <table:table-cell/>
          <table:table-cell table:style-name="ce9" table:formula="of:=IF(COUNTIFS([.A$1:.A$2000]; [.D14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05T13:12:53" calcext:value-type="date">
            <text:p>2022-10-05 13:12:53</text:p>
          </table:table-cell>
          <table:table-cell/>
          <table:table-cell office:value-type="float" office:value="37990195" calcext:value-type="float">
            <text:p>37990195</text:p>
          </table:table-cell>
          <table:table-cell table:style-name="ce5" office:value-type="date" office:date-value="2022-09-22T17:52:08" calcext:value-type="date">
            <text:p>2022-09-22 17:52:08</text:p>
          </table:table-cell>
          <table:table-cell/>
          <table:table-cell table:style-name="ce9" table:formula="of:=IF(COUNTIFS([.A$1:.A$2000]; [.D14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09T03:21:17" calcext:value-type="date">
            <text:p>2022-10-09 03:21:17</text:p>
          </table:table-cell>
          <table:table-cell/>
          <table:table-cell office:value-type="float" office:value="7424911" calcext:value-type="float">
            <text:p>7424911</text:p>
          </table:table-cell>
          <table:table-cell table:style-name="ce5" office:value-type="date" office:date-value="2022-09-23T05:44:39" calcext:value-type="date">
            <text:p>2022-09-23 05:44:39</text:p>
          </table:table-cell>
          <table:table-cell/>
          <table:table-cell table:style-name="ce9" table:formula="of:=IF(COUNTIFS([.A$1:.A$2000]; [.D14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09T10:30:44" calcext:value-type="date">
            <text:p>2022-10-09 10:30:44</text:p>
          </table:table-cell>
          <table:table-cell/>
          <table:table-cell office:value-type="float" office:value="15023489" calcext:value-type="float">
            <text:p>15023489</text:p>
          </table:table-cell>
          <table:table-cell table:style-name="ce5" office:value-type="date" office:date-value="2022-09-23T13:09:35" calcext:value-type="date">
            <text:p>2022-09-23 13:09:35</text:p>
          </table:table-cell>
          <table:table-cell/>
          <table:table-cell table:style-name="ce9" table:formula="of:=IF(COUNTIFS([.A$1:.A$2000]; [.D14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09T13:35:56" calcext:value-type="date">
            <text:p>2022-10-09 13:35:56</text:p>
          </table:table-cell>
          <table:table-cell/>
          <table:table-cell office:value-type="float" office:value="16925408" calcext:value-type="float">
            <text:p>16925408</text:p>
          </table:table-cell>
          <table:table-cell table:style-name="ce5" office:value-type="date" office:date-value="2022-09-25T12:30:38" calcext:value-type="date">
            <text:p>2022-09-25 12:30:38</text:p>
          </table:table-cell>
          <table:table-cell/>
          <table:table-cell table:style-name="ce9" table:formula="of:=IF(COUNTIFS([.A$1:.A$2000]; [.D14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10T03:35:14" calcext:value-type="date">
            <text:p>2022-10-10 03:35:14</text:p>
          </table:table-cell>
          <table:table-cell/>
          <table:table-cell office:value-type="float" office:value="19617598" calcext:value-type="float">
            <text:p>19617598</text:p>
          </table:table-cell>
          <table:table-cell table:style-name="ce5" office:value-type="date" office:date-value="2022-09-25T16:30:11" calcext:value-type="date">
            <text:p>2022-09-25 16:30:11</text:p>
          </table:table-cell>
          <table:table-cell/>
          <table:table-cell table:style-name="ce9" table:formula="of:=IF(COUNTIFS([.A$1:.A$2000]; [.D14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10T18:47:00" calcext:value-type="date">
            <text:p>2022-10-10 18:47:00</text:p>
          </table:table-cell>
          <table:table-cell/>
          <table:table-cell office:value-type="float" office:value="1993349" calcext:value-type="float">
            <text:p>1993349</text:p>
          </table:table-cell>
          <table:table-cell table:style-name="ce5" office:value-type="date" office:date-value="2022-09-27T09:36:54" calcext:value-type="date">
            <text:p>2022-09-27 09:36:54</text:p>
          </table:table-cell>
          <table:table-cell/>
          <table:table-cell table:style-name="ce9" table:formula="of:=IF(COUNTIFS([.A$1:.A$2000]; [.D144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11T03:47:12" calcext:value-type="date">
            <text:p>2022-10-11 03:47:12</text:p>
          </table:table-cell>
          <table:table-cell/>
          <table:table-cell office:value-type="float" office:value="78469310" calcext:value-type="float">
            <text:p>78469310</text:p>
          </table:table-cell>
          <table:table-cell table:style-name="ce5" office:value-type="date" office:date-value="2022-09-27T10:11:38" calcext:value-type="date">
            <text:p>2022-09-27 10:11:38</text:p>
          </table:table-cell>
          <table:table-cell/>
          <table:table-cell table:style-name="ce9" table:formula="of:=IF(COUNTIFS([.A$1:.A$2000]; [.D14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11T07:48:12" calcext:value-type="date">
            <text:p>2022-10-11 07:48:12</text:p>
          </table:table-cell>
          <table:table-cell/>
          <table:table-cell office:value-type="float" office:value="3633427" calcext:value-type="float">
            <text:p>3633427</text:p>
          </table:table-cell>
          <table:table-cell table:style-name="ce5" office:value-type="date" office:date-value="2022-09-29T06:20:07" calcext:value-type="date">
            <text:p>2022-09-29 06:20:07</text:p>
          </table:table-cell>
          <table:table-cell/>
          <table:table-cell table:style-name="ce9" table:formula="of:=IF(COUNTIFS([.A$1:.A$2000]; [.D145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13T02:36:55" calcext:value-type="date">
            <text:p>2022-10-13 02:36:55</text:p>
          </table:table-cell>
          <table:table-cell/>
          <table:table-cell office:value-type="float" office:value="52770631" calcext:value-type="float">
            <text:p>52770631</text:p>
          </table:table-cell>
          <table:table-cell table:style-name="ce5" office:value-type="date" office:date-value="2022-09-29T07:08:42" calcext:value-type="date">
            <text:p>2022-09-29 07:08:42</text:p>
          </table:table-cell>
          <table:table-cell/>
          <table:table-cell table:style-name="ce9" table:formula="of:=IF(COUNTIFS([.A$1:.A$2000]; [.D14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13T21:42:02" calcext:value-type="date">
            <text:p>2022-10-13 21:42:02</text:p>
          </table:table-cell>
          <table:table-cell/>
          <table:table-cell office:value-type="float" office:value="139388" calcext:value-type="float">
            <text:p>139388</text:p>
          </table:table-cell>
          <table:table-cell table:style-name="ce5" office:value-type="date" office:date-value="2022-09-30T08:49:28" calcext:value-type="date">
            <text:p>2022-09-30 08:49:28</text:p>
          </table:table-cell>
          <table:table-cell/>
          <table:table-cell table:style-name="ce9" table:formula="of:=IF(COUNTIFS([.A$1:.A$2000]; [.D14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14T13:02:44" calcext:value-type="date">
            <text:p>2022-10-14 13:02:44</text:p>
          </table:table-cell>
          <table:table-cell/>
          <table:table-cell office:value-type="float" office:value="683888" calcext:value-type="float">
            <text:p>683888</text:p>
          </table:table-cell>
          <table:table-cell table:style-name="ce5" office:value-type="date" office:date-value="2022-10-04T08:05:59" calcext:value-type="date">
            <text:p>2022-10-04 08:05:59</text:p>
          </table:table-cell>
          <table:table-cell/>
          <table:table-cell table:style-name="ce9" table:formula="of:=IF(COUNTIFS([.A$1:.A$2000]; [.D14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14T14:58:30" calcext:value-type="date">
            <text:p>2022-10-14 14:58:30</text:p>
          </table:table-cell>
          <table:table-cell/>
          <table:table-cell office:value-type="float" office:value="7949349" calcext:value-type="float">
            <text:p>7949349</text:p>
          </table:table-cell>
          <table:table-cell table:style-name="ce5" office:value-type="date" office:date-value="2022-10-05T13:12:53" calcext:value-type="date">
            <text:p>2022-10-05 13:12:53</text:p>
          </table:table-cell>
          <table:table-cell/>
          <table:table-cell table:style-name="ce9" table:formula="of:=IF(COUNTIFS([.A$1:.A$2000]; [.D14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14T21:50:08" calcext:value-type="date">
            <text:p>2022-10-14 21:50:08</text:p>
          </table:table-cell>
          <table:table-cell/>
          <table:table-cell office:value-type="float" office:value="20612536" calcext:value-type="float">
            <text:p>20612536</text:p>
          </table:table-cell>
          <table:table-cell table:style-name="ce5" office:value-type="date" office:date-value="2022-10-09T03:21:17" calcext:value-type="date">
            <text:p>2022-10-09 03:21:17</text:p>
          </table:table-cell>
          <table:table-cell/>
          <table:table-cell table:style-name="ce9" table:formula="of:=IF(COUNTIFS([.A$1:.A$2000]; [.D14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16T11:37:30" calcext:value-type="date">
            <text:p>2022-10-16 11:37:30</text:p>
          </table:table-cell>
          <table:table-cell/>
          <table:table-cell office:value-type="float" office:value="8746781" calcext:value-type="float">
            <text:p>8746781</text:p>
          </table:table-cell>
          <table:table-cell table:style-name="ce5" office:value-type="date" office:date-value="2022-10-09T10:30:44" calcext:value-type="date">
            <text:p>2022-10-09 10:30:44</text:p>
          </table:table-cell>
          <table:table-cell/>
          <table:table-cell table:style-name="ce9" table:formula="of:=IF(COUNTIFS([.A$1:.A$2000]; [.D14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17T01:48:26" calcext:value-type="date">
            <text:p>2022-10-17 01:48:26</text:p>
          </table:table-cell>
          <table:table-cell/>
          <table:table-cell office:value-type="float" office:value="10458057" calcext:value-type="float">
            <text:p>10458057</text:p>
          </table:table-cell>
          <table:table-cell table:style-name="ce5" office:value-type="date" office:date-value="2022-10-09T13:35:56" calcext:value-type="date">
            <text:p>2022-10-09 13:35:56</text:p>
          </table:table-cell>
          <table:table-cell/>
          <table:table-cell table:style-name="ce9" table:formula="of:=IF(COUNTIFS([.A$1:.A$2000]; [.D145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18T16:54:51" calcext:value-type="date">
            <text:p>2022-10-18 16:54:51</text:p>
          </table:table-cell>
          <table:table-cell/>
          <table:table-cell office:value-type="float" office:value="67363461" calcext:value-type="float">
            <text:p>67363461</text:p>
          </table:table-cell>
          <table:table-cell table:style-name="ce5" office:value-type="date" office:date-value="2022-10-10T03:35:14" calcext:value-type="date">
            <text:p>2022-10-10 03:35:14</text:p>
          </table:table-cell>
          <table:table-cell/>
          <table:table-cell table:style-name="ce9" table:formula="of:=IF(COUNTIFS([.A$1:.A$2000]; [.D145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19T13:27:33" calcext:value-type="date">
            <text:p>2022-10-19 13:27:33</text:p>
          </table:table-cell>
          <table:table-cell/>
          <table:table-cell office:value-type="float" office:value="11443776" calcext:value-type="float">
            <text:p>11443776</text:p>
          </table:table-cell>
          <table:table-cell table:style-name="ce5" office:value-type="date" office:date-value="2022-10-10T18:47:00" calcext:value-type="date">
            <text:p>2022-10-10 18:47:00</text:p>
          </table:table-cell>
          <table:table-cell/>
          <table:table-cell table:style-name="ce9" table:formula="of:=IF(COUNTIFS([.A$1:.A$2000]; [.D14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20T15:11:00" calcext:value-type="date">
            <text:p>2022-10-20 15:11:00</text:p>
          </table:table-cell>
          <table:table-cell/>
          <table:table-cell office:value-type="float" office:value="12385462" calcext:value-type="float">
            <text:p>12385462</text:p>
          </table:table-cell>
          <table:table-cell table:style-name="ce5" office:value-type="date" office:date-value="2022-10-11T03:47:12" calcext:value-type="date">
            <text:p>2022-10-11 03:47:12</text:p>
          </table:table-cell>
          <table:table-cell/>
          <table:table-cell table:style-name="ce9" table:formula="of:=IF(COUNTIFS([.A$1:.A$2000]; [.D14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21T18:26:43" calcext:value-type="date">
            <text:p>2022-10-21 18:26:43</text:p>
          </table:table-cell>
          <table:table-cell/>
          <table:table-cell office:value-type="float" office:value="54529923" calcext:value-type="float">
            <text:p>54529923</text:p>
          </table:table-cell>
          <table:table-cell table:style-name="ce5" office:value-type="date" office:date-value="2022-10-11T07:48:12" calcext:value-type="date">
            <text:p>2022-10-11 07:48:12</text:p>
          </table:table-cell>
          <table:table-cell/>
          <table:table-cell table:style-name="ce9" table:formula="of:=IF(COUNTIFS([.A$1:.A$2000]; [.D14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21T22:18:32" calcext:value-type="date">
            <text:p>2022-10-21 22:18:32</text:p>
          </table:table-cell>
          <table:table-cell/>
          <table:table-cell office:value-type="float" office:value="2680529" calcext:value-type="float">
            <text:p>2680529</text:p>
          </table:table-cell>
          <table:table-cell table:style-name="ce5" office:value-type="date" office:date-value="2022-10-13T02:36:55" calcext:value-type="date">
            <text:p>2022-10-13 02:36:55</text:p>
          </table:table-cell>
          <table:table-cell/>
          <table:table-cell table:style-name="ce9" table:formula="of:=IF(COUNTIFS([.A$1:.A$2000]; [.D146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22T14:45:55" calcext:value-type="date">
            <text:p>2022-10-22 14:45:55</text:p>
          </table:table-cell>
          <table:table-cell/>
          <table:table-cell office:value-type="float" office:value="51310957" calcext:value-type="float">
            <text:p>51310957</text:p>
          </table:table-cell>
          <table:table-cell table:style-name="ce5" office:value-type="date" office:date-value="2022-10-13T21:42:02" calcext:value-type="date">
            <text:p>2022-10-13 21:42:02</text:p>
          </table:table-cell>
          <table:table-cell/>
          <table:table-cell table:style-name="ce9" table:formula="of:=IF(COUNTIFS([.A$1:.A$2000]; [.D14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23T16:19:27" calcext:value-type="date">
            <text:p>2022-10-23 16:19:27</text:p>
          </table:table-cell>
          <table:table-cell/>
          <table:table-cell office:value-type="float" office:value="627002" calcext:value-type="float">
            <text:p>627002</text:p>
          </table:table-cell>
          <table:table-cell table:style-name="ce5" office:value-type="date" office:date-value="2022-10-14T13:02:44" calcext:value-type="date">
            <text:p>2022-10-14 13:02:44</text:p>
          </table:table-cell>
          <table:table-cell/>
          <table:table-cell table:style-name="ce9" table:formula="of:=IF(COUNTIFS([.A$1:.A$2000]; [.D14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24T22:26:38" calcext:value-type="date">
            <text:p>2022-10-24 22:26:38</text:p>
          </table:table-cell>
          <table:table-cell/>
          <table:table-cell office:value-type="float" office:value="81261916" calcext:value-type="float">
            <text:p>81261916</text:p>
          </table:table-cell>
          <table:table-cell table:style-name="ce5" office:value-type="date" office:date-value="2022-10-14T14:58:30" calcext:value-type="date">
            <text:p>2022-10-14 14:58:30</text:p>
          </table:table-cell>
          <table:table-cell/>
          <table:table-cell table:style-name="ce9" table:formula="of:=IF(COUNTIFS([.A$1:.A$2000]; [.D14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24T23:56:00" calcext:value-type="date">
            <text:p>2022-10-24 23:56:00</text:p>
          </table:table-cell>
          <table:table-cell/>
          <table:table-cell office:value-type="float" office:value="7606336" calcext:value-type="float">
            <text:p>7606336</text:p>
          </table:table-cell>
          <table:table-cell table:style-name="ce5" office:value-type="date" office:date-value="2022-10-14T21:50:08" calcext:value-type="date">
            <text:p>2022-10-14 21:50:08</text:p>
          </table:table-cell>
          <table:table-cell/>
          <table:table-cell table:style-name="ce9" table:formula="of:=IF(COUNTIFS([.A$1:.A$2000]; [.D14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25T04:48:45" calcext:value-type="date">
            <text:p>2022-10-25 04:48:45</text:p>
          </table:table-cell>
          <table:table-cell/>
          <table:table-cell office:value-type="float" office:value="43463187" calcext:value-type="float">
            <text:p>43463187</text:p>
          </table:table-cell>
          <table:table-cell table:style-name="ce5" office:value-type="date" office:date-value="2022-10-16T11:37:30" calcext:value-type="date">
            <text:p>2022-10-16 11:37:30</text:p>
          </table:table-cell>
          <table:table-cell/>
          <table:table-cell table:style-name="ce9" table:formula="of:=IF(COUNTIFS([.A$1:.A$2000]; [.D14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27T14:00:42" calcext:value-type="date">
            <text:p>2022-10-27 14:00:42</text:p>
          </table:table-cell>
          <table:table-cell/>
          <table:table-cell office:value-type="float" office:value="6786915" calcext:value-type="float">
            <text:p>6786915</text:p>
          </table:table-cell>
          <table:table-cell table:style-name="ce5" office:value-type="date" office:date-value="2022-10-17T01:48:26" calcext:value-type="date">
            <text:p>2022-10-17 01:48:26</text:p>
          </table:table-cell>
          <table:table-cell/>
          <table:table-cell table:style-name="ce9" table:formula="of:=IF(COUNTIFS([.A$1:.A$2000]; [.D14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27T14:54:21" calcext:value-type="date">
            <text:p>2022-10-27 14:54:21</text:p>
          </table:table-cell>
          <table:table-cell/>
          <table:table-cell office:value-type="float" office:value="36768562" calcext:value-type="float">
            <text:p>36768562</text:p>
          </table:table-cell>
          <table:table-cell table:style-name="ce5" office:value-type="date" office:date-value="2022-10-18T16:54:51" calcext:value-type="date">
            <text:p>2022-10-18 16:54:51</text:p>
          </table:table-cell>
          <table:table-cell/>
          <table:table-cell table:style-name="ce9" table:formula="of:=IF(COUNTIFS([.A$1:.A$2000]; [.D14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0-30T11:59:01" calcext:value-type="date">
            <text:p>2022-10-30 11:59:01</text:p>
          </table:table-cell>
          <table:table-cell/>
          <table:table-cell office:value-type="float" office:value="2386239" calcext:value-type="float">
            <text:p>2386239</text:p>
          </table:table-cell>
          <table:table-cell table:style-name="ce5" office:value-type="date" office:date-value="2022-10-19T13:27:33" calcext:value-type="date">
            <text:p>2022-10-19 13:27:33</text:p>
          </table:table-cell>
          <table:table-cell/>
          <table:table-cell table:style-name="ce9" table:formula="of:=IF(COUNTIFS([.A$1:.A$2000]; [.D147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01T00:53:09" calcext:value-type="date">
            <text:p>2022-11-01 00:53:09</text:p>
          </table:table-cell>
          <table:table-cell/>
          <table:table-cell office:value-type="float" office:value="39466543" calcext:value-type="float">
            <text:p>39466543</text:p>
          </table:table-cell>
          <table:table-cell table:style-name="ce5" office:value-type="date" office:date-value="2022-10-20T15:11:00" calcext:value-type="date">
            <text:p>2022-10-20 15:11:00</text:p>
          </table:table-cell>
          <table:table-cell/>
          <table:table-cell table:style-name="ce9" table:formula="of:=IF(COUNTIFS([.A$1:.A$2000]; [.D14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01T02:08:36" calcext:value-type="date">
            <text:p>2022-11-01 02:08:36</text:p>
          </table:table-cell>
          <table:table-cell/>
          <table:table-cell office:value-type="float" office:value="117133463" calcext:value-type="float">
            <text:p>117133463</text:p>
          </table:table-cell>
          <table:table-cell table:style-name="ce5" office:value-type="date" office:date-value="2022-10-21T18:26:43" calcext:value-type="date">
            <text:p>2022-10-21 18:26:43</text:p>
          </table:table-cell>
          <table:table-cell/>
          <table:table-cell table:style-name="ce9" table:formula="of:=IF(COUNTIFS([.A$1:.A$2000]; [.D14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01T11:00:35" calcext:value-type="date">
            <text:p>2022-11-01 11:00:35</text:p>
          </table:table-cell>
          <table:table-cell/>
          <table:table-cell office:value-type="float" office:value="3350564" calcext:value-type="float">
            <text:p>3350564</text:p>
          </table:table-cell>
          <table:table-cell table:style-name="ce5" office:value-type="date" office:date-value="2022-10-21T22:18:32" calcext:value-type="date">
            <text:p>2022-10-21 22:18:32</text:p>
          </table:table-cell>
          <table:table-cell/>
          <table:table-cell table:style-name="ce9" table:formula="of:=IF(COUNTIFS([.A$1:.A$2000]; [.D147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01T12:59:08" calcext:value-type="date">
            <text:p>2022-11-01 12:59:08</text:p>
          </table:table-cell>
          <table:table-cell/>
          <table:table-cell office:value-type="float" office:value="49457462" calcext:value-type="float">
            <text:p>49457462</text:p>
          </table:table-cell>
          <table:table-cell table:style-name="ce5" office:value-type="date" office:date-value="2022-10-22T14:45:55" calcext:value-type="date">
            <text:p>2022-10-22 14:45:55</text:p>
          </table:table-cell>
          <table:table-cell/>
          <table:table-cell table:style-name="ce9" table:formula="of:=IF(COUNTIFS([.A$1:.A$2000]; [.D14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02T16:00:30" calcext:value-type="date">
            <text:p>2022-11-02 16:00:30</text:p>
          </table:table-cell>
          <table:table-cell/>
          <table:table-cell office:value-type="float" office:value="71202076" calcext:value-type="float">
            <text:p>71202076</text:p>
          </table:table-cell>
          <table:table-cell table:style-name="ce5" office:value-type="date" office:date-value="2022-10-23T16:19:27" calcext:value-type="date">
            <text:p>2022-10-23 16:19:27</text:p>
          </table:table-cell>
          <table:table-cell/>
          <table:table-cell table:style-name="ce9" table:formula="of:=IF(COUNTIFS([.A$1:.A$2000]; [.D14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03T07:11:35" calcext:value-type="date">
            <text:p>2022-11-03 07:11:35</text:p>
          </table:table-cell>
          <table:table-cell/>
          <table:table-cell office:value-type="float" office:value="45660736" calcext:value-type="float">
            <text:p>45660736</text:p>
          </table:table-cell>
          <table:table-cell table:style-name="ce5" office:value-type="date" office:date-value="2022-10-24T22:26:38" calcext:value-type="date">
            <text:p>2022-10-24 22:26:38</text:p>
          </table:table-cell>
          <table:table-cell/>
          <table:table-cell table:style-name="ce9" table:formula="of:=IF(COUNTIFS([.A$1:.A$2000]; [.D147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04T01:46:41" calcext:value-type="date">
            <text:p>2022-11-04 01:46:41</text:p>
          </table:table-cell>
          <table:table-cell/>
          <table:table-cell office:value-type="float" office:value="4427295" calcext:value-type="float">
            <text:p>4427295</text:p>
          </table:table-cell>
          <table:table-cell table:style-name="ce5" office:value-type="date" office:date-value="2022-10-24T23:56:00" calcext:value-type="date">
            <text:p>2022-10-24 23:56:00</text:p>
          </table:table-cell>
          <table:table-cell/>
          <table:table-cell table:style-name="ce9" table:formula="of:=IF(COUNTIFS([.A$1:.A$2000]; [.D14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05T09:40:56" calcext:value-type="date">
            <text:p>2022-11-05 09:40:56</text:p>
          </table:table-cell>
          <table:table-cell/>
          <table:table-cell office:value-type="float" office:value="84436466" calcext:value-type="float">
            <text:p>84436466</text:p>
          </table:table-cell>
          <table:table-cell table:style-name="ce5" office:value-type="date" office:date-value="2022-10-25T04:48:45" calcext:value-type="date">
            <text:p>2022-10-25 04:48:45</text:p>
          </table:table-cell>
          <table:table-cell/>
          <table:table-cell table:style-name="ce9" table:formula="of:=IF(COUNTIFS([.A$1:.A$2000]; [.D14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05T09:45:30" calcext:value-type="date">
            <text:p>2022-11-05 09:45:30</text:p>
          </table:table-cell>
          <table:table-cell/>
          <table:table-cell office:value-type="float" office:value="6174654" calcext:value-type="float">
            <text:p>6174654</text:p>
          </table:table-cell>
          <table:table-cell table:style-name="ce5" office:value-type="date" office:date-value="2022-10-27T14:00:42" calcext:value-type="date">
            <text:p>2022-10-27 14:00:42</text:p>
          </table:table-cell>
          <table:table-cell/>
          <table:table-cell table:style-name="ce9" table:formula="of:=IF(COUNTIFS([.A$1:.A$2000]; [.D14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06T20:06:28" calcext:value-type="date">
            <text:p>2022-11-06 20:06:28</text:p>
          </table:table-cell>
          <table:table-cell/>
          <table:table-cell office:value-type="float" office:value="18349659" calcext:value-type="float">
            <text:p>18349659</text:p>
          </table:table-cell>
          <table:table-cell table:style-name="ce5" office:value-type="date" office:date-value="2022-10-27T14:54:21" calcext:value-type="date">
            <text:p>2022-10-27 14:54:21</text:p>
          </table:table-cell>
          <table:table-cell/>
          <table:table-cell table:style-name="ce9" table:formula="of:=IF(COUNTIFS([.A$1:.A$2000]; [.D14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08T01:48:02" calcext:value-type="date">
            <text:p>2022-11-08 01:48:02</text:p>
          </table:table-cell>
          <table:table-cell/>
          <table:table-cell office:value-type="float" office:value="37399174" calcext:value-type="float">
            <text:p>37399174</text:p>
          </table:table-cell>
          <table:table-cell table:style-name="ce5" office:value-type="date" office:date-value="2022-10-30T11:59:01" calcext:value-type="date">
            <text:p>2022-10-30 11:59:01</text:p>
          </table:table-cell>
          <table:table-cell/>
          <table:table-cell table:style-name="ce9" table:formula="of:=IF(COUNTIFS([.A$1:.A$2000]; [.D14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08T02:28:13" calcext:value-type="date">
            <text:p>2022-11-08 02:28:13</text:p>
          </table:table-cell>
          <table:table-cell/>
          <table:table-cell office:value-type="float" office:value="6456241" calcext:value-type="float">
            <text:p>6456241</text:p>
          </table:table-cell>
          <table:table-cell table:style-name="ce5" office:value-type="date" office:date-value="2022-11-01T00:53:09" calcext:value-type="date">
            <text:p>2022-11-01 00:53:09</text:p>
          </table:table-cell>
          <table:table-cell/>
          <table:table-cell table:style-name="ce9" table:formula="of:=IF(COUNTIFS([.A$1:.A$2000]; [.D14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08T22:16:24" calcext:value-type="date">
            <text:p>2022-11-08 22:16:24</text:p>
          </table:table-cell>
          <table:table-cell/>
          <table:table-cell office:value-type="float" office:value="7092889" calcext:value-type="float">
            <text:p>7092889</text:p>
          </table:table-cell>
          <table:table-cell table:style-name="ce5" office:value-type="date" office:date-value="2022-11-01T02:08:36" calcext:value-type="date">
            <text:p>2022-11-01 02:08:36</text:p>
          </table:table-cell>
          <table:table-cell/>
          <table:table-cell table:style-name="ce9" table:formula="of:=IF(COUNTIFS([.A$1:.A$2000]; [.D14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09T16:48:10" calcext:value-type="date">
            <text:p>2022-11-09 16:48:10</text:p>
          </table:table-cell>
          <table:table-cell/>
          <table:table-cell office:value-type="float" office:value="16665596" calcext:value-type="float">
            <text:p>16665596</text:p>
          </table:table-cell>
          <table:table-cell table:style-name="ce5" office:value-type="date" office:date-value="2022-11-01T11:00:35" calcext:value-type="date">
            <text:p>2022-11-01 11:00:35</text:p>
          </table:table-cell>
          <table:table-cell/>
          <table:table-cell table:style-name="ce9" table:formula="of:=IF(COUNTIFS([.A$1:.A$2000]; [.D14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12T01:21:08" calcext:value-type="date">
            <text:p>2022-11-12 01:21:08</text:p>
          </table:table-cell>
          <table:table-cell/>
          <table:table-cell office:value-type="float" office:value="6753107" calcext:value-type="float">
            <text:p>6753107</text:p>
          </table:table-cell>
          <table:table-cell table:style-name="ce5" office:value-type="date" office:date-value="2022-11-01T12:59:08" calcext:value-type="date">
            <text:p>2022-11-01 12:59:08</text:p>
          </table:table-cell>
          <table:table-cell/>
          <table:table-cell table:style-name="ce9" table:formula="of:=IF(COUNTIFS([.A$1:.A$2000]; [.D14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12T23:25:43" calcext:value-type="date">
            <text:p>2022-11-12 23:25:43</text:p>
          </table:table-cell>
          <table:table-cell/>
          <table:table-cell office:value-type="float" office:value="881622" calcext:value-type="float">
            <text:p>881622</text:p>
          </table:table-cell>
          <table:table-cell table:style-name="ce5" office:value-type="date" office:date-value="2022-11-02T16:00:30" calcext:value-type="date">
            <text:p>2022-11-02 16:00:30</text:p>
          </table:table-cell>
          <table:table-cell/>
          <table:table-cell table:style-name="ce9" table:formula="of:=IF(COUNTIFS([.A$1:.A$2000]; [.D14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14T03:50:55" calcext:value-type="date">
            <text:p>2022-11-14 03:50:55</text:p>
          </table:table-cell>
          <table:table-cell/>
          <table:table-cell office:value-type="float" office:value="7957590" calcext:value-type="float">
            <text:p>7957590</text:p>
          </table:table-cell>
          <table:table-cell table:style-name="ce5" office:value-type="date" office:date-value="2022-11-03T07:11:35" calcext:value-type="date">
            <text:p>2022-11-03 07:11:35</text:p>
          </table:table-cell>
          <table:table-cell/>
          <table:table-cell table:style-name="ce9" table:formula="of:=IF(COUNTIFS([.A$1:.A$2000]; [.D14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14T14:16:39" calcext:value-type="date">
            <text:p>2022-11-14 14:16:39</text:p>
          </table:table-cell>
          <table:table-cell/>
          <table:table-cell office:value-type="float" office:value="4485885" calcext:value-type="float">
            <text:p>4485885</text:p>
          </table:table-cell>
          <table:table-cell table:style-name="ce5" office:value-type="date" office:date-value="2022-11-04T01:46:41" calcext:value-type="date">
            <text:p>2022-11-04 01:46:41</text:p>
          </table:table-cell>
          <table:table-cell/>
          <table:table-cell table:style-name="ce9" table:formula="of:=IF(COUNTIFS([.A$1:.A$2000]; [.D14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15T01:26:56" calcext:value-type="date">
            <text:p>2022-11-15 01:26:56</text:p>
          </table:table-cell>
          <table:table-cell/>
          <table:table-cell office:value-type="float" office:value="75361344" calcext:value-type="float">
            <text:p>75361344</text:p>
          </table:table-cell>
          <table:table-cell table:style-name="ce5" office:value-type="date" office:date-value="2022-11-05T09:40:56" calcext:value-type="date">
            <text:p>2022-11-05 09:40:56</text:p>
          </table:table-cell>
          <table:table-cell/>
          <table:table-cell table:style-name="ce9" table:formula="of:=IF(COUNTIFS([.A$1:.A$2000]; [.D14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15T19:58:03" calcext:value-type="date">
            <text:p>2022-11-15 19:58:03</text:p>
          </table:table-cell>
          <table:table-cell/>
          <table:table-cell office:value-type="float" office:value="51424208" calcext:value-type="float">
            <text:p>51424208</text:p>
          </table:table-cell>
          <table:table-cell table:style-name="ce5" office:value-type="date" office:date-value="2022-11-05T09:45:30" calcext:value-type="date">
            <text:p>2022-11-05 09:45:30</text:p>
          </table:table-cell>
          <table:table-cell/>
          <table:table-cell table:style-name="ce9" table:formula="of:=IF(COUNTIFS([.A$1:.A$2000]; [.D14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16T01:49:29" calcext:value-type="date">
            <text:p>2022-11-16 01:49:29</text:p>
          </table:table-cell>
          <table:table-cell/>
          <table:table-cell office:value-type="float" office:value="7196306" calcext:value-type="float">
            <text:p>7196306</text:p>
          </table:table-cell>
          <table:table-cell table:style-name="ce5" office:value-type="date" office:date-value="2022-11-06T20:06:28" calcext:value-type="date">
            <text:p>2022-11-06 20:06:28</text:p>
          </table:table-cell>
          <table:table-cell/>
          <table:table-cell table:style-name="ce9" table:formula="of:=IF(COUNTIFS([.A$1:.A$2000]; [.D14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16T03:51:23" calcext:value-type="date">
            <text:p>2022-11-16 03:51:23</text:p>
          </table:table-cell>
          <table:table-cell/>
          <table:table-cell office:value-type="float" office:value="33213112" calcext:value-type="float">
            <text:p>33213112</text:p>
          </table:table-cell>
          <table:table-cell table:style-name="ce5" office:value-type="date" office:date-value="2022-11-08T01:48:02" calcext:value-type="date">
            <text:p>2022-11-08 01:48:02</text:p>
          </table:table-cell>
          <table:table-cell/>
          <table:table-cell table:style-name="ce9" table:formula="of:=IF(COUNTIFS([.A$1:.A$2000]; [.D14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17T10:10:27" calcext:value-type="date">
            <text:p>2022-11-17 10:10:27</text:p>
          </table:table-cell>
          <table:table-cell/>
          <table:table-cell office:value-type="float" office:value="18900661" calcext:value-type="float">
            <text:p>18900661</text:p>
          </table:table-cell>
          <table:table-cell table:style-name="ce5" office:value-type="date" office:date-value="2022-11-08T02:28:13" calcext:value-type="date">
            <text:p>2022-11-08 02:28:13</text:p>
          </table:table-cell>
          <table:table-cell/>
          <table:table-cell table:style-name="ce9" table:formula="of:=IF(COUNTIFS([.A$1:.A$2000]; [.D149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18T06:56:37" calcext:value-type="date">
            <text:p>2022-11-18 06:56:37</text:p>
          </table:table-cell>
          <table:table-cell/>
          <table:table-cell office:value-type="float" office:value="57214904" calcext:value-type="float">
            <text:p>57214904</text:p>
          </table:table-cell>
          <table:table-cell table:style-name="ce5" office:value-type="date" office:date-value="2022-11-08T22:16:24" calcext:value-type="date">
            <text:p>2022-11-08 22:16:24</text:p>
          </table:table-cell>
          <table:table-cell/>
          <table:table-cell table:style-name="ce9" table:formula="of:=IF(COUNTIFS([.A$1:.A$2000]; [.D14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18T23:06:24" calcext:value-type="date">
            <text:p>2022-11-18 23:06:24</text:p>
          </table:table-cell>
          <table:table-cell/>
          <table:table-cell office:value-type="float" office:value="68200962" calcext:value-type="float">
            <text:p>68200962</text:p>
          </table:table-cell>
          <table:table-cell table:style-name="ce5" office:value-type="date" office:date-value="2022-11-09T16:48:10" calcext:value-type="date">
            <text:p>2022-11-09 16:48:10</text:p>
          </table:table-cell>
          <table:table-cell/>
          <table:table-cell table:style-name="ce9" table:formula="of:=IF(COUNTIFS([.A$1:.A$2000]; [.D14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21T07:30:24" calcext:value-type="date">
            <text:p>2022-11-21 07:30:24</text:p>
          </table:table-cell>
          <table:table-cell/>
          <table:table-cell office:value-type="float" office:value="11218579" calcext:value-type="float">
            <text:p>11218579</text:p>
          </table:table-cell>
          <table:table-cell table:style-name="ce5" office:value-type="date" office:date-value="2022-11-12T01:21:08" calcext:value-type="date">
            <text:p>2022-11-12 01:21:08</text:p>
          </table:table-cell>
          <table:table-cell/>
          <table:table-cell table:style-name="ce9" table:formula="of:=IF(COUNTIFS([.A$1:.A$2000]; [.D14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21T09:11:05" calcext:value-type="date">
            <text:p>2022-11-21 09:11:05</text:p>
          </table:table-cell>
          <table:table-cell/>
          <table:table-cell office:value-type="float" office:value="23356183" calcext:value-type="float">
            <text:p>23356183</text:p>
          </table:table-cell>
          <table:table-cell table:style-name="ce5" office:value-type="date" office:date-value="2022-11-12T23:25:43" calcext:value-type="date">
            <text:p>2022-11-12 23:25:43</text:p>
          </table:table-cell>
          <table:table-cell/>
          <table:table-cell table:style-name="ce9" table:formula="of:=IF(COUNTIFS([.A$1:.A$2000]; [.D14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21T10:05:58" calcext:value-type="date">
            <text:p>2022-11-21 10:05:58</text:p>
          </table:table-cell>
          <table:table-cell/>
          <table:table-cell office:value-type="float" office:value="1174164" calcext:value-type="float">
            <text:p>1174164</text:p>
          </table:table-cell>
          <table:table-cell table:style-name="ce5" office:value-type="date" office:date-value="2022-11-14T03:50:55" calcext:value-type="date">
            <text:p>2022-11-14 03:50:55</text:p>
          </table:table-cell>
          <table:table-cell/>
          <table:table-cell table:style-name="ce9" table:formula="of:=IF(COUNTIFS([.A$1:.A$2000]; [.D149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21T20:11:08" calcext:value-type="date">
            <text:p>2022-11-21 20:11:08</text:p>
          </table:table-cell>
          <table:table-cell/>
          <table:table-cell office:value-type="float" office:value="20247491" calcext:value-type="float">
            <text:p>20247491</text:p>
          </table:table-cell>
          <table:table-cell table:style-name="ce5" office:value-type="date" office:date-value="2022-11-14T14:16:39" calcext:value-type="date">
            <text:p>2022-11-14 14:16:39</text:p>
          </table:table-cell>
          <table:table-cell/>
          <table:table-cell table:style-name="ce9" table:formula="of:=IF(COUNTIFS([.A$1:.A$2000]; [.D14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24T06:23:51" calcext:value-type="date">
            <text:p>2022-11-24 06:23:51</text:p>
          </table:table-cell>
          <table:table-cell/>
          <table:table-cell office:value-type="float" office:value="9479593" calcext:value-type="float">
            <text:p>9479593</text:p>
          </table:table-cell>
          <table:table-cell table:style-name="ce5" office:value-type="date" office:date-value="2022-11-15T01:26:56" calcext:value-type="date">
            <text:p>2022-11-15 01:26:56</text:p>
          </table:table-cell>
          <table:table-cell/>
          <table:table-cell table:style-name="ce9" table:formula="of:=IF(COUNTIFS([.A$1:.A$2000]; [.D15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24T11:11:19" calcext:value-type="date">
            <text:p>2022-11-24 11:11:19</text:p>
          </table:table-cell>
          <table:table-cell/>
          <table:table-cell office:value-type="float" office:value="96476351" calcext:value-type="float">
            <text:p>96476351</text:p>
          </table:table-cell>
          <table:table-cell table:style-name="ce5" office:value-type="date" office:date-value="2022-11-15T19:58:03" calcext:value-type="date">
            <text:p>2022-11-15 19:58:03</text:p>
          </table:table-cell>
          <table:table-cell/>
          <table:table-cell table:style-name="ce9" table:formula="of:=IF(COUNTIFS([.A$1:.A$2000]; [.D150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27T01:02:40" calcext:value-type="date">
            <text:p>2022-11-27 01:02:40</text:p>
          </table:table-cell>
          <table:table-cell/>
          <table:table-cell office:value-type="float" office:value="58660682" calcext:value-type="float">
            <text:p>58660682</text:p>
          </table:table-cell>
          <table:table-cell table:style-name="ce5" office:value-type="date" office:date-value="2022-11-16T01:49:29" calcext:value-type="date">
            <text:p>2022-11-16 01:49:29</text:p>
          </table:table-cell>
          <table:table-cell/>
          <table:table-cell table:style-name="ce9" table:formula="of:=IF(COUNTIFS([.A$1:.A$2000]; [.D15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28T07:30:36" calcext:value-type="date">
            <text:p>2022-11-28 07:30:36</text:p>
          </table:table-cell>
          <table:table-cell/>
          <table:table-cell office:value-type="float" office:value="13249829" calcext:value-type="float">
            <text:p>13249829</text:p>
          </table:table-cell>
          <table:table-cell table:style-name="ce5" office:value-type="date" office:date-value="2022-11-16T03:51:23" calcext:value-type="date">
            <text:p>2022-11-16 03:51:23</text:p>
          </table:table-cell>
          <table:table-cell/>
          <table:table-cell table:style-name="ce9" table:formula="of:=IF(COUNTIFS([.A$1:.A$2000]; [.D15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29T01:02:48" calcext:value-type="date">
            <text:p>2022-11-29 01:02:48</text:p>
          </table:table-cell>
          <table:table-cell/>
          <table:table-cell office:value-type="float" office:value="13341544" calcext:value-type="float">
            <text:p>13341544</text:p>
          </table:table-cell>
          <table:table-cell table:style-name="ce5" office:value-type="date" office:date-value="2022-11-17T10:10:27" calcext:value-type="date">
            <text:p>2022-11-17 10:10:27</text:p>
          </table:table-cell>
          <table:table-cell/>
          <table:table-cell table:style-name="ce9" table:formula="of:=IF(COUNTIFS([.A$1:.A$2000]; [.D15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29T07:50:23" calcext:value-type="date">
            <text:p>2022-11-29 07:50:23</text:p>
          </table:table-cell>
          <table:table-cell/>
          <table:table-cell office:value-type="float" office:value="35813822" calcext:value-type="float">
            <text:p>35813822</text:p>
          </table:table-cell>
          <table:table-cell table:style-name="ce5" office:value-type="date" office:date-value="2022-11-18T06:56:37" calcext:value-type="date">
            <text:p>2022-11-18 06:56:37</text:p>
          </table:table-cell>
          <table:table-cell/>
          <table:table-cell table:style-name="ce9" table:formula="of:=IF(COUNTIFS([.A$1:.A$2000]; [.D15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30T10:26:01" calcext:value-type="date">
            <text:p>2022-11-30 10:26:01</text:p>
          </table:table-cell>
          <table:table-cell/>
          <table:table-cell office:value-type="float" office:value="41760337" calcext:value-type="float">
            <text:p>41760337</text:p>
          </table:table-cell>
          <table:table-cell table:style-name="ce5" office:value-type="date" office:date-value="2022-11-18T23:06:24" calcext:value-type="date">
            <text:p>2022-11-18 23:06:24</text:p>
          </table:table-cell>
          <table:table-cell/>
          <table:table-cell table:style-name="ce9" table:formula="of:=IF(COUNTIFS([.A$1:.A$2000]; [.D150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1-30T13:35:23" calcext:value-type="date">
            <text:p>2022-11-30 13:35:23</text:p>
          </table:table-cell>
          <table:table-cell/>
          <table:table-cell office:value-type="float" office:value="16677163" calcext:value-type="float">
            <text:p>16677163</text:p>
          </table:table-cell>
          <table:table-cell table:style-name="ce5" office:value-type="date" office:date-value="2022-11-21T07:30:24" calcext:value-type="date">
            <text:p>2022-11-21 07:30:24</text:p>
          </table:table-cell>
          <table:table-cell/>
          <table:table-cell table:style-name="ce9" table:formula="of:=IF(COUNTIFS([.A$1:.A$2000]; [.D15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07T20:06:07" calcext:value-type="date">
            <text:p>2022-12-07 20:06:07</text:p>
          </table:table-cell>
          <table:table-cell/>
          <table:table-cell office:value-type="float" office:value="6367348" calcext:value-type="float">
            <text:p>6367348</text:p>
          </table:table-cell>
          <table:table-cell table:style-name="ce5" office:value-type="date" office:date-value="2022-11-21T09:11:05" calcext:value-type="date">
            <text:p>2022-11-21 09:11:05</text:p>
          </table:table-cell>
          <table:table-cell/>
          <table:table-cell table:style-name="ce9" table:formula="of:=IF(COUNTIFS([.A$1:.A$2000]; [.D15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08T04:00:38" calcext:value-type="date">
            <text:p>2022-12-08 04:00:38</text:p>
          </table:table-cell>
          <table:table-cell/>
          <table:table-cell office:value-type="float" office:value="62593951" calcext:value-type="float">
            <text:p>62593951</text:p>
          </table:table-cell>
          <table:table-cell table:style-name="ce5" office:value-type="date" office:date-value="2022-11-21T10:05:58" calcext:value-type="date">
            <text:p>2022-11-21 10:05:58</text:p>
          </table:table-cell>
          <table:table-cell/>
          <table:table-cell table:style-name="ce9" table:formula="of:=IF(COUNTIFS([.A$1:.A$2000]; [.D15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08T07:36:15" calcext:value-type="date">
            <text:p>2022-12-08 07:36:15</text:p>
          </table:table-cell>
          <table:table-cell/>
          <table:table-cell office:value-type="float" office:value="9281319" calcext:value-type="float">
            <text:p>9281319</text:p>
          </table:table-cell>
          <table:table-cell table:style-name="ce5" office:value-type="date" office:date-value="2022-11-21T20:11:08" calcext:value-type="date">
            <text:p>2022-11-21 20:11:08</text:p>
          </table:table-cell>
          <table:table-cell/>
          <table:table-cell table:style-name="ce9" table:formula="of:=IF(COUNTIFS([.A$1:.A$2000]; [.D15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08T14:47:21" calcext:value-type="date">
            <text:p>2022-12-08 14:47:21</text:p>
          </table:table-cell>
          <table:table-cell/>
          <table:table-cell office:value-type="float" office:value="2302699" calcext:value-type="float">
            <text:p>2302699</text:p>
          </table:table-cell>
          <table:table-cell table:style-name="ce5" office:value-type="date" office:date-value="2022-11-24T06:23:51" calcext:value-type="date">
            <text:p>2022-11-24 06:23:51</text:p>
          </table:table-cell>
          <table:table-cell/>
          <table:table-cell table:style-name="ce9" table:formula="of:=IF(COUNTIFS([.A$1:.A$2000]; [.D15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08T14:56:29" calcext:value-type="date">
            <text:p>2022-12-08 14:56:29</text:p>
          </table:table-cell>
          <table:table-cell/>
          <table:table-cell office:value-type="float" office:value="57550809" calcext:value-type="float">
            <text:p>57550809</text:p>
          </table:table-cell>
          <table:table-cell table:style-name="ce5" office:value-type="date" office:date-value="2022-11-24T11:11:19" calcext:value-type="date">
            <text:p>2022-11-24 11:11:19</text:p>
          </table:table-cell>
          <table:table-cell/>
          <table:table-cell table:style-name="ce9" table:formula="of:=IF(COUNTIFS([.A$1:.A$2000]; [.D15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09T10:04:42" calcext:value-type="date">
            <text:p>2022-12-09 10:04:42</text:p>
          </table:table-cell>
          <table:table-cell/>
          <table:table-cell office:value-type="float" office:value="24609095" calcext:value-type="float">
            <text:p>24609095</text:p>
          </table:table-cell>
          <table:table-cell table:style-name="ce5" office:value-type="date" office:date-value="2022-11-27T01:02:40" calcext:value-type="date">
            <text:p>2022-11-27 01:02:40</text:p>
          </table:table-cell>
          <table:table-cell/>
          <table:table-cell table:style-name="ce9" table:formula="of:=IF(COUNTIFS([.A$1:.A$2000]; [.D151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10T18:32:42" calcext:value-type="date">
            <text:p>2022-12-10 18:32:42</text:p>
          </table:table-cell>
          <table:table-cell/>
          <table:table-cell office:value-type="float" office:value="100314097" calcext:value-type="float">
            <text:p>100314097</text:p>
          </table:table-cell>
          <table:table-cell table:style-name="ce5" office:value-type="date" office:date-value="2022-11-28T07:30:36" calcext:value-type="date">
            <text:p>2022-11-28 07:30:36</text:p>
          </table:table-cell>
          <table:table-cell/>
          <table:table-cell table:style-name="ce9" table:formula="of:=IF(COUNTIFS([.A$1:.A$2000]; [.D151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11T10:18:05" calcext:value-type="date">
            <text:p>2022-12-11 10:18:05</text:p>
          </table:table-cell>
          <table:table-cell/>
          <table:table-cell office:value-type="float" office:value="11529751" calcext:value-type="float">
            <text:p>11529751</text:p>
          </table:table-cell>
          <table:table-cell table:style-name="ce5" office:value-type="date" office:date-value="2022-11-29T01:02:48" calcext:value-type="date">
            <text:p>2022-11-29 01:02:48</text:p>
          </table:table-cell>
          <table:table-cell/>
          <table:table-cell table:style-name="ce9" table:formula="of:=IF(COUNTIFS([.A$1:.A$2000]; [.D151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12T11:09:48" calcext:value-type="date">
            <text:p>2022-12-12 11:09:48</text:p>
          </table:table-cell>
          <table:table-cell/>
          <table:table-cell office:value-type="float" office:value="117814175" calcext:value-type="float">
            <text:p>117814175</text:p>
          </table:table-cell>
          <table:table-cell table:style-name="ce5" office:value-type="date" office:date-value="2022-11-29T07:50:23" calcext:value-type="date">
            <text:p>2022-11-29 07:50:23</text:p>
          </table:table-cell>
          <table:table-cell/>
          <table:table-cell table:style-name="ce9" table:formula="of:=IF(COUNTIFS([.A$1:.A$2000]; [.D151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14T07:07:46" calcext:value-type="date">
            <text:p>2022-12-14 07:07:46</text:p>
          </table:table-cell>
          <table:table-cell/>
          <table:table-cell office:value-type="float" office:value="19208687" calcext:value-type="float">
            <text:p>19208687</text:p>
          </table:table-cell>
          <table:table-cell table:style-name="ce5" office:value-type="date" office:date-value="2022-11-30T10:26:01" calcext:value-type="date">
            <text:p>2022-11-30 10:26:01</text:p>
          </table:table-cell>
          <table:table-cell/>
          <table:table-cell table:style-name="ce9" table:formula="of:=IF(COUNTIFS([.A$1:.A$2000]; [.D151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14T10:33:32" calcext:value-type="date">
            <text:p>2022-12-14 10:33:32</text:p>
          </table:table-cell>
          <table:table-cell/>
          <table:table-cell office:value-type="float" office:value="75208454" calcext:value-type="float">
            <text:p>75208454</text:p>
          </table:table-cell>
          <table:table-cell table:style-name="ce5" office:value-type="date" office:date-value="2022-11-30T13:35:23" calcext:value-type="date">
            <text:p>2022-11-30 13:35:23</text:p>
          </table:table-cell>
          <table:table-cell/>
          <table:table-cell table:style-name="ce9" table:formula="of:=IF(COUNTIFS([.A$1:.A$2000]; [.D151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15T02:32:33" calcext:value-type="date">
            <text:p>2022-12-15 02:32:33</text:p>
          </table:table-cell>
          <table:table-cell/>
          <table:table-cell office:value-type="float" office:value="96457197" calcext:value-type="float">
            <text:p>96457197</text:p>
          </table:table-cell>
          <table:table-cell table:style-name="ce5" office:value-type="date" office:date-value="2022-12-07T20:06:07" calcext:value-type="date">
            <text:p>2022-12-07 20:06:07</text:p>
          </table:table-cell>
          <table:table-cell/>
          <table:table-cell table:style-name="ce9" table:formula="of:=IF(COUNTIFS([.A$1:.A$2000]; [.D151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16T03:51:42" calcext:value-type="date">
            <text:p>2022-12-16 03:51:42</text:p>
          </table:table-cell>
          <table:table-cell/>
          <table:table-cell office:value-type="float" office:value="2472924" calcext:value-type="float">
            <text:p>2472924</text:p>
          </table:table-cell>
          <table:table-cell table:style-name="ce5" office:value-type="date" office:date-value="2022-12-08T04:00:38" calcext:value-type="date">
            <text:p>2022-12-08 04:00:38</text:p>
          </table:table-cell>
          <table:table-cell/>
          <table:table-cell table:style-name="ce9" table:formula="of:=IF(COUNTIFS([.A$1:.A$2000]; [.D152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16T07:33:16" calcext:value-type="date">
            <text:p>2022-12-16 07:33:16</text:p>
          </table:table-cell>
          <table:table-cell/>
          <table:table-cell office:value-type="float" office:value="115865260" calcext:value-type="float">
            <text:p>115865260</text:p>
          </table:table-cell>
          <table:table-cell table:style-name="ce5" office:value-type="date" office:date-value="2022-12-08T07:36:15" calcext:value-type="date">
            <text:p>2022-12-08 07:36:15</text:p>
          </table:table-cell>
          <table:table-cell/>
          <table:table-cell table:style-name="ce9" table:formula="of:=IF(COUNTIFS([.A$1:.A$2000]; [.D152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17T18:11:19" calcext:value-type="date">
            <text:p>2022-12-17 18:11:19</text:p>
          </table:table-cell>
          <table:table-cell/>
          <table:table-cell office:value-type="float" office:value="49916613" calcext:value-type="float">
            <text:p>49916613</text:p>
          </table:table-cell>
          <table:table-cell table:style-name="ce5" office:value-type="date" office:date-value="2022-12-08T14:47:21" calcext:value-type="date">
            <text:p>2022-12-08 14:47:21</text:p>
          </table:table-cell>
          <table:table-cell/>
          <table:table-cell table:style-name="ce9" table:formula="of:=IF(COUNTIFS([.A$1:.A$2000]; [.D152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17T19:09:27" calcext:value-type="date">
            <text:p>2022-12-17 19:09:27</text:p>
          </table:table-cell>
          <table:table-cell/>
          <table:table-cell office:value-type="float" office:value="120282479" calcext:value-type="float">
            <text:p>120282479</text:p>
          </table:table-cell>
          <table:table-cell table:style-name="ce5" office:value-type="date" office:date-value="2022-12-08T14:56:29" calcext:value-type="date">
            <text:p>2022-12-08 14:56:29</text:p>
          </table:table-cell>
          <table:table-cell/>
          <table:table-cell table:style-name="ce9" table:formula="of:=IF(COUNTIFS([.A$1:.A$2000]; [.D152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18T06:44:03" calcext:value-type="date">
            <text:p>2022-12-18 06:44:03</text:p>
          </table:table-cell>
          <table:table-cell/>
          <table:table-cell office:value-type="float" office:value="9207518" calcext:value-type="float">
            <text:p>9207518</text:p>
          </table:table-cell>
          <table:table-cell table:style-name="ce5" office:value-type="date" office:date-value="2022-12-09T10:04:42" calcext:value-type="date">
            <text:p>2022-12-09 10:04:42</text:p>
          </table:table-cell>
          <table:table-cell/>
          <table:table-cell table:style-name="ce9" table:formula="of:=IF(COUNTIFS([.A$1:.A$2000]; [.D152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19T01:43:08" calcext:value-type="date">
            <text:p>2022-12-19 01:43:08</text:p>
          </table:table-cell>
          <table:table-cell/>
          <table:table-cell office:value-type="float" office:value="34887700" calcext:value-type="float">
            <text:p>34887700</text:p>
          </table:table-cell>
          <table:table-cell table:style-name="ce5" office:value-type="date" office:date-value="2022-12-10T18:32:42" calcext:value-type="date">
            <text:p>2022-12-10 18:32:42</text:p>
          </table:table-cell>
          <table:table-cell/>
          <table:table-cell table:style-name="ce9" table:formula="of:=IF(COUNTIFS([.A$1:.A$2000]; [.D152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19T07:52:17" calcext:value-type="date">
            <text:p>2022-12-19 07:52:17</text:p>
          </table:table-cell>
          <table:table-cell/>
          <table:table-cell office:value-type="float" office:value="83624133" calcext:value-type="float">
            <text:p>83624133</text:p>
          </table:table-cell>
          <table:table-cell table:style-name="ce5" office:value-type="date" office:date-value="2022-12-11T10:18:05" calcext:value-type="date">
            <text:p>2022-12-11 10:18:05</text:p>
          </table:table-cell>
          <table:table-cell/>
          <table:table-cell table:style-name="ce9" table:formula="of:=IF(COUNTIFS([.A$1:.A$2000]; [.D152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21T05:26:54" calcext:value-type="date">
            <text:p>2022-12-21 05:26:54</text:p>
          </table:table-cell>
          <table:table-cell/>
          <table:table-cell office:value-type="float" office:value="665415" calcext:value-type="float">
            <text:p>665415</text:p>
          </table:table-cell>
          <table:table-cell table:style-name="ce5" office:value-type="date" office:date-value="2022-12-12T11:09:48" calcext:value-type="date">
            <text:p>2022-12-12 11:09:48</text:p>
          </table:table-cell>
          <table:table-cell/>
          <table:table-cell table:style-name="ce9" table:formula="of:=IF(COUNTIFS([.A$1:.A$2000]; [.D152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22T23:12:18" calcext:value-type="date">
            <text:p>2022-12-22 23:12:18</text:p>
          </table:table-cell>
          <table:table-cell/>
          <table:table-cell office:value-type="float" office:value="29146213" calcext:value-type="float">
            <text:p>29146213</text:p>
          </table:table-cell>
          <table:table-cell table:style-name="ce5" office:value-type="date" office:date-value="2022-12-14T07:07:46" calcext:value-type="date">
            <text:p>2022-12-14 07:07:46</text:p>
          </table:table-cell>
          <table:table-cell/>
          <table:table-cell table:style-name="ce9" table:formula="of:=IF(COUNTIFS([.A$1:.A$2000]; [.D152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23T20:29:39" calcext:value-type="date">
            <text:p>2022-12-23 20:29:39</text:p>
          </table:table-cell>
          <table:table-cell/>
          <table:table-cell office:value-type="float" office:value="2706884" calcext:value-type="float">
            <text:p>2706884</text:p>
          </table:table-cell>
          <table:table-cell table:style-name="ce5" office:value-type="date" office:date-value="2022-12-14T10:33:32" calcext:value-type="date">
            <text:p>2022-12-14 10:33:32</text:p>
          </table:table-cell>
          <table:table-cell/>
          <table:table-cell table:style-name="ce9" table:formula="of:=IF(COUNTIFS([.A$1:.A$2000]; [.D152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24T13:34:29" calcext:value-type="date">
            <text:p>2022-12-24 13:34:29</text:p>
          </table:table-cell>
          <table:table-cell/>
          <table:table-cell office:value-type="float" office:value="3918552" calcext:value-type="float">
            <text:p>3918552</text:p>
          </table:table-cell>
          <table:table-cell table:style-name="ce5" office:value-type="date" office:date-value="2022-12-15T02:32:33" calcext:value-type="date">
            <text:p>2022-12-15 02:32:33</text:p>
          </table:table-cell>
          <table:table-cell/>
          <table:table-cell table:style-name="ce9" table:formula="of:=IF(COUNTIFS([.A$1:.A$2000]; [.D153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25T16:34:30" calcext:value-type="date">
            <text:p>2022-12-25 16:34:30</text:p>
          </table:table-cell>
          <table:table-cell/>
          <table:table-cell office:value-type="float" office:value="2217061" calcext:value-type="float">
            <text:p>2217061</text:p>
          </table:table-cell>
          <table:table-cell table:style-name="ce5" office:value-type="date" office:date-value="2022-12-16T03:51:42" calcext:value-type="date">
            <text:p>2022-12-16 03:51:42</text:p>
          </table:table-cell>
          <table:table-cell/>
          <table:table-cell table:style-name="ce9" table:formula="of:=IF(COUNTIFS([.A$1:.A$2000]; [.D153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25T18:56:25" calcext:value-type="date">
            <text:p>2022-12-25 18:56:25</text:p>
          </table:table-cell>
          <table:table-cell/>
          <table:table-cell office:value-type="float" office:value="68828793" calcext:value-type="float">
            <text:p>68828793</text:p>
          </table:table-cell>
          <table:table-cell table:style-name="ce5" office:value-type="date" office:date-value="2022-12-16T07:33:16" calcext:value-type="date">
            <text:p>2022-12-16 07:33:16</text:p>
          </table:table-cell>
          <table:table-cell/>
          <table:table-cell table:style-name="ce9" table:formula="of:=IF(COUNTIFS([.A$1:.A$2000]; [.D153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26T23:28:03" calcext:value-type="date">
            <text:p>2022-12-26 23:28:03</text:p>
          </table:table-cell>
          <table:table-cell/>
          <table:table-cell office:value-type="float" office:value="51985945" calcext:value-type="float">
            <text:p>51985945</text:p>
          </table:table-cell>
          <table:table-cell table:style-name="ce5" office:value-type="date" office:date-value="2022-12-17T18:11:19" calcext:value-type="date">
            <text:p>2022-12-17 18:11:19</text:p>
          </table:table-cell>
          <table:table-cell/>
          <table:table-cell table:style-name="ce9" table:formula="of:=IF(COUNTIFS([.A$1:.A$2000]; [.D153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28T09:10:27" calcext:value-type="date">
            <text:p>2022-12-28 09:10:27</text:p>
          </table:table-cell>
          <table:table-cell/>
          <table:table-cell office:value-type="float" office:value="8469518" calcext:value-type="float">
            <text:p>8469518</text:p>
          </table:table-cell>
          <table:table-cell table:style-name="ce5" office:value-type="date" office:date-value="2022-12-17T19:09:27" calcext:value-type="date">
            <text:p>2022-12-17 19:09:27</text:p>
          </table:table-cell>
          <table:table-cell/>
          <table:table-cell table:style-name="ce9" table:formula="of:=IF(COUNTIFS([.A$1:.A$2000]; [.D153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2-12-30T01:35:33" calcext:value-type="date">
            <text:p>2022-12-30 01:35:33</text:p>
          </table:table-cell>
          <table:table-cell/>
          <table:table-cell office:value-type="float" office:value="22172055" calcext:value-type="float">
            <text:p>22172055</text:p>
          </table:table-cell>
          <table:table-cell table:style-name="ce5" office:value-type="date" office:date-value="2022-12-18T06:44:03" calcext:value-type="date">
            <text:p>2022-12-18 06:44:03</text:p>
          </table:table-cell>
          <table:table-cell/>
          <table:table-cell table:style-name="ce9" table:formula="of:=IF(COUNTIFS([.A$1:.A$2000]; [.D153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02T02:19:04" calcext:value-type="date">
            <text:p>2023-01-02 02:19:04</text:p>
          </table:table-cell>
          <table:table-cell/>
          <table:table-cell office:value-type="float" office:value="50981546" calcext:value-type="float">
            <text:p>50981546</text:p>
          </table:table-cell>
          <table:table-cell table:style-name="ce5" office:value-type="date" office:date-value="2022-12-19T01:43:08" calcext:value-type="date">
            <text:p>2022-12-19 01:43:08</text:p>
          </table:table-cell>
          <table:table-cell/>
          <table:table-cell table:style-name="ce9" table:formula="of:=IF(COUNTIFS([.A$1:.A$2000]; [.D153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02T12:52:17" calcext:value-type="date">
            <text:p>2023-01-02 12:52:17</text:p>
          </table:table-cell>
          <table:table-cell/>
          <table:table-cell office:value-type="float" office:value="3875460" calcext:value-type="float">
            <text:p>3875460</text:p>
          </table:table-cell>
          <table:table-cell table:style-name="ce5" office:value-type="date" office:date-value="2022-12-19T07:52:17" calcext:value-type="date">
            <text:p>2022-12-19 07:52:17</text:p>
          </table:table-cell>
          <table:table-cell/>
          <table:table-cell table:style-name="ce9" table:formula="of:=IF(COUNTIFS([.A$1:.A$2000]; [.D153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03T18:12:15" calcext:value-type="date">
            <text:p>2023-01-03 18:12:15</text:p>
          </table:table-cell>
          <table:table-cell/>
          <table:table-cell office:value-type="float" office:value="2999326" calcext:value-type="float">
            <text:p>2999326</text:p>
          </table:table-cell>
          <table:table-cell table:style-name="ce5" office:value-type="date" office:date-value="2022-12-21T05:26:54" calcext:value-type="date">
            <text:p>2022-12-21 05:26:54</text:p>
          </table:table-cell>
          <table:table-cell/>
          <table:table-cell table:style-name="ce9" table:formula="of:=IF(COUNTIFS([.A$1:.A$2000]; [.D153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03T19:50:54" calcext:value-type="date">
            <text:p>2023-01-03 19:50:54</text:p>
          </table:table-cell>
          <table:table-cell/>
          <table:table-cell office:value-type="float" office:value="132667" calcext:value-type="float">
            <text:p>132667</text:p>
          </table:table-cell>
          <table:table-cell table:style-name="ce5" office:value-type="date" office:date-value="2022-12-22T23:12:18" calcext:value-type="date">
            <text:p>2022-12-22 23:12:18</text:p>
          </table:table-cell>
          <table:table-cell/>
          <table:table-cell table:style-name="ce9" table:formula="of:=IF(COUNTIFS([.A$1:.A$2000]; [.D153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03T19:54:06" calcext:value-type="date">
            <text:p>2023-01-03 19:54:06</text:p>
          </table:table-cell>
          <table:table-cell/>
          <table:table-cell office:value-type="float" office:value="58839570" calcext:value-type="float">
            <text:p>58839570</text:p>
          </table:table-cell>
          <table:table-cell table:style-name="ce5" office:value-type="date" office:date-value="2022-12-23T20:29:39" calcext:value-type="date">
            <text:p>2022-12-23 20:29:39</text:p>
          </table:table-cell>
          <table:table-cell/>
          <table:table-cell table:style-name="ce9" table:formula="of:=IF(COUNTIFS([.A$1:.A$2000]; [.D154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05T06:41:01" calcext:value-type="date">
            <text:p>2023-01-05 06:41:01</text:p>
          </table:table-cell>
          <table:table-cell/>
          <table:table-cell office:value-type="float" office:value="384546" calcext:value-type="float">
            <text:p>384546</text:p>
          </table:table-cell>
          <table:table-cell table:style-name="ce5" office:value-type="date" office:date-value="2022-12-24T13:34:29" calcext:value-type="date">
            <text:p>2022-12-24 13:34:29</text:p>
          </table:table-cell>
          <table:table-cell/>
          <table:table-cell table:style-name="ce9" table:formula="of:=IF(COUNTIFS([.A$1:.A$2000]; [.D154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06T03:33:37" calcext:value-type="date">
            <text:p>2023-01-06 03:33:37</text:p>
          </table:table-cell>
          <table:table-cell/>
          <table:table-cell office:value-type="float" office:value="7142353" calcext:value-type="float">
            <text:p>7142353</text:p>
          </table:table-cell>
          <table:table-cell table:style-name="ce5" office:value-type="date" office:date-value="2022-12-25T16:34:30" calcext:value-type="date">
            <text:p>2022-12-25 16:34:30</text:p>
          </table:table-cell>
          <table:table-cell/>
          <table:table-cell table:style-name="ce9" table:formula="of:=IF(COUNTIFS([.A$1:.A$2000]; [.D154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08T06:20:08" calcext:value-type="date">
            <text:p>2023-01-08 06:20:08</text:p>
          </table:table-cell>
          <table:table-cell/>
          <table:table-cell office:value-type="float" office:value="17025448" calcext:value-type="float">
            <text:p>17025448</text:p>
          </table:table-cell>
          <table:table-cell table:style-name="ce5" office:value-type="date" office:date-value="2022-12-25T18:56:25" calcext:value-type="date">
            <text:p>2022-12-25 18:56:25</text:p>
          </table:table-cell>
          <table:table-cell/>
          <table:table-cell table:style-name="ce9" table:formula="of:=IF(COUNTIFS([.A$1:.A$2000]; [.D154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08T14:29:14" calcext:value-type="date">
            <text:p>2023-01-08 14:29:14</text:p>
          </table:table-cell>
          <table:table-cell/>
          <table:table-cell office:value-type="float" office:value="5977878" calcext:value-type="float">
            <text:p>5977878</text:p>
          </table:table-cell>
          <table:table-cell table:style-name="ce5" office:value-type="date" office:date-value="2022-12-26T23:28:03" calcext:value-type="date">
            <text:p>2022-12-26 23:28:03</text:p>
          </table:table-cell>
          <table:table-cell/>
          <table:table-cell table:style-name="ce9" table:formula="of:=IF(COUNTIFS([.A$1:.A$2000]; [.D154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09T11:01:36" calcext:value-type="date">
            <text:p>2023-01-09 11:01:36</text:p>
          </table:table-cell>
          <table:table-cell/>
          <table:table-cell office:value-type="float" office:value="1299995" calcext:value-type="float">
            <text:p>1299995</text:p>
          </table:table-cell>
          <table:table-cell table:style-name="ce5" office:value-type="date" office:date-value="2022-12-28T09:10:27" calcext:value-type="date">
            <text:p>2022-12-28 09:10:27</text:p>
          </table:table-cell>
          <table:table-cell/>
          <table:table-cell table:style-name="ce9" table:formula="of:=IF(COUNTIFS([.A$1:.A$2000]; [.D154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10T06:59:27" calcext:value-type="date">
            <text:p>2023-01-10 06:59:27</text:p>
          </table:table-cell>
          <table:table-cell/>
          <table:table-cell office:value-type="float" office:value="108178030" calcext:value-type="float">
            <text:p>108178030</text:p>
          </table:table-cell>
          <table:table-cell table:style-name="ce5" office:value-type="date" office:date-value="2022-12-30T01:35:33" calcext:value-type="date">
            <text:p>2022-12-30 01:35:33</text:p>
          </table:table-cell>
          <table:table-cell/>
          <table:table-cell table:style-name="ce9" table:formula="of:=IF(COUNTIFS([.A$1:.A$2000]; [.D154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10T18:09:03" calcext:value-type="date">
            <text:p>2023-01-10 18:09:03</text:p>
          </table:table-cell>
          <table:table-cell/>
          <table:table-cell office:value-type="float" office:value="7670909" calcext:value-type="float">
            <text:p>7670909</text:p>
          </table:table-cell>
          <table:table-cell table:style-name="ce5" office:value-type="date" office:date-value="2023-01-02T02:19:04" calcext:value-type="date">
            <text:p>2023-01-02 02:19:04</text:p>
          </table:table-cell>
          <table:table-cell/>
          <table:table-cell table:style-name="ce9" table:formula="of:=IF(COUNTIFS([.A$1:.A$2000]; [.D154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10T18:59:51" calcext:value-type="date">
            <text:p>2023-01-10 18:59:51</text:p>
          </table:table-cell>
          <table:table-cell/>
          <table:table-cell office:value-type="float" office:value="54477286" calcext:value-type="float">
            <text:p>54477286</text:p>
          </table:table-cell>
          <table:table-cell table:style-name="ce5" office:value-type="date" office:date-value="2023-01-02T12:52:17" calcext:value-type="date">
            <text:p>2023-01-02 12:52:17</text:p>
          </table:table-cell>
          <table:table-cell/>
          <table:table-cell table:style-name="ce9" table:formula="of:=IF(COUNTIFS([.A$1:.A$2000]; [.D154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11T03:36:36" calcext:value-type="date">
            <text:p>2023-01-11 03:36:36</text:p>
          </table:table-cell>
          <table:table-cell/>
          <table:table-cell office:value-type="float" office:value="42901950" calcext:value-type="float">
            <text:p>42901950</text:p>
          </table:table-cell>
          <table:table-cell table:style-name="ce5" office:value-type="date" office:date-value="2023-01-03T18:12:15" calcext:value-type="date">
            <text:p>2023-01-03 18:12:15</text:p>
          </table:table-cell>
          <table:table-cell/>
          <table:table-cell table:style-name="ce9" table:formula="of:=IF(COUNTIFS([.A$1:.A$2000]; [.D154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12T20:37:48" calcext:value-type="date">
            <text:p>2023-01-12 20:37:48</text:p>
          </table:table-cell>
          <table:table-cell/>
          <table:table-cell office:value-type="float" office:value="5727019" calcext:value-type="float">
            <text:p>5727019</text:p>
          </table:table-cell>
          <table:table-cell table:style-name="ce5" office:value-type="date" office:date-value="2023-01-03T19:50:54" calcext:value-type="date">
            <text:p>2023-01-03 19:50:54</text:p>
          </table:table-cell>
          <table:table-cell/>
          <table:table-cell table:style-name="ce9" table:formula="of:=IF(COUNTIFS([.A$1:.A$2000]; [.D155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14T16:31:32" calcext:value-type="date">
            <text:p>2023-01-14 16:31:32</text:p>
          </table:table-cell>
          <table:table-cell/>
          <table:table-cell office:value-type="float" office:value="112599303" calcext:value-type="float">
            <text:p>112599303</text:p>
          </table:table-cell>
          <table:table-cell table:style-name="ce5" office:value-type="date" office:date-value="2023-01-03T19:54:06" calcext:value-type="date">
            <text:p>2023-01-03 19:54:06</text:p>
          </table:table-cell>
          <table:table-cell/>
          <table:table-cell table:style-name="ce9" table:formula="of:=IF(COUNTIFS([.A$1:.A$2000]; [.D155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15T15:26:06" calcext:value-type="date">
            <text:p>2023-01-15 15:26:06</text:p>
          </table:table-cell>
          <table:table-cell/>
          <table:table-cell office:value-type="float" office:value="13118619" calcext:value-type="float">
            <text:p>13118619</text:p>
          </table:table-cell>
          <table:table-cell table:style-name="ce5" office:value-type="date" office:date-value="2023-01-05T06:41:01" calcext:value-type="date">
            <text:p>2023-01-05 06:41:01</text:p>
          </table:table-cell>
          <table:table-cell/>
          <table:table-cell table:style-name="ce9" table:formula="of:=IF(COUNTIFS([.A$1:.A$2000]; [.D155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16T07:35:02" calcext:value-type="date">
            <text:p>2023-01-16 07:35:02</text:p>
          </table:table-cell>
          <table:table-cell/>
          <table:table-cell office:value-type="float" office:value="6269546" calcext:value-type="float">
            <text:p>6269546</text:p>
          </table:table-cell>
          <table:table-cell table:style-name="ce5" office:value-type="date" office:date-value="2023-01-06T03:33:37" calcext:value-type="date">
            <text:p>2023-01-06 03:33:37</text:p>
          </table:table-cell>
          <table:table-cell/>
          <table:table-cell table:style-name="ce9" table:formula="of:=IF(COUNTIFS([.A$1:.A$2000]; [.D155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16T18:29:01" calcext:value-type="date">
            <text:p>2023-01-16 18:29:01</text:p>
          </table:table-cell>
          <table:table-cell/>
          <table:table-cell office:value-type="float" office:value="25050385" calcext:value-type="float">
            <text:p>25050385</text:p>
          </table:table-cell>
          <table:table-cell table:style-name="ce5" office:value-type="date" office:date-value="2023-01-08T06:20:08" calcext:value-type="date">
            <text:p>2023-01-08 06:20:08</text:p>
          </table:table-cell>
          <table:table-cell/>
          <table:table-cell table:style-name="ce9" table:formula="of:=IF(COUNTIFS([.A$1:.A$2000]; [.D155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17T02:16:08" calcext:value-type="date">
            <text:p>2023-01-17 02:16:08</text:p>
          </table:table-cell>
          <table:table-cell/>
          <table:table-cell office:value-type="float" office:value="4807362" calcext:value-type="float">
            <text:p>4807362</text:p>
          </table:table-cell>
          <table:table-cell table:style-name="ce5" office:value-type="date" office:date-value="2023-01-08T14:29:14" calcext:value-type="date">
            <text:p>2023-01-08 14:29:14</text:p>
          </table:table-cell>
          <table:table-cell/>
          <table:table-cell table:style-name="ce9" table:formula="of:=IF(COUNTIFS([.A$1:.A$2000]; [.D155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19T18:55:26" calcext:value-type="date">
            <text:p>2023-01-19 18:55:26</text:p>
          </table:table-cell>
          <table:table-cell/>
          <table:table-cell office:value-type="float" office:value="13287274" calcext:value-type="float">
            <text:p>13287274</text:p>
          </table:table-cell>
          <table:table-cell table:style-name="ce5" office:value-type="date" office:date-value="2023-01-09T11:01:36" calcext:value-type="date">
            <text:p>2023-01-09 11:01:36</text:p>
          </table:table-cell>
          <table:table-cell/>
          <table:table-cell table:style-name="ce9" table:formula="of:=IF(COUNTIFS([.A$1:.A$2000]; [.D155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23T13:49:00" calcext:value-type="date">
            <text:p>2023-01-23 13:49:00</text:p>
          </table:table-cell>
          <table:table-cell/>
          <table:table-cell office:value-type="float" office:value="26706888" calcext:value-type="float">
            <text:p>26706888</text:p>
          </table:table-cell>
          <table:table-cell table:style-name="ce5" office:value-type="date" office:date-value="2023-01-10T06:59:27" calcext:value-type="date">
            <text:p>2023-01-10 06:59:27</text:p>
          </table:table-cell>
          <table:table-cell/>
          <table:table-cell table:style-name="ce9" table:formula="of:=IF(COUNTIFS([.A$1:.A$2000]; [.D155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27T12:40:09" calcext:value-type="date">
            <text:p>2023-01-27 12:40:09</text:p>
          </table:table-cell>
          <table:table-cell/>
          <table:table-cell office:value-type="float" office:value="992041" calcext:value-type="float">
            <text:p>992041</text:p>
          </table:table-cell>
          <table:table-cell table:style-name="ce5" office:value-type="date" office:date-value="2023-01-10T10:03:43" calcext:value-type="date">
            <text:p>2023-01-10 10:03:43</text:p>
          </table:table-cell>
          <table:table-cell/>
          <table:table-cell table:style-name="ce9" table:formula="of:=IF(COUNTIFS([.A$1:.A$2000]; [.D1558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23-01-29T18:32:58" calcext:value-type="date">
            <text:p>2023-01-29 18:32:58</text:p>
          </table:table-cell>
          <table:table-cell/>
          <table:table-cell office:value-type="float" office:value="4704494" calcext:value-type="float">
            <text:p>4704494</text:p>
          </table:table-cell>
          <table:table-cell table:style-name="ce5" office:value-type="date" office:date-value="2023-01-10T18:09:03" calcext:value-type="date">
            <text:p>2023-01-10 18:09:03</text:p>
          </table:table-cell>
          <table:table-cell/>
          <table:table-cell table:style-name="ce9" table:formula="of:=IF(COUNTIFS([.A$1:.A$2000]; [.D155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30T06:21:28" calcext:value-type="date">
            <text:p>2023-01-30 06:21:28</text:p>
          </table:table-cell>
          <table:table-cell/>
          <table:table-cell office:value-type="float" office:value="4755202" calcext:value-type="float">
            <text:p>4755202</text:p>
          </table:table-cell>
          <table:table-cell table:style-name="ce5" office:value-type="date" office:date-value="2023-01-10T18:59:51" calcext:value-type="date">
            <text:p>2023-01-10 18:59:51</text:p>
          </table:table-cell>
          <table:table-cell/>
          <table:table-cell table:style-name="ce9" table:formula="of:=IF(COUNTIFS([.A$1:.A$2000]; [.D156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30T08:03:09" calcext:value-type="date">
            <text:p>2023-01-30 08:03:09</text:p>
          </table:table-cell>
          <table:table-cell/>
          <table:table-cell office:value-type="float" office:value="3469716" calcext:value-type="float">
            <text:p>3469716</text:p>
          </table:table-cell>
          <table:table-cell table:style-name="ce5" office:value-type="date" office:date-value="2023-01-11T03:36:36" calcext:value-type="date">
            <text:p>2023-01-11 03:36:36</text:p>
          </table:table-cell>
          <table:table-cell/>
          <table:table-cell table:style-name="ce9" table:formula="of:=IF(COUNTIFS([.A$1:.A$2000]; [.D156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1-30T19:15:52" calcext:value-type="date">
            <text:p>2023-01-30 19:15:52</text:p>
          </table:table-cell>
          <table:table-cell/>
          <table:table-cell office:value-type="float" office:value="8139783" calcext:value-type="float">
            <text:p>8139783</text:p>
          </table:table-cell>
          <table:table-cell table:style-name="ce5" office:value-type="date" office:date-value="2023-01-11T21:15:51" calcext:value-type="date">
            <text:p>2023-01-11 21:15:51</text:p>
          </table:table-cell>
          <table:table-cell/>
          <table:table-cell table:style-name="ce9" table:formula="of:=IF(COUNTIFS([.A$1:.A$2000]; [.D1562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23-02-01T08:33:01" calcext:value-type="date">
            <text:p>2023-02-01 08:33:01</text:p>
          </table:table-cell>
          <table:table-cell/>
          <table:table-cell office:value-type="float" office:value="4438903" calcext:value-type="float">
            <text:p>4438903</text:p>
          </table:table-cell>
          <table:table-cell table:style-name="ce5" office:value-type="date" office:date-value="2023-01-12T20:37:48" calcext:value-type="date">
            <text:p>2023-01-12 20:37:48</text:p>
          </table:table-cell>
          <table:table-cell/>
          <table:table-cell table:style-name="ce9" table:formula="of:=IF(COUNTIFS([.A$1:.A$2000]; [.D156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01T18:42:59" calcext:value-type="date">
            <text:p>2023-02-01 18:42:59</text:p>
          </table:table-cell>
          <table:table-cell/>
          <table:table-cell office:value-type="float" office:value="40120910" calcext:value-type="float">
            <text:p>40120910</text:p>
          </table:table-cell>
          <table:table-cell table:style-name="ce5" office:value-type="date" office:date-value="2023-01-14T16:31:32" calcext:value-type="date">
            <text:p>2023-01-14 16:31:32</text:p>
          </table:table-cell>
          <table:table-cell/>
          <table:table-cell table:style-name="ce9" table:formula="of:=IF(COUNTIFS([.A$1:.A$2000]; [.D156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03T10:05:39" calcext:value-type="date">
            <text:p>2023-02-03 10:05:39</text:p>
          </table:table-cell>
          <table:table-cell/>
          <table:table-cell office:value-type="float" office:value="13009596" calcext:value-type="float">
            <text:p>13009596</text:p>
          </table:table-cell>
          <table:table-cell table:style-name="ce5" office:value-type="date" office:date-value="2023-01-15T15:26:06" calcext:value-type="date">
            <text:p>2023-01-15 15:26:06</text:p>
          </table:table-cell>
          <table:table-cell/>
          <table:table-cell table:style-name="ce9" table:formula="of:=IF(COUNTIFS([.A$1:.A$2000]; [.D156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03T18:48:49" calcext:value-type="date">
            <text:p>2023-02-03 18:48:49</text:p>
          </table:table-cell>
          <table:table-cell/>
          <table:table-cell office:value-type="float" office:value="949989" calcext:value-type="float">
            <text:p>949989</text:p>
          </table:table-cell>
          <table:table-cell table:style-name="ce5" office:value-type="date" office:date-value="2023-01-16T07:35:02" calcext:value-type="date">
            <text:p>2023-01-16 07:35:02</text:p>
          </table:table-cell>
          <table:table-cell/>
          <table:table-cell table:style-name="ce9" table:formula="of:=IF(COUNTIFS([.A$1:.A$2000]; [.D156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04T10:45:38" calcext:value-type="date">
            <text:p>2023-02-04 10:45:38</text:p>
          </table:table-cell>
          <table:table-cell/>
          <table:table-cell office:value-type="float" office:value="4218738" calcext:value-type="float">
            <text:p>4218738</text:p>
          </table:table-cell>
          <table:table-cell table:style-name="ce5" office:value-type="date" office:date-value="2023-01-16T18:29:01" calcext:value-type="date">
            <text:p>2023-01-16 18:29:01</text:p>
          </table:table-cell>
          <table:table-cell/>
          <table:table-cell table:style-name="ce9" table:formula="of:=IF(COUNTIFS([.A$1:.A$2000]; [.D156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07T03:47:29" calcext:value-type="date">
            <text:p>2023-02-07 03:47:29</text:p>
          </table:table-cell>
          <table:table-cell/>
          <table:table-cell office:value-type="float" office:value="16968547" calcext:value-type="float">
            <text:p>16968547</text:p>
          </table:table-cell>
          <table:table-cell table:style-name="ce5" office:value-type="date" office:date-value="2023-01-17T02:16:08" calcext:value-type="date">
            <text:p>2023-01-17 02:16:08</text:p>
          </table:table-cell>
          <table:table-cell/>
          <table:table-cell table:style-name="ce9" table:formula="of:=IF(COUNTIFS([.A$1:.A$2000]; [.D156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07T08:03:49" calcext:value-type="date">
            <text:p>2023-02-07 08:03:49</text:p>
          </table:table-cell>
          <table:table-cell/>
          <table:table-cell office:value-type="float" office:value="117454019" calcext:value-type="float">
            <text:p>117454019</text:p>
          </table:table-cell>
          <table:table-cell table:style-name="ce5" office:value-type="date" office:date-value="2023-01-19T18:55:26" calcext:value-type="date">
            <text:p>2023-01-19 18:55:26</text:p>
          </table:table-cell>
          <table:table-cell/>
          <table:table-cell table:style-name="ce9" table:formula="of:=IF(COUNTIFS([.A$1:.A$2000]; [.D156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07T16:46:32" calcext:value-type="date">
            <text:p>2023-02-07 16:46:32</text:p>
          </table:table-cell>
          <table:table-cell/>
          <table:table-cell office:value-type="float" office:value="34143537" calcext:value-type="float">
            <text:p>34143537</text:p>
          </table:table-cell>
          <table:table-cell table:style-name="ce5" office:value-type="date" office:date-value="2023-01-20T18:53:07" calcext:value-type="date">
            <text:p>2023-01-20 18:53:07</text:p>
          </table:table-cell>
          <table:table-cell/>
          <table:table-cell table:style-name="ce9" table:formula="of:=IF(COUNTIFS([.A$1:.A$2000]; [.D1570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23-02-10T02:58:48" calcext:value-type="date">
            <text:p>2023-02-10 02:58:48</text:p>
          </table:table-cell>
          <table:table-cell/>
          <table:table-cell office:value-type="float" office:value="56946706" calcext:value-type="float">
            <text:p>56946706</text:p>
          </table:table-cell>
          <table:table-cell table:style-name="ce5" office:value-type="date" office:date-value="2023-01-23T13:49:00" calcext:value-type="date">
            <text:p>2023-01-23 13:49:00</text:p>
          </table:table-cell>
          <table:table-cell/>
          <table:table-cell table:style-name="ce9" table:formula="of:=IF(COUNTIFS([.A$1:.A$2000]; [.D157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10T03:10:35" calcext:value-type="date">
            <text:p>2023-02-10 03:10:35</text:p>
          </table:table-cell>
          <table:table-cell/>
          <table:table-cell office:value-type="float" office:value="14885016" calcext:value-type="float">
            <text:p>14885016</text:p>
          </table:table-cell>
          <table:table-cell table:style-name="ce5" office:value-type="date" office:date-value="2023-01-27T12:40:09" calcext:value-type="date">
            <text:p>2023-01-27 12:40:09</text:p>
          </table:table-cell>
          <table:table-cell/>
          <table:table-cell table:style-name="ce9" table:formula="of:=IF(COUNTIFS([.A$1:.A$2000]; [.D157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10T17:39:15" calcext:value-type="date">
            <text:p>2023-02-10 17:39:15</text:p>
          </table:table-cell>
          <table:table-cell/>
          <table:table-cell office:value-type="float" office:value="10417160" calcext:value-type="float">
            <text:p>10417160</text:p>
          </table:table-cell>
          <table:table-cell table:style-name="ce5" office:value-type="date" office:date-value="2023-01-29T18:32:58" calcext:value-type="date">
            <text:p>2023-01-29 18:32:58</text:p>
          </table:table-cell>
          <table:table-cell/>
          <table:table-cell table:style-name="ce9" table:formula="of:=IF(COUNTIFS([.A$1:.A$2000]; [.D157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11T08:09:54" calcext:value-type="date">
            <text:p>2023-02-11 08:09:54</text:p>
          </table:table-cell>
          <table:table-cell/>
          <table:table-cell office:value-type="float" office:value="4034677" calcext:value-type="float">
            <text:p>4034677</text:p>
          </table:table-cell>
          <table:table-cell table:style-name="ce5" office:value-type="date" office:date-value="2023-01-30T06:21:28" calcext:value-type="date">
            <text:p>2023-01-30 06:21:28</text:p>
          </table:table-cell>
          <table:table-cell/>
          <table:table-cell table:style-name="ce9" table:formula="of:=IF(COUNTIFS([.A$1:.A$2000]; [.D157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11T15:46:38" calcext:value-type="date">
            <text:p>2023-02-11 15:46:38</text:p>
          </table:table-cell>
          <table:table-cell/>
          <table:table-cell office:value-type="float" office:value="27566245" calcext:value-type="float">
            <text:p>27566245</text:p>
          </table:table-cell>
          <table:table-cell table:style-name="ce5" office:value-type="date" office:date-value="2023-01-30T08:03:09" calcext:value-type="date">
            <text:p>2023-01-30 08:03:09</text:p>
          </table:table-cell>
          <table:table-cell/>
          <table:table-cell table:style-name="ce9" table:formula="of:=IF(COUNTIFS([.A$1:.A$2000]; [.D157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12T07:34:09" calcext:value-type="date">
            <text:p>2023-02-12 07:34:09</text:p>
          </table:table-cell>
          <table:table-cell/>
          <table:table-cell office:value-type="float" office:value="370095" calcext:value-type="float">
            <text:p>370095</text:p>
          </table:table-cell>
          <table:table-cell table:style-name="ce5" office:value-type="date" office:date-value="2023-01-30T19:15:52" calcext:value-type="date">
            <text:p>2023-01-30 19:15:52</text:p>
          </table:table-cell>
          <table:table-cell/>
          <table:table-cell table:style-name="ce9" table:formula="of:=IF(COUNTIFS([.A$1:.A$2000]; [.D157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13T00:59:13" calcext:value-type="date">
            <text:p>2023-02-13 00:59:13</text:p>
          </table:table-cell>
          <table:table-cell/>
          <table:table-cell office:value-type="float" office:value="28759255" calcext:value-type="float">
            <text:p>28759255</text:p>
          </table:table-cell>
          <table:table-cell table:style-name="ce5" office:value-type="date" office:date-value="2023-02-01T08:33:01" calcext:value-type="date">
            <text:p>2023-02-01 08:33:01</text:p>
          </table:table-cell>
          <table:table-cell/>
          <table:table-cell table:style-name="ce9" table:formula="of:=IF(COUNTIFS([.A$1:.A$2000]; [.D157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13T07:50:08" calcext:value-type="date">
            <text:p>2023-02-13 07:50:08</text:p>
          </table:table-cell>
          <table:table-cell/>
          <table:table-cell office:value-type="float" office:value="7720620" calcext:value-type="float">
            <text:p>7720620</text:p>
          </table:table-cell>
          <table:table-cell table:style-name="ce5" office:value-type="date" office:date-value="2023-02-01T18:42:59" calcext:value-type="date">
            <text:p>2023-02-01 18:42:59</text:p>
          </table:table-cell>
          <table:table-cell/>
          <table:table-cell table:style-name="ce9" table:formula="of:=IF(COUNTIFS([.A$1:.A$2000]; [.D157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15T03:43:49" calcext:value-type="date">
            <text:p>2023-02-15 03:43:49</text:p>
          </table:table-cell>
          <table:table-cell/>
          <table:table-cell office:value-type="float" office:value="58396525" calcext:value-type="float">
            <text:p>58396525</text:p>
          </table:table-cell>
          <table:table-cell table:style-name="ce5" office:value-type="date" office:date-value="2023-02-03T10:05:39" calcext:value-type="date">
            <text:p>2023-02-03 10:05:39</text:p>
          </table:table-cell>
          <table:table-cell/>
          <table:table-cell table:style-name="ce9" table:formula="of:=IF(COUNTIFS([.A$1:.A$2000]; [.D157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15T04:26:10" calcext:value-type="date">
            <text:p>2023-02-15 04:26:10</text:p>
          </table:table-cell>
          <table:table-cell/>
          <table:table-cell office:value-type="float" office:value="36020004" calcext:value-type="float">
            <text:p>36020004</text:p>
          </table:table-cell>
          <table:table-cell table:style-name="ce5" office:value-type="date" office:date-value="2023-02-03T18:48:49" calcext:value-type="date">
            <text:p>2023-02-03 18:48:49</text:p>
          </table:table-cell>
          <table:table-cell/>
          <table:table-cell table:style-name="ce9" table:formula="of:=IF(COUNTIFS([.A$1:.A$2000]; [.D158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15T12:09:02" calcext:value-type="date">
            <text:p>2023-02-15 12:09:02</text:p>
          </table:table-cell>
          <table:table-cell/>
          <table:table-cell office:value-type="float" office:value="34174924" calcext:value-type="float">
            <text:p>34174924</text:p>
          </table:table-cell>
          <table:table-cell table:style-name="ce5" office:value-type="date" office:date-value="2023-02-04T10:45:38" calcext:value-type="date">
            <text:p>2023-02-04 10:45:38</text:p>
          </table:table-cell>
          <table:table-cell/>
          <table:table-cell table:style-name="ce9" table:formula="of:=IF(COUNTIFS([.A$1:.A$2000]; [.D158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15T16:24:00" calcext:value-type="date">
            <text:p>2023-02-15 16:24:00</text:p>
          </table:table-cell>
          <table:table-cell/>
          <table:table-cell office:value-type="float" office:value="17997461" calcext:value-type="float">
            <text:p>17997461</text:p>
          </table:table-cell>
          <table:table-cell table:style-name="ce5" office:value-type="date" office:date-value="2023-02-07T03:47:29" calcext:value-type="date">
            <text:p>2023-02-07 03:47:29</text:p>
          </table:table-cell>
          <table:table-cell/>
          <table:table-cell table:style-name="ce9" table:formula="of:=IF(COUNTIFS([.A$1:.A$2000]; [.D158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16T10:27:04" calcext:value-type="date">
            <text:p>2023-02-16 10:27:04</text:p>
          </table:table-cell>
          <table:table-cell/>
          <table:table-cell office:value-type="float" office:value="12968808" calcext:value-type="float">
            <text:p>12968808</text:p>
          </table:table-cell>
          <table:table-cell table:style-name="ce5" office:value-type="date" office:date-value="2023-02-07T08:03:49" calcext:value-type="date">
            <text:p>2023-02-07 08:03:49</text:p>
          </table:table-cell>
          <table:table-cell/>
          <table:table-cell table:style-name="ce9" table:formula="of:=IF(COUNTIFS([.A$1:.A$2000]; [.D158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20T07:23:26" calcext:value-type="date">
            <text:p>2023-02-20 07:23:26</text:p>
          </table:table-cell>
          <table:table-cell/>
          <table:table-cell office:value-type="float" office:value="50274938" calcext:value-type="float">
            <text:p>50274938</text:p>
          </table:table-cell>
          <table:table-cell table:style-name="ce5" office:value-type="date" office:date-value="2023-02-07T16:46:32" calcext:value-type="date">
            <text:p>2023-02-07 16:46:32</text:p>
          </table:table-cell>
          <table:table-cell/>
          <table:table-cell table:style-name="ce9" table:formula="of:=IF(COUNTIFS([.A$1:.A$2000]; [.D158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21T02:48:27" calcext:value-type="date">
            <text:p>2023-02-21 02:48:27</text:p>
          </table:table-cell>
          <table:table-cell/>
          <table:table-cell office:value-type="float" office:value="7698566" calcext:value-type="float">
            <text:p>7698566</text:p>
          </table:table-cell>
          <table:table-cell table:style-name="ce5" office:value-type="date" office:date-value="2023-02-10T02:58:48" calcext:value-type="date">
            <text:p>2023-02-10 02:58:48</text:p>
          </table:table-cell>
          <table:table-cell/>
          <table:table-cell table:style-name="ce9" table:formula="of:=IF(COUNTIFS([.A$1:.A$2000]; [.D158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21T23:22:25" calcext:value-type="date">
            <text:p>2023-02-21 23:22:25</text:p>
          </table:table-cell>
          <table:table-cell/>
          <table:table-cell office:value-type="float" office:value="47079492" calcext:value-type="float">
            <text:p>47079492</text:p>
          </table:table-cell>
          <table:table-cell table:style-name="ce5" office:value-type="date" office:date-value="2023-02-10T03:10:35" calcext:value-type="date">
            <text:p>2023-02-10 03:10:35</text:p>
          </table:table-cell>
          <table:table-cell/>
          <table:table-cell table:style-name="ce9" table:formula="of:=IF(COUNTIFS([.A$1:.A$2000]; [.D158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23T00:36:25" calcext:value-type="date">
            <text:p>2023-02-23 00:36:25</text:p>
          </table:table-cell>
          <table:table-cell/>
          <table:table-cell office:value-type="float" office:value="55227984" calcext:value-type="float">
            <text:p>55227984</text:p>
          </table:table-cell>
          <table:table-cell table:style-name="ce5" office:value-type="date" office:date-value="2023-02-10T17:39:15" calcext:value-type="date">
            <text:p>2023-02-10 17:39:15</text:p>
          </table:table-cell>
          <table:table-cell/>
          <table:table-cell table:style-name="ce9" table:formula="of:=IF(COUNTIFS([.A$1:.A$2000]; [.D158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23T02:17:29" calcext:value-type="date">
            <text:p>2023-02-23 02:17:29</text:p>
          </table:table-cell>
          <table:table-cell/>
          <table:table-cell office:value-type="float" office:value="54518332" calcext:value-type="float">
            <text:p>54518332</text:p>
          </table:table-cell>
          <table:table-cell table:style-name="ce5" office:value-type="date" office:date-value="2023-02-11T08:09:54" calcext:value-type="date">
            <text:p>2023-02-11 08:09:54</text:p>
          </table:table-cell>
          <table:table-cell/>
          <table:table-cell table:style-name="ce9" table:formula="of:=IF(COUNTIFS([.A$1:.A$2000]; [.D158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23T08:05:34" calcext:value-type="date">
            <text:p>2023-02-23 08:05:34</text:p>
          </table:table-cell>
          <table:table-cell/>
          <table:table-cell office:value-type="float" office:value="10494397" calcext:value-type="float">
            <text:p>10494397</text:p>
          </table:table-cell>
          <table:table-cell table:style-name="ce5" office:value-type="date" office:date-value="2023-02-11T15:46:38" calcext:value-type="date">
            <text:p>2023-02-11 15:46:38</text:p>
          </table:table-cell>
          <table:table-cell/>
          <table:table-cell table:style-name="ce9" table:formula="of:=IF(COUNTIFS([.A$1:.A$2000]; [.D158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24T18:37:15" calcext:value-type="date">
            <text:p>2023-02-24 18:37:15</text:p>
          </table:table-cell>
          <table:table-cell/>
          <table:table-cell office:value-type="float" office:value="12004862" calcext:value-type="float">
            <text:p>12004862</text:p>
          </table:table-cell>
          <table:table-cell table:style-name="ce5" office:value-type="date" office:date-value="2023-02-12T07:34:09" calcext:value-type="date">
            <text:p>2023-02-12 07:34:09</text:p>
          </table:table-cell>
          <table:table-cell/>
          <table:table-cell table:style-name="ce9" table:formula="of:=IF(COUNTIFS([.A$1:.A$2000]; [.D159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24T23:53:30" calcext:value-type="date">
            <text:p>2023-02-24 23:53:30</text:p>
          </table:table-cell>
          <table:table-cell/>
          <table:table-cell office:value-type="float" office:value="3915058" calcext:value-type="float">
            <text:p>3915058</text:p>
          </table:table-cell>
          <table:table-cell table:style-name="ce5" office:value-type="date" office:date-value="2023-02-13T00:59:13" calcext:value-type="date">
            <text:p>2023-02-13 00:59:13</text:p>
          </table:table-cell>
          <table:table-cell/>
          <table:table-cell table:style-name="ce9" table:formula="of:=IF(COUNTIFS([.A$1:.A$2000]; [.D159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26T01:15:01" calcext:value-type="date">
            <text:p>2023-02-26 01:15:01</text:p>
          </table:table-cell>
          <table:table-cell/>
          <table:table-cell office:value-type="float" office:value="28454699" calcext:value-type="float">
            <text:p>28454699</text:p>
          </table:table-cell>
          <table:table-cell table:style-name="ce5" office:value-type="date" office:date-value="2023-02-13T07:50:08" calcext:value-type="date">
            <text:p>2023-02-13 07:50:08</text:p>
          </table:table-cell>
          <table:table-cell/>
          <table:table-cell table:style-name="ce9" table:formula="of:=IF(COUNTIFS([.A$1:.A$2000]; [.D159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26T15:10:59" calcext:value-type="date">
            <text:p>2023-02-26 15:10:59</text:p>
          </table:table-cell>
          <table:table-cell/>
          <table:table-cell office:value-type="float" office:value="55383125" calcext:value-type="float">
            <text:p>55383125</text:p>
          </table:table-cell>
          <table:table-cell table:style-name="ce5" office:value-type="date" office:date-value="2023-02-15T03:43:49" calcext:value-type="date">
            <text:p>2023-02-15 03:43:49</text:p>
          </table:table-cell>
          <table:table-cell/>
          <table:table-cell table:style-name="ce9" table:formula="of:=IF(COUNTIFS([.A$1:.A$2000]; [.D159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27T11:11:39" calcext:value-type="date">
            <text:p>2023-02-27 11:11:39</text:p>
          </table:table-cell>
          <table:table-cell/>
          <table:table-cell office:value-type="float" office:value="118711598" calcext:value-type="float">
            <text:p>118711598</text:p>
          </table:table-cell>
          <table:table-cell table:style-name="ce5" office:value-type="date" office:date-value="2023-02-15T04:26:10" calcext:value-type="date">
            <text:p>2023-02-15 04:26:10</text:p>
          </table:table-cell>
          <table:table-cell/>
          <table:table-cell table:style-name="ce9" table:formula="of:=IF(COUNTIFS([.A$1:.A$2000]; [.D159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27T14:14:04" calcext:value-type="date">
            <text:p>2023-02-27 14:14:04</text:p>
          </table:table-cell>
          <table:table-cell/>
          <table:table-cell office:value-type="float" office:value="29855274" calcext:value-type="float">
            <text:p>29855274</text:p>
          </table:table-cell>
          <table:table-cell table:style-name="ce5" office:value-type="date" office:date-value="2023-02-15T12:09:02" calcext:value-type="date">
            <text:p>2023-02-15 12:09:02</text:p>
          </table:table-cell>
          <table:table-cell/>
          <table:table-cell table:style-name="ce9" table:formula="of:=IF(COUNTIFS([.A$1:.A$2000]; [.D159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2-27T17:50:43" calcext:value-type="date">
            <text:p>2023-02-27 17:50:43</text:p>
          </table:table-cell>
          <table:table-cell/>
          <table:table-cell office:value-type="float" office:value="1557123" calcext:value-type="float">
            <text:p>1557123</text:p>
          </table:table-cell>
          <table:table-cell table:style-name="ce5" office:value-type="date" office:date-value="2023-02-15T16:24:00" calcext:value-type="date">
            <text:p>2023-02-15 16:24:00</text:p>
          </table:table-cell>
          <table:table-cell/>
          <table:table-cell table:style-name="ce9" table:formula="of:=IF(COUNTIFS([.A$1:.A$2000]; [.D159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3-01T11:04:59" calcext:value-type="date">
            <text:p>2023-03-01 11:04:59</text:p>
          </table:table-cell>
          <table:table-cell/>
          <table:table-cell office:value-type="float" office:value="30226863" calcext:value-type="float">
            <text:p>30226863</text:p>
          </table:table-cell>
          <table:table-cell table:style-name="ce5" office:value-type="date" office:date-value="2023-02-16T10:27:04" calcext:value-type="date">
            <text:p>2023-02-16 10:27:04</text:p>
          </table:table-cell>
          <table:table-cell/>
          <table:table-cell table:style-name="ce9" table:formula="of:=IF(COUNTIFS([.A$1:.A$2000]; [.D159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3-01T18:05:53" calcext:value-type="date">
            <text:p>2023-03-01 18:05:53</text:p>
          </table:table-cell>
          <table:table-cell/>
          <table:table-cell office:value-type="float" office:value="4892649" calcext:value-type="float">
            <text:p>4892649</text:p>
          </table:table-cell>
          <table:table-cell table:style-name="ce5" office:value-type="date" office:date-value="2023-02-18T06:23:53" calcext:value-type="date">
            <text:p>2023-02-18 06:23:53</text:p>
          </table:table-cell>
          <table:table-cell/>
          <table:table-cell table:style-name="ce9" table:formula="of:=IF(COUNTIFS([.A$1:.A$2000]; [.D1598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23-03-01T21:14:33" calcext:value-type="date">
            <text:p>2023-03-01 21:14:33</text:p>
          </table:table-cell>
          <table:table-cell/>
          <table:table-cell office:value-type="float" office:value="22424947" calcext:value-type="float">
            <text:p>22424947</text:p>
          </table:table-cell>
          <table:table-cell table:style-name="ce5" office:value-type="date" office:date-value="2023-02-20T07:23:26" calcext:value-type="date">
            <text:p>2023-02-20 07:23:26</text:p>
          </table:table-cell>
          <table:table-cell/>
          <table:table-cell table:style-name="ce9" table:formula="of:=IF(COUNTIFS([.A$1:.A$2000]; [.D159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3-02T04:16:34" calcext:value-type="date">
            <text:p>2023-03-02 04:16:34</text:p>
          </table:table-cell>
          <table:table-cell/>
          <table:table-cell office:value-type="float" office:value="31879879" calcext:value-type="float">
            <text:p>31879879</text:p>
          </table:table-cell>
          <table:table-cell table:style-name="ce5" office:value-type="date" office:date-value="2023-02-21T02:48:27" calcext:value-type="date">
            <text:p>2023-02-21 02:48:27</text:p>
          </table:table-cell>
          <table:table-cell/>
          <table:table-cell table:style-name="ce9" table:formula="of:=IF(COUNTIFS([.A$1:.A$2000]; [.D160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3-03T12:45:43" calcext:value-type="date">
            <text:p>2023-03-03 12:45:43</text:p>
          </table:table-cell>
          <table:table-cell/>
          <table:table-cell office:value-type="float" office:value="54140487" calcext:value-type="float">
            <text:p>54140487</text:p>
          </table:table-cell>
          <table:table-cell table:style-name="ce5" office:value-type="date" office:date-value="2023-02-21T17:26:02" calcext:value-type="date">
            <text:p>2023-02-21 17:26:02</text:p>
          </table:table-cell>
          <table:table-cell/>
          <table:table-cell table:style-name="ce9" table:formula="of:=IF(COUNTIFS([.A$1:.A$2000]; [.D1601]))" office:value-type="boolean" office:boolean-value="false" calcext:value-type="boolean">
            <text:p>ONWAAR</text:p>
          </table:table-cell>
        </table:table-row>
        <table:table-row table:style-name="ro1">
          <table:table-cell office:value-type="date" office:date-value="2023-03-04T03:52:26" calcext:value-type="date">
            <text:p>2023-03-04 03:52:26</text:p>
          </table:table-cell>
          <table:table-cell/>
          <table:table-cell office:value-type="float" office:value="3808013" calcext:value-type="float">
            <text:p>3808013</text:p>
          </table:table-cell>
          <table:table-cell table:style-name="ce5" office:value-type="date" office:date-value="2023-02-21T23:22:25" calcext:value-type="date">
            <text:p>2023-02-21 23:22:25</text:p>
          </table:table-cell>
          <table:table-cell/>
          <table:table-cell table:style-name="ce9" table:formula="of:=IF(COUNTIFS([.A$1:.A$2000]; [.D160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3-04T08:32:24" calcext:value-type="date">
            <text:p>2023-03-04 08:32:24</text:p>
          </table:table-cell>
          <table:table-cell/>
          <table:table-cell office:value-type="float" office:value="6094214" calcext:value-type="float">
            <text:p>6094214</text:p>
          </table:table-cell>
          <table:table-cell table:style-name="ce5" office:value-type="date" office:date-value="2023-02-23T00:36:25" calcext:value-type="date">
            <text:p>2023-02-23 00:36:25</text:p>
          </table:table-cell>
          <table:table-cell/>
          <table:table-cell table:style-name="ce9" table:formula="of:=IF(COUNTIFS([.A$1:.A$2000]; [.D1603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3-05T12:48:36" calcext:value-type="date">
            <text:p>2023-03-05 12:48:36</text:p>
          </table:table-cell>
          <table:table-cell/>
          <table:table-cell office:value-type="float" office:value="2427245" calcext:value-type="float">
            <text:p>2427245</text:p>
          </table:table-cell>
          <table:table-cell table:style-name="ce5" office:value-type="date" office:date-value="2023-02-23T02:17:29" calcext:value-type="date">
            <text:p>2023-02-23 02:17:29</text:p>
          </table:table-cell>
          <table:table-cell/>
          <table:table-cell table:style-name="ce9" table:formula="of:=IF(COUNTIFS([.A$1:.A$2000]; [.D1604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3-05T13:31:40" calcext:value-type="date">
            <text:p>2023-03-05 13:31:40</text:p>
          </table:table-cell>
          <table:table-cell/>
          <table:table-cell office:value-type="float" office:value="15123751" calcext:value-type="float">
            <text:p>15123751</text:p>
          </table:table-cell>
          <table:table-cell table:style-name="ce5" office:value-type="date" office:date-value="2023-02-23T08:05:34" calcext:value-type="date">
            <text:p>2023-02-23 08:05:34</text:p>
          </table:table-cell>
          <table:table-cell/>
          <table:table-cell table:style-name="ce9" table:formula="of:=IF(COUNTIFS([.A$1:.A$2000]; [.D1605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3-06T03:14:34" calcext:value-type="date">
            <text:p>2023-03-06 03:14:34</text:p>
          </table:table-cell>
          <table:table-cell/>
          <table:table-cell office:value-type="float" office:value="1155952" calcext:value-type="float">
            <text:p>1155952</text:p>
          </table:table-cell>
          <table:table-cell table:style-name="ce5" office:value-type="date" office:date-value="2023-02-24T18:37:15" calcext:value-type="date">
            <text:p>2023-02-24 18:37:15</text:p>
          </table:table-cell>
          <table:table-cell/>
          <table:table-cell table:style-name="ce9" table:formula="of:=IF(COUNTIFS([.A$1:.A$2000]; [.D1606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3-06T21:06:33" calcext:value-type="date">
            <text:p>2023-03-06 21:06:33</text:p>
          </table:table-cell>
          <table:table-cell/>
          <table:table-cell office:value-type="float" office:value="120158610" calcext:value-type="float">
            <text:p>120158610</text:p>
          </table:table-cell>
          <table:table-cell table:style-name="ce5" office:value-type="date" office:date-value="2023-02-24T23:53:30" calcext:value-type="date">
            <text:p>2023-02-24 23:53:30</text:p>
          </table:table-cell>
          <table:table-cell/>
          <table:table-cell table:style-name="ce9" table:formula="of:=IF(COUNTIFS([.A$1:.A$2000]; [.D1607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3-08T10:06:33" calcext:value-type="date">
            <text:p>2023-03-08 10:06:33</text:p>
          </table:table-cell>
          <table:table-cell/>
          <table:table-cell office:value-type="float" office:value="3368332" calcext:value-type="float">
            <text:p>3368332</text:p>
          </table:table-cell>
          <table:table-cell table:style-name="ce5" office:value-type="date" office:date-value="2023-02-26T01:15:01" calcext:value-type="date">
            <text:p>2023-02-26 01:15:01</text:p>
          </table:table-cell>
          <table:table-cell/>
          <table:table-cell table:style-name="ce9" table:formula="of:=IF(COUNTIFS([.A$1:.A$2000]; [.D1608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3-09T02:56:34" calcext:value-type="date">
            <text:p>2023-03-09 02:56:34</text:p>
          </table:table-cell>
          <table:table-cell/>
          <table:table-cell office:value-type="float" office:value="24558163" calcext:value-type="float">
            <text:p>24558163</text:p>
          </table:table-cell>
          <table:table-cell table:style-name="ce5" office:value-type="date" office:date-value="2023-02-26T15:10:59" calcext:value-type="date">
            <text:p>2023-02-26 15:10:59</text:p>
          </table:table-cell>
          <table:table-cell/>
          <table:table-cell table:style-name="ce9" table:formula="of:=IF(COUNTIFS([.A$1:.A$2000]; [.D1609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3-09T07:22:13" calcext:value-type="date">
            <text:p>2023-03-09 07:22:13</text:p>
          </table:table-cell>
          <table:table-cell/>
          <table:table-cell office:value-type="float" office:value="28917238" calcext:value-type="float">
            <text:p>28917238</text:p>
          </table:table-cell>
          <table:table-cell table:style-name="ce5" office:value-type="date" office:date-value="2023-02-27T11:11:39" calcext:value-type="date">
            <text:p>2023-02-27 11:11:39</text:p>
          </table:table-cell>
          <table:table-cell/>
          <table:table-cell table:style-name="ce9" table:formula="of:=IF(COUNTIFS([.A$1:.A$2000]; [.D1610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3-10T01:37:59" calcext:value-type="date">
            <text:p>2023-03-10 01:37:59</text:p>
          </table:table-cell>
          <table:table-cell/>
          <table:table-cell office:value-type="float" office:value="4619582" calcext:value-type="float">
            <text:p>4619582</text:p>
          </table:table-cell>
          <table:table-cell table:style-name="ce5" office:value-type="date" office:date-value="2023-02-27T14:14:04" calcext:value-type="date">
            <text:p>2023-02-27 14:14:04</text:p>
          </table:table-cell>
          <table:table-cell/>
          <table:table-cell table:style-name="ce9" table:formula="of:=IF(COUNTIFS([.A$1:.A$2000]; [.D1611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3-12T13:23:23" calcext:value-type="date">
            <text:p>2023-03-12 13:23:23</text:p>
          </table:table-cell>
          <table:table-cell/>
          <table:table-cell office:value-type="float" office:value="59223141" calcext:value-type="float">
            <text:p>59223141</text:p>
          </table:table-cell>
          <table:table-cell table:style-name="ce5" office:value-type="date" office:date-value="2023-02-27T17:50:43" calcext:value-type="date">
            <text:p>2023-02-27 17:50:43</text:p>
          </table:table-cell>
          <table:table-cell/>
          <table:table-cell table:style-name="ce9" table:formula="of:=IF(COUNTIFS([.A$1:.A$2000]; [.D1612]))" office:value-type="boolean" office:boolean-value="true" calcext:value-type="boolean">
            <text:p>WAAR</text:p>
          </table:table-cell>
        </table:table-row>
        <table:table-row table:style-name="ro1">
          <table:table-cell office:value-type="date" office:date-value="2023-03-12T21:13:10" calcext:value-type="date">
            <text:p>2023-03-12 21:13:10</text:p>
          </table:table-cell>
          <table:table-cell/>
          <table:table-cell office:value-type="float" office:value="6231485" calcext:value-type="float">
            <text:p>6231485</text:p>
          </table:table-cell>
          <table:table-cell table:style-name="ce5" office:value-type="date" office:date-value="2023-03-01T11:04:59" calcext:value-type="date">
            <text:p>2023-03-01 11:04:59</text:p>
          </table:table-cell>
          <table:table-cell/>
          <table:table-cell table:style-name="ce9" table:formula="of:=IF(COUNTIFS([.A$1:.A$2000]; [.D1613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14T09:35:30" calcext:value-type="date">
            <text:p>2023-03-14 09:35:30</text:p>
          </table:table-cell>
          <table:table-cell table:style-name="ce7"/>
          <table:table-cell table:style-name="ce2" office:value-type="float" office:value="28083180" calcext:value-type="float">
            <text:p>28083180</text:p>
          </table:table-cell>
          <table:table-cell table:style-name="ce5" office:value-type="date" office:date-value="2023-03-01T18:05:53" calcext:value-type="date">
            <text:p>2023-03-01 18:05:53</text:p>
          </table:table-cell>
          <table:table-cell/>
          <table:table-cell table:style-name="ce9" table:formula="of:=IF(COUNTIFS([.A$1:.A$2000]; [.D1614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15T10:22:59" calcext:value-type="date">
            <text:p>2023-03-15 10:22:59</text:p>
          </table:table-cell>
          <table:table-cell table:style-name="ce7"/>
          <table:table-cell table:style-name="ce2" office:value-type="float" office:value="20991997" calcext:value-type="float">
            <text:p>20991997</text:p>
          </table:table-cell>
          <table:table-cell table:style-name="ce5" office:value-type="date" office:date-value="2023-03-01T21:14:33" calcext:value-type="date">
            <text:p>2023-03-01 21:14:33</text:p>
          </table:table-cell>
          <table:table-cell/>
          <table:table-cell table:style-name="ce9" table:formula="of:=IF(COUNTIFS([.A$1:.A$2000]; [.D1615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16T04:27:28" calcext:value-type="date">
            <text:p>2023-03-16 04:27:28</text:p>
          </table:table-cell>
          <table:table-cell table:style-name="ce7"/>
          <table:table-cell table:style-name="ce2" office:value-type="float" office:value="124330457" calcext:value-type="float">
            <text:p>124330457</text:p>
          </table:table-cell>
          <table:table-cell table:style-name="ce5" office:value-type="date" office:date-value="2023-03-02T04:16:34" calcext:value-type="date">
            <text:p>2023-03-02 04:16:34</text:p>
          </table:table-cell>
          <table:table-cell/>
          <table:table-cell table:style-name="ce9" table:formula="of:=IF(COUNTIFS([.A$1:.A$2000]; [.D1616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16T07:50:43" calcext:value-type="date">
            <text:p>2023-03-16 07:50:43</text:p>
          </table:table-cell>
          <table:table-cell table:style-name="ce7"/>
          <table:table-cell table:style-name="ce2" office:value-type="float" office:value="16558174" calcext:value-type="float">
            <text:p>16558174</text:p>
          </table:table-cell>
          <table:table-cell table:style-name="ce5" office:value-type="date" office:date-value="2023-03-03T12:45:43" calcext:value-type="date">
            <text:p>2023-03-03 12:45:43</text:p>
          </table:table-cell>
          <table:table-cell/>
          <table:table-cell table:style-name="ce9" table:formula="of:=IF(COUNTIFS([.A$1:.A$2000]; [.D1617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16T07:52:47" calcext:value-type="date">
            <text:p>2023-03-16 07:52:47</text:p>
          </table:table-cell>
          <table:table-cell table:style-name="ce7"/>
          <table:table-cell table:style-name="ce2" office:value-type="float" office:value="1904567" calcext:value-type="float">
            <text:p>1904567</text:p>
          </table:table-cell>
          <table:table-cell table:style-name="ce5" office:value-type="date" office:date-value="2023-03-04T03:52:26" calcext:value-type="date">
            <text:p>2023-03-04 03:52:26</text:p>
          </table:table-cell>
          <table:table-cell/>
          <table:table-cell table:style-name="ce9" table:formula="of:=IF(COUNTIFS([.A$1:.A$2000]; [.D1618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17T17:11:01" calcext:value-type="date">
            <text:p>2023-03-17 17:11:01</text:p>
          </table:table-cell>
          <table:table-cell table:style-name="ce7"/>
          <table:table-cell table:style-name="ce2" office:value-type="float" office:value="6251067" calcext:value-type="float">
            <text:p>6251067</text:p>
          </table:table-cell>
          <table:table-cell table:style-name="ce5" office:value-type="date" office:date-value="2023-03-04T08:32:24" calcext:value-type="date">
            <text:p>2023-03-04 08:32:24</text:p>
          </table:table-cell>
          <table:table-cell/>
          <table:table-cell table:style-name="ce9" table:formula="of:=IF(COUNTIFS([.A$1:.A$2000]; [.D1619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18T00:17:31" calcext:value-type="date">
            <text:p>2023-03-18 00:17:31</text:p>
          </table:table-cell>
          <table:table-cell table:style-name="ce7"/>
          <table:table-cell table:style-name="ce2" office:value-type="float" office:value="9106924" calcext:value-type="float">
            <text:p>9106924</text:p>
          </table:table-cell>
          <table:table-cell table:style-name="ce5" office:value-type="date" office:date-value="2023-03-05T12:48:36" calcext:value-type="date">
            <text:p>2023-03-05 12:48:36</text:p>
          </table:table-cell>
          <table:table-cell/>
          <table:table-cell table:style-name="ce9" table:formula="of:=IF(COUNTIFS([.A$1:.A$2000]; [.D1620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18T18:01:43" calcext:value-type="date">
            <text:p>2023-03-18 18:01:43</text:p>
          </table:table-cell>
          <table:table-cell table:style-name="ce7"/>
          <table:table-cell table:style-name="ce2" office:value-type="float" office:value="5946765" calcext:value-type="float">
            <text:p>5946765</text:p>
          </table:table-cell>
          <table:table-cell table:style-name="ce5" office:value-type="date" office:date-value="2023-03-05T13:31:40" calcext:value-type="date">
            <text:p>2023-03-05 13:31:40</text:p>
          </table:table-cell>
          <table:table-cell/>
          <table:table-cell table:style-name="ce9" table:formula="of:=IF(COUNTIFS([.A$1:.A$2000]; [.D1621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19T22:03:39" calcext:value-type="date">
            <text:p>2023-03-19 22:03:39</text:p>
          </table:table-cell>
          <table:table-cell table:style-name="ce7"/>
          <table:table-cell table:style-name="ce2" office:value-type="float" office:value="79073451" calcext:value-type="float">
            <text:p>79073451</text:p>
          </table:table-cell>
          <table:table-cell table:style-name="ce5" office:value-type="date" office:date-value="2023-03-06T03:14:34" calcext:value-type="date">
            <text:p>2023-03-06 03:14:34</text:p>
          </table:table-cell>
          <table:table-cell/>
          <table:table-cell table:style-name="ce9" table:formula="of:=IF(COUNTIFS([.A$1:.A$2000]; [.D1622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20T06:45:29" calcext:value-type="date">
            <text:p>2023-03-20 06:45:29</text:p>
          </table:table-cell>
          <table:table-cell table:style-name="ce7"/>
          <table:table-cell table:style-name="ce2" office:value-type="float" office:value="10714433" calcext:value-type="float">
            <text:p>10714433</text:p>
          </table:table-cell>
          <table:table-cell table:style-name="ce5" office:value-type="date" office:date-value="2023-03-06T21:06:33" calcext:value-type="date">
            <text:p>2023-03-06 21:06:33</text:p>
          </table:table-cell>
          <table:table-cell/>
          <table:table-cell table:style-name="ce9" table:formula="of:=IF(COUNTIFS([.A$1:.A$2000]; [.D1623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22T03:15:33" calcext:value-type="date">
            <text:p>2023-03-22 03:15:33</text:p>
          </table:table-cell>
          <table:table-cell table:style-name="ce7"/>
          <table:table-cell table:style-name="ce2" office:value-type="float" office:value="43563559" calcext:value-type="float">
            <text:p>43563559</text:p>
          </table:table-cell>
          <table:table-cell table:style-name="ce5" office:value-type="date" office:date-value="2023-03-08T10:06:33" calcext:value-type="date">
            <text:p>2023-03-08 10:06:33</text:p>
          </table:table-cell>
          <table:table-cell/>
          <table:table-cell table:style-name="ce9" table:formula="of:=IF(COUNTIFS([.A$1:.A$2000]; [.D1624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22T13:38:18" calcext:value-type="date">
            <text:p>2023-03-22 13:38:18</text:p>
          </table:table-cell>
          <table:table-cell table:style-name="ce7"/>
          <table:table-cell table:style-name="ce2" office:value-type="float" office:value="128502223" calcext:value-type="float">
            <text:p>128502223</text:p>
          </table:table-cell>
          <table:table-cell table:style-name="ce5" office:value-type="date" office:date-value="2023-03-09T02:56:34" calcext:value-type="date">
            <text:p>2023-03-09 02:56:34</text:p>
          </table:table-cell>
          <table:table-cell/>
          <table:table-cell table:style-name="ce9" table:formula="of:=IF(COUNTIFS([.A$1:.A$2000]; [.D1625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23T07:35:31" calcext:value-type="date">
            <text:p>2023-03-23 07:35:31</text:p>
          </table:table-cell>
          <table:table-cell table:style-name="ce7"/>
          <table:table-cell table:style-name="ce2" office:value-type="float" office:value="128465817" calcext:value-type="float">
            <text:p>128465817</text:p>
          </table:table-cell>
          <table:table-cell table:style-name="ce5" office:value-type="date" office:date-value="2023-03-09T07:22:13" calcext:value-type="date">
            <text:p>2023-03-09 07:22:13</text:p>
          </table:table-cell>
          <table:table-cell/>
          <table:table-cell table:style-name="ce9" table:formula="of:=IF(COUNTIFS([.A$1:.A$2000]; [.D1626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24T13:14:23" calcext:value-type="date">
            <text:p>2023-03-24 13:14:23</text:p>
          </table:table-cell>
          <table:table-cell table:style-name="ce7"/>
          <table:table-cell table:style-name="ce2" office:value-type="float" office:value="111756588" calcext:value-type="float">
            <text:p>111756588</text:p>
          </table:table-cell>
          <table:table-cell table:style-name="ce5" office:value-type="date" office:date-value="2023-03-10T01:37:59" calcext:value-type="date">
            <text:p>2023-03-10 01:37:59</text:p>
          </table:table-cell>
          <table:table-cell/>
          <table:table-cell table:style-name="ce9" table:formula="of:=IF(COUNTIFS([.A$1:.A$2000]; [.D1627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24T14:54:51" calcext:value-type="date">
            <text:p>2023-03-24 14:54:51</text:p>
          </table:table-cell>
          <table:table-cell table:style-name="ce7"/>
          <table:table-cell table:style-name="ce2" office:value-type="float" office:value="24889135" calcext:value-type="float">
            <text:p>24889135</text:p>
          </table:table-cell>
          <table:table-cell table:style-name="ce5" office:value-type="date" office:date-value="2023-03-12T13:23:23" calcext:value-type="date">
            <text:p>2023-03-12 13:23:23</text:p>
          </table:table-cell>
          <table:table-cell/>
          <table:table-cell table:style-name="ce9" table:formula="of:=IF(COUNTIFS([.A$1:.A$2000]; [.D1628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25T10:05:09" calcext:value-type="date">
            <text:p>2023-03-25 10:05:09</text:p>
          </table:table-cell>
          <table:table-cell table:style-name="ce7"/>
          <table:table-cell table:style-name="ce2" office:value-type="float" office:value="14274784" calcext:value-type="float">
            <text:p>14274784</text:p>
          </table:table-cell>
          <table:table-cell table:style-name="ce5" office:value-type="date" office:date-value="2023-03-12T21:13:10" calcext:value-type="date">
            <text:p>2023-03-12 21:13:10</text:p>
          </table:table-cell>
          <table:table-cell/>
          <table:table-cell table:style-name="ce9" table:formula="of:=IF(COUNTIFS([.A$1:.A$2000]; [.D1629]))" office:value-type="boolean" office:boolean-value="true" calcext:value-type="boolean">
            <text:p>WAAR</text:p>
          </table:table-cell>
        </table:table-row>
        <table:table-row table:style-name="ro1">
          <table:table-cell table:style-name="ce7" office:value-type="date" office:date-value="2023-03-26T05:31:13" calcext:value-type="date">
            <text:p>2023-03-26 05:31:13</text:p>
          </table:table-cell>
          <table:table-cell table:style-name="ce7"/>
          <table:table-cell table:style-name="ce2" office:value-type="float" office:value="33363816" calcext:value-type="float">
            <text:p>3336381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3-27T17:15:32" calcext:value-type="date">
            <text:p>2023-03-27 17:15:32</text:p>
          </table:table-cell>
          <table:table-cell table:style-name="ce7"/>
          <table:table-cell table:style-name="ce2" office:value-type="float" office:value="92796001" calcext:value-type="float">
            <text:p>9279600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3-28T02:10:42" calcext:value-type="date">
            <text:p>2023-03-28 02:10:42</text:p>
          </table:table-cell>
          <table:table-cell table:style-name="ce7"/>
          <table:table-cell table:style-name="ce2" office:value-type="float" office:value="22493748" calcext:value-type="float">
            <text:p>2249374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3-28T06:09:27" calcext:value-type="date">
            <text:p>2023-03-28 06:09:27</text:p>
          </table:table-cell>
          <table:table-cell table:style-name="ce7"/>
          <table:table-cell table:style-name="ce2" office:value-type="float" office:value="104020410" calcext:value-type="float">
            <text:p>104020410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3-30T10:10:59" calcext:value-type="date">
            <text:p>2023-03-30 10:10:59</text:p>
          </table:table-cell>
          <table:table-cell table:style-name="ce7"/>
          <table:table-cell table:style-name="ce2" office:value-type="float" office:value="45705517" calcext:value-type="float">
            <text:p>4570551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3-30T11:25:17" calcext:value-type="date">
            <text:p>2023-03-30 11:25:17</text:p>
          </table:table-cell>
          <table:table-cell table:style-name="ce7"/>
          <table:table-cell table:style-name="ce2" office:value-type="float" office:value="36554" calcext:value-type="float">
            <text:p>36554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3-30T18:36:56" calcext:value-type="date">
            <text:p>2023-03-30 18:36:56</text:p>
          </table:table-cell>
          <table:table-cell table:style-name="ce7"/>
          <table:table-cell table:style-name="ce2" office:value-type="float" office:value="387534" calcext:value-type="float">
            <text:p>387534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3-31T11:37:32" calcext:value-type="date">
            <text:p>2023-03-31 11:37:32</text:p>
          </table:table-cell>
          <table:table-cell table:style-name="ce7"/>
          <table:table-cell table:style-name="ce2" office:value-type="float" office:value="3883139" calcext:value-type="float">
            <text:p>388313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01T04:15:02" calcext:value-type="date">
            <text:p>2023-04-01 04:15:02</text:p>
          </table:table-cell>
          <table:table-cell table:style-name="ce7"/>
          <table:table-cell table:style-name="ce2" office:value-type="float" office:value="10407751" calcext:value-type="float">
            <text:p>1040775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04T03:13:57" calcext:value-type="date">
            <text:p>2023-04-04 03:13:57</text:p>
          </table:table-cell>
          <table:table-cell table:style-name="ce7"/>
          <table:table-cell table:style-name="ce2" office:value-type="float" office:value="3729262" calcext:value-type="float">
            <text:p>372926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06T02:25:23" calcext:value-type="date">
            <text:p>2023-04-06 02:25:23</text:p>
          </table:table-cell>
          <table:table-cell table:style-name="ce7"/>
          <table:table-cell table:style-name="ce2" office:value-type="float" office:value="12660973" calcext:value-type="float">
            <text:p>1266097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06T19:27:22" calcext:value-type="date">
            <text:p>2023-04-06 19:27:22</text:p>
          </table:table-cell>
          <table:table-cell table:style-name="ce7"/>
          <table:table-cell table:style-name="ce2" office:value-type="float" office:value="23243577" calcext:value-type="float">
            <text:p>2324357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07T18:56:14" calcext:value-type="date">
            <text:p>2023-04-07 18:56:14</text:p>
          </table:table-cell>
          <table:table-cell table:style-name="ce7"/>
          <table:table-cell table:style-name="ce2" office:value-type="float" office:value="28830219" calcext:value-type="float">
            <text:p>2883021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07T19:20:22" calcext:value-type="date">
            <text:p>2023-04-07 19:20:22</text:p>
          </table:table-cell>
          <table:table-cell table:style-name="ce7"/>
          <table:table-cell table:style-name="ce2" office:value-type="float" office:value="27917349" calcext:value-type="float">
            <text:p>2791734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09T05:38:09" calcext:value-type="date">
            <text:p>2023-04-09 05:38:09</text:p>
          </table:table-cell>
          <table:table-cell table:style-name="ce7"/>
          <table:table-cell table:style-name="ce2" office:value-type="float" office:value="113059395" calcext:value-type="float">
            <text:p>113059395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10T12:24:20" calcext:value-type="date">
            <text:p>2023-04-10 12:24:20</text:p>
          </table:table-cell>
          <table:table-cell table:style-name="ce7"/>
          <table:table-cell table:style-name="ce2" office:value-type="float" office:value="39701087" calcext:value-type="float">
            <text:p>3970108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12T10:11:42" calcext:value-type="date">
            <text:p>2023-04-12 10:11:42</text:p>
          </table:table-cell>
          <table:table-cell table:style-name="ce7"/>
          <table:table-cell table:style-name="ce2" office:value-type="float" office:value="4567848" calcext:value-type="float">
            <text:p>456784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13T03:20:38" calcext:value-type="date">
            <text:p>2023-04-13 03:20:38</text:p>
          </table:table-cell>
          <table:table-cell table:style-name="ce7"/>
          <table:table-cell table:style-name="ce2" office:value-type="float" office:value="13595375" calcext:value-type="float">
            <text:p>13595375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13T10:00:41" calcext:value-type="date">
            <text:p>2023-04-13 10:00:41</text:p>
          </table:table-cell>
          <table:table-cell table:style-name="ce7"/>
          <table:table-cell table:style-name="ce2" office:value-type="float" office:value="32330978" calcext:value-type="float">
            <text:p>3233097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14T10:09:31" calcext:value-type="date">
            <text:p>2023-04-14 10:09:31</text:p>
          </table:table-cell>
          <table:table-cell table:style-name="ce7"/>
          <table:table-cell table:style-name="ce2" office:value-type="float" office:value="130745879" calcext:value-type="float">
            <text:p>13074587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15T21:05:56" calcext:value-type="date">
            <text:p>2023-04-15 21:05:56</text:p>
          </table:table-cell>
          <table:table-cell table:style-name="ce7"/>
          <table:table-cell table:style-name="ce2" office:value-type="float" office:value="20284588" calcext:value-type="float">
            <text:p>2028458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18T08:51:15" calcext:value-type="date">
            <text:p>2023-04-18 08:51:15</text:p>
          </table:table-cell>
          <table:table-cell table:style-name="ce7"/>
          <table:table-cell table:style-name="ce2" office:value-type="float" office:value="18248541" calcext:value-type="float">
            <text:p>1824854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19T10:48:11" calcext:value-type="date">
            <text:p>2023-04-19 10:48:11</text:p>
          </table:table-cell>
          <table:table-cell table:style-name="ce7"/>
          <table:table-cell table:style-name="ce2" office:value-type="float" office:value="16408477" calcext:value-type="float">
            <text:p>1640847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20T06:42:08" calcext:value-type="date">
            <text:p>2023-04-20 06:42:08</text:p>
          </table:table-cell>
          <table:table-cell table:style-name="ce7"/>
          <table:table-cell table:style-name="ce2" office:value-type="float" office:value="15885517" calcext:value-type="float">
            <text:p>1588551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21T19:01:51" calcext:value-type="date">
            <text:p>2023-04-21 19:01:51</text:p>
          </table:table-cell>
          <table:table-cell table:style-name="ce7"/>
          <table:table-cell table:style-name="ce2" office:value-type="float" office:value="74418666" calcext:value-type="float">
            <text:p>7441866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22T07:04:42" calcext:value-type="date">
            <text:p>2023-04-22 07:04:42</text:p>
          </table:table-cell>
          <table:table-cell table:style-name="ce7"/>
          <table:table-cell table:style-name="ce2" office:value-type="float" office:value="16113389" calcext:value-type="float">
            <text:p>1611338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22T22:18:18" calcext:value-type="date">
            <text:p>2023-04-22 22:18:18</text:p>
          </table:table-cell>
          <table:table-cell table:style-name="ce7"/>
          <table:table-cell table:style-name="ce2" office:value-type="float" office:value="1649183" calcext:value-type="float">
            <text:p>164918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23T08:23:35" calcext:value-type="date">
            <text:p>2023-04-23 08:23:35</text:p>
          </table:table-cell>
          <table:table-cell table:style-name="ce7"/>
          <table:table-cell table:style-name="ce2" office:value-type="float" office:value="96033139" calcext:value-type="float">
            <text:p>9603313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23T14:59:45" calcext:value-type="date">
            <text:p>2023-04-23 14:59:45</text:p>
          </table:table-cell>
          <table:table-cell table:style-name="ce7"/>
          <table:table-cell table:style-name="ce2" office:value-type="float" office:value="81195190" calcext:value-type="float">
            <text:p>81195190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23T18:19:20" calcext:value-type="date">
            <text:p>2023-04-23 18:19:20</text:p>
          </table:table-cell>
          <table:table-cell table:style-name="ce7"/>
          <table:table-cell table:style-name="ce2" office:value-type="float" office:value="130880865" calcext:value-type="float">
            <text:p>130880865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23T18:28:22" calcext:value-type="date">
            <text:p>2023-04-23 18:28:22</text:p>
          </table:table-cell>
          <table:table-cell table:style-name="ce7"/>
          <table:table-cell table:style-name="ce2" office:value-type="float" office:value="109772289" calcext:value-type="float">
            <text:p>10977228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24T17:00:04" calcext:value-type="date">
            <text:p>2023-04-24 17:00:04</text:p>
          </table:table-cell>
          <table:table-cell table:style-name="ce7"/>
          <table:table-cell table:style-name="ce2" office:value-type="float" office:value="122215879" calcext:value-type="float">
            <text:p>12221587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25T07:57:41" calcext:value-type="date">
            <text:p>2023-04-25 07:57:41</text:p>
          </table:table-cell>
          <table:table-cell table:style-name="ce7"/>
          <table:table-cell table:style-name="ce2" office:value-type="float" office:value="38789518" calcext:value-type="float">
            <text:p>3878951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26T07:50:19" calcext:value-type="date">
            <text:p>2023-04-26 07:50:19</text:p>
          </table:table-cell>
          <table:table-cell table:style-name="ce7"/>
          <table:table-cell table:style-name="ce2" office:value-type="float" office:value="47944216" calcext:value-type="float">
            <text:p>4794421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27T03:31:40" calcext:value-type="date">
            <text:p>2023-04-27 03:31:40</text:p>
          </table:table-cell>
          <table:table-cell table:style-name="ce7"/>
          <table:table-cell table:style-name="ce2" office:value-type="float" office:value="8541000" calcext:value-type="float">
            <text:p>8541000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28T06:08:04" calcext:value-type="date">
            <text:p>2023-04-28 06:08:04</text:p>
          </table:table-cell>
          <table:table-cell table:style-name="ce7"/>
          <table:table-cell table:style-name="ce2" office:value-type="float" office:value="104965020" calcext:value-type="float">
            <text:p>104965020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4-29T14:49:51" calcext:value-type="date">
            <text:p>2023-04-29 14:49:51</text:p>
          </table:table-cell>
          <table:table-cell table:style-name="ce7"/>
          <table:table-cell table:style-name="ce2" office:value-type="float" office:value="40716479" calcext:value-type="float">
            <text:p>4071647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04T13:43:46" calcext:value-type="date">
            <text:p>2023-05-04 13:43:46</text:p>
          </table:table-cell>
          <table:table-cell table:style-name="ce7"/>
          <table:table-cell table:style-name="ce2" office:value-type="float" office:value="17140022" calcext:value-type="float">
            <text:p>1714002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05T12:21:27" calcext:value-type="date">
            <text:p>2023-05-05 12:21:27</text:p>
          </table:table-cell>
          <table:table-cell table:style-name="ce7"/>
          <table:table-cell table:style-name="ce2" office:value-type="float" office:value="10948289" calcext:value-type="float">
            <text:p>1094828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06T06:50:47" calcext:value-type="date">
            <text:p>2023-05-06 06:50:47</text:p>
          </table:table-cell>
          <table:table-cell table:style-name="ce7"/>
          <table:table-cell table:style-name="ce2" office:value-type="float" office:value="3051710" calcext:value-type="float">
            <text:p>3051710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07T12:00:01" calcext:value-type="date">
            <text:p>2023-05-07 12:00:01</text:p>
          </table:table-cell>
          <table:table-cell table:style-name="ce7"/>
          <table:table-cell table:style-name="ce2" office:value-type="float" office:value="10149219" calcext:value-type="float">
            <text:p>1014921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07T21:13:53" calcext:value-type="date">
            <text:p>2023-05-07 21:13:53</text:p>
          </table:table-cell>
          <table:table-cell table:style-name="ce7"/>
          <table:table-cell table:style-name="ce2" office:value-type="float" office:value="158153" calcext:value-type="float">
            <text:p>15815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08T04:20:06" calcext:value-type="date">
            <text:p>2023-05-08 04:20:06</text:p>
          </table:table-cell>
          <table:table-cell table:style-name="ce7"/>
          <table:table-cell table:style-name="ce2" office:value-type="float" office:value="132869916" calcext:value-type="float">
            <text:p>13286991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08T16:33:19" calcext:value-type="date">
            <text:p>2023-05-08 16:33:19</text:p>
          </table:table-cell>
          <table:table-cell table:style-name="ce7"/>
          <table:table-cell table:style-name="ce2" office:value-type="float" office:value="157093" calcext:value-type="float">
            <text:p>15709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09T03:29:48" calcext:value-type="date">
            <text:p>2023-05-09 03:29:48</text:p>
          </table:table-cell>
          <table:table-cell table:style-name="ce7"/>
          <table:table-cell table:style-name="ce2" office:value-type="float" office:value="95343003" calcext:value-type="float">
            <text:p>9534300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09T07:54:33" calcext:value-type="date">
            <text:p>2023-05-09 07:54:33</text:p>
          </table:table-cell>
          <table:table-cell table:style-name="ce7"/>
          <table:table-cell table:style-name="ce2" office:value-type="float" office:value="9263910" calcext:value-type="float">
            <text:p>9263910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10T20:26:53" calcext:value-type="date">
            <text:p>2023-05-10 20:26:53</text:p>
          </table:table-cell>
          <table:table-cell table:style-name="ce7"/>
          <table:table-cell table:style-name="ce2" office:value-type="float" office:value="67583725" calcext:value-type="float">
            <text:p>67583725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11T05:54:27" calcext:value-type="date">
            <text:p>2023-05-11 05:54:27</text:p>
          </table:table-cell>
          <table:table-cell table:style-name="ce7"/>
          <table:table-cell table:style-name="ce2" office:value-type="float" office:value="1195728" calcext:value-type="float">
            <text:p>119572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12T04:04:27" calcext:value-type="date">
            <text:p>2023-05-12 04:04:27</text:p>
          </table:table-cell>
          <table:table-cell table:style-name="ce7"/>
          <table:table-cell table:style-name="ce2" office:value-type="float" office:value="9928362" calcext:value-type="float">
            <text:p>992836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12T10:58:28" calcext:value-type="date">
            <text:p>2023-05-12 10:58:28</text:p>
          </table:table-cell>
          <table:table-cell table:style-name="ce7"/>
          <table:table-cell table:style-name="ce2" office:value-type="float" office:value="8520547" calcext:value-type="float">
            <text:p>852054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13T05:23:20" calcext:value-type="date">
            <text:p>2023-05-13 05:23:20</text:p>
          </table:table-cell>
          <table:table-cell table:style-name="ce7"/>
          <table:table-cell table:style-name="ce2" office:value-type="float" office:value="10155431" calcext:value-type="float">
            <text:p>1015543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13T08:03:42" calcext:value-type="date">
            <text:p>2023-05-13 08:03:42</text:p>
          </table:table-cell>
          <table:table-cell table:style-name="ce7"/>
          <table:table-cell table:style-name="ce2" office:value-type="float" office:value="109253448" calcext:value-type="float">
            <text:p>10925344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18T08:12:42" calcext:value-type="date">
            <text:p>2023-05-18 08:12:42</text:p>
          </table:table-cell>
          <table:table-cell table:style-name="ce7"/>
          <table:table-cell table:style-name="ce2" office:value-type="float" office:value="18668144" calcext:value-type="float">
            <text:p>18668144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19T03:43:31" calcext:value-type="date">
            <text:p>2023-05-19 03:43:31</text:p>
          </table:table-cell>
          <table:table-cell table:style-name="ce7"/>
          <table:table-cell table:style-name="ce2" office:value-type="float" office:value="20982682" calcext:value-type="float">
            <text:p>2098268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19T06:43:48" calcext:value-type="date">
            <text:p>2023-05-19 06:43:48</text:p>
          </table:table-cell>
          <table:table-cell table:style-name="ce7"/>
          <table:table-cell table:style-name="ce2" office:value-type="float" office:value="2283992" calcext:value-type="float">
            <text:p>228399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19T16:39:57" calcext:value-type="date">
            <text:p>2023-05-19 16:39:57</text:p>
          </table:table-cell>
          <table:table-cell table:style-name="ce7"/>
          <table:table-cell table:style-name="ce2" office:value-type="float" office:value="35817316" calcext:value-type="float">
            <text:p>3581731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20T13:25:29" calcext:value-type="date">
            <text:p>2023-05-20 13:25:29</text:p>
          </table:table-cell>
          <table:table-cell table:style-name="ce7"/>
          <table:table-cell table:style-name="ce2" office:value-type="float" office:value="1742119" calcext:value-type="float">
            <text:p>174211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20T15:40:04" calcext:value-type="date">
            <text:p>2023-05-20 15:40:04</text:p>
          </table:table-cell>
          <table:table-cell table:style-name="ce7"/>
          <table:table-cell table:style-name="ce2" office:value-type="float" office:value="21100716" calcext:value-type="float">
            <text:p>2110071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20T16:02:07" calcext:value-type="date">
            <text:p>2023-05-20 16:02:07</text:p>
          </table:table-cell>
          <table:table-cell table:style-name="ce7"/>
          <table:table-cell table:style-name="ce2" office:value-type="float" office:value="61696353" calcext:value-type="float">
            <text:p>6169635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22T02:38:30" calcext:value-type="date">
            <text:p>2023-05-22 02:38:30</text:p>
          </table:table-cell>
          <table:table-cell table:style-name="ce7"/>
          <table:table-cell table:style-name="ce2" office:value-type="float" office:value="3286658" calcext:value-type="float">
            <text:p>328665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22T16:49:05" calcext:value-type="date">
            <text:p>2023-05-22 16:49:05</text:p>
          </table:table-cell>
          <table:table-cell table:style-name="ce7"/>
          <table:table-cell table:style-name="ce2" office:value-type="float" office:value="19571190" calcext:value-type="float">
            <text:p>19571190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23T01:31:15" calcext:value-type="date">
            <text:p>2023-05-23 01:31:15</text:p>
          </table:table-cell>
          <table:table-cell table:style-name="ce7"/>
          <table:table-cell table:style-name="ce2" office:value-type="float" office:value="36449201" calcext:value-type="float">
            <text:p>3644920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23T04:52:15" calcext:value-type="date">
            <text:p>2023-05-23 04:52:15</text:p>
          </table:table-cell>
          <table:table-cell table:style-name="ce7"/>
          <table:table-cell table:style-name="ce2" office:value-type="float" office:value="1219603" calcext:value-type="float">
            <text:p>121960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25T17:11:30" calcext:value-type="date">
            <text:p>2023-05-25 17:11:30</text:p>
          </table:table-cell>
          <table:table-cell table:style-name="ce7"/>
          <table:table-cell table:style-name="ce2" office:value-type="float" office:value="6883440" calcext:value-type="float">
            <text:p>6883440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26T21:02:07" calcext:value-type="date">
            <text:p>2023-05-26 21:02:07</text:p>
          </table:table-cell>
          <table:table-cell table:style-name="ce7"/>
          <table:table-cell table:style-name="ce2" office:value-type="float" office:value="222056" calcext:value-type="float">
            <text:p>22205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27T06:11:55" calcext:value-type="date">
            <text:p>2023-05-27 06:11:55</text:p>
          </table:table-cell>
          <table:table-cell table:style-name="ce7"/>
          <table:table-cell table:style-name="ce2" office:value-type="float" office:value="13600283" calcext:value-type="float">
            <text:p>1360028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28T15:06:41" calcext:value-type="date">
            <text:p>2023-05-28 15:06:41</text:p>
          </table:table-cell>
          <table:table-cell table:style-name="ce7"/>
          <table:table-cell table:style-name="ce2" office:value-type="float" office:value="37579106" calcext:value-type="float">
            <text:p>3757910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29T14:49:21" calcext:value-type="date">
            <text:p>2023-05-29 14:49:21</text:p>
          </table:table-cell>
          <table:table-cell table:style-name="ce7"/>
          <table:table-cell table:style-name="ce2" office:value-type="float" office:value="21970743" calcext:value-type="float">
            <text:p>2197074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30T02:40:12" calcext:value-type="date">
            <text:p>2023-05-30 02:40:12</text:p>
          </table:table-cell>
          <table:table-cell table:style-name="ce7"/>
          <table:table-cell table:style-name="ce2" office:value-type="float" office:value="7104161" calcext:value-type="float">
            <text:p>710416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30T05:58:14" calcext:value-type="date">
            <text:p>2023-05-30 05:58:14</text:p>
          </table:table-cell>
          <table:table-cell table:style-name="ce7"/>
          <table:table-cell table:style-name="ce2" office:value-type="float" office:value="9626861" calcext:value-type="float">
            <text:p>962686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31T02:53:41" calcext:value-type="date">
            <text:p>2023-05-31 02:53:41</text:p>
          </table:table-cell>
          <table:table-cell table:style-name="ce7"/>
          <table:table-cell table:style-name="ce2" office:value-type="float" office:value="18435669" calcext:value-type="float">
            <text:p>1843566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31T13:18:40" calcext:value-type="date">
            <text:p>2023-05-31 13:18:40</text:p>
          </table:table-cell>
          <table:table-cell table:style-name="ce7"/>
          <table:table-cell table:style-name="ce2" office:value-type="float" office:value="20509112" calcext:value-type="float">
            <text:p>2050911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5-31T15:45:38" calcext:value-type="date">
            <text:p>2023-05-31 15:45:38</text:p>
          </table:table-cell>
          <table:table-cell table:style-name="ce7"/>
          <table:table-cell table:style-name="ce2" office:value-type="float" office:value="97311670" calcext:value-type="float">
            <text:p>97311670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02T08:02:55" calcext:value-type="date">
            <text:p>2023-06-02 08:02:55</text:p>
          </table:table-cell>
          <table:table-cell table:style-name="ce7"/>
          <table:table-cell table:style-name="ce2" office:value-type="float" office:value="47909619" calcext:value-type="float">
            <text:p>4790961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03T15:44:07" calcext:value-type="date">
            <text:p>2023-06-03 15:44:07</text:p>
          </table:table-cell>
          <table:table-cell table:style-name="ce7"/>
          <table:table-cell table:style-name="ce2" office:value-type="float" office:value="6023977" calcext:value-type="float">
            <text:p>602397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06T14:15:26" calcext:value-type="date">
            <text:p>2023-06-06 14:15:26</text:p>
          </table:table-cell>
          <table:table-cell table:style-name="ce7"/>
          <table:table-cell table:style-name="ce2" office:value-type="float" office:value="890289" calcext:value-type="float">
            <text:p>89028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06T15:39:36" calcext:value-type="date">
            <text:p>2023-06-06 15:39:36</text:p>
          </table:table-cell>
          <table:table-cell table:style-name="ce7"/>
          <table:table-cell table:style-name="ce2" office:value-type="float" office:value="39330037" calcext:value-type="float">
            <text:p>3933003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06T18:39:31" calcext:value-type="date">
            <text:p>2023-06-06 18:39:31</text:p>
          </table:table-cell>
          <table:table-cell table:style-name="ce7"/>
          <table:table-cell table:style-name="ce2" office:value-type="float" office:value="95660273" calcext:value-type="float">
            <text:p>9566027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07T07:55:28" calcext:value-type="date">
            <text:p>2023-06-07 07:55:28</text:p>
          </table:table-cell>
          <table:table-cell table:style-name="ce7"/>
          <table:table-cell table:style-name="ce2" office:value-type="float" office:value="75396362" calcext:value-type="float">
            <text:p>7539636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08T18:19:41" calcext:value-type="date">
            <text:p>2023-06-08 18:19:41</text:p>
          </table:table-cell>
          <table:table-cell table:style-name="ce7"/>
          <table:table-cell table:style-name="ce2" office:value-type="float" office:value="5194513" calcext:value-type="float">
            <text:p>519451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09T21:50:41" calcext:value-type="date">
            <text:p>2023-06-09 21:50:41</text:p>
          </table:table-cell>
          <table:table-cell table:style-name="ce7"/>
          <table:table-cell table:style-name="ce2" office:value-type="float" office:value="63615068" calcext:value-type="float">
            <text:p>6361506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10T15:37:28" calcext:value-type="date">
            <text:p>2023-06-10 15:37:28</text:p>
          </table:table-cell>
          <table:table-cell table:style-name="ce7"/>
          <table:table-cell table:style-name="ce2" office:value-type="float" office:value="34986204" calcext:value-type="float">
            <text:p>34986204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12T07:59:39" calcext:value-type="date">
            <text:p>2023-06-12 07:59:39</text:p>
          </table:table-cell>
          <table:table-cell table:style-name="ce7"/>
          <table:table-cell table:style-name="ce2" office:value-type="float" office:value="1862621" calcext:value-type="float">
            <text:p>186262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12T08:49:17" calcext:value-type="date">
            <text:p>2023-06-12 08:49:17</text:p>
          </table:table-cell>
          <table:table-cell table:style-name="ce7"/>
          <table:table-cell table:style-name="ce2" office:value-type="float" office:value="96755127" calcext:value-type="float">
            <text:p>9675512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13T03:00:41" calcext:value-type="date">
            <text:p>2023-06-13 03:00:41</text:p>
          </table:table-cell>
          <table:table-cell table:style-name="ce7"/>
          <table:table-cell table:style-name="ce2" office:value-type="float" office:value="3014302" calcext:value-type="float">
            <text:p>301430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13T06:44:01" calcext:value-type="date">
            <text:p>2023-06-13 06:44:01</text:p>
          </table:table-cell>
          <table:table-cell table:style-name="ce7"/>
          <table:table-cell table:style-name="ce2" office:value-type="float" office:value="15628327" calcext:value-type="float">
            <text:p>1562832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13T15:32:54" calcext:value-type="date">
            <text:p>2023-06-13 15:32:54</text:p>
          </table:table-cell>
          <table:table-cell table:style-name="ce7"/>
          <table:table-cell table:style-name="ce2" office:value-type="float" office:value="1859127" calcext:value-type="float">
            <text:p>185912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14T11:19:45" calcext:value-type="date">
            <text:p>2023-06-14 11:19:45</text:p>
          </table:table-cell>
          <table:table-cell table:style-name="ce7"/>
          <table:table-cell table:style-name="ce2" office:value-type="float" office:value="3382601" calcext:value-type="float">
            <text:p>338260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14T23:56:29" calcext:value-type="date">
            <text:p>2023-06-14 23:56:29</text:p>
          </table:table-cell>
          <table:table-cell table:style-name="ce7"/>
          <table:table-cell table:style-name="ce2" office:value-type="float" office:value="29592674" calcext:value-type="float">
            <text:p>29592674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15T17:04:37" calcext:value-type="date">
            <text:p>2023-06-15 17:04:37</text:p>
          </table:table-cell>
          <table:table-cell table:style-name="ce7"/>
          <table:table-cell table:style-name="ce2" office:value-type="float" office:value="9215174" calcext:value-type="float">
            <text:p>9215174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16T07:28:35" calcext:value-type="date">
            <text:p>2023-06-16 07:28:35</text:p>
          </table:table-cell>
          <table:table-cell table:style-name="ce7"/>
          <table:table-cell table:style-name="ce2" office:value-type="float" office:value="19898918" calcext:value-type="float">
            <text:p>1989891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17T15:45:38" calcext:value-type="date">
            <text:p>2023-06-17 15:45:38</text:p>
          </table:table-cell>
          <table:table-cell table:style-name="ce7"/>
          <table:table-cell table:style-name="ce2" office:value-type="float" office:value="48177553" calcext:value-type="float">
            <text:p>4817755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17T23:19:31" calcext:value-type="date">
            <text:p>2023-06-17 23:19:31</text:p>
          </table:table-cell>
          <table:table-cell table:style-name="ce7"/>
          <table:table-cell table:style-name="ce2" office:value-type="float" office:value="116737252" calcext:value-type="float">
            <text:p>11673725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19T13:04:32" calcext:value-type="date">
            <text:p>2023-06-19 13:04:32</text:p>
          </table:table-cell>
          <table:table-cell table:style-name="ce7"/>
          <table:table-cell table:style-name="ce2" office:value-type="float" office:value="82046461" calcext:value-type="float">
            <text:p>8204646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19T14:42:58" calcext:value-type="date">
            <text:p>2023-06-19 14:42:58</text:p>
          </table:table-cell>
          <table:table-cell table:style-name="ce7"/>
          <table:table-cell table:style-name="ce2" office:value-type="float" office:value="12627588" calcext:value-type="float">
            <text:p>1262758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19T16:23:45" calcext:value-type="date">
            <text:p>2023-06-19 16:23:45</text:p>
          </table:table-cell>
          <table:table-cell table:style-name="ce7"/>
          <table:table-cell table:style-name="ce2" office:value-type="float" office:value="55883692" calcext:value-type="float">
            <text:p>5588369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22T20:04:41" calcext:value-type="date">
            <text:p>2023-06-22 20:04:41</text:p>
          </table:table-cell>
          <table:table-cell table:style-name="ce7"/>
          <table:table-cell table:style-name="ce2" office:value-type="float" office:value="43651544" calcext:value-type="float">
            <text:p>43651544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24T12:09:52" calcext:value-type="date">
            <text:p>2023-06-24 12:09:52</text:p>
          </table:table-cell>
          <table:table-cell table:style-name="ce7"/>
          <table:table-cell table:style-name="ce2" office:value-type="float" office:value="51906142" calcext:value-type="float">
            <text:p>5190614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24T21:50:49" calcext:value-type="date">
            <text:p>2023-06-24 21:50:49</text:p>
          </table:table-cell>
          <table:table-cell table:style-name="ce7"/>
          <table:table-cell table:style-name="ce2" office:value-type="float" office:value="11621283" calcext:value-type="float">
            <text:p>1162128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25T06:02:10" calcext:value-type="date">
            <text:p>2023-06-25 06:02:10</text:p>
          </table:table-cell>
          <table:table-cell table:style-name="ce7"/>
          <table:table-cell table:style-name="ce2" office:value-type="float" office:value="3414908" calcext:value-type="float">
            <text:p>341490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27T12:07:40" calcext:value-type="date">
            <text:p>2023-06-27 12:07:40</text:p>
          </table:table-cell>
          <table:table-cell table:style-name="ce7"/>
          <table:table-cell table:style-name="ce2" office:value-type="float" office:value="93400916" calcext:value-type="float">
            <text:p>9340091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28T05:01:30" calcext:value-type="date">
            <text:p>2023-06-28 05:01:30</text:p>
          </table:table-cell>
          <table:table-cell table:style-name="ce7"/>
          <table:table-cell table:style-name="ce2" office:value-type="float" office:value="46369948" calcext:value-type="float">
            <text:p>4636994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28T09:41:59" calcext:value-type="date">
            <text:p>2023-06-28 09:41:59</text:p>
          </table:table-cell>
          <table:table-cell table:style-name="ce7"/>
          <table:table-cell table:style-name="ce2" office:value-type="float" office:value="15220184" calcext:value-type="float">
            <text:p>15220184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29T15:25:25" calcext:value-type="date">
            <text:p>2023-06-29 15:25:25</text:p>
          </table:table-cell>
          <table:table-cell table:style-name="ce7"/>
          <table:table-cell table:style-name="ce2" office:value-type="float" office:value="2884729" calcext:value-type="float">
            <text:p>288472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29T15:41:36" calcext:value-type="date">
            <text:p>2023-06-29 15:41:36</text:p>
          </table:table-cell>
          <table:table-cell table:style-name="ce7"/>
          <table:table-cell table:style-name="ce2" office:value-type="float" office:value="28772631" calcext:value-type="float">
            <text:p>2877263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29T17:03:19" calcext:value-type="date">
            <text:p>2023-06-29 17:03:19</text:p>
          </table:table-cell>
          <table:table-cell table:style-name="ce7"/>
          <table:table-cell table:style-name="ce2" office:value-type="float" office:value="4528293" calcext:value-type="float">
            <text:p>452829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29T19:42:42" calcext:value-type="date">
            <text:p>2023-06-29 19:42:42</text:p>
          </table:table-cell>
          <table:table-cell table:style-name="ce7"/>
          <table:table-cell table:style-name="ce2" office:value-type="float" office:value="1383096" calcext:value-type="float">
            <text:p>138309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6-30T16:48:35" calcext:value-type="date">
            <text:p>2023-06-30 16:48:35</text:p>
          </table:table-cell>
          <table:table-cell table:style-name="ce7"/>
          <table:table-cell table:style-name="ce2" office:value-type="float" office:value="7271669" calcext:value-type="float">
            <text:p>727166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01T19:55:16" calcext:value-type="date">
            <text:p>2023-07-01 19:55:16</text:p>
          </table:table-cell>
          <table:table-cell table:style-name="ce7"/>
          <table:table-cell table:style-name="ce2" office:value-type="float" office:value="42477008" calcext:value-type="float">
            <text:p>4247700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03T07:59:30" calcext:value-type="date">
            <text:p>2023-07-03 07:59:30</text:p>
          </table:table-cell>
          <table:table-cell table:style-name="ce7"/>
          <table:table-cell table:style-name="ce2" office:value-type="float" office:value="5440898" calcext:value-type="float">
            <text:p>544089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03T21:01:09" calcext:value-type="date">
            <text:p>2023-07-03 21:01:09</text:p>
          </table:table-cell>
          <table:table-cell table:style-name="ce7"/>
          <table:table-cell table:style-name="ce2" office:value-type="float" office:value="87925464" calcext:value-type="float">
            <text:p>87925464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05T10:20:51" calcext:value-type="date">
            <text:p>2023-07-05 10:20:51</text:p>
          </table:table-cell>
          <table:table-cell table:style-name="ce7"/>
          <table:table-cell table:style-name="ce2" office:value-type="float" office:value="129268404" calcext:value-type="float">
            <text:p>129268404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06T01:06:25" calcext:value-type="date">
            <text:p>2023-07-06 01:06:25</text:p>
          </table:table-cell>
          <table:table-cell table:style-name="ce7"/>
          <table:table-cell table:style-name="ce2" office:value-type="float" office:value="37853180" calcext:value-type="float">
            <text:p>37853180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06T17:27:12" calcext:value-type="date">
            <text:p>2023-07-06 17:27:12</text:p>
          </table:table-cell>
          <table:table-cell table:style-name="ce7"/>
          <table:table-cell table:style-name="ce2" office:value-type="float" office:value="118319166" calcext:value-type="float">
            <text:p>11831916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09T19:32:11" calcext:value-type="date">
            <text:p>2023-07-09 19:32:11</text:p>
          </table:table-cell>
          <table:table-cell table:style-name="ce7"/>
          <table:table-cell table:style-name="ce2" office:value-type="float" office:value="100946032" calcext:value-type="float">
            <text:p>10094603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10T07:34:01" calcext:value-type="date">
            <text:p>2023-07-10 07:34:01</text:p>
          </table:table-cell>
          <table:table-cell table:style-name="ce7"/>
          <table:table-cell table:style-name="ce2" office:value-type="float" office:value="2958308" calcext:value-type="float">
            <text:p>295830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11T14:02:52" calcext:value-type="date">
            <text:p>2023-07-11 14:02:52</text:p>
          </table:table-cell>
          <table:table-cell table:style-name="ce7"/>
          <table:table-cell table:style-name="ce2" office:value-type="float" office:value="7017406" calcext:value-type="float">
            <text:p>701740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11T14:15:41" calcext:value-type="date">
            <text:p>2023-07-11 14:15:41</text:p>
          </table:table-cell>
          <table:table-cell table:style-name="ce7"/>
          <table:table-cell table:style-name="ce2" office:value-type="float" office:value="1538936" calcext:value-type="float">
            <text:p>153893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13T03:24:15" calcext:value-type="date">
            <text:p>2023-07-13 03:24:15</text:p>
          </table:table-cell>
          <table:table-cell table:style-name="ce7"/>
          <table:table-cell table:style-name="ce2" office:value-type="float" office:value="1516678" calcext:value-type="float">
            <text:p>151667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14T21:36:41" calcext:value-type="date">
            <text:p>2023-07-14 21:36:41</text:p>
          </table:table-cell>
          <table:table-cell table:style-name="ce7"/>
          <table:table-cell table:style-name="ce2" office:value-type="float" office:value="48694608" calcext:value-type="float">
            <text:p>4869460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18T07:38:41" calcext:value-type="date">
            <text:p>2023-07-18 07:38:41</text:p>
          </table:table-cell>
          <table:table-cell table:style-name="ce7"/>
          <table:table-cell table:style-name="ce2" office:value-type="float" office:value="17723907" calcext:value-type="float">
            <text:p>1772390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19T04:36:35" calcext:value-type="date">
            <text:p>2023-07-19 04:36:35</text:p>
          </table:table-cell>
          <table:table-cell table:style-name="ce7"/>
          <table:table-cell table:style-name="ce2" office:value-type="float" office:value="63437650" calcext:value-type="float">
            <text:p>63437650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19T16:15:26" calcext:value-type="date">
            <text:p>2023-07-19 16:15:26</text:p>
          </table:table-cell>
          <table:table-cell table:style-name="ce7"/>
          <table:table-cell table:style-name="ce2" office:value-type="float" office:value="44666249" calcext:value-type="float">
            <text:p>4466624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20T12:33:53" calcext:value-type="date">
            <text:p>2023-07-20 12:33:53</text:p>
          </table:table-cell>
          <table:table-cell table:style-name="ce7"/>
          <table:table-cell table:style-name="ce2" office:value-type="float" office:value="48044642" calcext:value-type="float">
            <text:p>4804464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20T17:37:36" calcext:value-type="date">
            <text:p>2023-07-20 17:37:36</text:p>
          </table:table-cell>
          <table:table-cell table:style-name="ce7"/>
          <table:table-cell table:style-name="ce2" office:value-type="float" office:value="103123586" calcext:value-type="float">
            <text:p>10312358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22T14:06:55" calcext:value-type="date">
            <text:p>2023-07-22 14:06:55</text:p>
          </table:table-cell>
          <table:table-cell table:style-name="ce7"/>
          <table:table-cell table:style-name="ce2" office:value-type="float" office:value="34365" calcext:value-type="float">
            <text:p>34365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24T09:19:08" calcext:value-type="date">
            <text:p>2023-07-24 09:19:08</text:p>
          </table:table-cell>
          <table:table-cell table:style-name="ce7"/>
          <table:table-cell table:style-name="ce2" office:value-type="float" office:value="8235790" calcext:value-type="float">
            <text:p>8235790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25T02:30:09" calcext:value-type="date">
            <text:p>2023-07-25 02:30:09</text:p>
          </table:table-cell>
          <table:table-cell table:style-name="ce7"/>
          <table:table-cell table:style-name="ce2" office:value-type="float" office:value="131501695" calcext:value-type="float">
            <text:p>131501695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25T04:01:51" calcext:value-type="date">
            <text:p>2023-07-25 04:01:51</text:p>
          </table:table-cell>
          <table:table-cell table:style-name="ce7"/>
          <table:table-cell table:style-name="ce2" office:value-type="float" office:value="52597535" calcext:value-type="float">
            <text:p>52597535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25T15:44:16" calcext:value-type="date">
            <text:p>2023-07-25 15:44:16</text:p>
          </table:table-cell>
          <table:table-cell table:style-name="ce7"/>
          <table:table-cell table:style-name="ce2" office:value-type="float" office:value="11372678" calcext:value-type="float">
            <text:p>1137267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7-26T01:55:58" calcext:value-type="date">
            <text:p>2023-07-26 01:55:58</text:p>
          </table:table-cell>
          <table:table-cell table:style-name="ce7"/>
          <table:table-cell table:style-name="ce2" office:value-type="float" office:value="14154012" calcext:value-type="float">
            <text:p>1415401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05T15:35:48" calcext:value-type="date">
            <text:p>2023-08-05 15:35:48</text:p>
          </table:table-cell>
          <table:table-cell table:style-name="ce7"/>
          <table:table-cell table:style-name="ce2" office:value-type="float" office:value="31245745" calcext:value-type="float">
            <text:p>31245745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07T08:18:53" calcext:value-type="date">
            <text:p>2023-08-07 08:18:53</text:p>
          </table:table-cell>
          <table:table-cell table:style-name="ce7"/>
          <table:table-cell table:style-name="ce2" office:value-type="float" office:value="9652695" calcext:value-type="float">
            <text:p>9652695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09T22:27:20" calcext:value-type="date">
            <text:p>2023-08-09 22:27:20</text:p>
          </table:table-cell>
          <table:table-cell table:style-name="ce7"/>
          <table:table-cell table:style-name="ce2" office:value-type="float" office:value="3254609" calcext:value-type="float">
            <text:p>325460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11T00:18:52" calcext:value-type="date">
            <text:p>2023-08-11 00:18:52</text:p>
          </table:table-cell>
          <table:table-cell table:style-name="ce7"/>
          <table:table-cell table:style-name="ce2" office:value-type="float" office:value="61618641" calcext:value-type="float">
            <text:p>6161864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12T07:34:09" calcext:value-type="date">
            <text:p>2023-08-12 07:34:09</text:p>
          </table:table-cell>
          <table:table-cell table:style-name="ce7"/>
          <table:table-cell table:style-name="ce2" office:value-type="float" office:value="36248517" calcext:value-type="float">
            <text:p>3624851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12T10:11:28" calcext:value-type="date">
            <text:p>2023-08-12 10:11:28</text:p>
          </table:table-cell>
          <table:table-cell table:style-name="ce7"/>
          <table:table-cell table:style-name="ce2" office:value-type="float" office:value="21099375" calcext:value-type="float">
            <text:p>21099375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13T09:12:19" calcext:value-type="date">
            <text:p>2023-08-13 09:12:19</text:p>
          </table:table-cell>
          <table:table-cell table:style-name="ce7"/>
          <table:table-cell table:style-name="ce2" office:value-type="float" office:value="12859005" calcext:value-type="float">
            <text:p>12859005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13T11:10:46" calcext:value-type="date">
            <text:p>2023-08-13 11:10:46</text:p>
          </table:table-cell>
          <table:table-cell table:style-name="ce7"/>
          <table:table-cell table:style-name="ce2" office:value-type="float" office:value="8830361" calcext:value-type="float">
            <text:p>883036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13T22:52:53" calcext:value-type="date">
            <text:p>2023-08-13 22:52:53</text:p>
          </table:table-cell>
          <table:table-cell table:style-name="ce7"/>
          <table:table-cell table:style-name="ce2" office:value-type="float" office:value="89424269" calcext:value-type="float">
            <text:p>8942426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14T02:22:55" calcext:value-type="date">
            <text:p>2023-08-14 02:22:55</text:p>
          </table:table-cell>
          <table:table-cell table:style-name="ce7"/>
          <table:table-cell table:style-name="ce2" office:value-type="float" office:value="3150517" calcext:value-type="float">
            <text:p>315051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14T09:18:17" calcext:value-type="date">
            <text:p>2023-08-14 09:18:17</text:p>
          </table:table-cell>
          <table:table-cell table:style-name="ce7"/>
          <table:table-cell table:style-name="ce2" office:value-type="float" office:value="45751261" calcext:value-type="float">
            <text:p>4575126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15T10:14:05" calcext:value-type="date">
            <text:p>2023-08-15 10:14:05</text:p>
          </table:table-cell>
          <table:table-cell table:style-name="ce7"/>
          <table:table-cell table:style-name="ce2" office:value-type="float" office:value="48402967" calcext:value-type="float">
            <text:p>4840296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15T17:31:09" calcext:value-type="date">
            <text:p>2023-08-15 17:31:09</text:p>
          </table:table-cell>
          <table:table-cell table:style-name="ce7"/>
          <table:table-cell table:style-name="ce2" office:value-type="float" office:value="6300595" calcext:value-type="float">
            <text:p>6300595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16T03:45:54" calcext:value-type="date">
            <text:p>2023-08-16 03:45:54</text:p>
          </table:table-cell>
          <table:table-cell table:style-name="ce7"/>
          <table:table-cell table:style-name="ce2" office:value-type="float" office:value="75290053" calcext:value-type="float">
            <text:p>7529005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17T10:48:54" calcext:value-type="date">
            <text:p>2023-08-17 10:48:54</text:p>
          </table:table-cell>
          <table:table-cell table:style-name="ce7"/>
          <table:table-cell table:style-name="ce2" office:value-type="float" office:value="80909424" calcext:value-type="float">
            <text:p>80909424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18T05:33:17" calcext:value-type="date">
            <text:p>2023-08-18 05:33:17</text:p>
          </table:table-cell>
          <table:table-cell table:style-name="ce7"/>
          <table:table-cell table:style-name="ce2" office:value-type="float" office:value="10734991" calcext:value-type="float">
            <text:p>1073499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19T17:12:47" calcext:value-type="date">
            <text:p>2023-08-19 17:12:47</text:p>
          </table:table-cell>
          <table:table-cell table:style-name="ce7"/>
          <table:table-cell table:style-name="ce2" office:value-type="float" office:value="6721248" calcext:value-type="float">
            <text:p>6721248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2T02:59:24" calcext:value-type="date">
            <text:p>2023-08-22 02:59:24</text:p>
          </table:table-cell>
          <table:table-cell table:style-name="ce7"/>
          <table:table-cell table:style-name="ce2" office:value-type="float" office:value="35801463" calcext:value-type="float">
            <text:p>3580146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2T03:11:26" calcext:value-type="date">
            <text:p>2023-08-22 03:11:26</text:p>
          </table:table-cell>
          <table:table-cell table:style-name="ce7"/>
          <table:table-cell table:style-name="ce2" office:value-type="float" office:value="55272195" calcext:value-type="float">
            <text:p>55272195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2T06:39:11" calcext:value-type="date">
            <text:p>2023-08-22 06:39:11</text:p>
          </table:table-cell>
          <table:table-cell table:style-name="ce7"/>
          <table:table-cell table:style-name="ce2" office:value-type="float" office:value="72589730" calcext:value-type="float">
            <text:p>72589730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3T14:55:22" calcext:value-type="date">
            <text:p>2023-08-23 14:55:22</text:p>
          </table:table-cell>
          <table:table-cell table:style-name="ce7"/>
          <table:table-cell table:style-name="ce2" office:value-type="float" office:value="79772347" calcext:value-type="float">
            <text:p>7977234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4T14:32:33" calcext:value-type="date">
            <text:p>2023-08-24 14:32:33</text:p>
          </table:table-cell>
          <table:table-cell table:style-name="ce7"/>
          <table:table-cell table:style-name="ce2" office:value-type="float" office:value="687326" calcext:value-type="float">
            <text:p>68732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5T02:40:02" calcext:value-type="date">
            <text:p>2023-08-25 02:40:02</text:p>
          </table:table-cell>
          <table:table-cell table:style-name="ce7"/>
          <table:table-cell table:style-name="ce2" office:value-type="float" office:value="19200309" calcext:value-type="float">
            <text:p>1920030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5T16:59:29" calcext:value-type="date">
            <text:p>2023-08-25 16:59:29</text:p>
          </table:table-cell>
          <table:table-cell table:style-name="ce7"/>
          <table:table-cell table:style-name="ce2" office:value-type="float" office:value="51038209" calcext:value-type="float">
            <text:p>5103820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6T12:35:16" calcext:value-type="date">
            <text:p>2023-08-26 12:35:16</text:p>
          </table:table-cell>
          <table:table-cell table:style-name="ce7"/>
          <table:table-cell table:style-name="ce2" office:value-type="float" office:value="88582540" calcext:value-type="float">
            <text:p>88582540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7T21:03:57" calcext:value-type="date">
            <text:p>2023-08-27 21:03:57</text:p>
          </table:table-cell>
          <table:table-cell table:style-name="ce7"/>
          <table:table-cell table:style-name="ce2" office:value-type="float" office:value="119630859" calcext:value-type="float">
            <text:p>11963085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7T22:35:20" calcext:value-type="date">
            <text:p>2023-08-27 22:35:20</text:p>
          </table:table-cell>
          <table:table-cell table:style-name="ce7"/>
          <table:table-cell table:style-name="ce2" office:value-type="float" office:value="27671731" calcext:value-type="float">
            <text:p>2767173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8T06:52:30" calcext:value-type="date">
            <text:p>2023-08-28 06:52:30</text:p>
          </table:table-cell>
          <table:table-cell table:style-name="ce7"/>
          <table:table-cell table:style-name="ce2" office:value-type="float" office:value="10395849" calcext:value-type="float">
            <text:p>1039584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8T08:08:22" calcext:value-type="date">
            <text:p>2023-08-28 08:08:22</text:p>
          </table:table-cell>
          <table:table-cell table:style-name="ce7"/>
          <table:table-cell table:style-name="ce2" office:value-type="float" office:value="58455216" calcext:value-type="float">
            <text:p>5845521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8T09:21:04" calcext:value-type="date">
            <text:p>2023-08-28 09:21:04</text:p>
          </table:table-cell>
          <table:table-cell table:style-name="ce7"/>
          <table:table-cell table:style-name="ce2" office:value-type="float" office:value="71594559" calcext:value-type="float">
            <text:p>7159455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8T10:21:49" calcext:value-type="date">
            <text:p>2023-08-28 10:21:49</text:p>
          </table:table-cell>
          <table:table-cell table:style-name="ce7"/>
          <table:table-cell table:style-name="ce2" office:value-type="float" office:value="23735896" calcext:value-type="float">
            <text:p>2373589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8T14:14:06" calcext:value-type="date">
            <text:p>2023-08-28 14:14:06</text:p>
          </table:table-cell>
          <table:table-cell table:style-name="ce7"/>
          <table:table-cell table:style-name="ce2" office:value-type="float" office:value="24965806" calcext:value-type="float">
            <text:p>24965806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9T03:28:46" calcext:value-type="date">
            <text:p>2023-08-29 03:28:46</text:p>
          </table:table-cell>
          <table:table-cell table:style-name="ce7"/>
          <table:table-cell table:style-name="ce2" office:value-type="float" office:value="1757944" calcext:value-type="float">
            <text:p>1757944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29T22:05:29" calcext:value-type="date">
            <text:p>2023-08-29 22:05:29</text:p>
          </table:table-cell>
          <table:table-cell table:style-name="ce7"/>
          <table:table-cell table:style-name="ce2" office:value-type="float" office:value="67654124" calcext:value-type="float">
            <text:p>67654124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30T08:52:19" calcext:value-type="date">
            <text:p>2023-08-30 08:52:19</text:p>
          </table:table-cell>
          <table:table-cell table:style-name="ce7"/>
          <table:table-cell table:style-name="ce2" office:value-type="float" office:value="9278031" calcext:value-type="float">
            <text:p>927803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30T23:32:17" calcext:value-type="date">
            <text:p>2023-08-30 23:32:17</text:p>
          </table:table-cell>
          <table:table-cell table:style-name="ce7"/>
          <table:table-cell table:style-name="ce2" office:value-type="float" office:value="75337601" calcext:value-type="float">
            <text:p>7533760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8-31T03:26:29" calcext:value-type="date">
            <text:p>2023-08-31 03:26:29</text:p>
          </table:table-cell>
          <table:table-cell table:style-name="ce7"/>
          <table:table-cell table:style-name="ce2" office:value-type="float" office:value="47282904" calcext:value-type="float">
            <text:p>47282904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9-01T11:56:38" calcext:value-type="date">
            <text:p>2023-09-01 11:56:38</text:p>
          </table:table-cell>
          <table:table-cell table:style-name="ce7"/>
          <table:table-cell table:style-name="ce2" office:value-type="float" office:value="12300682" calcext:value-type="float">
            <text:p>1230068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9-03T02:15:20" calcext:value-type="date">
            <text:p>2023-09-03 02:15:20</text:p>
          </table:table-cell>
          <table:table-cell table:style-name="ce7"/>
          <table:table-cell table:style-name="ce2" office:value-type="float" office:value="10739" calcext:value-type="float">
            <text:p>10739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9-03T19:33:11" calcext:value-type="date">
            <text:p>2023-09-03 19:33:11</text:p>
          </table:table-cell>
          <table:table-cell table:style-name="ce7"/>
          <table:table-cell table:style-name="ce2" office:value-type="float" office:value="7322450" calcext:value-type="float">
            <text:p>7322450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9-04T12:56:03" calcext:value-type="date">
            <text:p>2023-09-04 12:56:03</text:p>
          </table:table-cell>
          <table:table-cell table:style-name="ce7"/>
          <table:table-cell table:style-name="ce2" office:value-type="float" office:value="3378072" calcext:value-type="float">
            <text:p>3378072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9-06T08:07:44" calcext:value-type="date">
            <text:p>2023-09-06 08:07:44</text:p>
          </table:table-cell>
          <table:table-cell table:style-name="ce7"/>
          <table:table-cell table:style-name="ce2" office:value-type="float" office:value="102960711" calcext:value-type="float">
            <text:p>102960711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9-06T10:38:51" calcext:value-type="date">
            <text:p>2023-09-06 10:38:51</text:p>
          </table:table-cell>
          <table:table-cell table:style-name="ce7"/>
          <table:table-cell table:style-name="ce2" office:value-type="float" office:value="11711967" calcext:value-type="float">
            <text:p>11711967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9-07T08:02:20" calcext:value-type="date">
            <text:p>2023-09-07 08:02:20</text:p>
          </table:table-cell>
          <table:table-cell table:style-name="ce7"/>
          <table:table-cell table:style-name="ce2" office:value-type="float" office:value="75928863" calcext:value-type="float">
            <text:p>75928863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9-07T16:38:02" calcext:value-type="date">
            <text:p>2023-09-07 16:38:02</text:p>
          </table:table-cell>
          <table:table-cell table:style-name="ce7"/>
          <table:table-cell table:style-name="ce2" office:value-type="float" office:value="6887175" calcext:value-type="float">
            <text:p>6887175</text:p>
          </table:table-cell>
          <table:table-cell table:number-columns-repeated="3"/>
        </table:table-row>
        <table:table-row table:style-name="ro1">
          <table:table-cell table:style-name="ce7" office:value-type="date" office:date-value="2023-09-08T04:54:16" calcext:value-type="date">
            <text:p>2023-09-08 04:54:16</text:p>
          </table:table-cell>
          <table:table-cell table:style-name="ce7"/>
          <table:table-cell table:style-name="ce2" office:value-type="float" office:value="29606832" calcext:value-type="float">
            <text:p>29606832</text:p>
          </table:table-cell>
          <table:table-cell table:number-columns-repeated="3"/>
        </table:table-row>
        <table:table-row table:style-name="ro1" table:number-rows-repeated="104676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ullrequests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6" table:default-cell-style-name="Default"/>
        <table:table-column table:style-name="co6" table:default-cell-style-name="ce10"/>
        <table:table-column table:style-name="co6" table:default-cell-style-name="Default"/>
        <table:table-column table:style-name="co6" table:default-cell-style-name="ce9"/>
        <table:table-column table:style-name="co6" table:number-columns-repeated="16376" table:default-cell-style-name="Default"/>
        <table:table-row table:style-name="ro1">
          <table:table-cell table:style-name="ce8" office:value-type="string" calcext:value-type="string">
            <text:p>ID via API</text:p>
          </table:table-cell>
          <table:table-cell table:style-name="ce8" table:number-columns-repeated="3"/>
          <table:table-cell table:style-name="ce8" office:value-type="string" calcext:value-type="string">
            <text:p>ID via DB</text:p>
          </table:table-cell>
          <table:table-cell table:style-name="ce8" table:number-columns-repeated="16379"/>
        </table:table-row>
        <table:table-row table:style-name="ro1">
          <table:table-cell office:value-type="float" office:value="235285125" calcext:value-type="float">
            <text:p>235285125</text:p>
          </table:table-cell>
          <table:table-cell office:value-type="string" calcext:value-type="string">
            <text:p>005 hdr hist</text:p>
          </table:table-cell>
          <table:table-cell office:value-type="string" calcext:value-type="string">
            <text:p>2018-12-02T21:04:59Z</text:p>
          </table:table-cell>
          <table:table-cell office:value-type="string" calcext:value-type="string">
            <text:p>closed</text:p>
          </table:table-cell>
          <table:table-cell office:value-type="float" office:value="1083400224" calcext:value-type="float">
            <text:p>1083400224</text:p>
          </table:table-cell>
          <table:table-cell table:formula="of:=IF(COUNTIFS([.A$2:.A$45]; [.E2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263451823" calcext:value-type="float">
            <text:p>263451823</text:p>
          </table:table-cell>
          <table:table-cell office:value-type="string" calcext:value-type="string">
            <text:p>Lombok version fix for JDK 10.</text:p>
          </table:table-cell>
          <table:table-cell office:value-type="string" calcext:value-type="string">
            <text:p>2019-03-22T00:48:15Z</text:p>
          </table:table-cell>
          <table:table-cell office:value-type="string" calcext:value-type="string">
            <text:p>closed</text:p>
          </table:table-cell>
          <table:table-cell office:value-type="float" office:value="1083236080" calcext:value-type="float">
            <text:p>1083236080</text:p>
          </table:table-cell>
          <table:table-cell table:formula="of:=IF(COUNTIFS([.A$2:.A$45]; [.E3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265935370" calcext:value-type="float">
            <text:p>265935370</text:p>
          </table:table-cell>
          <table:table-cell office:value-type="string" calcext:value-type="string">
            <text:p>Switch to standard LMAX Disruptor library</text:p>
          </table:table-cell>
          <table:table-cell office:value-type="string" calcext:value-type="string">
            <text:p>2019-03-30T12:17:22Z</text:p>
          </table:table-cell>
          <table:table-cell office:value-type="string" calcext:value-type="string">
            <text:p>closed</text:p>
          </table:table-cell>
          <table:table-cell office:value-type="float" office:value="943653155" calcext:value-type="float">
            <text:p>943653155</text:p>
          </table:table-cell>
          <table:table-cell table:formula="of:=IF(COUNTIFS([.A$2:.A$45]; [.E4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275094677" calcext:value-type="float">
            <text:p>275094677</text:p>
          </table:table-cell>
          <table:table-cell office:value-type="string" calcext:value-type="string">
            <text:p>Sharding</text:p>
          </table:table-cell>
          <table:table-cell office:value-type="string" calcext:value-type="string">
            <text:p>2019-05-01T17:28:31Z</text:p>
          </table:table-cell>
          <table:table-cell office:value-type="string" calcext:value-type="string">
            <text:p>closed</text:p>
          </table:table-cell>
          <table:table-cell office:value-type="float" office:value="936089315" calcext:value-type="float">
            <text:p>936089315</text:p>
          </table:table-cell>
          <table:table-cell table:formula="of:=IF(COUNTIFS([.A$2:.A$45]; [.E5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282311932" calcext:value-type="float">
            <text:p>282311932</text:p>
          </table:table-cell>
          <table:table-cell office:value-type="string" calcext:value-type="string">
            <text:p>High performance snapshot save/restore</text:p>
          </table:table-cell>
          <table:table-cell office:value-type="string" calcext:value-type="string">
            <text:p>2019-05-26T17:48:59Z</text:p>
          </table:table-cell>
          <table:table-cell office:value-type="string" calcext:value-type="string">
            <text:p>closed</text:p>
          </table:table-cell>
          <table:table-cell office:value-type="float" office:value="934054876" calcext:value-type="float">
            <text:p>934054876</text:p>
          </table:table-cell>
          <table:table-cell table:formula="of:=IF(COUNTIFS([.A$2:.A$45]; [.E6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286472447" calcext:value-type="float">
            <text:p>286472447</text:p>
          </table:table-cell>
          <table:table-cell office:value-type="string" calcext:value-type="string">
            <text:p>Fix risk check logic for symbols in exchange mode</text:p>
          </table:table-cell>
          <table:table-cell office:value-type="string" calcext:value-type="string">
            <text:p>2019-06-09T13:56:59Z</text:p>
          </table:table-cell>
          <table:table-cell office:value-type="string" calcext:value-type="string">
            <text:p>closed</text:p>
          </table:table-cell>
          <table:table-cell office:value-type="float" office:value="925478757" calcext:value-type="float">
            <text:p>925478757</text:p>
          </table:table-cell>
          <table:table-cell table:formula="of:=IF(COUNTIFS([.A$2:.A$45]; [.E7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295050600" calcext:value-type="float">
            <text:p>295050600</text:p>
          </table:table-cell>
          <table:table-cell office:value-type="string" calcext:value-type="string">
            <text:p>redesign binary commands and reports processing</text:p>
          </table:table-cell>
          <table:table-cell office:value-type="string" calcext:value-type="string">
            <text:p>2019-07-06T16:55:25Z</text:p>
          </table:table-cell>
          <table:table-cell office:value-type="string" calcext:value-type="string">
            <text:p>closed</text:p>
          </table:table-cell>
          <table:table-cell office:value-type="float" office:value="917181476" calcext:value-type="float">
            <text:p>917181476</text:p>
          </table:table-cell>
          <table:table-cell table:formula="of:=IF(COUNTIFS([.A$2:.A$45]; [.E8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296365522" calcext:value-type="float">
            <text:p>296365522</text:p>
          </table:table-cell>
          <table:table-cell office:value-type="string" calcext:value-type="string">
            <text:p>add latest version for surefire</text:p>
          </table:table-cell>
          <table:table-cell office:value-type="string" calcext:value-type="string">
            <text:p>2019-07-10T22:00:40Z</text:p>
          </table:table-cell>
          <table:table-cell office:value-type="string" calcext:value-type="string">
            <text:p>closed</text:p>
          </table:table-cell>
          <table:table-cell office:value-type="float" office:value="827071670" calcext:value-type="float">
            <text:p>827071670</text:p>
          </table:table-cell>
          <table:table-cell table:formula="of:=IF(COUNTIFS([.A$2:.A$45]; [.E9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297309086" calcext:value-type="float">
            <text:p>297309086</text:p>
          </table:table-cell>
          <table:table-cell office:value-type="string" calcext:value-type="string">
            <text:p>Optimizations and performance tests improvements</text:p>
          </table:table-cell>
          <table:table-cell office:value-type="string" calcext:value-type="string">
            <text:p>2019-07-13T12:03:04Z</text:p>
          </table:table-cell>
          <table:table-cell office:value-type="string" calcext:value-type="string">
            <text:p>closed</text:p>
          </table:table-cell>
          <table:table-cell office:value-type="float" office:value="701093346" calcext:value-type="float">
            <text:p>701093346</text:p>
          </table:table-cell>
          <table:table-cell table:formula="of:=IF(COUNTIFS([.A$2:.A$45]; [.E10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299557814" calcext:value-type="float">
            <text:p>299557814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2019-07-20T11:41:13Z</text:p>
          </table:table-cell>
          <table:table-cell office:value-type="string" calcext:value-type="string">
            <text:p>closed</text:p>
          </table:table-cell>
          <table:table-cell office:value-type="float" office:value="665449262" calcext:value-type="float">
            <text:p>665449262</text:p>
          </table:table-cell>
          <table:table-cell table:formula="of:=IF(COUNTIFS([.A$2:.A$45]; [.E11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304058314" calcext:value-type="float">
            <text:p>304058314</text:p>
          </table:table-cell>
          <table:table-cell office:value-type="string" calcext:value-type="string">
            <text:p>Gateway API methods</text:p>
          </table:table-cell>
          <table:table-cell office:value-type="string" calcext:value-type="string">
            <text:p>2019-08-04T10:50:34Z</text:p>
          </table:table-cell>
          <table:table-cell office:value-type="string" calcext:value-type="string">
            <text:p>closed</text:p>
          </table:table-cell>
          <table:table-cell office:value-type="float" office:value="629169415" calcext:value-type="float">
            <text:p>629169415</text:p>
          </table:table-cell>
          <table:table-cell table:formula="of:=IF(COUNTIFS([.A$2:.A$45]; [.E12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339008258" calcext:value-type="float">
            <text:p>339008258</text:p>
          </table:table-cell>
          <table:table-cell office:value-type="string" calcext:value-type="string">
            <text:p>Client suspend operation support</text:p>
          </table:table-cell>
          <table:table-cell office:value-type="string" calcext:value-type="string">
            <text:p>2019-11-09T12:47:22Z</text:p>
          </table:table-cell>
          <table:table-cell office:value-type="string" calcext:value-type="string">
            <text:p>closed</text:p>
          </table:table-cell>
          <table:table-cell office:value-type="float" office:value="629169164" calcext:value-type="float">
            <text:p>629169164</text:p>
          </table:table-cell>
          <table:table-cell table:formula="of:=IF(COUNTIFS([.A$2:.A$45]; [.E13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341670895" calcext:value-type="float">
            <text:p>341670895</text:p>
          </table:table-cell>
          <table:table-cell office:value-type="string" calcext:value-type="string">
            <text:p>Direct order book implementation</text:p>
          </table:table-cell>
          <table:table-cell office:value-type="string" calcext:value-type="string">
            <text:p>2019-11-15T22:38:35Z</text:p>
          </table:table-cell>
          <table:table-cell office:value-type="string" calcext:value-type="string">
            <text:p>closed</text:p>
          </table:table-cell>
          <table:table-cell office:value-type="float" office:value="628287413" calcext:value-type="float">
            <text:p>628287413</text:p>
          </table:table-cell>
          <table:table-cell table:formula="of:=IF(COUNTIFS([.A$2:.A$45]; [.E14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344250190" calcext:value-type="float">
            <text:p>344250190</text:p>
          </table:table-cell>
          <table:table-cell office:value-type="string" calcext:value-type="string">
            <text:p>add support of Orders Count property within L2 MarketData</text:p>
          </table:table-cell>
          <table:table-cell office:value-type="string" calcext:value-type="string">
            <text:p>2019-11-21T21:51:06Z</text:p>
          </table:table-cell>
          <table:table-cell office:value-type="string" calcext:value-type="string">
            <text:p>closed</text:p>
          </table:table-cell>
          <table:table-cell office:value-type="float" office:value="626695521" calcext:value-type="float">
            <text:p>626695521</text:p>
          </table:table-cell>
          <table:table-cell table:formula="of:=IF(COUNTIFS([.A$2:.A$45]; [.E15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353351717" calcext:value-type="float">
            <text:p>353351717</text:p>
          </table:table-cell>
          <table:table-cell office:value-type="string" calcext:value-type="string">
            <text:p>Add test cases that ignore duplicate order</text:p>
          </table:table-cell>
          <table:table-cell office:value-type="string" calcext:value-type="string">
            <text:p>2019-12-16T02:50:13Z</text:p>
          </table:table-cell>
          <table:table-cell office:value-type="string" calcext:value-type="string">
            <text:p>closed</text:p>
          </table:table-cell>
          <table:table-cell office:value-type="float" office:value="617574623" calcext:value-type="float">
            <text:p>617574623</text:p>
          </table:table-cell>
          <table:table-cell table:formula="of:=IF(COUNTIFS([.A$2:.A$45]; [.E16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357080779" calcext:value-type="float">
            <text:p>357080779</text:p>
          </table:table-cell>
          <table:table-cell office:value-type="string" calcext:value-type="string">
            <text:p>Koloboke</text:p>
          </table:table-cell>
          <table:table-cell office:value-type="string" calcext:value-type="string">
            <text:p>2019-12-26T22:45:26Z</text:p>
          </table:table-cell>
          <table:table-cell office:value-type="string" calcext:value-type="string">
            <text:p>closed</text:p>
          </table:table-cell>
          <table:table-cell office:value-type="float" office:value="617574526" calcext:value-type="float">
            <text:p>617574526</text:p>
          </table:table-cell>
          <table:table-cell table:formula="of:=IF(COUNTIFS([.A$2:.A$45]; [.E17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357922660" calcext:value-type="float">
            <text:p>357922660</text:p>
          </table:table-cell>
          <table:table-cell office:value-type="string" calcext:value-type="string">
            <text:p>Objects pooling and agrona hash tables</text:p>
          </table:table-cell>
          <table:table-cell office:value-type="string" calcext:value-type="string">
            <text:p>2019-12-30T01:25:25Z</text:p>
          </table:table-cell>
          <table:table-cell office:value-type="string" calcext:value-type="string">
            <text:p>closed</text:p>
          </table:table-cell>
          <table:table-cell office:value-type="float" office:value="606317731" calcext:value-type="float">
            <text:p>606317731</text:p>
          </table:table-cell>
          <table:table-cell table:formula="of:=IF(COUNTIFS([.A$2:.A$45]; [.E18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361865049" calcext:value-type="float">
            <text:p>361865049</text:p>
          </table:table-cell>
          <table:table-cell office:value-type="string" calcext:value-type="string">
            <text:p>shared events pool</text:p>
          </table:table-cell>
          <table:table-cell office:value-type="string" calcext:value-type="string">
            <text:p>2020-01-12T19:55:18Z</text:p>
          </table:table-cell>
          <table:table-cell office:value-type="string" calcext:value-type="string">
            <text:p>closed</text:p>
          </table:table-cell>
          <table:table-cell office:value-type="float" office:value="502044327" calcext:value-type="float">
            <text:p>502044327</text:p>
          </table:table-cell>
          <table:table-cell table:formula="of:=IF(COUNTIFS([.A$2:.A$45]; [.E19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362335305" calcext:value-type="float">
            <text:p>362335305</text:p>
          </table:table-cell>
          <table:table-cell office:value-type="string" calcext:value-type="string">
            <text:p>parallel deserialization</text:p>
          </table:table-cell>
          <table:table-cell office:value-type="string" calcext:value-type="string">
            <text:p>2020-01-13T21:41:59Z</text:p>
          </table:table-cell>
          <table:table-cell office:value-type="string" calcext:value-type="string">
            <text:p>closed</text:p>
          </table:table-cell>
          <table:table-cell office:value-type="float" office:value="449357326" calcext:value-type="float">
            <text:p>449357326</text:p>
          </table:table-cell>
          <table:table-cell table:formula="of:=IF(COUNTIFS([.A$2:.A$45]; [.E20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385205518" calcext:value-type="float">
            <text:p>385205518</text:p>
          </table:table-cell>
          <table:table-cell office:value-type="string" calcext:value-type="string">
            <text:p>journalling</text:p>
          </table:table-cell>
          <table:table-cell office:value-type="string" calcext:value-type="string">
            <text:p>2020-03-07T23:37:43Z</text:p>
          </table:table-cell>
          <table:table-cell office:value-type="string" calcext:value-type="string">
            <text:p>closed</text:p>
          </table:table-cell>
          <table:table-cell office:value-type="float" office:value="430010514" calcext:value-type="float">
            <text:p>430010514</text:p>
          </table:table-cell>
          <table:table-cell table:formula="of:=IF(COUNTIFS([.A$2:.A$45]; [.E21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387634974" calcext:value-type="float">
            <text:p>387634974</text:p>
          </table:table-cell>
          <table:table-cell office:value-type="string" calcext:value-type="string">
            <text:p>Intruduction cucumber fwk</text:p>
          </table:table-cell>
          <table:table-cell office:value-type="string" calcext:value-type="string">
            <text:p>2020-03-13T07:38:06Z</text:p>
          </table:table-cell>
          <table:table-cell office:value-type="string" calcext:value-type="string">
            <text:p>closed</text:p>
          </table:table-cell>
          <table:table-cell office:value-type="float" office:value="398661463" calcext:value-type="float">
            <text:p>398661463</text:p>
          </table:table-cell>
          <table:table-cell table:formula="of:=IF(COUNTIFS([.A$2:.A$45]; [.E22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395175573" calcext:value-type="float">
            <text:p>395175573</text:p>
          </table:table-cell>
          <table:table-cell office:value-type="string" calcext:value-type="string">
            <text:p>lz4 compression</text:p>
          </table:table-cell>
          <table:table-cell office:value-type="string" calcext:value-type="string">
            <text:p>2020-03-29T00:28:48Z</text:p>
          </table:table-cell>
          <table:table-cell office:value-type="string" calcext:value-type="string">
            <text:p>closed</text:p>
          </table:table-cell>
          <table:table-cell office:value-type="float" office:value="395175573" calcext:value-type="float">
            <text:p>395175573</text:p>
          </table:table-cell>
          <table:table-cell table:formula="of:=IF(COUNTIFS([.A$2:.A$45]; [.E23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398661463" calcext:value-type="float">
            <text:p>398661463</text:p>
          </table:table-cell>
          <table:table-cell office:value-type="string" calcext:value-type="string">
            <text:p>update versions</text:p>
          </table:table-cell>
          <table:table-cell office:value-type="string" calcext:value-type="string">
            <text:p>2020-04-04T18:00:37Z</text:p>
          </table:table-cell>
          <table:table-cell office:value-type="string" calcext:value-type="string">
            <text:p>closed</text:p>
          </table:table-cell>
          <table:table-cell office:value-type="float" office:value="387634974" calcext:value-type="float">
            <text:p>387634974</text:p>
          </table:table-cell>
          <table:table-cell table:formula="of:=IF(COUNTIFS([.A$2:.A$45]; [.E24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430010514" calcext:value-type="float">
            <text:p>430010514</text:p>
          </table:table-cell>
          <table:table-cell office:value-type="string" calcext:value-type="string">
            <text:p>fix deadlock when using blocking wait strategy</text:p>
          </table:table-cell>
          <table:table-cell office:value-type="string" calcext:value-type="string">
            <text:p>2020-06-07T12:05:53Z</text:p>
          </table:table-cell>
          <table:table-cell office:value-type="string" calcext:value-type="string">
            <text:p>closed</text:p>
          </table:table-cell>
          <table:table-cell office:value-type="float" office:value="385205518" calcext:value-type="float">
            <text:p>385205518</text:p>
          </table:table-cell>
          <table:table-cell table:formula="of:=IF(COUNTIFS([.A$2:.A$45]; [.E25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449357326" calcext:value-type="float">
            <text:p>449357326</text:p>
          </table:table-cell>
          <table:table-cell office:value-type="string" calcext:value-type="string">
            <text:p>Correct a spelling error in README.md #67</text:p>
          </table:table-cell>
          <table:table-cell office:value-type="string" calcext:value-type="string">
            <text:p>2020-07-15T09:21:50Z</text:p>
          </table:table-cell>
          <table:table-cell office:value-type="string" calcext:value-type="string">
            <text:p>closed</text:p>
          </table:table-cell>
          <table:table-cell office:value-type="float" office:value="362335305" calcext:value-type="float">
            <text:p>362335305</text:p>
          </table:table-cell>
          <table:table-cell table:formula="of:=IF(COUNTIFS([.A$2:.A$45]; [.E26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502044327" calcext:value-type="float">
            <text:p>502044327</text:p>
          </table:table-cell>
          <table:table-cell office:value-type="string" calcext:value-type="string">
            <text:p>Bump junit from 4.13 to 4.13.1</text:p>
          </table:table-cell>
          <table:table-cell office:value-type="string" calcext:value-type="string">
            <text:p>2020-10-13T07:03:37Z</text:p>
          </table:table-cell>
          <table:table-cell office:value-type="string" calcext:value-type="string">
            <text:p>closed</text:p>
          </table:table-cell>
          <table:table-cell office:value-type="float" office:value="361865049" calcext:value-type="float">
            <text:p>361865049</text:p>
          </table:table-cell>
          <table:table-cell table:formula="of:=IF(COUNTIFS([.A$2:.A$45]; [.E27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606317731" calcext:value-type="float">
            <text:p>606317731</text:p>
          </table:table-cell>
          <table:table-cell office:value-type="string" calcext:value-type="string">
            <text:p>Bump guava from 28.2-jre to 29.0-jre</text:p>
          </table:table-cell>
          <table:table-cell office:value-type="string" calcext:value-type="string">
            <text:p>2021-03-31T20:36:34Z</text:p>
          </table:table-cell>
          <table:table-cell office:value-type="string" calcext:value-type="string">
            <text:p>closed</text:p>
          </table:table-cell>
          <table:table-cell office:value-type="float" office:value="357922660" calcext:value-type="float">
            <text:p>357922660</text:p>
          </table:table-cell>
          <table:table-cell table:formula="of:=IF(COUNTIFS([.A$2:.A$45]; [.E28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617574526" calcext:value-type="float">
            <text:p>617574526</text:p>
          </table:table-cell>
          <table:table-cell office:value-type="string" calcext:value-type="string">
            <text:p>Solving Issue #59</text:p>
          </table:table-cell>
          <table:table-cell office:value-type="string" calcext:value-type="string">
            <text:p>2021-04-18T23:15:19Z</text:p>
          </table:table-cell>
          <table:table-cell office:value-type="string" calcext:value-type="string">
            <text:p>closed</text:p>
          </table:table-cell>
          <table:table-cell office:value-type="float" office:value="357080779" calcext:value-type="float">
            <text:p>357080779</text:p>
          </table:table-cell>
          <table:table-cell table:formula="of:=IF(COUNTIFS([.A$2:.A$45]; [.E29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617574623" calcext:value-type="float">
            <text:p>617574623</text:p>
          </table:table-cell>
          <table:table-cell office:value-type="string" calcext:value-type="string">
            <text:p>Solving issue #59</text:p>
          </table:table-cell>
          <table:table-cell office:value-type="string" calcext:value-type="string">
            <text:p>2021-04-18T23:16:06Z</text:p>
          </table:table-cell>
          <table:table-cell office:value-type="string" calcext:value-type="string">
            <text:p>closed</text:p>
          </table:table-cell>
          <table:table-cell office:value-type="float" office:value="353351717" calcext:value-type="float">
            <text:p>353351717</text:p>
          </table:table-cell>
          <table:table-cell table:formula="of:=IF(COUNTIFS([.A$2:.A$45]; [.E30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626695521" calcext:value-type="float">
            <text:p>626695521</text:p>
          </table:table-cell>
          <table:table-cell office:value-type="string" calcext:value-type="string">
            <text:p>Stop Loss/Take Profit Integration</text:p>
          </table:table-cell>
          <table:table-cell office:value-type="string" calcext:value-type="string">
            <text:p>2021-04-29T23:57:43Z</text:p>
          </table:table-cell>
          <table:table-cell office:value-type="string" calcext:value-type="string">
            <text:p>closed</text:p>
          </table:table-cell>
          <table:table-cell office:value-type="float" office:value="344250190" calcext:value-type="float">
            <text:p>344250190</text:p>
          </table:table-cell>
          <table:table-cell table:formula="of:=IF(COUNTIFS([.A$2:.A$45]; [.E31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628287413" calcext:value-type="float">
            <text:p>628287413</text:p>
          </table:table-cell>
          <table:table-cell office:value-type="string" calcext:value-type="string">
            <text:p>Code reorganization</text:p>
          </table:table-cell>
          <table:table-cell office:value-type="string" calcext:value-type="string">
            <text:p>2021-05-01T00:14:44Z</text:p>
          </table:table-cell>
          <table:table-cell office:value-type="string" calcext:value-type="string">
            <text:p>closed</text:p>
          </table:table-cell>
          <table:table-cell office:value-type="float" office:value="341670895" calcext:value-type="float">
            <text:p>341670895</text:p>
          </table:table-cell>
          <table:table-cell table:formula="of:=IF(COUNTIFS([.A$2:.A$45]; [.E32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629169164" calcext:value-type="float">
            <text:p>629169164</text:p>
          </table:table-cell>
          <table:table-cell office:value-type="string" calcext:value-type="string">
            <text:p>MoveOrder (Update Timestamp)</text:p>
          </table:table-cell>
          <table:table-cell office:value-type="string" calcext:value-type="string">
            <text:p>2021-05-03T15:08:59Z</text:p>
          </table:table-cell>
          <table:table-cell office:value-type="string" calcext:value-type="string">
            <text:p>open</text:p>
          </table:table-cell>
          <table:table-cell office:value-type="float" office:value="339008258" calcext:value-type="float">
            <text:p>339008258</text:p>
          </table:table-cell>
          <table:table-cell table:formula="of:=IF(COUNTIFS([.A$2:.A$45]; [.E33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629169415" calcext:value-type="float">
            <text:p>629169415</text:p>
          </table:table-cell>
          <table:table-cell office:value-type="string" calcext:value-type="string">
            <text:p>MoveOrder (Update Timestamp)</text:p>
          </table:table-cell>
          <table:table-cell office:value-type="string" calcext:value-type="string">
            <text:p>2021-05-03T15:09:23Z</text:p>
          </table:table-cell>
          <table:table-cell office:value-type="string" calcext:value-type="string">
            <text:p>open</text:p>
          </table:table-cell>
          <table:table-cell office:value-type="float" office:value="304058314" calcext:value-type="float">
            <text:p>304058314</text:p>
          </table:table-cell>
          <table:table-cell table:formula="of:=IF(COUNTIFS([.A$2:.A$45]; [.E34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665449262" calcext:value-type="float">
            <text:p>665449262</text:p>
          </table:table-cell>
          <table:table-cell office:value-type="string" calcext:value-type="string">
            <text:p>Fixing USER_SUSPEND method</text:p>
          </table:table-cell>
          <table:table-cell office:value-type="string" calcext:value-type="string">
            <text:p>2021-06-09T00:12:42Z</text:p>
          </table:table-cell>
          <table:table-cell office:value-type="string" calcext:value-type="string">
            <text:p>open</text:p>
          </table:table-cell>
          <table:table-cell office:value-type="float" office:value="299557814" calcext:value-type="float">
            <text:p>299557814</text:p>
          </table:table-cell>
          <table:table-cell table:formula="of:=IF(COUNTIFS([.A$2:.A$45]; [.E35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701093346" calcext:value-type="float">
            <text:p>701093346</text:p>
          </table:table-cell>
          <table:table-cell office:value-type="string" calcext:value-type="string">
            <text:p>.travis.yml does not cache dependencies</text:p>
          </table:table-cell>
          <table:table-cell office:value-type="string" calcext:value-type="string">
            <text:p>2021-08-02T04:00:17Z</text:p>
          </table:table-cell>
          <table:table-cell office:value-type="string" calcext:value-type="string">
            <text:p>closed</text:p>
          </table:table-cell>
          <table:table-cell office:value-type="float" office:value="297309086" calcext:value-type="float">
            <text:p>297309086</text:p>
          </table:table-cell>
          <table:table-cell table:formula="of:=IF(COUNTIFS([.A$2:.A$45]; [.E36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827071670" calcext:value-type="float">
            <text:p>827071670</text:p>
          </table:table-cell>
          <table:table-cell office:value-type="string" calcext:value-type="string">
            <text:p>fix issue 103</text:p>
          </table:table-cell>
          <table:table-cell office:value-type="string" calcext:value-type="string">
            <text:p>2022-01-20T02:21:33Z</text:p>
          </table:table-cell>
          <table:table-cell office:value-type="string" calcext:value-type="string">
            <text:p>closed</text:p>
          </table:table-cell>
          <table:table-cell office:value-type="float" office:value="296365522" calcext:value-type="float">
            <text:p>296365522</text:p>
          </table:table-cell>
          <table:table-cell table:formula="of:=IF(COUNTIFS([.A$2:.A$45]; [.E37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917181476" calcext:value-type="float">
            <text:p>917181476</text:p>
          </table:table-cell>
          <table:table-cell office:value-type="string" calcext:value-type="string">
            <text:p>Bump cucumber7</text:p>
          </table:table-cell>
          <table:table-cell office:value-type="string" calcext:value-type="string">
            <text:p>2022-04-23T11:19:35Z</text:p>
          </table:table-cell>
          <table:table-cell office:value-type="string" calcext:value-type="string">
            <text:p>closed</text:p>
          </table:table-cell>
          <table:table-cell office:value-type="float" office:value="295050600" calcext:value-type="float">
            <text:p>295050600</text:p>
          </table:table-cell>
          <table:table-cell table:formula="of:=IF(COUNTIFS([.A$2:.A$45]; [.E38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925478757" calcext:value-type="float">
            <text:p>925478757</text:p>
          </table:table-cell>
          <table:table-cell office:value-type="string" calcext:value-type="string">
            <text:p>update installation guide</text:p>
          </table:table-cell>
          <table:table-cell office:value-type="string" calcext:value-type="string">
            <text:p>2022-05-02T11:53:42Z</text:p>
          </table:table-cell>
          <table:table-cell office:value-type="string" calcext:value-type="string">
            <text:p>closed</text:p>
          </table:table-cell>
          <table:table-cell office:value-type="float" office:value="286472447" calcext:value-type="float">
            <text:p>286472447</text:p>
          </table:table-cell>
          <table:table-cell table:formula="of:=IF(COUNTIFS([.A$2:.A$45]; [.E39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934054876" calcext:value-type="float">
            <text:p>934054876</text:p>
          </table:table-cell>
          <table:table-cell office:value-type="string" calcext:value-type="string">
            <text:p>027 lib updates, throwIfSnapshotNotFound</text:p>
          </table:table-cell>
          <table:table-cell office:value-type="string" calcext:value-type="string">
            <text:p>2022-05-11T19:15:02Z</text:p>
          </table:table-cell>
          <table:table-cell office:value-type="string" calcext:value-type="string">
            <text:p>closed</text:p>
          </table:table-cell>
          <table:table-cell office:value-type="float" office:value="282311932" calcext:value-type="float">
            <text:p>282311932</text:p>
          </table:table-cell>
          <table:table-cell table:formula="of:=IF(COUNTIFS([.A$2:.A$45]; [.E40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936089315" calcext:value-type="float">
            <text:p>936089315</text:p>
          </table:table-cell>
          <table:table-cell office:value-type="string" calcext:value-type="string">
            <text:p>Bump to junit5, mockito, nasdaq</text:p>
          </table:table-cell>
          <table:table-cell office:value-type="string" calcext:value-type="string">
            <text:p>2022-05-13T16:01:49Z</text:p>
          </table:table-cell>
          <table:table-cell office:value-type="string" calcext:value-type="string">
            <text:p>closed</text:p>
          </table:table-cell>
          <table:table-cell office:value-type="float" office:value="275094677" calcext:value-type="float">
            <text:p>275094677</text:p>
          </table:table-cell>
          <table:table-cell table:formula="of:=IF(COUNTIFS([.A$2:.A$45]; [.E41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943653155" calcext:value-type="float">
            <text:p>943653155</text:p>
          </table:table-cell>
          <table:table-cell office:value-type="string" calcext:value-type="string">
            <text:p>Order Specific Fee Calculation</text:p>
          </table:table-cell>
          <table:table-cell office:value-type="string" calcext:value-type="string">
            <text:p>2022-05-22T13:26:18Z</text:p>
          </table:table-cell>
          <table:table-cell office:value-type="string" calcext:value-type="string">
            <text:p>open</text:p>
          </table:table-cell>
          <table:table-cell office:value-type="float" office:value="265935370" calcext:value-type="float">
            <text:p>265935370</text:p>
          </table:table-cell>
          <table:table-cell table:formula="of:=IF(COUNTIFS([.A$2:.A$45]; [.E42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1083236080" calcext:value-type="float">
            <text:p>1083236080</text:p>
          </table:table-cell>
          <table:table-cell office:value-type="string" calcext:value-type="string">
            <text:p>Fix uid is 0 in SingleUserReportResult</text:p>
          </table:table-cell>
          <table:table-cell office:value-type="string" calcext:value-type="string">
            <text:p>2022-10-11T12:21:14Z</text:p>
          </table:table-cell>
          <table:table-cell office:value-type="string" calcext:value-type="string">
            <text:p>open</text:p>
          </table:table-cell>
          <table:table-cell office:value-type="float" office:value="263451823" calcext:value-type="float">
            <text:p>263451823</text:p>
          </table:table-cell>
          <table:table-cell table:formula="of:=IF(COUNTIFS([.A$2:.A$45]; [.E43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office:value-type="float" office:value="1083400224" calcext:value-type="float">
            <text:p>1083400224</text:p>
          </table:table-cell>
          <table:table-cell office:value-type="string" calcext:value-type="string">
            <text:p>More testcases for account</text:p>
          </table:table-cell>
          <table:table-cell office:value-type="string" calcext:value-type="string">
            <text:p>2022-10-11T14:20:09Z</text:p>
          </table:table-cell>
          <table:table-cell office:value-type="string" calcext:value-type="string">
            <text:p>open</text:p>
          </table:table-cell>
          <table:table-cell office:value-type="float" office:value="235285125" calcext:value-type="float">
            <text:p>235285125</text:p>
          </table:table-cell>
          <table:table-cell table:formula="of:=IF(COUNTIFS([.A$2:.A$45]; [.E44]))" office:value-type="boolean" office:boolean-value="true" calcext:value-type="boolean">
            <text:p>WAAR</text:p>
          </table:table-cell>
          <table:table-cell table:number-columns-repeated="16378"/>
        </table:table-row>
        <table:table-row table:style-name="ro1">
          <table:table-cell table:style-name="ce2" office:value-type="float" office:value="1393191223" calcext:value-type="float">
            <text:p>1393191223</text:p>
          </table:table-cell>
          <table:table-cell table:style-name="ce2" office:value-type="string" calcext:value-type="string">
            <text:p>Bump guava from 31.1-jre to 32.0.0-jre</text:p>
          </table:table-cell>
          <table:table-cell table:style-name="ce2" office:value-type="string" calcext:value-type="string">
            <text:p>2023-06-14T22:52:07Z</text:p>
          </table:table-cell>
          <table:table-cell table:style-name="ce2" office:value-type="string" calcext:value-type="string">
            <text:p>open</text:p>
          </table:table-cell>
          <table:table-cell table:style-name="ce2"/>
          <table:table-cell table:style-name="ce11" table:formula="of:=IF(COUNTIFS([.A$2:.A$45]; [.E45]))" office:value-type="boolean" office:boolean-value="false" calcext:value-type="boolean">
            <text:p>ONWAAR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formula="of:=IF(COUNTIFS([.A$2:.A$45]; [.E46]))" office:value-type="boolean" office:boolean-value="false" calcext:value-type="boolean">
            <text:p>ONWAAR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number-columns-repeated="5"/>
          <table:table-cell table:formula="of:=IF(COUNTIFS([.A$2:.A$45]; [.E47]))" office:value-type="boolean" office:boolean-value="false" calcext:value-type="boolean">
            <text:p>ONWAAR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number-columns-repeated="5"/>
          <table:table-cell table:formula="of:=IF(COUNTIFS([.A$2:.A$45]; [.E48]))" office:value-type="boolean" office:boolean-value="false" calcext:value-type="boolean">
            <text:p>ONWAAR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number-columns-repeated="5"/>
          <table:table-cell table:formula="of:=IF(COUNTIFS([.A$2:.A$45]; [.E49]))" office:value-type="boolean" office:boolean-value="false" calcext:value-type="boolean">
            <text:p>ONWAAR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number-columns-repeated="5"/>
          <table:table-cell table:formula="of:=IF(COUNTIFS([.A$2:.A$45]; [.E50]))" office:value-type="boolean" office:boolean-value="false" calcext:value-type="boolean">
            <text:p>ONWAAR</text:p>
          </table:table-cell>
          <table:table-cell/>
          <table:table-cell table:style-name="Default"/>
          <table:table-cell table:number-columns-repeated="16376"/>
        </table:table-row>
        <table:table-row table:style-name="ro1">
          <table:table-cell table:number-columns-repeated="5"/>
          <table:table-cell table:formula="of:=IF(COUNTIFS([.A$2:.A$45]; [.E51]))" office:value-type="boolean" office:boolean-value="false" calcext:value-type="boolean">
            <text:p>ONWAAR</text:p>
          </table:table-cell>
          <table:table-cell/>
          <table:table-cell table:style-name="Default"/>
          <table:table-cell table:number-columns-repeated="16376"/>
        </table:table-row>
      </table:table>
      <table:table table:name="commits" table:style-name="ta1"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ce8"/>
        <table:table-column table:style-name="co6" table:number-columns-repeated="16379" table:default-cell-style-name="Default"/>
        <table:table-row table:style-name="ro1">
          <table:table-cell table:style-name="ce8" office:value-type="string" calcext:value-type="string">
            <text:p>SHA via <text:s/>API</text:p>
          </table:table-cell>
          <table:table-cell table:style-name="ce8" table:number-columns-repeated="2"/>
          <table:table-cell table:style-name="ce8" office:value-type="string" calcext:value-type="string">
            <text:p>SHA via DB</text:p>
          </table:table-cell>
          <table:table-cell/>
          <table:table-cell table:style-name="ce8" table:number-columns-repeated="16379"/>
        </table:table-row>
        <table:table-row table:style-name="ro1">
          <table:table-cell office:value-type="string" calcext:value-type="string">
            <text:p>2f8548749839e9095c8dc597e4b61521d259fa5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2-05-14T19:22:32Z</text:p>
          </table:table-cell>
          <table:table-cell office:value-type="string" calcext:value-type="string">
            <text:p>2f8548749839e9095c8dc597e4b61521d259fa5d</text:p>
          </table:table-cell>
          <table:table-cell table:style-name="ce10" table:formula="of:=IF(COUNTIFS([.A$1:.A$2000]; [.D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04e3f50f8a131fea5b099a7fd4be264179866c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2-05-14T18:46:18Z</text:p>
          </table:table-cell>
          <table:table-cell office:value-type="string" calcext:value-type="string">
            <text:p>f04e3f50f8a131fea5b099a7fd4be264179866c6</text:p>
          </table:table-cell>
          <table:table-cell table:style-name="ce10" table:formula="of:=IF(COUNTIFS([.A$1:.A$500]; [.D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781b55c70b93f420da51f4b8c4b377207b09bf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2-05-14T18:39:08Z</text:p>
          </table:table-cell>
          <table:table-cell office:value-type="string" calcext:value-type="string">
            <text:p>9781b55c70b93f420da51f4b8c4b377207b09bfd</text:p>
          </table:table-cell>
          <table:table-cell table:style-name="ce10" table:formula="of:=IF(COUNTIFS([.A$1:.A$500]; [.D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a46343fae1d7a226ecd192a77c0561b81e8c64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2-05-14T17:23:22Z</text:p>
          </table:table-cell>
          <table:table-cell office:value-type="string" calcext:value-type="string">
            <text:p>6a46343fae1d7a226ecd192a77c0561b81e8c64d</text:p>
          </table:table-cell>
          <table:table-cell table:style-name="ce10" table:formula="of:=IF(COUNTIFS([.A$1:.A$500]; [.D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2cced0c9d3bd5bf66f6111f372167df9f3a2d1e</text:p>
          </table:table-cell>
          <table:table-cell office:value-type="string" calcext:value-type="string">
            <text:p>qct</text:p>
          </table:table-cell>
          <table:table-cell office:value-type="string" calcext:value-type="string">
            <text:p>2022-05-13T15:56:39Z</text:p>
          </table:table-cell>
          <table:table-cell office:value-type="string" calcext:value-type="string">
            <text:p>ef7ccfee2b99463b63fcaa3e7fbaab3307cb7f48</text:p>
          </table:table-cell>
          <table:table-cell table:style-name="ce10" table:formula="of:=IF(COUNTIFS([.A$1:.A$500]; [.D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f7ccfee2b99463b63fcaa3e7fbaab3307cb7f48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2-05-13T21:59:13Z</text:p>
          </table:table-cell>
          <table:table-cell office:value-type="string" calcext:value-type="string">
            <text:p>42cced0c9d3bd5bf66f6111f372167df9f3a2d1e</text:p>
          </table:table-cell>
          <table:table-cell table:style-name="ce10" table:formula="of:=IF(COUNTIFS([.A$1:.A$500]; [.D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1a5e1dcc3d4582236e8954c8799c9f92a3958f0</text:p>
          </table:table-cell>
          <table:table-cell office:value-type="string" calcext:value-type="string">
            <text:p>qct</text:p>
          </table:table-cell>
          <table:table-cell office:value-type="string" calcext:value-type="string">
            <text:p>2022-04-25T03:09:04Z</text:p>
          </table:table-cell>
          <table:table-cell office:value-type="string" calcext:value-type="string">
            <text:p>4cd9a5d3a70a0e2b523a5069f59e3bfd61cbcaa7</text:p>
          </table:table-cell>
          <table:table-cell table:style-name="ce10" table:formula="of:=IF(COUNTIFS([.A$1:.A$500]; [.D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f39ddbb886f9436ca02a69d7e0e4a4265f1ea7e</text:p>
          </table:table-cell>
          <table:table-cell office:value-type="string" calcext:value-type="string">
            <text:p>qct</text:p>
          </table:table-cell>
          <table:table-cell office:value-type="string" calcext:value-type="string">
            <text:p>2022-04-23T11:12:13Z</text:p>
          </table:table-cell>
          <table:table-cell office:value-type="string" calcext:value-type="string">
            <text:p>3f7f80a121dc17c49e9b616bde622faa82aef29d</text:p>
          </table:table-cell>
          <table:table-cell table:style-name="ce10" table:formula="of:=IF(COUNTIFS([.A$1:.A$500]; [.D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d1355a02786e006ec13fd9bacd1a9f7e3ea17ad</text:p>
          </table:table-cell>
          <table:table-cell office:value-type="string" calcext:value-type="string">
            <text:p>qct</text:p>
          </table:table-cell>
          <table:table-cell office:value-type="string" calcext:value-type="string">
            <text:p>2022-04-23T11:11:21Z</text:p>
          </table:table-cell>
          <table:table-cell office:value-type="string" calcext:value-type="string">
            <text:p>d35bfba745bb8173e3901003d4631b9c08711013</text:p>
          </table:table-cell>
          <table:table-cell table:style-name="ce10" table:formula="of:=IF(COUNTIFS([.A$1:.A$500]; [.D1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a48b6bb7c98fb0fa12d7cb1a3bee6831a1e7613</text:p>
          </table:table-cell>
          <table:table-cell office:value-type="string" calcext:value-type="string">
            <text:p>qct</text:p>
          </table:table-cell>
          <table:table-cell office:value-type="string" calcext:value-type="string">
            <text:p>2022-04-23T11:10:50Z</text:p>
          </table:table-cell>
          <table:table-cell office:value-type="string" calcext:value-type="string">
            <text:p>cb31e99606454a45bb3ad24704cd336b78ff66a2</text:p>
          </table:table-cell>
          <table:table-cell table:style-name="ce10" table:formula="of:=IF(COUNTIFS([.A$1:.A$500]; [.D1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4a3d4171740bfe1d6f6c85e3b97cb7c2a474831</text:p>
          </table:table-cell>
          <table:table-cell office:value-type="string" calcext:value-type="string">
            <text:p>qct</text:p>
          </table:table-cell>
          <table:table-cell office:value-type="string" calcext:value-type="string">
            <text:p>2022-04-23T10:49:56Z</text:p>
          </table:table-cell>
          <table:table-cell office:value-type="string" calcext:value-type="string">
            <text:p>027bb8ebc967a7f91df1ae242ca20b2f704e2f91</text:p>
          </table:table-cell>
          <table:table-cell table:style-name="ce10" table:formula="of:=IF(COUNTIFS([.A$1:.A$500]; [.D1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cd9a5d3a70a0e2b523a5069f59e3bfd61cbcaa7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2-05-11T20:29:24Z</text:p>
          </table:table-cell>
          <table:table-cell office:value-type="string" calcext:value-type="string">
            <text:p>50699023c74be10984af9f1288462f6896a84246</text:p>
          </table:table-cell>
          <table:table-cell table:style-name="ce10" table:formula="of:=IF(COUNTIFS([.A$1:.A$500]; [.D1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f7f80a121dc17c49e9b616bde622faa82aef29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2-05-11T20:24:34Z</text:p>
          </table:table-cell>
          <table:table-cell office:value-type="string" calcext:value-type="string">
            <text:p>21a5e1dcc3d4582236e8954c8799c9f92a3958f0</text:p>
          </table:table-cell>
          <table:table-cell table:style-name="ce10" table:formula="of:=IF(COUNTIFS([.A$1:.A$500]; [.D1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35bfba745bb8173e3901003d4631b9c0871101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2-05-11T19:26:52Z</text:p>
          </table:table-cell>
          <table:table-cell office:value-type="string" calcext:value-type="string">
            <text:p>af39ddbb886f9436ca02a69d7e0e4a4265f1ea7e</text:p>
          </table:table-cell>
          <table:table-cell table:style-name="ce10" table:formula="of:=IF(COUNTIFS([.A$1:.A$500]; [.D1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b31e99606454a45bb3ad24704cd336b78ff66a2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2-05-11T19:13:12Z</text:p>
          </table:table-cell>
          <table:table-cell office:value-type="string" calcext:value-type="string">
            <text:p>5d1355a02786e006ec13fd9bacd1a9f7e3ea17ad</text:p>
          </table:table-cell>
          <table:table-cell table:style-name="ce10" table:formula="of:=IF(COUNTIFS([.A$1:.A$500]; [.D1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27bb8ebc967a7f91df1ae242ca20b2f704e2f9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2-05-07T20:20:02Z</text:p>
          </table:table-cell>
          <table:table-cell office:value-type="string" calcext:value-type="string">
            <text:p>7a48b6bb7c98fb0fa12d7cb1a3bee6831a1e7613</text:p>
          </table:table-cell>
          <table:table-cell table:style-name="ce10" table:formula="of:=IF(COUNTIFS([.A$1:.A$500]; [.D1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0699023c74be10984af9f1288462f6896a84246</text:p>
          </table:table-cell>
          <table:table-cell office:value-type="string" calcext:value-type="string">
            <text:p>engkimbs</text:p>
          </table:table-cell>
          <table:table-cell office:value-type="string" calcext:value-type="string">
            <text:p>2022-05-02T11:50:18Z</text:p>
          </table:table-cell>
          <table:table-cell office:value-type="string" calcext:value-type="string">
            <text:p>14a3d4171740bfe1d6f6c85e3b97cb7c2a474831</text:p>
          </table:table-cell>
          <table:table-cell table:style-name="ce10" table:formula="of:=IF(COUNTIFS([.A$1:.A$500]; [.D1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013c9b6987e764764535fa9cb0032dc3c6dfef1</text:p>
          </table:table-cell>
          <table:table-cell office:value-type="string" calcext:value-type="string">
            <text:p>qct</text:p>
          </table:table-cell>
          <table:table-cell office:value-type="string" calcext:value-type="string">
            <text:p>2022-04-23T10:04:37Z</text:p>
          </table:table-cell>
          <table:table-cell office:value-type="string" calcext:value-type="string">
            <text:p>9013c9b6987e764764535fa9cb0032dc3c6dfef1</text:p>
          </table:table-cell>
          <table:table-cell table:style-name="ce10" table:formula="of:=IF(COUNTIFS([.A$1:.A$500]; [.D1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f2ab5d006d1bed31939c4b8aa54a165d41b2501</text:p>
          </table:table-cell>
          <table:table-cell office:value-type="string" calcext:value-type="string">
            <text:p>qct</text:p>
          </table:table-cell>
          <table:table-cell office:value-type="string" calcext:value-type="string">
            <text:p>2022-04-22T15:03:28Z</text:p>
          </table:table-cell>
          <table:table-cell office:value-type="string" calcext:value-type="string">
            <text:p>1f2ab5d006d1bed31939c4b8aa54a165d41b2501</text:p>
          </table:table-cell>
          <table:table-cell table:style-name="ce10" table:formula="of:=IF(COUNTIFS([.A$1:.A$500]; [.D2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b926cb7779c8fdf0571ed2300f53a8be3606452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2-04-17T19:19:07Z</text:p>
          </table:table-cell>
          <table:table-cell office:value-type="string" calcext:value-type="string">
            <text:p>eb926cb7779c8fdf0571ed2300f53a8be3606452</text:p>
          </table:table-cell>
          <table:table-cell table:style-name="ce10" table:formula="of:=IF(COUNTIFS([.A$1:.A$500]; [.D2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430facf663e4a9321576d80f0d0f985898c7e99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2-04-17T19:17:01Z</text:p>
          </table:table-cell>
          <table:table-cell office:value-type="string" calcext:value-type="string">
            <text:p>f430facf663e4a9321576d80f0d0f985898c7e99</text:p>
          </table:table-cell>
          <table:table-cell table:style-name="ce10" table:formula="of:=IF(COUNTIFS([.A$1:.A$500]; [.D2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01ddfe4c1650516dca821de5b633201d245e07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2-04-17T19:16:24Z</text:p>
          </table:table-cell>
          <table:table-cell office:value-type="string" calcext:value-type="string">
            <text:p>501ddfe4c1650516dca821de5b633201d245e07f</text:p>
          </table:table-cell>
          <table:table-cell table:style-name="ce10" table:formula="of:=IF(COUNTIFS([.A$1:.A$500]; [.D2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dbc1f9b3b9d820189afc4e3ffff1008744552ed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2022-01-27T05:07:02Z</text:p>
          </table:table-cell>
          <table:table-cell office:value-type="string" calcext:value-type="string">
            <text:p>2dbc1f9b3b9d820189afc4e3ffff1008744552ed</text:p>
          </table:table-cell>
          <table:table-cell table:style-name="ce10" table:formula="of:=IF(COUNTIFS([.A$1:.A$500]; [.D2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41acab1d865ef3db010091df3d71ea74a52125d</text:p>
          </table:table-cell>
          <table:table-cell office:value-type="string" calcext:value-type="string">
            <text:p>sbwdlihao</text:p>
          </table:table-cell>
          <table:table-cell office:value-type="string" calcext:value-type="string">
            <text:p>2022-01-20T02:14:35Z</text:p>
          </table:table-cell>
          <table:table-cell office:value-type="string" calcext:value-type="string">
            <text:p>b41acab1d865ef3db010091df3d71ea74a52125d</text:p>
          </table:table-cell>
          <table:table-cell table:style-name="ce10" table:formula="of:=IF(COUNTIFS([.A$1:.A$500]; [.D2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e835e1ce1b25e8ae00ceeb5b20b9ed4105d985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1-10-26T19:26:08Z</text:p>
          </table:table-cell>
          <table:table-cell office:value-type="string" calcext:value-type="string">
            <text:p>0e835e1ce1b25e8ae00ceeb5b20b9ed4105d9855</text:p>
          </table:table-cell>
          <table:table-cell table:style-name="ce10" table:formula="of:=IF(COUNTIFS([.A$1:.A$500]; [.D2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61d5adabff55cb3f65a4ffe64690354d5eddb2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1-10-26T19:24:48Z</text:p>
          </table:table-cell>
          <table:table-cell office:value-type="string" calcext:value-type="string">
            <text:p>f61d5adabff55cb3f65a4ffe64690354d5eddb24</text:p>
          </table:table-cell>
          <table:table-cell table:style-name="ce10" table:formula="of:=IF(COUNTIFS([.A$1:.A$500]; [.D2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45563b79e75e207fbc025140d0bc5fe852f99c3</text:p>
          </table:table-cell>
          <table:table-cell office:value-type="string" calcext:value-type="string">
            <text:p>Your Name</text:p>
          </table:table-cell>
          <table:table-cell office:value-type="string" calcext:value-type="string">
            <text:p>2021-08-02T04:00:11Z</text:p>
          </table:table-cell>
          <table:table-cell office:value-type="string" calcext:value-type="string">
            <text:p>c45563b79e75e207fbc025140d0bc5fe852f99c3</text:p>
          </table:table-cell>
          <table:table-cell table:style-name="ce10" table:formula="of:=IF(COUNTIFS([.A$1:.A$500]; [.D2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9be1f7fb875da50c044a8fca3b11a5a9cac7715</text:p>
          </table:table-cell>
          <table:table-cell office:value-type="string" calcext:value-type="string">
            <text:p>Kab-R</text:p>
          </table:table-cell>
          <table:table-cell office:value-type="string" calcext:value-type="string">
            <text:p>2021-05-01T00:13:52Z</text:p>
          </table:table-cell>
          <table:table-cell office:value-type="string" calcext:value-type="string">
            <text:p>99be1f7fb875da50c044a8fca3b11a5a9cac7715</text:p>
          </table:table-cell>
          <table:table-cell table:style-name="ce10" table:formula="of:=IF(COUNTIFS([.A$1:.A$500]; [.D2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258db821ab9007a33f41d349a9b0fa49159dc7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1-04-25T18:24:27Z</text:p>
          </table:table-cell>
          <table:table-cell office:value-type="string" calcext:value-type="string">
            <text:p>b258db821ab9007a33f41d349a9b0fa49159dc7f</text:p>
          </table:table-cell>
          <table:table-cell table:style-name="ce10" table:formula="of:=IF(COUNTIFS([.A$1:.A$500]; [.D3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d4bd12d1e31193f5d05d088b49115e5601cfb17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1-04-25T17:25:46Z</text:p>
          </table:table-cell>
          <table:table-cell office:value-type="string" calcext:value-type="string">
            <text:p>dd4bd12d1e31193f5d05d088b49115e5601cfb17</text:p>
          </table:table-cell>
          <table:table-cell table:style-name="ce10" table:formula="of:=IF(COUNTIFS([.A$1:.A$500]; [.D3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a374decd7f94ba81fa029dc701f94cade1a588</text:p>
          </table:table-cell>
          <table:table-cell office:value-type="string" calcext:value-type="string">
            <text:p>bcashier</text:p>
          </table:table-cell>
          <table:table-cell office:value-type="string" calcext:value-type="string">
            <text:p>2021-04-18T23:21:33Z</text:p>
          </table:table-cell>
          <table:table-cell office:value-type="string" calcext:value-type="string">
            <text:p>dea374decd7f94ba81fa029dc701f94cade1a588</text:p>
          </table:table-cell>
          <table:table-cell table:style-name="ce10" table:formula="of:=IF(COUNTIFS([.A$1:.A$500]; [.D3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9f134dbf860aa1fe4752b623056d5379e5858b3</text:p>
          </table:table-cell>
          <table:table-cell office:value-type="string" calcext:value-type="string">
            <text:p>bcashier</text:p>
          </table:table-cell>
          <table:table-cell office:value-type="string" calcext:value-type="string">
            <text:p>2021-04-18T23:21:02Z</text:p>
          </table:table-cell>
          <table:table-cell office:value-type="string" calcext:value-type="string">
            <text:p>69f134dbf860aa1fe4752b623056d5379e5858b3</text:p>
          </table:table-cell>
          <table:table-cell table:style-name="ce10" table:formula="of:=IF(COUNTIFS([.A$1:.A$500]; [.D3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eadd4f9df5beca3e9977e05b3466801e6184c3e</text:p>
          </table:table-cell>
          <table:table-cell office:value-type="string" calcext:value-type="string">
            <text:p>bcashier</text:p>
          </table:table-cell>
          <table:table-cell office:value-type="string" calcext:value-type="string">
            <text:p>2021-04-18T23:19:44Z</text:p>
          </table:table-cell>
          <table:table-cell office:value-type="string" calcext:value-type="string">
            <text:p>7eadd4f9df5beca3e9977e05b3466801e6184c3e</text:p>
          </table:table-cell>
          <table:table-cell table:style-name="ce10" table:formula="of:=IF(COUNTIFS([.A$1:.A$500]; [.D3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1aaf80d6e524ea11216510da34407efe03f7958</text:p>
          </table:table-cell>
          <table:table-cell office:value-type="string" calcext:value-type="string">
            <text:p>bcashier</text:p>
          </table:table-cell>
          <table:table-cell office:value-type="string" calcext:value-type="string">
            <text:p>2021-04-18T23:14:20Z</text:p>
          </table:table-cell>
          <table:table-cell office:value-type="string" calcext:value-type="string">
            <text:p>d1aaf80d6e524ea11216510da34407efe03f7958</text:p>
          </table:table-cell>
          <table:table-cell table:style-name="ce10" table:formula="of:=IF(COUNTIFS([.A$1:.A$500]; [.D3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f0e84d98657766e2879034c2a483267c1a938f6</text:p>
          </table:table-cell>
          <table:table-cell office:value-type="string" calcext:value-type="string">
            <text:p>bcashier</text:p>
          </table:table-cell>
          <table:table-cell office:value-type="string" calcext:value-type="string">
            <text:p>2021-04-18T23:12:58Z</text:p>
          </table:table-cell>
          <table:table-cell office:value-type="string" calcext:value-type="string">
            <text:p>7f0e84d98657766e2879034c2a483267c1a938f6</text:p>
          </table:table-cell>
          <table:table-cell table:style-name="ce10" table:formula="of:=IF(COUNTIFS([.A$1:.A$500]; [.D3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43209f7eb43a84b401eb8328749281340bcd421</text:p>
          </table:table-cell>
          <table:table-cell office:value-type="string" calcext:value-type="string">
            <text:p>dependabot[bot]</text:p>
          </table:table-cell>
          <table:table-cell office:value-type="string" calcext:value-type="string">
            <text:p>2021-03-31T20:36:33Z</text:p>
          </table:table-cell>
          <table:table-cell office:value-type="string" calcext:value-type="string">
            <text:p>943209f7eb43a84b401eb8328749281340bcd421</text:p>
          </table:table-cell>
          <table:table-cell table:style-name="ce10" table:formula="of:=IF(COUNTIFS([.A$1:.A$500]; [.D3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a9de802d1c5f0605e7bae494d529031c7d3e2a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11-20T15:31:05Z</text:p>
          </table:table-cell>
          <table:table-cell office:value-type="string" calcext:value-type="string">
            <text:p>2a9de802d1c5f0605e7bae494d529031c7d3e2af</text:p>
          </table:table-cell>
          <table:table-cell table:style-name="ce10" table:formula="of:=IF(COUNTIFS([.A$1:.A$500]; [.D3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183f6a3fde0316c9682e35bc951a716bd60149b</text:p>
          </table:table-cell>
          <table:table-cell office:value-type="string" calcext:value-type="string">
            <text:p>dependabot[bot]</text:p>
          </table:table-cell>
          <table:table-cell office:value-type="string" calcext:value-type="string">
            <text:p>2020-10-13T07:03:36Z</text:p>
          </table:table-cell>
          <table:table-cell office:value-type="string" calcext:value-type="string">
            <text:p>3183f6a3fde0316c9682e35bc951a716bd60149b</text:p>
          </table:table-cell>
          <table:table-cell table:style-name="ce10" table:formula="of:=IF(COUNTIFS([.A$1:.A$500]; [.D3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46f0a9d19ff0b6e6a1ec642265867973cd962d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7-15T18:48:19Z</text:p>
          </table:table-cell>
          <table:table-cell office:value-type="string" calcext:value-type="string">
            <text:p>a46f0a9d19ff0b6e6a1ec642265867973cd962d3</text:p>
          </table:table-cell>
          <table:table-cell table:style-name="ce10" table:formula="of:=IF(COUNTIFS([.A$1:.A$500]; [.D4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19bf39ba641b979b017514f19e822824f35854c</text:p>
          </table:table-cell>
          <table:table-cell office:value-type="string" calcext:value-type="string">
            <text:p>ZhengHao Lou</text:p>
          </table:table-cell>
          <table:table-cell office:value-type="string" calcext:value-type="string">
            <text:p>2020-07-15T09:19:00Z</text:p>
          </table:table-cell>
          <table:table-cell office:value-type="string" calcext:value-type="string">
            <text:p>e19bf39ba641b979b017514f19e822824f35854c</text:p>
          </table:table-cell>
          <table:table-cell table:style-name="ce10" table:formula="of:=IF(COUNTIFS([.A$1:.A$500]; [.D4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a852909071dc1ae1c04b2f67bd069214d17b54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6-07T12:40:51Z</text:p>
          </table:table-cell>
          <table:table-cell office:value-type="string" calcext:value-type="string">
            <text:p>2a852909071dc1ae1c04b2f67bd069214d17b545</text:p>
          </table:table-cell>
          <table:table-cell table:style-name="ce10" table:formula="of:=IF(COUNTIFS([.A$1:.A$500]; [.D4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1b25d02e37edecdaa845e7231970a32f84d28b8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6-07T12:40:51Z</text:p>
          </table:table-cell>
          <table:table-cell office:value-type="string" calcext:value-type="string">
            <text:p>21b25d02e37edecdaa845e7231970a32f84d28b8</text:p>
          </table:table-cell>
          <table:table-cell table:style-name="ce10" table:formula="of:=IF(COUNTIFS([.A$1:.A$500]; [.D4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e461339cc581b2304b028cf16ddfd518b684c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6-07T12:21:59Z</text:p>
          </table:table-cell>
          <table:table-cell office:value-type="string" calcext:value-type="string">
            <text:p>bae461339cc581b2304b028cf16ddfd518b684c1</text:p>
          </table:table-cell>
          <table:table-cell table:style-name="ce10" table:formula="of:=IF(COUNTIFS([.A$1:.A$500]; [.D4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39a5bb3a161ca3a3c676e8d4e9c1adbbec3b7c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6-07T12:18:58Z</text:p>
          </table:table-cell>
          <table:table-cell office:value-type="string" calcext:value-type="string">
            <text:p>c39a5bb3a161ca3a3c676e8d4e9c1adbbec3b7cd</text:p>
          </table:table-cell>
          <table:table-cell table:style-name="ce10" table:formula="of:=IF(COUNTIFS([.A$1:.A$500]; [.D4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992e858ea4fd5c08a3e39fe55b1b484c8181948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31T12:00:58Z</text:p>
          </table:table-cell>
          <table:table-cell office:value-type="string" calcext:value-type="string">
            <text:p>9992e858ea4fd5c08a3e39fe55b1b484c8181948</text:p>
          </table:table-cell>
          <table:table-cell table:style-name="ce10" table:formula="of:=IF(COUNTIFS([.A$1:.A$500]; [.D4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c786fd91123a0687a955a9486866c4f00f4363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31T12:00:58Z</text:p>
          </table:table-cell>
          <table:table-cell office:value-type="string" calcext:value-type="string">
            <text:p>dc786fd91123a0687a955a9486866c4f00f43631</text:p>
          </table:table-cell>
          <table:table-cell table:style-name="ce10" table:formula="of:=IF(COUNTIFS([.A$1:.A$500]; [.D4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545d4bd22ca1b5ce0357ccad94f13e2ea5d8e18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31T11:56:31Z</text:p>
          </table:table-cell>
          <table:table-cell office:value-type="string" calcext:value-type="string">
            <text:p>a545d4bd22ca1b5ce0357ccad94f13e2ea5d8e18</text:p>
          </table:table-cell>
          <table:table-cell table:style-name="ce10" table:formula="of:=IF(COUNTIFS([.A$1:.A$500]; [.D4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014673263c892debc9b68e972f695a4a4f8629b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24T20:36:31Z</text:p>
          </table:table-cell>
          <table:table-cell office:value-type="string" calcext:value-type="string">
            <text:p>9014673263c892debc9b68e972f695a4a4f8629b</text:p>
          </table:table-cell>
          <table:table-cell table:style-name="ce10" table:formula="of:=IF(COUNTIFS([.A$1:.A$500]; [.D4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e2dd5a040f6c1894566a1ce5da0e8193c36134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24T20:36:30Z</text:p>
          </table:table-cell>
          <table:table-cell office:value-type="string" calcext:value-type="string">
            <text:p>6e2dd5a040f6c1894566a1ce5da0e8193c36134c</text:p>
          </table:table-cell>
          <table:table-cell table:style-name="ce10" table:formula="of:=IF(COUNTIFS([.A$1:.A$500]; [.D5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376cd92cee6ac58389b7bb72cdbe32885787cc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24T17:47:04Z</text:p>
          </table:table-cell>
          <table:table-cell office:value-type="string" calcext:value-type="string">
            <text:p>d376cd92cee6ac58389b7bb72cdbe32885787cc1</text:p>
          </table:table-cell>
          <table:table-cell table:style-name="ce10" table:formula="of:=IF(COUNTIFS([.A$1:.A$500]; [.D5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cade4eeb710497e463abd44b99ab23891b7ef2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24T11:18:30Z</text:p>
          </table:table-cell>
          <table:table-cell office:value-type="string" calcext:value-type="string">
            <text:p>0cade4eeb710497e463abd44b99ab23891b7ef2f</text:p>
          </table:table-cell>
          <table:table-cell table:style-name="ce10" table:formula="of:=IF(COUNTIFS([.A$1:.A$500]; [.D5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8e9f23fba62f8b4fcefced74af20c29b821219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24T09:08:59Z</text:p>
          </table:table-cell>
          <table:table-cell office:value-type="string" calcext:value-type="string">
            <text:p>48e9f23fba62f8b4fcefced74af20c29b821219d</text:p>
          </table:table-cell>
          <table:table-cell table:style-name="ce10" table:formula="of:=IF(COUNTIFS([.A$1:.A$500]; [.D5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340a2ca58a3264d585d957d690f5959b725334b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23T13:53:42Z</text:p>
          </table:table-cell>
          <table:table-cell office:value-type="string" calcext:value-type="string">
            <text:p>7340a2ca58a3264d585d957d690f5959b725334b</text:p>
          </table:table-cell>
          <table:table-cell table:style-name="ce10" table:formula="of:=IF(COUNTIFS([.A$1:.A$500]; [.D5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805399ef105138f122755ded8a40116ebb1d54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16T12:43:57Z</text:p>
          </table:table-cell>
          <table:table-cell office:value-type="string" calcext:value-type="string">
            <text:p>6805399ef105138f122755ded8a40116ebb1d541</text:p>
          </table:table-cell>
          <table:table-cell table:style-name="ce10" table:formula="of:=IF(COUNTIFS([.A$1:.A$500]; [.D5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622743a62e2e98e765ee28d0664d64738a89ab0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16T12:22:56Z</text:p>
          </table:table-cell>
          <table:table-cell office:value-type="string" calcext:value-type="string">
            <text:p>d622743a62e2e98e765ee28d0664d64738a89ab0</text:p>
          </table:table-cell>
          <table:table-cell table:style-name="ce10" table:formula="of:=IF(COUNTIFS([.A$1:.A$500]; [.D5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61c2b8e38aaa61fe42f2d34215df7da6d6ac6a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16T12:22:56Z</text:p>
          </table:table-cell>
          <table:table-cell office:value-type="string" calcext:value-type="string">
            <text:p>a61c2b8e38aaa61fe42f2d34215df7da6d6ac6a6</text:p>
          </table:table-cell>
          <table:table-cell table:style-name="ce10" table:formula="of:=IF(COUNTIFS([.A$1:.A$500]; [.D5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28ad7925a08acbbaecbeb389fd2da1c496bf26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16T12:12:35Z</text:p>
          </table:table-cell>
          <table:table-cell office:value-type="string" calcext:value-type="string">
            <text:p>f28ad7925a08acbbaecbeb389fd2da1c496bf26d</text:p>
          </table:table-cell>
          <table:table-cell table:style-name="ce10" table:formula="of:=IF(COUNTIFS([.A$1:.A$500]; [.D5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93eaab9be6f18a00152375215ec3c0d0f3c5ae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10T12:33:02Z</text:p>
          </table:table-cell>
          <table:table-cell office:value-type="string" calcext:value-type="string">
            <text:p>893eaab9be6f18a00152375215ec3c0d0f3c5ae5</text:p>
          </table:table-cell>
          <table:table-cell table:style-name="ce10" table:formula="of:=IF(COUNTIFS([.A$1:.A$500]; [.D5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04fe009f8db7acdcfa3006229c51b73f2008f9e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09T10:39:22Z</text:p>
          </table:table-cell>
          <table:table-cell office:value-type="string" calcext:value-type="string">
            <text:p>104fe009f8db7acdcfa3006229c51b73f2008f9e</text:p>
          </table:table-cell>
          <table:table-cell table:style-name="ce10" table:formula="of:=IF(COUNTIFS([.A$1:.A$500]; [.D6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6d9d3e06e5bb7d72f2a1fea333878fb1ecbf3e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03T12:56:48Z</text:p>
          </table:table-cell>
          <table:table-cell office:value-type="string" calcext:value-type="string">
            <text:p>76d9d3e06e5bb7d72f2a1fea333878fb1ecbf3e3</text:p>
          </table:table-cell>
          <table:table-cell table:style-name="ce10" table:formula="of:=IF(COUNTIFS([.A$1:.A$500]; [.D6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8b5e11e838bd8a5fe9955a7357822a189a04f2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03T07:18:50Z</text:p>
          </table:table-cell>
          <table:table-cell office:value-type="string" calcext:value-type="string">
            <text:p>c8b5e11e838bd8a5fe9955a7357822a189a04f24</text:p>
          </table:table-cell>
          <table:table-cell table:style-name="ce10" table:formula="of:=IF(COUNTIFS([.A$1:.A$500]; [.D6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aca56f16c5ccc08668a174442c30d52ed776809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5-02T17:06:35Z</text:p>
          </table:table-cell>
          <table:table-cell office:value-type="string" calcext:value-type="string">
            <text:p>0aca56f16c5ccc08668a174442c30d52ed776809</text:p>
          </table:table-cell>
          <table:table-cell table:style-name="ce10" table:formula="of:=IF(COUNTIFS([.A$1:.A$500]; [.D6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5ca8e8b5719ff16056c54fd8cb732ca2adcdbc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19T20:25:18Z</text:p>
          </table:table-cell>
          <table:table-cell office:value-type="string" calcext:value-type="string">
            <text:p>35ca8e8b5719ff16056c54fd8cb732ca2adcdbc3</text:p>
          </table:table-cell>
          <table:table-cell table:style-name="ce10" table:formula="of:=IF(COUNTIFS([.A$1:.A$500]; [.D6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be54db5231f4f3c946dc81cc4271528f451cf8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18T09:03:08Z</text:p>
          </table:table-cell>
          <table:table-cell office:value-type="string" calcext:value-type="string">
            <text:p>4be54db5231f4f3c946dc81cc4271528f451cf84</text:p>
          </table:table-cell>
          <table:table-cell table:style-name="ce10" table:formula="of:=IF(COUNTIFS([.A$1:.A$500]; [.D6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c9c7f68a7ba24c34cdc09810d93cf0c9b2f310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08T20:38:51Z</text:p>
          </table:table-cell>
          <table:table-cell office:value-type="string" calcext:value-type="string">
            <text:p>0c9c7f68a7ba24c34cdc09810d93cf0c9b2f3103</text:p>
          </table:table-cell>
          <table:table-cell table:style-name="ce10" table:formula="of:=IF(COUNTIFS([.A$1:.A$500]; [.D6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7e1b6bfb3f08bd3766276ff1082e41801488e78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08T20:29:58Z</text:p>
          </table:table-cell>
          <table:table-cell office:value-type="string" calcext:value-type="string">
            <text:p>c7e1b6bfb3f08bd3766276ff1082e41801488e78</text:p>
          </table:table-cell>
          <table:table-cell table:style-name="ce10" table:formula="of:=IF(COUNTIFS([.A$1:.A$500]; [.D6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cebe288371c63e43e479c57cb89d66c9b638847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08T17:37:24Z</text:p>
          </table:table-cell>
          <table:table-cell office:value-type="string" calcext:value-type="string">
            <text:p>1cebe288371c63e43e479c57cb89d66c9b638847</text:p>
          </table:table-cell>
          <table:table-cell table:style-name="ce10" table:formula="of:=IF(COUNTIFS([.A$1:.A$500]; [.D6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85058f6acd3185c32439678201c93f44ab38cf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08T10:22:57Z</text:p>
          </table:table-cell>
          <table:table-cell office:value-type="string" calcext:value-type="string">
            <text:p>685058f6acd3185c32439678201c93f44ab38cf6</text:p>
          </table:table-cell>
          <table:table-cell table:style-name="ce10" table:formula="of:=IF(COUNTIFS([.A$1:.A$500]; [.D6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8123413eecf7443031f971fa05d7fdb7f03571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08T10:22:57Z</text:p>
          </table:table-cell>
          <table:table-cell office:value-type="string" calcext:value-type="string">
            <text:p>48123413eecf7443031f971fa05d7fdb7f035716</text:p>
          </table:table-cell>
          <table:table-cell table:style-name="ce10" table:formula="of:=IF(COUNTIFS([.A$1:.A$500]; [.D7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74f716cb42a7105aa9e47f9817b5bceee979b3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08T10:20:55Z</text:p>
          </table:table-cell>
          <table:table-cell office:value-type="string" calcext:value-type="string">
            <text:p>074f716cb42a7105aa9e47f9817b5bceee979b36</text:p>
          </table:table-cell>
          <table:table-cell table:style-name="ce10" table:formula="of:=IF(COUNTIFS([.A$1:.A$500]; [.D7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c5ed1cfc890a348662595dc07619d6ac7a27099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07T20:53:53Z</text:p>
          </table:table-cell>
          <table:table-cell office:value-type="string" calcext:value-type="string">
            <text:p>6c5ed1cfc890a348662595dc07619d6ac7a27099</text:p>
          </table:table-cell>
          <table:table-cell table:style-name="ce10" table:formula="of:=IF(COUNTIFS([.A$1:.A$500]; [.D7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c36d80e827574ceff5189afc31c69df86be2658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07T20:43:08Z</text:p>
          </table:table-cell>
          <table:table-cell office:value-type="string" calcext:value-type="string">
            <text:p>dc36d80e827574ceff5189afc31c69df86be2658</text:p>
          </table:table-cell>
          <table:table-cell table:style-name="ce10" table:formula="of:=IF(COUNTIFS([.A$1:.A$500]; [.D7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2f3e7ce4932dd1bfd4d225231b9a369f1758f9b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06T19:38:54Z</text:p>
          </table:table-cell>
          <table:table-cell office:value-type="string" calcext:value-type="string">
            <text:p>92f3e7ce4932dd1bfd4d225231b9a369f1758f9b</text:p>
          </table:table-cell>
          <table:table-cell table:style-name="ce10" table:formula="of:=IF(COUNTIFS([.A$1:.A$500]; [.D7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b4ca58e2f2ca669fe46f7f3d5ceac5e9707dea8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06T19:38:54Z</text:p>
          </table:table-cell>
          <table:table-cell office:value-type="string" calcext:value-type="string">
            <text:p>8b4ca58e2f2ca669fe46f7f3d5ceac5e9707dea8</text:p>
          </table:table-cell>
          <table:table-cell table:style-name="ce10" table:formula="of:=IF(COUNTIFS([.A$1:.A$500]; [.D7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bd4922712ca2f9581dbb48ad328e16bc997d20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05T19:32:09Z</text:p>
          </table:table-cell>
          <table:table-cell office:value-type="string" calcext:value-type="string">
            <text:p>1bd4922712ca2f9581dbb48ad328e16bc997d205</text:p>
          </table:table-cell>
          <table:table-cell table:style-name="ce10" table:formula="of:=IF(COUNTIFS([.A$1:.A$500]; [.D7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df0cb2f54bbcd875189c4dc0be97748b7dfe789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04T09:39:51Z</text:p>
          </table:table-cell>
          <table:table-cell office:value-type="string" calcext:value-type="string">
            <text:p>d246f05fa5e86945c469f25b6ef3a6210aeb0764</text:p>
          </table:table-cell>
          <table:table-cell table:style-name="ce10" table:formula="of:=IF(COUNTIFS([.A$1:.A$500]; [.D77]))" office:value-type="boolean" office:boolean-value="false" calcext:value-type="boolean">
            <text:p>ON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18aa9efbb673640b76f650cb5ebbbf68cc5d0f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01T19:13:03Z</text:p>
          </table:table-cell>
          <table:table-cell office:value-type="string" calcext:value-type="string">
            <text:p>5df0cb2f54bbcd875189c4dc0be97748b7dfe789</text:p>
          </table:table-cell>
          <table:table-cell table:style-name="ce10" table:formula="of:=IF(COUNTIFS([.A$1:.A$500]; [.D7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06991b73b45536bfad5c2d4d8bba023bfb7e632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4-01T18:49:04Z</text:p>
          </table:table-cell>
          <table:table-cell office:value-type="string" calcext:value-type="string">
            <text:p>918aa9efbb673640b76f650cb5ebbbf68cc5d0f6</text:p>
          </table:table-cell>
          <table:table-cell table:style-name="ce10" table:formula="of:=IF(COUNTIFS([.A$1:.A$500]; [.D7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65bd3b23269e5de4d6a6488e4139726bef1e838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3-31T20:29:20Z</text:p>
          </table:table-cell>
          <table:table-cell office:value-type="string" calcext:value-type="string">
            <text:p>506991b73b45536bfad5c2d4d8bba023bfb7e632</text:p>
          </table:table-cell>
          <table:table-cell table:style-name="ce10" table:formula="of:=IF(COUNTIFS([.A$1:.A$500]; [.D8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31718e7634ecc7a43301d3311e0f536f2748ce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3-31T19:28:53Z</text:p>
          </table:table-cell>
          <table:table-cell office:value-type="string" calcext:value-type="string">
            <text:p>965bd3b23269e5de4d6a6488e4139726bef1e838</text:p>
          </table:table-cell>
          <table:table-cell table:style-name="ce10" table:formula="of:=IF(COUNTIFS([.A$1:.A$500]; [.D8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90798514718c1956b2b756046447f97867baf5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3-29T17:27:03Z</text:p>
          </table:table-cell>
          <table:table-cell office:value-type="string" calcext:value-type="string">
            <text:p>131718e7634ecc7a43301d3311e0f536f2748ced</text:p>
          </table:table-cell>
          <table:table-cell table:style-name="ce10" table:formula="of:=IF(COUNTIFS([.A$1:.A$500]; [.D8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8ab6a5c89970f62d7c5b58a3a6139535a6c220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3-29T00:40:24Z</text:p>
          </table:table-cell>
          <table:table-cell office:value-type="string" calcext:value-type="string">
            <text:p>a90798514718c1956b2b756046447f97867baf54</text:p>
          </table:table-cell>
          <table:table-cell table:style-name="ce10" table:formula="of:=IF(COUNTIFS([.A$1:.A$500]; [.D8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91ae57e49055e74a09253d8dd026e1b9d1fb7d0</text:p>
          </table:table-cell>
          <table:table-cell office:value-type="string" calcext:value-type="string">
            <text:p>Nikolay Volnov</text:p>
          </table:table-cell>
          <table:table-cell office:value-type="string" calcext:value-type="string">
            <text:p>2020-03-27T07:12:51Z</text:p>
          </table:table-cell>
          <table:table-cell office:value-type="string" calcext:value-type="string">
            <text:p>88ab6a5c89970f62d7c5b58a3a6139535a6c2203</text:p>
          </table:table-cell>
          <table:table-cell table:style-name="ce10" table:formula="of:=IF(COUNTIFS([.A$1:.A$500]; [.D8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8c7e1fa61bace0a80547145f242b571c48abcd2</text:p>
          </table:table-cell>
          <table:table-cell office:value-type="string" calcext:value-type="string">
            <text:p>Nikolay Volnov</text:p>
          </table:table-cell>
          <table:table-cell office:value-type="string" calcext:value-type="string">
            <text:p>2020-03-12T16:22:08Z</text:p>
          </table:table-cell>
          <table:table-cell office:value-type="string" calcext:value-type="string">
            <text:p>c91ae57e49055e74a09253d8dd026e1b9d1fb7d0</text:p>
          </table:table-cell>
          <table:table-cell table:style-name="ce10" table:formula="of:=IF(COUNTIFS([.A$1:.A$500]; [.D8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971d167880b0ee79cd325723c2088919f3b747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3-22T21:41:26Z</text:p>
          </table:table-cell>
          <table:table-cell office:value-type="string" calcext:value-type="string">
            <text:p>f971d167880b0ee79cd325723c2088919f3b747c</text:p>
          </table:table-cell>
          <table:table-cell table:style-name="ce10" table:formula="of:=IF(COUNTIFS([.A$1:.A$500]; [.D8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40151dfb1ec2f6df304582f21eaf5c70fa295d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3-21T23:16:22Z</text:p>
          </table:table-cell>
          <table:table-cell office:value-type="string" calcext:value-type="string">
            <text:p>440151dfb1ec2f6df304582f21eaf5c70fa295d6</text:p>
          </table:table-cell>
          <table:table-cell table:style-name="ce10" table:formula="of:=IF(COUNTIFS([.A$1:.A$500]; [.D8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f10dbe3543656331a3d0c252cc5aa72b6dc04b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3-21T15:55:45Z</text:p>
          </table:table-cell>
          <table:table-cell office:value-type="string" calcext:value-type="string">
            <text:p>df10dbe3543656331a3d0c252cc5aa72b6dc04bf</text:p>
          </table:table-cell>
          <table:table-cell table:style-name="ce10" table:formula="of:=IF(COUNTIFS([.A$1:.A$500]; [.D8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4e08d2f563df0e6840c76b40d982d7399123ce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3-21T11:39:45Z</text:p>
          </table:table-cell>
          <table:table-cell office:value-type="string" calcext:value-type="string">
            <text:p>a4e08d2f563df0e6840c76b40d982d7399123ce3</text:p>
          </table:table-cell>
          <table:table-cell table:style-name="ce10" table:formula="of:=IF(COUNTIFS([.A$1:.A$500]; [.D8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60cce75153dbc07f52e7e9cb77a07bebef28fb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3-15T19:50:54Z</text:p>
          </table:table-cell>
          <table:table-cell office:value-type="string" calcext:value-type="string">
            <text:p>d60cce75153dbc07f52e7e9cb77a07bebef28fbc</text:p>
          </table:table-cell>
          <table:table-cell table:style-name="ce10" table:formula="of:=IF(COUNTIFS([.A$1:.A$500]; [.D9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da43401f1cd58a431dd4095fc1119d93e82aec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3-15T14:27:16Z</text:p>
          </table:table-cell>
          <table:table-cell office:value-type="string" calcext:value-type="string">
            <text:p>3da43401f1cd58a431dd4095fc1119d93e82aec1</text:p>
          </table:table-cell>
          <table:table-cell table:style-name="ce10" table:formula="of:=IF(COUNTIFS([.A$1:.A$500]; [.D9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9fdd6b711442e427eefc7ee285f7a237679ffc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3-14T09:41:02Z</text:p>
          </table:table-cell>
          <table:table-cell office:value-type="string" calcext:value-type="string">
            <text:p>d9fdd6b711442e427eefc7ee285f7a237679ffcd</text:p>
          </table:table-cell>
          <table:table-cell table:style-name="ce10" table:formula="of:=IF(COUNTIFS([.A$1:.A$500]; [.D9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1fee7f167468def2d0587b86c95c9a42a1e21b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3-09T00:17:42Z</text:p>
          </table:table-cell>
          <table:table-cell office:value-type="string" calcext:value-type="string">
            <text:p>68c7e1fa61bace0a80547145f242b571c48abcd2</text:p>
          </table:table-cell>
          <table:table-cell table:style-name="ce10" table:formula="of:=IF(COUNTIFS([.A$1:.A$500]; [.D9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889ac8469ae7bde5aef880ae1a7c505490ccdd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3-08T15:27:47Z</text:p>
          </table:table-cell>
          <table:table-cell office:value-type="string" calcext:value-type="string">
            <text:p>f1fee7f167468def2d0587b86c95c9a42a1e21b6</text:p>
          </table:table-cell>
          <table:table-cell table:style-name="ce10" table:formula="of:=IF(COUNTIFS([.A$1:.A$500]; [.D9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166b4e6d1c18837ae9826ee74d143ca2b134a40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3-08T13:01:48Z</text:p>
          </table:table-cell>
          <table:table-cell office:value-type="string" calcext:value-type="string">
            <text:p>5889ac8469ae7bde5aef880ae1a7c505490ccddc</text:p>
          </table:table-cell>
          <table:table-cell table:style-name="ce10" table:formula="of:=IF(COUNTIFS([.A$1:.A$500]; [.D9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3c8f148cc950be8c7caccfcff24bc5a9c51bb5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3-07T23:50:41Z</text:p>
          </table:table-cell>
          <table:table-cell office:value-type="string" calcext:value-type="string">
            <text:p>0166b4e6d1c18837ae9826ee74d143ca2b134a40</text:p>
          </table:table-cell>
          <table:table-cell table:style-name="ce10" table:formula="of:=IF(COUNTIFS([.A$1:.A$500]; [.D9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4e0c209967cef75016937c04ecdcd20b145ac59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2-13T21:43:42Z</text:p>
          </table:table-cell>
          <table:table-cell office:value-type="string" calcext:value-type="string">
            <text:p>c3c8f148cc950be8c7caccfcff24bc5a9c51bb56</text:p>
          </table:table-cell>
          <table:table-cell table:style-name="ce10" table:formula="of:=IF(COUNTIFS([.A$1:.A$500]; [.D9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226cbddee004a9f77025083455a7b2c256f47ce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2-12T22:14:56Z</text:p>
          </table:table-cell>
          <table:table-cell office:value-type="string" calcext:value-type="string">
            <text:p>34e0c209967cef75016937c04ecdcd20b145ac59</text:p>
          </table:table-cell>
          <table:table-cell table:style-name="ce10" table:formula="of:=IF(COUNTIFS([.A$1:.A$500]; [.D9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30b226791d71b63ae120ab8fa1f3e299bdbf1b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2-11T21:21:24Z</text:p>
          </table:table-cell>
          <table:table-cell office:value-type="string" calcext:value-type="string">
            <text:p>8226cbddee004a9f77025083455a7b2c256f47ce</text:p>
          </table:table-cell>
          <table:table-cell table:style-name="ce10" table:formula="of:=IF(COUNTIFS([.A$1:.A$500]; [.D9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bb94617cfee91e5ae48fd428a2e0213cc5aaab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1-19T21:40:44Z</text:p>
          </table:table-cell>
          <table:table-cell office:value-type="string" calcext:value-type="string">
            <text:p>830b226791d71b63ae120ab8fa1f3e299bdbf1bf</text:p>
          </table:table-cell>
          <table:table-cell table:style-name="ce10" table:formula="of:=IF(COUNTIFS([.A$1:.A$500]; [.D10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13645318f852866ddb6473e3fe0f3959b86f12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1-12T20:15:49Z</text:p>
          </table:table-cell>
          <table:table-cell office:value-type="string" calcext:value-type="string">
            <text:p>0bb94617cfee91e5ae48fd428a2e0213cc5aaab6</text:p>
          </table:table-cell>
          <table:table-cell table:style-name="ce10" table:formula="of:=IF(COUNTIFS([.A$1:.A$500]; [.D10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39dfe56a30844a51974a7d2be07c5c5ee4ad9d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1-12T19:56:18Z</text:p>
          </table:table-cell>
          <table:table-cell office:value-type="string" calcext:value-type="string">
            <text:p>313645318f852866ddb6473e3fe0f3959b86f12c</text:p>
          </table:table-cell>
          <table:table-cell table:style-name="ce10" table:formula="of:=IF(COUNTIFS([.A$1:.A$500]; [.D10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b48afb9be29479fe69d930f72eb3d1df761abc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1-12T20:02:52Z</text:p>
          </table:table-cell>
          <table:table-cell office:value-type="string" calcext:value-type="string">
            <text:p>9b48afb9be29479fe69d930f72eb3d1df761abcd</text:p>
          </table:table-cell>
          <table:table-cell table:style-name="ce10" table:formula="of:=IF(COUNTIFS([.A$1:.A$500]; [.D10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784013f5bd34061a0232e1f70908f0b6d2daf90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1-06T16:05:07Z</text:p>
          </table:table-cell>
          <table:table-cell office:value-type="string" calcext:value-type="string">
            <text:p>439dfe56a30844a51974a7d2be07c5c5ee4ad9dc</text:p>
          </table:table-cell>
          <table:table-cell table:style-name="ce10" table:formula="of:=IF(COUNTIFS([.A$1:.A$500]; [.D10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d2782987fbd5c8f669d62891cc7261ed9dd1dce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1-04T01:43:50Z</text:p>
          </table:table-cell>
          <table:table-cell office:value-type="string" calcext:value-type="string">
            <text:p>2784013f5bd34061a0232e1f70908f0b6d2daf90</text:p>
          </table:table-cell>
          <table:table-cell table:style-name="ce10" table:formula="of:=IF(COUNTIFS([.A$1:.A$500]; [.D10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524fa3887c2b74b63f34e2b610d84d82765fb3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1-04T01:11:40Z</text:p>
          </table:table-cell>
          <table:table-cell office:value-type="string" calcext:value-type="string">
            <text:p>6d2782987fbd5c8f669d62891cc7261ed9dd1dce</text:p>
          </table:table-cell>
          <table:table-cell table:style-name="ce10" table:formula="of:=IF(COUNTIFS([.A$1:.A$500]; [.D10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20f9bc29d10f3a284c6e087f6e54dc8a065bada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1-04T00:36:27Z</text:p>
          </table:table-cell>
          <table:table-cell office:value-type="string" calcext:value-type="string">
            <text:p>1524fa3887c2b74b63f34e2b610d84d82765fb3c</text:p>
          </table:table-cell>
          <table:table-cell table:style-name="ce10" table:formula="of:=IF(COUNTIFS([.A$1:.A$500]; [.D10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9d18697089e3922b20cedf74ce8f5626851143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1-03T18:25:31Z</text:p>
          </table:table-cell>
          <table:table-cell office:value-type="string" calcext:value-type="string">
            <text:p>820f9bc29d10f3a284c6e087f6e54dc8a065bada</text:p>
          </table:table-cell>
          <table:table-cell table:style-name="ce10" table:formula="of:=IF(COUNTIFS([.A$1:.A$500]; [.D10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aae7e562d60cb7e4d46b6a370fb5e8a899bfd8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20-01-01T21:12:42Z</text:p>
          </table:table-cell>
          <table:table-cell office:value-type="string" calcext:value-type="string">
            <text:p>49d18697089e3922b20cedf74ce8f56268511433</text:p>
          </table:table-cell>
          <table:table-cell table:style-name="ce10" table:formula="of:=IF(COUNTIFS([.A$1:.A$500]; [.D10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bd07fc9ce477bead83a35087c01ea5d72e7e15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30T01:22:48Z</text:p>
          </table:table-cell>
          <table:table-cell office:value-type="string" calcext:value-type="string">
            <text:p>caae7e562d60cb7e4d46b6a370fb5e8a899bfd83</text:p>
          </table:table-cell>
          <table:table-cell table:style-name="ce10" table:formula="of:=IF(COUNTIFS([.A$1:.A$500]; [.D11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426d269813579154cce1b3f4792f4a905b35f68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29T18:54:58Z</text:p>
          </table:table-cell>
          <table:table-cell office:value-type="string" calcext:value-type="string">
            <text:p>ebd07fc9ce477bead83a35087c01ea5d72e7e154</text:p>
          </table:table-cell>
          <table:table-cell table:style-name="ce10" table:formula="of:=IF(COUNTIFS([.A$1:.A$500]; [.D11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8023d1c5af49f7aef942fd8780263112bb9278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28T21:57:56Z</text:p>
          </table:table-cell>
          <table:table-cell office:value-type="string" calcext:value-type="string">
            <text:p>c426d269813579154cce1b3f4792f4a905b35f68</text:p>
          </table:table-cell>
          <table:table-cell table:style-name="ce10" table:formula="of:=IF(COUNTIFS([.A$1:.A$500]; [.D11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c9537741a0f10985225898856c162474ce01a08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27T23:28:58Z</text:p>
          </table:table-cell>
          <table:table-cell office:value-type="string" calcext:value-type="string">
            <text:p>b8023d1c5af49f7aef942fd8780263112bb9278c</text:p>
          </table:table-cell>
          <table:table-cell table:style-name="ce10" table:formula="of:=IF(COUNTIFS([.A$1:.A$500]; [.D11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2556abd6fbaaabd427c08e7de1bd27fb234134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26T22:38:29Z</text:p>
          </table:table-cell>
          <table:table-cell office:value-type="string" calcext:value-type="string">
            <text:p>a457f71d2702c609a5ee5e6e4061dd40e3af0ac0</text:p>
          </table:table-cell>
          <table:table-cell table:style-name="ce10" table:formula="of:=IF(COUNTIFS([.A$1:.A$500]; [.D114]))" office:value-type="boolean" office:boolean-value="false" calcext:value-type="boolean">
            <text:p>ON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284f41e6eeaae7bf2f34ab25730640896c3ea1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26T21:57:52Z</text:p>
          </table:table-cell>
          <table:table-cell office:value-type="string" calcext:value-type="string">
            <text:p>bc9537741a0f10985225898856c162474ce01a08</text:p>
          </table:table-cell>
          <table:table-cell table:style-name="ce10" table:formula="of:=IF(COUNTIFS([.A$1:.A$500]; [.D11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763b34568c67937fdc2701914bf5b4dc7d07bd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26T18:22:04Z</text:p>
          </table:table-cell>
          <table:table-cell office:value-type="string" calcext:value-type="string">
            <text:p>58b957b7ff27c612550204f01f59a48b70dd5c60</text:p>
          </table:table-cell>
          <table:table-cell table:style-name="ce10" table:formula="of:=IF(COUNTIFS([.A$1:.A$500]; [.D116]))" office:value-type="boolean" office:boolean-value="false" calcext:value-type="boolean">
            <text:p>ON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1745d405d73a87c08b1b72b834036a6a9c3daa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26T15:36:20Z</text:p>
          </table:table-cell>
          <table:table-cell office:value-type="string" calcext:value-type="string">
            <text:p>c2556abd6fbaaabd427c08e7de1bd27fb2341341</text:p>
          </table:table-cell>
          <table:table-cell table:style-name="ce10" table:formula="of:=IF(COUNTIFS([.A$1:.A$500]; [.D11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2f382a70c4b66061ce06bb44bf917103b97f68e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25T22:40:27Z</text:p>
          </table:table-cell>
          <table:table-cell office:value-type="string" calcext:value-type="string">
            <text:p>a284f41e6eeaae7bf2f34ab25730640896c3ea11</text:p>
          </table:table-cell>
          <table:table-cell table:style-name="ce10" table:formula="of:=IF(COUNTIFS([.A$1:.A$500]; [.D11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be15ab997314fa17455318de70de1d7eb5050c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25T17:08:55Z</text:p>
          </table:table-cell>
          <table:table-cell office:value-type="string" calcext:value-type="string">
            <text:p>c763b34568c67937fdc2701914bf5b4dc7d07bdd</text:p>
          </table:table-cell>
          <table:table-cell table:style-name="ce10" table:formula="of:=IF(COUNTIFS([.A$1:.A$500]; [.D11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a5efbb17c4c10ae08c5b89fd76d5cbc1a131c62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22T22:41:00Z</text:p>
          </table:table-cell>
          <table:table-cell office:value-type="string" calcext:value-type="string">
            <text:p>c1745d405d73a87c08b1b72b834036a6a9c3daac</text:p>
          </table:table-cell>
          <table:table-cell table:style-name="ce10" table:formula="of:=IF(COUNTIFS([.A$1:.A$500]; [.D12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6ff2aeaaa0ce339d19f87184e58b356d90f520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21T23:21:32Z</text:p>
          </table:table-cell>
          <table:table-cell office:value-type="string" calcext:value-type="string">
            <text:p>22f382a70c4b66061ce06bb44bf917103b97f68e</text:p>
          </table:table-cell>
          <table:table-cell table:style-name="ce10" table:formula="of:=IF(COUNTIFS([.A$1:.A$500]; [.D12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82f4cda4330e7e172126bc28f9d6da47372e30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21T23:18:37Z</text:p>
          </table:table-cell>
          <table:table-cell office:value-type="string" calcext:value-type="string">
            <text:p>3be15ab997314fa17455318de70de1d7eb5050c5</text:p>
          </table:table-cell>
          <table:table-cell table:style-name="ce10" table:formula="of:=IF(COUNTIFS([.A$1:.A$500]; [.D12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c8fcf6f7fa09d241a21324c4a495a0789ed805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21T19:29:31Z</text:p>
          </table:table-cell>
          <table:table-cell office:value-type="string" calcext:value-type="string">
            <text:p>6a5efbb17c4c10ae08c5b89fd76d5cbc1a131c62</text:p>
          </table:table-cell>
          <table:table-cell table:style-name="ce10" table:formula="of:=IF(COUNTIFS([.A$1:.A$500]; [.D12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25c67f9357b94157d384c4939ce820178afa23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18T20:50:24Z</text:p>
          </table:table-cell>
          <table:table-cell office:value-type="string" calcext:value-type="string">
            <text:p>96ff2aeaaa0ce339d19f87184e58b356d90f520f</text:p>
          </table:table-cell>
          <table:table-cell table:style-name="ce10" table:formula="of:=IF(COUNTIFS([.A$1:.A$500]; [.D12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a26a3718088f2679c6b249fde38bc4466c7d04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18T17:39:57Z</text:p>
          </table:table-cell>
          <table:table-cell office:value-type="string" calcext:value-type="string">
            <text:p>082f4cda4330e7e172126bc28f9d6da47372e303</text:p>
          </table:table-cell>
          <table:table-cell table:style-name="ce10" table:formula="of:=IF(COUNTIFS([.A$1:.A$500]; [.D12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caf7f2903b6e97b3e08879bc2e661c6f313e86e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17T23:15:04Z</text:p>
          </table:table-cell>
          <table:table-cell office:value-type="string" calcext:value-type="string">
            <text:p>6c8fcf6f7fa09d241a21324c4a495a0789ed805c</text:p>
          </table:table-cell>
          <table:table-cell table:style-name="ce10" table:formula="of:=IF(COUNTIFS([.A$1:.A$500]; [.D12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ac2022a58ca624e6780a8a63eaedbd46da1b3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16T20:08:45Z</text:p>
          </table:table-cell>
          <table:table-cell office:value-type="string" calcext:value-type="string">
            <text:p>325c67f9357b94157d384c4939ce820178afa23d</text:p>
          </table:table-cell>
          <table:table-cell table:style-name="ce10" table:formula="of:=IF(COUNTIFS([.A$1:.A$500]; [.D12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27d3e6d1c99cde3dd259bbed26c4d263a162836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2019-12-16T02:49:32Z</text:p>
          </table:table-cell>
          <table:table-cell office:value-type="string" calcext:value-type="string">
            <text:p>2a26a3718088f2679c6b249fde38bc4466c7d04f</text:p>
          </table:table-cell>
          <table:table-cell table:style-name="ce10" table:formula="of:=IF(COUNTIFS([.A$1:.A$500]; [.D12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b6846d9a5262177a5de14a3030e15e5e4f4fc97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14T19:54:10Z</text:p>
          </table:table-cell>
          <table:table-cell office:value-type="string" calcext:value-type="string">
            <text:p>ecaf7f2903b6e97b3e08879bc2e661c6f313e86e</text:p>
          </table:table-cell>
          <table:table-cell table:style-name="ce10" table:formula="of:=IF(COUNTIFS([.A$1:.A$500]; [.D12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addfbdeb6a9afad566f71d8594386b1abf45e59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13T20:53:45Z</text:p>
          </table:table-cell>
          <table:table-cell office:value-type="string" calcext:value-type="string">
            <text:p>aaac2022a58ca624e6780a8a63eaedbd46da1b34</text:p>
          </table:table-cell>
          <table:table-cell table:style-name="ce10" table:formula="of:=IF(COUNTIFS([.A$1:.A$500]; [.D13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f057702ecd362f1753cf067264d5bfa975a2380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12T21:10:11Z</text:p>
          </table:table-cell>
          <table:table-cell office:value-type="string" calcext:value-type="string">
            <text:p>b27d3e6d1c99cde3dd259bbed26c4d263a162836</text:p>
          </table:table-cell>
          <table:table-cell table:style-name="ce10" table:formula="of:=IF(COUNTIFS([.A$1:.A$500]; [.D13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eda91000385a7fe223ddcd63dc4b7412386c377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11T21:06:48Z</text:p>
          </table:table-cell>
          <table:table-cell office:value-type="string" calcext:value-type="string">
            <text:p>bb6846d9a5262177a5de14a3030e15e5e4f4fc97</text:p>
          </table:table-cell>
          <table:table-cell table:style-name="ce10" table:formula="of:=IF(COUNTIFS([.A$1:.A$500]; [.D13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de241f149577ef0f9bb3a1e493dc878d03518b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08T23:22:57Z</text:p>
          </table:table-cell>
          <table:table-cell office:value-type="string" calcext:value-type="string">
            <text:p>2addfbdeb6a9afad566f71d8594386b1abf45e59</text:p>
          </table:table-cell>
          <table:table-cell table:style-name="ce10" table:formula="of:=IF(COUNTIFS([.A$1:.A$500]; [.D13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8faa20bac68df02ad2889bf28d4812404ab80ab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06T19:57:05Z</text:p>
          </table:table-cell>
          <table:table-cell office:value-type="string" calcext:value-type="string">
            <text:p>9f057702ecd362f1753cf067264d5bfa975a2380</text:p>
          </table:table-cell>
          <table:table-cell table:style-name="ce10" table:formula="of:=IF(COUNTIFS([.A$1:.A$500]; [.D13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062f11272373187c864583f0f5d58f6704278ea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05T21:54:24Z</text:p>
          </table:table-cell>
          <table:table-cell office:value-type="string" calcext:value-type="string">
            <text:p>feda91000385a7fe223ddcd63dc4b7412386c377</text:p>
          </table:table-cell>
          <table:table-cell table:style-name="ce10" table:formula="of:=IF(COUNTIFS([.A$1:.A$500]; [.D13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b2551279c90806525842c20abb129c870ec9a6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03T21:04:13Z</text:p>
          </table:table-cell>
          <table:table-cell office:value-type="string" calcext:value-type="string">
            <text:p>fbde241f149577ef0f9bb3a1e493dc878d03518b</text:p>
          </table:table-cell>
          <table:table-cell table:style-name="ce10" table:formula="of:=IF(COUNTIFS([.A$1:.A$500]; [.D13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b605fa7b9bfe419e1182c0330962b81ca872fee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02T21:01:25Z</text:p>
          </table:table-cell>
          <table:table-cell office:value-type="string" calcext:value-type="string">
            <text:p>b8faa20bac68df02ad2889bf28d4812404ab80ab</text:p>
          </table:table-cell>
          <table:table-cell table:style-name="ce10" table:formula="of:=IF(COUNTIFS([.A$1:.A$500]; [.D13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250c5cc39128b2828d27e18352c2589bf7a363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2-01T22:37:29Z</text:p>
          </table:table-cell>
          <table:table-cell office:value-type="string" calcext:value-type="string">
            <text:p>9062f11272373187c864583f0f5d58f6704278ea</text:p>
          </table:table-cell>
          <table:table-cell table:style-name="ce10" table:formula="of:=IF(COUNTIFS([.A$1:.A$500]; [.D13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bd1c3457ec65758b6d2b5edb813f3e23516b36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1-26T21:27:43Z</text:p>
          </table:table-cell>
          <table:table-cell office:value-type="string" calcext:value-type="string">
            <text:p>3b2551279c90806525842c20abb129c870ec9a6c</text:p>
          </table:table-cell>
          <table:table-cell table:style-name="ce10" table:formula="of:=IF(COUNTIFS([.A$1:.A$500]; [.D13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22bf0fee9691c42b6631ad84b9b2bb787e9780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1-25T20:22:25Z</text:p>
          </table:table-cell>
          <table:table-cell office:value-type="string" calcext:value-type="string">
            <text:p>db605fa7b9bfe419e1182c0330962b81ca872fee</text:p>
          </table:table-cell>
          <table:table-cell table:style-name="ce10" table:formula="of:=IF(COUNTIFS([.A$1:.A$500]; [.D14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2d0cb999af4e4bffc7f2ebb456be2570a710219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1-22T09:36:38Z</text:p>
          </table:table-cell>
          <table:table-cell office:value-type="string" calcext:value-type="string">
            <text:p>7250c5cc39128b2828d27e18352c2589bf7a3636</text:p>
          </table:table-cell>
          <table:table-cell table:style-name="ce10" table:formula="of:=IF(COUNTIFS([.A$1:.A$500]; [.D14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3bab9bc6351c4180fd549be2e79a7c6c40b101b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1-21T21:49:20Z</text:p>
          </table:table-cell>
          <table:table-cell office:value-type="string" calcext:value-type="string">
            <text:p>ebd1c3457ec65758b6d2b5edb813f3e23516b361</text:p>
          </table:table-cell>
          <table:table-cell table:style-name="ce10" table:formula="of:=IF(COUNTIFS([.A$1:.A$500]; [.D14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f161eb80d664faebf9b287da5e54a16e3f065d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1-19T21:40:26Z</text:p>
          </table:table-cell>
          <table:table-cell office:value-type="string" calcext:value-type="string">
            <text:p>122bf0fee9691c42b6631ad84b9b2bb787e97805</text:p>
          </table:table-cell>
          <table:table-cell table:style-name="ce10" table:formula="of:=IF(COUNTIFS([.A$1:.A$500]; [.D14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9e354b02aa788cc9ec47b64c512c496ba54b0ba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1-18T20:32:49Z</text:p>
          </table:table-cell>
          <table:table-cell office:value-type="string" calcext:value-type="string">
            <text:p>32d0cb999af4e4bffc7f2ebb456be2570a710219</text:p>
          </table:table-cell>
          <table:table-cell table:style-name="ce10" table:formula="of:=IF(COUNTIFS([.A$1:.A$500]; [.D14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f451453a8c1e4ce34fa99ded0426b41bbf72b88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1-17T00:23:02Z</text:p>
          </table:table-cell>
          <table:table-cell office:value-type="string" calcext:value-type="string">
            <text:p>03bab9bc6351c4180fd549be2e79a7c6c40b101b</text:p>
          </table:table-cell>
          <table:table-cell table:style-name="ce10" table:formula="of:=IF(COUNTIFS([.A$1:.A$500]; [.D14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3ab5e36f4a69d73607b98f96af5b86454ab172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1-16T11:48:44Z</text:p>
          </table:table-cell>
          <table:table-cell office:value-type="string" calcext:value-type="string">
            <text:p>0f161eb80d664faebf9b287da5e54a16e3f065dd</text:p>
          </table:table-cell>
          <table:table-cell table:style-name="ce10" table:formula="of:=IF(COUNTIFS([.A$1:.A$500]; [.D14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7876eb5fb36aaa2edeb816a15f8122d02d3a747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1-15T22:36:42Z</text:p>
          </table:table-cell>
          <table:table-cell office:value-type="string" calcext:value-type="string">
            <text:p>d9e354b02aa788cc9ec47b64c512c496ba54b0ba</text:p>
          </table:table-cell>
          <table:table-cell table:style-name="ce10" table:formula="of:=IF(COUNTIFS([.A$1:.A$500]; [.D14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2b57682c02b90df04c8a57be4f6b4849c6c9409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1-09T20:35:11Z</text:p>
          </table:table-cell>
          <table:table-cell office:value-type="string" calcext:value-type="string">
            <text:p>df451453a8c1e4ce34fa99ded0426b41bbf72b88</text:p>
          </table:table-cell>
          <table:table-cell table:style-name="ce10" table:formula="of:=IF(COUNTIFS([.A$1:.A$500]; [.D14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3f0c6941f962882db0c9c884c4b2db1197c539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11-09T12:44:02Z</text:p>
          </table:table-cell>
          <table:table-cell office:value-type="string" calcext:value-type="string">
            <text:p>93ab5e36f4a69d73607b98f96af5b86454ab1726</text:p>
          </table:table-cell>
          <table:table-cell table:style-name="ce10" table:formula="of:=IF(COUNTIFS([.A$1:.A$500]; [.D14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377edfe780c085227e3a841752b71bff4f13c0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9-29T14:01:09Z</text:p>
          </table:table-cell>
          <table:table-cell office:value-type="string" calcext:value-type="string">
            <text:p>07876eb5fb36aaa2edeb816a15f8122d02d3a747</text:p>
          </table:table-cell>
          <table:table-cell table:style-name="ce10" table:formula="of:=IF(COUNTIFS([.A$1:.A$500]; [.D15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4726876e65fbfcc403859c145dfceca647d82b8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9-29T13:58:47Z</text:p>
          </table:table-cell>
          <table:table-cell office:value-type="string" calcext:value-type="string">
            <text:p>d2b57682c02b90df04c8a57be4f6b4849c6c9409</text:p>
          </table:table-cell>
          <table:table-cell table:style-name="ce10" table:formula="of:=IF(COUNTIFS([.A$1:.A$500]; [.D15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e6965c1f31358349e4e6fc49134b9efc0e4b8ce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9-28T09:38:12Z</text:p>
          </table:table-cell>
          <table:table-cell office:value-type="string" calcext:value-type="string">
            <text:p>63f0c6941f962882db0c9c884c4b2db1197c539f</text:p>
          </table:table-cell>
          <table:table-cell table:style-name="ce10" table:formula="of:=IF(COUNTIFS([.A$1:.A$500]; [.D15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4dd5643a0f8d1be58161a55903343d4a09cf14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9-25T21:27:04Z</text:p>
          </table:table-cell>
          <table:table-cell office:value-type="string" calcext:value-type="string">
            <text:p>a377edfe780c085227e3a841752b71bff4f13c06</text:p>
          </table:table-cell>
          <table:table-cell table:style-name="ce10" table:formula="of:=IF(COUNTIFS([.A$1:.A$500]; [.D15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30859370a6884dfd8429878c4b0b9e124db179e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9-24T20:53:29Z</text:p>
          </table:table-cell>
          <table:table-cell office:value-type="string" calcext:value-type="string">
            <text:p>94726876e65fbfcc403859c145dfceca647d82b8</text:p>
          </table:table-cell>
          <table:table-cell table:style-name="ce10" table:formula="of:=IF(COUNTIFS([.A$1:.A$500]; [.D15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1504af84e4bdafe579c25ab565c28440d074d4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9-01T23:24:47Z</text:p>
          </table:table-cell>
          <table:table-cell office:value-type="string" calcext:value-type="string">
            <text:p>3e6965c1f31358349e4e6fc49134b9efc0e4b8ce</text:p>
          </table:table-cell>
          <table:table-cell table:style-name="ce10" table:formula="of:=IF(COUNTIFS([.A$1:.A$500]; [.D15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52823dd45acf2c8a28bc40102477880adb1ae8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9-01T23:27:51Z</text:p>
          </table:table-cell>
          <table:table-cell office:value-type="string" calcext:value-type="string">
            <text:p>44dd5643a0f8d1be58161a55903343d4a09cf145</text:p>
          </table:table-cell>
          <table:table-cell table:style-name="ce10" table:formula="of:=IF(COUNTIFS([.A$1:.A$500]; [.D15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614b116d8b23d19e852c4d49ec16c562295afba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8-31T12:29:25Z</text:p>
          </table:table-cell>
          <table:table-cell office:value-type="string" calcext:value-type="string">
            <text:p>030859370a6884dfd8429878c4b0b9e124db179e</text:p>
          </table:table-cell>
          <table:table-cell table:style-name="ce10" table:formula="of:=IF(COUNTIFS([.A$1:.A$500]; [.D15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e48d088136ff9935bfe16fb33458fc18fe39b8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8-04T10:54:16Z</text:p>
          </table:table-cell>
          <table:table-cell office:value-type="string" calcext:value-type="string">
            <text:p>752823dd45acf2c8a28bc40102477880adb1ae83</text:p>
          </table:table-cell>
          <table:table-cell table:style-name="ce10" table:formula="of:=IF(COUNTIFS([.A$1:.A$500]; [.D15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71dccda583a7768e5d8ae8f1951c41eb6bce1a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7-25T21:28:05Z</text:p>
          </table:table-cell>
          <table:table-cell office:value-type="string" calcext:value-type="string">
            <text:p>e1504af84e4bdafe579c25ab565c28440d074d4f</text:p>
          </table:table-cell>
          <table:table-cell table:style-name="ce10" table:formula="of:=IF(COUNTIFS([.A$1:.A$500]; [.D15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4bd3207d0d8c77a29085f5e3eb5b70b50619817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7-23T16:44:33Z</text:p>
          </table:table-cell>
          <table:table-cell office:value-type="string" calcext:value-type="string">
            <text:p>7614b116d8b23d19e852c4d49ec16c562295afba</text:p>
          </table:table-cell>
          <table:table-cell table:style-name="ce10" table:formula="of:=IF(COUNTIFS([.A$1:.A$500]; [.D16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cd3ebd087873fe6a80ef7beca89beb94f20c3c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7-21T11:45:36Z</text:p>
          </table:table-cell>
          <table:table-cell office:value-type="string" calcext:value-type="string">
            <text:p>ae48d088136ff9935bfe16fb33458fc18fe39b8f</text:p>
          </table:table-cell>
          <table:table-cell table:style-name="ce10" table:formula="of:=IF(COUNTIFS([.A$1:.A$500]; [.D16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ed3a1bde56c011b191cc54fb5ad5003d2e831a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7-21T11:12:17Z</text:p>
          </table:table-cell>
          <table:table-cell office:value-type="string" calcext:value-type="string">
            <text:p>a71dccda583a7768e5d8ae8f1951c41eb6bce1ac</text:p>
          </table:table-cell>
          <table:table-cell table:style-name="ce10" table:formula="of:=IF(COUNTIFS([.A$1:.A$500]; [.D16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61df07aea0632509822f57ab365c1d7fe1ee2e2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7-20T11:27:04Z</text:p>
          </table:table-cell>
          <table:table-cell office:value-type="string" calcext:value-type="string">
            <text:p>74bd3207d0d8c77a29085f5e3eb5b70b50619817</text:p>
          </table:table-cell>
          <table:table-cell table:style-name="ce10" table:formula="of:=IF(COUNTIFS([.A$1:.A$500]; [.D16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bfafaaa1d35a151c6ac3a9f3ee287eae7f9613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7-20T06:32:44Z</text:p>
          </table:table-cell>
          <table:table-cell office:value-type="string" calcext:value-type="string">
            <text:p>4cd3ebd087873fe6a80ef7beca89beb94f20c3cf</text:p>
          </table:table-cell>
          <table:table-cell table:style-name="ce10" table:formula="of:=IF(COUNTIFS([.A$1:.A$500]; [.D16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6cd63712445cdc5e0b154638d242dcfdf5bc36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7-14T21:08:46Z</text:p>
          </table:table-cell>
          <table:table-cell office:value-type="string" calcext:value-type="string">
            <text:p>eed3a1bde56c011b191cc54fb5ad5003d2e831a6</text:p>
          </table:table-cell>
          <table:table-cell table:style-name="ce10" table:formula="of:=IF(COUNTIFS([.A$1:.A$500]; [.D16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77cba685523629036619604e4db1ffd08915350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7-14T21:04:49Z</text:p>
          </table:table-cell>
          <table:table-cell office:value-type="string" calcext:value-type="string">
            <text:p>a61df07aea0632509822f57ab365c1d7fe1ee2e2</text:p>
          </table:table-cell>
          <table:table-cell table:style-name="ce10" table:formula="of:=IF(COUNTIFS([.A$1:.A$500]; [.D16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30dd5ea61346812a0b84e43f81232b3bf9cab8b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7-13T11:55:23Z</text:p>
          </table:table-cell>
          <table:table-cell office:value-type="string" calcext:value-type="string">
            <text:p>cbfafaaa1d35a151c6ac3a9f3ee287eae7f96133</text:p>
          </table:table-cell>
          <table:table-cell table:style-name="ce10" table:formula="of:=IF(COUNTIFS([.A$1:.A$500]; [.D16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50d65eaed548af3c1b4a9c60b46d60976ff4d32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7-13T11:52:19Z</text:p>
          </table:table-cell>
          <table:table-cell office:value-type="string" calcext:value-type="string">
            <text:p>16cd63712445cdc5e0b154638d242dcfdf5bc364</text:p>
          </table:table-cell>
          <table:table-cell table:style-name="ce10" table:formula="of:=IF(COUNTIFS([.A$1:.A$500]; [.D16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886bea4fb4d507523481b1a41a2acae69360bb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7-13T08:15:49Z</text:p>
          </table:table-cell>
          <table:table-cell office:value-type="string" calcext:value-type="string">
            <text:p>077cba685523629036619604e4db1ffd08915350</text:p>
          </table:table-cell>
          <table:table-cell table:style-name="ce10" table:formula="of:=IF(COUNTIFS([.A$1:.A$500]; [.D16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c2a9c362b7adab78c183a352c0a7ca9cb42e2df</text:p>
          </table:table-cell>
          <table:table-cell office:value-type="string" calcext:value-type="string">
            <text:p>Anton Hughes</text:p>
          </table:table-cell>
          <table:table-cell office:value-type="string" calcext:value-type="string">
            <text:p>2019-07-10T22:00:04Z</text:p>
          </table:table-cell>
          <table:table-cell office:value-type="string" calcext:value-type="string">
            <text:p>530dd5ea61346812a0b84e43f81232b3bf9cab8b</text:p>
          </table:table-cell>
          <table:table-cell table:style-name="ce10" table:formula="of:=IF(COUNTIFS([.A$1:.A$500]; [.D17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4872ee083094f870cf3127a387d994f650257b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7-08T19:46:24Z</text:p>
          </table:table-cell>
          <table:table-cell office:value-type="string" calcext:value-type="string">
            <text:p>750d65eaed548af3c1b4a9c60b46d60976ff4d32</text:p>
          </table:table-cell>
          <table:table-cell table:style-name="ce10" table:formula="of:=IF(COUNTIFS([.A$1:.A$500]; [.D17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50101efb3bf5a3fc7552a9c4fa589ca2ae6f0c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7-07T10:28:09Z</text:p>
          </table:table-cell>
          <table:table-cell office:value-type="string" calcext:value-type="string">
            <text:p>e886bea4fb4d507523481b1a41a2acae69360bb6</text:p>
          </table:table-cell>
          <table:table-cell table:style-name="ce10" table:formula="of:=IF(COUNTIFS([.A$1:.A$500]; [.D17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0e47ada9cf6509ad6ea50aef8ec97e71e24d1f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7-06T16:59:08Z</text:p>
          </table:table-cell>
          <table:table-cell office:value-type="string" calcext:value-type="string">
            <text:p>fc2a9c362b7adab78c183a352c0a7ca9cb42e2df</text:p>
          </table:table-cell>
          <table:table-cell table:style-name="ce10" table:formula="of:=IF(COUNTIFS([.A$1:.A$500]; [.D17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fb59c5162265d5b3be5f5b71e783481be566b7b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6-29T10:00:06Z</text:p>
          </table:table-cell>
          <table:table-cell office:value-type="string" calcext:value-type="string">
            <text:p>14872ee083094f870cf3127a387d994f650257b6</text:p>
          </table:table-cell>
          <table:table-cell table:style-name="ce10" table:formula="of:=IF(COUNTIFS([.A$1:.A$500]; [.D17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af1c68d2aaf6a6618e80695bc76a9a299184960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6-23T20:25:29Z</text:p>
          </table:table-cell>
          <table:table-cell office:value-type="string" calcext:value-type="string">
            <text:p>750101efb3bf5a3fc7552a9c4fa589ca2ae6f0c4</text:p>
          </table:table-cell>
          <table:table-cell table:style-name="ce10" table:formula="of:=IF(COUNTIFS([.A$1:.A$500]; [.D17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369d7bf2287664db24910b55475ac9c170649e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6-22T08:03:29Z</text:p>
          </table:table-cell>
          <table:table-cell office:value-type="string" calcext:value-type="string">
            <text:p>f0e47ada9cf6509ad6ea50aef8ec97e71e24d1f5</text:p>
          </table:table-cell>
          <table:table-cell table:style-name="ce10" table:formula="of:=IF(COUNTIFS([.A$1:.A$500]; [.D17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b1047025cb1f688132c61844778bd8b06433fe2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6-16T12:37:36Z</text:p>
          </table:table-cell>
          <table:table-cell office:value-type="string" calcext:value-type="string">
            <text:p>8fb59c5162265d5b3be5f5b71e783481be566b7b</text:p>
          </table:table-cell>
          <table:table-cell table:style-name="ce10" table:formula="of:=IF(COUNTIFS([.A$1:.A$500]; [.D17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6a9d142f514348ec2a9a01db44cd1dddbb5ff6e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6-15T21:53:13Z</text:p>
          </table:table-cell>
          <table:table-cell office:value-type="string" calcext:value-type="string">
            <text:p>aaf1c68d2aaf6a6618e80695bc76a9a299184960</text:p>
          </table:table-cell>
          <table:table-cell table:style-name="ce10" table:formula="of:=IF(COUNTIFS([.A$1:.A$500]; [.D17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e57e0e3d6cda1bec8fd952bb68b0b87df8906b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6-15T14:57:40Z</text:p>
          </table:table-cell>
          <table:table-cell office:value-type="string" calcext:value-type="string">
            <text:p>1369d7bf2287664db24910b55475ac9c170649e3</text:p>
          </table:table-cell>
          <table:table-cell table:style-name="ce10" table:formula="of:=IF(COUNTIFS([.A$1:.A$500]; [.D17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423eeb020dc580c37503bd24d9bc00eb6a6f68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6-15T09:48:06Z</text:p>
          </table:table-cell>
          <table:table-cell office:value-type="string" calcext:value-type="string">
            <text:p>bb1047025cb1f688132c61844778bd8b06433fe2</text:p>
          </table:table-cell>
          <table:table-cell table:style-name="ce10" table:formula="of:=IF(COUNTIFS([.A$1:.A$500]; [.D18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6548ba77dc955d995c0018afeb4aacc7202e98a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6-09T19:27:41Z</text:p>
          </table:table-cell>
          <table:table-cell office:value-type="string" calcext:value-type="string">
            <text:p>f6a9d142f514348ec2a9a01db44cd1dddbb5ff6e</text:p>
          </table:table-cell>
          <table:table-cell table:style-name="ce10" table:formula="of:=IF(COUNTIFS([.A$1:.A$500]; [.D18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289b726a75239442d45f76dcd79e9f3f1cc0f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6-09T16:55:01Z</text:p>
          </table:table-cell>
          <table:table-cell office:value-type="string" calcext:value-type="string">
            <text:p>2e57e0e3d6cda1bec8fd952bb68b0b87df8906bc</text:p>
          </table:table-cell>
          <table:table-cell table:style-name="ce10" table:formula="of:=IF(COUNTIFS([.A$1:.A$500]; [.D18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9ff50897ecb1a902c3ac00ce834bf5d29e7e197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6-09T13:59:16Z</text:p>
          </table:table-cell>
          <table:table-cell office:value-type="string" calcext:value-type="string">
            <text:p>c423eeb020dc580c37503bd24d9bc00eb6a6f685</text:p>
          </table:table-cell>
          <table:table-cell table:style-name="ce10" table:formula="of:=IF(COUNTIFS([.A$1:.A$500]; [.D18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b711fcb53b7997a6bc0ada073d180697a382e7b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6-08T21:59:06Z</text:p>
          </table:table-cell>
          <table:table-cell office:value-type="string" calcext:value-type="string">
            <text:p>d6548ba77dc955d995c0018afeb4aacc7202e98a</text:p>
          </table:table-cell>
          <table:table-cell table:style-name="ce10" table:formula="of:=IF(COUNTIFS([.A$1:.A$500]; [.D18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ed250c9603ed6aff12eaaf502bc7cff82ecdbb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6-08T11:22:03Z</text:p>
          </table:table-cell>
          <table:table-cell office:value-type="string" calcext:value-type="string">
            <text:p>ac289b726a75239442d45f76dcd79e9f3f1cc0ff</text:p>
          </table:table-cell>
          <table:table-cell table:style-name="ce10" table:formula="of:=IF(COUNTIFS([.A$1:.A$500]; [.D18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811a8006e97a0751d1ce3de7b794ad15db7f059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6-08T11:13:23Z</text:p>
          </table:table-cell>
          <table:table-cell office:value-type="string" calcext:value-type="string">
            <text:p>d9ff50897ecb1a902c3ac00ce834bf5d29e7e197</text:p>
          </table:table-cell>
          <table:table-cell table:style-name="ce10" table:formula="of:=IF(COUNTIFS([.A$1:.A$500]; [.D18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cfcfd17b6a16e88b7b73208e16a0b9ab8792049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6-02T12:21:30Z</text:p>
          </table:table-cell>
          <table:table-cell office:value-type="string" calcext:value-type="string">
            <text:p>6b711fcb53b7997a6bc0ada073d180697a382e7b</text:p>
          </table:table-cell>
          <table:table-cell table:style-name="ce10" table:formula="of:=IF(COUNTIFS([.A$1:.A$500]; [.D18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f8f509dfede0d11f2cd41cfeff8c5c3b8e7da77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5-26T17:49:44Z</text:p>
          </table:table-cell>
          <table:table-cell office:value-type="string" calcext:value-type="string">
            <text:p>4ed250c9603ed6aff12eaaf502bc7cff82ecdbb1</text:p>
          </table:table-cell>
          <table:table-cell table:style-name="ce10" table:formula="of:=IF(COUNTIFS([.A$1:.A$500]; [.D18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19c0ecd8af266f66c94434145940b952e9738e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5-25T11:57:47Z</text:p>
          </table:table-cell>
          <table:table-cell office:value-type="string" calcext:value-type="string">
            <text:p>5811a8006e97a0751d1ce3de7b794ad15db7f059</text:p>
          </table:table-cell>
          <table:table-cell table:style-name="ce10" table:formula="of:=IF(COUNTIFS([.A$1:.A$500]; [.D18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ddb38328262bfd2376d9b1071920a2c8c8ece70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5-11T21:39:28Z</text:p>
          </table:table-cell>
          <table:table-cell office:value-type="string" calcext:value-type="string">
            <text:p>fcfcfd17b6a16e88b7b73208e16a0b9ab8792049</text:p>
          </table:table-cell>
          <table:table-cell table:style-name="ce10" table:formula="of:=IF(COUNTIFS([.A$1:.A$500]; [.D19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6e775ddb52abddf1265003afefe868d29b615d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5-05T13:37:58Z</text:p>
          </table:table-cell>
          <table:table-cell office:value-type="string" calcext:value-type="string">
            <text:p>ef8f509dfede0d11f2cd41cfeff8c5c3b8e7da77</text:p>
          </table:table-cell>
          <table:table-cell table:style-name="ce10" table:formula="of:=IF(COUNTIFS([.A$1:.A$500]; [.D19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3ecc7b0dae5c951d9a0b131d43a2863828ae6b2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5-04T07:28:10Z</text:p>
          </table:table-cell>
          <table:table-cell office:value-type="string" calcext:value-type="string">
            <text:p>019c0ecd8af266f66c94434145940b952e9738e4</text:p>
          </table:table-cell>
          <table:table-cell table:style-name="ce10" table:formula="of:=IF(COUNTIFS([.A$1:.A$500]; [.D19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0d2007d3f9ab54282001a421d774dcdd21105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5-01T17:37:07Z</text:p>
          </table:table-cell>
          <table:table-cell office:value-type="string" calcext:value-type="string">
            <text:p>1ddb38328262bfd2376d9b1071920a2c8c8ece70</text:p>
          </table:table-cell>
          <table:table-cell table:style-name="ce10" table:formula="of:=IF(COUNTIFS([.A$1:.A$500]; [.D19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20e7dcf6999bf2aede91e0d4c4f09e3154dc0d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5-01T17:26:11Z</text:p>
          </table:table-cell>
          <table:table-cell office:value-type="string" calcext:value-type="string">
            <text:p>76e775ddb52abddf1265003afefe868d29b615d6</text:p>
          </table:table-cell>
          <table:table-cell table:style-name="ce10" table:formula="of:=IF(COUNTIFS([.A$1:.A$500]; [.D19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cd5b8246f557c12df7d1083203987d3ea5e940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5-01T17:06:00Z</text:p>
          </table:table-cell>
          <table:table-cell office:value-type="string" calcext:value-type="string">
            <text:p>23ecc7b0dae5c951d9a0b131d43a2863828ae6b2</text:p>
          </table:table-cell>
          <table:table-cell table:style-name="ce10" table:formula="of:=IF(COUNTIFS([.A$1:.A$500]; [.D19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3e0bbe09826e32b563057bd5dc8bed136065dc0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5-01T16:23:37Z</text:p>
          </table:table-cell>
          <table:table-cell office:value-type="string" calcext:value-type="string">
            <text:p>ad0d2007d3f9ab54282001a421d774dcdd211056</text:p>
          </table:table-cell>
          <table:table-cell table:style-name="ce10" table:formula="of:=IF(COUNTIFS([.A$1:.A$500]; [.D19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7e6f78c53a204d9120f90eb23f175af9bf8802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5-01T11:29:14Z</text:p>
          </table:table-cell>
          <table:table-cell office:value-type="string" calcext:value-type="string">
            <text:p>920e7dcf6999bf2aede91e0d4c4f09e3154dc0d4</text:p>
          </table:table-cell>
          <table:table-cell table:style-name="ce10" table:formula="of:=IF(COUNTIFS([.A$1:.A$500]; [.D19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6f978747890868deeea23a4559d90522fb2cc1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28T12:57:00Z</text:p>
          </table:table-cell>
          <table:table-cell office:value-type="string" calcext:value-type="string">
            <text:p>2cd5b8246f557c12df7d1083203987d3ea5e9404</text:p>
          </table:table-cell>
          <table:table-cell table:style-name="ce10" table:formula="of:=IF(COUNTIFS([.A$1:.A$500]; [.D19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0b299b71ef90781ec60c47d87fc2666a01fb69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26T20:49:43Z</text:p>
          </table:table-cell>
          <table:table-cell office:value-type="string" calcext:value-type="string">
            <text:p>f3e0bbe09826e32b563057bd5dc8bed136065dc0</text:p>
          </table:table-cell>
          <table:table-cell table:style-name="ce10" table:formula="of:=IF(COUNTIFS([.A$1:.A$500]; [.D19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2608fd77b7483382ccc14c5253810a1b78863f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21T18:35:37Z</text:p>
          </table:table-cell>
          <table:table-cell office:value-type="string" calcext:value-type="string">
            <text:p>e7e6f78c53a204d9120f90eb23f175af9bf88025</text:p>
          </table:table-cell>
          <table:table-cell table:style-name="ce10" table:formula="of:=IF(COUNTIFS([.A$1:.A$500]; [.D20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f43bf2e3c5cd636a63c0cc37968821eabd533a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21T17:12:51Z</text:p>
          </table:table-cell>
          <table:table-cell office:value-type="string" calcext:value-type="string">
            <text:p>76f978747890868deeea23a4559d90522fb2cc16</text:p>
          </table:table-cell>
          <table:table-cell table:style-name="ce10" table:formula="of:=IF(COUNTIFS([.A$1:.A$500]; [.D20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a17f5c496b4ee62ee9fa4c96344936da724dfa0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21T14:29:01Z</text:p>
          </table:table-cell>
          <table:table-cell office:value-type="string" calcext:value-type="string">
            <text:p>a0b299b71ef90781ec60c47d87fc2666a01fb693</text:p>
          </table:table-cell>
          <table:table-cell table:style-name="ce10" table:formula="of:=IF(COUNTIFS([.A$1:.A$500]; [.D20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906ac05c9a440f0fad86443e0940fa9008752ee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14T10:07:18Z</text:p>
          </table:table-cell>
          <table:table-cell office:value-type="string" calcext:value-type="string">
            <text:p>a2608fd77b7483382ccc14c5253810a1b78863f1</text:p>
          </table:table-cell>
          <table:table-cell table:style-name="ce10" table:formula="of:=IF(COUNTIFS([.A$1:.A$500]; [.D20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06062760db2f646c7451406eb37b37cbc933c77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13T08:31:59Z</text:p>
          </table:table-cell>
          <table:table-cell office:value-type="string" calcext:value-type="string">
            <text:p>4f43bf2e3c5cd636a63c0cc37968821eabd533a6</text:p>
          </table:table-cell>
          <table:table-cell table:style-name="ce10" table:formula="of:=IF(COUNTIFS([.A$1:.A$500]; [.D20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b55df31220b64366fe745d6d0c5f4bc4f427ca9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12T23:03:13Z</text:p>
          </table:table-cell>
          <table:table-cell office:value-type="string" calcext:value-type="string">
            <text:p>0a17f5c496b4ee62ee9fa4c96344936da724dfa0</text:p>
          </table:table-cell>
          <table:table-cell table:style-name="ce10" table:formula="of:=IF(COUNTIFS([.A$1:.A$500]; [.D20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31558f123b8628328972bb25ba80352d640cad2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07T18:07:27Z</text:p>
          </table:table-cell>
          <table:table-cell office:value-type="string" calcext:value-type="string">
            <text:p>6906ac05c9a440f0fad86443e0940fa9008752ee</text:p>
          </table:table-cell>
          <table:table-cell table:style-name="ce10" table:formula="of:=IF(COUNTIFS([.A$1:.A$500]; [.D20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cce677c7e3ecbe31f73604983efe4ab7967677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07T17:57:35Z</text:p>
          </table:table-cell>
          <table:table-cell office:value-type="string" calcext:value-type="string">
            <text:p>806062760db2f646c7451406eb37b37cbc933c77</text:p>
          </table:table-cell>
          <table:table-cell table:style-name="ce10" table:formula="of:=IF(COUNTIFS([.A$1:.A$500]; [.D20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d9087c4aed899ebab1dca877532860b503105d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07T17:03:04Z</text:p>
          </table:table-cell>
          <table:table-cell office:value-type="string" calcext:value-type="string">
            <text:p>3b55df31220b64366fe745d6d0c5f4bc4f427ca9</text:p>
          </table:table-cell>
          <table:table-cell table:style-name="ce10" table:formula="of:=IF(COUNTIFS([.A$1:.A$500]; [.D20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94db0b200d086661beb9782d962306e76a52ad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07T16:55:05Z</text:p>
          </table:table-cell>
          <table:table-cell office:value-type="string" calcext:value-type="string">
            <text:p>631558f123b8628328972bb25ba80352d640cad2</text:p>
          </table:table-cell>
          <table:table-cell table:style-name="ce10" table:formula="of:=IF(COUNTIFS([.A$1:.A$500]; [.D20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3ece0cde3dff0455b1efa926f864cdd6275a4b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06T22:34:20Z</text:p>
          </table:table-cell>
          <table:table-cell office:value-type="string" calcext:value-type="string">
            <text:p>fcce677c7e3ecbe31f73604983efe4ab7967677f</text:p>
          </table:table-cell>
          <table:table-cell table:style-name="ce10" table:formula="of:=IF(COUNTIFS([.A$1:.A$500]; [.D21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8ebaaa6d9b2672e02b355a6cb54cf03632065e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06T21:49:11Z</text:p>
          </table:table-cell>
          <table:table-cell office:value-type="string" calcext:value-type="string">
            <text:p>dd9087c4aed899ebab1dca877532860b503105d1</text:p>
          </table:table-cell>
          <table:table-cell table:style-name="ce10" table:formula="of:=IF(COUNTIFS([.A$1:.A$500]; [.D21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efb548fc7587d46e8957a081bef143dd422b2a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04T18:22:44Z</text:p>
          </table:table-cell>
          <table:table-cell office:value-type="string" calcext:value-type="string">
            <text:p>a94db0b200d086661beb9782d962306e76a52adc</text:p>
          </table:table-cell>
          <table:table-cell table:style-name="ce10" table:formula="of:=IF(COUNTIFS([.A$1:.A$500]; [.D21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1720dc3d500d67e449c5931f3e76951fc349f7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01T18:58:31Z</text:p>
          </table:table-cell>
          <table:table-cell office:value-type="string" calcext:value-type="string">
            <text:p>43ece0cde3dff0455b1efa926f864cdd6275a4b5</text:p>
          </table:table-cell>
          <table:table-cell table:style-name="ce10" table:formula="of:=IF(COUNTIFS([.A$1:.A$500]; [.D21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4ab37849cb7fa2e8ba41a8ad217e994b88eea0a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4-01T16:11:26Z</text:p>
          </table:table-cell>
          <table:table-cell office:value-type="string" calcext:value-type="string">
            <text:p>c8ebaaa6d9b2672e02b355a6cb54cf03632065e4</text:p>
          </table:table-cell>
          <table:table-cell table:style-name="ce10" table:formula="of:=IF(COUNTIFS([.A$1:.A$500]; [.D21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e797a35263cb9aea6709c050487be0ca38f264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3-30T12:47:28Z</text:p>
          </table:table-cell>
          <table:table-cell office:value-type="string" calcext:value-type="string">
            <text:p>deefb548fc7587d46e8957a081bef143dd422b2a</text:p>
          </table:table-cell>
          <table:table-cell table:style-name="ce10" table:formula="of:=IF(COUNTIFS([.A$1:.A$500]; [.D21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8cab7810549716208f148e61f9d872554365e7a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3-30T12:33:27Z</text:p>
          </table:table-cell>
          <table:table-cell office:value-type="string" calcext:value-type="string">
            <text:p>11720dc3d500d67e449c5931f3e76951fc349f7f</text:p>
          </table:table-cell>
          <table:table-cell table:style-name="ce10" table:formula="of:=IF(COUNTIFS([.A$1:.A$500]; [.D21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26560471cddcdbc84cd00077153390ae0236a8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3-30T12:15:33Z</text:p>
          </table:table-cell>
          <table:table-cell office:value-type="string" calcext:value-type="string">
            <text:p>14ab37849cb7fa2e8ba41a8ad217e994b88eea0a</text:p>
          </table:table-cell>
          <table:table-cell table:style-name="ce10" table:formula="of:=IF(COUNTIFS([.A$1:.A$500]; [.D21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851a2b9378de541529ba02c36ba106bf13ad2d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3-30T12:08:26Z</text:p>
          </table:table-cell>
          <table:table-cell office:value-type="string" calcext:value-type="string">
            <text:p>1e797a35263cb9aea6709c050487be0ca38f2646</text:p>
          </table:table-cell>
          <table:table-cell table:style-name="ce10" table:formula="of:=IF(COUNTIFS([.A$1:.A$500]; [.D21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057097c3579e0283a5cb4b810c221404f084072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3-30T12:01:09Z</text:p>
          </table:table-cell>
          <table:table-cell office:value-type="string" calcext:value-type="string">
            <text:p>88cab7810549716208f148e61f9d872554365e7a</text:p>
          </table:table-cell>
          <table:table-cell table:style-name="ce10" table:formula="of:=IF(COUNTIFS([.A$1:.A$500]; [.D21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8d08f6a8f5299b21bfc88777a8c22a5d380721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3-30T00:49:58Z</text:p>
          </table:table-cell>
          <table:table-cell office:value-type="string" calcext:value-type="string">
            <text:p>f26560471cddcdbc84cd00077153390ae0236a8d</text:p>
          </table:table-cell>
          <table:table-cell table:style-name="ce10" table:formula="of:=IF(COUNTIFS([.A$1:.A$500]; [.D22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567f1c42661a8d4efcfb033cbdccb8dac67a807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3-30T00:10:01Z</text:p>
          </table:table-cell>
          <table:table-cell office:value-type="string" calcext:value-type="string">
            <text:p>3851a2b9378de541529ba02c36ba106bf13ad2dc</text:p>
          </table:table-cell>
          <table:table-cell table:style-name="ce10" table:formula="of:=IF(COUNTIFS([.A$1:.A$500]; [.D22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c8d8f452fbd41f62860979841273396f7eaaecb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3-27T19:11:42Z</text:p>
          </table:table-cell>
          <table:table-cell office:value-type="string" calcext:value-type="string">
            <text:p>1057097c3579e0283a5cb4b810c221404f084072</text:p>
          </table:table-cell>
          <table:table-cell table:style-name="ce10" table:formula="of:=IF(COUNTIFS([.A$1:.A$500]; [.D22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26d6ca5054145603d59a13e3eff3c815437d6ac</text:p>
          </table:table-cell>
          <table:table-cell office:value-type="string" calcext:value-type="string">
            <text:p>Scott Barr</text:p>
          </table:table-cell>
          <table:table-cell office:value-type="string" calcext:value-type="string">
            <text:p>2019-03-22T00:46:15Z</text:p>
          </table:table-cell>
          <table:table-cell office:value-type="string" calcext:value-type="string">
            <text:p>38d08f6a8f5299b21bfc88777a8c22a5d380721d</text:p>
          </table:table-cell>
          <table:table-cell table:style-name="ce10" table:formula="of:=IF(COUNTIFS([.A$1:.A$500]; [.D22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89a73f917cc94cae3600768c45d28fc03f6416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3-13T20:11:22Z</text:p>
          </table:table-cell>
          <table:table-cell office:value-type="string" calcext:value-type="string">
            <text:p>2567f1c42661a8d4efcfb033cbdccb8dac67a807</text:p>
          </table:table-cell>
          <table:table-cell table:style-name="ce10" table:formula="of:=IF(COUNTIFS([.A$1:.A$500]; [.D22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32331f843d215fd732f83aaff8f5013d5ec07fa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3-09T13:14:38Z</text:p>
          </table:table-cell>
          <table:table-cell office:value-type="string" calcext:value-type="string">
            <text:p>ec8d8f452fbd41f62860979841273396f7eaaecb</text:p>
          </table:table-cell>
          <table:table-cell table:style-name="ce10" table:formula="of:=IF(COUNTIFS([.A$1:.A$500]; [.D22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86f7e2af2990796eb0e8e8f4acec0e75cbb8fd7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3-13T19:52:35Z</text:p>
          </table:table-cell>
          <table:table-cell office:value-type="string" calcext:value-type="string">
            <text:p>a26d6ca5054145603d59a13e3eff3c815437d6ac</text:p>
          </table:table-cell>
          <table:table-cell table:style-name="ce10" table:formula="of:=IF(COUNTIFS([.A$1:.A$500]; [.D22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68cae8ec3c330eed8790e853757ee9774eb9d5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3-04T21:36:19Z</text:p>
          </table:table-cell>
          <table:table-cell office:value-type="string" calcext:value-type="string">
            <text:p>c89a73f917cc94cae3600768c45d28fc03f64161</text:p>
          </table:table-cell>
          <table:table-cell table:style-name="ce10" table:formula="of:=IF(COUNTIFS([.A$1:.A$500]; [.D22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e3d6debf51a683dde3b48720b62a3fb1c975faa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3-04T18:38:55Z</text:p>
          </table:table-cell>
          <table:table-cell office:value-type="string" calcext:value-type="string">
            <text:p>386f7e2af2990796eb0e8e8f4acec0e75cbb8fd7</text:p>
          </table:table-cell>
          <table:table-cell table:style-name="ce10" table:formula="of:=IF(COUNTIFS([.A$1:.A$500]; [.D22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01cb69e931ed35a69baee2ceb180116449f3ce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1-20T19:11:43Z</text:p>
          </table:table-cell>
          <table:table-cell office:value-type="string" calcext:value-type="string">
            <text:p>432331f843d215fd732f83aaff8f5013d5ec07fa</text:p>
          </table:table-cell>
          <table:table-cell table:style-name="ce10" table:formula="of:=IF(COUNTIFS([.A$1:.A$500]; [.D22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8ef0fd12875827b21aa55a371282df689c01d9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1-20T16:41:55Z</text:p>
          </table:table-cell>
          <table:table-cell office:value-type="string" calcext:value-type="string">
            <text:p>268cae8ec3c330eed8790e853757ee9774eb9d53</text:p>
          </table:table-cell>
          <table:table-cell table:style-name="ce10" table:formula="of:=IF(COUNTIFS([.A$1:.A$500]; [.D23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98f7f8b2ecee90e87a8a69b9bb6997a7a2b87c9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1-20T13:20:04Z</text:p>
          </table:table-cell>
          <table:table-cell office:value-type="string" calcext:value-type="string">
            <text:p>ee3d6debf51a683dde3b48720b62a3fb1c975faa</text:p>
          </table:table-cell>
          <table:table-cell table:style-name="ce10" table:formula="of:=IF(COUNTIFS([.A$1:.A$500]; [.D23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b3baa33154585f8e852ad850c391436b771d2e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1-20T11:07:49Z</text:p>
          </table:table-cell>
          <table:table-cell office:value-type="string" calcext:value-type="string">
            <text:p>701cb69e931ed35a69baee2ceb180116449f3ced</text:p>
          </table:table-cell>
          <table:table-cell table:style-name="ce10" table:formula="of:=IF(COUNTIFS([.A$1:.A$500]; [.D23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3941a88a0681908a95e6b0d44d9c6b415ca4e50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1-19T19:11:09Z</text:p>
          </table:table-cell>
          <table:table-cell office:value-type="string" calcext:value-type="string">
            <text:p>28ef0fd12875827b21aa55a371282df689c01d9f</text:p>
          </table:table-cell>
          <table:table-cell table:style-name="ce10" table:formula="of:=IF(COUNTIFS([.A$1:.A$500]; [.D23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e8ba14b8f785aa18408adff8a91146644989d6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1-13T21:05:39Z</text:p>
          </table:table-cell>
          <table:table-cell office:value-type="string" calcext:value-type="string">
            <text:p>498f7f8b2ecee90e87a8a69b9bb6997a7a2b87c9</text:p>
          </table:table-cell>
          <table:table-cell table:style-name="ce10" table:formula="of:=IF(COUNTIFS([.A$1:.A$500]; [.D23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cccb4067e1957ee3257606584bb0a7f6204c52a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1-13T10:41:33Z</text:p>
          </table:table-cell>
          <table:table-cell office:value-type="string" calcext:value-type="string">
            <text:p>1b3baa33154585f8e852ad850c391436b771d2ef</text:p>
          </table:table-cell>
          <table:table-cell table:style-name="ce10" table:formula="of:=IF(COUNTIFS([.A$1:.A$500]; [.D23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802554f246504d21c7ea21c52b1a108a1ea4592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1-11T23:36:27Z</text:p>
          </table:table-cell>
          <table:table-cell office:value-type="string" calcext:value-type="string">
            <text:p>d3941a88a0681908a95e6b0d44d9c6b415ca4e50</text:p>
          </table:table-cell>
          <table:table-cell table:style-name="ce10" table:formula="of:=IF(COUNTIFS([.A$1:.A$500]; [.D23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0701497daacbf8eed99f894d9dd8fef45dff35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9-01-06T01:02:16Z</text:p>
          </table:table-cell>
          <table:table-cell office:value-type="string" calcext:value-type="string">
            <text:p>2e8ba14b8f785aa18408adff8a91146644989d61</text:p>
          </table:table-cell>
          <table:table-cell table:style-name="ce10" table:formula="of:=IF(COUNTIFS([.A$1:.A$500]; [.D23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f509625b449754b38386b867c442f49f6c186f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2-26T22:05:33Z</text:p>
          </table:table-cell>
          <table:table-cell office:value-type="string" calcext:value-type="string">
            <text:p>0cccb4067e1957ee3257606584bb0a7f6204c52a</text:p>
          </table:table-cell>
          <table:table-cell table:style-name="ce10" table:formula="of:=IF(COUNTIFS([.A$1:.A$500]; [.D23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1900b50ce9fe77aff3d646717d29d1dcaa924d0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2-26T15:33:44Z</text:p>
          </table:table-cell>
          <table:table-cell office:value-type="string" calcext:value-type="string">
            <text:p>1802554f246504d21c7ea21c52b1a108a1ea4592</text:p>
          </table:table-cell>
          <table:table-cell table:style-name="ce10" table:formula="of:=IF(COUNTIFS([.A$1:.A$500]; [.D23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f7392e1792a9210325542606971485827a0cb6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2-23T19:40:33Z</text:p>
          </table:table-cell>
          <table:table-cell office:value-type="string" calcext:value-type="string">
            <text:p>c0701497daacbf8eed99f894d9dd8fef45dff35f</text:p>
          </table:table-cell>
          <table:table-cell table:style-name="ce10" table:formula="of:=IF(COUNTIFS([.A$1:.A$500]; [.D24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746a18238ce306dff79e0a84a2487ef8f2099e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2-23T16:06:43Z</text:p>
          </table:table-cell>
          <table:table-cell office:value-type="string" calcext:value-type="string">
            <text:p>9f509625b449754b38386b867c442f49f6c186fd</text:p>
          </table:table-cell>
          <table:table-cell table:style-name="ce10" table:formula="of:=IF(COUNTIFS([.A$1:.A$500]; [.D24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18816f353edd1e03b6c7ceda3e89fa68d9d9fc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2-23T01:01:26Z</text:p>
          </table:table-cell>
          <table:table-cell office:value-type="string" calcext:value-type="string">
            <text:p>61900b50ce9fe77aff3d646717d29d1dcaa924d0</text:p>
          </table:table-cell>
          <table:table-cell table:style-name="ce10" table:formula="of:=IF(COUNTIFS([.A$1:.A$500]; [.D24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d2a8f066ee95e286110bacb66f1273aa490fba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2-02T21:05:14Z</text:p>
          </table:table-cell>
          <table:table-cell office:value-type="string" calcext:value-type="string">
            <text:p>ef7392e1792a9210325542606971485827a0cb6f</text:p>
          </table:table-cell>
          <table:table-cell table:style-name="ce10" table:formula="of:=IF(COUNTIFS([.A$1:.A$500]; [.D24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747815f405f0ef15ae56cca511b7fb09920941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2-02T21:03:57Z</text:p>
          </table:table-cell>
          <table:table-cell office:value-type="string" calcext:value-type="string">
            <text:p>0746a18238ce306dff79e0a84a2487ef8f2099e5</text:p>
          </table:table-cell>
          <table:table-cell table:style-name="ce10" table:formula="of:=IF(COUNTIFS([.A$1:.A$500]; [.D24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f0982c1a2a6ab578e4efea655806f0961fdbc0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2-02T21:01:05Z</text:p>
          </table:table-cell>
          <table:table-cell office:value-type="string" calcext:value-type="string">
            <text:p>718816f353edd1e03b6c7ceda3e89fa68d9d9fcc</text:p>
          </table:table-cell>
          <table:table-cell table:style-name="ce10" table:formula="of:=IF(COUNTIFS([.A$1:.A$500]; [.D24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f9968f50ac8e5c4be335c0a833da9221c4d4ba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2-02T13:44:47Z</text:p>
          </table:table-cell>
          <table:table-cell office:value-type="string" calcext:value-type="string">
            <text:p>8d2a8f066ee95e286110bacb66f1273aa490fba3</text:p>
          </table:table-cell>
          <table:table-cell table:style-name="ce10" table:formula="of:=IF(COUNTIFS([.A$1:.A$500]; [.D24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4182d344b29bdec0cf6dcf311088690136d8130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2-01T15:59:48Z</text:p>
          </table:table-cell>
          <table:table-cell office:value-type="string" calcext:value-type="string">
            <text:p>6747815f405f0ef15ae56cca511b7fb099209411</text:p>
          </table:table-cell>
          <table:table-cell table:style-name="ce10" table:formula="of:=IF(COUNTIFS([.A$1:.A$500]; [.D24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33d23d8dcb22eab03c2729d0c954b04e02e266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2-01T15:59:32Z</text:p>
          </table:table-cell>
          <table:table-cell office:value-type="string" calcext:value-type="string">
            <text:p>bef0982c1a2a6ab578e4efea655806f0961fdbc0</text:p>
          </table:table-cell>
          <table:table-cell table:style-name="ce10" table:formula="of:=IF(COUNTIFS([.A$1:.A$500]; [.D24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14eb2c8aadc1eb818405ecc1bb6076d8dc92889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7T21:05:52Z</text:p>
          </table:table-cell>
          <table:table-cell office:value-type="string" calcext:value-type="string">
            <text:p>4f9968f50ac8e5c4be335c0a833da9221c4d4ba5</text:p>
          </table:table-cell>
          <table:table-cell table:style-name="ce10" table:formula="of:=IF(COUNTIFS([.A$1:.A$500]; [.D24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8bd135f9576c8affe59de05791e3a5855362e5a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7T16:40:48Z</text:p>
          </table:table-cell>
          <table:table-cell office:value-type="string" calcext:value-type="string">
            <text:p>d4182d344b29bdec0cf6dcf311088690136d8130</text:p>
          </table:table-cell>
          <table:table-cell table:style-name="ce10" table:formula="of:=IF(COUNTIFS([.A$1:.A$500]; [.D25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adfebdaf1d30f8f0c53552759a7e6257c132d98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7T16:38:54Z</text:p>
          </table:table-cell>
          <table:table-cell office:value-type="string" calcext:value-type="string">
            <text:p>433d23d8dcb22eab03c2729d0c954b04e02e2664</text:p>
          </table:table-cell>
          <table:table-cell table:style-name="ce10" table:formula="of:=IF(COUNTIFS([.A$1:.A$500]; [.D25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685a759aa411e48713a796cc362972bb3d552a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7T15:54:26Z</text:p>
          </table:table-cell>
          <table:table-cell office:value-type="string" calcext:value-type="string">
            <text:p>b14eb2c8aadc1eb818405ecc1bb6076d8dc92889</text:p>
          </table:table-cell>
          <table:table-cell table:style-name="ce10" table:formula="of:=IF(COUNTIFS([.A$1:.A$500]; [.D25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2eac56fbdbeab82f35cd4028aa16f5d377d34ecb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7T15:10:01Z</text:p>
          </table:table-cell>
          <table:table-cell office:value-type="string" calcext:value-type="string">
            <text:p>e8bd135f9576c8affe59de05791e3a5855362e5a</text:p>
          </table:table-cell>
          <table:table-cell table:style-name="ce10" table:formula="of:=IF(COUNTIFS([.A$1:.A$500]; [.D25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b12a6384af807eec61d9fb01168dc50124e799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7T12:41:51Z</text:p>
          </table:table-cell>
          <table:table-cell office:value-type="string" calcext:value-type="string">
            <text:p>dadfebdaf1d30f8f0c53552759a7e6257c132d98</text:p>
          </table:table-cell>
          <table:table-cell table:style-name="ce10" table:formula="of:=IF(COUNTIFS([.A$1:.A$500]; [.D25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98c84e1934729ba274ee2a5c27ef2044e1bea6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7T11:44:05Z</text:p>
          </table:table-cell>
          <table:table-cell office:value-type="string" calcext:value-type="string">
            <text:p>0685a759aa411e48713a796cc362972bb3d552ad</text:p>
          </table:table-cell>
          <table:table-cell table:style-name="ce10" table:formula="of:=IF(COUNTIFS([.A$1:.A$500]; [.D25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8bb5eb7e9a4b1c5f72d70905943d95f7e24610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6T16:13:02Z</text:p>
          </table:table-cell>
          <table:table-cell office:value-type="string" calcext:value-type="string">
            <text:p>2eac56fbdbeab82f35cd4028aa16f5d377d34ecb</text:p>
          </table:table-cell>
          <table:table-cell table:style-name="ce10" table:formula="of:=IF(COUNTIFS([.A$1:.A$500]; [.D25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0014a6a0ad0602588a4c13b85e32dae423a6e22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5T21:26:18Z</text:p>
          </table:table-cell>
          <table:table-cell office:value-type="string" calcext:value-type="string">
            <text:p>6b12a6384af807eec61d9fb01168dc50124e7994</text:p>
          </table:table-cell>
          <table:table-cell table:style-name="ce10" table:formula="of:=IF(COUNTIFS([.A$1:.A$500]; [.D25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726fbd5a735501440945d5161cb66d29a59370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5T21:26:01Z</text:p>
          </table:table-cell>
          <table:table-cell office:value-type="string" calcext:value-type="string">
            <text:p>c98c84e1934729ba274ee2a5c27ef2044e1bea66</text:p>
          </table:table-cell>
          <table:table-cell table:style-name="ce10" table:formula="of:=IF(COUNTIFS([.A$1:.A$500]; [.D25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83640493aa16dada5627e649c66bb74619995d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5T21:23:39Z</text:p>
          </table:table-cell>
          <table:table-cell office:value-type="string" calcext:value-type="string">
            <text:p>d8bb5eb7e9a4b1c5f72d70905943d95f7e24610d</text:p>
          </table:table-cell>
          <table:table-cell table:style-name="ce10" table:formula="of:=IF(COUNTIFS([.A$1:.A$500]; [.D25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ffb63196266c3350b6f6c53a5edfb5d74466028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5T20:34:23Z</text:p>
          </table:table-cell>
          <table:table-cell office:value-type="string" calcext:value-type="string">
            <text:p>60014a6a0ad0602588a4c13b85e32dae423a6e22</text:p>
          </table:table-cell>
          <table:table-cell table:style-name="ce10" table:formula="of:=IF(COUNTIFS([.A$1:.A$500]; [.D26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17e3a270aef08ba73a71dbe2269ada449eac85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5T20:04:52Z</text:p>
          </table:table-cell>
          <table:table-cell office:value-type="string" calcext:value-type="string">
            <text:p>3726fbd5a735501440945d5161cb66d29a593705</text:p>
          </table:table-cell>
          <table:table-cell table:style-name="ce10" table:formula="of:=IF(COUNTIFS([.A$1:.A$500]; [.D26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04f32132dc4b137006daf2be03ea05f5dc90ba1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1T21:08:09Z</text:p>
          </table:table-cell>
          <table:table-cell office:value-type="string" calcext:value-type="string">
            <text:p>c83640493aa16dada5627e649c66bb74619995d1</text:p>
          </table:table-cell>
          <table:table-cell table:style-name="ce10" table:formula="of:=IF(COUNTIFS([.A$1:.A$500]; [.D26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3dd535e9462ba5f41fd2cd0d62f7d4f4e3d5d0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1T21:07:45Z</text:p>
          </table:table-cell>
          <table:table-cell office:value-type="string" calcext:value-type="string">
            <text:p>bffb63196266c3350b6f6c53a5edfb5d74466028</text:p>
          </table:table-cell>
          <table:table-cell table:style-name="ce10" table:formula="of:=IF(COUNTIFS([.A$1:.A$500]; [.D26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09e80ad5ab007639a89e702fbc14389ad5412a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0T08:48:44Z</text:p>
          </table:table-cell>
          <table:table-cell office:value-type="string" calcext:value-type="string">
            <text:p>817e3a270aef08ba73a71dbe2269ada449eac856</text:p>
          </table:table-cell>
          <table:table-cell table:style-name="ce10" table:formula="of:=IF(COUNTIFS([.A$1:.A$500]; [.D26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7e19de9a72c496bd006a04d81d90a51b6ea25ba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20T08:48:17Z</text:p>
          </table:table-cell>
          <table:table-cell office:value-type="string" calcext:value-type="string">
            <text:p>04f32132dc4b137006daf2be03ea05f5dc90ba1c</text:p>
          </table:table-cell>
          <table:table-cell table:style-name="ce10" table:formula="of:=IF(COUNTIFS([.A$1:.A$500]; [.D26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bacb9b18e71c05f15401a3f6a4c2bd5cc0bc381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19T20:33:43Z</text:p>
          </table:table-cell>
          <table:table-cell office:value-type="string" calcext:value-type="string">
            <text:p>a3dd535e9462ba5f41fd2cd0d62f7d4f4e3d5d0c</text:p>
          </table:table-cell>
          <table:table-cell table:style-name="ce10" table:formula="of:=IF(COUNTIFS([.A$1:.A$500]; [.D26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60ae1a9b9cf1a2db1be4e114841cf9004280ce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19T18:16:55Z</text:p>
          </table:table-cell>
          <table:table-cell office:value-type="string" calcext:value-type="string">
            <text:p>309e80ad5ab007639a89e702fbc14389ad5412a6</text:p>
          </table:table-cell>
          <table:table-cell table:style-name="ce10" table:formula="of:=IF(COUNTIFS([.A$1:.A$500]; [.D26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05d6dab51e1626fe00b6112f999cbbcfe117e9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16T19:48:03Z</text:p>
          </table:table-cell>
          <table:table-cell office:value-type="string" calcext:value-type="string">
            <text:p>d7e19de9a72c496bd006a04d81d90a51b6ea25ba</text:p>
          </table:table-cell>
          <table:table-cell table:style-name="ce10" table:formula="of:=IF(COUNTIFS([.A$1:.A$500]; [.D26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8311e0cf0b36df331535e5cc70783e1067b55a2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10-01T00:36:59Z</text:p>
          </table:table-cell>
          <table:table-cell office:value-type="string" calcext:value-type="string">
            <text:p>dbacb9b18e71c05f15401a3f6a4c2bd5cc0bc381</text:p>
          </table:table-cell>
          <table:table-cell table:style-name="ce10" table:formula="of:=IF(COUNTIFS([.A$1:.A$500]; [.D26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5dd294ae0a1b41e9508f0ce845649adbed9cf8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9-25T16:48:26Z</text:p>
          </table:table-cell>
          <table:table-cell office:value-type="string" calcext:value-type="string">
            <text:p>660ae1a9b9cf1a2db1be4e114841cf9004280ce5</text:p>
          </table:table-cell>
          <table:table-cell table:style-name="ce10" table:formula="of:=IF(COUNTIFS([.A$1:.A$500]; [.D27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984eab1a9717b52fa12655e4e949142da8ab682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9-20T20:00:01Z</text:p>
          </table:table-cell>
          <table:table-cell office:value-type="string" calcext:value-type="string">
            <text:p>e05d6dab51e1626fe00b6112f999cbbcfe117e9f</text:p>
          </table:table-cell>
          <table:table-cell table:style-name="ce10" table:formula="of:=IF(COUNTIFS([.A$1:.A$500]; [.D27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865dde640782c5ca80897a0fbf3703fe867ad3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9-19T20:49:41Z</text:p>
          </table:table-cell>
          <table:table-cell office:value-type="string" calcext:value-type="string">
            <text:p>98311e0cf0b36df331535e5cc70783e1067b55a2</text:p>
          </table:table-cell>
          <table:table-cell table:style-name="ce10" table:formula="of:=IF(COUNTIFS([.A$1:.A$500]; [.D27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b8ca655b78534a0bc8035cb94ad6ffc7034d1a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9-16T12:42:48Z</text:p>
          </table:table-cell>
          <table:table-cell office:value-type="string" calcext:value-type="string">
            <text:p>a5dd294ae0a1b41e9508f0ce845649adbed9cf83</text:p>
          </table:table-cell>
          <table:table-cell table:style-name="ce10" table:formula="of:=IF(COUNTIFS([.A$1:.A$500]; [.D27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3aa2896fa4d3b85fa4b12d6a34f73ca9eff847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9-06T19:35:58Z</text:p>
          </table:table-cell>
          <table:table-cell office:value-type="string" calcext:value-type="string">
            <text:p>a984eab1a9717b52fa12655e4e949142da8ab682</text:p>
          </table:table-cell>
          <table:table-cell table:style-name="ce10" table:formula="of:=IF(COUNTIFS([.A$1:.A$500]; [.D27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b5ec5f82f310667ece491829965aaaf56e63113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9-05T20:41:40Z</text:p>
          </table:table-cell>
          <table:table-cell office:value-type="string" calcext:value-type="string">
            <text:p>3865dde640782c5ca80897a0fbf3703fe867ad3d</text:p>
          </table:table-cell>
          <table:table-cell table:style-name="ce10" table:formula="of:=IF(COUNTIFS([.A$1:.A$500]; [.D27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fad4fd49db1fcb72711953ac68cb6a1dff00acc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9-05T18:06:32Z</text:p>
          </table:table-cell>
          <table:table-cell office:value-type="string" calcext:value-type="string">
            <text:p>eb8ca655b78534a0bc8035cb94ad6ffc7034d1a4</text:p>
          </table:table-cell>
          <table:table-cell table:style-name="ce10" table:formula="of:=IF(COUNTIFS([.A$1:.A$500]; [.D27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78f560f4ca5bd33be40f0d68f3c1a60e612995c5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9-04T21:14:23Z</text:p>
          </table:table-cell>
          <table:table-cell office:value-type="string" calcext:value-type="string">
            <text:p>e3aa2896fa4d3b85fa4b12d6a34f73ca9eff8473</text:p>
          </table:table-cell>
          <table:table-cell table:style-name="ce10" table:formula="of:=IF(COUNTIFS([.A$1:.A$500]; [.D27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9a9aef1cd2c8d5d0bcb0641ff266eeacc9f99712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9-03T20:40:39Z</text:p>
          </table:table-cell>
          <table:table-cell office:value-type="string" calcext:value-type="string">
            <text:p>eb5ec5f82f310667ece491829965aaaf56e63113</text:p>
          </table:table-cell>
          <table:table-cell table:style-name="ce10" table:formula="of:=IF(COUNTIFS([.A$1:.A$500]; [.D27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6bd212b222978a008630d6e49c5de51b99fc8df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8-18T23:50:24Z</text:p>
          </table:table-cell>
          <table:table-cell office:value-type="string" calcext:value-type="string">
            <text:p>7fad4fd49db1fcb72711953ac68cb6a1dff00acc</text:p>
          </table:table-cell>
          <table:table-cell table:style-name="ce10" table:formula="of:=IF(COUNTIFS([.A$1:.A$500]; [.D27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34b7569c548423e5edef4451b488c37c34a0e1</text:p>
          </table:table-cell>
          <table:table-cell office:value-type="string" calcext:value-type="string">
            <text:p>mzheravin</text:p>
          </table:table-cell>
          <table:table-cell office:value-type="string" calcext:value-type="string">
            <text:p>2018-08-15T21:25:31Z</text:p>
          </table:table-cell>
          <table:table-cell office:value-type="string" calcext:value-type="string">
            <text:p>78f560f4ca5bd33be40f0d68f3c1a60e612995c5</text:p>
          </table:table-cell>
          <table:table-cell table:style-name="ce10" table:formula="of:=IF(COUNTIFS([.A$1:.A$500]; [.D28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8038d467a921bb460598adf66bd9606fd4bba159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8-14T21:35:20Z</text:p>
          </table:table-cell>
          <table:table-cell office:value-type="string" calcext:value-type="string">
            <text:p>9a9aef1cd2c8d5d0bcb0641ff266eeacc9f99712</text:p>
          </table:table-cell>
          <table:table-cell table:style-name="ce10" table:formula="of:=IF(COUNTIFS([.A$1:.A$500]; [.D28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6a3952402c4f77061aa05e4f2f8cda7e5d7fc5e5</text:p>
          </table:table-cell>
          <table:table-cell office:value-type="string" calcext:value-type="string">
            <text:p>mzheravin</text:p>
          </table:table-cell>
          <table:table-cell office:value-type="string" calcext:value-type="string">
            <text:p>2018-08-14T21:33:28Z</text:p>
          </table:table-cell>
          <table:table-cell office:value-type="string" calcext:value-type="string">
            <text:p>16bd212b222978a008630d6e49c5de51b99fc8df</text:p>
          </table:table-cell>
          <table:table-cell table:style-name="ce10" table:formula="of:=IF(COUNTIFS([.A$1:.A$500]; [.D282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61ae1451b9aebe95931f59a2b9be7aa1e051ec8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8-09T22:49:48Z</text:p>
          </table:table-cell>
          <table:table-cell office:value-type="string" calcext:value-type="string">
            <text:p>fb34b7569c548423e5edef4451b488c37c34a0e1</text:p>
          </table:table-cell>
          <table:table-cell table:style-name="ce10" table:formula="of:=IF(COUNTIFS([.A$1:.A$500]; [.D283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3ba561965bba560d4bd1acf54290f3fb90d82807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8-09T22:14:45Z</text:p>
          </table:table-cell>
          <table:table-cell office:value-type="string" calcext:value-type="string">
            <text:p>8038d467a921bb460598adf66bd9606fd4bba159</text:p>
          </table:table-cell>
          <table:table-cell table:style-name="ce10" table:formula="of:=IF(COUNTIFS([.A$1:.A$500]; [.D284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1a312aee6b72fb2fa10f86b81a81843076ce0ac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8-08T20:23:35Z</text:p>
          </table:table-cell>
          <table:table-cell office:value-type="string" calcext:value-type="string">
            <text:p>6a3952402c4f77061aa05e4f2f8cda7e5d7fc5e5</text:p>
          </table:table-cell>
          <table:table-cell table:style-name="ce10" table:formula="of:=IF(COUNTIFS([.A$1:.A$500]; [.D285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332f9dfc0046e3d33b60fa2cde4f5654a75e10d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8-06T22:26:47Z</text:p>
          </table:table-cell>
          <table:table-cell office:value-type="string" calcext:value-type="string">
            <text:p>d61ae1451b9aebe95931f59a2b9be7aa1e051ec8</text:p>
          </table:table-cell>
          <table:table-cell table:style-name="ce10" table:formula="of:=IF(COUNTIFS([.A$1:.A$500]; [.D286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4a0750b2027a785c1eb929bb5775225145345eb6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8-06T22:08:46Z</text:p>
          </table:table-cell>
          <table:table-cell office:value-type="string" calcext:value-type="string">
            <text:p>3ba561965bba560d4bd1acf54290f3fb90d82807</text:p>
          </table:table-cell>
          <table:table-cell table:style-name="ce10" table:formula="of:=IF(COUNTIFS([.A$1:.A$500]; [.D287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e240fd366ec32db1b58990ca27c8b6c1e9f199a4</text:p>
          </table:table-cell>
          <table:table-cell office:value-type="string" calcext:value-type="string">
            <text:p>Maksim Zheravin</text:p>
          </table:table-cell>
          <table:table-cell office:value-type="string" calcext:value-type="string">
            <text:p>2018-08-05T22:12:14Z</text:p>
          </table:table-cell>
          <table:table-cell office:value-type="string" calcext:value-type="string">
            <text:p>1a312aee6b72fb2fa10f86b81a81843076ce0ac6</text:p>
          </table:table-cell>
          <table:table-cell table:style-name="ce10" table:formula="of:=IF(COUNTIFS([.A$1:.A$500]; [.D288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a332f9dfc0046e3d33b60fa2cde4f5654a75e10d</text:p>
          </table:table-cell>
          <table:table-cell table:style-name="ce10" table:formula="of:=IF(COUNTIFS([.A$1:.A$500]; [.D289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4a0750b2027a785c1eb929bb5775225145345eb6</text:p>
          </table:table-cell>
          <table:table-cell table:style-name="ce10" table:formula="of:=IF(COUNTIFS([.A$1:.A$500]; [.D290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>
          <table:table-cell table:number-columns-repeated="3"/>
          <table:table-cell office:value-type="string" calcext:value-type="string">
            <text:p>e240fd366ec32db1b58990ca27c8b6c1e9f199a4</text:p>
          </table:table-cell>
          <table:table-cell table:style-name="ce10" table:formula="of:=IF(COUNTIFS([.A$1:.A$500]; [.D291]))" office:value-type="boolean" office:boolean-value="true" calcext:value-type="boolean">
            <text:p>WAAR</text:p>
          </table:table-cell>
          <table:table-cell table:number-columns-repeated="16379"/>
        </table:table-row>
        <table:table-row table:style-name="ro1" table:number-rows-repeated="104828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ssue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4" table:default-cell-style-name="Default"/>
        <table:table-column table:style-name="co5" table:default-cell-style-name="ce5"/>
        <table:table-row table:style-name="ro1">
          <table:table-cell office:value-type="float" office:value="1774240990" calcext:value-type="float">
            <text:p>177424099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elete symbol in exchange-cor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3-06-26T08:37:17Z</text:p>
          </table:table-cell>
          <table:table-cell table:style-name="Default"/>
        </table:table-row>
        <table:table-row table:style-name="ro1">
          <table:table-cell office:value-type="float" office:value="1757768531" calcext:value-type="float">
            <text:p>175776853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Bump guava from 31.1-jre to 32.0.0-jr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3-06-14T22:52:07Z</text:p>
          </table:table-cell>
          <table:table-cell table:style-name="Default"/>
        </table:table-row>
        <table:table-row table:style-name="ro1">
          <table:table-cell office:value-type="float" office:value="1497890054" calcext:value-type="float">
            <text:p>149789005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es exchange-core support java17 or higher vers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2-12-15T06:50:58Z</text:p>
          </table:table-cell>
          <table:table-cell office:value-type="date" office:date-value="2022-12-15T06:50:58" calcext:value-type="date">
            <text:p>2022-12-15 06:50:58</text:p>
          </table:table-cell>
        </table:table-row>
        <table:table-row table:style-name="ro1">
          <table:table-cell office:value-type="float" office:value="1445567147" calcext:value-type="float">
            <text:p>144556714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如何配置订单为限价订单，价格相同才可以交易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11-11T14:40:10Z</text:p>
          </table:table-cell>
          <table:table-cell office:value-type="date" office:date-value="2022-11-11T14:40:10" calcext:value-type="date">
            <text:p>2022-11-11 14:40:10</text:p>
          </table:table-cell>
        </table:table-row>
        <table:table-row table:style-name="ro1">
          <table:table-cell office:value-type="float" office:value="1445563380" calcext:value-type="float">
            <text:p>144556338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Hello! How to configure a price limit order? Where is the modul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11-11T14:37:04Z</text:p>
          </table:table-cell>
          <table:table-cell office:value-type="date" office:date-value="2022-11-11T14:37:04" calcext:value-type="date">
            <text:p>2022-11-11 14:37:04</text:p>
          </table:table-cell>
        </table:table-row>
        <table:table-row table:style-name="ro1">
          <table:table-cell office:value-type="float" office:value="1410073499" calcext:value-type="float">
            <text:p>141007349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Exchange Cor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10-15T07:04:49Z</text:p>
          </table:table-cell>
          <table:table-cell office:value-type="date" office:date-value="2022-10-15T07:04:49" calcext:value-type="date">
            <text:p>2022-10-15 07:04:49</text:p>
          </table:table-cell>
        </table:table-row>
        <table:table-row table:style-name="ro1">
          <table:table-cell office:value-type="float" office:value="1404730873" calcext:value-type="float">
            <text:p>140473087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ore testcases for accoun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10-11T14:20:09Z</text:p>
          </table:table-cell>
          <table:table-cell office:value-type="date" office:date-value="2022-10-11T14:20:09" calcext:value-type="date">
            <text:p>2022-10-11 14:20:09</text:p>
          </table:table-cell>
        </table:table-row>
        <table:table-row table:style-name="ro1">
          <table:table-cell office:value-type="float" office:value="1404544759" calcext:value-type="float">
            <text:p>140454475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Fix uid is 0 in SingleUserReportResul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10-11T12:21:14Z</text:p>
          </table:table-cell>
          <table:table-cell office:value-type="date" office:date-value="2022-10-11T12:21:14" calcext:value-type="date">
            <text:p>2022-10-11 12:21:14</text:p>
          </table:table-cell>
        </table:table-row>
        <table:table-row table:style-name="ro1">
          <table:table-cell office:value-type="float" office:value="1387766578" calcext:value-type="float">
            <text:p>138776657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ew release of exchange-cor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09-27T13:27:00Z</text:p>
          </table:table-cell>
          <table:table-cell office:value-type="date" office:date-value="2022-09-27T13:27:00" calcext:value-type="date">
            <text:p>2022-09-27 13:27:00</text:p>
          </table:table-cell>
        </table:table-row>
        <table:table-row table:style-name="ro1">
          <table:table-cell office:value-type="float" office:value="1366312173" calcext:value-type="float">
            <text:p>136631217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RAM is consuming more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09-08T13:16:50Z</text:p>
          </table:table-cell>
          <table:table-cell office:value-type="date" office:date-value="2022-09-08T13:16:50" calcext:value-type="date">
            <text:p>2022-09-08 13:16:50</text:p>
          </table:table-cell>
        </table:table-row>
        <table:table-row table:style-name="ro1">
          <table:table-cell office:value-type="float" office:value="1331859905" calcext:value-type="float">
            <text:p>133185990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emoving sun.misc.Unsafe;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08-08T13:15:52Z</text:p>
          </table:table-cell>
          <table:table-cell office:value-type="date" office:date-value="2022-08-08T13:15:52" calcext:value-type="date">
            <text:p>2022-08-08 13:15:52</text:p>
          </table:table-cell>
        </table:table-row>
        <table:table-row table:style-name="ro1">
          <table:table-cell office:value-type="float" office:value="1309820982" calcext:value-type="float">
            <text:p>130982098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exchange-core does not work work with java17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07-19T17:13:12Z</text:p>
          </table:table-cell>
          <table:table-cell office:value-type="date" office:date-value="2022-07-19T17:13:12" calcext:value-type="date">
            <text:p>2022-07-19 17:13:12</text:p>
          </table:table-cell>
        </table:table-row>
        <table:table-row table:style-name="ro1">
          <table:table-cell office:value-type="float" office:value="1306824362" calcext:value-type="float">
            <text:p>130682436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move symbols on the go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07-16T14:36:12Z</text:p>
          </table:table-cell>
          <table:table-cell office:value-type="date" office:date-value="2022-07-16T14:36:12" calcext:value-type="date">
            <text:p>2022-07-16 14:36:12</text:p>
          </table:table-cell>
        </table:table-row>
        <table:table-row table:style-name="ro1">
          <table:table-cell office:value-type="float" office:value="1294274284" calcext:value-type="float">
            <text:p>129427428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How to handle failure or exception that may occur in Orderbook processing.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07-05T13:04:13Z</text:p>
          </table:table-cell>
          <table:table-cell office:value-type="date" office:date-value="2022-07-05T13:04:13" calcext:value-type="date">
            <text:p>2022-07-05 13:04:13</text:p>
          </table:table-cell>
        </table:table-row>
        <table:table-row table:style-name="ro1">
          <table:table-cell office:value-type="float" office:value="1284771758" calcext:value-type="float">
            <text:p>128477175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xchange core stoc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06-26T02:02:30Z</text:p>
          </table:table-cell>
          <table:table-cell office:value-type="date" office:date-value="2022-06-26T02:02:30" calcext:value-type="date">
            <text:p>2022-06-26 02:02:30</text:p>
          </table:table-cell>
        </table:table-row>
        <table:table-row table:style-name="ro1">
          <table:table-cell office:value-type="float" office:value="1281862225" calcext:value-type="float">
            <text:p>128186222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what is risk control <text:s/>?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06-23T06:11:27Z</text:p>
          </table:table-cell>
          <table:table-cell office:value-type="date" office:date-value="2022-06-23T06:11:27" calcext:value-type="date">
            <text:p>2022-06-23 06:11:27</text:p>
          </table:table-cell>
        </table:table-row>
        <table:table-row table:style-name="ro1">
          <table:table-cell office:value-type="float" office:value="1257874438" calcext:value-type="float">
            <text:p>125787443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lease explain what this todo "TODO check if nextSequence is correct (not nextSequence+-1)?" mean?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06-02T08:36:24Z</text:p>
          </table:table-cell>
          <table:table-cell office:value-type="date" office:date-value="2022-06-02T08:36:24" calcext:value-type="date">
            <text:p>2022-06-02 08:36:24</text:p>
          </table:table-cell>
        </table:table-row>
        <table:table-row table:style-name="ro1">
          <table:table-cell office:value-type="float" office:value="1244253505" calcext:value-type="float">
            <text:p>124425350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Order Specific Fee Calcula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05-22T13:26:18Z</text:p>
          </table:table-cell>
          <table:table-cell office:value-type="date" office:date-value="2022-05-22T13:26:18" calcext:value-type="date">
            <text:p>2022-05-22 13:26:18</text:p>
          </table:table-cell>
        </table:table-row>
        <table:table-row table:style-name="ro1">
          <table:table-cell office:value-type="float" office:value="1235426732" calcext:value-type="float">
            <text:p>123542673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ump to junit5, mockito, nasdaq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2-05-13T16:01:49Z</text:p>
          </table:table-cell>
          <table:table-cell office:value-type="date" office:date-value="2022-05-13T16:01:49" calcext:value-type="date">
            <text:p>2022-05-13 16:01:49</text:p>
          </table:table-cell>
        </table:table-row>
        <table:table-row table:style-name="ro1">
          <table:table-cell office:value-type="float" office:value="1233077781" calcext:value-type="float">
            <text:p>123307778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27 lib updates, throwIfSnapshotNotFoun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2-05-11T19:15:02Z</text:p>
          </table:table-cell>
          <table:table-cell office:value-type="date" office:date-value="2022-05-11T19:15:02" calcext:value-type="date">
            <text:p>2022-05-11 19:15:02</text:p>
          </table:table-cell>
        </table:table-row>
        <table:table-row table:style-name="ro1">
          <table:table-cell office:value-type="float" office:value="1222794762" calcext:value-type="float">
            <text:p>122279476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update installation guid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2-05-02T11:53:42Z</text:p>
          </table:table-cell>
          <table:table-cell office:value-type="date" office:date-value="2022-05-02T11:53:42" calcext:value-type="date">
            <text:p>2022-05-02 11:53:42</text:p>
          </table:table-cell>
        </table:table-row>
        <table:table-row table:style-name="ro1">
          <table:table-cell office:value-type="float" office:value="1214853886" calcext:value-type="float">
            <text:p>121485388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Journaling and Snapshot improvemen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04-25T18:03:05Z</text:p>
          </table:table-cell>
          <table:table-cell office:value-type="date" office:date-value="2022-04-25T18:03:05" calcext:value-type="date">
            <text:p>2022-04-25 18:03:05</text:p>
          </table:table-cell>
        </table:table-row>
        <table:table-row table:style-name="ro1">
          <table:table-cell office:value-type="float" office:value="1213275173" calcext:value-type="float">
            <text:p>121327517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ump cucumber7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2-04-23T11:19:35Z</text:p>
          </table:table-cell>
          <table:table-cell office:value-type="date" office:date-value="2022-04-23T11:19:35" calcext:value-type="date">
            <text:p>2022-04-23 11:19:35</text:p>
          </table:table-cell>
        </table:table-row>
        <table:table-row table:style-name="ro1">
          <table:table-cell office:value-type="float" office:value="1195955252" calcext:value-type="float">
            <text:p>119595525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Java 17 Support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04-07T12:09:39Z</text:p>
          </table:table-cell>
          <table:table-cell office:value-type="date" office:date-value="2022-04-07T12:09:39" calcext:value-type="date">
            <text:p>2022-04-07 12:09:39</text:p>
          </table:table-cell>
        </table:table-row>
        <table:table-row table:style-name="ro1">
          <table:table-cell office:value-type="float" office:value="1181239725" calcext:value-type="float">
            <text:p>11812397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I need your hel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2-03-25T20:27:02Z</text:p>
          </table:table-cell>
          <table:table-cell office:value-type="date" office:date-value="2022-03-25T20:27:02" calcext:value-type="date">
            <text:p>2022-03-25 20:27:02</text:p>
          </table:table-cell>
        </table:table-row>
        <table:table-row table:style-name="ro1">
          <table:table-cell office:value-type="float" office:value="1122844469" calcext:value-type="float">
            <text:p>112284446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an you share benchmark code that you used in the main page of the project?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02-03T09:27:30Z</text:p>
          </table:table-cell>
          <table:table-cell office:value-type="date" office:date-value="2022-02-03T09:27:30" calcext:value-type="date">
            <text:p>2022-02-03 09:27:30</text:p>
          </table:table-cell>
        </table:table-row>
        <table:table-row table:style-name="ro1">
          <table:table-cell office:value-type="float" office:value="1108759626" calcext:value-type="float">
            <text:p>110875962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fix issue 103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2-01-20T02:21:33Z</text:p>
          </table:table-cell>
          <table:table-cell office:value-type="date" office:date-value="2022-01-20T02:21:33" calcext:value-type="date">
            <text:p>2022-01-20 02:21:33</text:p>
          </table:table-cell>
        </table:table-row>
        <table:table-row table:style-name="ro1">
          <table:table-cell office:value-type="float" office:value="1103927360" calcext:value-type="float">
            <text:p>110392736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o customer balance get persisted?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2-01-14T17:15:30Z</text:p>
          </table:table-cell>
          <table:table-cell office:value-type="date" office:date-value="2022-01-14T17:15:30" calcext:value-type="date">
            <text:p>2022-01-14 17:15:30</text:p>
          </table:table-cell>
        </table:table-row>
        <table:table-row table:style-name="ro1">
          <table:table-cell office:value-type="float" office:value="1080530537" calcext:value-type="float">
            <text:p>108053053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rocess of making snapshot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12-15T03:46:49Z</text:p>
          </table:table-cell>
          <table:table-cell office:value-type="date" office:date-value="2021-12-15T03:46:49" calcext:value-type="date">
            <text:p>2021-12-15 03:46:49</text:p>
          </table:table-cell>
        </table:table-row>
        <table:table-row table:style-name="ro1">
          <table:table-cell office:value-type="float" office:value="1079658659" calcext:value-type="float">
            <text:p>107965865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why in mode NO_RISK_PROCESSING, risk engine should wor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12-14T11:46:27Z</text:p>
          </table:table-cell>
          <table:table-cell office:value-type="date" office:date-value="2021-12-14T11:46:27" calcext:value-type="date">
            <text:p>2021-12-14 11:46:27</text:p>
          </table:table-cell>
        </table:table-row>
        <table:table-row table:style-name="ro1">
          <table:table-cell office:value-type="float" office:value="1054525997" calcext:value-type="float">
            <text:p>105452599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java.lang.NegativeArraySizeException in exchange-cor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11-16T07:10:51Z</text:p>
          </table:table-cell>
          <table:table-cell office:value-type="date" office:date-value="2021-11-16T07:10:51" calcext:value-type="date">
            <text:p>2021-11-16 07:10:51</text:p>
          </table:table-cell>
        </table:table-row>
        <table:table-row table:style-name="ro1">
          <table:table-cell office:value-type="float" office:value="1037886543" calcext:value-type="float">
            <text:p>103788654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Contribution needed for diagram to demonstrate how exchange-core work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10-27T21:42:23Z</text:p>
          </table:table-cell>
          <table:table-cell office:value-type="date" office:date-value="2021-10-27T21:42:23" calcext:value-type="date">
            <text:p>2021-10-27 21:42:23</text:p>
          </table:table-cell>
        </table:table-row>
        <table:table-row table:style-name="ro1">
          <table:table-cell office:value-type="float" office:value="1029331764" calcext:value-type="float">
            <text:p>10293317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xchange core showing java.lang.OutOfMemoryError:Java Heap Spa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10-18T16:19:42Z</text:p>
          </table:table-cell>
          <table:table-cell office:value-type="date" office:date-value="2021-10-18T16:19:42" calcext:value-type="date">
            <text:p>2021-10-18 16:19:42</text:p>
          </table:table-cell>
        </table:table-row>
        <table:table-row table:style-name="ro1">
          <table:table-cell office:value-type="float" office:value="957714951" calcext:value-type="float">
            <text:p>95771495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.travis.yml does not cache dependenci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1-08-02T04:00:17Z</text:p>
          </table:table-cell>
          <table:table-cell office:value-type="date" office:date-value="2021-08-02T04:00:17" calcext:value-type="date">
            <text:p>2021-08-02 04:00:17</text:p>
          </table:table-cell>
        </table:table-row>
        <table:table-row table:style-name="ro1">
          <table:table-cell office:value-type="float" office:value="951428984" calcext:value-type="float">
            <text:p>95142898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OrderTyp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07-23T09:55:36Z</text:p>
          </table:table-cell>
          <table:table-cell office:value-type="date" office:date-value="2021-07-23T09:55:36" calcext:value-type="date">
            <text:p>2021-07-23 09:55:36</text:p>
          </table:table-cell>
        </table:table-row>
        <table:table-row table:style-name="ro1">
          <table:table-cell office:value-type="float" office:value="944159653" calcext:value-type="float">
            <text:p>94415965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Order Type FO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07-14T08:04:23Z</text:p>
          </table:table-cell>
          <table:table-cell office:value-type="date" office:date-value="2021-07-14T08:04:23" calcext:value-type="date">
            <text:p>2021-07-14 08:04:23</text:p>
          </table:table-cell>
        </table:table-row>
        <table:table-row table:style-name="ro1">
          <table:table-cell office:value-type="float" office:value="939574424" calcext:value-type="float">
            <text:p>93957442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covering from specific snapshot file name problem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1-07-08T07:48:04Z</text:p>
          </table:table-cell>
          <table:table-cell office:value-type="date" office:date-value="2021-07-08T07:48:04" calcext:value-type="date">
            <text:p>2021-07-08 07:48:04</text:p>
          </table:table-cell>
        </table:table-row>
        <table:table-row table:style-name="ro1">
          <table:table-cell office:value-type="float" office:value="915656554" calcext:value-type="float">
            <text:p>91565655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Fixing USER_SUSPEND method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06-09T00:12:42Z</text:p>
          </table:table-cell>
          <table:table-cell office:value-type="date" office:date-value="2021-06-09T00:12:42" calcext:value-type="date">
            <text:p>2021-06-09 00:12:42</text:p>
          </table:table-cell>
        </table:table-row>
        <table:table-row table:style-name="ro1">
          <table:table-cell office:value-type="float" office:value="874658843" calcext:value-type="float">
            <text:p>87465884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oveOrder (Update Timestamp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05-03T15:09:23Z</text:p>
          </table:table-cell>
          <table:table-cell office:value-type="date" office:date-value="2021-05-03T15:09:23" calcext:value-type="date">
            <text:p>2021-05-03 15:09:23</text:p>
          </table:table-cell>
        </table:table-row>
        <table:table-row table:style-name="ro1">
          <table:table-cell office:value-type="float" office:value="874658512" calcext:value-type="float">
            <text:p>8746585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veOrder (Update Timestamp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05-03T15:08:59Z</text:p>
          </table:table-cell>
          <table:table-cell office:value-type="date" office:date-value="2021-05-03T15:08:59" calcext:value-type="date">
            <text:p>2021-05-03 15:08:59</text:p>
          </table:table-cell>
        </table:table-row>
        <table:table-row table:style-name="ro1">
          <table:table-cell office:value-type="float" office:value="873475093" calcext:value-type="float">
            <text:p>87347509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ode reorganiz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1-05-01T00:14:44Z</text:p>
          </table:table-cell>
          <table:table-cell office:value-type="date" office:date-value="2021-05-01T00:14:44" calcext:value-type="date">
            <text:p>2021-05-01 00:14:44</text:p>
          </table:table-cell>
        </table:table-row>
        <table:table-row table:style-name="ro1">
          <table:table-cell office:value-type="float" office:value="871693894" calcext:value-type="float">
            <text:p>87169389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top Loss/Take Profit Integr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1-04-29T23:57:43Z</text:p>
          </table:table-cell>
          <table:table-cell office:value-type="date" office:date-value="2021-04-29T23:57:43" calcext:value-type="date">
            <text:p>2021-04-29 23:57:43</text:p>
          </table:table-cell>
        </table:table-row>
        <table:table-row table:style-name="ro1">
          <table:table-cell office:value-type="float" office:value="868839373" calcext:value-type="float">
            <text:p>86883937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java.io.FileNotFoundException: .\dumps\NUMBERS_journal_0_0001.ecj (The system cannot find the path specified)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1-04-27T13:17:33Z</text:p>
          </table:table-cell>
          <table:table-cell office:value-type="date" office:date-value="2021-04-27T13:17:33" calcext:value-type="date">
            <text:p>2021-04-27 13:17:33</text:p>
          </table:table-cell>
        </table:table-row>
        <table:table-row table:style-name="ro1">
          <table:table-cell office:value-type="float" office:value="864139903" calcext:value-type="float">
            <text:p>86413990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onfusion about baseScaleK and quoteScaleK and Pri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04-21T18:06:04Z</text:p>
          </table:table-cell>
          <table:table-cell office:value-type="date" office:date-value="2021-04-21T18:06:04" calcext:value-type="date">
            <text:p>2021-04-21 18:06:04</text:p>
          </table:table-cell>
        </table:table-row>
        <table:table-row table:style-name="ro1">
          <table:table-cell office:value-type="float" office:value="860790207" calcext:value-type="float">
            <text:p>86079020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olving issue #5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1-04-18T23:16:06Z</text:p>
          </table:table-cell>
          <table:table-cell office:value-type="date" office:date-value="2021-04-18T23:16:06" calcext:value-type="date">
            <text:p>2021-04-18 23:16:06</text:p>
          </table:table-cell>
        </table:table-row>
        <table:table-row table:style-name="ro1">
          <table:table-cell office:value-type="float" office:value="860790087" calcext:value-type="float">
            <text:p>86079008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olving Issue #59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1-04-18T23:15:19Z</text:p>
          </table:table-cell>
          <table:table-cell office:value-type="date" office:date-value="2021-04-18T23:15:19" calcext:value-type="date">
            <text:p>2021-04-18 23:15:19</text:p>
          </table:table-cell>
        </table:table-row>
        <table:table-row table:style-name="ro1">
          <table:table-cell office:value-type="float" office:value="849410416" calcext:value-type="float">
            <text:p>84941041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PI is ready?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1-04-02T19:14:13Z</text:p>
          </table:table-cell>
          <table:table-cell office:value-type="date" office:date-value="2021-04-02T19:14:13" calcext:value-type="date">
            <text:p>2021-04-02 19:14:13</text:p>
          </table:table-cell>
        </table:table-row>
        <table:table-row table:style-name="ro1">
          <table:table-cell office:value-type="float" office:value="847293842" calcext:value-type="float">
            <text:p>84729384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mp guava from 28.2-jre to 29.0-jr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1-03-31T20:36:34Z</text:p>
          </table:table-cell>
          <table:table-cell office:value-type="date" office:date-value="2021-03-31T20:36:34" calcext:value-type="date">
            <text:p>2021-03-31 20:36:34</text:p>
          </table:table-cell>
        </table:table-row>
        <table:table-row table:style-name="ro1">
          <table:table-cell office:value-type="float" office:value="823206388" calcext:value-type="float">
            <text:p>82320638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ow to get execution report <text:s/>and the real-time orderboo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03-05T15:47:13Z</text:p>
          </table:table-cell>
          <table:table-cell office:value-type="date" office:date-value="2021-03-05T15:47:13" calcext:value-type="date">
            <text:p>2021-03-05 15:47:13</text:p>
          </table:table-cell>
        </table:table-row>
        <table:table-row table:style-name="ro1">
          <table:table-cell office:value-type="float" office:value="823079650" calcext:value-type="float">
            <text:p>8230796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aximum capacity of keeping order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1-03-05T13:23:24Z</text:p>
          </table:table-cell>
          <table:table-cell office:value-type="date" office:date-value="2021-03-05T13:23:24" calcext:value-type="date">
            <text:p>2021-03-05 13:23:24</text:p>
          </table:table-cell>
        </table:table-row>
        <table:table-row table:style-name="ro1">
          <table:table-cell office:value-type="float" office:value="818291742" calcext:value-type="float">
            <text:p>81829174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upport for UUID instead of in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02-28T19:44:33Z</text:p>
          </table:table-cell>
          <table:table-cell office:value-type="date" office:date-value="2021-02-28T19:44:33" calcext:value-type="date">
            <text:p>2021-02-28 19:44:33</text:p>
          </table:table-cell>
        </table:table-row>
        <table:table-row table:style-name="ro1">
          <table:table-cell office:value-type="float" office:value="797705443" calcext:value-type="float">
            <text:p>79770544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Where is MatcherEventType.CANCEL?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1-01-31T12:58:50Z</text:p>
          </table:table-cell>
          <table:table-cell office:value-type="date" office:date-value="2021-01-31T12:58:50" calcext:value-type="date">
            <text:p>2021-01-31 12:58:50</text:p>
          </table:table-cell>
        </table:table-row>
        <table:table-row table:style-name="ro1">
          <table:table-cell office:value-type="float" office:value="797690474" calcext:value-type="float">
            <text:p>79769047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How to place MarketOrder?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01-31T11:35:35Z</text:p>
          </table:table-cell>
          <table:table-cell office:value-type="date" office:date-value="2021-01-31T11:35:35" calcext:value-type="date">
            <text:p>2021-01-31 11:35:35</text:p>
          </table:table-cell>
        </table:table-row>
        <table:table-row table:style-name="ro1">
          <table:table-cell office:value-type="float" office:value="792570792" calcext:value-type="float">
            <text:p>79257079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de error?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01-23T14:29:55Z</text:p>
          </table:table-cell>
          <table:table-cell office:value-type="date" office:date-value="2021-01-23T14:29:55" calcext:value-type="date">
            <text:p>2021-01-23 14:29:55</text:p>
          </table:table-cell>
        </table:table-row>
        <table:table-row table:style-name="ro1">
          <table:table-cell office:value-type="float" office:value="784744654" calcext:value-type="float">
            <text:p>78474465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ow to present floating in amount and price for symbo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01-13T02:57:34Z</text:p>
          </table:table-cell>
          <table:table-cell office:value-type="date" office:date-value="2021-01-13T02:57:34" calcext:value-type="date">
            <text:p>2021-01-13 02:57:34</text:p>
          </table:table-cell>
        </table:table-row>
        <table:table-row table:style-name="ro1">
          <table:table-cell office:value-type="float" office:value="777332137" calcext:value-type="float">
            <text:p>77733213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toring the exchang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1-01-01T18:38:57Z</text:p>
          </table:table-cell>
          <table:table-cell office:value-type="date" office:date-value="2021-01-01T18:38:57" calcext:value-type="date">
            <text:p>2021-01-01 18:38:57</text:p>
          </table:table-cell>
        </table:table-row>
        <table:table-row table:style-name="ro1">
          <table:table-cell office:value-type="float" office:value="766005900" calcext:value-type="float">
            <text:p>7660059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iskRelease out of order execu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12-14T06:57:46Z</text:p>
          </table:table-cell>
          <table:table-cell office:value-type="date" office:date-value="2020-12-14T06:57:46" calcext:value-type="date">
            <text:p>2020-12-14 06:57:46</text:p>
          </table:table-cell>
        </table:table-row>
        <table:table-row table:style-name="ro1">
          <table:table-cell office:value-type="float" office:value="764709577" calcext:value-type="float">
            <text:p>76470957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when do you want to support FIX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12-13T01:20:50Z</text:p>
          </table:table-cell>
          <table:table-cell office:value-type="date" office:date-value="2020-12-13T01:20:50" calcext:value-type="date">
            <text:p>2020-12-13 01:20:50</text:p>
          </table:table-cell>
        </table:table-row>
        <table:table-row table:style-name="ro1">
          <table:table-cell office:value-type="float" office:value="754466172" calcext:value-type="float">
            <text:p>75446617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hy <text:s/>duplicate order id - can match, but can not pla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12-01T14:55:23Z</text:p>
          </table:table-cell>
          <table:table-cell office:value-type="date" office:date-value="2020-12-01T14:55:23" calcext:value-type="date">
            <text:p>2020-12-01 14:55:23</text:p>
          </table:table-cell>
        </table:table-row>
        <table:table-row table:style-name="ro1">
          <table:table-cell office:value-type="float" office:value="750841924" calcext:value-type="float">
            <text:p>75084192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rderId datatyp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11-25T14:01:12Z</text:p>
          </table:table-cell>
          <table:table-cell office:value-type="date" office:date-value="2020-11-25T14:01:12" calcext:value-type="date">
            <text:p>2020-11-25 14:01:12</text:p>
          </table:table-cell>
        </table:table-row>
        <table:table-row table:style-name="ro1">
          <table:table-cell office:value-type="float" office:value="728010814" calcext:value-type="float">
            <text:p>72801081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rderBook Cre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10-23T08:13:11Z</text:p>
          </table:table-cell>
          <table:table-cell office:value-type="date" office:date-value="2020-10-23T08:13:11" calcext:value-type="date">
            <text:p>2020-10-23 08:13:11</text:p>
          </table:table-cell>
        </table:table-row>
        <table:table-row table:style-name="ro1">
          <table:table-cell office:value-type="float" office:value="719936420" calcext:value-type="float">
            <text:p>7199364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ump junit from 4.13 to 4.13.1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10-13T07:03:37Z</text:p>
          </table:table-cell>
          <table:table-cell office:value-type="date" office:date-value="2020-10-13T07:03:37" calcext:value-type="date">
            <text:p>2020-10-13 07:03:37</text:p>
          </table:table-cell>
        </table:table-row>
        <table:table-row table:style-name="ro1">
          <table:table-cell office:value-type="float" office:value="711168317" calcext:value-type="float">
            <text:p>7111683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inaryCommandsProcessor code proble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09-29T14:29:14Z</text:p>
          </table:table-cell>
          <table:table-cell office:value-type="date" office:date-value="2020-09-29T14:29:14" calcext:value-type="date">
            <text:p>2020-09-29 14:29:14</text:p>
          </table:table-cell>
        </table:table-row>
        <table:table-row table:style-name="ro1">
          <table:table-cell office:value-type="float" office:value="691866451" calcext:value-type="float">
            <text:p>69186645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imitOrder and MarketOrder?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09-03T10:57:07Z</text:p>
          </table:table-cell>
          <table:table-cell office:value-type="date" office:date-value="2020-09-03T10:57:07" calcext:value-type="date">
            <text:p>2020-09-03 10:57:07</text:p>
          </table:table-cell>
        </table:table-row>
        <table:table-row table:style-name="ro1">
          <table:table-cell office:value-type="float" office:value="688563343" calcext:value-type="float">
            <text:p>68856334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ode proble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08-29T16:29:56Z</text:p>
          </table:table-cell>
          <table:table-cell office:value-type="date" office:date-value="2020-08-29T16:29:56" calcext:value-type="date">
            <text:p>2020-08-29 16:29:56</text:p>
          </table:table-cell>
        </table:table-row>
        <table:table-row table:style-name="ro1">
          <table:table-cell office:value-type="float" office:value="681593057" calcext:value-type="float">
            <text:p>68159305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anPlaceMarginOrde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08-19T06:49:10Z</text:p>
          </table:table-cell>
          <table:table-cell office:value-type="date" office:date-value="2020-08-19T06:49:10" calcext:value-type="date">
            <text:p>2020-08-19 06:49:10</text:p>
          </table:table-cell>
        </table:table-row>
        <table:table-row table:style-name="ro1">
          <table:table-cell office:value-type="float" office:value="678775436" calcext:value-type="float">
            <text:p>67877543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re there any guarantees for in-order processing?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08-13T22:41:31Z</text:p>
          </table:table-cell>
          <table:table-cell office:value-type="date" office:date-value="2020-08-13T22:41:31" calcext:value-type="date">
            <text:p>2020-08-13 22:41:31</text:p>
          </table:table-cell>
        </table:table-row>
        <table:table-row table:style-name="ro1">
          <table:table-cell office:value-type="float" office:value="673660139" calcext:value-type="float">
            <text:p>6736601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ncurrency Issue 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8-05T16:02:25Z</text:p>
          </table:table-cell>
          <table:table-cell office:value-type="date" office:date-value="2020-08-05T16:02:25" calcext:value-type="date">
            <text:p>2020-08-05 16:02:25</text:p>
          </table:table-cell>
        </table:table-row>
        <table:table-row table:style-name="ro1">
          <table:table-cell office:value-type="float" office:value="662076321" calcext:value-type="float">
            <text:p>6620763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egged Order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07-20T17:34:12Z</text:p>
          </table:table-cell>
          <table:table-cell office:value-type="date" office:date-value="2020-07-20T17:34:12" calcext:value-type="date">
            <text:p>2020-07-20 17:34:12</text:p>
          </table:table-cell>
        </table:table-row>
        <table:table-row table:style-name="ro1">
          <table:table-cell office:value-type="float" office:value="659114991" calcext:value-type="float">
            <text:p>65911499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Question about putting journaling module in the event handlers?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7-17T10:20:46Z</text:p>
          </table:table-cell>
          <table:table-cell office:value-type="date" office:date-value="2020-07-17T10:20:46" calcext:value-type="date">
            <text:p>2020-07-17 10:20:46</text:p>
          </table:table-cell>
        </table:table-row>
        <table:table-row table:style-name="ro1">
          <table:table-cell office:value-type="float" office:value="657781768" calcext:value-type="float">
            <text:p>6577817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oes this engine support Distributed deployment?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07-16T02:00:24Z</text:p>
          </table:table-cell>
          <table:table-cell office:value-type="date" office:date-value="2020-07-16T02:00:24" calcext:value-type="date">
            <text:p>2020-07-16 02:00:24</text:p>
          </table:table-cell>
        </table:table-row>
        <table:table-row table:style-name="ro1">
          <table:table-cell office:value-type="float" office:value="657200224" calcext:value-type="float">
            <text:p>65720022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rrect a spelling error in README.md #67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7-15T09:21:50Z</text:p>
          </table:table-cell>
          <table:table-cell office:value-type="date" office:date-value="2020-07-15T09:21:50" calcext:value-type="date">
            <text:p>2020-07-15 09:21:50</text:p>
          </table:table-cell>
        </table:table-row>
        <table:table-row table:style-name="ro1">
          <table:table-cell office:value-type="float" office:value="657196070" calcext:value-type="float">
            <text:p>65719607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ind a spelling mistake in README.m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7-15T09:15:28Z</text:p>
          </table:table-cell>
          <table:table-cell office:value-type="date" office:date-value="2020-07-15T09:15:28" calcext:value-type="date">
            <text:p>2020-07-15 09:15:28</text:p>
          </table:table-cell>
        </table:table-row>
        <table:table-row table:style-name="ro1">
          <table:table-cell office:value-type="float" office:value="657037551" calcext:value-type="float">
            <text:p>65703755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bout account balanc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07-15T03:45:40Z</text:p>
          </table:table-cell>
          <table:table-cell office:value-type="date" office:date-value="2020-07-15T03:45:40" calcext:value-type="date">
            <text:p>2020-07-15 03:45:40</text:p>
          </table:table-cell>
        </table:table-row>
        <table:table-row table:style-name="ro1">
          <table:table-cell office:value-type="float" office:value="651592950" calcext:value-type="float">
            <text:p>65159295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xchange-core Trade detail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7-06T14:38:52Z</text:p>
          </table:table-cell>
          <table:table-cell office:value-type="date" office:date-value="2020-07-06T14:38:52" calcext:value-type="date">
            <text:p>2020-07-06 14:38:52</text:p>
          </table:table-cell>
        </table:table-row>
        <table:table-row table:style-name="ro1">
          <table:table-cell office:value-type="float" office:value="651527316" calcext:value-type="float">
            <text:p>65152731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exchange-core orderbook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7-06T13:12:35Z</text:p>
          </table:table-cell>
          <table:table-cell office:value-type="date" office:date-value="2020-07-06T13:12:35" calcext:value-type="date">
            <text:p>2020-07-06 13:12:35</text:p>
          </table:table-cell>
        </table:table-row>
        <table:table-row table:style-name="ro1">
          <table:table-cell office:value-type="float" office:value="650952220" calcext:value-type="float">
            <text:p>6509522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xpose exchange-core API to accept requests from other application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07-04T20:36:16Z</text:p>
          </table:table-cell>
          <table:table-cell office:value-type="date" office:date-value="2020-07-04T20:36:16" calcext:value-type="date">
            <text:p>2020-07-04 20:36:16</text:p>
          </table:table-cell>
        </table:table-row>
        <table:table-row table:style-name="ro2">
          <table:table-cell office:value-type="float" office:value="650324594" calcext:value-type="float">
            <text:p>65032459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an you write a simple description of the system？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7-03T03:53:07Z</text:p>
          </table:table-cell>
          <table:table-cell office:value-type="date" office:date-value="2020-07-03T03:53:07" calcext:value-type="date">
            <text:p>2020-07-03 03:53:07</text:p>
          </table:table-cell>
        </table:table-row>
        <table:table-row table:style-name="ro1">
          <table:table-cell office:value-type="float" office:value="650069889" calcext:value-type="float">
            <text:p>65006988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ecovering users balances and orderbook in case of crash ?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7-02T16:41:30Z</text:p>
          </table:table-cell>
          <table:table-cell office:value-type="date" office:date-value="2020-07-02T16:41:30" calcext:value-type="date">
            <text:p>2020-07-02 16:41:30</text:p>
          </table:table-cell>
        </table:table-row>
        <table:table-row table:style-name="ro1">
          <table:table-cell office:value-type="float" office:value="645558564" calcext:value-type="float">
            <text:p>64555856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change-core source cod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6-25T13:22:12Z</text:p>
          </table:table-cell>
          <table:table-cell office:value-type="date" office:date-value="2020-06-25T13:22:12" calcext:value-type="date">
            <text:p>2020-06-25 13:22:12</text:p>
          </table:table-cell>
        </table:table-row>
        <table:table-row table:style-name="ro1">
          <table:table-cell office:value-type="float" office:value="639189667" calcext:value-type="float">
            <text:p>63918966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nitialStateConfiguration.lastKnownStateFromJournal, and Error continu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6-15T21:40:50Z</text:p>
          </table:table-cell>
          <table:table-cell office:value-type="date" office:date-value="2020-06-15T21:40:50" calcext:value-type="date">
            <text:p>2020-06-15 21:40:50</text:p>
          </table:table-cell>
        </table:table-row>
        <table:table-row table:style-name="ro1">
          <table:table-cell office:value-type="float" office:value="636190647" calcext:value-type="float">
            <text:p>63619064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ccess custom balance, symbols, users . What should I do?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6-10T12:04:33Z</text:p>
          </table:table-cell>
          <table:table-cell office:value-type="date" office:date-value="2020-06-10T12:04:33" calcext:value-type="date">
            <text:p>2020-06-10 12:04:33</text:p>
          </table:table-cell>
        </table:table-row>
        <table:table-row table:style-name="ro1">
          <table:table-cell office:value-type="float" office:value="636135841" calcext:value-type="float">
            <text:p>63613584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fusion about the data type of the Orde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06-10T10:33:40Z</text:p>
          </table:table-cell>
          <table:table-cell office:value-type="date" office:date-value="2020-06-10T10:33:40" calcext:value-type="date">
            <text:p>2020-06-10 10:33:40</text:p>
          </table:table-cell>
        </table:table-row>
        <table:table-row table:style-name="ro1">
          <table:table-cell office:value-type="float" office:value="633352915" calcext:value-type="float">
            <text:p>6333529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ix deadlock when using blocking wait strategy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6-07T12:05:53Z</text:p>
          </table:table-cell>
          <table:table-cell office:value-type="date" office:date-value="2020-06-07T12:05:53" calcext:value-type="date">
            <text:p>2020-06-07 12:05:53</text:p>
          </table:table-cell>
        </table:table-row>
        <table:table-row table:style-name="ro1">
          <table:table-cell office:value-type="float" office:value="623815521" calcext:value-type="float">
            <text:p>6238155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n not access Disruptor internals when starting the projec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5-24T07:53:27Z</text:p>
          </table:table-cell>
          <table:table-cell office:value-type="date" office:date-value="2020-05-24T07:53:27" calcext:value-type="date">
            <text:p>2020-05-24 07:53:27</text:p>
          </table:table-cell>
        </table:table-row>
        <table:table-row table:style-name="ro1">
          <table:table-cell office:value-type="float" office:value="621803883" calcext:value-type="float">
            <text:p>62180388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esting basic user cases.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05-20T14:22:43Z</text:p>
          </table:table-cell>
          <table:table-cell office:value-type="date" office:date-value="2020-05-20T14:22:43" calcext:value-type="date">
            <text:p>2020-05-20 14:22:43</text:p>
          </table:table-cell>
        </table:table-row>
        <table:table-row table:style-name="ro1">
          <table:table-cell office:value-type="float" office:value="619233681" calcext:value-type="float">
            <text:p>6192336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rformance issues when starting the projec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5-15T20:32:47Z</text:p>
          </table:table-cell>
          <table:table-cell office:value-type="date" office:date-value="2020-05-15T20:32:47" calcext:value-type="date">
            <text:p>2020-05-15 20:32:47</text:p>
          </table:table-cell>
        </table:table-row>
        <table:table-row table:style-name="ro1">
          <table:table-cell office:value-type="float" office:value="611388312" calcext:value-type="float">
            <text:p>6113883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Issues for Downloading Maven Plugins 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5-03T11:16:01Z</text:p>
          </table:table-cell>
          <table:table-cell office:value-type="date" office:date-value="2020-05-03T11:16:01" calcext:value-type="date">
            <text:p>2020-05-03 11:16:01</text:p>
          </table:table-cell>
        </table:table-row>
        <table:table-row table:style-name="ro1">
          <table:table-cell office:value-type="float" office:value="610789111" calcext:value-type="float">
            <text:p>6107891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mpilation Failed Erro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05-01T14:49:09Z</text:p>
          </table:table-cell>
          <table:table-cell office:value-type="date" office:date-value="2020-05-01T14:49:09" calcext:value-type="date">
            <text:p>2020-05-01 14:49:09</text:p>
          </table:table-cell>
        </table:table-row>
        <table:table-row table:style-name="ro1">
          <table:table-cell office:value-type="float" office:value="607707460" calcext:value-type="float">
            <text:p>6077074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bstract the matching engine 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4-27T17:05:09Z</text:p>
          </table:table-cell>
          <table:table-cell office:value-type="date" office:date-value="2020-04-27T17:05:09" calcext:value-type="date">
            <text:p>2020-04-27 17:05:09</text:p>
          </table:table-cell>
        </table:table-row>
        <table:table-row table:style-name="ro1">
          <table:table-cell office:value-type="float" office:value="593974614" calcext:value-type="float">
            <text:p>5939746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update version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4-04T18:00:37Z</text:p>
          </table:table-cell>
          <table:table-cell office:value-type="date" office:date-value="2020-04-04T18:00:37" calcext:value-type="date">
            <text:p>2020-04-04 18:00:37</text:p>
          </table:table-cell>
        </table:table-row>
        <table:table-row table:style-name="ro1">
          <table:table-cell office:value-type="float" office:value="589687606" calcext:value-type="float">
            <text:p>5896876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z4 compress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3-29T00:28:48Z</text:p>
          </table:table-cell>
          <table:table-cell office:value-type="date" office:date-value="2020-03-29T00:28:48" calcext:value-type="date">
            <text:p>2020-03-29 00:28:48</text:p>
          </table:table-cell>
        </table:table-row>
        <table:table-row table:style-name="ro1">
          <table:table-cell office:value-type="float" office:value="580424407" calcext:value-type="float">
            <text:p>58042440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ntruduction cucumber fwk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3-13T07:38:06Z</text:p>
          </table:table-cell>
          <table:table-cell office:value-type="date" office:date-value="2020-03-13T07:38:06" calcext:value-type="date">
            <text:p>2020-03-13 07:38:06</text:p>
          </table:table-cell>
        </table:table-row>
        <table:table-row table:style-name="ro1">
          <table:table-cell office:value-type="float" office:value="577417424" calcext:value-type="float">
            <text:p>5774174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ournall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3-07T23:37:43Z</text:p>
          </table:table-cell>
          <table:table-cell office:value-type="date" office:date-value="2020-03-07T23:37:43" calcext:value-type="date">
            <text:p>2020-03-07 23:37:43</text:p>
          </table:table-cell>
        </table:table-row>
        <table:table-row table:style-name="ro1">
          <table:table-cell office:value-type="float" office:value="569382322" calcext:value-type="float">
            <text:p>5693823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ow would journaling work?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20-02-22T19:34:29Z</text:p>
          </table:table-cell>
          <table:table-cell office:value-type="date" office:date-value="2020-02-22T19:34:29" calcext:value-type="date">
            <text:p>2020-02-22 19:34:29</text:p>
          </table:table-cell>
        </table:table-row>
        <table:table-row table:style-name="ro1">
          <table:table-cell office:value-type="float" office:value="566229419" calcext:value-type="float">
            <text:p>5662294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an i matching order with myself?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2-17T11:14:29Z</text:p>
          </table:table-cell>
          <table:table-cell office:value-type="date" office:date-value="2020-02-17T11:14:29" calcext:value-type="date">
            <text:p>2020-02-17 11:14:29</text:p>
          </table:table-cell>
        </table:table-row>
        <table:table-row table:style-name="ro1">
          <table:table-cell office:value-type="float" office:value="549198041" calcext:value-type="float">
            <text:p>5491980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llel deserializ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1-13T21:41:59Z</text:p>
          </table:table-cell>
          <table:table-cell office:value-type="date" office:date-value="2020-01-13T21:41:59" calcext:value-type="date">
            <text:p>2020-01-13 21:41:59</text:p>
          </table:table-cell>
        </table:table-row>
        <table:table-row table:style-name="ro1">
          <table:table-cell office:value-type="float" office:value="548618535" calcext:value-type="float">
            <text:p>5486185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ared events pool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1-12T19:55:18Z</text:p>
          </table:table-cell>
          <table:table-cell office:value-type="date" office:date-value="2020-01-12T19:55:18" calcext:value-type="date">
            <text:p>2020-01-12 19:55:18</text:p>
          </table:table-cell>
        </table:table-row>
        <table:table-row table:style-name="ro1">
          <table:table-cell office:value-type="float" office:value="548394108" calcext:value-type="float">
            <text:p>5483941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isk engine and balances as optional featur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1-11T07:18:39Z</text:p>
          </table:table-cell>
          <table:table-cell office:value-type="date" office:date-value="2020-01-11T07:18:39" calcext:value-type="date">
            <text:p>2020-01-11 07:18:39</text:p>
          </table:table-cell>
        </table:table-row>
        <table:table-row table:style-name="ro1">
          <table:table-cell office:value-type="float" office:value="546245489" calcext:value-type="float">
            <text:p>5462454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ctiveOrderId, activeOrderUid, activeOrderAction removed from MatcherTradeEven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20-01-07T12:00:26Z</text:p>
          </table:table-cell>
          <table:table-cell office:value-type="date" office:date-value="2020-01-07T12:00:26" calcext:value-type="date">
            <text:p>2020-01-07 12:00:26</text:p>
          </table:table-cell>
        </table:table-row>
        <table:table-row table:style-name="ro1">
          <table:table-cell office:value-type="float" office:value="543661827" calcext:value-type="float">
            <text:p>5436618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bjects pooling and agrona hash tabl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12-30T01:25:25Z</text:p>
          </table:table-cell>
          <table:table-cell office:value-type="date" office:date-value="2019-12-30T01:25:25" calcext:value-type="date">
            <text:p>2019-12-30 01:25:25</text:p>
          </table:table-cell>
        </table:table-row>
        <table:table-row table:style-name="ro1">
          <table:table-cell office:value-type="float" office:value="542687369" calcext:value-type="float">
            <text:p>5426873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olobok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12-26T22:45:26Z</text:p>
          </table:table-cell>
          <table:table-cell office:value-type="date" office:date-value="2019-12-26T22:45:26" calcext:value-type="date">
            <text:p>2019-12-26 22:45:26</text:p>
          </table:table-cell>
        </table:table-row>
        <table:table-row table:style-name="ro1">
          <table:table-cell office:value-type="float" office:value="541664279" calcext:value-type="float">
            <text:p>54166427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a it handle 1M OrderBooks? :)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12-23T09:27:10Z</text:p>
          </table:table-cell>
          <table:table-cell office:value-type="date" office:date-value="2019-12-23T09:27:10" calcext:value-type="date">
            <text:p>2019-12-23 09:27:10</text:p>
          </table:table-cell>
        </table:table-row>
        <table:table-row table:style-name="ro1">
          <table:table-cell office:value-type="float" office:value="541659765" calcext:value-type="float">
            <text:p>5416597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st vs Direct Order Book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12-23T09:16:25Z</text:p>
          </table:table-cell>
          <table:table-cell office:value-type="date" office:date-value="2019-12-23T09:16:25" calcext:value-type="date">
            <text:p>2019-12-23 09:16:25</text:p>
          </table:table-cell>
        </table:table-row>
        <table:table-row table:style-name="ro1">
          <table:table-cell office:value-type="float" office:value="538812677" calcext:value-type="float">
            <text:p>53881267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ow to ensure the accuracy of the data(account / order / balance ) when saving the snapshot? E.g. transac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12-17T03:36:10Z</text:p>
          </table:table-cell>
          <table:table-cell office:value-type="date" office:date-value="2019-12-17T03:36:10" calcext:value-type="date">
            <text:p>2019-12-17 03:36:10</text:p>
          </table:table-cell>
        </table:table-row>
        <table:table-row table:style-name="ro1">
          <table:table-cell office:value-type="float" office:value="538156174" calcext:value-type="float">
            <text:p>53815617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dd test cases that ignore duplicate ord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12-16T02:50:13Z</text:p>
          </table:table-cell>
          <table:table-cell office:value-type="date" office:date-value="2019-12-16T02:50:13" calcext:value-type="date">
            <text:p>2019-12-16 02:50:13</text:p>
          </table:table-cell>
        </table:table-row>
        <table:table-row table:style-name="ro1">
          <table:table-cell office:value-type="float" office:value="530375107" calcext:value-type="float">
            <text:p>5303751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hen the machine down, has anyway to solve it?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19-11-29T14:31:39Z</text:p>
          </table:table-cell>
          <table:table-cell office:value-type="date" office:date-value="2019-11-29T14:31:39" calcext:value-type="date">
            <text:p>2019-11-29 14:31:39</text:p>
          </table:table-cell>
        </table:table-row>
        <table:table-row table:style-name="ro1">
          <table:table-cell office:value-type="float" office:value="527396193" calcext:value-type="float">
            <text:p>52739619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ovide Initial SyncUp Fil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11-22T20:19:52Z</text:p>
          </table:table-cell>
          <table:table-cell office:value-type="date" office:date-value="2019-11-22T20:19:52" calcext:value-type="date">
            <text:p>2019-11-22 20:19:52</text:p>
          </table:table-cell>
        </table:table-row>
        <table:table-row table:style-name="ro1">
          <table:table-cell office:value-type="float" office:value="526861413" calcext:value-type="float">
            <text:p>5268614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d support of Orders Count property within L2 MarketDat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11-21T21:51:06Z</text:p>
          </table:table-cell>
          <table:table-cell office:value-type="date" office:date-value="2019-11-21T21:51:06" calcext:value-type="date">
            <text:p>2019-11-21 21:51:06</text:p>
          </table:table-cell>
        </table:table-row>
        <table:table-row table:style-name="ro1">
          <table:table-cell office:value-type="float" office:value="523725200" calcext:value-type="float">
            <text:p>5237252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rect order book implement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11-15T22:38:35Z</text:p>
          </table:table-cell>
          <table:table-cell office:value-type="date" office:date-value="2019-11-15T22:38:35" calcext:value-type="date">
            <text:p>2019-11-15 22:38:35</text:p>
          </table:table-cell>
        </table:table-row>
        <table:table-row table:style-name="ro1">
          <table:table-cell office:value-type="float" office:value="520415260" calcext:value-type="float">
            <text:p>5204152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ient suspend operation suppor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11-09T12:47:22Z</text:p>
          </table:table-cell>
          <table:table-cell office:value-type="date" office:date-value="2019-11-09T12:47:22" calcext:value-type="date">
            <text:p>2019-11-09 12:47:22</text:p>
          </table:table-cell>
        </table:table-row>
        <table:table-row table:style-name="ro1">
          <table:table-cell office:value-type="float" office:value="502668704" calcext:value-type="float">
            <text:p>5026687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Usage exampl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10-04T14:26:44Z</text:p>
          </table:table-cell>
          <table:table-cell office:value-type="date" office:date-value="2019-10-04T14:26:44" calcext:value-type="date">
            <text:p>2019-10-04 14:26:44</text:p>
          </table:table-cell>
        </table:table-row>
        <table:table-row table:style-name="ro1">
          <table:table-cell office:value-type="float" office:value="497942629" calcext:value-type="float">
            <text:p>4979426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dapte it with websockets, updating balances etc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9-24T21:52:57Z</text:p>
          </table:table-cell>
          <table:table-cell office:value-type="date" office:date-value="2019-09-24T21:52:57" calcext:value-type="date">
            <text:p>2019-09-24 21:52:57</text:p>
          </table:table-cell>
        </table:table-row>
        <table:table-row table:style-name="ro1">
          <table:table-cell office:value-type="float" office:value="492610708" calcext:value-type="float">
            <text:p>4926107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w can i run exchange-cor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9-12T06:28:01Z</text:p>
          </table:table-cell>
          <table:table-cell office:value-type="date" office:date-value="2019-09-12T06:28:01" calcext:value-type="date">
            <text:p>2019-09-12 06:28:01</text:p>
          </table:table-cell>
        </table:table-row>
        <table:table-row table:style-name="ro1">
          <table:table-cell office:value-type="float" office:value="492610330" calcext:value-type="float">
            <text:p>4926103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w can i Run exchange-cor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9-12T06:26:55Z</text:p>
          </table:table-cell>
          <table:table-cell office:value-type="date" office:date-value="2019-09-12T06:26:55" calcext:value-type="date">
            <text:p>2019-09-12 06:26:55</text:p>
          </table:table-cell>
        </table:table-row>
        <table:table-row table:style-name="ro1">
          <table:table-cell office:value-type="float" office:value="482040966" calcext:value-type="float">
            <text:p>48204096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unning tests. 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2019-08-18T21:48:03Z</text:p>
          </table:table-cell>
          <table:table-cell office:value-type="date" office:date-value="2019-08-18T21:48:03" calcext:value-type="date">
            <text:p>2019-08-18 21:48:03</text:p>
          </table:table-cell>
        </table:table-row>
        <table:table-row table:style-name="ro1">
          <table:table-cell office:value-type="float" office:value="480893848" calcext:value-type="float">
            <text:p>4808938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d more order typ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8-14T21:19:07Z</text:p>
          </table:table-cell>
          <table:table-cell office:value-type="date" office:date-value="2019-08-14T21:19:07" calcext:value-type="date">
            <text:p>2019-08-14 21:19:07</text:p>
          </table:table-cell>
        </table:table-row>
        <table:table-row table:style-name="ro1">
          <table:table-cell office:value-type="float" office:value="476539844" calcext:value-type="float">
            <text:p>4765398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ateway API method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8-04T10:50:34Z</text:p>
          </table:table-cell>
          <table:table-cell office:value-type="date" office:date-value="2019-08-04T10:50:34" calcext:value-type="date">
            <text:p>2019-08-04 10:50:34</text:p>
          </table:table-cell>
        </table:table-row>
        <table:table-row table:style-name="ro1">
          <table:table-cell office:value-type="float" office:value="475577998" calcext:value-type="float">
            <text:p>47557799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w to improve the core performance of the transac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8-01T09:35:57Z</text:p>
          </table:table-cell>
          <table:table-cell office:value-type="date" office:date-value="2019-08-01T09:35:57" calcext:value-type="date">
            <text:p>2019-08-01 09:35:57</text:p>
          </table:table-cell>
        </table:table-row>
        <table:table-row table:style-name="ro1">
          <table:table-cell office:value-type="float" office:value="470665909" calcext:value-type="float">
            <text:p>4706659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7-20T11:41:13Z</text:p>
          </table:table-cell>
          <table:table-cell office:value-type="date" office:date-value="2019-07-20T11:41:13" calcext:value-type="date">
            <text:p>2019-07-20 11:41:13</text:p>
          </table:table-cell>
        </table:table-row>
        <table:table-row table:style-name="ro1">
          <table:table-cell office:value-type="float" office:value="467711908" calcext:value-type="float">
            <text:p>4677119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ptimizations and performance tests improvemen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7-13T12:03:04Z</text:p>
          </table:table-cell>
          <table:table-cell office:value-type="date" office:date-value="2019-07-13T12:03:04" calcext:value-type="date">
            <text:p>2019-07-13 12:03:04</text:p>
          </table:table-cell>
        </table:table-row>
        <table:table-row table:style-name="ro1">
          <table:table-cell office:value-type="float" office:value="467141926" calcext:value-type="float">
            <text:p>4671419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ombok and mave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7-11T22:50:43Z</text:p>
          </table:table-cell>
          <table:table-cell office:value-type="date" office:date-value="2019-07-11T22:50:43" calcext:value-type="date">
            <text:p>2019-07-11 22:50:43</text:p>
          </table:table-cell>
        </table:table-row>
        <table:table-row table:style-name="ro1">
          <table:table-cell office:value-type="float" office:value="466544023" calcext:value-type="float">
            <text:p>46654402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d latest version for surefir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7-10T22:00:40Z</text:p>
          </table:table-cell>
          <table:table-cell office:value-type="date" office:date-value="2019-07-10T22:00:40" calcext:value-type="date">
            <text:p>2019-07-10 22:00:40</text:p>
          </table:table-cell>
        </table:table-row>
        <table:table-row table:style-name="ro1">
          <table:table-cell office:value-type="float" office:value="464871726" calcext:value-type="float">
            <text:p>4648717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design binary commands and reports process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7-06T16:55:25Z</text:p>
          </table:table-cell>
          <table:table-cell office:value-type="date" office:date-value="2019-07-06T16:55:25" calcext:value-type="date">
            <text:p>2019-07-06 16:55:25</text:p>
          </table:table-cell>
        </table:table-row>
        <table:table-row table:style-name="ro1">
          <table:table-cell office:value-type="float" office:value="462634473" calcext:value-type="float">
            <text:p>4626344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xception in thread "Thread-x" java.lang.IllegalStateException: Thread is already runn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7-01T10:24:30Z</text:p>
          </table:table-cell>
          <table:table-cell office:value-type="date" office:date-value="2019-07-01T10:24:30" calcext:value-type="date">
            <text:p>2019-07-01 10:24:30</text:p>
          </table:table-cell>
        </table:table-row>
        <table:table-row table:style-name="ro1">
          <table:table-cell office:value-type="float" office:value="453900203" calcext:value-type="float">
            <text:p>4539002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ix risk check logic for symbols in exchange mod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6-09T13:56:59Z</text:p>
          </table:table-cell>
          <table:table-cell office:value-type="date" office:date-value="2019-06-09T13:56:59" calcext:value-type="date">
            <text:p>2019-06-09 13:56:59</text:p>
          </table:table-cell>
        </table:table-row>
        <table:table-row table:style-name="ro1">
          <table:table-cell office:value-type="float" office:value="448590210" calcext:value-type="float">
            <text:p>4485902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gh performance snapshot save/restor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5-26T17:48:59Z</text:p>
          </table:table-cell>
          <table:table-cell office:value-type="date" office:date-value="2019-05-26T17:48:59" calcext:value-type="date">
            <text:p>2019-05-26 17:48:59</text:p>
          </table:table-cell>
        </table:table-row>
        <table:table-row table:style-name="ro1">
          <table:table-cell office:value-type="float" office:value="448293918" calcext:value-type="float">
            <text:p>4482939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ding balance and some logic bug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5-24T18:11:07Z</text:p>
          </table:table-cell>
          <table:table-cell office:value-type="date" office:date-value="2019-05-24T18:11:07" calcext:value-type="date">
            <text:p>2019-05-24 18:11:07</text:p>
          </table:table-cell>
        </table:table-row>
        <table:table-row table:style-name="ro1">
          <table:table-cell office:value-type="float" office:value="447136637" calcext:value-type="float">
            <text:p>4471366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rors <text:s/>like The blank final field uid may not have been initialize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5-22T13:27:30Z</text:p>
          </table:table-cell>
          <table:table-cell office:value-type="date" office:date-value="2019-05-22T13:27:30" calcext:value-type="date">
            <text:p>2019-05-22 13:27:30</text:p>
          </table:table-cell>
        </table:table-row>
        <table:table-row table:style-name="ro1">
          <table:table-cell office:value-type="float" office:value="442685057" calcext:value-type="float">
            <text:p>4426850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 Anyone help or guide me how to compile the project Because I am facing the issue If anyone knows please kindly help me?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5-10T12:05:58Z</text:p>
          </table:table-cell>
          <table:table-cell office:value-type="date" office:date-value="2019-05-10T12:05:58" calcext:value-type="date">
            <text:p>2019-05-10 12:05:58</text:p>
          </table:table-cell>
        </table:table-row>
        <table:table-row table:style-name="ro1">
          <table:table-cell office:value-type="float" office:value="439246922" calcext:value-type="float">
            <text:p>4392469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ard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5-01T17:28:31Z</text:p>
          </table:table-cell>
          <table:table-cell office:value-type="date" office:date-value="2019-05-01T17:28:31" calcext:value-type="date">
            <text:p>2019-05-01 17:28:31</text:p>
          </table:table-cell>
        </table:table-row>
        <table:table-row table:style-name="ro1">
          <table:table-cell office:value-type="float" office:value="434140764" calcext:value-type="float">
            <text:p>4341407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chingEngineRouter only support one symbol now?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4-17T07:50:28Z</text:p>
          </table:table-cell>
          <table:table-cell office:value-type="date" office:date-value="2019-04-17T07:50:28" calcext:value-type="date">
            <text:p>2019-04-17 07:50:28</text:p>
          </table:table-cell>
        </table:table-row>
        <table:table-row table:style-name="ro1">
          <table:table-cell office:value-type="float" office:value="427276536" calcext:value-type="float">
            <text:p>4272765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to standard LMAX Disruptor library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3-30T12:17:22Z</text:p>
          </table:table-cell>
          <table:table-cell office:value-type="date" office:date-value="2019-03-30T12:17:22" calcext:value-type="date">
            <text:p>2019-03-30 12:17:22</text:p>
          </table:table-cell>
        </table:table-row>
        <table:table-row table:style-name="ro1">
          <table:table-cell office:value-type="float" office:value="424001501" calcext:value-type="float">
            <text:p>4240015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mbok version fix for JDK 10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3-22T00:48:15Z</text:p>
          </table:table-cell>
          <table:table-cell office:value-type="date" office:date-value="2019-03-22T00:48:15" calcext:value-type="date">
            <text:p>2019-03-22 00:48:15</text:p>
          </table:table-cell>
        </table:table-row>
        <table:table-row table:style-name="ro1">
          <table:table-cell office:value-type="float" office:value="417080825" calcext:value-type="float">
            <text:p>4170808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at is the difference of the codes about lamx/disruptor between <text:s/>in the src directory and https://github.com/LMAX-Exchange/disruptor?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3-05T02:14:09Z</text:p>
          </table:table-cell>
          <table:table-cell office:value-type="date" office:date-value="2019-03-05T02:14:09" calcext:value-type="date">
            <text:p>2019-03-05 02:14:09</text:p>
          </table:table-cell>
        </table:table-row>
        <table:table-row table:style-name="ro1">
          <table:table-cell office:value-type="float" office:value="397182507" calcext:value-type="float">
            <text:p>3971825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 to Compile This Projec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9-01-09T02:18:13Z</text:p>
          </table:table-cell>
          <table:table-cell office:value-type="date" office:date-value="2019-01-09T02:18:13" calcext:value-type="date">
            <text:p>2019-01-09 02:18:13</text:p>
          </table:table-cell>
        </table:table-row>
        <table:table-row table:style-name="ro1">
          <table:table-cell office:value-type="float" office:value="386599794" calcext:value-type="float">
            <text:p>3865997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05 hdr his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8-12-02T21:04:59Z</text:p>
          </table:table-cell>
          <table:table-cell office:value-type="date" office:date-value="2018-12-02T21:04:59" calcext:value-type="date">
            <text:p>2018-12-02 21:04:59</text:p>
          </table:table-cell>
        </table:table-row>
        <table:table-row table:style-name="ro1">
          <table:table-cell office:value-type="float" office:value="375431057" calcext:value-type="float">
            <text:p>375431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 couldn't buil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2018-10-30T11:01:41Z</text:p>
          </table:table-cell>
          <table:table-cell office:value-type="date" office:date-value="2018-10-30T11:01:41" calcext:value-type="date">
            <text:p>2018-10-30 11:01: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3T09:58:31.056713605</dc:date>
    <meta:editing-duration>P6DT21H39M31S</meta:editing-duration>
    <meta:editing-cycles>7</meta:editing-cycles>
    <meta:generator>LibreOffice/7.5.5.2$Linux_X86_64 LibreOffice_project/50$Build-2</meta:generator>
    <meta:document-statistic meta:table-count="5" meta:cell-count="12899" meta:object-count="0"/>
  </office:meta>
</office:document-meta>
</file>